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72cm"/>
    </style:style>
    <style:style style:name="co3" style:family="table-column">
      <style:table-column-properties fo:break-before="auto" style:column-width="7.022cm"/>
    </style:style>
    <style:style style:name="co4" style:family="table-column">
      <style:table-column-properties fo:break-before="auto" style:column-width="4.761cm"/>
    </style:style>
    <style:style style:name="co5" style:family="table-column">
      <style:table-column-properties fo:break-before="auto" style:column-width="4.951cm"/>
    </style:style>
    <style:style style:name="co6" style:family="table-column">
      <style:table-column-properties fo:break-before="auto" style:column-width="11.291cm"/>
    </style:style>
    <style:style style:name="co7" style:family="table-column">
      <style:table-column-properties fo:break-before="auto" style:column-width="10.9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9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05002</text:p>
          </table:table-cell>
          <table:table-cell table:style-name="ce2" office:value-type="string">
            <text:p>ABEJORRAL</text:p>
          </table:table-cell>
          <table:table-cell table:style-name="ce1" office:value-type="string">
            <text:p>Antioquia</text:p>
          </table:table-cell>
          <table:table-cell table:formula="of:=LOWER([.B1])" office:value-type="string" office:string-value="abejorral">
            <text:p>abejorral</text:p>
          </table:table-cell>
          <table:table-cell table:formula="of:=PROPER([.D1])" office:value-type="string" office:string-value="Abejorral">
            <text:p>Abejorral</text:p>
          </table:table-cell>
          <table:table-cell table:formula="of:=LEN([.A1])" office:value-type="float" office:value="5">
            <text:p>5</text:p>
          </table:table-cell>
          <table:table-cell table:formula="of:=IF([.F1]=5;[.A1];CONCATENATE(&quot;0&quot;;[.A1]))" office:value-type="string" office:string-value="05002">
            <text:p>05002</text:p>
          </table:table-cell>
          <table:table-cell office:value-type="string">
            <text:p>05002</text:p>
          </table:table-cell>
          <table:table-cell office:value-type="string">
            <text:p>Abejorral</text:p>
          </table:table-cell>
          <table:table-cell table:formula="of:=(CONCATENATE(&quot;insert into `Ciudad`(`Nombre`,`Codigo`) values('&quot;;[.I1];&quot;','&quot;;[.H1];&quot;');&quot;))" office:value-type="string" office:string-value="insert into `Ciudad`(`Nombre`,`Codigo`) values('Abejorral','05002');">
            <text:p>insert into `Ciudad`(`Nombre`,`Codigo`) values('Abejorral','05002');</text:p>
          </table:table-cell>
          <table:table-cell table:formula="of:=CONCATENATE(&quot;new Ciudad{Codigo=&quot;&quot;&quot;;[.H1];&quot;&quot;&quot;,Nombre=&quot;&quot;&quot;;[.I1];&quot;&quot;&quot;},&quot;)" office:value-type="string" office:string-value="new Ciudad{Codigo=&quot;05002&quot;,Nombre=&quot;Abejorral&quot;},">
            <text:p>new Ciudad{Codigo="05002",Nombre="Abejorral"},</text:p>
          </table:table-cell>
          <table:table-cell table:formula="of:=LEN([.B1])" office:value-type="float" office:value="9">
            <text:p>9</text:p>
          </table:table-cell>
        </table:table-row>
        <table:table-row table:style-name="ro2">
          <table:table-cell table:style-name="ce1" office:value-type="float" office:value="54003">
            <text:p>54003</text:p>
          </table:table-cell>
          <table:table-cell table:style-name="ce2" office:value-type="string">
            <text:p>ABREGO</text:p>
          </table:table-cell>
          <table:table-cell table:style-name="ce1" office:value-type="string">
            <text:p>Norte de Santander</text:p>
          </table:table-cell>
          <table:table-cell table:formula="of:=LOWER([.B2])" office:value-type="string" office:string-value="abrego">
            <text:p>abrego</text:p>
          </table:table-cell>
          <table:table-cell table:formula="of:=PROPER([.D2])" office:value-type="string" office:string-value="Abrego">
            <text:p>Abrego</text:p>
          </table:table-cell>
          <table:table-cell table:formula="of:=LEN([.A2])" office:value-type="float" office:value="5">
            <text:p>5</text:p>
          </table:table-cell>
          <table:table-cell table:formula="of:=IF([.F2]=5;[.A2];CONCATENATE(&quot;0&quot;;[.A2]))" office:value-type="float" office:value="54003">
            <text:p>54003</text:p>
          </table:table-cell>
          <table:table-cell office:value-type="float" office:value="54003">
            <text:p>54003</text:p>
          </table:table-cell>
          <table:table-cell office:value-type="string">
            <text:p>Abrego</text:p>
          </table:table-cell>
          <table:table-cell table:formula="of:=(CONCATENATE(&quot;insert into `Ciudad`(`Nombre`,`Codigo`) values('&quot;;[.I2];&quot;','&quot;;[.H2];&quot;');&quot;))" office:value-type="string" office:string-value="insert into `Ciudad`(`Nombre`,`Codigo`) values('Abrego','54003');">
            <text:p>insert into `Ciudad`(`Nombre`,`Codigo`) values('Abrego','54003');</text:p>
          </table:table-cell>
          <table:table-cell table:formula="of:=CONCATENATE(&quot;new Ciudad{Codigo=&quot;&quot;&quot;;[.H2];&quot;&quot;&quot;,Nombre=&quot;&quot;&quot;;[.I2];&quot;&quot;&quot;},&quot;)" office:value-type="string" office:string-value="new Ciudad{Codigo=&quot;54003&quot;,Nombre=&quot;Abrego&quot;},">
            <text:p>new Ciudad{Codigo="54003",Nombre="Abrego"},</text:p>
          </table:table-cell>
          <table:table-cell table:formula="of:=LEN([.B2])"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05004</text:p>
          </table:table-cell>
          <table:table-cell table:style-name="ce2" office:value-type="string">
            <text:p>ABRIAQUÍ</text:p>
          </table:table-cell>
          <table:table-cell table:style-name="ce1" office:value-type="string">
            <text:p>Antioquia</text:p>
          </table:table-cell>
          <table:table-cell table:formula="of:=LOWER([.B3])" office:value-type="string" office:string-value="abriaquí">
            <text:p>abriaquí</text:p>
          </table:table-cell>
          <table:table-cell table:formula="of:=PROPER([.D3])" office:value-type="string" office:string-value="Abriaquí">
            <text:p>Abriaquí</text:p>
          </table:table-cell>
          <table:table-cell table:formula="of:=LEN([.A3])" office:value-type="float" office:value="5">
            <text:p>5</text:p>
          </table:table-cell>
          <table:table-cell table:formula="of:=IF([.F3]=5;[.A3];CONCATENATE(&quot;0&quot;;[.A3]))" office:value-type="string" office:string-value="05004">
            <text:p>05004</text:p>
          </table:table-cell>
          <table:table-cell office:value-type="string">
            <text:p>05004</text:p>
          </table:table-cell>
          <table:table-cell office:value-type="string">
            <text:p>Abriaquí</text:p>
          </table:table-cell>
          <table:table-cell table:formula="of:=(CONCATENATE(&quot;insert into `Ciudad`(`Nombre`,`Codigo`) values('&quot;;[.I3];&quot;','&quot;;[.H3];&quot;');&quot;))" office:value-type="string" office:string-value="insert into `Ciudad`(`Nombre`,`Codigo`) values('Abriaquí','05004');">
            <text:p>insert into `Ciudad`(`Nombre`,`Codigo`) values('Abriaquí','05004');</text:p>
          </table:table-cell>
          <table:table-cell table:formula="of:=CONCATENATE(&quot;new Ciudad{Codigo=&quot;&quot;&quot;;[.H3];&quot;&quot;&quot;,Nombre=&quot;&quot;&quot;;[.I3];&quot;&quot;&quot;},&quot;)" office:value-type="string" office:string-value="new Ciudad{Codigo=&quot;05004&quot;,Nombre=&quot;Abriaquí&quot;},">
            <text:p>new Ciudad{Codigo="05004",Nombre="Abriaquí"},</text:p>
          </table:table-cell>
          <table:table-cell table:formula="of:=LEN([.B3])" office:value-type="float" office:value="8">
            <text:p>8</text:p>
          </table:table-cell>
        </table:table-row>
        <table:table-row table:style-name="ro2">
          <table:table-cell table:style-name="ce1" office:value-type="float" office:value="50006">
            <text:p>50006</text:p>
          </table:table-cell>
          <table:table-cell table:style-name="ce2" office:value-type="string">
            <text:p>ACACÍAS</text:p>
          </table:table-cell>
          <table:table-cell table:style-name="ce1" office:value-type="string">
            <text:p>Meta</text:p>
          </table:table-cell>
          <table:table-cell table:formula="of:=LOWER([.B4])" office:value-type="string" office:string-value="acacías">
            <text:p>acacías</text:p>
          </table:table-cell>
          <table:table-cell table:formula="of:=PROPER([.D4])" office:value-type="string" office:string-value="Acacías">
            <text:p>Acacías</text:p>
          </table:table-cell>
          <table:table-cell table:formula="of:=LEN([.A4])" office:value-type="float" office:value="5">
            <text:p>5</text:p>
          </table:table-cell>
          <table:table-cell table:formula="of:=IF([.F4]=5;[.A4];CONCATENATE(&quot;0&quot;;[.A4]))" office:value-type="float" office:value="50006">
            <text:p>50006</text:p>
          </table:table-cell>
          <table:table-cell office:value-type="float" office:value="50006">
            <text:p>50006</text:p>
          </table:table-cell>
          <table:table-cell office:value-type="string">
            <text:p>Acacías</text:p>
          </table:table-cell>
          <table:table-cell table:formula="of:=(CONCATENATE(&quot;insert into `Ciudad`(`Nombre`,`Codigo`) values('&quot;;[.I4];&quot;','&quot;;[.H4];&quot;');&quot;))" office:value-type="string" office:string-value="insert into `Ciudad`(`Nombre`,`Codigo`) values('Acacías','50006');">
            <text:p>insert into `Ciudad`(`Nombre`,`Codigo`) values('Acacías','50006');</text:p>
          </table:table-cell>
          <table:table-cell table:formula="of:=CONCATENATE(&quot;new Ciudad{Codigo=&quot;&quot;&quot;;[.H4];&quot;&quot;&quot;,Nombre=&quot;&quot;&quot;;[.I4];&quot;&quot;&quot;},&quot;)" office:value-type="string" office:string-value="new Ciudad{Codigo=&quot;50006&quot;,Nombre=&quot;Acacías&quot;},">
            <text:p>new Ciudad{Codigo="50006",Nombre="Acacías"},</text:p>
          </table:table-cell>
          <table:table-cell table:formula="of:=LEN([.B4])" office:value-type="float" office:value="7">
            <text:p>7</text:p>
          </table:table-cell>
        </table:table-row>
        <table:table-row table:style-name="ro2">
          <table:table-cell table:style-name="ce1" office:value-type="float" office:value="27006">
            <text:p>27006</text:p>
          </table:table-cell>
          <table:table-cell table:style-name="ce2" office:value-type="string">
            <text:p>ACANDÍ</text:p>
          </table:table-cell>
          <table:table-cell table:style-name="ce1" office:value-type="string">
            <text:p>Chocó</text:p>
          </table:table-cell>
          <table:table-cell table:formula="of:=LOWER([.B5])" office:value-type="string" office:string-value="acandí">
            <text:p>acandí</text:p>
          </table:table-cell>
          <table:table-cell table:formula="of:=PROPER([.D5])" office:value-type="string" office:string-value="Acandí">
            <text:p>Acandí</text:p>
          </table:table-cell>
          <table:table-cell table:formula="of:=LEN([.A5])" office:value-type="float" office:value="5">
            <text:p>5</text:p>
          </table:table-cell>
          <table:table-cell table:formula="of:=IF([.F5]=5;[.A5];CONCATENATE(&quot;0&quot;;[.A5]))" office:value-type="float" office:value="27006">
            <text:p>27006</text:p>
          </table:table-cell>
          <table:table-cell office:value-type="float" office:value="27006">
            <text:p>27006</text:p>
          </table:table-cell>
          <table:table-cell office:value-type="string">
            <text:p>Acandí</text:p>
          </table:table-cell>
          <table:table-cell table:formula="of:=(CONCATENATE(&quot;insert into `Ciudad`(`Nombre`,`Codigo`) values('&quot;;[.I5];&quot;','&quot;;[.H5];&quot;');&quot;))" office:value-type="string" office:string-value="insert into `Ciudad`(`Nombre`,`Codigo`) values('Acandí','27006');">
            <text:p>insert into `Ciudad`(`Nombre`,`Codigo`) values('Acandí','27006');</text:p>
          </table:table-cell>
          <table:table-cell table:formula="of:=CONCATENATE(&quot;new Ciudad{Codigo=&quot;&quot;&quot;;[.H5];&quot;&quot;&quot;,Nombre=&quot;&quot;&quot;;[.I5];&quot;&quot;&quot;},&quot;)" office:value-type="string" office:string-value="new Ciudad{Codigo=&quot;27006&quot;,Nombre=&quot;Acandí&quot;},">
            <text:p>new Ciudad{Codigo="27006",Nombre="Acandí"},</text:p>
          </table:table-cell>
          <table:table-cell table:formula="of:=LEN([.B5])" office:value-type="float" office:value="6">
            <text:p>6</text:p>
          </table:table-cell>
        </table:table-row>
        <table:table-row table:style-name="ro2">
          <table:table-cell table:style-name="ce1" office:value-type="float" office:value="41006">
            <text:p>41006</text:p>
          </table:table-cell>
          <table:table-cell table:style-name="ce2" office:value-type="string">
            <text:p>ACEVEDO</text:p>
          </table:table-cell>
          <table:table-cell table:style-name="ce1" office:value-type="string">
            <text:p>Huila</text:p>
          </table:table-cell>
          <table:table-cell table:formula="of:=LOWER([.B6])" office:value-type="string" office:string-value="acevedo">
            <text:p>acevedo</text:p>
          </table:table-cell>
          <table:table-cell table:formula="of:=PROPER([.D6])" office:value-type="string" office:string-value="Acevedo">
            <text:p>Acevedo</text:p>
          </table:table-cell>
          <table:table-cell table:formula="of:=LEN([.A6])" office:value-type="float" office:value="5">
            <text:p>5</text:p>
          </table:table-cell>
          <table:table-cell table:formula="of:=IF([.F6]=5;[.A6];CONCATENATE(&quot;0&quot;;[.A6]))" office:value-type="float" office:value="41006">
            <text:p>41006</text:p>
          </table:table-cell>
          <table:table-cell office:value-type="float" office:value="41006">
            <text:p>41006</text:p>
          </table:table-cell>
          <table:table-cell office:value-type="string">
            <text:p>Acevedo</text:p>
          </table:table-cell>
          <table:table-cell table:formula="of:=(CONCATENATE(&quot;insert into `Ciudad`(`Nombre`,`Codigo`) values('&quot;;[.I6];&quot;','&quot;;[.H6];&quot;');&quot;))" office:value-type="string" office:string-value="insert into `Ciudad`(`Nombre`,`Codigo`) values('Acevedo','41006');">
            <text:p>insert into `Ciudad`(`Nombre`,`Codigo`) values('Acevedo','41006');</text:p>
          </table:table-cell>
          <table:table-cell table:formula="of:=CONCATENATE(&quot;new Ciudad{Codigo=&quot;&quot;&quot;;[.H6];&quot;&quot;&quot;,Nombre=&quot;&quot;&quot;;[.I6];&quot;&quot;&quot;},&quot;)" office:value-type="string" office:string-value="new Ciudad{Codigo=&quot;41006&quot;,Nombre=&quot;Acevedo&quot;},">
            <text:p>new Ciudad{Codigo="41006",Nombre="Acevedo"},</text:p>
          </table:table-cell>
          <table:table-cell table:formula="of:=LEN([.B6])" office:value-type="float" office:value="7">
            <text:p>7</text:p>
          </table:table-cell>
        </table:table-row>
        <table:table-row table:style-name="ro2">
          <table:table-cell table:style-name="ce1" office:value-type="float" office:value="13006">
            <text:p>13006</text:p>
          </table:table-cell>
          <table:table-cell table:style-name="ce2" office:value-type="string">
            <text:p>ACHÍ</text:p>
          </table:table-cell>
          <table:table-cell table:style-name="ce1" office:value-type="string">
            <text:p>Bolívar</text:p>
          </table:table-cell>
          <table:table-cell table:formula="of:=LOWER([.B7])" office:value-type="string" office:string-value="achí">
            <text:p>achí</text:p>
          </table:table-cell>
          <table:table-cell table:formula="of:=PROPER([.D7])" office:value-type="string" office:string-value="Achí">
            <text:p>Achí</text:p>
          </table:table-cell>
          <table:table-cell table:formula="of:=LEN([.A7])" office:value-type="float" office:value="5">
            <text:p>5</text:p>
          </table:table-cell>
          <table:table-cell table:formula="of:=IF([.F7]=5;[.A7];CONCATENATE(&quot;0&quot;;[.A7]))" office:value-type="float" office:value="13006">
            <text:p>13006</text:p>
          </table:table-cell>
          <table:table-cell office:value-type="float" office:value="13006">
            <text:p>13006</text:p>
          </table:table-cell>
          <table:table-cell office:value-type="string">
            <text:p>Achí</text:p>
          </table:table-cell>
          <table:table-cell table:formula="of:=(CONCATENATE(&quot;insert into `Ciudad`(`Nombre`,`Codigo`) values('&quot;;[.I7];&quot;','&quot;;[.H7];&quot;');&quot;))" office:value-type="string" office:string-value="insert into `Ciudad`(`Nombre`,`Codigo`) values('Achí','13006');">
            <text:p>insert into `Ciudad`(`Nombre`,`Codigo`) values('Achí','13006');</text:p>
          </table:table-cell>
          <table:table-cell table:formula="of:=CONCATENATE(&quot;new Ciudad{Codigo=&quot;&quot;&quot;;[.H7];&quot;&quot;&quot;,Nombre=&quot;&quot;&quot;;[.I7];&quot;&quot;&quot;},&quot;)" office:value-type="string" office:string-value="new Ciudad{Codigo=&quot;13006&quot;,Nombre=&quot;Achí&quot;},">
            <text:p>new Ciudad{Codigo="13006",Nombre="Achí"},</text:p>
          </table:table-cell>
          <table:table-cell table:formula="of:=LEN([.B7])" office:value-type="float" office:value="4">
            <text:p>4</text:p>
          </table:table-cell>
        </table:table-row>
        <table:table-row table:style-name="ro2">
          <table:table-cell table:style-name="ce1" office:value-type="float" office:value="41013">
            <text:p>41013</text:p>
          </table:table-cell>
          <table:table-cell table:style-name="ce2" office:value-type="string">
            <text:p>AGRADO</text:p>
          </table:table-cell>
          <table:table-cell table:style-name="ce1" office:value-type="string">
            <text:p>Huila</text:p>
          </table:table-cell>
          <table:table-cell table:formula="of:=LOWER([.B8])" office:value-type="string" office:string-value="agrado">
            <text:p>agrado</text:p>
          </table:table-cell>
          <table:table-cell table:formula="of:=PROPER([.D8])" office:value-type="string" office:string-value="Agrado">
            <text:p>Agrado</text:p>
          </table:table-cell>
          <table:table-cell table:formula="of:=LEN([.A8])" office:value-type="float" office:value="5">
            <text:p>5</text:p>
          </table:table-cell>
          <table:table-cell table:formula="of:=IF([.F8]=5;[.A8];CONCATENATE(&quot;0&quot;;[.A8]))" office:value-type="float" office:value="41013">
            <text:p>41013</text:p>
          </table:table-cell>
          <table:table-cell office:value-type="float" office:value="41013">
            <text:p>41013</text:p>
          </table:table-cell>
          <table:table-cell office:value-type="string">
            <text:p>Agrado</text:p>
          </table:table-cell>
          <table:table-cell table:formula="of:=(CONCATENATE(&quot;insert into `Ciudad`(`Nombre`,`Codigo`) values('&quot;;[.I8];&quot;','&quot;;[.H8];&quot;');&quot;))" office:value-type="string" office:string-value="insert into `Ciudad`(`Nombre`,`Codigo`) values('Agrado','41013');">
            <text:p>insert into `Ciudad`(`Nombre`,`Codigo`) values('Agrado','41013');</text:p>
          </table:table-cell>
          <table:table-cell table:formula="of:=CONCATENATE(&quot;new Ciudad{Codigo=&quot;&quot;&quot;;[.H8];&quot;&quot;&quot;,Nombre=&quot;&quot;&quot;;[.I8];&quot;&quot;&quot;},&quot;)" office:value-type="string" office:string-value="new Ciudad{Codigo=&quot;41013&quot;,Nombre=&quot;Agrado&quot;},">
            <text:p>new Ciudad{Codigo="41013",Nombre="Agrado"},</text:p>
          </table:table-cell>
          <table:table-cell table:formula="of:=LEN([.B8])" office:value-type="float" office:value="6">
            <text:p>6</text:p>
          </table:table-cell>
        </table:table-row>
        <table:table-row table:style-name="ro2">
          <table:table-cell table:style-name="ce1" office:value-type="float" office:value="25001">
            <text:p>25001</text:p>
          </table:table-cell>
          <table:table-cell table:style-name="ce2" office:value-type="string">
            <text:p>AGUA DE DIOS</text:p>
          </table:table-cell>
          <table:table-cell table:style-name="ce1" office:value-type="string">
            <text:p>Cundinamarca</text:p>
          </table:table-cell>
          <table:table-cell table:formula="of:=LOWER([.B9])" office:value-type="string" office:string-value="agua de dios">
            <text:p>agua de dios</text:p>
          </table:table-cell>
          <table:table-cell table:formula="of:=PROPER([.D9])" office:value-type="string" office:string-value="Agua De Dios">
            <text:p>Agua De Dios</text:p>
          </table:table-cell>
          <table:table-cell table:formula="of:=LEN([.A9])" office:value-type="float" office:value="5">
            <text:p>5</text:p>
          </table:table-cell>
          <table:table-cell table:formula="of:=IF([.F9]=5;[.A9];CONCATENATE(&quot;0&quot;;[.A9]))" office:value-type="float" office:value="25001">
            <text:p>25001</text:p>
          </table:table-cell>
          <table:table-cell office:value-type="float" office:value="25001">
            <text:p>25001</text:p>
          </table:table-cell>
          <table:table-cell office:value-type="string">
            <text:p>Agua de Dios</text:p>
          </table:table-cell>
          <table:table-cell table:formula="of:=(CONCATENATE(&quot;insert into `Ciudad`(`Nombre`,`Codigo`) values('&quot;;[.I9];&quot;','&quot;;[.H9];&quot;');&quot;))" office:value-type="string" office:string-value="insert into `Ciudad`(`Nombre`,`Codigo`) values('Agua de Dios','25001');">
            <text:p>insert into `Ciudad`(`Nombre`,`Codigo`) values('Agua de Dios','25001');</text:p>
          </table:table-cell>
          <table:table-cell table:formula="of:=CONCATENATE(&quot;new Ciudad{Codigo=&quot;&quot;&quot;;[.H9];&quot;&quot;&quot;,Nombre=&quot;&quot;&quot;;[.I9];&quot;&quot;&quot;},&quot;)" office:value-type="string" office:string-value="new Ciudad{Codigo=&quot;25001&quot;,Nombre=&quot;Agua de Dios&quot;},">
            <text:p>new Ciudad{Codigo="25001",Nombre="Agua de Dios"},</text:p>
          </table:table-cell>
          <table:table-cell table:formula="of:=LEN([.B9])" office:value-type="float" office:value="12">
            <text:p>12</text:p>
          </table:table-cell>
        </table:table-row>
        <table:table-row table:style-name="ro2">
          <table:table-cell table:style-name="ce1" office:value-type="float" office:value="20011">
            <text:p>20011</text:p>
          </table:table-cell>
          <table:table-cell table:style-name="ce2" office:value-type="string">
            <text:p>AGUACHICA</text:p>
          </table:table-cell>
          <table:table-cell table:style-name="ce1" office:value-type="string">
            <text:p>Cesar</text:p>
          </table:table-cell>
          <table:table-cell table:formula="of:=LOWER([.B10])" office:value-type="string" office:string-value="aguachica">
            <text:p>aguachica</text:p>
          </table:table-cell>
          <table:table-cell table:formula="of:=PROPER([.D10])" office:value-type="string" office:string-value="Aguachica">
            <text:p>Aguachica</text:p>
          </table:table-cell>
          <table:table-cell table:formula="of:=LEN([.A10])" office:value-type="float" office:value="5">
            <text:p>5</text:p>
          </table:table-cell>
          <table:table-cell table:formula="of:=IF([.F10]=5;[.A10];CONCATENATE(&quot;0&quot;;[.A10]))" office:value-type="float" office:value="20011">
            <text:p>20011</text:p>
          </table:table-cell>
          <table:table-cell office:value-type="float" office:value="20011">
            <text:p>20011</text:p>
          </table:table-cell>
          <table:table-cell office:value-type="string">
            <text:p>Aguachica</text:p>
          </table:table-cell>
          <table:table-cell table:formula="of:=(CONCATENATE(&quot;insert into `Ciudad`(`Nombre`,`Codigo`) values('&quot;;[.I10];&quot;','&quot;;[.H10];&quot;');&quot;))" office:value-type="string" office:string-value="insert into `Ciudad`(`Nombre`,`Codigo`) values('Aguachica','20011');">
            <text:p>insert into `Ciudad`(`Nombre`,`Codigo`) values('Aguachica','20011');</text:p>
          </table:table-cell>
          <table:table-cell table:formula="of:=CONCATENATE(&quot;new Ciudad{Codigo=&quot;&quot;&quot;;[.H10];&quot;&quot;&quot;,Nombre=&quot;&quot;&quot;;[.I10];&quot;&quot;&quot;},&quot;)" office:value-type="string" office:string-value="new Ciudad{Codigo=&quot;20011&quot;,Nombre=&quot;Aguachica&quot;},">
            <text:p>new Ciudad{Codigo="20011",Nombre="Aguachica"},</text:p>
          </table:table-cell>
          <table:table-cell table:formula="of:=LEN([.B10])" office:value-type="float" office:value="9">
            <text:p>9</text:p>
          </table:table-cell>
        </table:table-row>
        <table:table-row table:style-name="ro2">
          <table:table-cell table:style-name="ce1" office:value-type="float" office:value="68013">
            <text:p>68013</text:p>
          </table:table-cell>
          <table:table-cell table:style-name="ce2" office:value-type="string">
            <text:p>AGUADA</text:p>
          </table:table-cell>
          <table:table-cell table:style-name="ce1" office:value-type="string">
            <text:p>Santander</text:p>
          </table:table-cell>
          <table:table-cell table:formula="of:=LOWER([.B11])" office:value-type="string" office:string-value="aguada">
            <text:p>aguada</text:p>
          </table:table-cell>
          <table:table-cell table:formula="of:=PROPER([.D11])" office:value-type="string" office:string-value="Aguada">
            <text:p>Aguada</text:p>
          </table:table-cell>
          <table:table-cell table:formula="of:=LEN([.A11])" office:value-type="float" office:value="5">
            <text:p>5</text:p>
          </table:table-cell>
          <table:table-cell table:formula="of:=IF([.F11]=5;[.A11];CONCATENATE(&quot;0&quot;;[.A11]))" office:value-type="float" office:value="68013">
            <text:p>68013</text:p>
          </table:table-cell>
          <table:table-cell office:value-type="float" office:value="68013">
            <text:p>68013</text:p>
          </table:table-cell>
          <table:table-cell office:value-type="string">
            <text:p>Aguada</text:p>
          </table:table-cell>
          <table:table-cell table:formula="of:=(CONCATENATE(&quot;insert into `Ciudad`(`Nombre`,`Codigo`) values('&quot;;[.I11];&quot;','&quot;;[.H11];&quot;');&quot;))" office:value-type="string" office:string-value="insert into `Ciudad`(`Nombre`,`Codigo`) values('Aguada','68013');">
            <text:p>insert into `Ciudad`(`Nombre`,`Codigo`) values('Aguada','68013');</text:p>
          </table:table-cell>
          <table:table-cell table:formula="of:=CONCATENATE(&quot;new Ciudad{Codigo=&quot;&quot;&quot;;[.H11];&quot;&quot;&quot;,Nombre=&quot;&quot;&quot;;[.I11];&quot;&quot;&quot;},&quot;)" office:value-type="string" office:string-value="new Ciudad{Codigo=&quot;68013&quot;,Nombre=&quot;Aguada&quot;},">
            <text:p>new Ciudad{Codigo="68013",Nombre="Aguada"},</text:p>
          </table:table-cell>
          <table:table-cell table:formula="of:=LEN([.B11])" office:value-type="float" office:value="6">
            <text:p>6</text:p>
          </table:table-cell>
        </table:table-row>
        <table:table-row table:style-name="ro2">
          <table:table-cell table:style-name="ce1" office:value-type="float" office:value="17013">
            <text:p>17013</text:p>
          </table:table-cell>
          <table:table-cell table:style-name="ce2" office:value-type="string">
            <text:p>AGUADAS</text:p>
          </table:table-cell>
          <table:table-cell table:style-name="ce1" office:value-type="string">
            <text:p>Caldas</text:p>
          </table:table-cell>
          <table:table-cell table:formula="of:=LOWER([.B12])" office:value-type="string" office:string-value="aguadas">
            <text:p>aguadas</text:p>
          </table:table-cell>
          <table:table-cell table:formula="of:=PROPER([.D12])" office:value-type="string" office:string-value="Aguadas">
            <text:p>Aguadas</text:p>
          </table:table-cell>
          <table:table-cell table:formula="of:=LEN([.A12])" office:value-type="float" office:value="5">
            <text:p>5</text:p>
          </table:table-cell>
          <table:table-cell table:formula="of:=IF([.F12]=5;[.A12];CONCATENATE(&quot;0&quot;;[.A12]))" office:value-type="float" office:value="17013">
            <text:p>17013</text:p>
          </table:table-cell>
          <table:table-cell office:value-type="float" office:value="17013">
            <text:p>17013</text:p>
          </table:table-cell>
          <table:table-cell office:value-type="string">
            <text:p>Aguadas</text:p>
          </table:table-cell>
          <table:table-cell table:formula="of:=(CONCATENATE(&quot;insert into `Ciudad`(`Nombre`,`Codigo`) values('&quot;;[.I12];&quot;','&quot;;[.H12];&quot;');&quot;))" office:value-type="string" office:string-value="insert into `Ciudad`(`Nombre`,`Codigo`) values('Aguadas','17013');">
            <text:p>insert into `Ciudad`(`Nombre`,`Codigo`) values('Aguadas','17013');</text:p>
          </table:table-cell>
          <table:table-cell table:formula="of:=CONCATENATE(&quot;new Ciudad{Codigo=&quot;&quot;&quot;;[.H12];&quot;&quot;&quot;,Nombre=&quot;&quot;&quot;;[.I12];&quot;&quot;&quot;},&quot;)" office:value-type="string" office:string-value="new Ciudad{Codigo=&quot;17013&quot;,Nombre=&quot;Aguadas&quot;},">
            <text:p>new Ciudad{Codigo="17013",Nombre="Aguadas"},</text:p>
          </table:table-cell>
          <table:table-cell table:formula="of:=LEN([.B12])" office:value-type="float" office:value="7">
            <text:p>7</text:p>
          </table:table-cell>
        </table:table-row>
        <table:table-row table:style-name="ro2">
          <table:table-cell table:style-name="ce1" office:value-type="float" office:value="85010">
            <text:p>85010</text:p>
          </table:table-cell>
          <table:table-cell table:style-name="ce2" office:value-type="string">
            <text:p>AGUAZUL</text:p>
          </table:table-cell>
          <table:table-cell table:style-name="ce1" office:value-type="string">
            <text:p>Casanare</text:p>
          </table:table-cell>
          <table:table-cell table:formula="of:=LOWER([.B13])" office:value-type="string" office:string-value="aguazul">
            <text:p>aguazul</text:p>
          </table:table-cell>
          <table:table-cell table:formula="of:=PROPER([.D13])" office:value-type="string" office:string-value="Aguazul">
            <text:p>Aguazul</text:p>
          </table:table-cell>
          <table:table-cell table:formula="of:=LEN([.A13])" office:value-type="float" office:value="5">
            <text:p>5</text:p>
          </table:table-cell>
          <table:table-cell table:formula="of:=IF([.F13]=5;[.A13];CONCATENATE(&quot;0&quot;;[.A13]))" office:value-type="float" office:value="85010">
            <text:p>85010</text:p>
          </table:table-cell>
          <table:table-cell office:value-type="float" office:value="85010">
            <text:p>85010</text:p>
          </table:table-cell>
          <table:table-cell office:value-type="string">
            <text:p>Aguazul</text:p>
          </table:table-cell>
          <table:table-cell table:formula="of:=(CONCATENATE(&quot;insert into `Ciudad`(`Nombre`,`Codigo`) values('&quot;;[.I13];&quot;','&quot;;[.H13];&quot;');&quot;))" office:value-type="string" office:string-value="insert into `Ciudad`(`Nombre`,`Codigo`) values('Aguazul','85010');">
            <text:p>insert into `Ciudad`(`Nombre`,`Codigo`) values('Aguazul','85010');</text:p>
          </table:table-cell>
          <table:table-cell table:formula="of:=CONCATENATE(&quot;new Ciudad{Codigo=&quot;&quot;&quot;;[.H13];&quot;&quot;&quot;,Nombre=&quot;&quot;&quot;;[.I13];&quot;&quot;&quot;},&quot;)" office:value-type="string" office:string-value="new Ciudad{Codigo=&quot;85010&quot;,Nombre=&quot;Aguazul&quot;},">
            <text:p>new Ciudad{Codigo="85010",Nombre="Aguazul"},</text:p>
          </table:table-cell>
          <table:table-cell table:formula="of:=LEN([.B13])" office:value-type="float" office:value="7">
            <text:p>7</text:p>
          </table:table-cell>
        </table:table-row>
        <table:table-row table:style-name="ro2">
          <table:table-cell table:style-name="ce1" office:value-type="float" office:value="20013">
            <text:p>20013</text:p>
          </table:table-cell>
          <table:table-cell table:style-name="ce2" office:value-type="string">
            <text:p>AGUSTÍN CODAZZI</text:p>
          </table:table-cell>
          <table:table-cell table:style-name="ce1" office:value-type="string">
            <text:p>Cesar</text:p>
          </table:table-cell>
          <table:table-cell table:formula="of:=LOWER([.B14])" office:value-type="string" office:string-value="agustín codazzi">
            <text:p>agustín codazzi</text:p>
          </table:table-cell>
          <table:table-cell table:formula="of:=PROPER([.D14])" office:value-type="string" office:string-value="Agustín Codazzi">
            <text:p>Agustín Codazzi</text:p>
          </table:table-cell>
          <table:table-cell table:formula="of:=LEN([.A14])" office:value-type="float" office:value="5">
            <text:p>5</text:p>
          </table:table-cell>
          <table:table-cell table:formula="of:=IF([.F14]=5;[.A14];CONCATENATE(&quot;0&quot;;[.A14]))" office:value-type="float" office:value="20013">
            <text:p>20013</text:p>
          </table:table-cell>
          <table:table-cell office:value-type="float" office:value="20013">
            <text:p>20013</text:p>
          </table:table-cell>
          <table:table-cell office:value-type="string">
            <text:p>Agustín Codazzi</text:p>
          </table:table-cell>
          <table:table-cell table:formula="of:=(CONCATENATE(&quot;insert into `Ciudad`(`Nombre`,`Codigo`) values('&quot;;[.I14];&quot;','&quot;;[.H14];&quot;');&quot;))" office:value-type="string" office:string-value="insert into `Ciudad`(`Nombre`,`Codigo`) values('Agustín Codazzi','20013');">
            <text:p>insert into `Ciudad`(`Nombre`,`Codigo`) values('Agustín Codazzi','20013');</text:p>
          </table:table-cell>
          <table:table-cell table:formula="of:=CONCATENATE(&quot;new Ciudad{Codigo=&quot;&quot;&quot;;[.H14];&quot;&quot;&quot;,Nombre=&quot;&quot;&quot;;[.I14];&quot;&quot;&quot;},&quot;)" office:value-type="string" office:string-value="new Ciudad{Codigo=&quot;20013&quot;,Nombre=&quot;Agustín Codazzi&quot;},">
            <text:p>new Ciudad{Codigo="20013",Nombre="Agustín Codazzi"},</text:p>
          </table:table-cell>
          <table:table-cell table:formula="of:=LEN([.B14])" office:value-type="float" office:value="15">
            <text:p>15</text:p>
          </table:table-cell>
        </table:table-row>
        <table:table-row table:style-name="ro2">
          <table:table-cell table:style-name="ce1" office:value-type="float" office:value="41016">
            <text:p>41016</text:p>
          </table:table-cell>
          <table:table-cell table:style-name="ce2" office:value-type="string">
            <text:p>AIPE</text:p>
          </table:table-cell>
          <table:table-cell table:style-name="ce1" office:value-type="string">
            <text:p>Huila</text:p>
          </table:table-cell>
          <table:table-cell table:formula="of:=LOWER([.B15])" office:value-type="string" office:string-value="aipe">
            <text:p>aipe</text:p>
          </table:table-cell>
          <table:table-cell table:formula="of:=PROPER([.D15])" office:value-type="string" office:string-value="Aipe">
            <text:p>Aipe</text:p>
          </table:table-cell>
          <table:table-cell table:formula="of:=LEN([.A15])" office:value-type="float" office:value="5">
            <text:p>5</text:p>
          </table:table-cell>
          <table:table-cell table:formula="of:=IF([.F15]=5;[.A15];CONCATENATE(&quot;0&quot;;[.A15]))" office:value-type="float" office:value="41016">
            <text:p>41016</text:p>
          </table:table-cell>
          <table:table-cell office:value-type="float" office:value="41016">
            <text:p>41016</text:p>
          </table:table-cell>
          <table:table-cell office:value-type="string">
            <text:p>Aipe</text:p>
          </table:table-cell>
          <table:table-cell table:formula="of:=(CONCATENATE(&quot;insert into `Ciudad`(`Nombre`,`Codigo`) values('&quot;;[.I15];&quot;','&quot;;[.H15];&quot;');&quot;))" office:value-type="string" office:string-value="insert into `Ciudad`(`Nombre`,`Codigo`) values('Aipe','41016');">
            <text:p>insert into `Ciudad`(`Nombre`,`Codigo`) values('Aipe','41016');</text:p>
          </table:table-cell>
          <table:table-cell table:formula="of:=CONCATENATE(&quot;new Ciudad{Codigo=&quot;&quot;&quot;;[.H15];&quot;&quot;&quot;,Nombre=&quot;&quot;&quot;;[.I15];&quot;&quot;&quot;},&quot;)" office:value-type="string" office:string-value="new Ciudad{Codigo=&quot;41016&quot;,Nombre=&quot;Aipe&quot;},">
            <text:p>new Ciudad{Codigo="41016",Nombre="Aipe"},</text:p>
          </table:table-cell>
          <table:table-cell table:formula="of:=LEN([.B15])" office:value-type="float" office:value="4">
            <text:p>4</text:p>
          </table:table-cell>
        </table:table-row>
        <table:table-row table:style-name="ro2">
          <table:table-cell table:style-name="ce1" office:value-type="float" office:value="25019">
            <text:p>25019</text:p>
          </table:table-cell>
          <table:table-cell table:style-name="ce2" office:value-type="string">
            <text:p>ALBÁN</text:p>
          </table:table-cell>
          <table:table-cell table:style-name="ce1" office:value-type="string">
            <text:p>Cundinamarca</text:p>
          </table:table-cell>
          <table:table-cell table:formula="of:=LOWER([.B16])" office:value-type="string" office:string-value="albán">
            <text:p>albán</text:p>
          </table:table-cell>
          <table:table-cell table:formula="of:=PROPER([.D16])" office:value-type="string" office:string-value="Albán">
            <text:p>Albán</text:p>
          </table:table-cell>
          <table:table-cell table:formula="of:=LEN([.A16])" office:value-type="float" office:value="5">
            <text:p>5</text:p>
          </table:table-cell>
          <table:table-cell table:formula="of:=IF([.F16]=5;[.A16];CONCATENATE(&quot;0&quot;;[.A16]))" office:value-type="float" office:value="25019">
            <text:p>25019</text:p>
          </table:table-cell>
          <table:table-cell office:value-type="float" office:value="25019">
            <text:p>25019</text:p>
          </table:table-cell>
          <table:table-cell office:value-type="string">
            <text:p>Albán</text:p>
          </table:table-cell>
          <table:table-cell table:formula="of:=(CONCATENATE(&quot;insert into `Ciudad`(`Nombre`,`Codigo`) values('&quot;;[.I16];&quot;','&quot;;[.H16];&quot;');&quot;))" office:value-type="string" office:string-value="insert into `Ciudad`(`Nombre`,`Codigo`) values('Albán','25019');">
            <text:p>insert into `Ciudad`(`Nombre`,`Codigo`) values('Albán','25019');</text:p>
          </table:table-cell>
          <table:table-cell table:formula="of:=CONCATENATE(&quot;new Ciudad{Codigo=&quot;&quot;&quot;;[.H16];&quot;&quot;&quot;,Nombre=&quot;&quot;&quot;;[.I16];&quot;&quot;&quot;},&quot;)" office:value-type="string" office:string-value="new Ciudad{Codigo=&quot;25019&quot;,Nombre=&quot;Albán&quot;},">
            <text:p>new Ciudad{Codigo="25019",Nombre="Albán"},</text:p>
          </table:table-cell>
          <table:table-cell table:formula="of:=LEN([.B16])" office:value-type="float" office:value="5">
            <text:p>5</text:p>
          </table:table-cell>
        </table:table-row>
        <table:table-row table:style-name="ro2">
          <table:table-cell table:style-name="ce1" office:value-type="float" office:value="52019">
            <text:p>52019</text:p>
          </table:table-cell>
          <table:table-cell table:style-name="ce2" office:value-type="string">
            <text:p>ALBÁN</text:p>
          </table:table-cell>
          <table:table-cell table:style-name="ce1" office:value-type="string">
            <text:p>Nariño</text:p>
          </table:table-cell>
          <table:table-cell table:formula="of:=LOWER([.B17])" office:value-type="string" office:string-value="albán">
            <text:p>albán</text:p>
          </table:table-cell>
          <table:table-cell table:formula="of:=PROPER([.D17])" office:value-type="string" office:string-value="Albán">
            <text:p>Albán</text:p>
          </table:table-cell>
          <table:table-cell table:formula="of:=LEN([.A17])" office:value-type="float" office:value="5">
            <text:p>5</text:p>
          </table:table-cell>
          <table:table-cell table:formula="of:=IF([.F17]=5;[.A17];CONCATENATE(&quot;0&quot;;[.A17]))" office:value-type="float" office:value="52019">
            <text:p>52019</text:p>
          </table:table-cell>
          <table:table-cell office:value-type="float" office:value="52019">
            <text:p>52019</text:p>
          </table:table-cell>
          <table:table-cell office:value-type="string">
            <text:p>Albán</text:p>
          </table:table-cell>
          <table:table-cell table:formula="of:=(CONCATENATE(&quot;insert into `Ciudad`(`Nombre`,`Codigo`) values('&quot;;[.I17];&quot;','&quot;;[.H17];&quot;');&quot;))" office:value-type="string" office:string-value="insert into `Ciudad`(`Nombre`,`Codigo`) values('Albán','52019');">
            <text:p>insert into `Ciudad`(`Nombre`,`Codigo`) values('Albán','52019');</text:p>
          </table:table-cell>
          <table:table-cell table:formula="of:=CONCATENATE(&quot;new Ciudad{Codigo=&quot;&quot;&quot;;[.H17];&quot;&quot;&quot;,Nombre=&quot;&quot;&quot;;[.I17];&quot;&quot;&quot;},&quot;)" office:value-type="string" office:string-value="new Ciudad{Codigo=&quot;52019&quot;,Nombre=&quot;Albán&quot;},">
            <text:p>new Ciudad{Codigo="52019",Nombre="Albán"},</text:p>
          </table:table-cell>
          <table:table-cell table:formula="of:=LEN([.B17])" office:value-type="float" office:value="5">
            <text:p>5</text:p>
          </table:table-cell>
        </table:table-row>
        <table:table-row table:style-name="ro2">
          <table:table-cell table:style-name="ce1" office:value-type="float" office:value="18029">
            <text:p>18029</text:p>
          </table:table-cell>
          <table:table-cell table:style-name="ce2" office:value-type="string">
            <text:p>ALBANIA</text:p>
          </table:table-cell>
          <table:table-cell table:style-name="ce1" office:value-type="string">
            <text:p>Caquetá</text:p>
          </table:table-cell>
          <table:table-cell table:formula="of:=LOWER([.B18])" office:value-type="string" office:string-value="albania">
            <text:p>albania</text:p>
          </table:table-cell>
          <table:table-cell table:formula="of:=PROPER([.D18])" office:value-type="string" office:string-value="Albania">
            <text:p>Albania</text:p>
          </table:table-cell>
          <table:table-cell table:formula="of:=LEN([.A18])" office:value-type="float" office:value="5">
            <text:p>5</text:p>
          </table:table-cell>
          <table:table-cell table:formula="of:=IF([.F18]=5;[.A18];CONCATENATE(&quot;0&quot;;[.A18]))" office:value-type="float" office:value="18029">
            <text:p>18029</text:p>
          </table:table-cell>
          <table:table-cell office:value-type="float" office:value="18029">
            <text:p>18029</text:p>
          </table:table-cell>
          <table:table-cell office:value-type="string">
            <text:p>Albania</text:p>
          </table:table-cell>
          <table:table-cell table:formula="of:=(CONCATENATE(&quot;insert into `Ciudad`(`Nombre`,`Codigo`) values('&quot;;[.I18];&quot;','&quot;;[.H18];&quot;');&quot;))" office:value-type="string" office:string-value="insert into `Ciudad`(`Nombre`,`Codigo`) values('Albania','18029');">
            <text:p>insert into `Ciudad`(`Nombre`,`Codigo`) values('Albania','18029');</text:p>
          </table:table-cell>
          <table:table-cell table:formula="of:=CONCATENATE(&quot;new Ciudad{Codigo=&quot;&quot;&quot;;[.H18];&quot;&quot;&quot;,Nombre=&quot;&quot;&quot;;[.I18];&quot;&quot;&quot;},&quot;)" office:value-type="string" office:string-value="new Ciudad{Codigo=&quot;18029&quot;,Nombre=&quot;Albania&quot;},">
            <text:p>new Ciudad{Codigo="18029",Nombre="Albania"},</text:p>
          </table:table-cell>
          <table:table-cell table:formula="of:=LEN([.B18])" office:value-type="float" office:value="7">
            <text:p>7</text:p>
          </table:table-cell>
        </table:table-row>
        <table:table-row table:style-name="ro2">
          <table:table-cell table:style-name="ce1" office:value-type="float" office:value="44035">
            <text:p>44035</text:p>
          </table:table-cell>
          <table:table-cell table:style-name="ce2" office:value-type="string">
            <text:p>ALBANIA</text:p>
          </table:table-cell>
          <table:table-cell table:style-name="ce1" office:value-type="string">
            <text:p>La Guajira</text:p>
          </table:table-cell>
          <table:table-cell table:formula="of:=LOWER([.B19])" office:value-type="string" office:string-value="albania">
            <text:p>albania</text:p>
          </table:table-cell>
          <table:table-cell table:formula="of:=PROPER([.D19])" office:value-type="string" office:string-value="Albania">
            <text:p>Albania</text:p>
          </table:table-cell>
          <table:table-cell table:formula="of:=LEN([.A19])" office:value-type="float" office:value="5">
            <text:p>5</text:p>
          </table:table-cell>
          <table:table-cell table:formula="of:=IF([.F19]=5;[.A19];CONCATENATE(&quot;0&quot;;[.A19]))" office:value-type="float" office:value="44035">
            <text:p>44035</text:p>
          </table:table-cell>
          <table:table-cell office:value-type="float" office:value="44035">
            <text:p>44035</text:p>
          </table:table-cell>
          <table:table-cell office:value-type="string">
            <text:p>Albania</text:p>
          </table:table-cell>
          <table:table-cell table:formula="of:=(CONCATENATE(&quot;insert into `Ciudad`(`Nombre`,`Codigo`) values('&quot;;[.I19];&quot;','&quot;;[.H19];&quot;');&quot;))" office:value-type="string" office:string-value="insert into `Ciudad`(`Nombre`,`Codigo`) values('Albania','44035');">
            <text:p>insert into `Ciudad`(`Nombre`,`Codigo`) values('Albania','44035');</text:p>
          </table:table-cell>
          <table:table-cell table:formula="of:=CONCATENATE(&quot;new Ciudad{Codigo=&quot;&quot;&quot;;[.H19];&quot;&quot;&quot;,Nombre=&quot;&quot;&quot;;[.I19];&quot;&quot;&quot;},&quot;)" office:value-type="string" office:string-value="new Ciudad{Codigo=&quot;44035&quot;,Nombre=&quot;Albania&quot;},">
            <text:p>new Ciudad{Codigo="44035",Nombre="Albania"},</text:p>
          </table:table-cell>
          <table:table-cell table:formula="of:=LEN([.B19])" office:value-type="float" office:value="7">
            <text:p>7</text:p>
          </table:table-cell>
        </table:table-row>
        <table:table-row table:style-name="ro2">
          <table:table-cell table:style-name="ce1" office:value-type="float" office:value="68020">
            <text:p>68020</text:p>
          </table:table-cell>
          <table:table-cell table:style-name="ce2" office:value-type="string">
            <text:p>ALBANIA</text:p>
          </table:table-cell>
          <table:table-cell table:style-name="ce1" office:value-type="string">
            <text:p>Santander</text:p>
          </table:table-cell>
          <table:table-cell table:formula="of:=LOWER([.B20])" office:value-type="string" office:string-value="albania">
            <text:p>albania</text:p>
          </table:table-cell>
          <table:table-cell table:formula="of:=PROPER([.D20])" office:value-type="string" office:string-value="Albania">
            <text:p>Albania</text:p>
          </table:table-cell>
          <table:table-cell table:formula="of:=LEN([.A20])" office:value-type="float" office:value="5">
            <text:p>5</text:p>
          </table:table-cell>
          <table:table-cell table:formula="of:=IF([.F20]=5;[.A20];CONCATENATE(&quot;0&quot;;[.A20]))" office:value-type="float" office:value="68020">
            <text:p>68020</text:p>
          </table:table-cell>
          <table:table-cell office:value-type="float" office:value="68020">
            <text:p>68020</text:p>
          </table:table-cell>
          <table:table-cell office:value-type="string">
            <text:p>Albania</text:p>
          </table:table-cell>
          <table:table-cell table:formula="of:=(CONCATENATE(&quot;insert into `Ciudad`(`Nombre`,`Codigo`) values('&quot;;[.I20];&quot;','&quot;;[.H20];&quot;');&quot;))" office:value-type="string" office:string-value="insert into `Ciudad`(`Nombre`,`Codigo`) values('Albania','68020');">
            <text:p>insert into `Ciudad`(`Nombre`,`Codigo`) values('Albania','68020');</text:p>
          </table:table-cell>
          <table:table-cell table:formula="of:=CONCATENATE(&quot;new Ciudad{Codigo=&quot;&quot;&quot;;[.H20];&quot;&quot;&quot;,Nombre=&quot;&quot;&quot;;[.I20];&quot;&quot;&quot;},&quot;)" office:value-type="string" office:string-value="new Ciudad{Codigo=&quot;68020&quot;,Nombre=&quot;Albania&quot;},">
            <text:p>new Ciudad{Codigo="68020",Nombre="Albania"},</text:p>
          </table:table-cell>
          <table:table-cell table:formula="of:=LEN([.B20])" office:value-type="float" office:value="7">
            <text:p>7</text:p>
          </table:table-cell>
        </table:table-row>
        <table:table-row table:style-name="ro2">
          <table:table-cell table:style-name="ce1" office:value-type="float" office:value="76020">
            <text:p>76020</text:p>
          </table:table-cell>
          <table:table-cell table:style-name="ce2" office:value-type="string">
            <text:p>ALCALÁ</text:p>
          </table:table-cell>
          <table:table-cell table:style-name="ce1" office:value-type="string">
            <text:p>Valle del Cauca</text:p>
          </table:table-cell>
          <table:table-cell table:formula="of:=LOWER([.B21])" office:value-type="string" office:string-value="alcalá">
            <text:p>alcalá</text:p>
          </table:table-cell>
          <table:table-cell table:formula="of:=PROPER([.D21])" office:value-type="string" office:string-value="Alcalá">
            <text:p>Alcalá</text:p>
          </table:table-cell>
          <table:table-cell table:formula="of:=LEN([.A21])" office:value-type="float" office:value="5">
            <text:p>5</text:p>
          </table:table-cell>
          <table:table-cell table:formula="of:=IF([.F21]=5;[.A21];CONCATENATE(&quot;0&quot;;[.A21]))" office:value-type="float" office:value="76020">
            <text:p>76020</text:p>
          </table:table-cell>
          <table:table-cell office:value-type="float" office:value="76020">
            <text:p>76020</text:p>
          </table:table-cell>
          <table:table-cell office:value-type="string">
            <text:p>Alcalá</text:p>
          </table:table-cell>
          <table:table-cell table:formula="of:=(CONCATENATE(&quot;insert into `Ciudad`(`Nombre`,`Codigo`) values('&quot;;[.I21];&quot;','&quot;;[.H21];&quot;');&quot;))" office:value-type="string" office:string-value="insert into `Ciudad`(`Nombre`,`Codigo`) values('Alcalá','76020');">
            <text:p>insert into `Ciudad`(`Nombre`,`Codigo`) values('Alcalá','76020');</text:p>
          </table:table-cell>
          <table:table-cell table:formula="of:=CONCATENATE(&quot;new Ciudad{Codigo=&quot;&quot;&quot;;[.H21];&quot;&quot;&quot;,Nombre=&quot;&quot;&quot;;[.I21];&quot;&quot;&quot;},&quot;)" office:value-type="string" office:string-value="new Ciudad{Codigo=&quot;76020&quot;,Nombre=&quot;Alcalá&quot;},">
            <text:p>new Ciudad{Codigo="76020",Nombre="Alcalá"},</text:p>
          </table:table-cell>
          <table:table-cell table:formula="of:=LEN([.B21])" office:value-type="float" office:value="6">
            <text:p>6</text:p>
          </table:table-cell>
        </table:table-row>
        <table:table-row table:style-name="ro2">
          <table:table-cell table:style-name="ce1" office:value-type="float" office:value="52022">
            <text:p>52022</text:p>
          </table:table-cell>
          <table:table-cell table:style-name="ce2" office:value-type="string">
            <text:p>ALDANA</text:p>
          </table:table-cell>
          <table:table-cell table:style-name="ce1" office:value-type="string">
            <text:p>Nariño</text:p>
          </table:table-cell>
          <table:table-cell table:formula="of:=LOWER([.B22])" office:value-type="string" office:string-value="aldana">
            <text:p>aldana</text:p>
          </table:table-cell>
          <table:table-cell table:formula="of:=PROPER([.D22])" office:value-type="string" office:string-value="Aldana">
            <text:p>Aldana</text:p>
          </table:table-cell>
          <table:table-cell table:formula="of:=LEN([.A22])" office:value-type="float" office:value="5">
            <text:p>5</text:p>
          </table:table-cell>
          <table:table-cell table:formula="of:=IF([.F22]=5;[.A22];CONCATENATE(&quot;0&quot;;[.A22]))" office:value-type="float" office:value="52022">
            <text:p>52022</text:p>
          </table:table-cell>
          <table:table-cell office:value-type="float" office:value="52022">
            <text:p>52022</text:p>
          </table:table-cell>
          <table:table-cell office:value-type="string">
            <text:p>Aldana</text:p>
          </table:table-cell>
          <table:table-cell table:formula="of:=(CONCATENATE(&quot;insert into `Ciudad`(`Nombre`,`Codigo`) values('&quot;;[.I22];&quot;','&quot;;[.H22];&quot;');&quot;))" office:value-type="string" office:string-value="insert into `Ciudad`(`Nombre`,`Codigo`) values('Aldana','52022');">
            <text:p>insert into `Ciudad`(`Nombre`,`Codigo`) values('Aldana','52022');</text:p>
          </table:table-cell>
          <table:table-cell table:formula="of:=CONCATENATE(&quot;new Ciudad{Codigo=&quot;&quot;&quot;;[.H22];&quot;&quot;&quot;,Nombre=&quot;&quot;&quot;;[.I22];&quot;&quot;&quot;},&quot;)" office:value-type="string" office:string-value="new Ciudad{Codigo=&quot;52022&quot;,Nombre=&quot;Aldana&quot;},">
            <text:p>new Ciudad{Codigo="52022",Nombre="Aldana"},</text:p>
          </table:table-cell>
          <table:table-cell table:formula="of:=LEN([.B22])"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05021</text:p>
          </table:table-cell>
          <table:table-cell table:style-name="ce2" office:value-type="string">
            <text:p>ALEJANDRÍA</text:p>
          </table:table-cell>
          <table:table-cell table:style-name="ce1" office:value-type="string">
            <text:p>Antioquia</text:p>
          </table:table-cell>
          <table:table-cell table:formula="of:=LOWER([.B23])" office:value-type="string" office:string-value="alejandría">
            <text:p>alejandría</text:p>
          </table:table-cell>
          <table:table-cell table:formula="of:=PROPER([.D23])" office:value-type="string" office:string-value="Alejandría">
            <text:p>Alejandría</text:p>
          </table:table-cell>
          <table:table-cell table:formula="of:=LEN([.A23])" office:value-type="float" office:value="5">
            <text:p>5</text:p>
          </table:table-cell>
          <table:table-cell table:formula="of:=IF([.F23]=5;[.A23];CONCATENATE(&quot;0&quot;;[.A23]))" office:value-type="string" office:string-value="05021">
            <text:p>05021</text:p>
          </table:table-cell>
          <table:table-cell office:value-type="string">
            <text:p>05021</text:p>
          </table:table-cell>
          <table:table-cell office:value-type="string">
            <text:p>Alejandría</text:p>
          </table:table-cell>
          <table:table-cell table:formula="of:=(CONCATENATE(&quot;insert into `Ciudad`(`Nombre`,`Codigo`) values('&quot;;[.I23];&quot;','&quot;;[.H23];&quot;');&quot;))" office:value-type="string" office:string-value="insert into `Ciudad`(`Nombre`,`Codigo`) values('Alejandría','05021');">
            <text:p>insert into `Ciudad`(`Nombre`,`Codigo`) values('Alejandría','05021');</text:p>
          </table:table-cell>
          <table:table-cell table:formula="of:=CONCATENATE(&quot;new Ciudad{Codigo=&quot;&quot;&quot;;[.H23];&quot;&quot;&quot;,Nombre=&quot;&quot;&quot;;[.I23];&quot;&quot;&quot;},&quot;)" office:value-type="string" office:string-value="new Ciudad{Codigo=&quot;05021&quot;,Nombre=&quot;Alejandría&quot;},">
            <text:p>new Ciudad{Codigo="05021",Nombre="Alejandría"},</text:p>
          </table:table-cell>
          <table:table-cell table:formula="of:=LEN([.B23])" office:value-type="float" office:value="10">
            <text:p>10</text:p>
          </table:table-cell>
        </table:table-row>
        <table:table-row table:style-name="ro2">
          <table:table-cell table:style-name="ce1" office:value-type="float" office:value="47030">
            <text:p>47030</text:p>
          </table:table-cell>
          <table:table-cell table:style-name="ce2" office:value-type="string">
            <text:p>ALGARROBO</text:p>
          </table:table-cell>
          <table:table-cell table:style-name="ce1" office:value-type="string">
            <text:p>Magdalena</text:p>
          </table:table-cell>
          <table:table-cell table:formula="of:=LOWER([.B24])" office:value-type="string" office:string-value="algarrobo">
            <text:p>algarrobo</text:p>
          </table:table-cell>
          <table:table-cell table:formula="of:=PROPER([.D24])" office:value-type="string" office:string-value="Algarrobo">
            <text:p>Algarrobo</text:p>
          </table:table-cell>
          <table:table-cell table:formula="of:=LEN([.A24])" office:value-type="float" office:value="5">
            <text:p>5</text:p>
          </table:table-cell>
          <table:table-cell table:formula="of:=IF([.F24]=5;[.A24];CONCATENATE(&quot;0&quot;;[.A24]))" office:value-type="float" office:value="47030">
            <text:p>47030</text:p>
          </table:table-cell>
          <table:table-cell office:value-type="float" office:value="47030">
            <text:p>47030</text:p>
          </table:table-cell>
          <table:table-cell office:value-type="string">
            <text:p>Algarrobo</text:p>
          </table:table-cell>
          <table:table-cell table:formula="of:=(CONCATENATE(&quot;insert into `Ciudad`(`Nombre`,`Codigo`) values('&quot;;[.I24];&quot;','&quot;;[.H24];&quot;');&quot;))" office:value-type="string" office:string-value="insert into `Ciudad`(`Nombre`,`Codigo`) values('Algarrobo','47030');">
            <text:p>insert into `Ciudad`(`Nombre`,`Codigo`) values('Algarrobo','47030');</text:p>
          </table:table-cell>
          <table:table-cell table:formula="of:=CONCATENATE(&quot;new Ciudad{Codigo=&quot;&quot;&quot;;[.H24];&quot;&quot;&quot;,Nombre=&quot;&quot;&quot;;[.I24];&quot;&quot;&quot;},&quot;)" office:value-type="string" office:string-value="new Ciudad{Codigo=&quot;47030&quot;,Nombre=&quot;Algarrobo&quot;},">
            <text:p>new Ciudad{Codigo="47030",Nombre="Algarrobo"},</text:p>
          </table:table-cell>
          <table:table-cell table:formula="of:=LEN([.B24])" office:value-type="float" office:value="9">
            <text:p>9</text:p>
          </table:table-cell>
        </table:table-row>
        <table:table-row table:style-name="ro2">
          <table:table-cell table:style-name="ce1" office:value-type="float" office:value="41020">
            <text:p>41020</text:p>
          </table:table-cell>
          <table:table-cell table:style-name="ce2" office:value-type="string">
            <text:p>ALGECIRAS</text:p>
          </table:table-cell>
          <table:table-cell table:style-name="ce1" office:value-type="string">
            <text:p>Huila</text:p>
          </table:table-cell>
          <table:table-cell table:formula="of:=LOWER([.B25])" office:value-type="string" office:string-value="algeciras">
            <text:p>algeciras</text:p>
          </table:table-cell>
          <table:table-cell table:formula="of:=PROPER([.D25])" office:value-type="string" office:string-value="Algeciras">
            <text:p>Algeciras</text:p>
          </table:table-cell>
          <table:table-cell table:formula="of:=LEN([.A25])" office:value-type="float" office:value="5">
            <text:p>5</text:p>
          </table:table-cell>
          <table:table-cell table:formula="of:=IF([.F25]=5;[.A25];CONCATENATE(&quot;0&quot;;[.A25]))" office:value-type="float" office:value="41020">
            <text:p>41020</text:p>
          </table:table-cell>
          <table:table-cell office:value-type="float" office:value="41020">
            <text:p>41020</text:p>
          </table:table-cell>
          <table:table-cell office:value-type="string">
            <text:p>Algeciras</text:p>
          </table:table-cell>
          <table:table-cell table:formula="of:=(CONCATENATE(&quot;insert into `Ciudad`(`Nombre`,`Codigo`) values('&quot;;[.I25];&quot;','&quot;;[.H25];&quot;');&quot;))" office:value-type="string" office:string-value="insert into `Ciudad`(`Nombre`,`Codigo`) values('Algeciras','41020');">
            <text:p>insert into `Ciudad`(`Nombre`,`Codigo`) values('Algeciras','41020');</text:p>
          </table:table-cell>
          <table:table-cell table:formula="of:=CONCATENATE(&quot;new Ciudad{Codigo=&quot;&quot;&quot;;[.H25];&quot;&quot;&quot;,Nombre=&quot;&quot;&quot;;[.I25];&quot;&quot;&quot;},&quot;)" office:value-type="string" office:string-value="new Ciudad{Codigo=&quot;41020&quot;,Nombre=&quot;Algeciras&quot;},">
            <text:p>new Ciudad{Codigo="41020",Nombre="Algeciras"},</text:p>
          </table:table-cell>
          <table:table-cell table:formula="of:=LEN([.B25])" office:value-type="float" office:value="9">
            <text:p>9</text:p>
          </table:table-cell>
        </table:table-row>
        <table:table-row table:style-name="ro2">
          <table:table-cell table:style-name="ce1" office:value-type="float" office:value="19022">
            <text:p>19022</text:p>
          </table:table-cell>
          <table:table-cell table:style-name="ce2" office:value-type="string">
            <text:p>ALMAGUER</text:p>
          </table:table-cell>
          <table:table-cell table:style-name="ce1" office:value-type="string">
            <text:p>Cauca</text:p>
          </table:table-cell>
          <table:table-cell table:formula="of:=LOWER([.B26])" office:value-type="string" office:string-value="almaguer">
            <text:p>almaguer</text:p>
          </table:table-cell>
          <table:table-cell table:formula="of:=PROPER([.D26])" office:value-type="string" office:string-value="Almaguer">
            <text:p>Almaguer</text:p>
          </table:table-cell>
          <table:table-cell table:formula="of:=LEN([.A26])" office:value-type="float" office:value="5">
            <text:p>5</text:p>
          </table:table-cell>
          <table:table-cell table:formula="of:=IF([.F26]=5;[.A26];CONCATENATE(&quot;0&quot;;[.A26]))" office:value-type="float" office:value="19022">
            <text:p>19022</text:p>
          </table:table-cell>
          <table:table-cell office:value-type="float" office:value="19022">
            <text:p>19022</text:p>
          </table:table-cell>
          <table:table-cell office:value-type="string">
            <text:p>Almaguer</text:p>
          </table:table-cell>
          <table:table-cell table:formula="of:=(CONCATENATE(&quot;insert into `Ciudad`(`Nombre`,`Codigo`) values('&quot;;[.I26];&quot;','&quot;;[.H26];&quot;');&quot;))" office:value-type="string" office:string-value="insert into `Ciudad`(`Nombre`,`Codigo`) values('Almaguer','19022');">
            <text:p>insert into `Ciudad`(`Nombre`,`Codigo`) values('Almaguer','19022');</text:p>
          </table:table-cell>
          <table:table-cell table:formula="of:=CONCATENATE(&quot;new Ciudad{Codigo=&quot;&quot;&quot;;[.H26];&quot;&quot;&quot;,Nombre=&quot;&quot;&quot;;[.I26];&quot;&quot;&quot;},&quot;)" office:value-type="string" office:string-value="new Ciudad{Codigo=&quot;19022&quot;,Nombre=&quot;Almaguer&quot;},">
            <text:p>new Ciudad{Codigo="19022",Nombre="Almaguer"},</text:p>
          </table:table-cell>
          <table:table-cell table:formula="of:=LEN([.B26])" office:value-type="float" office:value="8">
            <text:p>8</text:p>
          </table:table-cell>
        </table:table-row>
        <table:table-row table:style-name="ro2">
          <table:table-cell table:style-name="ce1" office:value-type="float" office:value="15022">
            <text:p>15022</text:p>
          </table:table-cell>
          <table:table-cell table:style-name="ce2" office:value-type="string">
            <text:p>ALMEIDA</text:p>
          </table:table-cell>
          <table:table-cell table:style-name="ce1" office:value-type="string">
            <text:p>Boyacá</text:p>
          </table:table-cell>
          <table:table-cell table:formula="of:=LOWER([.B27])" office:value-type="string" office:string-value="almeida">
            <text:p>almeida</text:p>
          </table:table-cell>
          <table:table-cell table:formula="of:=PROPER([.D27])" office:value-type="string" office:string-value="Almeida">
            <text:p>Almeida</text:p>
          </table:table-cell>
          <table:table-cell table:formula="of:=LEN([.A27])" office:value-type="float" office:value="5">
            <text:p>5</text:p>
          </table:table-cell>
          <table:table-cell table:formula="of:=IF([.F27]=5;[.A27];CONCATENATE(&quot;0&quot;;[.A27]))" office:value-type="float" office:value="15022">
            <text:p>15022</text:p>
          </table:table-cell>
          <table:table-cell office:value-type="float" office:value="15022">
            <text:p>15022</text:p>
          </table:table-cell>
          <table:table-cell office:value-type="string">
            <text:p>Almeida</text:p>
          </table:table-cell>
          <table:table-cell table:formula="of:=(CONCATENATE(&quot;insert into `Ciudad`(`Nombre`,`Codigo`) values('&quot;;[.I27];&quot;','&quot;;[.H27];&quot;');&quot;))" office:value-type="string" office:string-value="insert into `Ciudad`(`Nombre`,`Codigo`) values('Almeida','15022');">
            <text:p>insert into `Ciudad`(`Nombre`,`Codigo`) values('Almeida','15022');</text:p>
          </table:table-cell>
          <table:table-cell table:formula="of:=CONCATENATE(&quot;new Ciudad{Codigo=&quot;&quot;&quot;;[.H27];&quot;&quot;&quot;,Nombre=&quot;&quot;&quot;;[.I27];&quot;&quot;&quot;},&quot;)" office:value-type="string" office:string-value="new Ciudad{Codigo=&quot;15022&quot;,Nombre=&quot;Almeida&quot;},">
            <text:p>new Ciudad{Codigo="15022",Nombre="Almeida"},</text:p>
          </table:table-cell>
          <table:table-cell table:formula="of:=LEN([.B27])" office:value-type="float" office:value="7">
            <text:p>7</text:p>
          </table:table-cell>
        </table:table-row>
        <table:table-row table:style-name="ro2">
          <table:table-cell table:style-name="ce1" office:value-type="float" office:value="73024">
            <text:p>73024</text:p>
          </table:table-cell>
          <table:table-cell table:style-name="ce2" office:value-type="string">
            <text:p>ALPUJARRA</text:p>
          </table:table-cell>
          <table:table-cell table:style-name="ce1" office:value-type="string">
            <text:p>Tolima</text:p>
          </table:table-cell>
          <table:table-cell table:formula="of:=LOWER([.B28])" office:value-type="string" office:string-value="alpujarra">
            <text:p>alpujarra</text:p>
          </table:table-cell>
          <table:table-cell table:formula="of:=PROPER([.D28])" office:value-type="string" office:string-value="Alpujarra">
            <text:p>Alpujarra</text:p>
          </table:table-cell>
          <table:table-cell table:formula="of:=LEN([.A28])" office:value-type="float" office:value="5">
            <text:p>5</text:p>
          </table:table-cell>
          <table:table-cell table:formula="of:=IF([.F28]=5;[.A28];CONCATENATE(&quot;0&quot;;[.A28]))" office:value-type="float" office:value="73024">
            <text:p>73024</text:p>
          </table:table-cell>
          <table:table-cell office:value-type="float" office:value="73024">
            <text:p>73024</text:p>
          </table:table-cell>
          <table:table-cell office:value-type="string">
            <text:p>Alpujarra</text:p>
          </table:table-cell>
          <table:table-cell table:formula="of:=(CONCATENATE(&quot;insert into `Ciudad`(`Nombre`,`Codigo`) values('&quot;;[.I28];&quot;','&quot;;[.H28];&quot;');&quot;))" office:value-type="string" office:string-value="insert into `Ciudad`(`Nombre`,`Codigo`) values('Alpujarra','73024');">
            <text:p>insert into `Ciudad`(`Nombre`,`Codigo`) values('Alpujarra','73024');</text:p>
          </table:table-cell>
          <table:table-cell table:formula="of:=CONCATENATE(&quot;new Ciudad{Codigo=&quot;&quot;&quot;;[.H28];&quot;&quot;&quot;,Nombre=&quot;&quot;&quot;;[.I28];&quot;&quot;&quot;},&quot;)" office:value-type="string" office:string-value="new Ciudad{Codigo=&quot;73024&quot;,Nombre=&quot;Alpujarra&quot;},">
            <text:p>new Ciudad{Codigo="73024",Nombre="Alpujarra"},</text:p>
          </table:table-cell>
          <table:table-cell table:formula="of:=LEN([.B28])" office:value-type="float" office:value="9">
            <text:p>9</text:p>
          </table:table-cell>
        </table:table-row>
        <table:table-row table:style-name="ro2">
          <table:table-cell table:style-name="ce1" office:value-type="float" office:value="41026">
            <text:p>41026</text:p>
          </table:table-cell>
          <table:table-cell table:style-name="ce2" office:value-type="string">
            <text:p>ALTAMIRA</text:p>
          </table:table-cell>
          <table:table-cell table:style-name="ce1" office:value-type="string">
            <text:p>Huila</text:p>
          </table:table-cell>
          <table:table-cell table:formula="of:=LOWER([.B29])" office:value-type="string" office:string-value="altamira">
            <text:p>altamira</text:p>
          </table:table-cell>
          <table:table-cell table:formula="of:=PROPER([.D29])" office:value-type="string" office:string-value="Altamira">
            <text:p>Altamira</text:p>
          </table:table-cell>
          <table:table-cell table:formula="of:=LEN([.A29])" office:value-type="float" office:value="5">
            <text:p>5</text:p>
          </table:table-cell>
          <table:table-cell table:formula="of:=IF([.F29]=5;[.A29];CONCATENATE(&quot;0&quot;;[.A29]))" office:value-type="float" office:value="41026">
            <text:p>41026</text:p>
          </table:table-cell>
          <table:table-cell office:value-type="float" office:value="41026">
            <text:p>41026</text:p>
          </table:table-cell>
          <table:table-cell office:value-type="string">
            <text:p>Altamira</text:p>
          </table:table-cell>
          <table:table-cell table:formula="of:=(CONCATENATE(&quot;insert into `Ciudad`(`Nombre`,`Codigo`) values('&quot;;[.I29];&quot;','&quot;;[.H29];&quot;');&quot;))" office:value-type="string" office:string-value="insert into `Ciudad`(`Nombre`,`Codigo`) values('Altamira','41026');">
            <text:p>insert into `Ciudad`(`Nombre`,`Codigo`) values('Altamira','41026');</text:p>
          </table:table-cell>
          <table:table-cell table:formula="of:=CONCATENATE(&quot;new Ciudad{Codigo=&quot;&quot;&quot;;[.H29];&quot;&quot;&quot;,Nombre=&quot;&quot;&quot;;[.I29];&quot;&quot;&quot;},&quot;)" office:value-type="string" office:string-value="new Ciudad{Codigo=&quot;41026&quot;,Nombre=&quot;Altamira&quot;},">
            <text:p>new Ciudad{Codigo="41026",Nombre="Altamira"},</text:p>
          </table:table-cell>
          <table:table-cell table:formula="of:=LEN([.B29])" office:value-type="float" office:value="8">
            <text:p>8</text:p>
          </table:table-cell>
        </table:table-row>
        <table:table-row table:style-name="ro2">
          <table:table-cell table:style-name="ce1" office:value-type="float" office:value="27025">
            <text:p>27025</text:p>
          </table:table-cell>
          <table:table-cell table:style-name="ce2" office:value-type="string">
            <text:p>ALTO BAUDO</text:p>
          </table:table-cell>
          <table:table-cell table:style-name="ce1" office:value-type="string">
            <text:p>Chocó</text:p>
          </table:table-cell>
          <table:table-cell table:formula="of:=LOWER([.B30])" office:value-type="string" office:string-value="alto baudo">
            <text:p>alto baudo</text:p>
          </table:table-cell>
          <table:table-cell table:formula="of:=PROPER([.D30])" office:value-type="string" office:string-value="Alto Baudo">
            <text:p>Alto Baudo</text:p>
          </table:table-cell>
          <table:table-cell table:formula="of:=LEN([.A30])" office:value-type="float" office:value="5">
            <text:p>5</text:p>
          </table:table-cell>
          <table:table-cell table:formula="of:=IF([.F30]=5;[.A30];CONCATENATE(&quot;0&quot;;[.A30]))" office:value-type="float" office:value="27025">
            <text:p>27025</text:p>
          </table:table-cell>
          <table:table-cell office:value-type="float" office:value="27025">
            <text:p>27025</text:p>
          </table:table-cell>
          <table:table-cell office:value-type="string">
            <text:p>Alto Baudo</text:p>
          </table:table-cell>
          <table:table-cell table:formula="of:=(CONCATENATE(&quot;insert into `Ciudad`(`Nombre`,`Codigo`) values('&quot;;[.I30];&quot;','&quot;;[.H30];&quot;');&quot;))" office:value-type="string" office:string-value="insert into `Ciudad`(`Nombre`,`Codigo`) values('Alto Baudo','27025');">
            <text:p>insert into `Ciudad`(`Nombre`,`Codigo`) values('Alto Baudo','27025');</text:p>
          </table:table-cell>
          <table:table-cell table:formula="of:=CONCATENATE(&quot;new Ciudad{Codigo=&quot;&quot;&quot;;[.H30];&quot;&quot;&quot;,Nombre=&quot;&quot;&quot;;[.I30];&quot;&quot;&quot;},&quot;)" office:value-type="string" office:string-value="new Ciudad{Codigo=&quot;27025&quot;,Nombre=&quot;Alto Baudo&quot;},">
            <text:p>new Ciudad{Codigo="27025",Nombre="Alto Baudo"},</text:p>
          </table:table-cell>
          <table:table-cell table:formula="of:=LEN([.B30])" office:value-type="float" office:value="10">
            <text:p>10</text:p>
          </table:table-cell>
        </table:table-row>
        <table:table-row table:style-name="ro2">
          <table:table-cell table:style-name="ce1" office:value-type="float" office:value="13030">
            <text:p>13030</text:p>
          </table:table-cell>
          <table:table-cell table:style-name="ce2" office:value-type="string">
            <text:p>ALTOS DEL ROSARIO</text:p>
          </table:table-cell>
          <table:table-cell table:style-name="ce1" office:value-type="string">
            <text:p>Bolívar</text:p>
          </table:table-cell>
          <table:table-cell table:formula="of:=LOWER([.B31])" office:value-type="string" office:string-value="altos del rosario">
            <text:p>altos del rosario</text:p>
          </table:table-cell>
          <table:table-cell table:formula="of:=PROPER([.D31])" office:value-type="string" office:string-value="Altos Del Rosario">
            <text:p>Altos Del Rosario</text:p>
          </table:table-cell>
          <table:table-cell table:formula="of:=LEN([.A31])" office:value-type="float" office:value="5">
            <text:p>5</text:p>
          </table:table-cell>
          <table:table-cell table:formula="of:=IF([.F31]=5;[.A31];CONCATENATE(&quot;0&quot;;[.A31]))" office:value-type="float" office:value="13030">
            <text:p>13030</text:p>
          </table:table-cell>
          <table:table-cell office:value-type="float" office:value="13030">
            <text:p>13030</text:p>
          </table:table-cell>
          <table:table-cell office:value-type="string">
            <text:p>Altos del Rosario</text:p>
          </table:table-cell>
          <table:table-cell table:formula="of:=(CONCATENATE(&quot;insert into `Ciudad`(`Nombre`,`Codigo`) values('&quot;;[.I31];&quot;','&quot;;[.H31];&quot;');&quot;))" office:value-type="string" office:string-value="insert into `Ciudad`(`Nombre`,`Codigo`) values('Altos del Rosario','13030');">
            <text:p>insert into `Ciudad`(`Nombre`,`Codigo`) values('Altos del Rosario','13030');</text:p>
          </table:table-cell>
          <table:table-cell table:formula="of:=CONCATENATE(&quot;new Ciudad{Codigo=&quot;&quot;&quot;;[.H31];&quot;&quot;&quot;,Nombre=&quot;&quot;&quot;;[.I31];&quot;&quot;&quot;},&quot;)" office:value-type="string" office:string-value="new Ciudad{Codigo=&quot;13030&quot;,Nombre=&quot;Altos del Rosario&quot;},">
            <text:p>new Ciudad{Codigo="13030",Nombre="Altos del Rosario"},</text:p>
          </table:table-cell>
          <table:table-cell table:formula="of:=LEN([.B31])" office:value-type="float" office:value="17">
            <text:p>17</text:p>
          </table:table-cell>
        </table:table-row>
        <table:table-row table:style-name="ro2">
          <table:table-cell table:style-name="ce1" office:value-type="float" office:value="73026">
            <text:p>73026</text:p>
          </table:table-cell>
          <table:table-cell table:style-name="ce2" office:value-type="string">
            <text:p>ALVARADO</text:p>
          </table:table-cell>
          <table:table-cell table:style-name="ce1" office:value-type="string">
            <text:p>Tolima</text:p>
          </table:table-cell>
          <table:table-cell table:formula="of:=LOWER([.B32])" office:value-type="string" office:string-value="alvarado">
            <text:p>alvarado</text:p>
          </table:table-cell>
          <table:table-cell table:formula="of:=PROPER([.D32])" office:value-type="string" office:string-value="Alvarado">
            <text:p>Alvarado</text:p>
          </table:table-cell>
          <table:table-cell table:formula="of:=LEN([.A32])" office:value-type="float" office:value="5">
            <text:p>5</text:p>
          </table:table-cell>
          <table:table-cell table:formula="of:=IF([.F32]=5;[.A32];CONCATENATE(&quot;0&quot;;[.A32]))" office:value-type="float" office:value="73026">
            <text:p>73026</text:p>
          </table:table-cell>
          <table:table-cell office:value-type="float" office:value="73026">
            <text:p>73026</text:p>
          </table:table-cell>
          <table:table-cell office:value-type="string">
            <text:p>Alvarado</text:p>
          </table:table-cell>
          <table:table-cell table:formula="of:=(CONCATENATE(&quot;insert into `Ciudad`(`Nombre`,`Codigo`) values('&quot;;[.I32];&quot;','&quot;;[.H32];&quot;');&quot;))" office:value-type="string" office:string-value="insert into `Ciudad`(`Nombre`,`Codigo`) values('Alvarado','73026');">
            <text:p>insert into `Ciudad`(`Nombre`,`Codigo`) values('Alvarado','73026');</text:p>
          </table:table-cell>
          <table:table-cell table:formula="of:=CONCATENATE(&quot;new Ciudad{Codigo=&quot;&quot;&quot;;[.H32];&quot;&quot;&quot;,Nombre=&quot;&quot;&quot;;[.I32];&quot;&quot;&quot;},&quot;)" office:value-type="string" office:string-value="new Ciudad{Codigo=&quot;73026&quot;,Nombre=&quot;Alvarado&quot;},">
            <text:p>new Ciudad{Codigo="73026",Nombre="Alvarado"},</text:p>
          </table:table-cell>
          <table:table-cell table:formula="of:=LEN([.B32])" office:value-type="float" office:value="8">
            <text:p>8</text:p>
          </table:table-cell>
        </table:table-row>
        <table:table-row table:style-name="ro2">
          <table:table-cell table:style-name="ce1" office:value-type="string">
            <text:p>05030</text:p>
          </table:table-cell>
          <table:table-cell table:style-name="ce2" office:value-type="string">
            <text:p>AMAGÁ</text:p>
          </table:table-cell>
          <table:table-cell table:style-name="ce1" office:value-type="string">
            <text:p>Antioquia</text:p>
          </table:table-cell>
          <table:table-cell table:formula="of:=LOWER([.B33])" office:value-type="string" office:string-value="amagá">
            <text:p>amagá</text:p>
          </table:table-cell>
          <table:table-cell table:formula="of:=PROPER([.D33])" office:value-type="string" office:string-value="Amagá">
            <text:p>Amagá</text:p>
          </table:table-cell>
          <table:table-cell table:formula="of:=LEN([.A33])" office:value-type="float" office:value="5">
            <text:p>5</text:p>
          </table:table-cell>
          <table:table-cell table:formula="of:=IF([.F33]=5;[.A33];CONCATENATE(&quot;0&quot;;[.A33]))" office:value-type="string" office:string-value="05030">
            <text:p>05030</text:p>
          </table:table-cell>
          <table:table-cell office:value-type="string">
            <text:p>05030</text:p>
          </table:table-cell>
          <table:table-cell office:value-type="string">
            <text:p>Amagá</text:p>
          </table:table-cell>
          <table:table-cell table:formula="of:=(CONCATENATE(&quot;insert into `Ciudad`(`Nombre`,`Codigo`) values('&quot;;[.I33];&quot;','&quot;;[.H33];&quot;');&quot;))" office:value-type="string" office:string-value="insert into `Ciudad`(`Nombre`,`Codigo`) values('Amagá','05030');">
            <text:p>insert into `Ciudad`(`Nombre`,`Codigo`) values('Amagá','05030');</text:p>
          </table:table-cell>
          <table:table-cell table:formula="of:=CONCATENATE(&quot;new Ciudad{Codigo=&quot;&quot;&quot;;[.H33];&quot;&quot;&quot;,Nombre=&quot;&quot;&quot;;[.I33];&quot;&quot;&quot;},&quot;)" office:value-type="string" office:string-value="new Ciudad{Codigo=&quot;05030&quot;,Nombre=&quot;Amagá&quot;},">
            <text:p>new Ciudad{Codigo="05030",Nombre="Amagá"},</text:p>
          </table:table-cell>
          <table:table-cell table:formula="of:=LEN([.B33])" office:value-type="float" office:value="5">
            <text:p>5</text:p>
          </table:table-cell>
        </table:table-row>
        <table:table-row table:style-name="ro2">
          <table:table-cell table:style-name="ce1" office:value-type="float" office:value="5031">
            <text:p>5031</text:p>
          </table:table-cell>
          <table:table-cell table:style-name="ce2" office:value-type="string">
            <text:p>AMALFI</text:p>
          </table:table-cell>
          <table:table-cell table:style-name="ce1" office:value-type="string">
            <text:p>Antioquia</text:p>
          </table:table-cell>
          <table:table-cell table:formula="of:=LOWER([.B34])" office:value-type="string" office:string-value="amalfi">
            <text:p>amalfi</text:p>
          </table:table-cell>
          <table:table-cell table:formula="of:=PROPER([.D34])" office:value-type="string" office:string-value="Amalfi">
            <text:p>Amalfi</text:p>
          </table:table-cell>
          <table:table-cell table:formula="of:=LEN([.A34])" office:value-type="float" office:value="4">
            <text:p>4</text:p>
          </table:table-cell>
          <table:table-cell table:formula="of:=IF([.F34]=5;[.A34];CONCATENATE(&quot;0&quot;;[.A34]))" office:value-type="string" office:string-value="05031">
            <text:p>05031</text:p>
          </table:table-cell>
          <table:table-cell office:value-type="string">
            <text:p>05031</text:p>
          </table:table-cell>
          <table:table-cell office:value-type="string">
            <text:p>Amalfi</text:p>
          </table:table-cell>
          <table:table-cell table:formula="of:=(CONCATENATE(&quot;insert into `Ciudad`(`Nombre`,`Codigo`) values('&quot;;[.I34];&quot;','&quot;;[.H34];&quot;');&quot;))" office:value-type="string" office:string-value="insert into `Ciudad`(`Nombre`,`Codigo`) values('Amalfi','05031');">
            <text:p>insert into `Ciudad`(`Nombre`,`Codigo`) values('Amalfi','05031');</text:p>
          </table:table-cell>
          <table:table-cell table:formula="of:=CONCATENATE(&quot;new Ciudad{Codigo=&quot;&quot;&quot;;[.H34];&quot;&quot;&quot;,Nombre=&quot;&quot;&quot;;[.I34];&quot;&quot;&quot;},&quot;)" office:value-type="string" office:string-value="new Ciudad{Codigo=&quot;05031&quot;,Nombre=&quot;Amalfi&quot;},">
            <text:p>new Ciudad{Codigo="05031",Nombre="Amalfi"},</text:p>
          </table:table-cell>
          <table:table-cell table:formula="of:=LEN([.B34])" office:value-type="float" office:value="6">
            <text:p>6</text:p>
          </table:table-cell>
        </table:table-row>
        <table:table-row table:style-name="ro2">
          <table:table-cell table:style-name="ce1" office:value-type="float" office:value="73030">
            <text:p>73030</text:p>
          </table:table-cell>
          <table:table-cell table:style-name="ce2" office:value-type="string">
            <text:p>AMBALEMA</text:p>
          </table:table-cell>
          <table:table-cell table:style-name="ce1" office:value-type="string">
            <text:p>Tolima</text:p>
          </table:table-cell>
          <table:table-cell table:formula="of:=LOWER([.B35])" office:value-type="string" office:string-value="ambalema">
            <text:p>ambalema</text:p>
          </table:table-cell>
          <table:table-cell table:formula="of:=PROPER([.D35])" office:value-type="string" office:string-value="Ambalema">
            <text:p>Ambalema</text:p>
          </table:table-cell>
          <table:table-cell table:formula="of:=LEN([.A35])" office:value-type="float" office:value="5">
            <text:p>5</text:p>
          </table:table-cell>
          <table:table-cell table:formula="of:=IF([.F35]=5;[.A35];CONCATENATE(&quot;0&quot;;[.A35]))" office:value-type="float" office:value="73030">
            <text:p>73030</text:p>
          </table:table-cell>
          <table:table-cell office:value-type="float" office:value="73030">
            <text:p>73030</text:p>
          </table:table-cell>
          <table:table-cell office:value-type="string">
            <text:p>Ambalema</text:p>
          </table:table-cell>
          <table:table-cell table:formula="of:=(CONCATENATE(&quot;insert into `Ciudad`(`Nombre`,`Codigo`) values('&quot;;[.I35];&quot;','&quot;;[.H35];&quot;');&quot;))" office:value-type="string" office:string-value="insert into `Ciudad`(`Nombre`,`Codigo`) values('Ambalema','73030');">
            <text:p>insert into `Ciudad`(`Nombre`,`Codigo`) values('Ambalema','73030');</text:p>
          </table:table-cell>
          <table:table-cell table:formula="of:=CONCATENATE(&quot;new Ciudad{Codigo=&quot;&quot;&quot;;[.H35];&quot;&quot;&quot;,Nombre=&quot;&quot;&quot;;[.I35];&quot;&quot;&quot;},&quot;)" office:value-type="string" office:string-value="new Ciudad{Codigo=&quot;73030&quot;,Nombre=&quot;Ambalema&quot;},">
            <text:p>new Ciudad{Codigo="73030",Nombre="Ambalema"},</text:p>
          </table:table-cell>
          <table:table-cell table:formula="of:=LEN([.B35])" office:value-type="float" office:value="8">
            <text:p>8</text:p>
          </table:table-cell>
        </table:table-row>
        <table:table-row table:style-name="ro2">
          <table:table-cell table:style-name="ce1" office:value-type="float" office:value="25035">
            <text:p>25035</text:p>
          </table:table-cell>
          <table:table-cell table:style-name="ce2" office:value-type="string">
            <text:p>ANAPOIMA</text:p>
          </table:table-cell>
          <table:table-cell table:style-name="ce1" office:value-type="string">
            <text:p>Cundinamarca</text:p>
          </table:table-cell>
          <table:table-cell table:formula="of:=LOWER([.B36])" office:value-type="string" office:string-value="anapoima">
            <text:p>anapoima</text:p>
          </table:table-cell>
          <table:table-cell table:formula="of:=PROPER([.D36])" office:value-type="string" office:string-value="Anapoima">
            <text:p>Anapoima</text:p>
          </table:table-cell>
          <table:table-cell table:formula="of:=LEN([.A36])" office:value-type="float" office:value="5">
            <text:p>5</text:p>
          </table:table-cell>
          <table:table-cell table:formula="of:=IF([.F36]=5;[.A36];CONCATENATE(&quot;0&quot;;[.A36]))" office:value-type="float" office:value="25035">
            <text:p>25035</text:p>
          </table:table-cell>
          <table:table-cell office:value-type="float" office:value="25035">
            <text:p>25035</text:p>
          </table:table-cell>
          <table:table-cell office:value-type="string">
            <text:p>Anapoima</text:p>
          </table:table-cell>
          <table:table-cell table:formula="of:=(CONCATENATE(&quot;insert into `Ciudad`(`Nombre`,`Codigo`) values('&quot;;[.I36];&quot;','&quot;;[.H36];&quot;');&quot;))" office:value-type="string" office:string-value="insert into `Ciudad`(`Nombre`,`Codigo`) values('Anapoima','25035');">
            <text:p>insert into `Ciudad`(`Nombre`,`Codigo`) values('Anapoima','25035');</text:p>
          </table:table-cell>
          <table:table-cell table:formula="of:=CONCATENATE(&quot;new Ciudad{Codigo=&quot;&quot;&quot;;[.H36];&quot;&quot;&quot;,Nombre=&quot;&quot;&quot;;[.I36];&quot;&quot;&quot;},&quot;)" office:value-type="string" office:string-value="new Ciudad{Codigo=&quot;25035&quot;,Nombre=&quot;Anapoima&quot;},">
            <text:p>new Ciudad{Codigo="25035",Nombre="Anapoima"},</text:p>
          </table:table-cell>
          <table:table-cell table:formula="of:=LEN([.B36])" office:value-type="float" office:value="8">
            <text:p>8</text:p>
          </table:table-cell>
        </table:table-row>
        <table:table-row table:style-name="ro2">
          <table:table-cell table:style-name="ce1" office:value-type="float" office:value="52036">
            <text:p>52036</text:p>
          </table:table-cell>
          <table:table-cell table:style-name="ce2" office:value-type="string">
            <text:p>ANCUYÁ</text:p>
          </table:table-cell>
          <table:table-cell table:style-name="ce1" office:value-type="string">
            <text:p>Nariño</text:p>
          </table:table-cell>
          <table:table-cell table:formula="of:=LOWER([.B37])" office:value-type="string" office:string-value="ancuyá">
            <text:p>ancuyá</text:p>
          </table:table-cell>
          <table:table-cell table:formula="of:=PROPER([.D37])" office:value-type="string" office:string-value="Ancuyá">
            <text:p>Ancuyá</text:p>
          </table:table-cell>
          <table:table-cell table:formula="of:=LEN([.A37])" office:value-type="float" office:value="5">
            <text:p>5</text:p>
          </table:table-cell>
          <table:table-cell table:formula="of:=IF([.F37]=5;[.A37];CONCATENATE(&quot;0&quot;;[.A37]))" office:value-type="float" office:value="52036">
            <text:p>52036</text:p>
          </table:table-cell>
          <table:table-cell office:value-type="float" office:value="52036">
            <text:p>52036</text:p>
          </table:table-cell>
          <table:table-cell office:value-type="string">
            <text:p>Ancuyá</text:p>
          </table:table-cell>
          <table:table-cell table:formula="of:=(CONCATENATE(&quot;insert into `Ciudad`(`Nombre`,`Codigo`) values('&quot;;[.I37];&quot;','&quot;;[.H37];&quot;');&quot;))" office:value-type="string" office:string-value="insert into `Ciudad`(`Nombre`,`Codigo`) values('Ancuyá','52036');">
            <text:p>insert into `Ciudad`(`Nombre`,`Codigo`) values('Ancuyá','52036');</text:p>
          </table:table-cell>
          <table:table-cell table:formula="of:=CONCATENATE(&quot;new Ciudad{Codigo=&quot;&quot;&quot;;[.H37];&quot;&quot;&quot;,Nombre=&quot;&quot;&quot;;[.I37];&quot;&quot;&quot;},&quot;)" office:value-type="string" office:string-value="new Ciudad{Codigo=&quot;52036&quot;,Nombre=&quot;Ancuyá&quot;},">
            <text:p>new Ciudad{Codigo="52036",Nombre="Ancuyá"},</text:p>
          </table:table-cell>
          <table:table-cell table:formula="of:=LEN([.B37])" office:value-type="float" office:value="6">
            <text:p>6</text:p>
          </table:table-cell>
        </table:table-row>
        <table:table-row table:style-name="ro2">
          <table:table-cell table:style-name="ce1" office:value-type="float" office:value="76036">
            <text:p>76036</text:p>
          </table:table-cell>
          <table:table-cell table:style-name="ce2" office:value-type="string">
            <text:p>ANDALUCÍA</text:p>
          </table:table-cell>
          <table:table-cell table:style-name="ce1" office:value-type="string">
            <text:p>Valle del Cauca</text:p>
          </table:table-cell>
          <table:table-cell table:formula="of:=LOWER([.B38])" office:value-type="string" office:string-value="andalucía">
            <text:p>andalucía</text:p>
          </table:table-cell>
          <table:table-cell table:formula="of:=PROPER([.D38])" office:value-type="string" office:string-value="Andalucía">
            <text:p>Andalucía</text:p>
          </table:table-cell>
          <table:table-cell table:formula="of:=LEN([.A38])" office:value-type="float" office:value="5">
            <text:p>5</text:p>
          </table:table-cell>
          <table:table-cell table:formula="of:=IF([.F38]=5;[.A38];CONCATENATE(&quot;0&quot;;[.A38]))" office:value-type="float" office:value="76036">
            <text:p>76036</text:p>
          </table:table-cell>
          <table:table-cell office:value-type="float" office:value="76036">
            <text:p>76036</text:p>
          </table:table-cell>
          <table:table-cell office:value-type="string">
            <text:p>Andalucía</text:p>
          </table:table-cell>
          <table:table-cell table:formula="of:=(CONCATENATE(&quot;insert into `Ciudad`(`Nombre`,`Codigo`) values('&quot;;[.I38];&quot;','&quot;;[.H38];&quot;');&quot;))" office:value-type="string" office:string-value="insert into `Ciudad`(`Nombre`,`Codigo`) values('Andalucía','76036');">
            <text:p>insert into `Ciudad`(`Nombre`,`Codigo`) values('Andalucía','76036');</text:p>
          </table:table-cell>
          <table:table-cell table:formula="of:=CONCATENATE(&quot;new Ciudad{Codigo=&quot;&quot;&quot;;[.H38];&quot;&quot;&quot;,Nombre=&quot;&quot;&quot;;[.I38];&quot;&quot;&quot;},&quot;)" office:value-type="string" office:string-value="new Ciudad{Codigo=&quot;76036&quot;,Nombre=&quot;Andalucía&quot;},">
            <text:p>new Ciudad{Codigo="76036",Nombre="Andalucía"},</text:p>
          </table:table-cell>
          <table:table-cell table:formula="of:=LEN([.B38])" office:value-type="float" office:value="9">
            <text:p>9</text:p>
          </table:table-cell>
        </table:table-row>
        <table:table-row table:style-name="ro2">
          <table:table-cell table:style-name="ce1" office:value-type="float" office:value="5034">
            <text:p>5034</text:p>
          </table:table-cell>
          <table:table-cell table:style-name="ce2" office:value-type="string">
            <text:p>ANDES</text:p>
          </table:table-cell>
          <table:table-cell table:style-name="ce1" office:value-type="string">
            <text:p>Antioquia</text:p>
          </table:table-cell>
          <table:table-cell table:formula="of:=LOWER([.B39])" office:value-type="string" office:string-value="andes">
            <text:p>andes</text:p>
          </table:table-cell>
          <table:table-cell table:formula="of:=PROPER([.D39])" office:value-type="string" office:string-value="Andes">
            <text:p>Andes</text:p>
          </table:table-cell>
          <table:table-cell table:formula="of:=LEN([.A39])" office:value-type="float" office:value="4">
            <text:p>4</text:p>
          </table:table-cell>
          <table:table-cell table:formula="of:=IF([.F39]=5;[.A39];CONCATENATE(&quot;0&quot;;[.A39]))" office:value-type="string" office:string-value="05034">
            <text:p>05034</text:p>
          </table:table-cell>
          <table:table-cell office:value-type="string">
            <text:p>05034</text:p>
          </table:table-cell>
          <table:table-cell office:value-type="string">
            <text:p>Andes</text:p>
          </table:table-cell>
          <table:table-cell table:formula="of:=(CONCATENATE(&quot;insert into `Ciudad`(`Nombre`,`Codigo`) values('&quot;;[.I39];&quot;','&quot;;[.H39];&quot;');&quot;))" office:value-type="string" office:string-value="insert into `Ciudad`(`Nombre`,`Codigo`) values('Andes','05034');">
            <text:p>insert into `Ciudad`(`Nombre`,`Codigo`) values('Andes','05034');</text:p>
          </table:table-cell>
          <table:table-cell table:formula="of:=CONCATENATE(&quot;new Ciudad{Codigo=&quot;&quot;&quot;;[.H39];&quot;&quot;&quot;,Nombre=&quot;&quot;&quot;;[.I39];&quot;&quot;&quot;},&quot;)" office:value-type="string" office:string-value="new Ciudad{Codigo=&quot;05034&quot;,Nombre=&quot;Andes&quot;},">
            <text:p>new Ciudad{Codigo="05034",Nombre="Andes"},</text:p>
          </table:table-cell>
          <table:table-cell table:formula="of:=LEN([.B39])" office:value-type="float" office:value="5">
            <text:p>5</text:p>
          </table:table-cell>
        </table:table-row>
        <table:table-row table:style-name="ro2">
          <table:table-cell table:style-name="ce1" office:value-type="float" office:value="5036">
            <text:p>5036</text:p>
          </table:table-cell>
          <table:table-cell table:style-name="ce2" office:value-type="string">
            <text:p>ANGELÓPOLIS</text:p>
          </table:table-cell>
          <table:table-cell table:style-name="ce1" office:value-type="string">
            <text:p>Antioquia</text:p>
          </table:table-cell>
          <table:table-cell table:formula="of:=LOWER([.B40])" office:value-type="string" office:string-value="angelópolis">
            <text:p>angelópolis</text:p>
          </table:table-cell>
          <table:table-cell table:formula="of:=PROPER([.D40])" office:value-type="string" office:string-value="Angelópolis">
            <text:p>Angelópolis</text:p>
          </table:table-cell>
          <table:table-cell table:formula="of:=LEN([.A40])" office:value-type="float" office:value="4">
            <text:p>4</text:p>
          </table:table-cell>
          <table:table-cell table:formula="of:=IF([.F40]=5;[.A40];CONCATENATE(&quot;0&quot;;[.A40]))" office:value-type="string" office:string-value="05036">
            <text:p>05036</text:p>
          </table:table-cell>
          <table:table-cell office:value-type="string">
            <text:p>05036</text:p>
          </table:table-cell>
          <table:table-cell office:value-type="string">
            <text:p>Angelópolis</text:p>
          </table:table-cell>
          <table:table-cell table:formula="of:=(CONCATENATE(&quot;insert into `Ciudad`(`Nombre`,`Codigo`) values('&quot;;[.I40];&quot;','&quot;;[.H40];&quot;');&quot;))" office:value-type="string" office:string-value="insert into `Ciudad`(`Nombre`,`Codigo`) values('Angelópolis','05036');">
            <text:p>insert into `Ciudad`(`Nombre`,`Codigo`) values('Angelópolis','05036');</text:p>
          </table:table-cell>
          <table:table-cell table:formula="of:=CONCATENATE(&quot;new Ciudad{Codigo=&quot;&quot;&quot;;[.H40];&quot;&quot;&quot;,Nombre=&quot;&quot;&quot;;[.I40];&quot;&quot;&quot;},&quot;)" office:value-type="string" office:string-value="new Ciudad{Codigo=&quot;05036&quot;,Nombre=&quot;Angelópolis&quot;},">
            <text:p>new Ciudad{Codigo="05036",Nombre="Angelópolis"},</text:p>
          </table:table-cell>
          <table:table-cell table:formula="of:=LEN([.B40])" office:value-type="float" office:value="11">
            <text:p>11</text:p>
          </table:table-cell>
        </table:table-row>
        <table:table-row table:style-name="ro2">
          <table:table-cell table:style-name="ce1" office:value-type="float" office:value="5038">
            <text:p>5038</text:p>
          </table:table-cell>
          <table:table-cell table:style-name="ce2" office:value-type="string">
            <text:p>ANGOSTURA</text:p>
          </table:table-cell>
          <table:table-cell table:style-name="ce1" office:value-type="string">
            <text:p>Antioquia</text:p>
          </table:table-cell>
          <table:table-cell table:formula="of:=LOWER([.B41])" office:value-type="string" office:string-value="angostura">
            <text:p>angostura</text:p>
          </table:table-cell>
          <table:table-cell table:formula="of:=PROPER([.D41])" office:value-type="string" office:string-value="Angostura">
            <text:p>Angostura</text:p>
          </table:table-cell>
          <table:table-cell table:formula="of:=LEN([.A41])" office:value-type="float" office:value="4">
            <text:p>4</text:p>
          </table:table-cell>
          <table:table-cell table:formula="of:=IF([.F41]=5;[.A41];CONCATENATE(&quot;0&quot;;[.A41]))" office:value-type="string" office:string-value="05038">
            <text:p>05038</text:p>
          </table:table-cell>
          <table:table-cell office:value-type="string">
            <text:p>05038</text:p>
          </table:table-cell>
          <table:table-cell office:value-type="string">
            <text:p>Angostura</text:p>
          </table:table-cell>
          <table:table-cell table:formula="of:=(CONCATENATE(&quot;insert into `Ciudad`(`Nombre`,`Codigo`) values('&quot;;[.I41];&quot;','&quot;;[.H41];&quot;');&quot;))" office:value-type="string" office:string-value="insert into `Ciudad`(`Nombre`,`Codigo`) values('Angostura','05038');">
            <text:p>insert into `Ciudad`(`Nombre`,`Codigo`) values('Angostura','05038');</text:p>
          </table:table-cell>
          <table:table-cell table:formula="of:=CONCATENATE(&quot;new Ciudad{Codigo=&quot;&quot;&quot;;[.H41];&quot;&quot;&quot;,Nombre=&quot;&quot;&quot;;[.I41];&quot;&quot;&quot;},&quot;)" office:value-type="string" office:string-value="new Ciudad{Codigo=&quot;05038&quot;,Nombre=&quot;Angostura&quot;},">
            <text:p>new Ciudad{Codigo="05038",Nombre="Angostura"},</text:p>
          </table:table-cell>
          <table:table-cell table:formula="of:=LEN([.B41])" office:value-type="float" office:value="9">
            <text:p>9</text:p>
          </table:table-cell>
        </table:table-row>
        <table:table-row table:style-name="ro2">
          <table:table-cell table:style-name="ce1" office:value-type="float" office:value="25040">
            <text:p>25040</text:p>
          </table:table-cell>
          <table:table-cell table:style-name="ce2" office:value-type="string">
            <text:p>ANOLAIMA</text:p>
          </table:table-cell>
          <table:table-cell table:style-name="ce1" office:value-type="string">
            <text:p>Cundinamarca</text:p>
          </table:table-cell>
          <table:table-cell table:formula="of:=LOWER([.B42])" office:value-type="string" office:string-value="anolaima">
            <text:p>anolaima</text:p>
          </table:table-cell>
          <table:table-cell table:formula="of:=PROPER([.D42])" office:value-type="string" office:string-value="Anolaima">
            <text:p>Anolaima</text:p>
          </table:table-cell>
          <table:table-cell table:formula="of:=LEN([.A42])" office:value-type="float" office:value="5">
            <text:p>5</text:p>
          </table:table-cell>
          <table:table-cell table:formula="of:=IF([.F42]=5;[.A42];CONCATENATE(&quot;0&quot;;[.A42]))" office:value-type="float" office:value="25040">
            <text:p>25040</text:p>
          </table:table-cell>
          <table:table-cell office:value-type="float" office:value="25040">
            <text:p>25040</text:p>
          </table:table-cell>
          <table:table-cell office:value-type="string">
            <text:p>Anolaima</text:p>
          </table:table-cell>
          <table:table-cell table:formula="of:=(CONCATENATE(&quot;insert into `Ciudad`(`Nombre`,`Codigo`) values('&quot;;[.I42];&quot;','&quot;;[.H42];&quot;');&quot;))" office:value-type="string" office:string-value="insert into `Ciudad`(`Nombre`,`Codigo`) values('Anolaima','25040');">
            <text:p>insert into `Ciudad`(`Nombre`,`Codigo`) values('Anolaima','25040');</text:p>
          </table:table-cell>
          <table:table-cell table:formula="of:=CONCATENATE(&quot;new Ciudad{Codigo=&quot;&quot;&quot;;[.H42];&quot;&quot;&quot;,Nombre=&quot;&quot;&quot;;[.I42];&quot;&quot;&quot;},&quot;)" office:value-type="string" office:string-value="new Ciudad{Codigo=&quot;25040&quot;,Nombre=&quot;Anolaima&quot;},">
            <text:p>new Ciudad{Codigo="25040",Nombre="Anolaima"},</text:p>
          </table:table-cell>
          <table:table-cell table:formula="of:=LEN([.B42])" office:value-type="float" office:value="8">
            <text:p>8</text:p>
          </table:table-cell>
        </table:table-row>
        <table:table-row table:style-name="ro2">
          <table:table-cell table:style-name="ce1" office:value-type="float" office:value="5040">
            <text:p>5040</text:p>
          </table:table-cell>
          <table:table-cell table:style-name="ce2" office:value-type="string">
            <text:p>ANORÍ</text:p>
          </table:table-cell>
          <table:table-cell table:style-name="ce1" office:value-type="string">
            <text:p>Antioquia</text:p>
          </table:table-cell>
          <table:table-cell table:formula="of:=LOWER([.B43])" office:value-type="string" office:string-value="anorí">
            <text:p>anorí</text:p>
          </table:table-cell>
          <table:table-cell table:formula="of:=PROPER([.D43])" office:value-type="string" office:string-value="Anorí">
            <text:p>Anorí</text:p>
          </table:table-cell>
          <table:table-cell table:formula="of:=LEN([.A43])" office:value-type="float" office:value="4">
            <text:p>4</text:p>
          </table:table-cell>
          <table:table-cell table:formula="of:=IF([.F43]=5;[.A43];CONCATENATE(&quot;0&quot;;[.A43]))" office:value-type="string" office:string-value="05040">
            <text:p>05040</text:p>
          </table:table-cell>
          <table:table-cell office:value-type="string">
            <text:p>05040</text:p>
          </table:table-cell>
          <table:table-cell office:value-type="string">
            <text:p>Anorí</text:p>
          </table:table-cell>
          <table:table-cell table:formula="of:=(CONCATENATE(&quot;insert into `Ciudad`(`Nombre`,`Codigo`) values('&quot;;[.I43];&quot;','&quot;;[.H43];&quot;');&quot;))" office:value-type="string" office:string-value="insert into `Ciudad`(`Nombre`,`Codigo`) values('Anorí','05040');">
            <text:p>insert into `Ciudad`(`Nombre`,`Codigo`) values('Anorí','05040');</text:p>
          </table:table-cell>
          <table:table-cell table:formula="of:=CONCATENATE(&quot;new Ciudad{Codigo=&quot;&quot;&quot;;[.H43];&quot;&quot;&quot;,Nombre=&quot;&quot;&quot;;[.I43];&quot;&quot;&quot;},&quot;)" office:value-type="string" office:string-value="new Ciudad{Codigo=&quot;05040&quot;,Nombre=&quot;Anorí&quot;},">
            <text:p>new Ciudad{Codigo="05040",Nombre="Anorí"},</text:p>
          </table:table-cell>
          <table:table-cell table:formula="of:=LEN([.B43])" office:value-type="float" office:value="5">
            <text:p>5</text:p>
          </table:table-cell>
        </table:table-row>
        <table:table-row table:style-name="ro2">
          <table:table-cell table:style-name="ce1" office:value-type="float" office:value="17042">
            <text:p>17042</text:p>
          </table:table-cell>
          <table:table-cell table:style-name="ce2" office:value-type="string">
            <text:p>ANSERMA</text:p>
          </table:table-cell>
          <table:table-cell table:style-name="ce1" office:value-type="string">
            <text:p>Caldas</text:p>
          </table:table-cell>
          <table:table-cell table:formula="of:=LOWER([.B44])" office:value-type="string" office:string-value="anserma">
            <text:p>anserma</text:p>
          </table:table-cell>
          <table:table-cell table:formula="of:=PROPER([.D44])" office:value-type="string" office:string-value="Anserma">
            <text:p>Anserma</text:p>
          </table:table-cell>
          <table:table-cell table:formula="of:=LEN([.A44])" office:value-type="float" office:value="5">
            <text:p>5</text:p>
          </table:table-cell>
          <table:table-cell table:formula="of:=IF([.F44]=5;[.A44];CONCATENATE(&quot;0&quot;;[.A44]))" office:value-type="float" office:value="17042">
            <text:p>17042</text:p>
          </table:table-cell>
          <table:table-cell office:value-type="float" office:value="17042">
            <text:p>17042</text:p>
          </table:table-cell>
          <table:table-cell office:value-type="string">
            <text:p>Anserma</text:p>
          </table:table-cell>
          <table:table-cell table:formula="of:=(CONCATENATE(&quot;insert into `Ciudad`(`Nombre`,`Codigo`) values('&quot;;[.I44];&quot;','&quot;;[.H44];&quot;');&quot;))" office:value-type="string" office:string-value="insert into `Ciudad`(`Nombre`,`Codigo`) values('Anserma','17042');">
            <text:p>insert into `Ciudad`(`Nombre`,`Codigo`) values('Anserma','17042');</text:p>
          </table:table-cell>
          <table:table-cell table:formula="of:=CONCATENATE(&quot;new Ciudad{Codigo=&quot;&quot;&quot;;[.H44];&quot;&quot;&quot;,Nombre=&quot;&quot;&quot;;[.I44];&quot;&quot;&quot;},&quot;)" office:value-type="string" office:string-value="new Ciudad{Codigo=&quot;17042&quot;,Nombre=&quot;Anserma&quot;},">
            <text:p>new Ciudad{Codigo="17042",Nombre="Anserma"},</text:p>
          </table:table-cell>
          <table:table-cell table:formula="of:=LEN([.B44])" office:value-type="float" office:value="7">
            <text:p>7</text:p>
          </table:table-cell>
        </table:table-row>
        <table:table-row table:style-name="ro2">
          <table:table-cell table:style-name="ce1" office:value-type="float" office:value="76041">
            <text:p>76041</text:p>
          </table:table-cell>
          <table:table-cell table:style-name="ce2" office:value-type="string">
            <text:p>ANSERMANUEVO</text:p>
          </table:table-cell>
          <table:table-cell table:style-name="ce1" office:value-type="string">
            <text:p>Valle del Cauca</text:p>
          </table:table-cell>
          <table:table-cell table:formula="of:=LOWER([.B45])" office:value-type="string" office:string-value="ansermanuevo">
            <text:p>ansermanuevo</text:p>
          </table:table-cell>
          <table:table-cell table:formula="of:=PROPER([.D45])" office:value-type="string" office:string-value="Ansermanuevo">
            <text:p>Ansermanuevo</text:p>
          </table:table-cell>
          <table:table-cell table:formula="of:=LEN([.A45])" office:value-type="float" office:value="5">
            <text:p>5</text:p>
          </table:table-cell>
          <table:table-cell table:formula="of:=IF([.F45]=5;[.A45];CONCATENATE(&quot;0&quot;;[.A45]))" office:value-type="float" office:value="76041">
            <text:p>76041</text:p>
          </table:table-cell>
          <table:table-cell office:value-type="float" office:value="76041">
            <text:p>76041</text:p>
          </table:table-cell>
          <table:table-cell office:value-type="string">
            <text:p>Ansermanuevo</text:p>
          </table:table-cell>
          <table:table-cell table:formula="of:=(CONCATENATE(&quot;insert into `Ciudad`(`Nombre`,`Codigo`) values('&quot;;[.I45];&quot;','&quot;;[.H45];&quot;');&quot;))" office:value-type="string" office:string-value="insert into `Ciudad`(`Nombre`,`Codigo`) values('Ansermanuevo','76041');">
            <text:p>insert into `Ciudad`(`Nombre`,`Codigo`) values('Ansermanuevo','76041');</text:p>
          </table:table-cell>
          <table:table-cell table:formula="of:=CONCATENATE(&quot;new Ciudad{Codigo=&quot;&quot;&quot;;[.H45];&quot;&quot;&quot;,Nombre=&quot;&quot;&quot;;[.I45];&quot;&quot;&quot;},&quot;)" office:value-type="string" office:string-value="new Ciudad{Codigo=&quot;76041&quot;,Nombre=&quot;Ansermanuevo&quot;},">
            <text:p>new Ciudad{Codigo="76041",Nombre="Ansermanuevo"},</text:p>
          </table:table-cell>
          <table:table-cell table:formula="of:=LEN([.B45])" office:value-type="float" office:value="12">
            <text:p>12</text:p>
          </table:table-cell>
        </table:table-row>
        <table:table-row table:style-name="ro2">
          <table:table-cell table:style-name="ce1" office:value-type="float" office:value="5044">
            <text:p>5044</text:p>
          </table:table-cell>
          <table:table-cell table:style-name="ce2" office:value-type="string">
            <text:p>ANZA</text:p>
          </table:table-cell>
          <table:table-cell table:style-name="ce1" office:value-type="string">
            <text:p>Antioquia</text:p>
          </table:table-cell>
          <table:table-cell table:formula="of:=LOWER([.B46])" office:value-type="string" office:string-value="anza">
            <text:p>anza</text:p>
          </table:table-cell>
          <table:table-cell table:formula="of:=PROPER([.D46])" office:value-type="string" office:string-value="Anza">
            <text:p>Anza</text:p>
          </table:table-cell>
          <table:table-cell table:formula="of:=LEN([.A46])" office:value-type="float" office:value="4">
            <text:p>4</text:p>
          </table:table-cell>
          <table:table-cell table:formula="of:=IF([.F46]=5;[.A46];CONCATENATE(&quot;0&quot;;[.A46]))" office:value-type="string" office:string-value="05044">
            <text:p>05044</text:p>
          </table:table-cell>
          <table:table-cell office:value-type="string">
            <text:p>05044</text:p>
          </table:table-cell>
          <table:table-cell office:value-type="string">
            <text:p>Anza</text:p>
          </table:table-cell>
          <table:table-cell table:formula="of:=(CONCATENATE(&quot;insert into `Ciudad`(`Nombre`,`Codigo`) values('&quot;;[.I46];&quot;','&quot;;[.H46];&quot;');&quot;))" office:value-type="string" office:string-value="insert into `Ciudad`(`Nombre`,`Codigo`) values('Anza','05044');">
            <text:p>insert into `Ciudad`(`Nombre`,`Codigo`) values('Anza','05044');</text:p>
          </table:table-cell>
          <table:table-cell table:formula="of:=CONCATENATE(&quot;new Ciudad{Codigo=&quot;&quot;&quot;;[.H46];&quot;&quot;&quot;,Nombre=&quot;&quot;&quot;;[.I46];&quot;&quot;&quot;},&quot;)" office:value-type="string" office:string-value="new Ciudad{Codigo=&quot;05044&quot;,Nombre=&quot;Anza&quot;},">
            <text:p>new Ciudad{Codigo="05044",Nombre="Anza"},</text:p>
          </table:table-cell>
          <table:table-cell table:formula="of:=LEN([.B46])" office:value-type="float" office:value="4">
            <text:p>4</text:p>
          </table:table-cell>
        </table:table-row>
        <table:table-row table:style-name="ro2">
          <table:table-cell table:style-name="ce1" office:value-type="float" office:value="73043">
            <text:p>73043</text:p>
          </table:table-cell>
          <table:table-cell table:style-name="ce2" office:value-type="string">
            <text:p>ANZOÁTEGUI</text:p>
          </table:table-cell>
          <table:table-cell table:style-name="ce1" office:value-type="string">
            <text:p>Tolima</text:p>
          </table:table-cell>
          <table:table-cell table:formula="of:=LOWER([.B47])" office:value-type="string" office:string-value="anzoátegui">
            <text:p>anzoátegui</text:p>
          </table:table-cell>
          <table:table-cell table:formula="of:=PROPER([.D47])" office:value-type="string" office:string-value="Anzoátegui">
            <text:p>Anzoátegui</text:p>
          </table:table-cell>
          <table:table-cell table:formula="of:=LEN([.A47])" office:value-type="float" office:value="5">
            <text:p>5</text:p>
          </table:table-cell>
          <table:table-cell table:formula="of:=IF([.F47]=5;[.A47];CONCATENATE(&quot;0&quot;;[.A47]))" office:value-type="float" office:value="73043">
            <text:p>73043</text:p>
          </table:table-cell>
          <table:table-cell office:value-type="float" office:value="73043">
            <text:p>73043</text:p>
          </table:table-cell>
          <table:table-cell office:value-type="string">
            <text:p>Anzoátegui</text:p>
          </table:table-cell>
          <table:table-cell table:formula="of:=(CONCATENATE(&quot;insert into `Ciudad`(`Nombre`,`Codigo`) values('&quot;;[.I47];&quot;','&quot;;[.H47];&quot;');&quot;))" office:value-type="string" office:string-value="insert into `Ciudad`(`Nombre`,`Codigo`) values('Anzoátegui','73043');">
            <text:p>insert into `Ciudad`(`Nombre`,`Codigo`) values('Anzoátegui','73043');</text:p>
          </table:table-cell>
          <table:table-cell table:formula="of:=CONCATENATE(&quot;new Ciudad{Codigo=&quot;&quot;&quot;;[.H47];&quot;&quot;&quot;,Nombre=&quot;&quot;&quot;;[.I47];&quot;&quot;&quot;},&quot;)" office:value-type="string" office:string-value="new Ciudad{Codigo=&quot;73043&quot;,Nombre=&quot;Anzoátegui&quot;},">
            <text:p>new Ciudad{Codigo="73043",Nombre="Anzoátegui"},</text:p>
          </table:table-cell>
          <table:table-cell table:formula="of:=LEN([.B47])" office:value-type="float" office:value="10">
            <text:p>10</text:p>
          </table:table-cell>
        </table:table-row>
        <table:table-row table:style-name="ro2">
          <table:table-cell table:style-name="ce1" office:value-type="float" office:value="5045">
            <text:p>5045</text:p>
          </table:table-cell>
          <table:table-cell table:style-name="ce2" office:value-type="string">
            <text:p>APARTADÓ</text:p>
          </table:table-cell>
          <table:table-cell table:style-name="ce1" office:value-type="string">
            <text:p>Antioquia</text:p>
          </table:table-cell>
          <table:table-cell table:formula="of:=LOWER([.B48])" office:value-type="string" office:string-value="apartadó">
            <text:p>apartadó</text:p>
          </table:table-cell>
          <table:table-cell table:formula="of:=PROPER([.D48])" office:value-type="string" office:string-value="Apartadó">
            <text:p>Apartadó</text:p>
          </table:table-cell>
          <table:table-cell table:formula="of:=LEN([.A48])" office:value-type="float" office:value="4">
            <text:p>4</text:p>
          </table:table-cell>
          <table:table-cell table:formula="of:=IF([.F48]=5;[.A48];CONCATENATE(&quot;0&quot;;[.A48]))" office:value-type="string" office:string-value="05045">
            <text:p>05045</text:p>
          </table:table-cell>
          <table:table-cell office:value-type="string">
            <text:p>05045</text:p>
          </table:table-cell>
          <table:table-cell office:value-type="string">
            <text:p>Apartadó</text:p>
          </table:table-cell>
          <table:table-cell table:formula="of:=(CONCATENATE(&quot;insert into `Ciudad`(`Nombre`,`Codigo`) values('&quot;;[.I48];&quot;','&quot;;[.H48];&quot;');&quot;))" office:value-type="string" office:string-value="insert into `Ciudad`(`Nombre`,`Codigo`) values('Apartadó','05045');">
            <text:p>insert into `Ciudad`(`Nombre`,`Codigo`) values('Apartadó','05045');</text:p>
          </table:table-cell>
          <table:table-cell table:formula="of:=CONCATENATE(&quot;new Ciudad{Codigo=&quot;&quot;&quot;;[.H48];&quot;&quot;&quot;,Nombre=&quot;&quot;&quot;;[.I48];&quot;&quot;&quot;},&quot;)" office:value-type="string" office:string-value="new Ciudad{Codigo=&quot;05045&quot;,Nombre=&quot;Apartadó&quot;},">
            <text:p>new Ciudad{Codigo="05045",Nombre="Apartadó"},</text:p>
          </table:table-cell>
          <table:table-cell table:formula="of:=LEN([.B48])" office:value-type="float" office:value="8">
            <text:p>8</text:p>
          </table:table-cell>
        </table:table-row>
        <table:table-row table:style-name="ro2">
          <table:table-cell table:style-name="ce1" office:value-type="float" office:value="66045">
            <text:p>66045</text:p>
          </table:table-cell>
          <table:table-cell table:style-name="ce2" office:value-type="string">
            <text:p>APÍA</text:p>
          </table:table-cell>
          <table:table-cell table:style-name="ce1" office:value-type="string">
            <text:p>Risaralda</text:p>
          </table:table-cell>
          <table:table-cell table:formula="of:=LOWER([.B49])" office:value-type="string" office:string-value="apía">
            <text:p>apía</text:p>
          </table:table-cell>
          <table:table-cell table:formula="of:=PROPER([.D49])" office:value-type="string" office:string-value="Apía">
            <text:p>Apía</text:p>
          </table:table-cell>
          <table:table-cell table:formula="of:=LEN([.A49])" office:value-type="float" office:value="5">
            <text:p>5</text:p>
          </table:table-cell>
          <table:table-cell table:formula="of:=IF([.F49]=5;[.A49];CONCATENATE(&quot;0&quot;;[.A49]))" office:value-type="float" office:value="66045">
            <text:p>66045</text:p>
          </table:table-cell>
          <table:table-cell office:value-type="float" office:value="66045">
            <text:p>66045</text:p>
          </table:table-cell>
          <table:table-cell office:value-type="string">
            <text:p>Apía</text:p>
          </table:table-cell>
          <table:table-cell table:formula="of:=(CONCATENATE(&quot;insert into `Ciudad`(`Nombre`,`Codigo`) values('&quot;;[.I49];&quot;','&quot;;[.H49];&quot;');&quot;))" office:value-type="string" office:string-value="insert into `Ciudad`(`Nombre`,`Codigo`) values('Apía','66045');">
            <text:p>insert into `Ciudad`(`Nombre`,`Codigo`) values('Apía','66045');</text:p>
          </table:table-cell>
          <table:table-cell table:formula="of:=CONCATENATE(&quot;new Ciudad{Codigo=&quot;&quot;&quot;;[.H49];&quot;&quot;&quot;,Nombre=&quot;&quot;&quot;;[.I49];&quot;&quot;&quot;},&quot;)" office:value-type="string" office:string-value="new Ciudad{Codigo=&quot;66045&quot;,Nombre=&quot;Apía&quot;},">
            <text:p>new Ciudad{Codigo="66045",Nombre="Apía"},</text:p>
          </table:table-cell>
          <table:table-cell table:formula="of:=LEN([.B49])" office:value-type="float" office:value="4">
            <text:p>4</text:p>
          </table:table-cell>
        </table:table-row>
        <table:table-row table:style-name="ro2">
          <table:table-cell table:style-name="ce1" office:value-type="float" office:value="25599">
            <text:p>25599</text:p>
          </table:table-cell>
          <table:table-cell table:style-name="ce2" office:value-type="string">
            <text:p>APULO</text:p>
          </table:table-cell>
          <table:table-cell table:style-name="ce1" office:value-type="string">
            <text:p>Cundinamarca</text:p>
          </table:table-cell>
          <table:table-cell table:formula="of:=LOWER([.B50])" office:value-type="string" office:string-value="apulo">
            <text:p>apulo</text:p>
          </table:table-cell>
          <table:table-cell table:formula="of:=PROPER([.D50])" office:value-type="string" office:string-value="Apulo">
            <text:p>Apulo</text:p>
          </table:table-cell>
          <table:table-cell table:formula="of:=LEN([.A50])" office:value-type="float" office:value="5">
            <text:p>5</text:p>
          </table:table-cell>
          <table:table-cell table:formula="of:=IF([.F50]=5;[.A50];CONCATENATE(&quot;0&quot;;[.A50]))" office:value-type="float" office:value="25599">
            <text:p>25599</text:p>
          </table:table-cell>
          <table:table-cell office:value-type="float" office:value="25599">
            <text:p>25599</text:p>
          </table:table-cell>
          <table:table-cell office:value-type="string">
            <text:p>Apulo</text:p>
          </table:table-cell>
          <table:table-cell table:formula="of:=(CONCATENATE(&quot;insert into `Ciudad`(`Nombre`,`Codigo`) values('&quot;;[.I50];&quot;','&quot;;[.H50];&quot;');&quot;))" office:value-type="string" office:string-value="insert into `Ciudad`(`Nombre`,`Codigo`) values('Apulo','25599');">
            <text:p>insert into `Ciudad`(`Nombre`,`Codigo`) values('Apulo','25599');</text:p>
          </table:table-cell>
          <table:table-cell table:formula="of:=CONCATENATE(&quot;new Ciudad{Codigo=&quot;&quot;&quot;;[.H50];&quot;&quot;&quot;,Nombre=&quot;&quot;&quot;;[.I50];&quot;&quot;&quot;},&quot;)" office:value-type="string" office:string-value="new Ciudad{Codigo=&quot;25599&quot;,Nombre=&quot;Apulo&quot;},">
            <text:p>new Ciudad{Codigo="25599",Nombre="Apulo"},</text:p>
          </table:table-cell>
          <table:table-cell table:formula="of:=LEN([.B50])" office:value-type="float" office:value="5">
            <text:p>5</text:p>
          </table:table-cell>
        </table:table-row>
        <table:table-row table:style-name="ro2">
          <table:table-cell table:style-name="ce1" office:value-type="float" office:value="15047">
            <text:p>15047</text:p>
          </table:table-cell>
          <table:table-cell table:style-name="ce2" office:value-type="string">
            <text:p>AQUITANIA</text:p>
          </table:table-cell>
          <table:table-cell table:style-name="ce1" office:value-type="string">
            <text:p>Boyacá</text:p>
          </table:table-cell>
          <table:table-cell table:formula="of:=LOWER([.B51])" office:value-type="string" office:string-value="aquitania">
            <text:p>aquitania</text:p>
          </table:table-cell>
          <table:table-cell table:formula="of:=PROPER([.D51])" office:value-type="string" office:string-value="Aquitania">
            <text:p>Aquitania</text:p>
          </table:table-cell>
          <table:table-cell table:formula="of:=LEN([.A51])" office:value-type="float" office:value="5">
            <text:p>5</text:p>
          </table:table-cell>
          <table:table-cell table:formula="of:=IF([.F51]=5;[.A51];CONCATENATE(&quot;0&quot;;[.A51]))" office:value-type="float" office:value="15047">
            <text:p>15047</text:p>
          </table:table-cell>
          <table:table-cell office:value-type="float" office:value="15047">
            <text:p>15047</text:p>
          </table:table-cell>
          <table:table-cell office:value-type="string">
            <text:p>Aquitania</text:p>
          </table:table-cell>
          <table:table-cell table:formula="of:=(CONCATENATE(&quot;insert into `Ciudad`(`Nombre`,`Codigo`) values('&quot;;[.I51];&quot;','&quot;;[.H51];&quot;');&quot;))" office:value-type="string" office:string-value="insert into `Ciudad`(`Nombre`,`Codigo`) values('Aquitania','15047');">
            <text:p>insert into `Ciudad`(`Nombre`,`Codigo`) values('Aquitania','15047');</text:p>
          </table:table-cell>
          <table:table-cell table:formula="of:=CONCATENATE(&quot;new Ciudad{Codigo=&quot;&quot;&quot;;[.H51];&quot;&quot;&quot;,Nombre=&quot;&quot;&quot;;[.I51];&quot;&quot;&quot;},&quot;)" office:value-type="string" office:string-value="new Ciudad{Codigo=&quot;15047&quot;,Nombre=&quot;Aquitania&quot;},">
            <text:p>new Ciudad{Codigo="15047",Nombre="Aquitania"},</text:p>
          </table:table-cell>
          <table:table-cell table:formula="of:=LEN([.B51])" office:value-type="float" office:value="9">
            <text:p>9</text:p>
          </table:table-cell>
        </table:table-row>
        <table:table-row table:style-name="ro2">
          <table:table-cell table:style-name="ce1" office:value-type="float" office:value="47053">
            <text:p>47053</text:p>
          </table:table-cell>
          <table:table-cell table:style-name="ce2" office:value-type="string">
            <text:p>ARACATACA</text:p>
          </table:table-cell>
          <table:table-cell table:style-name="ce1" office:value-type="string">
            <text:p>Magdalena</text:p>
          </table:table-cell>
          <table:table-cell table:formula="of:=LOWER([.B52])" office:value-type="string" office:string-value="aracataca">
            <text:p>aracataca</text:p>
          </table:table-cell>
          <table:table-cell table:formula="of:=PROPER([.D52])" office:value-type="string" office:string-value="Aracataca">
            <text:p>Aracataca</text:p>
          </table:table-cell>
          <table:table-cell table:formula="of:=LEN([.A52])" office:value-type="float" office:value="5">
            <text:p>5</text:p>
          </table:table-cell>
          <table:table-cell table:formula="of:=IF([.F52]=5;[.A52];CONCATENATE(&quot;0&quot;;[.A52]))" office:value-type="float" office:value="47053">
            <text:p>47053</text:p>
          </table:table-cell>
          <table:table-cell office:value-type="float" office:value="47053">
            <text:p>47053</text:p>
          </table:table-cell>
          <table:table-cell office:value-type="string">
            <text:p>Aracataca</text:p>
          </table:table-cell>
          <table:table-cell table:formula="of:=(CONCATENATE(&quot;insert into `Ciudad`(`Nombre`,`Codigo`) values('&quot;;[.I52];&quot;','&quot;;[.H52];&quot;');&quot;))" office:value-type="string" office:string-value="insert into `Ciudad`(`Nombre`,`Codigo`) values('Aracataca','47053');">
            <text:p>insert into `Ciudad`(`Nombre`,`Codigo`) values('Aracataca','47053');</text:p>
          </table:table-cell>
          <table:table-cell table:formula="of:=CONCATENATE(&quot;new Ciudad{Codigo=&quot;&quot;&quot;;[.H52];&quot;&quot;&quot;,Nombre=&quot;&quot;&quot;;[.I52];&quot;&quot;&quot;},&quot;)" office:value-type="string" office:string-value="new Ciudad{Codigo=&quot;47053&quot;,Nombre=&quot;Aracataca&quot;},">
            <text:p>new Ciudad{Codigo="47053",Nombre="Aracataca"},</text:p>
          </table:table-cell>
          <table:table-cell table:formula="of:=LEN([.B52])" office:value-type="float" office:value="9">
            <text:p>9</text:p>
          </table:table-cell>
        </table:table-row>
        <table:table-row table:style-name="ro2">
          <table:table-cell table:style-name="ce1" office:value-type="float" office:value="17050">
            <text:p>17050</text:p>
          </table:table-cell>
          <table:table-cell table:style-name="ce2" office:value-type="string">
            <text:p>ARANZAZU</text:p>
          </table:table-cell>
          <table:table-cell table:style-name="ce1" office:value-type="string">
            <text:p>Caldas</text:p>
          </table:table-cell>
          <table:table-cell table:formula="of:=LOWER([.B53])" office:value-type="string" office:string-value="aranzazu">
            <text:p>aranzazu</text:p>
          </table:table-cell>
          <table:table-cell table:formula="of:=PROPER([.D53])" office:value-type="string" office:string-value="Aranzazu">
            <text:p>Aranzazu</text:p>
          </table:table-cell>
          <table:table-cell table:formula="of:=LEN([.A53])" office:value-type="float" office:value="5">
            <text:p>5</text:p>
          </table:table-cell>
          <table:table-cell table:formula="of:=IF([.F53]=5;[.A53];CONCATENATE(&quot;0&quot;;[.A53]))" office:value-type="float" office:value="17050">
            <text:p>17050</text:p>
          </table:table-cell>
          <table:table-cell office:value-type="float" office:value="17050">
            <text:p>17050</text:p>
          </table:table-cell>
          <table:table-cell office:value-type="string">
            <text:p>Aranzazu</text:p>
          </table:table-cell>
          <table:table-cell table:formula="of:=(CONCATENATE(&quot;insert into `Ciudad`(`Nombre`,`Codigo`) values('&quot;;[.I53];&quot;','&quot;;[.H53];&quot;');&quot;))" office:value-type="string" office:string-value="insert into `Ciudad`(`Nombre`,`Codigo`) values('Aranzazu','17050');">
            <text:p>insert into `Ciudad`(`Nombre`,`Codigo`) values('Aranzazu','17050');</text:p>
          </table:table-cell>
          <table:table-cell table:formula="of:=CONCATENATE(&quot;new Ciudad{Codigo=&quot;&quot;&quot;;[.H53];&quot;&quot;&quot;,Nombre=&quot;&quot;&quot;;[.I53];&quot;&quot;&quot;},&quot;)" office:value-type="string" office:string-value="new Ciudad{Codigo=&quot;17050&quot;,Nombre=&quot;Aranzazu&quot;},">
            <text:p>new Ciudad{Codigo="17050",Nombre="Aranzazu"},</text:p>
          </table:table-cell>
          <table:table-cell table:formula="of:=LEN([.B53])" office:value-type="float" office:value="8">
            <text:p>8</text:p>
          </table:table-cell>
        </table:table-row>
        <table:table-row table:style-name="ro2">
          <table:table-cell table:style-name="ce1" office:value-type="float" office:value="68051">
            <text:p>68051</text:p>
          </table:table-cell>
          <table:table-cell table:style-name="ce2" office:value-type="string">
            <text:p>ARATOCA</text:p>
          </table:table-cell>
          <table:table-cell table:style-name="ce1" office:value-type="string">
            <text:p>Santander</text:p>
          </table:table-cell>
          <table:table-cell table:formula="of:=LOWER([.B54])" office:value-type="string" office:string-value="aratoca">
            <text:p>aratoca</text:p>
          </table:table-cell>
          <table:table-cell table:formula="of:=PROPER([.D54])" office:value-type="string" office:string-value="Aratoca">
            <text:p>Aratoca</text:p>
          </table:table-cell>
          <table:table-cell table:formula="of:=LEN([.A54])" office:value-type="float" office:value="5">
            <text:p>5</text:p>
          </table:table-cell>
          <table:table-cell table:formula="of:=IF([.F54]=5;[.A54];CONCATENATE(&quot;0&quot;;[.A54]))" office:value-type="float" office:value="68051">
            <text:p>68051</text:p>
          </table:table-cell>
          <table:table-cell office:value-type="float" office:value="68051">
            <text:p>68051</text:p>
          </table:table-cell>
          <table:table-cell office:value-type="string">
            <text:p>Aratoca</text:p>
          </table:table-cell>
          <table:table-cell table:formula="of:=(CONCATENATE(&quot;insert into `Ciudad`(`Nombre`,`Codigo`) values('&quot;;[.I54];&quot;','&quot;;[.H54];&quot;');&quot;))" office:value-type="string" office:string-value="insert into `Ciudad`(`Nombre`,`Codigo`) values('Aratoca','68051');">
            <text:p>insert into `Ciudad`(`Nombre`,`Codigo`) values('Aratoca','68051');</text:p>
          </table:table-cell>
          <table:table-cell table:formula="of:=CONCATENATE(&quot;new Ciudad{Codigo=&quot;&quot;&quot;;[.H54];&quot;&quot;&quot;,Nombre=&quot;&quot;&quot;;[.I54];&quot;&quot;&quot;},&quot;)" office:value-type="string" office:string-value="new Ciudad{Codigo=&quot;68051&quot;,Nombre=&quot;Aratoca&quot;},">
            <text:p>new Ciudad{Codigo="68051",Nombre="Aratoca"},</text:p>
          </table:table-cell>
          <table:table-cell table:formula="of:=LEN([.B54])" office:value-type="float" office:value="7">
            <text:p>7</text:p>
          </table:table-cell>
        </table:table-row>
        <table:table-row table:style-name="ro2">
          <table:table-cell table:style-name="ce1" office:value-type="float" office:value="81001">
            <text:p>81001</text:p>
          </table:table-cell>
          <table:table-cell table:style-name="ce2" office:value-type="string">
            <text:p>ARAUCA</text:p>
          </table:table-cell>
          <table:table-cell table:style-name="ce1" office:value-type="string">
            <text:p>Arauca</text:p>
          </table:table-cell>
          <table:table-cell table:formula="of:=LOWER([.B55])" office:value-type="string" office:string-value="arauca">
            <text:p>arauca</text:p>
          </table:table-cell>
          <table:table-cell table:formula="of:=PROPER([.D55])" office:value-type="string" office:string-value="Arauca">
            <text:p>Arauca</text:p>
          </table:table-cell>
          <table:table-cell table:formula="of:=LEN([.A55])" office:value-type="float" office:value="5">
            <text:p>5</text:p>
          </table:table-cell>
          <table:table-cell table:formula="of:=IF([.F55]=5;[.A55];CONCATENATE(&quot;0&quot;;[.A55]))" office:value-type="float" office:value="81001">
            <text:p>81001</text:p>
          </table:table-cell>
          <table:table-cell office:value-type="float" office:value="81001">
            <text:p>81001</text:p>
          </table:table-cell>
          <table:table-cell office:value-type="string">
            <text:p>Arauca</text:p>
          </table:table-cell>
          <table:table-cell table:formula="of:=(CONCATENATE(&quot;insert into `Ciudad`(`Nombre`,`Codigo`) values('&quot;;[.I55];&quot;','&quot;;[.H55];&quot;');&quot;))" office:value-type="string" office:string-value="insert into `Ciudad`(`Nombre`,`Codigo`) values('Arauca','81001');">
            <text:p>insert into `Ciudad`(`Nombre`,`Codigo`) values('Arauca','81001');</text:p>
          </table:table-cell>
          <table:table-cell table:formula="of:=CONCATENATE(&quot;new Ciudad{Codigo=&quot;&quot;&quot;;[.H55];&quot;&quot;&quot;,Nombre=&quot;&quot;&quot;;[.I55];&quot;&quot;&quot;},&quot;)" office:value-type="string" office:string-value="new Ciudad{Codigo=&quot;81001&quot;,Nombre=&quot;Arauca&quot;},">
            <text:p>new Ciudad{Codigo="81001",Nombre="Arauca"},</text:p>
          </table:table-cell>
          <table:table-cell table:formula="of:=LEN([.B55])" office:value-type="float" office:value="6">
            <text:p>6</text:p>
          </table:table-cell>
        </table:table-row>
        <table:table-row table:style-name="ro2">
          <table:table-cell table:style-name="ce1" office:value-type="float" office:value="81065">
            <text:p>81065</text:p>
          </table:table-cell>
          <table:table-cell table:style-name="ce2" office:value-type="string">
            <text:p>ARAUQUITA</text:p>
          </table:table-cell>
          <table:table-cell table:style-name="ce1" office:value-type="string">
            <text:p>Arauca</text:p>
          </table:table-cell>
          <table:table-cell table:formula="of:=LOWER([.B56])" office:value-type="string" office:string-value="arauquita">
            <text:p>arauquita</text:p>
          </table:table-cell>
          <table:table-cell table:formula="of:=PROPER([.D56])" office:value-type="string" office:string-value="Arauquita">
            <text:p>Arauquita</text:p>
          </table:table-cell>
          <table:table-cell table:formula="of:=LEN([.A56])" office:value-type="float" office:value="5">
            <text:p>5</text:p>
          </table:table-cell>
          <table:table-cell table:formula="of:=IF([.F56]=5;[.A56];CONCATENATE(&quot;0&quot;;[.A56]))" office:value-type="float" office:value="81065">
            <text:p>81065</text:p>
          </table:table-cell>
          <table:table-cell office:value-type="float" office:value="81065">
            <text:p>81065</text:p>
          </table:table-cell>
          <table:table-cell office:value-type="string">
            <text:p>Arauquita</text:p>
          </table:table-cell>
          <table:table-cell table:formula="of:=(CONCATENATE(&quot;insert into `Ciudad`(`Nombre`,`Codigo`) values('&quot;;[.I56];&quot;','&quot;;[.H56];&quot;');&quot;))" office:value-type="string" office:string-value="insert into `Ciudad`(`Nombre`,`Codigo`) values('Arauquita','81065');">
            <text:p>insert into `Ciudad`(`Nombre`,`Codigo`) values('Arauquita','81065');</text:p>
          </table:table-cell>
          <table:table-cell table:formula="of:=CONCATENATE(&quot;new Ciudad{Codigo=&quot;&quot;&quot;;[.H56];&quot;&quot;&quot;,Nombre=&quot;&quot;&quot;;[.I56];&quot;&quot;&quot;},&quot;)" office:value-type="string" office:string-value="new Ciudad{Codigo=&quot;81065&quot;,Nombre=&quot;Arauquita&quot;},">
            <text:p>new Ciudad{Codigo="81065",Nombre="Arauquita"},</text:p>
          </table:table-cell>
          <table:table-cell table:formula="of:=LEN([.B56])" office:value-type="float" office:value="9">
            <text:p>9</text:p>
          </table:table-cell>
        </table:table-row>
        <table:table-row table:style-name="ro2">
          <table:table-cell table:style-name="ce1" office:value-type="float" office:value="25053">
            <text:p>25053</text:p>
          </table:table-cell>
          <table:table-cell table:style-name="ce2" office:value-type="string">
            <text:p>ARBELÁEZ</text:p>
          </table:table-cell>
          <table:table-cell table:style-name="ce1" office:value-type="string">
            <text:p>Cundinamarca</text:p>
          </table:table-cell>
          <table:table-cell table:formula="of:=LOWER([.B57])" office:value-type="string" office:string-value="arbeláez">
            <text:p>arbeláez</text:p>
          </table:table-cell>
          <table:table-cell table:formula="of:=PROPER([.D57])" office:value-type="string" office:string-value="Arbeláez">
            <text:p>Arbeláez</text:p>
          </table:table-cell>
          <table:table-cell table:formula="of:=LEN([.A57])" office:value-type="float" office:value="5">
            <text:p>5</text:p>
          </table:table-cell>
          <table:table-cell table:formula="of:=IF([.F57]=5;[.A57];CONCATENATE(&quot;0&quot;;[.A57]))" office:value-type="float" office:value="25053">
            <text:p>25053</text:p>
          </table:table-cell>
          <table:table-cell office:value-type="float" office:value="25053">
            <text:p>25053</text:p>
          </table:table-cell>
          <table:table-cell office:value-type="string">
            <text:p>Arbeláez</text:p>
          </table:table-cell>
          <table:table-cell table:formula="of:=(CONCATENATE(&quot;insert into `Ciudad`(`Nombre`,`Codigo`) values('&quot;;[.I57];&quot;','&quot;;[.H57];&quot;');&quot;))" office:value-type="string" office:string-value="insert into `Ciudad`(`Nombre`,`Codigo`) values('Arbeláez','25053');">
            <text:p>insert into `Ciudad`(`Nombre`,`Codigo`) values('Arbeláez','25053');</text:p>
          </table:table-cell>
          <table:table-cell table:formula="of:=CONCATENATE(&quot;new Ciudad{Codigo=&quot;&quot;&quot;;[.H57];&quot;&quot;&quot;,Nombre=&quot;&quot;&quot;;[.I57];&quot;&quot;&quot;},&quot;)" office:value-type="string" office:string-value="new Ciudad{Codigo=&quot;25053&quot;,Nombre=&quot;Arbeláez&quot;},">
            <text:p>new Ciudad{Codigo="25053",Nombre="Arbeláez"},</text:p>
          </table:table-cell>
          <table:table-cell table:formula="of:=LEN([.B57])" office:value-type="float" office:value="8">
            <text:p>8</text:p>
          </table:table-cell>
        </table:table-row>
        <table:table-row table:style-name="ro2">
          <table:table-cell table:style-name="ce1" office:value-type="float" office:value="52051">
            <text:p>52051</text:p>
          </table:table-cell>
          <table:table-cell table:style-name="ce2" office:value-type="string">
            <text:p>ARBOLEDA</text:p>
          </table:table-cell>
          <table:table-cell table:style-name="ce1" office:value-type="string">
            <text:p>Nariño</text:p>
          </table:table-cell>
          <table:table-cell table:formula="of:=LOWER([.B58])" office:value-type="string" office:string-value="arboleda">
            <text:p>arboleda</text:p>
          </table:table-cell>
          <table:table-cell table:formula="of:=PROPER([.D58])" office:value-type="string" office:string-value="Arboleda">
            <text:p>Arboleda</text:p>
          </table:table-cell>
          <table:table-cell table:formula="of:=LEN([.A58])" office:value-type="float" office:value="5">
            <text:p>5</text:p>
          </table:table-cell>
          <table:table-cell table:formula="of:=IF([.F58]=5;[.A58];CONCATENATE(&quot;0&quot;;[.A58]))" office:value-type="float" office:value="52051">
            <text:p>52051</text:p>
          </table:table-cell>
          <table:table-cell office:value-type="float" office:value="52051">
            <text:p>52051</text:p>
          </table:table-cell>
          <table:table-cell office:value-type="string">
            <text:p>Arboleda</text:p>
          </table:table-cell>
          <table:table-cell table:formula="of:=(CONCATENATE(&quot;insert into `Ciudad`(`Nombre`,`Codigo`) values('&quot;;[.I58];&quot;','&quot;;[.H58];&quot;');&quot;))" office:value-type="string" office:string-value="insert into `Ciudad`(`Nombre`,`Codigo`) values('Arboleda','52051');">
            <text:p>insert into `Ciudad`(`Nombre`,`Codigo`) values('Arboleda','52051');</text:p>
          </table:table-cell>
          <table:table-cell table:formula="of:=CONCATENATE(&quot;new Ciudad{Codigo=&quot;&quot;&quot;;[.H58];&quot;&quot;&quot;,Nombre=&quot;&quot;&quot;;[.I58];&quot;&quot;&quot;},&quot;)" office:value-type="string" office:string-value="new Ciudad{Codigo=&quot;52051&quot;,Nombre=&quot;Arboleda&quot;},">
            <text:p>new Ciudad{Codigo="52051",Nombre="Arboleda"},</text:p>
          </table:table-cell>
          <table:table-cell table:formula="of:=LEN([.B58])" office:value-type="float" office:value="8">
            <text:p>8</text:p>
          </table:table-cell>
        </table:table-row>
        <table:table-row table:style-name="ro2">
          <table:table-cell table:style-name="ce1" office:value-type="float" office:value="54051">
            <text:p>54051</text:p>
          </table:table-cell>
          <table:table-cell table:style-name="ce2" office:value-type="string">
            <text:p>ARBOLEDAS</text:p>
          </table:table-cell>
          <table:table-cell table:style-name="ce1" office:value-type="string">
            <text:p>Norte de Santander</text:p>
          </table:table-cell>
          <table:table-cell table:formula="of:=LOWER([.B59])" office:value-type="string" office:string-value="arboledas">
            <text:p>arboledas</text:p>
          </table:table-cell>
          <table:table-cell table:formula="of:=PROPER([.D59])" office:value-type="string" office:string-value="Arboledas">
            <text:p>Arboledas</text:p>
          </table:table-cell>
          <table:table-cell table:formula="of:=LEN([.A59])" office:value-type="float" office:value="5">
            <text:p>5</text:p>
          </table:table-cell>
          <table:table-cell table:formula="of:=IF([.F59]=5;[.A59];CONCATENATE(&quot;0&quot;;[.A59]))" office:value-type="float" office:value="54051">
            <text:p>54051</text:p>
          </table:table-cell>
          <table:table-cell office:value-type="float" office:value="54051">
            <text:p>54051</text:p>
          </table:table-cell>
          <table:table-cell office:value-type="string">
            <text:p>Arboledas</text:p>
          </table:table-cell>
          <table:table-cell table:formula="of:=(CONCATENATE(&quot;insert into `Ciudad`(`Nombre`,`Codigo`) values('&quot;;[.I59];&quot;','&quot;;[.H59];&quot;');&quot;))" office:value-type="string" office:string-value="insert into `Ciudad`(`Nombre`,`Codigo`) values('Arboledas','54051');">
            <text:p>insert into `Ciudad`(`Nombre`,`Codigo`) values('Arboledas','54051');</text:p>
          </table:table-cell>
          <table:table-cell table:formula="of:=CONCATENATE(&quot;new Ciudad{Codigo=&quot;&quot;&quot;;[.H59];&quot;&quot;&quot;,Nombre=&quot;&quot;&quot;;[.I59];&quot;&quot;&quot;},&quot;)" office:value-type="string" office:string-value="new Ciudad{Codigo=&quot;54051&quot;,Nombre=&quot;Arboledas&quot;},">
            <text:p>new Ciudad{Codigo="54051",Nombre="Arboledas"},</text:p>
          </table:table-cell>
          <table:table-cell table:formula="of:=LEN([.B59])" office:value-type="float" office:value="9">
            <text:p>9</text:p>
          </table:table-cell>
        </table:table-row>
        <table:table-row table:style-name="ro2">
          <table:table-cell table:style-name="ce1" office:value-type="float" office:value="5051">
            <text:p>5051</text:p>
          </table:table-cell>
          <table:table-cell table:style-name="ce2" office:value-type="string">
            <text:p>ARBOLETES</text:p>
          </table:table-cell>
          <table:table-cell table:style-name="ce1" office:value-type="string">
            <text:p>Antioquia</text:p>
          </table:table-cell>
          <table:table-cell table:formula="of:=LOWER([.B60])" office:value-type="string" office:string-value="arboletes">
            <text:p>arboletes</text:p>
          </table:table-cell>
          <table:table-cell table:formula="of:=PROPER([.D60])" office:value-type="string" office:string-value="Arboletes">
            <text:p>Arboletes</text:p>
          </table:table-cell>
          <table:table-cell table:formula="of:=LEN([.A60])" office:value-type="float" office:value="4">
            <text:p>4</text:p>
          </table:table-cell>
          <table:table-cell table:formula="of:=IF([.F60]=5;[.A60];CONCATENATE(&quot;0&quot;;[.A60]))" office:value-type="string" office:string-value="05051">
            <text:p>05051</text:p>
          </table:table-cell>
          <table:table-cell office:value-type="string">
            <text:p>05051</text:p>
          </table:table-cell>
          <table:table-cell office:value-type="string">
            <text:p>Arboletes</text:p>
          </table:table-cell>
          <table:table-cell table:formula="of:=(CONCATENATE(&quot;insert into `Ciudad`(`Nombre`,`Codigo`) values('&quot;;[.I60];&quot;','&quot;;[.H60];&quot;');&quot;))" office:value-type="string" office:string-value="insert into `Ciudad`(`Nombre`,`Codigo`) values('Arboletes','05051');">
            <text:p>insert into `Ciudad`(`Nombre`,`Codigo`) values('Arboletes','05051');</text:p>
          </table:table-cell>
          <table:table-cell table:formula="of:=CONCATENATE(&quot;new Ciudad{Codigo=&quot;&quot;&quot;;[.H60];&quot;&quot;&quot;,Nombre=&quot;&quot;&quot;;[.I60];&quot;&quot;&quot;},&quot;)" office:value-type="string" office:string-value="new Ciudad{Codigo=&quot;05051&quot;,Nombre=&quot;Arboletes&quot;},">
            <text:p>new Ciudad{Codigo="05051",Nombre="Arboletes"},</text:p>
          </table:table-cell>
          <table:table-cell table:formula="of:=LEN([.B60])" office:value-type="float" office:value="9">
            <text:p>9</text:p>
          </table:table-cell>
        </table:table-row>
        <table:table-row table:style-name="ro2">
          <table:table-cell table:style-name="ce1" office:value-type="float" office:value="15051">
            <text:p>15051</text:p>
          </table:table-cell>
          <table:table-cell table:style-name="ce2" office:value-type="string">
            <text:p>ARCABUCO</text:p>
          </table:table-cell>
          <table:table-cell table:style-name="ce1" office:value-type="string">
            <text:p>Boyacá</text:p>
          </table:table-cell>
          <table:table-cell table:formula="of:=LOWER([.B61])" office:value-type="string" office:string-value="arcabuco">
            <text:p>arcabuco</text:p>
          </table:table-cell>
          <table:table-cell table:formula="of:=PROPER([.D61])" office:value-type="string" office:string-value="Arcabuco">
            <text:p>Arcabuco</text:p>
          </table:table-cell>
          <table:table-cell table:formula="of:=LEN([.A61])" office:value-type="float" office:value="5">
            <text:p>5</text:p>
          </table:table-cell>
          <table:table-cell table:formula="of:=IF([.F61]=5;[.A61];CONCATENATE(&quot;0&quot;;[.A61]))" office:value-type="float" office:value="15051">
            <text:p>15051</text:p>
          </table:table-cell>
          <table:table-cell office:value-type="float" office:value="15051">
            <text:p>15051</text:p>
          </table:table-cell>
          <table:table-cell office:value-type="string">
            <text:p>Arcabuco</text:p>
          </table:table-cell>
          <table:table-cell table:formula="of:=(CONCATENATE(&quot;insert into `Ciudad`(`Nombre`,`Codigo`) values('&quot;;[.I61];&quot;','&quot;;[.H61];&quot;');&quot;))" office:value-type="string" office:string-value="insert into `Ciudad`(`Nombre`,`Codigo`) values('Arcabuco','15051');">
            <text:p>insert into `Ciudad`(`Nombre`,`Codigo`) values('Arcabuco','15051');</text:p>
          </table:table-cell>
          <table:table-cell table:formula="of:=CONCATENATE(&quot;new Ciudad{Codigo=&quot;&quot;&quot;;[.H61];&quot;&quot;&quot;,Nombre=&quot;&quot;&quot;;[.I61];&quot;&quot;&quot;},&quot;)" office:value-type="string" office:string-value="new Ciudad{Codigo=&quot;15051&quot;,Nombre=&quot;Arcabuco&quot;},">
            <text:p>new Ciudad{Codigo="15051",Nombre="Arcabuco"},</text:p>
          </table:table-cell>
          <table:table-cell table:formula="of:=LEN([.B61])" office:value-type="float" office:value="8">
            <text:p>8</text:p>
          </table:table-cell>
        </table:table-row>
        <table:table-row table:style-name="ro2">
          <table:table-cell table:style-name="ce1" office:value-type="float" office:value="13042">
            <text:p>13042</text:p>
          </table:table-cell>
          <table:table-cell table:style-name="ce2" office:value-type="string">
            <text:p>ARENAL</text:p>
          </table:table-cell>
          <table:table-cell table:style-name="ce1" office:value-type="string">
            <text:p>Bolívar</text:p>
          </table:table-cell>
          <table:table-cell table:formula="of:=LOWER([.B62])" office:value-type="string" office:string-value="arenal">
            <text:p>arenal</text:p>
          </table:table-cell>
          <table:table-cell table:formula="of:=PROPER([.D62])" office:value-type="string" office:string-value="Arenal">
            <text:p>Arenal</text:p>
          </table:table-cell>
          <table:table-cell table:formula="of:=LEN([.A62])" office:value-type="float" office:value="5">
            <text:p>5</text:p>
          </table:table-cell>
          <table:table-cell table:formula="of:=IF([.F62]=5;[.A62];CONCATENATE(&quot;0&quot;;[.A62]))" office:value-type="float" office:value="13042">
            <text:p>13042</text:p>
          </table:table-cell>
          <table:table-cell office:value-type="float" office:value="13042">
            <text:p>13042</text:p>
          </table:table-cell>
          <table:table-cell office:value-type="string">
            <text:p>Arenal</text:p>
          </table:table-cell>
          <table:table-cell table:formula="of:=(CONCATENATE(&quot;insert into `Ciudad`(`Nombre`,`Codigo`) values('&quot;;[.I62];&quot;','&quot;;[.H62];&quot;');&quot;))" office:value-type="string" office:string-value="insert into `Ciudad`(`Nombre`,`Codigo`) values('Arenal','13042');">
            <text:p>insert into `Ciudad`(`Nombre`,`Codigo`) values('Arenal','13042');</text:p>
          </table:table-cell>
          <table:table-cell table:formula="of:=CONCATENATE(&quot;new Ciudad{Codigo=&quot;&quot;&quot;;[.H62];&quot;&quot;&quot;,Nombre=&quot;&quot;&quot;;[.I62];&quot;&quot;&quot;},&quot;)" office:value-type="string" office:string-value="new Ciudad{Codigo=&quot;13042&quot;,Nombre=&quot;Arenal&quot;},">
            <text:p>new Ciudad{Codigo="13042",Nombre="Arenal"},</text:p>
          </table:table-cell>
          <table:table-cell table:formula="of:=LEN([.B62])" office:value-type="float" office:value="6">
            <text:p>6</text:p>
          </table:table-cell>
        </table:table-row>
        <table:table-row table:style-name="ro2">
          <table:table-cell table:style-name="ce1" office:value-type="float" office:value="5055">
            <text:p>5055</text:p>
          </table:table-cell>
          <table:table-cell table:style-name="ce2" office:value-type="string">
            <text:p>ARGELIA</text:p>
          </table:table-cell>
          <table:table-cell table:style-name="ce1" office:value-type="string">
            <text:p>Antioquia</text:p>
          </table:table-cell>
          <table:table-cell table:formula="of:=LOWER([.B63])" office:value-type="string" office:string-value="argelia">
            <text:p>argelia</text:p>
          </table:table-cell>
          <table:table-cell table:formula="of:=PROPER([.D63])" office:value-type="string" office:string-value="Argelia">
            <text:p>Argelia</text:p>
          </table:table-cell>
          <table:table-cell table:formula="of:=LEN([.A63])" office:value-type="float" office:value="4">
            <text:p>4</text:p>
          </table:table-cell>
          <table:table-cell table:formula="of:=IF([.F63]=5;[.A63];CONCATENATE(&quot;0&quot;;[.A63]))" office:value-type="string" office:string-value="05055">
            <text:p>05055</text:p>
          </table:table-cell>
          <table:table-cell office:value-type="string">
            <text:p>05055</text:p>
          </table:table-cell>
          <table:table-cell office:value-type="string">
            <text:p>Argelia</text:p>
          </table:table-cell>
          <table:table-cell table:formula="of:=(CONCATENATE(&quot;insert into `Ciudad`(`Nombre`,`Codigo`) values('&quot;;[.I63];&quot;','&quot;;[.H63];&quot;');&quot;))" office:value-type="string" office:string-value="insert into `Ciudad`(`Nombre`,`Codigo`) values('Argelia','05055');">
            <text:p>insert into `Ciudad`(`Nombre`,`Codigo`) values('Argelia','05055');</text:p>
          </table:table-cell>
          <table:table-cell table:formula="of:=CONCATENATE(&quot;new Ciudad{Codigo=&quot;&quot;&quot;;[.H63];&quot;&quot;&quot;,Nombre=&quot;&quot;&quot;;[.I63];&quot;&quot;&quot;},&quot;)" office:value-type="string" office:string-value="new Ciudad{Codigo=&quot;05055&quot;,Nombre=&quot;Argelia&quot;},">
            <text:p>new Ciudad{Codigo="05055",Nombre="Argelia"},</text:p>
          </table:table-cell>
          <table:table-cell table:formula="of:=LEN([.B63])" office:value-type="float" office:value="7">
            <text:p>7</text:p>
          </table:table-cell>
        </table:table-row>
        <table:table-row table:style-name="ro2">
          <table:table-cell table:style-name="ce1" office:value-type="float" office:value="19050">
            <text:p>19050</text:p>
          </table:table-cell>
          <table:table-cell table:style-name="ce2" office:value-type="string">
            <text:p>ARGELIA</text:p>
          </table:table-cell>
          <table:table-cell table:style-name="ce1" office:value-type="string">
            <text:p>Cauca</text:p>
          </table:table-cell>
          <table:table-cell table:formula="of:=LOWER([.B64])" office:value-type="string" office:string-value="argelia">
            <text:p>argelia</text:p>
          </table:table-cell>
          <table:table-cell table:formula="of:=PROPER([.D64])" office:value-type="string" office:string-value="Argelia">
            <text:p>Argelia</text:p>
          </table:table-cell>
          <table:table-cell table:formula="of:=LEN([.A64])" office:value-type="float" office:value="5">
            <text:p>5</text:p>
          </table:table-cell>
          <table:table-cell table:formula="of:=IF([.F64]=5;[.A64];CONCATENATE(&quot;0&quot;;[.A64]))" office:value-type="float" office:value="19050">
            <text:p>19050</text:p>
          </table:table-cell>
          <table:table-cell office:value-type="float" office:value="19050">
            <text:p>19050</text:p>
          </table:table-cell>
          <table:table-cell office:value-type="string">
            <text:p>Argelia</text:p>
          </table:table-cell>
          <table:table-cell table:formula="of:=(CONCATENATE(&quot;insert into `Ciudad`(`Nombre`,`Codigo`) values('&quot;;[.I64];&quot;','&quot;;[.H64];&quot;');&quot;))" office:value-type="string" office:string-value="insert into `Ciudad`(`Nombre`,`Codigo`) values('Argelia','19050');">
            <text:p>insert into `Ciudad`(`Nombre`,`Codigo`) values('Argelia','19050');</text:p>
          </table:table-cell>
          <table:table-cell table:formula="of:=CONCATENATE(&quot;new Ciudad{Codigo=&quot;&quot;&quot;;[.H64];&quot;&quot;&quot;,Nombre=&quot;&quot;&quot;;[.I64];&quot;&quot;&quot;},&quot;)" office:value-type="string" office:string-value="new Ciudad{Codigo=&quot;19050&quot;,Nombre=&quot;Argelia&quot;},">
            <text:p>new Ciudad{Codigo="19050",Nombre="Argelia"},</text:p>
          </table:table-cell>
          <table:table-cell table:formula="of:=LEN([.B64])" office:value-type="float" office:value="7">
            <text:p>7</text:p>
          </table:table-cell>
        </table:table-row>
        <table:table-row table:style-name="ro2">
          <table:table-cell table:style-name="ce1" office:value-type="float" office:value="76054">
            <text:p>76054</text:p>
          </table:table-cell>
          <table:table-cell table:style-name="ce2" office:value-type="string">
            <text:p>ARGELIA</text:p>
          </table:table-cell>
          <table:table-cell table:style-name="ce1" office:value-type="string">
            <text:p>Valle del Cauca</text:p>
          </table:table-cell>
          <table:table-cell table:formula="of:=LOWER([.B65])" office:value-type="string" office:string-value="argelia">
            <text:p>argelia</text:p>
          </table:table-cell>
          <table:table-cell table:formula="of:=PROPER([.D65])" office:value-type="string" office:string-value="Argelia">
            <text:p>Argelia</text:p>
          </table:table-cell>
          <table:table-cell table:formula="of:=LEN([.A65])" office:value-type="float" office:value="5">
            <text:p>5</text:p>
          </table:table-cell>
          <table:table-cell table:formula="of:=IF([.F65]=5;[.A65];CONCATENATE(&quot;0&quot;;[.A65]))" office:value-type="float" office:value="76054">
            <text:p>76054</text:p>
          </table:table-cell>
          <table:table-cell office:value-type="float" office:value="76054">
            <text:p>76054</text:p>
          </table:table-cell>
          <table:table-cell office:value-type="string">
            <text:p>Argelia</text:p>
          </table:table-cell>
          <table:table-cell table:formula="of:=(CONCATENATE(&quot;insert into `Ciudad`(`Nombre`,`Codigo`) values('&quot;;[.I65];&quot;','&quot;;[.H65];&quot;');&quot;))" office:value-type="string" office:string-value="insert into `Ciudad`(`Nombre`,`Codigo`) values('Argelia','76054');">
            <text:p>insert into `Ciudad`(`Nombre`,`Codigo`) values('Argelia','76054');</text:p>
          </table:table-cell>
          <table:table-cell table:formula="of:=CONCATENATE(&quot;new Ciudad{Codigo=&quot;&quot;&quot;;[.H65];&quot;&quot;&quot;,Nombre=&quot;&quot;&quot;;[.I65];&quot;&quot;&quot;},&quot;)" office:value-type="string" office:string-value="new Ciudad{Codigo=&quot;76054&quot;,Nombre=&quot;Argelia&quot;},">
            <text:p>new Ciudad{Codigo="76054",Nombre="Argelia"},</text:p>
          </table:table-cell>
          <table:table-cell table:formula="of:=LEN([.B65])" office:value-type="float" office:value="7">
            <text:p>7</text:p>
          </table:table-cell>
        </table:table-row>
        <table:table-row table:style-name="ro2">
          <table:table-cell table:style-name="ce1" office:value-type="float" office:value="47058">
            <text:p>47058</text:p>
          </table:table-cell>
          <table:table-cell table:style-name="ce2" office:value-type="string">
            <text:p>ARIGUANÍ</text:p>
          </table:table-cell>
          <table:table-cell table:style-name="ce1" office:value-type="string">
            <text:p>Magdalena</text:p>
          </table:table-cell>
          <table:table-cell table:formula="of:=LOWER([.B66])" office:value-type="string" office:string-value="ariguaní">
            <text:p>ariguaní</text:p>
          </table:table-cell>
          <table:table-cell table:formula="of:=PROPER([.D66])" office:value-type="string" office:string-value="Ariguaní">
            <text:p>Ariguaní</text:p>
          </table:table-cell>
          <table:table-cell table:formula="of:=LEN([.A66])" office:value-type="float" office:value="5">
            <text:p>5</text:p>
          </table:table-cell>
          <table:table-cell table:formula="of:=IF([.F66]=5;[.A66];CONCATENATE(&quot;0&quot;;[.A66]))" office:value-type="float" office:value="47058">
            <text:p>47058</text:p>
          </table:table-cell>
          <table:table-cell office:value-type="float" office:value="47058">
            <text:p>47058</text:p>
          </table:table-cell>
          <table:table-cell office:value-type="string">
            <text:p>Ariguaní</text:p>
          </table:table-cell>
          <table:table-cell table:formula="of:=(CONCATENATE(&quot;insert into `Ciudad`(`Nombre`,`Codigo`) values('&quot;;[.I66];&quot;','&quot;;[.H66];&quot;');&quot;))" office:value-type="string" office:string-value="insert into `Ciudad`(`Nombre`,`Codigo`) values('Ariguaní','47058');">
            <text:p>insert into `Ciudad`(`Nombre`,`Codigo`) values('Ariguaní','47058');</text:p>
          </table:table-cell>
          <table:table-cell table:formula="of:=CONCATENATE(&quot;new Ciudad{Codigo=&quot;&quot;&quot;;[.H66];&quot;&quot;&quot;,Nombre=&quot;&quot;&quot;;[.I66];&quot;&quot;&quot;},&quot;)" office:value-type="string" office:string-value="new Ciudad{Codigo=&quot;47058&quot;,Nombre=&quot;Ariguaní&quot;},">
            <text:p>new Ciudad{Codigo="47058",Nombre="Ariguaní"},</text:p>
          </table:table-cell>
          <table:table-cell table:formula="of:=LEN([.B66])" office:value-type="float" office:value="8">
            <text:p>8</text:p>
          </table:table-cell>
        </table:table-row>
        <table:table-row table:style-name="ro2">
          <table:table-cell table:style-name="ce1" office:value-type="float" office:value="13052">
            <text:p>13052</text:p>
          </table:table-cell>
          <table:table-cell table:style-name="ce2" office:value-type="string">
            <text:p>ARJONA</text:p>
          </table:table-cell>
          <table:table-cell table:style-name="ce1" office:value-type="string">
            <text:p>Bolívar</text:p>
          </table:table-cell>
          <table:table-cell table:formula="of:=LOWER([.B67])" office:value-type="string" office:string-value="arjona">
            <text:p>arjona</text:p>
          </table:table-cell>
          <table:table-cell table:formula="of:=PROPER([.D67])" office:value-type="string" office:string-value="Arjona">
            <text:p>Arjona</text:p>
          </table:table-cell>
          <table:table-cell table:formula="of:=LEN([.A67])" office:value-type="float" office:value="5">
            <text:p>5</text:p>
          </table:table-cell>
          <table:table-cell table:formula="of:=IF([.F67]=5;[.A67];CONCATENATE(&quot;0&quot;;[.A67]))" office:value-type="float" office:value="13052">
            <text:p>13052</text:p>
          </table:table-cell>
          <table:table-cell office:value-type="float" office:value="13052">
            <text:p>13052</text:p>
          </table:table-cell>
          <table:table-cell office:value-type="string">
            <text:p>Arjona</text:p>
          </table:table-cell>
          <table:table-cell table:formula="of:=(CONCATENATE(&quot;insert into `Ciudad`(`Nombre`,`Codigo`) values('&quot;;[.I67];&quot;','&quot;;[.H67];&quot;');&quot;))" office:value-type="string" office:string-value="insert into `Ciudad`(`Nombre`,`Codigo`) values('Arjona','13052');">
            <text:p>insert into `Ciudad`(`Nombre`,`Codigo`) values('Arjona','13052');</text:p>
          </table:table-cell>
          <table:table-cell table:formula="of:=CONCATENATE(&quot;new Ciudad{Codigo=&quot;&quot;&quot;;[.H67];&quot;&quot;&quot;,Nombre=&quot;&quot;&quot;;[.I67];&quot;&quot;&quot;},&quot;)" office:value-type="string" office:string-value="new Ciudad{Codigo=&quot;13052&quot;,Nombre=&quot;Arjona&quot;},">
            <text:p>new Ciudad{Codigo="13052",Nombre="Arjona"},</text:p>
          </table:table-cell>
          <table:table-cell table:formula="of:=LEN([.B67])" office:value-type="float" office:value="6">
            <text:p>6</text:p>
          </table:table-cell>
        </table:table-row>
        <table:table-row table:style-name="ro2">
          <table:table-cell table:style-name="ce1" office:value-type="float" office:value="5059">
            <text:p>5059</text:p>
          </table:table-cell>
          <table:table-cell table:style-name="ce2" office:value-type="string">
            <text:p>ARMENIA</text:p>
          </table:table-cell>
          <table:table-cell table:style-name="ce1" office:value-type="string">
            <text:p>Antioquia</text:p>
          </table:table-cell>
          <table:table-cell table:formula="of:=LOWER([.B68])" office:value-type="string" office:string-value="armenia">
            <text:p>armenia</text:p>
          </table:table-cell>
          <table:table-cell table:formula="of:=PROPER([.D68])" office:value-type="string" office:string-value="Armenia">
            <text:p>Armenia</text:p>
          </table:table-cell>
          <table:table-cell table:formula="of:=LEN([.A68])" office:value-type="float" office:value="4">
            <text:p>4</text:p>
          </table:table-cell>
          <table:table-cell table:formula="of:=IF([.F68]=5;[.A68];CONCATENATE(&quot;0&quot;;[.A68]))" office:value-type="string" office:string-value="05059">
            <text:p>05059</text:p>
          </table:table-cell>
          <table:table-cell office:value-type="string">
            <text:p>05059</text:p>
          </table:table-cell>
          <table:table-cell office:value-type="string">
            <text:p>Armenia</text:p>
          </table:table-cell>
          <table:table-cell table:formula="of:=(CONCATENATE(&quot;insert into `Ciudad`(`Nombre`,`Codigo`) values('&quot;;[.I68];&quot;','&quot;;[.H68];&quot;');&quot;))" office:value-type="string" office:string-value="insert into `Ciudad`(`Nombre`,`Codigo`) values('Armenia','05059');">
            <text:p>insert into `Ciudad`(`Nombre`,`Codigo`) values('Armenia','05059');</text:p>
          </table:table-cell>
          <table:table-cell table:formula="of:=CONCATENATE(&quot;new Ciudad{Codigo=&quot;&quot;&quot;;[.H68];&quot;&quot;&quot;,Nombre=&quot;&quot;&quot;;[.I68];&quot;&quot;&quot;},&quot;)" office:value-type="string" office:string-value="new Ciudad{Codigo=&quot;05059&quot;,Nombre=&quot;Armenia&quot;},">
            <text:p>new Ciudad{Codigo="05059",Nombre="Armenia"},</text:p>
          </table:table-cell>
          <table:table-cell table:formula="of:=LEN([.B68])" office:value-type="float" office:value="7">
            <text:p>7</text:p>
          </table:table-cell>
        </table:table-row>
        <table:table-row table:style-name="ro2">
          <table:table-cell table:style-name="ce1" office:value-type="float" office:value="63001">
            <text:p>63001</text:p>
          </table:table-cell>
          <table:table-cell table:style-name="ce2" office:value-type="string">
            <text:p>ARMENIA</text:p>
          </table:table-cell>
          <table:table-cell table:style-name="ce1" office:value-type="string">
            <text:p>Quindio</text:p>
          </table:table-cell>
          <table:table-cell table:formula="of:=LOWER([.B69])" office:value-type="string" office:string-value="armenia">
            <text:p>armenia</text:p>
          </table:table-cell>
          <table:table-cell table:formula="of:=PROPER([.D69])" office:value-type="string" office:string-value="Armenia">
            <text:p>Armenia</text:p>
          </table:table-cell>
          <table:table-cell table:formula="of:=LEN([.A69])" office:value-type="float" office:value="5">
            <text:p>5</text:p>
          </table:table-cell>
          <table:table-cell table:formula="of:=IF([.F69]=5;[.A69];CONCATENATE(&quot;0&quot;;[.A69]))" office:value-type="float" office:value="63001">
            <text:p>63001</text:p>
          </table:table-cell>
          <table:table-cell office:value-type="float" office:value="63001">
            <text:p>63001</text:p>
          </table:table-cell>
          <table:table-cell office:value-type="string">
            <text:p>Armenia</text:p>
          </table:table-cell>
          <table:table-cell table:formula="of:=(CONCATENATE(&quot;insert into `Ciudad`(`Nombre`,`Codigo`) values('&quot;;[.I69];&quot;','&quot;;[.H69];&quot;');&quot;))" office:value-type="string" office:string-value="insert into `Ciudad`(`Nombre`,`Codigo`) values('Armenia','63001');">
            <text:p>insert into `Ciudad`(`Nombre`,`Codigo`) values('Armenia','63001');</text:p>
          </table:table-cell>
          <table:table-cell table:formula="of:=CONCATENATE(&quot;new Ciudad{Codigo=&quot;&quot;&quot;;[.H69];&quot;&quot;&quot;,Nombre=&quot;&quot;&quot;;[.I69];&quot;&quot;&quot;},&quot;)" office:value-type="string" office:string-value="new Ciudad{Codigo=&quot;63001&quot;,Nombre=&quot;Armenia&quot;},">
            <text:p>new Ciudad{Codigo="63001",Nombre="Armenia"},</text:p>
          </table:table-cell>
          <table:table-cell table:formula="of:=LEN([.B69])" office:value-type="float" office:value="7">
            <text:p>7</text:p>
          </table:table-cell>
        </table:table-row>
        <table:table-row table:style-name="ro2">
          <table:table-cell table:style-name="ce1" office:value-type="float" office:value="73055">
            <text:p>73055</text:p>
          </table:table-cell>
          <table:table-cell table:style-name="ce2" office:value-type="string">
            <text:p>ARMERO</text:p>
          </table:table-cell>
          <table:table-cell table:style-name="ce1" office:value-type="string">
            <text:p>Tolima</text:p>
          </table:table-cell>
          <table:table-cell table:formula="of:=LOWER([.B70])" office:value-type="string" office:string-value="armero">
            <text:p>armero</text:p>
          </table:table-cell>
          <table:table-cell table:formula="of:=PROPER([.D70])" office:value-type="string" office:string-value="Armero">
            <text:p>Armero</text:p>
          </table:table-cell>
          <table:table-cell table:formula="of:=LEN([.A70])" office:value-type="float" office:value="5">
            <text:p>5</text:p>
          </table:table-cell>
          <table:table-cell table:formula="of:=IF([.F70]=5;[.A70];CONCATENATE(&quot;0&quot;;[.A70]))" office:value-type="float" office:value="73055">
            <text:p>73055</text:p>
          </table:table-cell>
          <table:table-cell office:value-type="float" office:value="73055">
            <text:p>73055</text:p>
          </table:table-cell>
          <table:table-cell office:value-type="string">
            <text:p>Armero</text:p>
          </table:table-cell>
          <table:table-cell table:formula="of:=(CONCATENATE(&quot;insert into `Ciudad`(`Nombre`,`Codigo`) values('&quot;;[.I70];&quot;','&quot;;[.H70];&quot;');&quot;))" office:value-type="string" office:string-value="insert into `Ciudad`(`Nombre`,`Codigo`) values('Armero','73055');">
            <text:p>insert into `Ciudad`(`Nombre`,`Codigo`) values('Armero','73055');</text:p>
          </table:table-cell>
          <table:table-cell table:formula="of:=CONCATENATE(&quot;new Ciudad{Codigo=&quot;&quot;&quot;;[.H70];&quot;&quot;&quot;,Nombre=&quot;&quot;&quot;;[.I70];&quot;&quot;&quot;},&quot;)" office:value-type="string" office:string-value="new Ciudad{Codigo=&quot;73055&quot;,Nombre=&quot;Armero&quot;},">
            <text:p>new Ciudad{Codigo="73055",Nombre="Armero"},</text:p>
          </table:table-cell>
          <table:table-cell table:formula="of:=LEN([.B70])" office:value-type="float" office:value="6">
            <text:p>6</text:p>
          </table:table-cell>
        </table:table-row>
        <table:table-row table:style-name="ro2">
          <table:table-cell table:style-name="ce1" office:value-type="float" office:value="13062">
            <text:p>13062</text:p>
          </table:table-cell>
          <table:table-cell table:style-name="ce2" office:value-type="string">
            <text:p>ARROYOHONDO</text:p>
          </table:table-cell>
          <table:table-cell table:style-name="ce1" office:value-type="string">
            <text:p>Bolívar</text:p>
          </table:table-cell>
          <table:table-cell table:formula="of:=LOWER([.B71])" office:value-type="string" office:string-value="arroyohondo">
            <text:p>arroyohondo</text:p>
          </table:table-cell>
          <table:table-cell table:formula="of:=PROPER([.D71])" office:value-type="string" office:string-value="Arroyohondo">
            <text:p>Arroyohondo</text:p>
          </table:table-cell>
          <table:table-cell table:formula="of:=LEN([.A71])" office:value-type="float" office:value="5">
            <text:p>5</text:p>
          </table:table-cell>
          <table:table-cell table:formula="of:=IF([.F71]=5;[.A71];CONCATENATE(&quot;0&quot;;[.A71]))" office:value-type="float" office:value="13062">
            <text:p>13062</text:p>
          </table:table-cell>
          <table:table-cell office:value-type="float" office:value="13062">
            <text:p>13062</text:p>
          </table:table-cell>
          <table:table-cell office:value-type="string">
            <text:p>Arroyohondo</text:p>
          </table:table-cell>
          <table:table-cell table:formula="of:=(CONCATENATE(&quot;insert into `Ciudad`(`Nombre`,`Codigo`) values('&quot;;[.I71];&quot;','&quot;;[.H71];&quot;');&quot;))" office:value-type="string" office:string-value="insert into `Ciudad`(`Nombre`,`Codigo`) values('Arroyohondo','13062');">
            <text:p>insert into `Ciudad`(`Nombre`,`Codigo`) values('Arroyohondo','13062');</text:p>
          </table:table-cell>
          <table:table-cell table:formula="of:=CONCATENATE(&quot;new Ciudad{Codigo=&quot;&quot;&quot;;[.H71];&quot;&quot;&quot;,Nombre=&quot;&quot;&quot;;[.I71];&quot;&quot;&quot;},&quot;)" office:value-type="string" office:string-value="new Ciudad{Codigo=&quot;13062&quot;,Nombre=&quot;Arroyohondo&quot;},">
            <text:p>new Ciudad{Codigo="13062",Nombre="Arroyohondo"},</text:p>
          </table:table-cell>
          <table:table-cell table:formula="of:=LEN([.B71])" office:value-type="float" office:value="11">
            <text:p>11</text:p>
          </table:table-cell>
        </table:table-row>
        <table:table-row table:style-name="ro2">
          <table:table-cell table:style-name="ce1" office:value-type="float" office:value="20032">
            <text:p>20032</text:p>
          </table:table-cell>
          <table:table-cell table:style-name="ce2" office:value-type="string">
            <text:p>ASTREA</text:p>
          </table:table-cell>
          <table:table-cell table:style-name="ce1" office:value-type="string">
            <text:p>Cesar</text:p>
          </table:table-cell>
          <table:table-cell table:formula="of:=LOWER([.B72])" office:value-type="string" office:string-value="astrea">
            <text:p>astrea</text:p>
          </table:table-cell>
          <table:table-cell table:formula="of:=PROPER([.D72])" office:value-type="string" office:string-value="Astrea">
            <text:p>Astrea</text:p>
          </table:table-cell>
          <table:table-cell table:formula="of:=LEN([.A72])" office:value-type="float" office:value="5">
            <text:p>5</text:p>
          </table:table-cell>
          <table:table-cell table:formula="of:=IF([.F72]=5;[.A72];CONCATENATE(&quot;0&quot;;[.A72]))" office:value-type="float" office:value="20032">
            <text:p>20032</text:p>
          </table:table-cell>
          <table:table-cell office:value-type="float" office:value="20032">
            <text:p>20032</text:p>
          </table:table-cell>
          <table:table-cell office:value-type="string">
            <text:p>Astrea</text:p>
          </table:table-cell>
          <table:table-cell table:formula="of:=(CONCATENATE(&quot;insert into `Ciudad`(`Nombre`,`Codigo`) values('&quot;;[.I72];&quot;','&quot;;[.H72];&quot;');&quot;))" office:value-type="string" office:string-value="insert into `Ciudad`(`Nombre`,`Codigo`) values('Astrea','20032');">
            <text:p>insert into `Ciudad`(`Nombre`,`Codigo`) values('Astrea','20032');</text:p>
          </table:table-cell>
          <table:table-cell table:formula="of:=CONCATENATE(&quot;new Ciudad{Codigo=&quot;&quot;&quot;;[.H72];&quot;&quot;&quot;,Nombre=&quot;&quot;&quot;;[.I72];&quot;&quot;&quot;},&quot;)" office:value-type="string" office:string-value="new Ciudad{Codigo=&quot;20032&quot;,Nombre=&quot;Astrea&quot;},">
            <text:p>new Ciudad{Codigo="20032",Nombre="Astrea"},</text:p>
          </table:table-cell>
          <table:table-cell table:formula="of:=LEN([.B72])" office:value-type="float" office:value="6">
            <text:p>6</text:p>
          </table:table-cell>
        </table:table-row>
        <table:table-row table:style-name="ro2">
          <table:table-cell table:style-name="ce1" office:value-type="float" office:value="73067">
            <text:p>73067</text:p>
          </table:table-cell>
          <table:table-cell table:style-name="ce2" office:value-type="string">
            <text:p>ATACO</text:p>
          </table:table-cell>
          <table:table-cell table:style-name="ce1" office:value-type="string">
            <text:p>Tolima</text:p>
          </table:table-cell>
          <table:table-cell table:formula="of:=LOWER([.B73])" office:value-type="string" office:string-value="ataco">
            <text:p>ataco</text:p>
          </table:table-cell>
          <table:table-cell table:formula="of:=PROPER([.D73])" office:value-type="string" office:string-value="Ataco">
            <text:p>Ataco</text:p>
          </table:table-cell>
          <table:table-cell table:formula="of:=LEN([.A73])" office:value-type="float" office:value="5">
            <text:p>5</text:p>
          </table:table-cell>
          <table:table-cell table:formula="of:=IF([.F73]=5;[.A73];CONCATENATE(&quot;0&quot;;[.A73]))" office:value-type="float" office:value="73067">
            <text:p>73067</text:p>
          </table:table-cell>
          <table:table-cell office:value-type="float" office:value="73067">
            <text:p>73067</text:p>
          </table:table-cell>
          <table:table-cell office:value-type="string">
            <text:p>Ataco</text:p>
          </table:table-cell>
          <table:table-cell table:formula="of:=(CONCATENATE(&quot;insert into `Ciudad`(`Nombre`,`Codigo`) values('&quot;;[.I73];&quot;','&quot;;[.H73];&quot;');&quot;))" office:value-type="string" office:string-value="insert into `Ciudad`(`Nombre`,`Codigo`) values('Ataco','73067');">
            <text:p>insert into `Ciudad`(`Nombre`,`Codigo`) values('Ataco','73067');</text:p>
          </table:table-cell>
          <table:table-cell table:formula="of:=CONCATENATE(&quot;new Ciudad{Codigo=&quot;&quot;&quot;;[.H73];&quot;&quot;&quot;,Nombre=&quot;&quot;&quot;;[.I73];&quot;&quot;&quot;},&quot;)" office:value-type="string" office:string-value="new Ciudad{Codigo=&quot;73067&quot;,Nombre=&quot;Ataco&quot;},">
            <text:p>new Ciudad{Codigo="73067",Nombre="Ataco"},</text:p>
          </table:table-cell>
          <table:table-cell table:formula="of:=LEN([.B73])" office:value-type="float" office:value="5">
            <text:p>5</text:p>
          </table:table-cell>
        </table:table-row>
        <table:table-row table:style-name="ro2">
          <table:table-cell table:style-name="ce1" office:value-type="float" office:value="27050">
            <text:p>27050</text:p>
          </table:table-cell>
          <table:table-cell table:style-name="ce2" office:value-type="string">
            <text:p>ATRATO</text:p>
          </table:table-cell>
          <table:table-cell table:style-name="ce1" office:value-type="string">
            <text:p>Chocó</text:p>
          </table:table-cell>
          <table:table-cell table:formula="of:=LOWER([.B74])" office:value-type="string" office:string-value="atrato">
            <text:p>atrato</text:p>
          </table:table-cell>
          <table:table-cell table:formula="of:=PROPER([.D74])" office:value-type="string" office:string-value="Atrato">
            <text:p>Atrato</text:p>
          </table:table-cell>
          <table:table-cell table:formula="of:=LEN([.A74])" office:value-type="float" office:value="5">
            <text:p>5</text:p>
          </table:table-cell>
          <table:table-cell table:formula="of:=IF([.F74]=5;[.A74];CONCATENATE(&quot;0&quot;;[.A74]))" office:value-type="float" office:value="27050">
            <text:p>27050</text:p>
          </table:table-cell>
          <table:table-cell office:value-type="float" office:value="27050">
            <text:p>27050</text:p>
          </table:table-cell>
          <table:table-cell office:value-type="string">
            <text:p>Atrato</text:p>
          </table:table-cell>
          <table:table-cell table:formula="of:=(CONCATENATE(&quot;insert into `Ciudad`(`Nombre`,`Codigo`) values('&quot;;[.I74];&quot;','&quot;;[.H74];&quot;');&quot;))" office:value-type="string" office:string-value="insert into `Ciudad`(`Nombre`,`Codigo`) values('Atrato','27050');">
            <text:p>insert into `Ciudad`(`Nombre`,`Codigo`) values('Atrato','27050');</text:p>
          </table:table-cell>
          <table:table-cell table:formula="of:=CONCATENATE(&quot;new Ciudad{Codigo=&quot;&quot;&quot;;[.H74];&quot;&quot;&quot;,Nombre=&quot;&quot;&quot;;[.I74];&quot;&quot;&quot;},&quot;)" office:value-type="string" office:string-value="new Ciudad{Codigo=&quot;27050&quot;,Nombre=&quot;Atrato&quot;},">
            <text:p>new Ciudad{Codigo="27050",Nombre="Atrato"},</text:p>
          </table:table-cell>
          <table:table-cell table:formula="of:=LEN([.B74])" office:value-type="float" office:value="6">
            <text:p>6</text:p>
          </table:table-cell>
        </table:table-row>
        <table:table-row table:style-name="ro2">
          <table:table-cell table:style-name="ce1" office:value-type="float" office:value="23068">
            <text:p>23068</text:p>
          </table:table-cell>
          <table:table-cell table:style-name="ce2" office:value-type="string">
            <text:p>AYAPEL</text:p>
          </table:table-cell>
          <table:table-cell table:style-name="ce1" office:value-type="string">
            <text:p>Córdoba</text:p>
          </table:table-cell>
          <table:table-cell table:formula="of:=LOWER([.B75])" office:value-type="string" office:string-value="ayapel">
            <text:p>ayapel</text:p>
          </table:table-cell>
          <table:table-cell table:formula="of:=PROPER([.D75])" office:value-type="string" office:string-value="Ayapel">
            <text:p>Ayapel</text:p>
          </table:table-cell>
          <table:table-cell table:formula="of:=LEN([.A75])" office:value-type="float" office:value="5">
            <text:p>5</text:p>
          </table:table-cell>
          <table:table-cell table:formula="of:=IF([.F75]=5;[.A75];CONCATENATE(&quot;0&quot;;[.A75]))" office:value-type="float" office:value="23068">
            <text:p>23068</text:p>
          </table:table-cell>
          <table:table-cell office:value-type="float" office:value="23068">
            <text:p>23068</text:p>
          </table:table-cell>
          <table:table-cell office:value-type="string">
            <text:p>Ayapel</text:p>
          </table:table-cell>
          <table:table-cell table:formula="of:=(CONCATENATE(&quot;insert into `Ciudad`(`Nombre`,`Codigo`) values('&quot;;[.I75];&quot;','&quot;;[.H75];&quot;');&quot;))" office:value-type="string" office:string-value="insert into `Ciudad`(`Nombre`,`Codigo`) values('Ayapel','23068');">
            <text:p>insert into `Ciudad`(`Nombre`,`Codigo`) values('Ayapel','23068');</text:p>
          </table:table-cell>
          <table:table-cell table:formula="of:=CONCATENATE(&quot;new Ciudad{Codigo=&quot;&quot;&quot;;[.H75];&quot;&quot;&quot;,Nombre=&quot;&quot;&quot;;[.I75];&quot;&quot;&quot;},&quot;)" office:value-type="string" office:string-value="new Ciudad{Codigo=&quot;23068&quot;,Nombre=&quot;Ayapel&quot;},">
            <text:p>new Ciudad{Codigo="23068",Nombre="Ayapel"},</text:p>
          </table:table-cell>
          <table:table-cell table:formula="of:=LEN([.B75])" office:value-type="float" office:value="6">
            <text:p>6</text:p>
          </table:table-cell>
        </table:table-row>
        <table:table-row table:style-name="ro2">
          <table:table-cell table:style-name="ce1" office:value-type="float" office:value="27073">
            <text:p>27073</text:p>
          </table:table-cell>
          <table:table-cell table:style-name="ce2" office:value-type="string">
            <text:p>BAGADÓ</text:p>
          </table:table-cell>
          <table:table-cell table:style-name="ce1" office:value-type="string">
            <text:p>Chocó</text:p>
          </table:table-cell>
          <table:table-cell table:formula="of:=LOWER([.B76])" office:value-type="string" office:string-value="bagadó">
            <text:p>bagadó</text:p>
          </table:table-cell>
          <table:table-cell table:formula="of:=PROPER([.D76])" office:value-type="string" office:string-value="Bagadó">
            <text:p>Bagadó</text:p>
          </table:table-cell>
          <table:table-cell table:formula="of:=LEN([.A76])" office:value-type="float" office:value="5">
            <text:p>5</text:p>
          </table:table-cell>
          <table:table-cell table:formula="of:=IF([.F76]=5;[.A76];CONCATENATE(&quot;0&quot;;[.A76]))" office:value-type="float" office:value="27073">
            <text:p>27073</text:p>
          </table:table-cell>
          <table:table-cell office:value-type="float" office:value="27073">
            <text:p>27073</text:p>
          </table:table-cell>
          <table:table-cell office:value-type="string">
            <text:p>Bagadó</text:p>
          </table:table-cell>
          <table:table-cell table:formula="of:=(CONCATENATE(&quot;insert into `Ciudad`(`Nombre`,`Codigo`) values('&quot;;[.I76];&quot;','&quot;;[.H76];&quot;');&quot;))" office:value-type="string" office:string-value="insert into `Ciudad`(`Nombre`,`Codigo`) values('Bagadó','27073');">
            <text:p>insert into `Ciudad`(`Nombre`,`Codigo`) values('Bagadó','27073');</text:p>
          </table:table-cell>
          <table:table-cell table:formula="of:=CONCATENATE(&quot;new Ciudad{Codigo=&quot;&quot;&quot;;[.H76];&quot;&quot;&quot;,Nombre=&quot;&quot;&quot;;[.I76];&quot;&quot;&quot;},&quot;)" office:value-type="string" office:string-value="new Ciudad{Codigo=&quot;27073&quot;,Nombre=&quot;Bagadó&quot;},">
            <text:p>new Ciudad{Codigo="27073",Nombre="Bagadó"},</text:p>
          </table:table-cell>
          <table:table-cell table:formula="of:=LEN([.B76])" office:value-type="float" office:value="6">
            <text:p>6</text:p>
          </table:table-cell>
        </table:table-row>
        <table:table-row table:style-name="ro2">
          <table:table-cell table:style-name="ce1" office:value-type="float" office:value="27075">
            <text:p>27075</text:p>
          </table:table-cell>
          <table:table-cell table:style-name="ce2" office:value-type="string">
            <text:p>BAHÍA SOLANO</text:p>
          </table:table-cell>
          <table:table-cell table:style-name="ce1" office:value-type="string">
            <text:p>Chocó</text:p>
          </table:table-cell>
          <table:table-cell table:formula="of:=LOWER([.B77])" office:value-type="string" office:string-value="bahía solano">
            <text:p>bahía solano</text:p>
          </table:table-cell>
          <table:table-cell table:formula="of:=PROPER([.D77])" office:value-type="string" office:string-value="Bahía Solano">
            <text:p>Bahía Solano</text:p>
          </table:table-cell>
          <table:table-cell table:formula="of:=LEN([.A77])" office:value-type="float" office:value="5">
            <text:p>5</text:p>
          </table:table-cell>
          <table:table-cell table:formula="of:=IF([.F77]=5;[.A77];CONCATENATE(&quot;0&quot;;[.A77]))" office:value-type="float" office:value="27075">
            <text:p>27075</text:p>
          </table:table-cell>
          <table:table-cell office:value-type="float" office:value="27075">
            <text:p>27075</text:p>
          </table:table-cell>
          <table:table-cell office:value-type="string">
            <text:p>Bahía Solano</text:p>
          </table:table-cell>
          <table:table-cell table:formula="of:=(CONCATENATE(&quot;insert into `Ciudad`(`Nombre`,`Codigo`) values('&quot;;[.I77];&quot;','&quot;;[.H77];&quot;');&quot;))" office:value-type="string" office:string-value="insert into `Ciudad`(`Nombre`,`Codigo`) values('Bahía Solano','27075');">
            <text:p>insert into `Ciudad`(`Nombre`,`Codigo`) values('Bahía Solano','27075');</text:p>
          </table:table-cell>
          <table:table-cell table:formula="of:=CONCATENATE(&quot;new Ciudad{Codigo=&quot;&quot;&quot;;[.H77];&quot;&quot;&quot;,Nombre=&quot;&quot;&quot;;[.I77];&quot;&quot;&quot;},&quot;)" office:value-type="string" office:string-value="new Ciudad{Codigo=&quot;27075&quot;,Nombre=&quot;Bahía Solano&quot;},">
            <text:p>new Ciudad{Codigo="27075",Nombre="Bahía Solano"},</text:p>
          </table:table-cell>
          <table:table-cell table:formula="of:=LEN([.B77])" office:value-type="float" office:value="12">
            <text:p>12</text:p>
          </table:table-cell>
        </table:table-row>
        <table:table-row table:style-name="ro2">
          <table:table-cell table:style-name="ce1" office:value-type="float" office:value="27077">
            <text:p>27077</text:p>
          </table:table-cell>
          <table:table-cell table:style-name="ce2" office:value-type="string">
            <text:p>BAJO BAUDÓ</text:p>
          </table:table-cell>
          <table:table-cell table:style-name="ce1" office:value-type="string">
            <text:p>Chocó</text:p>
          </table:table-cell>
          <table:table-cell table:formula="of:=LOWER([.B78])" office:value-type="string" office:string-value="bajo baudó">
            <text:p>bajo baudó</text:p>
          </table:table-cell>
          <table:table-cell table:formula="of:=PROPER([.D78])" office:value-type="string" office:string-value="Bajo Baudó">
            <text:p>Bajo Baudó</text:p>
          </table:table-cell>
          <table:table-cell table:formula="of:=LEN([.A78])" office:value-type="float" office:value="5">
            <text:p>5</text:p>
          </table:table-cell>
          <table:table-cell table:formula="of:=IF([.F78]=5;[.A78];CONCATENATE(&quot;0&quot;;[.A78]))" office:value-type="float" office:value="27077">
            <text:p>27077</text:p>
          </table:table-cell>
          <table:table-cell office:value-type="float" office:value="27077">
            <text:p>27077</text:p>
          </table:table-cell>
          <table:table-cell office:value-type="string">
            <text:p>Bajo Baudó</text:p>
          </table:table-cell>
          <table:table-cell table:formula="of:=(CONCATENATE(&quot;insert into `Ciudad`(`Nombre`,`Codigo`) values('&quot;;[.I78];&quot;','&quot;;[.H78];&quot;');&quot;))" office:value-type="string" office:string-value="insert into `Ciudad`(`Nombre`,`Codigo`) values('Bajo Baudó','27077');">
            <text:p>insert into `Ciudad`(`Nombre`,`Codigo`) values('Bajo Baudó','27077');</text:p>
          </table:table-cell>
          <table:table-cell table:formula="of:=CONCATENATE(&quot;new Ciudad{Codigo=&quot;&quot;&quot;;[.H78];&quot;&quot;&quot;,Nombre=&quot;&quot;&quot;;[.I78];&quot;&quot;&quot;},&quot;)" office:value-type="string" office:string-value="new Ciudad{Codigo=&quot;27077&quot;,Nombre=&quot;Bajo Baudó&quot;},">
            <text:p>new Ciudad{Codigo="27077",Nombre="Bajo Baudó"},</text:p>
          </table:table-cell>
          <table:table-cell table:formula="of:=LEN([.B78])" office:value-type="float" office:value="10">
            <text:p>10</text:p>
          </table:table-cell>
        </table:table-row>
        <table:table-row table:style-name="ro2">
          <table:table-cell table:style-name="ce1" office:value-type="float" office:value="19075">
            <text:p>19075</text:p>
          </table:table-cell>
          <table:table-cell table:style-name="ce2" office:value-type="string">
            <text:p>BALBOA</text:p>
          </table:table-cell>
          <table:table-cell table:style-name="ce1" office:value-type="string">
            <text:p>Cauca</text:p>
          </table:table-cell>
          <table:table-cell table:formula="of:=LOWER([.B79])" office:value-type="string" office:string-value="balboa">
            <text:p>balboa</text:p>
          </table:table-cell>
          <table:table-cell table:formula="of:=PROPER([.D79])" office:value-type="string" office:string-value="Balboa">
            <text:p>Balboa</text:p>
          </table:table-cell>
          <table:table-cell table:formula="of:=LEN([.A79])" office:value-type="float" office:value="5">
            <text:p>5</text:p>
          </table:table-cell>
          <table:table-cell table:formula="of:=IF([.F79]=5;[.A79];CONCATENATE(&quot;0&quot;;[.A79]))" office:value-type="float" office:value="19075">
            <text:p>19075</text:p>
          </table:table-cell>
          <table:table-cell office:value-type="float" office:value="19075">
            <text:p>19075</text:p>
          </table:table-cell>
          <table:table-cell office:value-type="string">
            <text:p>Balboa</text:p>
          </table:table-cell>
          <table:table-cell table:formula="of:=(CONCATENATE(&quot;insert into `Ciudad`(`Nombre`,`Codigo`) values('&quot;;[.I79];&quot;','&quot;;[.H79];&quot;');&quot;))" office:value-type="string" office:string-value="insert into `Ciudad`(`Nombre`,`Codigo`) values('Balboa','19075');">
            <text:p>insert into `Ciudad`(`Nombre`,`Codigo`) values('Balboa','19075');</text:p>
          </table:table-cell>
          <table:table-cell table:formula="of:=CONCATENATE(&quot;new Ciudad{Codigo=&quot;&quot;&quot;;[.H79];&quot;&quot;&quot;,Nombre=&quot;&quot;&quot;;[.I79];&quot;&quot;&quot;},&quot;)" office:value-type="string" office:string-value="new Ciudad{Codigo=&quot;19075&quot;,Nombre=&quot;Balboa&quot;},">
            <text:p>new Ciudad{Codigo="19075",Nombre="Balboa"},</text:p>
          </table:table-cell>
          <table:table-cell table:formula="of:=LEN([.B79])" office:value-type="float" office:value="6">
            <text:p>6</text:p>
          </table:table-cell>
        </table:table-row>
        <table:table-row table:style-name="ro2">
          <table:table-cell table:style-name="ce1" office:value-type="float" office:value="66075">
            <text:p>66075</text:p>
          </table:table-cell>
          <table:table-cell table:style-name="ce2" office:value-type="string">
            <text:p>BALBOA</text:p>
          </table:table-cell>
          <table:table-cell table:style-name="ce1" office:value-type="string">
            <text:p>Risaralda</text:p>
          </table:table-cell>
          <table:table-cell table:formula="of:=LOWER([.B80])" office:value-type="string" office:string-value="balboa">
            <text:p>balboa</text:p>
          </table:table-cell>
          <table:table-cell table:formula="of:=PROPER([.D80])" office:value-type="string" office:string-value="Balboa">
            <text:p>Balboa</text:p>
          </table:table-cell>
          <table:table-cell table:formula="of:=LEN([.A80])" office:value-type="float" office:value="5">
            <text:p>5</text:p>
          </table:table-cell>
          <table:table-cell table:formula="of:=IF([.F80]=5;[.A80];CONCATENATE(&quot;0&quot;;[.A80]))" office:value-type="float" office:value="66075">
            <text:p>66075</text:p>
          </table:table-cell>
          <table:table-cell office:value-type="float" office:value="66075">
            <text:p>66075</text:p>
          </table:table-cell>
          <table:table-cell office:value-type="string">
            <text:p>Balboa</text:p>
          </table:table-cell>
          <table:table-cell table:formula="of:=(CONCATENATE(&quot;insert into `Ciudad`(`Nombre`,`Codigo`) values('&quot;;[.I80];&quot;','&quot;;[.H80];&quot;');&quot;))" office:value-type="string" office:string-value="insert into `Ciudad`(`Nombre`,`Codigo`) values('Balboa','66075');">
            <text:p>insert into `Ciudad`(`Nombre`,`Codigo`) values('Balboa','66075');</text:p>
          </table:table-cell>
          <table:table-cell table:formula="of:=CONCATENATE(&quot;new Ciudad{Codigo=&quot;&quot;&quot;;[.H80];&quot;&quot;&quot;,Nombre=&quot;&quot;&quot;;[.I80];&quot;&quot;&quot;},&quot;)" office:value-type="string" office:string-value="new Ciudad{Codigo=&quot;66075&quot;,Nombre=&quot;Balboa&quot;},">
            <text:p>new Ciudad{Codigo="66075",Nombre="Balboa"},</text:p>
          </table:table-cell>
          <table:table-cell table:formula="of:=LEN([.B80])" office:value-type="float" office:value="6">
            <text:p>6</text:p>
          </table:table-cell>
        </table:table-row>
        <table:table-row table:style-name="ro2">
          <table:table-cell table:style-name="ce1" office:value-type="float" office:value="8078">
            <text:p>8078</text:p>
          </table:table-cell>
          <table:table-cell table:style-name="ce2" office:value-type="string">
            <text:p>BARANOA</text:p>
          </table:table-cell>
          <table:table-cell table:style-name="ce1" office:value-type="string">
            <text:p>Atlántico</text:p>
          </table:table-cell>
          <table:table-cell table:formula="of:=LOWER([.B81])" office:value-type="string" office:string-value="baranoa">
            <text:p>baranoa</text:p>
          </table:table-cell>
          <table:table-cell table:formula="of:=PROPER([.D81])" office:value-type="string" office:string-value="Baranoa">
            <text:p>Baranoa</text:p>
          </table:table-cell>
          <table:table-cell table:formula="of:=LEN([.A81])" office:value-type="float" office:value="4">
            <text:p>4</text:p>
          </table:table-cell>
          <table:table-cell table:formula="of:=IF([.F81]=5;[.A81];CONCATENATE(&quot;0&quot;;[.A81]))" office:value-type="string" office:string-value="08078">
            <text:p>08078</text:p>
          </table:table-cell>
          <table:table-cell office:value-type="string">
            <text:p>08078</text:p>
          </table:table-cell>
          <table:table-cell office:value-type="string">
            <text:p>Baranoa</text:p>
          </table:table-cell>
          <table:table-cell table:formula="of:=(CONCATENATE(&quot;insert into `Ciudad`(`Nombre`,`Codigo`) values('&quot;;[.I81];&quot;','&quot;;[.H81];&quot;');&quot;))" office:value-type="string" office:string-value="insert into `Ciudad`(`Nombre`,`Codigo`) values('Baranoa','08078');">
            <text:p>insert into `Ciudad`(`Nombre`,`Codigo`) values('Baranoa','08078');</text:p>
          </table:table-cell>
          <table:table-cell table:formula="of:=CONCATENATE(&quot;new Ciudad{Codigo=&quot;&quot;&quot;;[.H81];&quot;&quot;&quot;,Nombre=&quot;&quot;&quot;;[.I81];&quot;&quot;&quot;},&quot;)" office:value-type="string" office:string-value="new Ciudad{Codigo=&quot;08078&quot;,Nombre=&quot;Baranoa&quot;},">
            <text:p>new Ciudad{Codigo="08078",Nombre="Baranoa"},</text:p>
          </table:table-cell>
          <table:table-cell table:formula="of:=LEN([.B81])" office:value-type="float" office:value="7">
            <text:p>7</text:p>
          </table:table-cell>
        </table:table-row>
        <table:table-row table:style-name="ro2">
          <table:table-cell table:style-name="ce1" office:value-type="float" office:value="41078">
            <text:p>41078</text:p>
          </table:table-cell>
          <table:table-cell table:style-name="ce2" office:value-type="string">
            <text:p>BARAYA</text:p>
          </table:table-cell>
          <table:table-cell table:style-name="ce1" office:value-type="string">
            <text:p>Huila</text:p>
          </table:table-cell>
          <table:table-cell table:formula="of:=LOWER([.B82])" office:value-type="string" office:string-value="baraya">
            <text:p>baraya</text:p>
          </table:table-cell>
          <table:table-cell table:formula="of:=PROPER([.D82])" office:value-type="string" office:string-value="Baraya">
            <text:p>Baraya</text:p>
          </table:table-cell>
          <table:table-cell table:formula="of:=LEN([.A82])" office:value-type="float" office:value="5">
            <text:p>5</text:p>
          </table:table-cell>
          <table:table-cell table:formula="of:=IF([.F82]=5;[.A82];CONCATENATE(&quot;0&quot;;[.A82]))" office:value-type="float" office:value="41078">
            <text:p>41078</text:p>
          </table:table-cell>
          <table:table-cell office:value-type="float" office:value="41078">
            <text:p>41078</text:p>
          </table:table-cell>
          <table:table-cell office:value-type="string">
            <text:p>Baraya</text:p>
          </table:table-cell>
          <table:table-cell table:formula="of:=(CONCATENATE(&quot;insert into `Ciudad`(`Nombre`,`Codigo`) values('&quot;;[.I82];&quot;','&quot;;[.H82];&quot;');&quot;))" office:value-type="string" office:string-value="insert into `Ciudad`(`Nombre`,`Codigo`) values('Baraya','41078');">
            <text:p>insert into `Ciudad`(`Nombre`,`Codigo`) values('Baraya','41078');</text:p>
          </table:table-cell>
          <table:table-cell table:formula="of:=CONCATENATE(&quot;new Ciudad{Codigo=&quot;&quot;&quot;;[.H82];&quot;&quot;&quot;,Nombre=&quot;&quot;&quot;;[.I82];&quot;&quot;&quot;},&quot;)" office:value-type="string" office:string-value="new Ciudad{Codigo=&quot;41078&quot;,Nombre=&quot;Baraya&quot;},">
            <text:p>new Ciudad{Codigo="41078",Nombre="Baraya"},</text:p>
          </table:table-cell>
          <table:table-cell table:formula="of:=LEN([.B82])" office:value-type="float" office:value="6">
            <text:p>6</text:p>
          </table:table-cell>
        </table:table-row>
        <table:table-row table:style-name="ro2">
          <table:table-cell table:style-name="ce1" office:value-type="float" office:value="52079">
            <text:p>52079</text:p>
          </table:table-cell>
          <table:table-cell table:style-name="ce2" office:value-type="string">
            <text:p>BARBACOAS</text:p>
          </table:table-cell>
          <table:table-cell table:style-name="ce1" office:value-type="string">
            <text:p>Nariño</text:p>
          </table:table-cell>
          <table:table-cell table:formula="of:=LOWER([.B83])" office:value-type="string" office:string-value="barbacoas">
            <text:p>barbacoas</text:p>
          </table:table-cell>
          <table:table-cell table:formula="of:=PROPER([.D83])" office:value-type="string" office:string-value="Barbacoas">
            <text:p>Barbacoas</text:p>
          </table:table-cell>
          <table:table-cell table:formula="of:=LEN([.A83])" office:value-type="float" office:value="5">
            <text:p>5</text:p>
          </table:table-cell>
          <table:table-cell table:formula="of:=IF([.F83]=5;[.A83];CONCATENATE(&quot;0&quot;;[.A83]))" office:value-type="float" office:value="52079">
            <text:p>52079</text:p>
          </table:table-cell>
          <table:table-cell office:value-type="float" office:value="52079">
            <text:p>52079</text:p>
          </table:table-cell>
          <table:table-cell office:value-type="string">
            <text:p>Barbacoas</text:p>
          </table:table-cell>
          <table:table-cell table:formula="of:=(CONCATENATE(&quot;insert into `Ciudad`(`Nombre`,`Codigo`) values('&quot;;[.I83];&quot;','&quot;;[.H83];&quot;');&quot;))" office:value-type="string" office:string-value="insert into `Ciudad`(`Nombre`,`Codigo`) values('Barbacoas','52079');">
            <text:p>insert into `Ciudad`(`Nombre`,`Codigo`) values('Barbacoas','52079');</text:p>
          </table:table-cell>
          <table:table-cell table:formula="of:=CONCATENATE(&quot;new Ciudad{Codigo=&quot;&quot;&quot;;[.H83];&quot;&quot;&quot;,Nombre=&quot;&quot;&quot;;[.I83];&quot;&quot;&quot;},&quot;)" office:value-type="string" office:string-value="new Ciudad{Codigo=&quot;52079&quot;,Nombre=&quot;Barbacoas&quot;},">
            <text:p>new Ciudad{Codigo="52079",Nombre="Barbacoas"},</text:p>
          </table:table-cell>
          <table:table-cell table:formula="of:=LEN([.B83])" office:value-type="float" office:value="9">
            <text:p>9</text:p>
          </table:table-cell>
        </table:table-row>
        <table:table-row table:style-name="ro2">
          <table:table-cell table:style-name="ce1" office:value-type="float" office:value="5079">
            <text:p>5079</text:p>
          </table:table-cell>
          <table:table-cell table:style-name="ce2" office:value-type="string">
            <text:p>BARBOSA</text:p>
          </table:table-cell>
          <table:table-cell table:style-name="ce1" office:value-type="string">
            <text:p>Antioquia</text:p>
          </table:table-cell>
          <table:table-cell table:formula="of:=LOWER([.B84])" office:value-type="string" office:string-value="barbosa">
            <text:p>barbosa</text:p>
          </table:table-cell>
          <table:table-cell table:formula="of:=PROPER([.D84])" office:value-type="string" office:string-value="Barbosa">
            <text:p>Barbosa</text:p>
          </table:table-cell>
          <table:table-cell table:formula="of:=LEN([.A84])" office:value-type="float" office:value="4">
            <text:p>4</text:p>
          </table:table-cell>
          <table:table-cell table:formula="of:=IF([.F84]=5;[.A84];CONCATENATE(&quot;0&quot;;[.A84]))" office:value-type="string" office:string-value="05079">
            <text:p>05079</text:p>
          </table:table-cell>
          <table:table-cell office:value-type="string">
            <text:p>05079</text:p>
          </table:table-cell>
          <table:table-cell office:value-type="string">
            <text:p>Barbosa</text:p>
          </table:table-cell>
          <table:table-cell table:formula="of:=(CONCATENATE(&quot;insert into `Ciudad`(`Nombre`,`Codigo`) values('&quot;;[.I84];&quot;','&quot;;[.H84];&quot;');&quot;))" office:value-type="string" office:string-value="insert into `Ciudad`(`Nombre`,`Codigo`) values('Barbosa','05079');">
            <text:p>insert into `Ciudad`(`Nombre`,`Codigo`) values('Barbosa','05079');</text:p>
          </table:table-cell>
          <table:table-cell table:formula="of:=CONCATENATE(&quot;new Ciudad{Codigo=&quot;&quot;&quot;;[.H84];&quot;&quot;&quot;,Nombre=&quot;&quot;&quot;;[.I84];&quot;&quot;&quot;},&quot;)" office:value-type="string" office:string-value="new Ciudad{Codigo=&quot;05079&quot;,Nombre=&quot;Barbosa&quot;},">
            <text:p>new Ciudad{Codigo="05079",Nombre="Barbosa"},</text:p>
          </table:table-cell>
          <table:table-cell table:formula="of:=LEN([.B84])" office:value-type="float" office:value="7">
            <text:p>7</text:p>
          </table:table-cell>
        </table:table-row>
        <table:table-row table:style-name="ro2">
          <table:table-cell table:style-name="ce1" office:value-type="float" office:value="68077">
            <text:p>68077</text:p>
          </table:table-cell>
          <table:table-cell table:style-name="ce2" office:value-type="string">
            <text:p>BARBOSA</text:p>
          </table:table-cell>
          <table:table-cell table:style-name="ce1" office:value-type="string">
            <text:p>Santander</text:p>
          </table:table-cell>
          <table:table-cell table:formula="of:=LOWER([.B85])" office:value-type="string" office:string-value="barbosa">
            <text:p>barbosa</text:p>
          </table:table-cell>
          <table:table-cell table:formula="of:=PROPER([.D85])" office:value-type="string" office:string-value="Barbosa">
            <text:p>Barbosa</text:p>
          </table:table-cell>
          <table:table-cell table:formula="of:=LEN([.A85])" office:value-type="float" office:value="5">
            <text:p>5</text:p>
          </table:table-cell>
          <table:table-cell table:formula="of:=IF([.F85]=5;[.A85];CONCATENATE(&quot;0&quot;;[.A85]))" office:value-type="float" office:value="68077">
            <text:p>68077</text:p>
          </table:table-cell>
          <table:table-cell office:value-type="float" office:value="68077">
            <text:p>68077</text:p>
          </table:table-cell>
          <table:table-cell office:value-type="string">
            <text:p>Barbosa</text:p>
          </table:table-cell>
          <table:table-cell table:formula="of:=(CONCATENATE(&quot;insert into `Ciudad`(`Nombre`,`Codigo`) values('&quot;;[.I85];&quot;','&quot;;[.H85];&quot;');&quot;))" office:value-type="string" office:string-value="insert into `Ciudad`(`Nombre`,`Codigo`) values('Barbosa','68077');">
            <text:p>insert into `Ciudad`(`Nombre`,`Codigo`) values('Barbosa','68077');</text:p>
          </table:table-cell>
          <table:table-cell table:formula="of:=CONCATENATE(&quot;new Ciudad{Codigo=&quot;&quot;&quot;;[.H85];&quot;&quot;&quot;,Nombre=&quot;&quot;&quot;;[.I85];&quot;&quot;&quot;},&quot;)" office:value-type="string" office:string-value="new Ciudad{Codigo=&quot;68077&quot;,Nombre=&quot;Barbosa&quot;},">
            <text:p>new Ciudad{Codigo="68077",Nombre="Barbosa"},</text:p>
          </table:table-cell>
          <table:table-cell table:formula="of:=LEN([.B85])" office:value-type="float" office:value="7">
            <text:p>7</text:p>
          </table:table-cell>
        </table:table-row>
        <table:table-row table:style-name="ro2">
          <table:table-cell table:style-name="ce1" office:value-type="float" office:value="68079">
            <text:p>68079</text:p>
          </table:table-cell>
          <table:table-cell table:style-name="ce2" office:value-type="string">
            <text:p>BARICHARA</text:p>
          </table:table-cell>
          <table:table-cell table:style-name="ce1" office:value-type="string">
            <text:p>Santander</text:p>
          </table:table-cell>
          <table:table-cell table:formula="of:=LOWER([.B86])" office:value-type="string" office:string-value="barichara">
            <text:p>barichara</text:p>
          </table:table-cell>
          <table:table-cell table:formula="of:=PROPER([.D86])" office:value-type="string" office:string-value="Barichara">
            <text:p>Barichara</text:p>
          </table:table-cell>
          <table:table-cell table:formula="of:=LEN([.A86])" office:value-type="float" office:value="5">
            <text:p>5</text:p>
          </table:table-cell>
          <table:table-cell table:formula="of:=IF([.F86]=5;[.A86];CONCATENATE(&quot;0&quot;;[.A86]))" office:value-type="float" office:value="68079">
            <text:p>68079</text:p>
          </table:table-cell>
          <table:table-cell office:value-type="float" office:value="68079">
            <text:p>68079</text:p>
          </table:table-cell>
          <table:table-cell office:value-type="string">
            <text:p>Barichara</text:p>
          </table:table-cell>
          <table:table-cell table:formula="of:=(CONCATENATE(&quot;insert into `Ciudad`(`Nombre`,`Codigo`) values('&quot;;[.I86];&quot;','&quot;;[.H86];&quot;');&quot;))" office:value-type="string" office:string-value="insert into `Ciudad`(`Nombre`,`Codigo`) values('Barichara','68079');">
            <text:p>insert into `Ciudad`(`Nombre`,`Codigo`) values('Barichara','68079');</text:p>
          </table:table-cell>
          <table:table-cell table:formula="of:=CONCATENATE(&quot;new Ciudad{Codigo=&quot;&quot;&quot;;[.H86];&quot;&quot;&quot;,Nombre=&quot;&quot;&quot;;[.I86];&quot;&quot;&quot;},&quot;)" office:value-type="string" office:string-value="new Ciudad{Codigo=&quot;68079&quot;,Nombre=&quot;Barichara&quot;},">
            <text:p>new Ciudad{Codigo="68079",Nombre="Barichara"},</text:p>
          </table:table-cell>
          <table:table-cell table:formula="of:=LEN([.B86])" office:value-type="float" office:value="9">
            <text:p>9</text:p>
          </table:table-cell>
        </table:table-row>
        <table:table-row table:style-name="ro2">
          <table:table-cell table:style-name="ce1" office:value-type="float" office:value="50110">
            <text:p>50110</text:p>
          </table:table-cell>
          <table:table-cell table:style-name="ce2" office:value-type="string">
            <text:p>BARRANCA DE UPÍA</text:p>
          </table:table-cell>
          <table:table-cell table:style-name="ce1" office:value-type="string">
            <text:p>Meta</text:p>
          </table:table-cell>
          <table:table-cell table:formula="of:=LOWER([.B87])" office:value-type="string" office:string-value="barranca de upía">
            <text:p>barranca de upía</text:p>
          </table:table-cell>
          <table:table-cell table:formula="of:=PROPER([.D87])" office:value-type="string" office:string-value="Barranca De Upía">
            <text:p>Barranca De Upía</text:p>
          </table:table-cell>
          <table:table-cell table:formula="of:=LEN([.A87])" office:value-type="float" office:value="5">
            <text:p>5</text:p>
          </table:table-cell>
          <table:table-cell table:formula="of:=IF([.F87]=5;[.A87];CONCATENATE(&quot;0&quot;;[.A87]))" office:value-type="float" office:value="50110">
            <text:p>50110</text:p>
          </table:table-cell>
          <table:table-cell office:value-type="float" office:value="50110">
            <text:p>50110</text:p>
          </table:table-cell>
          <table:table-cell office:value-type="string">
            <text:p>Barranca de Upía</text:p>
          </table:table-cell>
          <table:table-cell table:formula="of:=(CONCATENATE(&quot;insert into `Ciudad`(`Nombre`,`Codigo`) values('&quot;;[.I87];&quot;','&quot;;[.H87];&quot;');&quot;))" office:value-type="string" office:string-value="insert into `Ciudad`(`Nombre`,`Codigo`) values('Barranca de Upía','50110');">
            <text:p>insert into `Ciudad`(`Nombre`,`Codigo`) values('Barranca de Upía','50110');</text:p>
          </table:table-cell>
          <table:table-cell table:formula="of:=CONCATENATE(&quot;new Ciudad{Codigo=&quot;&quot;&quot;;[.H87];&quot;&quot;&quot;,Nombre=&quot;&quot;&quot;;[.I87];&quot;&quot;&quot;},&quot;)" office:value-type="string" office:string-value="new Ciudad{Codigo=&quot;50110&quot;,Nombre=&quot;Barranca de Upía&quot;},">
            <text:p>new Ciudad{Codigo="50110",Nombre="Barranca de Upía"},</text:p>
          </table:table-cell>
          <table:table-cell table:formula="of:=LEN([.B87])" office:value-type="float" office:value="16">
            <text:p>16</text:p>
          </table:table-cell>
        </table:table-row>
        <table:table-row table:style-name="ro2">
          <table:table-cell table:style-name="ce1" office:value-type="float" office:value="68081">
            <text:p>68081</text:p>
          </table:table-cell>
          <table:table-cell table:style-name="ce2" office:value-type="string">
            <text:p>BARRANCABERMEJA</text:p>
          </table:table-cell>
          <table:table-cell table:style-name="ce1" office:value-type="string">
            <text:p>Santander</text:p>
          </table:table-cell>
          <table:table-cell table:formula="of:=LOWER([.B88])" office:value-type="string" office:string-value="barrancabermeja">
            <text:p>barrancabermeja</text:p>
          </table:table-cell>
          <table:table-cell table:formula="of:=PROPER([.D88])" office:value-type="string" office:string-value="Barrancabermeja">
            <text:p>Barrancabermeja</text:p>
          </table:table-cell>
          <table:table-cell table:formula="of:=LEN([.A88])" office:value-type="float" office:value="5">
            <text:p>5</text:p>
          </table:table-cell>
          <table:table-cell table:formula="of:=IF([.F88]=5;[.A88];CONCATENATE(&quot;0&quot;;[.A88]))" office:value-type="float" office:value="68081">
            <text:p>68081</text:p>
          </table:table-cell>
          <table:table-cell office:value-type="float" office:value="68081">
            <text:p>68081</text:p>
          </table:table-cell>
          <table:table-cell office:value-type="string">
            <text:p>Barrancabermeja</text:p>
          </table:table-cell>
          <table:table-cell table:formula="of:=(CONCATENATE(&quot;insert into `Ciudad`(`Nombre`,`Codigo`) values('&quot;;[.I88];&quot;','&quot;;[.H88];&quot;');&quot;))" office:value-type="string" office:string-value="insert into `Ciudad`(`Nombre`,`Codigo`) values('Barrancabermeja','68081');">
            <text:p>insert into `Ciudad`(`Nombre`,`Codigo`) values('Barrancabermeja','68081');</text:p>
          </table:table-cell>
          <table:table-cell table:formula="of:=CONCATENATE(&quot;new Ciudad{Codigo=&quot;&quot;&quot;;[.H88];&quot;&quot;&quot;,Nombre=&quot;&quot;&quot;;[.I88];&quot;&quot;&quot;},&quot;)" office:value-type="string" office:string-value="new Ciudad{Codigo=&quot;68081&quot;,Nombre=&quot;Barrancabermeja&quot;},">
            <text:p>new Ciudad{Codigo="68081",Nombre="Barrancabermeja"},</text:p>
          </table:table-cell>
          <table:table-cell table:formula="of:=LEN([.B88])" office:value-type="float" office:value="15">
            <text:p>15</text:p>
          </table:table-cell>
        </table:table-row>
        <table:table-row table:style-name="ro2">
          <table:table-cell table:style-name="ce1" office:value-type="float" office:value="44078">
            <text:p>44078</text:p>
          </table:table-cell>
          <table:table-cell table:style-name="ce2" office:value-type="string">
            <text:p>BARRANCAS</text:p>
          </table:table-cell>
          <table:table-cell table:style-name="ce1" office:value-type="string">
            <text:p>La Guajira</text:p>
          </table:table-cell>
          <table:table-cell table:formula="of:=LOWER([.B89])" office:value-type="string" office:string-value="barrancas">
            <text:p>barrancas</text:p>
          </table:table-cell>
          <table:table-cell table:formula="of:=PROPER([.D89])" office:value-type="string" office:string-value="Barrancas">
            <text:p>Barrancas</text:p>
          </table:table-cell>
          <table:table-cell table:formula="of:=LEN([.A89])" office:value-type="float" office:value="5">
            <text:p>5</text:p>
          </table:table-cell>
          <table:table-cell table:formula="of:=IF([.F89]=5;[.A89];CONCATENATE(&quot;0&quot;;[.A89]))" office:value-type="float" office:value="44078">
            <text:p>44078</text:p>
          </table:table-cell>
          <table:table-cell office:value-type="float" office:value="44078">
            <text:p>44078</text:p>
          </table:table-cell>
          <table:table-cell office:value-type="string">
            <text:p>Barrancas</text:p>
          </table:table-cell>
          <table:table-cell table:formula="of:=(CONCATENATE(&quot;insert into `Ciudad`(`Nombre`,`Codigo`) values('&quot;;[.I89];&quot;','&quot;;[.H89];&quot;');&quot;))" office:value-type="string" office:string-value="insert into `Ciudad`(`Nombre`,`Codigo`) values('Barrancas','44078');">
            <text:p>insert into `Ciudad`(`Nombre`,`Codigo`) values('Barrancas','44078');</text:p>
          </table:table-cell>
          <table:table-cell table:formula="of:=CONCATENATE(&quot;new Ciudad{Codigo=&quot;&quot;&quot;;[.H89];&quot;&quot;&quot;,Nombre=&quot;&quot;&quot;;[.I89];&quot;&quot;&quot;},&quot;)" office:value-type="string" office:string-value="new Ciudad{Codigo=&quot;44078&quot;,Nombre=&quot;Barrancas&quot;},">
            <text:p>new Ciudad{Codigo="44078",Nombre="Barrancas"},</text:p>
          </table:table-cell>
          <table:table-cell table:formula="of:=LEN([.B89])" office:value-type="float" office:value="9">
            <text:p>9</text:p>
          </table:table-cell>
        </table:table-row>
        <table:table-row table:style-name="ro2">
          <table:table-cell table:style-name="ce1" office:value-type="float" office:value="13074">
            <text:p>13074</text:p>
          </table:table-cell>
          <table:table-cell table:style-name="ce2" office:value-type="string">
            <text:p>BARRANCO DE LOBA</text:p>
          </table:table-cell>
          <table:table-cell table:style-name="ce1" office:value-type="string">
            <text:p>Bolívar</text:p>
          </table:table-cell>
          <table:table-cell table:formula="of:=LOWER([.B90])" office:value-type="string" office:string-value="barranco de loba">
            <text:p>barranco de loba</text:p>
          </table:table-cell>
          <table:table-cell table:formula="of:=PROPER([.D90])" office:value-type="string" office:string-value="Barranco De Loba">
            <text:p>Barranco De Loba</text:p>
          </table:table-cell>
          <table:table-cell table:formula="of:=LEN([.A90])" office:value-type="float" office:value="5">
            <text:p>5</text:p>
          </table:table-cell>
          <table:table-cell table:formula="of:=IF([.F90]=5;[.A90];CONCATENATE(&quot;0&quot;;[.A90]))" office:value-type="float" office:value="13074">
            <text:p>13074</text:p>
          </table:table-cell>
          <table:table-cell office:value-type="float" office:value="13074">
            <text:p>13074</text:p>
          </table:table-cell>
          <table:table-cell office:value-type="string">
            <text:p>Barranco de Loba</text:p>
          </table:table-cell>
          <table:table-cell table:formula="of:=(CONCATENATE(&quot;insert into `Ciudad`(`Nombre`,`Codigo`) values('&quot;;[.I90];&quot;','&quot;;[.H90];&quot;');&quot;))" office:value-type="string" office:string-value="insert into `Ciudad`(`Nombre`,`Codigo`) values('Barranco de Loba','13074');">
            <text:p>insert into `Ciudad`(`Nombre`,`Codigo`) values('Barranco de Loba','13074');</text:p>
          </table:table-cell>
          <table:table-cell table:formula="of:=CONCATENATE(&quot;new Ciudad{Codigo=&quot;&quot;&quot;;[.H90];&quot;&quot;&quot;,Nombre=&quot;&quot;&quot;;[.I90];&quot;&quot;&quot;},&quot;)" office:value-type="string" office:string-value="new Ciudad{Codigo=&quot;13074&quot;,Nombre=&quot;Barranco de Loba&quot;},">
            <text:p>new Ciudad{Codigo="13074",Nombre="Barranco de Loba"},</text:p>
          </table:table-cell>
          <table:table-cell table:formula="of:=LEN([.B90])" office:value-type="float" office:value="16">
            <text:p>16</text:p>
          </table:table-cell>
        </table:table-row>
        <table:table-row table:style-name="ro2">
          <table:table-cell table:style-name="ce1" office:value-type="float" office:value="94343">
            <text:p>94343</text:p>
          </table:table-cell>
          <table:table-cell table:style-name="ce2" office:value-type="string">
            <text:p>BARRANCO MINAS</text:p>
          </table:table-cell>
          <table:table-cell table:style-name="ce1" office:value-type="string">
            <text:p>Guainía</text:p>
          </table:table-cell>
          <table:table-cell table:formula="of:=LOWER([.B91])" office:value-type="string" office:string-value="barranco minas">
            <text:p>barranco minas</text:p>
          </table:table-cell>
          <table:table-cell table:formula="of:=PROPER([.D91])" office:value-type="string" office:string-value="Barranco Minas">
            <text:p>Barranco Minas</text:p>
          </table:table-cell>
          <table:table-cell table:formula="of:=LEN([.A91])" office:value-type="float" office:value="5">
            <text:p>5</text:p>
          </table:table-cell>
          <table:table-cell table:formula="of:=IF([.F91]=5;[.A91];CONCATENATE(&quot;0&quot;;[.A91]))" office:value-type="float" office:value="94343">
            <text:p>94343</text:p>
          </table:table-cell>
          <table:table-cell office:value-type="float" office:value="94343">
            <text:p>94343</text:p>
          </table:table-cell>
          <table:table-cell office:value-type="string">
            <text:p>Barranco Minas</text:p>
          </table:table-cell>
          <table:table-cell table:formula="of:=(CONCATENATE(&quot;insert into `Ciudad`(`Nombre`,`Codigo`) values('&quot;;[.I91];&quot;','&quot;;[.H91];&quot;');&quot;))" office:value-type="string" office:string-value="insert into `Ciudad`(`Nombre`,`Codigo`) values('Barranco Minas','94343');">
            <text:p>insert into `Ciudad`(`Nombre`,`Codigo`) values('Barranco Minas','94343');</text:p>
          </table:table-cell>
          <table:table-cell table:formula="of:=CONCATENATE(&quot;new Ciudad{Codigo=&quot;&quot;&quot;;[.H91];&quot;&quot;&quot;,Nombre=&quot;&quot;&quot;;[.I91];&quot;&quot;&quot;},&quot;)" office:value-type="string" office:string-value="new Ciudad{Codigo=&quot;94343&quot;,Nombre=&quot;Barranco Minas&quot;},">
            <text:p>new Ciudad{Codigo="94343",Nombre="Barranco Minas"},</text:p>
          </table:table-cell>
          <table:table-cell table:formula="of:=LEN([.B91])" office:value-type="float" office:value="14">
            <text:p>14</text:p>
          </table:table-cell>
        </table:table-row>
        <table:table-row table:style-name="ro2">
          <table:table-cell table:style-name="ce1" office:value-type="float" office:value="8001">
            <text:p>8001</text:p>
          </table:table-cell>
          <table:table-cell table:style-name="ce2" office:value-type="string">
            <text:p>BARRANQUILLA</text:p>
          </table:table-cell>
          <table:table-cell table:style-name="ce1" office:value-type="string">
            <text:p>Atlántico</text:p>
          </table:table-cell>
          <table:table-cell table:formula="of:=LOWER([.B92])" office:value-type="string" office:string-value="barranquilla">
            <text:p>barranquilla</text:p>
          </table:table-cell>
          <table:table-cell table:formula="of:=PROPER([.D92])" office:value-type="string" office:string-value="Barranquilla">
            <text:p>Barranquilla</text:p>
          </table:table-cell>
          <table:table-cell table:formula="of:=LEN([.A92])" office:value-type="float" office:value="4">
            <text:p>4</text:p>
          </table:table-cell>
          <table:table-cell table:formula="of:=IF([.F92]=5;[.A92];CONCATENATE(&quot;0&quot;;[.A92]))" office:value-type="string" office:string-value="08001">
            <text:p>08001</text:p>
          </table:table-cell>
          <table:table-cell office:value-type="string">
            <text:p>08001</text:p>
          </table:table-cell>
          <table:table-cell office:value-type="string">
            <text:p>Barranquilla</text:p>
          </table:table-cell>
          <table:table-cell table:formula="of:=(CONCATENATE(&quot;insert into `Ciudad`(`Nombre`,`Codigo`) values('&quot;;[.I92];&quot;','&quot;;[.H92];&quot;');&quot;))" office:value-type="string" office:string-value="insert into `Ciudad`(`Nombre`,`Codigo`) values('Barranquilla','08001');">
            <text:p>insert into `Ciudad`(`Nombre`,`Codigo`) values('Barranquilla','08001');</text:p>
          </table:table-cell>
          <table:table-cell table:formula="of:=CONCATENATE(&quot;new Ciudad{Codigo=&quot;&quot;&quot;;[.H92];&quot;&quot;&quot;,Nombre=&quot;&quot;&quot;;[.I92];&quot;&quot;&quot;},&quot;)" office:value-type="string" office:string-value="new Ciudad{Codigo=&quot;08001&quot;,Nombre=&quot;Barranquilla&quot;},">
            <text:p>new Ciudad{Codigo="08001",Nombre="Barranquilla"},</text:p>
          </table:table-cell>
          <table:table-cell table:formula="of:=LEN([.B92])" office:value-type="float" office:value="12">
            <text:p>12</text:p>
          </table:table-cell>
        </table:table-row>
        <table:table-row table:style-name="ro2">
          <table:table-cell table:style-name="ce1" office:value-type="float" office:value="20045">
            <text:p>20045</text:p>
          </table:table-cell>
          <table:table-cell table:style-name="ce2" office:value-type="string">
            <text:p>BECERRIL</text:p>
          </table:table-cell>
          <table:table-cell table:style-name="ce1" office:value-type="string">
            <text:p>Cesar</text:p>
          </table:table-cell>
          <table:table-cell table:formula="of:=LOWER([.B93])" office:value-type="string" office:string-value="becerril">
            <text:p>becerril</text:p>
          </table:table-cell>
          <table:table-cell table:formula="of:=PROPER([.D93])" office:value-type="string" office:string-value="Becerril">
            <text:p>Becerril</text:p>
          </table:table-cell>
          <table:table-cell table:formula="of:=LEN([.A93])" office:value-type="float" office:value="5">
            <text:p>5</text:p>
          </table:table-cell>
          <table:table-cell table:formula="of:=IF([.F93]=5;[.A93];CONCATENATE(&quot;0&quot;;[.A93]))" office:value-type="float" office:value="20045">
            <text:p>20045</text:p>
          </table:table-cell>
          <table:table-cell office:value-type="float" office:value="20045">
            <text:p>20045</text:p>
          </table:table-cell>
          <table:table-cell office:value-type="string">
            <text:p>Becerril</text:p>
          </table:table-cell>
          <table:table-cell table:formula="of:=(CONCATENATE(&quot;insert into `Ciudad`(`Nombre`,`Codigo`) values('&quot;;[.I93];&quot;','&quot;;[.H93];&quot;');&quot;))" office:value-type="string" office:string-value="insert into `Ciudad`(`Nombre`,`Codigo`) values('Becerril','20045');">
            <text:p>insert into `Ciudad`(`Nombre`,`Codigo`) values('Becerril','20045');</text:p>
          </table:table-cell>
          <table:table-cell table:formula="of:=CONCATENATE(&quot;new Ciudad{Codigo=&quot;&quot;&quot;;[.H93];&quot;&quot;&quot;,Nombre=&quot;&quot;&quot;;[.I93];&quot;&quot;&quot;},&quot;)" office:value-type="string" office:string-value="new Ciudad{Codigo=&quot;20045&quot;,Nombre=&quot;Becerril&quot;},">
            <text:p>new Ciudad{Codigo="20045",Nombre="Becerril"},</text:p>
          </table:table-cell>
          <table:table-cell table:formula="of:=LEN([.B93])" office:value-type="float" office:value="8">
            <text:p>8</text:p>
          </table:table-cell>
        </table:table-row>
        <table:table-row table:style-name="ro2">
          <table:table-cell table:style-name="ce1" office:value-type="float" office:value="17088">
            <text:p>17088</text:p>
          </table:table-cell>
          <table:table-cell table:style-name="ce2" office:value-type="string">
            <text:p>BELALCÁZAR</text:p>
          </table:table-cell>
          <table:table-cell table:style-name="ce1" office:value-type="string">
            <text:p>Caldas</text:p>
          </table:table-cell>
          <table:table-cell table:formula="of:=LOWER([.B94])" office:value-type="string" office:string-value="belalcázar">
            <text:p>belalcázar</text:p>
          </table:table-cell>
          <table:table-cell table:formula="of:=PROPER([.D94])" office:value-type="string" office:string-value="Belalcázar">
            <text:p>Belalcázar</text:p>
          </table:table-cell>
          <table:table-cell table:formula="of:=LEN([.A94])" office:value-type="float" office:value="5">
            <text:p>5</text:p>
          </table:table-cell>
          <table:table-cell table:formula="of:=IF([.F94]=5;[.A94];CONCATENATE(&quot;0&quot;;[.A94]))" office:value-type="float" office:value="17088">
            <text:p>17088</text:p>
          </table:table-cell>
          <table:table-cell office:value-type="float" office:value="17088">
            <text:p>17088</text:p>
          </table:table-cell>
          <table:table-cell office:value-type="string">
            <text:p>Belalcázar</text:p>
          </table:table-cell>
          <table:table-cell table:formula="of:=(CONCATENATE(&quot;insert into `Ciudad`(`Nombre`,`Codigo`) values('&quot;;[.I94];&quot;','&quot;;[.H94];&quot;');&quot;))" office:value-type="string" office:string-value="insert into `Ciudad`(`Nombre`,`Codigo`) values('Belalcázar','17088');">
            <text:p>insert into `Ciudad`(`Nombre`,`Codigo`) values('Belalcázar','17088');</text:p>
          </table:table-cell>
          <table:table-cell table:formula="of:=CONCATENATE(&quot;new Ciudad{Codigo=&quot;&quot;&quot;;[.H94];&quot;&quot;&quot;,Nombre=&quot;&quot;&quot;;[.I94];&quot;&quot;&quot;},&quot;)" office:value-type="string" office:string-value="new Ciudad{Codigo=&quot;17088&quot;,Nombre=&quot;Belalcázar&quot;},">
            <text:p>new Ciudad{Codigo="17088",Nombre="Belalcázar"},</text:p>
          </table:table-cell>
          <table:table-cell table:formula="of:=LEN([.B94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087">
            <text:p>15087</text:p>
          </table:table-cell>
          <table:table-cell table:style-name="ce2" office:value-type="string">
            <text:p>BELÉN</text:p>
          </table:table-cell>
          <table:table-cell table:style-name="ce1" office:value-type="string">
            <text:p>Boyacá</text:p>
          </table:table-cell>
          <table:table-cell table:formula="of:=LOWER([.B95])" office:value-type="string" office:string-value="belén">
            <text:p>belén</text:p>
          </table:table-cell>
          <table:table-cell table:formula="of:=PROPER([.D95])" office:value-type="string" office:string-value="Belén">
            <text:p>Belén</text:p>
          </table:table-cell>
          <table:table-cell table:formula="of:=LEN([.A95])" office:value-type="float" office:value="5">
            <text:p>5</text:p>
          </table:table-cell>
          <table:table-cell table:formula="of:=IF([.F95]=5;[.A95];CONCATENATE(&quot;0&quot;;[.A95]))" office:value-type="float" office:value="15087">
            <text:p>15087</text:p>
          </table:table-cell>
          <table:table-cell office:value-type="float" office:value="15087">
            <text:p>15087</text:p>
          </table:table-cell>
          <table:table-cell office:value-type="string">
            <text:p>Belén</text:p>
          </table:table-cell>
          <table:table-cell table:formula="of:=(CONCATENATE(&quot;insert into `Ciudad`(`Nombre`,`Codigo`) values('&quot;;[.I95];&quot;','&quot;;[.H95];&quot;');&quot;))" office:value-type="string" office:string-value="insert into `Ciudad`(`Nombre`,`Codigo`) values('Belén','15087');">
            <text:p>insert into `Ciudad`(`Nombre`,`Codigo`) values('Belén','15087');</text:p>
          </table:table-cell>
          <table:table-cell table:formula="of:=CONCATENATE(&quot;new Ciudad{Codigo=&quot;&quot;&quot;;[.H95];&quot;&quot;&quot;,Nombre=&quot;&quot;&quot;;[.I95];&quot;&quot;&quot;},&quot;)" office:value-type="string" office:string-value="new Ciudad{Codigo=&quot;15087&quot;,Nombre=&quot;Belén&quot;},">
            <text:p>new Ciudad{Codigo="15087",Nombre="Belén"},</text:p>
          </table:table-cell>
          <table:table-cell table:formula="of:=LEN([.B95])" office:value-type="float" office:value="5">
            <text:p>5</text:p>
          </table:table-cell>
        </table:table-row>
        <table:table-row table:style-name="ro2">
          <table:table-cell table:style-name="ce1" office:value-type="float" office:value="52083">
            <text:p>52083</text:p>
          </table:table-cell>
          <table:table-cell table:style-name="ce2" office:value-type="string">
            <text:p>BELÉN</text:p>
          </table:table-cell>
          <table:table-cell table:style-name="ce1" office:value-type="string">
            <text:p>Nariño</text:p>
          </table:table-cell>
          <table:table-cell table:formula="of:=LOWER([.B96])" office:value-type="string" office:string-value="belén">
            <text:p>belén</text:p>
          </table:table-cell>
          <table:table-cell table:formula="of:=PROPER([.D96])" office:value-type="string" office:string-value="Belén">
            <text:p>Belén</text:p>
          </table:table-cell>
          <table:table-cell table:formula="of:=LEN([.A96])" office:value-type="float" office:value="5">
            <text:p>5</text:p>
          </table:table-cell>
          <table:table-cell table:formula="of:=IF([.F96]=5;[.A96];CONCATENATE(&quot;0&quot;;[.A96]))" office:value-type="float" office:value="52083">
            <text:p>52083</text:p>
          </table:table-cell>
          <table:table-cell office:value-type="float" office:value="52083">
            <text:p>52083</text:p>
          </table:table-cell>
          <table:table-cell office:value-type="string">
            <text:p>Belén</text:p>
          </table:table-cell>
          <table:table-cell table:formula="of:=(CONCATENATE(&quot;insert into `Ciudad`(`Nombre`,`Codigo`) values('&quot;;[.I96];&quot;','&quot;;[.H96];&quot;');&quot;))" office:value-type="string" office:string-value="insert into `Ciudad`(`Nombre`,`Codigo`) values('Belén','52083');">
            <text:p>insert into `Ciudad`(`Nombre`,`Codigo`) values('Belén','52083');</text:p>
          </table:table-cell>
          <table:table-cell table:formula="of:=CONCATENATE(&quot;new Ciudad{Codigo=&quot;&quot;&quot;;[.H96];&quot;&quot;&quot;,Nombre=&quot;&quot;&quot;;[.I96];&quot;&quot;&quot;},&quot;)" office:value-type="string" office:string-value="new Ciudad{Codigo=&quot;52083&quot;,Nombre=&quot;Belén&quot;},">
            <text:p>new Ciudad{Codigo="52083",Nombre="Belén"},</text:p>
          </table:table-cell>
          <table:table-cell table:formula="of:=LEN([.B96])" office:value-type="float" office:value="5">
            <text:p>5</text:p>
          </table:table-cell>
        </table:table-row>
        <table:table-row table:style-name="ro2">
          <table:table-cell table:style-name="ce1" office:value-type="float" office:value="27086">
            <text:p>27086</text:p>
          </table:table-cell>
          <table:table-cell table:style-name="ce2" office:value-type="string">
            <text:p>BELÉN DE BAJIRÁ</text:p>
          </table:table-cell>
          <table:table-cell table:style-name="ce1" office:value-type="string">
            <text:p>Chocó</text:p>
          </table:table-cell>
          <table:table-cell table:formula="of:=LOWER([.B97])" office:value-type="string" office:string-value="belén de bajirá">
            <text:p>belén de bajirá</text:p>
          </table:table-cell>
          <table:table-cell table:formula="of:=PROPER([.D97])" office:value-type="string" office:string-value="Belén De Bajirá">
            <text:p>Belén De Bajirá</text:p>
          </table:table-cell>
          <table:table-cell table:formula="of:=LEN([.A97])" office:value-type="float" office:value="5">
            <text:p>5</text:p>
          </table:table-cell>
          <table:table-cell table:formula="of:=IF([.F97]=5;[.A97];CONCATENATE(&quot;0&quot;;[.A97]))" office:value-type="float" office:value="27086">
            <text:p>27086</text:p>
          </table:table-cell>
          <table:table-cell office:value-type="float" office:value="27086">
            <text:p>27086</text:p>
          </table:table-cell>
          <table:table-cell office:value-type="string">
            <text:p>Belén de Bajirá</text:p>
          </table:table-cell>
          <table:table-cell table:formula="of:=(CONCATENATE(&quot;insert into `Ciudad`(`Nombre`,`Codigo`) values('&quot;;[.I97];&quot;','&quot;;[.H97];&quot;');&quot;))" office:value-type="string" office:string-value="insert into `Ciudad`(`Nombre`,`Codigo`) values('Belén de Bajirá','27086');">
            <text:p>insert into `Ciudad`(`Nombre`,`Codigo`) values('Belén de Bajirá','27086');</text:p>
          </table:table-cell>
          <table:table-cell table:formula="of:=CONCATENATE(&quot;new Ciudad{Codigo=&quot;&quot;&quot;;[.H97];&quot;&quot;&quot;,Nombre=&quot;&quot;&quot;;[.I97];&quot;&quot;&quot;},&quot;)" office:value-type="string" office:string-value="new Ciudad{Codigo=&quot;27086&quot;,Nombre=&quot;Belén de Bajirá&quot;},">
            <text:p>new Ciudad{Codigo="27086",Nombre="Belén de Bajirá"},</text:p>
          </table:table-cell>
          <table:table-cell table:formula="of:=LEN([.B97])" office:value-type="float" office:value="15">
            <text:p>15</text:p>
          </table:table-cell>
        </table:table-row>
        <table:table-row table:style-name="ro2">
          <table:table-cell table:style-name="ce1" office:value-type="float" office:value="18094">
            <text:p>18094</text:p>
          </table:table-cell>
          <table:table-cell table:style-name="ce2" office:value-type="string">
            <text:p>BELÉN DE LOS ANDAQUIES</text:p>
          </table:table-cell>
          <table:table-cell table:style-name="ce1" office:value-type="string">
            <text:p>Caquetá</text:p>
          </table:table-cell>
          <table:table-cell table:formula="of:=LOWER([.B98])" office:value-type="string" office:string-value="belén de los andaquies">
            <text:p>belén de los andaquies</text:p>
          </table:table-cell>
          <table:table-cell table:formula="of:=PROPER([.D98])" office:value-type="string" office:string-value="Belén De Los Andaquies">
            <text:p>Belén De Los Andaquies</text:p>
          </table:table-cell>
          <table:table-cell table:formula="of:=LEN([.A98])" office:value-type="float" office:value="5">
            <text:p>5</text:p>
          </table:table-cell>
          <table:table-cell table:formula="of:=IF([.F98]=5;[.A98];CONCATENATE(&quot;0&quot;;[.A98]))" office:value-type="float" office:value="18094">
            <text:p>18094</text:p>
          </table:table-cell>
          <table:table-cell office:value-type="float" office:value="18094">
            <text:p>18094</text:p>
          </table:table-cell>
          <table:table-cell office:value-type="string">
            <text:p>Belén de Los Andaquies</text:p>
          </table:table-cell>
          <table:table-cell table:formula="of:=(CONCATENATE(&quot;insert into `Ciudad`(`Nombre`,`Codigo`) values('&quot;;[.I98];&quot;','&quot;;[.H98];&quot;');&quot;))" office:value-type="string" office:string-value="insert into `Ciudad`(`Nombre`,`Codigo`) values('Belén de Los Andaquies','18094');">
            <text:p>insert into `Ciudad`(`Nombre`,`Codigo`) values('Belén de Los Andaquies','18094');</text:p>
          </table:table-cell>
          <table:table-cell table:formula="of:=CONCATENATE(&quot;new Ciudad{Codigo=&quot;&quot;&quot;;[.H98];&quot;&quot;&quot;,Nombre=&quot;&quot;&quot;;[.I98];&quot;&quot;&quot;},&quot;)" office:value-type="string" office:string-value="new Ciudad{Codigo=&quot;18094&quot;,Nombre=&quot;Belén de Los Andaquies&quot;},">
            <text:p>new Ciudad{Codigo="18094",Nombre="Belén de Los Andaquies"},</text:p>
          </table:table-cell>
          <table:table-cell table:formula="of:=LEN([.B98])" office:value-type="float" office:value="22">
            <text:p>22</text:p>
          </table:table-cell>
        </table:table-row>
        <table:table-row table:style-name="ro2">
          <table:table-cell table:style-name="ce1" office:value-type="float" office:value="66088">
            <text:p>66088</text:p>
          </table:table-cell>
          <table:table-cell table:style-name="ce2" office:value-type="string">
            <text:p>BELÉN DE UMBRÍA</text:p>
          </table:table-cell>
          <table:table-cell table:style-name="ce1" office:value-type="string">
            <text:p>Risaralda</text:p>
          </table:table-cell>
          <table:table-cell table:formula="of:=LOWER([.B99])" office:value-type="string" office:string-value="belén de umbría">
            <text:p>belén de umbría</text:p>
          </table:table-cell>
          <table:table-cell table:formula="of:=PROPER([.D99])" office:value-type="string" office:string-value="Belén De Umbría">
            <text:p>Belén De Umbría</text:p>
          </table:table-cell>
          <table:table-cell table:formula="of:=LEN([.A99])" office:value-type="float" office:value="5">
            <text:p>5</text:p>
          </table:table-cell>
          <table:table-cell table:formula="of:=IF([.F99]=5;[.A99];CONCATENATE(&quot;0&quot;;[.A99]))" office:value-type="float" office:value="66088">
            <text:p>66088</text:p>
          </table:table-cell>
          <table:table-cell office:value-type="float" office:value="66088">
            <text:p>66088</text:p>
          </table:table-cell>
          <table:table-cell office:value-type="string">
            <text:p>Belén de Umbría</text:p>
          </table:table-cell>
          <table:table-cell table:formula="of:=(CONCATENATE(&quot;insert into `Ciudad`(`Nombre`,`Codigo`) values('&quot;;[.I99];&quot;','&quot;;[.H99];&quot;');&quot;))" office:value-type="string" office:string-value="insert into `Ciudad`(`Nombre`,`Codigo`) values('Belén de Umbría','66088');">
            <text:p>insert into `Ciudad`(`Nombre`,`Codigo`) values('Belén de Umbría','66088');</text:p>
          </table:table-cell>
          <table:table-cell table:formula="of:=CONCATENATE(&quot;new Ciudad{Codigo=&quot;&quot;&quot;;[.H99];&quot;&quot;&quot;,Nombre=&quot;&quot;&quot;;[.I99];&quot;&quot;&quot;},&quot;)" office:value-type="string" office:string-value="new Ciudad{Codigo=&quot;66088&quot;,Nombre=&quot;Belén de Umbría&quot;},">
            <text:p>new Ciudad{Codigo="66088",Nombre="Belén de Umbría"},</text:p>
          </table:table-cell>
          <table:table-cell table:formula="of:=LEN([.B99])" office:value-type="float" office:value="15">
            <text:p>15</text:p>
          </table:table-cell>
        </table:table-row>
        <table:table-row table:style-name="ro2">
          <table:table-cell table:style-name="ce1" office:value-type="float" office:value="5088">
            <text:p>5088</text:p>
          </table:table-cell>
          <table:table-cell table:style-name="ce2" office:value-type="string">
            <text:p>BELLO</text:p>
          </table:table-cell>
          <table:table-cell table:style-name="ce1" office:value-type="string">
            <text:p>Antioquia</text:p>
          </table:table-cell>
          <table:table-cell table:formula="of:=LOWER([.B100])" office:value-type="string" office:string-value="bello">
            <text:p>bello</text:p>
          </table:table-cell>
          <table:table-cell table:formula="of:=PROPER([.D100])" office:value-type="string" office:string-value="Bello">
            <text:p>Bello</text:p>
          </table:table-cell>
          <table:table-cell table:formula="of:=LEN([.A100])" office:value-type="float" office:value="4">
            <text:p>4</text:p>
          </table:table-cell>
          <table:table-cell table:formula="of:=IF([.F100]=5;[.A100];CONCATENATE(&quot;0&quot;;[.A100]))" office:value-type="string" office:string-value="05088">
            <text:p>05088</text:p>
          </table:table-cell>
          <table:table-cell office:value-type="string">
            <text:p>05088</text:p>
          </table:table-cell>
          <table:table-cell office:value-type="string">
            <text:p>Bello</text:p>
          </table:table-cell>
          <table:table-cell table:formula="of:=(CONCATENATE(&quot;insert into `Ciudad`(`Nombre`,`Codigo`) values('&quot;;[.I100];&quot;','&quot;;[.H100];&quot;');&quot;))" office:value-type="string" office:string-value="insert into `Ciudad`(`Nombre`,`Codigo`) values('Bello','05088');">
            <text:p>insert into `Ciudad`(`Nombre`,`Codigo`) values('Bello','05088');</text:p>
          </table:table-cell>
          <table:table-cell table:formula="of:=CONCATENATE(&quot;new Ciudad{Codigo=&quot;&quot;&quot;;[.H100];&quot;&quot;&quot;,Nombre=&quot;&quot;&quot;;[.I100];&quot;&quot;&quot;},&quot;)" office:value-type="string" office:string-value="new Ciudad{Codigo=&quot;05088&quot;,Nombre=&quot;Bello&quot;},">
            <text:p>new Ciudad{Codigo="05088",Nombre="Bello"},</text:p>
          </table:table-cell>
          <table:table-cell table:formula="of:=LEN([.B100])" office:value-type="float" office:value="5">
            <text:p>5</text:p>
          </table:table-cell>
        </table:table-row>
        <table:table-row table:style-name="ro2">
          <table:table-cell table:style-name="ce1" office:value-type="float" office:value="5086">
            <text:p>5086</text:p>
          </table:table-cell>
          <table:table-cell table:style-name="ce2" office:value-type="string">
            <text:p>BELMIRA</text:p>
          </table:table-cell>
          <table:table-cell table:style-name="ce1" office:value-type="string">
            <text:p>Antioquia</text:p>
          </table:table-cell>
          <table:table-cell table:formula="of:=LOWER([.B101])" office:value-type="string" office:string-value="belmira">
            <text:p>belmira</text:p>
          </table:table-cell>
          <table:table-cell table:formula="of:=PROPER([.D101])" office:value-type="string" office:string-value="Belmira">
            <text:p>Belmira</text:p>
          </table:table-cell>
          <table:table-cell table:formula="of:=LEN([.A101])" office:value-type="float" office:value="4">
            <text:p>4</text:p>
          </table:table-cell>
          <table:table-cell table:formula="of:=IF([.F101]=5;[.A101];CONCATENATE(&quot;0&quot;;[.A101]))" office:value-type="string" office:string-value="05086">
            <text:p>05086</text:p>
          </table:table-cell>
          <table:table-cell office:value-type="string">
            <text:p>05086</text:p>
          </table:table-cell>
          <table:table-cell office:value-type="string">
            <text:p>Belmira</text:p>
          </table:table-cell>
          <table:table-cell table:formula="of:=(CONCATENATE(&quot;insert into `Ciudad`(`Nombre`,`Codigo`) values('&quot;;[.I101];&quot;','&quot;;[.H101];&quot;');&quot;))" office:value-type="string" office:string-value="insert into `Ciudad`(`Nombre`,`Codigo`) values('Belmira','05086');">
            <text:p>insert into `Ciudad`(`Nombre`,`Codigo`) values('Belmira','05086');</text:p>
          </table:table-cell>
          <table:table-cell table:formula="of:=CONCATENATE(&quot;new Ciudad{Codigo=&quot;&quot;&quot;;[.H101];&quot;&quot;&quot;,Nombre=&quot;&quot;&quot;;[.I101];&quot;&quot;&quot;},&quot;)" office:value-type="string" office:string-value="new Ciudad{Codigo=&quot;05086&quot;,Nombre=&quot;Belmira&quot;},">
            <text:p>new Ciudad{Codigo="05086",Nombre="Belmira"},</text:p>
          </table:table-cell>
          <table:table-cell table:formula="of:=LEN([.B101])" office:value-type="float" office:value="7">
            <text:p>7</text:p>
          </table:table-cell>
        </table:table-row>
        <table:table-row table:style-name="ro2">
          <table:table-cell table:style-name="ce1" office:value-type="float" office:value="25086">
            <text:p>25086</text:p>
          </table:table-cell>
          <table:table-cell table:style-name="ce2" office:value-type="string">
            <text:p>BELTRÁN</text:p>
          </table:table-cell>
          <table:table-cell table:style-name="ce1" office:value-type="string">
            <text:p>Cundinamarca</text:p>
          </table:table-cell>
          <table:table-cell table:formula="of:=LOWER([.B102])" office:value-type="string" office:string-value="beltrán">
            <text:p>beltrán</text:p>
          </table:table-cell>
          <table:table-cell table:formula="of:=PROPER([.D102])" office:value-type="string" office:string-value="Beltrán">
            <text:p>Beltrán</text:p>
          </table:table-cell>
          <table:table-cell table:formula="of:=LEN([.A102])" office:value-type="float" office:value="5">
            <text:p>5</text:p>
          </table:table-cell>
          <table:table-cell table:formula="of:=IF([.F102]=5;[.A102];CONCATENATE(&quot;0&quot;;[.A102]))" office:value-type="float" office:value="25086">
            <text:p>25086</text:p>
          </table:table-cell>
          <table:table-cell office:value-type="float" office:value="25086">
            <text:p>25086</text:p>
          </table:table-cell>
          <table:table-cell office:value-type="string">
            <text:p>Beltrán</text:p>
          </table:table-cell>
          <table:table-cell table:formula="of:=(CONCATENATE(&quot;insert into `Ciudad`(`Nombre`,`Codigo`) values('&quot;;[.I102];&quot;','&quot;;[.H102];&quot;');&quot;))" office:value-type="string" office:string-value="insert into `Ciudad`(`Nombre`,`Codigo`) values('Beltrán','25086');">
            <text:p>insert into `Ciudad`(`Nombre`,`Codigo`) values('Beltrán','25086');</text:p>
          </table:table-cell>
          <table:table-cell table:formula="of:=CONCATENATE(&quot;new Ciudad{Codigo=&quot;&quot;&quot;;[.H102];&quot;&quot;&quot;,Nombre=&quot;&quot;&quot;;[.I102];&quot;&quot;&quot;},&quot;)" office:value-type="string" office:string-value="new Ciudad{Codigo=&quot;25086&quot;,Nombre=&quot;Beltrán&quot;},">
            <text:p>new Ciudad{Codigo="25086",Nombre="Beltrán"},</text:p>
          </table:table-cell>
          <table:table-cell table:formula="of:=LEN([.B102])" office:value-type="float" office:value="7">
            <text:p>7</text:p>
          </table:table-cell>
        </table:table-row>
        <table:table-row table:style-name="ro2">
          <table:table-cell table:style-name="ce1" office:value-type="float" office:value="15090">
            <text:p>15090</text:p>
          </table:table-cell>
          <table:table-cell table:style-name="ce2" office:value-type="string">
            <text:p>BERBEO</text:p>
          </table:table-cell>
          <table:table-cell table:style-name="ce1" office:value-type="string">
            <text:p>Boyacá</text:p>
          </table:table-cell>
          <table:table-cell table:formula="of:=LOWER([.B103])" office:value-type="string" office:string-value="berbeo">
            <text:p>berbeo</text:p>
          </table:table-cell>
          <table:table-cell table:formula="of:=PROPER([.D103])" office:value-type="string" office:string-value="Berbeo">
            <text:p>Berbeo</text:p>
          </table:table-cell>
          <table:table-cell table:formula="of:=LEN([.A103])" office:value-type="float" office:value="5">
            <text:p>5</text:p>
          </table:table-cell>
          <table:table-cell table:formula="of:=IF([.F103]=5;[.A103];CONCATENATE(&quot;0&quot;;[.A103]))" office:value-type="float" office:value="15090">
            <text:p>15090</text:p>
          </table:table-cell>
          <table:table-cell office:value-type="float" office:value="15090">
            <text:p>15090</text:p>
          </table:table-cell>
          <table:table-cell office:value-type="string">
            <text:p>Berbeo</text:p>
          </table:table-cell>
          <table:table-cell table:formula="of:=(CONCATENATE(&quot;insert into `Ciudad`(`Nombre`,`Codigo`) values('&quot;;[.I103];&quot;','&quot;;[.H103];&quot;');&quot;))" office:value-type="string" office:string-value="insert into `Ciudad`(`Nombre`,`Codigo`) values('Berbeo','15090');">
            <text:p>insert into `Ciudad`(`Nombre`,`Codigo`) values('Berbeo','15090');</text:p>
          </table:table-cell>
          <table:table-cell table:formula="of:=CONCATENATE(&quot;new Ciudad{Codigo=&quot;&quot;&quot;;[.H103];&quot;&quot;&quot;,Nombre=&quot;&quot;&quot;;[.I103];&quot;&quot;&quot;},&quot;)" office:value-type="string" office:string-value="new Ciudad{Codigo=&quot;15090&quot;,Nombre=&quot;Berbeo&quot;},">
            <text:p>new Ciudad{Codigo="15090",Nombre="Berbeo"},</text:p>
          </table:table-cell>
          <table:table-cell table:formula="of:=LEN([.B103])" office:value-type="float" office:value="6">
            <text:p>6</text:p>
          </table:table-cell>
        </table:table-row>
        <table:table-row table:style-name="ro2">
          <table:table-cell table:style-name="ce1" office:value-type="float" office:value="5091">
            <text:p>5091</text:p>
          </table:table-cell>
          <table:table-cell table:style-name="ce2" office:value-type="string">
            <text:p>BETANIA</text:p>
          </table:table-cell>
          <table:table-cell table:style-name="ce1" office:value-type="string">
            <text:p>Antioquia</text:p>
          </table:table-cell>
          <table:table-cell table:formula="of:=LOWER([.B104])" office:value-type="string" office:string-value="betania">
            <text:p>betania</text:p>
          </table:table-cell>
          <table:table-cell table:formula="of:=PROPER([.D104])" office:value-type="string" office:string-value="Betania">
            <text:p>Betania</text:p>
          </table:table-cell>
          <table:table-cell table:formula="of:=LEN([.A104])" office:value-type="float" office:value="4">
            <text:p>4</text:p>
          </table:table-cell>
          <table:table-cell table:formula="of:=IF([.F104]=5;[.A104];CONCATENATE(&quot;0&quot;;[.A104]))" office:value-type="string" office:string-value="05091">
            <text:p>05091</text:p>
          </table:table-cell>
          <table:table-cell office:value-type="string">
            <text:p>05091</text:p>
          </table:table-cell>
          <table:table-cell office:value-type="string">
            <text:p>Betania</text:p>
          </table:table-cell>
          <table:table-cell table:formula="of:=(CONCATENATE(&quot;insert into `Ciudad`(`Nombre`,`Codigo`) values('&quot;;[.I104];&quot;','&quot;;[.H104];&quot;');&quot;))" office:value-type="string" office:string-value="insert into `Ciudad`(`Nombre`,`Codigo`) values('Betania','05091');">
            <text:p>insert into `Ciudad`(`Nombre`,`Codigo`) values('Betania','05091');</text:p>
          </table:table-cell>
          <table:table-cell table:formula="of:=CONCATENATE(&quot;new Ciudad{Codigo=&quot;&quot;&quot;;[.H104];&quot;&quot;&quot;,Nombre=&quot;&quot;&quot;;[.I104];&quot;&quot;&quot;},&quot;)" office:value-type="string" office:string-value="new Ciudad{Codigo=&quot;05091&quot;,Nombre=&quot;Betania&quot;},">
            <text:p>new Ciudad{Codigo="05091",Nombre="Betania"},</text:p>
          </table:table-cell>
          <table:table-cell table:formula="of:=LEN([.B104])" office:value-type="float" office:value="7">
            <text:p>7</text:p>
          </table:table-cell>
        </table:table-row>
        <table:table-row table:style-name="ro2">
          <table:table-cell table:style-name="ce1" office:value-type="float" office:value="15092">
            <text:p>15092</text:p>
          </table:table-cell>
          <table:table-cell table:style-name="ce2" office:value-type="string">
            <text:p>BETÉITIVA</text:p>
          </table:table-cell>
          <table:table-cell table:style-name="ce1" office:value-type="string">
            <text:p>Boyacá</text:p>
          </table:table-cell>
          <table:table-cell table:formula="of:=LOWER([.B105])" office:value-type="string" office:string-value="betéitiva">
            <text:p>betéitiva</text:p>
          </table:table-cell>
          <table:table-cell table:formula="of:=PROPER([.D105])" office:value-type="string" office:string-value="Betéitiva">
            <text:p>Betéitiva</text:p>
          </table:table-cell>
          <table:table-cell table:formula="of:=LEN([.A105])" office:value-type="float" office:value="5">
            <text:p>5</text:p>
          </table:table-cell>
          <table:table-cell table:formula="of:=IF([.F105]=5;[.A105];CONCATENATE(&quot;0&quot;;[.A105]))" office:value-type="float" office:value="15092">
            <text:p>15092</text:p>
          </table:table-cell>
          <table:table-cell office:value-type="float" office:value="15092">
            <text:p>15092</text:p>
          </table:table-cell>
          <table:table-cell office:value-type="string">
            <text:p>Betéitiva</text:p>
          </table:table-cell>
          <table:table-cell table:formula="of:=(CONCATENATE(&quot;insert into `Ciudad`(`Nombre`,`Codigo`) values('&quot;;[.I105];&quot;','&quot;;[.H105];&quot;');&quot;))" office:value-type="string" office:string-value="insert into `Ciudad`(`Nombre`,`Codigo`) values('Betéitiva','15092');">
            <text:p>insert into `Ciudad`(`Nombre`,`Codigo`) values('Betéitiva','15092');</text:p>
          </table:table-cell>
          <table:table-cell table:formula="of:=CONCATENATE(&quot;new Ciudad{Codigo=&quot;&quot;&quot;;[.H105];&quot;&quot;&quot;,Nombre=&quot;&quot;&quot;;[.I105];&quot;&quot;&quot;},&quot;)" office:value-type="string" office:string-value="new Ciudad{Codigo=&quot;15092&quot;,Nombre=&quot;Betéitiva&quot;},">
            <text:p>new Ciudad{Codigo="15092",Nombre="Betéitiva"},</text:p>
          </table:table-cell>
          <table:table-cell table:formula="of:=LEN([.B105])" office:value-type="float" office:value="9">
            <text:p>9</text:p>
          </table:table-cell>
        </table:table-row>
        <table:table-row table:style-name="ro2">
          <table:table-cell table:style-name="ce1" office:value-type="float" office:value="5093">
            <text:p>5093</text:p>
          </table:table-cell>
          <table:table-cell table:style-name="ce2" office:value-type="string">
            <text:p>BETULIA</text:p>
          </table:table-cell>
          <table:table-cell table:style-name="ce1" office:value-type="string">
            <text:p>Antioquia</text:p>
          </table:table-cell>
          <table:table-cell table:formula="of:=LOWER([.B106])" office:value-type="string" office:string-value="betulia">
            <text:p>betulia</text:p>
          </table:table-cell>
          <table:table-cell table:formula="of:=PROPER([.D106])" office:value-type="string" office:string-value="Betulia">
            <text:p>Betulia</text:p>
          </table:table-cell>
          <table:table-cell table:formula="of:=LEN([.A106])" office:value-type="float" office:value="4">
            <text:p>4</text:p>
          </table:table-cell>
          <table:table-cell table:formula="of:=IF([.F106]=5;[.A106];CONCATENATE(&quot;0&quot;;[.A106]))" office:value-type="string" office:string-value="05093">
            <text:p>05093</text:p>
          </table:table-cell>
          <table:table-cell office:value-type="string">
            <text:p>05093</text:p>
          </table:table-cell>
          <table:table-cell office:value-type="string">
            <text:p>Betulia</text:p>
          </table:table-cell>
          <table:table-cell table:formula="of:=(CONCATENATE(&quot;insert into `Ciudad`(`Nombre`,`Codigo`) values('&quot;;[.I106];&quot;','&quot;;[.H106];&quot;');&quot;))" office:value-type="string" office:string-value="insert into `Ciudad`(`Nombre`,`Codigo`) values('Betulia','05093');">
            <text:p>insert into `Ciudad`(`Nombre`,`Codigo`) values('Betulia','05093');</text:p>
          </table:table-cell>
          <table:table-cell table:formula="of:=CONCATENATE(&quot;new Ciudad{Codigo=&quot;&quot;&quot;;[.H106];&quot;&quot;&quot;,Nombre=&quot;&quot;&quot;;[.I106];&quot;&quot;&quot;},&quot;)" office:value-type="string" office:string-value="new Ciudad{Codigo=&quot;05093&quot;,Nombre=&quot;Betulia&quot;},">
            <text:p>new Ciudad{Codigo="05093",Nombre="Betulia"},</text:p>
          </table:table-cell>
          <table:table-cell table:formula="of:=LEN([.B106])" office:value-type="float" office:value="7">
            <text:p>7</text:p>
          </table:table-cell>
        </table:table-row>
        <table:table-row table:style-name="ro2">
          <table:table-cell table:style-name="ce1" office:value-type="float" office:value="68092">
            <text:p>68092</text:p>
          </table:table-cell>
          <table:table-cell table:style-name="ce2" office:value-type="string">
            <text:p>BETULIA</text:p>
          </table:table-cell>
          <table:table-cell table:style-name="ce1" office:value-type="string">
            <text:p>Santander</text:p>
          </table:table-cell>
          <table:table-cell table:formula="of:=LOWER([.B107])" office:value-type="string" office:string-value="betulia">
            <text:p>betulia</text:p>
          </table:table-cell>
          <table:table-cell table:formula="of:=PROPER([.D107])" office:value-type="string" office:string-value="Betulia">
            <text:p>Betulia</text:p>
          </table:table-cell>
          <table:table-cell table:formula="of:=LEN([.A107])" office:value-type="float" office:value="5">
            <text:p>5</text:p>
          </table:table-cell>
          <table:table-cell table:formula="of:=IF([.F107]=5;[.A107];CONCATENATE(&quot;0&quot;;[.A107]))" office:value-type="float" office:value="68092">
            <text:p>68092</text:p>
          </table:table-cell>
          <table:table-cell office:value-type="float" office:value="68092">
            <text:p>68092</text:p>
          </table:table-cell>
          <table:table-cell office:value-type="string">
            <text:p>Betulia</text:p>
          </table:table-cell>
          <table:table-cell table:formula="of:=(CONCATENATE(&quot;insert into `Ciudad`(`Nombre`,`Codigo`) values('&quot;;[.I107];&quot;','&quot;;[.H107];&quot;');&quot;))" office:value-type="string" office:string-value="insert into `Ciudad`(`Nombre`,`Codigo`) values('Betulia','68092');">
            <text:p>insert into `Ciudad`(`Nombre`,`Codigo`) values('Betulia','68092');</text:p>
          </table:table-cell>
          <table:table-cell table:formula="of:=CONCATENATE(&quot;new Ciudad{Codigo=&quot;&quot;&quot;;[.H107];&quot;&quot;&quot;,Nombre=&quot;&quot;&quot;;[.I107];&quot;&quot;&quot;},&quot;)" office:value-type="string" office:string-value="new Ciudad{Codigo=&quot;68092&quot;,Nombre=&quot;Betulia&quot;},">
            <text:p>new Ciudad{Codigo="68092",Nombre="Betulia"},</text:p>
          </table:table-cell>
          <table:table-cell table:formula="of:=LEN([.B107])" office:value-type="float" office:value="7">
            <text:p>7</text:p>
          </table:table-cell>
        </table:table-row>
        <table:table-row table:style-name="ro2">
          <table:table-cell table:style-name="ce1" office:value-type="float" office:value="25095">
            <text:p>25095</text:p>
          </table:table-cell>
          <table:table-cell table:style-name="ce2" office:value-type="string">
            <text:p>BITUIMA</text:p>
          </table:table-cell>
          <table:table-cell table:style-name="ce1" office:value-type="string">
            <text:p>Cundinamarca</text:p>
          </table:table-cell>
          <table:table-cell table:formula="of:=LOWER([.B108])" office:value-type="string" office:string-value="bituima">
            <text:p>bituima</text:p>
          </table:table-cell>
          <table:table-cell table:formula="of:=PROPER([.D108])" office:value-type="string" office:string-value="Bituima">
            <text:p>Bituima</text:p>
          </table:table-cell>
          <table:table-cell table:formula="of:=LEN([.A108])" office:value-type="float" office:value="5">
            <text:p>5</text:p>
          </table:table-cell>
          <table:table-cell table:formula="of:=IF([.F108]=5;[.A108];CONCATENATE(&quot;0&quot;;[.A108]))" office:value-type="float" office:value="25095">
            <text:p>25095</text:p>
          </table:table-cell>
          <table:table-cell office:value-type="float" office:value="25095">
            <text:p>25095</text:p>
          </table:table-cell>
          <table:table-cell office:value-type="string">
            <text:p>Bituima</text:p>
          </table:table-cell>
          <table:table-cell table:formula="of:=(CONCATENATE(&quot;insert into `Ciudad`(`Nombre`,`Codigo`) values('&quot;;[.I108];&quot;','&quot;;[.H108];&quot;');&quot;))" office:value-type="string" office:string-value="insert into `Ciudad`(`Nombre`,`Codigo`) values('Bituima','25095');">
            <text:p>insert into `Ciudad`(`Nombre`,`Codigo`) values('Bituima','25095');</text:p>
          </table:table-cell>
          <table:table-cell table:formula="of:=CONCATENATE(&quot;new Ciudad{Codigo=&quot;&quot;&quot;;[.H108];&quot;&quot;&quot;,Nombre=&quot;&quot;&quot;;[.I108];&quot;&quot;&quot;},&quot;)" office:value-type="string" office:string-value="new Ciudad{Codigo=&quot;25095&quot;,Nombre=&quot;Bituima&quot;},">
            <text:p>new Ciudad{Codigo="25095",Nombre="Bituima"},</text:p>
          </table:table-cell>
          <table:table-cell table:formula="of:=LEN([.B108])" office:value-type="float" office:value="7">
            <text:p>7</text:p>
          </table:table-cell>
        </table:table-row>
        <table:table-row table:style-name="ro2">
          <table:table-cell table:style-name="ce1" office:value-type="float" office:value="15097">
            <text:p>15097</text:p>
          </table:table-cell>
          <table:table-cell table:style-name="ce2" office:value-type="string">
            <text:p>BOAVITA</text:p>
          </table:table-cell>
          <table:table-cell table:style-name="ce1" office:value-type="string">
            <text:p>Boyacá</text:p>
          </table:table-cell>
          <table:table-cell table:formula="of:=LOWER([.B109])" office:value-type="string" office:string-value="boavita">
            <text:p>boavita</text:p>
          </table:table-cell>
          <table:table-cell table:formula="of:=PROPER([.D109])" office:value-type="string" office:string-value="Boavita">
            <text:p>Boavita</text:p>
          </table:table-cell>
          <table:table-cell table:formula="of:=LEN([.A109])" office:value-type="float" office:value="5">
            <text:p>5</text:p>
          </table:table-cell>
          <table:table-cell table:formula="of:=IF([.F109]=5;[.A109];CONCATENATE(&quot;0&quot;;[.A109]))" office:value-type="float" office:value="15097">
            <text:p>15097</text:p>
          </table:table-cell>
          <table:table-cell office:value-type="float" office:value="15097">
            <text:p>15097</text:p>
          </table:table-cell>
          <table:table-cell office:value-type="string">
            <text:p>Boavita</text:p>
          </table:table-cell>
          <table:table-cell table:formula="of:=(CONCATENATE(&quot;insert into `Ciudad`(`Nombre`,`Codigo`) values('&quot;;[.I109];&quot;','&quot;;[.H109];&quot;');&quot;))" office:value-type="string" office:string-value="insert into `Ciudad`(`Nombre`,`Codigo`) values('Boavita','15097');">
            <text:p>insert into `Ciudad`(`Nombre`,`Codigo`) values('Boavita','15097');</text:p>
          </table:table-cell>
          <table:table-cell table:formula="of:=CONCATENATE(&quot;new Ciudad{Codigo=&quot;&quot;&quot;;[.H109];&quot;&quot;&quot;,Nombre=&quot;&quot;&quot;;[.I109];&quot;&quot;&quot;},&quot;)" office:value-type="string" office:string-value="new Ciudad{Codigo=&quot;15097&quot;,Nombre=&quot;Boavita&quot;},">
            <text:p>new Ciudad{Codigo="15097",Nombre="Boavita"},</text:p>
          </table:table-cell>
          <table:table-cell table:formula="of:=LEN([.B109])" office:value-type="float" office:value="7">
            <text:p>7</text:p>
          </table:table-cell>
        </table:table-row>
        <table:table-row table:style-name="ro2">
          <table:table-cell table:style-name="ce1" office:value-type="float" office:value="54099">
            <text:p>54099</text:p>
          </table:table-cell>
          <table:table-cell table:style-name="ce2" office:value-type="string">
            <text:p>BOCHALEMA</text:p>
          </table:table-cell>
          <table:table-cell table:style-name="ce1" office:value-type="string">
            <text:p>Norte de Santander</text:p>
          </table:table-cell>
          <table:table-cell table:formula="of:=LOWER([.B110])" office:value-type="string" office:string-value="bochalema">
            <text:p>bochalema</text:p>
          </table:table-cell>
          <table:table-cell table:formula="of:=PROPER([.D110])" office:value-type="string" office:string-value="Bochalema">
            <text:p>Bochalema</text:p>
          </table:table-cell>
          <table:table-cell table:formula="of:=LEN([.A110])" office:value-type="float" office:value="5">
            <text:p>5</text:p>
          </table:table-cell>
          <table:table-cell table:formula="of:=IF([.F110]=5;[.A110];CONCATENATE(&quot;0&quot;;[.A110]))" office:value-type="float" office:value="54099">
            <text:p>54099</text:p>
          </table:table-cell>
          <table:table-cell office:value-type="float" office:value="54099">
            <text:p>54099</text:p>
          </table:table-cell>
          <table:table-cell office:value-type="string">
            <text:p>Bochalema</text:p>
          </table:table-cell>
          <table:table-cell table:formula="of:=(CONCATENATE(&quot;insert into `Ciudad`(`Nombre`,`Codigo`) values('&quot;;[.I110];&quot;','&quot;;[.H110];&quot;');&quot;))" office:value-type="string" office:string-value="insert into `Ciudad`(`Nombre`,`Codigo`) values('Bochalema','54099');">
            <text:p>insert into `Ciudad`(`Nombre`,`Codigo`) values('Bochalema','54099');</text:p>
          </table:table-cell>
          <table:table-cell table:formula="of:=CONCATENATE(&quot;new Ciudad{Codigo=&quot;&quot;&quot;;[.H110];&quot;&quot;&quot;,Nombre=&quot;&quot;&quot;;[.I110];&quot;&quot;&quot;},&quot;)" office:value-type="string" office:string-value="new Ciudad{Codigo=&quot;54099&quot;,Nombre=&quot;Bochalema&quot;},">
            <text:p>new Ciudad{Codigo="54099",Nombre="Bochalema"},</text:p>
          </table:table-cell>
          <table:table-cell table:formula="of:=LEN([.B110])" office:value-type="float" office:value="9">
            <text:p>9</text:p>
          </table:table-cell>
        </table:table-row>
        <table:table-row table:style-name="ro2">
          <table:table-cell table:style-name="ce1" office:value-type="float" office:value="11001">
            <text:p>11001</text:p>
          </table:table-cell>
          <table:table-cell table:style-name="ce2" office:value-type="string">
            <text:p>BOGOTÁ</text:p>
          </table:table-cell>
          <table:table-cell table:style-name="ce1" office:value-type="string">
            <text:p>Bogotá D.C</text:p>
          </table:table-cell>
          <table:table-cell table:formula="of:=LOWER([.B111])" office:value-type="string" office:string-value="bogotá">
            <text:p>bogotá</text:p>
          </table:table-cell>
          <table:table-cell table:formula="of:=PROPER([.D111])" office:value-type="string" office:string-value="Bogotá">
            <text:p>Bogotá</text:p>
          </table:table-cell>
          <table:table-cell table:formula="of:=LEN([.A111])" office:value-type="float" office:value="5">
            <text:p>5</text:p>
          </table:table-cell>
          <table:table-cell table:formula="of:=IF([.F111]=5;[.A111];CONCATENATE(&quot;0&quot;;[.A111]))" office:value-type="float" office:value="11001">
            <text:p>11001</text:p>
          </table:table-cell>
          <table:table-cell office:value-type="float" office:value="11001">
            <text:p>11001</text:p>
          </table:table-cell>
          <table:table-cell office:value-type="string">
            <text:p>Bogotá</text:p>
          </table:table-cell>
          <table:table-cell table:formula="of:=(CONCATENATE(&quot;insert into `Ciudad`(`Nombre`,`Codigo`) values('&quot;;[.I111];&quot;','&quot;;[.H111];&quot;');&quot;))" office:value-type="string" office:string-value="insert into `Ciudad`(`Nombre`,`Codigo`) values('Bogotá','11001');">
            <text:p>insert into `Ciudad`(`Nombre`,`Codigo`) values('Bogotá','11001');</text:p>
          </table:table-cell>
          <table:table-cell table:formula="of:=CONCATENATE(&quot;new Ciudad{Codigo=&quot;&quot;&quot;;[.H111];&quot;&quot;&quot;,Nombre=&quot;&quot;&quot;;[.I111];&quot;&quot;&quot;},&quot;)" office:value-type="string" office:string-value="new Ciudad{Codigo=&quot;11001&quot;,Nombre=&quot;Bogotá&quot;},">
            <text:p>new Ciudad{Codigo="11001",Nombre="Bogotá"},</text:p>
          </table:table-cell>
          <table:table-cell table:formula="of:=LEN([.B111])" office:value-type="float" office:value="6">
            <text:p>6</text:p>
          </table:table-cell>
        </table:table-row>
        <table:table-row table:style-name="ro2">
          <table:table-cell table:style-name="ce1" office:value-type="float" office:value="25099">
            <text:p>25099</text:p>
          </table:table-cell>
          <table:table-cell table:style-name="ce2" office:value-type="string">
            <text:p>BOJACÁ</text:p>
          </table:table-cell>
          <table:table-cell table:style-name="ce1" office:value-type="string">
            <text:p>Cundinamarca</text:p>
          </table:table-cell>
          <table:table-cell table:formula="of:=LOWER([.B112])" office:value-type="string" office:string-value="bojacá">
            <text:p>bojacá</text:p>
          </table:table-cell>
          <table:table-cell table:formula="of:=PROPER([.D112])" office:value-type="string" office:string-value="Bojacá">
            <text:p>Bojacá</text:p>
          </table:table-cell>
          <table:table-cell table:formula="of:=LEN([.A112])" office:value-type="float" office:value="5">
            <text:p>5</text:p>
          </table:table-cell>
          <table:table-cell table:formula="of:=IF([.F112]=5;[.A112];CONCATENATE(&quot;0&quot;;[.A112]))" office:value-type="float" office:value="25099">
            <text:p>25099</text:p>
          </table:table-cell>
          <table:table-cell office:value-type="float" office:value="25099">
            <text:p>25099</text:p>
          </table:table-cell>
          <table:table-cell office:value-type="string">
            <text:p>Bojacá</text:p>
          </table:table-cell>
          <table:table-cell table:formula="of:=(CONCATENATE(&quot;insert into `Ciudad`(`Nombre`,`Codigo`) values('&quot;;[.I112];&quot;','&quot;;[.H112];&quot;');&quot;))" office:value-type="string" office:string-value="insert into `Ciudad`(`Nombre`,`Codigo`) values('Bojacá','25099');">
            <text:p>insert into `Ciudad`(`Nombre`,`Codigo`) values('Bojacá','25099');</text:p>
          </table:table-cell>
          <table:table-cell table:formula="of:=CONCATENATE(&quot;new Ciudad{Codigo=&quot;&quot;&quot;;[.H112];&quot;&quot;&quot;,Nombre=&quot;&quot;&quot;;[.I112];&quot;&quot;&quot;},&quot;)" office:value-type="string" office:string-value="new Ciudad{Codigo=&quot;25099&quot;,Nombre=&quot;Bojacá&quot;},">
            <text:p>new Ciudad{Codigo="25099",Nombre="Bojacá"},</text:p>
          </table:table-cell>
          <table:table-cell table:formula="of:=LEN([.B112])" office:value-type="float" office:value="6">
            <text:p>6</text:p>
          </table:table-cell>
        </table:table-row>
        <table:table-row table:style-name="ro2">
          <table:table-cell table:style-name="ce1" office:value-type="float" office:value="27099">
            <text:p>27099</text:p>
          </table:table-cell>
          <table:table-cell table:style-name="ce2" office:value-type="string">
            <text:p>BOJAYA</text:p>
          </table:table-cell>
          <table:table-cell table:style-name="ce1" office:value-type="string">
            <text:p>Chocó</text:p>
          </table:table-cell>
          <table:table-cell table:formula="of:=LOWER([.B113])" office:value-type="string" office:string-value="bojaya">
            <text:p>bojaya</text:p>
          </table:table-cell>
          <table:table-cell table:formula="of:=PROPER([.D113])" office:value-type="string" office:string-value="Bojaya">
            <text:p>Bojaya</text:p>
          </table:table-cell>
          <table:table-cell table:formula="of:=LEN([.A113])" office:value-type="float" office:value="5">
            <text:p>5</text:p>
          </table:table-cell>
          <table:table-cell table:formula="of:=IF([.F113]=5;[.A113];CONCATENATE(&quot;0&quot;;[.A113]))" office:value-type="float" office:value="27099">
            <text:p>27099</text:p>
          </table:table-cell>
          <table:table-cell office:value-type="float" office:value="27099">
            <text:p>27099</text:p>
          </table:table-cell>
          <table:table-cell office:value-type="string">
            <text:p>Bojaya</text:p>
          </table:table-cell>
          <table:table-cell table:formula="of:=(CONCATENATE(&quot;insert into `Ciudad`(`Nombre`,`Codigo`) values('&quot;;[.I113];&quot;','&quot;;[.H113];&quot;');&quot;))" office:value-type="string" office:string-value="insert into `Ciudad`(`Nombre`,`Codigo`) values('Bojaya','27099');">
            <text:p>insert into `Ciudad`(`Nombre`,`Codigo`) values('Bojaya','27099');</text:p>
          </table:table-cell>
          <table:table-cell table:formula="of:=CONCATENATE(&quot;new Ciudad{Codigo=&quot;&quot;&quot;;[.H113];&quot;&quot;&quot;,Nombre=&quot;&quot;&quot;;[.I113];&quot;&quot;&quot;},&quot;)" office:value-type="string" office:string-value="new Ciudad{Codigo=&quot;27099&quot;,Nombre=&quot;Bojaya&quot;},">
            <text:p>new Ciudad{Codigo="27099",Nombre="Bojaya"},</text:p>
          </table:table-cell>
          <table:table-cell table:formula="of:=LEN([.B113])" office:value-type="float" office:value="6">
            <text:p>6</text:p>
          </table:table-cell>
        </table:table-row>
        <table:table-row table:style-name="ro2">
          <table:table-cell table:style-name="ce1" office:value-type="float" office:value="19100">
            <text:p>19100</text:p>
          </table:table-cell>
          <table:table-cell table:style-name="ce2" office:value-type="string">
            <text:p>BOLÍVAR</text:p>
          </table:table-cell>
          <table:table-cell table:style-name="ce1" office:value-type="string">
            <text:p>Cauca</text:p>
          </table:table-cell>
          <table:table-cell table:formula="of:=LOWER([.B114])" office:value-type="string" office:string-value="bolívar">
            <text:p>bolívar</text:p>
          </table:table-cell>
          <table:table-cell table:formula="of:=PROPER([.D114])" office:value-type="string" office:string-value="Bolívar">
            <text:p>Bolívar</text:p>
          </table:table-cell>
          <table:table-cell table:formula="of:=LEN([.A114])" office:value-type="float" office:value="5">
            <text:p>5</text:p>
          </table:table-cell>
          <table:table-cell table:formula="of:=IF([.F114]=5;[.A114];CONCATENATE(&quot;0&quot;;[.A114]))" office:value-type="float" office:value="19100">
            <text:p>19100</text:p>
          </table:table-cell>
          <table:table-cell office:value-type="float" office:value="19100">
            <text:p>19100</text:p>
          </table:table-cell>
          <table:table-cell office:value-type="string">
            <text:p>Bolívar</text:p>
          </table:table-cell>
          <table:table-cell table:formula="of:=(CONCATENATE(&quot;insert into `Ciudad`(`Nombre`,`Codigo`) values('&quot;;[.I114];&quot;','&quot;;[.H114];&quot;');&quot;))" office:value-type="string" office:string-value="insert into `Ciudad`(`Nombre`,`Codigo`) values('Bolívar','19100');">
            <text:p>insert into `Ciudad`(`Nombre`,`Codigo`) values('Bolívar','19100');</text:p>
          </table:table-cell>
          <table:table-cell table:formula="of:=CONCATENATE(&quot;new Ciudad{Codigo=&quot;&quot;&quot;;[.H114];&quot;&quot;&quot;,Nombre=&quot;&quot;&quot;;[.I114];&quot;&quot;&quot;},&quot;)" office:value-type="string" office:string-value="new Ciudad{Codigo=&quot;19100&quot;,Nombre=&quot;Bolívar&quot;},">
            <text:p>new Ciudad{Codigo="19100",Nombre="Bolívar"},</text:p>
          </table:table-cell>
          <table:table-cell table:formula="of:=LEN([.B114])" office:value-type="float" office:value="7">
            <text:p>7</text:p>
          </table:table-cell>
        </table:table-row>
        <table:table-row table:style-name="ro2">
          <table:table-cell table:style-name="ce1" office:value-type="float" office:value="68101">
            <text:p>68101</text:p>
          </table:table-cell>
          <table:table-cell table:style-name="ce2" office:value-type="string">
            <text:p>BOLÍVAR</text:p>
          </table:table-cell>
          <table:table-cell table:style-name="ce1" office:value-type="string">
            <text:p>Santander</text:p>
          </table:table-cell>
          <table:table-cell table:formula="of:=LOWER([.B115])" office:value-type="string" office:string-value="bolívar">
            <text:p>bolívar</text:p>
          </table:table-cell>
          <table:table-cell table:formula="of:=PROPER([.D115])" office:value-type="string" office:string-value="Bolívar">
            <text:p>Bolívar</text:p>
          </table:table-cell>
          <table:table-cell table:formula="of:=LEN([.A115])" office:value-type="float" office:value="5">
            <text:p>5</text:p>
          </table:table-cell>
          <table:table-cell table:formula="of:=IF([.F115]=5;[.A115];CONCATENATE(&quot;0&quot;;[.A115]))" office:value-type="float" office:value="68101">
            <text:p>68101</text:p>
          </table:table-cell>
          <table:table-cell office:value-type="float" office:value="68101">
            <text:p>68101</text:p>
          </table:table-cell>
          <table:table-cell office:value-type="string">
            <text:p>Bolívar</text:p>
          </table:table-cell>
          <table:table-cell table:formula="of:=(CONCATENATE(&quot;insert into `Ciudad`(`Nombre`,`Codigo`) values('&quot;;[.I115];&quot;','&quot;;[.H115];&quot;');&quot;))" office:value-type="string" office:string-value="insert into `Ciudad`(`Nombre`,`Codigo`) values('Bolívar','68101');">
            <text:p>insert into `Ciudad`(`Nombre`,`Codigo`) values('Bolívar','68101');</text:p>
          </table:table-cell>
          <table:table-cell table:formula="of:=CONCATENATE(&quot;new Ciudad{Codigo=&quot;&quot;&quot;;[.H115];&quot;&quot;&quot;,Nombre=&quot;&quot;&quot;;[.I115];&quot;&quot;&quot;},&quot;)" office:value-type="string" office:string-value="new Ciudad{Codigo=&quot;68101&quot;,Nombre=&quot;Bolívar&quot;},">
            <text:p>new Ciudad{Codigo="68101",Nombre="Bolívar"},</text:p>
          </table:table-cell>
          <table:table-cell table:formula="of:=LEN([.B115])" office:value-type="float" office:value="7">
            <text:p>7</text:p>
          </table:table-cell>
        </table:table-row>
        <table:table-row table:style-name="ro2">
          <table:table-cell table:style-name="ce1" office:value-type="float" office:value="76100">
            <text:p>76100</text:p>
          </table:table-cell>
          <table:table-cell table:style-name="ce2" office:value-type="string">
            <text:p>BOLÍVAR</text:p>
          </table:table-cell>
          <table:table-cell table:style-name="ce1" office:value-type="string">
            <text:p>Valle del Cauca</text:p>
          </table:table-cell>
          <table:table-cell table:formula="of:=LOWER([.B116])" office:value-type="string" office:string-value="bolívar">
            <text:p>bolívar</text:p>
          </table:table-cell>
          <table:table-cell table:formula="of:=PROPER([.D116])" office:value-type="string" office:string-value="Bolívar">
            <text:p>Bolívar</text:p>
          </table:table-cell>
          <table:table-cell table:formula="of:=LEN([.A116])" office:value-type="float" office:value="5">
            <text:p>5</text:p>
          </table:table-cell>
          <table:table-cell table:formula="of:=IF([.F116]=5;[.A116];CONCATENATE(&quot;0&quot;;[.A116]))" office:value-type="float" office:value="76100">
            <text:p>76100</text:p>
          </table:table-cell>
          <table:table-cell office:value-type="float" office:value="76100">
            <text:p>76100</text:p>
          </table:table-cell>
          <table:table-cell office:value-type="string">
            <text:p>Bolívar</text:p>
          </table:table-cell>
          <table:table-cell table:formula="of:=(CONCATENATE(&quot;insert into `Ciudad`(`Nombre`,`Codigo`) values('&quot;;[.I116];&quot;','&quot;;[.H116];&quot;');&quot;))" office:value-type="string" office:string-value="insert into `Ciudad`(`Nombre`,`Codigo`) values('Bolívar','76100');">
            <text:p>insert into `Ciudad`(`Nombre`,`Codigo`) values('Bolívar','76100');</text:p>
          </table:table-cell>
          <table:table-cell table:formula="of:=CONCATENATE(&quot;new Ciudad{Codigo=&quot;&quot;&quot;;[.H116];&quot;&quot;&quot;,Nombre=&quot;&quot;&quot;;[.I116];&quot;&quot;&quot;},&quot;)" office:value-type="string" office:string-value="new Ciudad{Codigo=&quot;76100&quot;,Nombre=&quot;Bolívar&quot;},">
            <text:p>new Ciudad{Codigo="76100",Nombre="Bolívar"},</text:p>
          </table:table-cell>
          <table:table-cell table:formula="of:=LEN([.B116])" office:value-type="float" office:value="7">
            <text:p>7</text:p>
          </table:table-cell>
        </table:table-row>
        <table:table-row table:style-name="ro2">
          <table:table-cell table:style-name="ce1" office:value-type="float" office:value="20060">
            <text:p>20060</text:p>
          </table:table-cell>
          <table:table-cell table:style-name="ce2" office:value-type="string">
            <text:p>BOSCONIA</text:p>
          </table:table-cell>
          <table:table-cell table:style-name="ce1" office:value-type="string">
            <text:p>Cesar</text:p>
          </table:table-cell>
          <table:table-cell table:formula="of:=LOWER([.B117])" office:value-type="string" office:string-value="bosconia">
            <text:p>bosconia</text:p>
          </table:table-cell>
          <table:table-cell table:formula="of:=PROPER([.D117])" office:value-type="string" office:string-value="Bosconia">
            <text:p>Bosconia</text:p>
          </table:table-cell>
          <table:table-cell table:formula="of:=LEN([.A117])" office:value-type="float" office:value="5">
            <text:p>5</text:p>
          </table:table-cell>
          <table:table-cell table:formula="of:=IF([.F117]=5;[.A117];CONCATENATE(&quot;0&quot;;[.A117]))" office:value-type="float" office:value="20060">
            <text:p>20060</text:p>
          </table:table-cell>
          <table:table-cell office:value-type="float" office:value="20060">
            <text:p>20060</text:p>
          </table:table-cell>
          <table:table-cell office:value-type="string">
            <text:p>Bosconia</text:p>
          </table:table-cell>
          <table:table-cell table:formula="of:=(CONCATENATE(&quot;insert into `Ciudad`(`Nombre`,`Codigo`) values('&quot;;[.I117];&quot;','&quot;;[.H117];&quot;');&quot;))" office:value-type="string" office:string-value="insert into `Ciudad`(`Nombre`,`Codigo`) values('Bosconia','20060');">
            <text:p>insert into `Ciudad`(`Nombre`,`Codigo`) values('Bosconia','20060');</text:p>
          </table:table-cell>
          <table:table-cell table:formula="of:=CONCATENATE(&quot;new Ciudad{Codigo=&quot;&quot;&quot;;[.H117];&quot;&quot;&quot;,Nombre=&quot;&quot;&quot;;[.I117];&quot;&quot;&quot;},&quot;)" office:value-type="string" office:string-value="new Ciudad{Codigo=&quot;20060&quot;,Nombre=&quot;Bosconia&quot;},">
            <text:p>new Ciudad{Codigo="20060",Nombre="Bosconia"},</text:p>
          </table:table-cell>
          <table:table-cell table:formula="of:=LEN([.B117])" office:value-type="float" office:value="8">
            <text:p>8</text:p>
          </table:table-cell>
        </table:table-row>
        <table:table-row table:style-name="ro2">
          <table:table-cell table:style-name="ce1" office:value-type="float" office:value="15104">
            <text:p>15104</text:p>
          </table:table-cell>
          <table:table-cell table:style-name="ce2" office:value-type="string">
            <text:p>BOYACÁ</text:p>
          </table:table-cell>
          <table:table-cell table:style-name="ce1" office:value-type="string">
            <text:p>Boyacá</text:p>
          </table:table-cell>
          <table:table-cell table:formula="of:=LOWER([.B118])" office:value-type="string" office:string-value="boyacá">
            <text:p>boyacá</text:p>
          </table:table-cell>
          <table:table-cell table:formula="of:=PROPER([.D118])" office:value-type="string" office:string-value="Boyacá">
            <text:p>Boyacá</text:p>
          </table:table-cell>
          <table:table-cell table:formula="of:=LEN([.A118])" office:value-type="float" office:value="5">
            <text:p>5</text:p>
          </table:table-cell>
          <table:table-cell table:formula="of:=IF([.F118]=5;[.A118];CONCATENATE(&quot;0&quot;;[.A118]))" office:value-type="float" office:value="15104">
            <text:p>15104</text:p>
          </table:table-cell>
          <table:table-cell office:value-type="float" office:value="15104">
            <text:p>15104</text:p>
          </table:table-cell>
          <table:table-cell office:value-type="string">
            <text:p>Boyacá</text:p>
          </table:table-cell>
          <table:table-cell table:formula="of:=(CONCATENATE(&quot;insert into `Ciudad`(`Nombre`,`Codigo`) values('&quot;;[.I118];&quot;','&quot;;[.H118];&quot;');&quot;))" office:value-type="string" office:string-value="insert into `Ciudad`(`Nombre`,`Codigo`) values('Boyacá','15104');">
            <text:p>insert into `Ciudad`(`Nombre`,`Codigo`) values('Boyacá','15104');</text:p>
          </table:table-cell>
          <table:table-cell table:formula="of:=CONCATENATE(&quot;new Ciudad{Codigo=&quot;&quot;&quot;;[.H118];&quot;&quot;&quot;,Nombre=&quot;&quot;&quot;;[.I118];&quot;&quot;&quot;},&quot;)" office:value-type="string" office:string-value="new Ciudad{Codigo=&quot;15104&quot;,Nombre=&quot;Boyacá&quot;},">
            <text:p>new Ciudad{Codigo="15104",Nombre="Boyacá"},</text:p>
          </table:table-cell>
          <table:table-cell table:formula="of:=LEN([.B118])" office:value-type="float" office:value="6">
            <text:p>6</text:p>
          </table:table-cell>
        </table:table-row>
        <table:table-row table:style-name="ro2">
          <table:table-cell table:style-name="ce1" office:value-type="float" office:value="5107">
            <text:p>5107</text:p>
          </table:table-cell>
          <table:table-cell table:style-name="ce2" office:value-type="string">
            <text:p>BRICEÑO</text:p>
          </table:table-cell>
          <table:table-cell table:style-name="ce1" office:value-type="string">
            <text:p>Antioquia</text:p>
          </table:table-cell>
          <table:table-cell table:formula="of:=LOWER([.B119])" office:value-type="string" office:string-value="briceño">
            <text:p>briceño</text:p>
          </table:table-cell>
          <table:table-cell table:formula="of:=PROPER([.D119])" office:value-type="string" office:string-value="Briceño">
            <text:p>Briceño</text:p>
          </table:table-cell>
          <table:table-cell table:formula="of:=LEN([.A119])" office:value-type="float" office:value="4">
            <text:p>4</text:p>
          </table:table-cell>
          <table:table-cell table:formula="of:=IF([.F119]=5;[.A119];CONCATENATE(&quot;0&quot;;[.A119]))" office:value-type="string" office:string-value="05107">
            <text:p>05107</text:p>
          </table:table-cell>
          <table:table-cell office:value-type="string">
            <text:p>05107</text:p>
          </table:table-cell>
          <table:table-cell office:value-type="string">
            <text:p>Briceño</text:p>
          </table:table-cell>
          <table:table-cell table:formula="of:=(CONCATENATE(&quot;insert into `Ciudad`(`Nombre`,`Codigo`) values('&quot;;[.I119];&quot;','&quot;;[.H119];&quot;');&quot;))" office:value-type="string" office:string-value="insert into `Ciudad`(`Nombre`,`Codigo`) values('Briceño','05107');">
            <text:p>insert into `Ciudad`(`Nombre`,`Codigo`) values('Briceño','05107');</text:p>
          </table:table-cell>
          <table:table-cell table:formula="of:=CONCATENATE(&quot;new Ciudad{Codigo=&quot;&quot;&quot;;[.H119];&quot;&quot;&quot;,Nombre=&quot;&quot;&quot;;[.I119];&quot;&quot;&quot;},&quot;)" office:value-type="string" office:string-value="new Ciudad{Codigo=&quot;05107&quot;,Nombre=&quot;Briceño&quot;},">
            <text:p>new Ciudad{Codigo="05107",Nombre="Briceño"},</text:p>
          </table:table-cell>
          <table:table-cell table:formula="of:=LEN([.B119])" office:value-type="float" office:value="7">
            <text:p>7</text:p>
          </table:table-cell>
        </table:table-row>
        <table:table-row table:style-name="ro2">
          <table:table-cell table:style-name="ce1" office:value-type="float" office:value="15106">
            <text:p>15106</text:p>
          </table:table-cell>
          <table:table-cell table:style-name="ce2" office:value-type="string">
            <text:p>BRICEÑO</text:p>
          </table:table-cell>
          <table:table-cell table:style-name="ce1" office:value-type="string">
            <text:p>Boyacá</text:p>
          </table:table-cell>
          <table:table-cell table:formula="of:=LOWER([.B120])" office:value-type="string" office:string-value="briceño">
            <text:p>briceño</text:p>
          </table:table-cell>
          <table:table-cell table:formula="of:=PROPER([.D120])" office:value-type="string" office:string-value="Briceño">
            <text:p>Briceño</text:p>
          </table:table-cell>
          <table:table-cell table:formula="of:=LEN([.A120])" office:value-type="float" office:value="5">
            <text:p>5</text:p>
          </table:table-cell>
          <table:table-cell table:formula="of:=IF([.F120]=5;[.A120];CONCATENATE(&quot;0&quot;;[.A120]))" office:value-type="float" office:value="15106">
            <text:p>15106</text:p>
          </table:table-cell>
          <table:table-cell office:value-type="float" office:value="15106">
            <text:p>15106</text:p>
          </table:table-cell>
          <table:table-cell office:value-type="string">
            <text:p>Briceño</text:p>
          </table:table-cell>
          <table:table-cell table:formula="of:=(CONCATENATE(&quot;insert into `Ciudad`(`Nombre`,`Codigo`) values('&quot;;[.I120];&quot;','&quot;;[.H120];&quot;');&quot;))" office:value-type="string" office:string-value="insert into `Ciudad`(`Nombre`,`Codigo`) values('Briceño','15106');">
            <text:p>insert into `Ciudad`(`Nombre`,`Codigo`) values('Briceño','15106');</text:p>
          </table:table-cell>
          <table:table-cell table:formula="of:=CONCATENATE(&quot;new Ciudad{Codigo=&quot;&quot;&quot;;[.H120];&quot;&quot;&quot;,Nombre=&quot;&quot;&quot;;[.I120];&quot;&quot;&quot;},&quot;)" office:value-type="string" office:string-value="new Ciudad{Codigo=&quot;15106&quot;,Nombre=&quot;Briceño&quot;},">
            <text:p>new Ciudad{Codigo="15106",Nombre="Briceño"},</text:p>
          </table:table-cell>
          <table:table-cell table:formula="of:=LEN([.B120])" office:value-type="float" office:value="7">
            <text:p>7</text:p>
          </table:table-cell>
        </table:table-row>
        <table:table-row table:style-name="ro2">
          <table:table-cell table:style-name="ce1" office:value-type="float" office:value="68001">
            <text:p>68001</text:p>
          </table:table-cell>
          <table:table-cell table:style-name="ce2" office:value-type="string">
            <text:p>BUCARAMANGA</text:p>
          </table:table-cell>
          <table:table-cell table:style-name="ce1" office:value-type="string">
            <text:p>Santander</text:p>
          </table:table-cell>
          <table:table-cell table:formula="of:=LOWER([.B121])" office:value-type="string" office:string-value="bucaramanga">
            <text:p>bucaramanga</text:p>
          </table:table-cell>
          <table:table-cell table:formula="of:=PROPER([.D121])" office:value-type="string" office:string-value="Bucaramanga">
            <text:p>Bucaramanga</text:p>
          </table:table-cell>
          <table:table-cell table:formula="of:=LEN([.A121])" office:value-type="float" office:value="5">
            <text:p>5</text:p>
          </table:table-cell>
          <table:table-cell table:formula="of:=IF([.F121]=5;[.A121];CONCATENATE(&quot;0&quot;;[.A121]))" office:value-type="float" office:value="68001">
            <text:p>68001</text:p>
          </table:table-cell>
          <table:table-cell office:value-type="float" office:value="68001">
            <text:p>68001</text:p>
          </table:table-cell>
          <table:table-cell office:value-type="string">
            <text:p>Bucaramanga</text:p>
          </table:table-cell>
          <table:table-cell table:formula="of:=(CONCATENATE(&quot;insert into `Ciudad`(`Nombre`,`Codigo`) values('&quot;;[.I121];&quot;','&quot;;[.H121];&quot;');&quot;))" office:value-type="string" office:string-value="insert into `Ciudad`(`Nombre`,`Codigo`) values('Bucaramanga','68001');">
            <text:p>insert into `Ciudad`(`Nombre`,`Codigo`) values('Bucaramanga','68001');</text:p>
          </table:table-cell>
          <table:table-cell table:formula="of:=CONCATENATE(&quot;new Ciudad{Codigo=&quot;&quot;&quot;;[.H121];&quot;&quot;&quot;,Nombre=&quot;&quot;&quot;;[.I121];&quot;&quot;&quot;},&quot;)" office:value-type="string" office:string-value="new Ciudad{Codigo=&quot;68001&quot;,Nombre=&quot;Bucaramanga&quot;},">
            <text:p>new Ciudad{Codigo="68001",Nombre="Bucaramanga"},</text:p>
          </table:table-cell>
          <table:table-cell table:formula="of:=LEN([.B121])" office:value-type="float" office:value="11">
            <text:p>11</text:p>
          </table:table-cell>
        </table:table-row>
        <table:table-row table:style-name="ro2">
          <table:table-cell table:style-name="ce1" office:value-type="float" office:value="54109">
            <text:p>54109</text:p>
          </table:table-cell>
          <table:table-cell table:style-name="ce2" office:value-type="string">
            <text:p>BUCARASICA</text:p>
          </table:table-cell>
          <table:table-cell table:style-name="ce1" office:value-type="string">
            <text:p>Norte de Santander</text:p>
          </table:table-cell>
          <table:table-cell table:formula="of:=LOWER([.B122])" office:value-type="string" office:string-value="bucarasica">
            <text:p>bucarasica</text:p>
          </table:table-cell>
          <table:table-cell table:formula="of:=PROPER([.D122])" office:value-type="string" office:string-value="Bucarasica">
            <text:p>Bucarasica</text:p>
          </table:table-cell>
          <table:table-cell table:formula="of:=LEN([.A122])" office:value-type="float" office:value="5">
            <text:p>5</text:p>
          </table:table-cell>
          <table:table-cell table:formula="of:=IF([.F122]=5;[.A122];CONCATENATE(&quot;0&quot;;[.A122]))" office:value-type="float" office:value="54109">
            <text:p>54109</text:p>
          </table:table-cell>
          <table:table-cell office:value-type="float" office:value="54109">
            <text:p>54109</text:p>
          </table:table-cell>
          <table:table-cell office:value-type="string">
            <text:p>Bucarasica</text:p>
          </table:table-cell>
          <table:table-cell table:formula="of:=(CONCATENATE(&quot;insert into `Ciudad`(`Nombre`,`Codigo`) values('&quot;;[.I122];&quot;','&quot;;[.H122];&quot;');&quot;))" office:value-type="string" office:string-value="insert into `Ciudad`(`Nombre`,`Codigo`) values('Bucarasica','54109');">
            <text:p>insert into `Ciudad`(`Nombre`,`Codigo`) values('Bucarasica','54109');</text:p>
          </table:table-cell>
          <table:table-cell table:formula="of:=CONCATENATE(&quot;new Ciudad{Codigo=&quot;&quot;&quot;;[.H122];&quot;&quot;&quot;,Nombre=&quot;&quot;&quot;;[.I122];&quot;&quot;&quot;},&quot;)" office:value-type="string" office:string-value="new Ciudad{Codigo=&quot;54109&quot;,Nombre=&quot;Bucarasica&quot;},">
            <text:p>new Ciudad{Codigo="54109",Nombre="Bucarasica"},</text:p>
          </table:table-cell>
          <table:table-cell table:formula="of:=LEN([.B122])" office:value-type="float" office:value="10">
            <text:p>10</text:p>
          </table:table-cell>
        </table:table-row>
        <table:table-row table:style-name="ro2">
          <table:table-cell table:style-name="ce1" office:value-type="float" office:value="76109">
            <text:p>76109</text:p>
          </table:table-cell>
          <table:table-cell table:style-name="ce2" office:value-type="string">
            <text:p>BUENAVENTURA</text:p>
          </table:table-cell>
          <table:table-cell table:style-name="ce1" office:value-type="string">
            <text:p>Valle del Cauca</text:p>
          </table:table-cell>
          <table:table-cell table:formula="of:=LOWER([.B123])" office:value-type="string" office:string-value="buenaventura">
            <text:p>buenaventura</text:p>
          </table:table-cell>
          <table:table-cell table:formula="of:=PROPER([.D123])" office:value-type="string" office:string-value="Buenaventura">
            <text:p>Buenaventura</text:p>
          </table:table-cell>
          <table:table-cell table:formula="of:=LEN([.A123])" office:value-type="float" office:value="5">
            <text:p>5</text:p>
          </table:table-cell>
          <table:table-cell table:formula="of:=IF([.F123]=5;[.A123];CONCATENATE(&quot;0&quot;;[.A123]))" office:value-type="float" office:value="76109">
            <text:p>76109</text:p>
          </table:table-cell>
          <table:table-cell office:value-type="float" office:value="76109">
            <text:p>76109</text:p>
          </table:table-cell>
          <table:table-cell office:value-type="string">
            <text:p>Buenaventura</text:p>
          </table:table-cell>
          <table:table-cell table:formula="of:=(CONCATENATE(&quot;insert into `Ciudad`(`Nombre`,`Codigo`) values('&quot;;[.I123];&quot;','&quot;;[.H123];&quot;');&quot;))" office:value-type="string" office:string-value="insert into `Ciudad`(`Nombre`,`Codigo`) values('Buenaventura','76109');">
            <text:p>insert into `Ciudad`(`Nombre`,`Codigo`) values('Buenaventura','76109');</text:p>
          </table:table-cell>
          <table:table-cell table:formula="of:=CONCATENATE(&quot;new Ciudad{Codigo=&quot;&quot;&quot;;[.H123];&quot;&quot;&quot;,Nombre=&quot;&quot;&quot;;[.I123];&quot;&quot;&quot;},&quot;)" office:value-type="string" office:string-value="new Ciudad{Codigo=&quot;76109&quot;,Nombre=&quot;Buenaventura&quot;},">
            <text:p>new Ciudad{Codigo="76109",Nombre="Buenaventura"},</text:p>
          </table:table-cell>
          <table:table-cell table:formula="of:=LEN([.B123])" office:value-type="float" office:value="12">
            <text:p>12</text:p>
          </table:table-cell>
        </table:table-row>
        <table:table-row table:style-name="ro2">
          <table:table-cell table:style-name="ce1" office:value-type="float" office:value="15109">
            <text:p>15109</text:p>
          </table:table-cell>
          <table:table-cell table:style-name="ce2" office:value-type="string">
            <text:p>BUENAVISTA</text:p>
          </table:table-cell>
          <table:table-cell table:style-name="ce1" office:value-type="string">
            <text:p>Boyacá</text:p>
          </table:table-cell>
          <table:table-cell table:formula="of:=LOWER([.B124])" office:value-type="string" office:string-value="buenavista">
            <text:p>buenavista</text:p>
          </table:table-cell>
          <table:table-cell table:formula="of:=PROPER([.D124])" office:value-type="string" office:string-value="Buenavista">
            <text:p>Buenavista</text:p>
          </table:table-cell>
          <table:table-cell table:formula="of:=LEN([.A124])" office:value-type="float" office:value="5">
            <text:p>5</text:p>
          </table:table-cell>
          <table:table-cell table:formula="of:=IF([.F124]=5;[.A124];CONCATENATE(&quot;0&quot;;[.A124]))" office:value-type="float" office:value="15109">
            <text:p>15109</text:p>
          </table:table-cell>
          <table:table-cell office:value-type="float" office:value="15109">
            <text:p>15109</text:p>
          </table:table-cell>
          <table:table-cell office:value-type="string">
            <text:p>Buenavista</text:p>
          </table:table-cell>
          <table:table-cell table:formula="of:=(CONCATENATE(&quot;insert into `Ciudad`(`Nombre`,`Codigo`) values('&quot;;[.I124];&quot;','&quot;;[.H124];&quot;');&quot;))" office:value-type="string" office:string-value="insert into `Ciudad`(`Nombre`,`Codigo`) values('Buenavista','15109');">
            <text:p>insert into `Ciudad`(`Nombre`,`Codigo`) values('Buenavista','15109');</text:p>
          </table:table-cell>
          <table:table-cell table:formula="of:=CONCATENATE(&quot;new Ciudad{Codigo=&quot;&quot;&quot;;[.H124];&quot;&quot;&quot;,Nombre=&quot;&quot;&quot;;[.I124];&quot;&quot;&quot;},&quot;)" office:value-type="string" office:string-value="new Ciudad{Codigo=&quot;15109&quot;,Nombre=&quot;Buenavista&quot;},">
            <text:p>new Ciudad{Codigo="15109",Nombre="Buenavista"},</text:p>
          </table:table-cell>
          <table:table-cell table:formula="of:=LEN([.B124])" office:value-type="float" office:value="10">
            <text:p>10</text:p>
          </table:table-cell>
        </table:table-row>
        <table:table-row table:style-name="ro2">
          <table:table-cell table:style-name="ce1" office:value-type="float" office:value="23079">
            <text:p>23079</text:p>
          </table:table-cell>
          <table:table-cell table:style-name="ce2" office:value-type="string">
            <text:p>BUENAVISTA</text:p>
          </table:table-cell>
          <table:table-cell table:style-name="ce1" office:value-type="string">
            <text:p>Córdoba</text:p>
          </table:table-cell>
          <table:table-cell table:formula="of:=LOWER([.B125])" office:value-type="string" office:string-value="buenavista">
            <text:p>buenavista</text:p>
          </table:table-cell>
          <table:table-cell table:formula="of:=PROPER([.D125])" office:value-type="string" office:string-value="Buenavista">
            <text:p>Buenavista</text:p>
          </table:table-cell>
          <table:table-cell table:formula="of:=LEN([.A125])" office:value-type="float" office:value="5">
            <text:p>5</text:p>
          </table:table-cell>
          <table:table-cell table:formula="of:=IF([.F125]=5;[.A125];CONCATENATE(&quot;0&quot;;[.A125]))" office:value-type="float" office:value="23079">
            <text:p>23079</text:p>
          </table:table-cell>
          <table:table-cell office:value-type="float" office:value="23079">
            <text:p>23079</text:p>
          </table:table-cell>
          <table:table-cell office:value-type="string">
            <text:p>Buenavista</text:p>
          </table:table-cell>
          <table:table-cell table:formula="of:=(CONCATENATE(&quot;insert into `Ciudad`(`Nombre`,`Codigo`) values('&quot;;[.I125];&quot;','&quot;;[.H125];&quot;');&quot;))" office:value-type="string" office:string-value="insert into `Ciudad`(`Nombre`,`Codigo`) values('Buenavista','23079');">
            <text:p>insert into `Ciudad`(`Nombre`,`Codigo`) values('Buenavista','23079');</text:p>
          </table:table-cell>
          <table:table-cell table:formula="of:=CONCATENATE(&quot;new Ciudad{Codigo=&quot;&quot;&quot;;[.H125];&quot;&quot;&quot;,Nombre=&quot;&quot;&quot;;[.I125];&quot;&quot;&quot;},&quot;)" office:value-type="string" office:string-value="new Ciudad{Codigo=&quot;23079&quot;,Nombre=&quot;Buenavista&quot;},">
            <text:p>new Ciudad{Codigo="23079",Nombre="Buenavista"},</text:p>
          </table:table-cell>
          <table:table-cell table:formula="of:=LEN([.B125])" office:value-type="float" office:value="10">
            <text:p>10</text:p>
          </table:table-cell>
        </table:table-row>
        <table:table-row table:style-name="ro2">
          <table:table-cell table:style-name="ce1" office:value-type="float" office:value="63111">
            <text:p>63111</text:p>
          </table:table-cell>
          <table:table-cell table:style-name="ce2" office:value-type="string">
            <text:p>BUENAVISTA</text:p>
          </table:table-cell>
          <table:table-cell table:style-name="ce1" office:value-type="string">
            <text:p>Quindio</text:p>
          </table:table-cell>
          <table:table-cell table:formula="of:=LOWER([.B126])" office:value-type="string" office:string-value="buenavista">
            <text:p>buenavista</text:p>
          </table:table-cell>
          <table:table-cell table:formula="of:=PROPER([.D126])" office:value-type="string" office:string-value="Buenavista">
            <text:p>Buenavista</text:p>
          </table:table-cell>
          <table:table-cell table:formula="of:=LEN([.A126])" office:value-type="float" office:value="5">
            <text:p>5</text:p>
          </table:table-cell>
          <table:table-cell table:formula="of:=IF([.F126]=5;[.A126];CONCATENATE(&quot;0&quot;;[.A126]))" office:value-type="float" office:value="63111">
            <text:p>63111</text:p>
          </table:table-cell>
          <table:table-cell office:value-type="float" office:value="63111">
            <text:p>63111</text:p>
          </table:table-cell>
          <table:table-cell office:value-type="string">
            <text:p>Buenavista</text:p>
          </table:table-cell>
          <table:table-cell table:formula="of:=(CONCATENATE(&quot;insert into `Ciudad`(`Nombre`,`Codigo`) values('&quot;;[.I126];&quot;','&quot;;[.H126];&quot;');&quot;))" office:value-type="string" office:string-value="insert into `Ciudad`(`Nombre`,`Codigo`) values('Buenavista','63111');">
            <text:p>insert into `Ciudad`(`Nombre`,`Codigo`) values('Buenavista','63111');</text:p>
          </table:table-cell>
          <table:table-cell table:formula="of:=CONCATENATE(&quot;new Ciudad{Codigo=&quot;&quot;&quot;;[.H126];&quot;&quot;&quot;,Nombre=&quot;&quot;&quot;;[.I126];&quot;&quot;&quot;},&quot;)" office:value-type="string" office:string-value="new Ciudad{Codigo=&quot;63111&quot;,Nombre=&quot;Buenavista&quot;},">
            <text:p>new Ciudad{Codigo="63111",Nombre="Buenavista"},</text:p>
          </table:table-cell>
          <table:table-cell table:formula="of:=LEN([.B126])" office:value-type="float" office:value="10">
            <text:p>10</text:p>
          </table:table-cell>
        </table:table-row>
        <table:table-row table:style-name="ro2">
          <table:table-cell table:style-name="ce1" office:value-type="float" office:value="70110">
            <text:p>70110</text:p>
          </table:table-cell>
          <table:table-cell table:style-name="ce2" office:value-type="string">
            <text:p>BUENAVISTA</text:p>
          </table:table-cell>
          <table:table-cell table:style-name="ce1" office:value-type="string">
            <text:p>Sucre</text:p>
          </table:table-cell>
          <table:table-cell table:formula="of:=LOWER([.B127])" office:value-type="string" office:string-value="buenavista">
            <text:p>buenavista</text:p>
          </table:table-cell>
          <table:table-cell table:formula="of:=PROPER([.D127])" office:value-type="string" office:string-value="Buenavista">
            <text:p>Buenavista</text:p>
          </table:table-cell>
          <table:table-cell table:formula="of:=LEN([.A127])" office:value-type="float" office:value="5">
            <text:p>5</text:p>
          </table:table-cell>
          <table:table-cell table:formula="of:=IF([.F127]=5;[.A127];CONCATENATE(&quot;0&quot;;[.A127]))" office:value-type="float" office:value="70110">
            <text:p>70110</text:p>
          </table:table-cell>
          <table:table-cell office:value-type="float" office:value="70110">
            <text:p>70110</text:p>
          </table:table-cell>
          <table:table-cell office:value-type="string">
            <text:p>Buenavista</text:p>
          </table:table-cell>
          <table:table-cell table:formula="of:=(CONCATENATE(&quot;insert into `Ciudad`(`Nombre`,`Codigo`) values('&quot;;[.I127];&quot;','&quot;;[.H127];&quot;');&quot;))" office:value-type="string" office:string-value="insert into `Ciudad`(`Nombre`,`Codigo`) values('Buenavista','70110');">
            <text:p>insert into `Ciudad`(`Nombre`,`Codigo`) values('Buenavista','70110');</text:p>
          </table:table-cell>
          <table:table-cell table:formula="of:=CONCATENATE(&quot;new Ciudad{Codigo=&quot;&quot;&quot;;[.H127];&quot;&quot;&quot;,Nombre=&quot;&quot;&quot;;[.I127];&quot;&quot;&quot;},&quot;)" office:value-type="string" office:string-value="new Ciudad{Codigo=&quot;70110&quot;,Nombre=&quot;Buenavista&quot;},">
            <text:p>new Ciudad{Codigo="70110",Nombre="Buenavista"},</text:p>
          </table:table-cell>
          <table:table-cell table:formula="of:=LEN([.B127])" office:value-type="float" office:value="10">
            <text:p>10</text:p>
          </table:table-cell>
        </table:table-row>
        <table:table-row table:style-name="ro2">
          <table:table-cell table:style-name="ce1" office:value-type="float" office:value="19110">
            <text:p>19110</text:p>
          </table:table-cell>
          <table:table-cell table:style-name="ce2" office:value-type="string">
            <text:p>BUENOS AIRES</text:p>
          </table:table-cell>
          <table:table-cell table:style-name="ce1" office:value-type="string">
            <text:p>Cauca</text:p>
          </table:table-cell>
          <table:table-cell table:formula="of:=LOWER([.B128])" office:value-type="string" office:string-value="buenos aires">
            <text:p>buenos aires</text:p>
          </table:table-cell>
          <table:table-cell table:formula="of:=PROPER([.D128])" office:value-type="string" office:string-value="Buenos Aires">
            <text:p>Buenos Aires</text:p>
          </table:table-cell>
          <table:table-cell table:formula="of:=LEN([.A128])" office:value-type="float" office:value="5">
            <text:p>5</text:p>
          </table:table-cell>
          <table:table-cell table:formula="of:=IF([.F128]=5;[.A128];CONCATENATE(&quot;0&quot;;[.A128]))" office:value-type="float" office:value="19110">
            <text:p>19110</text:p>
          </table:table-cell>
          <table:table-cell office:value-type="float" office:value="19110">
            <text:p>19110</text:p>
          </table:table-cell>
          <table:table-cell office:value-type="string">
            <text:p>Buenos Aires</text:p>
          </table:table-cell>
          <table:table-cell table:formula="of:=(CONCATENATE(&quot;insert into `Ciudad`(`Nombre`,`Codigo`) values('&quot;;[.I128];&quot;','&quot;;[.H128];&quot;');&quot;))" office:value-type="string" office:string-value="insert into `Ciudad`(`Nombre`,`Codigo`) values('Buenos Aires','19110');">
            <text:p>insert into `Ciudad`(`Nombre`,`Codigo`) values('Buenos Aires','19110');</text:p>
          </table:table-cell>
          <table:table-cell table:formula="of:=CONCATENATE(&quot;new Ciudad{Codigo=&quot;&quot;&quot;;[.H128];&quot;&quot;&quot;,Nombre=&quot;&quot;&quot;;[.I128];&quot;&quot;&quot;},&quot;)" office:value-type="string" office:string-value="new Ciudad{Codigo=&quot;19110&quot;,Nombre=&quot;Buenos Aires&quot;},">
            <text:p>new Ciudad{Codigo="19110",Nombre="Buenos Aires"},</text:p>
          </table:table-cell>
          <table:table-cell table:formula="of:=LEN([.B128])" office:value-type="float" office:value="12">
            <text:p>12</text:p>
          </table:table-cell>
        </table:table-row>
        <table:table-row table:style-name="ro2">
          <table:table-cell table:style-name="ce1" office:value-type="float" office:value="52110">
            <text:p>52110</text:p>
          </table:table-cell>
          <table:table-cell table:style-name="ce2" office:value-type="string">
            <text:p>BUESACO</text:p>
          </table:table-cell>
          <table:table-cell table:style-name="ce1" office:value-type="string">
            <text:p>Nariño</text:p>
          </table:table-cell>
          <table:table-cell table:formula="of:=LOWER([.B129])" office:value-type="string" office:string-value="buesaco">
            <text:p>buesaco</text:p>
          </table:table-cell>
          <table:table-cell table:formula="of:=PROPER([.D129])" office:value-type="string" office:string-value="Buesaco">
            <text:p>Buesaco</text:p>
          </table:table-cell>
          <table:table-cell table:formula="of:=LEN([.A129])" office:value-type="float" office:value="5">
            <text:p>5</text:p>
          </table:table-cell>
          <table:table-cell table:formula="of:=IF([.F129]=5;[.A129];CONCATENATE(&quot;0&quot;;[.A129]))" office:value-type="float" office:value="52110">
            <text:p>52110</text:p>
          </table:table-cell>
          <table:table-cell office:value-type="float" office:value="52110">
            <text:p>52110</text:p>
          </table:table-cell>
          <table:table-cell office:value-type="string">
            <text:p>Buesaco</text:p>
          </table:table-cell>
          <table:table-cell table:formula="of:=(CONCATENATE(&quot;insert into `Ciudad`(`Nombre`,`Codigo`) values('&quot;;[.I129];&quot;','&quot;;[.H129];&quot;');&quot;))" office:value-type="string" office:string-value="insert into `Ciudad`(`Nombre`,`Codigo`) values('Buesaco','52110');">
            <text:p>insert into `Ciudad`(`Nombre`,`Codigo`) values('Buesaco','52110');</text:p>
          </table:table-cell>
          <table:table-cell table:formula="of:=CONCATENATE(&quot;new Ciudad{Codigo=&quot;&quot;&quot;;[.H129];&quot;&quot;&quot;,Nombre=&quot;&quot;&quot;;[.I129];&quot;&quot;&quot;},&quot;)" office:value-type="string" office:string-value="new Ciudad{Codigo=&quot;52110&quot;,Nombre=&quot;Buesaco&quot;},">
            <text:p>new Ciudad{Codigo="52110",Nombre="Buesaco"},</text:p>
          </table:table-cell>
          <table:table-cell table:formula="of:=LEN([.B129])" office:value-type="float" office:value="7">
            <text:p>7</text:p>
          </table:table-cell>
        </table:table-row>
        <table:table-row table:style-name="ro2">
          <table:table-cell table:style-name="ce1" office:value-type="float" office:value="76113">
            <text:p>76113</text:p>
          </table:table-cell>
          <table:table-cell table:style-name="ce2" office:value-type="string">
            <text:p>BUGALAGRANDE</text:p>
          </table:table-cell>
          <table:table-cell table:style-name="ce1" office:value-type="string">
            <text:p>Valle del Cauca</text:p>
          </table:table-cell>
          <table:table-cell table:formula="of:=LOWER([.B130])" office:value-type="string" office:string-value="bugalagrande">
            <text:p>bugalagrande</text:p>
          </table:table-cell>
          <table:table-cell table:formula="of:=PROPER([.D130])" office:value-type="string" office:string-value="Bugalagrande">
            <text:p>Bugalagrande</text:p>
          </table:table-cell>
          <table:table-cell table:formula="of:=LEN([.A130])" office:value-type="float" office:value="5">
            <text:p>5</text:p>
          </table:table-cell>
          <table:table-cell table:formula="of:=IF([.F130]=5;[.A130];CONCATENATE(&quot;0&quot;;[.A130]))" office:value-type="float" office:value="76113">
            <text:p>76113</text:p>
          </table:table-cell>
          <table:table-cell office:value-type="float" office:value="76113">
            <text:p>76113</text:p>
          </table:table-cell>
          <table:table-cell office:value-type="string">
            <text:p>Bugalagrande</text:p>
          </table:table-cell>
          <table:table-cell table:formula="of:=(CONCATENATE(&quot;insert into `Ciudad`(`Nombre`,`Codigo`) values('&quot;;[.I130];&quot;','&quot;;[.H130];&quot;');&quot;))" office:value-type="string" office:string-value="insert into `Ciudad`(`Nombre`,`Codigo`) values('Bugalagrande','76113');">
            <text:p>insert into `Ciudad`(`Nombre`,`Codigo`) values('Bugalagrande','76113');</text:p>
          </table:table-cell>
          <table:table-cell table:formula="of:=CONCATENATE(&quot;new Ciudad{Codigo=&quot;&quot;&quot;;[.H130];&quot;&quot;&quot;,Nombre=&quot;&quot;&quot;;[.I130];&quot;&quot;&quot;},&quot;)" office:value-type="string" office:string-value="new Ciudad{Codigo=&quot;76113&quot;,Nombre=&quot;Bugalagrande&quot;},">
            <text:p>new Ciudad{Codigo="76113",Nombre="Bugalagrande"},</text:p>
          </table:table-cell>
          <table:table-cell table:formula="of:=LEN([.B130])" office:value-type="float" office:value="12">
            <text:p>12</text:p>
          </table:table-cell>
        </table:table-row>
        <table:table-row table:style-name="ro2">
          <table:table-cell table:style-name="ce1" office:value-type="float" office:value="5113">
            <text:p>5113</text:p>
          </table:table-cell>
          <table:table-cell table:style-name="ce2" office:value-type="string">
            <text:p>BURITICÁ</text:p>
          </table:table-cell>
          <table:table-cell table:style-name="ce1" office:value-type="string">
            <text:p>Antioquia</text:p>
          </table:table-cell>
          <table:table-cell table:formula="of:=LOWER([.B131])" office:value-type="string" office:string-value="buriticá">
            <text:p>buriticá</text:p>
          </table:table-cell>
          <table:table-cell table:formula="of:=PROPER([.D131])" office:value-type="string" office:string-value="Buriticá">
            <text:p>Buriticá</text:p>
          </table:table-cell>
          <table:table-cell table:formula="of:=LEN([.A131])" office:value-type="float" office:value="4">
            <text:p>4</text:p>
          </table:table-cell>
          <table:table-cell table:formula="of:=IF([.F131]=5;[.A131];CONCATENATE(&quot;0&quot;;[.A131]))" office:value-type="string" office:string-value="05113">
            <text:p>05113</text:p>
          </table:table-cell>
          <table:table-cell office:value-type="string">
            <text:p>05113</text:p>
          </table:table-cell>
          <table:table-cell office:value-type="string">
            <text:p>Buriticá</text:p>
          </table:table-cell>
          <table:table-cell table:formula="of:=(CONCATENATE(&quot;insert into `Ciudad`(`Nombre`,`Codigo`) values('&quot;;[.I131];&quot;','&quot;;[.H131];&quot;');&quot;))" office:value-type="string" office:string-value="insert into `Ciudad`(`Nombre`,`Codigo`) values('Buriticá','05113');">
            <text:p>insert into `Ciudad`(`Nombre`,`Codigo`) values('Buriticá','05113');</text:p>
          </table:table-cell>
          <table:table-cell table:formula="of:=CONCATENATE(&quot;new Ciudad{Codigo=&quot;&quot;&quot;;[.H131];&quot;&quot;&quot;,Nombre=&quot;&quot;&quot;;[.I131];&quot;&quot;&quot;},&quot;)" office:value-type="string" office:string-value="new Ciudad{Codigo=&quot;05113&quot;,Nombre=&quot;Buriticá&quot;},">
            <text:p>new Ciudad{Codigo="05113",Nombre="Buriticá"},</text:p>
          </table:table-cell>
          <table:table-cell table:formula="of:=LEN([.B131])" office:value-type="float" office:value="8">
            <text:p>8</text:p>
          </table:table-cell>
        </table:table-row>
        <table:table-row table:style-name="ro2">
          <table:table-cell table:style-name="ce1" office:value-type="float" office:value="15114">
            <text:p>15114</text:p>
          </table:table-cell>
          <table:table-cell table:style-name="ce2" office:value-type="string">
            <text:p>BUSBANZÁ</text:p>
          </table:table-cell>
          <table:table-cell table:style-name="ce1" office:value-type="string">
            <text:p>Boyacá</text:p>
          </table:table-cell>
          <table:table-cell table:formula="of:=LOWER([.B132])" office:value-type="string" office:string-value="busbanzá">
            <text:p>busbanzá</text:p>
          </table:table-cell>
          <table:table-cell table:formula="of:=PROPER([.D132])" office:value-type="string" office:string-value="Busbanzá">
            <text:p>Busbanzá</text:p>
          </table:table-cell>
          <table:table-cell table:formula="of:=LEN([.A132])" office:value-type="float" office:value="5">
            <text:p>5</text:p>
          </table:table-cell>
          <table:table-cell table:formula="of:=IF([.F132]=5;[.A132];CONCATENATE(&quot;0&quot;;[.A132]))" office:value-type="float" office:value="15114">
            <text:p>15114</text:p>
          </table:table-cell>
          <table:table-cell office:value-type="float" office:value="15114">
            <text:p>15114</text:p>
          </table:table-cell>
          <table:table-cell office:value-type="string">
            <text:p>Busbanzá</text:p>
          </table:table-cell>
          <table:table-cell table:formula="of:=(CONCATENATE(&quot;insert into `Ciudad`(`Nombre`,`Codigo`) values('&quot;;[.I132];&quot;','&quot;;[.H132];&quot;');&quot;))" office:value-type="string" office:string-value="insert into `Ciudad`(`Nombre`,`Codigo`) values('Busbanzá','15114');">
            <text:p>insert into `Ciudad`(`Nombre`,`Codigo`) values('Busbanzá','15114');</text:p>
          </table:table-cell>
          <table:table-cell table:formula="of:=CONCATENATE(&quot;new Ciudad{Codigo=&quot;&quot;&quot;;[.H132];&quot;&quot;&quot;,Nombre=&quot;&quot;&quot;;[.I132];&quot;&quot;&quot;},&quot;)" office:value-type="string" office:string-value="new Ciudad{Codigo=&quot;15114&quot;,Nombre=&quot;Busbanzá&quot;},">
            <text:p>new Ciudad{Codigo="15114",Nombre="Busbanzá"},</text:p>
          </table:table-cell>
          <table:table-cell table:formula="of:=LEN([.B132])" office:value-type="float" office:value="8">
            <text:p>8</text:p>
          </table:table-cell>
        </table:table-row>
        <table:table-row table:style-name="ro2">
          <table:table-cell table:style-name="ce1" office:value-type="float" office:value="25120">
            <text:p>25120</text:p>
          </table:table-cell>
          <table:table-cell table:style-name="ce2" office:value-type="string">
            <text:p>CABRERA</text:p>
          </table:table-cell>
          <table:table-cell table:style-name="ce1" office:value-type="string">
            <text:p>Cundinamarca</text:p>
          </table:table-cell>
          <table:table-cell table:formula="of:=LOWER([.B133])" office:value-type="string" office:string-value="cabrera">
            <text:p>cabrera</text:p>
          </table:table-cell>
          <table:table-cell table:formula="of:=PROPER([.D133])" office:value-type="string" office:string-value="Cabrera">
            <text:p>Cabrera</text:p>
          </table:table-cell>
          <table:table-cell table:formula="of:=LEN([.A133])" office:value-type="float" office:value="5">
            <text:p>5</text:p>
          </table:table-cell>
          <table:table-cell table:formula="of:=IF([.F133]=5;[.A133];CONCATENATE(&quot;0&quot;;[.A133]))" office:value-type="float" office:value="25120">
            <text:p>25120</text:p>
          </table:table-cell>
          <table:table-cell office:value-type="float" office:value="25120">
            <text:p>25120</text:p>
          </table:table-cell>
          <table:table-cell office:value-type="string">
            <text:p>Cabrera</text:p>
          </table:table-cell>
          <table:table-cell table:formula="of:=(CONCATENATE(&quot;insert into `Ciudad`(`Nombre`,`Codigo`) values('&quot;;[.I133];&quot;','&quot;;[.H133];&quot;');&quot;))" office:value-type="string" office:string-value="insert into `Ciudad`(`Nombre`,`Codigo`) values('Cabrera','25120');">
            <text:p>insert into `Ciudad`(`Nombre`,`Codigo`) values('Cabrera','25120');</text:p>
          </table:table-cell>
          <table:table-cell table:formula="of:=CONCATENATE(&quot;new Ciudad{Codigo=&quot;&quot;&quot;;[.H133];&quot;&quot;&quot;,Nombre=&quot;&quot;&quot;;[.I133];&quot;&quot;&quot;},&quot;)" office:value-type="string" office:string-value="new Ciudad{Codigo=&quot;25120&quot;,Nombre=&quot;Cabrera&quot;},">
            <text:p>new Ciudad{Codigo="25120",Nombre="Cabrera"},</text:p>
          </table:table-cell>
          <table:table-cell table:formula="of:=LEN([.B133])" office:value-type="float" office:value="7">
            <text:p>7</text:p>
          </table:table-cell>
        </table:table-row>
        <table:table-row table:style-name="ro2">
          <table:table-cell table:style-name="ce1" office:value-type="float" office:value="68121">
            <text:p>68121</text:p>
          </table:table-cell>
          <table:table-cell table:style-name="ce2" office:value-type="string">
            <text:p>CABRERA</text:p>
          </table:table-cell>
          <table:table-cell table:style-name="ce1" office:value-type="string">
            <text:p>Santander</text:p>
          </table:table-cell>
          <table:table-cell table:formula="of:=LOWER([.B134])" office:value-type="string" office:string-value="cabrera">
            <text:p>cabrera</text:p>
          </table:table-cell>
          <table:table-cell table:formula="of:=PROPER([.D134])" office:value-type="string" office:string-value="Cabrera">
            <text:p>Cabrera</text:p>
          </table:table-cell>
          <table:table-cell table:formula="of:=LEN([.A134])" office:value-type="float" office:value="5">
            <text:p>5</text:p>
          </table:table-cell>
          <table:table-cell table:formula="of:=IF([.F134]=5;[.A134];CONCATENATE(&quot;0&quot;;[.A134]))" office:value-type="float" office:value="68121">
            <text:p>68121</text:p>
          </table:table-cell>
          <table:table-cell office:value-type="float" office:value="68121">
            <text:p>68121</text:p>
          </table:table-cell>
          <table:table-cell office:value-type="string">
            <text:p>Cabrera</text:p>
          </table:table-cell>
          <table:table-cell table:formula="of:=(CONCATENATE(&quot;insert into `Ciudad`(`Nombre`,`Codigo`) values('&quot;;[.I134];&quot;','&quot;;[.H134];&quot;');&quot;))" office:value-type="string" office:string-value="insert into `Ciudad`(`Nombre`,`Codigo`) values('Cabrera','68121');">
            <text:p>insert into `Ciudad`(`Nombre`,`Codigo`) values('Cabrera','68121');</text:p>
          </table:table-cell>
          <table:table-cell table:formula="of:=CONCATENATE(&quot;new Ciudad{Codigo=&quot;&quot;&quot;;[.H134];&quot;&quot;&quot;,Nombre=&quot;&quot;&quot;;[.I134];&quot;&quot;&quot;},&quot;)" office:value-type="string" office:string-value="new Ciudad{Codigo=&quot;68121&quot;,Nombre=&quot;Cabrera&quot;},">
            <text:p>new Ciudad{Codigo="68121",Nombre="Cabrera"},</text:p>
          </table:table-cell>
          <table:table-cell table:formula="of:=LEN([.B134])" office:value-type="float" office:value="7">
            <text:p>7</text:p>
          </table:table-cell>
        </table:table-row>
        <table:table-row table:style-name="ro2">
          <table:table-cell table:style-name="ce1" office:value-type="float" office:value="50124">
            <text:p>50124</text:p>
          </table:table-cell>
          <table:table-cell table:style-name="ce2" office:value-type="string">
            <text:p>CABUYARO</text:p>
          </table:table-cell>
          <table:table-cell table:style-name="ce1" office:value-type="string">
            <text:p>Meta</text:p>
          </table:table-cell>
          <table:table-cell table:formula="of:=LOWER([.B135])" office:value-type="string" office:string-value="cabuyaro">
            <text:p>cabuyaro</text:p>
          </table:table-cell>
          <table:table-cell table:formula="of:=PROPER([.D135])" office:value-type="string" office:string-value="Cabuyaro">
            <text:p>Cabuyaro</text:p>
          </table:table-cell>
          <table:table-cell table:formula="of:=LEN([.A135])" office:value-type="float" office:value="5">
            <text:p>5</text:p>
          </table:table-cell>
          <table:table-cell table:formula="of:=IF([.F135]=5;[.A135];CONCATENATE(&quot;0&quot;;[.A135]))" office:value-type="float" office:value="50124">
            <text:p>50124</text:p>
          </table:table-cell>
          <table:table-cell office:value-type="float" office:value="50124">
            <text:p>50124</text:p>
          </table:table-cell>
          <table:table-cell office:value-type="string">
            <text:p>Cabuyaro</text:p>
          </table:table-cell>
          <table:table-cell table:formula="of:=(CONCATENATE(&quot;insert into `Ciudad`(`Nombre`,`Codigo`) values('&quot;;[.I135];&quot;','&quot;;[.H135];&quot;');&quot;))" office:value-type="string" office:string-value="insert into `Ciudad`(`Nombre`,`Codigo`) values('Cabuyaro','50124');">
            <text:p>insert into `Ciudad`(`Nombre`,`Codigo`) values('Cabuyaro','50124');</text:p>
          </table:table-cell>
          <table:table-cell table:formula="of:=CONCATENATE(&quot;new Ciudad{Codigo=&quot;&quot;&quot;;[.H135];&quot;&quot;&quot;,Nombre=&quot;&quot;&quot;;[.I135];&quot;&quot;&quot;},&quot;)" office:value-type="string" office:string-value="new Ciudad{Codigo=&quot;50124&quot;,Nombre=&quot;Cabuyaro&quot;},">
            <text:p>new Ciudad{Codigo="50124",Nombre="Cabuyaro"},</text:p>
          </table:table-cell>
          <table:table-cell table:formula="of:=LEN([.B135])" office:value-type="float" office:value="8">
            <text:p>8</text:p>
          </table:table-cell>
        </table:table-row>
        <table:table-row table:style-name="ro2">
          <table:table-cell table:style-name="ce1" office:value-type="float" office:value="94886">
            <text:p>94886</text:p>
          </table:table-cell>
          <table:table-cell table:style-name="ce2" office:value-type="string">
            <text:p>CACAHUAL</text:p>
          </table:table-cell>
          <table:table-cell table:style-name="ce1" office:value-type="string">
            <text:p>Guainía</text:p>
          </table:table-cell>
          <table:table-cell table:formula="of:=LOWER([.B136])" office:value-type="string" office:string-value="cacahual">
            <text:p>cacahual</text:p>
          </table:table-cell>
          <table:table-cell table:formula="of:=PROPER([.D136])" office:value-type="string" office:string-value="Cacahual">
            <text:p>Cacahual</text:p>
          </table:table-cell>
          <table:table-cell table:formula="of:=LEN([.A136])" office:value-type="float" office:value="5">
            <text:p>5</text:p>
          </table:table-cell>
          <table:table-cell table:formula="of:=IF([.F136]=5;[.A136];CONCATENATE(&quot;0&quot;;[.A136]))" office:value-type="float" office:value="94886">
            <text:p>94886</text:p>
          </table:table-cell>
          <table:table-cell office:value-type="float" office:value="94886">
            <text:p>94886</text:p>
          </table:table-cell>
          <table:table-cell office:value-type="string">
            <text:p>Cacahual</text:p>
          </table:table-cell>
          <table:table-cell table:formula="of:=(CONCATENATE(&quot;insert into `Ciudad`(`Nombre`,`Codigo`) values('&quot;;[.I136];&quot;','&quot;;[.H136];&quot;');&quot;))" office:value-type="string" office:string-value="insert into `Ciudad`(`Nombre`,`Codigo`) values('Cacahual','94886');">
            <text:p>insert into `Ciudad`(`Nombre`,`Codigo`) values('Cacahual','94886');</text:p>
          </table:table-cell>
          <table:table-cell table:formula="of:=CONCATENATE(&quot;new Ciudad{Codigo=&quot;&quot;&quot;;[.H136];&quot;&quot;&quot;,Nombre=&quot;&quot;&quot;;[.I136];&quot;&quot;&quot;},&quot;)" office:value-type="string" office:string-value="new Ciudad{Codigo=&quot;94886&quot;,Nombre=&quot;Cacahual&quot;},">
            <text:p>new Ciudad{Codigo="94886",Nombre="Cacahual"},</text:p>
          </table:table-cell>
          <table:table-cell table:formula="of:=LEN([.B136])" office:value-type="float" office:value="8">
            <text:p>8</text:p>
          </table:table-cell>
        </table:table-row>
        <table:table-row table:style-name="ro2">
          <table:table-cell table:style-name="ce1" office:value-type="float" office:value="5120">
            <text:p>5120</text:p>
          </table:table-cell>
          <table:table-cell table:style-name="ce2" office:value-type="string">
            <text:p>CÁCERES</text:p>
          </table:table-cell>
          <table:table-cell table:style-name="ce1" office:value-type="string">
            <text:p>Antioquia</text:p>
          </table:table-cell>
          <table:table-cell table:formula="of:=LOWER([.B137])" office:value-type="string" office:string-value="cáceres">
            <text:p>cáceres</text:p>
          </table:table-cell>
          <table:table-cell table:formula="of:=PROPER([.D137])" office:value-type="string" office:string-value="Cáceres">
            <text:p>Cáceres</text:p>
          </table:table-cell>
          <table:table-cell table:formula="of:=LEN([.A137])" office:value-type="float" office:value="4">
            <text:p>4</text:p>
          </table:table-cell>
          <table:table-cell table:formula="of:=IF([.F137]=5;[.A137];CONCATENATE(&quot;0&quot;;[.A137]))" office:value-type="string" office:string-value="05120">
            <text:p>05120</text:p>
          </table:table-cell>
          <table:table-cell office:value-type="string">
            <text:p>05120</text:p>
          </table:table-cell>
          <table:table-cell office:value-type="string">
            <text:p>Cáceres</text:p>
          </table:table-cell>
          <table:table-cell table:formula="of:=(CONCATENATE(&quot;insert into `Ciudad`(`Nombre`,`Codigo`) values('&quot;;[.I137];&quot;','&quot;;[.H137];&quot;');&quot;))" office:value-type="string" office:string-value="insert into `Ciudad`(`Nombre`,`Codigo`) values('Cáceres','05120');">
            <text:p>insert into `Ciudad`(`Nombre`,`Codigo`) values('Cáceres','05120');</text:p>
          </table:table-cell>
          <table:table-cell table:formula="of:=CONCATENATE(&quot;new Ciudad{Codigo=&quot;&quot;&quot;;[.H137];&quot;&quot;&quot;,Nombre=&quot;&quot;&quot;;[.I137];&quot;&quot;&quot;},&quot;)" office:value-type="string" office:string-value="new Ciudad{Codigo=&quot;05120&quot;,Nombre=&quot;Cáceres&quot;},">
            <text:p>new Ciudad{Codigo="05120",Nombre="Cáceres"},</text:p>
          </table:table-cell>
          <table:table-cell table:formula="of:=LEN([.B137])" office:value-type="float" office:value="7">
            <text:p>7</text:p>
          </table:table-cell>
        </table:table-row>
        <table:table-row table:style-name="ro2">
          <table:table-cell table:style-name="ce1" office:value-type="float" office:value="25123">
            <text:p>25123</text:p>
          </table:table-cell>
          <table:table-cell table:style-name="ce2" office:value-type="string">
            <text:p>CACHIPAY</text:p>
          </table:table-cell>
          <table:table-cell table:style-name="ce1" office:value-type="string">
            <text:p>Cundinamarca</text:p>
          </table:table-cell>
          <table:table-cell table:formula="of:=LOWER([.B138])" office:value-type="string" office:string-value="cachipay">
            <text:p>cachipay</text:p>
          </table:table-cell>
          <table:table-cell table:formula="of:=PROPER([.D138])" office:value-type="string" office:string-value="Cachipay">
            <text:p>Cachipay</text:p>
          </table:table-cell>
          <table:table-cell table:formula="of:=LEN([.A138])" office:value-type="float" office:value="5">
            <text:p>5</text:p>
          </table:table-cell>
          <table:table-cell table:formula="of:=IF([.F138]=5;[.A138];CONCATENATE(&quot;0&quot;;[.A138]))" office:value-type="float" office:value="25123">
            <text:p>25123</text:p>
          </table:table-cell>
          <table:table-cell office:value-type="float" office:value="25123">
            <text:p>25123</text:p>
          </table:table-cell>
          <table:table-cell office:value-type="string">
            <text:p>Cachipay</text:p>
          </table:table-cell>
          <table:table-cell table:formula="of:=(CONCATENATE(&quot;insert into `Ciudad`(`Nombre`,`Codigo`) values('&quot;;[.I138];&quot;','&quot;;[.H138];&quot;');&quot;))" office:value-type="string" office:string-value="insert into `Ciudad`(`Nombre`,`Codigo`) values('Cachipay','25123');">
            <text:p>insert into `Ciudad`(`Nombre`,`Codigo`) values('Cachipay','25123');</text:p>
          </table:table-cell>
          <table:table-cell table:formula="of:=CONCATENATE(&quot;new Ciudad{Codigo=&quot;&quot;&quot;;[.H138];&quot;&quot;&quot;,Nombre=&quot;&quot;&quot;;[.I138];&quot;&quot;&quot;},&quot;)" office:value-type="string" office:string-value="new Ciudad{Codigo=&quot;25123&quot;,Nombre=&quot;Cachipay&quot;},">
            <text:p>new Ciudad{Codigo="25123",Nombre="Cachipay"},</text:p>
          </table:table-cell>
          <table:table-cell table:formula="of:=LEN([.B138])" office:value-type="float" office:value="8">
            <text:p>8</text:p>
          </table:table-cell>
        </table:table-row>
        <table:table-row table:style-name="ro2">
          <table:table-cell table:style-name="ce1" office:value-type="float" office:value="54128">
            <text:p>54128</text:p>
          </table:table-cell>
          <table:table-cell table:style-name="ce2" office:value-type="string">
            <text:p>CACHIRÁ</text:p>
          </table:table-cell>
          <table:table-cell table:style-name="ce1" office:value-type="string">
            <text:p>Norte de Santander</text:p>
          </table:table-cell>
          <table:table-cell table:formula="of:=LOWER([.B139])" office:value-type="string" office:string-value="cachirá">
            <text:p>cachirá</text:p>
          </table:table-cell>
          <table:table-cell table:formula="of:=PROPER([.D139])" office:value-type="string" office:string-value="Cachirá">
            <text:p>Cachirá</text:p>
          </table:table-cell>
          <table:table-cell table:formula="of:=LEN([.A139])" office:value-type="float" office:value="5">
            <text:p>5</text:p>
          </table:table-cell>
          <table:table-cell table:formula="of:=IF([.F139]=5;[.A139];CONCATENATE(&quot;0&quot;;[.A139]))" office:value-type="float" office:value="54128">
            <text:p>54128</text:p>
          </table:table-cell>
          <table:table-cell office:value-type="float" office:value="54128">
            <text:p>54128</text:p>
          </table:table-cell>
          <table:table-cell office:value-type="string">
            <text:p>Cachirá</text:p>
          </table:table-cell>
          <table:table-cell table:formula="of:=(CONCATENATE(&quot;insert into `Ciudad`(`Nombre`,`Codigo`) values('&quot;;[.I139];&quot;','&quot;;[.H139];&quot;');&quot;))" office:value-type="string" office:string-value="insert into `Ciudad`(`Nombre`,`Codigo`) values('Cachirá','54128');">
            <text:p>insert into `Ciudad`(`Nombre`,`Codigo`) values('Cachirá','54128');</text:p>
          </table:table-cell>
          <table:table-cell table:formula="of:=CONCATENATE(&quot;new Ciudad{Codigo=&quot;&quot;&quot;;[.H139];&quot;&quot;&quot;,Nombre=&quot;&quot;&quot;;[.I139];&quot;&quot;&quot;},&quot;)" office:value-type="string" office:string-value="new Ciudad{Codigo=&quot;54128&quot;,Nombre=&quot;Cachirá&quot;},">
            <text:p>new Ciudad{Codigo="54128",Nombre="Cachirá"},</text:p>
          </table:table-cell>
          <table:table-cell table:formula="of:=LEN([.B139])" office:value-type="float" office:value="7">
            <text:p>7</text:p>
          </table:table-cell>
        </table:table-row>
        <table:table-row table:style-name="ro2">
          <table:table-cell table:style-name="ce1" office:value-type="float" office:value="54125">
            <text:p>54125</text:p>
          </table:table-cell>
          <table:table-cell table:style-name="ce2" office:value-type="string">
            <text:p>CÁCOTA</text:p>
          </table:table-cell>
          <table:table-cell table:style-name="ce1" office:value-type="string">
            <text:p>Norte de Santander</text:p>
          </table:table-cell>
          <table:table-cell table:formula="of:=LOWER([.B140])" office:value-type="string" office:string-value="cácota">
            <text:p>cácota</text:p>
          </table:table-cell>
          <table:table-cell table:formula="of:=PROPER([.D140])" office:value-type="string" office:string-value="Cácota">
            <text:p>Cácota</text:p>
          </table:table-cell>
          <table:table-cell table:formula="of:=LEN([.A140])" office:value-type="float" office:value="5">
            <text:p>5</text:p>
          </table:table-cell>
          <table:table-cell table:formula="of:=IF([.F140]=5;[.A140];CONCATENATE(&quot;0&quot;;[.A140]))" office:value-type="float" office:value="54125">
            <text:p>54125</text:p>
          </table:table-cell>
          <table:table-cell office:value-type="float" office:value="54125">
            <text:p>54125</text:p>
          </table:table-cell>
          <table:table-cell office:value-type="string">
            <text:p>Cácota</text:p>
          </table:table-cell>
          <table:table-cell table:formula="of:=(CONCATENATE(&quot;insert into `Ciudad`(`Nombre`,`Codigo`) values('&quot;;[.I140];&quot;','&quot;;[.H140];&quot;');&quot;))" office:value-type="string" office:string-value="insert into `Ciudad`(`Nombre`,`Codigo`) values('Cácota','54125');">
            <text:p>insert into `Ciudad`(`Nombre`,`Codigo`) values('Cácota','54125');</text:p>
          </table:table-cell>
          <table:table-cell table:formula="of:=CONCATENATE(&quot;new Ciudad{Codigo=&quot;&quot;&quot;;[.H140];&quot;&quot;&quot;,Nombre=&quot;&quot;&quot;;[.I140];&quot;&quot;&quot;},&quot;)" office:value-type="string" office:string-value="new Ciudad{Codigo=&quot;54125&quot;,Nombre=&quot;Cácota&quot;},">
            <text:p>new Ciudad{Codigo="54125",Nombre="Cácota"},</text:p>
          </table:table-cell>
          <table:table-cell table:formula="of:=LEN([.B140])" office:value-type="float" office:value="6">
            <text:p>6</text:p>
          </table:table-cell>
        </table:table-row>
        <table:table-row table:style-name="ro2">
          <table:table-cell table:style-name="ce1" office:value-type="float" office:value="5125">
            <text:p>5125</text:p>
          </table:table-cell>
          <table:table-cell table:style-name="ce2" office:value-type="string">
            <text:p>CAICEDO</text:p>
          </table:table-cell>
          <table:table-cell table:style-name="ce1" office:value-type="string">
            <text:p>Antioquia</text:p>
          </table:table-cell>
          <table:table-cell table:formula="of:=LOWER([.B141])" office:value-type="string" office:string-value="caicedo">
            <text:p>caicedo</text:p>
          </table:table-cell>
          <table:table-cell table:formula="of:=PROPER([.D141])" office:value-type="string" office:string-value="Caicedo">
            <text:p>Caicedo</text:p>
          </table:table-cell>
          <table:table-cell table:formula="of:=LEN([.A141])" office:value-type="float" office:value="4">
            <text:p>4</text:p>
          </table:table-cell>
          <table:table-cell table:formula="of:=IF([.F141]=5;[.A141];CONCATENATE(&quot;0&quot;;[.A141]))" office:value-type="string" office:string-value="05125">
            <text:p>05125</text:p>
          </table:table-cell>
          <table:table-cell office:value-type="string">
            <text:p>05125</text:p>
          </table:table-cell>
          <table:table-cell office:value-type="string">
            <text:p>Caicedo</text:p>
          </table:table-cell>
          <table:table-cell table:formula="of:=(CONCATENATE(&quot;insert into `Ciudad`(`Nombre`,`Codigo`) values('&quot;;[.I141];&quot;','&quot;;[.H141];&quot;');&quot;))" office:value-type="string" office:string-value="insert into `Ciudad`(`Nombre`,`Codigo`) values('Caicedo','05125');">
            <text:p>insert into `Ciudad`(`Nombre`,`Codigo`) values('Caicedo','05125');</text:p>
          </table:table-cell>
          <table:table-cell table:formula="of:=CONCATENATE(&quot;new Ciudad{Codigo=&quot;&quot;&quot;;[.H141];&quot;&quot;&quot;,Nombre=&quot;&quot;&quot;;[.I141];&quot;&quot;&quot;},&quot;)" office:value-type="string" office:string-value="new Ciudad{Codigo=&quot;05125&quot;,Nombre=&quot;Caicedo&quot;},">
            <text:p>new Ciudad{Codigo="05125",Nombre="Caicedo"},</text:p>
          </table:table-cell>
          <table:table-cell table:formula="of:=LEN([.B141])" office:value-type="float" office:value="7">
            <text:p>7</text:p>
          </table:table-cell>
        </table:table-row>
        <table:table-row table:style-name="ro2">
          <table:table-cell table:style-name="ce1" office:value-type="float" office:value="76122">
            <text:p>76122</text:p>
          </table:table-cell>
          <table:table-cell table:style-name="ce2" office:value-type="string">
            <text:p>CAICEDONIA</text:p>
          </table:table-cell>
          <table:table-cell table:style-name="ce1" office:value-type="string">
            <text:p>Valle del Cauca</text:p>
          </table:table-cell>
          <table:table-cell table:formula="of:=LOWER([.B142])" office:value-type="string" office:string-value="caicedonia">
            <text:p>caicedonia</text:p>
          </table:table-cell>
          <table:table-cell table:formula="of:=PROPER([.D142])" office:value-type="string" office:string-value="Caicedonia">
            <text:p>Caicedonia</text:p>
          </table:table-cell>
          <table:table-cell table:formula="of:=LEN([.A142])" office:value-type="float" office:value="5">
            <text:p>5</text:p>
          </table:table-cell>
          <table:table-cell table:formula="of:=IF([.F142]=5;[.A142];CONCATENATE(&quot;0&quot;;[.A142]))" office:value-type="float" office:value="76122">
            <text:p>76122</text:p>
          </table:table-cell>
          <table:table-cell office:value-type="float" office:value="76122">
            <text:p>76122</text:p>
          </table:table-cell>
          <table:table-cell office:value-type="string">
            <text:p>Caicedonia</text:p>
          </table:table-cell>
          <table:table-cell table:formula="of:=(CONCATENATE(&quot;insert into `Ciudad`(`Nombre`,`Codigo`) values('&quot;;[.I142];&quot;','&quot;;[.H142];&quot;');&quot;))" office:value-type="string" office:string-value="insert into `Ciudad`(`Nombre`,`Codigo`) values('Caicedonia','76122');">
            <text:p>insert into `Ciudad`(`Nombre`,`Codigo`) values('Caicedonia','76122');</text:p>
          </table:table-cell>
          <table:table-cell table:formula="of:=CONCATENATE(&quot;new Ciudad{Codigo=&quot;&quot;&quot;;[.H142];&quot;&quot;&quot;,Nombre=&quot;&quot;&quot;;[.I142];&quot;&quot;&quot;},&quot;)" office:value-type="string" office:string-value="new Ciudad{Codigo=&quot;76122&quot;,Nombre=&quot;Caicedonia&quot;},">
            <text:p>new Ciudad{Codigo="76122",Nombre="Caicedonia"},</text:p>
          </table:table-cell>
          <table:table-cell table:formula="of:=LEN([.B142])" office:value-type="float" office:value="10">
            <text:p>10</text:p>
          </table:table-cell>
        </table:table-row>
        <table:table-row table:style-name="ro2">
          <table:table-cell table:style-name="ce1" office:value-type="float" office:value="70124">
            <text:p>70124</text:p>
          </table:table-cell>
          <table:table-cell table:style-name="ce2" office:value-type="string">
            <text:p>CAIMITO</text:p>
          </table:table-cell>
          <table:table-cell table:style-name="ce1" office:value-type="string">
            <text:p>Sucre</text:p>
          </table:table-cell>
          <table:table-cell table:formula="of:=LOWER([.B143])" office:value-type="string" office:string-value="caimito">
            <text:p>caimito</text:p>
          </table:table-cell>
          <table:table-cell table:formula="of:=PROPER([.D143])" office:value-type="string" office:string-value="Caimito">
            <text:p>Caimito</text:p>
          </table:table-cell>
          <table:table-cell table:formula="of:=LEN([.A143])" office:value-type="float" office:value="5">
            <text:p>5</text:p>
          </table:table-cell>
          <table:table-cell table:formula="of:=IF([.F143]=5;[.A143];CONCATENATE(&quot;0&quot;;[.A143]))" office:value-type="float" office:value="70124">
            <text:p>70124</text:p>
          </table:table-cell>
          <table:table-cell office:value-type="float" office:value="70124">
            <text:p>70124</text:p>
          </table:table-cell>
          <table:table-cell office:value-type="string">
            <text:p>Caimito</text:p>
          </table:table-cell>
          <table:table-cell table:formula="of:=(CONCATENATE(&quot;insert into `Ciudad`(`Nombre`,`Codigo`) values('&quot;;[.I143];&quot;','&quot;;[.H143];&quot;');&quot;))" office:value-type="string" office:string-value="insert into `Ciudad`(`Nombre`,`Codigo`) values('Caimito','70124');">
            <text:p>insert into `Ciudad`(`Nombre`,`Codigo`) values('Caimito','70124');</text:p>
          </table:table-cell>
          <table:table-cell table:formula="of:=CONCATENATE(&quot;new Ciudad{Codigo=&quot;&quot;&quot;;[.H143];&quot;&quot;&quot;,Nombre=&quot;&quot;&quot;;[.I143];&quot;&quot;&quot;},&quot;)" office:value-type="string" office:string-value="new Ciudad{Codigo=&quot;70124&quot;,Nombre=&quot;Caimito&quot;},">
            <text:p>new Ciudad{Codigo="70124",Nombre="Caimito"},</text:p>
          </table:table-cell>
          <table:table-cell table:formula="of:=LEN([.B143])" office:value-type="float" office:value="7">
            <text:p>7</text:p>
          </table:table-cell>
        </table:table-row>
        <table:table-row table:style-name="ro2">
          <table:table-cell table:style-name="ce1" office:value-type="float" office:value="73124">
            <text:p>73124</text:p>
          </table:table-cell>
          <table:table-cell table:style-name="ce2" office:value-type="string">
            <text:p>CAJAMARCA</text:p>
          </table:table-cell>
          <table:table-cell table:style-name="ce1" office:value-type="string">
            <text:p>Tolima</text:p>
          </table:table-cell>
          <table:table-cell table:formula="of:=LOWER([.B144])" office:value-type="string" office:string-value="cajamarca">
            <text:p>cajamarca</text:p>
          </table:table-cell>
          <table:table-cell table:formula="of:=PROPER([.D144])" office:value-type="string" office:string-value="Cajamarca">
            <text:p>Cajamarca</text:p>
          </table:table-cell>
          <table:table-cell table:formula="of:=LEN([.A144])" office:value-type="float" office:value="5">
            <text:p>5</text:p>
          </table:table-cell>
          <table:table-cell table:formula="of:=IF([.F144]=5;[.A144];CONCATENATE(&quot;0&quot;;[.A144]))" office:value-type="float" office:value="73124">
            <text:p>73124</text:p>
          </table:table-cell>
          <table:table-cell office:value-type="float" office:value="73124">
            <text:p>73124</text:p>
          </table:table-cell>
          <table:table-cell office:value-type="string">
            <text:p>Cajamarca</text:p>
          </table:table-cell>
          <table:table-cell table:formula="of:=(CONCATENATE(&quot;insert into `Ciudad`(`Nombre`,`Codigo`) values('&quot;;[.I144];&quot;','&quot;;[.H144];&quot;');&quot;))" office:value-type="string" office:string-value="insert into `Ciudad`(`Nombre`,`Codigo`) values('Cajamarca','73124');">
            <text:p>insert into `Ciudad`(`Nombre`,`Codigo`) values('Cajamarca','73124');</text:p>
          </table:table-cell>
          <table:table-cell table:formula="of:=CONCATENATE(&quot;new Ciudad{Codigo=&quot;&quot;&quot;;[.H144];&quot;&quot;&quot;,Nombre=&quot;&quot;&quot;;[.I144];&quot;&quot;&quot;},&quot;)" office:value-type="string" office:string-value="new Ciudad{Codigo=&quot;73124&quot;,Nombre=&quot;Cajamarca&quot;},">
            <text:p>new Ciudad{Codigo="73124",Nombre="Cajamarca"},</text:p>
          </table:table-cell>
          <table:table-cell table:formula="of:=LEN([.B144])" office:value-type="float" office:value="9">
            <text:p>9</text:p>
          </table:table-cell>
        </table:table-row>
        <table:table-row table:style-name="ro2">
          <table:table-cell table:style-name="ce1" office:value-type="float" office:value="19130">
            <text:p>19130</text:p>
          </table:table-cell>
          <table:table-cell table:style-name="ce2" office:value-type="string">
            <text:p>CAJIBÍO</text:p>
          </table:table-cell>
          <table:table-cell table:style-name="ce1" office:value-type="string">
            <text:p>Cauca</text:p>
          </table:table-cell>
          <table:table-cell table:formula="of:=LOWER([.B145])" office:value-type="string" office:string-value="cajibío">
            <text:p>cajibío</text:p>
          </table:table-cell>
          <table:table-cell table:formula="of:=PROPER([.D145])" office:value-type="string" office:string-value="Cajibío">
            <text:p>Cajibío</text:p>
          </table:table-cell>
          <table:table-cell table:formula="of:=LEN([.A145])" office:value-type="float" office:value="5">
            <text:p>5</text:p>
          </table:table-cell>
          <table:table-cell table:formula="of:=IF([.F145]=5;[.A145];CONCATENATE(&quot;0&quot;;[.A145]))" office:value-type="float" office:value="19130">
            <text:p>19130</text:p>
          </table:table-cell>
          <table:table-cell office:value-type="float" office:value="19130">
            <text:p>19130</text:p>
          </table:table-cell>
          <table:table-cell office:value-type="string">
            <text:p>Cajibío</text:p>
          </table:table-cell>
          <table:table-cell table:formula="of:=(CONCATENATE(&quot;insert into `Ciudad`(`Nombre`,`Codigo`) values('&quot;;[.I145];&quot;','&quot;;[.H145];&quot;');&quot;))" office:value-type="string" office:string-value="insert into `Ciudad`(`Nombre`,`Codigo`) values('Cajibío','19130');">
            <text:p>insert into `Ciudad`(`Nombre`,`Codigo`) values('Cajibío','19130');</text:p>
          </table:table-cell>
          <table:table-cell table:formula="of:=CONCATENATE(&quot;new Ciudad{Codigo=&quot;&quot;&quot;;[.H145];&quot;&quot;&quot;,Nombre=&quot;&quot;&quot;;[.I145];&quot;&quot;&quot;},&quot;)" office:value-type="string" office:string-value="new Ciudad{Codigo=&quot;19130&quot;,Nombre=&quot;Cajibío&quot;},">
            <text:p>new Ciudad{Codigo="19130",Nombre="Cajibío"},</text:p>
          </table:table-cell>
          <table:table-cell table:formula="of:=LEN([.B145])" office:value-type="float" office:value="7">
            <text:p>7</text:p>
          </table:table-cell>
        </table:table-row>
        <table:table-row table:style-name="ro2">
          <table:table-cell table:style-name="ce1" office:value-type="float" office:value="25126">
            <text:p>25126</text:p>
          </table:table-cell>
          <table:table-cell table:style-name="ce2" office:value-type="string">
            <text:p>CAJICÁ</text:p>
          </table:table-cell>
          <table:table-cell table:style-name="ce1" office:value-type="string">
            <text:p>Cundinamarca</text:p>
          </table:table-cell>
          <table:table-cell table:formula="of:=LOWER([.B146])" office:value-type="string" office:string-value="cajicá">
            <text:p>cajicá</text:p>
          </table:table-cell>
          <table:table-cell table:formula="of:=PROPER([.D146])" office:value-type="string" office:string-value="Cajicá">
            <text:p>Cajicá</text:p>
          </table:table-cell>
          <table:table-cell table:formula="of:=LEN([.A146])" office:value-type="float" office:value="5">
            <text:p>5</text:p>
          </table:table-cell>
          <table:table-cell table:formula="of:=IF([.F146]=5;[.A146];CONCATENATE(&quot;0&quot;;[.A146]))" office:value-type="float" office:value="25126">
            <text:p>25126</text:p>
          </table:table-cell>
          <table:table-cell office:value-type="float" office:value="25126">
            <text:p>25126</text:p>
          </table:table-cell>
          <table:table-cell office:value-type="string">
            <text:p>Cajicá</text:p>
          </table:table-cell>
          <table:table-cell table:formula="of:=(CONCATENATE(&quot;insert into `Ciudad`(`Nombre`,`Codigo`) values('&quot;;[.I146];&quot;','&quot;;[.H146];&quot;');&quot;))" office:value-type="string" office:string-value="insert into `Ciudad`(`Nombre`,`Codigo`) values('Cajicá','25126');">
            <text:p>insert into `Ciudad`(`Nombre`,`Codigo`) values('Cajicá','25126');</text:p>
          </table:table-cell>
          <table:table-cell table:formula="of:=CONCATENATE(&quot;new Ciudad{Codigo=&quot;&quot;&quot;;[.H146];&quot;&quot;&quot;,Nombre=&quot;&quot;&quot;;[.I146];&quot;&quot;&quot;},&quot;)" office:value-type="string" office:string-value="new Ciudad{Codigo=&quot;25126&quot;,Nombre=&quot;Cajicá&quot;},">
            <text:p>new Ciudad{Codigo="25126",Nombre="Cajicá"},</text:p>
          </table:table-cell>
          <table:table-cell table:formula="of:=LEN([.B146])" office:value-type="float" office:value="6">
            <text:p>6</text:p>
          </table:table-cell>
        </table:table-row>
        <table:table-row table:style-name="ro2">
          <table:table-cell table:style-name="ce1" office:value-type="float" office:value="13140">
            <text:p>13140</text:p>
          </table:table-cell>
          <table:table-cell table:style-name="ce2" office:value-type="string">
            <text:p>CALAMAR</text:p>
          </table:table-cell>
          <table:table-cell table:style-name="ce1" office:value-type="string">
            <text:p>Bolívar</text:p>
          </table:table-cell>
          <table:table-cell table:formula="of:=LOWER([.B147])" office:value-type="string" office:string-value="calamar">
            <text:p>calamar</text:p>
          </table:table-cell>
          <table:table-cell table:formula="of:=PROPER([.D147])" office:value-type="string" office:string-value="Calamar">
            <text:p>Calamar</text:p>
          </table:table-cell>
          <table:table-cell table:formula="of:=LEN([.A147])" office:value-type="float" office:value="5">
            <text:p>5</text:p>
          </table:table-cell>
          <table:table-cell table:formula="of:=IF([.F147]=5;[.A147];CONCATENATE(&quot;0&quot;;[.A147]))" office:value-type="float" office:value="13140">
            <text:p>13140</text:p>
          </table:table-cell>
          <table:table-cell office:value-type="float" office:value="13140">
            <text:p>13140</text:p>
          </table:table-cell>
          <table:table-cell office:value-type="string">
            <text:p>Calamar</text:p>
          </table:table-cell>
          <table:table-cell table:formula="of:=(CONCATENATE(&quot;insert into `Ciudad`(`Nombre`,`Codigo`) values('&quot;;[.I147];&quot;','&quot;;[.H147];&quot;');&quot;))" office:value-type="string" office:string-value="insert into `Ciudad`(`Nombre`,`Codigo`) values('Calamar','13140');">
            <text:p>insert into `Ciudad`(`Nombre`,`Codigo`) values('Calamar','13140');</text:p>
          </table:table-cell>
          <table:table-cell table:formula="of:=CONCATENATE(&quot;new Ciudad{Codigo=&quot;&quot;&quot;;[.H147];&quot;&quot;&quot;,Nombre=&quot;&quot;&quot;;[.I147];&quot;&quot;&quot;},&quot;)" office:value-type="string" office:string-value="new Ciudad{Codigo=&quot;13140&quot;,Nombre=&quot;Calamar&quot;},">
            <text:p>new Ciudad{Codigo="13140",Nombre="Calamar"},</text:p>
          </table:table-cell>
          <table:table-cell table:formula="of:=LEN([.B147])" office:value-type="float" office:value="7">
            <text:p>7</text:p>
          </table:table-cell>
        </table:table-row>
        <table:table-row table:style-name="ro2">
          <table:table-cell table:style-name="ce1" office:value-type="float" office:value="95015">
            <text:p>95015</text:p>
          </table:table-cell>
          <table:table-cell table:style-name="ce2" office:value-type="string">
            <text:p>CALAMAR</text:p>
          </table:table-cell>
          <table:table-cell table:style-name="ce1" office:value-type="string">
            <text:p>Guaviare</text:p>
          </table:table-cell>
          <table:table-cell table:formula="of:=LOWER([.B148])" office:value-type="string" office:string-value="calamar">
            <text:p>calamar</text:p>
          </table:table-cell>
          <table:table-cell table:formula="of:=PROPER([.D148])" office:value-type="string" office:string-value="Calamar">
            <text:p>Calamar</text:p>
          </table:table-cell>
          <table:table-cell table:formula="of:=LEN([.A148])" office:value-type="float" office:value="5">
            <text:p>5</text:p>
          </table:table-cell>
          <table:table-cell table:formula="of:=IF([.F148]=5;[.A148];CONCATENATE(&quot;0&quot;;[.A148]))" office:value-type="float" office:value="95015">
            <text:p>95015</text:p>
          </table:table-cell>
          <table:table-cell office:value-type="float" office:value="95015">
            <text:p>95015</text:p>
          </table:table-cell>
          <table:table-cell office:value-type="string">
            <text:p>Calamar</text:p>
          </table:table-cell>
          <table:table-cell table:formula="of:=(CONCATENATE(&quot;insert into `Ciudad`(`Nombre`,`Codigo`) values('&quot;;[.I148];&quot;','&quot;;[.H148];&quot;');&quot;))" office:value-type="string" office:string-value="insert into `Ciudad`(`Nombre`,`Codigo`) values('Calamar','95015');">
            <text:p>insert into `Ciudad`(`Nombre`,`Codigo`) values('Calamar','95015');</text:p>
          </table:table-cell>
          <table:table-cell table:formula="of:=CONCATENATE(&quot;new Ciudad{Codigo=&quot;&quot;&quot;;[.H148];&quot;&quot;&quot;,Nombre=&quot;&quot;&quot;;[.I148];&quot;&quot;&quot;},&quot;)" office:value-type="string" office:string-value="new Ciudad{Codigo=&quot;95015&quot;,Nombre=&quot;Calamar&quot;},">
            <text:p>new Ciudad{Codigo="95015",Nombre="Calamar"},</text:p>
          </table:table-cell>
          <table:table-cell table:formula="of:=LEN([.B148])" office:value-type="float" office:value="7">
            <text:p>7</text:p>
          </table:table-cell>
        </table:table-row>
        <table:table-row table:style-name="ro2">
          <table:table-cell table:style-name="ce1" office:value-type="float" office:value="63130">
            <text:p>63130</text:p>
          </table:table-cell>
          <table:table-cell table:style-name="ce2" office:value-type="string">
            <text:p>CALARCA</text:p>
          </table:table-cell>
          <table:table-cell table:style-name="ce1" office:value-type="string">
            <text:p>Quindio</text:p>
          </table:table-cell>
          <table:table-cell table:formula="of:=LOWER([.B149])" office:value-type="string" office:string-value="calarca">
            <text:p>calarca</text:p>
          </table:table-cell>
          <table:table-cell table:formula="of:=PROPER([.D149])" office:value-type="string" office:string-value="Calarca">
            <text:p>Calarca</text:p>
          </table:table-cell>
          <table:table-cell table:formula="of:=LEN([.A149])" office:value-type="float" office:value="5">
            <text:p>5</text:p>
          </table:table-cell>
          <table:table-cell table:formula="of:=IF([.F149]=5;[.A149];CONCATENATE(&quot;0&quot;;[.A149]))" office:value-type="float" office:value="63130">
            <text:p>63130</text:p>
          </table:table-cell>
          <table:table-cell office:value-type="float" office:value="63130">
            <text:p>63130</text:p>
          </table:table-cell>
          <table:table-cell office:value-type="string">
            <text:p>Calarca</text:p>
          </table:table-cell>
          <table:table-cell table:formula="of:=(CONCATENATE(&quot;insert into `Ciudad`(`Nombre`,`Codigo`) values('&quot;;[.I149];&quot;','&quot;;[.H149];&quot;');&quot;))" office:value-type="string" office:string-value="insert into `Ciudad`(`Nombre`,`Codigo`) values('Calarca','63130');">
            <text:p>insert into `Ciudad`(`Nombre`,`Codigo`) values('Calarca','63130');</text:p>
          </table:table-cell>
          <table:table-cell table:formula="of:=CONCATENATE(&quot;new Ciudad{Codigo=&quot;&quot;&quot;;[.H149];&quot;&quot;&quot;,Nombre=&quot;&quot;&quot;;[.I149];&quot;&quot;&quot;},&quot;)" office:value-type="string" office:string-value="new Ciudad{Codigo=&quot;63130&quot;,Nombre=&quot;Calarca&quot;},">
            <text:p>new Ciudad{Codigo="63130",Nombre="Calarca"},</text:p>
          </table:table-cell>
          <table:table-cell table:formula="of:=LEN([.B149])" office:value-type="float" office:value="7">
            <text:p>7</text:p>
          </table:table-cell>
        </table:table-row>
        <table:table-row table:style-name="ro2">
          <table:table-cell table:style-name="ce1" office:value-type="float" office:value="5129">
            <text:p>5129</text:p>
          </table:table-cell>
          <table:table-cell table:style-name="ce2" office:value-type="string">
            <text:p>CALDAS</text:p>
          </table:table-cell>
          <table:table-cell table:style-name="ce1" office:value-type="string">
            <text:p>Antioquia</text:p>
          </table:table-cell>
          <table:table-cell table:formula="of:=LOWER([.B150])" office:value-type="string" office:string-value="caldas">
            <text:p>caldas</text:p>
          </table:table-cell>
          <table:table-cell table:formula="of:=PROPER([.D150])" office:value-type="string" office:string-value="Caldas">
            <text:p>Caldas</text:p>
          </table:table-cell>
          <table:table-cell table:formula="of:=LEN([.A150])" office:value-type="float" office:value="4">
            <text:p>4</text:p>
          </table:table-cell>
          <table:table-cell table:formula="of:=IF([.F150]=5;[.A150];CONCATENATE(&quot;0&quot;;[.A150]))" office:value-type="string" office:string-value="05129">
            <text:p>05129</text:p>
          </table:table-cell>
          <table:table-cell office:value-type="string">
            <text:p>05129</text:p>
          </table:table-cell>
          <table:table-cell office:value-type="string">
            <text:p>Caldas</text:p>
          </table:table-cell>
          <table:table-cell table:formula="of:=(CONCATENATE(&quot;insert into `Ciudad`(`Nombre`,`Codigo`) values('&quot;;[.I150];&quot;','&quot;;[.H150];&quot;');&quot;))" office:value-type="string" office:string-value="insert into `Ciudad`(`Nombre`,`Codigo`) values('Caldas','05129');">
            <text:p>insert into `Ciudad`(`Nombre`,`Codigo`) values('Caldas','05129');</text:p>
          </table:table-cell>
          <table:table-cell table:formula="of:=CONCATENATE(&quot;new Ciudad{Codigo=&quot;&quot;&quot;;[.H150];&quot;&quot;&quot;,Nombre=&quot;&quot;&quot;;[.I150];&quot;&quot;&quot;},&quot;)" office:value-type="string" office:string-value="new Ciudad{Codigo=&quot;05129&quot;,Nombre=&quot;Caldas&quot;},">
            <text:p>new Ciudad{Codigo="05129",Nombre="Caldas"},</text:p>
          </table:table-cell>
          <table:table-cell table:formula="of:=LEN([.B150])" office:value-type="float" office:value="6">
            <text:p>6</text:p>
          </table:table-cell>
        </table:table-row>
        <table:table-row table:style-name="ro2">
          <table:table-cell table:style-name="ce1" office:value-type="float" office:value="15131">
            <text:p>15131</text:p>
          </table:table-cell>
          <table:table-cell table:style-name="ce2" office:value-type="string">
            <text:p>CALDAS</text:p>
          </table:table-cell>
          <table:table-cell table:style-name="ce1" office:value-type="string">
            <text:p>Boyacá</text:p>
          </table:table-cell>
          <table:table-cell table:formula="of:=LOWER([.B151])" office:value-type="string" office:string-value="caldas">
            <text:p>caldas</text:p>
          </table:table-cell>
          <table:table-cell table:formula="of:=PROPER([.D151])" office:value-type="string" office:string-value="Caldas">
            <text:p>Caldas</text:p>
          </table:table-cell>
          <table:table-cell table:formula="of:=LEN([.A151])" office:value-type="float" office:value="5">
            <text:p>5</text:p>
          </table:table-cell>
          <table:table-cell table:formula="of:=IF([.F151]=5;[.A151];CONCATENATE(&quot;0&quot;;[.A151]))" office:value-type="float" office:value="15131">
            <text:p>15131</text:p>
          </table:table-cell>
          <table:table-cell office:value-type="float" office:value="15131">
            <text:p>15131</text:p>
          </table:table-cell>
          <table:table-cell office:value-type="string">
            <text:p>Caldas</text:p>
          </table:table-cell>
          <table:table-cell table:formula="of:=(CONCATENATE(&quot;insert into `Ciudad`(`Nombre`,`Codigo`) values('&quot;;[.I151];&quot;','&quot;;[.H151];&quot;');&quot;))" office:value-type="string" office:string-value="insert into `Ciudad`(`Nombre`,`Codigo`) values('Caldas','15131');">
            <text:p>insert into `Ciudad`(`Nombre`,`Codigo`) values('Caldas','15131');</text:p>
          </table:table-cell>
          <table:table-cell table:formula="of:=CONCATENATE(&quot;new Ciudad{Codigo=&quot;&quot;&quot;;[.H151];&quot;&quot;&quot;,Nombre=&quot;&quot;&quot;;[.I151];&quot;&quot;&quot;},&quot;)" office:value-type="string" office:string-value="new Ciudad{Codigo=&quot;15131&quot;,Nombre=&quot;Caldas&quot;},">
            <text:p>new Ciudad{Codigo="15131",Nombre="Caldas"},</text:p>
          </table:table-cell>
          <table:table-cell table:formula="of:=LEN([.B151])" office:value-type="float" office:value="6">
            <text:p>6</text:p>
          </table:table-cell>
        </table:table-row>
        <table:table-row table:style-name="ro2">
          <table:table-cell table:style-name="ce1" office:value-type="float" office:value="19137">
            <text:p>19137</text:p>
          </table:table-cell>
          <table:table-cell table:style-name="ce2" office:value-type="string">
            <text:p>CALDONO</text:p>
          </table:table-cell>
          <table:table-cell table:style-name="ce1" office:value-type="string">
            <text:p>Cauca</text:p>
          </table:table-cell>
          <table:table-cell table:formula="of:=LOWER([.B152])" office:value-type="string" office:string-value="caldono">
            <text:p>caldono</text:p>
          </table:table-cell>
          <table:table-cell table:formula="of:=PROPER([.D152])" office:value-type="string" office:string-value="Caldono">
            <text:p>Caldono</text:p>
          </table:table-cell>
          <table:table-cell table:formula="of:=LEN([.A152])" office:value-type="float" office:value="5">
            <text:p>5</text:p>
          </table:table-cell>
          <table:table-cell table:formula="of:=IF([.F152]=5;[.A152];CONCATENATE(&quot;0&quot;;[.A152]))" office:value-type="float" office:value="19137">
            <text:p>19137</text:p>
          </table:table-cell>
          <table:table-cell office:value-type="float" office:value="19137">
            <text:p>19137</text:p>
          </table:table-cell>
          <table:table-cell office:value-type="string">
            <text:p>Caldono</text:p>
          </table:table-cell>
          <table:table-cell table:formula="of:=(CONCATENATE(&quot;insert into `Ciudad`(`Nombre`,`Codigo`) values('&quot;;[.I152];&quot;','&quot;;[.H152];&quot;');&quot;))" office:value-type="string" office:string-value="insert into `Ciudad`(`Nombre`,`Codigo`) values('Caldono','19137');">
            <text:p>insert into `Ciudad`(`Nombre`,`Codigo`) values('Caldono','19137');</text:p>
          </table:table-cell>
          <table:table-cell table:formula="of:=CONCATENATE(&quot;new Ciudad{Codigo=&quot;&quot;&quot;;[.H152];&quot;&quot;&quot;,Nombre=&quot;&quot;&quot;;[.I152];&quot;&quot;&quot;},&quot;)" office:value-type="string" office:string-value="new Ciudad{Codigo=&quot;19137&quot;,Nombre=&quot;Caldono&quot;},">
            <text:p>new Ciudad{Codigo="19137",Nombre="Caldono"},</text:p>
          </table:table-cell>
          <table:table-cell table:formula="of:=LEN([.B152])" office:value-type="float" office:value="7">
            <text:p>7</text:p>
          </table:table-cell>
        </table:table-row>
        <table:table-row table:style-name="ro2">
          <table:table-cell table:style-name="ce1" office:value-type="float" office:value="76001">
            <text:p>76001</text:p>
          </table:table-cell>
          <table:table-cell table:style-name="ce2" office:value-type="string">
            <text:p>CALI</text:p>
          </table:table-cell>
          <table:table-cell table:style-name="ce1" office:value-type="string">
            <text:p>Valle del Cauca</text:p>
          </table:table-cell>
          <table:table-cell table:formula="of:=LOWER([.B153])" office:value-type="string" office:string-value="cali">
            <text:p>cali</text:p>
          </table:table-cell>
          <table:table-cell table:formula="of:=PROPER([.D153])" office:value-type="string" office:string-value="Cali">
            <text:p>Cali</text:p>
          </table:table-cell>
          <table:table-cell table:formula="of:=LEN([.A153])" office:value-type="float" office:value="5">
            <text:p>5</text:p>
          </table:table-cell>
          <table:table-cell table:formula="of:=IF([.F153]=5;[.A153];CONCATENATE(&quot;0&quot;;[.A153]))" office:value-type="float" office:value="76001">
            <text:p>76001</text:p>
          </table:table-cell>
          <table:table-cell office:value-type="float" office:value="76001">
            <text:p>76001</text:p>
          </table:table-cell>
          <table:table-cell office:value-type="string">
            <text:p>Cali</text:p>
          </table:table-cell>
          <table:table-cell table:formula="of:=(CONCATENATE(&quot;insert into `Ciudad`(`Nombre`,`Codigo`) values('&quot;;[.I153];&quot;','&quot;;[.H153];&quot;');&quot;))" office:value-type="string" office:string-value="insert into `Ciudad`(`Nombre`,`Codigo`) values('Cali','76001');">
            <text:p>insert into `Ciudad`(`Nombre`,`Codigo`) values('Cali','76001');</text:p>
          </table:table-cell>
          <table:table-cell table:formula="of:=CONCATENATE(&quot;new Ciudad{Codigo=&quot;&quot;&quot;;[.H153];&quot;&quot;&quot;,Nombre=&quot;&quot;&quot;;[.I153];&quot;&quot;&quot;},&quot;)" office:value-type="string" office:string-value="new Ciudad{Codigo=&quot;76001&quot;,Nombre=&quot;Cali&quot;},">
            <text:p>new Ciudad{Codigo="76001",Nombre="Cali"},</text:p>
          </table:table-cell>
          <table:table-cell table:formula="of:=LEN([.B153])" office:value-type="float" office:value="4">
            <text:p>4</text:p>
          </table:table-cell>
        </table:table-row>
        <table:table-row table:style-name="ro2">
          <table:table-cell table:style-name="ce1" office:value-type="float" office:value="68132">
            <text:p>68132</text:p>
          </table:table-cell>
          <table:table-cell table:style-name="ce2" office:value-type="string">
            <text:p>CALIFORNIA</text:p>
          </table:table-cell>
          <table:table-cell table:style-name="ce1" office:value-type="string">
            <text:p>Santander</text:p>
          </table:table-cell>
          <table:table-cell table:formula="of:=LOWER([.B154])" office:value-type="string" office:string-value="california">
            <text:p>california</text:p>
          </table:table-cell>
          <table:table-cell table:formula="of:=PROPER([.D154])" office:value-type="string" office:string-value="California">
            <text:p>California</text:p>
          </table:table-cell>
          <table:table-cell table:formula="of:=LEN([.A154])" office:value-type="float" office:value="5">
            <text:p>5</text:p>
          </table:table-cell>
          <table:table-cell table:formula="of:=IF([.F154]=5;[.A154];CONCATENATE(&quot;0&quot;;[.A154]))" office:value-type="float" office:value="68132">
            <text:p>68132</text:p>
          </table:table-cell>
          <table:table-cell office:value-type="float" office:value="68132">
            <text:p>68132</text:p>
          </table:table-cell>
          <table:table-cell office:value-type="string">
            <text:p>California</text:p>
          </table:table-cell>
          <table:table-cell table:formula="of:=(CONCATENATE(&quot;insert into `Ciudad`(`Nombre`,`Codigo`) values('&quot;;[.I154];&quot;','&quot;;[.H154];&quot;');&quot;))" office:value-type="string" office:string-value="insert into `Ciudad`(`Nombre`,`Codigo`) values('California','68132');">
            <text:p>insert into `Ciudad`(`Nombre`,`Codigo`) values('California','68132');</text:p>
          </table:table-cell>
          <table:table-cell table:formula="of:=CONCATENATE(&quot;new Ciudad{Codigo=&quot;&quot;&quot;;[.H154];&quot;&quot;&quot;,Nombre=&quot;&quot;&quot;;[.I154];&quot;&quot;&quot;},&quot;)" office:value-type="string" office:string-value="new Ciudad{Codigo=&quot;68132&quot;,Nombre=&quot;California&quot;},">
            <text:p>new Ciudad{Codigo="68132",Nombre="California"},</text:p>
          </table:table-cell>
          <table:table-cell table:formula="of:=LEN([.B154])" office:value-type="float" office:value="10">
            <text:p>10</text:p>
          </table:table-cell>
        </table:table-row>
        <table:table-row table:style-name="ro2">
          <table:table-cell table:style-name="ce1" office:value-type="float" office:value="76126">
            <text:p>76126</text:p>
          </table:table-cell>
          <table:table-cell table:style-name="ce2" office:value-type="string">
            <text:p>CALIMA</text:p>
          </table:table-cell>
          <table:table-cell table:style-name="ce1" office:value-type="string">
            <text:p>Valle del Cauca</text:p>
          </table:table-cell>
          <table:table-cell table:formula="of:=LOWER([.B155])" office:value-type="string" office:string-value="calima">
            <text:p>calima</text:p>
          </table:table-cell>
          <table:table-cell table:formula="of:=PROPER([.D155])" office:value-type="string" office:string-value="Calima">
            <text:p>Calima</text:p>
          </table:table-cell>
          <table:table-cell table:formula="of:=LEN([.A155])" office:value-type="float" office:value="5">
            <text:p>5</text:p>
          </table:table-cell>
          <table:table-cell table:formula="of:=IF([.F155]=5;[.A155];CONCATENATE(&quot;0&quot;;[.A155]))" office:value-type="float" office:value="76126">
            <text:p>76126</text:p>
          </table:table-cell>
          <table:table-cell office:value-type="float" office:value="76126">
            <text:p>76126</text:p>
          </table:table-cell>
          <table:table-cell office:value-type="string">
            <text:p>Calima</text:p>
          </table:table-cell>
          <table:table-cell table:formula="of:=(CONCATENATE(&quot;insert into `Ciudad`(`Nombre`,`Codigo`) values('&quot;;[.I155];&quot;','&quot;;[.H155];&quot;');&quot;))" office:value-type="string" office:string-value="insert into `Ciudad`(`Nombre`,`Codigo`) values('Calima','76126');">
            <text:p>insert into `Ciudad`(`Nombre`,`Codigo`) values('Calima','76126');</text:p>
          </table:table-cell>
          <table:table-cell table:formula="of:=CONCATENATE(&quot;new Ciudad{Codigo=&quot;&quot;&quot;;[.H155];&quot;&quot;&quot;,Nombre=&quot;&quot;&quot;;[.I155];&quot;&quot;&quot;},&quot;)" office:value-type="string" office:string-value="new Ciudad{Codigo=&quot;76126&quot;,Nombre=&quot;Calima&quot;},">
            <text:p>new Ciudad{Codigo="76126",Nombre="Calima"},</text:p>
          </table:table-cell>
          <table:table-cell table:formula="of:=LEN([.B155])" office:value-type="float" office:value="6">
            <text:p>6</text:p>
          </table:table-cell>
        </table:table-row>
        <table:table-row table:style-name="ro2">
          <table:table-cell table:style-name="ce1" office:value-type="float" office:value="19142">
            <text:p>19142</text:p>
          </table:table-cell>
          <table:table-cell table:style-name="ce2" office:value-type="string">
            <text:p>CALOTO</text:p>
          </table:table-cell>
          <table:table-cell table:style-name="ce1" office:value-type="string">
            <text:p>Cauca</text:p>
          </table:table-cell>
          <table:table-cell table:formula="of:=LOWER([.B156])" office:value-type="string" office:string-value="caloto">
            <text:p>caloto</text:p>
          </table:table-cell>
          <table:table-cell table:formula="of:=PROPER([.D156])" office:value-type="string" office:string-value="Caloto">
            <text:p>Caloto</text:p>
          </table:table-cell>
          <table:table-cell table:formula="of:=LEN([.A156])" office:value-type="float" office:value="5">
            <text:p>5</text:p>
          </table:table-cell>
          <table:table-cell table:formula="of:=IF([.F156]=5;[.A156];CONCATENATE(&quot;0&quot;;[.A156]))" office:value-type="float" office:value="19142">
            <text:p>19142</text:p>
          </table:table-cell>
          <table:table-cell office:value-type="float" office:value="19142">
            <text:p>19142</text:p>
          </table:table-cell>
          <table:table-cell office:value-type="string">
            <text:p>Caloto</text:p>
          </table:table-cell>
          <table:table-cell table:formula="of:=(CONCATENATE(&quot;insert into `Ciudad`(`Nombre`,`Codigo`) values('&quot;;[.I156];&quot;','&quot;;[.H156];&quot;');&quot;))" office:value-type="string" office:string-value="insert into `Ciudad`(`Nombre`,`Codigo`) values('Caloto','19142');">
            <text:p>insert into `Ciudad`(`Nombre`,`Codigo`) values('Caloto','19142');</text:p>
          </table:table-cell>
          <table:table-cell table:formula="of:=CONCATENATE(&quot;new Ciudad{Codigo=&quot;&quot;&quot;;[.H156];&quot;&quot;&quot;,Nombre=&quot;&quot;&quot;;[.I156];&quot;&quot;&quot;},&quot;)" office:value-type="string" office:string-value="new Ciudad{Codigo=&quot;19142&quot;,Nombre=&quot;Caloto&quot;},">
            <text:p>new Ciudad{Codigo="19142",Nombre="Caloto"},</text:p>
          </table:table-cell>
          <table:table-cell table:formula="of:=LEN([.B156])" office:value-type="float" office:value="6">
            <text:p>6</text:p>
          </table:table-cell>
        </table:table-row>
        <table:table-row table:style-name="ro2">
          <table:table-cell table:style-name="ce1" office:value-type="float" office:value="5134">
            <text:p>5134</text:p>
          </table:table-cell>
          <table:table-cell table:style-name="ce2" office:value-type="string">
            <text:p>CAMPAMENTO</text:p>
          </table:table-cell>
          <table:table-cell table:style-name="ce1" office:value-type="string">
            <text:p>Antioquia</text:p>
          </table:table-cell>
          <table:table-cell table:formula="of:=LOWER([.B157])" office:value-type="string" office:string-value="campamento">
            <text:p>campamento</text:p>
          </table:table-cell>
          <table:table-cell table:formula="of:=PROPER([.D157])" office:value-type="string" office:string-value="Campamento">
            <text:p>Campamento</text:p>
          </table:table-cell>
          <table:table-cell table:formula="of:=LEN([.A157])" office:value-type="float" office:value="4">
            <text:p>4</text:p>
          </table:table-cell>
          <table:table-cell table:formula="of:=IF([.F157]=5;[.A157];CONCATENATE(&quot;0&quot;;[.A157]))" office:value-type="string" office:string-value="05134">
            <text:p>05134</text:p>
          </table:table-cell>
          <table:table-cell office:value-type="string">
            <text:p>05134</text:p>
          </table:table-cell>
          <table:table-cell office:value-type="string">
            <text:p>Campamento</text:p>
          </table:table-cell>
          <table:table-cell table:formula="of:=(CONCATENATE(&quot;insert into `Ciudad`(`Nombre`,`Codigo`) values('&quot;;[.I157];&quot;','&quot;;[.H157];&quot;');&quot;))" office:value-type="string" office:string-value="insert into `Ciudad`(`Nombre`,`Codigo`) values('Campamento','05134');">
            <text:p>insert into `Ciudad`(`Nombre`,`Codigo`) values('Campamento','05134');</text:p>
          </table:table-cell>
          <table:table-cell table:formula="of:=CONCATENATE(&quot;new Ciudad{Codigo=&quot;&quot;&quot;;[.H157];&quot;&quot;&quot;,Nombre=&quot;&quot;&quot;;[.I157];&quot;&quot;&quot;},&quot;)" office:value-type="string" office:string-value="new Ciudad{Codigo=&quot;05134&quot;,Nombre=&quot;Campamento&quot;},">
            <text:p>new Ciudad{Codigo="05134",Nombre="Campamento"},</text:p>
          </table:table-cell>
          <table:table-cell table:formula="of:=LEN([.B157])" office:value-type="float" office:value="10">
            <text:p>10</text:p>
          </table:table-cell>
        </table:table-row>
        <table:table-row table:style-name="ro2">
          <table:table-cell table:style-name="ce1" office:value-type="float" office:value="8137">
            <text:p>8137</text:p>
          </table:table-cell>
          <table:table-cell table:style-name="ce2" office:value-type="string">
            <text:p>CAMPO DE LA CRUZ</text:p>
          </table:table-cell>
          <table:table-cell table:style-name="ce1" office:value-type="string">
            <text:p>Atlántico</text:p>
          </table:table-cell>
          <table:table-cell table:formula="of:=LOWER([.B158])" office:value-type="string" office:string-value="campo de la cruz">
            <text:p>campo de la cruz</text:p>
          </table:table-cell>
          <table:table-cell table:formula="of:=PROPER([.D158])" office:value-type="string" office:string-value="Campo De La Cruz">
            <text:p>Campo De La Cruz</text:p>
          </table:table-cell>
          <table:table-cell table:formula="of:=LEN([.A158])" office:value-type="float" office:value="4">
            <text:p>4</text:p>
          </table:table-cell>
          <table:table-cell table:formula="of:=IF([.F158]=5;[.A158];CONCATENATE(&quot;0&quot;;[.A158]))" office:value-type="string" office:string-value="08137">
            <text:p>08137</text:p>
          </table:table-cell>
          <table:table-cell office:value-type="string">
            <text:p>08137</text:p>
          </table:table-cell>
          <table:table-cell office:value-type="string">
            <text:p>Campo de La Cruz</text:p>
          </table:table-cell>
          <table:table-cell table:formula="of:=(CONCATENATE(&quot;insert into `Ciudad`(`Nombre`,`Codigo`) values('&quot;;[.I158];&quot;','&quot;;[.H158];&quot;');&quot;))" office:value-type="string" office:string-value="insert into `Ciudad`(`Nombre`,`Codigo`) values('Campo de La Cruz','08137');">
            <text:p>insert into `Ciudad`(`Nombre`,`Codigo`) values('Campo de La Cruz','08137');</text:p>
          </table:table-cell>
          <table:table-cell table:formula="of:=CONCATENATE(&quot;new Ciudad{Codigo=&quot;&quot;&quot;;[.H158];&quot;&quot;&quot;,Nombre=&quot;&quot;&quot;;[.I158];&quot;&quot;&quot;},&quot;)" office:value-type="string" office:string-value="new Ciudad{Codigo=&quot;08137&quot;,Nombre=&quot;Campo de La Cruz&quot;},">
            <text:p>new Ciudad{Codigo="08137",Nombre="Campo de La Cruz"},</text:p>
          </table:table-cell>
          <table:table-cell table:formula="of:=LEN([.B158])" office:value-type="float" office:value="16">
            <text:p>16</text:p>
          </table:table-cell>
        </table:table-row>
        <table:table-row table:style-name="ro2">
          <table:table-cell table:style-name="ce1" office:value-type="float" office:value="41132">
            <text:p>41132</text:p>
          </table:table-cell>
          <table:table-cell table:style-name="ce2" office:value-type="string">
            <text:p>CAMPOALEGRE</text:p>
          </table:table-cell>
          <table:table-cell table:style-name="ce1" office:value-type="string">
            <text:p>Huila</text:p>
          </table:table-cell>
          <table:table-cell table:formula="of:=LOWER([.B159])" office:value-type="string" office:string-value="campoalegre">
            <text:p>campoalegre</text:p>
          </table:table-cell>
          <table:table-cell table:formula="of:=PROPER([.D159])" office:value-type="string" office:string-value="Campoalegre">
            <text:p>Campoalegre</text:p>
          </table:table-cell>
          <table:table-cell table:formula="of:=LEN([.A159])" office:value-type="float" office:value="5">
            <text:p>5</text:p>
          </table:table-cell>
          <table:table-cell table:formula="of:=IF([.F159]=5;[.A159];CONCATENATE(&quot;0&quot;;[.A159]))" office:value-type="float" office:value="41132">
            <text:p>41132</text:p>
          </table:table-cell>
          <table:table-cell office:value-type="float" office:value="41132">
            <text:p>41132</text:p>
          </table:table-cell>
          <table:table-cell office:value-type="string">
            <text:p>Campoalegre</text:p>
          </table:table-cell>
          <table:table-cell table:formula="of:=(CONCATENATE(&quot;insert into `Ciudad`(`Nombre`,`Codigo`) values('&quot;;[.I159];&quot;','&quot;;[.H159];&quot;');&quot;))" office:value-type="string" office:string-value="insert into `Ciudad`(`Nombre`,`Codigo`) values('Campoalegre','41132');">
            <text:p>insert into `Ciudad`(`Nombre`,`Codigo`) values('Campoalegre','41132');</text:p>
          </table:table-cell>
          <table:table-cell table:formula="of:=CONCATENATE(&quot;new Ciudad{Codigo=&quot;&quot;&quot;;[.H159];&quot;&quot;&quot;,Nombre=&quot;&quot;&quot;;[.I159];&quot;&quot;&quot;},&quot;)" office:value-type="string" office:string-value="new Ciudad{Codigo=&quot;41132&quot;,Nombre=&quot;Campoalegre&quot;},">
            <text:p>new Ciudad{Codigo="41132",Nombre="Campoalegre"},</text:p>
          </table:table-cell>
          <table:table-cell table:formula="of:=LEN([.B159])" office:value-type="float" office:value="11">
            <text:p>11</text:p>
          </table:table-cell>
        </table:table-row>
        <table:table-row table:style-name="ro2">
          <table:table-cell table:style-name="ce1" office:value-type="float" office:value="15135">
            <text:p>15135</text:p>
          </table:table-cell>
          <table:table-cell table:style-name="ce2" office:value-type="string">
            <text:p>CAMPOHERMOSO</text:p>
          </table:table-cell>
          <table:table-cell table:style-name="ce1" office:value-type="string">
            <text:p>Boyacá</text:p>
          </table:table-cell>
          <table:table-cell table:formula="of:=LOWER([.B160])" office:value-type="string" office:string-value="campohermoso">
            <text:p>campohermoso</text:p>
          </table:table-cell>
          <table:table-cell table:formula="of:=PROPER([.D160])" office:value-type="string" office:string-value="Campohermoso">
            <text:p>Campohermoso</text:p>
          </table:table-cell>
          <table:table-cell table:formula="of:=LEN([.A160])" office:value-type="float" office:value="5">
            <text:p>5</text:p>
          </table:table-cell>
          <table:table-cell table:formula="of:=IF([.F160]=5;[.A160];CONCATENATE(&quot;0&quot;;[.A160]))" office:value-type="float" office:value="15135">
            <text:p>15135</text:p>
          </table:table-cell>
          <table:table-cell office:value-type="float" office:value="15135">
            <text:p>15135</text:p>
          </table:table-cell>
          <table:table-cell office:value-type="string">
            <text:p>Campohermoso</text:p>
          </table:table-cell>
          <table:table-cell table:formula="of:=(CONCATENATE(&quot;insert into `Ciudad`(`Nombre`,`Codigo`) values('&quot;;[.I160];&quot;','&quot;;[.H160];&quot;');&quot;))" office:value-type="string" office:string-value="insert into `Ciudad`(`Nombre`,`Codigo`) values('Campohermoso','15135');">
            <text:p>insert into `Ciudad`(`Nombre`,`Codigo`) values('Campohermoso','15135');</text:p>
          </table:table-cell>
          <table:table-cell table:formula="of:=CONCATENATE(&quot;new Ciudad{Codigo=&quot;&quot;&quot;;[.H160];&quot;&quot;&quot;,Nombre=&quot;&quot;&quot;;[.I160];&quot;&quot;&quot;},&quot;)" office:value-type="string" office:string-value="new Ciudad{Codigo=&quot;15135&quot;,Nombre=&quot;Campohermoso&quot;},">
            <text:p>new Ciudad{Codigo="15135",Nombre="Campohermoso"},</text:p>
          </table:table-cell>
          <table:table-cell table:formula="of:=LEN([.B160])" office:value-type="float" office:value="12">
            <text:p>12</text:p>
          </table:table-cell>
        </table:table-row>
        <table:table-row table:style-name="ro2">
          <table:table-cell table:style-name="ce1" office:value-type="float" office:value="23090">
            <text:p>23090</text:p>
          </table:table-cell>
          <table:table-cell table:style-name="ce2" office:value-type="string">
            <text:p>CANALETE</text:p>
          </table:table-cell>
          <table:table-cell table:style-name="ce1" office:value-type="string">
            <text:p>Córdoba</text:p>
          </table:table-cell>
          <table:table-cell table:formula="of:=LOWER([.B161])" office:value-type="string" office:string-value="canalete">
            <text:p>canalete</text:p>
          </table:table-cell>
          <table:table-cell table:formula="of:=PROPER([.D161])" office:value-type="string" office:string-value="Canalete">
            <text:p>Canalete</text:p>
          </table:table-cell>
          <table:table-cell table:formula="of:=LEN([.A161])" office:value-type="float" office:value="5">
            <text:p>5</text:p>
          </table:table-cell>
          <table:table-cell table:formula="of:=IF([.F161]=5;[.A161];CONCATENATE(&quot;0&quot;;[.A161]))" office:value-type="float" office:value="23090">
            <text:p>23090</text:p>
          </table:table-cell>
          <table:table-cell office:value-type="float" office:value="23090">
            <text:p>23090</text:p>
          </table:table-cell>
          <table:table-cell office:value-type="string">
            <text:p>Canalete</text:p>
          </table:table-cell>
          <table:table-cell table:formula="of:=(CONCATENATE(&quot;insert into `Ciudad`(`Nombre`,`Codigo`) values('&quot;;[.I161];&quot;','&quot;;[.H161];&quot;');&quot;))" office:value-type="string" office:string-value="insert into `Ciudad`(`Nombre`,`Codigo`) values('Canalete','23090');">
            <text:p>insert into `Ciudad`(`Nombre`,`Codigo`) values('Canalete','23090');</text:p>
          </table:table-cell>
          <table:table-cell table:formula="of:=CONCATENATE(&quot;new Ciudad{Codigo=&quot;&quot;&quot;;[.H161];&quot;&quot;&quot;,Nombre=&quot;&quot;&quot;;[.I161];&quot;&quot;&quot;},&quot;)" office:value-type="string" office:string-value="new Ciudad{Codigo=&quot;23090&quot;,Nombre=&quot;Canalete&quot;},">
            <text:p>new Ciudad{Codigo="23090",Nombre="Canalete"},</text:p>
          </table:table-cell>
          <table:table-cell table:formula="of:=LEN([.B161])" office:value-type="float" office:value="8">
            <text:p>8</text:p>
          </table:table-cell>
        </table:table-row>
        <table:table-row table:style-name="ro2">
          <table:table-cell table:style-name="ce1" office:value-type="float" office:value="8141">
            <text:p>8141</text:p>
          </table:table-cell>
          <table:table-cell table:style-name="ce2" office:value-type="string">
            <text:p>CANDELARIA</text:p>
          </table:table-cell>
          <table:table-cell table:style-name="ce1" office:value-type="string">
            <text:p>Atlántico</text:p>
          </table:table-cell>
          <table:table-cell table:formula="of:=LOWER([.B162])" office:value-type="string" office:string-value="candelaria">
            <text:p>candelaria</text:p>
          </table:table-cell>
          <table:table-cell table:formula="of:=PROPER([.D162])" office:value-type="string" office:string-value="Candelaria">
            <text:p>Candelaria</text:p>
          </table:table-cell>
          <table:table-cell table:formula="of:=LEN([.A162])" office:value-type="float" office:value="4">
            <text:p>4</text:p>
          </table:table-cell>
          <table:table-cell table:formula="of:=IF([.F162]=5;[.A162];CONCATENATE(&quot;0&quot;;[.A162]))" office:value-type="string" office:string-value="08141">
            <text:p>08141</text:p>
          </table:table-cell>
          <table:table-cell office:value-type="string">
            <text:p>08141</text:p>
          </table:table-cell>
          <table:table-cell office:value-type="string">
            <text:p>Candelaria</text:p>
          </table:table-cell>
          <table:table-cell table:formula="of:=(CONCATENATE(&quot;insert into `Ciudad`(`Nombre`,`Codigo`) values('&quot;;[.I162];&quot;','&quot;;[.H162];&quot;');&quot;))" office:value-type="string" office:string-value="insert into `Ciudad`(`Nombre`,`Codigo`) values('Candelaria','08141');">
            <text:p>insert into `Ciudad`(`Nombre`,`Codigo`) values('Candelaria','08141');</text:p>
          </table:table-cell>
          <table:table-cell table:formula="of:=CONCATENATE(&quot;new Ciudad{Codigo=&quot;&quot;&quot;;[.H162];&quot;&quot;&quot;,Nombre=&quot;&quot;&quot;;[.I162];&quot;&quot;&quot;},&quot;)" office:value-type="string" office:string-value="new Ciudad{Codigo=&quot;08141&quot;,Nombre=&quot;Candelaria&quot;},">
            <text:p>new Ciudad{Codigo="08141",Nombre="Candelaria"},</text:p>
          </table:table-cell>
          <table:table-cell table:formula="of:=LEN([.B162])" office:value-type="float" office:value="10">
            <text:p>10</text:p>
          </table:table-cell>
        </table:table-row>
        <table:table-row table:style-name="ro2">
          <table:table-cell table:style-name="ce1" office:value-type="float" office:value="76130">
            <text:p>76130</text:p>
          </table:table-cell>
          <table:table-cell table:style-name="ce2" office:value-type="string">
            <text:p>CANDELARIA</text:p>
          </table:table-cell>
          <table:table-cell table:style-name="ce1" office:value-type="string">
            <text:p>Valle del Cauca</text:p>
          </table:table-cell>
          <table:table-cell table:formula="of:=LOWER([.B163])" office:value-type="string" office:string-value="candelaria">
            <text:p>candelaria</text:p>
          </table:table-cell>
          <table:table-cell table:formula="of:=PROPER([.D163])" office:value-type="string" office:string-value="Candelaria">
            <text:p>Candelaria</text:p>
          </table:table-cell>
          <table:table-cell table:formula="of:=LEN([.A163])" office:value-type="float" office:value="5">
            <text:p>5</text:p>
          </table:table-cell>
          <table:table-cell table:formula="of:=IF([.F163]=5;[.A163];CONCATENATE(&quot;0&quot;;[.A163]))" office:value-type="float" office:value="76130">
            <text:p>76130</text:p>
          </table:table-cell>
          <table:table-cell office:value-type="float" office:value="76130">
            <text:p>76130</text:p>
          </table:table-cell>
          <table:table-cell office:value-type="string">
            <text:p>Candelaria</text:p>
          </table:table-cell>
          <table:table-cell table:formula="of:=(CONCATENATE(&quot;insert into `Ciudad`(`Nombre`,`Codigo`) values('&quot;;[.I163];&quot;','&quot;;[.H163];&quot;');&quot;))" office:value-type="string" office:string-value="insert into `Ciudad`(`Nombre`,`Codigo`) values('Candelaria','76130');">
            <text:p>insert into `Ciudad`(`Nombre`,`Codigo`) values('Candelaria','76130');</text:p>
          </table:table-cell>
          <table:table-cell table:formula="of:=CONCATENATE(&quot;new Ciudad{Codigo=&quot;&quot;&quot;;[.H163];&quot;&quot;&quot;,Nombre=&quot;&quot;&quot;;[.I163];&quot;&quot;&quot;},&quot;)" office:value-type="string" office:string-value="new Ciudad{Codigo=&quot;76130&quot;,Nombre=&quot;Candelaria&quot;},">
            <text:p>new Ciudad{Codigo="76130",Nombre="Candelaria"},</text:p>
          </table:table-cell>
          <table:table-cell table:formula="of:=LEN([.B163])" office:value-type="float" office:value="10">
            <text:p>10</text:p>
          </table:table-cell>
        </table:table-row>
        <table:table-row table:style-name="ro2">
          <table:table-cell table:style-name="ce1" office:value-type="float" office:value="13160">
            <text:p>13160</text:p>
          </table:table-cell>
          <table:table-cell table:style-name="ce2" office:value-type="string">
            <text:p>CANTAGALLO</text:p>
          </table:table-cell>
          <table:table-cell table:style-name="ce1" office:value-type="string">
            <text:p>Bolívar</text:p>
          </table:table-cell>
          <table:table-cell table:formula="of:=LOWER([.B164])" office:value-type="string" office:string-value="cantagallo">
            <text:p>cantagallo</text:p>
          </table:table-cell>
          <table:table-cell table:formula="of:=PROPER([.D164])" office:value-type="string" office:string-value="Cantagallo">
            <text:p>Cantagallo</text:p>
          </table:table-cell>
          <table:table-cell table:formula="of:=LEN([.A164])" office:value-type="float" office:value="5">
            <text:p>5</text:p>
          </table:table-cell>
          <table:table-cell table:formula="of:=IF([.F164]=5;[.A164];CONCATENATE(&quot;0&quot;;[.A164]))" office:value-type="float" office:value="13160">
            <text:p>13160</text:p>
          </table:table-cell>
          <table:table-cell office:value-type="float" office:value="13160">
            <text:p>13160</text:p>
          </table:table-cell>
          <table:table-cell office:value-type="string">
            <text:p>Cantagallo</text:p>
          </table:table-cell>
          <table:table-cell table:formula="of:=(CONCATENATE(&quot;insert into `Ciudad`(`Nombre`,`Codigo`) values('&quot;;[.I164];&quot;','&quot;;[.H164];&quot;');&quot;))" office:value-type="string" office:string-value="insert into `Ciudad`(`Nombre`,`Codigo`) values('Cantagallo','13160');">
            <text:p>insert into `Ciudad`(`Nombre`,`Codigo`) values('Cantagallo','13160');</text:p>
          </table:table-cell>
          <table:table-cell table:formula="of:=CONCATENATE(&quot;new Ciudad{Codigo=&quot;&quot;&quot;;[.H164];&quot;&quot;&quot;,Nombre=&quot;&quot;&quot;;[.I164];&quot;&quot;&quot;},&quot;)" office:value-type="string" office:string-value="new Ciudad{Codigo=&quot;13160&quot;,Nombre=&quot;Cantagallo&quot;},">
            <text:p>new Ciudad{Codigo="13160",Nombre="Cantagallo"},</text:p>
          </table:table-cell>
          <table:table-cell table:formula="of:=LEN([.B164])" office:value-type="float" office:value="10">
            <text:p>10</text:p>
          </table:table-cell>
        </table:table-row>
        <table:table-row table:style-name="ro2">
          <table:table-cell table:style-name="ce1" office:value-type="float" office:value="5138">
            <text:p>5138</text:p>
          </table:table-cell>
          <table:table-cell table:style-name="ce2" office:value-type="string">
            <text:p>CAÑASGORDAS</text:p>
          </table:table-cell>
          <table:table-cell table:style-name="ce1" office:value-type="string">
            <text:p>Antioquia</text:p>
          </table:table-cell>
          <table:table-cell table:formula="of:=LOWER([.B165])" office:value-type="string" office:string-value="cañasgordas">
            <text:p>cañasgordas</text:p>
          </table:table-cell>
          <table:table-cell table:formula="of:=PROPER([.D165])" office:value-type="string" office:string-value="Cañasgordas">
            <text:p>Cañasgordas</text:p>
          </table:table-cell>
          <table:table-cell table:formula="of:=LEN([.A165])" office:value-type="float" office:value="4">
            <text:p>4</text:p>
          </table:table-cell>
          <table:table-cell table:formula="of:=IF([.F165]=5;[.A165];CONCATENATE(&quot;0&quot;;[.A165]))" office:value-type="string" office:string-value="05138">
            <text:p>05138</text:p>
          </table:table-cell>
          <table:table-cell office:value-type="string">
            <text:p>05138</text:p>
          </table:table-cell>
          <table:table-cell office:value-type="string">
            <text:p>Cañasgordas</text:p>
          </table:table-cell>
          <table:table-cell table:formula="of:=(CONCATENATE(&quot;insert into `Ciudad`(`Nombre`,`Codigo`) values('&quot;;[.I165];&quot;','&quot;;[.H165];&quot;');&quot;))" office:value-type="string" office:string-value="insert into `Ciudad`(`Nombre`,`Codigo`) values('Cañasgordas','05138');">
            <text:p>insert into `Ciudad`(`Nombre`,`Codigo`) values('Cañasgordas','05138');</text:p>
          </table:table-cell>
          <table:table-cell table:formula="of:=CONCATENATE(&quot;new Ciudad{Codigo=&quot;&quot;&quot;;[.H165];&quot;&quot;&quot;,Nombre=&quot;&quot;&quot;;[.I165];&quot;&quot;&quot;},&quot;)" office:value-type="string" office:string-value="new Ciudad{Codigo=&quot;05138&quot;,Nombre=&quot;Cañasgordas&quot;},">
            <text:p>new Ciudad{Codigo="05138",Nombre="Cañasgordas"},</text:p>
          </table:table-cell>
          <table:table-cell table:formula="of:=LEN([.B165])" office:value-type="float" office:value="11">
            <text:p>11</text:p>
          </table:table-cell>
        </table:table-row>
        <table:table-row table:style-name="ro2">
          <table:table-cell table:style-name="ce1" office:value-type="float" office:value="25148">
            <text:p>25148</text:p>
          </table:table-cell>
          <table:table-cell table:style-name="ce2" office:value-type="string">
            <text:p>CAPARRAPÍ</text:p>
          </table:table-cell>
          <table:table-cell table:style-name="ce1" office:value-type="string">
            <text:p>Cundinamarca</text:p>
          </table:table-cell>
          <table:table-cell table:formula="of:=LOWER([.B166])" office:value-type="string" office:string-value="caparrapí">
            <text:p>caparrapí</text:p>
          </table:table-cell>
          <table:table-cell table:formula="of:=PROPER([.D166])" office:value-type="string" office:string-value="Caparrapí">
            <text:p>Caparrapí</text:p>
          </table:table-cell>
          <table:table-cell table:formula="of:=LEN([.A166])" office:value-type="float" office:value="5">
            <text:p>5</text:p>
          </table:table-cell>
          <table:table-cell table:formula="of:=IF([.F166]=5;[.A166];CONCATENATE(&quot;0&quot;;[.A166]))" office:value-type="float" office:value="25148">
            <text:p>25148</text:p>
          </table:table-cell>
          <table:table-cell office:value-type="float" office:value="25148">
            <text:p>25148</text:p>
          </table:table-cell>
          <table:table-cell office:value-type="string">
            <text:p>Caparrapí</text:p>
          </table:table-cell>
          <table:table-cell table:formula="of:=(CONCATENATE(&quot;insert into `Ciudad`(`Nombre`,`Codigo`) values('&quot;;[.I166];&quot;','&quot;;[.H166];&quot;');&quot;))" office:value-type="string" office:string-value="insert into `Ciudad`(`Nombre`,`Codigo`) values('Caparrapí','25148');">
            <text:p>insert into `Ciudad`(`Nombre`,`Codigo`) values('Caparrapí','25148');</text:p>
          </table:table-cell>
          <table:table-cell table:formula="of:=CONCATENATE(&quot;new Ciudad{Codigo=&quot;&quot;&quot;;[.H166];&quot;&quot;&quot;,Nombre=&quot;&quot;&quot;;[.I166];&quot;&quot;&quot;},&quot;)" office:value-type="string" office:string-value="new Ciudad{Codigo=&quot;25148&quot;,Nombre=&quot;Caparrapí&quot;},">
            <text:p>new Ciudad{Codigo="25148",Nombre="Caparrapí"},</text:p>
          </table:table-cell>
          <table:table-cell table:formula="of:=LEN([.B166])" office:value-type="float" office:value="9">
            <text:p>9</text:p>
          </table:table-cell>
        </table:table-row>
        <table:table-row table:style-name="ro2">
          <table:table-cell table:style-name="ce1" office:value-type="float" office:value="68147">
            <text:p>68147</text:p>
          </table:table-cell>
          <table:table-cell table:style-name="ce2" office:value-type="string">
            <text:p>CAPITANEJO</text:p>
          </table:table-cell>
          <table:table-cell table:style-name="ce1" office:value-type="string">
            <text:p>Santander</text:p>
          </table:table-cell>
          <table:table-cell table:formula="of:=LOWER([.B167])" office:value-type="string" office:string-value="capitanejo">
            <text:p>capitanejo</text:p>
          </table:table-cell>
          <table:table-cell table:formula="of:=PROPER([.D167])" office:value-type="string" office:string-value="Capitanejo">
            <text:p>Capitanejo</text:p>
          </table:table-cell>
          <table:table-cell table:formula="of:=LEN([.A167])" office:value-type="float" office:value="5">
            <text:p>5</text:p>
          </table:table-cell>
          <table:table-cell table:formula="of:=IF([.F167]=5;[.A167];CONCATENATE(&quot;0&quot;;[.A167]))" office:value-type="float" office:value="68147">
            <text:p>68147</text:p>
          </table:table-cell>
          <table:table-cell office:value-type="float" office:value="68147">
            <text:p>68147</text:p>
          </table:table-cell>
          <table:table-cell office:value-type="string">
            <text:p>Capitanejo</text:p>
          </table:table-cell>
          <table:table-cell table:formula="of:=(CONCATENATE(&quot;insert into `Ciudad`(`Nombre`,`Codigo`) values('&quot;;[.I167];&quot;','&quot;;[.H167];&quot;');&quot;))" office:value-type="string" office:string-value="insert into `Ciudad`(`Nombre`,`Codigo`) values('Capitanejo','68147');">
            <text:p>insert into `Ciudad`(`Nombre`,`Codigo`) values('Capitanejo','68147');</text:p>
          </table:table-cell>
          <table:table-cell table:formula="of:=CONCATENATE(&quot;new Ciudad{Codigo=&quot;&quot;&quot;;[.H167];&quot;&quot;&quot;,Nombre=&quot;&quot;&quot;;[.I167];&quot;&quot;&quot;},&quot;)" office:value-type="string" office:string-value="new Ciudad{Codigo=&quot;68147&quot;,Nombre=&quot;Capitanejo&quot;},">
            <text:p>new Ciudad{Codigo="68147",Nombre="Capitanejo"},</text:p>
          </table:table-cell>
          <table:table-cell table:formula="of:=LEN([.B167])" office:value-type="float" office:value="10">
            <text:p>10</text:p>
          </table:table-cell>
        </table:table-row>
        <table:table-row table:style-name="ro2">
          <table:table-cell table:style-name="ce1" office:value-type="float" office:value="25151">
            <text:p>25151</text:p>
          </table:table-cell>
          <table:table-cell table:style-name="ce2" office:value-type="string">
            <text:p>CAQUEZA</text:p>
          </table:table-cell>
          <table:table-cell table:style-name="ce1" office:value-type="string">
            <text:p>Cundinamarca</text:p>
          </table:table-cell>
          <table:table-cell table:formula="of:=LOWER([.B168])" office:value-type="string" office:string-value="caqueza">
            <text:p>caqueza</text:p>
          </table:table-cell>
          <table:table-cell table:formula="of:=PROPER([.D168])" office:value-type="string" office:string-value="Caqueza">
            <text:p>Caqueza</text:p>
          </table:table-cell>
          <table:table-cell table:formula="of:=LEN([.A168])" office:value-type="float" office:value="5">
            <text:p>5</text:p>
          </table:table-cell>
          <table:table-cell table:formula="of:=IF([.F168]=5;[.A168];CONCATENATE(&quot;0&quot;;[.A168]))" office:value-type="float" office:value="25151">
            <text:p>25151</text:p>
          </table:table-cell>
          <table:table-cell office:value-type="float" office:value="25151">
            <text:p>25151</text:p>
          </table:table-cell>
          <table:table-cell office:value-type="string">
            <text:p>Caqueza</text:p>
          </table:table-cell>
          <table:table-cell table:formula="of:=(CONCATENATE(&quot;insert into `Ciudad`(`Nombre`,`Codigo`) values('&quot;;[.I168];&quot;','&quot;;[.H168];&quot;');&quot;))" office:value-type="string" office:string-value="insert into `Ciudad`(`Nombre`,`Codigo`) values('Caqueza','25151');">
            <text:p>insert into `Ciudad`(`Nombre`,`Codigo`) values('Caqueza','25151');</text:p>
          </table:table-cell>
          <table:table-cell table:formula="of:=CONCATENATE(&quot;new Ciudad{Codigo=&quot;&quot;&quot;;[.H168];&quot;&quot;&quot;,Nombre=&quot;&quot;&quot;;[.I168];&quot;&quot;&quot;},&quot;)" office:value-type="string" office:string-value="new Ciudad{Codigo=&quot;25151&quot;,Nombre=&quot;Caqueza&quot;},">
            <text:p>new Ciudad{Codigo="25151",Nombre="Caqueza"},</text:p>
          </table:table-cell>
          <table:table-cell table:formula="of:=LEN([.B168])" office:value-type="float" office:value="7">
            <text:p>7</text:p>
          </table:table-cell>
        </table:table-row>
        <table:table-row table:style-name="ro2">
          <table:table-cell table:style-name="ce1" office:value-type="float" office:value="5142">
            <text:p>5142</text:p>
          </table:table-cell>
          <table:table-cell table:style-name="ce2" office:value-type="string">
            <text:p>CARACOLÍ</text:p>
          </table:table-cell>
          <table:table-cell table:style-name="ce1" office:value-type="string">
            <text:p>Antioquia</text:p>
          </table:table-cell>
          <table:table-cell table:formula="of:=LOWER([.B169])" office:value-type="string" office:string-value="caracolí">
            <text:p>caracolí</text:p>
          </table:table-cell>
          <table:table-cell table:formula="of:=PROPER([.D169])" office:value-type="string" office:string-value="Caracolí">
            <text:p>Caracolí</text:p>
          </table:table-cell>
          <table:table-cell table:formula="of:=LEN([.A169])" office:value-type="float" office:value="4">
            <text:p>4</text:p>
          </table:table-cell>
          <table:table-cell table:formula="of:=IF([.F169]=5;[.A169];CONCATENATE(&quot;0&quot;;[.A169]))" office:value-type="string" office:string-value="05142">
            <text:p>05142</text:p>
          </table:table-cell>
          <table:table-cell office:value-type="string">
            <text:p>05142</text:p>
          </table:table-cell>
          <table:table-cell office:value-type="string">
            <text:p>Caracolí</text:p>
          </table:table-cell>
          <table:table-cell table:formula="of:=(CONCATENATE(&quot;insert into `Ciudad`(`Nombre`,`Codigo`) values('&quot;;[.I169];&quot;','&quot;;[.H169];&quot;');&quot;))" office:value-type="string" office:string-value="insert into `Ciudad`(`Nombre`,`Codigo`) values('Caracolí','05142');">
            <text:p>insert into `Ciudad`(`Nombre`,`Codigo`) values('Caracolí','05142');</text:p>
          </table:table-cell>
          <table:table-cell table:formula="of:=CONCATENATE(&quot;new Ciudad{Codigo=&quot;&quot;&quot;;[.H169];&quot;&quot;&quot;,Nombre=&quot;&quot;&quot;;[.I169];&quot;&quot;&quot;},&quot;)" office:value-type="string" office:string-value="new Ciudad{Codigo=&quot;05142&quot;,Nombre=&quot;Caracolí&quot;},">
            <text:p>new Ciudad{Codigo="05142",Nombre="Caracolí"},</text:p>
          </table:table-cell>
          <table:table-cell table:formula="of:=LEN([.B169])" office:value-type="float" office:value="8">
            <text:p>8</text:p>
          </table:table-cell>
        </table:table-row>
        <table:table-row table:style-name="ro2">
          <table:table-cell table:style-name="ce1" office:value-type="float" office:value="5145">
            <text:p>5145</text:p>
          </table:table-cell>
          <table:table-cell table:style-name="ce2" office:value-type="string">
            <text:p>CARAMANTA</text:p>
          </table:table-cell>
          <table:table-cell table:style-name="ce1" office:value-type="string">
            <text:p>Antioquia</text:p>
          </table:table-cell>
          <table:table-cell table:formula="of:=LOWER([.B170])" office:value-type="string" office:string-value="caramanta">
            <text:p>caramanta</text:p>
          </table:table-cell>
          <table:table-cell table:formula="of:=PROPER([.D170])" office:value-type="string" office:string-value="Caramanta">
            <text:p>Caramanta</text:p>
          </table:table-cell>
          <table:table-cell table:formula="of:=LEN([.A170])" office:value-type="float" office:value="4">
            <text:p>4</text:p>
          </table:table-cell>
          <table:table-cell table:formula="of:=IF([.F170]=5;[.A170];CONCATENATE(&quot;0&quot;;[.A170]))" office:value-type="string" office:string-value="05145">
            <text:p>05145</text:p>
          </table:table-cell>
          <table:table-cell office:value-type="string">
            <text:p>05145</text:p>
          </table:table-cell>
          <table:table-cell office:value-type="string">
            <text:p>Caramanta</text:p>
          </table:table-cell>
          <table:table-cell table:formula="of:=(CONCATENATE(&quot;insert into `Ciudad`(`Nombre`,`Codigo`) values('&quot;;[.I170];&quot;','&quot;;[.H170];&quot;');&quot;))" office:value-type="string" office:string-value="insert into `Ciudad`(`Nombre`,`Codigo`) values('Caramanta','05145');">
            <text:p>insert into `Ciudad`(`Nombre`,`Codigo`) values('Caramanta','05145');</text:p>
          </table:table-cell>
          <table:table-cell table:formula="of:=CONCATENATE(&quot;new Ciudad{Codigo=&quot;&quot;&quot;;[.H170];&quot;&quot;&quot;,Nombre=&quot;&quot;&quot;;[.I170];&quot;&quot;&quot;},&quot;)" office:value-type="string" office:string-value="new Ciudad{Codigo=&quot;05145&quot;,Nombre=&quot;Caramanta&quot;},">
            <text:p>new Ciudad{Codigo="05145",Nombre="Caramanta"},</text:p>
          </table:table-cell>
          <table:table-cell table:formula="of:=LEN([.B170])" office:value-type="float" office:value="9">
            <text:p>9</text:p>
          </table:table-cell>
        </table:table-row>
        <table:table-row table:style-name="ro2">
          <table:table-cell table:style-name="ce1" office:value-type="float" office:value="68152">
            <text:p>68152</text:p>
          </table:table-cell>
          <table:table-cell table:style-name="ce2" office:value-type="string">
            <text:p>CARCASÍ</text:p>
          </table:table-cell>
          <table:table-cell table:style-name="ce1" office:value-type="string">
            <text:p>Santander</text:p>
          </table:table-cell>
          <table:table-cell table:formula="of:=LOWER([.B171])" office:value-type="string" office:string-value="carcasí">
            <text:p>carcasí</text:p>
          </table:table-cell>
          <table:table-cell table:formula="of:=PROPER([.D171])" office:value-type="string" office:string-value="Carcasí">
            <text:p>Carcasí</text:p>
          </table:table-cell>
          <table:table-cell table:formula="of:=LEN([.A171])" office:value-type="float" office:value="5">
            <text:p>5</text:p>
          </table:table-cell>
          <table:table-cell table:formula="of:=IF([.F171]=5;[.A171];CONCATENATE(&quot;0&quot;;[.A171]))" office:value-type="float" office:value="68152">
            <text:p>68152</text:p>
          </table:table-cell>
          <table:table-cell office:value-type="float" office:value="68152">
            <text:p>68152</text:p>
          </table:table-cell>
          <table:table-cell office:value-type="string">
            <text:p>Carcasí</text:p>
          </table:table-cell>
          <table:table-cell table:formula="of:=(CONCATENATE(&quot;insert into `Ciudad`(`Nombre`,`Codigo`) values('&quot;;[.I171];&quot;','&quot;;[.H171];&quot;');&quot;))" office:value-type="string" office:string-value="insert into `Ciudad`(`Nombre`,`Codigo`) values('Carcasí','68152');">
            <text:p>insert into `Ciudad`(`Nombre`,`Codigo`) values('Carcasí','68152');</text:p>
          </table:table-cell>
          <table:table-cell table:formula="of:=CONCATENATE(&quot;new Ciudad{Codigo=&quot;&quot;&quot;;[.H171];&quot;&quot;&quot;,Nombre=&quot;&quot;&quot;;[.I171];&quot;&quot;&quot;},&quot;)" office:value-type="string" office:string-value="new Ciudad{Codigo=&quot;68152&quot;,Nombre=&quot;Carcasí&quot;},">
            <text:p>new Ciudad{Codigo="68152",Nombre="Carcasí"},</text:p>
          </table:table-cell>
          <table:table-cell table:formula="of:=LEN([.B171])" office:value-type="float" office:value="7">
            <text:p>7</text:p>
          </table:table-cell>
        </table:table-row>
        <table:table-row table:style-name="ro2">
          <table:table-cell table:style-name="ce1" office:value-type="float" office:value="5147">
            <text:p>5147</text:p>
          </table:table-cell>
          <table:table-cell table:style-name="ce2" office:value-type="string">
            <text:p>CAREPA</text:p>
          </table:table-cell>
          <table:table-cell table:style-name="ce1" office:value-type="string">
            <text:p>Antioquia</text:p>
          </table:table-cell>
          <table:table-cell table:formula="of:=LOWER([.B172])" office:value-type="string" office:string-value="carepa">
            <text:p>carepa</text:p>
          </table:table-cell>
          <table:table-cell table:formula="of:=PROPER([.D172])" office:value-type="string" office:string-value="Carepa">
            <text:p>Carepa</text:p>
          </table:table-cell>
          <table:table-cell table:formula="of:=LEN([.A172])" office:value-type="float" office:value="4">
            <text:p>4</text:p>
          </table:table-cell>
          <table:table-cell table:formula="of:=IF([.F172]=5;[.A172];CONCATENATE(&quot;0&quot;;[.A172]))" office:value-type="string" office:string-value="05147">
            <text:p>05147</text:p>
          </table:table-cell>
          <table:table-cell office:value-type="string">
            <text:p>05147</text:p>
          </table:table-cell>
          <table:table-cell office:value-type="string">
            <text:p>Carepa</text:p>
          </table:table-cell>
          <table:table-cell table:formula="of:=(CONCATENATE(&quot;insert into `Ciudad`(`Nombre`,`Codigo`) values('&quot;;[.I172];&quot;','&quot;;[.H172];&quot;');&quot;))" office:value-type="string" office:string-value="insert into `Ciudad`(`Nombre`,`Codigo`) values('Carepa','05147');">
            <text:p>insert into `Ciudad`(`Nombre`,`Codigo`) values('Carepa','05147');</text:p>
          </table:table-cell>
          <table:table-cell table:formula="of:=CONCATENATE(&quot;new Ciudad{Codigo=&quot;&quot;&quot;;[.H172];&quot;&quot;&quot;,Nombre=&quot;&quot;&quot;;[.I172];&quot;&quot;&quot;},&quot;)" office:value-type="string" office:string-value="new Ciudad{Codigo=&quot;05147&quot;,Nombre=&quot;Carepa&quot;},">
            <text:p>new Ciudad{Codigo="05147",Nombre="Carepa"},</text:p>
          </table:table-cell>
          <table:table-cell table:formula="of:=LEN([.B172])" office:value-type="float" office:value="6">
            <text:p>6</text:p>
          </table:table-cell>
        </table:table-row>
        <table:table-row table:style-name="ro2">
          <table:table-cell table:style-name="ce1" office:value-type="float" office:value="73148">
            <text:p>73148</text:p>
          </table:table-cell>
          <table:table-cell table:style-name="ce2" office:value-type="string">
            <text:p>CARMEN DE APICALÁ</text:p>
          </table:table-cell>
          <table:table-cell table:style-name="ce1" office:value-type="string">
            <text:p>Tolima</text:p>
          </table:table-cell>
          <table:table-cell table:formula="of:=LOWER([.B173])" office:value-type="string" office:string-value="carmen de apicalá">
            <text:p>carmen de apicalá</text:p>
          </table:table-cell>
          <table:table-cell table:formula="of:=PROPER([.D173])" office:value-type="string" office:string-value="Carmen De Apicalá">
            <text:p>Carmen De Apicalá</text:p>
          </table:table-cell>
          <table:table-cell table:formula="of:=LEN([.A173])" office:value-type="float" office:value="5">
            <text:p>5</text:p>
          </table:table-cell>
          <table:table-cell table:formula="of:=IF([.F173]=5;[.A173];CONCATENATE(&quot;0&quot;;[.A173]))" office:value-type="float" office:value="73148">
            <text:p>73148</text:p>
          </table:table-cell>
          <table:table-cell office:value-type="float" office:value="73148">
            <text:p>73148</text:p>
          </table:table-cell>
          <table:table-cell office:value-type="string">
            <text:p>Carmen de Apicalá</text:p>
          </table:table-cell>
          <table:table-cell table:formula="of:=(CONCATENATE(&quot;insert into `Ciudad`(`Nombre`,`Codigo`) values('&quot;;[.I173];&quot;','&quot;;[.H173];&quot;');&quot;))" office:value-type="string" office:string-value="insert into `Ciudad`(`Nombre`,`Codigo`) values('Carmen de Apicalá','73148');">
            <text:p>insert into `Ciudad`(`Nombre`,`Codigo`) values('Carmen de Apicalá','73148');</text:p>
          </table:table-cell>
          <table:table-cell table:formula="of:=CONCATENATE(&quot;new Ciudad{Codigo=&quot;&quot;&quot;;[.H173];&quot;&quot;&quot;,Nombre=&quot;&quot;&quot;;[.I173];&quot;&quot;&quot;},&quot;)" office:value-type="string" office:string-value="new Ciudad{Codigo=&quot;73148&quot;,Nombre=&quot;Carmen de Apicalá&quot;},">
            <text:p>new Ciudad{Codigo="73148",Nombre="Carmen de Apicalá"},</text:p>
          </table:table-cell>
          <table:table-cell table:formula="of:=LEN([.B173])" office:value-type="float" office:value="17">
            <text:p>17</text:p>
          </table:table-cell>
        </table:table-row>
        <table:table-row table:style-name="ro2">
          <table:table-cell table:style-name="ce1" office:value-type="float" office:value="25154">
            <text:p>25154</text:p>
          </table:table-cell>
          <table:table-cell table:style-name="ce2" office:value-type="string">
            <text:p>CARMEN DE CARUPA</text:p>
          </table:table-cell>
          <table:table-cell table:style-name="ce1" office:value-type="string">
            <text:p>Cundinamarca</text:p>
          </table:table-cell>
          <table:table-cell table:formula="of:=LOWER([.B174])" office:value-type="string" office:string-value="carmen de carupa">
            <text:p>carmen de carupa</text:p>
          </table:table-cell>
          <table:table-cell table:formula="of:=PROPER([.D174])" office:value-type="string" office:string-value="Carmen De Carupa">
            <text:p>Carmen De Carupa</text:p>
          </table:table-cell>
          <table:table-cell table:formula="of:=LEN([.A174])" office:value-type="float" office:value="5">
            <text:p>5</text:p>
          </table:table-cell>
          <table:table-cell table:formula="of:=IF([.F174]=5;[.A174];CONCATENATE(&quot;0&quot;;[.A174]))" office:value-type="float" office:value="25154">
            <text:p>25154</text:p>
          </table:table-cell>
          <table:table-cell office:value-type="float" office:value="25154">
            <text:p>25154</text:p>
          </table:table-cell>
          <table:table-cell office:value-type="string">
            <text:p>Carmen de Carupa</text:p>
          </table:table-cell>
          <table:table-cell table:formula="of:=(CONCATENATE(&quot;insert into `Ciudad`(`Nombre`,`Codigo`) values('&quot;;[.I174];&quot;','&quot;;[.H174];&quot;');&quot;))" office:value-type="string" office:string-value="insert into `Ciudad`(`Nombre`,`Codigo`) values('Carmen de Carupa','25154');">
            <text:p>insert into `Ciudad`(`Nombre`,`Codigo`) values('Carmen de Carupa','25154');</text:p>
          </table:table-cell>
          <table:table-cell table:formula="of:=CONCATENATE(&quot;new Ciudad{Codigo=&quot;&quot;&quot;;[.H174];&quot;&quot;&quot;,Nombre=&quot;&quot;&quot;;[.I174];&quot;&quot;&quot;},&quot;)" office:value-type="string" office:string-value="new Ciudad{Codigo=&quot;25154&quot;,Nombre=&quot;Carmen de Carupa&quot;},">
            <text:p>new Ciudad{Codigo="25154",Nombre="Carmen de Carupa"},</text:p>
          </table:table-cell>
          <table:table-cell table:formula="of:=LEN([.B174])" office:value-type="float" office:value="16">
            <text:p>16</text:p>
          </table:table-cell>
        </table:table-row>
        <table:table-row table:style-name="ro2">
          <table:table-cell table:style-name="ce1" office:value-type="float" office:value="27150">
            <text:p>27150</text:p>
          </table:table-cell>
          <table:table-cell table:style-name="ce2" office:value-type="string">
            <text:p>CARMEN DEL DARIEN</text:p>
          </table:table-cell>
          <table:table-cell table:style-name="ce1" office:value-type="string">
            <text:p>Chocó</text:p>
          </table:table-cell>
          <table:table-cell table:formula="of:=LOWER([.B175])" office:value-type="string" office:string-value="carmen del darien">
            <text:p>carmen del darien</text:p>
          </table:table-cell>
          <table:table-cell table:formula="of:=PROPER([.D175])" office:value-type="string" office:string-value="Carmen Del Darien">
            <text:p>Carmen Del Darien</text:p>
          </table:table-cell>
          <table:table-cell table:formula="of:=LEN([.A175])" office:value-type="float" office:value="5">
            <text:p>5</text:p>
          </table:table-cell>
          <table:table-cell table:formula="of:=IF([.F175]=5;[.A175];CONCATENATE(&quot;0&quot;;[.A175]))" office:value-type="float" office:value="27150">
            <text:p>27150</text:p>
          </table:table-cell>
          <table:table-cell office:value-type="float" office:value="27150">
            <text:p>27150</text:p>
          </table:table-cell>
          <table:table-cell office:value-type="string">
            <text:p>Carmen del Darien</text:p>
          </table:table-cell>
          <table:table-cell table:formula="of:=(CONCATENATE(&quot;insert into `Ciudad`(`Nombre`,`Codigo`) values('&quot;;[.I175];&quot;','&quot;;[.H175];&quot;');&quot;))" office:value-type="string" office:string-value="insert into `Ciudad`(`Nombre`,`Codigo`) values('Carmen del Darien','27150');">
            <text:p>insert into `Ciudad`(`Nombre`,`Codigo`) values('Carmen del Darien','27150');</text:p>
          </table:table-cell>
          <table:table-cell table:formula="of:=CONCATENATE(&quot;new Ciudad{Codigo=&quot;&quot;&quot;;[.H175];&quot;&quot;&quot;,Nombre=&quot;&quot;&quot;;[.I175];&quot;&quot;&quot;},&quot;)" office:value-type="string" office:string-value="new Ciudad{Codigo=&quot;27150&quot;,Nombre=&quot;Carmen del Darien&quot;},">
            <text:p>new Ciudad{Codigo="27150",Nombre="Carmen del Darien"},</text:p>
          </table:table-cell>
          <table:table-cell table:formula="of:=LEN([.B175])" office:value-type="float" office:value="17">
            <text:p>17</text:p>
          </table:table-cell>
        </table:table-row>
        <table:table-row table:style-name="ro2">
          <table:table-cell table:style-name="ce1" office:value-type="float" office:value="5150">
            <text:p>5150</text:p>
          </table:table-cell>
          <table:table-cell table:style-name="ce2" office:value-type="string">
            <text:p>CAROLINA</text:p>
          </table:table-cell>
          <table:table-cell table:style-name="ce1" office:value-type="string">
            <text:p>Antioquia</text:p>
          </table:table-cell>
          <table:table-cell table:formula="of:=LOWER([.B176])" office:value-type="string" office:string-value="carolina">
            <text:p>carolina</text:p>
          </table:table-cell>
          <table:table-cell table:formula="of:=PROPER([.D176])" office:value-type="string" office:string-value="Carolina">
            <text:p>Carolina</text:p>
          </table:table-cell>
          <table:table-cell table:formula="of:=LEN([.A176])" office:value-type="float" office:value="4">
            <text:p>4</text:p>
          </table:table-cell>
          <table:table-cell table:formula="of:=IF([.F176]=5;[.A176];CONCATENATE(&quot;0&quot;;[.A176]))" office:value-type="string" office:string-value="05150">
            <text:p>05150</text:p>
          </table:table-cell>
          <table:table-cell office:value-type="string">
            <text:p>05150</text:p>
          </table:table-cell>
          <table:table-cell office:value-type="string">
            <text:p>Carolina</text:p>
          </table:table-cell>
          <table:table-cell table:formula="of:=(CONCATENATE(&quot;insert into `Ciudad`(`Nombre`,`Codigo`) values('&quot;;[.I176];&quot;','&quot;;[.H176];&quot;');&quot;))" office:value-type="string" office:string-value="insert into `Ciudad`(`Nombre`,`Codigo`) values('Carolina','05150');">
            <text:p>insert into `Ciudad`(`Nombre`,`Codigo`) values('Carolina','05150');</text:p>
          </table:table-cell>
          <table:table-cell table:formula="of:=CONCATENATE(&quot;new Ciudad{Codigo=&quot;&quot;&quot;;[.H176];&quot;&quot;&quot;,Nombre=&quot;&quot;&quot;;[.I176];&quot;&quot;&quot;},&quot;)" office:value-type="string" office:string-value="new Ciudad{Codigo=&quot;05150&quot;,Nombre=&quot;Carolina&quot;},">
            <text:p>new Ciudad{Codigo="05150",Nombre="Carolina"},</text:p>
          </table:table-cell>
          <table:table-cell table:formula="of:=LEN([.B176])" office:value-type="float" office:value="8">
            <text:p>8</text:p>
          </table:table-cell>
        </table:table-row>
        <table:table-row table:style-name="ro2">
          <table:table-cell table:style-name="ce1" office:value-type="float" office:value="13001">
            <text:p>13001</text:p>
          </table:table-cell>
          <table:table-cell table:style-name="ce2" office:value-type="string">
            <text:p>CARTAGENA</text:p>
          </table:table-cell>
          <table:table-cell table:style-name="ce1" office:value-type="string">
            <text:p>Bolívar</text:p>
          </table:table-cell>
          <table:table-cell table:formula="of:=LOWER([.B177])" office:value-type="string" office:string-value="cartagena">
            <text:p>cartagena</text:p>
          </table:table-cell>
          <table:table-cell table:formula="of:=PROPER([.D177])" office:value-type="string" office:string-value="Cartagena">
            <text:p>Cartagena</text:p>
          </table:table-cell>
          <table:table-cell table:formula="of:=LEN([.A177])" office:value-type="float" office:value="5">
            <text:p>5</text:p>
          </table:table-cell>
          <table:table-cell table:formula="of:=IF([.F177]=5;[.A177];CONCATENATE(&quot;0&quot;;[.A177]))" office:value-type="float" office:value="13001">
            <text:p>13001</text:p>
          </table:table-cell>
          <table:table-cell office:value-type="float" office:value="13001">
            <text:p>13001</text:p>
          </table:table-cell>
          <table:table-cell office:value-type="string">
            <text:p>Cartagena</text:p>
          </table:table-cell>
          <table:table-cell table:formula="of:=(CONCATENATE(&quot;insert into `Ciudad`(`Nombre`,`Codigo`) values('&quot;;[.I177];&quot;','&quot;;[.H177];&quot;');&quot;))" office:value-type="string" office:string-value="insert into `Ciudad`(`Nombre`,`Codigo`) values('Cartagena','13001');">
            <text:p>insert into `Ciudad`(`Nombre`,`Codigo`) values('Cartagena','13001');</text:p>
          </table:table-cell>
          <table:table-cell table:formula="of:=CONCATENATE(&quot;new Ciudad{Codigo=&quot;&quot;&quot;;[.H177];&quot;&quot;&quot;,Nombre=&quot;&quot;&quot;;[.I177];&quot;&quot;&quot;},&quot;)" office:value-type="string" office:string-value="new Ciudad{Codigo=&quot;13001&quot;,Nombre=&quot;Cartagena&quot;},">
            <text:p>new Ciudad{Codigo="13001",Nombre="Cartagena"},</text:p>
          </table:table-cell>
          <table:table-cell table:formula="of:=LEN([.B177])" office:value-type="float" office:value="9">
            <text:p>9</text:p>
          </table:table-cell>
        </table:table-row>
        <table:table-row table:style-name="ro2">
          <table:table-cell table:style-name="ce1" office:value-type="float" office:value="18150">
            <text:p>18150</text:p>
          </table:table-cell>
          <table:table-cell table:style-name="ce2" office:value-type="string">
            <text:p>CARTAGENA DEL CHAIRÁ</text:p>
          </table:table-cell>
          <table:table-cell table:style-name="ce1" office:value-type="string">
            <text:p>Caquetá</text:p>
          </table:table-cell>
          <table:table-cell table:formula="of:=LOWER([.B178])" office:value-type="string" office:string-value="cartagena del chairá">
            <text:p>cartagena del chairá</text:p>
          </table:table-cell>
          <table:table-cell table:formula="of:=PROPER([.D178])" office:value-type="string" office:string-value="Cartagena Del Chairá">
            <text:p>Cartagena Del Chairá</text:p>
          </table:table-cell>
          <table:table-cell table:formula="of:=LEN([.A178])" office:value-type="float" office:value="5">
            <text:p>5</text:p>
          </table:table-cell>
          <table:table-cell table:formula="of:=IF([.F178]=5;[.A178];CONCATENATE(&quot;0&quot;;[.A178]))" office:value-type="float" office:value="18150">
            <text:p>18150</text:p>
          </table:table-cell>
          <table:table-cell office:value-type="float" office:value="18150">
            <text:p>18150</text:p>
          </table:table-cell>
          <table:table-cell office:value-type="string">
            <text:p>Cartagena del Chairá</text:p>
          </table:table-cell>
          <table:table-cell table:formula="of:=(CONCATENATE(&quot;insert into `Ciudad`(`Nombre`,`Codigo`) values('&quot;;[.I178];&quot;','&quot;;[.H178];&quot;');&quot;))" office:value-type="string" office:string-value="insert into `Ciudad`(`Nombre`,`Codigo`) values('Cartagena del Chairá','18150');">
            <text:p>insert into `Ciudad`(`Nombre`,`Codigo`) values('Cartagena del Chairá','18150');</text:p>
          </table:table-cell>
          <table:table-cell table:formula="of:=CONCATENATE(&quot;new Ciudad{Codigo=&quot;&quot;&quot;;[.H178];&quot;&quot;&quot;,Nombre=&quot;&quot;&quot;;[.I178];&quot;&quot;&quot;},&quot;)" office:value-type="string" office:string-value="new Ciudad{Codigo=&quot;18150&quot;,Nombre=&quot;Cartagena del Chairá&quot;},">
            <text:p>new Ciudad{Codigo="18150",Nombre="Cartagena del Chairá"},</text:p>
          </table:table-cell>
          <table:table-cell table:formula="of:=LEN([.B178])" office:value-type="float" office:value="20">
            <text:p>20</text:p>
          </table:table-cell>
        </table:table-row>
        <table:table-row table:style-name="ro2">
          <table:table-cell table:style-name="ce1" office:value-type="float" office:value="76147">
            <text:p>76147</text:p>
          </table:table-cell>
          <table:table-cell table:style-name="ce2" office:value-type="string">
            <text:p>CARTAGO</text:p>
          </table:table-cell>
          <table:table-cell table:style-name="ce1" office:value-type="string">
            <text:p>Valle del Cauca</text:p>
          </table:table-cell>
          <table:table-cell table:formula="of:=LOWER([.B179])" office:value-type="string" office:string-value="cartago">
            <text:p>cartago</text:p>
          </table:table-cell>
          <table:table-cell table:formula="of:=PROPER([.D179])" office:value-type="string" office:string-value="Cartago">
            <text:p>Cartago</text:p>
          </table:table-cell>
          <table:table-cell table:formula="of:=LEN([.A179])" office:value-type="float" office:value="5">
            <text:p>5</text:p>
          </table:table-cell>
          <table:table-cell table:formula="of:=IF([.F179]=5;[.A179];CONCATENATE(&quot;0&quot;;[.A179]))" office:value-type="float" office:value="76147">
            <text:p>76147</text:p>
          </table:table-cell>
          <table:table-cell office:value-type="float" office:value="76147">
            <text:p>76147</text:p>
          </table:table-cell>
          <table:table-cell office:value-type="string">
            <text:p>Cartago</text:p>
          </table:table-cell>
          <table:table-cell table:formula="of:=(CONCATENATE(&quot;insert into `Ciudad`(`Nombre`,`Codigo`) values('&quot;;[.I179];&quot;','&quot;;[.H179];&quot;');&quot;))" office:value-type="string" office:string-value="insert into `Ciudad`(`Nombre`,`Codigo`) values('Cartago','76147');">
            <text:p>insert into `Ciudad`(`Nombre`,`Codigo`) values('Cartago','76147');</text:p>
          </table:table-cell>
          <table:table-cell table:formula="of:=CONCATENATE(&quot;new Ciudad{Codigo=&quot;&quot;&quot;;[.H179];&quot;&quot;&quot;,Nombre=&quot;&quot;&quot;;[.I179];&quot;&quot;&quot;},&quot;)" office:value-type="string" office:string-value="new Ciudad{Codigo=&quot;76147&quot;,Nombre=&quot;Cartago&quot;},">
            <text:p>new Ciudad{Codigo="76147",Nombre="Cartago"},</text:p>
          </table:table-cell>
          <table:table-cell table:formula="of:=LEN([.B179])" office:value-type="float" office:value="7">
            <text:p>7</text:p>
          </table:table-cell>
        </table:table-row>
        <table:table-row table:style-name="ro2">
          <table:table-cell table:style-name="ce1" office:value-type="float" office:value="97161">
            <text:p>97161</text:p>
          </table:table-cell>
          <table:table-cell table:style-name="ce2" office:value-type="string">
            <text:p>CARURU</text:p>
          </table:table-cell>
          <table:table-cell table:style-name="ce1" office:value-type="string">
            <text:p>Vaupés</text:p>
          </table:table-cell>
          <table:table-cell table:formula="of:=LOWER([.B180])" office:value-type="string" office:string-value="caruru">
            <text:p>caruru</text:p>
          </table:table-cell>
          <table:table-cell table:formula="of:=PROPER([.D180])" office:value-type="string" office:string-value="Caruru">
            <text:p>Caruru</text:p>
          </table:table-cell>
          <table:table-cell table:formula="of:=LEN([.A180])" office:value-type="float" office:value="5">
            <text:p>5</text:p>
          </table:table-cell>
          <table:table-cell table:formula="of:=IF([.F180]=5;[.A180];CONCATENATE(&quot;0&quot;;[.A180]))" office:value-type="float" office:value="97161">
            <text:p>97161</text:p>
          </table:table-cell>
          <table:table-cell office:value-type="float" office:value="97161">
            <text:p>97161</text:p>
          </table:table-cell>
          <table:table-cell office:value-type="string">
            <text:p>Caruru</text:p>
          </table:table-cell>
          <table:table-cell table:formula="of:=(CONCATENATE(&quot;insert into `Ciudad`(`Nombre`,`Codigo`) values('&quot;;[.I180];&quot;','&quot;;[.H180];&quot;');&quot;))" office:value-type="string" office:string-value="insert into `Ciudad`(`Nombre`,`Codigo`) values('Caruru','97161');">
            <text:p>insert into `Ciudad`(`Nombre`,`Codigo`) values('Caruru','97161');</text:p>
          </table:table-cell>
          <table:table-cell table:formula="of:=CONCATENATE(&quot;new Ciudad{Codigo=&quot;&quot;&quot;;[.H180];&quot;&quot;&quot;,Nombre=&quot;&quot;&quot;;[.I180];&quot;&quot;&quot;},&quot;)" office:value-type="string" office:string-value="new Ciudad{Codigo=&quot;97161&quot;,Nombre=&quot;Caruru&quot;},">
            <text:p>new Ciudad{Codigo="97161",Nombre="Caruru"},</text:p>
          </table:table-cell>
          <table:table-cell table:formula="of:=LEN([.B180])" office:value-type="float" office:value="6">
            <text:p>6</text:p>
          </table:table-cell>
        </table:table-row>
        <table:table-row table:style-name="ro2">
          <table:table-cell table:style-name="ce1" office:value-type="float" office:value="73152">
            <text:p>73152</text:p>
          </table:table-cell>
          <table:table-cell table:style-name="ce2" office:value-type="string">
            <text:p>CASABIANCA</text:p>
          </table:table-cell>
          <table:table-cell table:style-name="ce1" office:value-type="string">
            <text:p>Tolima</text:p>
          </table:table-cell>
          <table:table-cell table:formula="of:=LOWER([.B181])" office:value-type="string" office:string-value="casabianca">
            <text:p>casabianca</text:p>
          </table:table-cell>
          <table:table-cell table:formula="of:=PROPER([.D181])" office:value-type="string" office:string-value="Casabianca">
            <text:p>Casabianca</text:p>
          </table:table-cell>
          <table:table-cell table:formula="of:=LEN([.A181])" office:value-type="float" office:value="5">
            <text:p>5</text:p>
          </table:table-cell>
          <table:table-cell table:formula="of:=IF([.F181]=5;[.A181];CONCATENATE(&quot;0&quot;;[.A181]))" office:value-type="float" office:value="73152">
            <text:p>73152</text:p>
          </table:table-cell>
          <table:table-cell office:value-type="float" office:value="73152">
            <text:p>73152</text:p>
          </table:table-cell>
          <table:table-cell office:value-type="string">
            <text:p>Casabianca</text:p>
          </table:table-cell>
          <table:table-cell table:formula="of:=(CONCATENATE(&quot;insert into `Ciudad`(`Nombre`,`Codigo`) values('&quot;;[.I181];&quot;','&quot;;[.H181];&quot;');&quot;))" office:value-type="string" office:string-value="insert into `Ciudad`(`Nombre`,`Codigo`) values('Casabianca','73152');">
            <text:p>insert into `Ciudad`(`Nombre`,`Codigo`) values('Casabianca','73152');</text:p>
          </table:table-cell>
          <table:table-cell table:formula="of:=CONCATENATE(&quot;new Ciudad{Codigo=&quot;&quot;&quot;;[.H181];&quot;&quot;&quot;,Nombre=&quot;&quot;&quot;;[.I181];&quot;&quot;&quot;},&quot;)" office:value-type="string" office:string-value="new Ciudad{Codigo=&quot;73152&quot;,Nombre=&quot;Casabianca&quot;},">
            <text:p>new Ciudad{Codigo="73152",Nombre="Casabianca"},</text:p>
          </table:table-cell>
          <table:table-cell table:formula="of:=LEN([.B181])" office:value-type="float" office:value="10">
            <text:p>10</text:p>
          </table:table-cell>
        </table:table-row>
        <table:table-row table:style-name="ro2">
          <table:table-cell table:style-name="ce1" office:value-type="float" office:value="50150">
            <text:p>50150</text:p>
          </table:table-cell>
          <table:table-cell table:style-name="ce2" office:value-type="string">
            <text:p>CASTILLA LA NUEVA</text:p>
          </table:table-cell>
          <table:table-cell table:style-name="ce1" office:value-type="string">
            <text:p>Meta</text:p>
          </table:table-cell>
          <table:table-cell table:formula="of:=LOWER([.B182])" office:value-type="string" office:string-value="castilla la nueva">
            <text:p>castilla la nueva</text:p>
          </table:table-cell>
          <table:table-cell table:formula="of:=PROPER([.D182])" office:value-type="string" office:string-value="Castilla La Nueva">
            <text:p>Castilla La Nueva</text:p>
          </table:table-cell>
          <table:table-cell table:formula="of:=LEN([.A182])" office:value-type="float" office:value="5">
            <text:p>5</text:p>
          </table:table-cell>
          <table:table-cell table:formula="of:=IF([.F182]=5;[.A182];CONCATENATE(&quot;0&quot;;[.A182]))" office:value-type="float" office:value="50150">
            <text:p>50150</text:p>
          </table:table-cell>
          <table:table-cell office:value-type="float" office:value="50150">
            <text:p>50150</text:p>
          </table:table-cell>
          <table:table-cell office:value-type="string">
            <text:p>Castilla La Nueva</text:p>
          </table:table-cell>
          <table:table-cell table:formula="of:=(CONCATENATE(&quot;insert into `Ciudad`(`Nombre`,`Codigo`) values('&quot;;[.I182];&quot;','&quot;;[.H182];&quot;');&quot;))" office:value-type="string" office:string-value="insert into `Ciudad`(`Nombre`,`Codigo`) values('Castilla La Nueva','50150');">
            <text:p>insert into `Ciudad`(`Nombre`,`Codigo`) values('Castilla La Nueva','50150');</text:p>
          </table:table-cell>
          <table:table-cell table:formula="of:=CONCATENATE(&quot;new Ciudad{Codigo=&quot;&quot;&quot;;[.H182];&quot;&quot;&quot;,Nombre=&quot;&quot;&quot;;[.I182];&quot;&quot;&quot;},&quot;)" office:value-type="string" office:string-value="new Ciudad{Codigo=&quot;50150&quot;,Nombre=&quot;Castilla La Nueva&quot;},">
            <text:p>new Ciudad{Codigo="50150",Nombre="Castilla La Nueva"},</text:p>
          </table:table-cell>
          <table:table-cell table:formula="of:=LEN([.B182])" office:value-type="float" office:value="17">
            <text:p>17</text:p>
          </table:table-cell>
        </table:table-row>
        <table:table-row table:style-name="ro2">
          <table:table-cell table:style-name="ce1" office:value-type="float" office:value="5154">
            <text:p>5154</text:p>
          </table:table-cell>
          <table:table-cell table:style-name="ce2" office:value-type="string">
            <text:p>CAUCASIA</text:p>
          </table:table-cell>
          <table:table-cell table:style-name="ce1" office:value-type="string">
            <text:p>Antioquia</text:p>
          </table:table-cell>
          <table:table-cell table:formula="of:=LOWER([.B183])" office:value-type="string" office:string-value="caucasia">
            <text:p>caucasia</text:p>
          </table:table-cell>
          <table:table-cell table:formula="of:=PROPER([.D183])" office:value-type="string" office:string-value="Caucasia">
            <text:p>Caucasia</text:p>
          </table:table-cell>
          <table:table-cell table:formula="of:=LEN([.A183])" office:value-type="float" office:value="4">
            <text:p>4</text:p>
          </table:table-cell>
          <table:table-cell table:formula="of:=IF([.F183]=5;[.A183];CONCATENATE(&quot;0&quot;;[.A183]))" office:value-type="string" office:string-value="05154">
            <text:p>05154</text:p>
          </table:table-cell>
          <table:table-cell office:value-type="string">
            <text:p>05154</text:p>
          </table:table-cell>
          <table:table-cell office:value-type="string">
            <text:p>Caucasia</text:p>
          </table:table-cell>
          <table:table-cell table:formula="of:=(CONCATENATE(&quot;insert into `Ciudad`(`Nombre`,`Codigo`) values('&quot;;[.I183];&quot;','&quot;;[.H183];&quot;');&quot;))" office:value-type="string" office:string-value="insert into `Ciudad`(`Nombre`,`Codigo`) values('Caucasia','05154');">
            <text:p>insert into `Ciudad`(`Nombre`,`Codigo`) values('Caucasia','05154');</text:p>
          </table:table-cell>
          <table:table-cell table:formula="of:=CONCATENATE(&quot;new Ciudad{Codigo=&quot;&quot;&quot;;[.H183];&quot;&quot;&quot;,Nombre=&quot;&quot;&quot;;[.I183];&quot;&quot;&quot;},&quot;)" office:value-type="string" office:string-value="new Ciudad{Codigo=&quot;05154&quot;,Nombre=&quot;Caucasia&quot;},">
            <text:p>new Ciudad{Codigo="05154",Nombre="Caucasia"},</text:p>
          </table:table-cell>
          <table:table-cell table:formula="of:=LEN([.B183])" office:value-type="float" office:value="8">
            <text:p>8</text:p>
          </table:table-cell>
        </table:table-row>
        <table:table-row table:style-name="ro2">
          <table:table-cell table:style-name="ce1" office:value-type="float" office:value="68160">
            <text:p>68160</text:p>
          </table:table-cell>
          <table:table-cell table:style-name="ce2" office:value-type="string">
            <text:p>CEPITÁ</text:p>
          </table:table-cell>
          <table:table-cell table:style-name="ce1" office:value-type="string">
            <text:p>Santander</text:p>
          </table:table-cell>
          <table:table-cell table:formula="of:=LOWER([.B184])" office:value-type="string" office:string-value="cepitá">
            <text:p>cepitá</text:p>
          </table:table-cell>
          <table:table-cell table:formula="of:=PROPER([.D184])" office:value-type="string" office:string-value="Cepitá">
            <text:p>Cepitá</text:p>
          </table:table-cell>
          <table:table-cell table:formula="of:=LEN([.A184])" office:value-type="float" office:value="5">
            <text:p>5</text:p>
          </table:table-cell>
          <table:table-cell table:formula="of:=IF([.F184]=5;[.A184];CONCATENATE(&quot;0&quot;;[.A184]))" office:value-type="float" office:value="68160">
            <text:p>68160</text:p>
          </table:table-cell>
          <table:table-cell office:value-type="float" office:value="68160">
            <text:p>68160</text:p>
          </table:table-cell>
          <table:table-cell office:value-type="string">
            <text:p>Cepitá</text:p>
          </table:table-cell>
          <table:table-cell table:formula="of:=(CONCATENATE(&quot;insert into `Ciudad`(`Nombre`,`Codigo`) values('&quot;;[.I184];&quot;','&quot;;[.H184];&quot;');&quot;))" office:value-type="string" office:string-value="insert into `Ciudad`(`Nombre`,`Codigo`) values('Cepitá','68160');">
            <text:p>insert into `Ciudad`(`Nombre`,`Codigo`) values('Cepitá','68160');</text:p>
          </table:table-cell>
          <table:table-cell table:formula="of:=CONCATENATE(&quot;new Ciudad{Codigo=&quot;&quot;&quot;;[.H184];&quot;&quot;&quot;,Nombre=&quot;&quot;&quot;;[.I184];&quot;&quot;&quot;},&quot;)" office:value-type="string" office:string-value="new Ciudad{Codigo=&quot;68160&quot;,Nombre=&quot;Cepitá&quot;},">
            <text:p>new Ciudad{Codigo="68160",Nombre="Cepitá"},</text:p>
          </table:table-cell>
          <table:table-cell table:formula="of:=LEN([.B184])" office:value-type="float" office:value="6">
            <text:p>6</text:p>
          </table:table-cell>
        </table:table-row>
        <table:table-row table:style-name="ro2">
          <table:table-cell table:style-name="ce1" office:value-type="float" office:value="23162">
            <text:p>23162</text:p>
          </table:table-cell>
          <table:table-cell table:style-name="ce2" office:value-type="string">
            <text:p>CERETÉ</text:p>
          </table:table-cell>
          <table:table-cell table:style-name="ce1" office:value-type="string">
            <text:p>Córdoba</text:p>
          </table:table-cell>
          <table:table-cell table:formula="of:=LOWER([.B185])" office:value-type="string" office:string-value="cereté">
            <text:p>cereté</text:p>
          </table:table-cell>
          <table:table-cell table:formula="of:=PROPER([.D185])" office:value-type="string" office:string-value="Cereté">
            <text:p>Cereté</text:p>
          </table:table-cell>
          <table:table-cell table:formula="of:=LEN([.A185])" office:value-type="float" office:value="5">
            <text:p>5</text:p>
          </table:table-cell>
          <table:table-cell table:formula="of:=IF([.F185]=5;[.A185];CONCATENATE(&quot;0&quot;;[.A185]))" office:value-type="float" office:value="23162">
            <text:p>23162</text:p>
          </table:table-cell>
          <table:table-cell office:value-type="float" office:value="23162">
            <text:p>23162</text:p>
          </table:table-cell>
          <table:table-cell office:value-type="string">
            <text:p>Cereté</text:p>
          </table:table-cell>
          <table:table-cell table:formula="of:=(CONCATENATE(&quot;insert into `Ciudad`(`Nombre`,`Codigo`) values('&quot;;[.I185];&quot;','&quot;;[.H185];&quot;');&quot;))" office:value-type="string" office:string-value="insert into `Ciudad`(`Nombre`,`Codigo`) values('Cereté','23162');">
            <text:p>insert into `Ciudad`(`Nombre`,`Codigo`) values('Cereté','23162');</text:p>
          </table:table-cell>
          <table:table-cell table:formula="of:=CONCATENATE(&quot;new Ciudad{Codigo=&quot;&quot;&quot;;[.H185];&quot;&quot;&quot;,Nombre=&quot;&quot;&quot;;[.I185];&quot;&quot;&quot;},&quot;)" office:value-type="string" office:string-value="new Ciudad{Codigo=&quot;23162&quot;,Nombre=&quot;Cereté&quot;},">
            <text:p>new Ciudad{Codigo="23162",Nombre="Cereté"},</text:p>
          </table:table-cell>
          <table:table-cell table:formula="of:=LEN([.B185])" office:value-type="float" office:value="6">
            <text:p>6</text:p>
          </table:table-cell>
        </table:table-row>
        <table:table-row table:style-name="ro2">
          <table:table-cell table:style-name="ce1" office:value-type="float" office:value="15162">
            <text:p>15162</text:p>
          </table:table-cell>
          <table:table-cell table:style-name="ce2" office:value-type="string">
            <text:p>CERINZA</text:p>
          </table:table-cell>
          <table:table-cell table:style-name="ce1" office:value-type="string">
            <text:p>Boyacá</text:p>
          </table:table-cell>
          <table:table-cell table:formula="of:=LOWER([.B186])" office:value-type="string" office:string-value="cerinza">
            <text:p>cerinza</text:p>
          </table:table-cell>
          <table:table-cell table:formula="of:=PROPER([.D186])" office:value-type="string" office:string-value="Cerinza">
            <text:p>Cerinza</text:p>
          </table:table-cell>
          <table:table-cell table:formula="of:=LEN([.A186])" office:value-type="float" office:value="5">
            <text:p>5</text:p>
          </table:table-cell>
          <table:table-cell table:formula="of:=IF([.F186]=5;[.A186];CONCATENATE(&quot;0&quot;;[.A186]))" office:value-type="float" office:value="15162">
            <text:p>15162</text:p>
          </table:table-cell>
          <table:table-cell office:value-type="float" office:value="15162">
            <text:p>15162</text:p>
          </table:table-cell>
          <table:table-cell office:value-type="string">
            <text:p>Cerinza</text:p>
          </table:table-cell>
          <table:table-cell table:formula="of:=(CONCATENATE(&quot;insert into `Ciudad`(`Nombre`,`Codigo`) values('&quot;;[.I186];&quot;','&quot;;[.H186];&quot;');&quot;))" office:value-type="string" office:string-value="insert into `Ciudad`(`Nombre`,`Codigo`) values('Cerinza','15162');">
            <text:p>insert into `Ciudad`(`Nombre`,`Codigo`) values('Cerinza','15162');</text:p>
          </table:table-cell>
          <table:table-cell table:formula="of:=CONCATENATE(&quot;new Ciudad{Codigo=&quot;&quot;&quot;;[.H186];&quot;&quot;&quot;,Nombre=&quot;&quot;&quot;;[.I186];&quot;&quot;&quot;},&quot;)" office:value-type="string" office:string-value="new Ciudad{Codigo=&quot;15162&quot;,Nombre=&quot;Cerinza&quot;},">
            <text:p>new Ciudad{Codigo="15162",Nombre="Cerinza"},</text:p>
          </table:table-cell>
          <table:table-cell table:formula="of:=LEN([.B186])" office:value-type="float" office:value="7">
            <text:p>7</text:p>
          </table:table-cell>
        </table:table-row>
        <table:table-row table:style-name="ro2">
          <table:table-cell table:style-name="ce1" office:value-type="float" office:value="68162">
            <text:p>68162</text:p>
          </table:table-cell>
          <table:table-cell table:style-name="ce2" office:value-type="string">
            <text:p>CERRITO</text:p>
          </table:table-cell>
          <table:table-cell table:style-name="ce1" office:value-type="string">
            <text:p>Santander</text:p>
          </table:table-cell>
          <table:table-cell table:formula="of:=LOWER([.B187])" office:value-type="string" office:string-value="cerrito">
            <text:p>cerrito</text:p>
          </table:table-cell>
          <table:table-cell table:formula="of:=PROPER([.D187])" office:value-type="string" office:string-value="Cerrito">
            <text:p>Cerrito</text:p>
          </table:table-cell>
          <table:table-cell table:formula="of:=LEN([.A187])" office:value-type="float" office:value="5">
            <text:p>5</text:p>
          </table:table-cell>
          <table:table-cell table:formula="of:=IF([.F187]=5;[.A187];CONCATENATE(&quot;0&quot;;[.A187]))" office:value-type="float" office:value="68162">
            <text:p>68162</text:p>
          </table:table-cell>
          <table:table-cell office:value-type="float" office:value="68162">
            <text:p>68162</text:p>
          </table:table-cell>
          <table:table-cell office:value-type="string">
            <text:p>Cerrito</text:p>
          </table:table-cell>
          <table:table-cell table:formula="of:=(CONCATENATE(&quot;insert into `Ciudad`(`Nombre`,`Codigo`) values('&quot;;[.I187];&quot;','&quot;;[.H187];&quot;');&quot;))" office:value-type="string" office:string-value="insert into `Ciudad`(`Nombre`,`Codigo`) values('Cerrito','68162');">
            <text:p>insert into `Ciudad`(`Nombre`,`Codigo`) values('Cerrito','68162');</text:p>
          </table:table-cell>
          <table:table-cell table:formula="of:=CONCATENATE(&quot;new Ciudad{Codigo=&quot;&quot;&quot;;[.H187];&quot;&quot;&quot;,Nombre=&quot;&quot;&quot;;[.I187];&quot;&quot;&quot;},&quot;)" office:value-type="string" office:string-value="new Ciudad{Codigo=&quot;68162&quot;,Nombre=&quot;Cerrito&quot;},">
            <text:p>new Ciudad{Codigo="68162",Nombre="Cerrito"},</text:p>
          </table:table-cell>
          <table:table-cell table:formula="of:=LEN([.B187])" office:value-type="float" office:value="7">
            <text:p>7</text:p>
          </table:table-cell>
        </table:table-row>
        <table:table-row table:style-name="ro2">
          <table:table-cell table:style-name="ce1" office:value-type="float" office:value="47161">
            <text:p>47161</text:p>
          </table:table-cell>
          <table:table-cell table:style-name="ce2" office:value-type="string">
            <text:p>CERRO SAN ANTONIO</text:p>
          </table:table-cell>
          <table:table-cell table:style-name="ce1" office:value-type="string">
            <text:p>Magdalena</text:p>
          </table:table-cell>
          <table:table-cell table:formula="of:=LOWER([.B188])" office:value-type="string" office:string-value="cerro san antonio">
            <text:p>cerro san antonio</text:p>
          </table:table-cell>
          <table:table-cell table:formula="of:=PROPER([.D188])" office:value-type="string" office:string-value="Cerro San Antonio">
            <text:p>Cerro San Antonio</text:p>
          </table:table-cell>
          <table:table-cell table:formula="of:=LEN([.A188])" office:value-type="float" office:value="5">
            <text:p>5</text:p>
          </table:table-cell>
          <table:table-cell table:formula="of:=IF([.F188]=5;[.A188];CONCATENATE(&quot;0&quot;;[.A188]))" office:value-type="float" office:value="47161">
            <text:p>47161</text:p>
          </table:table-cell>
          <table:table-cell office:value-type="float" office:value="47161">
            <text:p>47161</text:p>
          </table:table-cell>
          <table:table-cell office:value-type="string">
            <text:p>Cerro San Antonio</text:p>
          </table:table-cell>
          <table:table-cell table:formula="of:=(CONCATENATE(&quot;insert into `Ciudad`(`Nombre`,`Codigo`) values('&quot;;[.I188];&quot;','&quot;;[.H188];&quot;');&quot;))" office:value-type="string" office:string-value="insert into `Ciudad`(`Nombre`,`Codigo`) values('Cerro San Antonio','47161');">
            <text:p>insert into `Ciudad`(`Nombre`,`Codigo`) values('Cerro San Antonio','47161');</text:p>
          </table:table-cell>
          <table:table-cell table:formula="of:=CONCATENATE(&quot;new Ciudad{Codigo=&quot;&quot;&quot;;[.H188];&quot;&quot;&quot;,Nombre=&quot;&quot;&quot;;[.I188];&quot;&quot;&quot;},&quot;)" office:value-type="string" office:string-value="new Ciudad{Codigo=&quot;47161&quot;,Nombre=&quot;Cerro San Antonio&quot;},">
            <text:p>new Ciudad{Codigo="47161",Nombre="Cerro San Antonio"},</text:p>
          </table:table-cell>
          <table:table-cell table:formula="of:=LEN([.B188])" office:value-type="float" office:value="17">
            <text:p>17</text:p>
          </table:table-cell>
        </table:table-row>
        <table:table-row table:style-name="ro2">
          <table:table-cell table:style-name="ce1" office:value-type="float" office:value="27160">
            <text:p>27160</text:p>
          </table:table-cell>
          <table:table-cell table:style-name="ce2" office:value-type="string">
            <text:p>CÉRTEGUI</text:p>
          </table:table-cell>
          <table:table-cell table:style-name="ce1" office:value-type="string">
            <text:p>Chocó</text:p>
          </table:table-cell>
          <table:table-cell table:formula="of:=LOWER([.B189])" office:value-type="string" office:string-value="cértegui">
            <text:p>cértegui</text:p>
          </table:table-cell>
          <table:table-cell table:formula="of:=PROPER([.D189])" office:value-type="string" office:string-value="Cértegui">
            <text:p>Cértegui</text:p>
          </table:table-cell>
          <table:table-cell table:formula="of:=LEN([.A189])" office:value-type="float" office:value="5">
            <text:p>5</text:p>
          </table:table-cell>
          <table:table-cell table:formula="of:=IF([.F189]=5;[.A189];CONCATENATE(&quot;0&quot;;[.A189]))" office:value-type="float" office:value="27160">
            <text:p>27160</text:p>
          </table:table-cell>
          <table:table-cell office:value-type="float" office:value="27160">
            <text:p>27160</text:p>
          </table:table-cell>
          <table:table-cell office:value-type="string">
            <text:p>Cértegui</text:p>
          </table:table-cell>
          <table:table-cell table:formula="of:=(CONCATENATE(&quot;insert into `Ciudad`(`Nombre`,`Codigo`) values('&quot;;[.I189];&quot;','&quot;;[.H189];&quot;');&quot;))" office:value-type="string" office:string-value="insert into `Ciudad`(`Nombre`,`Codigo`) values('Cértegui','27160');">
            <text:p>insert into `Ciudad`(`Nombre`,`Codigo`) values('Cértegui','27160');</text:p>
          </table:table-cell>
          <table:table-cell table:formula="of:=CONCATENATE(&quot;new Ciudad{Codigo=&quot;&quot;&quot;;[.H189];&quot;&quot;&quot;,Nombre=&quot;&quot;&quot;;[.I189];&quot;&quot;&quot;},&quot;)" office:value-type="string" office:string-value="new Ciudad{Codigo=&quot;27160&quot;,Nombre=&quot;Cértegui&quot;},">
            <text:p>new Ciudad{Codigo="27160",Nombre="Cértegui"},</text:p>
          </table:table-cell>
          <table:table-cell table:formula="of:=LEN([.B189])" office:value-type="float" office:value="8">
            <text:p>8</text:p>
          </table:table-cell>
        </table:table-row>
        <table:table-row table:style-name="ro2">
          <table:table-cell table:style-name="ce1" office:value-type="float" office:value="52240">
            <text:p>52240</text:p>
          </table:table-cell>
          <table:table-cell table:style-name="ce2" office:value-type="string">
            <text:p>CHACHAGÜÍ</text:p>
          </table:table-cell>
          <table:table-cell table:style-name="ce1" office:value-type="string">
            <text:p>Nariño</text:p>
          </table:table-cell>
          <table:table-cell table:formula="of:=LOWER([.B190])" office:value-type="string" office:string-value="chachagüí">
            <text:p>chachagüí</text:p>
          </table:table-cell>
          <table:table-cell table:formula="of:=PROPER([.D190])" office:value-type="string" office:string-value="Chachagüí">
            <text:p>Chachagüí</text:p>
          </table:table-cell>
          <table:table-cell table:formula="of:=LEN([.A190])" office:value-type="float" office:value="5">
            <text:p>5</text:p>
          </table:table-cell>
          <table:table-cell table:formula="of:=IF([.F190]=5;[.A190];CONCATENATE(&quot;0&quot;;[.A190]))" office:value-type="float" office:value="52240">
            <text:p>52240</text:p>
          </table:table-cell>
          <table:table-cell office:value-type="float" office:value="52240">
            <text:p>52240</text:p>
          </table:table-cell>
          <table:table-cell office:value-type="string">
            <text:p>Chachagüí</text:p>
          </table:table-cell>
          <table:table-cell table:formula="of:=(CONCATENATE(&quot;insert into `Ciudad`(`Nombre`,`Codigo`) values('&quot;;[.I190];&quot;','&quot;;[.H190];&quot;');&quot;))" office:value-type="string" office:string-value="insert into `Ciudad`(`Nombre`,`Codigo`) values('Chachagüí','52240');">
            <text:p>insert into `Ciudad`(`Nombre`,`Codigo`) values('Chachagüí','52240');</text:p>
          </table:table-cell>
          <table:table-cell table:formula="of:=CONCATENATE(&quot;new Ciudad{Codigo=&quot;&quot;&quot;;[.H190];&quot;&quot;&quot;,Nombre=&quot;&quot;&quot;;[.I190];&quot;&quot;&quot;},&quot;)" office:value-type="string" office:string-value="new Ciudad{Codigo=&quot;52240&quot;,Nombre=&quot;Chachagüí&quot;},">
            <text:p>new Ciudad{Codigo="52240",Nombre="Chachagüí"},</text:p>
          </table:table-cell>
          <table:table-cell table:formula="of:=LEN([.B190])" office:value-type="float" office:value="9">
            <text:p>9</text:p>
          </table:table-cell>
        </table:table-row>
        <table:table-row table:style-name="ro2">
          <table:table-cell table:style-name="ce1" office:value-type="float" office:value="25168">
            <text:p>25168</text:p>
          </table:table-cell>
          <table:table-cell table:style-name="ce2" office:value-type="string">
            <text:p>CHAGUANÍ</text:p>
          </table:table-cell>
          <table:table-cell table:style-name="ce1" office:value-type="string">
            <text:p>Cundinamarca</text:p>
          </table:table-cell>
          <table:table-cell table:formula="of:=LOWER([.B191])" office:value-type="string" office:string-value="chaguaní">
            <text:p>chaguaní</text:p>
          </table:table-cell>
          <table:table-cell table:formula="of:=PROPER([.D191])" office:value-type="string" office:string-value="Chaguaní">
            <text:p>Chaguaní</text:p>
          </table:table-cell>
          <table:table-cell table:formula="of:=LEN([.A191])" office:value-type="float" office:value="5">
            <text:p>5</text:p>
          </table:table-cell>
          <table:table-cell table:formula="of:=IF([.F191]=5;[.A191];CONCATENATE(&quot;0&quot;;[.A191]))" office:value-type="float" office:value="25168">
            <text:p>25168</text:p>
          </table:table-cell>
          <table:table-cell office:value-type="float" office:value="25168">
            <text:p>25168</text:p>
          </table:table-cell>
          <table:table-cell office:value-type="string">
            <text:p>Chaguaní</text:p>
          </table:table-cell>
          <table:table-cell table:formula="of:=(CONCATENATE(&quot;insert into `Ciudad`(`Nombre`,`Codigo`) values('&quot;;[.I191];&quot;','&quot;;[.H191];&quot;');&quot;))" office:value-type="string" office:string-value="insert into `Ciudad`(`Nombre`,`Codigo`) values('Chaguaní','25168');">
            <text:p>insert into `Ciudad`(`Nombre`,`Codigo`) values('Chaguaní','25168');</text:p>
          </table:table-cell>
          <table:table-cell table:formula="of:=CONCATENATE(&quot;new Ciudad{Codigo=&quot;&quot;&quot;;[.H191];&quot;&quot;&quot;,Nombre=&quot;&quot;&quot;;[.I191];&quot;&quot;&quot;},&quot;)" office:value-type="string" office:string-value="new Ciudad{Codigo=&quot;25168&quot;,Nombre=&quot;Chaguaní&quot;},">
            <text:p>new Ciudad{Codigo="25168",Nombre="Chaguaní"},</text:p>
          </table:table-cell>
          <table:table-cell table:formula="of:=LEN([.B191])" office:value-type="float" office:value="8">
            <text:p>8</text:p>
          </table:table-cell>
        </table:table-row>
        <table:table-row table:style-name="ro2">
          <table:table-cell table:style-name="ce1" office:value-type="float" office:value="70230">
            <text:p>70230</text:p>
          </table:table-cell>
          <table:table-cell table:style-name="ce2" office:value-type="string">
            <text:p>CHALÁN</text:p>
          </table:table-cell>
          <table:table-cell table:style-name="ce1" office:value-type="string">
            <text:p>Sucre</text:p>
          </table:table-cell>
          <table:table-cell table:formula="of:=LOWER([.B192])" office:value-type="string" office:string-value="chalán">
            <text:p>chalán</text:p>
          </table:table-cell>
          <table:table-cell table:formula="of:=PROPER([.D192])" office:value-type="string" office:string-value="Chalán">
            <text:p>Chalán</text:p>
          </table:table-cell>
          <table:table-cell table:formula="of:=LEN([.A192])" office:value-type="float" office:value="5">
            <text:p>5</text:p>
          </table:table-cell>
          <table:table-cell table:formula="of:=IF([.F192]=5;[.A192];CONCATENATE(&quot;0&quot;;[.A192]))" office:value-type="float" office:value="70230">
            <text:p>70230</text:p>
          </table:table-cell>
          <table:table-cell office:value-type="float" office:value="70230">
            <text:p>70230</text:p>
          </table:table-cell>
          <table:table-cell office:value-type="string">
            <text:p>Chalán</text:p>
          </table:table-cell>
          <table:table-cell table:formula="of:=(CONCATENATE(&quot;insert into `Ciudad`(`Nombre`,`Codigo`) values('&quot;;[.I192];&quot;','&quot;;[.H192];&quot;');&quot;))" office:value-type="string" office:string-value="insert into `Ciudad`(`Nombre`,`Codigo`) values('Chalán','70230');">
            <text:p>insert into `Ciudad`(`Nombre`,`Codigo`) values('Chalán','70230');</text:p>
          </table:table-cell>
          <table:table-cell table:formula="of:=CONCATENATE(&quot;new Ciudad{Codigo=&quot;&quot;&quot;;[.H192];&quot;&quot;&quot;,Nombre=&quot;&quot;&quot;;[.I192];&quot;&quot;&quot;},&quot;)" office:value-type="string" office:string-value="new Ciudad{Codigo=&quot;70230&quot;,Nombre=&quot;Chalán&quot;},">
            <text:p>new Ciudad{Codigo="70230",Nombre="Chalán"},</text:p>
          </table:table-cell>
          <table:table-cell table:formula="of:=LEN([.B192])" office:value-type="float" office:value="6">
            <text:p>6</text:p>
          </table:table-cell>
        </table:table-row>
        <table:table-row table:style-name="ro2">
          <table:table-cell table:style-name="ce1" office:value-type="float" office:value="85015">
            <text:p>85015</text:p>
          </table:table-cell>
          <table:table-cell table:style-name="ce2" office:value-type="string">
            <text:p>CHAMEZA</text:p>
          </table:table-cell>
          <table:table-cell table:style-name="ce1" office:value-type="string">
            <text:p>Casanare</text:p>
          </table:table-cell>
          <table:table-cell table:formula="of:=LOWER([.B193])" office:value-type="string" office:string-value="chameza">
            <text:p>chameza</text:p>
          </table:table-cell>
          <table:table-cell table:formula="of:=PROPER([.D193])" office:value-type="string" office:string-value="Chameza">
            <text:p>Chameza</text:p>
          </table:table-cell>
          <table:table-cell table:formula="of:=LEN([.A193])" office:value-type="float" office:value="5">
            <text:p>5</text:p>
          </table:table-cell>
          <table:table-cell table:formula="of:=IF([.F193]=5;[.A193];CONCATENATE(&quot;0&quot;;[.A193]))" office:value-type="float" office:value="85015">
            <text:p>85015</text:p>
          </table:table-cell>
          <table:table-cell office:value-type="float" office:value="85015">
            <text:p>85015</text:p>
          </table:table-cell>
          <table:table-cell office:value-type="string">
            <text:p>Chameza</text:p>
          </table:table-cell>
          <table:table-cell table:formula="of:=(CONCATENATE(&quot;insert into `Ciudad`(`Nombre`,`Codigo`) values('&quot;;[.I193];&quot;','&quot;;[.H193];&quot;');&quot;))" office:value-type="string" office:string-value="insert into `Ciudad`(`Nombre`,`Codigo`) values('Chameza','85015');">
            <text:p>insert into `Ciudad`(`Nombre`,`Codigo`) values('Chameza','85015');</text:p>
          </table:table-cell>
          <table:table-cell table:formula="of:=CONCATENATE(&quot;new Ciudad{Codigo=&quot;&quot;&quot;;[.H193];&quot;&quot;&quot;,Nombre=&quot;&quot;&quot;;[.I193];&quot;&quot;&quot;},&quot;)" office:value-type="string" office:string-value="new Ciudad{Codigo=&quot;85015&quot;,Nombre=&quot;Chameza&quot;},">
            <text:p>new Ciudad{Codigo="85015",Nombre="Chameza"},</text:p>
          </table:table-cell>
          <table:table-cell table:formula="of:=LEN([.B193])" office:value-type="float" office:value="7">
            <text:p>7</text:p>
          </table:table-cell>
        </table:table-row>
        <table:table-row table:style-name="ro2">
          <table:table-cell table:style-name="ce1" office:value-type="float" office:value="73168">
            <text:p>73168</text:p>
          </table:table-cell>
          <table:table-cell table:style-name="ce2" office:value-type="string">
            <text:p>CHAPARRAL</text:p>
          </table:table-cell>
          <table:table-cell table:style-name="ce1" office:value-type="string">
            <text:p>Tolima</text:p>
          </table:table-cell>
          <table:table-cell table:formula="of:=LOWER([.B194])" office:value-type="string" office:string-value="chaparral">
            <text:p>chaparral</text:p>
          </table:table-cell>
          <table:table-cell table:formula="of:=PROPER([.D194])" office:value-type="string" office:string-value="Chaparral">
            <text:p>Chaparral</text:p>
          </table:table-cell>
          <table:table-cell table:formula="of:=LEN([.A194])" office:value-type="float" office:value="5">
            <text:p>5</text:p>
          </table:table-cell>
          <table:table-cell table:formula="of:=IF([.F194]=5;[.A194];CONCATENATE(&quot;0&quot;;[.A194]))" office:value-type="float" office:value="73168">
            <text:p>73168</text:p>
          </table:table-cell>
          <table:table-cell office:value-type="float" office:value="73168">
            <text:p>73168</text:p>
          </table:table-cell>
          <table:table-cell office:value-type="string">
            <text:p>Chaparral</text:p>
          </table:table-cell>
          <table:table-cell table:formula="of:=(CONCATENATE(&quot;insert into `Ciudad`(`Nombre`,`Codigo`) values('&quot;;[.I194];&quot;','&quot;;[.H194];&quot;');&quot;))" office:value-type="string" office:string-value="insert into `Ciudad`(`Nombre`,`Codigo`) values('Chaparral','73168');">
            <text:p>insert into `Ciudad`(`Nombre`,`Codigo`) values('Chaparral','73168');</text:p>
          </table:table-cell>
          <table:table-cell table:formula="of:=CONCATENATE(&quot;new Ciudad{Codigo=&quot;&quot;&quot;;[.H194];&quot;&quot;&quot;,Nombre=&quot;&quot;&quot;;[.I194];&quot;&quot;&quot;},&quot;)" office:value-type="string" office:string-value="new Ciudad{Codigo=&quot;73168&quot;,Nombre=&quot;Chaparral&quot;},">
            <text:p>new Ciudad{Codigo="73168",Nombre="Chaparral"},</text:p>
          </table:table-cell>
          <table:table-cell table:formula="of:=LEN([.B194])" office:value-type="float" office:value="9">
            <text:p>9</text:p>
          </table:table-cell>
        </table:table-row>
        <table:table-row table:style-name="ro2">
          <table:table-cell table:style-name="ce1" office:value-type="float" office:value="68167">
            <text:p>68167</text:p>
          </table:table-cell>
          <table:table-cell table:style-name="ce2" office:value-type="string">
            <text:p>CHARALÁ</text:p>
          </table:table-cell>
          <table:table-cell table:style-name="ce1" office:value-type="string">
            <text:p>Santander</text:p>
          </table:table-cell>
          <table:table-cell table:formula="of:=LOWER([.B195])" office:value-type="string" office:string-value="charalá">
            <text:p>charalá</text:p>
          </table:table-cell>
          <table:table-cell table:formula="of:=PROPER([.D195])" office:value-type="string" office:string-value="Charalá">
            <text:p>Charalá</text:p>
          </table:table-cell>
          <table:table-cell table:formula="of:=LEN([.A195])" office:value-type="float" office:value="5">
            <text:p>5</text:p>
          </table:table-cell>
          <table:table-cell table:formula="of:=IF([.F195]=5;[.A195];CONCATENATE(&quot;0&quot;;[.A195]))" office:value-type="float" office:value="68167">
            <text:p>68167</text:p>
          </table:table-cell>
          <table:table-cell office:value-type="float" office:value="68167">
            <text:p>68167</text:p>
          </table:table-cell>
          <table:table-cell office:value-type="string">
            <text:p>Charalá</text:p>
          </table:table-cell>
          <table:table-cell table:formula="of:=(CONCATENATE(&quot;insert into `Ciudad`(`Nombre`,`Codigo`) values('&quot;;[.I195];&quot;','&quot;;[.H195];&quot;');&quot;))" office:value-type="string" office:string-value="insert into `Ciudad`(`Nombre`,`Codigo`) values('Charalá','68167');">
            <text:p>insert into `Ciudad`(`Nombre`,`Codigo`) values('Charalá','68167');</text:p>
          </table:table-cell>
          <table:table-cell table:formula="of:=CONCATENATE(&quot;new Ciudad{Codigo=&quot;&quot;&quot;;[.H195];&quot;&quot;&quot;,Nombre=&quot;&quot;&quot;;[.I195];&quot;&quot;&quot;},&quot;)" office:value-type="string" office:string-value="new Ciudad{Codigo=&quot;68167&quot;,Nombre=&quot;Charalá&quot;},">
            <text:p>new Ciudad{Codigo="68167",Nombre="Charalá"},</text:p>
          </table:table-cell>
          <table:table-cell table:formula="of:=LEN([.B195])" office:value-type="float" office:value="7">
            <text:p>7</text:p>
          </table:table-cell>
        </table:table-row>
        <table:table-row table:style-name="ro2">
          <table:table-cell table:style-name="ce1" office:value-type="float" office:value="68169">
            <text:p>68169</text:p>
          </table:table-cell>
          <table:table-cell table:style-name="ce2" office:value-type="string">
            <text:p>CHARTA</text:p>
          </table:table-cell>
          <table:table-cell table:style-name="ce1" office:value-type="string">
            <text:p>Santander</text:p>
          </table:table-cell>
          <table:table-cell table:formula="of:=LOWER([.B196])" office:value-type="string" office:string-value="charta">
            <text:p>charta</text:p>
          </table:table-cell>
          <table:table-cell table:formula="of:=PROPER([.D196])" office:value-type="string" office:string-value="Charta">
            <text:p>Charta</text:p>
          </table:table-cell>
          <table:table-cell table:formula="of:=LEN([.A196])" office:value-type="float" office:value="5">
            <text:p>5</text:p>
          </table:table-cell>
          <table:table-cell table:formula="of:=IF([.F196]=5;[.A196];CONCATENATE(&quot;0&quot;;[.A196]))" office:value-type="float" office:value="68169">
            <text:p>68169</text:p>
          </table:table-cell>
          <table:table-cell office:value-type="float" office:value="68169">
            <text:p>68169</text:p>
          </table:table-cell>
          <table:table-cell office:value-type="string">
            <text:p>Charta</text:p>
          </table:table-cell>
          <table:table-cell table:formula="of:=(CONCATENATE(&quot;insert into `Ciudad`(`Nombre`,`Codigo`) values('&quot;;[.I196];&quot;','&quot;;[.H196];&quot;');&quot;))" office:value-type="string" office:string-value="insert into `Ciudad`(`Nombre`,`Codigo`) values('Charta','68169');">
            <text:p>insert into `Ciudad`(`Nombre`,`Codigo`) values('Charta','68169');</text:p>
          </table:table-cell>
          <table:table-cell table:formula="of:=CONCATENATE(&quot;new Ciudad{Codigo=&quot;&quot;&quot;;[.H196];&quot;&quot;&quot;,Nombre=&quot;&quot;&quot;;[.I196];&quot;&quot;&quot;},&quot;)" office:value-type="string" office:string-value="new Ciudad{Codigo=&quot;68169&quot;,Nombre=&quot;Charta&quot;},">
            <text:p>new Ciudad{Codigo="68169",Nombre="Charta"},</text:p>
          </table:table-cell>
          <table:table-cell table:formula="of:=LEN([.B196])" office:value-type="float" office:value="6">
            <text:p>6</text:p>
          </table:table-cell>
        </table:table-row>
        <table:table-row table:style-name="ro2">
          <table:table-cell table:style-name="ce1" office:value-type="float" office:value="25175">
            <text:p>25175</text:p>
          </table:table-cell>
          <table:table-cell table:style-name="ce2" office:value-type="string">
            <text:p>CHÍA</text:p>
          </table:table-cell>
          <table:table-cell table:style-name="ce1" office:value-type="string">
            <text:p>Cundinamarca</text:p>
          </table:table-cell>
          <table:table-cell table:formula="of:=LOWER([.B197])" office:value-type="string" office:string-value="chía">
            <text:p>chía</text:p>
          </table:table-cell>
          <table:table-cell table:formula="of:=PROPER([.D197])" office:value-type="string" office:string-value="Chía">
            <text:p>Chía</text:p>
          </table:table-cell>
          <table:table-cell table:formula="of:=LEN([.A197])" office:value-type="float" office:value="5">
            <text:p>5</text:p>
          </table:table-cell>
          <table:table-cell table:formula="of:=IF([.F197]=5;[.A197];CONCATENATE(&quot;0&quot;;[.A197]))" office:value-type="float" office:value="25175">
            <text:p>25175</text:p>
          </table:table-cell>
          <table:table-cell office:value-type="float" office:value="25175">
            <text:p>25175</text:p>
          </table:table-cell>
          <table:table-cell office:value-type="string">
            <text:p>Chía</text:p>
          </table:table-cell>
          <table:table-cell table:formula="of:=(CONCATENATE(&quot;insert into `Ciudad`(`Nombre`,`Codigo`) values('&quot;;[.I197];&quot;','&quot;;[.H197];&quot;');&quot;))" office:value-type="string" office:string-value="insert into `Ciudad`(`Nombre`,`Codigo`) values('Chía','25175');">
            <text:p>insert into `Ciudad`(`Nombre`,`Codigo`) values('Chía','25175');</text:p>
          </table:table-cell>
          <table:table-cell table:formula="of:=CONCATENATE(&quot;new Ciudad{Codigo=&quot;&quot;&quot;;[.H197];&quot;&quot;&quot;,Nombre=&quot;&quot;&quot;;[.I197];&quot;&quot;&quot;},&quot;)" office:value-type="string" office:string-value="new Ciudad{Codigo=&quot;25175&quot;,Nombre=&quot;Chía&quot;},">
            <text:p>new Ciudad{Codigo="25175",Nombre="Chía"},</text:p>
          </table:table-cell>
          <table:table-cell table:formula="of:=LEN([.B197])" office:value-type="float" office:value="4">
            <text:p>4</text:p>
          </table:table-cell>
        </table:table-row>
        <table:table-row table:style-name="ro2">
          <table:table-cell table:style-name="ce1" office:value-type="float" office:value="47170">
            <text:p>47170</text:p>
          </table:table-cell>
          <table:table-cell table:style-name="ce2" office:value-type="string">
            <text:p>CHIBOLO</text:p>
          </table:table-cell>
          <table:table-cell table:style-name="ce1" office:value-type="string">
            <text:p>Magdalena</text:p>
          </table:table-cell>
          <table:table-cell table:formula="of:=LOWER([.B198])" office:value-type="string" office:string-value="chibolo">
            <text:p>chibolo</text:p>
          </table:table-cell>
          <table:table-cell table:formula="of:=PROPER([.D198])" office:value-type="string" office:string-value="Chibolo">
            <text:p>Chibolo</text:p>
          </table:table-cell>
          <table:table-cell table:formula="of:=LEN([.A198])" office:value-type="float" office:value="5">
            <text:p>5</text:p>
          </table:table-cell>
          <table:table-cell table:formula="of:=IF([.F198]=5;[.A198];CONCATENATE(&quot;0&quot;;[.A198]))" office:value-type="float" office:value="47170">
            <text:p>47170</text:p>
          </table:table-cell>
          <table:table-cell office:value-type="float" office:value="47170">
            <text:p>47170</text:p>
          </table:table-cell>
          <table:table-cell office:value-type="string">
            <text:p>Chibolo</text:p>
          </table:table-cell>
          <table:table-cell table:formula="of:=(CONCATENATE(&quot;insert into `Ciudad`(`Nombre`,`Codigo`) values('&quot;;[.I198];&quot;','&quot;;[.H198];&quot;');&quot;))" office:value-type="string" office:string-value="insert into `Ciudad`(`Nombre`,`Codigo`) values('Chibolo','47170');">
            <text:p>insert into `Ciudad`(`Nombre`,`Codigo`) values('Chibolo','47170');</text:p>
          </table:table-cell>
          <table:table-cell table:formula="of:=CONCATENATE(&quot;new Ciudad{Codigo=&quot;&quot;&quot;;[.H198];&quot;&quot;&quot;,Nombre=&quot;&quot;&quot;;[.I198];&quot;&quot;&quot;},&quot;)" office:value-type="string" office:string-value="new Ciudad{Codigo=&quot;47170&quot;,Nombre=&quot;Chibolo&quot;},">
            <text:p>new Ciudad{Codigo="47170",Nombre="Chibolo"},</text:p>
          </table:table-cell>
          <table:table-cell table:formula="of:=LEN([.B198])" office:value-type="float" office:value="7">
            <text:p>7</text:p>
          </table:table-cell>
        </table:table-row>
        <table:table-row table:style-name="ro2">
          <table:table-cell table:style-name="ce1" office:value-type="float" office:value="5172">
            <text:p>5172</text:p>
          </table:table-cell>
          <table:table-cell table:style-name="ce2" office:value-type="string">
            <text:p>CHIGORODÓ</text:p>
          </table:table-cell>
          <table:table-cell table:style-name="ce1" office:value-type="string">
            <text:p>Antioquia</text:p>
          </table:table-cell>
          <table:table-cell table:formula="of:=LOWER([.B199])" office:value-type="string" office:string-value="chigorodó">
            <text:p>chigorodó</text:p>
          </table:table-cell>
          <table:table-cell table:formula="of:=PROPER([.D199])" office:value-type="string" office:string-value="Chigorodó">
            <text:p>Chigorodó</text:p>
          </table:table-cell>
          <table:table-cell table:formula="of:=LEN([.A199])" office:value-type="float" office:value="4">
            <text:p>4</text:p>
          </table:table-cell>
          <table:table-cell table:formula="of:=IF([.F199]=5;[.A199];CONCATENATE(&quot;0&quot;;[.A199]))" office:value-type="string" office:string-value="05172">
            <text:p>05172</text:p>
          </table:table-cell>
          <table:table-cell office:value-type="string">
            <text:p>05172</text:p>
          </table:table-cell>
          <table:table-cell office:value-type="string">
            <text:p>Chigorodó</text:p>
          </table:table-cell>
          <table:table-cell table:formula="of:=(CONCATENATE(&quot;insert into `Ciudad`(`Nombre`,`Codigo`) values('&quot;;[.I199];&quot;','&quot;;[.H199];&quot;');&quot;))" office:value-type="string" office:string-value="insert into `Ciudad`(`Nombre`,`Codigo`) values('Chigorodó','05172');">
            <text:p>insert into `Ciudad`(`Nombre`,`Codigo`) values('Chigorodó','05172');</text:p>
          </table:table-cell>
          <table:table-cell table:formula="of:=CONCATENATE(&quot;new Ciudad{Codigo=&quot;&quot;&quot;;[.H199];&quot;&quot;&quot;,Nombre=&quot;&quot;&quot;;[.I199];&quot;&quot;&quot;},&quot;)" office:value-type="string" office:string-value="new Ciudad{Codigo=&quot;05172&quot;,Nombre=&quot;Chigorodó&quot;},">
            <text:p>new Ciudad{Codigo="05172",Nombre="Chigorodó"},</text:p>
          </table:table-cell>
          <table:table-cell table:formula="of:=LEN([.B199])" office:value-type="float" office:value="9">
            <text:p>9</text:p>
          </table:table-cell>
        </table:table-row>
        <table:table-row table:style-name="ro2">
          <table:table-cell table:style-name="ce1" office:value-type="float" office:value="68176">
            <text:p>68176</text:p>
          </table:table-cell>
          <table:table-cell table:style-name="ce2" office:value-type="string">
            <text:p>CHIMA</text:p>
          </table:table-cell>
          <table:table-cell table:style-name="ce1" office:value-type="string">
            <text:p>Santander</text:p>
          </table:table-cell>
          <table:table-cell table:formula="of:=LOWER([.B200])" office:value-type="string" office:string-value="chima">
            <text:p>chima</text:p>
          </table:table-cell>
          <table:table-cell table:formula="of:=PROPER([.D200])" office:value-type="string" office:string-value="Chima">
            <text:p>Chima</text:p>
          </table:table-cell>
          <table:table-cell table:formula="of:=LEN([.A200])" office:value-type="float" office:value="5">
            <text:p>5</text:p>
          </table:table-cell>
          <table:table-cell table:formula="of:=IF([.F200]=5;[.A200];CONCATENATE(&quot;0&quot;;[.A200]))" office:value-type="float" office:value="68176">
            <text:p>68176</text:p>
          </table:table-cell>
          <table:table-cell office:value-type="float" office:value="68176">
            <text:p>68176</text:p>
          </table:table-cell>
          <table:table-cell office:value-type="string">
            <text:p>Chima</text:p>
          </table:table-cell>
          <table:table-cell table:formula="of:=(CONCATENATE(&quot;insert into `Ciudad`(`Nombre`,`Codigo`) values('&quot;;[.I200];&quot;','&quot;;[.H200];&quot;');&quot;))" office:value-type="string" office:string-value="insert into `Ciudad`(`Nombre`,`Codigo`) values('Chima','68176');">
            <text:p>insert into `Ciudad`(`Nombre`,`Codigo`) values('Chima','68176');</text:p>
          </table:table-cell>
          <table:table-cell table:formula="of:=CONCATENATE(&quot;new Ciudad{Codigo=&quot;&quot;&quot;;[.H200];&quot;&quot;&quot;,Nombre=&quot;&quot;&quot;;[.I200];&quot;&quot;&quot;},&quot;)" office:value-type="string" office:string-value="new Ciudad{Codigo=&quot;68176&quot;,Nombre=&quot;Chima&quot;},">
            <text:p>new Ciudad{Codigo="68176",Nombre="Chima"},</text:p>
          </table:table-cell>
          <table:table-cell table:formula="of:=LEN([.B200])" office:value-type="float" office:value="5">
            <text:p>5</text:p>
          </table:table-cell>
        </table:table-row>
        <table:table-row table:style-name="ro2">
          <table:table-cell table:style-name="ce1" office:value-type="float" office:value="23168">
            <text:p>23168</text:p>
          </table:table-cell>
          <table:table-cell table:style-name="ce2" office:value-type="string">
            <text:p>CHIMÁ</text:p>
          </table:table-cell>
          <table:table-cell table:style-name="ce1" office:value-type="string">
            <text:p>Córdoba</text:p>
          </table:table-cell>
          <table:table-cell table:formula="of:=LOWER([.B201])" office:value-type="string" office:string-value="chimá">
            <text:p>chimá</text:p>
          </table:table-cell>
          <table:table-cell table:formula="of:=PROPER([.D201])" office:value-type="string" office:string-value="Chimá">
            <text:p>Chimá</text:p>
          </table:table-cell>
          <table:table-cell table:formula="of:=LEN([.A201])" office:value-type="float" office:value="5">
            <text:p>5</text:p>
          </table:table-cell>
          <table:table-cell table:formula="of:=IF([.F201]=5;[.A201];CONCATENATE(&quot;0&quot;;[.A201]))" office:value-type="float" office:value="23168">
            <text:p>23168</text:p>
          </table:table-cell>
          <table:table-cell office:value-type="float" office:value="23168">
            <text:p>23168</text:p>
          </table:table-cell>
          <table:table-cell office:value-type="string">
            <text:p>Chimá</text:p>
          </table:table-cell>
          <table:table-cell table:formula="of:=(CONCATENATE(&quot;insert into `Ciudad`(`Nombre`,`Codigo`) values('&quot;;[.I201];&quot;','&quot;;[.H201];&quot;');&quot;))" office:value-type="string" office:string-value="insert into `Ciudad`(`Nombre`,`Codigo`) values('Chimá','23168');">
            <text:p>insert into `Ciudad`(`Nombre`,`Codigo`) values('Chimá','23168');</text:p>
          </table:table-cell>
          <table:table-cell table:formula="of:=CONCATENATE(&quot;new Ciudad{Codigo=&quot;&quot;&quot;;[.H201];&quot;&quot;&quot;,Nombre=&quot;&quot;&quot;;[.I201];&quot;&quot;&quot;},&quot;)" office:value-type="string" office:string-value="new Ciudad{Codigo=&quot;23168&quot;,Nombre=&quot;Chimá&quot;},">
            <text:p>new Ciudad{Codigo="23168",Nombre="Chimá"},</text:p>
          </table:table-cell>
          <table:table-cell table:formula="of:=LEN([.B201])" office:value-type="float" office:value="5">
            <text:p>5</text:p>
          </table:table-cell>
        </table:table-row>
        <table:table-row table:style-name="ro2">
          <table:table-cell table:style-name="ce1" office:value-type="float" office:value="20175">
            <text:p>20175</text:p>
          </table:table-cell>
          <table:table-cell table:style-name="ce2" office:value-type="string">
            <text:p>CHIMICHAGUA</text:p>
          </table:table-cell>
          <table:table-cell table:style-name="ce1" office:value-type="string">
            <text:p>Cesar</text:p>
          </table:table-cell>
          <table:table-cell table:formula="of:=LOWER([.B202])" office:value-type="string" office:string-value="chimichagua">
            <text:p>chimichagua</text:p>
          </table:table-cell>
          <table:table-cell table:formula="of:=PROPER([.D202])" office:value-type="string" office:string-value="Chimichagua">
            <text:p>Chimichagua</text:p>
          </table:table-cell>
          <table:table-cell table:formula="of:=LEN([.A202])" office:value-type="float" office:value="5">
            <text:p>5</text:p>
          </table:table-cell>
          <table:table-cell table:formula="of:=IF([.F202]=5;[.A202];CONCATENATE(&quot;0&quot;;[.A202]))" office:value-type="float" office:value="20175">
            <text:p>20175</text:p>
          </table:table-cell>
          <table:table-cell office:value-type="float" office:value="20175">
            <text:p>20175</text:p>
          </table:table-cell>
          <table:table-cell office:value-type="string">
            <text:p>Chimichagua</text:p>
          </table:table-cell>
          <table:table-cell table:formula="of:=(CONCATENATE(&quot;insert into `Ciudad`(`Nombre`,`Codigo`) values('&quot;;[.I202];&quot;','&quot;;[.H202];&quot;');&quot;))" office:value-type="string" office:string-value="insert into `Ciudad`(`Nombre`,`Codigo`) values('Chimichagua','20175');">
            <text:p>insert into `Ciudad`(`Nombre`,`Codigo`) values('Chimichagua','20175');</text:p>
          </table:table-cell>
          <table:table-cell table:formula="of:=CONCATENATE(&quot;new Ciudad{Codigo=&quot;&quot;&quot;;[.H202];&quot;&quot;&quot;,Nombre=&quot;&quot;&quot;;[.I202];&quot;&quot;&quot;},&quot;)" office:value-type="string" office:string-value="new Ciudad{Codigo=&quot;20175&quot;,Nombre=&quot;Chimichagua&quot;},">
            <text:p>new Ciudad{Codigo="20175",Nombre="Chimichagua"},</text:p>
          </table:table-cell>
          <table:table-cell table:formula="of:=LEN([.B202])" office:value-type="float" office:value="11">
            <text:p>11</text:p>
          </table:table-cell>
        </table:table-row>
        <table:table-row table:style-name="ro2">
          <table:table-cell table:style-name="ce1" office:value-type="float" office:value="54172">
            <text:p>54172</text:p>
          </table:table-cell>
          <table:table-cell table:style-name="ce2" office:value-type="string">
            <text:p>CHINÁCOTA</text:p>
          </table:table-cell>
          <table:table-cell table:style-name="ce1" office:value-type="string">
            <text:p>Norte de Santander</text:p>
          </table:table-cell>
          <table:table-cell table:formula="of:=LOWER([.B203])" office:value-type="string" office:string-value="chinácota">
            <text:p>chinácota</text:p>
          </table:table-cell>
          <table:table-cell table:formula="of:=PROPER([.D203])" office:value-type="string" office:string-value="Chinácota">
            <text:p>Chinácota</text:p>
          </table:table-cell>
          <table:table-cell table:formula="of:=LEN([.A203])" office:value-type="float" office:value="5">
            <text:p>5</text:p>
          </table:table-cell>
          <table:table-cell table:formula="of:=IF([.F203]=5;[.A203];CONCATENATE(&quot;0&quot;;[.A203]))" office:value-type="float" office:value="54172">
            <text:p>54172</text:p>
          </table:table-cell>
          <table:table-cell office:value-type="float" office:value="54172">
            <text:p>54172</text:p>
          </table:table-cell>
          <table:table-cell office:value-type="string">
            <text:p>Chinácota</text:p>
          </table:table-cell>
          <table:table-cell table:formula="of:=(CONCATENATE(&quot;insert into `Ciudad`(`Nombre`,`Codigo`) values('&quot;;[.I203];&quot;','&quot;;[.H203];&quot;');&quot;))" office:value-type="string" office:string-value="insert into `Ciudad`(`Nombre`,`Codigo`) values('Chinácota','54172');">
            <text:p>insert into `Ciudad`(`Nombre`,`Codigo`) values('Chinácota','54172');</text:p>
          </table:table-cell>
          <table:table-cell table:formula="of:=CONCATENATE(&quot;new Ciudad{Codigo=&quot;&quot;&quot;;[.H203];&quot;&quot;&quot;,Nombre=&quot;&quot;&quot;;[.I203];&quot;&quot;&quot;},&quot;)" office:value-type="string" office:string-value="new Ciudad{Codigo=&quot;54172&quot;,Nombre=&quot;Chinácota&quot;},">
            <text:p>new Ciudad{Codigo="54172",Nombre="Chinácota"},</text:p>
          </table:table-cell>
          <table:table-cell table:formula="of:=LEN([.B203])" office:value-type="float" office:value="9">
            <text:p>9</text:p>
          </table:table-cell>
        </table:table-row>
        <table:table-row table:style-name="ro2">
          <table:table-cell table:style-name="ce1" office:value-type="float" office:value="15172">
            <text:p>15172</text:p>
          </table:table-cell>
          <table:table-cell table:style-name="ce2" office:value-type="string">
            <text:p>CHINAVITA</text:p>
          </table:table-cell>
          <table:table-cell table:style-name="ce1" office:value-type="string">
            <text:p>Boyacá</text:p>
          </table:table-cell>
          <table:table-cell table:formula="of:=LOWER([.B204])" office:value-type="string" office:string-value="chinavita">
            <text:p>chinavita</text:p>
          </table:table-cell>
          <table:table-cell table:formula="of:=PROPER([.D204])" office:value-type="string" office:string-value="Chinavita">
            <text:p>Chinavita</text:p>
          </table:table-cell>
          <table:table-cell table:formula="of:=LEN([.A204])" office:value-type="float" office:value="5">
            <text:p>5</text:p>
          </table:table-cell>
          <table:table-cell table:formula="of:=IF([.F204]=5;[.A204];CONCATENATE(&quot;0&quot;;[.A204]))" office:value-type="float" office:value="15172">
            <text:p>15172</text:p>
          </table:table-cell>
          <table:table-cell office:value-type="float" office:value="15172">
            <text:p>15172</text:p>
          </table:table-cell>
          <table:table-cell office:value-type="string">
            <text:p>Chinavita</text:p>
          </table:table-cell>
          <table:table-cell table:formula="of:=(CONCATENATE(&quot;insert into `Ciudad`(`Nombre`,`Codigo`) values('&quot;;[.I204];&quot;','&quot;;[.H204];&quot;');&quot;))" office:value-type="string" office:string-value="insert into `Ciudad`(`Nombre`,`Codigo`) values('Chinavita','15172');">
            <text:p>insert into `Ciudad`(`Nombre`,`Codigo`) values('Chinavita','15172');</text:p>
          </table:table-cell>
          <table:table-cell table:formula="of:=CONCATENATE(&quot;new Ciudad{Codigo=&quot;&quot;&quot;;[.H204];&quot;&quot;&quot;,Nombre=&quot;&quot;&quot;;[.I204];&quot;&quot;&quot;},&quot;)" office:value-type="string" office:string-value="new Ciudad{Codigo=&quot;15172&quot;,Nombre=&quot;Chinavita&quot;},">
            <text:p>new Ciudad{Codigo="15172",Nombre="Chinavita"},</text:p>
          </table:table-cell>
          <table:table-cell table:formula="of:=LEN([.B204])" office:value-type="float" office:value="9">
            <text:p>9</text:p>
          </table:table-cell>
        </table:table-row>
        <table:table-row table:style-name="ro2">
          <table:table-cell table:style-name="ce1" office:value-type="float" office:value="17174">
            <text:p>17174</text:p>
          </table:table-cell>
          <table:table-cell table:style-name="ce2" office:value-type="string">
            <text:p>CHINCHINÁ</text:p>
          </table:table-cell>
          <table:table-cell table:style-name="ce1" office:value-type="string">
            <text:p>Caldas</text:p>
          </table:table-cell>
          <table:table-cell table:formula="of:=LOWER([.B205])" office:value-type="string" office:string-value="chinchiná">
            <text:p>chinchiná</text:p>
          </table:table-cell>
          <table:table-cell table:formula="of:=PROPER([.D205])" office:value-type="string" office:string-value="Chinchiná">
            <text:p>Chinchiná</text:p>
          </table:table-cell>
          <table:table-cell table:formula="of:=LEN([.A205])" office:value-type="float" office:value="5">
            <text:p>5</text:p>
          </table:table-cell>
          <table:table-cell table:formula="of:=IF([.F205]=5;[.A205];CONCATENATE(&quot;0&quot;;[.A205]))" office:value-type="float" office:value="17174">
            <text:p>17174</text:p>
          </table:table-cell>
          <table:table-cell office:value-type="float" office:value="17174">
            <text:p>17174</text:p>
          </table:table-cell>
          <table:table-cell office:value-type="string">
            <text:p>Chinchiná</text:p>
          </table:table-cell>
          <table:table-cell table:formula="of:=(CONCATENATE(&quot;insert into `Ciudad`(`Nombre`,`Codigo`) values('&quot;;[.I205];&quot;','&quot;;[.H205];&quot;');&quot;))" office:value-type="string" office:string-value="insert into `Ciudad`(`Nombre`,`Codigo`) values('Chinchiná','17174');">
            <text:p>insert into `Ciudad`(`Nombre`,`Codigo`) values('Chinchiná','17174');</text:p>
          </table:table-cell>
          <table:table-cell table:formula="of:=CONCATENATE(&quot;new Ciudad{Codigo=&quot;&quot;&quot;;[.H205];&quot;&quot;&quot;,Nombre=&quot;&quot;&quot;;[.I205];&quot;&quot;&quot;},&quot;)" office:value-type="string" office:string-value="new Ciudad{Codigo=&quot;17174&quot;,Nombre=&quot;Chinchiná&quot;},">
            <text:p>new Ciudad{Codigo="17174",Nombre="Chinchiná"},</text:p>
          </table:table-cell>
          <table:table-cell table:formula="of:=LEN([.B205])" office:value-type="float" office:value="9">
            <text:p>9</text:p>
          </table:table-cell>
        </table:table-row>
        <table:table-row table:style-name="ro2">
          <table:table-cell table:style-name="ce1" office:value-type="float" office:value="23182">
            <text:p>23182</text:p>
          </table:table-cell>
          <table:table-cell table:style-name="ce2" office:value-type="string">
            <text:p>CHINÚ</text:p>
          </table:table-cell>
          <table:table-cell table:style-name="ce1" office:value-type="string">
            <text:p>Córdoba</text:p>
          </table:table-cell>
          <table:table-cell table:formula="of:=LOWER([.B206])" office:value-type="string" office:string-value="chinú">
            <text:p>chinú</text:p>
          </table:table-cell>
          <table:table-cell table:formula="of:=PROPER([.D206])" office:value-type="string" office:string-value="Chinú">
            <text:p>Chinú</text:p>
          </table:table-cell>
          <table:table-cell table:formula="of:=LEN([.A206])" office:value-type="float" office:value="5">
            <text:p>5</text:p>
          </table:table-cell>
          <table:table-cell table:formula="of:=IF([.F206]=5;[.A206];CONCATENATE(&quot;0&quot;;[.A206]))" office:value-type="float" office:value="23182">
            <text:p>23182</text:p>
          </table:table-cell>
          <table:table-cell office:value-type="float" office:value="23182">
            <text:p>23182</text:p>
          </table:table-cell>
          <table:table-cell office:value-type="string">
            <text:p>Chinú</text:p>
          </table:table-cell>
          <table:table-cell table:formula="of:=(CONCATENATE(&quot;insert into `Ciudad`(`Nombre`,`Codigo`) values('&quot;;[.I206];&quot;','&quot;;[.H206];&quot;');&quot;))" office:value-type="string" office:string-value="insert into `Ciudad`(`Nombre`,`Codigo`) values('Chinú','23182');">
            <text:p>insert into `Ciudad`(`Nombre`,`Codigo`) values('Chinú','23182');</text:p>
          </table:table-cell>
          <table:table-cell table:formula="of:=CONCATENATE(&quot;new Ciudad{Codigo=&quot;&quot;&quot;;[.H206];&quot;&quot;&quot;,Nombre=&quot;&quot;&quot;;[.I206];&quot;&quot;&quot;},&quot;)" office:value-type="string" office:string-value="new Ciudad{Codigo=&quot;23182&quot;,Nombre=&quot;Chinú&quot;},">
            <text:p>new Ciudad{Codigo="23182",Nombre="Chinú"},</text:p>
          </table:table-cell>
          <table:table-cell table:formula="of:=LEN([.B206])" office:value-type="float" office:value="5">
            <text:p>5</text:p>
          </table:table-cell>
        </table:table-row>
        <table:table-row table:style-name="ro2">
          <table:table-cell table:style-name="ce1" office:value-type="float" office:value="25178">
            <text:p>25178</text:p>
          </table:table-cell>
          <table:table-cell table:style-name="ce2" office:value-type="string">
            <text:p>CHIPAQUE</text:p>
          </table:table-cell>
          <table:table-cell table:style-name="ce1" office:value-type="string">
            <text:p>Cundinamarca</text:p>
          </table:table-cell>
          <table:table-cell table:formula="of:=LOWER([.B207])" office:value-type="string" office:string-value="chipaque">
            <text:p>chipaque</text:p>
          </table:table-cell>
          <table:table-cell table:formula="of:=PROPER([.D207])" office:value-type="string" office:string-value="Chipaque">
            <text:p>Chipaque</text:p>
          </table:table-cell>
          <table:table-cell table:formula="of:=LEN([.A207])" office:value-type="float" office:value="5">
            <text:p>5</text:p>
          </table:table-cell>
          <table:table-cell table:formula="of:=IF([.F207]=5;[.A207];CONCATENATE(&quot;0&quot;;[.A207]))" office:value-type="float" office:value="25178">
            <text:p>25178</text:p>
          </table:table-cell>
          <table:table-cell office:value-type="float" office:value="25178">
            <text:p>25178</text:p>
          </table:table-cell>
          <table:table-cell office:value-type="string">
            <text:p>Chipaque</text:p>
          </table:table-cell>
          <table:table-cell table:formula="of:=(CONCATENATE(&quot;insert into `Ciudad`(`Nombre`,`Codigo`) values('&quot;;[.I207];&quot;','&quot;;[.H207];&quot;');&quot;))" office:value-type="string" office:string-value="insert into `Ciudad`(`Nombre`,`Codigo`) values('Chipaque','25178');">
            <text:p>insert into `Ciudad`(`Nombre`,`Codigo`) values('Chipaque','25178');</text:p>
          </table:table-cell>
          <table:table-cell table:formula="of:=CONCATENATE(&quot;new Ciudad{Codigo=&quot;&quot;&quot;;[.H207];&quot;&quot;&quot;,Nombre=&quot;&quot;&quot;;[.I207];&quot;&quot;&quot;},&quot;)" office:value-type="string" office:string-value="new Ciudad{Codigo=&quot;25178&quot;,Nombre=&quot;Chipaque&quot;},">
            <text:p>new Ciudad{Codigo="25178",Nombre="Chipaque"},</text:p>
          </table:table-cell>
          <table:table-cell table:formula="of:=LEN([.B207])" office:value-type="float" office:value="8">
            <text:p>8</text:p>
          </table:table-cell>
        </table:table-row>
        <table:table-row table:style-name="ro2">
          <table:table-cell table:style-name="ce1" office:value-type="float" office:value="68179">
            <text:p>68179</text:p>
          </table:table-cell>
          <table:table-cell table:style-name="ce2" office:value-type="string">
            <text:p>CHIPATÁ</text:p>
          </table:table-cell>
          <table:table-cell table:style-name="ce1" office:value-type="string">
            <text:p>Santander</text:p>
          </table:table-cell>
          <table:table-cell table:formula="of:=LOWER([.B208])" office:value-type="string" office:string-value="chipatá">
            <text:p>chipatá</text:p>
          </table:table-cell>
          <table:table-cell table:formula="of:=PROPER([.D208])" office:value-type="string" office:string-value="Chipatá">
            <text:p>Chipatá</text:p>
          </table:table-cell>
          <table:table-cell table:formula="of:=LEN([.A208])" office:value-type="float" office:value="5">
            <text:p>5</text:p>
          </table:table-cell>
          <table:table-cell table:formula="of:=IF([.F208]=5;[.A208];CONCATENATE(&quot;0&quot;;[.A208]))" office:value-type="float" office:value="68179">
            <text:p>68179</text:p>
          </table:table-cell>
          <table:table-cell office:value-type="float" office:value="68179">
            <text:p>68179</text:p>
          </table:table-cell>
          <table:table-cell office:value-type="string">
            <text:p>Chipatá</text:p>
          </table:table-cell>
          <table:table-cell table:formula="of:=(CONCATENATE(&quot;insert into `Ciudad`(`Nombre`,`Codigo`) values('&quot;;[.I208];&quot;','&quot;;[.H208];&quot;');&quot;))" office:value-type="string" office:string-value="insert into `Ciudad`(`Nombre`,`Codigo`) values('Chipatá','68179');">
            <text:p>insert into `Ciudad`(`Nombre`,`Codigo`) values('Chipatá','68179');</text:p>
          </table:table-cell>
          <table:table-cell table:formula="of:=CONCATENATE(&quot;new Ciudad{Codigo=&quot;&quot;&quot;;[.H208];&quot;&quot;&quot;,Nombre=&quot;&quot;&quot;;[.I208];&quot;&quot;&quot;},&quot;)" office:value-type="string" office:string-value="new Ciudad{Codigo=&quot;68179&quot;,Nombre=&quot;Chipatá&quot;},">
            <text:p>new Ciudad{Codigo="68179",Nombre="Chipatá"},</text:p>
          </table:table-cell>
          <table:table-cell table:formula="of:=LEN([.B208])" office:value-type="float" office:value="7">
            <text:p>7</text:p>
          </table:table-cell>
        </table:table-row>
        <table:table-row table:style-name="ro2">
          <table:table-cell table:style-name="ce1" office:value-type="float" office:value="15176">
            <text:p>15176</text:p>
          </table:table-cell>
          <table:table-cell table:style-name="ce2" office:value-type="string">
            <text:p>CHIQUINQUIRÁ</text:p>
          </table:table-cell>
          <table:table-cell table:style-name="ce1" office:value-type="string">
            <text:p>Boyacá</text:p>
          </table:table-cell>
          <table:table-cell table:formula="of:=LOWER([.B209])" office:value-type="string" office:string-value="chiquinquirá">
            <text:p>chiquinquirá</text:p>
          </table:table-cell>
          <table:table-cell table:formula="of:=PROPER([.D209])" office:value-type="string" office:string-value="Chiquinquirá">
            <text:p>Chiquinquirá</text:p>
          </table:table-cell>
          <table:table-cell table:formula="of:=LEN([.A209])" office:value-type="float" office:value="5">
            <text:p>5</text:p>
          </table:table-cell>
          <table:table-cell table:formula="of:=IF([.F209]=5;[.A209];CONCATENATE(&quot;0&quot;;[.A209]))" office:value-type="float" office:value="15176">
            <text:p>15176</text:p>
          </table:table-cell>
          <table:table-cell office:value-type="float" office:value="15176">
            <text:p>15176</text:p>
          </table:table-cell>
          <table:table-cell office:value-type="string">
            <text:p>Chiquinquirá</text:p>
          </table:table-cell>
          <table:table-cell table:formula="of:=(CONCATENATE(&quot;insert into `Ciudad`(`Nombre`,`Codigo`) values('&quot;;[.I209];&quot;','&quot;;[.H209];&quot;');&quot;))" office:value-type="string" office:string-value="insert into `Ciudad`(`Nombre`,`Codigo`) values('Chiquinquirá','15176');">
            <text:p>insert into `Ciudad`(`Nombre`,`Codigo`) values('Chiquinquirá','15176');</text:p>
          </table:table-cell>
          <table:table-cell table:formula="of:=CONCATENATE(&quot;new Ciudad{Codigo=&quot;&quot;&quot;;[.H209];&quot;&quot;&quot;,Nombre=&quot;&quot;&quot;;[.I209];&quot;&quot;&quot;},&quot;)" office:value-type="string" office:string-value="new Ciudad{Codigo=&quot;15176&quot;,Nombre=&quot;Chiquinquirá&quot;},">
            <text:p>new Ciudad{Codigo="15176",Nombre="Chiquinquirá"},</text:p>
          </table:table-cell>
          <table:table-cell table:formula="of:=LEN([.B209])" office:value-type="float" office:value="12">
            <text:p>12</text:p>
          </table:table-cell>
        </table:table-row>
        <table:table-row table:style-name="ro2">
          <table:table-cell table:style-name="ce1" office:value-type="float" office:value="15232">
            <text:p>15232</text:p>
          </table:table-cell>
          <table:table-cell table:style-name="ce2" office:value-type="string">
            <text:p>CHÍQUIZA</text:p>
          </table:table-cell>
          <table:table-cell table:style-name="ce1" office:value-type="string">
            <text:p>Boyacá</text:p>
          </table:table-cell>
          <table:table-cell table:formula="of:=LOWER([.B210])" office:value-type="string" office:string-value="chíquiza">
            <text:p>chíquiza</text:p>
          </table:table-cell>
          <table:table-cell table:formula="of:=PROPER([.D210])" office:value-type="string" office:string-value="Chíquiza">
            <text:p>Chíquiza</text:p>
          </table:table-cell>
          <table:table-cell table:formula="of:=LEN([.A210])" office:value-type="float" office:value="5">
            <text:p>5</text:p>
          </table:table-cell>
          <table:table-cell table:formula="of:=IF([.F210]=5;[.A210];CONCATENATE(&quot;0&quot;;[.A210]))" office:value-type="float" office:value="15232">
            <text:p>15232</text:p>
          </table:table-cell>
          <table:table-cell office:value-type="float" office:value="15232">
            <text:p>15232</text:p>
          </table:table-cell>
          <table:table-cell office:value-type="string">
            <text:p>Chíquiza</text:p>
          </table:table-cell>
          <table:table-cell table:formula="of:=(CONCATENATE(&quot;insert into `Ciudad`(`Nombre`,`Codigo`) values('&quot;;[.I210];&quot;','&quot;;[.H210];&quot;');&quot;))" office:value-type="string" office:string-value="insert into `Ciudad`(`Nombre`,`Codigo`) values('Chíquiza','15232');">
            <text:p>insert into `Ciudad`(`Nombre`,`Codigo`) values('Chíquiza','15232');</text:p>
          </table:table-cell>
          <table:table-cell table:formula="of:=CONCATENATE(&quot;new Ciudad{Codigo=&quot;&quot;&quot;;[.H210];&quot;&quot;&quot;,Nombre=&quot;&quot;&quot;;[.I210];&quot;&quot;&quot;},&quot;)" office:value-type="string" office:string-value="new Ciudad{Codigo=&quot;15232&quot;,Nombre=&quot;Chíquiza&quot;},">
            <text:p>new Ciudad{Codigo="15232",Nombre="Chíquiza"},</text:p>
          </table:table-cell>
          <table:table-cell table:formula="of:=LEN([.B210])" office:value-type="float" office:value="8">
            <text:p>8</text:p>
          </table:table-cell>
        </table:table-row>
        <table:table-row table:style-name="ro2">
          <table:table-cell table:style-name="ce1" office:value-type="float" office:value="20178">
            <text:p>20178</text:p>
          </table:table-cell>
          <table:table-cell table:style-name="ce2" office:value-type="string">
            <text:p>CHIRIGUANÁ</text:p>
          </table:table-cell>
          <table:table-cell table:style-name="ce1" office:value-type="string">
            <text:p>Cesar</text:p>
          </table:table-cell>
          <table:table-cell table:formula="of:=LOWER([.B211])" office:value-type="string" office:string-value="chiriguaná">
            <text:p>chiriguaná</text:p>
          </table:table-cell>
          <table:table-cell table:formula="of:=PROPER([.D211])" office:value-type="string" office:string-value="Chiriguaná">
            <text:p>Chiriguaná</text:p>
          </table:table-cell>
          <table:table-cell table:formula="of:=LEN([.A211])" office:value-type="float" office:value="5">
            <text:p>5</text:p>
          </table:table-cell>
          <table:table-cell table:formula="of:=IF([.F211]=5;[.A211];CONCATENATE(&quot;0&quot;;[.A211]))" office:value-type="float" office:value="20178">
            <text:p>20178</text:p>
          </table:table-cell>
          <table:table-cell office:value-type="float" office:value="20178">
            <text:p>20178</text:p>
          </table:table-cell>
          <table:table-cell office:value-type="string">
            <text:p>Chiriguaná</text:p>
          </table:table-cell>
          <table:table-cell table:formula="of:=(CONCATENATE(&quot;insert into `Ciudad`(`Nombre`,`Codigo`) values('&quot;;[.I211];&quot;','&quot;;[.H211];&quot;');&quot;))" office:value-type="string" office:string-value="insert into `Ciudad`(`Nombre`,`Codigo`) values('Chiriguaná','20178');">
            <text:p>insert into `Ciudad`(`Nombre`,`Codigo`) values('Chiriguaná','20178');</text:p>
          </table:table-cell>
          <table:table-cell table:formula="of:=CONCATENATE(&quot;new Ciudad{Codigo=&quot;&quot;&quot;;[.H211];&quot;&quot;&quot;,Nombre=&quot;&quot;&quot;;[.I211];&quot;&quot;&quot;},&quot;)" office:value-type="string" office:string-value="new Ciudad{Codigo=&quot;20178&quot;,Nombre=&quot;Chiriguaná&quot;},">
            <text:p>new Ciudad{Codigo="20178",Nombre="Chiriguaná"},</text:p>
          </table:table-cell>
          <table:table-cell table:formula="of:=LEN([.B211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180">
            <text:p>15180</text:p>
          </table:table-cell>
          <table:table-cell table:style-name="ce2" office:value-type="string">
            <text:p>CHISCAS</text:p>
          </table:table-cell>
          <table:table-cell table:style-name="ce1" office:value-type="string">
            <text:p>Boyacá</text:p>
          </table:table-cell>
          <table:table-cell table:formula="of:=LOWER([.B212])" office:value-type="string" office:string-value="chiscas">
            <text:p>chiscas</text:p>
          </table:table-cell>
          <table:table-cell table:formula="of:=PROPER([.D212])" office:value-type="string" office:string-value="Chiscas">
            <text:p>Chiscas</text:p>
          </table:table-cell>
          <table:table-cell table:formula="of:=LEN([.A212])" office:value-type="float" office:value="5">
            <text:p>5</text:p>
          </table:table-cell>
          <table:table-cell table:formula="of:=IF([.F212]=5;[.A212];CONCATENATE(&quot;0&quot;;[.A212]))" office:value-type="float" office:value="15180">
            <text:p>15180</text:p>
          </table:table-cell>
          <table:table-cell office:value-type="float" office:value="15180">
            <text:p>15180</text:p>
          </table:table-cell>
          <table:table-cell office:value-type="string">
            <text:p>Chiscas</text:p>
          </table:table-cell>
          <table:table-cell table:formula="of:=(CONCATENATE(&quot;insert into `Ciudad`(`Nombre`,`Codigo`) values('&quot;;[.I212];&quot;','&quot;;[.H212];&quot;');&quot;))" office:value-type="string" office:string-value="insert into `Ciudad`(`Nombre`,`Codigo`) values('Chiscas','15180');">
            <text:p>insert into `Ciudad`(`Nombre`,`Codigo`) values('Chiscas','15180');</text:p>
          </table:table-cell>
          <table:table-cell table:formula="of:=CONCATENATE(&quot;new Ciudad{Codigo=&quot;&quot;&quot;;[.H212];&quot;&quot;&quot;,Nombre=&quot;&quot;&quot;;[.I212];&quot;&quot;&quot;},&quot;)" office:value-type="string" office:string-value="new Ciudad{Codigo=&quot;15180&quot;,Nombre=&quot;Chiscas&quot;},">
            <text:p>new Ciudad{Codigo="15180",Nombre="Chiscas"},</text:p>
          </table:table-cell>
          <table:table-cell table:formula="of:=LEN([.B212])" office:value-type="float" office:value="7">
            <text:p>7</text:p>
          </table:table-cell>
        </table:table-row>
        <table:table-row table:style-name="ro2">
          <table:table-cell table:style-name="ce1" office:value-type="float" office:value="15183">
            <text:p>15183</text:p>
          </table:table-cell>
          <table:table-cell table:style-name="ce2" office:value-type="string">
            <text:p>CHITA</text:p>
          </table:table-cell>
          <table:table-cell table:style-name="ce1" office:value-type="string">
            <text:p>Boyacá</text:p>
          </table:table-cell>
          <table:table-cell table:formula="of:=LOWER([.B213])" office:value-type="string" office:string-value="chita">
            <text:p>chita</text:p>
          </table:table-cell>
          <table:table-cell table:formula="of:=PROPER([.D213])" office:value-type="string" office:string-value="Chita">
            <text:p>Chita</text:p>
          </table:table-cell>
          <table:table-cell table:formula="of:=LEN([.A213])" office:value-type="float" office:value="5">
            <text:p>5</text:p>
          </table:table-cell>
          <table:table-cell table:formula="of:=IF([.F213]=5;[.A213];CONCATENATE(&quot;0&quot;;[.A213]))" office:value-type="float" office:value="15183">
            <text:p>15183</text:p>
          </table:table-cell>
          <table:table-cell office:value-type="float" office:value="15183">
            <text:p>15183</text:p>
          </table:table-cell>
          <table:table-cell office:value-type="string">
            <text:p>Chita</text:p>
          </table:table-cell>
          <table:table-cell table:formula="of:=(CONCATENATE(&quot;insert into `Ciudad`(`Nombre`,`Codigo`) values('&quot;;[.I213];&quot;','&quot;;[.H213];&quot;');&quot;))" office:value-type="string" office:string-value="insert into `Ciudad`(`Nombre`,`Codigo`) values('Chita','15183');">
            <text:p>insert into `Ciudad`(`Nombre`,`Codigo`) values('Chita','15183');</text:p>
          </table:table-cell>
          <table:table-cell table:formula="of:=CONCATENATE(&quot;new Ciudad{Codigo=&quot;&quot;&quot;;[.H213];&quot;&quot;&quot;,Nombre=&quot;&quot;&quot;;[.I213];&quot;&quot;&quot;},&quot;)" office:value-type="string" office:string-value="new Ciudad{Codigo=&quot;15183&quot;,Nombre=&quot;Chita&quot;},">
            <text:p>new Ciudad{Codigo="15183",Nombre="Chita"},</text:p>
          </table:table-cell>
          <table:table-cell table:formula="of:=LEN([.B213])" office:value-type="float" office:value="5">
            <text:p>5</text:p>
          </table:table-cell>
        </table:table-row>
        <table:table-row table:style-name="ro2">
          <table:table-cell table:style-name="ce1" office:value-type="float" office:value="54174">
            <text:p>54174</text:p>
          </table:table-cell>
          <table:table-cell table:style-name="ce2" office:value-type="string">
            <text:p>CHITAGÁ</text:p>
          </table:table-cell>
          <table:table-cell table:style-name="ce1" office:value-type="string">
            <text:p>Norte de Santander</text:p>
          </table:table-cell>
          <table:table-cell table:formula="of:=LOWER([.B214])" office:value-type="string" office:string-value="chitagá">
            <text:p>chitagá</text:p>
          </table:table-cell>
          <table:table-cell table:formula="of:=PROPER([.D214])" office:value-type="string" office:string-value="Chitagá">
            <text:p>Chitagá</text:p>
          </table:table-cell>
          <table:table-cell table:formula="of:=LEN([.A214])" office:value-type="float" office:value="5">
            <text:p>5</text:p>
          </table:table-cell>
          <table:table-cell table:formula="of:=IF([.F214]=5;[.A214];CONCATENATE(&quot;0&quot;;[.A214]))" office:value-type="float" office:value="54174">
            <text:p>54174</text:p>
          </table:table-cell>
          <table:table-cell office:value-type="float" office:value="54174">
            <text:p>54174</text:p>
          </table:table-cell>
          <table:table-cell office:value-type="string">
            <text:p>Chitagá</text:p>
          </table:table-cell>
          <table:table-cell table:formula="of:=(CONCATENATE(&quot;insert into `Ciudad`(`Nombre`,`Codigo`) values('&quot;;[.I214];&quot;','&quot;;[.H214];&quot;');&quot;))" office:value-type="string" office:string-value="insert into `Ciudad`(`Nombre`,`Codigo`) values('Chitagá','54174');">
            <text:p>insert into `Ciudad`(`Nombre`,`Codigo`) values('Chitagá','54174');</text:p>
          </table:table-cell>
          <table:table-cell table:formula="of:=CONCATENATE(&quot;new Ciudad{Codigo=&quot;&quot;&quot;;[.H214];&quot;&quot;&quot;,Nombre=&quot;&quot;&quot;;[.I214];&quot;&quot;&quot;},&quot;)" office:value-type="string" office:string-value="new Ciudad{Codigo=&quot;54174&quot;,Nombre=&quot;Chitagá&quot;},">
            <text:p>new Ciudad{Codigo="54174",Nombre="Chitagá"},</text:p>
          </table:table-cell>
          <table:table-cell table:formula="of:=LEN([.B214])" office:value-type="float" office:value="7">
            <text:p>7</text:p>
          </table:table-cell>
        </table:table-row>
        <table:table-row table:style-name="ro2">
          <table:table-cell table:style-name="ce1" office:value-type="float" office:value="15185">
            <text:p>15185</text:p>
          </table:table-cell>
          <table:table-cell table:style-name="ce2" office:value-type="string">
            <text:p>CHITARAQUE</text:p>
          </table:table-cell>
          <table:table-cell table:style-name="ce1" office:value-type="string">
            <text:p>Boyacá</text:p>
          </table:table-cell>
          <table:table-cell table:formula="of:=LOWER([.B215])" office:value-type="string" office:string-value="chitaraque">
            <text:p>chitaraque</text:p>
          </table:table-cell>
          <table:table-cell table:formula="of:=PROPER([.D215])" office:value-type="string" office:string-value="Chitaraque">
            <text:p>Chitaraque</text:p>
          </table:table-cell>
          <table:table-cell table:formula="of:=LEN([.A215])" office:value-type="float" office:value="5">
            <text:p>5</text:p>
          </table:table-cell>
          <table:table-cell table:formula="of:=IF([.F215]=5;[.A215];CONCATENATE(&quot;0&quot;;[.A215]))" office:value-type="float" office:value="15185">
            <text:p>15185</text:p>
          </table:table-cell>
          <table:table-cell office:value-type="float" office:value="15185">
            <text:p>15185</text:p>
          </table:table-cell>
          <table:table-cell office:value-type="string">
            <text:p>Chitaraque</text:p>
          </table:table-cell>
          <table:table-cell table:formula="of:=(CONCATENATE(&quot;insert into `Ciudad`(`Nombre`,`Codigo`) values('&quot;;[.I215];&quot;','&quot;;[.H215];&quot;');&quot;))" office:value-type="string" office:string-value="insert into `Ciudad`(`Nombre`,`Codigo`) values('Chitaraque','15185');">
            <text:p>insert into `Ciudad`(`Nombre`,`Codigo`) values('Chitaraque','15185');</text:p>
          </table:table-cell>
          <table:table-cell table:formula="of:=CONCATENATE(&quot;new Ciudad{Codigo=&quot;&quot;&quot;;[.H215];&quot;&quot;&quot;,Nombre=&quot;&quot;&quot;;[.I215];&quot;&quot;&quot;},&quot;)" office:value-type="string" office:string-value="new Ciudad{Codigo=&quot;15185&quot;,Nombre=&quot;Chitaraque&quot;},">
            <text:p>new Ciudad{Codigo="15185",Nombre="Chitaraque"},</text:p>
          </table:table-cell>
          <table:table-cell table:formula="of:=LEN([.B215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187">
            <text:p>15187</text:p>
          </table:table-cell>
          <table:table-cell table:style-name="ce2" office:value-type="string">
            <text:p>CHIVATÁ</text:p>
          </table:table-cell>
          <table:table-cell table:style-name="ce1" office:value-type="string">
            <text:p>Boyacá</text:p>
          </table:table-cell>
          <table:table-cell table:formula="of:=LOWER([.B216])" office:value-type="string" office:string-value="chivatá">
            <text:p>chivatá</text:p>
          </table:table-cell>
          <table:table-cell table:formula="of:=PROPER([.D216])" office:value-type="string" office:string-value="Chivatá">
            <text:p>Chivatá</text:p>
          </table:table-cell>
          <table:table-cell table:formula="of:=LEN([.A216])" office:value-type="float" office:value="5">
            <text:p>5</text:p>
          </table:table-cell>
          <table:table-cell table:formula="of:=IF([.F216]=5;[.A216];CONCATENATE(&quot;0&quot;;[.A216]))" office:value-type="float" office:value="15187">
            <text:p>15187</text:p>
          </table:table-cell>
          <table:table-cell office:value-type="float" office:value="15187">
            <text:p>15187</text:p>
          </table:table-cell>
          <table:table-cell office:value-type="string">
            <text:p>Chivatá</text:p>
          </table:table-cell>
          <table:table-cell table:formula="of:=(CONCATENATE(&quot;insert into `Ciudad`(`Nombre`,`Codigo`) values('&quot;;[.I216];&quot;','&quot;;[.H216];&quot;');&quot;))" office:value-type="string" office:string-value="insert into `Ciudad`(`Nombre`,`Codigo`) values('Chivatá','15187');">
            <text:p>insert into `Ciudad`(`Nombre`,`Codigo`) values('Chivatá','15187');</text:p>
          </table:table-cell>
          <table:table-cell table:formula="of:=CONCATENATE(&quot;new Ciudad{Codigo=&quot;&quot;&quot;;[.H216];&quot;&quot;&quot;,Nombre=&quot;&quot;&quot;;[.I216];&quot;&quot;&quot;},&quot;)" office:value-type="string" office:string-value="new Ciudad{Codigo=&quot;15187&quot;,Nombre=&quot;Chivatá&quot;},">
            <text:p>new Ciudad{Codigo="15187",Nombre="Chivatá"},</text:p>
          </table:table-cell>
          <table:table-cell table:formula="of:=LEN([.B216])" office:value-type="float" office:value="7">
            <text:p>7</text:p>
          </table:table-cell>
        </table:table-row>
        <table:table-row table:style-name="ro2">
          <table:table-cell table:style-name="ce1" office:value-type="float" office:value="15236">
            <text:p>15236</text:p>
          </table:table-cell>
          <table:table-cell table:style-name="ce2" office:value-type="string">
            <text:p>CHIVOR</text:p>
          </table:table-cell>
          <table:table-cell table:style-name="ce1" office:value-type="string">
            <text:p>Boyacá</text:p>
          </table:table-cell>
          <table:table-cell table:formula="of:=LOWER([.B217])" office:value-type="string" office:string-value="chivor">
            <text:p>chivor</text:p>
          </table:table-cell>
          <table:table-cell table:formula="of:=PROPER([.D217])" office:value-type="string" office:string-value="Chivor">
            <text:p>Chivor</text:p>
          </table:table-cell>
          <table:table-cell table:formula="of:=LEN([.A217])" office:value-type="float" office:value="5">
            <text:p>5</text:p>
          </table:table-cell>
          <table:table-cell table:formula="of:=IF([.F217]=5;[.A217];CONCATENATE(&quot;0&quot;;[.A217]))" office:value-type="float" office:value="15236">
            <text:p>15236</text:p>
          </table:table-cell>
          <table:table-cell office:value-type="float" office:value="15236">
            <text:p>15236</text:p>
          </table:table-cell>
          <table:table-cell office:value-type="string">
            <text:p>Chivor</text:p>
          </table:table-cell>
          <table:table-cell table:formula="of:=(CONCATENATE(&quot;insert into `Ciudad`(`Nombre`,`Codigo`) values('&quot;;[.I217];&quot;','&quot;;[.H217];&quot;');&quot;))" office:value-type="string" office:string-value="insert into `Ciudad`(`Nombre`,`Codigo`) values('Chivor','15236');">
            <text:p>insert into `Ciudad`(`Nombre`,`Codigo`) values('Chivor','15236');</text:p>
          </table:table-cell>
          <table:table-cell table:formula="of:=CONCATENATE(&quot;new Ciudad{Codigo=&quot;&quot;&quot;;[.H217];&quot;&quot;&quot;,Nombre=&quot;&quot;&quot;;[.I217];&quot;&quot;&quot;},&quot;)" office:value-type="string" office:string-value="new Ciudad{Codigo=&quot;15236&quot;,Nombre=&quot;Chivor&quot;},">
            <text:p>new Ciudad{Codigo="15236",Nombre="Chivor"},</text:p>
          </table:table-cell>
          <table:table-cell table:formula="of:=LEN([.B217])" office:value-type="float" office:value="6">
            <text:p>6</text:p>
          </table:table-cell>
        </table:table-row>
        <table:table-row table:style-name="ro2">
          <table:table-cell table:style-name="ce1" office:value-type="float" office:value="25181">
            <text:p>25181</text:p>
          </table:table-cell>
          <table:table-cell table:style-name="ce2" office:value-type="string">
            <text:p>CHOACHÍ</text:p>
          </table:table-cell>
          <table:table-cell table:style-name="ce1" office:value-type="string">
            <text:p>Cundinamarca</text:p>
          </table:table-cell>
          <table:table-cell table:formula="of:=LOWER([.B218])" office:value-type="string" office:string-value="choachí">
            <text:p>choachí</text:p>
          </table:table-cell>
          <table:table-cell table:formula="of:=PROPER([.D218])" office:value-type="string" office:string-value="Choachí">
            <text:p>Choachí</text:p>
          </table:table-cell>
          <table:table-cell table:formula="of:=LEN([.A218])" office:value-type="float" office:value="5">
            <text:p>5</text:p>
          </table:table-cell>
          <table:table-cell table:formula="of:=IF([.F218]=5;[.A218];CONCATENATE(&quot;0&quot;;[.A218]))" office:value-type="float" office:value="25181">
            <text:p>25181</text:p>
          </table:table-cell>
          <table:table-cell office:value-type="float" office:value="25181">
            <text:p>25181</text:p>
          </table:table-cell>
          <table:table-cell office:value-type="string">
            <text:p>Choachí</text:p>
          </table:table-cell>
          <table:table-cell table:formula="of:=(CONCATENATE(&quot;insert into `Ciudad`(`Nombre`,`Codigo`) values('&quot;;[.I218];&quot;','&quot;;[.H218];&quot;');&quot;))" office:value-type="string" office:string-value="insert into `Ciudad`(`Nombre`,`Codigo`) values('Choachí','25181');">
            <text:p>insert into `Ciudad`(`Nombre`,`Codigo`) values('Choachí','25181');</text:p>
          </table:table-cell>
          <table:table-cell table:formula="of:=CONCATENATE(&quot;new Ciudad{Codigo=&quot;&quot;&quot;;[.H218];&quot;&quot;&quot;,Nombre=&quot;&quot;&quot;;[.I218];&quot;&quot;&quot;},&quot;)" office:value-type="string" office:string-value="new Ciudad{Codigo=&quot;25181&quot;,Nombre=&quot;Choachí&quot;},">
            <text:p>new Ciudad{Codigo="25181",Nombre="Choachí"},</text:p>
          </table:table-cell>
          <table:table-cell table:formula="of:=LEN([.B218])" office:value-type="float" office:value="7">
            <text:p>7</text:p>
          </table:table-cell>
        </table:table-row>
        <table:table-row table:style-name="ro2">
          <table:table-cell table:style-name="ce1" office:value-type="float" office:value="25183">
            <text:p>25183</text:p>
          </table:table-cell>
          <table:table-cell table:style-name="ce2" office:value-type="string">
            <text:p>CHOCONTÁ</text:p>
          </table:table-cell>
          <table:table-cell table:style-name="ce1" office:value-type="string">
            <text:p>Cundinamarca</text:p>
          </table:table-cell>
          <table:table-cell table:formula="of:=LOWER([.B219])" office:value-type="string" office:string-value="chocontá">
            <text:p>chocontá</text:p>
          </table:table-cell>
          <table:table-cell table:formula="of:=PROPER([.D219])" office:value-type="string" office:string-value="Chocontá">
            <text:p>Chocontá</text:p>
          </table:table-cell>
          <table:table-cell table:formula="of:=LEN([.A219])" office:value-type="float" office:value="5">
            <text:p>5</text:p>
          </table:table-cell>
          <table:table-cell table:formula="of:=IF([.F219]=5;[.A219];CONCATENATE(&quot;0&quot;;[.A219]))" office:value-type="float" office:value="25183">
            <text:p>25183</text:p>
          </table:table-cell>
          <table:table-cell office:value-type="float" office:value="25183">
            <text:p>25183</text:p>
          </table:table-cell>
          <table:table-cell office:value-type="string">
            <text:p>Chocontá</text:p>
          </table:table-cell>
          <table:table-cell table:formula="of:=(CONCATENATE(&quot;insert into `Ciudad`(`Nombre`,`Codigo`) values('&quot;;[.I219];&quot;','&quot;;[.H219];&quot;');&quot;))" office:value-type="string" office:string-value="insert into `Ciudad`(`Nombre`,`Codigo`) values('Chocontá','25183');">
            <text:p>insert into `Ciudad`(`Nombre`,`Codigo`) values('Chocontá','25183');</text:p>
          </table:table-cell>
          <table:table-cell table:formula="of:=CONCATENATE(&quot;new Ciudad{Codigo=&quot;&quot;&quot;;[.H219];&quot;&quot;&quot;,Nombre=&quot;&quot;&quot;;[.I219];&quot;&quot;&quot;},&quot;)" office:value-type="string" office:string-value="new Ciudad{Codigo=&quot;25183&quot;,Nombre=&quot;Chocontá&quot;},">
            <text:p>new Ciudad{Codigo="25183",Nombre="Chocontá"},</text:p>
          </table:table-cell>
          <table:table-cell table:formula="of:=LEN([.B219])" office:value-type="float" office:value="8">
            <text:p>8</text:p>
          </table:table-cell>
        </table:table-row>
        <table:table-row table:style-name="ro2">
          <table:table-cell table:style-name="ce1" office:value-type="float" office:value="13188">
            <text:p>13188</text:p>
          </table:table-cell>
          <table:table-cell table:style-name="ce2" office:value-type="string">
            <text:p>CICUCO</text:p>
          </table:table-cell>
          <table:table-cell table:style-name="ce1" office:value-type="string">
            <text:p>Bolívar</text:p>
          </table:table-cell>
          <table:table-cell table:formula="of:=LOWER([.B220])" office:value-type="string" office:string-value="cicuco">
            <text:p>cicuco</text:p>
          </table:table-cell>
          <table:table-cell table:formula="of:=PROPER([.D220])" office:value-type="string" office:string-value="Cicuco">
            <text:p>Cicuco</text:p>
          </table:table-cell>
          <table:table-cell table:formula="of:=LEN([.A220])" office:value-type="float" office:value="5">
            <text:p>5</text:p>
          </table:table-cell>
          <table:table-cell table:formula="of:=IF([.F220]=5;[.A220];CONCATENATE(&quot;0&quot;;[.A220]))" office:value-type="float" office:value="13188">
            <text:p>13188</text:p>
          </table:table-cell>
          <table:table-cell office:value-type="float" office:value="13188">
            <text:p>13188</text:p>
          </table:table-cell>
          <table:table-cell office:value-type="string">
            <text:p>Cicuco</text:p>
          </table:table-cell>
          <table:table-cell table:formula="of:=(CONCATENATE(&quot;insert into `Ciudad`(`Nombre`,`Codigo`) values('&quot;;[.I220];&quot;','&quot;;[.H220];&quot;');&quot;))" office:value-type="string" office:string-value="insert into `Ciudad`(`Nombre`,`Codigo`) values('Cicuco','13188');">
            <text:p>insert into `Ciudad`(`Nombre`,`Codigo`) values('Cicuco','13188');</text:p>
          </table:table-cell>
          <table:table-cell table:formula="of:=CONCATENATE(&quot;new Ciudad{Codigo=&quot;&quot;&quot;;[.H220];&quot;&quot;&quot;,Nombre=&quot;&quot;&quot;;[.I220];&quot;&quot;&quot;},&quot;)" office:value-type="string" office:string-value="new Ciudad{Codigo=&quot;13188&quot;,Nombre=&quot;Cicuco&quot;},">
            <text:p>new Ciudad{Codigo="13188",Nombre="Cicuco"},</text:p>
          </table:table-cell>
          <table:table-cell table:formula="of:=LEN([.B220])" office:value-type="float" office:value="6">
            <text:p>6</text:p>
          </table:table-cell>
        </table:table-row>
        <table:table-row table:style-name="ro2">
          <table:table-cell table:style-name="ce1" office:value-type="float" office:value="47189">
            <text:p>47189</text:p>
          </table:table-cell>
          <table:table-cell table:style-name="ce2" office:value-type="string">
            <text:p>CIÉNAGA</text:p>
          </table:table-cell>
          <table:table-cell table:style-name="ce1" office:value-type="string">
            <text:p>Magdalena</text:p>
          </table:table-cell>
          <table:table-cell table:formula="of:=LOWER([.B221])" office:value-type="string" office:string-value="ciénaga">
            <text:p>ciénaga</text:p>
          </table:table-cell>
          <table:table-cell table:formula="of:=PROPER([.D221])" office:value-type="string" office:string-value="Ciénaga">
            <text:p>Ciénaga</text:p>
          </table:table-cell>
          <table:table-cell table:formula="of:=LEN([.A221])" office:value-type="float" office:value="5">
            <text:p>5</text:p>
          </table:table-cell>
          <table:table-cell table:formula="of:=IF([.F221]=5;[.A221];CONCATENATE(&quot;0&quot;;[.A221]))" office:value-type="float" office:value="47189">
            <text:p>47189</text:p>
          </table:table-cell>
          <table:table-cell office:value-type="float" office:value="47189">
            <text:p>47189</text:p>
          </table:table-cell>
          <table:table-cell office:value-type="string">
            <text:p>Ciénaga</text:p>
          </table:table-cell>
          <table:table-cell table:formula="of:=(CONCATENATE(&quot;insert into `Ciudad`(`Nombre`,`Codigo`) values('&quot;;[.I221];&quot;','&quot;;[.H221];&quot;');&quot;))" office:value-type="string" office:string-value="insert into `Ciudad`(`Nombre`,`Codigo`) values('Ciénaga','47189');">
            <text:p>insert into `Ciudad`(`Nombre`,`Codigo`) values('Ciénaga','47189');</text:p>
          </table:table-cell>
          <table:table-cell table:formula="of:=CONCATENATE(&quot;new Ciudad{Codigo=&quot;&quot;&quot;;[.H221];&quot;&quot;&quot;,Nombre=&quot;&quot;&quot;;[.I221];&quot;&quot;&quot;},&quot;)" office:value-type="string" office:string-value="new Ciudad{Codigo=&quot;47189&quot;,Nombre=&quot;Ciénaga&quot;},">
            <text:p>new Ciudad{Codigo="47189",Nombre="Ciénaga"},</text:p>
          </table:table-cell>
          <table:table-cell table:formula="of:=LEN([.B221])" office:value-type="float" office:value="7">
            <text:p>7</text:p>
          </table:table-cell>
        </table:table-row>
        <table:table-row table:style-name="ro2">
          <table:table-cell table:style-name="ce1" office:value-type="float" office:value="23189">
            <text:p>23189</text:p>
          </table:table-cell>
          <table:table-cell table:style-name="ce2" office:value-type="string">
            <text:p>CIÉNAGA DE ORO</text:p>
          </table:table-cell>
          <table:table-cell table:style-name="ce1" office:value-type="string">
            <text:p>Córdoba</text:p>
          </table:table-cell>
          <table:table-cell table:formula="of:=LOWER([.B222])" office:value-type="string" office:string-value="ciénaga de oro">
            <text:p>ciénaga de oro</text:p>
          </table:table-cell>
          <table:table-cell table:formula="of:=PROPER([.D222])" office:value-type="string" office:string-value="Ciénaga De Oro">
            <text:p>Ciénaga De Oro</text:p>
          </table:table-cell>
          <table:table-cell table:formula="of:=LEN([.A222])" office:value-type="float" office:value="5">
            <text:p>5</text:p>
          </table:table-cell>
          <table:table-cell table:formula="of:=IF([.F222]=5;[.A222];CONCATENATE(&quot;0&quot;;[.A222]))" office:value-type="float" office:value="23189">
            <text:p>23189</text:p>
          </table:table-cell>
          <table:table-cell office:value-type="float" office:value="23189">
            <text:p>23189</text:p>
          </table:table-cell>
          <table:table-cell office:value-type="string">
            <text:p>Ciénaga de Oro</text:p>
          </table:table-cell>
          <table:table-cell table:formula="of:=(CONCATENATE(&quot;insert into `Ciudad`(`Nombre`,`Codigo`) values('&quot;;[.I222];&quot;','&quot;;[.H222];&quot;');&quot;))" office:value-type="string" office:string-value="insert into `Ciudad`(`Nombre`,`Codigo`) values('Ciénaga de Oro','23189');">
            <text:p>insert into `Ciudad`(`Nombre`,`Codigo`) values('Ciénaga de Oro','23189');</text:p>
          </table:table-cell>
          <table:table-cell table:formula="of:=CONCATENATE(&quot;new Ciudad{Codigo=&quot;&quot;&quot;;[.H222];&quot;&quot;&quot;,Nombre=&quot;&quot;&quot;;[.I222];&quot;&quot;&quot;},&quot;)" office:value-type="string" office:string-value="new Ciudad{Codigo=&quot;23189&quot;,Nombre=&quot;Ciénaga de Oro&quot;},">
            <text:p>new Ciudad{Codigo="23189",Nombre="Ciénaga de Oro"},</text:p>
          </table:table-cell>
          <table:table-cell table:formula="of:=LEN([.B222])" office:value-type="float" office:value="14">
            <text:p>14</text:p>
          </table:table-cell>
        </table:table-row>
        <table:table-row table:style-name="ro2">
          <table:table-cell table:style-name="ce1" office:value-type="float" office:value="15189">
            <text:p>15189</text:p>
          </table:table-cell>
          <table:table-cell table:style-name="ce2" office:value-type="string">
            <text:p>CIÉNEGA</text:p>
          </table:table-cell>
          <table:table-cell table:style-name="ce1" office:value-type="string">
            <text:p>Boyacá</text:p>
          </table:table-cell>
          <table:table-cell table:formula="of:=LOWER([.B223])" office:value-type="string" office:string-value="ciénega">
            <text:p>ciénega</text:p>
          </table:table-cell>
          <table:table-cell table:formula="of:=PROPER([.D223])" office:value-type="string" office:string-value="Ciénega">
            <text:p>Ciénega</text:p>
          </table:table-cell>
          <table:table-cell table:formula="of:=LEN([.A223])" office:value-type="float" office:value="5">
            <text:p>5</text:p>
          </table:table-cell>
          <table:table-cell table:formula="of:=IF([.F223]=5;[.A223];CONCATENATE(&quot;0&quot;;[.A223]))" office:value-type="float" office:value="15189">
            <text:p>15189</text:p>
          </table:table-cell>
          <table:table-cell office:value-type="float" office:value="15189">
            <text:p>15189</text:p>
          </table:table-cell>
          <table:table-cell office:value-type="string">
            <text:p>Ciénega</text:p>
          </table:table-cell>
          <table:table-cell table:formula="of:=(CONCATENATE(&quot;insert into `Ciudad`(`Nombre`,`Codigo`) values('&quot;;[.I223];&quot;','&quot;;[.H223];&quot;');&quot;))" office:value-type="string" office:string-value="insert into `Ciudad`(`Nombre`,`Codigo`) values('Ciénega','15189');">
            <text:p>insert into `Ciudad`(`Nombre`,`Codigo`) values('Ciénega','15189');</text:p>
          </table:table-cell>
          <table:table-cell table:formula="of:=CONCATENATE(&quot;new Ciudad{Codigo=&quot;&quot;&quot;;[.H223];&quot;&quot;&quot;,Nombre=&quot;&quot;&quot;;[.I223];&quot;&quot;&quot;},&quot;)" office:value-type="string" office:string-value="new Ciudad{Codigo=&quot;15189&quot;,Nombre=&quot;Ciénega&quot;},">
            <text:p>new Ciudad{Codigo="15189",Nombre="Ciénega"},</text:p>
          </table:table-cell>
          <table:table-cell table:formula="of:=LEN([.B223])" office:value-type="float" office:value="7">
            <text:p>7</text:p>
          </table:table-cell>
        </table:table-row>
        <table:table-row table:style-name="ro2">
          <table:table-cell table:style-name="ce1" office:value-type="float" office:value="68190">
            <text:p>68190</text:p>
          </table:table-cell>
          <table:table-cell table:style-name="ce2" office:value-type="string">
            <text:p>CIMITARRA</text:p>
          </table:table-cell>
          <table:table-cell table:style-name="ce1" office:value-type="string">
            <text:p>Santander</text:p>
          </table:table-cell>
          <table:table-cell table:formula="of:=LOWER([.B224])" office:value-type="string" office:string-value="cimitarra">
            <text:p>cimitarra</text:p>
          </table:table-cell>
          <table:table-cell table:formula="of:=PROPER([.D224])" office:value-type="string" office:string-value="Cimitarra">
            <text:p>Cimitarra</text:p>
          </table:table-cell>
          <table:table-cell table:formula="of:=LEN([.A224])" office:value-type="float" office:value="5">
            <text:p>5</text:p>
          </table:table-cell>
          <table:table-cell table:formula="of:=IF([.F224]=5;[.A224];CONCATENATE(&quot;0&quot;;[.A224]))" office:value-type="float" office:value="68190">
            <text:p>68190</text:p>
          </table:table-cell>
          <table:table-cell office:value-type="float" office:value="68190">
            <text:p>68190</text:p>
          </table:table-cell>
          <table:table-cell office:value-type="string">
            <text:p>Cimitarra</text:p>
          </table:table-cell>
          <table:table-cell table:formula="of:=(CONCATENATE(&quot;insert into `Ciudad`(`Nombre`,`Codigo`) values('&quot;;[.I224];&quot;','&quot;;[.H224];&quot;');&quot;))" office:value-type="string" office:string-value="insert into `Ciudad`(`Nombre`,`Codigo`) values('Cimitarra','68190');">
            <text:p>insert into `Ciudad`(`Nombre`,`Codigo`) values('Cimitarra','68190');</text:p>
          </table:table-cell>
          <table:table-cell table:formula="of:=CONCATENATE(&quot;new Ciudad{Codigo=&quot;&quot;&quot;;[.H224];&quot;&quot;&quot;,Nombre=&quot;&quot;&quot;;[.I224];&quot;&quot;&quot;},&quot;)" office:value-type="string" office:string-value="new Ciudad{Codigo=&quot;68190&quot;,Nombre=&quot;Cimitarra&quot;},">
            <text:p>new Ciudad{Codigo="68190",Nombre="Cimitarra"},</text:p>
          </table:table-cell>
          <table:table-cell table:formula="of:=LEN([.B224])" office:value-type="float" office:value="9">
            <text:p>9</text:p>
          </table:table-cell>
        </table:table-row>
        <table:table-row table:style-name="ro2">
          <table:table-cell table:style-name="ce1" office:value-type="float" office:value="63190">
            <text:p>63190</text:p>
          </table:table-cell>
          <table:table-cell table:style-name="ce2" office:value-type="string">
            <text:p>CIRCASIA</text:p>
          </table:table-cell>
          <table:table-cell table:style-name="ce1" office:value-type="string">
            <text:p>Quindio</text:p>
          </table:table-cell>
          <table:table-cell table:formula="of:=LOWER([.B225])" office:value-type="string" office:string-value="circasia">
            <text:p>circasia</text:p>
          </table:table-cell>
          <table:table-cell table:formula="of:=PROPER([.D225])" office:value-type="string" office:string-value="Circasia">
            <text:p>Circasia</text:p>
          </table:table-cell>
          <table:table-cell table:formula="of:=LEN([.A225])" office:value-type="float" office:value="5">
            <text:p>5</text:p>
          </table:table-cell>
          <table:table-cell table:formula="of:=IF([.F225]=5;[.A225];CONCATENATE(&quot;0&quot;;[.A225]))" office:value-type="float" office:value="63190">
            <text:p>63190</text:p>
          </table:table-cell>
          <table:table-cell office:value-type="float" office:value="63190">
            <text:p>63190</text:p>
          </table:table-cell>
          <table:table-cell office:value-type="string">
            <text:p>Circasia</text:p>
          </table:table-cell>
          <table:table-cell table:formula="of:=(CONCATENATE(&quot;insert into `Ciudad`(`Nombre`,`Codigo`) values('&quot;;[.I225];&quot;','&quot;;[.H225];&quot;');&quot;))" office:value-type="string" office:string-value="insert into `Ciudad`(`Nombre`,`Codigo`) values('Circasia','63190');">
            <text:p>insert into `Ciudad`(`Nombre`,`Codigo`) values('Circasia','63190');</text:p>
          </table:table-cell>
          <table:table-cell table:formula="of:=CONCATENATE(&quot;new Ciudad{Codigo=&quot;&quot;&quot;;[.H225];&quot;&quot;&quot;,Nombre=&quot;&quot;&quot;;[.I225];&quot;&quot;&quot;},&quot;)" office:value-type="string" office:string-value="new Ciudad{Codigo=&quot;63190&quot;,Nombre=&quot;Circasia&quot;},">
            <text:p>new Ciudad{Codigo="63190",Nombre="Circasia"},</text:p>
          </table:table-cell>
          <table:table-cell table:formula="of:=LEN([.B225])" office:value-type="float" office:value="8">
            <text:p>8</text:p>
          </table:table-cell>
        </table:table-row>
        <table:table-row table:style-name="ro2">
          <table:table-cell table:style-name="ce1" office:value-type="float" office:value="5190">
            <text:p>5190</text:p>
          </table:table-cell>
          <table:table-cell table:style-name="ce2" office:value-type="string">
            <text:p>CISNEROS</text:p>
          </table:table-cell>
          <table:table-cell table:style-name="ce1" office:value-type="string">
            <text:p>Antioquia</text:p>
          </table:table-cell>
          <table:table-cell table:formula="of:=LOWER([.B226])" office:value-type="string" office:string-value="cisneros">
            <text:p>cisneros</text:p>
          </table:table-cell>
          <table:table-cell table:formula="of:=PROPER([.D226])" office:value-type="string" office:string-value="Cisneros">
            <text:p>Cisneros</text:p>
          </table:table-cell>
          <table:table-cell table:formula="of:=LEN([.A226])" office:value-type="float" office:value="4">
            <text:p>4</text:p>
          </table:table-cell>
          <table:table-cell table:formula="of:=IF([.F226]=5;[.A226];CONCATENATE(&quot;0&quot;;[.A226]))" office:value-type="string" office:string-value="05190">
            <text:p>05190</text:p>
          </table:table-cell>
          <table:table-cell office:value-type="string">
            <text:p>05190</text:p>
          </table:table-cell>
          <table:table-cell office:value-type="string">
            <text:p>Cisneros</text:p>
          </table:table-cell>
          <table:table-cell table:formula="of:=(CONCATENATE(&quot;insert into `Ciudad`(`Nombre`,`Codigo`) values('&quot;;[.I226];&quot;','&quot;;[.H226];&quot;');&quot;))" office:value-type="string" office:string-value="insert into `Ciudad`(`Nombre`,`Codigo`) values('Cisneros','05190');">
            <text:p>insert into `Ciudad`(`Nombre`,`Codigo`) values('Cisneros','05190');</text:p>
          </table:table-cell>
          <table:table-cell table:formula="of:=CONCATENATE(&quot;new Ciudad{Codigo=&quot;&quot;&quot;;[.H226];&quot;&quot;&quot;,Nombre=&quot;&quot;&quot;;[.I226];&quot;&quot;&quot;},&quot;)" office:value-type="string" office:string-value="new Ciudad{Codigo=&quot;05190&quot;,Nombre=&quot;Cisneros&quot;},">
            <text:p>new Ciudad{Codigo="05190",Nombre="Cisneros"},</text:p>
          </table:table-cell>
          <table:table-cell table:formula="of:=LEN([.B226])" office:value-type="float" office:value="8">
            <text:p>8</text:p>
          </table:table-cell>
        </table:table-row>
        <table:table-row table:style-name="ro2">
          <table:table-cell table:style-name="ce1" office:value-type="float" office:value="5101">
            <text:p>5101</text:p>
          </table:table-cell>
          <table:table-cell table:style-name="ce2" office:value-type="string">
            <text:p>CIUDAD BOLÍVAR</text:p>
          </table:table-cell>
          <table:table-cell table:style-name="ce1" office:value-type="string">
            <text:p>Antioquia</text:p>
          </table:table-cell>
          <table:table-cell table:formula="of:=LOWER([.B227])" office:value-type="string" office:string-value="ciudad bolívar">
            <text:p>ciudad bolívar</text:p>
          </table:table-cell>
          <table:table-cell table:formula="of:=PROPER([.D227])" office:value-type="string" office:string-value="Ciudad Bolívar">
            <text:p>Ciudad Bolívar</text:p>
          </table:table-cell>
          <table:table-cell table:formula="of:=LEN([.A227])" office:value-type="float" office:value="4">
            <text:p>4</text:p>
          </table:table-cell>
          <table:table-cell table:formula="of:=IF([.F227]=5;[.A227];CONCATENATE(&quot;0&quot;;[.A227]))" office:value-type="string" office:string-value="05101">
            <text:p>05101</text:p>
          </table:table-cell>
          <table:table-cell office:value-type="string">
            <text:p>05101</text:p>
          </table:table-cell>
          <table:table-cell office:value-type="string">
            <text:p>Ciudad Bolívar</text:p>
          </table:table-cell>
          <table:table-cell table:formula="of:=(CONCATENATE(&quot;insert into `Ciudad`(`Nombre`,`Codigo`) values('&quot;;[.I227];&quot;','&quot;;[.H227];&quot;');&quot;))" office:value-type="string" office:string-value="insert into `Ciudad`(`Nombre`,`Codigo`) values('Ciudad Bolívar','05101');">
            <text:p>insert into `Ciudad`(`Nombre`,`Codigo`) values('Ciudad Bolívar','05101');</text:p>
          </table:table-cell>
          <table:table-cell table:formula="of:=CONCATENATE(&quot;new Ciudad{Codigo=&quot;&quot;&quot;;[.H227];&quot;&quot;&quot;,Nombre=&quot;&quot;&quot;;[.I227];&quot;&quot;&quot;},&quot;)" office:value-type="string" office:string-value="new Ciudad{Codigo=&quot;05101&quot;,Nombre=&quot;Ciudad Bolívar&quot;},">
            <text:p>new Ciudad{Codigo="05101",Nombre="Ciudad Bolívar"},</text:p>
          </table:table-cell>
          <table:table-cell table:formula="of:=LEN([.B227])" office:value-type="float" office:value="14">
            <text:p>14</text:p>
          </table:table-cell>
        </table:table-row>
        <table:table-row table:style-name="ro2">
          <table:table-cell table:style-name="ce1" office:value-type="float" office:value="13222">
            <text:p>13222</text:p>
          </table:table-cell>
          <table:table-cell table:style-name="ce2" office:value-type="string">
            <text:p>CLEMENCIA</text:p>
          </table:table-cell>
          <table:table-cell table:style-name="ce1" office:value-type="string">
            <text:p>Bolívar</text:p>
          </table:table-cell>
          <table:table-cell table:formula="of:=LOWER([.B228])" office:value-type="string" office:string-value="clemencia">
            <text:p>clemencia</text:p>
          </table:table-cell>
          <table:table-cell table:formula="of:=PROPER([.D228])" office:value-type="string" office:string-value="Clemencia">
            <text:p>Clemencia</text:p>
          </table:table-cell>
          <table:table-cell table:formula="of:=LEN([.A228])" office:value-type="float" office:value="5">
            <text:p>5</text:p>
          </table:table-cell>
          <table:table-cell table:formula="of:=IF([.F228]=5;[.A228];CONCATENATE(&quot;0&quot;;[.A228]))" office:value-type="float" office:value="13222">
            <text:p>13222</text:p>
          </table:table-cell>
          <table:table-cell office:value-type="float" office:value="13222">
            <text:p>13222</text:p>
          </table:table-cell>
          <table:table-cell office:value-type="string">
            <text:p>Clemencia</text:p>
          </table:table-cell>
          <table:table-cell table:formula="of:=(CONCATENATE(&quot;insert into `Ciudad`(`Nombre`,`Codigo`) values('&quot;;[.I228];&quot;','&quot;;[.H228];&quot;');&quot;))" office:value-type="string" office:string-value="insert into `Ciudad`(`Nombre`,`Codigo`) values('Clemencia','13222');">
            <text:p>insert into `Ciudad`(`Nombre`,`Codigo`) values('Clemencia','13222');</text:p>
          </table:table-cell>
          <table:table-cell table:formula="of:=CONCATENATE(&quot;new Ciudad{Codigo=&quot;&quot;&quot;;[.H228];&quot;&quot;&quot;,Nombre=&quot;&quot;&quot;;[.I228];&quot;&quot;&quot;},&quot;)" office:value-type="string" office:string-value="new Ciudad{Codigo=&quot;13222&quot;,Nombre=&quot;Clemencia&quot;},">
            <text:p>new Ciudad{Codigo="13222",Nombre="Clemencia"},</text:p>
          </table:table-cell>
          <table:table-cell table:formula="of:=LEN([.B228])" office:value-type="float" office:value="9">
            <text:p>9</text:p>
          </table:table-cell>
        </table:table-row>
        <table:table-row table:style-name="ro2">
          <table:table-cell table:style-name="ce1" office:value-type="float" office:value="5197">
            <text:p>5197</text:p>
          </table:table-cell>
          <table:table-cell table:style-name="ce2" office:value-type="string">
            <text:p>COCORNÁ</text:p>
          </table:table-cell>
          <table:table-cell table:style-name="ce1" office:value-type="string">
            <text:p>Antioquia</text:p>
          </table:table-cell>
          <table:table-cell table:formula="of:=LOWER([.B229])" office:value-type="string" office:string-value="cocorná">
            <text:p>cocorná</text:p>
          </table:table-cell>
          <table:table-cell table:formula="of:=PROPER([.D229])" office:value-type="string" office:string-value="Cocorná">
            <text:p>Cocorná</text:p>
          </table:table-cell>
          <table:table-cell table:formula="of:=LEN([.A229])" office:value-type="float" office:value="4">
            <text:p>4</text:p>
          </table:table-cell>
          <table:table-cell table:formula="of:=IF([.F229]=5;[.A229];CONCATENATE(&quot;0&quot;;[.A229]))" office:value-type="string" office:string-value="05197">
            <text:p>05197</text:p>
          </table:table-cell>
          <table:table-cell office:value-type="string">
            <text:p>05197</text:p>
          </table:table-cell>
          <table:table-cell office:value-type="string">
            <text:p>Cocorná</text:p>
          </table:table-cell>
          <table:table-cell table:formula="of:=(CONCATENATE(&quot;insert into `Ciudad`(`Nombre`,`Codigo`) values('&quot;;[.I229];&quot;','&quot;;[.H229];&quot;');&quot;))" office:value-type="string" office:string-value="insert into `Ciudad`(`Nombre`,`Codigo`) values('Cocorná','05197');">
            <text:p>insert into `Ciudad`(`Nombre`,`Codigo`) values('Cocorná','05197');</text:p>
          </table:table-cell>
          <table:table-cell table:formula="of:=CONCATENATE(&quot;new Ciudad{Codigo=&quot;&quot;&quot;;[.H229];&quot;&quot;&quot;,Nombre=&quot;&quot;&quot;;[.I229];&quot;&quot;&quot;},&quot;)" office:value-type="string" office:string-value="new Ciudad{Codigo=&quot;05197&quot;,Nombre=&quot;Cocorná&quot;},">
            <text:p>new Ciudad{Codigo="05197",Nombre="Cocorná"},</text:p>
          </table:table-cell>
          <table:table-cell table:formula="of:=LEN([.B229])" office:value-type="float" office:value="7">
            <text:p>7</text:p>
          </table:table-cell>
        </table:table-row>
        <table:table-row table:style-name="ro2">
          <table:table-cell table:style-name="ce1" office:value-type="float" office:value="73200">
            <text:p>73200</text:p>
          </table:table-cell>
          <table:table-cell table:style-name="ce2" office:value-type="string">
            <text:p>COELLO</text:p>
          </table:table-cell>
          <table:table-cell table:style-name="ce1" office:value-type="string">
            <text:p>Tolima</text:p>
          </table:table-cell>
          <table:table-cell table:formula="of:=LOWER([.B230])" office:value-type="string" office:string-value="coello">
            <text:p>coello</text:p>
          </table:table-cell>
          <table:table-cell table:formula="of:=PROPER([.D230])" office:value-type="string" office:string-value="Coello">
            <text:p>Coello</text:p>
          </table:table-cell>
          <table:table-cell table:formula="of:=LEN([.A230])" office:value-type="float" office:value="5">
            <text:p>5</text:p>
          </table:table-cell>
          <table:table-cell table:formula="of:=IF([.F230]=5;[.A230];CONCATENATE(&quot;0&quot;;[.A230]))" office:value-type="float" office:value="73200">
            <text:p>73200</text:p>
          </table:table-cell>
          <table:table-cell office:value-type="float" office:value="73200">
            <text:p>73200</text:p>
          </table:table-cell>
          <table:table-cell office:value-type="string">
            <text:p>Coello</text:p>
          </table:table-cell>
          <table:table-cell table:formula="of:=(CONCATENATE(&quot;insert into `Ciudad`(`Nombre`,`Codigo`) values('&quot;;[.I230];&quot;','&quot;;[.H230];&quot;');&quot;))" office:value-type="string" office:string-value="insert into `Ciudad`(`Nombre`,`Codigo`) values('Coello','73200');">
            <text:p>insert into `Ciudad`(`Nombre`,`Codigo`) values('Coello','73200');</text:p>
          </table:table-cell>
          <table:table-cell table:formula="of:=CONCATENATE(&quot;new Ciudad{Codigo=&quot;&quot;&quot;;[.H230];&quot;&quot;&quot;,Nombre=&quot;&quot;&quot;;[.I230];&quot;&quot;&quot;},&quot;)" office:value-type="string" office:string-value="new Ciudad{Codigo=&quot;73200&quot;,Nombre=&quot;Coello&quot;},">
            <text:p>new Ciudad{Codigo="73200",Nombre="Coello"},</text:p>
          </table:table-cell>
          <table:table-cell table:formula="of:=LEN([.B230])" office:value-type="float" office:value="6">
            <text:p>6</text:p>
          </table:table-cell>
        </table:table-row>
        <table:table-row table:style-name="ro2">
          <table:table-cell table:style-name="ce1" office:value-type="float" office:value="25200">
            <text:p>25200</text:p>
          </table:table-cell>
          <table:table-cell table:style-name="ce2" office:value-type="string">
            <text:p>COGUA</text:p>
          </table:table-cell>
          <table:table-cell table:style-name="ce1" office:value-type="string">
            <text:p>Cundinamarca</text:p>
          </table:table-cell>
          <table:table-cell table:formula="of:=LOWER([.B231])" office:value-type="string" office:string-value="cogua">
            <text:p>cogua</text:p>
          </table:table-cell>
          <table:table-cell table:formula="of:=PROPER([.D231])" office:value-type="string" office:string-value="Cogua">
            <text:p>Cogua</text:p>
          </table:table-cell>
          <table:table-cell table:formula="of:=LEN([.A231])" office:value-type="float" office:value="5">
            <text:p>5</text:p>
          </table:table-cell>
          <table:table-cell table:formula="of:=IF([.F231]=5;[.A231];CONCATENATE(&quot;0&quot;;[.A231]))" office:value-type="float" office:value="25200">
            <text:p>25200</text:p>
          </table:table-cell>
          <table:table-cell office:value-type="float" office:value="25200">
            <text:p>25200</text:p>
          </table:table-cell>
          <table:table-cell office:value-type="string">
            <text:p>Cogua</text:p>
          </table:table-cell>
          <table:table-cell table:formula="of:=(CONCATENATE(&quot;insert into `Ciudad`(`Nombre`,`Codigo`) values('&quot;;[.I231];&quot;','&quot;;[.H231];&quot;');&quot;))" office:value-type="string" office:string-value="insert into `Ciudad`(`Nombre`,`Codigo`) values('Cogua','25200');">
            <text:p>insert into `Ciudad`(`Nombre`,`Codigo`) values('Cogua','25200');</text:p>
          </table:table-cell>
          <table:table-cell table:formula="of:=CONCATENATE(&quot;new Ciudad{Codigo=&quot;&quot;&quot;;[.H231];&quot;&quot;&quot;,Nombre=&quot;&quot;&quot;;[.I231];&quot;&quot;&quot;},&quot;)" office:value-type="string" office:string-value="new Ciudad{Codigo=&quot;25200&quot;,Nombre=&quot;Cogua&quot;},">
            <text:p>new Ciudad{Codigo="25200",Nombre="Cogua"},</text:p>
          </table:table-cell>
          <table:table-cell table:formula="of:=LEN([.B231])" office:value-type="float" office:value="5">
            <text:p>5</text:p>
          </table:table-cell>
        </table:table-row>
        <table:table-row table:style-name="ro2">
          <table:table-cell table:style-name="ce1" office:value-type="float" office:value="41206">
            <text:p>41206</text:p>
          </table:table-cell>
          <table:table-cell table:style-name="ce2" office:value-type="string">
            <text:p>COLOMBIA</text:p>
          </table:table-cell>
          <table:table-cell table:style-name="ce1" office:value-type="string">
            <text:p>Huila</text:p>
          </table:table-cell>
          <table:table-cell table:formula="of:=LOWER([.B232])" office:value-type="string" office:string-value="colombia">
            <text:p>colombia</text:p>
          </table:table-cell>
          <table:table-cell table:formula="of:=PROPER([.D232])" office:value-type="string" office:string-value="Colombia">
            <text:p>Colombia</text:p>
          </table:table-cell>
          <table:table-cell table:formula="of:=LEN([.A232])" office:value-type="float" office:value="5">
            <text:p>5</text:p>
          </table:table-cell>
          <table:table-cell table:formula="of:=IF([.F232]=5;[.A232];CONCATENATE(&quot;0&quot;;[.A232]))" office:value-type="float" office:value="41206">
            <text:p>41206</text:p>
          </table:table-cell>
          <table:table-cell office:value-type="float" office:value="41206">
            <text:p>41206</text:p>
          </table:table-cell>
          <table:table-cell office:value-type="string">
            <text:p>Colombia</text:p>
          </table:table-cell>
          <table:table-cell table:formula="of:=(CONCATENATE(&quot;insert into `Ciudad`(`Nombre`,`Codigo`) values('&quot;;[.I232];&quot;','&quot;;[.H232];&quot;');&quot;))" office:value-type="string" office:string-value="insert into `Ciudad`(`Nombre`,`Codigo`) values('Colombia','41206');">
            <text:p>insert into `Ciudad`(`Nombre`,`Codigo`) values('Colombia','41206');</text:p>
          </table:table-cell>
          <table:table-cell table:formula="of:=CONCATENATE(&quot;new Ciudad{Codigo=&quot;&quot;&quot;;[.H232];&quot;&quot;&quot;,Nombre=&quot;&quot;&quot;;[.I232];&quot;&quot;&quot;},&quot;)" office:value-type="string" office:string-value="new Ciudad{Codigo=&quot;41206&quot;,Nombre=&quot;Colombia&quot;},">
            <text:p>new Ciudad{Codigo="41206",Nombre="Colombia"},</text:p>
          </table:table-cell>
          <table:table-cell table:formula="of:=LEN([.B232])" office:value-type="float" office:value="8">
            <text:p>8</text:p>
          </table:table-cell>
        </table:table-row>
        <table:table-row table:style-name="ro2">
          <table:table-cell table:style-name="ce1" office:value-type="float" office:value="52203">
            <text:p>52203</text:p>
          </table:table-cell>
          <table:table-cell table:style-name="ce2" office:value-type="string">
            <text:p>COLÓN</text:p>
          </table:table-cell>
          <table:table-cell table:style-name="ce1" office:value-type="string">
            <text:p>Nariño</text:p>
          </table:table-cell>
          <table:table-cell table:formula="of:=LOWER([.B233])" office:value-type="string" office:string-value="colón">
            <text:p>colón</text:p>
          </table:table-cell>
          <table:table-cell table:formula="of:=PROPER([.D233])" office:value-type="string" office:string-value="Colón">
            <text:p>Colón</text:p>
          </table:table-cell>
          <table:table-cell table:formula="of:=LEN([.A233])" office:value-type="float" office:value="5">
            <text:p>5</text:p>
          </table:table-cell>
          <table:table-cell table:formula="of:=IF([.F233]=5;[.A233];CONCATENATE(&quot;0&quot;;[.A233]))" office:value-type="float" office:value="52203">
            <text:p>52203</text:p>
          </table:table-cell>
          <table:table-cell office:value-type="float" office:value="52203">
            <text:p>52203</text:p>
          </table:table-cell>
          <table:table-cell office:value-type="string">
            <text:p>Colón</text:p>
          </table:table-cell>
          <table:table-cell table:formula="of:=(CONCATENATE(&quot;insert into `Ciudad`(`Nombre`,`Codigo`) values('&quot;;[.I233];&quot;','&quot;;[.H233];&quot;');&quot;))" office:value-type="string" office:string-value="insert into `Ciudad`(`Nombre`,`Codigo`) values('Colón','52203');">
            <text:p>insert into `Ciudad`(`Nombre`,`Codigo`) values('Colón','52203');</text:p>
          </table:table-cell>
          <table:table-cell table:formula="of:=CONCATENATE(&quot;new Ciudad{Codigo=&quot;&quot;&quot;;[.H233];&quot;&quot;&quot;,Nombre=&quot;&quot;&quot;;[.I233];&quot;&quot;&quot;},&quot;)" office:value-type="string" office:string-value="new Ciudad{Codigo=&quot;52203&quot;,Nombre=&quot;Colón&quot;},">
            <text:p>new Ciudad{Codigo="52203",Nombre="Colón"},</text:p>
          </table:table-cell>
          <table:table-cell table:formula="of:=LEN([.B233])" office:value-type="float" office:value="5">
            <text:p>5</text:p>
          </table:table-cell>
        </table:table-row>
        <table:table-row table:style-name="ro2">
          <table:table-cell table:style-name="ce1" office:value-type="float" office:value="86219">
            <text:p>86219</text:p>
          </table:table-cell>
          <table:table-cell table:style-name="ce2" office:value-type="string">
            <text:p>COLÓN</text:p>
          </table:table-cell>
          <table:table-cell table:style-name="ce1" office:value-type="string">
            <text:p>Putumayo</text:p>
          </table:table-cell>
          <table:table-cell table:formula="of:=LOWER([.B234])" office:value-type="string" office:string-value="colón">
            <text:p>colón</text:p>
          </table:table-cell>
          <table:table-cell table:formula="of:=PROPER([.D234])" office:value-type="string" office:string-value="Colón">
            <text:p>Colón</text:p>
          </table:table-cell>
          <table:table-cell table:formula="of:=LEN([.A234])" office:value-type="float" office:value="5">
            <text:p>5</text:p>
          </table:table-cell>
          <table:table-cell table:formula="of:=IF([.F234]=5;[.A234];CONCATENATE(&quot;0&quot;;[.A234]))" office:value-type="float" office:value="86219">
            <text:p>86219</text:p>
          </table:table-cell>
          <table:table-cell office:value-type="float" office:value="86219">
            <text:p>86219</text:p>
          </table:table-cell>
          <table:table-cell office:value-type="string">
            <text:p>Colón</text:p>
          </table:table-cell>
          <table:table-cell table:formula="of:=(CONCATENATE(&quot;insert into `Ciudad`(`Nombre`,`Codigo`) values('&quot;;[.I234];&quot;','&quot;;[.H234];&quot;');&quot;))" office:value-type="string" office:string-value="insert into `Ciudad`(`Nombre`,`Codigo`) values('Colón','86219');">
            <text:p>insert into `Ciudad`(`Nombre`,`Codigo`) values('Colón','86219');</text:p>
          </table:table-cell>
          <table:table-cell table:formula="of:=CONCATENATE(&quot;new Ciudad{Codigo=&quot;&quot;&quot;;[.H234];&quot;&quot;&quot;,Nombre=&quot;&quot;&quot;;[.I234];&quot;&quot;&quot;},&quot;)" office:value-type="string" office:string-value="new Ciudad{Codigo=&quot;86219&quot;,Nombre=&quot;Colón&quot;},">
            <text:p>new Ciudad{Codigo="86219",Nombre="Colón"},</text:p>
          </table:table-cell>
          <table:table-cell table:formula="of:=LEN([.B234])" office:value-type="float" office:value="5">
            <text:p>5</text:p>
          </table:table-cell>
        </table:table-row>
        <table:table-row table:style-name="ro2">
          <table:table-cell table:style-name="ce1" office:value-type="float" office:value="70204">
            <text:p>70204</text:p>
          </table:table-cell>
          <table:table-cell table:style-name="ce2" office:value-type="string">
            <text:p>COLOSO</text:p>
          </table:table-cell>
          <table:table-cell table:style-name="ce1" office:value-type="string">
            <text:p>Sucre</text:p>
          </table:table-cell>
          <table:table-cell table:formula="of:=LOWER([.B235])" office:value-type="string" office:string-value="coloso">
            <text:p>coloso</text:p>
          </table:table-cell>
          <table:table-cell table:formula="of:=PROPER([.D235])" office:value-type="string" office:string-value="Coloso">
            <text:p>Coloso</text:p>
          </table:table-cell>
          <table:table-cell table:formula="of:=LEN([.A235])" office:value-type="float" office:value="5">
            <text:p>5</text:p>
          </table:table-cell>
          <table:table-cell table:formula="of:=IF([.F235]=5;[.A235];CONCATENATE(&quot;0&quot;;[.A235]))" office:value-type="float" office:value="70204">
            <text:p>70204</text:p>
          </table:table-cell>
          <table:table-cell office:value-type="float" office:value="70204">
            <text:p>70204</text:p>
          </table:table-cell>
          <table:table-cell office:value-type="string">
            <text:p>Coloso</text:p>
          </table:table-cell>
          <table:table-cell table:formula="of:=(CONCATENATE(&quot;insert into `Ciudad`(`Nombre`,`Codigo`) values('&quot;;[.I235];&quot;','&quot;;[.H235];&quot;');&quot;))" office:value-type="string" office:string-value="insert into `Ciudad`(`Nombre`,`Codigo`) values('Coloso','70204');">
            <text:p>insert into `Ciudad`(`Nombre`,`Codigo`) values('Coloso','70204');</text:p>
          </table:table-cell>
          <table:table-cell table:formula="of:=CONCATENATE(&quot;new Ciudad{Codigo=&quot;&quot;&quot;;[.H235];&quot;&quot;&quot;,Nombre=&quot;&quot;&quot;;[.I235];&quot;&quot;&quot;},&quot;)" office:value-type="string" office:string-value="new Ciudad{Codigo=&quot;70204&quot;,Nombre=&quot;Coloso&quot;},">
            <text:p>new Ciudad{Codigo="70204",Nombre="Coloso"},</text:p>
          </table:table-cell>
          <table:table-cell table:formula="of:=LEN([.B235])" office:value-type="float" office:value="6">
            <text:p>6</text:p>
          </table:table-cell>
        </table:table-row>
        <table:table-row table:style-name="ro2">
          <table:table-cell table:style-name="ce1" office:value-type="float" office:value="15204">
            <text:p>15204</text:p>
          </table:table-cell>
          <table:table-cell table:style-name="ce2" office:value-type="string">
            <text:p>CÓMBITA</text:p>
          </table:table-cell>
          <table:table-cell table:style-name="ce1" office:value-type="string">
            <text:p>Boyacá</text:p>
          </table:table-cell>
          <table:table-cell table:formula="of:=LOWER([.B236])" office:value-type="string" office:string-value="cómbita">
            <text:p>cómbita</text:p>
          </table:table-cell>
          <table:table-cell table:formula="of:=PROPER([.D236])" office:value-type="string" office:string-value="Cómbita">
            <text:p>Cómbita</text:p>
          </table:table-cell>
          <table:table-cell table:formula="of:=LEN([.A236])" office:value-type="float" office:value="5">
            <text:p>5</text:p>
          </table:table-cell>
          <table:table-cell table:formula="of:=IF([.F236]=5;[.A236];CONCATENATE(&quot;0&quot;;[.A236]))" office:value-type="float" office:value="15204">
            <text:p>15204</text:p>
          </table:table-cell>
          <table:table-cell office:value-type="float" office:value="15204">
            <text:p>15204</text:p>
          </table:table-cell>
          <table:table-cell office:value-type="string">
            <text:p>Cómbita</text:p>
          </table:table-cell>
          <table:table-cell table:formula="of:=(CONCATENATE(&quot;insert into `Ciudad`(`Nombre`,`Codigo`) values('&quot;;[.I236];&quot;','&quot;;[.H236];&quot;');&quot;))" office:value-type="string" office:string-value="insert into `Ciudad`(`Nombre`,`Codigo`) values('Cómbita','15204');">
            <text:p>insert into `Ciudad`(`Nombre`,`Codigo`) values('Cómbita','15204');</text:p>
          </table:table-cell>
          <table:table-cell table:formula="of:=CONCATENATE(&quot;new Ciudad{Codigo=&quot;&quot;&quot;;[.H236];&quot;&quot;&quot;,Nombre=&quot;&quot;&quot;;[.I236];&quot;&quot;&quot;},&quot;)" office:value-type="string" office:string-value="new Ciudad{Codigo=&quot;15204&quot;,Nombre=&quot;Cómbita&quot;},">
            <text:p>new Ciudad{Codigo="15204",Nombre="Cómbita"},</text:p>
          </table:table-cell>
          <table:table-cell table:formula="of:=LEN([.B236])" office:value-type="float" office:value="7">
            <text:p>7</text:p>
          </table:table-cell>
        </table:table-row>
        <table:table-row table:style-name="ro2">
          <table:table-cell table:style-name="ce1" office:value-type="float" office:value="5206">
            <text:p>5206</text:p>
          </table:table-cell>
          <table:table-cell table:style-name="ce2" office:value-type="string">
            <text:p>CONCEPCIÓN</text:p>
          </table:table-cell>
          <table:table-cell table:style-name="ce1" office:value-type="string">
            <text:p>Antioquia</text:p>
          </table:table-cell>
          <table:table-cell table:formula="of:=LOWER([.B237])" office:value-type="string" office:string-value="concepción">
            <text:p>concepción</text:p>
          </table:table-cell>
          <table:table-cell table:formula="of:=PROPER([.D237])" office:value-type="string" office:string-value="Concepción">
            <text:p>Concepción</text:p>
          </table:table-cell>
          <table:table-cell table:formula="of:=LEN([.A237])" office:value-type="float" office:value="4">
            <text:p>4</text:p>
          </table:table-cell>
          <table:table-cell table:formula="of:=IF([.F237]=5;[.A237];CONCATENATE(&quot;0&quot;;[.A237]))" office:value-type="string" office:string-value="05206">
            <text:p>05206</text:p>
          </table:table-cell>
          <table:table-cell office:value-type="string">
            <text:p>05206</text:p>
          </table:table-cell>
          <table:table-cell office:value-type="string">
            <text:p>Concepción</text:p>
          </table:table-cell>
          <table:table-cell table:formula="of:=(CONCATENATE(&quot;insert into `Ciudad`(`Nombre`,`Codigo`) values('&quot;;[.I237];&quot;','&quot;;[.H237];&quot;');&quot;))" office:value-type="string" office:string-value="insert into `Ciudad`(`Nombre`,`Codigo`) values('Concepción','05206');">
            <text:p>insert into `Ciudad`(`Nombre`,`Codigo`) values('Concepción','05206');</text:p>
          </table:table-cell>
          <table:table-cell table:formula="of:=CONCATENATE(&quot;new Ciudad{Codigo=&quot;&quot;&quot;;[.H237];&quot;&quot;&quot;,Nombre=&quot;&quot;&quot;;[.I237];&quot;&quot;&quot;},&quot;)" office:value-type="string" office:string-value="new Ciudad{Codigo=&quot;05206&quot;,Nombre=&quot;Concepción&quot;},">
            <text:p>new Ciudad{Codigo="05206",Nombre="Concepción"},</text:p>
          </table:table-cell>
          <table:table-cell table:formula="of:=LEN([.B237])" office:value-type="float" office:value="10">
            <text:p>10</text:p>
          </table:table-cell>
        </table:table-row>
        <table:table-row table:style-name="ro2">
          <table:table-cell table:style-name="ce1" office:value-type="float" office:value="68207">
            <text:p>68207</text:p>
          </table:table-cell>
          <table:table-cell table:style-name="ce2" office:value-type="string">
            <text:p>CONCEPCIÓN</text:p>
          </table:table-cell>
          <table:table-cell table:style-name="ce1" office:value-type="string">
            <text:p>Santander</text:p>
          </table:table-cell>
          <table:table-cell table:formula="of:=LOWER([.B238])" office:value-type="string" office:string-value="concepción">
            <text:p>concepción</text:p>
          </table:table-cell>
          <table:table-cell table:formula="of:=PROPER([.D238])" office:value-type="string" office:string-value="Concepción">
            <text:p>Concepción</text:p>
          </table:table-cell>
          <table:table-cell table:formula="of:=LEN([.A238])" office:value-type="float" office:value="5">
            <text:p>5</text:p>
          </table:table-cell>
          <table:table-cell table:formula="of:=IF([.F238]=5;[.A238];CONCATENATE(&quot;0&quot;;[.A238]))" office:value-type="float" office:value="68207">
            <text:p>68207</text:p>
          </table:table-cell>
          <table:table-cell office:value-type="float" office:value="68207">
            <text:p>68207</text:p>
          </table:table-cell>
          <table:table-cell office:value-type="string">
            <text:p>Concepción</text:p>
          </table:table-cell>
          <table:table-cell table:formula="of:=(CONCATENATE(&quot;insert into `Ciudad`(`Nombre`,`Codigo`) values('&quot;;[.I238];&quot;','&quot;;[.H238];&quot;');&quot;))" office:value-type="string" office:string-value="insert into `Ciudad`(`Nombre`,`Codigo`) values('Concepción','68207');">
            <text:p>insert into `Ciudad`(`Nombre`,`Codigo`) values('Concepción','68207');</text:p>
          </table:table-cell>
          <table:table-cell table:formula="of:=CONCATENATE(&quot;new Ciudad{Codigo=&quot;&quot;&quot;;[.H238];&quot;&quot;&quot;,Nombre=&quot;&quot;&quot;;[.I238];&quot;&quot;&quot;},&quot;)" office:value-type="string" office:string-value="new Ciudad{Codigo=&quot;68207&quot;,Nombre=&quot;Concepción&quot;},">
            <text:p>new Ciudad{Codigo="68207",Nombre="Concepción"},</text:p>
          </table:table-cell>
          <table:table-cell table:formula="of:=LEN([.B238])" office:value-type="float" office:value="10">
            <text:p>10</text:p>
          </table:table-cell>
        </table:table-row>
        <table:table-row table:style-name="ro2">
          <table:table-cell table:style-name="ce1" office:value-type="float" office:value="5209">
            <text:p>5209</text:p>
          </table:table-cell>
          <table:table-cell table:style-name="ce2" office:value-type="string">
            <text:p>CONCORDIA</text:p>
          </table:table-cell>
          <table:table-cell table:style-name="ce1" office:value-type="string">
            <text:p>Antioquia</text:p>
          </table:table-cell>
          <table:table-cell table:formula="of:=LOWER([.B239])" office:value-type="string" office:string-value="concordia">
            <text:p>concordia</text:p>
          </table:table-cell>
          <table:table-cell table:formula="of:=PROPER([.D239])" office:value-type="string" office:string-value="Concordia">
            <text:p>Concordia</text:p>
          </table:table-cell>
          <table:table-cell table:formula="of:=LEN([.A239])" office:value-type="float" office:value="4">
            <text:p>4</text:p>
          </table:table-cell>
          <table:table-cell table:formula="of:=IF([.F239]=5;[.A239];CONCATENATE(&quot;0&quot;;[.A239]))" office:value-type="string" office:string-value="05209">
            <text:p>05209</text:p>
          </table:table-cell>
          <table:table-cell office:value-type="string">
            <text:p>05209</text:p>
          </table:table-cell>
          <table:table-cell office:value-type="string">
            <text:p>Concordia</text:p>
          </table:table-cell>
          <table:table-cell table:formula="of:=(CONCATENATE(&quot;insert into `Ciudad`(`Nombre`,`Codigo`) values('&quot;;[.I239];&quot;','&quot;;[.H239];&quot;');&quot;))" office:value-type="string" office:string-value="insert into `Ciudad`(`Nombre`,`Codigo`) values('Concordia','05209');">
            <text:p>insert into `Ciudad`(`Nombre`,`Codigo`) values('Concordia','05209');</text:p>
          </table:table-cell>
          <table:table-cell table:formula="of:=CONCATENATE(&quot;new Ciudad{Codigo=&quot;&quot;&quot;;[.H239];&quot;&quot;&quot;,Nombre=&quot;&quot;&quot;;[.I239];&quot;&quot;&quot;},&quot;)" office:value-type="string" office:string-value="new Ciudad{Codigo=&quot;05209&quot;,Nombre=&quot;Concordia&quot;},">
            <text:p>new Ciudad{Codigo="05209",Nombre="Concordia"},</text:p>
          </table:table-cell>
          <table:table-cell table:formula="of:=LEN([.B239])" office:value-type="float" office:value="9">
            <text:p>9</text:p>
          </table:table-cell>
        </table:table-row>
        <table:table-row table:style-name="ro2">
          <table:table-cell table:style-name="ce1" office:value-type="float" office:value="47205">
            <text:p>47205</text:p>
          </table:table-cell>
          <table:table-cell table:style-name="ce2" office:value-type="string">
            <text:p>CONCORDIA</text:p>
          </table:table-cell>
          <table:table-cell table:style-name="ce1" office:value-type="string">
            <text:p>Magdalena</text:p>
          </table:table-cell>
          <table:table-cell table:formula="of:=LOWER([.B240])" office:value-type="string" office:string-value="concordia">
            <text:p>concordia</text:p>
          </table:table-cell>
          <table:table-cell table:formula="of:=PROPER([.D240])" office:value-type="string" office:string-value="Concordia">
            <text:p>Concordia</text:p>
          </table:table-cell>
          <table:table-cell table:formula="of:=LEN([.A240])" office:value-type="float" office:value="5">
            <text:p>5</text:p>
          </table:table-cell>
          <table:table-cell table:formula="of:=IF([.F240]=5;[.A240];CONCATENATE(&quot;0&quot;;[.A240]))" office:value-type="float" office:value="47205">
            <text:p>47205</text:p>
          </table:table-cell>
          <table:table-cell office:value-type="float" office:value="47205">
            <text:p>47205</text:p>
          </table:table-cell>
          <table:table-cell office:value-type="string">
            <text:p>Concordia</text:p>
          </table:table-cell>
          <table:table-cell table:formula="of:=(CONCATENATE(&quot;insert into `Ciudad`(`Nombre`,`Codigo`) values('&quot;;[.I240];&quot;','&quot;;[.H240];&quot;');&quot;))" office:value-type="string" office:string-value="insert into `Ciudad`(`Nombre`,`Codigo`) values('Concordia','47205');">
            <text:p>insert into `Ciudad`(`Nombre`,`Codigo`) values('Concordia','47205');</text:p>
          </table:table-cell>
          <table:table-cell table:formula="of:=CONCATENATE(&quot;new Ciudad{Codigo=&quot;&quot;&quot;;[.H240];&quot;&quot;&quot;,Nombre=&quot;&quot;&quot;;[.I240];&quot;&quot;&quot;},&quot;)" office:value-type="string" office:string-value="new Ciudad{Codigo=&quot;47205&quot;,Nombre=&quot;Concordia&quot;},">
            <text:p>new Ciudad{Codigo="47205",Nombre="Concordia"},</text:p>
          </table:table-cell>
          <table:table-cell table:formula="of:=LEN([.B240])" office:value-type="float" office:value="9">
            <text:p>9</text:p>
          </table:table-cell>
        </table:table-row>
        <table:table-row table:style-name="ro2">
          <table:table-cell table:style-name="ce1" office:value-type="float" office:value="27205">
            <text:p>27205</text:p>
          </table:table-cell>
          <table:table-cell table:style-name="ce2" office:value-type="string">
            <text:p>CONDOTO</text:p>
          </table:table-cell>
          <table:table-cell table:style-name="ce1" office:value-type="string">
            <text:p>Chocó</text:p>
          </table:table-cell>
          <table:table-cell table:formula="of:=LOWER([.B241])" office:value-type="string" office:string-value="condoto">
            <text:p>condoto</text:p>
          </table:table-cell>
          <table:table-cell table:formula="of:=PROPER([.D241])" office:value-type="string" office:string-value="Condoto">
            <text:p>Condoto</text:p>
          </table:table-cell>
          <table:table-cell table:formula="of:=LEN([.A241])" office:value-type="float" office:value="5">
            <text:p>5</text:p>
          </table:table-cell>
          <table:table-cell table:formula="of:=IF([.F241]=5;[.A241];CONCATENATE(&quot;0&quot;;[.A241]))" office:value-type="float" office:value="27205">
            <text:p>27205</text:p>
          </table:table-cell>
          <table:table-cell office:value-type="float" office:value="27205">
            <text:p>27205</text:p>
          </table:table-cell>
          <table:table-cell office:value-type="string">
            <text:p>Condoto</text:p>
          </table:table-cell>
          <table:table-cell table:formula="of:=(CONCATENATE(&quot;insert into `Ciudad`(`Nombre`,`Codigo`) values('&quot;;[.I241];&quot;','&quot;;[.H241];&quot;');&quot;))" office:value-type="string" office:string-value="insert into `Ciudad`(`Nombre`,`Codigo`) values('Condoto','27205');">
            <text:p>insert into `Ciudad`(`Nombre`,`Codigo`) values('Condoto','27205');</text:p>
          </table:table-cell>
          <table:table-cell table:formula="of:=CONCATENATE(&quot;new Ciudad{Codigo=&quot;&quot;&quot;;[.H241];&quot;&quot;&quot;,Nombre=&quot;&quot;&quot;;[.I241];&quot;&quot;&quot;},&quot;)" office:value-type="string" office:string-value="new Ciudad{Codigo=&quot;27205&quot;,Nombre=&quot;Condoto&quot;},">
            <text:p>new Ciudad{Codigo="27205",Nombre="Condoto"},</text:p>
          </table:table-cell>
          <table:table-cell table:formula="of:=LEN([.B241])" office:value-type="float" office:value="7">
            <text:p>7</text:p>
          </table:table-cell>
        </table:table-row>
        <table:table-row table:style-name="ro2">
          <table:table-cell table:style-name="ce1" office:value-type="float" office:value="68209">
            <text:p>68209</text:p>
          </table:table-cell>
          <table:table-cell table:style-name="ce2" office:value-type="string">
            <text:p>CONFINES</text:p>
          </table:table-cell>
          <table:table-cell table:style-name="ce1" office:value-type="string">
            <text:p>Santander</text:p>
          </table:table-cell>
          <table:table-cell table:formula="of:=LOWER([.B242])" office:value-type="string" office:string-value="confines">
            <text:p>confines</text:p>
          </table:table-cell>
          <table:table-cell table:formula="of:=PROPER([.D242])" office:value-type="string" office:string-value="Confines">
            <text:p>Confines</text:p>
          </table:table-cell>
          <table:table-cell table:formula="of:=LEN([.A242])" office:value-type="float" office:value="5">
            <text:p>5</text:p>
          </table:table-cell>
          <table:table-cell table:formula="of:=IF([.F242]=5;[.A242];CONCATENATE(&quot;0&quot;;[.A242]))" office:value-type="float" office:value="68209">
            <text:p>68209</text:p>
          </table:table-cell>
          <table:table-cell office:value-type="float" office:value="68209">
            <text:p>68209</text:p>
          </table:table-cell>
          <table:table-cell office:value-type="string">
            <text:p>Confines</text:p>
          </table:table-cell>
          <table:table-cell table:formula="of:=(CONCATENATE(&quot;insert into `Ciudad`(`Nombre`,`Codigo`) values('&quot;;[.I242];&quot;','&quot;;[.H242];&quot;');&quot;))" office:value-type="string" office:string-value="insert into `Ciudad`(`Nombre`,`Codigo`) values('Confines','68209');">
            <text:p>insert into `Ciudad`(`Nombre`,`Codigo`) values('Confines','68209');</text:p>
          </table:table-cell>
          <table:table-cell table:formula="of:=CONCATENATE(&quot;new Ciudad{Codigo=&quot;&quot;&quot;;[.H242];&quot;&quot;&quot;,Nombre=&quot;&quot;&quot;;[.I242];&quot;&quot;&quot;},&quot;)" office:value-type="string" office:string-value="new Ciudad{Codigo=&quot;68209&quot;,Nombre=&quot;Confines&quot;},">
            <text:p>new Ciudad{Codigo="68209",Nombre="Confines"},</text:p>
          </table:table-cell>
          <table:table-cell table:formula="of:=LEN([.B242])" office:value-type="float" office:value="8">
            <text:p>8</text:p>
          </table:table-cell>
        </table:table-row>
        <table:table-row table:style-name="ro2">
          <table:table-cell table:style-name="ce1" office:value-type="float" office:value="52207">
            <text:p>52207</text:p>
          </table:table-cell>
          <table:table-cell table:style-name="ce2" office:value-type="string">
            <text:p>CONSACA</text:p>
          </table:table-cell>
          <table:table-cell table:style-name="ce1" office:value-type="string">
            <text:p>Nariño</text:p>
          </table:table-cell>
          <table:table-cell table:formula="of:=LOWER([.B243])" office:value-type="string" office:string-value="consaca">
            <text:p>consaca</text:p>
          </table:table-cell>
          <table:table-cell table:formula="of:=PROPER([.D243])" office:value-type="string" office:string-value="Consaca">
            <text:p>Consaca</text:p>
          </table:table-cell>
          <table:table-cell table:formula="of:=LEN([.A243])" office:value-type="float" office:value="5">
            <text:p>5</text:p>
          </table:table-cell>
          <table:table-cell table:formula="of:=IF([.F243]=5;[.A243];CONCATENATE(&quot;0&quot;;[.A243]))" office:value-type="float" office:value="52207">
            <text:p>52207</text:p>
          </table:table-cell>
          <table:table-cell office:value-type="float" office:value="52207">
            <text:p>52207</text:p>
          </table:table-cell>
          <table:table-cell office:value-type="string">
            <text:p>Consaca</text:p>
          </table:table-cell>
          <table:table-cell table:formula="of:=(CONCATENATE(&quot;insert into `Ciudad`(`Nombre`,`Codigo`) values('&quot;;[.I243];&quot;','&quot;;[.H243];&quot;');&quot;))" office:value-type="string" office:string-value="insert into `Ciudad`(`Nombre`,`Codigo`) values('Consaca','52207');">
            <text:p>insert into `Ciudad`(`Nombre`,`Codigo`) values('Consaca','52207');</text:p>
          </table:table-cell>
          <table:table-cell table:formula="of:=CONCATENATE(&quot;new Ciudad{Codigo=&quot;&quot;&quot;;[.H243];&quot;&quot;&quot;,Nombre=&quot;&quot;&quot;;[.I243];&quot;&quot;&quot;},&quot;)" office:value-type="string" office:string-value="new Ciudad{Codigo=&quot;52207&quot;,Nombre=&quot;Consaca&quot;},">
            <text:p>new Ciudad{Codigo="52207",Nombre="Consaca"},</text:p>
          </table:table-cell>
          <table:table-cell table:formula="of:=LEN([.B243])" office:value-type="float" office:value="7">
            <text:p>7</text:p>
          </table:table-cell>
        </table:table-row>
        <table:table-row table:style-name="ro2">
          <table:table-cell table:style-name="ce1" office:value-type="float" office:value="52210">
            <text:p>52210</text:p>
          </table:table-cell>
          <table:table-cell table:style-name="ce2" office:value-type="string">
            <text:p>CONTADERO</text:p>
          </table:table-cell>
          <table:table-cell table:style-name="ce1" office:value-type="string">
            <text:p>Nariño</text:p>
          </table:table-cell>
          <table:table-cell table:formula="of:=LOWER([.B244])" office:value-type="string" office:string-value="contadero">
            <text:p>contadero</text:p>
          </table:table-cell>
          <table:table-cell table:formula="of:=PROPER([.D244])" office:value-type="string" office:string-value="Contadero">
            <text:p>Contadero</text:p>
          </table:table-cell>
          <table:table-cell table:formula="of:=LEN([.A244])" office:value-type="float" office:value="5">
            <text:p>5</text:p>
          </table:table-cell>
          <table:table-cell table:formula="of:=IF([.F244]=5;[.A244];CONCATENATE(&quot;0&quot;;[.A244]))" office:value-type="float" office:value="52210">
            <text:p>52210</text:p>
          </table:table-cell>
          <table:table-cell office:value-type="float" office:value="52210">
            <text:p>52210</text:p>
          </table:table-cell>
          <table:table-cell office:value-type="string">
            <text:p>Contadero</text:p>
          </table:table-cell>
          <table:table-cell table:formula="of:=(CONCATENATE(&quot;insert into `Ciudad`(`Nombre`,`Codigo`) values('&quot;;[.I244];&quot;','&quot;;[.H244];&quot;');&quot;))" office:value-type="string" office:string-value="insert into `Ciudad`(`Nombre`,`Codigo`) values('Contadero','52210');">
            <text:p>insert into `Ciudad`(`Nombre`,`Codigo`) values('Contadero','52210');</text:p>
          </table:table-cell>
          <table:table-cell table:formula="of:=CONCATENATE(&quot;new Ciudad{Codigo=&quot;&quot;&quot;;[.H244];&quot;&quot;&quot;,Nombre=&quot;&quot;&quot;;[.I244];&quot;&quot;&quot;},&quot;)" office:value-type="string" office:string-value="new Ciudad{Codigo=&quot;52210&quot;,Nombre=&quot;Contadero&quot;},">
            <text:p>new Ciudad{Codigo="52210",Nombre="Contadero"},</text:p>
          </table:table-cell>
          <table:table-cell table:formula="of:=LEN([.B244])" office:value-type="float" office:value="9">
            <text:p>9</text:p>
          </table:table-cell>
        </table:table-row>
        <table:table-row table:style-name="ro2">
          <table:table-cell table:style-name="ce1" office:value-type="float" office:value="68211">
            <text:p>68211</text:p>
          </table:table-cell>
          <table:table-cell table:style-name="ce2" office:value-type="string">
            <text:p>CONTRATACIÓN</text:p>
          </table:table-cell>
          <table:table-cell table:style-name="ce1" office:value-type="string">
            <text:p>Santander</text:p>
          </table:table-cell>
          <table:table-cell table:formula="of:=LOWER([.B245])" office:value-type="string" office:string-value="contratación">
            <text:p>contratación</text:p>
          </table:table-cell>
          <table:table-cell table:formula="of:=PROPER([.D245])" office:value-type="string" office:string-value="Contratación">
            <text:p>Contratación</text:p>
          </table:table-cell>
          <table:table-cell table:formula="of:=LEN([.A245])" office:value-type="float" office:value="5">
            <text:p>5</text:p>
          </table:table-cell>
          <table:table-cell table:formula="of:=IF([.F245]=5;[.A245];CONCATENATE(&quot;0&quot;;[.A245]))" office:value-type="float" office:value="68211">
            <text:p>68211</text:p>
          </table:table-cell>
          <table:table-cell office:value-type="float" office:value="68211">
            <text:p>68211</text:p>
          </table:table-cell>
          <table:table-cell office:value-type="string">
            <text:p>Contratación</text:p>
          </table:table-cell>
          <table:table-cell table:formula="of:=(CONCATENATE(&quot;insert into `Ciudad`(`Nombre`,`Codigo`) values('&quot;;[.I245];&quot;','&quot;;[.H245];&quot;');&quot;))" office:value-type="string" office:string-value="insert into `Ciudad`(`Nombre`,`Codigo`) values('Contratación','68211');">
            <text:p>insert into `Ciudad`(`Nombre`,`Codigo`) values('Contratación','68211');</text:p>
          </table:table-cell>
          <table:table-cell table:formula="of:=CONCATENATE(&quot;new Ciudad{Codigo=&quot;&quot;&quot;;[.H245];&quot;&quot;&quot;,Nombre=&quot;&quot;&quot;;[.I245];&quot;&quot;&quot;},&quot;)" office:value-type="string" office:string-value="new Ciudad{Codigo=&quot;68211&quot;,Nombre=&quot;Contratación&quot;},">
            <text:p>new Ciudad{Codigo="68211",Nombre="Contratación"},</text:p>
          </table:table-cell>
          <table:table-cell table:formula="of:=LEN([.B245])" office:value-type="float" office:value="12">
            <text:p>12</text:p>
          </table:table-cell>
        </table:table-row>
        <table:table-row table:style-name="ro2">
          <table:table-cell table:style-name="ce1" office:value-type="float" office:value="54206">
            <text:p>54206</text:p>
          </table:table-cell>
          <table:table-cell table:style-name="ce2" office:value-type="string">
            <text:p>CONVENCIÓN</text:p>
          </table:table-cell>
          <table:table-cell table:style-name="ce1" office:value-type="string">
            <text:p>Norte de Santander</text:p>
          </table:table-cell>
          <table:table-cell table:formula="of:=LOWER([.B246])" office:value-type="string" office:string-value="convención">
            <text:p>convención</text:p>
          </table:table-cell>
          <table:table-cell table:formula="of:=PROPER([.D246])" office:value-type="string" office:string-value="Convención">
            <text:p>Convención</text:p>
          </table:table-cell>
          <table:table-cell table:formula="of:=LEN([.A246])" office:value-type="float" office:value="5">
            <text:p>5</text:p>
          </table:table-cell>
          <table:table-cell table:formula="of:=IF([.F246]=5;[.A246];CONCATENATE(&quot;0&quot;;[.A246]))" office:value-type="float" office:value="54206">
            <text:p>54206</text:p>
          </table:table-cell>
          <table:table-cell office:value-type="float" office:value="54206">
            <text:p>54206</text:p>
          </table:table-cell>
          <table:table-cell office:value-type="string">
            <text:p>Convención</text:p>
          </table:table-cell>
          <table:table-cell table:formula="of:=(CONCATENATE(&quot;insert into `Ciudad`(`Nombre`,`Codigo`) values('&quot;;[.I246];&quot;','&quot;;[.H246];&quot;');&quot;))" office:value-type="string" office:string-value="insert into `Ciudad`(`Nombre`,`Codigo`) values('Convención','54206');">
            <text:p>insert into `Ciudad`(`Nombre`,`Codigo`) values('Convención','54206');</text:p>
          </table:table-cell>
          <table:table-cell table:formula="of:=CONCATENATE(&quot;new Ciudad{Codigo=&quot;&quot;&quot;;[.H246];&quot;&quot;&quot;,Nombre=&quot;&quot;&quot;;[.I246];&quot;&quot;&quot;},&quot;)" office:value-type="string" office:string-value="new Ciudad{Codigo=&quot;54206&quot;,Nombre=&quot;Convención&quot;},">
            <text:p>new Ciudad{Codigo="54206",Nombre="Convención"},</text:p>
          </table:table-cell>
          <table:table-cell table:formula="of:=LEN([.B246])" office:value-type="float" office:value="10">
            <text:p>10</text:p>
          </table:table-cell>
        </table:table-row>
        <table:table-row table:style-name="ro2">
          <table:table-cell table:style-name="ce1" office:value-type="float" office:value="5212">
            <text:p>5212</text:p>
          </table:table-cell>
          <table:table-cell table:style-name="ce2" office:value-type="string">
            <text:p>COPACABANA</text:p>
          </table:table-cell>
          <table:table-cell table:style-name="ce1" office:value-type="string">
            <text:p>Antioquia</text:p>
          </table:table-cell>
          <table:table-cell table:formula="of:=LOWER([.B247])" office:value-type="string" office:string-value="copacabana">
            <text:p>copacabana</text:p>
          </table:table-cell>
          <table:table-cell table:formula="of:=PROPER([.D247])" office:value-type="string" office:string-value="Copacabana">
            <text:p>Copacabana</text:p>
          </table:table-cell>
          <table:table-cell table:formula="of:=LEN([.A247])" office:value-type="float" office:value="4">
            <text:p>4</text:p>
          </table:table-cell>
          <table:table-cell table:formula="of:=IF([.F247]=5;[.A247];CONCATENATE(&quot;0&quot;;[.A247]))" office:value-type="string" office:string-value="05212">
            <text:p>05212</text:p>
          </table:table-cell>
          <table:table-cell office:value-type="string">
            <text:p>05212</text:p>
          </table:table-cell>
          <table:table-cell office:value-type="string">
            <text:p>Copacabana</text:p>
          </table:table-cell>
          <table:table-cell table:formula="of:=(CONCATENATE(&quot;insert into `Ciudad`(`Nombre`,`Codigo`) values('&quot;;[.I247];&quot;','&quot;;[.H247];&quot;');&quot;))" office:value-type="string" office:string-value="insert into `Ciudad`(`Nombre`,`Codigo`) values('Copacabana','05212');">
            <text:p>insert into `Ciudad`(`Nombre`,`Codigo`) values('Copacabana','05212');</text:p>
          </table:table-cell>
          <table:table-cell table:formula="of:=CONCATENATE(&quot;new Ciudad{Codigo=&quot;&quot;&quot;;[.H247];&quot;&quot;&quot;,Nombre=&quot;&quot;&quot;;[.I247];&quot;&quot;&quot;},&quot;)" office:value-type="string" office:string-value="new Ciudad{Codigo=&quot;05212&quot;,Nombre=&quot;Copacabana&quot;},">
            <text:p>new Ciudad{Codigo="05212",Nombre="Copacabana"},</text:p>
          </table:table-cell>
          <table:table-cell table:formula="of:=LEN([.B247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212">
            <text:p>15212</text:p>
          </table:table-cell>
          <table:table-cell table:style-name="ce2" office:value-type="string">
            <text:p>COPER</text:p>
          </table:table-cell>
          <table:table-cell table:style-name="ce1" office:value-type="string">
            <text:p>Boyacá</text:p>
          </table:table-cell>
          <table:table-cell table:formula="of:=LOWER([.B248])" office:value-type="string" office:string-value="coper">
            <text:p>coper</text:p>
          </table:table-cell>
          <table:table-cell table:formula="of:=PROPER([.D248])" office:value-type="string" office:string-value="Coper">
            <text:p>Coper</text:p>
          </table:table-cell>
          <table:table-cell table:formula="of:=LEN([.A248])" office:value-type="float" office:value="5">
            <text:p>5</text:p>
          </table:table-cell>
          <table:table-cell table:formula="of:=IF([.F248]=5;[.A248];CONCATENATE(&quot;0&quot;;[.A248]))" office:value-type="float" office:value="15212">
            <text:p>15212</text:p>
          </table:table-cell>
          <table:table-cell office:value-type="float" office:value="15212">
            <text:p>15212</text:p>
          </table:table-cell>
          <table:table-cell office:value-type="string">
            <text:p>Coper</text:p>
          </table:table-cell>
          <table:table-cell table:formula="of:=(CONCATENATE(&quot;insert into `Ciudad`(`Nombre`,`Codigo`) values('&quot;;[.I248];&quot;','&quot;;[.H248];&quot;');&quot;))" office:value-type="string" office:string-value="insert into `Ciudad`(`Nombre`,`Codigo`) values('Coper','15212');">
            <text:p>insert into `Ciudad`(`Nombre`,`Codigo`) values('Coper','15212');</text:p>
          </table:table-cell>
          <table:table-cell table:formula="of:=CONCATENATE(&quot;new Ciudad{Codigo=&quot;&quot;&quot;;[.H248];&quot;&quot;&quot;,Nombre=&quot;&quot;&quot;;[.I248];&quot;&quot;&quot;},&quot;)" office:value-type="string" office:string-value="new Ciudad{Codigo=&quot;15212&quot;,Nombre=&quot;Coper&quot;},">
            <text:p>new Ciudad{Codigo="15212",Nombre="Coper"},</text:p>
          </table:table-cell>
          <table:table-cell table:formula="of:=LEN([.B248])" office:value-type="float" office:value="5">
            <text:p>5</text:p>
          </table:table-cell>
        </table:table-row>
        <table:table-row table:style-name="ro2">
          <table:table-cell table:style-name="ce1" office:value-type="float" office:value="13212">
            <text:p>13212</text:p>
          </table:table-cell>
          <table:table-cell table:style-name="ce2" office:value-type="string">
            <text:p>CÓRDOBA</text:p>
          </table:table-cell>
          <table:table-cell table:style-name="ce1" office:value-type="string">
            <text:p>Bolívar</text:p>
          </table:table-cell>
          <table:table-cell table:formula="of:=LOWER([.B249])" office:value-type="string" office:string-value="córdoba">
            <text:p>córdoba</text:p>
          </table:table-cell>
          <table:table-cell table:formula="of:=PROPER([.D249])" office:value-type="string" office:string-value="Córdoba">
            <text:p>Córdoba</text:p>
          </table:table-cell>
          <table:table-cell table:formula="of:=LEN([.A249])" office:value-type="float" office:value="5">
            <text:p>5</text:p>
          </table:table-cell>
          <table:table-cell table:formula="of:=IF([.F249]=5;[.A249];CONCATENATE(&quot;0&quot;;[.A249]))" office:value-type="float" office:value="13212">
            <text:p>13212</text:p>
          </table:table-cell>
          <table:table-cell office:value-type="float" office:value="13212">
            <text:p>13212</text:p>
          </table:table-cell>
          <table:table-cell office:value-type="string">
            <text:p>Córdoba</text:p>
          </table:table-cell>
          <table:table-cell table:formula="of:=(CONCATENATE(&quot;insert into `Ciudad`(`Nombre`,`Codigo`) values('&quot;;[.I249];&quot;','&quot;;[.H249];&quot;');&quot;))" office:value-type="string" office:string-value="insert into `Ciudad`(`Nombre`,`Codigo`) values('Córdoba','13212');">
            <text:p>insert into `Ciudad`(`Nombre`,`Codigo`) values('Córdoba','13212');</text:p>
          </table:table-cell>
          <table:table-cell table:formula="of:=CONCATENATE(&quot;new Ciudad{Codigo=&quot;&quot;&quot;;[.H249];&quot;&quot;&quot;,Nombre=&quot;&quot;&quot;;[.I249];&quot;&quot;&quot;},&quot;)" office:value-type="string" office:string-value="new Ciudad{Codigo=&quot;13212&quot;,Nombre=&quot;Córdoba&quot;},">
            <text:p>new Ciudad{Codigo="13212",Nombre="Córdoba"},</text:p>
          </table:table-cell>
          <table:table-cell table:formula="of:=LEN([.B249])" office:value-type="float" office:value="7">
            <text:p>7</text:p>
          </table:table-cell>
        </table:table-row>
        <table:table-row table:style-name="ro2">
          <table:table-cell table:style-name="ce1" office:value-type="float" office:value="52215">
            <text:p>52215</text:p>
          </table:table-cell>
          <table:table-cell table:style-name="ce2" office:value-type="string">
            <text:p>CÓRDOBA</text:p>
          </table:table-cell>
          <table:table-cell table:style-name="ce1" office:value-type="string">
            <text:p>Nariño</text:p>
          </table:table-cell>
          <table:table-cell table:formula="of:=LOWER([.B250])" office:value-type="string" office:string-value="córdoba">
            <text:p>córdoba</text:p>
          </table:table-cell>
          <table:table-cell table:formula="of:=PROPER([.D250])" office:value-type="string" office:string-value="Córdoba">
            <text:p>Córdoba</text:p>
          </table:table-cell>
          <table:table-cell table:formula="of:=LEN([.A250])" office:value-type="float" office:value="5">
            <text:p>5</text:p>
          </table:table-cell>
          <table:table-cell table:formula="of:=IF([.F250]=5;[.A250];CONCATENATE(&quot;0&quot;;[.A250]))" office:value-type="float" office:value="52215">
            <text:p>52215</text:p>
          </table:table-cell>
          <table:table-cell office:value-type="float" office:value="52215">
            <text:p>52215</text:p>
          </table:table-cell>
          <table:table-cell office:value-type="string">
            <text:p>Córdoba</text:p>
          </table:table-cell>
          <table:table-cell table:formula="of:=(CONCATENATE(&quot;insert into `Ciudad`(`Nombre`,`Codigo`) values('&quot;;[.I250];&quot;','&quot;;[.H250];&quot;');&quot;))" office:value-type="string" office:string-value="insert into `Ciudad`(`Nombre`,`Codigo`) values('Córdoba','52215');">
            <text:p>insert into `Ciudad`(`Nombre`,`Codigo`) values('Córdoba','52215');</text:p>
          </table:table-cell>
          <table:table-cell table:formula="of:=CONCATENATE(&quot;new Ciudad{Codigo=&quot;&quot;&quot;;[.H250];&quot;&quot;&quot;,Nombre=&quot;&quot;&quot;;[.I250];&quot;&quot;&quot;},&quot;)" office:value-type="string" office:string-value="new Ciudad{Codigo=&quot;52215&quot;,Nombre=&quot;Córdoba&quot;},">
            <text:p>new Ciudad{Codigo="52215",Nombre="Córdoba"},</text:p>
          </table:table-cell>
          <table:table-cell table:formula="of:=LEN([.B250])" office:value-type="float" office:value="7">
            <text:p>7</text:p>
          </table:table-cell>
        </table:table-row>
        <table:table-row table:style-name="ro2">
          <table:table-cell table:style-name="ce1" office:value-type="float" office:value="63212">
            <text:p>63212</text:p>
          </table:table-cell>
          <table:table-cell table:style-name="ce2" office:value-type="string">
            <text:p>CÓRDOBA</text:p>
          </table:table-cell>
          <table:table-cell table:style-name="ce1" office:value-type="string">
            <text:p>Quindio</text:p>
          </table:table-cell>
          <table:table-cell table:formula="of:=LOWER([.B251])" office:value-type="string" office:string-value="córdoba">
            <text:p>córdoba</text:p>
          </table:table-cell>
          <table:table-cell table:formula="of:=PROPER([.D251])" office:value-type="string" office:string-value="Córdoba">
            <text:p>Córdoba</text:p>
          </table:table-cell>
          <table:table-cell table:formula="of:=LEN([.A251])" office:value-type="float" office:value="5">
            <text:p>5</text:p>
          </table:table-cell>
          <table:table-cell table:formula="of:=IF([.F251]=5;[.A251];CONCATENATE(&quot;0&quot;;[.A251]))" office:value-type="float" office:value="63212">
            <text:p>63212</text:p>
          </table:table-cell>
          <table:table-cell office:value-type="float" office:value="63212">
            <text:p>63212</text:p>
          </table:table-cell>
          <table:table-cell office:value-type="string">
            <text:p>Córdoba</text:p>
          </table:table-cell>
          <table:table-cell table:formula="of:=(CONCATENATE(&quot;insert into `Ciudad`(`Nombre`,`Codigo`) values('&quot;;[.I251];&quot;','&quot;;[.H251];&quot;');&quot;))" office:value-type="string" office:string-value="insert into `Ciudad`(`Nombre`,`Codigo`) values('Córdoba','63212');">
            <text:p>insert into `Ciudad`(`Nombre`,`Codigo`) values('Córdoba','63212');</text:p>
          </table:table-cell>
          <table:table-cell table:formula="of:=CONCATENATE(&quot;new Ciudad{Codigo=&quot;&quot;&quot;;[.H251];&quot;&quot;&quot;,Nombre=&quot;&quot;&quot;;[.I251];&quot;&quot;&quot;},&quot;)" office:value-type="string" office:string-value="new Ciudad{Codigo=&quot;63212&quot;,Nombre=&quot;Córdoba&quot;},">
            <text:p>new Ciudad{Codigo="63212",Nombre="Córdoba"},</text:p>
          </table:table-cell>
          <table:table-cell table:formula="of:=LEN([.B251])" office:value-type="float" office:value="7">
            <text:p>7</text:p>
          </table:table-cell>
        </table:table-row>
        <table:table-row table:style-name="ro2">
          <table:table-cell table:style-name="ce1" office:value-type="float" office:value="19212">
            <text:p>19212</text:p>
          </table:table-cell>
          <table:table-cell table:style-name="ce2" office:value-type="string">
            <text:p>CORINTO</text:p>
          </table:table-cell>
          <table:table-cell table:style-name="ce1" office:value-type="string">
            <text:p>Cauca</text:p>
          </table:table-cell>
          <table:table-cell table:formula="of:=LOWER([.B252])" office:value-type="string" office:string-value="corinto">
            <text:p>corinto</text:p>
          </table:table-cell>
          <table:table-cell table:formula="of:=PROPER([.D252])" office:value-type="string" office:string-value="Corinto">
            <text:p>Corinto</text:p>
          </table:table-cell>
          <table:table-cell table:formula="of:=LEN([.A252])" office:value-type="float" office:value="5">
            <text:p>5</text:p>
          </table:table-cell>
          <table:table-cell table:formula="of:=IF([.F252]=5;[.A252];CONCATENATE(&quot;0&quot;;[.A252]))" office:value-type="float" office:value="19212">
            <text:p>19212</text:p>
          </table:table-cell>
          <table:table-cell office:value-type="float" office:value="19212">
            <text:p>19212</text:p>
          </table:table-cell>
          <table:table-cell office:value-type="string">
            <text:p>Corinto</text:p>
          </table:table-cell>
          <table:table-cell table:formula="of:=(CONCATENATE(&quot;insert into `Ciudad`(`Nombre`,`Codigo`) values('&quot;;[.I252];&quot;','&quot;;[.H252];&quot;');&quot;))" office:value-type="string" office:string-value="insert into `Ciudad`(`Nombre`,`Codigo`) values('Corinto','19212');">
            <text:p>insert into `Ciudad`(`Nombre`,`Codigo`) values('Corinto','19212');</text:p>
          </table:table-cell>
          <table:table-cell table:formula="of:=CONCATENATE(&quot;new Ciudad{Codigo=&quot;&quot;&quot;;[.H252];&quot;&quot;&quot;,Nombre=&quot;&quot;&quot;;[.I252];&quot;&quot;&quot;},&quot;)" office:value-type="string" office:string-value="new Ciudad{Codigo=&quot;19212&quot;,Nombre=&quot;Corinto&quot;},">
            <text:p>new Ciudad{Codigo="19212",Nombre="Corinto"},</text:p>
          </table:table-cell>
          <table:table-cell table:formula="of:=LEN([.B252])" office:value-type="float" office:value="7">
            <text:p>7</text:p>
          </table:table-cell>
        </table:table-row>
        <table:table-row table:style-name="ro2">
          <table:table-cell table:style-name="ce1" office:value-type="float" office:value="68217">
            <text:p>68217</text:p>
          </table:table-cell>
          <table:table-cell table:style-name="ce2" office:value-type="string">
            <text:p>COROMORO</text:p>
          </table:table-cell>
          <table:table-cell table:style-name="ce1" office:value-type="string">
            <text:p>Santander</text:p>
          </table:table-cell>
          <table:table-cell table:formula="of:=LOWER([.B253])" office:value-type="string" office:string-value="coromoro">
            <text:p>coromoro</text:p>
          </table:table-cell>
          <table:table-cell table:formula="of:=PROPER([.D253])" office:value-type="string" office:string-value="Coromoro">
            <text:p>Coromoro</text:p>
          </table:table-cell>
          <table:table-cell table:formula="of:=LEN([.A253])" office:value-type="float" office:value="5">
            <text:p>5</text:p>
          </table:table-cell>
          <table:table-cell table:formula="of:=IF([.F253]=5;[.A253];CONCATENATE(&quot;0&quot;;[.A253]))" office:value-type="float" office:value="68217">
            <text:p>68217</text:p>
          </table:table-cell>
          <table:table-cell office:value-type="float" office:value="68217">
            <text:p>68217</text:p>
          </table:table-cell>
          <table:table-cell office:value-type="string">
            <text:p>Coromoro</text:p>
          </table:table-cell>
          <table:table-cell table:formula="of:=(CONCATENATE(&quot;insert into `Ciudad`(`Nombre`,`Codigo`) values('&quot;;[.I253];&quot;','&quot;;[.H253];&quot;');&quot;))" office:value-type="string" office:string-value="insert into `Ciudad`(`Nombre`,`Codigo`) values('Coromoro','68217');">
            <text:p>insert into `Ciudad`(`Nombre`,`Codigo`) values('Coromoro','68217');</text:p>
          </table:table-cell>
          <table:table-cell table:formula="of:=CONCATENATE(&quot;new Ciudad{Codigo=&quot;&quot;&quot;;[.H253];&quot;&quot;&quot;,Nombre=&quot;&quot;&quot;;[.I253];&quot;&quot;&quot;},&quot;)" office:value-type="string" office:string-value="new Ciudad{Codigo=&quot;68217&quot;,Nombre=&quot;Coromoro&quot;},">
            <text:p>new Ciudad{Codigo="68217",Nombre="Coromoro"},</text:p>
          </table:table-cell>
          <table:table-cell table:formula="of:=LEN([.B253])" office:value-type="float" office:value="8">
            <text:p>8</text:p>
          </table:table-cell>
        </table:table-row>
        <table:table-row table:style-name="ro2">
          <table:table-cell table:style-name="ce1" office:value-type="float" office:value="70215">
            <text:p>70215</text:p>
          </table:table-cell>
          <table:table-cell table:style-name="ce2" office:value-type="string">
            <text:p>COROZAL</text:p>
          </table:table-cell>
          <table:table-cell table:style-name="ce1" office:value-type="string">
            <text:p>Sucre</text:p>
          </table:table-cell>
          <table:table-cell table:formula="of:=LOWER([.B254])" office:value-type="string" office:string-value="corozal">
            <text:p>corozal</text:p>
          </table:table-cell>
          <table:table-cell table:formula="of:=PROPER([.D254])" office:value-type="string" office:string-value="Corozal">
            <text:p>Corozal</text:p>
          </table:table-cell>
          <table:table-cell table:formula="of:=LEN([.A254])" office:value-type="float" office:value="5">
            <text:p>5</text:p>
          </table:table-cell>
          <table:table-cell table:formula="of:=IF([.F254]=5;[.A254];CONCATENATE(&quot;0&quot;;[.A254]))" office:value-type="float" office:value="70215">
            <text:p>70215</text:p>
          </table:table-cell>
          <table:table-cell office:value-type="float" office:value="70215">
            <text:p>70215</text:p>
          </table:table-cell>
          <table:table-cell office:value-type="string">
            <text:p>Corozal</text:p>
          </table:table-cell>
          <table:table-cell table:formula="of:=(CONCATENATE(&quot;insert into `Ciudad`(`Nombre`,`Codigo`) values('&quot;;[.I254];&quot;','&quot;;[.H254];&quot;');&quot;))" office:value-type="string" office:string-value="insert into `Ciudad`(`Nombre`,`Codigo`) values('Corozal','70215');">
            <text:p>insert into `Ciudad`(`Nombre`,`Codigo`) values('Corozal','70215');</text:p>
          </table:table-cell>
          <table:table-cell table:formula="of:=CONCATENATE(&quot;new Ciudad{Codigo=&quot;&quot;&quot;;[.H254];&quot;&quot;&quot;,Nombre=&quot;&quot;&quot;;[.I254];&quot;&quot;&quot;},&quot;)" office:value-type="string" office:string-value="new Ciudad{Codigo=&quot;70215&quot;,Nombre=&quot;Corozal&quot;},">
            <text:p>new Ciudad{Codigo="70215",Nombre="Corozal"},</text:p>
          </table:table-cell>
          <table:table-cell table:formula="of:=LEN([.B254])" office:value-type="float" office:value="7">
            <text:p>7</text:p>
          </table:table-cell>
        </table:table-row>
        <table:table-row table:style-name="ro2">
          <table:table-cell table:style-name="ce1" office:value-type="float" office:value="15215">
            <text:p>15215</text:p>
          </table:table-cell>
          <table:table-cell table:style-name="ce2" office:value-type="string">
            <text:p>CORRALES</text:p>
          </table:table-cell>
          <table:table-cell table:style-name="ce1" office:value-type="string">
            <text:p>Boyacá</text:p>
          </table:table-cell>
          <table:table-cell table:formula="of:=LOWER([.B255])" office:value-type="string" office:string-value="corrales">
            <text:p>corrales</text:p>
          </table:table-cell>
          <table:table-cell table:formula="of:=PROPER([.D255])" office:value-type="string" office:string-value="Corrales">
            <text:p>Corrales</text:p>
          </table:table-cell>
          <table:table-cell table:formula="of:=LEN([.A255])" office:value-type="float" office:value="5">
            <text:p>5</text:p>
          </table:table-cell>
          <table:table-cell table:formula="of:=IF([.F255]=5;[.A255];CONCATENATE(&quot;0&quot;;[.A255]))" office:value-type="float" office:value="15215">
            <text:p>15215</text:p>
          </table:table-cell>
          <table:table-cell office:value-type="float" office:value="15215">
            <text:p>15215</text:p>
          </table:table-cell>
          <table:table-cell office:value-type="string">
            <text:p>Corrales</text:p>
          </table:table-cell>
          <table:table-cell table:formula="of:=(CONCATENATE(&quot;insert into `Ciudad`(`Nombre`,`Codigo`) values('&quot;;[.I255];&quot;','&quot;;[.H255];&quot;');&quot;))" office:value-type="string" office:string-value="insert into `Ciudad`(`Nombre`,`Codigo`) values('Corrales','15215');">
            <text:p>insert into `Ciudad`(`Nombre`,`Codigo`) values('Corrales','15215');</text:p>
          </table:table-cell>
          <table:table-cell table:formula="of:=CONCATENATE(&quot;new Ciudad{Codigo=&quot;&quot;&quot;;[.H255];&quot;&quot;&quot;,Nombre=&quot;&quot;&quot;;[.I255];&quot;&quot;&quot;},&quot;)" office:value-type="string" office:string-value="new Ciudad{Codigo=&quot;15215&quot;,Nombre=&quot;Corrales&quot;},">
            <text:p>new Ciudad{Codigo="15215",Nombre="Corrales"},</text:p>
          </table:table-cell>
          <table:table-cell table:formula="of:=LEN([.B255])" office:value-type="float" office:value="8">
            <text:p>8</text:p>
          </table:table-cell>
        </table:table-row>
        <table:table-row table:style-name="ro2">
          <table:table-cell table:style-name="ce1" office:value-type="float" office:value="25214">
            <text:p>25214</text:p>
          </table:table-cell>
          <table:table-cell table:style-name="ce2" office:value-type="string">
            <text:p>COTA</text:p>
          </table:table-cell>
          <table:table-cell table:style-name="ce1" office:value-type="string">
            <text:p>Cundinamarca</text:p>
          </table:table-cell>
          <table:table-cell table:formula="of:=LOWER([.B256])" office:value-type="string" office:string-value="cota">
            <text:p>cota</text:p>
          </table:table-cell>
          <table:table-cell table:formula="of:=PROPER([.D256])" office:value-type="string" office:string-value="Cota">
            <text:p>Cota</text:p>
          </table:table-cell>
          <table:table-cell table:formula="of:=LEN([.A256])" office:value-type="float" office:value="5">
            <text:p>5</text:p>
          </table:table-cell>
          <table:table-cell table:formula="of:=IF([.F256]=5;[.A256];CONCATENATE(&quot;0&quot;;[.A256]))" office:value-type="float" office:value="25214">
            <text:p>25214</text:p>
          </table:table-cell>
          <table:table-cell office:value-type="float" office:value="25214">
            <text:p>25214</text:p>
          </table:table-cell>
          <table:table-cell office:value-type="string">
            <text:p>Cota</text:p>
          </table:table-cell>
          <table:table-cell table:formula="of:=(CONCATENATE(&quot;insert into `Ciudad`(`Nombre`,`Codigo`) values('&quot;;[.I256];&quot;','&quot;;[.H256];&quot;');&quot;))" office:value-type="string" office:string-value="insert into `Ciudad`(`Nombre`,`Codigo`) values('Cota','25214');">
            <text:p>insert into `Ciudad`(`Nombre`,`Codigo`) values('Cota','25214');</text:p>
          </table:table-cell>
          <table:table-cell table:formula="of:=CONCATENATE(&quot;new Ciudad{Codigo=&quot;&quot;&quot;;[.H256];&quot;&quot;&quot;,Nombre=&quot;&quot;&quot;;[.I256];&quot;&quot;&quot;},&quot;)" office:value-type="string" office:string-value="new Ciudad{Codigo=&quot;25214&quot;,Nombre=&quot;Cota&quot;},">
            <text:p>new Ciudad{Codigo="25214",Nombre="Cota"},</text:p>
          </table:table-cell>
          <table:table-cell table:formula="of:=LEN([.B256])" office:value-type="float" office:value="4">
            <text:p>4</text:p>
          </table:table-cell>
        </table:table-row>
        <table:table-row table:style-name="ro2">
          <table:table-cell table:style-name="ce1" office:value-type="float" office:value="23300">
            <text:p>23300</text:p>
          </table:table-cell>
          <table:table-cell table:style-name="ce2" office:value-type="string">
            <text:p>COTORRA</text:p>
          </table:table-cell>
          <table:table-cell table:style-name="ce1" office:value-type="string">
            <text:p>Córdoba</text:p>
          </table:table-cell>
          <table:table-cell table:formula="of:=LOWER([.B257])" office:value-type="string" office:string-value="cotorra">
            <text:p>cotorra</text:p>
          </table:table-cell>
          <table:table-cell table:formula="of:=PROPER([.D257])" office:value-type="string" office:string-value="Cotorra">
            <text:p>Cotorra</text:p>
          </table:table-cell>
          <table:table-cell table:formula="of:=LEN([.A257])" office:value-type="float" office:value="5">
            <text:p>5</text:p>
          </table:table-cell>
          <table:table-cell table:formula="of:=IF([.F257]=5;[.A257];CONCATENATE(&quot;0&quot;;[.A257]))" office:value-type="float" office:value="23300">
            <text:p>23300</text:p>
          </table:table-cell>
          <table:table-cell office:value-type="float" office:value="23300">
            <text:p>23300</text:p>
          </table:table-cell>
          <table:table-cell office:value-type="string">
            <text:p>Cotorra</text:p>
          </table:table-cell>
          <table:table-cell table:formula="of:=(CONCATENATE(&quot;insert into `Ciudad`(`Nombre`,`Codigo`) values('&quot;;[.I257];&quot;','&quot;;[.H257];&quot;');&quot;))" office:value-type="string" office:string-value="insert into `Ciudad`(`Nombre`,`Codigo`) values('Cotorra','23300');">
            <text:p>insert into `Ciudad`(`Nombre`,`Codigo`) values('Cotorra','23300');</text:p>
          </table:table-cell>
          <table:table-cell table:formula="of:=CONCATENATE(&quot;new Ciudad{Codigo=&quot;&quot;&quot;;[.H257];&quot;&quot;&quot;,Nombre=&quot;&quot;&quot;;[.I257];&quot;&quot;&quot;},&quot;)" office:value-type="string" office:string-value="new Ciudad{Codigo=&quot;23300&quot;,Nombre=&quot;Cotorra&quot;},">
            <text:p>new Ciudad{Codigo="23300",Nombre="Cotorra"},</text:p>
          </table:table-cell>
          <table:table-cell table:formula="of:=LEN([.B257])" office:value-type="float" office:value="7">
            <text:p>7</text:p>
          </table:table-cell>
        </table:table-row>
        <table:table-row table:style-name="ro2">
          <table:table-cell table:style-name="ce1" office:value-type="float" office:value="15218">
            <text:p>15218</text:p>
          </table:table-cell>
          <table:table-cell table:style-name="ce2" office:value-type="string">
            <text:p>COVARACHÍA</text:p>
          </table:table-cell>
          <table:table-cell table:style-name="ce1" office:value-type="string">
            <text:p>Boyacá</text:p>
          </table:table-cell>
          <table:table-cell table:formula="of:=LOWER([.B258])" office:value-type="string" office:string-value="covarachía">
            <text:p>covarachía</text:p>
          </table:table-cell>
          <table:table-cell table:formula="of:=PROPER([.D258])" office:value-type="string" office:string-value="Covarachía">
            <text:p>Covarachía</text:p>
          </table:table-cell>
          <table:table-cell table:formula="of:=LEN([.A258])" office:value-type="float" office:value="5">
            <text:p>5</text:p>
          </table:table-cell>
          <table:table-cell table:formula="of:=IF([.F258]=5;[.A258];CONCATENATE(&quot;0&quot;;[.A258]))" office:value-type="float" office:value="15218">
            <text:p>15218</text:p>
          </table:table-cell>
          <table:table-cell office:value-type="float" office:value="15218">
            <text:p>15218</text:p>
          </table:table-cell>
          <table:table-cell office:value-type="string">
            <text:p>Covarachía</text:p>
          </table:table-cell>
          <table:table-cell table:formula="of:=(CONCATENATE(&quot;insert into `Ciudad`(`Nombre`,`Codigo`) values('&quot;;[.I258];&quot;','&quot;;[.H258];&quot;');&quot;))" office:value-type="string" office:string-value="insert into `Ciudad`(`Nombre`,`Codigo`) values('Covarachía','15218');">
            <text:p>insert into `Ciudad`(`Nombre`,`Codigo`) values('Covarachía','15218');</text:p>
          </table:table-cell>
          <table:table-cell table:formula="of:=CONCATENATE(&quot;new Ciudad{Codigo=&quot;&quot;&quot;;[.H258];&quot;&quot;&quot;,Nombre=&quot;&quot;&quot;;[.I258];&quot;&quot;&quot;},&quot;)" office:value-type="string" office:string-value="new Ciudad{Codigo=&quot;15218&quot;,Nombre=&quot;Covarachía&quot;},">
            <text:p>new Ciudad{Codigo="15218",Nombre="Covarachía"},</text:p>
          </table:table-cell>
          <table:table-cell table:formula="of:=LEN([.B258])" office:value-type="float" office:value="10">
            <text:p>10</text:p>
          </table:table-cell>
        </table:table-row>
        <table:table-row table:style-name="ro2">
          <table:table-cell table:style-name="ce1" office:value-type="float" office:value="70221">
            <text:p>70221</text:p>
          </table:table-cell>
          <table:table-cell table:style-name="ce2" office:value-type="string">
            <text:p>COVEÑAS</text:p>
          </table:table-cell>
          <table:table-cell table:style-name="ce1" office:value-type="string">
            <text:p>Sucre</text:p>
          </table:table-cell>
          <table:table-cell table:formula="of:=LOWER([.B259])" office:value-type="string" office:string-value="coveñas">
            <text:p>coveñas</text:p>
          </table:table-cell>
          <table:table-cell table:formula="of:=PROPER([.D259])" office:value-type="string" office:string-value="Coveñas">
            <text:p>Coveñas</text:p>
          </table:table-cell>
          <table:table-cell table:formula="of:=LEN([.A259])" office:value-type="float" office:value="5">
            <text:p>5</text:p>
          </table:table-cell>
          <table:table-cell table:formula="of:=IF([.F259]=5;[.A259];CONCATENATE(&quot;0&quot;;[.A259]))" office:value-type="float" office:value="70221">
            <text:p>70221</text:p>
          </table:table-cell>
          <table:table-cell office:value-type="float" office:value="70221">
            <text:p>70221</text:p>
          </table:table-cell>
          <table:table-cell office:value-type="string">
            <text:p>Coveñas</text:p>
          </table:table-cell>
          <table:table-cell table:formula="of:=(CONCATENATE(&quot;insert into `Ciudad`(`Nombre`,`Codigo`) values('&quot;;[.I259];&quot;','&quot;;[.H259];&quot;');&quot;))" office:value-type="string" office:string-value="insert into `Ciudad`(`Nombre`,`Codigo`) values('Coveñas','70221');">
            <text:p>insert into `Ciudad`(`Nombre`,`Codigo`) values('Coveñas','70221');</text:p>
          </table:table-cell>
          <table:table-cell table:formula="of:=CONCATENATE(&quot;new Ciudad{Codigo=&quot;&quot;&quot;;[.H259];&quot;&quot;&quot;,Nombre=&quot;&quot;&quot;;[.I259];&quot;&quot;&quot;},&quot;)" office:value-type="string" office:string-value="new Ciudad{Codigo=&quot;70221&quot;,Nombre=&quot;Coveñas&quot;},">
            <text:p>new Ciudad{Codigo="70221",Nombre="Coveñas"},</text:p>
          </table:table-cell>
          <table:table-cell table:formula="of:=LEN([.B259])" office:value-type="float" office:value="7">
            <text:p>7</text:p>
          </table:table-cell>
        </table:table-row>
        <table:table-row table:style-name="ro2">
          <table:table-cell table:style-name="ce1" office:value-type="float" office:value="73217">
            <text:p>73217</text:p>
          </table:table-cell>
          <table:table-cell table:style-name="ce2" office:value-type="string">
            <text:p>COYAIMA</text:p>
          </table:table-cell>
          <table:table-cell table:style-name="ce1" office:value-type="string">
            <text:p>Tolima</text:p>
          </table:table-cell>
          <table:table-cell table:formula="of:=LOWER([.B260])" office:value-type="string" office:string-value="coyaima">
            <text:p>coyaima</text:p>
          </table:table-cell>
          <table:table-cell table:formula="of:=PROPER([.D260])" office:value-type="string" office:string-value="Coyaima">
            <text:p>Coyaima</text:p>
          </table:table-cell>
          <table:table-cell table:formula="of:=LEN([.A260])" office:value-type="float" office:value="5">
            <text:p>5</text:p>
          </table:table-cell>
          <table:table-cell table:formula="of:=IF([.F260]=5;[.A260];CONCATENATE(&quot;0&quot;;[.A260]))" office:value-type="float" office:value="73217">
            <text:p>73217</text:p>
          </table:table-cell>
          <table:table-cell office:value-type="float" office:value="73217">
            <text:p>73217</text:p>
          </table:table-cell>
          <table:table-cell office:value-type="string">
            <text:p>Coyaima</text:p>
          </table:table-cell>
          <table:table-cell table:formula="of:=(CONCATENATE(&quot;insert into `Ciudad`(`Nombre`,`Codigo`) values('&quot;;[.I260];&quot;','&quot;;[.H260];&quot;');&quot;))" office:value-type="string" office:string-value="insert into `Ciudad`(`Nombre`,`Codigo`) values('Coyaima','73217');">
            <text:p>insert into `Ciudad`(`Nombre`,`Codigo`) values('Coyaima','73217');</text:p>
          </table:table-cell>
          <table:table-cell table:formula="of:=CONCATENATE(&quot;new Ciudad{Codigo=&quot;&quot;&quot;;[.H260];&quot;&quot;&quot;,Nombre=&quot;&quot;&quot;;[.I260];&quot;&quot;&quot;},&quot;)" office:value-type="string" office:string-value="new Ciudad{Codigo=&quot;73217&quot;,Nombre=&quot;Coyaima&quot;},">
            <text:p>new Ciudad{Codigo="73217",Nombre="Coyaima"},</text:p>
          </table:table-cell>
          <table:table-cell table:formula="of:=LEN([.B260])" office:value-type="float" office:value="7">
            <text:p>7</text:p>
          </table:table-cell>
        </table:table-row>
        <table:table-row table:style-name="ro2">
          <table:table-cell table:style-name="ce1" office:value-type="float" office:value="81220">
            <text:p>81220</text:p>
          </table:table-cell>
          <table:table-cell table:style-name="ce2" office:value-type="string">
            <text:p>CRAVO NORTE</text:p>
          </table:table-cell>
          <table:table-cell table:style-name="ce1" office:value-type="string">
            <text:p>Arauca</text:p>
          </table:table-cell>
          <table:table-cell table:formula="of:=LOWER([.B261])" office:value-type="string" office:string-value="cravo norte">
            <text:p>cravo norte</text:p>
          </table:table-cell>
          <table:table-cell table:formula="of:=PROPER([.D261])" office:value-type="string" office:string-value="Cravo Norte">
            <text:p>Cravo Norte</text:p>
          </table:table-cell>
          <table:table-cell table:formula="of:=LEN([.A261])" office:value-type="float" office:value="5">
            <text:p>5</text:p>
          </table:table-cell>
          <table:table-cell table:formula="of:=IF([.F261]=5;[.A261];CONCATENATE(&quot;0&quot;;[.A261]))" office:value-type="float" office:value="81220">
            <text:p>81220</text:p>
          </table:table-cell>
          <table:table-cell office:value-type="float" office:value="81220">
            <text:p>81220</text:p>
          </table:table-cell>
          <table:table-cell office:value-type="string">
            <text:p>Cravo Norte</text:p>
          </table:table-cell>
          <table:table-cell table:formula="of:=(CONCATENATE(&quot;insert into `Ciudad`(`Nombre`,`Codigo`) values('&quot;;[.I261];&quot;','&quot;;[.H261];&quot;');&quot;))" office:value-type="string" office:string-value="insert into `Ciudad`(`Nombre`,`Codigo`) values('Cravo Norte','81220');">
            <text:p>insert into `Ciudad`(`Nombre`,`Codigo`) values('Cravo Norte','81220');</text:p>
          </table:table-cell>
          <table:table-cell table:formula="of:=CONCATENATE(&quot;new Ciudad{Codigo=&quot;&quot;&quot;;[.H261];&quot;&quot;&quot;,Nombre=&quot;&quot;&quot;;[.I261];&quot;&quot;&quot;},&quot;)" office:value-type="string" office:string-value="new Ciudad{Codigo=&quot;81220&quot;,Nombre=&quot;Cravo Norte&quot;},">
            <text:p>new Ciudad{Codigo="81220",Nombre="Cravo Norte"},</text:p>
          </table:table-cell>
          <table:table-cell table:formula="of:=LEN([.B261])" office:value-type="float" office:value="11">
            <text:p>11</text:p>
          </table:table-cell>
        </table:table-row>
        <table:table-row table:style-name="ro2">
          <table:table-cell table:style-name="ce1" office:value-type="float" office:value="52224">
            <text:p>52224</text:p>
          </table:table-cell>
          <table:table-cell table:style-name="ce2" office:value-type="string">
            <text:p>CUASPUD</text:p>
          </table:table-cell>
          <table:table-cell table:style-name="ce1" office:value-type="string">
            <text:p>Nariño</text:p>
          </table:table-cell>
          <table:table-cell table:formula="of:=LOWER([.B262])" office:value-type="string" office:string-value="cuaspud">
            <text:p>cuaspud</text:p>
          </table:table-cell>
          <table:table-cell table:formula="of:=PROPER([.D262])" office:value-type="string" office:string-value="Cuaspud">
            <text:p>Cuaspud</text:p>
          </table:table-cell>
          <table:table-cell table:formula="of:=LEN([.A262])" office:value-type="float" office:value="5">
            <text:p>5</text:p>
          </table:table-cell>
          <table:table-cell table:formula="of:=IF([.F262]=5;[.A262];CONCATENATE(&quot;0&quot;;[.A262]))" office:value-type="float" office:value="52224">
            <text:p>52224</text:p>
          </table:table-cell>
          <table:table-cell office:value-type="float" office:value="52224">
            <text:p>52224</text:p>
          </table:table-cell>
          <table:table-cell office:value-type="string">
            <text:p>Cuaspud</text:p>
          </table:table-cell>
          <table:table-cell table:formula="of:=(CONCATENATE(&quot;insert into `Ciudad`(`Nombre`,`Codigo`) values('&quot;;[.I262];&quot;','&quot;;[.H262];&quot;');&quot;))" office:value-type="string" office:string-value="insert into `Ciudad`(`Nombre`,`Codigo`) values('Cuaspud','52224');">
            <text:p>insert into `Ciudad`(`Nombre`,`Codigo`) values('Cuaspud','52224');</text:p>
          </table:table-cell>
          <table:table-cell table:formula="of:=CONCATENATE(&quot;new Ciudad{Codigo=&quot;&quot;&quot;;[.H262];&quot;&quot;&quot;,Nombre=&quot;&quot;&quot;;[.I262];&quot;&quot;&quot;},&quot;)" office:value-type="string" office:string-value="new Ciudad{Codigo=&quot;52224&quot;,Nombre=&quot;Cuaspud&quot;},">
            <text:p>new Ciudad{Codigo="52224",Nombre="Cuaspud"},</text:p>
          </table:table-cell>
          <table:table-cell table:formula="of:=LEN([.B262])" office:value-type="float" office:value="7">
            <text:p>7</text:p>
          </table:table-cell>
        </table:table-row>
        <table:table-row table:style-name="ro2">
          <table:table-cell table:style-name="ce1" office:value-type="float" office:value="15223">
            <text:p>15223</text:p>
          </table:table-cell>
          <table:table-cell table:style-name="ce2" office:value-type="string">
            <text:p>CUBARÁ</text:p>
          </table:table-cell>
          <table:table-cell table:style-name="ce1" office:value-type="string">
            <text:p>Boyacá</text:p>
          </table:table-cell>
          <table:table-cell table:formula="of:=LOWER([.B263])" office:value-type="string" office:string-value="cubará">
            <text:p>cubará</text:p>
          </table:table-cell>
          <table:table-cell table:formula="of:=PROPER([.D263])" office:value-type="string" office:string-value="Cubará">
            <text:p>Cubará</text:p>
          </table:table-cell>
          <table:table-cell table:formula="of:=LEN([.A263])" office:value-type="float" office:value="5">
            <text:p>5</text:p>
          </table:table-cell>
          <table:table-cell table:formula="of:=IF([.F263]=5;[.A263];CONCATENATE(&quot;0&quot;;[.A263]))" office:value-type="float" office:value="15223">
            <text:p>15223</text:p>
          </table:table-cell>
          <table:table-cell office:value-type="float" office:value="15223">
            <text:p>15223</text:p>
          </table:table-cell>
          <table:table-cell office:value-type="string">
            <text:p>Cubará</text:p>
          </table:table-cell>
          <table:table-cell table:formula="of:=(CONCATENATE(&quot;insert into `Ciudad`(`Nombre`,`Codigo`) values('&quot;;[.I263];&quot;','&quot;;[.H263];&quot;');&quot;))" office:value-type="string" office:string-value="insert into `Ciudad`(`Nombre`,`Codigo`) values('Cubará','15223');">
            <text:p>insert into `Ciudad`(`Nombre`,`Codigo`) values('Cubará','15223');</text:p>
          </table:table-cell>
          <table:table-cell table:formula="of:=CONCATENATE(&quot;new Ciudad{Codigo=&quot;&quot;&quot;;[.H263];&quot;&quot;&quot;,Nombre=&quot;&quot;&quot;;[.I263];&quot;&quot;&quot;},&quot;)" office:value-type="string" office:string-value="new Ciudad{Codigo=&quot;15223&quot;,Nombre=&quot;Cubará&quot;},">
            <text:p>new Ciudad{Codigo="15223",Nombre="Cubará"},</text:p>
          </table:table-cell>
          <table:table-cell table:formula="of:=LEN([.B263])" office:value-type="float" office:value="6">
            <text:p>6</text:p>
          </table:table-cell>
        </table:table-row>
        <table:table-row table:style-name="ro2">
          <table:table-cell table:style-name="ce1" office:value-type="float" office:value="50223">
            <text:p>50223</text:p>
          </table:table-cell>
          <table:table-cell table:style-name="ce2" office:value-type="string">
            <text:p>CUBARRAL</text:p>
          </table:table-cell>
          <table:table-cell table:style-name="ce1" office:value-type="string">
            <text:p>Meta</text:p>
          </table:table-cell>
          <table:table-cell table:formula="of:=LOWER([.B264])" office:value-type="string" office:string-value="cubarral">
            <text:p>cubarral</text:p>
          </table:table-cell>
          <table:table-cell table:formula="of:=PROPER([.D264])" office:value-type="string" office:string-value="Cubarral">
            <text:p>Cubarral</text:p>
          </table:table-cell>
          <table:table-cell table:formula="of:=LEN([.A264])" office:value-type="float" office:value="5">
            <text:p>5</text:p>
          </table:table-cell>
          <table:table-cell table:formula="of:=IF([.F264]=5;[.A264];CONCATENATE(&quot;0&quot;;[.A264]))" office:value-type="float" office:value="50223">
            <text:p>50223</text:p>
          </table:table-cell>
          <table:table-cell office:value-type="float" office:value="50223">
            <text:p>50223</text:p>
          </table:table-cell>
          <table:table-cell office:value-type="string">
            <text:p>Cubarral</text:p>
          </table:table-cell>
          <table:table-cell table:formula="of:=(CONCATENATE(&quot;insert into `Ciudad`(`Nombre`,`Codigo`) values('&quot;;[.I264];&quot;','&quot;;[.H264];&quot;');&quot;))" office:value-type="string" office:string-value="insert into `Ciudad`(`Nombre`,`Codigo`) values('Cubarral','50223');">
            <text:p>insert into `Ciudad`(`Nombre`,`Codigo`) values('Cubarral','50223');</text:p>
          </table:table-cell>
          <table:table-cell table:formula="of:=CONCATENATE(&quot;new Ciudad{Codigo=&quot;&quot;&quot;;[.H264];&quot;&quot;&quot;,Nombre=&quot;&quot;&quot;;[.I264];&quot;&quot;&quot;},&quot;)" office:value-type="string" office:string-value="new Ciudad{Codigo=&quot;50223&quot;,Nombre=&quot;Cubarral&quot;},">
            <text:p>new Ciudad{Codigo="50223",Nombre="Cubarral"},</text:p>
          </table:table-cell>
          <table:table-cell table:formula="of:=LEN([.B264])" office:value-type="float" office:value="8">
            <text:p>8</text:p>
          </table:table-cell>
        </table:table-row>
        <table:table-row table:style-name="ro2">
          <table:table-cell table:style-name="ce1" office:value-type="float" office:value="15224">
            <text:p>15224</text:p>
          </table:table-cell>
          <table:table-cell table:style-name="ce2" office:value-type="string">
            <text:p>CUCAITA</text:p>
          </table:table-cell>
          <table:table-cell table:style-name="ce1" office:value-type="string">
            <text:p>Boyacá</text:p>
          </table:table-cell>
          <table:table-cell table:formula="of:=LOWER([.B265])" office:value-type="string" office:string-value="cucaita">
            <text:p>cucaita</text:p>
          </table:table-cell>
          <table:table-cell table:formula="of:=PROPER([.D265])" office:value-type="string" office:string-value="Cucaita">
            <text:p>Cucaita</text:p>
          </table:table-cell>
          <table:table-cell table:formula="of:=LEN([.A265])" office:value-type="float" office:value="5">
            <text:p>5</text:p>
          </table:table-cell>
          <table:table-cell table:formula="of:=IF([.F265]=5;[.A265];CONCATENATE(&quot;0&quot;;[.A265]))" office:value-type="float" office:value="15224">
            <text:p>15224</text:p>
          </table:table-cell>
          <table:table-cell office:value-type="float" office:value="15224">
            <text:p>15224</text:p>
          </table:table-cell>
          <table:table-cell office:value-type="string">
            <text:p>Cucaita</text:p>
          </table:table-cell>
          <table:table-cell table:formula="of:=(CONCATENATE(&quot;insert into `Ciudad`(`Nombre`,`Codigo`) values('&quot;;[.I265];&quot;','&quot;;[.H265];&quot;');&quot;))" office:value-type="string" office:string-value="insert into `Ciudad`(`Nombre`,`Codigo`) values('Cucaita','15224');">
            <text:p>insert into `Ciudad`(`Nombre`,`Codigo`) values('Cucaita','15224');</text:p>
          </table:table-cell>
          <table:table-cell table:formula="of:=CONCATENATE(&quot;new Ciudad{Codigo=&quot;&quot;&quot;;[.H265];&quot;&quot;&quot;,Nombre=&quot;&quot;&quot;;[.I265];&quot;&quot;&quot;},&quot;)" office:value-type="string" office:string-value="new Ciudad{Codigo=&quot;15224&quot;,Nombre=&quot;Cucaita&quot;},">
            <text:p>new Ciudad{Codigo="15224",Nombre="Cucaita"},</text:p>
          </table:table-cell>
          <table:table-cell table:formula="of:=LEN([.B265])" office:value-type="float" office:value="7">
            <text:p>7</text:p>
          </table:table-cell>
        </table:table-row>
        <table:table-row table:style-name="ro2">
          <table:table-cell table:style-name="ce1" office:value-type="float" office:value="25224">
            <text:p>25224</text:p>
          </table:table-cell>
          <table:table-cell table:style-name="ce2" office:value-type="string">
            <text:p>CUCUNUBÁ</text:p>
          </table:table-cell>
          <table:table-cell table:style-name="ce1" office:value-type="string">
            <text:p>Cundinamarca</text:p>
          </table:table-cell>
          <table:table-cell table:formula="of:=LOWER([.B266])" office:value-type="string" office:string-value="cucunubá">
            <text:p>cucunubá</text:p>
          </table:table-cell>
          <table:table-cell table:formula="of:=PROPER([.D266])" office:value-type="string" office:string-value="Cucunubá">
            <text:p>Cucunubá</text:p>
          </table:table-cell>
          <table:table-cell table:formula="of:=LEN([.A266])" office:value-type="float" office:value="5">
            <text:p>5</text:p>
          </table:table-cell>
          <table:table-cell table:formula="of:=IF([.F266]=5;[.A266];CONCATENATE(&quot;0&quot;;[.A266]))" office:value-type="float" office:value="25224">
            <text:p>25224</text:p>
          </table:table-cell>
          <table:table-cell office:value-type="float" office:value="25224">
            <text:p>25224</text:p>
          </table:table-cell>
          <table:table-cell office:value-type="string">
            <text:p>Cucunubá</text:p>
          </table:table-cell>
          <table:table-cell table:formula="of:=(CONCATENATE(&quot;insert into `Ciudad`(`Nombre`,`Codigo`) values('&quot;;[.I266];&quot;','&quot;;[.H266];&quot;');&quot;))" office:value-type="string" office:string-value="insert into `Ciudad`(`Nombre`,`Codigo`) values('Cucunubá','25224');">
            <text:p>insert into `Ciudad`(`Nombre`,`Codigo`) values('Cucunubá','25224');</text:p>
          </table:table-cell>
          <table:table-cell table:formula="of:=CONCATENATE(&quot;new Ciudad{Codigo=&quot;&quot;&quot;;[.H266];&quot;&quot;&quot;,Nombre=&quot;&quot;&quot;;[.I266];&quot;&quot;&quot;},&quot;)" office:value-type="string" office:string-value="new Ciudad{Codigo=&quot;25224&quot;,Nombre=&quot;Cucunubá&quot;},">
            <text:p>new Ciudad{Codigo="25224",Nombre="Cucunubá"},</text:p>
          </table:table-cell>
          <table:table-cell table:formula="of:=LEN([.B266])" office:value-type="float" office:value="8">
            <text:p>8</text:p>
          </table:table-cell>
        </table:table-row>
        <table:table-row table:style-name="ro2">
          <table:table-cell table:style-name="ce1" office:value-type="float" office:value="54001">
            <text:p>54001</text:p>
          </table:table-cell>
          <table:table-cell table:style-name="ce2" office:value-type="string">
            <text:p>CÚCUTA</text:p>
          </table:table-cell>
          <table:table-cell table:style-name="ce1" office:value-type="string">
            <text:p>Norte de Santander</text:p>
          </table:table-cell>
          <table:table-cell table:formula="of:=LOWER([.B267])" office:value-type="string" office:string-value="cúcuta">
            <text:p>cúcuta</text:p>
          </table:table-cell>
          <table:table-cell table:formula="of:=PROPER([.D267])" office:value-type="string" office:string-value="Cúcuta">
            <text:p>Cúcuta</text:p>
          </table:table-cell>
          <table:table-cell table:formula="of:=LEN([.A267])" office:value-type="float" office:value="5">
            <text:p>5</text:p>
          </table:table-cell>
          <table:table-cell table:formula="of:=IF([.F267]=5;[.A267];CONCATENATE(&quot;0&quot;;[.A267]))" office:value-type="float" office:value="54001">
            <text:p>54001</text:p>
          </table:table-cell>
          <table:table-cell office:value-type="float" office:value="54001">
            <text:p>54001</text:p>
          </table:table-cell>
          <table:table-cell office:value-type="string">
            <text:p>Cúcuta</text:p>
          </table:table-cell>
          <table:table-cell table:formula="of:=(CONCATENATE(&quot;insert into `Ciudad`(`Nombre`,`Codigo`) values('&quot;;[.I267];&quot;','&quot;;[.H267];&quot;');&quot;))" office:value-type="string" office:string-value="insert into `Ciudad`(`Nombre`,`Codigo`) values('Cúcuta','54001');">
            <text:p>insert into `Ciudad`(`Nombre`,`Codigo`) values('Cúcuta','54001');</text:p>
          </table:table-cell>
          <table:table-cell table:formula="of:=CONCATENATE(&quot;new Ciudad{Codigo=&quot;&quot;&quot;;[.H267];&quot;&quot;&quot;,Nombre=&quot;&quot;&quot;;[.I267];&quot;&quot;&quot;},&quot;)" office:value-type="string" office:string-value="new Ciudad{Codigo=&quot;54001&quot;,Nombre=&quot;Cúcuta&quot;},">
            <text:p>new Ciudad{Codigo="54001",Nombre="Cúcuta"},</text:p>
          </table:table-cell>
          <table:table-cell table:formula="of:=LEN([.B267])" office:value-type="float" office:value="6">
            <text:p>6</text:p>
          </table:table-cell>
        </table:table-row>
        <table:table-row table:style-name="ro2">
          <table:table-cell table:style-name="ce1" office:value-type="float" office:value="54223">
            <text:p>54223</text:p>
          </table:table-cell>
          <table:table-cell table:style-name="ce2" office:value-type="string">
            <text:p>CUCUTILLA</text:p>
          </table:table-cell>
          <table:table-cell table:style-name="ce1" office:value-type="string">
            <text:p>Norte de Santander</text:p>
          </table:table-cell>
          <table:table-cell table:formula="of:=LOWER([.B268])" office:value-type="string" office:string-value="cucutilla">
            <text:p>cucutilla</text:p>
          </table:table-cell>
          <table:table-cell table:formula="of:=PROPER([.D268])" office:value-type="string" office:string-value="Cucutilla">
            <text:p>Cucutilla</text:p>
          </table:table-cell>
          <table:table-cell table:formula="of:=LEN([.A268])" office:value-type="float" office:value="5">
            <text:p>5</text:p>
          </table:table-cell>
          <table:table-cell table:formula="of:=IF([.F268]=5;[.A268];CONCATENATE(&quot;0&quot;;[.A268]))" office:value-type="float" office:value="54223">
            <text:p>54223</text:p>
          </table:table-cell>
          <table:table-cell office:value-type="float" office:value="54223">
            <text:p>54223</text:p>
          </table:table-cell>
          <table:table-cell office:value-type="string">
            <text:p>Cucutilla</text:p>
          </table:table-cell>
          <table:table-cell table:formula="of:=(CONCATENATE(&quot;insert into `Ciudad`(`Nombre`,`Codigo`) values('&quot;;[.I268];&quot;','&quot;;[.H268];&quot;');&quot;))" office:value-type="string" office:string-value="insert into `Ciudad`(`Nombre`,`Codigo`) values('Cucutilla','54223');">
            <text:p>insert into `Ciudad`(`Nombre`,`Codigo`) values('Cucutilla','54223');</text:p>
          </table:table-cell>
          <table:table-cell table:formula="of:=CONCATENATE(&quot;new Ciudad{Codigo=&quot;&quot;&quot;;[.H268];&quot;&quot;&quot;,Nombre=&quot;&quot;&quot;;[.I268];&quot;&quot;&quot;},&quot;)" office:value-type="string" office:string-value="new Ciudad{Codigo=&quot;54223&quot;,Nombre=&quot;Cucutilla&quot;},">
            <text:p>new Ciudad{Codigo="54223",Nombre="Cucutilla"},</text:p>
          </table:table-cell>
          <table:table-cell table:formula="of:=LEN([.B268])" office:value-type="float" office:value="9">
            <text:p>9</text:p>
          </table:table-cell>
        </table:table-row>
        <table:table-row table:style-name="ro2">
          <table:table-cell table:style-name="ce1" office:value-type="float" office:value="15226">
            <text:p>15226</text:p>
          </table:table-cell>
          <table:table-cell table:style-name="ce2" office:value-type="string">
            <text:p>CUÍTIVA</text:p>
          </table:table-cell>
          <table:table-cell table:style-name="ce1" office:value-type="string">
            <text:p>Boyacá</text:p>
          </table:table-cell>
          <table:table-cell table:formula="of:=LOWER([.B269])" office:value-type="string" office:string-value="cuítiva">
            <text:p>cuítiva</text:p>
          </table:table-cell>
          <table:table-cell table:formula="of:=PROPER([.D269])" office:value-type="string" office:string-value="Cuítiva">
            <text:p>Cuítiva</text:p>
          </table:table-cell>
          <table:table-cell table:formula="of:=LEN([.A269])" office:value-type="float" office:value="5">
            <text:p>5</text:p>
          </table:table-cell>
          <table:table-cell table:formula="of:=IF([.F269]=5;[.A269];CONCATENATE(&quot;0&quot;;[.A269]))" office:value-type="float" office:value="15226">
            <text:p>15226</text:p>
          </table:table-cell>
          <table:table-cell office:value-type="float" office:value="15226">
            <text:p>15226</text:p>
          </table:table-cell>
          <table:table-cell office:value-type="string">
            <text:p>Cuítiva</text:p>
          </table:table-cell>
          <table:table-cell table:formula="of:=(CONCATENATE(&quot;insert into `Ciudad`(`Nombre`,`Codigo`) values('&quot;;[.I269];&quot;','&quot;;[.H269];&quot;');&quot;))" office:value-type="string" office:string-value="insert into `Ciudad`(`Nombre`,`Codigo`) values('Cuítiva','15226');">
            <text:p>insert into `Ciudad`(`Nombre`,`Codigo`) values('Cuítiva','15226');</text:p>
          </table:table-cell>
          <table:table-cell table:formula="of:=CONCATENATE(&quot;new Ciudad{Codigo=&quot;&quot;&quot;;[.H269];&quot;&quot;&quot;,Nombre=&quot;&quot;&quot;;[.I269];&quot;&quot;&quot;},&quot;)" office:value-type="string" office:string-value="new Ciudad{Codigo=&quot;15226&quot;,Nombre=&quot;Cuítiva&quot;},">
            <text:p>new Ciudad{Codigo="15226",Nombre="Cuítiva"},</text:p>
          </table:table-cell>
          <table:table-cell table:formula="of:=LEN([.B269])" office:value-type="float" office:value="7">
            <text:p>7</text:p>
          </table:table-cell>
        </table:table-row>
        <table:table-row table:style-name="ro2">
          <table:table-cell table:style-name="ce1" office:value-type="float" office:value="50226">
            <text:p>50226</text:p>
          </table:table-cell>
          <table:table-cell table:style-name="ce2" office:value-type="string">
            <text:p>CUMARAL</text:p>
          </table:table-cell>
          <table:table-cell table:style-name="ce1" office:value-type="string">
            <text:p>Meta</text:p>
          </table:table-cell>
          <table:table-cell table:formula="of:=LOWER([.B270])" office:value-type="string" office:string-value="cumaral">
            <text:p>cumaral</text:p>
          </table:table-cell>
          <table:table-cell table:formula="of:=PROPER([.D270])" office:value-type="string" office:string-value="Cumaral">
            <text:p>Cumaral</text:p>
          </table:table-cell>
          <table:table-cell table:formula="of:=LEN([.A270])" office:value-type="float" office:value="5">
            <text:p>5</text:p>
          </table:table-cell>
          <table:table-cell table:formula="of:=IF([.F270]=5;[.A270];CONCATENATE(&quot;0&quot;;[.A270]))" office:value-type="float" office:value="50226">
            <text:p>50226</text:p>
          </table:table-cell>
          <table:table-cell office:value-type="float" office:value="50226">
            <text:p>50226</text:p>
          </table:table-cell>
          <table:table-cell office:value-type="string">
            <text:p>Cumaral</text:p>
          </table:table-cell>
          <table:table-cell table:formula="of:=(CONCATENATE(&quot;insert into `Ciudad`(`Nombre`,`Codigo`) values('&quot;;[.I270];&quot;','&quot;;[.H270];&quot;');&quot;))" office:value-type="string" office:string-value="insert into `Ciudad`(`Nombre`,`Codigo`) values('Cumaral','50226');">
            <text:p>insert into `Ciudad`(`Nombre`,`Codigo`) values('Cumaral','50226');</text:p>
          </table:table-cell>
          <table:table-cell table:formula="of:=CONCATENATE(&quot;new Ciudad{Codigo=&quot;&quot;&quot;;[.H270];&quot;&quot;&quot;,Nombre=&quot;&quot;&quot;;[.I270];&quot;&quot;&quot;},&quot;)" office:value-type="string" office:string-value="new Ciudad{Codigo=&quot;50226&quot;,Nombre=&quot;Cumaral&quot;},">
            <text:p>new Ciudad{Codigo="50226",Nombre="Cumaral"},</text:p>
          </table:table-cell>
          <table:table-cell table:formula="of:=LEN([.B270])" office:value-type="float" office:value="7">
            <text:p>7</text:p>
          </table:table-cell>
        </table:table-row>
        <table:table-row table:style-name="ro2">
          <table:table-cell table:style-name="ce1" office:value-type="float" office:value="99773">
            <text:p>99773</text:p>
          </table:table-cell>
          <table:table-cell table:style-name="ce2" office:value-type="string">
            <text:p>CUMARIBO</text:p>
          </table:table-cell>
          <table:table-cell table:style-name="ce1" office:value-type="string">
            <text:p>Vichada</text:p>
          </table:table-cell>
          <table:table-cell table:formula="of:=LOWER([.B271])" office:value-type="string" office:string-value="cumaribo">
            <text:p>cumaribo</text:p>
          </table:table-cell>
          <table:table-cell table:formula="of:=PROPER([.D271])" office:value-type="string" office:string-value="Cumaribo">
            <text:p>Cumaribo</text:p>
          </table:table-cell>
          <table:table-cell table:formula="of:=LEN([.A271])" office:value-type="float" office:value="5">
            <text:p>5</text:p>
          </table:table-cell>
          <table:table-cell table:formula="of:=IF([.F271]=5;[.A271];CONCATENATE(&quot;0&quot;;[.A271]))" office:value-type="float" office:value="99773">
            <text:p>99773</text:p>
          </table:table-cell>
          <table:table-cell office:value-type="float" office:value="99773">
            <text:p>99773</text:p>
          </table:table-cell>
          <table:table-cell office:value-type="string">
            <text:p>Cumaribo</text:p>
          </table:table-cell>
          <table:table-cell table:formula="of:=(CONCATENATE(&quot;insert into `Ciudad`(`Nombre`,`Codigo`) values('&quot;;[.I271];&quot;','&quot;;[.H271];&quot;');&quot;))" office:value-type="string" office:string-value="insert into `Ciudad`(`Nombre`,`Codigo`) values('Cumaribo','99773');">
            <text:p>insert into `Ciudad`(`Nombre`,`Codigo`) values('Cumaribo','99773');</text:p>
          </table:table-cell>
          <table:table-cell table:formula="of:=CONCATENATE(&quot;new Ciudad{Codigo=&quot;&quot;&quot;;[.H271];&quot;&quot;&quot;,Nombre=&quot;&quot;&quot;;[.I271];&quot;&quot;&quot;},&quot;)" office:value-type="string" office:string-value="new Ciudad{Codigo=&quot;99773&quot;,Nombre=&quot;Cumaribo&quot;},">
            <text:p>new Ciudad{Codigo="99773",Nombre="Cumaribo"},</text:p>
          </table:table-cell>
          <table:table-cell table:formula="of:=LEN([.B271])" office:value-type="float" office:value="8">
            <text:p>8</text:p>
          </table:table-cell>
        </table:table-row>
        <table:table-row table:style-name="ro2">
          <table:table-cell table:style-name="ce1" office:value-type="float" office:value="52227">
            <text:p>52227</text:p>
          </table:table-cell>
          <table:table-cell table:style-name="ce2" office:value-type="string">
            <text:p>CUMBAL</text:p>
          </table:table-cell>
          <table:table-cell table:style-name="ce1" office:value-type="string">
            <text:p>Nariño</text:p>
          </table:table-cell>
          <table:table-cell table:formula="of:=LOWER([.B272])" office:value-type="string" office:string-value="cumbal">
            <text:p>cumbal</text:p>
          </table:table-cell>
          <table:table-cell table:formula="of:=PROPER([.D272])" office:value-type="string" office:string-value="Cumbal">
            <text:p>Cumbal</text:p>
          </table:table-cell>
          <table:table-cell table:formula="of:=LEN([.A272])" office:value-type="float" office:value="5">
            <text:p>5</text:p>
          </table:table-cell>
          <table:table-cell table:formula="of:=IF([.F272]=5;[.A272];CONCATENATE(&quot;0&quot;;[.A272]))" office:value-type="float" office:value="52227">
            <text:p>52227</text:p>
          </table:table-cell>
          <table:table-cell office:value-type="float" office:value="52227">
            <text:p>52227</text:p>
          </table:table-cell>
          <table:table-cell office:value-type="string">
            <text:p>Cumbal</text:p>
          </table:table-cell>
          <table:table-cell table:formula="of:=(CONCATENATE(&quot;insert into `Ciudad`(`Nombre`,`Codigo`) values('&quot;;[.I272];&quot;','&quot;;[.H272];&quot;');&quot;))" office:value-type="string" office:string-value="insert into `Ciudad`(`Nombre`,`Codigo`) values('Cumbal','52227');">
            <text:p>insert into `Ciudad`(`Nombre`,`Codigo`) values('Cumbal','52227');</text:p>
          </table:table-cell>
          <table:table-cell table:formula="of:=CONCATENATE(&quot;new Ciudad{Codigo=&quot;&quot;&quot;;[.H272];&quot;&quot;&quot;,Nombre=&quot;&quot;&quot;;[.I272];&quot;&quot;&quot;},&quot;)" office:value-type="string" office:string-value="new Ciudad{Codigo=&quot;52227&quot;,Nombre=&quot;Cumbal&quot;},">
            <text:p>new Ciudad{Codigo="52227",Nombre="Cumbal"},</text:p>
          </table:table-cell>
          <table:table-cell table:formula="of:=LEN([.B272])" office:value-type="float" office:value="6">
            <text:p>6</text:p>
          </table:table-cell>
        </table:table-row>
        <table:table-row table:style-name="ro2">
          <table:table-cell table:style-name="ce1" office:value-type="float" office:value="52233">
            <text:p>52233</text:p>
          </table:table-cell>
          <table:table-cell table:style-name="ce2" office:value-type="string">
            <text:p>CUMBITARA</text:p>
          </table:table-cell>
          <table:table-cell table:style-name="ce1" office:value-type="string">
            <text:p>Nariño</text:p>
          </table:table-cell>
          <table:table-cell table:formula="of:=LOWER([.B273])" office:value-type="string" office:string-value="cumbitara">
            <text:p>cumbitara</text:p>
          </table:table-cell>
          <table:table-cell table:formula="of:=PROPER([.D273])" office:value-type="string" office:string-value="Cumbitara">
            <text:p>Cumbitara</text:p>
          </table:table-cell>
          <table:table-cell table:formula="of:=LEN([.A273])" office:value-type="float" office:value="5">
            <text:p>5</text:p>
          </table:table-cell>
          <table:table-cell table:formula="of:=IF([.F273]=5;[.A273];CONCATENATE(&quot;0&quot;;[.A273]))" office:value-type="float" office:value="52233">
            <text:p>52233</text:p>
          </table:table-cell>
          <table:table-cell office:value-type="float" office:value="52233">
            <text:p>52233</text:p>
          </table:table-cell>
          <table:table-cell office:value-type="string">
            <text:p>Cumbitara</text:p>
          </table:table-cell>
          <table:table-cell table:formula="of:=(CONCATENATE(&quot;insert into `Ciudad`(`Nombre`,`Codigo`) values('&quot;;[.I273];&quot;','&quot;;[.H273];&quot;');&quot;))" office:value-type="string" office:string-value="insert into `Ciudad`(`Nombre`,`Codigo`) values('Cumbitara','52233');">
            <text:p>insert into `Ciudad`(`Nombre`,`Codigo`) values('Cumbitara','52233');</text:p>
          </table:table-cell>
          <table:table-cell table:formula="of:=CONCATENATE(&quot;new Ciudad{Codigo=&quot;&quot;&quot;;[.H273];&quot;&quot;&quot;,Nombre=&quot;&quot;&quot;;[.I273];&quot;&quot;&quot;},&quot;)" office:value-type="string" office:string-value="new Ciudad{Codigo=&quot;52233&quot;,Nombre=&quot;Cumbitara&quot;},">
            <text:p>new Ciudad{Codigo="52233",Nombre="Cumbitara"},</text:p>
          </table:table-cell>
          <table:table-cell table:formula="of:=LEN([.B273])" office:value-type="float" office:value="9">
            <text:p>9</text:p>
          </table:table-cell>
        </table:table-row>
        <table:table-row table:style-name="ro2">
          <table:table-cell table:style-name="ce1" office:value-type="float" office:value="73226">
            <text:p>73226</text:p>
          </table:table-cell>
          <table:table-cell table:style-name="ce2" office:value-type="string">
            <text:p>CUNDAY</text:p>
          </table:table-cell>
          <table:table-cell table:style-name="ce1" office:value-type="string">
            <text:p>Tolima</text:p>
          </table:table-cell>
          <table:table-cell table:formula="of:=LOWER([.B274])" office:value-type="string" office:string-value="cunday">
            <text:p>cunday</text:p>
          </table:table-cell>
          <table:table-cell table:formula="of:=PROPER([.D274])" office:value-type="string" office:string-value="Cunday">
            <text:p>Cunday</text:p>
          </table:table-cell>
          <table:table-cell table:formula="of:=LEN([.A274])" office:value-type="float" office:value="5">
            <text:p>5</text:p>
          </table:table-cell>
          <table:table-cell table:formula="of:=IF([.F274]=5;[.A274];CONCATENATE(&quot;0&quot;;[.A274]))" office:value-type="float" office:value="73226">
            <text:p>73226</text:p>
          </table:table-cell>
          <table:table-cell office:value-type="float" office:value="73226">
            <text:p>73226</text:p>
          </table:table-cell>
          <table:table-cell office:value-type="string">
            <text:p>Cunday</text:p>
          </table:table-cell>
          <table:table-cell table:formula="of:=(CONCATENATE(&quot;insert into `Ciudad`(`Nombre`,`Codigo`) values('&quot;;[.I274];&quot;','&quot;;[.H274];&quot;');&quot;))" office:value-type="string" office:string-value="insert into `Ciudad`(`Nombre`,`Codigo`) values('Cunday','73226');">
            <text:p>insert into `Ciudad`(`Nombre`,`Codigo`) values('Cunday','73226');</text:p>
          </table:table-cell>
          <table:table-cell table:formula="of:=CONCATENATE(&quot;new Ciudad{Codigo=&quot;&quot;&quot;;[.H274];&quot;&quot;&quot;,Nombre=&quot;&quot;&quot;;[.I274];&quot;&quot;&quot;},&quot;)" office:value-type="string" office:string-value="new Ciudad{Codigo=&quot;73226&quot;,Nombre=&quot;Cunday&quot;},">
            <text:p>new Ciudad{Codigo="73226",Nombre="Cunday"},</text:p>
          </table:table-cell>
          <table:table-cell table:formula="of:=LEN([.B274])" office:value-type="float" office:value="6">
            <text:p>6</text:p>
          </table:table-cell>
        </table:table-row>
        <table:table-row table:style-name="ro2">
          <table:table-cell table:style-name="ce1" office:value-type="float" office:value="18205">
            <text:p>18205</text:p>
          </table:table-cell>
          <table:table-cell table:style-name="ce2" office:value-type="string">
            <text:p>CURILLO</text:p>
          </table:table-cell>
          <table:table-cell table:style-name="ce1" office:value-type="string">
            <text:p>Caquetá</text:p>
          </table:table-cell>
          <table:table-cell table:formula="of:=LOWER([.B275])" office:value-type="string" office:string-value="curillo">
            <text:p>curillo</text:p>
          </table:table-cell>
          <table:table-cell table:formula="of:=PROPER([.D275])" office:value-type="string" office:string-value="Curillo">
            <text:p>Curillo</text:p>
          </table:table-cell>
          <table:table-cell table:formula="of:=LEN([.A275])" office:value-type="float" office:value="5">
            <text:p>5</text:p>
          </table:table-cell>
          <table:table-cell table:formula="of:=IF([.F275]=5;[.A275];CONCATENATE(&quot;0&quot;;[.A275]))" office:value-type="float" office:value="18205">
            <text:p>18205</text:p>
          </table:table-cell>
          <table:table-cell office:value-type="float" office:value="18205">
            <text:p>18205</text:p>
          </table:table-cell>
          <table:table-cell office:value-type="string">
            <text:p>Curillo</text:p>
          </table:table-cell>
          <table:table-cell table:formula="of:=(CONCATENATE(&quot;insert into `Ciudad`(`Nombre`,`Codigo`) values('&quot;;[.I275];&quot;','&quot;;[.H275];&quot;');&quot;))" office:value-type="string" office:string-value="insert into `Ciudad`(`Nombre`,`Codigo`) values('Curillo','18205');">
            <text:p>insert into `Ciudad`(`Nombre`,`Codigo`) values('Curillo','18205');</text:p>
          </table:table-cell>
          <table:table-cell table:formula="of:=CONCATENATE(&quot;new Ciudad{Codigo=&quot;&quot;&quot;;[.H275];&quot;&quot;&quot;,Nombre=&quot;&quot;&quot;;[.I275];&quot;&quot;&quot;},&quot;)" office:value-type="string" office:string-value="new Ciudad{Codigo=&quot;18205&quot;,Nombre=&quot;Curillo&quot;},">
            <text:p>new Ciudad{Codigo="18205",Nombre="Curillo"},</text:p>
          </table:table-cell>
          <table:table-cell table:formula="of:=LEN([.B275])" office:value-type="float" office:value="7">
            <text:p>7</text:p>
          </table:table-cell>
        </table:table-row>
        <table:table-row table:style-name="ro2">
          <table:table-cell table:style-name="ce1" office:value-type="float" office:value="68229">
            <text:p>68229</text:p>
          </table:table-cell>
          <table:table-cell table:style-name="ce2" office:value-type="string">
            <text:p>CURITÍ</text:p>
          </table:table-cell>
          <table:table-cell table:style-name="ce1" office:value-type="string">
            <text:p>Santander</text:p>
          </table:table-cell>
          <table:table-cell table:formula="of:=LOWER([.B276])" office:value-type="string" office:string-value="curití">
            <text:p>curití</text:p>
          </table:table-cell>
          <table:table-cell table:formula="of:=PROPER([.D276])" office:value-type="string" office:string-value="Curití">
            <text:p>Curití</text:p>
          </table:table-cell>
          <table:table-cell table:formula="of:=LEN([.A276])" office:value-type="float" office:value="5">
            <text:p>5</text:p>
          </table:table-cell>
          <table:table-cell table:formula="of:=IF([.F276]=5;[.A276];CONCATENATE(&quot;0&quot;;[.A276]))" office:value-type="float" office:value="68229">
            <text:p>68229</text:p>
          </table:table-cell>
          <table:table-cell office:value-type="float" office:value="68229">
            <text:p>68229</text:p>
          </table:table-cell>
          <table:table-cell office:value-type="string">
            <text:p>Curití</text:p>
          </table:table-cell>
          <table:table-cell table:formula="of:=(CONCATENATE(&quot;insert into `Ciudad`(`Nombre`,`Codigo`) values('&quot;;[.I276];&quot;','&quot;;[.H276];&quot;');&quot;))" office:value-type="string" office:string-value="insert into `Ciudad`(`Nombre`,`Codigo`) values('Curití','68229');">
            <text:p>insert into `Ciudad`(`Nombre`,`Codigo`) values('Curití','68229');</text:p>
          </table:table-cell>
          <table:table-cell table:formula="of:=CONCATENATE(&quot;new Ciudad{Codigo=&quot;&quot;&quot;;[.H276];&quot;&quot;&quot;,Nombre=&quot;&quot;&quot;;[.I276];&quot;&quot;&quot;},&quot;)" office:value-type="string" office:string-value="new Ciudad{Codigo=&quot;68229&quot;,Nombre=&quot;Curití&quot;},">
            <text:p>new Ciudad{Codigo="68229",Nombre="Curití"},</text:p>
          </table:table-cell>
          <table:table-cell table:formula="of:=LEN([.B276])" office:value-type="float" office:value="6">
            <text:p>6</text:p>
          </table:table-cell>
        </table:table-row>
        <table:table-row table:style-name="ro2">
          <table:table-cell table:style-name="ce1" office:value-type="float" office:value="20228">
            <text:p>20228</text:p>
          </table:table-cell>
          <table:table-cell table:style-name="ce2" office:value-type="string">
            <text:p>CURUMANÍ</text:p>
          </table:table-cell>
          <table:table-cell table:style-name="ce1" office:value-type="string">
            <text:p>Cesar</text:p>
          </table:table-cell>
          <table:table-cell table:formula="of:=LOWER([.B277])" office:value-type="string" office:string-value="curumaní">
            <text:p>curumaní</text:p>
          </table:table-cell>
          <table:table-cell table:formula="of:=PROPER([.D277])" office:value-type="string" office:string-value="Curumaní">
            <text:p>Curumaní</text:p>
          </table:table-cell>
          <table:table-cell table:formula="of:=LEN([.A277])" office:value-type="float" office:value="5">
            <text:p>5</text:p>
          </table:table-cell>
          <table:table-cell table:formula="of:=IF([.F277]=5;[.A277];CONCATENATE(&quot;0&quot;;[.A277]))" office:value-type="float" office:value="20228">
            <text:p>20228</text:p>
          </table:table-cell>
          <table:table-cell office:value-type="float" office:value="20228">
            <text:p>20228</text:p>
          </table:table-cell>
          <table:table-cell office:value-type="string">
            <text:p>Curumaní</text:p>
          </table:table-cell>
          <table:table-cell table:formula="of:=(CONCATENATE(&quot;insert into `Ciudad`(`Nombre`,`Codigo`) values('&quot;;[.I277];&quot;','&quot;;[.H277];&quot;');&quot;))" office:value-type="string" office:string-value="insert into `Ciudad`(`Nombre`,`Codigo`) values('Curumaní','20228');">
            <text:p>insert into `Ciudad`(`Nombre`,`Codigo`) values('Curumaní','20228');</text:p>
          </table:table-cell>
          <table:table-cell table:formula="of:=CONCATENATE(&quot;new Ciudad{Codigo=&quot;&quot;&quot;;[.H277];&quot;&quot;&quot;,Nombre=&quot;&quot;&quot;;[.I277];&quot;&quot;&quot;},&quot;)" office:value-type="string" office:string-value="new Ciudad{Codigo=&quot;20228&quot;,Nombre=&quot;Curumaní&quot;},">
            <text:p>new Ciudad{Codigo="20228",Nombre="Curumaní"},</text:p>
          </table:table-cell>
          <table:table-cell table:formula="of:=LEN([.B277])" office:value-type="float" office:value="8">
            <text:p>8</text:p>
          </table:table-cell>
        </table:table-row>
        <table:table-row table:style-name="ro2">
          <table:table-cell table:style-name="ce1" office:value-type="float" office:value="5234">
            <text:p>5234</text:p>
          </table:table-cell>
          <table:table-cell table:style-name="ce2" office:value-type="string">
            <text:p>DABEIBA</text:p>
          </table:table-cell>
          <table:table-cell table:style-name="ce1" office:value-type="string">
            <text:p>Antioquia</text:p>
          </table:table-cell>
          <table:table-cell table:formula="of:=LOWER([.B278])" office:value-type="string" office:string-value="dabeiba">
            <text:p>dabeiba</text:p>
          </table:table-cell>
          <table:table-cell table:formula="of:=PROPER([.D278])" office:value-type="string" office:string-value="Dabeiba">
            <text:p>Dabeiba</text:p>
          </table:table-cell>
          <table:table-cell table:formula="of:=LEN([.A278])" office:value-type="float" office:value="4">
            <text:p>4</text:p>
          </table:table-cell>
          <table:table-cell table:formula="of:=IF([.F278]=5;[.A278];CONCATENATE(&quot;0&quot;;[.A278]))" office:value-type="string" office:string-value="05234">
            <text:p>05234</text:p>
          </table:table-cell>
          <table:table-cell office:value-type="string">
            <text:p>05234</text:p>
          </table:table-cell>
          <table:table-cell office:value-type="string">
            <text:p>Dabeiba</text:p>
          </table:table-cell>
          <table:table-cell table:formula="of:=(CONCATENATE(&quot;insert into `Ciudad`(`Nombre`,`Codigo`) values('&quot;;[.I278];&quot;','&quot;;[.H278];&quot;');&quot;))" office:value-type="string" office:string-value="insert into `Ciudad`(`Nombre`,`Codigo`) values('Dabeiba','05234');">
            <text:p>insert into `Ciudad`(`Nombre`,`Codigo`) values('Dabeiba','05234');</text:p>
          </table:table-cell>
          <table:table-cell table:formula="of:=CONCATENATE(&quot;new Ciudad{Codigo=&quot;&quot;&quot;;[.H278];&quot;&quot;&quot;,Nombre=&quot;&quot;&quot;;[.I278];&quot;&quot;&quot;},&quot;)" office:value-type="string" office:string-value="new Ciudad{Codigo=&quot;05234&quot;,Nombre=&quot;Dabeiba&quot;},">
            <text:p>new Ciudad{Codigo="05234",Nombre="Dabeiba"},</text:p>
          </table:table-cell>
          <table:table-cell table:formula="of:=LEN([.B278])" office:value-type="float" office:value="7">
            <text:p>7</text:p>
          </table:table-cell>
        </table:table-row>
        <table:table-row table:style-name="ro2">
          <table:table-cell table:style-name="ce1" office:value-type="float" office:value="76233">
            <text:p>76233</text:p>
          </table:table-cell>
          <table:table-cell table:style-name="ce2" office:value-type="string">
            <text:p>DAGUA</text:p>
          </table:table-cell>
          <table:table-cell table:style-name="ce1" office:value-type="string">
            <text:p>Valle del Cauca</text:p>
          </table:table-cell>
          <table:table-cell table:formula="of:=LOWER([.B279])" office:value-type="string" office:string-value="dagua">
            <text:p>dagua</text:p>
          </table:table-cell>
          <table:table-cell table:formula="of:=PROPER([.D279])" office:value-type="string" office:string-value="Dagua">
            <text:p>Dagua</text:p>
          </table:table-cell>
          <table:table-cell table:formula="of:=LEN([.A279])" office:value-type="float" office:value="5">
            <text:p>5</text:p>
          </table:table-cell>
          <table:table-cell table:formula="of:=IF([.F279]=5;[.A279];CONCATENATE(&quot;0&quot;;[.A279]))" office:value-type="float" office:value="76233">
            <text:p>76233</text:p>
          </table:table-cell>
          <table:table-cell office:value-type="float" office:value="76233">
            <text:p>76233</text:p>
          </table:table-cell>
          <table:table-cell office:value-type="string">
            <text:p>Dagua</text:p>
          </table:table-cell>
          <table:table-cell table:formula="of:=(CONCATENATE(&quot;insert into `Ciudad`(`Nombre`,`Codigo`) values('&quot;;[.I279];&quot;','&quot;;[.H279];&quot;');&quot;))" office:value-type="string" office:string-value="insert into `Ciudad`(`Nombre`,`Codigo`) values('Dagua','76233');">
            <text:p>insert into `Ciudad`(`Nombre`,`Codigo`) values('Dagua','76233');</text:p>
          </table:table-cell>
          <table:table-cell table:formula="of:=CONCATENATE(&quot;new Ciudad{Codigo=&quot;&quot;&quot;;[.H279];&quot;&quot;&quot;,Nombre=&quot;&quot;&quot;;[.I279];&quot;&quot;&quot;},&quot;)" office:value-type="string" office:string-value="new Ciudad{Codigo=&quot;76233&quot;,Nombre=&quot;Dagua&quot;},">
            <text:p>new Ciudad{Codigo="76233",Nombre="Dagua"},</text:p>
          </table:table-cell>
          <table:table-cell table:formula="of:=LEN([.B279])" office:value-type="float" office:value="5">
            <text:p>5</text:p>
          </table:table-cell>
        </table:table-row>
        <table:table-row table:style-name="ro2">
          <table:table-cell table:style-name="ce1" office:value-type="float" office:value="44090">
            <text:p>44090</text:p>
          </table:table-cell>
          <table:table-cell table:style-name="ce2" office:value-type="string">
            <text:p>DIBULLA</text:p>
          </table:table-cell>
          <table:table-cell table:style-name="ce1" office:value-type="string">
            <text:p>La Guajira</text:p>
          </table:table-cell>
          <table:table-cell table:formula="of:=LOWER([.B280])" office:value-type="string" office:string-value="dibulla">
            <text:p>dibulla</text:p>
          </table:table-cell>
          <table:table-cell table:formula="of:=PROPER([.D280])" office:value-type="string" office:string-value="Dibulla">
            <text:p>Dibulla</text:p>
          </table:table-cell>
          <table:table-cell table:formula="of:=LEN([.A280])" office:value-type="float" office:value="5">
            <text:p>5</text:p>
          </table:table-cell>
          <table:table-cell table:formula="of:=IF([.F280]=5;[.A280];CONCATENATE(&quot;0&quot;;[.A280]))" office:value-type="float" office:value="44090">
            <text:p>44090</text:p>
          </table:table-cell>
          <table:table-cell office:value-type="float" office:value="44090">
            <text:p>44090</text:p>
          </table:table-cell>
          <table:table-cell office:value-type="string">
            <text:p>Dibulla</text:p>
          </table:table-cell>
          <table:table-cell table:formula="of:=(CONCATENATE(&quot;insert into `Ciudad`(`Nombre`,`Codigo`) values('&quot;;[.I280];&quot;','&quot;;[.H280];&quot;');&quot;))" office:value-type="string" office:string-value="insert into `Ciudad`(`Nombre`,`Codigo`) values('Dibulla','44090');">
            <text:p>insert into `Ciudad`(`Nombre`,`Codigo`) values('Dibulla','44090');</text:p>
          </table:table-cell>
          <table:table-cell table:formula="of:=CONCATENATE(&quot;new Ciudad{Codigo=&quot;&quot;&quot;;[.H280];&quot;&quot;&quot;,Nombre=&quot;&quot;&quot;;[.I280];&quot;&quot;&quot;},&quot;)" office:value-type="string" office:string-value="new Ciudad{Codigo=&quot;44090&quot;,Nombre=&quot;Dibulla&quot;},">
            <text:p>new Ciudad{Codigo="44090",Nombre="Dibulla"},</text:p>
          </table:table-cell>
          <table:table-cell table:formula="of:=LEN([.B280])" office:value-type="float" office:value="7">
            <text:p>7</text:p>
          </table:table-cell>
        </table:table-row>
        <table:table-row table:style-name="ro2">
          <table:table-cell table:style-name="ce1" office:value-type="float" office:value="44098">
            <text:p>44098</text:p>
          </table:table-cell>
          <table:table-cell table:style-name="ce2" office:value-type="string">
            <text:p>DISTRACCIÓN</text:p>
          </table:table-cell>
          <table:table-cell table:style-name="ce1" office:value-type="string">
            <text:p>La Guajira</text:p>
          </table:table-cell>
          <table:table-cell table:formula="of:=LOWER([.B281])" office:value-type="string" office:string-value="distracción">
            <text:p>distracción</text:p>
          </table:table-cell>
          <table:table-cell table:formula="of:=PROPER([.D281])" office:value-type="string" office:string-value="Distracción">
            <text:p>Distracción</text:p>
          </table:table-cell>
          <table:table-cell table:formula="of:=LEN([.A281])" office:value-type="float" office:value="5">
            <text:p>5</text:p>
          </table:table-cell>
          <table:table-cell table:formula="of:=IF([.F281]=5;[.A281];CONCATENATE(&quot;0&quot;;[.A281]))" office:value-type="float" office:value="44098">
            <text:p>44098</text:p>
          </table:table-cell>
          <table:table-cell office:value-type="float" office:value="44098">
            <text:p>44098</text:p>
          </table:table-cell>
          <table:table-cell office:value-type="string">
            <text:p>Distracción</text:p>
          </table:table-cell>
          <table:table-cell table:formula="of:=(CONCATENATE(&quot;insert into `Ciudad`(`Nombre`,`Codigo`) values('&quot;;[.I281];&quot;','&quot;;[.H281];&quot;');&quot;))" office:value-type="string" office:string-value="insert into `Ciudad`(`Nombre`,`Codigo`) values('Distracción','44098');">
            <text:p>insert into `Ciudad`(`Nombre`,`Codigo`) values('Distracción','44098');</text:p>
          </table:table-cell>
          <table:table-cell table:formula="of:=CONCATENATE(&quot;new Ciudad{Codigo=&quot;&quot;&quot;;[.H281];&quot;&quot;&quot;,Nombre=&quot;&quot;&quot;;[.I281];&quot;&quot;&quot;},&quot;)" office:value-type="string" office:string-value="new Ciudad{Codigo=&quot;44098&quot;,Nombre=&quot;Distracción&quot;},">
            <text:p>new Ciudad{Codigo="44098",Nombre="Distracción"},</text:p>
          </table:table-cell>
          <table:table-cell table:formula="of:=LEN([.B281])" office:value-type="float" office:value="11">
            <text:p>11</text:p>
          </table:table-cell>
        </table:table-row>
        <table:table-row table:style-name="ro2">
          <table:table-cell table:style-name="ce1" office:value-type="float" office:value="73236">
            <text:p>73236</text:p>
          </table:table-cell>
          <table:table-cell table:style-name="ce2" office:value-type="string">
            <text:p>DOLORES</text:p>
          </table:table-cell>
          <table:table-cell table:style-name="ce1" office:value-type="string">
            <text:p>Tolima</text:p>
          </table:table-cell>
          <table:table-cell table:formula="of:=LOWER([.B282])" office:value-type="string" office:string-value="dolores">
            <text:p>dolores</text:p>
          </table:table-cell>
          <table:table-cell table:formula="of:=PROPER([.D282])" office:value-type="string" office:string-value="Dolores">
            <text:p>Dolores</text:p>
          </table:table-cell>
          <table:table-cell table:formula="of:=LEN([.A282])" office:value-type="float" office:value="5">
            <text:p>5</text:p>
          </table:table-cell>
          <table:table-cell table:formula="of:=IF([.F282]=5;[.A282];CONCATENATE(&quot;0&quot;;[.A282]))" office:value-type="float" office:value="73236">
            <text:p>73236</text:p>
          </table:table-cell>
          <table:table-cell office:value-type="float" office:value="73236">
            <text:p>73236</text:p>
          </table:table-cell>
          <table:table-cell office:value-type="string">
            <text:p>Dolores</text:p>
          </table:table-cell>
          <table:table-cell table:formula="of:=(CONCATENATE(&quot;insert into `Ciudad`(`Nombre`,`Codigo`) values('&quot;;[.I282];&quot;','&quot;;[.H282];&quot;');&quot;))" office:value-type="string" office:string-value="insert into `Ciudad`(`Nombre`,`Codigo`) values('Dolores','73236');">
            <text:p>insert into `Ciudad`(`Nombre`,`Codigo`) values('Dolores','73236');</text:p>
          </table:table-cell>
          <table:table-cell table:formula="of:=CONCATENATE(&quot;new Ciudad{Codigo=&quot;&quot;&quot;;[.H282];&quot;&quot;&quot;,Nombre=&quot;&quot;&quot;;[.I282];&quot;&quot;&quot;},&quot;)" office:value-type="string" office:string-value="new Ciudad{Codigo=&quot;73236&quot;,Nombre=&quot;Dolores&quot;},">
            <text:p>new Ciudad{Codigo="73236",Nombre="Dolores"},</text:p>
          </table:table-cell>
          <table:table-cell table:formula="of:=LEN([.B282])" office:value-type="float" office:value="7">
            <text:p>7</text:p>
          </table:table-cell>
        </table:table-row>
        <table:table-row table:style-name="ro2">
          <table:table-cell table:style-name="ce1" office:value-type="float" office:value="5237">
            <text:p>5237</text:p>
          </table:table-cell>
          <table:table-cell table:style-name="ce2" office:value-type="string">
            <text:p>DON MATÍAS</text:p>
          </table:table-cell>
          <table:table-cell table:style-name="ce1" office:value-type="string">
            <text:p>Antioquia</text:p>
          </table:table-cell>
          <table:table-cell table:formula="of:=LOWER([.B283])" office:value-type="string" office:string-value="don matías">
            <text:p>don matías</text:p>
          </table:table-cell>
          <table:table-cell table:formula="of:=PROPER([.D283])" office:value-type="string" office:string-value="Don Matías">
            <text:p>Don Matías</text:p>
          </table:table-cell>
          <table:table-cell table:formula="of:=LEN([.A283])" office:value-type="float" office:value="4">
            <text:p>4</text:p>
          </table:table-cell>
          <table:table-cell table:formula="of:=IF([.F283]=5;[.A283];CONCATENATE(&quot;0&quot;;[.A283]))" office:value-type="string" office:string-value="05237">
            <text:p>05237</text:p>
          </table:table-cell>
          <table:table-cell office:value-type="string">
            <text:p>05237</text:p>
          </table:table-cell>
          <table:table-cell office:value-type="string">
            <text:p>Don Matías</text:p>
          </table:table-cell>
          <table:table-cell table:formula="of:=(CONCATENATE(&quot;insert into `Ciudad`(`Nombre`,`Codigo`) values('&quot;;[.I283];&quot;','&quot;;[.H283];&quot;');&quot;))" office:value-type="string" office:string-value="insert into `Ciudad`(`Nombre`,`Codigo`) values('Don Matías','05237');">
            <text:p>insert into `Ciudad`(`Nombre`,`Codigo`) values('Don Matías','05237');</text:p>
          </table:table-cell>
          <table:table-cell table:formula="of:=CONCATENATE(&quot;new Ciudad{Codigo=&quot;&quot;&quot;;[.H283];&quot;&quot;&quot;,Nombre=&quot;&quot;&quot;;[.I283];&quot;&quot;&quot;},&quot;)" office:value-type="string" office:string-value="new Ciudad{Codigo=&quot;05237&quot;,Nombre=&quot;Don Matías&quot;},">
            <text:p>new Ciudad{Codigo="05237",Nombre="Don Matías"},</text:p>
          </table:table-cell>
          <table:table-cell table:formula="of:=LEN([.B283])" office:value-type="float" office:value="10">
            <text:p>10</text:p>
          </table:table-cell>
        </table:table-row>
        <table:table-row table:style-name="ro2">
          <table:table-cell table:style-name="ce1" office:value-type="float" office:value="66170">
            <text:p>66170</text:p>
          </table:table-cell>
          <table:table-cell table:style-name="ce2" office:value-type="string">
            <text:p>DOSQUEBRADAS</text:p>
          </table:table-cell>
          <table:table-cell table:style-name="ce1" office:value-type="string">
            <text:p>Risaralda</text:p>
          </table:table-cell>
          <table:table-cell table:formula="of:=LOWER([.B284])" office:value-type="string" office:string-value="dosquebradas">
            <text:p>dosquebradas</text:p>
          </table:table-cell>
          <table:table-cell table:formula="of:=PROPER([.D284])" office:value-type="string" office:string-value="Dosquebradas">
            <text:p>Dosquebradas</text:p>
          </table:table-cell>
          <table:table-cell table:formula="of:=LEN([.A284])" office:value-type="float" office:value="5">
            <text:p>5</text:p>
          </table:table-cell>
          <table:table-cell table:formula="of:=IF([.F284]=5;[.A284];CONCATENATE(&quot;0&quot;;[.A284]))" office:value-type="float" office:value="66170">
            <text:p>66170</text:p>
          </table:table-cell>
          <table:table-cell office:value-type="float" office:value="66170">
            <text:p>66170</text:p>
          </table:table-cell>
          <table:table-cell office:value-type="string">
            <text:p>Dosquebradas</text:p>
          </table:table-cell>
          <table:table-cell table:formula="of:=(CONCATENATE(&quot;insert into `Ciudad`(`Nombre`,`Codigo`) values('&quot;;[.I284];&quot;','&quot;;[.H284];&quot;');&quot;))" office:value-type="string" office:string-value="insert into `Ciudad`(`Nombre`,`Codigo`) values('Dosquebradas','66170');">
            <text:p>insert into `Ciudad`(`Nombre`,`Codigo`) values('Dosquebradas','66170');</text:p>
          </table:table-cell>
          <table:table-cell table:formula="of:=CONCATENATE(&quot;new Ciudad{Codigo=&quot;&quot;&quot;;[.H284];&quot;&quot;&quot;,Nombre=&quot;&quot;&quot;;[.I284];&quot;&quot;&quot;},&quot;)" office:value-type="string" office:string-value="new Ciudad{Codigo=&quot;66170&quot;,Nombre=&quot;Dosquebradas&quot;},">
            <text:p>new Ciudad{Codigo="66170",Nombre="Dosquebradas"},</text:p>
          </table:table-cell>
          <table:table-cell table:formula="of:=LEN([.B284])" office:value-type="float" office:value="12">
            <text:p>12</text:p>
          </table:table-cell>
        </table:table-row>
        <table:table-row table:style-name="ro2">
          <table:table-cell table:style-name="ce1" office:value-type="float" office:value="15238">
            <text:p>15238</text:p>
          </table:table-cell>
          <table:table-cell table:style-name="ce2" office:value-type="string">
            <text:p>DUITAMA</text:p>
          </table:table-cell>
          <table:table-cell table:style-name="ce1" office:value-type="string">
            <text:p>Boyacá</text:p>
          </table:table-cell>
          <table:table-cell table:formula="of:=LOWER([.B285])" office:value-type="string" office:string-value="duitama">
            <text:p>duitama</text:p>
          </table:table-cell>
          <table:table-cell table:formula="of:=PROPER([.D285])" office:value-type="string" office:string-value="Duitama">
            <text:p>Duitama</text:p>
          </table:table-cell>
          <table:table-cell table:formula="of:=LEN([.A285])" office:value-type="float" office:value="5">
            <text:p>5</text:p>
          </table:table-cell>
          <table:table-cell table:formula="of:=IF([.F285]=5;[.A285];CONCATENATE(&quot;0&quot;;[.A285]))" office:value-type="float" office:value="15238">
            <text:p>15238</text:p>
          </table:table-cell>
          <table:table-cell office:value-type="float" office:value="15238">
            <text:p>15238</text:p>
          </table:table-cell>
          <table:table-cell office:value-type="string">
            <text:p>Duitama</text:p>
          </table:table-cell>
          <table:table-cell table:formula="of:=(CONCATENATE(&quot;insert into `Ciudad`(`Nombre`,`Codigo`) values('&quot;;[.I285];&quot;','&quot;;[.H285];&quot;');&quot;))" office:value-type="string" office:string-value="insert into `Ciudad`(`Nombre`,`Codigo`) values('Duitama','15238');">
            <text:p>insert into `Ciudad`(`Nombre`,`Codigo`) values('Duitama','15238');</text:p>
          </table:table-cell>
          <table:table-cell table:formula="of:=CONCATENATE(&quot;new Ciudad{Codigo=&quot;&quot;&quot;;[.H285];&quot;&quot;&quot;,Nombre=&quot;&quot;&quot;;[.I285];&quot;&quot;&quot;},&quot;)" office:value-type="string" office:string-value="new Ciudad{Codigo=&quot;15238&quot;,Nombre=&quot;Duitama&quot;},">
            <text:p>new Ciudad{Codigo="15238",Nombre="Duitama"},</text:p>
          </table:table-cell>
          <table:table-cell table:formula="of:=LEN([.B285])" office:value-type="float" office:value="7">
            <text:p>7</text:p>
          </table:table-cell>
        </table:table-row>
        <table:table-row table:style-name="ro2">
          <table:table-cell table:style-name="ce1" office:value-type="float" office:value="54239">
            <text:p>54239</text:p>
          </table:table-cell>
          <table:table-cell table:style-name="ce2" office:value-type="string">
            <text:p>DURANIA</text:p>
          </table:table-cell>
          <table:table-cell table:style-name="ce1" office:value-type="string">
            <text:p>Norte de Santander</text:p>
          </table:table-cell>
          <table:table-cell table:formula="of:=LOWER([.B286])" office:value-type="string" office:string-value="durania">
            <text:p>durania</text:p>
          </table:table-cell>
          <table:table-cell table:formula="of:=PROPER([.D286])" office:value-type="string" office:string-value="Durania">
            <text:p>Durania</text:p>
          </table:table-cell>
          <table:table-cell table:formula="of:=LEN([.A286])" office:value-type="float" office:value="5">
            <text:p>5</text:p>
          </table:table-cell>
          <table:table-cell table:formula="of:=IF([.F286]=5;[.A286];CONCATENATE(&quot;0&quot;;[.A286]))" office:value-type="float" office:value="54239">
            <text:p>54239</text:p>
          </table:table-cell>
          <table:table-cell office:value-type="float" office:value="54239">
            <text:p>54239</text:p>
          </table:table-cell>
          <table:table-cell office:value-type="string">
            <text:p>Durania</text:p>
          </table:table-cell>
          <table:table-cell table:formula="of:=(CONCATENATE(&quot;insert into `Ciudad`(`Nombre`,`Codigo`) values('&quot;;[.I286];&quot;','&quot;;[.H286];&quot;');&quot;))" office:value-type="string" office:string-value="insert into `Ciudad`(`Nombre`,`Codigo`) values('Durania','54239');">
            <text:p>insert into `Ciudad`(`Nombre`,`Codigo`) values('Durania','54239');</text:p>
          </table:table-cell>
          <table:table-cell table:formula="of:=CONCATENATE(&quot;new Ciudad{Codigo=&quot;&quot;&quot;;[.H286];&quot;&quot;&quot;,Nombre=&quot;&quot;&quot;;[.I286];&quot;&quot;&quot;},&quot;)" office:value-type="string" office:string-value="new Ciudad{Codigo=&quot;54239&quot;,Nombre=&quot;Durania&quot;},">
            <text:p>new Ciudad{Codigo="54239",Nombre="Durania"},</text:p>
          </table:table-cell>
          <table:table-cell table:formula="of:=LEN([.B286])" office:value-type="float" office:value="7">
            <text:p>7</text:p>
          </table:table-cell>
        </table:table-row>
        <table:table-row table:style-name="ro2">
          <table:table-cell table:style-name="ce1" office:value-type="float" office:value="5240">
            <text:p>5240</text:p>
          </table:table-cell>
          <table:table-cell table:style-name="ce2" office:value-type="string">
            <text:p>EBÉJICO</text:p>
          </table:table-cell>
          <table:table-cell table:style-name="ce1" office:value-type="string">
            <text:p>Antioquia</text:p>
          </table:table-cell>
          <table:table-cell table:formula="of:=LOWER([.B287])" office:value-type="string" office:string-value="ebéjico">
            <text:p>ebéjico</text:p>
          </table:table-cell>
          <table:table-cell table:formula="of:=PROPER([.D287])" office:value-type="string" office:string-value="Ebéjico">
            <text:p>Ebéjico</text:p>
          </table:table-cell>
          <table:table-cell table:formula="of:=LEN([.A287])" office:value-type="float" office:value="4">
            <text:p>4</text:p>
          </table:table-cell>
          <table:table-cell table:formula="of:=IF([.F287]=5;[.A287];CONCATENATE(&quot;0&quot;;[.A287]))" office:value-type="string" office:string-value="05240">
            <text:p>05240</text:p>
          </table:table-cell>
          <table:table-cell office:value-type="string">
            <text:p>05240</text:p>
          </table:table-cell>
          <table:table-cell office:value-type="string">
            <text:p>Ebéjico</text:p>
          </table:table-cell>
          <table:table-cell table:formula="of:=(CONCATENATE(&quot;insert into `Ciudad`(`Nombre`,`Codigo`) values('&quot;;[.I287];&quot;','&quot;;[.H287];&quot;');&quot;))" office:value-type="string" office:string-value="insert into `Ciudad`(`Nombre`,`Codigo`) values('Ebéjico','05240');">
            <text:p>insert into `Ciudad`(`Nombre`,`Codigo`) values('Ebéjico','05240');</text:p>
          </table:table-cell>
          <table:table-cell table:formula="of:=CONCATENATE(&quot;new Ciudad{Codigo=&quot;&quot;&quot;;[.H287];&quot;&quot;&quot;,Nombre=&quot;&quot;&quot;;[.I287];&quot;&quot;&quot;},&quot;)" office:value-type="string" office:string-value="new Ciudad{Codigo=&quot;05240&quot;,Nombre=&quot;Ebéjico&quot;},">
            <text:p>new Ciudad{Codigo="05240",Nombre="Ebéjico"},</text:p>
          </table:table-cell>
          <table:table-cell table:formula="of:=LEN([.B287])" office:value-type="float" office:value="7">
            <text:p>7</text:p>
          </table:table-cell>
        </table:table-row>
        <table:table-row table:style-name="ro2">
          <table:table-cell table:style-name="ce1" office:value-type="float" office:value="76243">
            <text:p>76243</text:p>
          </table:table-cell>
          <table:table-cell table:style-name="ce2" office:value-type="string">
            <text:p>EL ÁGUILA</text:p>
          </table:table-cell>
          <table:table-cell table:style-name="ce1" office:value-type="string">
            <text:p>Valle del Cauca</text:p>
          </table:table-cell>
          <table:table-cell table:formula="of:=LOWER([.B288])" office:value-type="string" office:string-value="el águila">
            <text:p>el águila</text:p>
          </table:table-cell>
          <table:table-cell table:formula="of:=PROPER([.D288])" office:value-type="string" office:string-value="El Águila">
            <text:p>El Águila</text:p>
          </table:table-cell>
          <table:table-cell table:formula="of:=LEN([.A288])" office:value-type="float" office:value="5">
            <text:p>5</text:p>
          </table:table-cell>
          <table:table-cell table:formula="of:=IF([.F288]=5;[.A288];CONCATENATE(&quot;0&quot;;[.A288]))" office:value-type="float" office:value="76243">
            <text:p>76243</text:p>
          </table:table-cell>
          <table:table-cell office:value-type="float" office:value="76243">
            <text:p>76243</text:p>
          </table:table-cell>
          <table:table-cell office:value-type="string">
            <text:p>El Águila</text:p>
          </table:table-cell>
          <table:table-cell table:formula="of:=(CONCATENATE(&quot;insert into `Ciudad`(`Nombre`,`Codigo`) values('&quot;;[.I288];&quot;','&quot;;[.H288];&quot;');&quot;))" office:value-type="string" office:string-value="insert into `Ciudad`(`Nombre`,`Codigo`) values('El Águila','76243');">
            <text:p>insert into `Ciudad`(`Nombre`,`Codigo`) values('El Águila','76243');</text:p>
          </table:table-cell>
          <table:table-cell table:formula="of:=CONCATENATE(&quot;new Ciudad{Codigo=&quot;&quot;&quot;;[.H288];&quot;&quot;&quot;,Nombre=&quot;&quot;&quot;;[.I288];&quot;&quot;&quot;},&quot;)" office:value-type="string" office:string-value="new Ciudad{Codigo=&quot;76243&quot;,Nombre=&quot;El Águila&quot;},">
            <text:p>new Ciudad{Codigo="76243",Nombre="El Águila"},</text:p>
          </table:table-cell>
          <table:table-cell table:formula="of:=LEN([.B288])" office:value-type="float" office:value="9">
            <text:p>9</text:p>
          </table:table-cell>
        </table:table-row>
        <table:table-row table:style-name="ro2">
          <table:table-cell table:style-name="ce1" office:value-type="float" office:value="5250">
            <text:p>5250</text:p>
          </table:table-cell>
          <table:table-cell table:style-name="ce2" office:value-type="string">
            <text:p>EL BAGRE</text:p>
          </table:table-cell>
          <table:table-cell table:style-name="ce1" office:value-type="string">
            <text:p>Antioquia</text:p>
          </table:table-cell>
          <table:table-cell table:formula="of:=LOWER([.B289])" office:value-type="string" office:string-value="el bagre">
            <text:p>el bagre</text:p>
          </table:table-cell>
          <table:table-cell table:formula="of:=PROPER([.D289])" office:value-type="string" office:string-value="El Bagre">
            <text:p>El Bagre</text:p>
          </table:table-cell>
          <table:table-cell table:formula="of:=LEN([.A289])" office:value-type="float" office:value="4">
            <text:p>4</text:p>
          </table:table-cell>
          <table:table-cell table:formula="of:=IF([.F289]=5;[.A289];CONCATENATE(&quot;0&quot;;[.A289]))" office:value-type="string" office:string-value="05250">
            <text:p>05250</text:p>
          </table:table-cell>
          <table:table-cell office:value-type="string">
            <text:p>05250</text:p>
          </table:table-cell>
          <table:table-cell office:value-type="string">
            <text:p>El Bagre</text:p>
          </table:table-cell>
          <table:table-cell table:formula="of:=(CONCATENATE(&quot;insert into `Ciudad`(`Nombre`,`Codigo`) values('&quot;;[.I289];&quot;','&quot;;[.H289];&quot;');&quot;))" office:value-type="string" office:string-value="insert into `Ciudad`(`Nombre`,`Codigo`) values('El Bagre','05250');">
            <text:p>insert into `Ciudad`(`Nombre`,`Codigo`) values('El Bagre','05250');</text:p>
          </table:table-cell>
          <table:table-cell table:formula="of:=CONCATENATE(&quot;new Ciudad{Codigo=&quot;&quot;&quot;;[.H289];&quot;&quot;&quot;,Nombre=&quot;&quot;&quot;;[.I289];&quot;&quot;&quot;},&quot;)" office:value-type="string" office:string-value="new Ciudad{Codigo=&quot;05250&quot;,Nombre=&quot;El Bagre&quot;},">
            <text:p>new Ciudad{Codigo="05250",Nombre="El Bagre"},</text:p>
          </table:table-cell>
          <table:table-cell table:formula="of:=LEN([.B289])" office:value-type="float" office:value="8">
            <text:p>8</text:p>
          </table:table-cell>
        </table:table-row>
        <table:table-row table:style-name="ro2">
          <table:table-cell table:style-name="ce1" office:value-type="float" office:value="47245">
            <text:p>47245</text:p>
          </table:table-cell>
          <table:table-cell table:style-name="ce2" office:value-type="string">
            <text:p>EL BANCO</text:p>
          </table:table-cell>
          <table:table-cell table:style-name="ce1" office:value-type="string">
            <text:p>Magdalena</text:p>
          </table:table-cell>
          <table:table-cell table:formula="of:=LOWER([.B290])" office:value-type="string" office:string-value="el banco">
            <text:p>el banco</text:p>
          </table:table-cell>
          <table:table-cell table:formula="of:=PROPER([.D290])" office:value-type="string" office:string-value="El Banco">
            <text:p>El Banco</text:p>
          </table:table-cell>
          <table:table-cell table:formula="of:=LEN([.A290])" office:value-type="float" office:value="5">
            <text:p>5</text:p>
          </table:table-cell>
          <table:table-cell table:formula="of:=IF([.F290]=5;[.A290];CONCATENATE(&quot;0&quot;;[.A290]))" office:value-type="float" office:value="47245">
            <text:p>47245</text:p>
          </table:table-cell>
          <table:table-cell office:value-type="float" office:value="47245">
            <text:p>47245</text:p>
          </table:table-cell>
          <table:table-cell office:value-type="string">
            <text:p>El Banco</text:p>
          </table:table-cell>
          <table:table-cell table:formula="of:=(CONCATENATE(&quot;insert into `Ciudad`(`Nombre`,`Codigo`) values('&quot;;[.I290];&quot;','&quot;;[.H290];&quot;');&quot;))" office:value-type="string" office:string-value="insert into `Ciudad`(`Nombre`,`Codigo`) values('El Banco','47245');">
            <text:p>insert into `Ciudad`(`Nombre`,`Codigo`) values('El Banco','47245');</text:p>
          </table:table-cell>
          <table:table-cell table:formula="of:=CONCATENATE(&quot;new Ciudad{Codigo=&quot;&quot;&quot;;[.H290];&quot;&quot;&quot;,Nombre=&quot;&quot;&quot;;[.I290];&quot;&quot;&quot;},&quot;)" office:value-type="string" office:string-value="new Ciudad{Codigo=&quot;47245&quot;,Nombre=&quot;El Banco&quot;},">
            <text:p>new Ciudad{Codigo="47245",Nombre="El Banco"},</text:p>
          </table:table-cell>
          <table:table-cell table:formula="of:=LEN([.B290])" office:value-type="float" office:value="8">
            <text:p>8</text:p>
          </table:table-cell>
        </table:table-row>
        <table:table-row table:style-name="ro2">
          <table:table-cell table:style-name="ce1" office:value-type="float" office:value="76246">
            <text:p>76246</text:p>
          </table:table-cell>
          <table:table-cell table:style-name="ce2" office:value-type="string">
            <text:p>EL CAIRO</text:p>
          </table:table-cell>
          <table:table-cell table:style-name="ce1" office:value-type="string">
            <text:p>Valle del Cauca</text:p>
          </table:table-cell>
          <table:table-cell table:formula="of:=LOWER([.B291])" office:value-type="string" office:string-value="el cairo">
            <text:p>el cairo</text:p>
          </table:table-cell>
          <table:table-cell table:formula="of:=PROPER([.D291])" office:value-type="string" office:string-value="El Cairo">
            <text:p>El Cairo</text:p>
          </table:table-cell>
          <table:table-cell table:formula="of:=LEN([.A291])" office:value-type="float" office:value="5">
            <text:p>5</text:p>
          </table:table-cell>
          <table:table-cell table:formula="of:=IF([.F291]=5;[.A291];CONCATENATE(&quot;0&quot;;[.A291]))" office:value-type="float" office:value="76246">
            <text:p>76246</text:p>
          </table:table-cell>
          <table:table-cell office:value-type="float" office:value="76246">
            <text:p>76246</text:p>
          </table:table-cell>
          <table:table-cell office:value-type="string">
            <text:p>El Cairo</text:p>
          </table:table-cell>
          <table:table-cell table:formula="of:=(CONCATENATE(&quot;insert into `Ciudad`(`Nombre`,`Codigo`) values('&quot;;[.I291];&quot;','&quot;;[.H291];&quot;');&quot;))" office:value-type="string" office:string-value="insert into `Ciudad`(`Nombre`,`Codigo`) values('El Cairo','76246');">
            <text:p>insert into `Ciudad`(`Nombre`,`Codigo`) values('El Cairo','76246');</text:p>
          </table:table-cell>
          <table:table-cell table:formula="of:=CONCATENATE(&quot;new Ciudad{Codigo=&quot;&quot;&quot;;[.H291];&quot;&quot;&quot;,Nombre=&quot;&quot;&quot;;[.I291];&quot;&quot;&quot;},&quot;)" office:value-type="string" office:string-value="new Ciudad{Codigo=&quot;76246&quot;,Nombre=&quot;El Cairo&quot;},">
            <text:p>new Ciudad{Codigo="76246",Nombre="El Cairo"},</text:p>
          </table:table-cell>
          <table:table-cell table:formula="of:=LEN([.B291])" office:value-type="float" office:value="8">
            <text:p>8</text:p>
          </table:table-cell>
        </table:table-row>
        <table:table-row table:style-name="ro2">
          <table:table-cell table:style-name="ce1" office:value-type="float" office:value="50245">
            <text:p>50245</text:p>
          </table:table-cell>
          <table:table-cell table:style-name="ce2" office:value-type="string">
            <text:p>EL CALVARIO</text:p>
          </table:table-cell>
          <table:table-cell table:style-name="ce1" office:value-type="string">
            <text:p>Meta</text:p>
          </table:table-cell>
          <table:table-cell table:formula="of:=LOWER([.B292])" office:value-type="string" office:string-value="el calvario">
            <text:p>el calvario</text:p>
          </table:table-cell>
          <table:table-cell table:formula="of:=PROPER([.D292])" office:value-type="string" office:string-value="El Calvario">
            <text:p>El Calvario</text:p>
          </table:table-cell>
          <table:table-cell table:formula="of:=LEN([.A292])" office:value-type="float" office:value="5">
            <text:p>5</text:p>
          </table:table-cell>
          <table:table-cell table:formula="of:=IF([.F292]=5;[.A292];CONCATENATE(&quot;0&quot;;[.A292]))" office:value-type="float" office:value="50245">
            <text:p>50245</text:p>
          </table:table-cell>
          <table:table-cell office:value-type="float" office:value="50245">
            <text:p>50245</text:p>
          </table:table-cell>
          <table:table-cell office:value-type="string">
            <text:p>El Calvario</text:p>
          </table:table-cell>
          <table:table-cell table:formula="of:=(CONCATENATE(&quot;insert into `Ciudad`(`Nombre`,`Codigo`) values('&quot;;[.I292];&quot;','&quot;;[.H292];&quot;');&quot;))" office:value-type="string" office:string-value="insert into `Ciudad`(`Nombre`,`Codigo`) values('El Calvario','50245');">
            <text:p>insert into `Ciudad`(`Nombre`,`Codigo`) values('El Calvario','50245');</text:p>
          </table:table-cell>
          <table:table-cell table:formula="of:=CONCATENATE(&quot;new Ciudad{Codigo=&quot;&quot;&quot;;[.H292];&quot;&quot;&quot;,Nombre=&quot;&quot;&quot;;[.I292];&quot;&quot;&quot;},&quot;)" office:value-type="string" office:string-value="new Ciudad{Codigo=&quot;50245&quot;,Nombre=&quot;El Calvario&quot;},">
            <text:p>new Ciudad{Codigo="50245",Nombre="El Calvario"},</text:p>
          </table:table-cell>
          <table:table-cell table:formula="of:=LEN([.B292])" office:value-type="float" office:value="11">
            <text:p>11</text:p>
          </table:table-cell>
        </table:table-row>
        <table:table-row table:style-name="ro2">
          <table:table-cell table:style-name="ce1" office:value-type="float" office:value="27135">
            <text:p>27135</text:p>
          </table:table-cell>
          <table:table-cell table:style-name="ce2" office:value-type="string">
            <text:p>EL CANTÓN DEL SAN PABLO</text:p>
          </table:table-cell>
          <table:table-cell table:style-name="ce1" office:value-type="string">
            <text:p>Chocó</text:p>
          </table:table-cell>
          <table:table-cell table:formula="of:=LOWER([.B293])" office:value-type="string" office:string-value="el cantón del san pablo">
            <text:p>el cantón del san pablo</text:p>
          </table:table-cell>
          <table:table-cell table:formula="of:=PROPER([.D293])" office:value-type="string" office:string-value="El Cantón Del San Pablo">
            <text:p>El Cantón Del San Pablo</text:p>
          </table:table-cell>
          <table:table-cell table:formula="of:=LEN([.A293])" office:value-type="float" office:value="5">
            <text:p>5</text:p>
          </table:table-cell>
          <table:table-cell table:formula="of:=IF([.F293]=5;[.A293];CONCATENATE(&quot;0&quot;;[.A293]))" office:value-type="float" office:value="27135">
            <text:p>27135</text:p>
          </table:table-cell>
          <table:table-cell office:value-type="float" office:value="27135">
            <text:p>27135</text:p>
          </table:table-cell>
          <table:table-cell office:value-type="string">
            <text:p>El Cantón del San Pablo</text:p>
          </table:table-cell>
          <table:table-cell table:formula="of:=(CONCATENATE(&quot;insert into `Ciudad`(`Nombre`,`Codigo`) values('&quot;;[.I293];&quot;','&quot;;[.H293];&quot;');&quot;))" office:value-type="string" office:string-value="insert into `Ciudad`(`Nombre`,`Codigo`) values('El Cantón del San Pablo','27135');">
            <text:p>insert into `Ciudad`(`Nombre`,`Codigo`) values('El Cantón del San Pablo','27135');</text:p>
          </table:table-cell>
          <table:table-cell table:formula="of:=CONCATENATE(&quot;new Ciudad{Codigo=&quot;&quot;&quot;;[.H293];&quot;&quot;&quot;,Nombre=&quot;&quot;&quot;;[.I293];&quot;&quot;&quot;},&quot;)" office:value-type="string" office:string-value="new Ciudad{Codigo=&quot;27135&quot;,Nombre=&quot;El Cantón del San Pablo&quot;},">
            <text:p>new Ciudad{Codigo="27135",Nombre="El Cantón del San Pablo"},</text:p>
          </table:table-cell>
          <table:table-cell table:formula="of:=LEN([.B293])" office:value-type="float" office:value="23">
            <text:p>23</text:p>
          </table:table-cell>
        </table:table-row>
        <table:table-row table:style-name="ro2">
          <table:table-cell table:style-name="ce1" office:value-type="float" office:value="54245">
            <text:p>54245</text:p>
          </table:table-cell>
          <table:table-cell table:style-name="ce2" office:value-type="string">
            <text:p>EL CARMEN</text:p>
          </table:table-cell>
          <table:table-cell table:style-name="ce1" office:value-type="string">
            <text:p>Norte de Santander</text:p>
          </table:table-cell>
          <table:table-cell table:formula="of:=LOWER([.B294])" office:value-type="string" office:string-value="el carmen">
            <text:p>el carmen</text:p>
          </table:table-cell>
          <table:table-cell table:formula="of:=PROPER([.D294])" office:value-type="string" office:string-value="El Carmen">
            <text:p>El Carmen</text:p>
          </table:table-cell>
          <table:table-cell table:formula="of:=LEN([.A294])" office:value-type="float" office:value="5">
            <text:p>5</text:p>
          </table:table-cell>
          <table:table-cell table:formula="of:=IF([.F294]=5;[.A294];CONCATENATE(&quot;0&quot;;[.A294]))" office:value-type="float" office:value="54245">
            <text:p>54245</text:p>
          </table:table-cell>
          <table:table-cell office:value-type="float" office:value="54245">
            <text:p>54245</text:p>
          </table:table-cell>
          <table:table-cell office:value-type="string">
            <text:p>El Carmen</text:p>
          </table:table-cell>
          <table:table-cell table:formula="of:=(CONCATENATE(&quot;insert into `Ciudad`(`Nombre`,`Codigo`) values('&quot;;[.I294];&quot;','&quot;;[.H294];&quot;');&quot;))" office:value-type="string" office:string-value="insert into `Ciudad`(`Nombre`,`Codigo`) values('El Carmen','54245');">
            <text:p>insert into `Ciudad`(`Nombre`,`Codigo`) values('El Carmen','54245');</text:p>
          </table:table-cell>
          <table:table-cell table:formula="of:=CONCATENATE(&quot;new Ciudad{Codigo=&quot;&quot;&quot;;[.H294];&quot;&quot;&quot;,Nombre=&quot;&quot;&quot;;[.I294];&quot;&quot;&quot;},&quot;)" office:value-type="string" office:string-value="new Ciudad{Codigo=&quot;54245&quot;,Nombre=&quot;El Carmen&quot;},">
            <text:p>new Ciudad{Codigo="54245",Nombre="El Carmen"},</text:p>
          </table:table-cell>
          <table:table-cell table:formula="of:=LEN([.B294])" office:value-type="float" office:value="9">
            <text:p>9</text:p>
          </table:table-cell>
        </table:table-row>
        <table:table-row table:style-name="ro2">
          <table:table-cell table:style-name="ce1" office:value-type="float" office:value="27245">
            <text:p>27245</text:p>
          </table:table-cell>
          <table:table-cell table:style-name="ce2" office:value-type="string">
            <text:p>EL CARMEN DE ATRATO</text:p>
          </table:table-cell>
          <table:table-cell table:style-name="ce1" office:value-type="string">
            <text:p>Chocó</text:p>
          </table:table-cell>
          <table:table-cell table:formula="of:=LOWER([.B295])" office:value-type="string" office:string-value="el carmen de atrato">
            <text:p>el carmen de atrato</text:p>
          </table:table-cell>
          <table:table-cell table:formula="of:=PROPER([.D295])" office:value-type="string" office:string-value="El Carmen De Atrato">
            <text:p>El Carmen De Atrato</text:p>
          </table:table-cell>
          <table:table-cell table:formula="of:=LEN([.A295])" office:value-type="float" office:value="5">
            <text:p>5</text:p>
          </table:table-cell>
          <table:table-cell table:formula="of:=IF([.F295]=5;[.A295];CONCATENATE(&quot;0&quot;;[.A295]))" office:value-type="float" office:value="27245">
            <text:p>27245</text:p>
          </table:table-cell>
          <table:table-cell office:value-type="float" office:value="27245">
            <text:p>27245</text:p>
          </table:table-cell>
          <table:table-cell office:value-type="string">
            <text:p>El Carmen de Atrato</text:p>
          </table:table-cell>
          <table:table-cell table:formula="of:=(CONCATENATE(&quot;insert into `Ciudad`(`Nombre`,`Codigo`) values('&quot;;[.I295];&quot;','&quot;;[.H295];&quot;');&quot;))" office:value-type="string" office:string-value="insert into `Ciudad`(`Nombre`,`Codigo`) values('El Carmen de Atrato','27245');">
            <text:p>insert into `Ciudad`(`Nombre`,`Codigo`) values('El Carmen de Atrato','27245');</text:p>
          </table:table-cell>
          <table:table-cell table:formula="of:=CONCATENATE(&quot;new Ciudad{Codigo=&quot;&quot;&quot;;[.H295];&quot;&quot;&quot;,Nombre=&quot;&quot;&quot;;[.I295];&quot;&quot;&quot;},&quot;)" office:value-type="string" office:string-value="new Ciudad{Codigo=&quot;27245&quot;,Nombre=&quot;El Carmen de Atrato&quot;},">
            <text:p>new Ciudad{Codigo="27245",Nombre="El Carmen de Atrato"},</text:p>
          </table:table-cell>
          <table:table-cell table:formula="of:=LEN([.B295])" office:value-type="float" office:value="19">
            <text:p>19</text:p>
          </table:table-cell>
        </table:table-row>
        <table:table-row table:style-name="ro2">
          <table:table-cell table:style-name="ce1" office:value-type="float" office:value="13244">
            <text:p>13244</text:p>
          </table:table-cell>
          <table:table-cell table:style-name="ce2" office:value-type="string">
            <text:p>EL CARMEN DE BOLÍVAR</text:p>
          </table:table-cell>
          <table:table-cell table:style-name="ce1" office:value-type="string">
            <text:p>Bolívar</text:p>
          </table:table-cell>
          <table:table-cell table:formula="of:=LOWER([.B296])" office:value-type="string" office:string-value="el carmen de bolívar">
            <text:p>el carmen de bolívar</text:p>
          </table:table-cell>
          <table:table-cell table:formula="of:=PROPER([.D296])" office:value-type="string" office:string-value="El Carmen De Bolívar">
            <text:p>El Carmen De Bolívar</text:p>
          </table:table-cell>
          <table:table-cell table:formula="of:=LEN([.A296])" office:value-type="float" office:value="5">
            <text:p>5</text:p>
          </table:table-cell>
          <table:table-cell table:formula="of:=IF([.F296]=5;[.A296];CONCATENATE(&quot;0&quot;;[.A296]))" office:value-type="float" office:value="13244">
            <text:p>13244</text:p>
          </table:table-cell>
          <table:table-cell office:value-type="float" office:value="13244">
            <text:p>13244</text:p>
          </table:table-cell>
          <table:table-cell office:value-type="string">
            <text:p>El Carmen de Bolívar</text:p>
          </table:table-cell>
          <table:table-cell table:formula="of:=(CONCATENATE(&quot;insert into `Ciudad`(`Nombre`,`Codigo`) values('&quot;;[.I296];&quot;','&quot;;[.H296];&quot;');&quot;))" office:value-type="string" office:string-value="insert into `Ciudad`(`Nombre`,`Codigo`) values('El Carmen de Bolívar','13244');">
            <text:p>insert into `Ciudad`(`Nombre`,`Codigo`) values('El Carmen de Bolívar','13244');</text:p>
          </table:table-cell>
          <table:table-cell table:formula="of:=CONCATENATE(&quot;new Ciudad{Codigo=&quot;&quot;&quot;;[.H296];&quot;&quot;&quot;,Nombre=&quot;&quot;&quot;;[.I296];&quot;&quot;&quot;},&quot;)" office:value-type="string" office:string-value="new Ciudad{Codigo=&quot;13244&quot;,Nombre=&quot;El Carmen de Bolívar&quot;},">
            <text:p>new Ciudad{Codigo="13244",Nombre="El Carmen de Bolívar"},</text:p>
          </table:table-cell>
          <table:table-cell table:formula="of:=LEN([.B296])" office:value-type="float" office:value="20">
            <text:p>20</text:p>
          </table:table-cell>
        </table:table-row>
        <table:table-row table:style-name="ro2">
          <table:table-cell table:style-name="ce1" office:value-type="float" office:value="68235">
            <text:p>68235</text:p>
          </table:table-cell>
          <table:table-cell table:style-name="ce2" office:value-type="string">
            <text:p>EL CARMEN DE CHUCURÍ</text:p>
          </table:table-cell>
          <table:table-cell table:style-name="ce1" office:value-type="string">
            <text:p>Santander</text:p>
          </table:table-cell>
          <table:table-cell table:formula="of:=LOWER([.B297])" office:value-type="string" office:string-value="el carmen de chucurí">
            <text:p>el carmen de chucurí</text:p>
          </table:table-cell>
          <table:table-cell table:formula="of:=PROPER([.D297])" office:value-type="string" office:string-value="El Carmen De Chucurí">
            <text:p>El Carmen De Chucurí</text:p>
          </table:table-cell>
          <table:table-cell table:formula="of:=LEN([.A297])" office:value-type="float" office:value="5">
            <text:p>5</text:p>
          </table:table-cell>
          <table:table-cell table:formula="of:=IF([.F297]=5;[.A297];CONCATENATE(&quot;0&quot;;[.A297]))" office:value-type="float" office:value="68235">
            <text:p>68235</text:p>
          </table:table-cell>
          <table:table-cell office:value-type="float" office:value="68235">
            <text:p>68235</text:p>
          </table:table-cell>
          <table:table-cell office:value-type="string">
            <text:p>El Carmen de Chucurí</text:p>
          </table:table-cell>
          <table:table-cell table:formula="of:=(CONCATENATE(&quot;insert into `Ciudad`(`Nombre`,`Codigo`) values('&quot;;[.I297];&quot;','&quot;;[.H297];&quot;');&quot;))" office:value-type="string" office:string-value="insert into `Ciudad`(`Nombre`,`Codigo`) values('El Carmen de Chucurí','68235');">
            <text:p>insert into `Ciudad`(`Nombre`,`Codigo`) values('El Carmen de Chucurí','68235');</text:p>
          </table:table-cell>
          <table:table-cell table:formula="of:=CONCATENATE(&quot;new Ciudad{Codigo=&quot;&quot;&quot;;[.H297];&quot;&quot;&quot;,Nombre=&quot;&quot;&quot;;[.I297];&quot;&quot;&quot;},&quot;)" office:value-type="string" office:string-value="new Ciudad{Codigo=&quot;68235&quot;,Nombre=&quot;El Carmen de Chucurí&quot;},">
            <text:p>new Ciudad{Codigo="68235",Nombre="El Carmen de Chucurí"},</text:p>
          </table:table-cell>
          <table:table-cell table:formula="of:=LEN([.B297])" office:value-type="float" office:value="20">
            <text:p>20</text:p>
          </table:table-cell>
        </table:table-row>
        <table:table-row table:style-name="ro2">
          <table:table-cell table:style-name="ce1" office:value-type="float" office:value="5148">
            <text:p>5148</text:p>
          </table:table-cell>
          <table:table-cell table:style-name="ce2" office:value-type="string">
            <text:p>EL CARMEN DE VIBORAL</text:p>
          </table:table-cell>
          <table:table-cell table:style-name="ce1" office:value-type="string">
            <text:p>Antioquia</text:p>
          </table:table-cell>
          <table:table-cell table:formula="of:=LOWER([.B298])" office:value-type="string" office:string-value="el carmen de viboral">
            <text:p>el carmen de viboral</text:p>
          </table:table-cell>
          <table:table-cell table:formula="of:=PROPER([.D298])" office:value-type="string" office:string-value="El Carmen De Viboral">
            <text:p>El Carmen De Viboral</text:p>
          </table:table-cell>
          <table:table-cell table:formula="of:=LEN([.A298])" office:value-type="float" office:value="4">
            <text:p>4</text:p>
          </table:table-cell>
          <table:table-cell table:formula="of:=IF([.F298]=5;[.A298];CONCATENATE(&quot;0&quot;;[.A298]))" office:value-type="string" office:string-value="05148">
            <text:p>05148</text:p>
          </table:table-cell>
          <table:table-cell office:value-type="string">
            <text:p>05148</text:p>
          </table:table-cell>
          <table:table-cell office:value-type="string">
            <text:p>El Carmen de Viboral</text:p>
          </table:table-cell>
          <table:table-cell table:formula="of:=(CONCATENATE(&quot;insert into `Ciudad`(`Nombre`,`Codigo`) values('&quot;;[.I298];&quot;','&quot;;[.H298];&quot;');&quot;))" office:value-type="string" office:string-value="insert into `Ciudad`(`Nombre`,`Codigo`) values('El Carmen de Viboral','05148');">
            <text:p>insert into `Ciudad`(`Nombre`,`Codigo`) values('El Carmen de Viboral','05148');</text:p>
          </table:table-cell>
          <table:table-cell table:formula="of:=CONCATENATE(&quot;new Ciudad{Codigo=&quot;&quot;&quot;;[.H298];&quot;&quot;&quot;,Nombre=&quot;&quot;&quot;;[.I298];&quot;&quot;&quot;},&quot;)" office:value-type="string" office:string-value="new Ciudad{Codigo=&quot;05148&quot;,Nombre=&quot;El Carmen de Viboral&quot;},">
            <text:p>new Ciudad{Codigo="05148",Nombre="El Carmen de Viboral"},</text:p>
          </table:table-cell>
          <table:table-cell table:formula="of:=LEN([.B298])" office:value-type="float" office:value="20">
            <text:p>20</text:p>
          </table:table-cell>
        </table:table-row>
        <table:table-row table:style-name="ro2">
          <table:table-cell table:style-name="ce1" office:value-type="float" office:value="50251">
            <text:p>50251</text:p>
          </table:table-cell>
          <table:table-cell table:style-name="ce2" office:value-type="string">
            <text:p>EL CASTILLO</text:p>
          </table:table-cell>
          <table:table-cell table:style-name="ce1" office:value-type="string">
            <text:p>Meta</text:p>
          </table:table-cell>
          <table:table-cell table:formula="of:=LOWER([.B299])" office:value-type="string" office:string-value="el castillo">
            <text:p>el castillo</text:p>
          </table:table-cell>
          <table:table-cell table:formula="of:=PROPER([.D299])" office:value-type="string" office:string-value="El Castillo">
            <text:p>El Castillo</text:p>
          </table:table-cell>
          <table:table-cell table:formula="of:=LEN([.A299])" office:value-type="float" office:value="5">
            <text:p>5</text:p>
          </table:table-cell>
          <table:table-cell table:formula="of:=IF([.F299]=5;[.A299];CONCATENATE(&quot;0&quot;;[.A299]))" office:value-type="float" office:value="50251">
            <text:p>50251</text:p>
          </table:table-cell>
          <table:table-cell office:value-type="float" office:value="50251">
            <text:p>50251</text:p>
          </table:table-cell>
          <table:table-cell office:value-type="string">
            <text:p>El Castillo</text:p>
          </table:table-cell>
          <table:table-cell table:formula="of:=(CONCATENATE(&quot;insert into `Ciudad`(`Nombre`,`Codigo`) values('&quot;;[.I299];&quot;','&quot;;[.H299];&quot;');&quot;))" office:value-type="string" office:string-value="insert into `Ciudad`(`Nombre`,`Codigo`) values('El Castillo','50251');">
            <text:p>insert into `Ciudad`(`Nombre`,`Codigo`) values('El Castillo','50251');</text:p>
          </table:table-cell>
          <table:table-cell table:formula="of:=CONCATENATE(&quot;new Ciudad{Codigo=&quot;&quot;&quot;;[.H299];&quot;&quot;&quot;,Nombre=&quot;&quot;&quot;;[.I299];&quot;&quot;&quot;},&quot;)" office:value-type="string" office:string-value="new Ciudad{Codigo=&quot;50251&quot;,Nombre=&quot;El Castillo&quot;},">
            <text:p>new Ciudad{Codigo="50251",Nombre="El Castillo"},</text:p>
          </table:table-cell>
          <table:table-cell table:formula="of:=LEN([.B299])" office:value-type="float" office:value="11">
            <text:p>11</text:p>
          </table:table-cell>
        </table:table-row>
        <table:table-row table:style-name="ro2">
          <table:table-cell table:style-name="ce1" office:value-type="float" office:value="76248">
            <text:p>76248</text:p>
          </table:table-cell>
          <table:table-cell table:style-name="ce2" office:value-type="string">
            <text:p>EL CERRITO</text:p>
          </table:table-cell>
          <table:table-cell table:style-name="ce1" office:value-type="string">
            <text:p>Valle del Cauca</text:p>
          </table:table-cell>
          <table:table-cell table:formula="of:=LOWER([.B300])" office:value-type="string" office:string-value="el cerrito">
            <text:p>el cerrito</text:p>
          </table:table-cell>
          <table:table-cell table:formula="of:=PROPER([.D300])" office:value-type="string" office:string-value="El Cerrito">
            <text:p>El Cerrito</text:p>
          </table:table-cell>
          <table:table-cell table:formula="of:=LEN([.A300])" office:value-type="float" office:value="5">
            <text:p>5</text:p>
          </table:table-cell>
          <table:table-cell table:formula="of:=IF([.F300]=5;[.A300];CONCATENATE(&quot;0&quot;;[.A300]))" office:value-type="float" office:value="76248">
            <text:p>76248</text:p>
          </table:table-cell>
          <table:table-cell office:value-type="float" office:value="76248">
            <text:p>76248</text:p>
          </table:table-cell>
          <table:table-cell office:value-type="string">
            <text:p>El Cerrito</text:p>
          </table:table-cell>
          <table:table-cell table:formula="of:=(CONCATENATE(&quot;insert into `Ciudad`(`Nombre`,`Codigo`) values('&quot;;[.I300];&quot;','&quot;;[.H300];&quot;');&quot;))" office:value-type="string" office:string-value="insert into `Ciudad`(`Nombre`,`Codigo`) values('El Cerrito','76248');">
            <text:p>insert into `Ciudad`(`Nombre`,`Codigo`) values('El Cerrito','76248');</text:p>
          </table:table-cell>
          <table:table-cell table:formula="of:=CONCATENATE(&quot;new Ciudad{Codigo=&quot;&quot;&quot;;[.H300];&quot;&quot;&quot;,Nombre=&quot;&quot;&quot;;[.I300];&quot;&quot;&quot;},&quot;)" office:value-type="string" office:string-value="new Ciudad{Codigo=&quot;76248&quot;,Nombre=&quot;El Cerrito&quot;},">
            <text:p>new Ciudad{Codigo="76248",Nombre="El Cerrito"},</text:p>
          </table:table-cell>
          <table:table-cell table:formula="of:=LEN([.B300])" office:value-type="float" office:value="10">
            <text:p>10</text:p>
          </table:table-cell>
        </table:table-row>
        <table:table-row table:style-name="ro2">
          <table:table-cell table:style-name="ce1" office:value-type="float" office:value="52250">
            <text:p>52250</text:p>
          </table:table-cell>
          <table:table-cell table:style-name="ce2" office:value-type="string">
            <text:p>EL CHARCO</text:p>
          </table:table-cell>
          <table:table-cell table:style-name="ce1" office:value-type="string">
            <text:p>Nariño</text:p>
          </table:table-cell>
          <table:table-cell table:formula="of:=LOWER([.B301])" office:value-type="string" office:string-value="el charco">
            <text:p>el charco</text:p>
          </table:table-cell>
          <table:table-cell table:formula="of:=PROPER([.D301])" office:value-type="string" office:string-value="El Charco">
            <text:p>El Charco</text:p>
          </table:table-cell>
          <table:table-cell table:formula="of:=LEN([.A301])" office:value-type="float" office:value="5">
            <text:p>5</text:p>
          </table:table-cell>
          <table:table-cell table:formula="of:=IF([.F301]=5;[.A301];CONCATENATE(&quot;0&quot;;[.A301]))" office:value-type="float" office:value="52250">
            <text:p>52250</text:p>
          </table:table-cell>
          <table:table-cell office:value-type="float" office:value="52250">
            <text:p>52250</text:p>
          </table:table-cell>
          <table:table-cell office:value-type="string">
            <text:p>El Charco</text:p>
          </table:table-cell>
          <table:table-cell table:formula="of:=(CONCATENATE(&quot;insert into `Ciudad`(`Nombre`,`Codigo`) values('&quot;;[.I301];&quot;','&quot;;[.H301];&quot;');&quot;))" office:value-type="string" office:string-value="insert into `Ciudad`(`Nombre`,`Codigo`) values('El Charco','52250');">
            <text:p>insert into `Ciudad`(`Nombre`,`Codigo`) values('El Charco','52250');</text:p>
          </table:table-cell>
          <table:table-cell table:formula="of:=CONCATENATE(&quot;new Ciudad{Codigo=&quot;&quot;&quot;;[.H301];&quot;&quot;&quot;,Nombre=&quot;&quot;&quot;;[.I301];&quot;&quot;&quot;},&quot;)" office:value-type="string" office:string-value="new Ciudad{Codigo=&quot;52250&quot;,Nombre=&quot;El Charco&quot;},">
            <text:p>new Ciudad{Codigo="52250",Nombre="El Charco"},</text:p>
          </table:table-cell>
          <table:table-cell table:formula="of:=LEN([.B301])" office:value-type="float" office:value="9">
            <text:p>9</text:p>
          </table:table-cell>
        </table:table-row>
        <table:table-row table:style-name="ro2">
          <table:table-cell table:style-name="ce1" office:value-type="float" office:value="15244">
            <text:p>15244</text:p>
          </table:table-cell>
          <table:table-cell table:style-name="ce2" office:value-type="string">
            <text:p>EL COCUY</text:p>
          </table:table-cell>
          <table:table-cell table:style-name="ce1" office:value-type="string">
            <text:p>Boyacá</text:p>
          </table:table-cell>
          <table:table-cell table:formula="of:=LOWER([.B302])" office:value-type="string" office:string-value="el cocuy">
            <text:p>el cocuy</text:p>
          </table:table-cell>
          <table:table-cell table:formula="of:=PROPER([.D302])" office:value-type="string" office:string-value="El Cocuy">
            <text:p>El Cocuy</text:p>
          </table:table-cell>
          <table:table-cell table:formula="of:=LEN([.A302])" office:value-type="float" office:value="5">
            <text:p>5</text:p>
          </table:table-cell>
          <table:table-cell table:formula="of:=IF([.F302]=5;[.A302];CONCATENATE(&quot;0&quot;;[.A302]))" office:value-type="float" office:value="15244">
            <text:p>15244</text:p>
          </table:table-cell>
          <table:table-cell office:value-type="float" office:value="15244">
            <text:p>15244</text:p>
          </table:table-cell>
          <table:table-cell office:value-type="string">
            <text:p>El Cocuy</text:p>
          </table:table-cell>
          <table:table-cell table:formula="of:=(CONCATENATE(&quot;insert into `Ciudad`(`Nombre`,`Codigo`) values('&quot;;[.I302];&quot;','&quot;;[.H302];&quot;');&quot;))" office:value-type="string" office:string-value="insert into `Ciudad`(`Nombre`,`Codigo`) values('El Cocuy','15244');">
            <text:p>insert into `Ciudad`(`Nombre`,`Codigo`) values('El Cocuy','15244');</text:p>
          </table:table-cell>
          <table:table-cell table:formula="of:=CONCATENATE(&quot;new Ciudad{Codigo=&quot;&quot;&quot;;[.H302];&quot;&quot;&quot;,Nombre=&quot;&quot;&quot;;[.I302];&quot;&quot;&quot;},&quot;)" office:value-type="string" office:string-value="new Ciudad{Codigo=&quot;15244&quot;,Nombre=&quot;El Cocuy&quot;},">
            <text:p>new Ciudad{Codigo="15244",Nombre="El Cocuy"},</text:p>
          </table:table-cell>
          <table:table-cell table:formula="of:=LEN([.B302])" office:value-type="float" office:value="8">
            <text:p>8</text:p>
          </table:table-cell>
        </table:table-row>
        <table:table-row table:style-name="ro2">
          <table:table-cell table:style-name="ce1" office:value-type="float" office:value="25245">
            <text:p>25245</text:p>
          </table:table-cell>
          <table:table-cell table:style-name="ce2" office:value-type="string">
            <text:p>EL COLEGIO</text:p>
          </table:table-cell>
          <table:table-cell table:style-name="ce1" office:value-type="string">
            <text:p>Cundinamarca</text:p>
          </table:table-cell>
          <table:table-cell table:formula="of:=LOWER([.B303])" office:value-type="string" office:string-value="el colegio">
            <text:p>el colegio</text:p>
          </table:table-cell>
          <table:table-cell table:formula="of:=PROPER([.D303])" office:value-type="string" office:string-value="El Colegio">
            <text:p>El Colegio</text:p>
          </table:table-cell>
          <table:table-cell table:formula="of:=LEN([.A303])" office:value-type="float" office:value="5">
            <text:p>5</text:p>
          </table:table-cell>
          <table:table-cell table:formula="of:=IF([.F303]=5;[.A303];CONCATENATE(&quot;0&quot;;[.A303]))" office:value-type="float" office:value="25245">
            <text:p>25245</text:p>
          </table:table-cell>
          <table:table-cell office:value-type="float" office:value="25245">
            <text:p>25245</text:p>
          </table:table-cell>
          <table:table-cell office:value-type="string">
            <text:p>El Colegio</text:p>
          </table:table-cell>
          <table:table-cell table:formula="of:=(CONCATENATE(&quot;insert into `Ciudad`(`Nombre`,`Codigo`) values('&quot;;[.I303];&quot;','&quot;;[.H303];&quot;');&quot;))" office:value-type="string" office:string-value="insert into `Ciudad`(`Nombre`,`Codigo`) values('El Colegio','25245');">
            <text:p>insert into `Ciudad`(`Nombre`,`Codigo`) values('El Colegio','25245');</text:p>
          </table:table-cell>
          <table:table-cell table:formula="of:=CONCATENATE(&quot;new Ciudad{Codigo=&quot;&quot;&quot;;[.H303];&quot;&quot;&quot;,Nombre=&quot;&quot;&quot;;[.I303];&quot;&quot;&quot;},&quot;)" office:value-type="string" office:string-value="new Ciudad{Codigo=&quot;25245&quot;,Nombre=&quot;El Colegio&quot;},">
            <text:p>new Ciudad{Codigo="25245",Nombre="El Colegio"},</text:p>
          </table:table-cell>
          <table:table-cell table:formula="of:=LEN([.B303])" office:value-type="float" office:value="10">
            <text:p>10</text:p>
          </table:table-cell>
        </table:table-row>
        <table:table-row table:style-name="ro2">
          <table:table-cell table:style-name="ce1" office:value-type="float" office:value="20238">
            <text:p>20238</text:p>
          </table:table-cell>
          <table:table-cell table:style-name="ce2" office:value-type="string">
            <text:p>EL COPEY</text:p>
          </table:table-cell>
          <table:table-cell table:style-name="ce1" office:value-type="string">
            <text:p>Cesar</text:p>
          </table:table-cell>
          <table:table-cell table:formula="of:=LOWER([.B304])" office:value-type="string" office:string-value="el copey">
            <text:p>el copey</text:p>
          </table:table-cell>
          <table:table-cell table:formula="of:=PROPER([.D304])" office:value-type="string" office:string-value="El Copey">
            <text:p>El Copey</text:p>
          </table:table-cell>
          <table:table-cell table:formula="of:=LEN([.A304])" office:value-type="float" office:value="5">
            <text:p>5</text:p>
          </table:table-cell>
          <table:table-cell table:formula="of:=IF([.F304]=5;[.A304];CONCATENATE(&quot;0&quot;;[.A304]))" office:value-type="float" office:value="20238">
            <text:p>20238</text:p>
          </table:table-cell>
          <table:table-cell office:value-type="float" office:value="20238">
            <text:p>20238</text:p>
          </table:table-cell>
          <table:table-cell office:value-type="string">
            <text:p>El Copey</text:p>
          </table:table-cell>
          <table:table-cell table:formula="of:=(CONCATENATE(&quot;insert into `Ciudad`(`Nombre`,`Codigo`) values('&quot;;[.I304];&quot;','&quot;;[.H304];&quot;');&quot;))" office:value-type="string" office:string-value="insert into `Ciudad`(`Nombre`,`Codigo`) values('El Copey','20238');">
            <text:p>insert into `Ciudad`(`Nombre`,`Codigo`) values('El Copey','20238');</text:p>
          </table:table-cell>
          <table:table-cell table:formula="of:=CONCATENATE(&quot;new Ciudad{Codigo=&quot;&quot;&quot;;[.H304];&quot;&quot;&quot;,Nombre=&quot;&quot;&quot;;[.I304];&quot;&quot;&quot;},&quot;)" office:value-type="string" office:string-value="new Ciudad{Codigo=&quot;20238&quot;,Nombre=&quot;El Copey&quot;},">
            <text:p>new Ciudad{Codigo="20238",Nombre="El Copey"},</text:p>
          </table:table-cell>
          <table:table-cell table:formula="of:=LEN([.B304])" office:value-type="float" office:value="8">
            <text:p>8</text:p>
          </table:table-cell>
        </table:table-row>
        <table:table-row table:style-name="ro2">
          <table:table-cell table:style-name="ce1" office:value-type="float" office:value="18247">
            <text:p>18247</text:p>
          </table:table-cell>
          <table:table-cell table:style-name="ce2" office:value-type="string">
            <text:p>EL DONCELLO</text:p>
          </table:table-cell>
          <table:table-cell table:style-name="ce1" office:value-type="string">
            <text:p>Caquetá</text:p>
          </table:table-cell>
          <table:table-cell table:formula="of:=LOWER([.B305])" office:value-type="string" office:string-value="el doncello">
            <text:p>el doncello</text:p>
          </table:table-cell>
          <table:table-cell table:formula="of:=PROPER([.D305])" office:value-type="string" office:string-value="El Doncello">
            <text:p>El Doncello</text:p>
          </table:table-cell>
          <table:table-cell table:formula="of:=LEN([.A305])" office:value-type="float" office:value="5">
            <text:p>5</text:p>
          </table:table-cell>
          <table:table-cell table:formula="of:=IF([.F305]=5;[.A305];CONCATENATE(&quot;0&quot;;[.A305]))" office:value-type="float" office:value="18247">
            <text:p>18247</text:p>
          </table:table-cell>
          <table:table-cell office:value-type="float" office:value="18247">
            <text:p>18247</text:p>
          </table:table-cell>
          <table:table-cell office:value-type="string">
            <text:p>El Doncello</text:p>
          </table:table-cell>
          <table:table-cell table:formula="of:=(CONCATENATE(&quot;insert into `Ciudad`(`Nombre`,`Codigo`) values('&quot;;[.I305];&quot;','&quot;;[.H305];&quot;');&quot;))" office:value-type="string" office:string-value="insert into `Ciudad`(`Nombre`,`Codigo`) values('El Doncello','18247');">
            <text:p>insert into `Ciudad`(`Nombre`,`Codigo`) values('El Doncello','18247');</text:p>
          </table:table-cell>
          <table:table-cell table:formula="of:=CONCATENATE(&quot;new Ciudad{Codigo=&quot;&quot;&quot;;[.H305];&quot;&quot;&quot;,Nombre=&quot;&quot;&quot;;[.I305];&quot;&quot;&quot;},&quot;)" office:value-type="string" office:string-value="new Ciudad{Codigo=&quot;18247&quot;,Nombre=&quot;El Doncello&quot;},">
            <text:p>new Ciudad{Codigo="18247",Nombre="El Doncello"},</text:p>
          </table:table-cell>
          <table:table-cell table:formula="of:=LEN([.B305])" office:value-type="float" office:value="11">
            <text:p>11</text:p>
          </table:table-cell>
        </table:table-row>
        <table:table-row table:style-name="ro2">
          <table:table-cell table:style-name="ce1" office:value-type="float" office:value="50270">
            <text:p>50270</text:p>
          </table:table-cell>
          <table:table-cell table:style-name="ce2" office:value-type="string">
            <text:p>EL DORADO</text:p>
          </table:table-cell>
          <table:table-cell table:style-name="ce1" office:value-type="string">
            <text:p>Meta</text:p>
          </table:table-cell>
          <table:table-cell table:formula="of:=LOWER([.B306])" office:value-type="string" office:string-value="el dorado">
            <text:p>el dorado</text:p>
          </table:table-cell>
          <table:table-cell table:formula="of:=PROPER([.D306])" office:value-type="string" office:string-value="El Dorado">
            <text:p>El Dorado</text:p>
          </table:table-cell>
          <table:table-cell table:formula="of:=LEN([.A306])" office:value-type="float" office:value="5">
            <text:p>5</text:p>
          </table:table-cell>
          <table:table-cell table:formula="of:=IF([.F306]=5;[.A306];CONCATENATE(&quot;0&quot;;[.A306]))" office:value-type="float" office:value="50270">
            <text:p>50270</text:p>
          </table:table-cell>
          <table:table-cell office:value-type="float" office:value="50270">
            <text:p>50270</text:p>
          </table:table-cell>
          <table:table-cell office:value-type="string">
            <text:p>El Dorado</text:p>
          </table:table-cell>
          <table:table-cell table:formula="of:=(CONCATENATE(&quot;insert into `Ciudad`(`Nombre`,`Codigo`) values('&quot;;[.I306];&quot;','&quot;;[.H306];&quot;');&quot;))" office:value-type="string" office:string-value="insert into `Ciudad`(`Nombre`,`Codigo`) values('El Dorado','50270');">
            <text:p>insert into `Ciudad`(`Nombre`,`Codigo`) values('El Dorado','50270');</text:p>
          </table:table-cell>
          <table:table-cell table:formula="of:=CONCATENATE(&quot;new Ciudad{Codigo=&quot;&quot;&quot;;[.H306];&quot;&quot;&quot;,Nombre=&quot;&quot;&quot;;[.I306];&quot;&quot;&quot;},&quot;)" office:value-type="string" office:string-value="new Ciudad{Codigo=&quot;50270&quot;,Nombre=&quot;El Dorado&quot;},">
            <text:p>new Ciudad{Codigo="50270",Nombre="El Dorado"},</text:p>
          </table:table-cell>
          <table:table-cell table:formula="of:=LEN([.B306])" office:value-type="float" office:value="9">
            <text:p>9</text:p>
          </table:table-cell>
        </table:table-row>
        <table:table-row table:style-name="ro2">
          <table:table-cell table:style-name="ce1" office:value-type="float" office:value="76250">
            <text:p>76250</text:p>
          </table:table-cell>
          <table:table-cell table:style-name="ce2" office:value-type="string">
            <text:p>EL DOVIO</text:p>
          </table:table-cell>
          <table:table-cell table:style-name="ce1" office:value-type="string">
            <text:p>Valle del Cauca</text:p>
          </table:table-cell>
          <table:table-cell table:formula="of:=LOWER([.B307])" office:value-type="string" office:string-value="el dovio">
            <text:p>el dovio</text:p>
          </table:table-cell>
          <table:table-cell table:formula="of:=PROPER([.D307])" office:value-type="string" office:string-value="El Dovio">
            <text:p>El Dovio</text:p>
          </table:table-cell>
          <table:table-cell table:formula="of:=LEN([.A307])" office:value-type="float" office:value="5">
            <text:p>5</text:p>
          </table:table-cell>
          <table:table-cell table:formula="of:=IF([.F307]=5;[.A307];CONCATENATE(&quot;0&quot;;[.A307]))" office:value-type="float" office:value="76250">
            <text:p>76250</text:p>
          </table:table-cell>
          <table:table-cell office:value-type="float" office:value="76250">
            <text:p>76250</text:p>
          </table:table-cell>
          <table:table-cell office:value-type="string">
            <text:p>El Dovio</text:p>
          </table:table-cell>
          <table:table-cell table:formula="of:=(CONCATENATE(&quot;insert into `Ciudad`(`Nombre`,`Codigo`) values('&quot;;[.I307];&quot;','&quot;;[.H307];&quot;');&quot;))" office:value-type="string" office:string-value="insert into `Ciudad`(`Nombre`,`Codigo`) values('El Dovio','76250');">
            <text:p>insert into `Ciudad`(`Nombre`,`Codigo`) values('El Dovio','76250');</text:p>
          </table:table-cell>
          <table:table-cell table:formula="of:=CONCATENATE(&quot;new Ciudad{Codigo=&quot;&quot;&quot;;[.H307];&quot;&quot;&quot;,Nombre=&quot;&quot;&quot;;[.I307];&quot;&quot;&quot;},&quot;)" office:value-type="string" office:string-value="new Ciudad{Codigo=&quot;76250&quot;,Nombre=&quot;El Dovio&quot;},">
            <text:p>new Ciudad{Codigo="76250",Nombre="El Dovio"},</text:p>
          </table:table-cell>
          <table:table-cell table:formula="of:=LEN([.B307])" office:value-type="float" office:value="8">
            <text:p>8</text:p>
          </table:table-cell>
        </table:table-row>
        <table:table-row table:style-name="ro2">
          <table:table-cell table:style-name="ce1" office:value-type="float" office:value="91263">
            <text:p>91263</text:p>
          </table:table-cell>
          <table:table-cell table:style-name="ce2" office:value-type="string">
            <text:p>EL ENCANTO</text:p>
          </table:table-cell>
          <table:table-cell table:style-name="ce1" office:value-type="string">
            <text:p>Amazonas</text:p>
          </table:table-cell>
          <table:table-cell table:formula="of:=LOWER([.B308])" office:value-type="string" office:string-value="el encanto">
            <text:p>el encanto</text:p>
          </table:table-cell>
          <table:table-cell table:formula="of:=PROPER([.D308])" office:value-type="string" office:string-value="El Encanto">
            <text:p>El Encanto</text:p>
          </table:table-cell>
          <table:table-cell table:formula="of:=LEN([.A308])" office:value-type="float" office:value="5">
            <text:p>5</text:p>
          </table:table-cell>
          <table:table-cell table:formula="of:=IF([.F308]=5;[.A308];CONCATENATE(&quot;0&quot;;[.A308]))" office:value-type="float" office:value="91263">
            <text:p>91263</text:p>
          </table:table-cell>
          <table:table-cell office:value-type="float" office:value="91263">
            <text:p>91263</text:p>
          </table:table-cell>
          <table:table-cell office:value-type="string">
            <text:p>El Encanto</text:p>
          </table:table-cell>
          <table:table-cell table:formula="of:=(CONCATENATE(&quot;insert into `Ciudad`(`Nombre`,`Codigo`) values('&quot;;[.I308];&quot;','&quot;;[.H308];&quot;');&quot;))" office:value-type="string" office:string-value="insert into `Ciudad`(`Nombre`,`Codigo`) values('El Encanto','91263');">
            <text:p>insert into `Ciudad`(`Nombre`,`Codigo`) values('El Encanto','91263');</text:p>
          </table:table-cell>
          <table:table-cell table:formula="of:=CONCATENATE(&quot;new Ciudad{Codigo=&quot;&quot;&quot;;[.H308];&quot;&quot;&quot;,Nombre=&quot;&quot;&quot;;[.I308];&quot;&quot;&quot;},&quot;)" office:value-type="string" office:string-value="new Ciudad{Codigo=&quot;91263&quot;,Nombre=&quot;El Encanto&quot;},">
            <text:p>new Ciudad{Codigo="91263",Nombre="El Encanto"},</text:p>
          </table:table-cell>
          <table:table-cell table:formula="of:=LEN([.B308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248">
            <text:p>15248</text:p>
          </table:table-cell>
          <table:table-cell table:style-name="ce2" office:value-type="string">
            <text:p>EL ESPINO</text:p>
          </table:table-cell>
          <table:table-cell table:style-name="ce1" office:value-type="string">
            <text:p>Boyacá</text:p>
          </table:table-cell>
          <table:table-cell table:formula="of:=LOWER([.B309])" office:value-type="string" office:string-value="el espino">
            <text:p>el espino</text:p>
          </table:table-cell>
          <table:table-cell table:formula="of:=PROPER([.D309])" office:value-type="string" office:string-value="El Espino">
            <text:p>El Espino</text:p>
          </table:table-cell>
          <table:table-cell table:formula="of:=LEN([.A309])" office:value-type="float" office:value="5">
            <text:p>5</text:p>
          </table:table-cell>
          <table:table-cell table:formula="of:=IF([.F309]=5;[.A309];CONCATENATE(&quot;0&quot;;[.A309]))" office:value-type="float" office:value="15248">
            <text:p>15248</text:p>
          </table:table-cell>
          <table:table-cell office:value-type="float" office:value="15248">
            <text:p>15248</text:p>
          </table:table-cell>
          <table:table-cell office:value-type="string">
            <text:p>El Espino</text:p>
          </table:table-cell>
          <table:table-cell table:formula="of:=(CONCATENATE(&quot;insert into `Ciudad`(`Nombre`,`Codigo`) values('&quot;;[.I309];&quot;','&quot;;[.H309];&quot;');&quot;))" office:value-type="string" office:string-value="insert into `Ciudad`(`Nombre`,`Codigo`) values('El Espino','15248');">
            <text:p>insert into `Ciudad`(`Nombre`,`Codigo`) values('El Espino','15248');</text:p>
          </table:table-cell>
          <table:table-cell table:formula="of:=CONCATENATE(&quot;new Ciudad{Codigo=&quot;&quot;&quot;;[.H309];&quot;&quot;&quot;,Nombre=&quot;&quot;&quot;;[.I309];&quot;&quot;&quot;},&quot;)" office:value-type="string" office:string-value="new Ciudad{Codigo=&quot;15248&quot;,Nombre=&quot;El Espino&quot;},">
            <text:p>new Ciudad{Codigo="15248",Nombre="El Espino"},</text:p>
          </table:table-cell>
          <table:table-cell table:formula="of:=LEN([.B309])" office:value-type="float" office:value="9">
            <text:p>9</text:p>
          </table:table-cell>
        </table:table-row>
        <table:table-row table:style-name="ro2">
          <table:table-cell table:style-name="ce1" office:value-type="float" office:value="68245">
            <text:p>68245</text:p>
          </table:table-cell>
          <table:table-cell table:style-name="ce2" office:value-type="string">
            <text:p>EL GUACAMAYO</text:p>
          </table:table-cell>
          <table:table-cell table:style-name="ce1" office:value-type="string">
            <text:p>Santander</text:p>
          </table:table-cell>
          <table:table-cell table:formula="of:=LOWER([.B310])" office:value-type="string" office:string-value="el guacamayo">
            <text:p>el guacamayo</text:p>
          </table:table-cell>
          <table:table-cell table:formula="of:=PROPER([.D310])" office:value-type="string" office:string-value="El Guacamayo">
            <text:p>El Guacamayo</text:p>
          </table:table-cell>
          <table:table-cell table:formula="of:=LEN([.A310])" office:value-type="float" office:value="5">
            <text:p>5</text:p>
          </table:table-cell>
          <table:table-cell table:formula="of:=IF([.F310]=5;[.A310];CONCATENATE(&quot;0&quot;;[.A310]))" office:value-type="float" office:value="68245">
            <text:p>68245</text:p>
          </table:table-cell>
          <table:table-cell office:value-type="float" office:value="68245">
            <text:p>68245</text:p>
          </table:table-cell>
          <table:table-cell office:value-type="string">
            <text:p>El Guacamayo</text:p>
          </table:table-cell>
          <table:table-cell table:formula="of:=(CONCATENATE(&quot;insert into `Ciudad`(`Nombre`,`Codigo`) values('&quot;;[.I310];&quot;','&quot;;[.H310];&quot;');&quot;))" office:value-type="string" office:string-value="insert into `Ciudad`(`Nombre`,`Codigo`) values('El Guacamayo','68245');">
            <text:p>insert into `Ciudad`(`Nombre`,`Codigo`) values('El Guacamayo','68245');</text:p>
          </table:table-cell>
          <table:table-cell table:formula="of:=CONCATENATE(&quot;new Ciudad{Codigo=&quot;&quot;&quot;;[.H310];&quot;&quot;&quot;,Nombre=&quot;&quot;&quot;;[.I310];&quot;&quot;&quot;},&quot;)" office:value-type="string" office:string-value="new Ciudad{Codigo=&quot;68245&quot;,Nombre=&quot;El Guacamayo&quot;},">
            <text:p>new Ciudad{Codigo="68245",Nombre="El Guacamayo"},</text:p>
          </table:table-cell>
          <table:table-cell table:formula="of:=LEN([.B310])" office:value-type="float" office:value="12">
            <text:p>12</text:p>
          </table:table-cell>
        </table:table-row>
        <table:table-row table:style-name="ro2">
          <table:table-cell table:style-name="ce1" office:value-type="float" office:value="13248">
            <text:p>13248</text:p>
          </table:table-cell>
          <table:table-cell table:style-name="ce2" office:value-type="string">
            <text:p>EL GUAMO</text:p>
          </table:table-cell>
          <table:table-cell table:style-name="ce1" office:value-type="string">
            <text:p>Bolívar</text:p>
          </table:table-cell>
          <table:table-cell table:formula="of:=LOWER([.B311])" office:value-type="string" office:string-value="el guamo">
            <text:p>el guamo</text:p>
          </table:table-cell>
          <table:table-cell table:formula="of:=PROPER([.D311])" office:value-type="string" office:string-value="El Guamo">
            <text:p>El Guamo</text:p>
          </table:table-cell>
          <table:table-cell table:formula="of:=LEN([.A311])" office:value-type="float" office:value="5">
            <text:p>5</text:p>
          </table:table-cell>
          <table:table-cell table:formula="of:=IF([.F311]=5;[.A311];CONCATENATE(&quot;0&quot;;[.A311]))" office:value-type="float" office:value="13248">
            <text:p>13248</text:p>
          </table:table-cell>
          <table:table-cell office:value-type="float" office:value="13248">
            <text:p>13248</text:p>
          </table:table-cell>
          <table:table-cell office:value-type="string">
            <text:p>El Guamo</text:p>
          </table:table-cell>
          <table:table-cell table:formula="of:=(CONCATENATE(&quot;insert into `Ciudad`(`Nombre`,`Codigo`) values('&quot;;[.I311];&quot;','&quot;;[.H311];&quot;');&quot;))" office:value-type="string" office:string-value="insert into `Ciudad`(`Nombre`,`Codigo`) values('El Guamo','13248');">
            <text:p>insert into `Ciudad`(`Nombre`,`Codigo`) values('El Guamo','13248');</text:p>
          </table:table-cell>
          <table:table-cell table:formula="of:=CONCATENATE(&quot;new Ciudad{Codigo=&quot;&quot;&quot;;[.H311];&quot;&quot;&quot;,Nombre=&quot;&quot;&quot;;[.I311];&quot;&quot;&quot;},&quot;)" office:value-type="string" office:string-value="new Ciudad{Codigo=&quot;13248&quot;,Nombre=&quot;El Guamo&quot;},">
            <text:p>new Ciudad{Codigo="13248",Nombre="El Guamo"},</text:p>
          </table:table-cell>
          <table:table-cell table:formula="of:=LEN([.B311])" office:value-type="float" office:value="8">
            <text:p>8</text:p>
          </table:table-cell>
        </table:table-row>
        <table:table-row table:style-name="ro2">
          <table:table-cell table:style-name="ce1" office:value-type="float" office:value="27250">
            <text:p>27250</text:p>
          </table:table-cell>
          <table:table-cell table:style-name="ce2" office:value-type="string">
            <text:p>EL LITORAL DEL SAN JUAN</text:p>
          </table:table-cell>
          <table:table-cell table:style-name="ce1" office:value-type="string">
            <text:p>Chocó</text:p>
          </table:table-cell>
          <table:table-cell table:formula="of:=LOWER([.B312])" office:value-type="string" office:string-value="el litoral del san juan">
            <text:p>el litoral del san juan</text:p>
          </table:table-cell>
          <table:table-cell table:formula="of:=PROPER([.D312])" office:value-type="string" office:string-value="El Litoral Del San Juan">
            <text:p>El Litoral Del San Juan</text:p>
          </table:table-cell>
          <table:table-cell table:formula="of:=LEN([.A312])" office:value-type="float" office:value="5">
            <text:p>5</text:p>
          </table:table-cell>
          <table:table-cell table:formula="of:=IF([.F312]=5;[.A312];CONCATENATE(&quot;0&quot;;[.A312]))" office:value-type="float" office:value="27250">
            <text:p>27250</text:p>
          </table:table-cell>
          <table:table-cell office:value-type="float" office:value="27250">
            <text:p>27250</text:p>
          </table:table-cell>
          <table:table-cell office:value-type="string">
            <text:p>El Litoral del San Juan</text:p>
          </table:table-cell>
          <table:table-cell table:formula="of:=(CONCATENATE(&quot;insert into `Ciudad`(`Nombre`,`Codigo`) values('&quot;;[.I312];&quot;','&quot;;[.H312];&quot;');&quot;))" office:value-type="string" office:string-value="insert into `Ciudad`(`Nombre`,`Codigo`) values('El Litoral del San Juan','27250');">
            <text:p>insert into `Ciudad`(`Nombre`,`Codigo`) values('El Litoral del San Juan','27250');</text:p>
          </table:table-cell>
          <table:table-cell table:formula="of:=CONCATENATE(&quot;new Ciudad{Codigo=&quot;&quot;&quot;;[.H312];&quot;&quot;&quot;,Nombre=&quot;&quot;&quot;;[.I312];&quot;&quot;&quot;},&quot;)" office:value-type="string" office:string-value="new Ciudad{Codigo=&quot;27250&quot;,Nombre=&quot;El Litoral del San Juan&quot;},">
            <text:p>new Ciudad{Codigo="27250",Nombre="El Litoral del San Juan"},</text:p>
          </table:table-cell>
          <table:table-cell table:formula="of:=LEN([.B312])" office:value-type="float" office:value="23">
            <text:p>23</text:p>
          </table:table-cell>
        </table:table-row>
        <table:table-row table:style-name="ro2">
          <table:table-cell table:style-name="ce1" office:value-type="float" office:value="44110">
            <text:p>44110</text:p>
          </table:table-cell>
          <table:table-cell table:style-name="ce2" office:value-type="string">
            <text:p>EL MOLINO</text:p>
          </table:table-cell>
          <table:table-cell table:style-name="ce1" office:value-type="string">
            <text:p>La Guajira</text:p>
          </table:table-cell>
          <table:table-cell table:formula="of:=LOWER([.B313])" office:value-type="string" office:string-value="el molino">
            <text:p>el molino</text:p>
          </table:table-cell>
          <table:table-cell table:formula="of:=PROPER([.D313])" office:value-type="string" office:string-value="El Molino">
            <text:p>El Molino</text:p>
          </table:table-cell>
          <table:table-cell table:formula="of:=LEN([.A313])" office:value-type="float" office:value="5">
            <text:p>5</text:p>
          </table:table-cell>
          <table:table-cell table:formula="of:=IF([.F313]=5;[.A313];CONCATENATE(&quot;0&quot;;[.A313]))" office:value-type="float" office:value="44110">
            <text:p>44110</text:p>
          </table:table-cell>
          <table:table-cell office:value-type="float" office:value="44110">
            <text:p>44110</text:p>
          </table:table-cell>
          <table:table-cell office:value-type="string">
            <text:p>El Molino</text:p>
          </table:table-cell>
          <table:table-cell table:formula="of:=(CONCATENATE(&quot;insert into `Ciudad`(`Nombre`,`Codigo`) values('&quot;;[.I313];&quot;','&quot;;[.H313];&quot;');&quot;))" office:value-type="string" office:string-value="insert into `Ciudad`(`Nombre`,`Codigo`) values('El Molino','44110');">
            <text:p>insert into `Ciudad`(`Nombre`,`Codigo`) values('El Molino','44110');</text:p>
          </table:table-cell>
          <table:table-cell table:formula="of:=CONCATENATE(&quot;new Ciudad{Codigo=&quot;&quot;&quot;;[.H313];&quot;&quot;&quot;,Nombre=&quot;&quot;&quot;;[.I313];&quot;&quot;&quot;},&quot;)" office:value-type="string" office:string-value="new Ciudad{Codigo=&quot;44110&quot;,Nombre=&quot;El Molino&quot;},">
            <text:p>new Ciudad{Codigo="44110",Nombre="El Molino"},</text:p>
          </table:table-cell>
          <table:table-cell table:formula="of:=LEN([.B313])" office:value-type="float" office:value="9">
            <text:p>9</text:p>
          </table:table-cell>
        </table:table-row>
        <table:table-row table:style-name="ro2">
          <table:table-cell table:style-name="ce1" office:value-type="float" office:value="20250">
            <text:p>20250</text:p>
          </table:table-cell>
          <table:table-cell table:style-name="ce2" office:value-type="string">
            <text:p>EL PASO</text:p>
          </table:table-cell>
          <table:table-cell table:style-name="ce1" office:value-type="string">
            <text:p>Cesar</text:p>
          </table:table-cell>
          <table:table-cell table:formula="of:=LOWER([.B314])" office:value-type="string" office:string-value="el paso">
            <text:p>el paso</text:p>
          </table:table-cell>
          <table:table-cell table:formula="of:=PROPER([.D314])" office:value-type="string" office:string-value="El Paso">
            <text:p>El Paso</text:p>
          </table:table-cell>
          <table:table-cell table:formula="of:=LEN([.A314])" office:value-type="float" office:value="5">
            <text:p>5</text:p>
          </table:table-cell>
          <table:table-cell table:formula="of:=IF([.F314]=5;[.A314];CONCATENATE(&quot;0&quot;;[.A314]))" office:value-type="float" office:value="20250">
            <text:p>20250</text:p>
          </table:table-cell>
          <table:table-cell office:value-type="float" office:value="20250">
            <text:p>20250</text:p>
          </table:table-cell>
          <table:table-cell office:value-type="string">
            <text:p>El Paso</text:p>
          </table:table-cell>
          <table:table-cell table:formula="of:=(CONCATENATE(&quot;insert into `Ciudad`(`Nombre`,`Codigo`) values('&quot;;[.I314];&quot;','&quot;;[.H314];&quot;');&quot;))" office:value-type="string" office:string-value="insert into `Ciudad`(`Nombre`,`Codigo`) values('El Paso','20250');">
            <text:p>insert into `Ciudad`(`Nombre`,`Codigo`) values('El Paso','20250');</text:p>
          </table:table-cell>
          <table:table-cell table:formula="of:=CONCATENATE(&quot;new Ciudad{Codigo=&quot;&quot;&quot;;[.H314];&quot;&quot;&quot;,Nombre=&quot;&quot;&quot;;[.I314];&quot;&quot;&quot;},&quot;)" office:value-type="string" office:string-value="new Ciudad{Codigo=&quot;20250&quot;,Nombre=&quot;El Paso&quot;},">
            <text:p>new Ciudad{Codigo="20250",Nombre="El Paso"},</text:p>
          </table:table-cell>
          <table:table-cell table:formula="of:=LEN([.B314])" office:value-type="float" office:value="7">
            <text:p>7</text:p>
          </table:table-cell>
        </table:table-row>
        <table:table-row table:style-name="ro2">
          <table:table-cell table:style-name="ce1" office:value-type="float" office:value="18256">
            <text:p>18256</text:p>
          </table:table-cell>
          <table:table-cell table:style-name="ce2" office:value-type="string">
            <text:p>EL PAUJIL</text:p>
          </table:table-cell>
          <table:table-cell table:style-name="ce1" office:value-type="string">
            <text:p>Caquetá</text:p>
          </table:table-cell>
          <table:table-cell table:formula="of:=LOWER([.B315])" office:value-type="string" office:string-value="el paujil">
            <text:p>el paujil</text:p>
          </table:table-cell>
          <table:table-cell table:formula="of:=PROPER([.D315])" office:value-type="string" office:string-value="El Paujil">
            <text:p>El Paujil</text:p>
          </table:table-cell>
          <table:table-cell table:formula="of:=LEN([.A315])" office:value-type="float" office:value="5">
            <text:p>5</text:p>
          </table:table-cell>
          <table:table-cell table:formula="of:=IF([.F315]=5;[.A315];CONCATENATE(&quot;0&quot;;[.A315]))" office:value-type="float" office:value="18256">
            <text:p>18256</text:p>
          </table:table-cell>
          <table:table-cell office:value-type="float" office:value="18256">
            <text:p>18256</text:p>
          </table:table-cell>
          <table:table-cell office:value-type="string">
            <text:p>El Paujil</text:p>
          </table:table-cell>
          <table:table-cell table:formula="of:=(CONCATENATE(&quot;insert into `Ciudad`(`Nombre`,`Codigo`) values('&quot;;[.I315];&quot;','&quot;;[.H315];&quot;');&quot;))" office:value-type="string" office:string-value="insert into `Ciudad`(`Nombre`,`Codigo`) values('El Paujil','18256');">
            <text:p>insert into `Ciudad`(`Nombre`,`Codigo`) values('El Paujil','18256');</text:p>
          </table:table-cell>
          <table:table-cell table:formula="of:=CONCATENATE(&quot;new Ciudad{Codigo=&quot;&quot;&quot;;[.H315];&quot;&quot;&quot;,Nombre=&quot;&quot;&quot;;[.I315];&quot;&quot;&quot;},&quot;)" office:value-type="string" office:string-value="new Ciudad{Codigo=&quot;18256&quot;,Nombre=&quot;El Paujil&quot;},">
            <text:p>new Ciudad{Codigo="18256",Nombre="El Paujil"},</text:p>
          </table:table-cell>
          <table:table-cell table:formula="of:=LEN([.B315])" office:value-type="float" office:value="9">
            <text:p>9</text:p>
          </table:table-cell>
        </table:table-row>
        <table:table-row table:style-name="ro2">
          <table:table-cell table:style-name="ce1" office:value-type="float" office:value="52254">
            <text:p>52254</text:p>
          </table:table-cell>
          <table:table-cell table:style-name="ce2" office:value-type="string">
            <text:p>EL PEÑOL</text:p>
          </table:table-cell>
          <table:table-cell table:style-name="ce1" office:value-type="string">
            <text:p>Nariño</text:p>
          </table:table-cell>
          <table:table-cell table:formula="of:=LOWER([.B316])" office:value-type="string" office:string-value="el peñol">
            <text:p>el peñol</text:p>
          </table:table-cell>
          <table:table-cell table:formula="of:=PROPER([.D316])" office:value-type="string" office:string-value="El Peñol">
            <text:p>El Peñol</text:p>
          </table:table-cell>
          <table:table-cell table:formula="of:=LEN([.A316])" office:value-type="float" office:value="5">
            <text:p>5</text:p>
          </table:table-cell>
          <table:table-cell table:formula="of:=IF([.F316]=5;[.A316];CONCATENATE(&quot;0&quot;;[.A316]))" office:value-type="float" office:value="52254">
            <text:p>52254</text:p>
          </table:table-cell>
          <table:table-cell office:value-type="float" office:value="52254">
            <text:p>52254</text:p>
          </table:table-cell>
          <table:table-cell office:value-type="string">
            <text:p>El Peñol</text:p>
          </table:table-cell>
          <table:table-cell table:formula="of:=(CONCATENATE(&quot;insert into `Ciudad`(`Nombre`,`Codigo`) values('&quot;;[.I316];&quot;','&quot;;[.H316];&quot;');&quot;))" office:value-type="string" office:string-value="insert into `Ciudad`(`Nombre`,`Codigo`) values('El Peñol','52254');">
            <text:p>insert into `Ciudad`(`Nombre`,`Codigo`) values('El Peñol','52254');</text:p>
          </table:table-cell>
          <table:table-cell table:formula="of:=CONCATENATE(&quot;new Ciudad{Codigo=&quot;&quot;&quot;;[.H316];&quot;&quot;&quot;,Nombre=&quot;&quot;&quot;;[.I316];&quot;&quot;&quot;},&quot;)" office:value-type="string" office:string-value="new Ciudad{Codigo=&quot;52254&quot;,Nombre=&quot;El Peñol&quot;},">
            <text:p>new Ciudad{Codigo="52254",Nombre="El Peñol"},</text:p>
          </table:table-cell>
          <table:table-cell table:formula="of:=LEN([.B316])" office:value-type="float" office:value="8">
            <text:p>8</text:p>
          </table:table-cell>
        </table:table-row>
        <table:table-row table:style-name="ro2">
          <table:table-cell table:style-name="ce1" office:value-type="float" office:value="13268">
            <text:p>13268</text:p>
          </table:table-cell>
          <table:table-cell table:style-name="ce2" office:value-type="string">
            <text:p>EL PEÑÓN</text:p>
          </table:table-cell>
          <table:table-cell table:style-name="ce1" office:value-type="string">
            <text:p>Bolívar</text:p>
          </table:table-cell>
          <table:table-cell table:formula="of:=LOWER([.B317])" office:value-type="string" office:string-value="el peñón">
            <text:p>el peñón</text:p>
          </table:table-cell>
          <table:table-cell table:formula="of:=PROPER([.D317])" office:value-type="string" office:string-value="El Peñón">
            <text:p>El Peñón</text:p>
          </table:table-cell>
          <table:table-cell table:formula="of:=LEN([.A317])" office:value-type="float" office:value="5">
            <text:p>5</text:p>
          </table:table-cell>
          <table:table-cell table:formula="of:=IF([.F317]=5;[.A317];CONCATENATE(&quot;0&quot;;[.A317]))" office:value-type="float" office:value="13268">
            <text:p>13268</text:p>
          </table:table-cell>
          <table:table-cell office:value-type="float" office:value="13268">
            <text:p>13268</text:p>
          </table:table-cell>
          <table:table-cell office:value-type="string">
            <text:p>El Peñón</text:p>
          </table:table-cell>
          <table:table-cell table:formula="of:=(CONCATENATE(&quot;insert into `Ciudad`(`Nombre`,`Codigo`) values('&quot;;[.I317];&quot;','&quot;;[.H317];&quot;');&quot;))" office:value-type="string" office:string-value="insert into `Ciudad`(`Nombre`,`Codigo`) values('El Peñón','13268');">
            <text:p>insert into `Ciudad`(`Nombre`,`Codigo`) values('El Peñón','13268');</text:p>
          </table:table-cell>
          <table:table-cell table:formula="of:=CONCATENATE(&quot;new Ciudad{Codigo=&quot;&quot;&quot;;[.H317];&quot;&quot;&quot;,Nombre=&quot;&quot;&quot;;[.I317];&quot;&quot;&quot;},&quot;)" office:value-type="string" office:string-value="new Ciudad{Codigo=&quot;13268&quot;,Nombre=&quot;El Peñón&quot;},">
            <text:p>new Ciudad{Codigo="13268",Nombre="El Peñón"},</text:p>
          </table:table-cell>
          <table:table-cell table:formula="of:=LEN([.B317])" office:value-type="float" office:value="8">
            <text:p>8</text:p>
          </table:table-cell>
        </table:table-row>
        <table:table-row table:style-name="ro2">
          <table:table-cell table:style-name="ce1" office:value-type="float" office:value="25258">
            <text:p>25258</text:p>
          </table:table-cell>
          <table:table-cell table:style-name="ce2" office:value-type="string">
            <text:p>EL PEÑÓN</text:p>
          </table:table-cell>
          <table:table-cell table:style-name="ce1" office:value-type="string">
            <text:p>Cundinamarca</text:p>
          </table:table-cell>
          <table:table-cell table:formula="of:=LOWER([.B318])" office:value-type="string" office:string-value="el peñón">
            <text:p>el peñón</text:p>
          </table:table-cell>
          <table:table-cell table:formula="of:=PROPER([.D318])" office:value-type="string" office:string-value="El Peñón">
            <text:p>El Peñón</text:p>
          </table:table-cell>
          <table:table-cell table:formula="of:=LEN([.A318])" office:value-type="float" office:value="5">
            <text:p>5</text:p>
          </table:table-cell>
          <table:table-cell table:formula="of:=IF([.F318]=5;[.A318];CONCATENATE(&quot;0&quot;;[.A318]))" office:value-type="float" office:value="25258">
            <text:p>25258</text:p>
          </table:table-cell>
          <table:table-cell office:value-type="float" office:value="25258">
            <text:p>25258</text:p>
          </table:table-cell>
          <table:table-cell office:value-type="string">
            <text:p>El Peñón</text:p>
          </table:table-cell>
          <table:table-cell table:formula="of:=(CONCATENATE(&quot;insert into `Ciudad`(`Nombre`,`Codigo`) values('&quot;;[.I318];&quot;','&quot;;[.H318];&quot;');&quot;))" office:value-type="string" office:string-value="insert into `Ciudad`(`Nombre`,`Codigo`) values('El Peñón','25258');">
            <text:p>insert into `Ciudad`(`Nombre`,`Codigo`) values('El Peñón','25258');</text:p>
          </table:table-cell>
          <table:table-cell table:formula="of:=CONCATENATE(&quot;new Ciudad{Codigo=&quot;&quot;&quot;;[.H318];&quot;&quot;&quot;,Nombre=&quot;&quot;&quot;;[.I318];&quot;&quot;&quot;},&quot;)" office:value-type="string" office:string-value="new Ciudad{Codigo=&quot;25258&quot;,Nombre=&quot;El Peñón&quot;},">
            <text:p>new Ciudad{Codigo="25258",Nombre="El Peñón"},</text:p>
          </table:table-cell>
          <table:table-cell table:formula="of:=LEN([.B318])" office:value-type="float" office:value="8">
            <text:p>8</text:p>
          </table:table-cell>
        </table:table-row>
        <table:table-row table:style-name="ro2">
          <table:table-cell table:style-name="ce1" office:value-type="float" office:value="68250">
            <text:p>68250</text:p>
          </table:table-cell>
          <table:table-cell table:style-name="ce2" office:value-type="string">
            <text:p>EL PEÑÓN</text:p>
          </table:table-cell>
          <table:table-cell table:style-name="ce1" office:value-type="string">
            <text:p>Santander</text:p>
          </table:table-cell>
          <table:table-cell table:formula="of:=LOWER([.B319])" office:value-type="string" office:string-value="el peñón">
            <text:p>el peñón</text:p>
          </table:table-cell>
          <table:table-cell table:formula="of:=PROPER([.D319])" office:value-type="string" office:string-value="El Peñón">
            <text:p>El Peñón</text:p>
          </table:table-cell>
          <table:table-cell table:formula="of:=LEN([.A319])" office:value-type="float" office:value="5">
            <text:p>5</text:p>
          </table:table-cell>
          <table:table-cell table:formula="of:=IF([.F319]=5;[.A319];CONCATENATE(&quot;0&quot;;[.A319]))" office:value-type="float" office:value="68250">
            <text:p>68250</text:p>
          </table:table-cell>
          <table:table-cell office:value-type="float" office:value="68250">
            <text:p>68250</text:p>
          </table:table-cell>
          <table:table-cell office:value-type="string">
            <text:p>El Peñón</text:p>
          </table:table-cell>
          <table:table-cell table:formula="of:=(CONCATENATE(&quot;insert into `Ciudad`(`Nombre`,`Codigo`) values('&quot;;[.I319];&quot;','&quot;;[.H319];&quot;');&quot;))" office:value-type="string" office:string-value="insert into `Ciudad`(`Nombre`,`Codigo`) values('El Peñón','68250');">
            <text:p>insert into `Ciudad`(`Nombre`,`Codigo`) values('El Peñón','68250');</text:p>
          </table:table-cell>
          <table:table-cell table:formula="of:=CONCATENATE(&quot;new Ciudad{Codigo=&quot;&quot;&quot;;[.H319];&quot;&quot;&quot;,Nombre=&quot;&quot;&quot;;[.I319];&quot;&quot;&quot;},&quot;)" office:value-type="string" office:string-value="new Ciudad{Codigo=&quot;68250&quot;,Nombre=&quot;El Peñón&quot;},">
            <text:p>new Ciudad{Codigo="68250",Nombre="El Peñón"},</text:p>
          </table:table-cell>
          <table:table-cell table:formula="of:=LEN([.B319])" office:value-type="float" office:value="8">
            <text:p>8</text:p>
          </table:table-cell>
        </table:table-row>
        <table:table-row table:style-name="ro2">
          <table:table-cell table:style-name="ce1" office:value-type="float" office:value="47258">
            <text:p>47258</text:p>
          </table:table-cell>
          <table:table-cell table:style-name="ce2" office:value-type="string">
            <text:p>EL PIÑON</text:p>
          </table:table-cell>
          <table:table-cell table:style-name="ce1" office:value-type="string">
            <text:p>Magdalena</text:p>
          </table:table-cell>
          <table:table-cell table:formula="of:=LOWER([.B320])" office:value-type="string" office:string-value="el piñon">
            <text:p>el piñon</text:p>
          </table:table-cell>
          <table:table-cell table:formula="of:=PROPER([.D320])" office:value-type="string" office:string-value="El Piñon">
            <text:p>El Piñon</text:p>
          </table:table-cell>
          <table:table-cell table:formula="of:=LEN([.A320])" office:value-type="float" office:value="5">
            <text:p>5</text:p>
          </table:table-cell>
          <table:table-cell table:formula="of:=IF([.F320]=5;[.A320];CONCATENATE(&quot;0&quot;;[.A320]))" office:value-type="float" office:value="47258">
            <text:p>47258</text:p>
          </table:table-cell>
          <table:table-cell office:value-type="float" office:value="47258">
            <text:p>47258</text:p>
          </table:table-cell>
          <table:table-cell office:value-type="string">
            <text:p>El Piñon</text:p>
          </table:table-cell>
          <table:table-cell table:formula="of:=(CONCATENATE(&quot;insert into `Ciudad`(`Nombre`,`Codigo`) values('&quot;;[.I320];&quot;','&quot;;[.H320];&quot;');&quot;))" office:value-type="string" office:string-value="insert into `Ciudad`(`Nombre`,`Codigo`) values('El Piñon','47258');">
            <text:p>insert into `Ciudad`(`Nombre`,`Codigo`) values('El Piñon','47258');</text:p>
          </table:table-cell>
          <table:table-cell table:formula="of:=CONCATENATE(&quot;new Ciudad{Codigo=&quot;&quot;&quot;;[.H320];&quot;&quot;&quot;,Nombre=&quot;&quot;&quot;;[.I320];&quot;&quot;&quot;},&quot;)" office:value-type="string" office:string-value="new Ciudad{Codigo=&quot;47258&quot;,Nombre=&quot;El Piñon&quot;},">
            <text:p>new Ciudad{Codigo="47258",Nombre="El Piñon"},</text:p>
          </table:table-cell>
          <table:table-cell table:formula="of:=LEN([.B320])" office:value-type="float" office:value="8">
            <text:p>8</text:p>
          </table:table-cell>
        </table:table-row>
        <table:table-row table:style-name="ro2">
          <table:table-cell table:style-name="ce1" office:value-type="float" office:value="68255">
            <text:p>68255</text:p>
          </table:table-cell>
          <table:table-cell table:style-name="ce2" office:value-type="string">
            <text:p>EL PLAYÓN</text:p>
          </table:table-cell>
          <table:table-cell table:style-name="ce1" office:value-type="string">
            <text:p>Santander</text:p>
          </table:table-cell>
          <table:table-cell table:formula="of:=LOWER([.B321])" office:value-type="string" office:string-value="el playón">
            <text:p>el playón</text:p>
          </table:table-cell>
          <table:table-cell table:formula="of:=PROPER([.D321])" office:value-type="string" office:string-value="El Playón">
            <text:p>El Playón</text:p>
          </table:table-cell>
          <table:table-cell table:formula="of:=LEN([.A321])" office:value-type="float" office:value="5">
            <text:p>5</text:p>
          </table:table-cell>
          <table:table-cell table:formula="of:=IF([.F321]=5;[.A321];CONCATENATE(&quot;0&quot;;[.A321]))" office:value-type="float" office:value="68255">
            <text:p>68255</text:p>
          </table:table-cell>
          <table:table-cell office:value-type="float" office:value="68255">
            <text:p>68255</text:p>
          </table:table-cell>
          <table:table-cell office:value-type="string">
            <text:p>El Playón</text:p>
          </table:table-cell>
          <table:table-cell table:formula="of:=(CONCATENATE(&quot;insert into `Ciudad`(`Nombre`,`Codigo`) values('&quot;;[.I321];&quot;','&quot;;[.H321];&quot;');&quot;))" office:value-type="string" office:string-value="insert into `Ciudad`(`Nombre`,`Codigo`) values('El Playón','68255');">
            <text:p>insert into `Ciudad`(`Nombre`,`Codigo`) values('El Playón','68255');</text:p>
          </table:table-cell>
          <table:table-cell table:formula="of:=CONCATENATE(&quot;new Ciudad{Codigo=&quot;&quot;&quot;;[.H321];&quot;&quot;&quot;,Nombre=&quot;&quot;&quot;;[.I321];&quot;&quot;&quot;},&quot;)" office:value-type="string" office:string-value="new Ciudad{Codigo=&quot;68255&quot;,Nombre=&quot;El Playón&quot;},">
            <text:p>new Ciudad{Codigo="68255",Nombre="El Playón"},</text:p>
          </table:table-cell>
          <table:table-cell table:formula="of:=LEN([.B321])" office:value-type="float" office:value="9">
            <text:p>9</text:p>
          </table:table-cell>
        </table:table-row>
        <table:table-row table:style-name="ro2">
          <table:table-cell table:style-name="ce1" office:value-type="float" office:value="47268">
            <text:p>47268</text:p>
          </table:table-cell>
          <table:table-cell table:style-name="ce2" office:value-type="string">
            <text:p>EL RETÉN</text:p>
          </table:table-cell>
          <table:table-cell table:style-name="ce1" office:value-type="string">
            <text:p>Magdalena</text:p>
          </table:table-cell>
          <table:table-cell table:formula="of:=LOWER([.B322])" office:value-type="string" office:string-value="el retén">
            <text:p>el retén</text:p>
          </table:table-cell>
          <table:table-cell table:formula="of:=PROPER([.D322])" office:value-type="string" office:string-value="El Retén">
            <text:p>El Retén</text:p>
          </table:table-cell>
          <table:table-cell table:formula="of:=LEN([.A322])" office:value-type="float" office:value="5">
            <text:p>5</text:p>
          </table:table-cell>
          <table:table-cell table:formula="of:=IF([.F322]=5;[.A322];CONCATENATE(&quot;0&quot;;[.A322]))" office:value-type="float" office:value="47268">
            <text:p>47268</text:p>
          </table:table-cell>
          <table:table-cell office:value-type="float" office:value="47268">
            <text:p>47268</text:p>
          </table:table-cell>
          <table:table-cell office:value-type="string">
            <text:p>El Retén</text:p>
          </table:table-cell>
          <table:table-cell table:formula="of:=(CONCATENATE(&quot;insert into `Ciudad`(`Nombre`,`Codigo`) values('&quot;;[.I322];&quot;','&quot;;[.H322];&quot;');&quot;))" office:value-type="string" office:string-value="insert into `Ciudad`(`Nombre`,`Codigo`) values('El Retén','47268');">
            <text:p>insert into `Ciudad`(`Nombre`,`Codigo`) values('El Retén','47268');</text:p>
          </table:table-cell>
          <table:table-cell table:formula="of:=CONCATENATE(&quot;new Ciudad{Codigo=&quot;&quot;&quot;;[.H322];&quot;&quot;&quot;,Nombre=&quot;&quot;&quot;;[.I322];&quot;&quot;&quot;},&quot;)" office:value-type="string" office:string-value="new Ciudad{Codigo=&quot;47268&quot;,Nombre=&quot;El Retén&quot;},">
            <text:p>new Ciudad{Codigo="47268",Nombre="El Retén"},</text:p>
          </table:table-cell>
          <table:table-cell table:formula="of:=LEN([.B322])" office:value-type="float" office:value="8">
            <text:p>8</text:p>
          </table:table-cell>
        </table:table-row>
        <table:table-row table:style-name="ro2">
          <table:table-cell table:style-name="ce1" office:value-type="float" office:value="95025">
            <text:p>95025</text:p>
          </table:table-cell>
          <table:table-cell table:style-name="ce2" office:value-type="string">
            <text:p>EL RETORNO</text:p>
          </table:table-cell>
          <table:table-cell table:style-name="ce1" office:value-type="string">
            <text:p>Guaviare</text:p>
          </table:table-cell>
          <table:table-cell table:formula="of:=LOWER([.B323])" office:value-type="string" office:string-value="el retorno">
            <text:p>el retorno</text:p>
          </table:table-cell>
          <table:table-cell table:formula="of:=PROPER([.D323])" office:value-type="string" office:string-value="El Retorno">
            <text:p>El Retorno</text:p>
          </table:table-cell>
          <table:table-cell table:formula="of:=LEN([.A323])" office:value-type="float" office:value="5">
            <text:p>5</text:p>
          </table:table-cell>
          <table:table-cell table:formula="of:=IF([.F323]=5;[.A323];CONCATENATE(&quot;0&quot;;[.A323]))" office:value-type="float" office:value="95025">
            <text:p>95025</text:p>
          </table:table-cell>
          <table:table-cell office:value-type="float" office:value="95025">
            <text:p>95025</text:p>
          </table:table-cell>
          <table:table-cell office:value-type="string">
            <text:p>El Retorno</text:p>
          </table:table-cell>
          <table:table-cell table:formula="of:=(CONCATENATE(&quot;insert into `Ciudad`(`Nombre`,`Codigo`) values('&quot;;[.I323];&quot;','&quot;;[.H323];&quot;');&quot;))" office:value-type="string" office:string-value="insert into `Ciudad`(`Nombre`,`Codigo`) values('El Retorno','95025');">
            <text:p>insert into `Ciudad`(`Nombre`,`Codigo`) values('El Retorno','95025');</text:p>
          </table:table-cell>
          <table:table-cell table:formula="of:=CONCATENATE(&quot;new Ciudad{Codigo=&quot;&quot;&quot;;[.H323];&quot;&quot;&quot;,Nombre=&quot;&quot;&quot;;[.I323];&quot;&quot;&quot;},&quot;)" office:value-type="string" office:string-value="new Ciudad{Codigo=&quot;95025&quot;,Nombre=&quot;El Retorno&quot;},">
            <text:p>new Ciudad{Codigo="95025",Nombre="El Retorno"},</text:p>
          </table:table-cell>
          <table:table-cell table:formula="of:=LEN([.B323])" office:value-type="float" office:value="10">
            <text:p>10</text:p>
          </table:table-cell>
        </table:table-row>
        <table:table-row table:style-name="ro2">
          <table:table-cell table:style-name="ce1" office:value-type="float" office:value="70233">
            <text:p>70233</text:p>
          </table:table-cell>
          <table:table-cell table:style-name="ce2" office:value-type="string">
            <text:p>EL ROBLE</text:p>
          </table:table-cell>
          <table:table-cell table:style-name="ce1" office:value-type="string">
            <text:p>Sucre</text:p>
          </table:table-cell>
          <table:table-cell table:formula="of:=LOWER([.B324])" office:value-type="string" office:string-value="el roble">
            <text:p>el roble</text:p>
          </table:table-cell>
          <table:table-cell table:formula="of:=PROPER([.D324])" office:value-type="string" office:string-value="El Roble">
            <text:p>El Roble</text:p>
          </table:table-cell>
          <table:table-cell table:formula="of:=LEN([.A324])" office:value-type="float" office:value="5">
            <text:p>5</text:p>
          </table:table-cell>
          <table:table-cell table:formula="of:=IF([.F324]=5;[.A324];CONCATENATE(&quot;0&quot;;[.A324]))" office:value-type="float" office:value="70233">
            <text:p>70233</text:p>
          </table:table-cell>
          <table:table-cell office:value-type="float" office:value="70233">
            <text:p>70233</text:p>
          </table:table-cell>
          <table:table-cell office:value-type="string">
            <text:p>El Roble</text:p>
          </table:table-cell>
          <table:table-cell table:formula="of:=(CONCATENATE(&quot;insert into `Ciudad`(`Nombre`,`Codigo`) values('&quot;;[.I324];&quot;','&quot;;[.H324];&quot;');&quot;))" office:value-type="string" office:string-value="insert into `Ciudad`(`Nombre`,`Codigo`) values('El Roble','70233');">
            <text:p>insert into `Ciudad`(`Nombre`,`Codigo`) values('El Roble','70233');</text:p>
          </table:table-cell>
          <table:table-cell table:formula="of:=CONCATENATE(&quot;new Ciudad{Codigo=&quot;&quot;&quot;;[.H324];&quot;&quot;&quot;,Nombre=&quot;&quot;&quot;;[.I324];&quot;&quot;&quot;},&quot;)" office:value-type="string" office:string-value="new Ciudad{Codigo=&quot;70233&quot;,Nombre=&quot;El Roble&quot;},">
            <text:p>new Ciudad{Codigo="70233",Nombre="El Roble"},</text:p>
          </table:table-cell>
          <table:table-cell table:formula="of:=LEN([.B324])" office:value-type="float" office:value="8">
            <text:p>8</text:p>
          </table:table-cell>
        </table:table-row>
        <table:table-row table:style-name="ro2">
          <table:table-cell table:style-name="ce1" office:value-type="float" office:value="25260">
            <text:p>25260</text:p>
          </table:table-cell>
          <table:table-cell table:style-name="ce2" office:value-type="string">
            <text:p>EL ROSAL</text:p>
          </table:table-cell>
          <table:table-cell table:style-name="ce1" office:value-type="string">
            <text:p>Cundinamarca</text:p>
          </table:table-cell>
          <table:table-cell table:formula="of:=LOWER([.B325])" office:value-type="string" office:string-value="el rosal">
            <text:p>el rosal</text:p>
          </table:table-cell>
          <table:table-cell table:formula="of:=PROPER([.D325])" office:value-type="string" office:string-value="El Rosal">
            <text:p>El Rosal</text:p>
          </table:table-cell>
          <table:table-cell table:formula="of:=LEN([.A325])" office:value-type="float" office:value="5">
            <text:p>5</text:p>
          </table:table-cell>
          <table:table-cell table:formula="of:=IF([.F325]=5;[.A325];CONCATENATE(&quot;0&quot;;[.A325]))" office:value-type="float" office:value="25260">
            <text:p>25260</text:p>
          </table:table-cell>
          <table:table-cell office:value-type="float" office:value="25260">
            <text:p>25260</text:p>
          </table:table-cell>
          <table:table-cell office:value-type="string">
            <text:p>El Rosal</text:p>
          </table:table-cell>
          <table:table-cell table:formula="of:=(CONCATENATE(&quot;insert into `Ciudad`(`Nombre`,`Codigo`) values('&quot;;[.I325];&quot;','&quot;;[.H325];&quot;');&quot;))" office:value-type="string" office:string-value="insert into `Ciudad`(`Nombre`,`Codigo`) values('El Rosal','25260');">
            <text:p>insert into `Ciudad`(`Nombre`,`Codigo`) values('El Rosal','25260');</text:p>
          </table:table-cell>
          <table:table-cell table:formula="of:=CONCATENATE(&quot;new Ciudad{Codigo=&quot;&quot;&quot;;[.H325];&quot;&quot;&quot;,Nombre=&quot;&quot;&quot;;[.I325];&quot;&quot;&quot;},&quot;)" office:value-type="string" office:string-value="new Ciudad{Codigo=&quot;25260&quot;,Nombre=&quot;El Rosal&quot;},">
            <text:p>new Ciudad{Codigo="25260",Nombre="El Rosal"},</text:p>
          </table:table-cell>
          <table:table-cell table:formula="of:=LEN([.B325])" office:value-type="float" office:value="8">
            <text:p>8</text:p>
          </table:table-cell>
        </table:table-row>
        <table:table-row table:style-name="ro2">
          <table:table-cell table:style-name="ce1" office:value-type="float" office:value="52256">
            <text:p>52256</text:p>
          </table:table-cell>
          <table:table-cell table:style-name="ce2" office:value-type="string">
            <text:p>EL ROSARIO</text:p>
          </table:table-cell>
          <table:table-cell table:style-name="ce1" office:value-type="string">
            <text:p>Nariño</text:p>
          </table:table-cell>
          <table:table-cell table:formula="of:=LOWER([.B326])" office:value-type="string" office:string-value="el rosario">
            <text:p>el rosario</text:p>
          </table:table-cell>
          <table:table-cell table:formula="of:=PROPER([.D326])" office:value-type="string" office:string-value="El Rosario">
            <text:p>El Rosario</text:p>
          </table:table-cell>
          <table:table-cell table:formula="of:=LEN([.A326])" office:value-type="float" office:value="5">
            <text:p>5</text:p>
          </table:table-cell>
          <table:table-cell table:formula="of:=IF([.F326]=5;[.A326];CONCATENATE(&quot;0&quot;;[.A326]))" office:value-type="float" office:value="52256">
            <text:p>52256</text:p>
          </table:table-cell>
          <table:table-cell office:value-type="float" office:value="52256">
            <text:p>52256</text:p>
          </table:table-cell>
          <table:table-cell office:value-type="string">
            <text:p>El Rosario</text:p>
          </table:table-cell>
          <table:table-cell table:formula="of:=(CONCATENATE(&quot;insert into `Ciudad`(`Nombre`,`Codigo`) values('&quot;;[.I326];&quot;','&quot;;[.H326];&quot;');&quot;))" office:value-type="string" office:string-value="insert into `Ciudad`(`Nombre`,`Codigo`) values('El Rosario','52256');">
            <text:p>insert into `Ciudad`(`Nombre`,`Codigo`) values('El Rosario','52256');</text:p>
          </table:table-cell>
          <table:table-cell table:formula="of:=CONCATENATE(&quot;new Ciudad{Codigo=&quot;&quot;&quot;;[.H326];&quot;&quot;&quot;,Nombre=&quot;&quot;&quot;;[.I326];&quot;&quot;&quot;},&quot;)" office:value-type="string" office:string-value="new Ciudad{Codigo=&quot;52256&quot;,Nombre=&quot;El Rosario&quot;},">
            <text:p>new Ciudad{Codigo="52256",Nombre="El Rosario"},</text:p>
          </table:table-cell>
          <table:table-cell table:formula="of:=LEN([.B326])" office:value-type="float" office:value="10">
            <text:p>10</text:p>
          </table:table-cell>
        </table:table-row>
        <table:table-row table:style-name="ro2">
          <table:table-cell table:style-name="ce1" office:value-type="float" office:value="5697">
            <text:p>5697</text:p>
          </table:table-cell>
          <table:table-cell table:style-name="ce2" office:value-type="string">
            <text:p>EL SANTUARIO</text:p>
          </table:table-cell>
          <table:table-cell table:style-name="ce1" office:value-type="string">
            <text:p>Antioquia</text:p>
          </table:table-cell>
          <table:table-cell table:formula="of:=LOWER([.B327])" office:value-type="string" office:string-value="el santuario">
            <text:p>el santuario</text:p>
          </table:table-cell>
          <table:table-cell table:formula="of:=PROPER([.D327])" office:value-type="string" office:string-value="El Santuario">
            <text:p>El Santuario</text:p>
          </table:table-cell>
          <table:table-cell table:formula="of:=LEN([.A327])" office:value-type="float" office:value="4">
            <text:p>4</text:p>
          </table:table-cell>
          <table:table-cell table:formula="of:=IF([.F327]=5;[.A327];CONCATENATE(&quot;0&quot;;[.A327]))" office:value-type="string" office:string-value="05697">
            <text:p>05697</text:p>
          </table:table-cell>
          <table:table-cell office:value-type="string">
            <text:p>05697</text:p>
          </table:table-cell>
          <table:table-cell office:value-type="string">
            <text:p>El Santuario</text:p>
          </table:table-cell>
          <table:table-cell table:formula="of:=(CONCATENATE(&quot;insert into `Ciudad`(`Nombre`,`Codigo`) values('&quot;;[.I327];&quot;','&quot;;[.H327];&quot;');&quot;))" office:value-type="string" office:string-value="insert into `Ciudad`(`Nombre`,`Codigo`) values('El Santuario','05697');">
            <text:p>insert into `Ciudad`(`Nombre`,`Codigo`) values('El Santuario','05697');</text:p>
          </table:table-cell>
          <table:table-cell table:formula="of:=CONCATENATE(&quot;new Ciudad{Codigo=&quot;&quot;&quot;;[.H327];&quot;&quot;&quot;,Nombre=&quot;&quot;&quot;;[.I327];&quot;&quot;&quot;},&quot;)" office:value-type="string" office:string-value="new Ciudad{Codigo=&quot;05697&quot;,Nombre=&quot;El Santuario&quot;},">
            <text:p>new Ciudad{Codigo="05697",Nombre="El Santuario"},</text:p>
          </table:table-cell>
          <table:table-cell table:formula="of:=LEN([.B327])" office:value-type="float" office:value="12">
            <text:p>12</text:p>
          </table:table-cell>
        </table:table-row>
        <table:table-row table:style-name="ro2">
          <table:table-cell table:style-name="ce1" office:value-type="float" office:value="52258">
            <text:p>52258</text:p>
          </table:table-cell>
          <table:table-cell table:style-name="ce2" office:value-type="string">
            <text:p>EL TABLÓN DE GÓMEZ</text:p>
          </table:table-cell>
          <table:table-cell table:style-name="ce1" office:value-type="string">
            <text:p>Nariño</text:p>
          </table:table-cell>
          <table:table-cell table:formula="of:=LOWER([.B328])" office:value-type="string" office:string-value="el tablón de gómez">
            <text:p>el tablón de gómez</text:p>
          </table:table-cell>
          <table:table-cell table:formula="of:=PROPER([.D328])" office:value-type="string" office:string-value="El Tablón De Gómez">
            <text:p>El Tablón De Gómez</text:p>
          </table:table-cell>
          <table:table-cell table:formula="of:=LEN([.A328])" office:value-type="float" office:value="5">
            <text:p>5</text:p>
          </table:table-cell>
          <table:table-cell table:formula="of:=IF([.F328]=5;[.A328];CONCATENATE(&quot;0&quot;;[.A328]))" office:value-type="float" office:value="52258">
            <text:p>52258</text:p>
          </table:table-cell>
          <table:table-cell office:value-type="float" office:value="52258">
            <text:p>52258</text:p>
          </table:table-cell>
          <table:table-cell office:value-type="string">
            <text:p>El Tablón de Gómez</text:p>
          </table:table-cell>
          <table:table-cell table:formula="of:=(CONCATENATE(&quot;insert into `Ciudad`(`Nombre`,`Codigo`) values('&quot;;[.I328];&quot;','&quot;;[.H328];&quot;');&quot;))" office:value-type="string" office:string-value="insert into `Ciudad`(`Nombre`,`Codigo`) values('El Tablón de Gómez','52258');">
            <text:p>insert into `Ciudad`(`Nombre`,`Codigo`) values('El Tablón de Gómez','52258');</text:p>
          </table:table-cell>
          <table:table-cell table:formula="of:=CONCATENATE(&quot;new Ciudad{Codigo=&quot;&quot;&quot;;[.H328];&quot;&quot;&quot;,Nombre=&quot;&quot;&quot;;[.I328];&quot;&quot;&quot;},&quot;)" office:value-type="string" office:string-value="new Ciudad{Codigo=&quot;52258&quot;,Nombre=&quot;El Tablón de Gómez&quot;},">
            <text:p>new Ciudad{Codigo="52258",Nombre="El Tablón de Gómez"},</text:p>
          </table:table-cell>
          <table:table-cell table:formula="of:=LEN([.B328])" office:value-type="float" office:value="18">
            <text:p>18</text:p>
          </table:table-cell>
        </table:table-row>
        <table:table-row table:style-name="ro2">
          <table:table-cell table:style-name="ce1" office:value-type="float" office:value="19256">
            <text:p>19256</text:p>
          </table:table-cell>
          <table:table-cell table:style-name="ce2" office:value-type="string">
            <text:p>EL TAMBO</text:p>
          </table:table-cell>
          <table:table-cell table:style-name="ce1" office:value-type="string">
            <text:p>Cauca</text:p>
          </table:table-cell>
          <table:table-cell table:formula="of:=LOWER([.B329])" office:value-type="string" office:string-value="el tambo">
            <text:p>el tambo</text:p>
          </table:table-cell>
          <table:table-cell table:formula="of:=PROPER([.D329])" office:value-type="string" office:string-value="El Tambo">
            <text:p>El Tambo</text:p>
          </table:table-cell>
          <table:table-cell table:formula="of:=LEN([.A329])" office:value-type="float" office:value="5">
            <text:p>5</text:p>
          </table:table-cell>
          <table:table-cell table:formula="of:=IF([.F329]=5;[.A329];CONCATENATE(&quot;0&quot;;[.A329]))" office:value-type="float" office:value="19256">
            <text:p>19256</text:p>
          </table:table-cell>
          <table:table-cell office:value-type="float" office:value="19256">
            <text:p>19256</text:p>
          </table:table-cell>
          <table:table-cell office:value-type="string">
            <text:p>El Tambo</text:p>
          </table:table-cell>
          <table:table-cell table:formula="of:=(CONCATENATE(&quot;insert into `Ciudad`(`Nombre`,`Codigo`) values('&quot;;[.I329];&quot;','&quot;;[.H329];&quot;');&quot;))" office:value-type="string" office:string-value="insert into `Ciudad`(`Nombre`,`Codigo`) values('El Tambo','19256');">
            <text:p>insert into `Ciudad`(`Nombre`,`Codigo`) values('El Tambo','19256');</text:p>
          </table:table-cell>
          <table:table-cell table:formula="of:=CONCATENATE(&quot;new Ciudad{Codigo=&quot;&quot;&quot;;[.H329];&quot;&quot;&quot;,Nombre=&quot;&quot;&quot;;[.I329];&quot;&quot;&quot;},&quot;)" office:value-type="string" office:string-value="new Ciudad{Codigo=&quot;19256&quot;,Nombre=&quot;El Tambo&quot;},">
            <text:p>new Ciudad{Codigo="19256",Nombre="El Tambo"},</text:p>
          </table:table-cell>
          <table:table-cell table:formula="of:=LEN([.B329])" office:value-type="float" office:value="8">
            <text:p>8</text:p>
          </table:table-cell>
        </table:table-row>
        <table:table-row table:style-name="ro2">
          <table:table-cell table:style-name="ce1" office:value-type="float" office:value="52260">
            <text:p>52260</text:p>
          </table:table-cell>
          <table:table-cell table:style-name="ce2" office:value-type="string">
            <text:p>EL TAMBO</text:p>
          </table:table-cell>
          <table:table-cell table:style-name="ce1" office:value-type="string">
            <text:p>Nariño</text:p>
          </table:table-cell>
          <table:table-cell table:formula="of:=LOWER([.B330])" office:value-type="string" office:string-value="el tambo">
            <text:p>el tambo</text:p>
          </table:table-cell>
          <table:table-cell table:formula="of:=PROPER([.D330])" office:value-type="string" office:string-value="El Tambo">
            <text:p>El Tambo</text:p>
          </table:table-cell>
          <table:table-cell table:formula="of:=LEN([.A330])" office:value-type="float" office:value="5">
            <text:p>5</text:p>
          </table:table-cell>
          <table:table-cell table:formula="of:=IF([.F330]=5;[.A330];CONCATENATE(&quot;0&quot;;[.A330]))" office:value-type="float" office:value="52260">
            <text:p>52260</text:p>
          </table:table-cell>
          <table:table-cell office:value-type="float" office:value="52260">
            <text:p>52260</text:p>
          </table:table-cell>
          <table:table-cell office:value-type="string">
            <text:p>El Tambo</text:p>
          </table:table-cell>
          <table:table-cell table:formula="of:=(CONCATENATE(&quot;insert into `Ciudad`(`Nombre`,`Codigo`) values('&quot;;[.I330];&quot;','&quot;;[.H330];&quot;');&quot;))" office:value-type="string" office:string-value="insert into `Ciudad`(`Nombre`,`Codigo`) values('El Tambo','52260');">
            <text:p>insert into `Ciudad`(`Nombre`,`Codigo`) values('El Tambo','52260');</text:p>
          </table:table-cell>
          <table:table-cell table:formula="of:=CONCATENATE(&quot;new Ciudad{Codigo=&quot;&quot;&quot;;[.H330];&quot;&quot;&quot;,Nombre=&quot;&quot;&quot;;[.I330];&quot;&quot;&quot;},&quot;)" office:value-type="string" office:string-value="new Ciudad{Codigo=&quot;52260&quot;,Nombre=&quot;El Tambo&quot;},">
            <text:p>new Ciudad{Codigo="52260",Nombre="El Tambo"},</text:p>
          </table:table-cell>
          <table:table-cell table:formula="of:=LEN([.B330])" office:value-type="float" office:value="8">
            <text:p>8</text:p>
          </table:table-cell>
        </table:table-row>
        <table:table-row table:style-name="ro2">
          <table:table-cell table:style-name="ce1" office:value-type="float" office:value="54250">
            <text:p>54250</text:p>
          </table:table-cell>
          <table:table-cell table:style-name="ce2" office:value-type="string">
            <text:p>EL TARRA</text:p>
          </table:table-cell>
          <table:table-cell table:style-name="ce1" office:value-type="string">
            <text:p>Norte de Santander</text:p>
          </table:table-cell>
          <table:table-cell table:formula="of:=LOWER([.B331])" office:value-type="string" office:string-value="el tarra">
            <text:p>el tarra</text:p>
          </table:table-cell>
          <table:table-cell table:formula="of:=PROPER([.D331])" office:value-type="string" office:string-value="El Tarra">
            <text:p>El Tarra</text:p>
          </table:table-cell>
          <table:table-cell table:formula="of:=LEN([.A331])" office:value-type="float" office:value="5">
            <text:p>5</text:p>
          </table:table-cell>
          <table:table-cell table:formula="of:=IF([.F331]=5;[.A331];CONCATENATE(&quot;0&quot;;[.A331]))" office:value-type="float" office:value="54250">
            <text:p>54250</text:p>
          </table:table-cell>
          <table:table-cell office:value-type="float" office:value="54250">
            <text:p>54250</text:p>
          </table:table-cell>
          <table:table-cell office:value-type="string">
            <text:p>El Tarra</text:p>
          </table:table-cell>
          <table:table-cell table:formula="of:=(CONCATENATE(&quot;insert into `Ciudad`(`Nombre`,`Codigo`) values('&quot;;[.I331];&quot;','&quot;;[.H331];&quot;');&quot;))" office:value-type="string" office:string-value="insert into `Ciudad`(`Nombre`,`Codigo`) values('El Tarra','54250');">
            <text:p>insert into `Ciudad`(`Nombre`,`Codigo`) values('El Tarra','54250');</text:p>
          </table:table-cell>
          <table:table-cell table:formula="of:=CONCATENATE(&quot;new Ciudad{Codigo=&quot;&quot;&quot;;[.H331];&quot;&quot;&quot;,Nombre=&quot;&quot;&quot;;[.I331];&quot;&quot;&quot;},&quot;)" office:value-type="string" office:string-value="new Ciudad{Codigo=&quot;54250&quot;,Nombre=&quot;El Tarra&quot;},">
            <text:p>new Ciudad{Codigo="54250",Nombre="El Tarra"},</text:p>
          </table:table-cell>
          <table:table-cell table:formula="of:=LEN([.B331])" office:value-type="float" office:value="8">
            <text:p>8</text:p>
          </table:table-cell>
        </table:table-row>
        <table:table-row table:style-name="ro2">
          <table:table-cell table:style-name="ce1" office:value-type="float" office:value="54261">
            <text:p>54261</text:p>
          </table:table-cell>
          <table:table-cell table:style-name="ce2" office:value-type="string">
            <text:p>EL ZULIA</text:p>
          </table:table-cell>
          <table:table-cell table:style-name="ce1" office:value-type="string">
            <text:p>Norte de Santander</text:p>
          </table:table-cell>
          <table:table-cell table:formula="of:=LOWER([.B332])" office:value-type="string" office:string-value="el zulia">
            <text:p>el zulia</text:p>
          </table:table-cell>
          <table:table-cell table:formula="of:=PROPER([.D332])" office:value-type="string" office:string-value="El Zulia">
            <text:p>El Zulia</text:p>
          </table:table-cell>
          <table:table-cell table:formula="of:=LEN([.A332])" office:value-type="float" office:value="5">
            <text:p>5</text:p>
          </table:table-cell>
          <table:table-cell table:formula="of:=IF([.F332]=5;[.A332];CONCATENATE(&quot;0&quot;;[.A332]))" office:value-type="float" office:value="54261">
            <text:p>54261</text:p>
          </table:table-cell>
          <table:table-cell office:value-type="float" office:value="54261">
            <text:p>54261</text:p>
          </table:table-cell>
          <table:table-cell office:value-type="string">
            <text:p>El Zulia</text:p>
          </table:table-cell>
          <table:table-cell table:formula="of:=(CONCATENATE(&quot;insert into `Ciudad`(`Nombre`,`Codigo`) values('&quot;;[.I332];&quot;','&quot;;[.H332];&quot;');&quot;))" office:value-type="string" office:string-value="insert into `Ciudad`(`Nombre`,`Codigo`) values('El Zulia','54261');">
            <text:p>insert into `Ciudad`(`Nombre`,`Codigo`) values('El Zulia','54261');</text:p>
          </table:table-cell>
          <table:table-cell table:formula="of:=CONCATENATE(&quot;new Ciudad{Codigo=&quot;&quot;&quot;;[.H332];&quot;&quot;&quot;,Nombre=&quot;&quot;&quot;;[.I332];&quot;&quot;&quot;},&quot;)" office:value-type="string" office:string-value="new Ciudad{Codigo=&quot;54261&quot;,Nombre=&quot;El Zulia&quot;},">
            <text:p>new Ciudad{Codigo="54261",Nombre="El Zulia"},</text:p>
          </table:table-cell>
          <table:table-cell table:formula="of:=LEN([.B332])" office:value-type="float" office:value="8">
            <text:p>8</text:p>
          </table:table-cell>
        </table:table-row>
        <table:table-row table:style-name="ro2">
          <table:table-cell table:style-name="ce1" office:value-type="float" office:value="41244">
            <text:p>41244</text:p>
          </table:table-cell>
          <table:table-cell table:style-name="ce2" office:value-type="string">
            <text:p>ELÍAS</text:p>
          </table:table-cell>
          <table:table-cell table:style-name="ce1" office:value-type="string">
            <text:p>Huila</text:p>
          </table:table-cell>
          <table:table-cell table:formula="of:=LOWER([.B333])" office:value-type="string" office:string-value="elías">
            <text:p>elías</text:p>
          </table:table-cell>
          <table:table-cell table:formula="of:=PROPER([.D333])" office:value-type="string" office:string-value="Elías">
            <text:p>Elías</text:p>
          </table:table-cell>
          <table:table-cell table:formula="of:=LEN([.A333])" office:value-type="float" office:value="5">
            <text:p>5</text:p>
          </table:table-cell>
          <table:table-cell table:formula="of:=IF([.F333]=5;[.A333];CONCATENATE(&quot;0&quot;;[.A333]))" office:value-type="float" office:value="41244">
            <text:p>41244</text:p>
          </table:table-cell>
          <table:table-cell office:value-type="float" office:value="41244">
            <text:p>41244</text:p>
          </table:table-cell>
          <table:table-cell office:value-type="string">
            <text:p>Elías</text:p>
          </table:table-cell>
          <table:table-cell table:formula="of:=(CONCATENATE(&quot;insert into `Ciudad`(`Nombre`,`Codigo`) values('&quot;;[.I333];&quot;','&quot;;[.H333];&quot;');&quot;))" office:value-type="string" office:string-value="insert into `Ciudad`(`Nombre`,`Codigo`) values('Elías','41244');">
            <text:p>insert into `Ciudad`(`Nombre`,`Codigo`) values('Elías','41244');</text:p>
          </table:table-cell>
          <table:table-cell table:formula="of:=CONCATENATE(&quot;new Ciudad{Codigo=&quot;&quot;&quot;;[.H333];&quot;&quot;&quot;,Nombre=&quot;&quot;&quot;;[.I333];&quot;&quot;&quot;},&quot;)" office:value-type="string" office:string-value="new Ciudad{Codigo=&quot;41244&quot;,Nombre=&quot;Elías&quot;},">
            <text:p>new Ciudad{Codigo="41244",Nombre="Elías"},</text:p>
          </table:table-cell>
          <table:table-cell table:formula="of:=LEN([.B333])" office:value-type="float" office:value="5">
            <text:p>5</text:p>
          </table:table-cell>
        </table:table-row>
        <table:table-row table:style-name="ro2">
          <table:table-cell table:style-name="ce1" office:value-type="float" office:value="68264">
            <text:p>68264</text:p>
          </table:table-cell>
          <table:table-cell table:style-name="ce2" office:value-type="string">
            <text:p>ENCINO</text:p>
          </table:table-cell>
          <table:table-cell table:style-name="ce1" office:value-type="string">
            <text:p>Santander</text:p>
          </table:table-cell>
          <table:table-cell table:formula="of:=LOWER([.B334])" office:value-type="string" office:string-value="encino">
            <text:p>encino</text:p>
          </table:table-cell>
          <table:table-cell table:formula="of:=PROPER([.D334])" office:value-type="string" office:string-value="Encino">
            <text:p>Encino</text:p>
          </table:table-cell>
          <table:table-cell table:formula="of:=LEN([.A334])" office:value-type="float" office:value="5">
            <text:p>5</text:p>
          </table:table-cell>
          <table:table-cell table:formula="of:=IF([.F334]=5;[.A334];CONCATENATE(&quot;0&quot;;[.A334]))" office:value-type="float" office:value="68264">
            <text:p>68264</text:p>
          </table:table-cell>
          <table:table-cell office:value-type="float" office:value="68264">
            <text:p>68264</text:p>
          </table:table-cell>
          <table:table-cell office:value-type="string">
            <text:p>Encino</text:p>
          </table:table-cell>
          <table:table-cell table:formula="of:=(CONCATENATE(&quot;insert into `Ciudad`(`Nombre`,`Codigo`) values('&quot;;[.I334];&quot;','&quot;;[.H334];&quot;');&quot;))" office:value-type="string" office:string-value="insert into `Ciudad`(`Nombre`,`Codigo`) values('Encino','68264');">
            <text:p>insert into `Ciudad`(`Nombre`,`Codigo`) values('Encino','68264');</text:p>
          </table:table-cell>
          <table:table-cell table:formula="of:=CONCATENATE(&quot;new Ciudad{Codigo=&quot;&quot;&quot;;[.H334];&quot;&quot;&quot;,Nombre=&quot;&quot;&quot;;[.I334];&quot;&quot;&quot;},&quot;)" office:value-type="string" office:string-value="new Ciudad{Codigo=&quot;68264&quot;,Nombre=&quot;Encino&quot;},">
            <text:p>new Ciudad{Codigo="68264",Nombre="Encino"},</text:p>
          </table:table-cell>
          <table:table-cell table:formula="of:=LEN([.B334])" office:value-type="float" office:value="6">
            <text:p>6</text:p>
          </table:table-cell>
        </table:table-row>
        <table:table-row table:style-name="ro2">
          <table:table-cell table:style-name="ce1" office:value-type="float" office:value="68266">
            <text:p>68266</text:p>
          </table:table-cell>
          <table:table-cell table:style-name="ce2" office:value-type="string">
            <text:p>ENCISO</text:p>
          </table:table-cell>
          <table:table-cell table:style-name="ce1" office:value-type="string">
            <text:p>Santander</text:p>
          </table:table-cell>
          <table:table-cell table:formula="of:=LOWER([.B335])" office:value-type="string" office:string-value="enciso">
            <text:p>enciso</text:p>
          </table:table-cell>
          <table:table-cell table:formula="of:=PROPER([.D335])" office:value-type="string" office:string-value="Enciso">
            <text:p>Enciso</text:p>
          </table:table-cell>
          <table:table-cell table:formula="of:=LEN([.A335])" office:value-type="float" office:value="5">
            <text:p>5</text:p>
          </table:table-cell>
          <table:table-cell table:formula="of:=IF([.F335]=5;[.A335];CONCATENATE(&quot;0&quot;;[.A335]))" office:value-type="float" office:value="68266">
            <text:p>68266</text:p>
          </table:table-cell>
          <table:table-cell office:value-type="float" office:value="68266">
            <text:p>68266</text:p>
          </table:table-cell>
          <table:table-cell office:value-type="string">
            <text:p>Enciso</text:p>
          </table:table-cell>
          <table:table-cell table:formula="of:=(CONCATENATE(&quot;insert into `Ciudad`(`Nombre`,`Codigo`) values('&quot;;[.I335];&quot;','&quot;;[.H335];&quot;');&quot;))" office:value-type="string" office:string-value="insert into `Ciudad`(`Nombre`,`Codigo`) values('Enciso','68266');">
            <text:p>insert into `Ciudad`(`Nombre`,`Codigo`) values('Enciso','68266');</text:p>
          </table:table-cell>
          <table:table-cell table:formula="of:=CONCATENATE(&quot;new Ciudad{Codigo=&quot;&quot;&quot;;[.H335];&quot;&quot;&quot;,Nombre=&quot;&quot;&quot;;[.I335];&quot;&quot;&quot;},&quot;)" office:value-type="string" office:string-value="new Ciudad{Codigo=&quot;68266&quot;,Nombre=&quot;Enciso&quot;},">
            <text:p>new Ciudad{Codigo="68266",Nombre="Enciso"},</text:p>
          </table:table-cell>
          <table:table-cell table:formula="of:=LEN([.B335])" office:value-type="float" office:value="6">
            <text:p>6</text:p>
          </table:table-cell>
        </table:table-row>
        <table:table-row table:style-name="ro2">
          <table:table-cell table:style-name="ce1" office:value-type="float" office:value="5264">
            <text:p>5264</text:p>
          </table:table-cell>
          <table:table-cell table:style-name="ce2" office:value-type="string">
            <text:p>ENTRERRIOS</text:p>
          </table:table-cell>
          <table:table-cell table:style-name="ce1" office:value-type="string">
            <text:p>Antioquia</text:p>
          </table:table-cell>
          <table:table-cell table:formula="of:=LOWER([.B336])" office:value-type="string" office:string-value="entrerrios">
            <text:p>entrerrios</text:p>
          </table:table-cell>
          <table:table-cell table:formula="of:=PROPER([.D336])" office:value-type="string" office:string-value="Entrerrios">
            <text:p>Entrerrios</text:p>
          </table:table-cell>
          <table:table-cell table:formula="of:=LEN([.A336])" office:value-type="float" office:value="4">
            <text:p>4</text:p>
          </table:table-cell>
          <table:table-cell table:formula="of:=IF([.F336]=5;[.A336];CONCATENATE(&quot;0&quot;;[.A336]))" office:value-type="string" office:string-value="05264">
            <text:p>05264</text:p>
          </table:table-cell>
          <table:table-cell office:value-type="string">
            <text:p>05264</text:p>
          </table:table-cell>
          <table:table-cell office:value-type="string">
            <text:p>Entrerrios</text:p>
          </table:table-cell>
          <table:table-cell table:formula="of:=(CONCATENATE(&quot;insert into `Ciudad`(`Nombre`,`Codigo`) values('&quot;;[.I336];&quot;','&quot;;[.H336];&quot;');&quot;))" office:value-type="string" office:string-value="insert into `Ciudad`(`Nombre`,`Codigo`) values('Entrerrios','05264');">
            <text:p>insert into `Ciudad`(`Nombre`,`Codigo`) values('Entrerrios','05264');</text:p>
          </table:table-cell>
          <table:table-cell table:formula="of:=CONCATENATE(&quot;new Ciudad{Codigo=&quot;&quot;&quot;;[.H336];&quot;&quot;&quot;,Nombre=&quot;&quot;&quot;;[.I336];&quot;&quot;&quot;},&quot;)" office:value-type="string" office:string-value="new Ciudad{Codigo=&quot;05264&quot;,Nombre=&quot;Entrerrios&quot;},">
            <text:p>new Ciudad{Codigo="05264",Nombre="Entrerrios"},</text:p>
          </table:table-cell>
          <table:table-cell table:formula="of:=LEN([.B336])" office:value-type="float" office:value="10">
            <text:p>10</text:p>
          </table:table-cell>
        </table:table-row>
        <table:table-row table:style-name="ro2">
          <table:table-cell table:style-name="ce1" office:value-type="float" office:value="5266">
            <text:p>5266</text:p>
          </table:table-cell>
          <table:table-cell table:style-name="ce2" office:value-type="string">
            <text:p>ENVIGADO</text:p>
          </table:table-cell>
          <table:table-cell table:style-name="ce1" office:value-type="string">
            <text:p>Antioquia</text:p>
          </table:table-cell>
          <table:table-cell table:formula="of:=LOWER([.B337])" office:value-type="string" office:string-value="envigado">
            <text:p>envigado</text:p>
          </table:table-cell>
          <table:table-cell table:formula="of:=PROPER([.D337])" office:value-type="string" office:string-value="Envigado">
            <text:p>Envigado</text:p>
          </table:table-cell>
          <table:table-cell table:formula="of:=LEN([.A337])" office:value-type="float" office:value="4">
            <text:p>4</text:p>
          </table:table-cell>
          <table:table-cell table:formula="of:=IF([.F337]=5;[.A337];CONCATENATE(&quot;0&quot;;[.A337]))" office:value-type="string" office:string-value="05266">
            <text:p>05266</text:p>
          </table:table-cell>
          <table:table-cell office:value-type="string">
            <text:p>05266</text:p>
          </table:table-cell>
          <table:table-cell office:value-type="string">
            <text:p>Envigado</text:p>
          </table:table-cell>
          <table:table-cell table:formula="of:=(CONCATENATE(&quot;insert into `Ciudad`(`Nombre`,`Codigo`) values('&quot;;[.I337];&quot;','&quot;;[.H337];&quot;');&quot;))" office:value-type="string" office:string-value="insert into `Ciudad`(`Nombre`,`Codigo`) values('Envigado','05266');">
            <text:p>insert into `Ciudad`(`Nombre`,`Codigo`) values('Envigado','05266');</text:p>
          </table:table-cell>
          <table:table-cell table:formula="of:=CONCATENATE(&quot;new Ciudad{Codigo=&quot;&quot;&quot;;[.H337];&quot;&quot;&quot;,Nombre=&quot;&quot;&quot;;[.I337];&quot;&quot;&quot;},&quot;)" office:value-type="string" office:string-value="new Ciudad{Codigo=&quot;05266&quot;,Nombre=&quot;Envigado&quot;},">
            <text:p>new Ciudad{Codigo="05266",Nombre="Envigado"},</text:p>
          </table:table-cell>
          <table:table-cell table:formula="of:=LEN([.B337])" office:value-type="float" office:value="8">
            <text:p>8</text:p>
          </table:table-cell>
        </table:table-row>
        <table:table-row table:style-name="ro2">
          <table:table-cell table:style-name="ce1" office:value-type="float" office:value="73268">
            <text:p>73268</text:p>
          </table:table-cell>
          <table:table-cell table:style-name="ce2" office:value-type="string">
            <text:p>ESPINAL</text:p>
          </table:table-cell>
          <table:table-cell table:style-name="ce1" office:value-type="string">
            <text:p>Tolima</text:p>
          </table:table-cell>
          <table:table-cell table:formula="of:=LOWER([.B338])" office:value-type="string" office:string-value="espinal">
            <text:p>espinal</text:p>
          </table:table-cell>
          <table:table-cell table:formula="of:=PROPER([.D338])" office:value-type="string" office:string-value="Espinal">
            <text:p>Espinal</text:p>
          </table:table-cell>
          <table:table-cell table:formula="of:=LEN([.A338])" office:value-type="float" office:value="5">
            <text:p>5</text:p>
          </table:table-cell>
          <table:table-cell table:formula="of:=IF([.F338]=5;[.A338];CONCATENATE(&quot;0&quot;;[.A338]))" office:value-type="float" office:value="73268">
            <text:p>73268</text:p>
          </table:table-cell>
          <table:table-cell office:value-type="float" office:value="73268">
            <text:p>73268</text:p>
          </table:table-cell>
          <table:table-cell office:value-type="string">
            <text:p>Espinal</text:p>
          </table:table-cell>
          <table:table-cell table:formula="of:=(CONCATENATE(&quot;insert into `Ciudad`(`Nombre`,`Codigo`) values('&quot;;[.I338];&quot;','&quot;;[.H338];&quot;');&quot;))" office:value-type="string" office:string-value="insert into `Ciudad`(`Nombre`,`Codigo`) values('Espinal','73268');">
            <text:p>insert into `Ciudad`(`Nombre`,`Codigo`) values('Espinal','73268');</text:p>
          </table:table-cell>
          <table:table-cell table:formula="of:=CONCATENATE(&quot;new Ciudad{Codigo=&quot;&quot;&quot;;[.H338];&quot;&quot;&quot;,Nombre=&quot;&quot;&quot;;[.I338];&quot;&quot;&quot;},&quot;)" office:value-type="string" office:string-value="new Ciudad{Codigo=&quot;73268&quot;,Nombre=&quot;Espinal&quot;},">
            <text:p>new Ciudad{Codigo="73268",Nombre="Espinal"},</text:p>
          </table:table-cell>
          <table:table-cell table:formula="of:=LEN([.B338])" office:value-type="float" office:value="7">
            <text:p>7</text:p>
          </table:table-cell>
        </table:table-row>
        <table:table-row table:style-name="ro2">
          <table:table-cell table:style-name="ce1" office:value-type="float" office:value="25269">
            <text:p>25269</text:p>
          </table:table-cell>
          <table:table-cell table:style-name="ce2" office:value-type="string">
            <text:p>FACATATIVÁ</text:p>
          </table:table-cell>
          <table:table-cell table:style-name="ce1" office:value-type="string">
            <text:p>Cundinamarca</text:p>
          </table:table-cell>
          <table:table-cell table:formula="of:=LOWER([.B339])" office:value-type="string" office:string-value="facatativá">
            <text:p>facatativá</text:p>
          </table:table-cell>
          <table:table-cell table:formula="of:=PROPER([.D339])" office:value-type="string" office:string-value="Facatativá">
            <text:p>Facatativá</text:p>
          </table:table-cell>
          <table:table-cell table:formula="of:=LEN([.A339])" office:value-type="float" office:value="5">
            <text:p>5</text:p>
          </table:table-cell>
          <table:table-cell table:formula="of:=IF([.F339]=5;[.A339];CONCATENATE(&quot;0&quot;;[.A339]))" office:value-type="float" office:value="25269">
            <text:p>25269</text:p>
          </table:table-cell>
          <table:table-cell office:value-type="float" office:value="25269">
            <text:p>25269</text:p>
          </table:table-cell>
          <table:table-cell office:value-type="string">
            <text:p>Facatativá</text:p>
          </table:table-cell>
          <table:table-cell table:formula="of:=(CONCATENATE(&quot;insert into `Ciudad`(`Nombre`,`Codigo`) values('&quot;;[.I339];&quot;','&quot;;[.H339];&quot;');&quot;))" office:value-type="string" office:string-value="insert into `Ciudad`(`Nombre`,`Codigo`) values('Facatativá','25269');">
            <text:p>insert into `Ciudad`(`Nombre`,`Codigo`) values('Facatativá','25269');</text:p>
          </table:table-cell>
          <table:table-cell table:formula="of:=CONCATENATE(&quot;new Ciudad{Codigo=&quot;&quot;&quot;;[.H339];&quot;&quot;&quot;,Nombre=&quot;&quot;&quot;;[.I339];&quot;&quot;&quot;},&quot;)" office:value-type="string" office:string-value="new Ciudad{Codigo=&quot;25269&quot;,Nombre=&quot;Facatativá&quot;},">
            <text:p>new Ciudad{Codigo="25269",Nombre="Facatativá"},</text:p>
          </table:table-cell>
          <table:table-cell table:formula="of:=LEN([.B339])" office:value-type="float" office:value="10">
            <text:p>10</text:p>
          </table:table-cell>
        </table:table-row>
        <table:table-row table:style-name="ro2">
          <table:table-cell table:style-name="ce1" office:value-type="float" office:value="73270">
            <text:p>73270</text:p>
          </table:table-cell>
          <table:table-cell table:style-name="ce2" office:value-type="string">
            <text:p>FALAN</text:p>
          </table:table-cell>
          <table:table-cell table:style-name="ce1" office:value-type="string">
            <text:p>Tolima</text:p>
          </table:table-cell>
          <table:table-cell table:formula="of:=LOWER([.B340])" office:value-type="string" office:string-value="falan">
            <text:p>falan</text:p>
          </table:table-cell>
          <table:table-cell table:formula="of:=PROPER([.D340])" office:value-type="string" office:string-value="Falan">
            <text:p>Falan</text:p>
          </table:table-cell>
          <table:table-cell table:formula="of:=LEN([.A340])" office:value-type="float" office:value="5">
            <text:p>5</text:p>
          </table:table-cell>
          <table:table-cell table:formula="of:=IF([.F340]=5;[.A340];CONCATENATE(&quot;0&quot;;[.A340]))" office:value-type="float" office:value="73270">
            <text:p>73270</text:p>
          </table:table-cell>
          <table:table-cell office:value-type="float" office:value="73270">
            <text:p>73270</text:p>
          </table:table-cell>
          <table:table-cell office:value-type="string">
            <text:p>Falan</text:p>
          </table:table-cell>
          <table:table-cell table:formula="of:=(CONCATENATE(&quot;insert into `Ciudad`(`Nombre`,`Codigo`) values('&quot;;[.I340];&quot;','&quot;;[.H340];&quot;');&quot;))" office:value-type="string" office:string-value="insert into `Ciudad`(`Nombre`,`Codigo`) values('Falan','73270');">
            <text:p>insert into `Ciudad`(`Nombre`,`Codigo`) values('Falan','73270');</text:p>
          </table:table-cell>
          <table:table-cell table:formula="of:=CONCATENATE(&quot;new Ciudad{Codigo=&quot;&quot;&quot;;[.H340];&quot;&quot;&quot;,Nombre=&quot;&quot;&quot;;[.I340];&quot;&quot;&quot;},&quot;)" office:value-type="string" office:string-value="new Ciudad{Codigo=&quot;73270&quot;,Nombre=&quot;Falan&quot;},">
            <text:p>new Ciudad{Codigo="73270",Nombre="Falan"},</text:p>
          </table:table-cell>
          <table:table-cell table:formula="of:=LEN([.B340])" office:value-type="float" office:value="5">
            <text:p>5</text:p>
          </table:table-cell>
        </table:table-row>
        <table:table-row table:style-name="ro2">
          <table:table-cell table:style-name="ce1" office:value-type="float" office:value="17272">
            <text:p>17272</text:p>
          </table:table-cell>
          <table:table-cell table:style-name="ce2" office:value-type="string">
            <text:p>FILADELFIA</text:p>
          </table:table-cell>
          <table:table-cell table:style-name="ce1" office:value-type="string">
            <text:p>Caldas</text:p>
          </table:table-cell>
          <table:table-cell table:formula="of:=LOWER([.B341])" office:value-type="string" office:string-value="filadelfia">
            <text:p>filadelfia</text:p>
          </table:table-cell>
          <table:table-cell table:formula="of:=PROPER([.D341])" office:value-type="string" office:string-value="Filadelfia">
            <text:p>Filadelfia</text:p>
          </table:table-cell>
          <table:table-cell table:formula="of:=LEN([.A341])" office:value-type="float" office:value="5">
            <text:p>5</text:p>
          </table:table-cell>
          <table:table-cell table:formula="of:=IF([.F341]=5;[.A341];CONCATENATE(&quot;0&quot;;[.A341]))" office:value-type="float" office:value="17272">
            <text:p>17272</text:p>
          </table:table-cell>
          <table:table-cell office:value-type="float" office:value="17272">
            <text:p>17272</text:p>
          </table:table-cell>
          <table:table-cell office:value-type="string">
            <text:p>Filadelfia</text:p>
          </table:table-cell>
          <table:table-cell table:formula="of:=(CONCATENATE(&quot;insert into `Ciudad`(`Nombre`,`Codigo`) values('&quot;;[.I341];&quot;','&quot;;[.H341];&quot;');&quot;))" office:value-type="string" office:string-value="insert into `Ciudad`(`Nombre`,`Codigo`) values('Filadelfia','17272');">
            <text:p>insert into `Ciudad`(`Nombre`,`Codigo`) values('Filadelfia','17272');</text:p>
          </table:table-cell>
          <table:table-cell table:formula="of:=CONCATENATE(&quot;new Ciudad{Codigo=&quot;&quot;&quot;;[.H341];&quot;&quot;&quot;,Nombre=&quot;&quot;&quot;;[.I341];&quot;&quot;&quot;},&quot;)" office:value-type="string" office:string-value="new Ciudad{Codigo=&quot;17272&quot;,Nombre=&quot;Filadelfia&quot;},">
            <text:p>new Ciudad{Codigo="17272",Nombre="Filadelfia"},</text:p>
          </table:table-cell>
          <table:table-cell table:formula="of:=LEN([.B341])" office:value-type="float" office:value="10">
            <text:p>10</text:p>
          </table:table-cell>
        </table:table-row>
        <table:table-row table:style-name="ro2">
          <table:table-cell table:style-name="ce1" office:value-type="float" office:value="63272">
            <text:p>63272</text:p>
          </table:table-cell>
          <table:table-cell table:style-name="ce2" office:value-type="string">
            <text:p>FILANDIA</text:p>
          </table:table-cell>
          <table:table-cell table:style-name="ce1" office:value-type="string">
            <text:p>Quindio</text:p>
          </table:table-cell>
          <table:table-cell table:formula="of:=LOWER([.B342])" office:value-type="string" office:string-value="filandia">
            <text:p>filandia</text:p>
          </table:table-cell>
          <table:table-cell table:formula="of:=PROPER([.D342])" office:value-type="string" office:string-value="Filandia">
            <text:p>Filandia</text:p>
          </table:table-cell>
          <table:table-cell table:formula="of:=LEN([.A342])" office:value-type="float" office:value="5">
            <text:p>5</text:p>
          </table:table-cell>
          <table:table-cell table:formula="of:=IF([.F342]=5;[.A342];CONCATENATE(&quot;0&quot;;[.A342]))" office:value-type="float" office:value="63272">
            <text:p>63272</text:p>
          </table:table-cell>
          <table:table-cell office:value-type="float" office:value="63272">
            <text:p>63272</text:p>
          </table:table-cell>
          <table:table-cell office:value-type="string">
            <text:p>Filandia</text:p>
          </table:table-cell>
          <table:table-cell table:formula="of:=(CONCATENATE(&quot;insert into `Ciudad`(`Nombre`,`Codigo`) values('&quot;;[.I342];&quot;','&quot;;[.H342];&quot;');&quot;))" office:value-type="string" office:string-value="insert into `Ciudad`(`Nombre`,`Codigo`) values('Filandia','63272');">
            <text:p>insert into `Ciudad`(`Nombre`,`Codigo`) values('Filandia','63272');</text:p>
          </table:table-cell>
          <table:table-cell table:formula="of:=CONCATENATE(&quot;new Ciudad{Codigo=&quot;&quot;&quot;;[.H342];&quot;&quot;&quot;,Nombre=&quot;&quot;&quot;;[.I342];&quot;&quot;&quot;},&quot;)" office:value-type="string" office:string-value="new Ciudad{Codigo=&quot;63272&quot;,Nombre=&quot;Filandia&quot;},">
            <text:p>new Ciudad{Codigo="63272",Nombre="Filandia"},</text:p>
          </table:table-cell>
          <table:table-cell table:formula="of:=LEN([.B342])" office:value-type="float" office:value="8">
            <text:p>8</text:p>
          </table:table-cell>
        </table:table-row>
        <table:table-row table:style-name="ro2">
          <table:table-cell table:style-name="ce1" office:value-type="float" office:value="15272">
            <text:p>15272</text:p>
          </table:table-cell>
          <table:table-cell table:style-name="ce2" office:value-type="string">
            <text:p>FIRAVITOBA</text:p>
          </table:table-cell>
          <table:table-cell table:style-name="ce1" office:value-type="string">
            <text:p>Boyacá</text:p>
          </table:table-cell>
          <table:table-cell table:formula="of:=LOWER([.B343])" office:value-type="string" office:string-value="firavitoba">
            <text:p>firavitoba</text:p>
          </table:table-cell>
          <table:table-cell table:formula="of:=PROPER([.D343])" office:value-type="string" office:string-value="Firavitoba">
            <text:p>Firavitoba</text:p>
          </table:table-cell>
          <table:table-cell table:formula="of:=LEN([.A343])" office:value-type="float" office:value="5">
            <text:p>5</text:p>
          </table:table-cell>
          <table:table-cell table:formula="of:=IF([.F343]=5;[.A343];CONCATENATE(&quot;0&quot;;[.A343]))" office:value-type="float" office:value="15272">
            <text:p>15272</text:p>
          </table:table-cell>
          <table:table-cell office:value-type="float" office:value="15272">
            <text:p>15272</text:p>
          </table:table-cell>
          <table:table-cell office:value-type="string">
            <text:p>Firavitoba</text:p>
          </table:table-cell>
          <table:table-cell table:formula="of:=(CONCATENATE(&quot;insert into `Ciudad`(`Nombre`,`Codigo`) values('&quot;;[.I343];&quot;','&quot;;[.H343];&quot;');&quot;))" office:value-type="string" office:string-value="insert into `Ciudad`(`Nombre`,`Codigo`) values('Firavitoba','15272');">
            <text:p>insert into `Ciudad`(`Nombre`,`Codigo`) values('Firavitoba','15272');</text:p>
          </table:table-cell>
          <table:table-cell table:formula="of:=CONCATENATE(&quot;new Ciudad{Codigo=&quot;&quot;&quot;;[.H343];&quot;&quot;&quot;,Nombre=&quot;&quot;&quot;;[.I343];&quot;&quot;&quot;},&quot;)" office:value-type="string" office:string-value="new Ciudad{Codigo=&quot;15272&quot;,Nombre=&quot;Firavitoba&quot;},">
            <text:p>new Ciudad{Codigo="15272",Nombre="Firavitoba"},</text:p>
          </table:table-cell>
          <table:table-cell table:formula="of:=LEN([.B343])" office:value-type="float" office:value="10">
            <text:p>10</text:p>
          </table:table-cell>
        </table:table-row>
        <table:table-row table:style-name="ro2">
          <table:table-cell table:style-name="ce1" office:value-type="float" office:value="73275">
            <text:p>73275</text:p>
          </table:table-cell>
          <table:table-cell table:style-name="ce2" office:value-type="string">
            <text:p>FLANDES</text:p>
          </table:table-cell>
          <table:table-cell table:style-name="ce1" office:value-type="string">
            <text:p>Tolima</text:p>
          </table:table-cell>
          <table:table-cell table:formula="of:=LOWER([.B344])" office:value-type="string" office:string-value="flandes">
            <text:p>flandes</text:p>
          </table:table-cell>
          <table:table-cell table:formula="of:=PROPER([.D344])" office:value-type="string" office:string-value="Flandes">
            <text:p>Flandes</text:p>
          </table:table-cell>
          <table:table-cell table:formula="of:=LEN([.A344])" office:value-type="float" office:value="5">
            <text:p>5</text:p>
          </table:table-cell>
          <table:table-cell table:formula="of:=IF([.F344]=5;[.A344];CONCATENATE(&quot;0&quot;;[.A344]))" office:value-type="float" office:value="73275">
            <text:p>73275</text:p>
          </table:table-cell>
          <table:table-cell office:value-type="float" office:value="73275">
            <text:p>73275</text:p>
          </table:table-cell>
          <table:table-cell office:value-type="string">
            <text:p>Flandes</text:p>
          </table:table-cell>
          <table:table-cell table:formula="of:=(CONCATENATE(&quot;insert into `Ciudad`(`Nombre`,`Codigo`) values('&quot;;[.I344];&quot;','&quot;;[.H344];&quot;');&quot;))" office:value-type="string" office:string-value="insert into `Ciudad`(`Nombre`,`Codigo`) values('Flandes','73275');">
            <text:p>insert into `Ciudad`(`Nombre`,`Codigo`) values('Flandes','73275');</text:p>
          </table:table-cell>
          <table:table-cell table:formula="of:=CONCATENATE(&quot;new Ciudad{Codigo=&quot;&quot;&quot;;[.H344];&quot;&quot;&quot;,Nombre=&quot;&quot;&quot;;[.I344];&quot;&quot;&quot;},&quot;)" office:value-type="string" office:string-value="new Ciudad{Codigo=&quot;73275&quot;,Nombre=&quot;Flandes&quot;},">
            <text:p>new Ciudad{Codigo="73275",Nombre="Flandes"},</text:p>
          </table:table-cell>
          <table:table-cell table:formula="of:=LEN([.B344])" office:value-type="float" office:value="7">
            <text:p>7</text:p>
          </table:table-cell>
        </table:table-row>
        <table:table-row table:style-name="ro2">
          <table:table-cell table:style-name="ce1" office:value-type="float" office:value="18001">
            <text:p>18001</text:p>
          </table:table-cell>
          <table:table-cell table:style-name="ce2" office:value-type="string">
            <text:p>FLORENCIA</text:p>
          </table:table-cell>
          <table:table-cell table:style-name="ce1" office:value-type="string">
            <text:p>Caquetá</text:p>
          </table:table-cell>
          <table:table-cell table:formula="of:=LOWER([.B345])" office:value-type="string" office:string-value="florencia">
            <text:p>florencia</text:p>
          </table:table-cell>
          <table:table-cell table:formula="of:=PROPER([.D345])" office:value-type="string" office:string-value="Florencia">
            <text:p>Florencia</text:p>
          </table:table-cell>
          <table:table-cell table:formula="of:=LEN([.A345])" office:value-type="float" office:value="5">
            <text:p>5</text:p>
          </table:table-cell>
          <table:table-cell table:formula="of:=IF([.F345]=5;[.A345];CONCATENATE(&quot;0&quot;;[.A345]))" office:value-type="float" office:value="18001">
            <text:p>18001</text:p>
          </table:table-cell>
          <table:table-cell office:value-type="float" office:value="18001">
            <text:p>18001</text:p>
          </table:table-cell>
          <table:table-cell office:value-type="string">
            <text:p>Florencia</text:p>
          </table:table-cell>
          <table:table-cell table:formula="of:=(CONCATENATE(&quot;insert into `Ciudad`(`Nombre`,`Codigo`) values('&quot;;[.I345];&quot;','&quot;;[.H345];&quot;');&quot;))" office:value-type="string" office:string-value="insert into `Ciudad`(`Nombre`,`Codigo`) values('Florencia','18001');">
            <text:p>insert into `Ciudad`(`Nombre`,`Codigo`) values('Florencia','18001');</text:p>
          </table:table-cell>
          <table:table-cell table:formula="of:=CONCATENATE(&quot;new Ciudad{Codigo=&quot;&quot;&quot;;[.H345];&quot;&quot;&quot;,Nombre=&quot;&quot;&quot;;[.I345];&quot;&quot;&quot;},&quot;)" office:value-type="string" office:string-value="new Ciudad{Codigo=&quot;18001&quot;,Nombre=&quot;Florencia&quot;},">
            <text:p>new Ciudad{Codigo="18001",Nombre="Florencia"},</text:p>
          </table:table-cell>
          <table:table-cell table:formula="of:=LEN([.B345])" office:value-type="float" office:value="9">
            <text:p>9</text:p>
          </table:table-cell>
        </table:table-row>
        <table:table-row table:style-name="ro2">
          <table:table-cell table:style-name="ce1" office:value-type="float" office:value="19290">
            <text:p>19290</text:p>
          </table:table-cell>
          <table:table-cell table:style-name="ce2" office:value-type="string">
            <text:p>FLORENCIA</text:p>
          </table:table-cell>
          <table:table-cell table:style-name="ce1" office:value-type="string">
            <text:p>Cauca</text:p>
          </table:table-cell>
          <table:table-cell table:formula="of:=LOWER([.B346])" office:value-type="string" office:string-value="florencia">
            <text:p>florencia</text:p>
          </table:table-cell>
          <table:table-cell table:formula="of:=PROPER([.D346])" office:value-type="string" office:string-value="Florencia">
            <text:p>Florencia</text:p>
          </table:table-cell>
          <table:table-cell table:formula="of:=LEN([.A346])" office:value-type="float" office:value="5">
            <text:p>5</text:p>
          </table:table-cell>
          <table:table-cell table:formula="of:=IF([.F346]=5;[.A346];CONCATENATE(&quot;0&quot;;[.A346]))" office:value-type="float" office:value="19290">
            <text:p>19290</text:p>
          </table:table-cell>
          <table:table-cell office:value-type="float" office:value="19290">
            <text:p>19290</text:p>
          </table:table-cell>
          <table:table-cell office:value-type="string">
            <text:p>Florencia</text:p>
          </table:table-cell>
          <table:table-cell table:formula="of:=(CONCATENATE(&quot;insert into `Ciudad`(`Nombre`,`Codigo`) values('&quot;;[.I346];&quot;','&quot;;[.H346];&quot;');&quot;))" office:value-type="string" office:string-value="insert into `Ciudad`(`Nombre`,`Codigo`) values('Florencia','19290');">
            <text:p>insert into `Ciudad`(`Nombre`,`Codigo`) values('Florencia','19290');</text:p>
          </table:table-cell>
          <table:table-cell table:formula="of:=CONCATENATE(&quot;new Ciudad{Codigo=&quot;&quot;&quot;;[.H346];&quot;&quot;&quot;,Nombre=&quot;&quot;&quot;;[.I346];&quot;&quot;&quot;},&quot;)" office:value-type="string" office:string-value="new Ciudad{Codigo=&quot;19290&quot;,Nombre=&quot;Florencia&quot;},">
            <text:p>new Ciudad{Codigo="19290",Nombre="Florencia"},</text:p>
          </table:table-cell>
          <table:table-cell table:formula="of:=LEN([.B346])" office:value-type="float" office:value="9">
            <text:p>9</text:p>
          </table:table-cell>
        </table:table-row>
        <table:table-row table:style-name="ro2">
          <table:table-cell table:style-name="ce1" office:value-type="float" office:value="15276">
            <text:p>15276</text:p>
          </table:table-cell>
          <table:table-cell table:style-name="ce2" office:value-type="string">
            <text:p>FLORESTA</text:p>
          </table:table-cell>
          <table:table-cell table:style-name="ce1" office:value-type="string">
            <text:p>Boyacá</text:p>
          </table:table-cell>
          <table:table-cell table:formula="of:=LOWER([.B347])" office:value-type="string" office:string-value="floresta">
            <text:p>floresta</text:p>
          </table:table-cell>
          <table:table-cell table:formula="of:=PROPER([.D347])" office:value-type="string" office:string-value="Floresta">
            <text:p>Floresta</text:p>
          </table:table-cell>
          <table:table-cell table:formula="of:=LEN([.A347])" office:value-type="float" office:value="5">
            <text:p>5</text:p>
          </table:table-cell>
          <table:table-cell table:formula="of:=IF([.F347]=5;[.A347];CONCATENATE(&quot;0&quot;;[.A347]))" office:value-type="float" office:value="15276">
            <text:p>15276</text:p>
          </table:table-cell>
          <table:table-cell office:value-type="float" office:value="15276">
            <text:p>15276</text:p>
          </table:table-cell>
          <table:table-cell office:value-type="string">
            <text:p>Floresta</text:p>
          </table:table-cell>
          <table:table-cell table:formula="of:=(CONCATENATE(&quot;insert into `Ciudad`(`Nombre`,`Codigo`) values('&quot;;[.I347];&quot;','&quot;;[.H347];&quot;');&quot;))" office:value-type="string" office:string-value="insert into `Ciudad`(`Nombre`,`Codigo`) values('Floresta','15276');">
            <text:p>insert into `Ciudad`(`Nombre`,`Codigo`) values('Floresta','15276');</text:p>
          </table:table-cell>
          <table:table-cell table:formula="of:=CONCATENATE(&quot;new Ciudad{Codigo=&quot;&quot;&quot;;[.H347];&quot;&quot;&quot;,Nombre=&quot;&quot;&quot;;[.I347];&quot;&quot;&quot;},&quot;)" office:value-type="string" office:string-value="new Ciudad{Codigo=&quot;15276&quot;,Nombre=&quot;Floresta&quot;},">
            <text:p>new Ciudad{Codigo="15276",Nombre="Floresta"},</text:p>
          </table:table-cell>
          <table:table-cell table:formula="of:=LEN([.B347])" office:value-type="float" office:value="8">
            <text:p>8</text:p>
          </table:table-cell>
        </table:table-row>
        <table:table-row table:style-name="ro2">
          <table:table-cell table:style-name="ce1" office:value-type="float" office:value="68271">
            <text:p>68271</text:p>
          </table:table-cell>
          <table:table-cell table:style-name="ce2" office:value-type="string">
            <text:p>FLORIÁN</text:p>
          </table:table-cell>
          <table:table-cell table:style-name="ce1" office:value-type="string">
            <text:p>Santander</text:p>
          </table:table-cell>
          <table:table-cell table:formula="of:=LOWER([.B348])" office:value-type="string" office:string-value="florián">
            <text:p>florián</text:p>
          </table:table-cell>
          <table:table-cell table:formula="of:=PROPER([.D348])" office:value-type="string" office:string-value="Florián">
            <text:p>Florián</text:p>
          </table:table-cell>
          <table:table-cell table:formula="of:=LEN([.A348])" office:value-type="float" office:value="5">
            <text:p>5</text:p>
          </table:table-cell>
          <table:table-cell table:formula="of:=IF([.F348]=5;[.A348];CONCATENATE(&quot;0&quot;;[.A348]))" office:value-type="float" office:value="68271">
            <text:p>68271</text:p>
          </table:table-cell>
          <table:table-cell office:value-type="float" office:value="68271">
            <text:p>68271</text:p>
          </table:table-cell>
          <table:table-cell office:value-type="string">
            <text:p>Florián</text:p>
          </table:table-cell>
          <table:table-cell table:formula="of:=(CONCATENATE(&quot;insert into `Ciudad`(`Nombre`,`Codigo`) values('&quot;;[.I348];&quot;','&quot;;[.H348];&quot;');&quot;))" office:value-type="string" office:string-value="insert into `Ciudad`(`Nombre`,`Codigo`) values('Florián','68271');">
            <text:p>insert into `Ciudad`(`Nombre`,`Codigo`) values('Florián','68271');</text:p>
          </table:table-cell>
          <table:table-cell table:formula="of:=CONCATENATE(&quot;new Ciudad{Codigo=&quot;&quot;&quot;;[.H348];&quot;&quot;&quot;,Nombre=&quot;&quot;&quot;;[.I348];&quot;&quot;&quot;},&quot;)" office:value-type="string" office:string-value="new Ciudad{Codigo=&quot;68271&quot;,Nombre=&quot;Florián&quot;},">
            <text:p>new Ciudad{Codigo="68271",Nombre="Florián"},</text:p>
          </table:table-cell>
          <table:table-cell table:formula="of:=LEN([.B348])" office:value-type="float" office:value="7">
            <text:p>7</text:p>
          </table:table-cell>
        </table:table-row>
        <table:table-row table:style-name="ro2">
          <table:table-cell table:style-name="ce1" office:value-type="float" office:value="76275">
            <text:p>76275</text:p>
          </table:table-cell>
          <table:table-cell table:style-name="ce2" office:value-type="string">
            <text:p>FLORIDA</text:p>
          </table:table-cell>
          <table:table-cell table:style-name="ce1" office:value-type="string">
            <text:p>Valle del Cauca</text:p>
          </table:table-cell>
          <table:table-cell table:formula="of:=LOWER([.B349])" office:value-type="string" office:string-value="florida">
            <text:p>florida</text:p>
          </table:table-cell>
          <table:table-cell table:formula="of:=PROPER([.D349])" office:value-type="string" office:string-value="Florida">
            <text:p>Florida</text:p>
          </table:table-cell>
          <table:table-cell table:formula="of:=LEN([.A349])" office:value-type="float" office:value="5">
            <text:p>5</text:p>
          </table:table-cell>
          <table:table-cell table:formula="of:=IF([.F349]=5;[.A349];CONCATENATE(&quot;0&quot;;[.A349]))" office:value-type="float" office:value="76275">
            <text:p>76275</text:p>
          </table:table-cell>
          <table:table-cell office:value-type="float" office:value="76275">
            <text:p>76275</text:p>
          </table:table-cell>
          <table:table-cell office:value-type="string">
            <text:p>Florida</text:p>
          </table:table-cell>
          <table:table-cell table:formula="of:=(CONCATENATE(&quot;insert into `Ciudad`(`Nombre`,`Codigo`) values('&quot;;[.I349];&quot;','&quot;;[.H349];&quot;');&quot;))" office:value-type="string" office:string-value="insert into `Ciudad`(`Nombre`,`Codigo`) values('Florida','76275');">
            <text:p>insert into `Ciudad`(`Nombre`,`Codigo`) values('Florida','76275');</text:p>
          </table:table-cell>
          <table:table-cell table:formula="of:=CONCATENATE(&quot;new Ciudad{Codigo=&quot;&quot;&quot;;[.H349];&quot;&quot;&quot;,Nombre=&quot;&quot;&quot;;[.I349];&quot;&quot;&quot;},&quot;)" office:value-type="string" office:string-value="new Ciudad{Codigo=&quot;76275&quot;,Nombre=&quot;Florida&quot;},">
            <text:p>new Ciudad{Codigo="76275",Nombre="Florida"},</text:p>
          </table:table-cell>
          <table:table-cell table:formula="of:=LEN([.B349])" office:value-type="float" office:value="7">
            <text:p>7</text:p>
          </table:table-cell>
        </table:table-row>
        <table:table-row table:style-name="ro2">
          <table:table-cell table:style-name="ce1" office:value-type="float" office:value="68276">
            <text:p>68276</text:p>
          </table:table-cell>
          <table:table-cell table:style-name="ce2" office:value-type="string">
            <text:p>FLORIDABLANCA</text:p>
          </table:table-cell>
          <table:table-cell table:style-name="ce1" office:value-type="string">
            <text:p>Santander</text:p>
          </table:table-cell>
          <table:table-cell table:formula="of:=LOWER([.B350])" office:value-type="string" office:string-value="floridablanca">
            <text:p>floridablanca</text:p>
          </table:table-cell>
          <table:table-cell table:formula="of:=PROPER([.D350])" office:value-type="string" office:string-value="Floridablanca">
            <text:p>Floridablanca</text:p>
          </table:table-cell>
          <table:table-cell table:formula="of:=LEN([.A350])" office:value-type="float" office:value="5">
            <text:p>5</text:p>
          </table:table-cell>
          <table:table-cell table:formula="of:=IF([.F350]=5;[.A350];CONCATENATE(&quot;0&quot;;[.A350]))" office:value-type="float" office:value="68276">
            <text:p>68276</text:p>
          </table:table-cell>
          <table:table-cell office:value-type="float" office:value="68276">
            <text:p>68276</text:p>
          </table:table-cell>
          <table:table-cell office:value-type="string">
            <text:p>Floridablanca</text:p>
          </table:table-cell>
          <table:table-cell table:formula="of:=(CONCATENATE(&quot;insert into `Ciudad`(`Nombre`,`Codigo`) values('&quot;;[.I350];&quot;','&quot;;[.H350];&quot;');&quot;))" office:value-type="string" office:string-value="insert into `Ciudad`(`Nombre`,`Codigo`) values('Floridablanca','68276');">
            <text:p>insert into `Ciudad`(`Nombre`,`Codigo`) values('Floridablanca','68276');</text:p>
          </table:table-cell>
          <table:table-cell table:formula="of:=CONCATENATE(&quot;new Ciudad{Codigo=&quot;&quot;&quot;;[.H350];&quot;&quot;&quot;,Nombre=&quot;&quot;&quot;;[.I350];&quot;&quot;&quot;},&quot;)" office:value-type="string" office:string-value="new Ciudad{Codigo=&quot;68276&quot;,Nombre=&quot;Floridablanca&quot;},">
            <text:p>new Ciudad{Codigo="68276",Nombre="Floridablanca"},</text:p>
          </table:table-cell>
          <table:table-cell table:formula="of:=LEN([.B350])" office:value-type="float" office:value="13">
            <text:p>13</text:p>
          </table:table-cell>
        </table:table-row>
        <table:table-row table:style-name="ro2">
          <table:table-cell table:style-name="ce1" office:value-type="float" office:value="25279">
            <text:p>25279</text:p>
          </table:table-cell>
          <table:table-cell table:style-name="ce2" office:value-type="string">
            <text:p>FOMEQUE</text:p>
          </table:table-cell>
          <table:table-cell table:style-name="ce1" office:value-type="string">
            <text:p>Cundinamarca</text:p>
          </table:table-cell>
          <table:table-cell table:formula="of:=LOWER([.B351])" office:value-type="string" office:string-value="fomeque">
            <text:p>fomeque</text:p>
          </table:table-cell>
          <table:table-cell table:formula="of:=PROPER([.D351])" office:value-type="string" office:string-value="Fomeque">
            <text:p>Fomeque</text:p>
          </table:table-cell>
          <table:table-cell table:formula="of:=LEN([.A351])" office:value-type="float" office:value="5">
            <text:p>5</text:p>
          </table:table-cell>
          <table:table-cell table:formula="of:=IF([.F351]=5;[.A351];CONCATENATE(&quot;0&quot;;[.A351]))" office:value-type="float" office:value="25279">
            <text:p>25279</text:p>
          </table:table-cell>
          <table:table-cell office:value-type="float" office:value="25279">
            <text:p>25279</text:p>
          </table:table-cell>
          <table:table-cell office:value-type="string">
            <text:p>Fomeque</text:p>
          </table:table-cell>
          <table:table-cell table:formula="of:=(CONCATENATE(&quot;insert into `Ciudad`(`Nombre`,`Codigo`) values('&quot;;[.I351];&quot;','&quot;;[.H351];&quot;');&quot;))" office:value-type="string" office:string-value="insert into `Ciudad`(`Nombre`,`Codigo`) values('Fomeque','25279');">
            <text:p>insert into `Ciudad`(`Nombre`,`Codigo`) values('Fomeque','25279');</text:p>
          </table:table-cell>
          <table:table-cell table:formula="of:=CONCATENATE(&quot;new Ciudad{Codigo=&quot;&quot;&quot;;[.H351];&quot;&quot;&quot;,Nombre=&quot;&quot;&quot;;[.I351];&quot;&quot;&quot;},&quot;)" office:value-type="string" office:string-value="new Ciudad{Codigo=&quot;25279&quot;,Nombre=&quot;Fomeque&quot;},">
            <text:p>new Ciudad{Codigo="25279",Nombre="Fomeque"},</text:p>
          </table:table-cell>
          <table:table-cell table:formula="of:=LEN([.B351])" office:value-type="float" office:value="7">
            <text:p>7</text:p>
          </table:table-cell>
        </table:table-row>
        <table:table-row table:style-name="ro2">
          <table:table-cell table:style-name="ce1" office:value-type="float" office:value="44279">
            <text:p>44279</text:p>
          </table:table-cell>
          <table:table-cell table:style-name="ce2" office:value-type="string">
            <text:p>FONSECA</text:p>
          </table:table-cell>
          <table:table-cell table:style-name="ce1" office:value-type="string">
            <text:p>La Guajira</text:p>
          </table:table-cell>
          <table:table-cell table:formula="of:=LOWER([.B352])" office:value-type="string" office:string-value="fonseca">
            <text:p>fonseca</text:p>
          </table:table-cell>
          <table:table-cell table:formula="of:=PROPER([.D352])" office:value-type="string" office:string-value="Fonseca">
            <text:p>Fonseca</text:p>
          </table:table-cell>
          <table:table-cell table:formula="of:=LEN([.A352])" office:value-type="float" office:value="5">
            <text:p>5</text:p>
          </table:table-cell>
          <table:table-cell table:formula="of:=IF([.F352]=5;[.A352];CONCATENATE(&quot;0&quot;;[.A352]))" office:value-type="float" office:value="44279">
            <text:p>44279</text:p>
          </table:table-cell>
          <table:table-cell office:value-type="float" office:value="44279">
            <text:p>44279</text:p>
          </table:table-cell>
          <table:table-cell office:value-type="string">
            <text:p>Fonseca</text:p>
          </table:table-cell>
          <table:table-cell table:formula="of:=(CONCATENATE(&quot;insert into `Ciudad`(`Nombre`,`Codigo`) values('&quot;;[.I352];&quot;','&quot;;[.H352];&quot;');&quot;))" office:value-type="string" office:string-value="insert into `Ciudad`(`Nombre`,`Codigo`) values('Fonseca','44279');">
            <text:p>insert into `Ciudad`(`Nombre`,`Codigo`) values('Fonseca','44279');</text:p>
          </table:table-cell>
          <table:table-cell table:formula="of:=CONCATENATE(&quot;new Ciudad{Codigo=&quot;&quot;&quot;;[.H352];&quot;&quot;&quot;,Nombre=&quot;&quot;&quot;;[.I352];&quot;&quot;&quot;},&quot;)" office:value-type="string" office:string-value="new Ciudad{Codigo=&quot;44279&quot;,Nombre=&quot;Fonseca&quot;},">
            <text:p>new Ciudad{Codigo="44279",Nombre="Fonseca"},</text:p>
          </table:table-cell>
          <table:table-cell table:formula="of:=LEN([.B352])" office:value-type="float" office:value="7">
            <text:p>7</text:p>
          </table:table-cell>
        </table:table-row>
        <table:table-row table:style-name="ro2">
          <table:table-cell table:style-name="ce1" office:value-type="float" office:value="81300">
            <text:p>81300</text:p>
          </table:table-cell>
          <table:table-cell table:style-name="ce2" office:value-type="string">
            <text:p>FORTUL</text:p>
          </table:table-cell>
          <table:table-cell table:style-name="ce1" office:value-type="string">
            <text:p>Arauca</text:p>
          </table:table-cell>
          <table:table-cell table:formula="of:=LOWER([.B353])" office:value-type="string" office:string-value="fortul">
            <text:p>fortul</text:p>
          </table:table-cell>
          <table:table-cell table:formula="of:=PROPER([.D353])" office:value-type="string" office:string-value="Fortul">
            <text:p>Fortul</text:p>
          </table:table-cell>
          <table:table-cell table:formula="of:=LEN([.A353])" office:value-type="float" office:value="5">
            <text:p>5</text:p>
          </table:table-cell>
          <table:table-cell table:formula="of:=IF([.F353]=5;[.A353];CONCATENATE(&quot;0&quot;;[.A353]))" office:value-type="float" office:value="81300">
            <text:p>81300</text:p>
          </table:table-cell>
          <table:table-cell office:value-type="float" office:value="81300">
            <text:p>81300</text:p>
          </table:table-cell>
          <table:table-cell office:value-type="string">
            <text:p>Fortul</text:p>
          </table:table-cell>
          <table:table-cell table:formula="of:=(CONCATENATE(&quot;insert into `Ciudad`(`Nombre`,`Codigo`) values('&quot;;[.I353];&quot;','&quot;;[.H353];&quot;');&quot;))" office:value-type="string" office:string-value="insert into `Ciudad`(`Nombre`,`Codigo`) values('Fortul','81300');">
            <text:p>insert into `Ciudad`(`Nombre`,`Codigo`) values('Fortul','81300');</text:p>
          </table:table-cell>
          <table:table-cell table:formula="of:=CONCATENATE(&quot;new Ciudad{Codigo=&quot;&quot;&quot;;[.H353];&quot;&quot;&quot;,Nombre=&quot;&quot;&quot;;[.I353];&quot;&quot;&quot;},&quot;)" office:value-type="string" office:string-value="new Ciudad{Codigo=&quot;81300&quot;,Nombre=&quot;Fortul&quot;},">
            <text:p>new Ciudad{Codigo="81300",Nombre="Fortul"},</text:p>
          </table:table-cell>
          <table:table-cell table:formula="of:=LEN([.B353])" office:value-type="float" office:value="6">
            <text:p>6</text:p>
          </table:table-cell>
        </table:table-row>
        <table:table-row table:style-name="ro2">
          <table:table-cell table:style-name="ce1" office:value-type="float" office:value="25281">
            <text:p>25281</text:p>
          </table:table-cell>
          <table:table-cell table:style-name="ce2" office:value-type="string">
            <text:p>FOSCA</text:p>
          </table:table-cell>
          <table:table-cell table:style-name="ce1" office:value-type="string">
            <text:p>Cundinamarca</text:p>
          </table:table-cell>
          <table:table-cell table:formula="of:=LOWER([.B354])" office:value-type="string" office:string-value="fosca">
            <text:p>fosca</text:p>
          </table:table-cell>
          <table:table-cell table:formula="of:=PROPER([.D354])" office:value-type="string" office:string-value="Fosca">
            <text:p>Fosca</text:p>
          </table:table-cell>
          <table:table-cell table:formula="of:=LEN([.A354])" office:value-type="float" office:value="5">
            <text:p>5</text:p>
          </table:table-cell>
          <table:table-cell table:formula="of:=IF([.F354]=5;[.A354];CONCATENATE(&quot;0&quot;;[.A354]))" office:value-type="float" office:value="25281">
            <text:p>25281</text:p>
          </table:table-cell>
          <table:table-cell office:value-type="float" office:value="25281">
            <text:p>25281</text:p>
          </table:table-cell>
          <table:table-cell office:value-type="string">
            <text:p>Fosca</text:p>
          </table:table-cell>
          <table:table-cell table:formula="of:=(CONCATENATE(&quot;insert into `Ciudad`(`Nombre`,`Codigo`) values('&quot;;[.I354];&quot;','&quot;;[.H354];&quot;');&quot;))" office:value-type="string" office:string-value="insert into `Ciudad`(`Nombre`,`Codigo`) values('Fosca','25281');">
            <text:p>insert into `Ciudad`(`Nombre`,`Codigo`) values('Fosca','25281');</text:p>
          </table:table-cell>
          <table:table-cell table:formula="of:=CONCATENATE(&quot;new Ciudad{Codigo=&quot;&quot;&quot;;[.H354];&quot;&quot;&quot;,Nombre=&quot;&quot;&quot;;[.I354];&quot;&quot;&quot;},&quot;)" office:value-type="string" office:string-value="new Ciudad{Codigo=&quot;25281&quot;,Nombre=&quot;Fosca&quot;},">
            <text:p>new Ciudad{Codigo="25281",Nombre="Fosca"},</text:p>
          </table:table-cell>
          <table:table-cell table:formula="of:=LEN([.B354])" office:value-type="float" office:value="5">
            <text:p>5</text:p>
          </table:table-cell>
        </table:table-row>
        <table:table-row table:style-name="ro2">
          <table:table-cell table:style-name="ce1" office:value-type="float" office:value="52520">
            <text:p>52520</text:p>
          </table:table-cell>
          <table:table-cell table:style-name="ce2" office:value-type="string">
            <text:p>FRANCISCO PIZARRO</text:p>
          </table:table-cell>
          <table:table-cell table:style-name="ce1" office:value-type="string">
            <text:p>Nariño</text:p>
          </table:table-cell>
          <table:table-cell table:formula="of:=LOWER([.B355])" office:value-type="string" office:string-value="francisco pizarro">
            <text:p>francisco pizarro</text:p>
          </table:table-cell>
          <table:table-cell table:formula="of:=PROPER([.D355])" office:value-type="string" office:string-value="Francisco Pizarro">
            <text:p>Francisco Pizarro</text:p>
          </table:table-cell>
          <table:table-cell table:formula="of:=LEN([.A355])" office:value-type="float" office:value="5">
            <text:p>5</text:p>
          </table:table-cell>
          <table:table-cell table:formula="of:=IF([.F355]=5;[.A355];CONCATENATE(&quot;0&quot;;[.A355]))" office:value-type="float" office:value="52520">
            <text:p>52520</text:p>
          </table:table-cell>
          <table:table-cell office:value-type="float" office:value="52520">
            <text:p>52520</text:p>
          </table:table-cell>
          <table:table-cell office:value-type="string">
            <text:p>Francisco Pizarro</text:p>
          </table:table-cell>
          <table:table-cell table:formula="of:=(CONCATENATE(&quot;insert into `Ciudad`(`Nombre`,`Codigo`) values('&quot;;[.I355];&quot;','&quot;;[.H355];&quot;');&quot;))" office:value-type="string" office:string-value="insert into `Ciudad`(`Nombre`,`Codigo`) values('Francisco Pizarro','52520');">
            <text:p>insert into `Ciudad`(`Nombre`,`Codigo`) values('Francisco Pizarro','52520');</text:p>
          </table:table-cell>
          <table:table-cell table:formula="of:=CONCATENATE(&quot;new Ciudad{Codigo=&quot;&quot;&quot;;[.H355];&quot;&quot;&quot;,Nombre=&quot;&quot;&quot;;[.I355];&quot;&quot;&quot;},&quot;)" office:value-type="string" office:string-value="new Ciudad{Codigo=&quot;52520&quot;,Nombre=&quot;Francisco Pizarro&quot;},">
            <text:p>new Ciudad{Codigo="52520",Nombre="Francisco Pizarro"},</text:p>
          </table:table-cell>
          <table:table-cell table:formula="of:=LEN([.B355])" office:value-type="float" office:value="17">
            <text:p>17</text:p>
          </table:table-cell>
        </table:table-row>
        <table:table-row table:style-name="ro2">
          <table:table-cell table:style-name="ce1" office:value-type="float" office:value="5282">
            <text:p>5282</text:p>
          </table:table-cell>
          <table:table-cell table:style-name="ce2" office:value-type="string">
            <text:p>FREDONIA</text:p>
          </table:table-cell>
          <table:table-cell table:style-name="ce1" office:value-type="string">
            <text:p>Antioquia</text:p>
          </table:table-cell>
          <table:table-cell table:formula="of:=LOWER([.B356])" office:value-type="string" office:string-value="fredonia">
            <text:p>fredonia</text:p>
          </table:table-cell>
          <table:table-cell table:formula="of:=PROPER([.D356])" office:value-type="string" office:string-value="Fredonia">
            <text:p>Fredonia</text:p>
          </table:table-cell>
          <table:table-cell table:formula="of:=LEN([.A356])" office:value-type="float" office:value="4">
            <text:p>4</text:p>
          </table:table-cell>
          <table:table-cell table:formula="of:=IF([.F356]=5;[.A356];CONCATENATE(&quot;0&quot;;[.A356]))" office:value-type="string" office:string-value="05282">
            <text:p>05282</text:p>
          </table:table-cell>
          <table:table-cell office:value-type="string">
            <text:p>05282</text:p>
          </table:table-cell>
          <table:table-cell office:value-type="string">
            <text:p>Fredonia</text:p>
          </table:table-cell>
          <table:table-cell table:formula="of:=(CONCATENATE(&quot;insert into `Ciudad`(`Nombre`,`Codigo`) values('&quot;;[.I356];&quot;','&quot;;[.H356];&quot;');&quot;))" office:value-type="string" office:string-value="insert into `Ciudad`(`Nombre`,`Codigo`) values('Fredonia','05282');">
            <text:p>insert into `Ciudad`(`Nombre`,`Codigo`) values('Fredonia','05282');</text:p>
          </table:table-cell>
          <table:table-cell table:formula="of:=CONCATENATE(&quot;new Ciudad{Codigo=&quot;&quot;&quot;;[.H356];&quot;&quot;&quot;,Nombre=&quot;&quot;&quot;;[.I356];&quot;&quot;&quot;},&quot;)" office:value-type="string" office:string-value="new Ciudad{Codigo=&quot;05282&quot;,Nombre=&quot;Fredonia&quot;},">
            <text:p>new Ciudad{Codigo="05282",Nombre="Fredonia"},</text:p>
          </table:table-cell>
          <table:table-cell table:formula="of:=LEN([.B356])" office:value-type="float" office:value="8">
            <text:p>8</text:p>
          </table:table-cell>
        </table:table-row>
        <table:table-row table:style-name="ro2">
          <table:table-cell table:style-name="ce1" office:value-type="float" office:value="73283">
            <text:p>73283</text:p>
          </table:table-cell>
          <table:table-cell table:style-name="ce2" office:value-type="string">
            <text:p>FRESNO</text:p>
          </table:table-cell>
          <table:table-cell table:style-name="ce1" office:value-type="string">
            <text:p>Tolima</text:p>
          </table:table-cell>
          <table:table-cell table:formula="of:=LOWER([.B357])" office:value-type="string" office:string-value="fresno">
            <text:p>fresno</text:p>
          </table:table-cell>
          <table:table-cell table:formula="of:=PROPER([.D357])" office:value-type="string" office:string-value="Fresno">
            <text:p>Fresno</text:p>
          </table:table-cell>
          <table:table-cell table:formula="of:=LEN([.A357])" office:value-type="float" office:value="5">
            <text:p>5</text:p>
          </table:table-cell>
          <table:table-cell table:formula="of:=IF([.F357]=5;[.A357];CONCATENATE(&quot;0&quot;;[.A357]))" office:value-type="float" office:value="73283">
            <text:p>73283</text:p>
          </table:table-cell>
          <table:table-cell office:value-type="float" office:value="73283">
            <text:p>73283</text:p>
          </table:table-cell>
          <table:table-cell office:value-type="string">
            <text:p>Fresno</text:p>
          </table:table-cell>
          <table:table-cell table:formula="of:=(CONCATENATE(&quot;insert into `Ciudad`(`Nombre`,`Codigo`) values('&quot;;[.I357];&quot;','&quot;;[.H357];&quot;');&quot;))" office:value-type="string" office:string-value="insert into `Ciudad`(`Nombre`,`Codigo`) values('Fresno','73283');">
            <text:p>insert into `Ciudad`(`Nombre`,`Codigo`) values('Fresno','73283');</text:p>
          </table:table-cell>
          <table:table-cell table:formula="of:=CONCATENATE(&quot;new Ciudad{Codigo=&quot;&quot;&quot;;[.H357];&quot;&quot;&quot;,Nombre=&quot;&quot;&quot;;[.I357];&quot;&quot;&quot;},&quot;)" office:value-type="string" office:string-value="new Ciudad{Codigo=&quot;73283&quot;,Nombre=&quot;Fresno&quot;},">
            <text:p>new Ciudad{Codigo="73283",Nombre="Fresno"},</text:p>
          </table:table-cell>
          <table:table-cell table:formula="of:=LEN([.B357])" office:value-type="float" office:value="6">
            <text:p>6</text:p>
          </table:table-cell>
        </table:table-row>
        <table:table-row table:style-name="ro2">
          <table:table-cell table:style-name="ce1" office:value-type="float" office:value="5284">
            <text:p>5284</text:p>
          </table:table-cell>
          <table:table-cell table:style-name="ce2" office:value-type="string">
            <text:p>FRONTINO</text:p>
          </table:table-cell>
          <table:table-cell table:style-name="ce1" office:value-type="string">
            <text:p>Antioquia</text:p>
          </table:table-cell>
          <table:table-cell table:formula="of:=LOWER([.B358])" office:value-type="string" office:string-value="frontino">
            <text:p>frontino</text:p>
          </table:table-cell>
          <table:table-cell table:formula="of:=PROPER([.D358])" office:value-type="string" office:string-value="Frontino">
            <text:p>Frontino</text:p>
          </table:table-cell>
          <table:table-cell table:formula="of:=LEN([.A358])" office:value-type="float" office:value="4">
            <text:p>4</text:p>
          </table:table-cell>
          <table:table-cell table:formula="of:=IF([.F358]=5;[.A358];CONCATENATE(&quot;0&quot;;[.A358]))" office:value-type="string" office:string-value="05284">
            <text:p>05284</text:p>
          </table:table-cell>
          <table:table-cell office:value-type="string">
            <text:p>05284</text:p>
          </table:table-cell>
          <table:table-cell office:value-type="string">
            <text:p>Frontino</text:p>
          </table:table-cell>
          <table:table-cell table:formula="of:=(CONCATENATE(&quot;insert into `Ciudad`(`Nombre`,`Codigo`) values('&quot;;[.I358];&quot;','&quot;;[.H358];&quot;');&quot;))" office:value-type="string" office:string-value="insert into `Ciudad`(`Nombre`,`Codigo`) values('Frontino','05284');">
            <text:p>insert into `Ciudad`(`Nombre`,`Codigo`) values('Frontino','05284');</text:p>
          </table:table-cell>
          <table:table-cell table:formula="of:=CONCATENATE(&quot;new Ciudad{Codigo=&quot;&quot;&quot;;[.H358];&quot;&quot;&quot;,Nombre=&quot;&quot;&quot;;[.I358];&quot;&quot;&quot;},&quot;)" office:value-type="string" office:string-value="new Ciudad{Codigo=&quot;05284&quot;,Nombre=&quot;Frontino&quot;},">
            <text:p>new Ciudad{Codigo="05284",Nombre="Frontino"},</text:p>
          </table:table-cell>
          <table:table-cell table:formula="of:=LEN([.B358])" office:value-type="float" office:value="8">
            <text:p>8</text:p>
          </table:table-cell>
        </table:table-row>
        <table:table-row table:style-name="ro2">
          <table:table-cell table:style-name="ce1" office:value-type="float" office:value="50287">
            <text:p>50287</text:p>
          </table:table-cell>
          <table:table-cell table:style-name="ce2" office:value-type="string">
            <text:p>FUENTE DE ORO</text:p>
          </table:table-cell>
          <table:table-cell table:style-name="ce1" office:value-type="string">
            <text:p>Meta</text:p>
          </table:table-cell>
          <table:table-cell table:formula="of:=LOWER([.B359])" office:value-type="string" office:string-value="fuente de oro">
            <text:p>fuente de oro</text:p>
          </table:table-cell>
          <table:table-cell table:formula="of:=PROPER([.D359])" office:value-type="string" office:string-value="Fuente De Oro">
            <text:p>Fuente De Oro</text:p>
          </table:table-cell>
          <table:table-cell table:formula="of:=LEN([.A359])" office:value-type="float" office:value="5">
            <text:p>5</text:p>
          </table:table-cell>
          <table:table-cell table:formula="of:=IF([.F359]=5;[.A359];CONCATENATE(&quot;0&quot;;[.A359]))" office:value-type="float" office:value="50287">
            <text:p>50287</text:p>
          </table:table-cell>
          <table:table-cell office:value-type="float" office:value="50287">
            <text:p>50287</text:p>
          </table:table-cell>
          <table:table-cell office:value-type="string">
            <text:p>Fuente de Oro</text:p>
          </table:table-cell>
          <table:table-cell table:formula="of:=(CONCATENATE(&quot;insert into `Ciudad`(`Nombre`,`Codigo`) values('&quot;;[.I359];&quot;','&quot;;[.H359];&quot;');&quot;))" office:value-type="string" office:string-value="insert into `Ciudad`(`Nombre`,`Codigo`) values('Fuente de Oro','50287');">
            <text:p>insert into `Ciudad`(`Nombre`,`Codigo`) values('Fuente de Oro','50287');</text:p>
          </table:table-cell>
          <table:table-cell table:formula="of:=CONCATENATE(&quot;new Ciudad{Codigo=&quot;&quot;&quot;;[.H359];&quot;&quot;&quot;,Nombre=&quot;&quot;&quot;;[.I359];&quot;&quot;&quot;},&quot;)" office:value-type="string" office:string-value="new Ciudad{Codigo=&quot;50287&quot;,Nombre=&quot;Fuente de Oro&quot;},">
            <text:p>new Ciudad{Codigo="50287",Nombre="Fuente de Oro"},</text:p>
          </table:table-cell>
          <table:table-cell table:formula="of:=LEN([.B359])" office:value-type="float" office:value="13">
            <text:p>13</text:p>
          </table:table-cell>
        </table:table-row>
        <table:table-row table:style-name="ro2">
          <table:table-cell table:style-name="ce1" office:value-type="float" office:value="47288">
            <text:p>47288</text:p>
          </table:table-cell>
          <table:table-cell table:style-name="ce2" office:value-type="string">
            <text:p>FUNDACIÓN</text:p>
          </table:table-cell>
          <table:table-cell table:style-name="ce1" office:value-type="string">
            <text:p>Magdalena</text:p>
          </table:table-cell>
          <table:table-cell table:formula="of:=LOWER([.B360])" office:value-type="string" office:string-value="fundación">
            <text:p>fundación</text:p>
          </table:table-cell>
          <table:table-cell table:formula="of:=PROPER([.D360])" office:value-type="string" office:string-value="Fundación">
            <text:p>Fundación</text:p>
          </table:table-cell>
          <table:table-cell table:formula="of:=LEN([.A360])" office:value-type="float" office:value="5">
            <text:p>5</text:p>
          </table:table-cell>
          <table:table-cell table:formula="of:=IF([.F360]=5;[.A360];CONCATENATE(&quot;0&quot;;[.A360]))" office:value-type="float" office:value="47288">
            <text:p>47288</text:p>
          </table:table-cell>
          <table:table-cell office:value-type="float" office:value="47288">
            <text:p>47288</text:p>
          </table:table-cell>
          <table:table-cell office:value-type="string">
            <text:p>Fundación</text:p>
          </table:table-cell>
          <table:table-cell table:formula="of:=(CONCATENATE(&quot;insert into `Ciudad`(`Nombre`,`Codigo`) values('&quot;;[.I360];&quot;','&quot;;[.H360];&quot;');&quot;))" office:value-type="string" office:string-value="insert into `Ciudad`(`Nombre`,`Codigo`) values('Fundación','47288');">
            <text:p>insert into `Ciudad`(`Nombre`,`Codigo`) values('Fundación','47288');</text:p>
          </table:table-cell>
          <table:table-cell table:formula="of:=CONCATENATE(&quot;new Ciudad{Codigo=&quot;&quot;&quot;;[.H360];&quot;&quot;&quot;,Nombre=&quot;&quot;&quot;;[.I360];&quot;&quot;&quot;},&quot;)" office:value-type="string" office:string-value="new Ciudad{Codigo=&quot;47288&quot;,Nombre=&quot;Fundación&quot;},">
            <text:p>new Ciudad{Codigo="47288",Nombre="Fundación"},</text:p>
          </table:table-cell>
          <table:table-cell table:formula="of:=LEN([.B360])" office:value-type="float" office:value="9">
            <text:p>9</text:p>
          </table:table-cell>
        </table:table-row>
        <table:table-row table:style-name="ro2">
          <table:table-cell table:style-name="ce1" office:value-type="float" office:value="52287">
            <text:p>52287</text:p>
          </table:table-cell>
          <table:table-cell table:style-name="ce2" office:value-type="string">
            <text:p>FUNES</text:p>
          </table:table-cell>
          <table:table-cell table:style-name="ce1" office:value-type="string">
            <text:p>Nariño</text:p>
          </table:table-cell>
          <table:table-cell table:formula="of:=LOWER([.B361])" office:value-type="string" office:string-value="funes">
            <text:p>funes</text:p>
          </table:table-cell>
          <table:table-cell table:formula="of:=PROPER([.D361])" office:value-type="string" office:string-value="Funes">
            <text:p>Funes</text:p>
          </table:table-cell>
          <table:table-cell table:formula="of:=LEN([.A361])" office:value-type="float" office:value="5">
            <text:p>5</text:p>
          </table:table-cell>
          <table:table-cell table:formula="of:=IF([.F361]=5;[.A361];CONCATENATE(&quot;0&quot;;[.A361]))" office:value-type="float" office:value="52287">
            <text:p>52287</text:p>
          </table:table-cell>
          <table:table-cell office:value-type="float" office:value="52287">
            <text:p>52287</text:p>
          </table:table-cell>
          <table:table-cell office:value-type="string">
            <text:p>Funes</text:p>
          </table:table-cell>
          <table:table-cell table:formula="of:=(CONCATENATE(&quot;insert into `Ciudad`(`Nombre`,`Codigo`) values('&quot;;[.I361];&quot;','&quot;;[.H361];&quot;');&quot;))" office:value-type="string" office:string-value="insert into `Ciudad`(`Nombre`,`Codigo`) values('Funes','52287');">
            <text:p>insert into `Ciudad`(`Nombre`,`Codigo`) values('Funes','52287');</text:p>
          </table:table-cell>
          <table:table-cell table:formula="of:=CONCATENATE(&quot;new Ciudad{Codigo=&quot;&quot;&quot;;[.H361];&quot;&quot;&quot;,Nombre=&quot;&quot;&quot;;[.I361];&quot;&quot;&quot;},&quot;)" office:value-type="string" office:string-value="new Ciudad{Codigo=&quot;52287&quot;,Nombre=&quot;Funes&quot;},">
            <text:p>new Ciudad{Codigo="52287",Nombre="Funes"},</text:p>
          </table:table-cell>
          <table:table-cell table:formula="of:=LEN([.B361])" office:value-type="float" office:value="5">
            <text:p>5</text:p>
          </table:table-cell>
        </table:table-row>
        <table:table-row table:style-name="ro2">
          <table:table-cell table:style-name="ce1" office:value-type="float" office:value="25286">
            <text:p>25286</text:p>
          </table:table-cell>
          <table:table-cell table:style-name="ce2" office:value-type="string">
            <text:p>FUNZA</text:p>
          </table:table-cell>
          <table:table-cell table:style-name="ce1" office:value-type="string">
            <text:p>Cundinamarca</text:p>
          </table:table-cell>
          <table:table-cell table:formula="of:=LOWER([.B362])" office:value-type="string" office:string-value="funza">
            <text:p>funza</text:p>
          </table:table-cell>
          <table:table-cell table:formula="of:=PROPER([.D362])" office:value-type="string" office:string-value="Funza">
            <text:p>Funza</text:p>
          </table:table-cell>
          <table:table-cell table:formula="of:=LEN([.A362])" office:value-type="float" office:value="5">
            <text:p>5</text:p>
          </table:table-cell>
          <table:table-cell table:formula="of:=IF([.F362]=5;[.A362];CONCATENATE(&quot;0&quot;;[.A362]))" office:value-type="float" office:value="25286">
            <text:p>25286</text:p>
          </table:table-cell>
          <table:table-cell office:value-type="float" office:value="25286">
            <text:p>25286</text:p>
          </table:table-cell>
          <table:table-cell office:value-type="string">
            <text:p>Funza</text:p>
          </table:table-cell>
          <table:table-cell table:formula="of:=(CONCATENATE(&quot;insert into `Ciudad`(`Nombre`,`Codigo`) values('&quot;;[.I362];&quot;','&quot;;[.H362];&quot;');&quot;))" office:value-type="string" office:string-value="insert into `Ciudad`(`Nombre`,`Codigo`) values('Funza','25286');">
            <text:p>insert into `Ciudad`(`Nombre`,`Codigo`) values('Funza','25286');</text:p>
          </table:table-cell>
          <table:table-cell table:formula="of:=CONCATENATE(&quot;new Ciudad{Codigo=&quot;&quot;&quot;;[.H362];&quot;&quot;&quot;,Nombre=&quot;&quot;&quot;;[.I362];&quot;&quot;&quot;},&quot;)" office:value-type="string" office:string-value="new Ciudad{Codigo=&quot;25286&quot;,Nombre=&quot;Funza&quot;},">
            <text:p>new Ciudad{Codigo="25286",Nombre="Funza"},</text:p>
          </table:table-cell>
          <table:table-cell table:formula="of:=LEN([.B362])" office:value-type="float" office:value="5">
            <text:p>5</text:p>
          </table:table-cell>
        </table:table-row>
        <table:table-row table:style-name="ro2">
          <table:table-cell table:style-name="ce1" office:value-type="float" office:value="25288">
            <text:p>25288</text:p>
          </table:table-cell>
          <table:table-cell table:style-name="ce2" office:value-type="string">
            <text:p>FÚQUENE</text:p>
          </table:table-cell>
          <table:table-cell table:style-name="ce1" office:value-type="string">
            <text:p>Cundinamarca</text:p>
          </table:table-cell>
          <table:table-cell table:formula="of:=LOWER([.B363])" office:value-type="string" office:string-value="fúquene">
            <text:p>fúquene</text:p>
          </table:table-cell>
          <table:table-cell table:formula="of:=PROPER([.D363])" office:value-type="string" office:string-value="Fúquene">
            <text:p>Fúquene</text:p>
          </table:table-cell>
          <table:table-cell table:formula="of:=LEN([.A363])" office:value-type="float" office:value="5">
            <text:p>5</text:p>
          </table:table-cell>
          <table:table-cell table:formula="of:=IF([.F363]=5;[.A363];CONCATENATE(&quot;0&quot;;[.A363]))" office:value-type="float" office:value="25288">
            <text:p>25288</text:p>
          </table:table-cell>
          <table:table-cell office:value-type="float" office:value="25288">
            <text:p>25288</text:p>
          </table:table-cell>
          <table:table-cell office:value-type="string">
            <text:p>Fúquene</text:p>
          </table:table-cell>
          <table:table-cell table:formula="of:=(CONCATENATE(&quot;insert into `Ciudad`(`Nombre`,`Codigo`) values('&quot;;[.I363];&quot;','&quot;;[.H363];&quot;');&quot;))" office:value-type="string" office:string-value="insert into `Ciudad`(`Nombre`,`Codigo`) values('Fúquene','25288');">
            <text:p>insert into `Ciudad`(`Nombre`,`Codigo`) values('Fúquene','25288');</text:p>
          </table:table-cell>
          <table:table-cell table:formula="of:=CONCATENATE(&quot;new Ciudad{Codigo=&quot;&quot;&quot;;[.H363];&quot;&quot;&quot;,Nombre=&quot;&quot;&quot;;[.I363];&quot;&quot;&quot;},&quot;)" office:value-type="string" office:string-value="new Ciudad{Codigo=&quot;25288&quot;,Nombre=&quot;Fúquene&quot;},">
            <text:p>new Ciudad{Codigo="25288",Nombre="Fúquene"},</text:p>
          </table:table-cell>
          <table:table-cell table:formula="of:=LEN([.B363])" office:value-type="float" office:value="7">
            <text:p>7</text:p>
          </table:table-cell>
        </table:table-row>
        <table:table-row table:style-name="ro2">
          <table:table-cell table:style-name="ce1" office:value-type="float" office:value="25290">
            <text:p>25290</text:p>
          </table:table-cell>
          <table:table-cell table:style-name="ce2" office:value-type="string">
            <text:p>FUSAGASUGÁ</text:p>
          </table:table-cell>
          <table:table-cell table:style-name="ce1" office:value-type="string">
            <text:p>Cundinamarca</text:p>
          </table:table-cell>
          <table:table-cell table:formula="of:=LOWER([.B364])" office:value-type="string" office:string-value="fusagasugá">
            <text:p>fusagasugá</text:p>
          </table:table-cell>
          <table:table-cell table:formula="of:=PROPER([.D364])" office:value-type="string" office:string-value="Fusagasugá">
            <text:p>Fusagasugá</text:p>
          </table:table-cell>
          <table:table-cell table:formula="of:=LEN([.A364])" office:value-type="float" office:value="5">
            <text:p>5</text:p>
          </table:table-cell>
          <table:table-cell table:formula="of:=IF([.F364]=5;[.A364];CONCATENATE(&quot;0&quot;;[.A364]))" office:value-type="float" office:value="25290">
            <text:p>25290</text:p>
          </table:table-cell>
          <table:table-cell office:value-type="float" office:value="25290">
            <text:p>25290</text:p>
          </table:table-cell>
          <table:table-cell office:value-type="string">
            <text:p>Fusagasugá</text:p>
          </table:table-cell>
          <table:table-cell table:formula="of:=(CONCATENATE(&quot;insert into `Ciudad`(`Nombre`,`Codigo`) values('&quot;;[.I364];&quot;','&quot;;[.H364];&quot;');&quot;))" office:value-type="string" office:string-value="insert into `Ciudad`(`Nombre`,`Codigo`) values('Fusagasugá','25290');">
            <text:p>insert into `Ciudad`(`Nombre`,`Codigo`) values('Fusagasugá','25290');</text:p>
          </table:table-cell>
          <table:table-cell table:formula="of:=CONCATENATE(&quot;new Ciudad{Codigo=&quot;&quot;&quot;;[.H364];&quot;&quot;&quot;,Nombre=&quot;&quot;&quot;;[.I364];&quot;&quot;&quot;},&quot;)" office:value-type="string" office:string-value="new Ciudad{Codigo=&quot;25290&quot;,Nombre=&quot;Fusagasugá&quot;},">
            <text:p>new Ciudad{Codigo="25290",Nombre="Fusagasugá"},</text:p>
          </table:table-cell>
          <table:table-cell table:formula="of:=LEN([.B364])" office:value-type="float" office:value="10">
            <text:p>10</text:p>
          </table:table-cell>
        </table:table-row>
        <table:table-row table:style-name="ro2">
          <table:table-cell table:style-name="ce1" office:value-type="float" office:value="25293">
            <text:p>25293</text:p>
          </table:table-cell>
          <table:table-cell table:style-name="ce2" office:value-type="string">
            <text:p>GACHALA</text:p>
          </table:table-cell>
          <table:table-cell table:style-name="ce1" office:value-type="string">
            <text:p>Cundinamarca</text:p>
          </table:table-cell>
          <table:table-cell table:formula="of:=LOWER([.B365])" office:value-type="string" office:string-value="gachala">
            <text:p>gachala</text:p>
          </table:table-cell>
          <table:table-cell table:formula="of:=PROPER([.D365])" office:value-type="string" office:string-value="Gachala">
            <text:p>Gachala</text:p>
          </table:table-cell>
          <table:table-cell table:formula="of:=LEN([.A365])" office:value-type="float" office:value="5">
            <text:p>5</text:p>
          </table:table-cell>
          <table:table-cell table:formula="of:=IF([.F365]=5;[.A365];CONCATENATE(&quot;0&quot;;[.A365]))" office:value-type="float" office:value="25293">
            <text:p>25293</text:p>
          </table:table-cell>
          <table:table-cell office:value-type="float" office:value="25293">
            <text:p>25293</text:p>
          </table:table-cell>
          <table:table-cell office:value-type="string">
            <text:p>Gachala</text:p>
          </table:table-cell>
          <table:table-cell table:formula="of:=(CONCATENATE(&quot;insert into `Ciudad`(`Nombre`,`Codigo`) values('&quot;;[.I365];&quot;','&quot;;[.H365];&quot;');&quot;))" office:value-type="string" office:string-value="insert into `Ciudad`(`Nombre`,`Codigo`) values('Gachala','25293');">
            <text:p>insert into `Ciudad`(`Nombre`,`Codigo`) values('Gachala','25293');</text:p>
          </table:table-cell>
          <table:table-cell table:formula="of:=CONCATENATE(&quot;new Ciudad{Codigo=&quot;&quot;&quot;;[.H365];&quot;&quot;&quot;,Nombre=&quot;&quot;&quot;;[.I365];&quot;&quot;&quot;},&quot;)" office:value-type="string" office:string-value="new Ciudad{Codigo=&quot;25293&quot;,Nombre=&quot;Gachala&quot;},">
            <text:p>new Ciudad{Codigo="25293",Nombre="Gachala"},</text:p>
          </table:table-cell>
          <table:table-cell table:formula="of:=LEN([.B365])" office:value-type="float" office:value="7">
            <text:p>7</text:p>
          </table:table-cell>
        </table:table-row>
        <table:table-row table:style-name="ro2">
          <table:table-cell table:style-name="ce1" office:value-type="float" office:value="25295">
            <text:p>25295</text:p>
          </table:table-cell>
          <table:table-cell table:style-name="ce2" office:value-type="string">
            <text:p>GACHANCIPÁ</text:p>
          </table:table-cell>
          <table:table-cell table:style-name="ce1" office:value-type="string">
            <text:p>Cundinamarca</text:p>
          </table:table-cell>
          <table:table-cell table:formula="of:=LOWER([.B366])" office:value-type="string" office:string-value="gachancipá">
            <text:p>gachancipá</text:p>
          </table:table-cell>
          <table:table-cell table:formula="of:=PROPER([.D366])" office:value-type="string" office:string-value="Gachancipá">
            <text:p>Gachancipá</text:p>
          </table:table-cell>
          <table:table-cell table:formula="of:=LEN([.A366])" office:value-type="float" office:value="5">
            <text:p>5</text:p>
          </table:table-cell>
          <table:table-cell table:formula="of:=IF([.F366]=5;[.A366];CONCATENATE(&quot;0&quot;;[.A366]))" office:value-type="float" office:value="25295">
            <text:p>25295</text:p>
          </table:table-cell>
          <table:table-cell office:value-type="float" office:value="25295">
            <text:p>25295</text:p>
          </table:table-cell>
          <table:table-cell office:value-type="string">
            <text:p>Gachancipá</text:p>
          </table:table-cell>
          <table:table-cell table:formula="of:=(CONCATENATE(&quot;insert into `Ciudad`(`Nombre`,`Codigo`) values('&quot;;[.I366];&quot;','&quot;;[.H366];&quot;');&quot;))" office:value-type="string" office:string-value="insert into `Ciudad`(`Nombre`,`Codigo`) values('Gachancipá','25295');">
            <text:p>insert into `Ciudad`(`Nombre`,`Codigo`) values('Gachancipá','25295');</text:p>
          </table:table-cell>
          <table:table-cell table:formula="of:=CONCATENATE(&quot;new Ciudad{Codigo=&quot;&quot;&quot;;[.H366];&quot;&quot;&quot;,Nombre=&quot;&quot;&quot;;[.I366];&quot;&quot;&quot;},&quot;)" office:value-type="string" office:string-value="new Ciudad{Codigo=&quot;25295&quot;,Nombre=&quot;Gachancipá&quot;},">
            <text:p>new Ciudad{Codigo="25295",Nombre="Gachancipá"},</text:p>
          </table:table-cell>
          <table:table-cell table:formula="of:=LEN([.B366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293">
            <text:p>15293</text:p>
          </table:table-cell>
          <table:table-cell table:style-name="ce2" office:value-type="string">
            <text:p>GACHANTIVÁ</text:p>
          </table:table-cell>
          <table:table-cell table:style-name="ce1" office:value-type="string">
            <text:p>Boyacá</text:p>
          </table:table-cell>
          <table:table-cell table:formula="of:=LOWER([.B367])" office:value-type="string" office:string-value="gachantivá">
            <text:p>gachantivá</text:p>
          </table:table-cell>
          <table:table-cell table:formula="of:=PROPER([.D367])" office:value-type="string" office:string-value="Gachantivá">
            <text:p>Gachantivá</text:p>
          </table:table-cell>
          <table:table-cell table:formula="of:=LEN([.A367])" office:value-type="float" office:value="5">
            <text:p>5</text:p>
          </table:table-cell>
          <table:table-cell table:formula="of:=IF([.F367]=5;[.A367];CONCATENATE(&quot;0&quot;;[.A367]))" office:value-type="float" office:value="15293">
            <text:p>15293</text:p>
          </table:table-cell>
          <table:table-cell office:value-type="float" office:value="15293">
            <text:p>15293</text:p>
          </table:table-cell>
          <table:table-cell office:value-type="string">
            <text:p>Gachantivá</text:p>
          </table:table-cell>
          <table:table-cell table:formula="of:=(CONCATENATE(&quot;insert into `Ciudad`(`Nombre`,`Codigo`) values('&quot;;[.I367];&quot;','&quot;;[.H367];&quot;');&quot;))" office:value-type="string" office:string-value="insert into `Ciudad`(`Nombre`,`Codigo`) values('Gachantivá','15293');">
            <text:p>insert into `Ciudad`(`Nombre`,`Codigo`) values('Gachantivá','15293');</text:p>
          </table:table-cell>
          <table:table-cell table:formula="of:=CONCATENATE(&quot;new Ciudad{Codigo=&quot;&quot;&quot;;[.H367];&quot;&quot;&quot;,Nombre=&quot;&quot;&quot;;[.I367];&quot;&quot;&quot;},&quot;)" office:value-type="string" office:string-value="new Ciudad{Codigo=&quot;15293&quot;,Nombre=&quot;Gachantivá&quot;},">
            <text:p>new Ciudad{Codigo="15293",Nombre="Gachantivá"},</text:p>
          </table:table-cell>
          <table:table-cell table:formula="of:=LEN([.B367])" office:value-type="float" office:value="10">
            <text:p>10</text:p>
          </table:table-cell>
        </table:table-row>
        <table:table-row table:style-name="ro2">
          <table:table-cell table:style-name="ce1" office:value-type="float" office:value="25297">
            <text:p>25297</text:p>
          </table:table-cell>
          <table:table-cell table:style-name="ce2" office:value-type="string">
            <text:p>GACHETÁ</text:p>
          </table:table-cell>
          <table:table-cell table:style-name="ce1" office:value-type="string">
            <text:p>Cundinamarca</text:p>
          </table:table-cell>
          <table:table-cell table:formula="of:=LOWER([.B368])" office:value-type="string" office:string-value="gachetá">
            <text:p>gachetá</text:p>
          </table:table-cell>
          <table:table-cell table:formula="of:=PROPER([.D368])" office:value-type="string" office:string-value="Gachetá">
            <text:p>Gachetá</text:p>
          </table:table-cell>
          <table:table-cell table:formula="of:=LEN([.A368])" office:value-type="float" office:value="5">
            <text:p>5</text:p>
          </table:table-cell>
          <table:table-cell table:formula="of:=IF([.F368]=5;[.A368];CONCATENATE(&quot;0&quot;;[.A368]))" office:value-type="float" office:value="25297">
            <text:p>25297</text:p>
          </table:table-cell>
          <table:table-cell office:value-type="float" office:value="25297">
            <text:p>25297</text:p>
          </table:table-cell>
          <table:table-cell office:value-type="string">
            <text:p>Gachetá</text:p>
          </table:table-cell>
          <table:table-cell table:formula="of:=(CONCATENATE(&quot;insert into `Ciudad`(`Nombre`,`Codigo`) values('&quot;;[.I368];&quot;','&quot;;[.H368];&quot;');&quot;))" office:value-type="string" office:string-value="insert into `Ciudad`(`Nombre`,`Codigo`) values('Gachetá','25297');">
            <text:p>insert into `Ciudad`(`Nombre`,`Codigo`) values('Gachetá','25297');</text:p>
          </table:table-cell>
          <table:table-cell table:formula="of:=CONCATENATE(&quot;new Ciudad{Codigo=&quot;&quot;&quot;;[.H368];&quot;&quot;&quot;,Nombre=&quot;&quot;&quot;;[.I368];&quot;&quot;&quot;},&quot;)" office:value-type="string" office:string-value="new Ciudad{Codigo=&quot;25297&quot;,Nombre=&quot;Gachetá&quot;},">
            <text:p>new Ciudad{Codigo="25297",Nombre="Gachetá"},</text:p>
          </table:table-cell>
          <table:table-cell table:formula="of:=LEN([.B368])" office:value-type="float" office:value="7">
            <text:p>7</text:p>
          </table:table-cell>
        </table:table-row>
        <table:table-row table:style-name="ro2">
          <table:table-cell table:style-name="ce1" office:value-type="float" office:value="68296">
            <text:p>68296</text:p>
          </table:table-cell>
          <table:table-cell table:style-name="ce2" office:value-type="string">
            <text:p>GALÁN</text:p>
          </table:table-cell>
          <table:table-cell table:style-name="ce1" office:value-type="string">
            <text:p>Santander</text:p>
          </table:table-cell>
          <table:table-cell table:formula="of:=LOWER([.B369])" office:value-type="string" office:string-value="galán">
            <text:p>galán</text:p>
          </table:table-cell>
          <table:table-cell table:formula="of:=PROPER([.D369])" office:value-type="string" office:string-value="Galán">
            <text:p>Galán</text:p>
          </table:table-cell>
          <table:table-cell table:formula="of:=LEN([.A369])" office:value-type="float" office:value="5">
            <text:p>5</text:p>
          </table:table-cell>
          <table:table-cell table:formula="of:=IF([.F369]=5;[.A369];CONCATENATE(&quot;0&quot;;[.A369]))" office:value-type="float" office:value="68296">
            <text:p>68296</text:p>
          </table:table-cell>
          <table:table-cell office:value-type="float" office:value="68296">
            <text:p>68296</text:p>
          </table:table-cell>
          <table:table-cell office:value-type="string">
            <text:p>Galán</text:p>
          </table:table-cell>
          <table:table-cell table:formula="of:=(CONCATENATE(&quot;insert into `Ciudad`(`Nombre`,`Codigo`) values('&quot;;[.I369];&quot;','&quot;;[.H369];&quot;');&quot;))" office:value-type="string" office:string-value="insert into `Ciudad`(`Nombre`,`Codigo`) values('Galán','68296');">
            <text:p>insert into `Ciudad`(`Nombre`,`Codigo`) values('Galán','68296');</text:p>
          </table:table-cell>
          <table:table-cell table:formula="of:=CONCATENATE(&quot;new Ciudad{Codigo=&quot;&quot;&quot;;[.H369];&quot;&quot;&quot;,Nombre=&quot;&quot;&quot;;[.I369];&quot;&quot;&quot;},&quot;)" office:value-type="string" office:string-value="new Ciudad{Codigo=&quot;68296&quot;,Nombre=&quot;Galán&quot;},">
            <text:p>new Ciudad{Codigo="68296",Nombre="Galán"},</text:p>
          </table:table-cell>
          <table:table-cell table:formula="of:=LEN([.B369])" office:value-type="float" office:value="5">
            <text:p>5</text:p>
          </table:table-cell>
        </table:table-row>
        <table:table-row table:style-name="ro2">
          <table:table-cell table:style-name="ce1" office:value-type="float" office:value="8296">
            <text:p>8296</text:p>
          </table:table-cell>
          <table:table-cell table:style-name="ce2" office:value-type="string">
            <text:p>GALAPA</text:p>
          </table:table-cell>
          <table:table-cell table:style-name="ce1" office:value-type="string">
            <text:p>Atlántico</text:p>
          </table:table-cell>
          <table:table-cell table:formula="of:=LOWER([.B370])" office:value-type="string" office:string-value="galapa">
            <text:p>galapa</text:p>
          </table:table-cell>
          <table:table-cell table:formula="of:=PROPER([.D370])" office:value-type="string" office:string-value="Galapa">
            <text:p>Galapa</text:p>
          </table:table-cell>
          <table:table-cell table:formula="of:=LEN([.A370])" office:value-type="float" office:value="4">
            <text:p>4</text:p>
          </table:table-cell>
          <table:table-cell table:formula="of:=IF([.F370]=5;[.A370];CONCATENATE(&quot;0&quot;;[.A370]))" office:value-type="string" office:string-value="08296">
            <text:p>08296</text:p>
          </table:table-cell>
          <table:table-cell office:value-type="string">
            <text:p>08296</text:p>
          </table:table-cell>
          <table:table-cell office:value-type="string">
            <text:p>Galapa</text:p>
          </table:table-cell>
          <table:table-cell table:formula="of:=(CONCATENATE(&quot;insert into `Ciudad`(`Nombre`,`Codigo`) values('&quot;;[.I370];&quot;','&quot;;[.H370];&quot;');&quot;))" office:value-type="string" office:string-value="insert into `Ciudad`(`Nombre`,`Codigo`) values('Galapa','08296');">
            <text:p>insert into `Ciudad`(`Nombre`,`Codigo`) values('Galapa','08296');</text:p>
          </table:table-cell>
          <table:table-cell table:formula="of:=CONCATENATE(&quot;new Ciudad{Codigo=&quot;&quot;&quot;;[.H370];&quot;&quot;&quot;,Nombre=&quot;&quot;&quot;;[.I370];&quot;&quot;&quot;},&quot;)" office:value-type="string" office:string-value="new Ciudad{Codigo=&quot;08296&quot;,Nombre=&quot;Galapa&quot;},">
            <text:p>new Ciudad{Codigo="08296",Nombre="Galapa"},</text:p>
          </table:table-cell>
          <table:table-cell table:formula="of:=LEN([.B370])" office:value-type="float" office:value="6">
            <text:p>6</text:p>
          </table:table-cell>
        </table:table-row>
        <table:table-row table:style-name="ro2">
          <table:table-cell table:style-name="ce1" office:value-type="float" office:value="70235">
            <text:p>70235</text:p>
          </table:table-cell>
          <table:table-cell table:style-name="ce2" office:value-type="string">
            <text:p>GALERAS</text:p>
          </table:table-cell>
          <table:table-cell table:style-name="ce1" office:value-type="string">
            <text:p>Sucre</text:p>
          </table:table-cell>
          <table:table-cell table:formula="of:=LOWER([.B371])" office:value-type="string" office:string-value="galeras">
            <text:p>galeras</text:p>
          </table:table-cell>
          <table:table-cell table:formula="of:=PROPER([.D371])" office:value-type="string" office:string-value="Galeras">
            <text:p>Galeras</text:p>
          </table:table-cell>
          <table:table-cell table:formula="of:=LEN([.A371])" office:value-type="float" office:value="5">
            <text:p>5</text:p>
          </table:table-cell>
          <table:table-cell table:formula="of:=IF([.F371]=5;[.A371];CONCATENATE(&quot;0&quot;;[.A371]))" office:value-type="float" office:value="70235">
            <text:p>70235</text:p>
          </table:table-cell>
          <table:table-cell office:value-type="float" office:value="70235">
            <text:p>70235</text:p>
          </table:table-cell>
          <table:table-cell office:value-type="string">
            <text:p>Galeras</text:p>
          </table:table-cell>
          <table:table-cell table:formula="of:=(CONCATENATE(&quot;insert into `Ciudad`(`Nombre`,`Codigo`) values('&quot;;[.I371];&quot;','&quot;;[.H371];&quot;');&quot;))" office:value-type="string" office:string-value="insert into `Ciudad`(`Nombre`,`Codigo`) values('Galeras','70235');">
            <text:p>insert into `Ciudad`(`Nombre`,`Codigo`) values('Galeras','70235');</text:p>
          </table:table-cell>
          <table:table-cell table:formula="of:=CONCATENATE(&quot;new Ciudad{Codigo=&quot;&quot;&quot;;[.H371];&quot;&quot;&quot;,Nombre=&quot;&quot;&quot;;[.I371];&quot;&quot;&quot;},&quot;)" office:value-type="string" office:string-value="new Ciudad{Codigo=&quot;70235&quot;,Nombre=&quot;Galeras&quot;},">
            <text:p>new Ciudad{Codigo="70235",Nombre="Galeras"},</text:p>
          </table:table-cell>
          <table:table-cell table:formula="of:=LEN([.B371])" office:value-type="float" office:value="7">
            <text:p>7</text:p>
          </table:table-cell>
        </table:table-row>
        <table:table-row table:style-name="ro2">
          <table:table-cell table:style-name="ce1" office:value-type="float" office:value="25299">
            <text:p>25299</text:p>
          </table:table-cell>
          <table:table-cell table:style-name="ce2" office:value-type="string">
            <text:p>GAMA</text:p>
          </table:table-cell>
          <table:table-cell table:style-name="ce1" office:value-type="string">
            <text:p>Cundinamarca</text:p>
          </table:table-cell>
          <table:table-cell table:formula="of:=LOWER([.B372])" office:value-type="string" office:string-value="gama">
            <text:p>gama</text:p>
          </table:table-cell>
          <table:table-cell table:formula="of:=PROPER([.D372])" office:value-type="string" office:string-value="Gama">
            <text:p>Gama</text:p>
          </table:table-cell>
          <table:table-cell table:formula="of:=LEN([.A372])" office:value-type="float" office:value="5">
            <text:p>5</text:p>
          </table:table-cell>
          <table:table-cell table:formula="of:=IF([.F372]=5;[.A372];CONCATENATE(&quot;0&quot;;[.A372]))" office:value-type="float" office:value="25299">
            <text:p>25299</text:p>
          </table:table-cell>
          <table:table-cell office:value-type="float" office:value="25299">
            <text:p>25299</text:p>
          </table:table-cell>
          <table:table-cell office:value-type="string">
            <text:p>Gama</text:p>
          </table:table-cell>
          <table:table-cell table:formula="of:=(CONCATENATE(&quot;insert into `Ciudad`(`Nombre`,`Codigo`) values('&quot;;[.I372];&quot;','&quot;;[.H372];&quot;');&quot;))" office:value-type="string" office:string-value="insert into `Ciudad`(`Nombre`,`Codigo`) values('Gama','25299');">
            <text:p>insert into `Ciudad`(`Nombre`,`Codigo`) values('Gama','25299');</text:p>
          </table:table-cell>
          <table:table-cell table:formula="of:=CONCATENATE(&quot;new Ciudad{Codigo=&quot;&quot;&quot;;[.H372];&quot;&quot;&quot;,Nombre=&quot;&quot;&quot;;[.I372];&quot;&quot;&quot;},&quot;)" office:value-type="string" office:string-value="new Ciudad{Codigo=&quot;25299&quot;,Nombre=&quot;Gama&quot;},">
            <text:p>new Ciudad{Codigo="25299",Nombre="Gama"},</text:p>
          </table:table-cell>
          <table:table-cell table:formula="of:=LEN([.B372])" office:value-type="float" office:value="4">
            <text:p>4</text:p>
          </table:table-cell>
        </table:table-row>
        <table:table-row table:style-name="ro2">
          <table:table-cell table:style-name="ce1" office:value-type="float" office:value="20295">
            <text:p>20295</text:p>
          </table:table-cell>
          <table:table-cell table:style-name="ce2" office:value-type="string">
            <text:p>GAMARRA</text:p>
          </table:table-cell>
          <table:table-cell table:style-name="ce1" office:value-type="string">
            <text:p>Cesar</text:p>
          </table:table-cell>
          <table:table-cell table:formula="of:=LOWER([.B373])" office:value-type="string" office:string-value="gamarra">
            <text:p>gamarra</text:p>
          </table:table-cell>
          <table:table-cell table:formula="of:=PROPER([.D373])" office:value-type="string" office:string-value="Gamarra">
            <text:p>Gamarra</text:p>
          </table:table-cell>
          <table:table-cell table:formula="of:=LEN([.A373])" office:value-type="float" office:value="5">
            <text:p>5</text:p>
          </table:table-cell>
          <table:table-cell table:formula="of:=IF([.F373]=5;[.A373];CONCATENATE(&quot;0&quot;;[.A373]))" office:value-type="float" office:value="20295">
            <text:p>20295</text:p>
          </table:table-cell>
          <table:table-cell office:value-type="float" office:value="20295">
            <text:p>20295</text:p>
          </table:table-cell>
          <table:table-cell office:value-type="string">
            <text:p>Gamarra</text:p>
          </table:table-cell>
          <table:table-cell table:formula="of:=(CONCATENATE(&quot;insert into `Ciudad`(`Nombre`,`Codigo`) values('&quot;;[.I373];&quot;','&quot;;[.H373];&quot;');&quot;))" office:value-type="string" office:string-value="insert into `Ciudad`(`Nombre`,`Codigo`) values('Gamarra','20295');">
            <text:p>insert into `Ciudad`(`Nombre`,`Codigo`) values('Gamarra','20295');</text:p>
          </table:table-cell>
          <table:table-cell table:formula="of:=CONCATENATE(&quot;new Ciudad{Codigo=&quot;&quot;&quot;;[.H373];&quot;&quot;&quot;,Nombre=&quot;&quot;&quot;;[.I373];&quot;&quot;&quot;},&quot;)" office:value-type="string" office:string-value="new Ciudad{Codigo=&quot;20295&quot;,Nombre=&quot;Gamarra&quot;},">
            <text:p>new Ciudad{Codigo="20295",Nombre="Gamarra"},</text:p>
          </table:table-cell>
          <table:table-cell table:formula="of:=LEN([.B373])" office:value-type="float" office:value="7">
            <text:p>7</text:p>
          </table:table-cell>
        </table:table-row>
        <table:table-row table:style-name="ro2">
          <table:table-cell table:style-name="ce1" office:value-type="float" office:value="68298">
            <text:p>68298</text:p>
          </table:table-cell>
          <table:table-cell table:style-name="ce2" office:value-type="string">
            <text:p>GAMBITA</text:p>
          </table:table-cell>
          <table:table-cell table:style-name="ce1" office:value-type="string">
            <text:p>Santander</text:p>
          </table:table-cell>
          <table:table-cell table:formula="of:=LOWER([.B374])" office:value-type="string" office:string-value="gambita">
            <text:p>gambita</text:p>
          </table:table-cell>
          <table:table-cell table:formula="of:=PROPER([.D374])" office:value-type="string" office:string-value="Gambita">
            <text:p>Gambita</text:p>
          </table:table-cell>
          <table:table-cell table:formula="of:=LEN([.A374])" office:value-type="float" office:value="5">
            <text:p>5</text:p>
          </table:table-cell>
          <table:table-cell table:formula="of:=IF([.F374]=5;[.A374];CONCATENATE(&quot;0&quot;;[.A374]))" office:value-type="float" office:value="68298">
            <text:p>68298</text:p>
          </table:table-cell>
          <table:table-cell office:value-type="float" office:value="68298">
            <text:p>68298</text:p>
          </table:table-cell>
          <table:table-cell office:value-type="string">
            <text:p>Gambita</text:p>
          </table:table-cell>
          <table:table-cell table:formula="of:=(CONCATENATE(&quot;insert into `Ciudad`(`Nombre`,`Codigo`) values('&quot;;[.I374];&quot;','&quot;;[.H374];&quot;');&quot;))" office:value-type="string" office:string-value="insert into `Ciudad`(`Nombre`,`Codigo`) values('Gambita','68298');">
            <text:p>insert into `Ciudad`(`Nombre`,`Codigo`) values('Gambita','68298');</text:p>
          </table:table-cell>
          <table:table-cell table:formula="of:=CONCATENATE(&quot;new Ciudad{Codigo=&quot;&quot;&quot;;[.H374];&quot;&quot;&quot;,Nombre=&quot;&quot;&quot;;[.I374];&quot;&quot;&quot;},&quot;)" office:value-type="string" office:string-value="new Ciudad{Codigo=&quot;68298&quot;,Nombre=&quot;Gambita&quot;},">
            <text:p>new Ciudad{Codigo="68298",Nombre="Gambita"},</text:p>
          </table:table-cell>
          <table:table-cell table:formula="of:=LEN([.B374])" office:value-type="float" office:value="7">
            <text:p>7</text:p>
          </table:table-cell>
        </table:table-row>
        <table:table-row table:style-name="ro2">
          <table:table-cell table:style-name="ce1" office:value-type="float" office:value="15296">
            <text:p>15296</text:p>
          </table:table-cell>
          <table:table-cell table:style-name="ce2" office:value-type="string">
            <text:p>GAMEZA</text:p>
          </table:table-cell>
          <table:table-cell table:style-name="ce1" office:value-type="string">
            <text:p>Boyacá</text:p>
          </table:table-cell>
          <table:table-cell table:formula="of:=LOWER([.B375])" office:value-type="string" office:string-value="gameza">
            <text:p>gameza</text:p>
          </table:table-cell>
          <table:table-cell table:formula="of:=PROPER([.D375])" office:value-type="string" office:string-value="Gameza">
            <text:p>Gameza</text:p>
          </table:table-cell>
          <table:table-cell table:formula="of:=LEN([.A375])" office:value-type="float" office:value="5">
            <text:p>5</text:p>
          </table:table-cell>
          <table:table-cell table:formula="of:=IF([.F375]=5;[.A375];CONCATENATE(&quot;0&quot;;[.A375]))" office:value-type="float" office:value="15296">
            <text:p>15296</text:p>
          </table:table-cell>
          <table:table-cell office:value-type="float" office:value="15296">
            <text:p>15296</text:p>
          </table:table-cell>
          <table:table-cell office:value-type="string">
            <text:p>Gameza</text:p>
          </table:table-cell>
          <table:table-cell table:formula="of:=(CONCATENATE(&quot;insert into `Ciudad`(`Nombre`,`Codigo`) values('&quot;;[.I375];&quot;','&quot;;[.H375];&quot;');&quot;))" office:value-type="string" office:string-value="insert into `Ciudad`(`Nombre`,`Codigo`) values('Gameza','15296');">
            <text:p>insert into `Ciudad`(`Nombre`,`Codigo`) values('Gameza','15296');</text:p>
          </table:table-cell>
          <table:table-cell table:formula="of:=CONCATENATE(&quot;new Ciudad{Codigo=&quot;&quot;&quot;;[.H375];&quot;&quot;&quot;,Nombre=&quot;&quot;&quot;;[.I375];&quot;&quot;&quot;},&quot;)" office:value-type="string" office:string-value="new Ciudad{Codigo=&quot;15296&quot;,Nombre=&quot;Gameza&quot;},">
            <text:p>new Ciudad{Codigo="15296",Nombre="Gameza"},</text:p>
          </table:table-cell>
          <table:table-cell table:formula="of:=LEN([.B375])" office:value-type="float" office:value="6">
            <text:p>6</text:p>
          </table:table-cell>
        </table:table-row>
        <table:table-row table:style-name="ro2">
          <table:table-cell table:style-name="ce1" office:value-type="float" office:value="15299">
            <text:p>15299</text:p>
          </table:table-cell>
          <table:table-cell table:style-name="ce2" office:value-type="string">
            <text:p>GARAGOA</text:p>
          </table:table-cell>
          <table:table-cell table:style-name="ce1" office:value-type="string">
            <text:p>Boyacá</text:p>
          </table:table-cell>
          <table:table-cell table:formula="of:=LOWER([.B376])" office:value-type="string" office:string-value="garagoa">
            <text:p>garagoa</text:p>
          </table:table-cell>
          <table:table-cell table:formula="of:=PROPER([.D376])" office:value-type="string" office:string-value="Garagoa">
            <text:p>Garagoa</text:p>
          </table:table-cell>
          <table:table-cell table:formula="of:=LEN([.A376])" office:value-type="float" office:value="5">
            <text:p>5</text:p>
          </table:table-cell>
          <table:table-cell table:formula="of:=IF([.F376]=5;[.A376];CONCATENATE(&quot;0&quot;;[.A376]))" office:value-type="float" office:value="15299">
            <text:p>15299</text:p>
          </table:table-cell>
          <table:table-cell office:value-type="float" office:value="15299">
            <text:p>15299</text:p>
          </table:table-cell>
          <table:table-cell office:value-type="string">
            <text:p>Garagoa</text:p>
          </table:table-cell>
          <table:table-cell table:formula="of:=(CONCATENATE(&quot;insert into `Ciudad`(`Nombre`,`Codigo`) values('&quot;;[.I376];&quot;','&quot;;[.H376];&quot;');&quot;))" office:value-type="string" office:string-value="insert into `Ciudad`(`Nombre`,`Codigo`) values('Garagoa','15299');">
            <text:p>insert into `Ciudad`(`Nombre`,`Codigo`) values('Garagoa','15299');</text:p>
          </table:table-cell>
          <table:table-cell table:formula="of:=CONCATENATE(&quot;new Ciudad{Codigo=&quot;&quot;&quot;;[.H376];&quot;&quot;&quot;,Nombre=&quot;&quot;&quot;;[.I376];&quot;&quot;&quot;},&quot;)" office:value-type="string" office:string-value="new Ciudad{Codigo=&quot;15299&quot;,Nombre=&quot;Garagoa&quot;},">
            <text:p>new Ciudad{Codigo="15299",Nombre="Garagoa"},</text:p>
          </table:table-cell>
          <table:table-cell table:formula="of:=LEN([.B376])" office:value-type="float" office:value="7">
            <text:p>7</text:p>
          </table:table-cell>
        </table:table-row>
        <table:table-row table:style-name="ro2">
          <table:table-cell table:style-name="ce1" office:value-type="float" office:value="41298">
            <text:p>41298</text:p>
          </table:table-cell>
          <table:table-cell table:style-name="ce2" office:value-type="string">
            <text:p>GARZÓN</text:p>
          </table:table-cell>
          <table:table-cell table:style-name="ce1" office:value-type="string">
            <text:p>Huila</text:p>
          </table:table-cell>
          <table:table-cell table:formula="of:=LOWER([.B377])" office:value-type="string" office:string-value="garzón">
            <text:p>garzón</text:p>
          </table:table-cell>
          <table:table-cell table:formula="of:=PROPER([.D377])" office:value-type="string" office:string-value="Garzón">
            <text:p>Garzón</text:p>
          </table:table-cell>
          <table:table-cell table:formula="of:=LEN([.A377])" office:value-type="float" office:value="5">
            <text:p>5</text:p>
          </table:table-cell>
          <table:table-cell table:formula="of:=IF([.F377]=5;[.A377];CONCATENATE(&quot;0&quot;;[.A377]))" office:value-type="float" office:value="41298">
            <text:p>41298</text:p>
          </table:table-cell>
          <table:table-cell office:value-type="float" office:value="41298">
            <text:p>41298</text:p>
          </table:table-cell>
          <table:table-cell office:value-type="string">
            <text:p>Garzón</text:p>
          </table:table-cell>
          <table:table-cell table:formula="of:=(CONCATENATE(&quot;insert into `Ciudad`(`Nombre`,`Codigo`) values('&quot;;[.I377];&quot;','&quot;;[.H377];&quot;');&quot;))" office:value-type="string" office:string-value="insert into `Ciudad`(`Nombre`,`Codigo`) values('Garzón','41298');">
            <text:p>insert into `Ciudad`(`Nombre`,`Codigo`) values('Garzón','41298');</text:p>
          </table:table-cell>
          <table:table-cell table:formula="of:=CONCATENATE(&quot;new Ciudad{Codigo=&quot;&quot;&quot;;[.H377];&quot;&quot;&quot;,Nombre=&quot;&quot;&quot;;[.I377];&quot;&quot;&quot;},&quot;)" office:value-type="string" office:string-value="new Ciudad{Codigo=&quot;41298&quot;,Nombre=&quot;Garzón&quot;},">
            <text:p>new Ciudad{Codigo="41298",Nombre="Garzón"},</text:p>
          </table:table-cell>
          <table:table-cell table:formula="of:=LEN([.B377])" office:value-type="float" office:value="6">
            <text:p>6</text:p>
          </table:table-cell>
        </table:table-row>
        <table:table-row table:style-name="ro2">
          <table:table-cell table:style-name="ce1" office:value-type="float" office:value="63302">
            <text:p>63302</text:p>
          </table:table-cell>
          <table:table-cell table:style-name="ce2" office:value-type="string">
            <text:p>GÉNOVA</text:p>
          </table:table-cell>
          <table:table-cell table:style-name="ce1" office:value-type="string">
            <text:p>Quindio</text:p>
          </table:table-cell>
          <table:table-cell table:formula="of:=LOWER([.B378])" office:value-type="string" office:string-value="génova">
            <text:p>génova</text:p>
          </table:table-cell>
          <table:table-cell table:formula="of:=PROPER([.D378])" office:value-type="string" office:string-value="Génova">
            <text:p>Génova</text:p>
          </table:table-cell>
          <table:table-cell table:formula="of:=LEN([.A378])" office:value-type="float" office:value="5">
            <text:p>5</text:p>
          </table:table-cell>
          <table:table-cell table:formula="of:=IF([.F378]=5;[.A378];CONCATENATE(&quot;0&quot;;[.A378]))" office:value-type="float" office:value="63302">
            <text:p>63302</text:p>
          </table:table-cell>
          <table:table-cell office:value-type="float" office:value="63302">
            <text:p>63302</text:p>
          </table:table-cell>
          <table:table-cell office:value-type="string">
            <text:p>Génova</text:p>
          </table:table-cell>
          <table:table-cell table:formula="of:=(CONCATENATE(&quot;insert into `Ciudad`(`Nombre`,`Codigo`) values('&quot;;[.I378];&quot;','&quot;;[.H378];&quot;');&quot;))" office:value-type="string" office:string-value="insert into `Ciudad`(`Nombre`,`Codigo`) values('Génova','63302');">
            <text:p>insert into `Ciudad`(`Nombre`,`Codigo`) values('Génova','63302');</text:p>
          </table:table-cell>
          <table:table-cell table:formula="of:=CONCATENATE(&quot;new Ciudad{Codigo=&quot;&quot;&quot;;[.H378];&quot;&quot;&quot;,Nombre=&quot;&quot;&quot;;[.I378];&quot;&quot;&quot;},&quot;)" office:value-type="string" office:string-value="new Ciudad{Codigo=&quot;63302&quot;,Nombre=&quot;Génova&quot;},">
            <text:p>new Ciudad{Codigo="63302",Nombre="Génova"},</text:p>
          </table:table-cell>
          <table:table-cell table:formula="of:=LEN([.B378])" office:value-type="float" office:value="6">
            <text:p>6</text:p>
          </table:table-cell>
        </table:table-row>
        <table:table-row table:style-name="ro2">
          <table:table-cell table:style-name="ce1" office:value-type="float" office:value="41306">
            <text:p>41306</text:p>
          </table:table-cell>
          <table:table-cell table:style-name="ce2" office:value-type="string">
            <text:p>GIGANTE</text:p>
          </table:table-cell>
          <table:table-cell table:style-name="ce1" office:value-type="string">
            <text:p>Huila</text:p>
          </table:table-cell>
          <table:table-cell table:formula="of:=LOWER([.B379])" office:value-type="string" office:string-value="gigante">
            <text:p>gigante</text:p>
          </table:table-cell>
          <table:table-cell table:formula="of:=PROPER([.D379])" office:value-type="string" office:string-value="Gigante">
            <text:p>Gigante</text:p>
          </table:table-cell>
          <table:table-cell table:formula="of:=LEN([.A379])" office:value-type="float" office:value="5">
            <text:p>5</text:p>
          </table:table-cell>
          <table:table-cell table:formula="of:=IF([.F379]=5;[.A379];CONCATENATE(&quot;0&quot;;[.A379]))" office:value-type="float" office:value="41306">
            <text:p>41306</text:p>
          </table:table-cell>
          <table:table-cell office:value-type="float" office:value="41306">
            <text:p>41306</text:p>
          </table:table-cell>
          <table:table-cell office:value-type="string">
            <text:p>Gigante</text:p>
          </table:table-cell>
          <table:table-cell table:formula="of:=(CONCATENATE(&quot;insert into `Ciudad`(`Nombre`,`Codigo`) values('&quot;;[.I379];&quot;','&quot;;[.H379];&quot;');&quot;))" office:value-type="string" office:string-value="insert into `Ciudad`(`Nombre`,`Codigo`) values('Gigante','41306');">
            <text:p>insert into `Ciudad`(`Nombre`,`Codigo`) values('Gigante','41306');</text:p>
          </table:table-cell>
          <table:table-cell table:formula="of:=CONCATENATE(&quot;new Ciudad{Codigo=&quot;&quot;&quot;;[.H379];&quot;&quot;&quot;,Nombre=&quot;&quot;&quot;;[.I379];&quot;&quot;&quot;},&quot;)" office:value-type="string" office:string-value="new Ciudad{Codigo=&quot;41306&quot;,Nombre=&quot;Gigante&quot;},">
            <text:p>new Ciudad{Codigo="41306",Nombre="Gigante"},</text:p>
          </table:table-cell>
          <table:table-cell table:formula="of:=LEN([.B379])" office:value-type="float" office:value="7">
            <text:p>7</text:p>
          </table:table-cell>
        </table:table-row>
        <table:table-row table:style-name="ro2">
          <table:table-cell table:style-name="ce1" office:value-type="float" office:value="76306">
            <text:p>76306</text:p>
          </table:table-cell>
          <table:table-cell table:style-name="ce2" office:value-type="string">
            <text:p>GINEBRA</text:p>
          </table:table-cell>
          <table:table-cell table:style-name="ce1" office:value-type="string">
            <text:p>Valle del Cauca</text:p>
          </table:table-cell>
          <table:table-cell table:formula="of:=LOWER([.B380])" office:value-type="string" office:string-value="ginebra">
            <text:p>ginebra</text:p>
          </table:table-cell>
          <table:table-cell table:formula="of:=PROPER([.D380])" office:value-type="string" office:string-value="Ginebra">
            <text:p>Ginebra</text:p>
          </table:table-cell>
          <table:table-cell table:formula="of:=LEN([.A380])" office:value-type="float" office:value="5">
            <text:p>5</text:p>
          </table:table-cell>
          <table:table-cell table:formula="of:=IF([.F380]=5;[.A380];CONCATENATE(&quot;0&quot;;[.A380]))" office:value-type="float" office:value="76306">
            <text:p>76306</text:p>
          </table:table-cell>
          <table:table-cell office:value-type="float" office:value="76306">
            <text:p>76306</text:p>
          </table:table-cell>
          <table:table-cell office:value-type="string">
            <text:p>Ginebra</text:p>
          </table:table-cell>
          <table:table-cell table:formula="of:=(CONCATENATE(&quot;insert into `Ciudad`(`Nombre`,`Codigo`) values('&quot;;[.I380];&quot;','&quot;;[.H380];&quot;');&quot;))" office:value-type="string" office:string-value="insert into `Ciudad`(`Nombre`,`Codigo`) values('Ginebra','76306');">
            <text:p>insert into `Ciudad`(`Nombre`,`Codigo`) values('Ginebra','76306');</text:p>
          </table:table-cell>
          <table:table-cell table:formula="of:=CONCATENATE(&quot;new Ciudad{Codigo=&quot;&quot;&quot;;[.H380];&quot;&quot;&quot;,Nombre=&quot;&quot;&quot;;[.I380];&quot;&quot;&quot;},&quot;)" office:value-type="string" office:string-value="new Ciudad{Codigo=&quot;76306&quot;,Nombre=&quot;Ginebra&quot;},">
            <text:p>new Ciudad{Codigo="76306",Nombre="Ginebra"},</text:p>
          </table:table-cell>
          <table:table-cell table:formula="of:=LEN([.B380])" office:value-type="float" office:value="7">
            <text:p>7</text:p>
          </table:table-cell>
        </table:table-row>
        <table:table-row table:style-name="ro2">
          <table:table-cell table:style-name="ce1" office:value-type="float" office:value="5306">
            <text:p>5306</text:p>
          </table:table-cell>
          <table:table-cell table:style-name="ce2" office:value-type="string">
            <text:p>GIRALDO</text:p>
          </table:table-cell>
          <table:table-cell table:style-name="ce1" office:value-type="string">
            <text:p>Antioquia</text:p>
          </table:table-cell>
          <table:table-cell table:formula="of:=LOWER([.B381])" office:value-type="string" office:string-value="giraldo">
            <text:p>giraldo</text:p>
          </table:table-cell>
          <table:table-cell table:formula="of:=PROPER([.D381])" office:value-type="string" office:string-value="Giraldo">
            <text:p>Giraldo</text:p>
          </table:table-cell>
          <table:table-cell table:formula="of:=LEN([.A381])" office:value-type="float" office:value="4">
            <text:p>4</text:p>
          </table:table-cell>
          <table:table-cell table:formula="of:=IF([.F381]=5;[.A381];CONCATENATE(&quot;0&quot;;[.A381]))" office:value-type="string" office:string-value="05306">
            <text:p>05306</text:p>
          </table:table-cell>
          <table:table-cell office:value-type="string">
            <text:p>05306</text:p>
          </table:table-cell>
          <table:table-cell office:value-type="string">
            <text:p>Giraldo</text:p>
          </table:table-cell>
          <table:table-cell table:formula="of:=(CONCATENATE(&quot;insert into `Ciudad`(`Nombre`,`Codigo`) values('&quot;;[.I381];&quot;','&quot;;[.H381];&quot;');&quot;))" office:value-type="string" office:string-value="insert into `Ciudad`(`Nombre`,`Codigo`) values('Giraldo','05306');">
            <text:p>insert into `Ciudad`(`Nombre`,`Codigo`) values('Giraldo','05306');</text:p>
          </table:table-cell>
          <table:table-cell table:formula="of:=CONCATENATE(&quot;new Ciudad{Codigo=&quot;&quot;&quot;;[.H381];&quot;&quot;&quot;,Nombre=&quot;&quot;&quot;;[.I381];&quot;&quot;&quot;},&quot;)" office:value-type="string" office:string-value="new Ciudad{Codigo=&quot;05306&quot;,Nombre=&quot;Giraldo&quot;},">
            <text:p>new Ciudad{Codigo="05306",Nombre="Giraldo"},</text:p>
          </table:table-cell>
          <table:table-cell table:formula="of:=LEN([.B381])" office:value-type="float" office:value="7">
            <text:p>7</text:p>
          </table:table-cell>
        </table:table-row>
        <table:table-row table:style-name="ro2">
          <table:table-cell table:style-name="ce1" office:value-type="float" office:value="25307">
            <text:p>25307</text:p>
          </table:table-cell>
          <table:table-cell table:style-name="ce2" office:value-type="string">
            <text:p>GIRARDOT</text:p>
          </table:table-cell>
          <table:table-cell table:style-name="ce1" office:value-type="string">
            <text:p>Cundinamarca</text:p>
          </table:table-cell>
          <table:table-cell table:formula="of:=LOWER([.B382])" office:value-type="string" office:string-value="girardot">
            <text:p>girardot</text:p>
          </table:table-cell>
          <table:table-cell table:formula="of:=PROPER([.D382])" office:value-type="string" office:string-value="Girardot">
            <text:p>Girardot</text:p>
          </table:table-cell>
          <table:table-cell table:formula="of:=LEN([.A382])" office:value-type="float" office:value="5">
            <text:p>5</text:p>
          </table:table-cell>
          <table:table-cell table:formula="of:=IF([.F382]=5;[.A382];CONCATENATE(&quot;0&quot;;[.A382]))" office:value-type="float" office:value="25307">
            <text:p>25307</text:p>
          </table:table-cell>
          <table:table-cell office:value-type="float" office:value="25307">
            <text:p>25307</text:p>
          </table:table-cell>
          <table:table-cell office:value-type="string">
            <text:p>Girardot</text:p>
          </table:table-cell>
          <table:table-cell table:formula="of:=(CONCATENATE(&quot;insert into `Ciudad`(`Nombre`,`Codigo`) values('&quot;;[.I382];&quot;','&quot;;[.H382];&quot;');&quot;))" office:value-type="string" office:string-value="insert into `Ciudad`(`Nombre`,`Codigo`) values('Girardot','25307');">
            <text:p>insert into `Ciudad`(`Nombre`,`Codigo`) values('Girardot','25307');</text:p>
          </table:table-cell>
          <table:table-cell table:formula="of:=CONCATENATE(&quot;new Ciudad{Codigo=&quot;&quot;&quot;;[.H382];&quot;&quot;&quot;,Nombre=&quot;&quot;&quot;;[.I382];&quot;&quot;&quot;},&quot;)" office:value-type="string" office:string-value="new Ciudad{Codigo=&quot;25307&quot;,Nombre=&quot;Girardot&quot;},">
            <text:p>new Ciudad{Codigo="25307",Nombre="Girardot"},</text:p>
          </table:table-cell>
          <table:table-cell table:formula="of:=LEN([.B382])" office:value-type="float" office:value="8">
            <text:p>8</text:p>
          </table:table-cell>
        </table:table-row>
        <table:table-row table:style-name="ro2">
          <table:table-cell table:style-name="ce1" office:value-type="float" office:value="5308">
            <text:p>5308</text:p>
          </table:table-cell>
          <table:table-cell table:style-name="ce2" office:value-type="string">
            <text:p>GIRARDOTA</text:p>
          </table:table-cell>
          <table:table-cell table:style-name="ce1" office:value-type="string">
            <text:p>Antioquia</text:p>
          </table:table-cell>
          <table:table-cell table:formula="of:=LOWER([.B383])" office:value-type="string" office:string-value="girardota">
            <text:p>girardota</text:p>
          </table:table-cell>
          <table:table-cell table:formula="of:=PROPER([.D383])" office:value-type="string" office:string-value="Girardota">
            <text:p>Girardota</text:p>
          </table:table-cell>
          <table:table-cell table:formula="of:=LEN([.A383])" office:value-type="float" office:value="4">
            <text:p>4</text:p>
          </table:table-cell>
          <table:table-cell table:formula="of:=IF([.F383]=5;[.A383];CONCATENATE(&quot;0&quot;;[.A383]))" office:value-type="string" office:string-value="05308">
            <text:p>05308</text:p>
          </table:table-cell>
          <table:table-cell office:value-type="string">
            <text:p>05308</text:p>
          </table:table-cell>
          <table:table-cell office:value-type="string">
            <text:p>Girardota</text:p>
          </table:table-cell>
          <table:table-cell table:formula="of:=(CONCATENATE(&quot;insert into `Ciudad`(`Nombre`,`Codigo`) values('&quot;;[.I383];&quot;','&quot;;[.H383];&quot;');&quot;))" office:value-type="string" office:string-value="insert into `Ciudad`(`Nombre`,`Codigo`) values('Girardota','05308');">
            <text:p>insert into `Ciudad`(`Nombre`,`Codigo`) values('Girardota','05308');</text:p>
          </table:table-cell>
          <table:table-cell table:formula="of:=CONCATENATE(&quot;new Ciudad{Codigo=&quot;&quot;&quot;;[.H383];&quot;&quot;&quot;,Nombre=&quot;&quot;&quot;;[.I383];&quot;&quot;&quot;},&quot;)" office:value-type="string" office:string-value="new Ciudad{Codigo=&quot;05308&quot;,Nombre=&quot;Girardota&quot;},">
            <text:p>new Ciudad{Codigo="05308",Nombre="Girardota"},</text:p>
          </table:table-cell>
          <table:table-cell table:formula="of:=LEN([.B383])" office:value-type="float" office:value="9">
            <text:p>9</text:p>
          </table:table-cell>
        </table:table-row>
        <table:table-row table:style-name="ro2">
          <table:table-cell table:style-name="ce1" office:value-type="float" office:value="68307">
            <text:p>68307</text:p>
          </table:table-cell>
          <table:table-cell table:style-name="ce2" office:value-type="string">
            <text:p>GIRÓN</text:p>
          </table:table-cell>
          <table:table-cell table:style-name="ce1" office:value-type="string">
            <text:p>Santander</text:p>
          </table:table-cell>
          <table:table-cell table:formula="of:=LOWER([.B384])" office:value-type="string" office:string-value="girón">
            <text:p>girón</text:p>
          </table:table-cell>
          <table:table-cell table:formula="of:=PROPER([.D384])" office:value-type="string" office:string-value="Girón">
            <text:p>Girón</text:p>
          </table:table-cell>
          <table:table-cell table:formula="of:=LEN([.A384])" office:value-type="float" office:value="5">
            <text:p>5</text:p>
          </table:table-cell>
          <table:table-cell table:formula="of:=IF([.F384]=5;[.A384];CONCATENATE(&quot;0&quot;;[.A384]))" office:value-type="float" office:value="68307">
            <text:p>68307</text:p>
          </table:table-cell>
          <table:table-cell office:value-type="float" office:value="68307">
            <text:p>68307</text:p>
          </table:table-cell>
          <table:table-cell office:value-type="string">
            <text:p>Girón</text:p>
          </table:table-cell>
          <table:table-cell table:formula="of:=(CONCATENATE(&quot;insert into `Ciudad`(`Nombre`,`Codigo`) values('&quot;;[.I384];&quot;','&quot;;[.H384];&quot;');&quot;))" office:value-type="string" office:string-value="insert into `Ciudad`(`Nombre`,`Codigo`) values('Girón','68307');">
            <text:p>insert into `Ciudad`(`Nombre`,`Codigo`) values('Girón','68307');</text:p>
          </table:table-cell>
          <table:table-cell table:formula="of:=CONCATENATE(&quot;new Ciudad{Codigo=&quot;&quot;&quot;;[.H384];&quot;&quot;&quot;,Nombre=&quot;&quot;&quot;;[.I384];&quot;&quot;&quot;},&quot;)" office:value-type="string" office:string-value="new Ciudad{Codigo=&quot;68307&quot;,Nombre=&quot;Girón&quot;},">
            <text:p>new Ciudad{Codigo="68307",Nombre="Girón"},</text:p>
          </table:table-cell>
          <table:table-cell table:formula="of:=LEN([.B384])" office:value-type="float" office:value="5">
            <text:p>5</text:p>
          </table:table-cell>
        </table:table-row>
        <table:table-row table:style-name="ro2">
          <table:table-cell table:style-name="ce1" office:value-type="float" office:value="5310">
            <text:p>5310</text:p>
          </table:table-cell>
          <table:table-cell table:style-name="ce2" office:value-type="string">
            <text:p>GÓMEZ PLATA</text:p>
          </table:table-cell>
          <table:table-cell table:style-name="ce1" office:value-type="string">
            <text:p>Antioquia</text:p>
          </table:table-cell>
          <table:table-cell table:formula="of:=LOWER([.B385])" office:value-type="string" office:string-value="gómez plata">
            <text:p>gómez plata</text:p>
          </table:table-cell>
          <table:table-cell table:formula="of:=PROPER([.D385])" office:value-type="string" office:string-value="Gómez Plata">
            <text:p>Gómez Plata</text:p>
          </table:table-cell>
          <table:table-cell table:formula="of:=LEN([.A385])" office:value-type="float" office:value="4">
            <text:p>4</text:p>
          </table:table-cell>
          <table:table-cell table:formula="of:=IF([.F385]=5;[.A385];CONCATENATE(&quot;0&quot;;[.A385]))" office:value-type="string" office:string-value="05310">
            <text:p>05310</text:p>
          </table:table-cell>
          <table:table-cell office:value-type="string">
            <text:p>05310</text:p>
          </table:table-cell>
          <table:table-cell office:value-type="string">
            <text:p>Gómez Plata</text:p>
          </table:table-cell>
          <table:table-cell table:formula="of:=(CONCATENATE(&quot;insert into `Ciudad`(`Nombre`,`Codigo`) values('&quot;;[.I385];&quot;','&quot;;[.H385];&quot;');&quot;))" office:value-type="string" office:string-value="insert into `Ciudad`(`Nombre`,`Codigo`) values('Gómez Plata','05310');">
            <text:p>insert into `Ciudad`(`Nombre`,`Codigo`) values('Gómez Plata','05310');</text:p>
          </table:table-cell>
          <table:table-cell table:formula="of:=CONCATENATE(&quot;new Ciudad{Codigo=&quot;&quot;&quot;;[.H385];&quot;&quot;&quot;,Nombre=&quot;&quot;&quot;;[.I385];&quot;&quot;&quot;},&quot;)" office:value-type="string" office:string-value="new Ciudad{Codigo=&quot;05310&quot;,Nombre=&quot;Gómez Plata&quot;},">
            <text:p>new Ciudad{Codigo="05310",Nombre="Gómez Plata"},</text:p>
          </table:table-cell>
          <table:table-cell table:formula="of:=LEN([.B385])" office:value-type="float" office:value="11">
            <text:p>11</text:p>
          </table:table-cell>
        </table:table-row>
        <table:table-row table:style-name="ro2">
          <table:table-cell table:style-name="ce1" office:value-type="float" office:value="20310">
            <text:p>20310</text:p>
          </table:table-cell>
          <table:table-cell table:style-name="ce2" office:value-type="string">
            <text:p>GONZÁLEZ</text:p>
          </table:table-cell>
          <table:table-cell table:style-name="ce1" office:value-type="string">
            <text:p>Cesar</text:p>
          </table:table-cell>
          <table:table-cell table:formula="of:=LOWER([.B386])" office:value-type="string" office:string-value="gonzález">
            <text:p>gonzález</text:p>
          </table:table-cell>
          <table:table-cell table:formula="of:=PROPER([.D386])" office:value-type="string" office:string-value="González">
            <text:p>González</text:p>
          </table:table-cell>
          <table:table-cell table:formula="of:=LEN([.A386])" office:value-type="float" office:value="5">
            <text:p>5</text:p>
          </table:table-cell>
          <table:table-cell table:formula="of:=IF([.F386]=5;[.A386];CONCATENATE(&quot;0&quot;;[.A386]))" office:value-type="float" office:value="20310">
            <text:p>20310</text:p>
          </table:table-cell>
          <table:table-cell office:value-type="float" office:value="20310">
            <text:p>20310</text:p>
          </table:table-cell>
          <table:table-cell office:value-type="string">
            <text:p>González</text:p>
          </table:table-cell>
          <table:table-cell table:formula="of:=(CONCATENATE(&quot;insert into `Ciudad`(`Nombre`,`Codigo`) values('&quot;;[.I386];&quot;','&quot;;[.H386];&quot;');&quot;))" office:value-type="string" office:string-value="insert into `Ciudad`(`Nombre`,`Codigo`) values('González','20310');">
            <text:p>insert into `Ciudad`(`Nombre`,`Codigo`) values('González','20310');</text:p>
          </table:table-cell>
          <table:table-cell table:formula="of:=CONCATENATE(&quot;new Ciudad{Codigo=&quot;&quot;&quot;;[.H386];&quot;&quot;&quot;,Nombre=&quot;&quot;&quot;;[.I386];&quot;&quot;&quot;},&quot;)" office:value-type="string" office:string-value="new Ciudad{Codigo=&quot;20310&quot;,Nombre=&quot;González&quot;},">
            <text:p>new Ciudad{Codigo="20310",Nombre="González"},</text:p>
          </table:table-cell>
          <table:table-cell table:formula="of:=LEN([.B386])" office:value-type="float" office:value="8">
            <text:p>8</text:p>
          </table:table-cell>
        </table:table-row>
        <table:table-row table:style-name="ro2">
          <table:table-cell table:style-name="ce1" office:value-type="float" office:value="54313">
            <text:p>54313</text:p>
          </table:table-cell>
          <table:table-cell table:style-name="ce2" office:value-type="string">
            <text:p>GRAMALOTE</text:p>
          </table:table-cell>
          <table:table-cell table:style-name="ce1" office:value-type="string">
            <text:p>Norte de Santander</text:p>
          </table:table-cell>
          <table:table-cell table:formula="of:=LOWER([.B387])" office:value-type="string" office:string-value="gramalote">
            <text:p>gramalote</text:p>
          </table:table-cell>
          <table:table-cell table:formula="of:=PROPER([.D387])" office:value-type="string" office:string-value="Gramalote">
            <text:p>Gramalote</text:p>
          </table:table-cell>
          <table:table-cell table:formula="of:=LEN([.A387])" office:value-type="float" office:value="5">
            <text:p>5</text:p>
          </table:table-cell>
          <table:table-cell table:formula="of:=IF([.F387]=5;[.A387];CONCATENATE(&quot;0&quot;;[.A387]))" office:value-type="float" office:value="54313">
            <text:p>54313</text:p>
          </table:table-cell>
          <table:table-cell office:value-type="float" office:value="54313">
            <text:p>54313</text:p>
          </table:table-cell>
          <table:table-cell office:value-type="string">
            <text:p>Gramalote</text:p>
          </table:table-cell>
          <table:table-cell table:formula="of:=(CONCATENATE(&quot;insert into `Ciudad`(`Nombre`,`Codigo`) values('&quot;;[.I387];&quot;','&quot;;[.H387];&quot;');&quot;))" office:value-type="string" office:string-value="insert into `Ciudad`(`Nombre`,`Codigo`) values('Gramalote','54313');">
            <text:p>insert into `Ciudad`(`Nombre`,`Codigo`) values('Gramalote','54313');</text:p>
          </table:table-cell>
          <table:table-cell table:formula="of:=CONCATENATE(&quot;new Ciudad{Codigo=&quot;&quot;&quot;;[.H387];&quot;&quot;&quot;,Nombre=&quot;&quot;&quot;;[.I387];&quot;&quot;&quot;},&quot;)" office:value-type="string" office:string-value="new Ciudad{Codigo=&quot;54313&quot;,Nombre=&quot;Gramalote&quot;},">
            <text:p>new Ciudad{Codigo="54313",Nombre="Gramalote"},</text:p>
          </table:table-cell>
          <table:table-cell table:formula="of:=LEN([.B387])" office:value-type="float" office:value="9">
            <text:p>9</text:p>
          </table:table-cell>
        </table:table-row>
        <table:table-row table:style-name="ro2">
          <table:table-cell table:style-name="ce1" office:value-type="float" office:value="5313">
            <text:p>5313</text:p>
          </table:table-cell>
          <table:table-cell table:style-name="ce2" office:value-type="string">
            <text:p>GRANADA</text:p>
          </table:table-cell>
          <table:table-cell table:style-name="ce1" office:value-type="string">
            <text:p>Antioquia</text:p>
          </table:table-cell>
          <table:table-cell table:formula="of:=LOWER([.B388])" office:value-type="string" office:string-value="granada">
            <text:p>granada</text:p>
          </table:table-cell>
          <table:table-cell table:formula="of:=PROPER([.D388])" office:value-type="string" office:string-value="Granada">
            <text:p>Granada</text:p>
          </table:table-cell>
          <table:table-cell table:formula="of:=LEN([.A388])" office:value-type="float" office:value="4">
            <text:p>4</text:p>
          </table:table-cell>
          <table:table-cell table:formula="of:=IF([.F388]=5;[.A388];CONCATENATE(&quot;0&quot;;[.A388]))" office:value-type="string" office:string-value="05313">
            <text:p>05313</text:p>
          </table:table-cell>
          <table:table-cell office:value-type="string">
            <text:p>05313</text:p>
          </table:table-cell>
          <table:table-cell office:value-type="string">
            <text:p>Granada</text:p>
          </table:table-cell>
          <table:table-cell table:formula="of:=(CONCATENATE(&quot;insert into `Ciudad`(`Nombre`,`Codigo`) values('&quot;;[.I388];&quot;','&quot;;[.H388];&quot;');&quot;))" office:value-type="string" office:string-value="insert into `Ciudad`(`Nombre`,`Codigo`) values('Granada','05313');">
            <text:p>insert into `Ciudad`(`Nombre`,`Codigo`) values('Granada','05313');</text:p>
          </table:table-cell>
          <table:table-cell table:formula="of:=CONCATENATE(&quot;new Ciudad{Codigo=&quot;&quot;&quot;;[.H388];&quot;&quot;&quot;,Nombre=&quot;&quot;&quot;;[.I388];&quot;&quot;&quot;},&quot;)" office:value-type="string" office:string-value="new Ciudad{Codigo=&quot;05313&quot;,Nombre=&quot;Granada&quot;},">
            <text:p>new Ciudad{Codigo="05313",Nombre="Granada"},</text:p>
          </table:table-cell>
          <table:table-cell table:formula="of:=LEN([.B388])" office:value-type="float" office:value="7">
            <text:p>7</text:p>
          </table:table-cell>
        </table:table-row>
        <table:table-row table:style-name="ro2">
          <table:table-cell table:style-name="ce1" office:value-type="float" office:value="25312">
            <text:p>25312</text:p>
          </table:table-cell>
          <table:table-cell table:style-name="ce2" office:value-type="string">
            <text:p>GRANADA</text:p>
          </table:table-cell>
          <table:table-cell table:style-name="ce1" office:value-type="string">
            <text:p>Cundinamarca</text:p>
          </table:table-cell>
          <table:table-cell table:formula="of:=LOWER([.B389])" office:value-type="string" office:string-value="granada">
            <text:p>granada</text:p>
          </table:table-cell>
          <table:table-cell table:formula="of:=PROPER([.D389])" office:value-type="string" office:string-value="Granada">
            <text:p>Granada</text:p>
          </table:table-cell>
          <table:table-cell table:formula="of:=LEN([.A389])" office:value-type="float" office:value="5">
            <text:p>5</text:p>
          </table:table-cell>
          <table:table-cell table:formula="of:=IF([.F389]=5;[.A389];CONCATENATE(&quot;0&quot;;[.A389]))" office:value-type="float" office:value="25312">
            <text:p>25312</text:p>
          </table:table-cell>
          <table:table-cell office:value-type="float" office:value="25312">
            <text:p>25312</text:p>
          </table:table-cell>
          <table:table-cell office:value-type="string">
            <text:p>Granada</text:p>
          </table:table-cell>
          <table:table-cell table:formula="of:=(CONCATENATE(&quot;insert into `Ciudad`(`Nombre`,`Codigo`) values('&quot;;[.I389];&quot;','&quot;;[.H389];&quot;');&quot;))" office:value-type="string" office:string-value="insert into `Ciudad`(`Nombre`,`Codigo`) values('Granada','25312');">
            <text:p>insert into `Ciudad`(`Nombre`,`Codigo`) values('Granada','25312');</text:p>
          </table:table-cell>
          <table:table-cell table:formula="of:=CONCATENATE(&quot;new Ciudad{Codigo=&quot;&quot;&quot;;[.H389];&quot;&quot;&quot;,Nombre=&quot;&quot;&quot;;[.I389];&quot;&quot;&quot;},&quot;)" office:value-type="string" office:string-value="new Ciudad{Codigo=&quot;25312&quot;,Nombre=&quot;Granada&quot;},">
            <text:p>new Ciudad{Codigo="25312",Nombre="Granada"},</text:p>
          </table:table-cell>
          <table:table-cell table:formula="of:=LEN([.B389])" office:value-type="float" office:value="7">
            <text:p>7</text:p>
          </table:table-cell>
        </table:table-row>
        <table:table-row table:style-name="ro2">
          <table:table-cell table:style-name="ce1" office:value-type="float" office:value="50313">
            <text:p>50313</text:p>
          </table:table-cell>
          <table:table-cell table:style-name="ce2" office:value-type="string">
            <text:p>GRANADA</text:p>
          </table:table-cell>
          <table:table-cell table:style-name="ce1" office:value-type="string">
            <text:p>Meta</text:p>
          </table:table-cell>
          <table:table-cell table:formula="of:=LOWER([.B390])" office:value-type="string" office:string-value="granada">
            <text:p>granada</text:p>
          </table:table-cell>
          <table:table-cell table:formula="of:=PROPER([.D390])" office:value-type="string" office:string-value="Granada">
            <text:p>Granada</text:p>
          </table:table-cell>
          <table:table-cell table:formula="of:=LEN([.A390])" office:value-type="float" office:value="5">
            <text:p>5</text:p>
          </table:table-cell>
          <table:table-cell table:formula="of:=IF([.F390]=5;[.A390];CONCATENATE(&quot;0&quot;;[.A390]))" office:value-type="float" office:value="50313">
            <text:p>50313</text:p>
          </table:table-cell>
          <table:table-cell office:value-type="float" office:value="50313">
            <text:p>50313</text:p>
          </table:table-cell>
          <table:table-cell office:value-type="string">
            <text:p>Granada</text:p>
          </table:table-cell>
          <table:table-cell table:formula="of:=(CONCATENATE(&quot;insert into `Ciudad`(`Nombre`,`Codigo`) values('&quot;;[.I390];&quot;','&quot;;[.H390];&quot;');&quot;))" office:value-type="string" office:string-value="insert into `Ciudad`(`Nombre`,`Codigo`) values('Granada','50313');">
            <text:p>insert into `Ciudad`(`Nombre`,`Codigo`) values('Granada','50313');</text:p>
          </table:table-cell>
          <table:table-cell table:formula="of:=CONCATENATE(&quot;new Ciudad{Codigo=&quot;&quot;&quot;;[.H390];&quot;&quot;&quot;,Nombre=&quot;&quot;&quot;;[.I390];&quot;&quot;&quot;},&quot;)" office:value-type="string" office:string-value="new Ciudad{Codigo=&quot;50313&quot;,Nombre=&quot;Granada&quot;},">
            <text:p>new Ciudad{Codigo="50313",Nombre="Granada"},</text:p>
          </table:table-cell>
          <table:table-cell table:formula="of:=LEN([.B390])" office:value-type="float" office:value="7">
            <text:p>7</text:p>
          </table:table-cell>
        </table:table-row>
        <table:table-row table:style-name="ro2">
          <table:table-cell table:style-name="ce1" office:value-type="float" office:value="68318">
            <text:p>68318</text:p>
          </table:table-cell>
          <table:table-cell table:style-name="ce2" office:value-type="string">
            <text:p>GUACA</text:p>
          </table:table-cell>
          <table:table-cell table:style-name="ce1" office:value-type="string">
            <text:p>Santander</text:p>
          </table:table-cell>
          <table:table-cell table:formula="of:=LOWER([.B391])" office:value-type="string" office:string-value="guaca">
            <text:p>guaca</text:p>
          </table:table-cell>
          <table:table-cell table:formula="of:=PROPER([.D391])" office:value-type="string" office:string-value="Guaca">
            <text:p>Guaca</text:p>
          </table:table-cell>
          <table:table-cell table:formula="of:=LEN([.A391])" office:value-type="float" office:value="5">
            <text:p>5</text:p>
          </table:table-cell>
          <table:table-cell table:formula="of:=IF([.F391]=5;[.A391];CONCATENATE(&quot;0&quot;;[.A391]))" office:value-type="float" office:value="68318">
            <text:p>68318</text:p>
          </table:table-cell>
          <table:table-cell office:value-type="float" office:value="68318">
            <text:p>68318</text:p>
          </table:table-cell>
          <table:table-cell office:value-type="string">
            <text:p>Guaca</text:p>
          </table:table-cell>
          <table:table-cell table:formula="of:=(CONCATENATE(&quot;insert into `Ciudad`(`Nombre`,`Codigo`) values('&quot;;[.I391];&quot;','&quot;;[.H391];&quot;');&quot;))" office:value-type="string" office:string-value="insert into `Ciudad`(`Nombre`,`Codigo`) values('Guaca','68318');">
            <text:p>insert into `Ciudad`(`Nombre`,`Codigo`) values('Guaca','68318');</text:p>
          </table:table-cell>
          <table:table-cell table:formula="of:=CONCATENATE(&quot;new Ciudad{Codigo=&quot;&quot;&quot;;[.H391];&quot;&quot;&quot;,Nombre=&quot;&quot;&quot;;[.I391];&quot;&quot;&quot;},&quot;)" office:value-type="string" office:string-value="new Ciudad{Codigo=&quot;68318&quot;,Nombre=&quot;Guaca&quot;},">
            <text:p>new Ciudad{Codigo="68318",Nombre="Guaca"},</text:p>
          </table:table-cell>
          <table:table-cell table:formula="of:=LEN([.B391])" office:value-type="float" office:value="5">
            <text:p>5</text:p>
          </table:table-cell>
        </table:table-row>
        <table:table-row table:style-name="ro2">
          <table:table-cell table:style-name="ce1" office:value-type="float" office:value="15317">
            <text:p>15317</text:p>
          </table:table-cell>
          <table:table-cell table:style-name="ce2" office:value-type="string">
            <text:p>GUACAMAYAS</text:p>
          </table:table-cell>
          <table:table-cell table:style-name="ce1" office:value-type="string">
            <text:p>Boyacá</text:p>
          </table:table-cell>
          <table:table-cell table:formula="of:=LOWER([.B392])" office:value-type="string" office:string-value="guacamayas">
            <text:p>guacamayas</text:p>
          </table:table-cell>
          <table:table-cell table:formula="of:=PROPER([.D392])" office:value-type="string" office:string-value="Guacamayas">
            <text:p>Guacamayas</text:p>
          </table:table-cell>
          <table:table-cell table:formula="of:=LEN([.A392])" office:value-type="float" office:value="5">
            <text:p>5</text:p>
          </table:table-cell>
          <table:table-cell table:formula="of:=IF([.F392]=5;[.A392];CONCATENATE(&quot;0&quot;;[.A392]))" office:value-type="float" office:value="15317">
            <text:p>15317</text:p>
          </table:table-cell>
          <table:table-cell office:value-type="float" office:value="15317">
            <text:p>15317</text:p>
          </table:table-cell>
          <table:table-cell office:value-type="string">
            <text:p>Guacamayas</text:p>
          </table:table-cell>
          <table:table-cell table:formula="of:=(CONCATENATE(&quot;insert into `Ciudad`(`Nombre`,`Codigo`) values('&quot;;[.I392];&quot;','&quot;;[.H392];&quot;');&quot;))" office:value-type="string" office:string-value="insert into `Ciudad`(`Nombre`,`Codigo`) values('Guacamayas','15317');">
            <text:p>insert into `Ciudad`(`Nombre`,`Codigo`) values('Guacamayas','15317');</text:p>
          </table:table-cell>
          <table:table-cell table:formula="of:=CONCATENATE(&quot;new Ciudad{Codigo=&quot;&quot;&quot;;[.H392];&quot;&quot;&quot;,Nombre=&quot;&quot;&quot;;[.I392];&quot;&quot;&quot;},&quot;)" office:value-type="string" office:string-value="new Ciudad{Codigo=&quot;15317&quot;,Nombre=&quot;Guacamayas&quot;},">
            <text:p>new Ciudad{Codigo="15317",Nombre="Guacamayas"},</text:p>
          </table:table-cell>
          <table:table-cell table:formula="of:=LEN([.B392])" office:value-type="float" office:value="10">
            <text:p>10</text:p>
          </table:table-cell>
        </table:table-row>
        <table:table-row table:style-name="ro2">
          <table:table-cell table:style-name="ce1" office:value-type="float" office:value="76318">
            <text:p>76318</text:p>
          </table:table-cell>
          <table:table-cell table:style-name="ce2" office:value-type="string">
            <text:p>GUACARÍ</text:p>
          </table:table-cell>
          <table:table-cell table:style-name="ce1" office:value-type="string">
            <text:p>Valle del Cauca</text:p>
          </table:table-cell>
          <table:table-cell table:formula="of:=LOWER([.B393])" office:value-type="string" office:string-value="guacarí">
            <text:p>guacarí</text:p>
          </table:table-cell>
          <table:table-cell table:formula="of:=PROPER([.D393])" office:value-type="string" office:string-value="Guacarí">
            <text:p>Guacarí</text:p>
          </table:table-cell>
          <table:table-cell table:formula="of:=LEN([.A393])" office:value-type="float" office:value="5">
            <text:p>5</text:p>
          </table:table-cell>
          <table:table-cell table:formula="of:=IF([.F393]=5;[.A393];CONCATENATE(&quot;0&quot;;[.A393]))" office:value-type="float" office:value="76318">
            <text:p>76318</text:p>
          </table:table-cell>
          <table:table-cell office:value-type="float" office:value="76318">
            <text:p>76318</text:p>
          </table:table-cell>
          <table:table-cell office:value-type="string">
            <text:p>Guacarí</text:p>
          </table:table-cell>
          <table:table-cell table:formula="of:=(CONCATENATE(&quot;insert into `Ciudad`(`Nombre`,`Codigo`) values('&quot;;[.I393];&quot;','&quot;;[.H393];&quot;');&quot;))" office:value-type="string" office:string-value="insert into `Ciudad`(`Nombre`,`Codigo`) values('Guacarí','76318');">
            <text:p>insert into `Ciudad`(`Nombre`,`Codigo`) values('Guacarí','76318');</text:p>
          </table:table-cell>
          <table:table-cell table:formula="of:=CONCATENATE(&quot;new Ciudad{Codigo=&quot;&quot;&quot;;[.H393];&quot;&quot;&quot;,Nombre=&quot;&quot;&quot;;[.I393];&quot;&quot;&quot;},&quot;)" office:value-type="string" office:string-value="new Ciudad{Codigo=&quot;76318&quot;,Nombre=&quot;Guacarí&quot;},">
            <text:p>new Ciudad{Codigo="76318",Nombre="Guacarí"},</text:p>
          </table:table-cell>
          <table:table-cell table:formula="of:=LEN([.B393])" office:value-type="float" office:value="7">
            <text:p>7</text:p>
          </table:table-cell>
        </table:table-row>
        <table:table-row table:style-name="ro2">
          <table:table-cell table:style-name="ce1" office:value-type="float" office:value="25317">
            <text:p>25317</text:p>
          </table:table-cell>
          <table:table-cell table:style-name="ce2" office:value-type="string">
            <text:p>GUACHETÁ</text:p>
          </table:table-cell>
          <table:table-cell table:style-name="ce1" office:value-type="string">
            <text:p>Cundinamarca</text:p>
          </table:table-cell>
          <table:table-cell table:formula="of:=LOWER([.B394])" office:value-type="string" office:string-value="guachetá">
            <text:p>guachetá</text:p>
          </table:table-cell>
          <table:table-cell table:formula="of:=PROPER([.D394])" office:value-type="string" office:string-value="Guachetá">
            <text:p>Guachetá</text:p>
          </table:table-cell>
          <table:table-cell table:formula="of:=LEN([.A394])" office:value-type="float" office:value="5">
            <text:p>5</text:p>
          </table:table-cell>
          <table:table-cell table:formula="of:=IF([.F394]=5;[.A394];CONCATENATE(&quot;0&quot;;[.A394]))" office:value-type="float" office:value="25317">
            <text:p>25317</text:p>
          </table:table-cell>
          <table:table-cell office:value-type="float" office:value="25317">
            <text:p>25317</text:p>
          </table:table-cell>
          <table:table-cell office:value-type="string">
            <text:p>Guachetá</text:p>
          </table:table-cell>
          <table:table-cell table:formula="of:=(CONCATENATE(&quot;insert into `Ciudad`(`Nombre`,`Codigo`) values('&quot;;[.I394];&quot;','&quot;;[.H394];&quot;');&quot;))" office:value-type="string" office:string-value="insert into `Ciudad`(`Nombre`,`Codigo`) values('Guachetá','25317');">
            <text:p>insert into `Ciudad`(`Nombre`,`Codigo`) values('Guachetá','25317');</text:p>
          </table:table-cell>
          <table:table-cell table:formula="of:=CONCATENATE(&quot;new Ciudad{Codigo=&quot;&quot;&quot;;[.H394];&quot;&quot;&quot;,Nombre=&quot;&quot;&quot;;[.I394];&quot;&quot;&quot;},&quot;)" office:value-type="string" office:string-value="new Ciudad{Codigo=&quot;25317&quot;,Nombre=&quot;Guachetá&quot;},">
            <text:p>new Ciudad{Codigo="25317",Nombre="Guachetá"},</text:p>
          </table:table-cell>
          <table:table-cell table:formula="of:=LEN([.B394])" office:value-type="float" office:value="8">
            <text:p>8</text:p>
          </table:table-cell>
        </table:table-row>
        <table:table-row table:style-name="ro2">
          <table:table-cell table:style-name="ce1" office:value-type="float" office:value="52317">
            <text:p>52317</text:p>
          </table:table-cell>
          <table:table-cell table:style-name="ce2" office:value-type="string">
            <text:p>GUACHUCAL</text:p>
          </table:table-cell>
          <table:table-cell table:style-name="ce1" office:value-type="string">
            <text:p>Nariño</text:p>
          </table:table-cell>
          <table:table-cell table:formula="of:=LOWER([.B395])" office:value-type="string" office:string-value="guachucal">
            <text:p>guachucal</text:p>
          </table:table-cell>
          <table:table-cell table:formula="of:=PROPER([.D395])" office:value-type="string" office:string-value="Guachucal">
            <text:p>Guachucal</text:p>
          </table:table-cell>
          <table:table-cell table:formula="of:=LEN([.A395])" office:value-type="float" office:value="5">
            <text:p>5</text:p>
          </table:table-cell>
          <table:table-cell table:formula="of:=IF([.F395]=5;[.A395];CONCATENATE(&quot;0&quot;;[.A395]))" office:value-type="float" office:value="52317">
            <text:p>52317</text:p>
          </table:table-cell>
          <table:table-cell office:value-type="float" office:value="52317">
            <text:p>52317</text:p>
          </table:table-cell>
          <table:table-cell office:value-type="string">
            <text:p>Guachucal</text:p>
          </table:table-cell>
          <table:table-cell table:formula="of:=(CONCATENATE(&quot;insert into `Ciudad`(`Nombre`,`Codigo`) values('&quot;;[.I395];&quot;','&quot;;[.H395];&quot;');&quot;))" office:value-type="string" office:string-value="insert into `Ciudad`(`Nombre`,`Codigo`) values('Guachucal','52317');">
            <text:p>insert into `Ciudad`(`Nombre`,`Codigo`) values('Guachucal','52317');</text:p>
          </table:table-cell>
          <table:table-cell table:formula="of:=CONCATENATE(&quot;new Ciudad{Codigo=&quot;&quot;&quot;;[.H395];&quot;&quot;&quot;,Nombre=&quot;&quot;&quot;;[.I395];&quot;&quot;&quot;},&quot;)" office:value-type="string" office:string-value="new Ciudad{Codigo=&quot;52317&quot;,Nombre=&quot;Guachucal&quot;},">
            <text:p>new Ciudad{Codigo="52317",Nombre="Guachucal"},</text:p>
          </table:table-cell>
          <table:table-cell table:formula="of:=LEN([.B395])" office:value-type="float" office:value="9">
            <text:p>9</text:p>
          </table:table-cell>
        </table:table-row>
        <table:table-row table:style-name="ro2">
          <table:table-cell table:style-name="ce1" office:value-type="float" office:value="76111">
            <text:p>76111</text:p>
          </table:table-cell>
          <table:table-cell table:style-name="ce2" office:value-type="string">
            <text:p>GUADALAJARA DE BUGA</text:p>
          </table:table-cell>
          <table:table-cell table:style-name="ce1" office:value-type="string">
            <text:p>Valle del Cauca</text:p>
          </table:table-cell>
          <table:table-cell table:formula="of:=LOWER([.B396])" office:value-type="string" office:string-value="guadalajara de buga">
            <text:p>guadalajara de buga</text:p>
          </table:table-cell>
          <table:table-cell table:formula="of:=PROPER([.D396])" office:value-type="string" office:string-value="Guadalajara De Buga">
            <text:p>Guadalajara De Buga</text:p>
          </table:table-cell>
          <table:table-cell table:formula="of:=LEN([.A396])" office:value-type="float" office:value="5">
            <text:p>5</text:p>
          </table:table-cell>
          <table:table-cell table:formula="of:=IF([.F396]=5;[.A396];CONCATENATE(&quot;0&quot;;[.A396]))" office:value-type="float" office:value="76111">
            <text:p>76111</text:p>
          </table:table-cell>
          <table:table-cell office:value-type="float" office:value="76111">
            <text:p>76111</text:p>
          </table:table-cell>
          <table:table-cell office:value-type="string">
            <text:p>Guadalajara de Buga</text:p>
          </table:table-cell>
          <table:table-cell table:formula="of:=(CONCATENATE(&quot;insert into `Ciudad`(`Nombre`,`Codigo`) values('&quot;;[.I396];&quot;','&quot;;[.H396];&quot;');&quot;))" office:value-type="string" office:string-value="insert into `Ciudad`(`Nombre`,`Codigo`) values('Guadalajara de Buga','76111');">
            <text:p>insert into `Ciudad`(`Nombre`,`Codigo`) values('Guadalajara de Buga','76111');</text:p>
          </table:table-cell>
          <table:table-cell table:formula="of:=CONCATENATE(&quot;new Ciudad{Codigo=&quot;&quot;&quot;;[.H396];&quot;&quot;&quot;,Nombre=&quot;&quot;&quot;;[.I396];&quot;&quot;&quot;},&quot;)" office:value-type="string" office:string-value="new Ciudad{Codigo=&quot;76111&quot;,Nombre=&quot;Guadalajara de Buga&quot;},">
            <text:p>new Ciudad{Codigo="76111",Nombre="Guadalajara de Buga"},</text:p>
          </table:table-cell>
          <table:table-cell table:formula="of:=LEN([.B396])" office:value-type="float" office:value="19">
            <text:p>19</text:p>
          </table:table-cell>
        </table:table-row>
        <table:table-row table:style-name="ro2">
          <table:table-cell table:style-name="ce1" office:value-type="float" office:value="5315">
            <text:p>5315</text:p>
          </table:table-cell>
          <table:table-cell table:style-name="ce2" office:value-type="string">
            <text:p>GUADALUPE</text:p>
          </table:table-cell>
          <table:table-cell table:style-name="ce1" office:value-type="string">
            <text:p>Antioquia</text:p>
          </table:table-cell>
          <table:table-cell table:formula="of:=LOWER([.B397])" office:value-type="string" office:string-value="guadalupe">
            <text:p>guadalupe</text:p>
          </table:table-cell>
          <table:table-cell table:formula="of:=PROPER([.D397])" office:value-type="string" office:string-value="Guadalupe">
            <text:p>Guadalupe</text:p>
          </table:table-cell>
          <table:table-cell table:formula="of:=LEN([.A397])" office:value-type="float" office:value="4">
            <text:p>4</text:p>
          </table:table-cell>
          <table:table-cell table:formula="of:=IF([.F397]=5;[.A397];CONCATENATE(&quot;0&quot;;[.A397]))" office:value-type="string" office:string-value="05315">
            <text:p>05315</text:p>
          </table:table-cell>
          <table:table-cell office:value-type="string">
            <text:p>05315</text:p>
          </table:table-cell>
          <table:table-cell office:value-type="string">
            <text:p>Guadalupe</text:p>
          </table:table-cell>
          <table:table-cell table:formula="of:=(CONCATENATE(&quot;insert into `Ciudad`(`Nombre`,`Codigo`) values('&quot;;[.I397];&quot;','&quot;;[.H397];&quot;');&quot;))" office:value-type="string" office:string-value="insert into `Ciudad`(`Nombre`,`Codigo`) values('Guadalupe','05315');">
            <text:p>insert into `Ciudad`(`Nombre`,`Codigo`) values('Guadalupe','05315');</text:p>
          </table:table-cell>
          <table:table-cell table:formula="of:=CONCATENATE(&quot;new Ciudad{Codigo=&quot;&quot;&quot;;[.H397];&quot;&quot;&quot;,Nombre=&quot;&quot;&quot;;[.I397];&quot;&quot;&quot;},&quot;)" office:value-type="string" office:string-value="new Ciudad{Codigo=&quot;05315&quot;,Nombre=&quot;Guadalupe&quot;},">
            <text:p>new Ciudad{Codigo="05315",Nombre="Guadalupe"},</text:p>
          </table:table-cell>
          <table:table-cell table:formula="of:=LEN([.B397])" office:value-type="float" office:value="9">
            <text:p>9</text:p>
          </table:table-cell>
        </table:table-row>
        <table:table-row table:style-name="ro2">
          <table:table-cell table:style-name="ce1" office:value-type="float" office:value="41319">
            <text:p>41319</text:p>
          </table:table-cell>
          <table:table-cell table:style-name="ce2" office:value-type="string">
            <text:p>GUADALUPE</text:p>
          </table:table-cell>
          <table:table-cell table:style-name="ce1" office:value-type="string">
            <text:p>Huila</text:p>
          </table:table-cell>
          <table:table-cell table:formula="of:=LOWER([.B398])" office:value-type="string" office:string-value="guadalupe">
            <text:p>guadalupe</text:p>
          </table:table-cell>
          <table:table-cell table:formula="of:=PROPER([.D398])" office:value-type="string" office:string-value="Guadalupe">
            <text:p>Guadalupe</text:p>
          </table:table-cell>
          <table:table-cell table:formula="of:=LEN([.A398])" office:value-type="float" office:value="5">
            <text:p>5</text:p>
          </table:table-cell>
          <table:table-cell table:formula="of:=IF([.F398]=5;[.A398];CONCATENATE(&quot;0&quot;;[.A398]))" office:value-type="float" office:value="41319">
            <text:p>41319</text:p>
          </table:table-cell>
          <table:table-cell office:value-type="float" office:value="41319">
            <text:p>41319</text:p>
          </table:table-cell>
          <table:table-cell office:value-type="string">
            <text:p>Guadalupe</text:p>
          </table:table-cell>
          <table:table-cell table:formula="of:=(CONCATENATE(&quot;insert into `Ciudad`(`Nombre`,`Codigo`) values('&quot;;[.I398];&quot;','&quot;;[.H398];&quot;');&quot;))" office:value-type="string" office:string-value="insert into `Ciudad`(`Nombre`,`Codigo`) values('Guadalupe','41319');">
            <text:p>insert into `Ciudad`(`Nombre`,`Codigo`) values('Guadalupe','41319');</text:p>
          </table:table-cell>
          <table:table-cell table:formula="of:=CONCATENATE(&quot;new Ciudad{Codigo=&quot;&quot;&quot;;[.H398];&quot;&quot;&quot;,Nombre=&quot;&quot;&quot;;[.I398];&quot;&quot;&quot;},&quot;)" office:value-type="string" office:string-value="new Ciudad{Codigo=&quot;41319&quot;,Nombre=&quot;Guadalupe&quot;},">
            <text:p>new Ciudad{Codigo="41319",Nombre="Guadalupe"},</text:p>
          </table:table-cell>
          <table:table-cell table:formula="of:=LEN([.B398])" office:value-type="float" office:value="9">
            <text:p>9</text:p>
          </table:table-cell>
        </table:table-row>
        <table:table-row table:style-name="ro2">
          <table:table-cell table:style-name="ce1" office:value-type="float" office:value="68320">
            <text:p>68320</text:p>
          </table:table-cell>
          <table:table-cell table:style-name="ce2" office:value-type="string">
            <text:p>GUADALUPE</text:p>
          </table:table-cell>
          <table:table-cell table:style-name="ce1" office:value-type="string">
            <text:p>Santander</text:p>
          </table:table-cell>
          <table:table-cell table:formula="of:=LOWER([.B399])" office:value-type="string" office:string-value="guadalupe">
            <text:p>guadalupe</text:p>
          </table:table-cell>
          <table:table-cell table:formula="of:=PROPER([.D399])" office:value-type="string" office:string-value="Guadalupe">
            <text:p>Guadalupe</text:p>
          </table:table-cell>
          <table:table-cell table:formula="of:=LEN([.A399])" office:value-type="float" office:value="5">
            <text:p>5</text:p>
          </table:table-cell>
          <table:table-cell table:formula="of:=IF([.F399]=5;[.A399];CONCATENATE(&quot;0&quot;;[.A399]))" office:value-type="float" office:value="68320">
            <text:p>68320</text:p>
          </table:table-cell>
          <table:table-cell office:value-type="float" office:value="68320">
            <text:p>68320</text:p>
          </table:table-cell>
          <table:table-cell office:value-type="string">
            <text:p>Guadalupe</text:p>
          </table:table-cell>
          <table:table-cell table:formula="of:=(CONCATENATE(&quot;insert into `Ciudad`(`Nombre`,`Codigo`) values('&quot;;[.I399];&quot;','&quot;;[.H399];&quot;');&quot;))" office:value-type="string" office:string-value="insert into `Ciudad`(`Nombre`,`Codigo`) values('Guadalupe','68320');">
            <text:p>insert into `Ciudad`(`Nombre`,`Codigo`) values('Guadalupe','68320');</text:p>
          </table:table-cell>
          <table:table-cell table:formula="of:=CONCATENATE(&quot;new Ciudad{Codigo=&quot;&quot;&quot;;[.H399];&quot;&quot;&quot;,Nombre=&quot;&quot;&quot;;[.I399];&quot;&quot;&quot;},&quot;)" office:value-type="string" office:string-value="new Ciudad{Codigo=&quot;68320&quot;,Nombre=&quot;Guadalupe&quot;},">
            <text:p>new Ciudad{Codigo="68320",Nombre="Guadalupe"},</text:p>
          </table:table-cell>
          <table:table-cell table:formula="of:=LEN([.B399])" office:value-type="float" office:value="9">
            <text:p>9</text:p>
          </table:table-cell>
        </table:table-row>
        <table:table-row table:style-name="ro2">
          <table:table-cell table:style-name="ce1" office:value-type="float" office:value="25320">
            <text:p>25320</text:p>
          </table:table-cell>
          <table:table-cell table:style-name="ce2" office:value-type="string">
            <text:p>GUADUAS</text:p>
          </table:table-cell>
          <table:table-cell table:style-name="ce1" office:value-type="string">
            <text:p>Cundinamarca</text:p>
          </table:table-cell>
          <table:table-cell table:formula="of:=LOWER([.B400])" office:value-type="string" office:string-value="guaduas">
            <text:p>guaduas</text:p>
          </table:table-cell>
          <table:table-cell table:formula="of:=PROPER([.D400])" office:value-type="string" office:string-value="Guaduas">
            <text:p>Guaduas</text:p>
          </table:table-cell>
          <table:table-cell table:formula="of:=LEN([.A400])" office:value-type="float" office:value="5">
            <text:p>5</text:p>
          </table:table-cell>
          <table:table-cell table:formula="of:=IF([.F400]=5;[.A400];CONCATENATE(&quot;0&quot;;[.A400]))" office:value-type="float" office:value="25320">
            <text:p>25320</text:p>
          </table:table-cell>
          <table:table-cell office:value-type="float" office:value="25320">
            <text:p>25320</text:p>
          </table:table-cell>
          <table:table-cell office:value-type="string">
            <text:p>Guaduas</text:p>
          </table:table-cell>
          <table:table-cell table:formula="of:=(CONCATENATE(&quot;insert into `Ciudad`(`Nombre`,`Codigo`) values('&quot;;[.I400];&quot;','&quot;;[.H400];&quot;');&quot;))" office:value-type="string" office:string-value="insert into `Ciudad`(`Nombre`,`Codigo`) values('Guaduas','25320');">
            <text:p>insert into `Ciudad`(`Nombre`,`Codigo`) values('Guaduas','25320');</text:p>
          </table:table-cell>
          <table:table-cell table:formula="of:=CONCATENATE(&quot;new Ciudad{Codigo=&quot;&quot;&quot;;[.H400];&quot;&quot;&quot;,Nombre=&quot;&quot;&quot;;[.I400];&quot;&quot;&quot;},&quot;)" office:value-type="string" office:string-value="new Ciudad{Codigo=&quot;25320&quot;,Nombre=&quot;Guaduas&quot;},">
            <text:p>new Ciudad{Codigo="25320",Nombre="Guaduas"},</text:p>
          </table:table-cell>
          <table:table-cell table:formula="of:=LEN([.B400])" office:value-type="float" office:value="7">
            <text:p>7</text:p>
          </table:table-cell>
        </table:table-row>
        <table:table-row table:style-name="ro2">
          <table:table-cell table:style-name="ce1" office:value-type="float" office:value="52320">
            <text:p>52320</text:p>
          </table:table-cell>
          <table:table-cell table:style-name="ce2" office:value-type="string">
            <text:p>GUAITARILLA</text:p>
          </table:table-cell>
          <table:table-cell table:style-name="ce1" office:value-type="string">
            <text:p>Nariño</text:p>
          </table:table-cell>
          <table:table-cell table:formula="of:=LOWER([.B401])" office:value-type="string" office:string-value="guaitarilla">
            <text:p>guaitarilla</text:p>
          </table:table-cell>
          <table:table-cell table:formula="of:=PROPER([.D401])" office:value-type="string" office:string-value="Guaitarilla">
            <text:p>Guaitarilla</text:p>
          </table:table-cell>
          <table:table-cell table:formula="of:=LEN([.A401])" office:value-type="float" office:value="5">
            <text:p>5</text:p>
          </table:table-cell>
          <table:table-cell table:formula="of:=IF([.F401]=5;[.A401];CONCATENATE(&quot;0&quot;;[.A401]))" office:value-type="float" office:value="52320">
            <text:p>52320</text:p>
          </table:table-cell>
          <table:table-cell office:value-type="float" office:value="52320">
            <text:p>52320</text:p>
          </table:table-cell>
          <table:table-cell office:value-type="string">
            <text:p>Guaitarilla</text:p>
          </table:table-cell>
          <table:table-cell table:formula="of:=(CONCATENATE(&quot;insert into `Ciudad`(`Nombre`,`Codigo`) values('&quot;;[.I401];&quot;','&quot;;[.H401];&quot;');&quot;))" office:value-type="string" office:string-value="insert into `Ciudad`(`Nombre`,`Codigo`) values('Guaitarilla','52320');">
            <text:p>insert into `Ciudad`(`Nombre`,`Codigo`) values('Guaitarilla','52320');</text:p>
          </table:table-cell>
          <table:table-cell table:formula="of:=CONCATENATE(&quot;new Ciudad{Codigo=&quot;&quot;&quot;;[.H401];&quot;&quot;&quot;,Nombre=&quot;&quot;&quot;;[.I401];&quot;&quot;&quot;},&quot;)" office:value-type="string" office:string-value="new Ciudad{Codigo=&quot;52320&quot;,Nombre=&quot;Guaitarilla&quot;},">
            <text:p>new Ciudad{Codigo="52320",Nombre="Guaitarilla"},</text:p>
          </table:table-cell>
          <table:table-cell table:formula="of:=LEN([.B401])" office:value-type="float" office:value="11">
            <text:p>11</text:p>
          </table:table-cell>
        </table:table-row>
        <table:table-row table:style-name="ro2">
          <table:table-cell table:style-name="ce1" office:value-type="float" office:value="52323">
            <text:p>52323</text:p>
          </table:table-cell>
          <table:table-cell table:style-name="ce2" office:value-type="string">
            <text:p>GUALMATÁN</text:p>
          </table:table-cell>
          <table:table-cell table:style-name="ce1" office:value-type="string">
            <text:p>Nariño</text:p>
          </table:table-cell>
          <table:table-cell table:formula="of:=LOWER([.B402])" office:value-type="string" office:string-value="gualmatán">
            <text:p>gualmatán</text:p>
          </table:table-cell>
          <table:table-cell table:formula="of:=PROPER([.D402])" office:value-type="string" office:string-value="Gualmatán">
            <text:p>Gualmatán</text:p>
          </table:table-cell>
          <table:table-cell table:formula="of:=LEN([.A402])" office:value-type="float" office:value="5">
            <text:p>5</text:p>
          </table:table-cell>
          <table:table-cell table:formula="of:=IF([.F402]=5;[.A402];CONCATENATE(&quot;0&quot;;[.A402]))" office:value-type="float" office:value="52323">
            <text:p>52323</text:p>
          </table:table-cell>
          <table:table-cell office:value-type="float" office:value="52323">
            <text:p>52323</text:p>
          </table:table-cell>
          <table:table-cell office:value-type="string">
            <text:p>Gualmatán</text:p>
          </table:table-cell>
          <table:table-cell table:formula="of:=(CONCATENATE(&quot;insert into `Ciudad`(`Nombre`,`Codigo`) values('&quot;;[.I402];&quot;','&quot;;[.H402];&quot;');&quot;))" office:value-type="string" office:string-value="insert into `Ciudad`(`Nombre`,`Codigo`) values('Gualmatán','52323');">
            <text:p>insert into `Ciudad`(`Nombre`,`Codigo`) values('Gualmatán','52323');</text:p>
          </table:table-cell>
          <table:table-cell table:formula="of:=CONCATENATE(&quot;new Ciudad{Codigo=&quot;&quot;&quot;;[.H402];&quot;&quot;&quot;,Nombre=&quot;&quot;&quot;;[.I402];&quot;&quot;&quot;},&quot;)" office:value-type="string" office:string-value="new Ciudad{Codigo=&quot;52323&quot;,Nombre=&quot;Gualmatán&quot;},">
            <text:p>new Ciudad{Codigo="52323",Nombre="Gualmatán"},</text:p>
          </table:table-cell>
          <table:table-cell table:formula="of:=LEN([.B402])" office:value-type="float" office:value="9">
            <text:p>9</text:p>
          </table:table-cell>
        </table:table-row>
        <table:table-row table:style-name="ro2">
          <table:table-cell table:style-name="ce1" office:value-type="float" office:value="47318">
            <text:p>47318</text:p>
          </table:table-cell>
          <table:table-cell table:style-name="ce2" office:value-type="string">
            <text:p>GUAMAL</text:p>
          </table:table-cell>
          <table:table-cell table:style-name="ce1" office:value-type="string">
            <text:p>Magdalena</text:p>
          </table:table-cell>
          <table:table-cell table:formula="of:=LOWER([.B403])" office:value-type="string" office:string-value="guamal">
            <text:p>guamal</text:p>
          </table:table-cell>
          <table:table-cell table:formula="of:=PROPER([.D403])" office:value-type="string" office:string-value="Guamal">
            <text:p>Guamal</text:p>
          </table:table-cell>
          <table:table-cell table:formula="of:=LEN([.A403])" office:value-type="float" office:value="5">
            <text:p>5</text:p>
          </table:table-cell>
          <table:table-cell table:formula="of:=IF([.F403]=5;[.A403];CONCATENATE(&quot;0&quot;;[.A403]))" office:value-type="float" office:value="47318">
            <text:p>47318</text:p>
          </table:table-cell>
          <table:table-cell office:value-type="float" office:value="47318">
            <text:p>47318</text:p>
          </table:table-cell>
          <table:table-cell office:value-type="string">
            <text:p>Guamal</text:p>
          </table:table-cell>
          <table:table-cell table:formula="of:=(CONCATENATE(&quot;insert into `Ciudad`(`Nombre`,`Codigo`) values('&quot;;[.I403];&quot;','&quot;;[.H403];&quot;');&quot;))" office:value-type="string" office:string-value="insert into `Ciudad`(`Nombre`,`Codigo`) values('Guamal','47318');">
            <text:p>insert into `Ciudad`(`Nombre`,`Codigo`) values('Guamal','47318');</text:p>
          </table:table-cell>
          <table:table-cell table:formula="of:=CONCATENATE(&quot;new Ciudad{Codigo=&quot;&quot;&quot;;[.H403];&quot;&quot;&quot;,Nombre=&quot;&quot;&quot;;[.I403];&quot;&quot;&quot;},&quot;)" office:value-type="string" office:string-value="new Ciudad{Codigo=&quot;47318&quot;,Nombre=&quot;Guamal&quot;},">
            <text:p>new Ciudad{Codigo="47318",Nombre="Guamal"},</text:p>
          </table:table-cell>
          <table:table-cell table:formula="of:=LEN([.B403])" office:value-type="float" office:value="6">
            <text:p>6</text:p>
          </table:table-cell>
        </table:table-row>
        <table:table-row table:style-name="ro2">
          <table:table-cell table:style-name="ce1" office:value-type="float" office:value="50318">
            <text:p>50318</text:p>
          </table:table-cell>
          <table:table-cell table:style-name="ce2" office:value-type="string">
            <text:p>GUAMAL</text:p>
          </table:table-cell>
          <table:table-cell table:style-name="ce1" office:value-type="string">
            <text:p>Meta</text:p>
          </table:table-cell>
          <table:table-cell table:formula="of:=LOWER([.B404])" office:value-type="string" office:string-value="guamal">
            <text:p>guamal</text:p>
          </table:table-cell>
          <table:table-cell table:formula="of:=PROPER([.D404])" office:value-type="string" office:string-value="Guamal">
            <text:p>Guamal</text:p>
          </table:table-cell>
          <table:table-cell table:formula="of:=LEN([.A404])" office:value-type="float" office:value="5">
            <text:p>5</text:p>
          </table:table-cell>
          <table:table-cell table:formula="of:=IF([.F404]=5;[.A404];CONCATENATE(&quot;0&quot;;[.A404]))" office:value-type="float" office:value="50318">
            <text:p>50318</text:p>
          </table:table-cell>
          <table:table-cell office:value-type="float" office:value="50318">
            <text:p>50318</text:p>
          </table:table-cell>
          <table:table-cell office:value-type="string">
            <text:p>Guamal</text:p>
          </table:table-cell>
          <table:table-cell table:formula="of:=(CONCATENATE(&quot;insert into `Ciudad`(`Nombre`,`Codigo`) values('&quot;;[.I404];&quot;','&quot;;[.H404];&quot;');&quot;))" office:value-type="string" office:string-value="insert into `Ciudad`(`Nombre`,`Codigo`) values('Guamal','50318');">
            <text:p>insert into `Ciudad`(`Nombre`,`Codigo`) values('Guamal','50318');</text:p>
          </table:table-cell>
          <table:table-cell table:formula="of:=CONCATENATE(&quot;new Ciudad{Codigo=&quot;&quot;&quot;;[.H404];&quot;&quot;&quot;,Nombre=&quot;&quot;&quot;;[.I404];&quot;&quot;&quot;},&quot;)" office:value-type="string" office:string-value="new Ciudad{Codigo=&quot;50318&quot;,Nombre=&quot;Guamal&quot;},">
            <text:p>new Ciudad{Codigo="50318",Nombre="Guamal"},</text:p>
          </table:table-cell>
          <table:table-cell table:formula="of:=LEN([.B404])" office:value-type="float" office:value="6">
            <text:p>6</text:p>
          </table:table-cell>
        </table:table-row>
        <table:table-row table:style-name="ro2">
          <table:table-cell table:style-name="ce1" office:value-type="float" office:value="73319">
            <text:p>73319</text:p>
          </table:table-cell>
          <table:table-cell table:style-name="ce2" office:value-type="string">
            <text:p>GUAMO</text:p>
          </table:table-cell>
          <table:table-cell table:style-name="ce1" office:value-type="string">
            <text:p>Tolima</text:p>
          </table:table-cell>
          <table:table-cell table:formula="of:=LOWER([.B405])" office:value-type="string" office:string-value="guamo">
            <text:p>guamo</text:p>
          </table:table-cell>
          <table:table-cell table:formula="of:=PROPER([.D405])" office:value-type="string" office:string-value="Guamo">
            <text:p>Guamo</text:p>
          </table:table-cell>
          <table:table-cell table:formula="of:=LEN([.A405])" office:value-type="float" office:value="5">
            <text:p>5</text:p>
          </table:table-cell>
          <table:table-cell table:formula="of:=IF([.F405]=5;[.A405];CONCATENATE(&quot;0&quot;;[.A405]))" office:value-type="float" office:value="73319">
            <text:p>73319</text:p>
          </table:table-cell>
          <table:table-cell office:value-type="float" office:value="73319">
            <text:p>73319</text:p>
          </table:table-cell>
          <table:table-cell office:value-type="string">
            <text:p>Guamo</text:p>
          </table:table-cell>
          <table:table-cell table:formula="of:=(CONCATENATE(&quot;insert into `Ciudad`(`Nombre`,`Codigo`) values('&quot;;[.I405];&quot;','&quot;;[.H405];&quot;');&quot;))" office:value-type="string" office:string-value="insert into `Ciudad`(`Nombre`,`Codigo`) values('Guamo','73319');">
            <text:p>insert into `Ciudad`(`Nombre`,`Codigo`) values('Guamo','73319');</text:p>
          </table:table-cell>
          <table:table-cell table:formula="of:=CONCATENATE(&quot;new Ciudad{Codigo=&quot;&quot;&quot;;[.H405];&quot;&quot;&quot;,Nombre=&quot;&quot;&quot;;[.I405];&quot;&quot;&quot;},&quot;)" office:value-type="string" office:string-value="new Ciudad{Codigo=&quot;73319&quot;,Nombre=&quot;Guamo&quot;},">
            <text:p>new Ciudad{Codigo="73319",Nombre="Guamo"},</text:p>
          </table:table-cell>
          <table:table-cell table:formula="of:=LEN([.B405])" office:value-type="float" office:value="5">
            <text:p>5</text:p>
          </table:table-cell>
        </table:table-row>
        <table:table-row table:style-name="ro2">
          <table:table-cell table:style-name="ce1" office:value-type="float" office:value="19318">
            <text:p>19318</text:p>
          </table:table-cell>
          <table:table-cell table:style-name="ce2" office:value-type="string">
            <text:p>GUAPI</text:p>
          </table:table-cell>
          <table:table-cell table:style-name="ce1" office:value-type="string">
            <text:p>Cauca</text:p>
          </table:table-cell>
          <table:table-cell table:formula="of:=LOWER([.B406])" office:value-type="string" office:string-value="guapi">
            <text:p>guapi</text:p>
          </table:table-cell>
          <table:table-cell table:formula="of:=PROPER([.D406])" office:value-type="string" office:string-value="Guapi">
            <text:p>Guapi</text:p>
          </table:table-cell>
          <table:table-cell table:formula="of:=LEN([.A406])" office:value-type="float" office:value="5">
            <text:p>5</text:p>
          </table:table-cell>
          <table:table-cell table:formula="of:=IF([.F406]=5;[.A406];CONCATENATE(&quot;0&quot;;[.A406]))" office:value-type="float" office:value="19318">
            <text:p>19318</text:p>
          </table:table-cell>
          <table:table-cell office:value-type="float" office:value="19318">
            <text:p>19318</text:p>
          </table:table-cell>
          <table:table-cell office:value-type="string">
            <text:p>Guapi</text:p>
          </table:table-cell>
          <table:table-cell table:formula="of:=(CONCATENATE(&quot;insert into `Ciudad`(`Nombre`,`Codigo`) values('&quot;;[.I406];&quot;','&quot;;[.H406];&quot;');&quot;))" office:value-type="string" office:string-value="insert into `Ciudad`(`Nombre`,`Codigo`) values('Guapi','19318');">
            <text:p>insert into `Ciudad`(`Nombre`,`Codigo`) values('Guapi','19318');</text:p>
          </table:table-cell>
          <table:table-cell table:formula="of:=CONCATENATE(&quot;new Ciudad{Codigo=&quot;&quot;&quot;;[.H406];&quot;&quot;&quot;,Nombre=&quot;&quot;&quot;;[.I406];&quot;&quot;&quot;},&quot;)" office:value-type="string" office:string-value="new Ciudad{Codigo=&quot;19318&quot;,Nombre=&quot;Guapi&quot;},">
            <text:p>new Ciudad{Codigo="19318",Nombre="Guapi"},</text:p>
          </table:table-cell>
          <table:table-cell table:formula="of:=LEN([.B406])" office:value-type="float" office:value="5">
            <text:p>5</text:p>
          </table:table-cell>
        </table:table-row>
        <table:table-row table:style-name="ro2">
          <table:table-cell table:style-name="ce1" office:value-type="float" office:value="68322">
            <text:p>68322</text:p>
          </table:table-cell>
          <table:table-cell table:style-name="ce2" office:value-type="string">
            <text:p>GUAPOTÁ</text:p>
          </table:table-cell>
          <table:table-cell table:style-name="ce1" office:value-type="string">
            <text:p>Santander</text:p>
          </table:table-cell>
          <table:table-cell table:formula="of:=LOWER([.B407])" office:value-type="string" office:string-value="guapotá">
            <text:p>guapotá</text:p>
          </table:table-cell>
          <table:table-cell table:formula="of:=PROPER([.D407])" office:value-type="string" office:string-value="Guapotá">
            <text:p>Guapotá</text:p>
          </table:table-cell>
          <table:table-cell table:formula="of:=LEN([.A407])" office:value-type="float" office:value="5">
            <text:p>5</text:p>
          </table:table-cell>
          <table:table-cell table:formula="of:=IF([.F407]=5;[.A407];CONCATENATE(&quot;0&quot;;[.A407]))" office:value-type="float" office:value="68322">
            <text:p>68322</text:p>
          </table:table-cell>
          <table:table-cell office:value-type="float" office:value="68322">
            <text:p>68322</text:p>
          </table:table-cell>
          <table:table-cell office:value-type="string">
            <text:p>Guapotá</text:p>
          </table:table-cell>
          <table:table-cell table:formula="of:=(CONCATENATE(&quot;insert into `Ciudad`(`Nombre`,`Codigo`) values('&quot;;[.I407];&quot;','&quot;;[.H407];&quot;');&quot;))" office:value-type="string" office:string-value="insert into `Ciudad`(`Nombre`,`Codigo`) values('Guapotá','68322');">
            <text:p>insert into `Ciudad`(`Nombre`,`Codigo`) values('Guapotá','68322');</text:p>
          </table:table-cell>
          <table:table-cell table:formula="of:=CONCATENATE(&quot;new Ciudad{Codigo=&quot;&quot;&quot;;[.H407];&quot;&quot;&quot;,Nombre=&quot;&quot;&quot;;[.I407];&quot;&quot;&quot;},&quot;)" office:value-type="string" office:string-value="new Ciudad{Codigo=&quot;68322&quot;,Nombre=&quot;Guapotá&quot;},">
            <text:p>new Ciudad{Codigo="68322",Nombre="Guapotá"},</text:p>
          </table:table-cell>
          <table:table-cell table:formula="of:=LEN([.B407])" office:value-type="float" office:value="7">
            <text:p>7</text:p>
          </table:table-cell>
        </table:table-row>
        <table:table-row table:style-name="ro2">
          <table:table-cell table:style-name="ce1" office:value-type="float" office:value="70265">
            <text:p>70265</text:p>
          </table:table-cell>
          <table:table-cell table:style-name="ce2" office:value-type="string">
            <text:p>GUARANDA</text:p>
          </table:table-cell>
          <table:table-cell table:style-name="ce1" office:value-type="string">
            <text:p>Sucre</text:p>
          </table:table-cell>
          <table:table-cell table:formula="of:=LOWER([.B408])" office:value-type="string" office:string-value="guaranda">
            <text:p>guaranda</text:p>
          </table:table-cell>
          <table:table-cell table:formula="of:=PROPER([.D408])" office:value-type="string" office:string-value="Guaranda">
            <text:p>Guaranda</text:p>
          </table:table-cell>
          <table:table-cell table:formula="of:=LEN([.A408])" office:value-type="float" office:value="5">
            <text:p>5</text:p>
          </table:table-cell>
          <table:table-cell table:formula="of:=IF([.F408]=5;[.A408];CONCATENATE(&quot;0&quot;;[.A408]))" office:value-type="float" office:value="70265">
            <text:p>70265</text:p>
          </table:table-cell>
          <table:table-cell office:value-type="float" office:value="70265">
            <text:p>70265</text:p>
          </table:table-cell>
          <table:table-cell office:value-type="string">
            <text:p>Guaranda</text:p>
          </table:table-cell>
          <table:table-cell table:formula="of:=(CONCATENATE(&quot;insert into `Ciudad`(`Nombre`,`Codigo`) values('&quot;;[.I408];&quot;','&quot;;[.H408];&quot;');&quot;))" office:value-type="string" office:string-value="insert into `Ciudad`(`Nombre`,`Codigo`) values('Guaranda','70265');">
            <text:p>insert into `Ciudad`(`Nombre`,`Codigo`) values('Guaranda','70265');</text:p>
          </table:table-cell>
          <table:table-cell table:formula="of:=CONCATENATE(&quot;new Ciudad{Codigo=&quot;&quot;&quot;;[.H408];&quot;&quot;&quot;,Nombre=&quot;&quot;&quot;;[.I408];&quot;&quot;&quot;},&quot;)" office:value-type="string" office:string-value="new Ciudad{Codigo=&quot;70265&quot;,Nombre=&quot;Guaranda&quot;},">
            <text:p>new Ciudad{Codigo="70265",Nombre="Guaranda"},</text:p>
          </table:table-cell>
          <table:table-cell table:formula="of:=LEN([.B408])" office:value-type="float" office:value="8">
            <text:p>8</text:p>
          </table:table-cell>
        </table:table-row>
        <table:table-row table:style-name="ro2">
          <table:table-cell table:style-name="ce1" office:value-type="float" office:value="5318">
            <text:p>5318</text:p>
          </table:table-cell>
          <table:table-cell table:style-name="ce2" office:value-type="string">
            <text:p>GUARNE</text:p>
          </table:table-cell>
          <table:table-cell table:style-name="ce1" office:value-type="string">
            <text:p>Antioquia</text:p>
          </table:table-cell>
          <table:table-cell table:formula="of:=LOWER([.B409])" office:value-type="string" office:string-value="guarne">
            <text:p>guarne</text:p>
          </table:table-cell>
          <table:table-cell table:formula="of:=PROPER([.D409])" office:value-type="string" office:string-value="Guarne">
            <text:p>Guarne</text:p>
          </table:table-cell>
          <table:table-cell table:formula="of:=LEN([.A409])" office:value-type="float" office:value="4">
            <text:p>4</text:p>
          </table:table-cell>
          <table:table-cell table:formula="of:=IF([.F409]=5;[.A409];CONCATENATE(&quot;0&quot;;[.A409]))" office:value-type="string" office:string-value="05318">
            <text:p>05318</text:p>
          </table:table-cell>
          <table:table-cell office:value-type="string">
            <text:p>05318</text:p>
          </table:table-cell>
          <table:table-cell office:value-type="string">
            <text:p>Guarne</text:p>
          </table:table-cell>
          <table:table-cell table:formula="of:=(CONCATENATE(&quot;insert into `Ciudad`(`Nombre`,`Codigo`) values('&quot;;[.I409];&quot;','&quot;;[.H409];&quot;');&quot;))" office:value-type="string" office:string-value="insert into `Ciudad`(`Nombre`,`Codigo`) values('Guarne','05318');">
            <text:p>insert into `Ciudad`(`Nombre`,`Codigo`) values('Guarne','05318');</text:p>
          </table:table-cell>
          <table:table-cell table:formula="of:=CONCATENATE(&quot;new Ciudad{Codigo=&quot;&quot;&quot;;[.H409];&quot;&quot;&quot;,Nombre=&quot;&quot;&quot;;[.I409];&quot;&quot;&quot;},&quot;)" office:value-type="string" office:string-value="new Ciudad{Codigo=&quot;05318&quot;,Nombre=&quot;Guarne&quot;},">
            <text:p>new Ciudad{Codigo="05318",Nombre="Guarne"},</text:p>
          </table:table-cell>
          <table:table-cell table:formula="of:=LEN([.B409])" office:value-type="float" office:value="6">
            <text:p>6</text:p>
          </table:table-cell>
        </table:table-row>
        <table:table-row table:style-name="ro2">
          <table:table-cell table:style-name="ce1" office:value-type="float" office:value="25322">
            <text:p>25322</text:p>
          </table:table-cell>
          <table:table-cell table:style-name="ce2" office:value-type="string">
            <text:p>GUASCA</text:p>
          </table:table-cell>
          <table:table-cell table:style-name="ce1" office:value-type="string">
            <text:p>Cundinamarca</text:p>
          </table:table-cell>
          <table:table-cell table:formula="of:=LOWER([.B410])" office:value-type="string" office:string-value="guasca">
            <text:p>guasca</text:p>
          </table:table-cell>
          <table:table-cell table:formula="of:=PROPER([.D410])" office:value-type="string" office:string-value="Guasca">
            <text:p>Guasca</text:p>
          </table:table-cell>
          <table:table-cell table:formula="of:=LEN([.A410])" office:value-type="float" office:value="5">
            <text:p>5</text:p>
          </table:table-cell>
          <table:table-cell table:formula="of:=IF([.F410]=5;[.A410];CONCATENATE(&quot;0&quot;;[.A410]))" office:value-type="float" office:value="25322">
            <text:p>25322</text:p>
          </table:table-cell>
          <table:table-cell office:value-type="float" office:value="25322">
            <text:p>25322</text:p>
          </table:table-cell>
          <table:table-cell office:value-type="string">
            <text:p>Guasca</text:p>
          </table:table-cell>
          <table:table-cell table:formula="of:=(CONCATENATE(&quot;insert into `Ciudad`(`Nombre`,`Codigo`) values('&quot;;[.I410];&quot;','&quot;;[.H410];&quot;');&quot;))" office:value-type="string" office:string-value="insert into `Ciudad`(`Nombre`,`Codigo`) values('Guasca','25322');">
            <text:p>insert into `Ciudad`(`Nombre`,`Codigo`) values('Guasca','25322');</text:p>
          </table:table-cell>
          <table:table-cell table:formula="of:=CONCATENATE(&quot;new Ciudad{Codigo=&quot;&quot;&quot;;[.H410];&quot;&quot;&quot;,Nombre=&quot;&quot;&quot;;[.I410];&quot;&quot;&quot;},&quot;)" office:value-type="string" office:string-value="new Ciudad{Codigo=&quot;25322&quot;,Nombre=&quot;Guasca&quot;},">
            <text:p>new Ciudad{Codigo="25322",Nombre="Guasca"},</text:p>
          </table:table-cell>
          <table:table-cell table:formula="of:=LEN([.B410])" office:value-type="float" office:value="6">
            <text:p>6</text:p>
          </table:table-cell>
        </table:table-row>
        <table:table-row table:style-name="ro2">
          <table:table-cell table:style-name="ce1" office:value-type="float" office:value="5321">
            <text:p>5321</text:p>
          </table:table-cell>
          <table:table-cell table:style-name="ce2" office:value-type="string">
            <text:p>GUATAPE</text:p>
          </table:table-cell>
          <table:table-cell table:style-name="ce1" office:value-type="string">
            <text:p>Antioquia</text:p>
          </table:table-cell>
          <table:table-cell table:formula="of:=LOWER([.B411])" office:value-type="string" office:string-value="guatape">
            <text:p>guatape</text:p>
          </table:table-cell>
          <table:table-cell table:formula="of:=PROPER([.D411])" office:value-type="string" office:string-value="Guatape">
            <text:p>Guatape</text:p>
          </table:table-cell>
          <table:table-cell table:formula="of:=LEN([.A411])" office:value-type="float" office:value="4">
            <text:p>4</text:p>
          </table:table-cell>
          <table:table-cell table:formula="of:=IF([.F411]=5;[.A411];CONCATENATE(&quot;0&quot;;[.A411]))" office:value-type="string" office:string-value="05321">
            <text:p>05321</text:p>
          </table:table-cell>
          <table:table-cell office:value-type="string">
            <text:p>05321</text:p>
          </table:table-cell>
          <table:table-cell office:value-type="string">
            <text:p>Guatape</text:p>
          </table:table-cell>
          <table:table-cell table:formula="of:=(CONCATENATE(&quot;insert into `Ciudad`(`Nombre`,`Codigo`) values('&quot;;[.I411];&quot;','&quot;;[.H411];&quot;');&quot;))" office:value-type="string" office:string-value="insert into `Ciudad`(`Nombre`,`Codigo`) values('Guatape','05321');">
            <text:p>insert into `Ciudad`(`Nombre`,`Codigo`) values('Guatape','05321');</text:p>
          </table:table-cell>
          <table:table-cell table:formula="of:=CONCATENATE(&quot;new Ciudad{Codigo=&quot;&quot;&quot;;[.H411];&quot;&quot;&quot;,Nombre=&quot;&quot;&quot;;[.I411];&quot;&quot;&quot;},&quot;)" office:value-type="string" office:string-value="new Ciudad{Codigo=&quot;05321&quot;,Nombre=&quot;Guatape&quot;},">
            <text:p>new Ciudad{Codigo="05321",Nombre="Guatape"},</text:p>
          </table:table-cell>
          <table:table-cell table:formula="of:=LEN([.B411])" office:value-type="float" office:value="7">
            <text:p>7</text:p>
          </table:table-cell>
        </table:table-row>
        <table:table-row table:style-name="ro2">
          <table:table-cell table:style-name="ce1" office:value-type="float" office:value="25324">
            <text:p>25324</text:p>
          </table:table-cell>
          <table:table-cell table:style-name="ce2" office:value-type="string">
            <text:p>GUATAQUÍ</text:p>
          </table:table-cell>
          <table:table-cell table:style-name="ce1" office:value-type="string">
            <text:p>Cundinamarca</text:p>
          </table:table-cell>
          <table:table-cell table:formula="of:=LOWER([.B412])" office:value-type="string" office:string-value="guataquí">
            <text:p>guataquí</text:p>
          </table:table-cell>
          <table:table-cell table:formula="of:=PROPER([.D412])" office:value-type="string" office:string-value="Guataquí">
            <text:p>Guataquí</text:p>
          </table:table-cell>
          <table:table-cell table:formula="of:=LEN([.A412])" office:value-type="float" office:value="5">
            <text:p>5</text:p>
          </table:table-cell>
          <table:table-cell table:formula="of:=IF([.F412]=5;[.A412];CONCATENATE(&quot;0&quot;;[.A412]))" office:value-type="float" office:value="25324">
            <text:p>25324</text:p>
          </table:table-cell>
          <table:table-cell office:value-type="float" office:value="25324">
            <text:p>25324</text:p>
          </table:table-cell>
          <table:table-cell office:value-type="string">
            <text:p>Guataquí</text:p>
          </table:table-cell>
          <table:table-cell table:formula="of:=(CONCATENATE(&quot;insert into `Ciudad`(`Nombre`,`Codigo`) values('&quot;;[.I412];&quot;','&quot;;[.H412];&quot;');&quot;))" office:value-type="string" office:string-value="insert into `Ciudad`(`Nombre`,`Codigo`) values('Guataquí','25324');">
            <text:p>insert into `Ciudad`(`Nombre`,`Codigo`) values('Guataquí','25324');</text:p>
          </table:table-cell>
          <table:table-cell table:formula="of:=CONCATENATE(&quot;new Ciudad{Codigo=&quot;&quot;&quot;;[.H412];&quot;&quot;&quot;,Nombre=&quot;&quot;&quot;;[.I412];&quot;&quot;&quot;},&quot;)" office:value-type="string" office:string-value="new Ciudad{Codigo=&quot;25324&quot;,Nombre=&quot;Guataquí&quot;},">
            <text:p>new Ciudad{Codigo="25324",Nombre="Guataquí"},</text:p>
          </table:table-cell>
          <table:table-cell table:formula="of:=LEN([.B412])" office:value-type="float" office:value="8">
            <text:p>8</text:p>
          </table:table-cell>
        </table:table-row>
        <table:table-row table:style-name="ro2">
          <table:table-cell table:style-name="ce1" office:value-type="float" office:value="25326">
            <text:p>25326</text:p>
          </table:table-cell>
          <table:table-cell table:style-name="ce2" office:value-type="string">
            <text:p>GUATAVITA</text:p>
          </table:table-cell>
          <table:table-cell table:style-name="ce1" office:value-type="string">
            <text:p>Cundinamarca</text:p>
          </table:table-cell>
          <table:table-cell table:formula="of:=LOWER([.B413])" office:value-type="string" office:string-value="guatavita">
            <text:p>guatavita</text:p>
          </table:table-cell>
          <table:table-cell table:formula="of:=PROPER([.D413])" office:value-type="string" office:string-value="Guatavita">
            <text:p>Guatavita</text:p>
          </table:table-cell>
          <table:table-cell table:formula="of:=LEN([.A413])" office:value-type="float" office:value="5">
            <text:p>5</text:p>
          </table:table-cell>
          <table:table-cell table:formula="of:=IF([.F413]=5;[.A413];CONCATENATE(&quot;0&quot;;[.A413]))" office:value-type="float" office:value="25326">
            <text:p>25326</text:p>
          </table:table-cell>
          <table:table-cell office:value-type="float" office:value="25326">
            <text:p>25326</text:p>
          </table:table-cell>
          <table:table-cell office:value-type="string">
            <text:p>Guatavita</text:p>
          </table:table-cell>
          <table:table-cell table:formula="of:=(CONCATENATE(&quot;insert into `Ciudad`(`Nombre`,`Codigo`) values('&quot;;[.I413];&quot;','&quot;;[.H413];&quot;');&quot;))" office:value-type="string" office:string-value="insert into `Ciudad`(`Nombre`,`Codigo`) values('Guatavita','25326');">
            <text:p>insert into `Ciudad`(`Nombre`,`Codigo`) values('Guatavita','25326');</text:p>
          </table:table-cell>
          <table:table-cell table:formula="of:=CONCATENATE(&quot;new Ciudad{Codigo=&quot;&quot;&quot;;[.H413];&quot;&quot;&quot;,Nombre=&quot;&quot;&quot;;[.I413];&quot;&quot;&quot;},&quot;)" office:value-type="string" office:string-value="new Ciudad{Codigo=&quot;25326&quot;,Nombre=&quot;Guatavita&quot;},">
            <text:p>new Ciudad{Codigo="25326",Nombre="Guatavita"},</text:p>
          </table:table-cell>
          <table:table-cell table:formula="of:=LEN([.B413])" office:value-type="float" office:value="9">
            <text:p>9</text:p>
          </table:table-cell>
        </table:table-row>
        <table:table-row table:style-name="ro2">
          <table:table-cell table:style-name="ce1" office:value-type="float" office:value="15322">
            <text:p>15322</text:p>
          </table:table-cell>
          <table:table-cell table:style-name="ce2" office:value-type="string">
            <text:p>GUATEQUE</text:p>
          </table:table-cell>
          <table:table-cell table:style-name="ce1" office:value-type="string">
            <text:p>Boyacá</text:p>
          </table:table-cell>
          <table:table-cell table:formula="of:=LOWER([.B414])" office:value-type="string" office:string-value="guateque">
            <text:p>guateque</text:p>
          </table:table-cell>
          <table:table-cell table:formula="of:=PROPER([.D414])" office:value-type="string" office:string-value="Guateque">
            <text:p>Guateque</text:p>
          </table:table-cell>
          <table:table-cell table:formula="of:=LEN([.A414])" office:value-type="float" office:value="5">
            <text:p>5</text:p>
          </table:table-cell>
          <table:table-cell table:formula="of:=IF([.F414]=5;[.A414];CONCATENATE(&quot;0&quot;;[.A414]))" office:value-type="float" office:value="15322">
            <text:p>15322</text:p>
          </table:table-cell>
          <table:table-cell office:value-type="float" office:value="15322">
            <text:p>15322</text:p>
          </table:table-cell>
          <table:table-cell office:value-type="string">
            <text:p>Guateque</text:p>
          </table:table-cell>
          <table:table-cell table:formula="of:=(CONCATENATE(&quot;insert into `Ciudad`(`Nombre`,`Codigo`) values('&quot;;[.I414];&quot;','&quot;;[.H414];&quot;');&quot;))" office:value-type="string" office:string-value="insert into `Ciudad`(`Nombre`,`Codigo`) values('Guateque','15322');">
            <text:p>insert into `Ciudad`(`Nombre`,`Codigo`) values('Guateque','15322');</text:p>
          </table:table-cell>
          <table:table-cell table:formula="of:=CONCATENATE(&quot;new Ciudad{Codigo=&quot;&quot;&quot;;[.H414];&quot;&quot;&quot;,Nombre=&quot;&quot;&quot;;[.I414];&quot;&quot;&quot;},&quot;)" office:value-type="string" office:string-value="new Ciudad{Codigo=&quot;15322&quot;,Nombre=&quot;Guateque&quot;},">
            <text:p>new Ciudad{Codigo="15322",Nombre="Guateque"},</text:p>
          </table:table-cell>
          <table:table-cell table:formula="of:=LEN([.B414])" office:value-type="float" office:value="8">
            <text:p>8</text:p>
          </table:table-cell>
        </table:table-row>
        <table:table-row table:style-name="ro2">
          <table:table-cell table:style-name="ce1" office:value-type="float" office:value="66318">
            <text:p>66318</text:p>
          </table:table-cell>
          <table:table-cell table:style-name="ce2" office:value-type="string">
            <text:p>GUÁTICA</text:p>
          </table:table-cell>
          <table:table-cell table:style-name="ce1" office:value-type="string">
            <text:p>Risaralda</text:p>
          </table:table-cell>
          <table:table-cell table:formula="of:=LOWER([.B415])" office:value-type="string" office:string-value="guática">
            <text:p>guática</text:p>
          </table:table-cell>
          <table:table-cell table:formula="of:=PROPER([.D415])" office:value-type="string" office:string-value="Guática">
            <text:p>Guática</text:p>
          </table:table-cell>
          <table:table-cell table:formula="of:=LEN([.A415])" office:value-type="float" office:value="5">
            <text:p>5</text:p>
          </table:table-cell>
          <table:table-cell table:formula="of:=IF([.F415]=5;[.A415];CONCATENATE(&quot;0&quot;;[.A415]))" office:value-type="float" office:value="66318">
            <text:p>66318</text:p>
          </table:table-cell>
          <table:table-cell office:value-type="float" office:value="66318">
            <text:p>66318</text:p>
          </table:table-cell>
          <table:table-cell office:value-type="string">
            <text:p>Guática</text:p>
          </table:table-cell>
          <table:table-cell table:formula="of:=(CONCATENATE(&quot;insert into `Ciudad`(`Nombre`,`Codigo`) values('&quot;;[.I415];&quot;','&quot;;[.H415];&quot;');&quot;))" office:value-type="string" office:string-value="insert into `Ciudad`(`Nombre`,`Codigo`) values('Guática','66318');">
            <text:p>insert into `Ciudad`(`Nombre`,`Codigo`) values('Guática','66318');</text:p>
          </table:table-cell>
          <table:table-cell table:formula="of:=CONCATENATE(&quot;new Ciudad{Codigo=&quot;&quot;&quot;;[.H415];&quot;&quot;&quot;,Nombre=&quot;&quot;&quot;;[.I415];&quot;&quot;&quot;},&quot;)" office:value-type="string" office:string-value="new Ciudad{Codigo=&quot;66318&quot;,Nombre=&quot;Guática&quot;},">
            <text:p>new Ciudad{Codigo="66318",Nombre="Guática"},</text:p>
          </table:table-cell>
          <table:table-cell table:formula="of:=LEN([.B415])" office:value-type="float" office:value="7">
            <text:p>7</text:p>
          </table:table-cell>
        </table:table-row>
        <table:table-row table:style-name="ro2">
          <table:table-cell table:style-name="ce1" office:value-type="float" office:value="68324">
            <text:p>68324</text:p>
          </table:table-cell>
          <table:table-cell table:style-name="ce2" office:value-type="string">
            <text:p>GUAVATÁ</text:p>
          </table:table-cell>
          <table:table-cell table:style-name="ce1" office:value-type="string">
            <text:p>Santander</text:p>
          </table:table-cell>
          <table:table-cell table:formula="of:=LOWER([.B416])" office:value-type="string" office:string-value="guavatá">
            <text:p>guavatá</text:p>
          </table:table-cell>
          <table:table-cell table:formula="of:=PROPER([.D416])" office:value-type="string" office:string-value="Guavatá">
            <text:p>Guavatá</text:p>
          </table:table-cell>
          <table:table-cell table:formula="of:=LEN([.A416])" office:value-type="float" office:value="5">
            <text:p>5</text:p>
          </table:table-cell>
          <table:table-cell table:formula="of:=IF([.F416]=5;[.A416];CONCATENATE(&quot;0&quot;;[.A416]))" office:value-type="float" office:value="68324">
            <text:p>68324</text:p>
          </table:table-cell>
          <table:table-cell office:value-type="float" office:value="68324">
            <text:p>68324</text:p>
          </table:table-cell>
          <table:table-cell office:value-type="string">
            <text:p>Guavatá</text:p>
          </table:table-cell>
          <table:table-cell table:formula="of:=(CONCATENATE(&quot;insert into `Ciudad`(`Nombre`,`Codigo`) values('&quot;;[.I416];&quot;','&quot;;[.H416];&quot;');&quot;))" office:value-type="string" office:string-value="insert into `Ciudad`(`Nombre`,`Codigo`) values('Guavatá','68324');">
            <text:p>insert into `Ciudad`(`Nombre`,`Codigo`) values('Guavatá','68324');</text:p>
          </table:table-cell>
          <table:table-cell table:formula="of:=CONCATENATE(&quot;new Ciudad{Codigo=&quot;&quot;&quot;;[.H416];&quot;&quot;&quot;,Nombre=&quot;&quot;&quot;;[.I416];&quot;&quot;&quot;},&quot;)" office:value-type="string" office:string-value="new Ciudad{Codigo=&quot;68324&quot;,Nombre=&quot;Guavatá&quot;},">
            <text:p>new Ciudad{Codigo="68324",Nombre="Guavatá"},</text:p>
          </table:table-cell>
          <table:table-cell table:formula="of:=LEN([.B416])" office:value-type="float" office:value="7">
            <text:p>7</text:p>
          </table:table-cell>
        </table:table-row>
        <table:table-row table:style-name="ro2">
          <table:table-cell table:style-name="ce1" office:value-type="float" office:value="25328">
            <text:p>25328</text:p>
          </table:table-cell>
          <table:table-cell table:style-name="ce2" office:value-type="string">
            <text:p>GUAYABAL DE SIQUIMA</text:p>
          </table:table-cell>
          <table:table-cell table:style-name="ce1" office:value-type="string">
            <text:p>Cundinamarca</text:p>
          </table:table-cell>
          <table:table-cell table:formula="of:=LOWER([.B417])" office:value-type="string" office:string-value="guayabal de siquima">
            <text:p>guayabal de siquima</text:p>
          </table:table-cell>
          <table:table-cell table:formula="of:=PROPER([.D417])" office:value-type="string" office:string-value="Guayabal De Siquima">
            <text:p>Guayabal De Siquima</text:p>
          </table:table-cell>
          <table:table-cell table:formula="of:=LEN([.A417])" office:value-type="float" office:value="5">
            <text:p>5</text:p>
          </table:table-cell>
          <table:table-cell table:formula="of:=IF([.F417]=5;[.A417];CONCATENATE(&quot;0&quot;;[.A417]))" office:value-type="float" office:value="25328">
            <text:p>25328</text:p>
          </table:table-cell>
          <table:table-cell office:value-type="float" office:value="25328">
            <text:p>25328</text:p>
          </table:table-cell>
          <table:table-cell office:value-type="string">
            <text:p>Guayabal de Siquima</text:p>
          </table:table-cell>
          <table:table-cell table:formula="of:=(CONCATENATE(&quot;insert into `Ciudad`(`Nombre`,`Codigo`) values('&quot;;[.I417];&quot;','&quot;;[.H417];&quot;');&quot;))" office:value-type="string" office:string-value="insert into `Ciudad`(`Nombre`,`Codigo`) values('Guayabal de Siquima','25328');">
            <text:p>insert into `Ciudad`(`Nombre`,`Codigo`) values('Guayabal de Siquima','25328');</text:p>
          </table:table-cell>
          <table:table-cell table:formula="of:=CONCATENATE(&quot;new Ciudad{Codigo=&quot;&quot;&quot;;[.H417];&quot;&quot;&quot;,Nombre=&quot;&quot;&quot;;[.I417];&quot;&quot;&quot;},&quot;)" office:value-type="string" office:string-value="new Ciudad{Codigo=&quot;25328&quot;,Nombre=&quot;Guayabal de Siquima&quot;},">
            <text:p>new Ciudad{Codigo="25328",Nombre="Guayabal de Siquima"},</text:p>
          </table:table-cell>
          <table:table-cell table:formula="of:=LEN([.B417])" office:value-type="float" office:value="19">
            <text:p>19</text:p>
          </table:table-cell>
        </table:table-row>
        <table:table-row table:style-name="ro2">
          <table:table-cell table:style-name="ce1" office:value-type="float" office:value="25335">
            <text:p>25335</text:p>
          </table:table-cell>
          <table:table-cell table:style-name="ce2" office:value-type="string">
            <text:p>GUAYABETAL</text:p>
          </table:table-cell>
          <table:table-cell table:style-name="ce1" office:value-type="string">
            <text:p>Cundinamarca</text:p>
          </table:table-cell>
          <table:table-cell table:formula="of:=LOWER([.B418])" office:value-type="string" office:string-value="guayabetal">
            <text:p>guayabetal</text:p>
          </table:table-cell>
          <table:table-cell table:formula="of:=PROPER([.D418])" office:value-type="string" office:string-value="Guayabetal">
            <text:p>Guayabetal</text:p>
          </table:table-cell>
          <table:table-cell table:formula="of:=LEN([.A418])" office:value-type="float" office:value="5">
            <text:p>5</text:p>
          </table:table-cell>
          <table:table-cell table:formula="of:=IF([.F418]=5;[.A418];CONCATENATE(&quot;0&quot;;[.A418]))" office:value-type="float" office:value="25335">
            <text:p>25335</text:p>
          </table:table-cell>
          <table:table-cell office:value-type="float" office:value="25335">
            <text:p>25335</text:p>
          </table:table-cell>
          <table:table-cell office:value-type="string">
            <text:p>Guayabetal</text:p>
          </table:table-cell>
          <table:table-cell table:formula="of:=(CONCATENATE(&quot;insert into `Ciudad`(`Nombre`,`Codigo`) values('&quot;;[.I418];&quot;','&quot;;[.H418];&quot;');&quot;))" office:value-type="string" office:string-value="insert into `Ciudad`(`Nombre`,`Codigo`) values('Guayabetal','25335');">
            <text:p>insert into `Ciudad`(`Nombre`,`Codigo`) values('Guayabetal','25335');</text:p>
          </table:table-cell>
          <table:table-cell table:formula="of:=CONCATENATE(&quot;new Ciudad{Codigo=&quot;&quot;&quot;;[.H418];&quot;&quot;&quot;,Nombre=&quot;&quot;&quot;;[.I418];&quot;&quot;&quot;},&quot;)" office:value-type="string" office:string-value="new Ciudad{Codigo=&quot;25335&quot;,Nombre=&quot;Guayabetal&quot;},">
            <text:p>new Ciudad{Codigo="25335",Nombre="Guayabetal"},</text:p>
          </table:table-cell>
          <table:table-cell table:formula="of:=LEN([.B418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325">
            <text:p>15325</text:p>
          </table:table-cell>
          <table:table-cell table:style-name="ce2" office:value-type="string">
            <text:p>GUAYATÁ</text:p>
          </table:table-cell>
          <table:table-cell table:style-name="ce1" office:value-type="string">
            <text:p>Boyacá</text:p>
          </table:table-cell>
          <table:table-cell table:formula="of:=LOWER([.B419])" office:value-type="string" office:string-value="guayatá">
            <text:p>guayatá</text:p>
          </table:table-cell>
          <table:table-cell table:formula="of:=PROPER([.D419])" office:value-type="string" office:string-value="Guayatá">
            <text:p>Guayatá</text:p>
          </table:table-cell>
          <table:table-cell table:formula="of:=LEN([.A419])" office:value-type="float" office:value="5">
            <text:p>5</text:p>
          </table:table-cell>
          <table:table-cell table:formula="of:=IF([.F419]=5;[.A419];CONCATENATE(&quot;0&quot;;[.A419]))" office:value-type="float" office:value="15325">
            <text:p>15325</text:p>
          </table:table-cell>
          <table:table-cell office:value-type="float" office:value="15325">
            <text:p>15325</text:p>
          </table:table-cell>
          <table:table-cell office:value-type="string">
            <text:p>Guayatá</text:p>
          </table:table-cell>
          <table:table-cell table:formula="of:=(CONCATENATE(&quot;insert into `Ciudad`(`Nombre`,`Codigo`) values('&quot;;[.I419];&quot;','&quot;;[.H419];&quot;');&quot;))" office:value-type="string" office:string-value="insert into `Ciudad`(`Nombre`,`Codigo`) values('Guayatá','15325');">
            <text:p>insert into `Ciudad`(`Nombre`,`Codigo`) values('Guayatá','15325');</text:p>
          </table:table-cell>
          <table:table-cell table:formula="of:=CONCATENATE(&quot;new Ciudad{Codigo=&quot;&quot;&quot;;[.H419];&quot;&quot;&quot;,Nombre=&quot;&quot;&quot;;[.I419];&quot;&quot;&quot;},&quot;)" office:value-type="string" office:string-value="new Ciudad{Codigo=&quot;15325&quot;,Nombre=&quot;Guayatá&quot;},">
            <text:p>new Ciudad{Codigo="15325",Nombre="Guayatá"},</text:p>
          </table:table-cell>
          <table:table-cell table:formula="of:=LEN([.B419])" office:value-type="float" office:value="7">
            <text:p>7</text:p>
          </table:table-cell>
        </table:table-row>
        <table:table-row table:style-name="ro2">
          <table:table-cell table:style-name="ce1" office:value-type="float" office:value="68327">
            <text:p>68327</text:p>
          </table:table-cell>
          <table:table-cell table:style-name="ce2" office:value-type="string">
            <text:p>GÜEPSA</text:p>
          </table:table-cell>
          <table:table-cell table:style-name="ce1" office:value-type="string">
            <text:p>Santander</text:p>
          </table:table-cell>
          <table:table-cell table:formula="of:=LOWER([.B420])" office:value-type="string" office:string-value="güepsa">
            <text:p>güepsa</text:p>
          </table:table-cell>
          <table:table-cell table:formula="of:=PROPER([.D420])" office:value-type="string" office:string-value="Güepsa">
            <text:p>Güepsa</text:p>
          </table:table-cell>
          <table:table-cell table:formula="of:=LEN([.A420])" office:value-type="float" office:value="5">
            <text:p>5</text:p>
          </table:table-cell>
          <table:table-cell table:formula="of:=IF([.F420]=5;[.A420];CONCATENATE(&quot;0&quot;;[.A420]))" office:value-type="float" office:value="68327">
            <text:p>68327</text:p>
          </table:table-cell>
          <table:table-cell office:value-type="float" office:value="68327">
            <text:p>68327</text:p>
          </table:table-cell>
          <table:table-cell office:value-type="string">
            <text:p>Güepsa</text:p>
          </table:table-cell>
          <table:table-cell table:formula="of:=(CONCATENATE(&quot;insert into `Ciudad`(`Nombre`,`Codigo`) values('&quot;;[.I420];&quot;','&quot;;[.H420];&quot;');&quot;))" office:value-type="string" office:string-value="insert into `Ciudad`(`Nombre`,`Codigo`) values('Güepsa','68327');">
            <text:p>insert into `Ciudad`(`Nombre`,`Codigo`) values('Güepsa','68327');</text:p>
          </table:table-cell>
          <table:table-cell table:formula="of:=CONCATENATE(&quot;new Ciudad{Codigo=&quot;&quot;&quot;;[.H420];&quot;&quot;&quot;,Nombre=&quot;&quot;&quot;;[.I420];&quot;&quot;&quot;},&quot;)" office:value-type="string" office:string-value="new Ciudad{Codigo=&quot;68327&quot;,Nombre=&quot;Güepsa&quot;},">
            <text:p>new Ciudad{Codigo="68327",Nombre="Güepsa"},</text:p>
          </table:table-cell>
          <table:table-cell table:formula="of:=LEN([.B420])" office:value-type="float" office:value="6">
            <text:p>6</text:p>
          </table:table-cell>
        </table:table-row>
        <table:table-row table:style-name="ro2">
          <table:table-cell table:style-name="ce1" office:value-type="float" office:value="15332">
            <text:p>15332</text:p>
          </table:table-cell>
          <table:table-cell table:style-name="ce2" office:value-type="string">
            <text:p>GÜICÁN</text:p>
          </table:table-cell>
          <table:table-cell table:style-name="ce1" office:value-type="string">
            <text:p>Boyacá</text:p>
          </table:table-cell>
          <table:table-cell table:formula="of:=LOWER([.B421])" office:value-type="string" office:string-value="güicán">
            <text:p>güicán</text:p>
          </table:table-cell>
          <table:table-cell table:formula="of:=PROPER([.D421])" office:value-type="string" office:string-value="Güicán">
            <text:p>Güicán</text:p>
          </table:table-cell>
          <table:table-cell table:formula="of:=LEN([.A421])" office:value-type="float" office:value="5">
            <text:p>5</text:p>
          </table:table-cell>
          <table:table-cell table:formula="of:=IF([.F421]=5;[.A421];CONCATENATE(&quot;0&quot;;[.A421]))" office:value-type="float" office:value="15332">
            <text:p>15332</text:p>
          </table:table-cell>
          <table:table-cell office:value-type="float" office:value="15332">
            <text:p>15332</text:p>
          </table:table-cell>
          <table:table-cell office:value-type="string">
            <text:p>Güicán</text:p>
          </table:table-cell>
          <table:table-cell table:formula="of:=(CONCATENATE(&quot;insert into `Ciudad`(`Nombre`,`Codigo`) values('&quot;;[.I421];&quot;','&quot;;[.H421];&quot;');&quot;))" office:value-type="string" office:string-value="insert into `Ciudad`(`Nombre`,`Codigo`) values('Güicán','15332');">
            <text:p>insert into `Ciudad`(`Nombre`,`Codigo`) values('Güicán','15332');</text:p>
          </table:table-cell>
          <table:table-cell table:formula="of:=CONCATENATE(&quot;new Ciudad{Codigo=&quot;&quot;&quot;;[.H421];&quot;&quot;&quot;,Nombre=&quot;&quot;&quot;;[.I421];&quot;&quot;&quot;},&quot;)" office:value-type="string" office:string-value="new Ciudad{Codigo=&quot;15332&quot;,Nombre=&quot;Güicán&quot;},">
            <text:p>new Ciudad{Codigo="15332",Nombre="Güicán"},</text:p>
          </table:table-cell>
          <table:table-cell table:formula="of:=LEN([.B421])" office:value-type="float" office:value="6">
            <text:p>6</text:p>
          </table:table-cell>
        </table:table-row>
        <table:table-row table:style-name="ro2">
          <table:table-cell table:style-name="ce1" office:value-type="float" office:value="25339">
            <text:p>25339</text:p>
          </table:table-cell>
          <table:table-cell table:style-name="ce2" office:value-type="string">
            <text:p>GUTIÉRREZ</text:p>
          </table:table-cell>
          <table:table-cell table:style-name="ce1" office:value-type="string">
            <text:p>Cundinamarca</text:p>
          </table:table-cell>
          <table:table-cell table:formula="of:=LOWER([.B422])" office:value-type="string" office:string-value="gutiérrez">
            <text:p>gutiérrez</text:p>
          </table:table-cell>
          <table:table-cell table:formula="of:=PROPER([.D422])" office:value-type="string" office:string-value="Gutiérrez">
            <text:p>Gutiérrez</text:p>
          </table:table-cell>
          <table:table-cell table:formula="of:=LEN([.A422])" office:value-type="float" office:value="5">
            <text:p>5</text:p>
          </table:table-cell>
          <table:table-cell table:formula="of:=IF([.F422]=5;[.A422];CONCATENATE(&quot;0&quot;;[.A422]))" office:value-type="float" office:value="25339">
            <text:p>25339</text:p>
          </table:table-cell>
          <table:table-cell office:value-type="float" office:value="25339">
            <text:p>25339</text:p>
          </table:table-cell>
          <table:table-cell office:value-type="string">
            <text:p>Gutiérrez</text:p>
          </table:table-cell>
          <table:table-cell table:formula="of:=(CONCATENATE(&quot;insert into `Ciudad`(`Nombre`,`Codigo`) values('&quot;;[.I422];&quot;','&quot;;[.H422];&quot;');&quot;))" office:value-type="string" office:string-value="insert into `Ciudad`(`Nombre`,`Codigo`) values('Gutiérrez','25339');">
            <text:p>insert into `Ciudad`(`Nombre`,`Codigo`) values('Gutiérrez','25339');</text:p>
          </table:table-cell>
          <table:table-cell table:formula="of:=CONCATENATE(&quot;new Ciudad{Codigo=&quot;&quot;&quot;;[.H422];&quot;&quot;&quot;,Nombre=&quot;&quot;&quot;;[.I422];&quot;&quot;&quot;},&quot;)" office:value-type="string" office:string-value="new Ciudad{Codigo=&quot;25339&quot;,Nombre=&quot;Gutiérrez&quot;},">
            <text:p>new Ciudad{Codigo="25339",Nombre="Gutiérrez"},</text:p>
          </table:table-cell>
          <table:table-cell table:formula="of:=LEN([.B422])" office:value-type="float" office:value="9">
            <text:p>9</text:p>
          </table:table-cell>
        </table:table-row>
        <table:table-row table:style-name="ro2">
          <table:table-cell table:style-name="ce1" office:value-type="float" office:value="54344">
            <text:p>54344</text:p>
          </table:table-cell>
          <table:table-cell table:style-name="ce2" office:value-type="string">
            <text:p>HACARÍ</text:p>
          </table:table-cell>
          <table:table-cell table:style-name="ce1" office:value-type="string">
            <text:p>Norte de Santander</text:p>
          </table:table-cell>
          <table:table-cell table:formula="of:=LOWER([.B423])" office:value-type="string" office:string-value="hacarí">
            <text:p>hacarí</text:p>
          </table:table-cell>
          <table:table-cell table:formula="of:=PROPER([.D423])" office:value-type="string" office:string-value="Hacarí">
            <text:p>Hacarí</text:p>
          </table:table-cell>
          <table:table-cell table:formula="of:=LEN([.A423])" office:value-type="float" office:value="5">
            <text:p>5</text:p>
          </table:table-cell>
          <table:table-cell table:formula="of:=IF([.F423]=5;[.A423];CONCATENATE(&quot;0&quot;;[.A423]))" office:value-type="float" office:value="54344">
            <text:p>54344</text:p>
          </table:table-cell>
          <table:table-cell office:value-type="float" office:value="54344">
            <text:p>54344</text:p>
          </table:table-cell>
          <table:table-cell office:value-type="string">
            <text:p>Hacarí</text:p>
          </table:table-cell>
          <table:table-cell table:formula="of:=(CONCATENATE(&quot;insert into `Ciudad`(`Nombre`,`Codigo`) values('&quot;;[.I423];&quot;','&quot;;[.H423];&quot;');&quot;))" office:value-type="string" office:string-value="insert into `Ciudad`(`Nombre`,`Codigo`) values('Hacarí','54344');">
            <text:p>insert into `Ciudad`(`Nombre`,`Codigo`) values('Hacarí','54344');</text:p>
          </table:table-cell>
          <table:table-cell table:formula="of:=CONCATENATE(&quot;new Ciudad{Codigo=&quot;&quot;&quot;;[.H423];&quot;&quot;&quot;,Nombre=&quot;&quot;&quot;;[.I423];&quot;&quot;&quot;},&quot;)" office:value-type="string" office:string-value="new Ciudad{Codigo=&quot;54344&quot;,Nombre=&quot;Hacarí&quot;},">
            <text:p>new Ciudad{Codigo="54344",Nombre="Hacarí"},</text:p>
          </table:table-cell>
          <table:table-cell table:formula="of:=LEN([.B423])" office:value-type="float" office:value="6">
            <text:p>6</text:p>
          </table:table-cell>
        </table:table-row>
        <table:table-row table:style-name="ro2">
          <table:table-cell table:style-name="ce1" office:value-type="float" office:value="13300">
            <text:p>13300</text:p>
          </table:table-cell>
          <table:table-cell table:style-name="ce2" office:value-type="string">
            <text:p>HATILLO DE LOBA</text:p>
          </table:table-cell>
          <table:table-cell table:style-name="ce1" office:value-type="string">
            <text:p>Bolívar</text:p>
          </table:table-cell>
          <table:table-cell table:formula="of:=LOWER([.B424])" office:value-type="string" office:string-value="hatillo de loba">
            <text:p>hatillo de loba</text:p>
          </table:table-cell>
          <table:table-cell table:formula="of:=PROPER([.D424])" office:value-type="string" office:string-value="Hatillo De Loba">
            <text:p>Hatillo De Loba</text:p>
          </table:table-cell>
          <table:table-cell table:formula="of:=LEN([.A424])" office:value-type="float" office:value="5">
            <text:p>5</text:p>
          </table:table-cell>
          <table:table-cell table:formula="of:=IF([.F424]=5;[.A424];CONCATENATE(&quot;0&quot;;[.A424]))" office:value-type="float" office:value="13300">
            <text:p>13300</text:p>
          </table:table-cell>
          <table:table-cell office:value-type="float" office:value="13300">
            <text:p>13300</text:p>
          </table:table-cell>
          <table:table-cell office:value-type="string">
            <text:p>Hatillo de Loba</text:p>
          </table:table-cell>
          <table:table-cell table:formula="of:=(CONCATENATE(&quot;insert into `Ciudad`(`Nombre`,`Codigo`) values('&quot;;[.I424];&quot;','&quot;;[.H424];&quot;');&quot;))" office:value-type="string" office:string-value="insert into `Ciudad`(`Nombre`,`Codigo`) values('Hatillo de Loba','13300');">
            <text:p>insert into `Ciudad`(`Nombre`,`Codigo`) values('Hatillo de Loba','13300');</text:p>
          </table:table-cell>
          <table:table-cell table:formula="of:=CONCATENATE(&quot;new Ciudad{Codigo=&quot;&quot;&quot;;[.H424];&quot;&quot;&quot;,Nombre=&quot;&quot;&quot;;[.I424];&quot;&quot;&quot;},&quot;)" office:value-type="string" office:string-value="new Ciudad{Codigo=&quot;13300&quot;,Nombre=&quot;Hatillo de Loba&quot;},">
            <text:p>new Ciudad{Codigo="13300",Nombre="Hatillo de Loba"},</text:p>
          </table:table-cell>
          <table:table-cell table:formula="of:=LEN([.B424])" office:value-type="float" office:value="15">
            <text:p>15</text:p>
          </table:table-cell>
        </table:table-row>
        <table:table-row table:style-name="ro2">
          <table:table-cell table:style-name="ce1" office:value-type="float" office:value="68344">
            <text:p>68344</text:p>
          </table:table-cell>
          <table:table-cell table:style-name="ce2" office:value-type="string">
            <text:p>HATO</text:p>
          </table:table-cell>
          <table:table-cell table:style-name="ce1" office:value-type="string">
            <text:p>Santander</text:p>
          </table:table-cell>
          <table:table-cell table:formula="of:=LOWER([.B425])" office:value-type="string" office:string-value="hato">
            <text:p>hato</text:p>
          </table:table-cell>
          <table:table-cell table:formula="of:=PROPER([.D425])" office:value-type="string" office:string-value="Hato">
            <text:p>Hato</text:p>
          </table:table-cell>
          <table:table-cell table:formula="of:=LEN([.A425])" office:value-type="float" office:value="5">
            <text:p>5</text:p>
          </table:table-cell>
          <table:table-cell table:formula="of:=IF([.F425]=5;[.A425];CONCATENATE(&quot;0&quot;;[.A425]))" office:value-type="float" office:value="68344">
            <text:p>68344</text:p>
          </table:table-cell>
          <table:table-cell office:value-type="float" office:value="68344">
            <text:p>68344</text:p>
          </table:table-cell>
          <table:table-cell office:value-type="string">
            <text:p>Hato</text:p>
          </table:table-cell>
          <table:table-cell table:formula="of:=(CONCATENATE(&quot;insert into `Ciudad`(`Nombre`,`Codigo`) values('&quot;;[.I425];&quot;','&quot;;[.H425];&quot;');&quot;))" office:value-type="string" office:string-value="insert into `Ciudad`(`Nombre`,`Codigo`) values('Hato','68344');">
            <text:p>insert into `Ciudad`(`Nombre`,`Codigo`) values('Hato','68344');</text:p>
          </table:table-cell>
          <table:table-cell table:formula="of:=CONCATENATE(&quot;new Ciudad{Codigo=&quot;&quot;&quot;;[.H425];&quot;&quot;&quot;,Nombre=&quot;&quot;&quot;;[.I425];&quot;&quot;&quot;},&quot;)" office:value-type="string" office:string-value="new Ciudad{Codigo=&quot;68344&quot;,Nombre=&quot;Hato&quot;},">
            <text:p>new Ciudad{Codigo="68344",Nombre="Hato"},</text:p>
          </table:table-cell>
          <table:table-cell table:formula="of:=LEN([.B425])" office:value-type="float" office:value="4">
            <text:p>4</text:p>
          </table:table-cell>
        </table:table-row>
        <table:table-row table:style-name="ro2">
          <table:table-cell table:style-name="ce1" office:value-type="float" office:value="85125">
            <text:p>85125</text:p>
          </table:table-cell>
          <table:table-cell table:style-name="ce2" office:value-type="string">
            <text:p>HATO COROZAL</text:p>
          </table:table-cell>
          <table:table-cell table:style-name="ce1" office:value-type="string">
            <text:p>Casanare</text:p>
          </table:table-cell>
          <table:table-cell table:formula="of:=LOWER([.B426])" office:value-type="string" office:string-value="hato corozal">
            <text:p>hato corozal</text:p>
          </table:table-cell>
          <table:table-cell table:formula="of:=PROPER([.D426])" office:value-type="string" office:string-value="Hato Corozal">
            <text:p>Hato Corozal</text:p>
          </table:table-cell>
          <table:table-cell table:formula="of:=LEN([.A426])" office:value-type="float" office:value="5">
            <text:p>5</text:p>
          </table:table-cell>
          <table:table-cell table:formula="of:=IF([.F426]=5;[.A426];CONCATENATE(&quot;0&quot;;[.A426]))" office:value-type="float" office:value="85125">
            <text:p>85125</text:p>
          </table:table-cell>
          <table:table-cell office:value-type="float" office:value="85125">
            <text:p>85125</text:p>
          </table:table-cell>
          <table:table-cell office:value-type="string">
            <text:p>Hato Corozal</text:p>
          </table:table-cell>
          <table:table-cell table:formula="of:=(CONCATENATE(&quot;insert into `Ciudad`(`Nombre`,`Codigo`) values('&quot;;[.I426];&quot;','&quot;;[.H426];&quot;');&quot;))" office:value-type="string" office:string-value="insert into `Ciudad`(`Nombre`,`Codigo`) values('Hato Corozal','85125');">
            <text:p>insert into `Ciudad`(`Nombre`,`Codigo`) values('Hato Corozal','85125');</text:p>
          </table:table-cell>
          <table:table-cell table:formula="of:=CONCATENATE(&quot;new Ciudad{Codigo=&quot;&quot;&quot;;[.H426];&quot;&quot;&quot;,Nombre=&quot;&quot;&quot;;[.I426];&quot;&quot;&quot;},&quot;)" office:value-type="string" office:string-value="new Ciudad{Codigo=&quot;85125&quot;,Nombre=&quot;Hato Corozal&quot;},">
            <text:p>new Ciudad{Codigo="85125",Nombre="Hato Corozal"},</text:p>
          </table:table-cell>
          <table:table-cell table:formula="of:=LEN([.B426])" office:value-type="float" office:value="12">
            <text:p>12</text:p>
          </table:table-cell>
        </table:table-row>
        <table:table-row table:style-name="ro2">
          <table:table-cell table:style-name="ce1" office:value-type="float" office:value="44378">
            <text:p>44378</text:p>
          </table:table-cell>
          <table:table-cell table:style-name="ce2" office:value-type="string">
            <text:p>HATONUEVO</text:p>
          </table:table-cell>
          <table:table-cell table:style-name="ce1" office:value-type="string">
            <text:p>La Guajira</text:p>
          </table:table-cell>
          <table:table-cell table:formula="of:=LOWER([.B427])" office:value-type="string" office:string-value="hatonuevo">
            <text:p>hatonuevo</text:p>
          </table:table-cell>
          <table:table-cell table:formula="of:=PROPER([.D427])" office:value-type="string" office:string-value="Hatonuevo">
            <text:p>Hatonuevo</text:p>
          </table:table-cell>
          <table:table-cell table:formula="of:=LEN([.A427])" office:value-type="float" office:value="5">
            <text:p>5</text:p>
          </table:table-cell>
          <table:table-cell table:formula="of:=IF([.F427]=5;[.A427];CONCATENATE(&quot;0&quot;;[.A427]))" office:value-type="float" office:value="44378">
            <text:p>44378</text:p>
          </table:table-cell>
          <table:table-cell office:value-type="float" office:value="44378">
            <text:p>44378</text:p>
          </table:table-cell>
          <table:table-cell office:value-type="string">
            <text:p>Hatonuevo</text:p>
          </table:table-cell>
          <table:table-cell table:formula="of:=(CONCATENATE(&quot;insert into `Ciudad`(`Nombre`,`Codigo`) values('&quot;;[.I427];&quot;','&quot;;[.H427];&quot;');&quot;))" office:value-type="string" office:string-value="insert into `Ciudad`(`Nombre`,`Codigo`) values('Hatonuevo','44378');">
            <text:p>insert into `Ciudad`(`Nombre`,`Codigo`) values('Hatonuevo','44378');</text:p>
          </table:table-cell>
          <table:table-cell table:formula="of:=CONCATENATE(&quot;new Ciudad{Codigo=&quot;&quot;&quot;;[.H427];&quot;&quot;&quot;,Nombre=&quot;&quot;&quot;;[.I427];&quot;&quot;&quot;},&quot;)" office:value-type="string" office:string-value="new Ciudad{Codigo=&quot;44378&quot;,Nombre=&quot;Hatonuevo&quot;},">
            <text:p>new Ciudad{Codigo="44378",Nombre="Hatonuevo"},</text:p>
          </table:table-cell>
          <table:table-cell table:formula="of:=LEN([.B427])" office:value-type="float" office:value="9">
            <text:p>9</text:p>
          </table:table-cell>
        </table:table-row>
        <table:table-row table:style-name="ro2">
          <table:table-cell table:style-name="ce1" office:value-type="float" office:value="5347">
            <text:p>5347</text:p>
          </table:table-cell>
          <table:table-cell table:style-name="ce2" office:value-type="string">
            <text:p>HELICONIA</text:p>
          </table:table-cell>
          <table:table-cell table:style-name="ce1" office:value-type="string">
            <text:p>Antioquia</text:p>
          </table:table-cell>
          <table:table-cell table:formula="of:=LOWER([.B428])" office:value-type="string" office:string-value="heliconia">
            <text:p>heliconia</text:p>
          </table:table-cell>
          <table:table-cell table:formula="of:=PROPER([.D428])" office:value-type="string" office:string-value="Heliconia">
            <text:p>Heliconia</text:p>
          </table:table-cell>
          <table:table-cell table:formula="of:=LEN([.A428])" office:value-type="float" office:value="4">
            <text:p>4</text:p>
          </table:table-cell>
          <table:table-cell table:formula="of:=IF([.F428]=5;[.A428];CONCATENATE(&quot;0&quot;;[.A428]))" office:value-type="string" office:string-value="05347">
            <text:p>05347</text:p>
          </table:table-cell>
          <table:table-cell office:value-type="string">
            <text:p>05347</text:p>
          </table:table-cell>
          <table:table-cell office:value-type="string">
            <text:p>Heliconia</text:p>
          </table:table-cell>
          <table:table-cell table:formula="of:=(CONCATENATE(&quot;insert into `Ciudad`(`Nombre`,`Codigo`) values('&quot;;[.I428];&quot;','&quot;;[.H428];&quot;');&quot;))" office:value-type="string" office:string-value="insert into `Ciudad`(`Nombre`,`Codigo`) values('Heliconia','05347');">
            <text:p>insert into `Ciudad`(`Nombre`,`Codigo`) values('Heliconia','05347');</text:p>
          </table:table-cell>
          <table:table-cell table:formula="of:=CONCATENATE(&quot;new Ciudad{Codigo=&quot;&quot;&quot;;[.H428];&quot;&quot;&quot;,Nombre=&quot;&quot;&quot;;[.I428];&quot;&quot;&quot;},&quot;)" office:value-type="string" office:string-value="new Ciudad{Codigo=&quot;05347&quot;,Nombre=&quot;Heliconia&quot;},">
            <text:p>new Ciudad{Codigo="05347",Nombre="Heliconia"},</text:p>
          </table:table-cell>
          <table:table-cell table:formula="of:=LEN([.B428])" office:value-type="float" office:value="9">
            <text:p>9</text:p>
          </table:table-cell>
        </table:table-row>
        <table:table-row table:style-name="ro2">
          <table:table-cell table:style-name="ce1" office:value-type="float" office:value="54347">
            <text:p>54347</text:p>
          </table:table-cell>
          <table:table-cell table:style-name="ce2" office:value-type="string">
            <text:p>HERRÁN</text:p>
          </table:table-cell>
          <table:table-cell table:style-name="ce1" office:value-type="string">
            <text:p>Norte de Santander</text:p>
          </table:table-cell>
          <table:table-cell table:formula="of:=LOWER([.B429])" office:value-type="string" office:string-value="herrán">
            <text:p>herrán</text:p>
          </table:table-cell>
          <table:table-cell table:formula="of:=PROPER([.D429])" office:value-type="string" office:string-value="Herrán">
            <text:p>Herrán</text:p>
          </table:table-cell>
          <table:table-cell table:formula="of:=LEN([.A429])" office:value-type="float" office:value="5">
            <text:p>5</text:p>
          </table:table-cell>
          <table:table-cell table:formula="of:=IF([.F429]=5;[.A429];CONCATENATE(&quot;0&quot;;[.A429]))" office:value-type="float" office:value="54347">
            <text:p>54347</text:p>
          </table:table-cell>
          <table:table-cell office:value-type="float" office:value="54347">
            <text:p>54347</text:p>
          </table:table-cell>
          <table:table-cell office:value-type="string">
            <text:p>Herrán</text:p>
          </table:table-cell>
          <table:table-cell table:formula="of:=(CONCATENATE(&quot;insert into `Ciudad`(`Nombre`,`Codigo`) values('&quot;;[.I429];&quot;','&quot;;[.H429];&quot;');&quot;))" office:value-type="string" office:string-value="insert into `Ciudad`(`Nombre`,`Codigo`) values('Herrán','54347');">
            <text:p>insert into `Ciudad`(`Nombre`,`Codigo`) values('Herrán','54347');</text:p>
          </table:table-cell>
          <table:table-cell table:formula="of:=CONCATENATE(&quot;new Ciudad{Codigo=&quot;&quot;&quot;;[.H429];&quot;&quot;&quot;,Nombre=&quot;&quot;&quot;;[.I429];&quot;&quot;&quot;},&quot;)" office:value-type="string" office:string-value="new Ciudad{Codigo=&quot;54347&quot;,Nombre=&quot;Herrán&quot;},">
            <text:p>new Ciudad{Codigo="54347",Nombre="Herrán"},</text:p>
          </table:table-cell>
          <table:table-cell table:formula="of:=LEN([.B429])" office:value-type="float" office:value="6">
            <text:p>6</text:p>
          </table:table-cell>
        </table:table-row>
        <table:table-row table:style-name="ro2">
          <table:table-cell table:style-name="ce1" office:value-type="float" office:value="73347">
            <text:p>73347</text:p>
          </table:table-cell>
          <table:table-cell table:style-name="ce2" office:value-type="string">
            <text:p>HERVEO</text:p>
          </table:table-cell>
          <table:table-cell table:style-name="ce1" office:value-type="string">
            <text:p>Tolima</text:p>
          </table:table-cell>
          <table:table-cell table:formula="of:=LOWER([.B430])" office:value-type="string" office:string-value="herveo">
            <text:p>herveo</text:p>
          </table:table-cell>
          <table:table-cell table:formula="of:=PROPER([.D430])" office:value-type="string" office:string-value="Herveo">
            <text:p>Herveo</text:p>
          </table:table-cell>
          <table:table-cell table:formula="of:=LEN([.A430])" office:value-type="float" office:value="5">
            <text:p>5</text:p>
          </table:table-cell>
          <table:table-cell table:formula="of:=IF([.F430]=5;[.A430];CONCATENATE(&quot;0&quot;;[.A430]))" office:value-type="float" office:value="73347">
            <text:p>73347</text:p>
          </table:table-cell>
          <table:table-cell office:value-type="float" office:value="73347">
            <text:p>73347</text:p>
          </table:table-cell>
          <table:table-cell office:value-type="string">
            <text:p>Herveo</text:p>
          </table:table-cell>
          <table:table-cell table:formula="of:=(CONCATENATE(&quot;insert into `Ciudad`(`Nombre`,`Codigo`) values('&quot;;[.I430];&quot;','&quot;;[.H430];&quot;');&quot;))" office:value-type="string" office:string-value="insert into `Ciudad`(`Nombre`,`Codigo`) values('Herveo','73347');">
            <text:p>insert into `Ciudad`(`Nombre`,`Codigo`) values('Herveo','73347');</text:p>
          </table:table-cell>
          <table:table-cell table:formula="of:=CONCATENATE(&quot;new Ciudad{Codigo=&quot;&quot;&quot;;[.H430];&quot;&quot;&quot;,Nombre=&quot;&quot;&quot;;[.I430];&quot;&quot;&quot;},&quot;)" office:value-type="string" office:string-value="new Ciudad{Codigo=&quot;73347&quot;,Nombre=&quot;Herveo&quot;},">
            <text:p>new Ciudad{Codigo="73347",Nombre="Herveo"},</text:p>
          </table:table-cell>
          <table:table-cell table:formula="of:=LEN([.B430])" office:value-type="float" office:value="6">
            <text:p>6</text:p>
          </table:table-cell>
        </table:table-row>
        <table:table-row table:style-name="ro2">
          <table:table-cell table:style-name="ce1" office:value-type="float" office:value="5353">
            <text:p>5353</text:p>
          </table:table-cell>
          <table:table-cell table:style-name="ce2" office:value-type="string">
            <text:p>HISPANIA</text:p>
          </table:table-cell>
          <table:table-cell table:style-name="ce1" office:value-type="string">
            <text:p>Antioquia</text:p>
          </table:table-cell>
          <table:table-cell table:formula="of:=LOWER([.B431])" office:value-type="string" office:string-value="hispania">
            <text:p>hispania</text:p>
          </table:table-cell>
          <table:table-cell table:formula="of:=PROPER([.D431])" office:value-type="string" office:string-value="Hispania">
            <text:p>Hispania</text:p>
          </table:table-cell>
          <table:table-cell table:formula="of:=LEN([.A431])" office:value-type="float" office:value="4">
            <text:p>4</text:p>
          </table:table-cell>
          <table:table-cell table:formula="of:=IF([.F431]=5;[.A431];CONCATENATE(&quot;0&quot;;[.A431]))" office:value-type="string" office:string-value="05353">
            <text:p>05353</text:p>
          </table:table-cell>
          <table:table-cell office:value-type="string">
            <text:p>05353</text:p>
          </table:table-cell>
          <table:table-cell office:value-type="string">
            <text:p>Hispania</text:p>
          </table:table-cell>
          <table:table-cell table:formula="of:=(CONCATENATE(&quot;insert into `Ciudad`(`Nombre`,`Codigo`) values('&quot;;[.I431];&quot;','&quot;;[.H431];&quot;');&quot;))" office:value-type="string" office:string-value="insert into `Ciudad`(`Nombre`,`Codigo`) values('Hispania','05353');">
            <text:p>insert into `Ciudad`(`Nombre`,`Codigo`) values('Hispania','05353');</text:p>
          </table:table-cell>
          <table:table-cell table:formula="of:=CONCATENATE(&quot;new Ciudad{Codigo=&quot;&quot;&quot;;[.H431];&quot;&quot;&quot;,Nombre=&quot;&quot;&quot;;[.I431];&quot;&quot;&quot;},&quot;)" office:value-type="string" office:string-value="new Ciudad{Codigo=&quot;05353&quot;,Nombre=&quot;Hispania&quot;},">
            <text:p>new Ciudad{Codigo="05353",Nombre="Hispania"},</text:p>
          </table:table-cell>
          <table:table-cell table:formula="of:=LEN([.B431])" office:value-type="float" office:value="8">
            <text:p>8</text:p>
          </table:table-cell>
        </table:table-row>
        <table:table-row table:style-name="ro2">
          <table:table-cell table:style-name="ce1" office:value-type="float" office:value="41349">
            <text:p>41349</text:p>
          </table:table-cell>
          <table:table-cell table:style-name="ce2" office:value-type="string">
            <text:p>HOBO</text:p>
          </table:table-cell>
          <table:table-cell table:style-name="ce1" office:value-type="string">
            <text:p>Huila</text:p>
          </table:table-cell>
          <table:table-cell table:formula="of:=LOWER([.B432])" office:value-type="string" office:string-value="hobo">
            <text:p>hobo</text:p>
          </table:table-cell>
          <table:table-cell table:formula="of:=PROPER([.D432])" office:value-type="string" office:string-value="Hobo">
            <text:p>Hobo</text:p>
          </table:table-cell>
          <table:table-cell table:formula="of:=LEN([.A432])" office:value-type="float" office:value="5">
            <text:p>5</text:p>
          </table:table-cell>
          <table:table-cell table:formula="of:=IF([.F432]=5;[.A432];CONCATENATE(&quot;0&quot;;[.A432]))" office:value-type="float" office:value="41349">
            <text:p>41349</text:p>
          </table:table-cell>
          <table:table-cell office:value-type="float" office:value="41349">
            <text:p>41349</text:p>
          </table:table-cell>
          <table:table-cell office:value-type="string">
            <text:p>Hobo</text:p>
          </table:table-cell>
          <table:table-cell table:formula="of:=(CONCATENATE(&quot;insert into `Ciudad`(`Nombre`,`Codigo`) values('&quot;;[.I432];&quot;','&quot;;[.H432];&quot;');&quot;))" office:value-type="string" office:string-value="insert into `Ciudad`(`Nombre`,`Codigo`) values('Hobo','41349');">
            <text:p>insert into `Ciudad`(`Nombre`,`Codigo`) values('Hobo','41349');</text:p>
          </table:table-cell>
          <table:table-cell table:formula="of:=CONCATENATE(&quot;new Ciudad{Codigo=&quot;&quot;&quot;;[.H432];&quot;&quot;&quot;,Nombre=&quot;&quot;&quot;;[.I432];&quot;&quot;&quot;},&quot;)" office:value-type="string" office:string-value="new Ciudad{Codigo=&quot;41349&quot;,Nombre=&quot;Hobo&quot;},">
            <text:p>new Ciudad{Codigo="41349",Nombre="Hobo"},</text:p>
          </table:table-cell>
          <table:table-cell table:formula="of:=LEN([.B432])" office:value-type="float" office:value="4">
            <text:p>4</text:p>
          </table:table-cell>
        </table:table-row>
        <table:table-row table:style-name="ro2">
          <table:table-cell table:style-name="ce1" office:value-type="float" office:value="73349">
            <text:p>73349</text:p>
          </table:table-cell>
          <table:table-cell table:style-name="ce2" office:value-type="string">
            <text:p>HONDA</text:p>
          </table:table-cell>
          <table:table-cell table:style-name="ce1" office:value-type="string">
            <text:p>Tolima</text:p>
          </table:table-cell>
          <table:table-cell table:formula="of:=LOWER([.B433])" office:value-type="string" office:string-value="honda">
            <text:p>honda</text:p>
          </table:table-cell>
          <table:table-cell table:formula="of:=PROPER([.D433])" office:value-type="string" office:string-value="Honda">
            <text:p>Honda</text:p>
          </table:table-cell>
          <table:table-cell table:formula="of:=LEN([.A433])" office:value-type="float" office:value="5">
            <text:p>5</text:p>
          </table:table-cell>
          <table:table-cell table:formula="of:=IF([.F433]=5;[.A433];CONCATENATE(&quot;0&quot;;[.A433]))" office:value-type="float" office:value="73349">
            <text:p>73349</text:p>
          </table:table-cell>
          <table:table-cell office:value-type="float" office:value="73349">
            <text:p>73349</text:p>
          </table:table-cell>
          <table:table-cell office:value-type="string">
            <text:p>Honda</text:p>
          </table:table-cell>
          <table:table-cell table:formula="of:=(CONCATENATE(&quot;insert into `Ciudad`(`Nombre`,`Codigo`) values('&quot;;[.I433];&quot;','&quot;;[.H433];&quot;');&quot;))" office:value-type="string" office:string-value="insert into `Ciudad`(`Nombre`,`Codigo`) values('Honda','73349');">
            <text:p>insert into `Ciudad`(`Nombre`,`Codigo`) values('Honda','73349');</text:p>
          </table:table-cell>
          <table:table-cell table:formula="of:=CONCATENATE(&quot;new Ciudad{Codigo=&quot;&quot;&quot;;[.H433];&quot;&quot;&quot;,Nombre=&quot;&quot;&quot;;[.I433];&quot;&quot;&quot;},&quot;)" office:value-type="string" office:string-value="new Ciudad{Codigo=&quot;73349&quot;,Nombre=&quot;Honda&quot;},">
            <text:p>new Ciudad{Codigo="73349",Nombre="Honda"},</text:p>
          </table:table-cell>
          <table:table-cell table:formula="of:=LEN([.B433])" office:value-type="float" office:value="5">
            <text:p>5</text:p>
          </table:table-cell>
        </table:table-row>
        <table:table-row table:style-name="ro2">
          <table:table-cell table:style-name="ce1" office:value-type="float" office:value="73001">
            <text:p>73001</text:p>
          </table:table-cell>
          <table:table-cell table:style-name="ce2" office:value-type="string">
            <text:p>IBAGUÉ</text:p>
          </table:table-cell>
          <table:table-cell table:style-name="ce1" office:value-type="string">
            <text:p>Tolima</text:p>
          </table:table-cell>
          <table:table-cell table:formula="of:=LOWER([.B434])" office:value-type="string" office:string-value="ibagué">
            <text:p>ibagué</text:p>
          </table:table-cell>
          <table:table-cell table:formula="of:=PROPER([.D434])" office:value-type="string" office:string-value="Ibagué">
            <text:p>Ibagué</text:p>
          </table:table-cell>
          <table:table-cell table:formula="of:=LEN([.A434])" office:value-type="float" office:value="5">
            <text:p>5</text:p>
          </table:table-cell>
          <table:table-cell table:formula="of:=IF([.F434]=5;[.A434];CONCATENATE(&quot;0&quot;;[.A434]))" office:value-type="float" office:value="73001">
            <text:p>73001</text:p>
          </table:table-cell>
          <table:table-cell office:value-type="float" office:value="73001">
            <text:p>73001</text:p>
          </table:table-cell>
          <table:table-cell office:value-type="string">
            <text:p>Ibagué</text:p>
          </table:table-cell>
          <table:table-cell table:formula="of:=(CONCATENATE(&quot;insert into `Ciudad`(`Nombre`,`Codigo`) values('&quot;;[.I434];&quot;','&quot;;[.H434];&quot;');&quot;))" office:value-type="string" office:string-value="insert into `Ciudad`(`Nombre`,`Codigo`) values('Ibagué','73001');">
            <text:p>insert into `Ciudad`(`Nombre`,`Codigo`) values('Ibagué','73001');</text:p>
          </table:table-cell>
          <table:table-cell table:formula="of:=CONCATENATE(&quot;new Ciudad{Codigo=&quot;&quot;&quot;;[.H434];&quot;&quot;&quot;,Nombre=&quot;&quot;&quot;;[.I434];&quot;&quot;&quot;},&quot;)" office:value-type="string" office:string-value="new Ciudad{Codigo=&quot;73001&quot;,Nombre=&quot;Ibagué&quot;},">
            <text:p>new Ciudad{Codigo="73001",Nombre="Ibagué"},</text:p>
          </table:table-cell>
          <table:table-cell table:formula="of:=LEN([.B434])" office:value-type="float" office:value="6">
            <text:p>6</text:p>
          </table:table-cell>
        </table:table-row>
        <table:table-row table:style-name="ro2">
          <table:table-cell table:style-name="ce1" office:value-type="float" office:value="73352">
            <text:p>73352</text:p>
          </table:table-cell>
          <table:table-cell table:style-name="ce2" office:value-type="string">
            <text:p>ICONONZO</text:p>
          </table:table-cell>
          <table:table-cell table:style-name="ce1" office:value-type="string">
            <text:p>Tolima</text:p>
          </table:table-cell>
          <table:table-cell table:formula="of:=LOWER([.B435])" office:value-type="string" office:string-value="icononzo">
            <text:p>icononzo</text:p>
          </table:table-cell>
          <table:table-cell table:formula="of:=PROPER([.D435])" office:value-type="string" office:string-value="Icononzo">
            <text:p>Icononzo</text:p>
          </table:table-cell>
          <table:table-cell table:formula="of:=LEN([.A435])" office:value-type="float" office:value="5">
            <text:p>5</text:p>
          </table:table-cell>
          <table:table-cell table:formula="of:=IF([.F435]=5;[.A435];CONCATENATE(&quot;0&quot;;[.A435]))" office:value-type="float" office:value="73352">
            <text:p>73352</text:p>
          </table:table-cell>
          <table:table-cell office:value-type="float" office:value="73352">
            <text:p>73352</text:p>
          </table:table-cell>
          <table:table-cell office:value-type="string">
            <text:p>Icononzo</text:p>
          </table:table-cell>
          <table:table-cell table:formula="of:=(CONCATENATE(&quot;insert into `Ciudad`(`Nombre`,`Codigo`) values('&quot;;[.I435];&quot;','&quot;;[.H435];&quot;');&quot;))" office:value-type="string" office:string-value="insert into `Ciudad`(`Nombre`,`Codigo`) values('Icononzo','73352');">
            <text:p>insert into `Ciudad`(`Nombre`,`Codigo`) values('Icononzo','73352');</text:p>
          </table:table-cell>
          <table:table-cell table:formula="of:=CONCATENATE(&quot;new Ciudad{Codigo=&quot;&quot;&quot;;[.H435];&quot;&quot;&quot;,Nombre=&quot;&quot;&quot;;[.I435];&quot;&quot;&quot;},&quot;)" office:value-type="string" office:string-value="new Ciudad{Codigo=&quot;73352&quot;,Nombre=&quot;Icononzo&quot;},">
            <text:p>new Ciudad{Codigo="73352",Nombre="Icononzo"},</text:p>
          </table:table-cell>
          <table:table-cell table:formula="of:=LEN([.B435])" office:value-type="float" office:value="8">
            <text:p>8</text:p>
          </table:table-cell>
        </table:table-row>
        <table:table-row table:style-name="ro2">
          <table:table-cell table:style-name="ce1" office:value-type="float" office:value="52352">
            <text:p>52352</text:p>
          </table:table-cell>
          <table:table-cell table:style-name="ce2" office:value-type="string">
            <text:p>ILES</text:p>
          </table:table-cell>
          <table:table-cell table:style-name="ce1" office:value-type="string">
            <text:p>Nariño</text:p>
          </table:table-cell>
          <table:table-cell table:formula="of:=LOWER([.B436])" office:value-type="string" office:string-value="iles">
            <text:p>iles</text:p>
          </table:table-cell>
          <table:table-cell table:formula="of:=PROPER([.D436])" office:value-type="string" office:string-value="Iles">
            <text:p>Iles</text:p>
          </table:table-cell>
          <table:table-cell table:formula="of:=LEN([.A436])" office:value-type="float" office:value="5">
            <text:p>5</text:p>
          </table:table-cell>
          <table:table-cell table:formula="of:=IF([.F436]=5;[.A436];CONCATENATE(&quot;0&quot;;[.A436]))" office:value-type="float" office:value="52352">
            <text:p>52352</text:p>
          </table:table-cell>
          <table:table-cell office:value-type="float" office:value="52352">
            <text:p>52352</text:p>
          </table:table-cell>
          <table:table-cell office:value-type="string">
            <text:p>Iles</text:p>
          </table:table-cell>
          <table:table-cell table:formula="of:=(CONCATENATE(&quot;insert into `Ciudad`(`Nombre`,`Codigo`) values('&quot;;[.I436];&quot;','&quot;;[.H436];&quot;');&quot;))" office:value-type="string" office:string-value="insert into `Ciudad`(`Nombre`,`Codigo`) values('Iles','52352');">
            <text:p>insert into `Ciudad`(`Nombre`,`Codigo`) values('Iles','52352');</text:p>
          </table:table-cell>
          <table:table-cell table:formula="of:=CONCATENATE(&quot;new Ciudad{Codigo=&quot;&quot;&quot;;[.H436];&quot;&quot;&quot;,Nombre=&quot;&quot;&quot;;[.I436];&quot;&quot;&quot;},&quot;)" office:value-type="string" office:string-value="new Ciudad{Codigo=&quot;52352&quot;,Nombre=&quot;Iles&quot;},">
            <text:p>new Ciudad{Codigo="52352",Nombre="Iles"},</text:p>
          </table:table-cell>
          <table:table-cell table:formula="of:=LEN([.B436])" office:value-type="float" office:value="4">
            <text:p>4</text:p>
          </table:table-cell>
        </table:table-row>
        <table:table-row table:style-name="ro2">
          <table:table-cell table:style-name="ce1" office:value-type="float" office:value="52354">
            <text:p>52354</text:p>
          </table:table-cell>
          <table:table-cell table:style-name="ce2" office:value-type="string">
            <text:p>IMUÉS</text:p>
          </table:table-cell>
          <table:table-cell table:style-name="ce1" office:value-type="string">
            <text:p>Nariño</text:p>
          </table:table-cell>
          <table:table-cell table:formula="of:=LOWER([.B437])" office:value-type="string" office:string-value="imués">
            <text:p>imués</text:p>
          </table:table-cell>
          <table:table-cell table:formula="of:=PROPER([.D437])" office:value-type="string" office:string-value="Imués">
            <text:p>Imués</text:p>
          </table:table-cell>
          <table:table-cell table:formula="of:=LEN([.A437])" office:value-type="float" office:value="5">
            <text:p>5</text:p>
          </table:table-cell>
          <table:table-cell table:formula="of:=IF([.F437]=5;[.A437];CONCATENATE(&quot;0&quot;;[.A437]))" office:value-type="float" office:value="52354">
            <text:p>52354</text:p>
          </table:table-cell>
          <table:table-cell office:value-type="float" office:value="52354">
            <text:p>52354</text:p>
          </table:table-cell>
          <table:table-cell office:value-type="string">
            <text:p>Imués</text:p>
          </table:table-cell>
          <table:table-cell table:formula="of:=(CONCATENATE(&quot;insert into `Ciudad`(`Nombre`,`Codigo`) values('&quot;;[.I437];&quot;','&quot;;[.H437];&quot;');&quot;))" office:value-type="string" office:string-value="insert into `Ciudad`(`Nombre`,`Codigo`) values('Imués','52354');">
            <text:p>insert into `Ciudad`(`Nombre`,`Codigo`) values('Imués','52354');</text:p>
          </table:table-cell>
          <table:table-cell table:formula="of:=CONCATENATE(&quot;new Ciudad{Codigo=&quot;&quot;&quot;;[.H437];&quot;&quot;&quot;,Nombre=&quot;&quot;&quot;;[.I437];&quot;&quot;&quot;},&quot;)" office:value-type="string" office:string-value="new Ciudad{Codigo=&quot;52354&quot;,Nombre=&quot;Imués&quot;},">
            <text:p>new Ciudad{Codigo="52354",Nombre="Imués"},</text:p>
          </table:table-cell>
          <table:table-cell table:formula="of:=LEN([.B437])" office:value-type="float" office:value="5">
            <text:p>5</text:p>
          </table:table-cell>
        </table:table-row>
        <table:table-row table:style-name="ro2">
          <table:table-cell table:style-name="ce1" office:value-type="float" office:value="94001">
            <text:p>94001</text:p>
          </table:table-cell>
          <table:table-cell table:style-name="ce2" office:value-type="string">
            <text:p>INÍRIDA</text:p>
          </table:table-cell>
          <table:table-cell table:style-name="ce1" office:value-type="string">
            <text:p>Guainía</text:p>
          </table:table-cell>
          <table:table-cell table:formula="of:=LOWER([.B438])" office:value-type="string" office:string-value="inírida">
            <text:p>inírida</text:p>
          </table:table-cell>
          <table:table-cell table:formula="of:=PROPER([.D438])" office:value-type="string" office:string-value="Inírida">
            <text:p>Inírida</text:p>
          </table:table-cell>
          <table:table-cell table:formula="of:=LEN([.A438])" office:value-type="float" office:value="5">
            <text:p>5</text:p>
          </table:table-cell>
          <table:table-cell table:formula="of:=IF([.F438]=5;[.A438];CONCATENATE(&quot;0&quot;;[.A438]))" office:value-type="float" office:value="94001">
            <text:p>94001</text:p>
          </table:table-cell>
          <table:table-cell office:value-type="float" office:value="94001">
            <text:p>94001</text:p>
          </table:table-cell>
          <table:table-cell office:value-type="string">
            <text:p>Inírida</text:p>
          </table:table-cell>
          <table:table-cell table:formula="of:=(CONCATENATE(&quot;insert into `Ciudad`(`Nombre`,`Codigo`) values('&quot;;[.I438];&quot;','&quot;;[.H438];&quot;');&quot;))" office:value-type="string" office:string-value="insert into `Ciudad`(`Nombre`,`Codigo`) values('Inírida','94001');">
            <text:p>insert into `Ciudad`(`Nombre`,`Codigo`) values('Inírida','94001');</text:p>
          </table:table-cell>
          <table:table-cell table:formula="of:=CONCATENATE(&quot;new Ciudad{Codigo=&quot;&quot;&quot;;[.H438];&quot;&quot;&quot;,Nombre=&quot;&quot;&quot;;[.I438];&quot;&quot;&quot;},&quot;)" office:value-type="string" office:string-value="new Ciudad{Codigo=&quot;94001&quot;,Nombre=&quot;Inírida&quot;},">
            <text:p>new Ciudad{Codigo="94001",Nombre="Inírida"},</text:p>
          </table:table-cell>
          <table:table-cell table:formula="of:=LEN([.B438])" office:value-type="float" office:value="7">
            <text:p>7</text:p>
          </table:table-cell>
        </table:table-row>
        <table:table-row table:style-name="ro2">
          <table:table-cell table:style-name="ce1" office:value-type="float" office:value="19355">
            <text:p>19355</text:p>
          </table:table-cell>
          <table:table-cell table:style-name="ce2" office:value-type="string">
            <text:p>INZÁ</text:p>
          </table:table-cell>
          <table:table-cell table:style-name="ce1" office:value-type="string">
            <text:p>Cauca</text:p>
          </table:table-cell>
          <table:table-cell table:formula="of:=LOWER([.B439])" office:value-type="string" office:string-value="inzá">
            <text:p>inzá</text:p>
          </table:table-cell>
          <table:table-cell table:formula="of:=PROPER([.D439])" office:value-type="string" office:string-value="Inzá">
            <text:p>Inzá</text:p>
          </table:table-cell>
          <table:table-cell table:formula="of:=LEN([.A439])" office:value-type="float" office:value="5">
            <text:p>5</text:p>
          </table:table-cell>
          <table:table-cell table:formula="of:=IF([.F439]=5;[.A439];CONCATENATE(&quot;0&quot;;[.A439]))" office:value-type="float" office:value="19355">
            <text:p>19355</text:p>
          </table:table-cell>
          <table:table-cell office:value-type="float" office:value="19355">
            <text:p>19355</text:p>
          </table:table-cell>
          <table:table-cell office:value-type="string">
            <text:p>Inzá</text:p>
          </table:table-cell>
          <table:table-cell table:formula="of:=(CONCATENATE(&quot;insert into `Ciudad`(`Nombre`,`Codigo`) values('&quot;;[.I439];&quot;','&quot;;[.H439];&quot;');&quot;))" office:value-type="string" office:string-value="insert into `Ciudad`(`Nombre`,`Codigo`) values('Inzá','19355');">
            <text:p>insert into `Ciudad`(`Nombre`,`Codigo`) values('Inzá','19355');</text:p>
          </table:table-cell>
          <table:table-cell table:formula="of:=CONCATENATE(&quot;new Ciudad{Codigo=&quot;&quot;&quot;;[.H439];&quot;&quot;&quot;,Nombre=&quot;&quot;&quot;;[.I439];&quot;&quot;&quot;},&quot;)" office:value-type="string" office:string-value="new Ciudad{Codigo=&quot;19355&quot;,Nombre=&quot;Inzá&quot;},">
            <text:p>new Ciudad{Codigo="19355",Nombre="Inzá"},</text:p>
          </table:table-cell>
          <table:table-cell table:formula="of:=LEN([.B439])" office:value-type="float" office:value="4">
            <text:p>4</text:p>
          </table:table-cell>
        </table:table-row>
        <table:table-row table:style-name="ro2">
          <table:table-cell table:style-name="ce1" office:value-type="float" office:value="52356">
            <text:p>52356</text:p>
          </table:table-cell>
          <table:table-cell table:style-name="ce2" office:value-type="string">
            <text:p>IPIALES</text:p>
          </table:table-cell>
          <table:table-cell table:style-name="ce1" office:value-type="string">
            <text:p>Nariño</text:p>
          </table:table-cell>
          <table:table-cell table:formula="of:=LOWER([.B440])" office:value-type="string" office:string-value="ipiales">
            <text:p>ipiales</text:p>
          </table:table-cell>
          <table:table-cell table:formula="of:=PROPER([.D440])" office:value-type="string" office:string-value="Ipiales">
            <text:p>Ipiales</text:p>
          </table:table-cell>
          <table:table-cell table:formula="of:=LEN([.A440])" office:value-type="float" office:value="5">
            <text:p>5</text:p>
          </table:table-cell>
          <table:table-cell table:formula="of:=IF([.F440]=5;[.A440];CONCATENATE(&quot;0&quot;;[.A440]))" office:value-type="float" office:value="52356">
            <text:p>52356</text:p>
          </table:table-cell>
          <table:table-cell office:value-type="float" office:value="52356">
            <text:p>52356</text:p>
          </table:table-cell>
          <table:table-cell office:value-type="string">
            <text:p>Ipiales</text:p>
          </table:table-cell>
          <table:table-cell table:formula="of:=(CONCATENATE(&quot;insert into `Ciudad`(`Nombre`,`Codigo`) values('&quot;;[.I440];&quot;','&quot;;[.H440];&quot;');&quot;))" office:value-type="string" office:string-value="insert into `Ciudad`(`Nombre`,`Codigo`) values('Ipiales','52356');">
            <text:p>insert into `Ciudad`(`Nombre`,`Codigo`) values('Ipiales','52356');</text:p>
          </table:table-cell>
          <table:table-cell table:formula="of:=CONCATENATE(&quot;new Ciudad{Codigo=&quot;&quot;&quot;;[.H440];&quot;&quot;&quot;,Nombre=&quot;&quot;&quot;;[.I440];&quot;&quot;&quot;},&quot;)" office:value-type="string" office:string-value="new Ciudad{Codigo=&quot;52356&quot;,Nombre=&quot;Ipiales&quot;},">
            <text:p>new Ciudad{Codigo="52356",Nombre="Ipiales"},</text:p>
          </table:table-cell>
          <table:table-cell table:formula="of:=LEN([.B440])" office:value-type="float" office:value="7">
            <text:p>7</text:p>
          </table:table-cell>
        </table:table-row>
        <table:table-row table:style-name="ro2">
          <table:table-cell table:style-name="ce1" office:value-type="float" office:value="41357">
            <text:p>41357</text:p>
          </table:table-cell>
          <table:table-cell table:style-name="ce2" office:value-type="string">
            <text:p>IQUIRA</text:p>
          </table:table-cell>
          <table:table-cell table:style-name="ce1" office:value-type="string">
            <text:p>Huila</text:p>
          </table:table-cell>
          <table:table-cell table:formula="of:=LOWER([.B441])" office:value-type="string" office:string-value="iquira">
            <text:p>iquira</text:p>
          </table:table-cell>
          <table:table-cell table:formula="of:=PROPER([.D441])" office:value-type="string" office:string-value="Iquira">
            <text:p>Iquira</text:p>
          </table:table-cell>
          <table:table-cell table:formula="of:=LEN([.A441])" office:value-type="float" office:value="5">
            <text:p>5</text:p>
          </table:table-cell>
          <table:table-cell table:formula="of:=IF([.F441]=5;[.A441];CONCATENATE(&quot;0&quot;;[.A441]))" office:value-type="float" office:value="41357">
            <text:p>41357</text:p>
          </table:table-cell>
          <table:table-cell office:value-type="float" office:value="41357">
            <text:p>41357</text:p>
          </table:table-cell>
          <table:table-cell office:value-type="string">
            <text:p>Iquira</text:p>
          </table:table-cell>
          <table:table-cell table:formula="of:=(CONCATENATE(&quot;insert into `Ciudad`(`Nombre`,`Codigo`) values('&quot;;[.I441];&quot;','&quot;;[.H441];&quot;');&quot;))" office:value-type="string" office:string-value="insert into `Ciudad`(`Nombre`,`Codigo`) values('Iquira','41357');">
            <text:p>insert into `Ciudad`(`Nombre`,`Codigo`) values('Iquira','41357');</text:p>
          </table:table-cell>
          <table:table-cell table:formula="of:=CONCATENATE(&quot;new Ciudad{Codigo=&quot;&quot;&quot;;[.H441];&quot;&quot;&quot;,Nombre=&quot;&quot;&quot;;[.I441];&quot;&quot;&quot;},&quot;)" office:value-type="string" office:string-value="new Ciudad{Codigo=&quot;41357&quot;,Nombre=&quot;Iquira&quot;},">
            <text:p>new Ciudad{Codigo="41357",Nombre="Iquira"},</text:p>
          </table:table-cell>
          <table:table-cell table:formula="of:=LEN([.B441])" office:value-type="float" office:value="6">
            <text:p>6</text:p>
          </table:table-cell>
        </table:table-row>
        <table:table-row table:style-name="ro2">
          <table:table-cell table:style-name="ce1" office:value-type="float" office:value="41359">
            <text:p>41359</text:p>
          </table:table-cell>
          <table:table-cell table:style-name="ce2" office:value-type="string">
            <text:p>ISNOS</text:p>
          </table:table-cell>
          <table:table-cell table:style-name="ce1" office:value-type="string">
            <text:p>Huila</text:p>
          </table:table-cell>
          <table:table-cell table:formula="of:=LOWER([.B442])" office:value-type="string" office:string-value="isnos">
            <text:p>isnos</text:p>
          </table:table-cell>
          <table:table-cell table:formula="of:=PROPER([.D442])" office:value-type="string" office:string-value="Isnos">
            <text:p>Isnos</text:p>
          </table:table-cell>
          <table:table-cell table:formula="of:=LEN([.A442])" office:value-type="float" office:value="5">
            <text:p>5</text:p>
          </table:table-cell>
          <table:table-cell table:formula="of:=IF([.F442]=5;[.A442];CONCATENATE(&quot;0&quot;;[.A442]))" office:value-type="float" office:value="41359">
            <text:p>41359</text:p>
          </table:table-cell>
          <table:table-cell office:value-type="float" office:value="41359">
            <text:p>41359</text:p>
          </table:table-cell>
          <table:table-cell office:value-type="string">
            <text:p>Isnos</text:p>
          </table:table-cell>
          <table:table-cell table:formula="of:=(CONCATENATE(&quot;insert into `Ciudad`(`Nombre`,`Codigo`) values('&quot;;[.I442];&quot;','&quot;;[.H442];&quot;');&quot;))" office:value-type="string" office:string-value="insert into `Ciudad`(`Nombre`,`Codigo`) values('Isnos','41359');">
            <text:p>insert into `Ciudad`(`Nombre`,`Codigo`) values('Isnos','41359');</text:p>
          </table:table-cell>
          <table:table-cell table:formula="of:=CONCATENATE(&quot;new Ciudad{Codigo=&quot;&quot;&quot;;[.H442];&quot;&quot;&quot;,Nombre=&quot;&quot;&quot;;[.I442];&quot;&quot;&quot;},&quot;)" office:value-type="string" office:string-value="new Ciudad{Codigo=&quot;41359&quot;,Nombre=&quot;Isnos&quot;},">
            <text:p>new Ciudad{Codigo="41359",Nombre="Isnos"},</text:p>
          </table:table-cell>
          <table:table-cell table:formula="of:=LEN([.B442])" office:value-type="float" office:value="5">
            <text:p>5</text:p>
          </table:table-cell>
        </table:table-row>
        <table:table-row table:style-name="ro2">
          <table:table-cell table:style-name="ce1" office:value-type="float" office:value="27361">
            <text:p>27361</text:p>
          </table:table-cell>
          <table:table-cell table:style-name="ce2" office:value-type="string">
            <text:p>ISTMINA</text:p>
          </table:table-cell>
          <table:table-cell table:style-name="ce1" office:value-type="string">
            <text:p>Chocó</text:p>
          </table:table-cell>
          <table:table-cell table:formula="of:=LOWER([.B443])" office:value-type="string" office:string-value="istmina">
            <text:p>istmina</text:p>
          </table:table-cell>
          <table:table-cell table:formula="of:=PROPER([.D443])" office:value-type="string" office:string-value="Istmina">
            <text:p>Istmina</text:p>
          </table:table-cell>
          <table:table-cell table:formula="of:=LEN([.A443])" office:value-type="float" office:value="5">
            <text:p>5</text:p>
          </table:table-cell>
          <table:table-cell table:formula="of:=IF([.F443]=5;[.A443];CONCATENATE(&quot;0&quot;;[.A443]))" office:value-type="float" office:value="27361">
            <text:p>27361</text:p>
          </table:table-cell>
          <table:table-cell office:value-type="float" office:value="27361">
            <text:p>27361</text:p>
          </table:table-cell>
          <table:table-cell office:value-type="string">
            <text:p>Istmina</text:p>
          </table:table-cell>
          <table:table-cell table:formula="of:=(CONCATENATE(&quot;insert into `Ciudad`(`Nombre`,`Codigo`) values('&quot;;[.I443];&quot;','&quot;;[.H443];&quot;');&quot;))" office:value-type="string" office:string-value="insert into `Ciudad`(`Nombre`,`Codigo`) values('Istmina','27361');">
            <text:p>insert into `Ciudad`(`Nombre`,`Codigo`) values('Istmina','27361');</text:p>
          </table:table-cell>
          <table:table-cell table:formula="of:=CONCATENATE(&quot;new Ciudad{Codigo=&quot;&quot;&quot;;[.H443];&quot;&quot;&quot;,Nombre=&quot;&quot;&quot;;[.I443];&quot;&quot;&quot;},&quot;)" office:value-type="string" office:string-value="new Ciudad{Codigo=&quot;27361&quot;,Nombre=&quot;Istmina&quot;},">
            <text:p>new Ciudad{Codigo="27361",Nombre="Istmina"},</text:p>
          </table:table-cell>
          <table:table-cell table:formula="of:=LEN([.B443])" office:value-type="float" office:value="7">
            <text:p>7</text:p>
          </table:table-cell>
        </table:table-row>
        <table:table-row table:style-name="ro2">
          <table:table-cell table:style-name="ce1" office:value-type="float" office:value="5360">
            <text:p>5360</text:p>
          </table:table-cell>
          <table:table-cell table:style-name="ce2" office:value-type="string">
            <text:p>ITAGUI</text:p>
          </table:table-cell>
          <table:table-cell table:style-name="ce1" office:value-type="string">
            <text:p>Antioquia</text:p>
          </table:table-cell>
          <table:table-cell table:formula="of:=LOWER([.B444])" office:value-type="string" office:string-value="itagui">
            <text:p>itagui</text:p>
          </table:table-cell>
          <table:table-cell table:formula="of:=PROPER([.D444])" office:value-type="string" office:string-value="Itagui">
            <text:p>Itagui</text:p>
          </table:table-cell>
          <table:table-cell table:formula="of:=LEN([.A444])" office:value-type="float" office:value="4">
            <text:p>4</text:p>
          </table:table-cell>
          <table:table-cell table:formula="of:=IF([.F444]=5;[.A444];CONCATENATE(&quot;0&quot;;[.A444]))" office:value-type="string" office:string-value="05360">
            <text:p>05360</text:p>
          </table:table-cell>
          <table:table-cell office:value-type="string">
            <text:p>05360</text:p>
          </table:table-cell>
          <table:table-cell office:value-type="string">
            <text:p>Itagui</text:p>
          </table:table-cell>
          <table:table-cell table:formula="of:=(CONCATENATE(&quot;insert into `Ciudad`(`Nombre`,`Codigo`) values('&quot;;[.I444];&quot;','&quot;;[.H444];&quot;');&quot;))" office:value-type="string" office:string-value="insert into `Ciudad`(`Nombre`,`Codigo`) values('Itagui','05360');">
            <text:p>insert into `Ciudad`(`Nombre`,`Codigo`) values('Itagui','05360');</text:p>
          </table:table-cell>
          <table:table-cell table:formula="of:=CONCATENATE(&quot;new Ciudad{Codigo=&quot;&quot;&quot;;[.H444];&quot;&quot;&quot;,Nombre=&quot;&quot;&quot;;[.I444];&quot;&quot;&quot;},&quot;)" office:value-type="string" office:string-value="new Ciudad{Codigo=&quot;05360&quot;,Nombre=&quot;Itagui&quot;},">
            <text:p>new Ciudad{Codigo="05360",Nombre="Itagui"},</text:p>
          </table:table-cell>
          <table:table-cell table:formula="of:=LEN([.B444])" office:value-type="float" office:value="6">
            <text:p>6</text:p>
          </table:table-cell>
        </table:table-row>
        <table:table-row table:style-name="ro2">
          <table:table-cell table:style-name="ce1" office:value-type="float" office:value="5361">
            <text:p>5361</text:p>
          </table:table-cell>
          <table:table-cell table:style-name="ce2" office:value-type="string">
            <text:p>ITUANGO</text:p>
          </table:table-cell>
          <table:table-cell table:style-name="ce1" office:value-type="string">
            <text:p>Antioquia</text:p>
          </table:table-cell>
          <table:table-cell table:formula="of:=LOWER([.B445])" office:value-type="string" office:string-value="ituango">
            <text:p>ituango</text:p>
          </table:table-cell>
          <table:table-cell table:formula="of:=PROPER([.D445])" office:value-type="string" office:string-value="Ituango">
            <text:p>Ituango</text:p>
          </table:table-cell>
          <table:table-cell table:formula="of:=LEN([.A445])" office:value-type="float" office:value="4">
            <text:p>4</text:p>
          </table:table-cell>
          <table:table-cell table:formula="of:=IF([.F445]=5;[.A445];CONCATENATE(&quot;0&quot;;[.A445]))" office:value-type="string" office:string-value="05361">
            <text:p>05361</text:p>
          </table:table-cell>
          <table:table-cell office:value-type="string">
            <text:p>05361</text:p>
          </table:table-cell>
          <table:table-cell office:value-type="string">
            <text:p>Ituango</text:p>
          </table:table-cell>
          <table:table-cell table:formula="of:=(CONCATENATE(&quot;insert into `Ciudad`(`Nombre`,`Codigo`) values('&quot;;[.I445];&quot;','&quot;;[.H445];&quot;');&quot;))" office:value-type="string" office:string-value="insert into `Ciudad`(`Nombre`,`Codigo`) values('Ituango','05361');">
            <text:p>insert into `Ciudad`(`Nombre`,`Codigo`) values('Ituango','05361');</text:p>
          </table:table-cell>
          <table:table-cell table:formula="of:=CONCATENATE(&quot;new Ciudad{Codigo=&quot;&quot;&quot;;[.H445];&quot;&quot;&quot;,Nombre=&quot;&quot;&quot;;[.I445];&quot;&quot;&quot;},&quot;)" office:value-type="string" office:string-value="new Ciudad{Codigo=&quot;05361&quot;,Nombre=&quot;Ituango&quot;},">
            <text:p>new Ciudad{Codigo="05361",Nombre="Ituango"},</text:p>
          </table:table-cell>
          <table:table-cell table:formula="of:=LEN([.B445])" office:value-type="float" office:value="7">
            <text:p>7</text:p>
          </table:table-cell>
        </table:table-row>
        <table:table-row table:style-name="ro2">
          <table:table-cell table:style-name="ce1" office:value-type="float" office:value="15362">
            <text:p>15362</text:p>
          </table:table-cell>
          <table:table-cell table:style-name="ce2" office:value-type="string">
            <text:p>IZA</text:p>
          </table:table-cell>
          <table:table-cell table:style-name="ce1" office:value-type="string">
            <text:p>Boyacá</text:p>
          </table:table-cell>
          <table:table-cell table:formula="of:=LOWER([.B446])" office:value-type="string" office:string-value="iza">
            <text:p>iza</text:p>
          </table:table-cell>
          <table:table-cell table:formula="of:=PROPER([.D446])" office:value-type="string" office:string-value="Iza">
            <text:p>Iza</text:p>
          </table:table-cell>
          <table:table-cell table:formula="of:=LEN([.A446])" office:value-type="float" office:value="5">
            <text:p>5</text:p>
          </table:table-cell>
          <table:table-cell table:formula="of:=IF([.F446]=5;[.A446];CONCATENATE(&quot;0&quot;;[.A446]))" office:value-type="float" office:value="15362">
            <text:p>15362</text:p>
          </table:table-cell>
          <table:table-cell office:value-type="float" office:value="15362">
            <text:p>15362</text:p>
          </table:table-cell>
          <table:table-cell office:value-type="string">
            <text:p>Iza</text:p>
          </table:table-cell>
          <table:table-cell table:formula="of:=(CONCATENATE(&quot;insert into `Ciudad`(`Nombre`,`Codigo`) values('&quot;;[.I446];&quot;','&quot;;[.H446];&quot;');&quot;))" office:value-type="string" office:string-value="insert into `Ciudad`(`Nombre`,`Codigo`) values('Iza','15362');">
            <text:p>insert into `Ciudad`(`Nombre`,`Codigo`) values('Iza','15362');</text:p>
          </table:table-cell>
          <table:table-cell table:formula="of:=CONCATENATE(&quot;new Ciudad{Codigo=&quot;&quot;&quot;;[.H446];&quot;&quot;&quot;,Nombre=&quot;&quot;&quot;;[.I446];&quot;&quot;&quot;},&quot;)" office:value-type="string" office:string-value="new Ciudad{Codigo=&quot;15362&quot;,Nombre=&quot;Iza&quot;},">
            <text:p>new Ciudad{Codigo="15362",Nombre="Iza"},</text:p>
          </table:table-cell>
          <table:table-cell table:formula="of:=LEN([.B446])" office:value-type="float" office:value="3">
            <text:p>3</text:p>
          </table:table-cell>
        </table:table-row>
        <table:table-row table:style-name="ro2">
          <table:table-cell table:style-name="ce1" office:value-type="float" office:value="19364">
            <text:p>19364</text:p>
          </table:table-cell>
          <table:table-cell table:style-name="ce2" office:value-type="string">
            <text:p>JAMBALÓ</text:p>
          </table:table-cell>
          <table:table-cell table:style-name="ce1" office:value-type="string">
            <text:p>Cauca</text:p>
          </table:table-cell>
          <table:table-cell table:formula="of:=LOWER([.B447])" office:value-type="string" office:string-value="jambaló">
            <text:p>jambaló</text:p>
          </table:table-cell>
          <table:table-cell table:formula="of:=PROPER([.D447])" office:value-type="string" office:string-value="Jambaló">
            <text:p>Jambaló</text:p>
          </table:table-cell>
          <table:table-cell table:formula="of:=LEN([.A447])" office:value-type="float" office:value="5">
            <text:p>5</text:p>
          </table:table-cell>
          <table:table-cell table:formula="of:=IF([.F447]=5;[.A447];CONCATENATE(&quot;0&quot;;[.A447]))" office:value-type="float" office:value="19364">
            <text:p>19364</text:p>
          </table:table-cell>
          <table:table-cell office:value-type="float" office:value="19364">
            <text:p>19364</text:p>
          </table:table-cell>
          <table:table-cell office:value-type="string">
            <text:p>Jambaló</text:p>
          </table:table-cell>
          <table:table-cell table:formula="of:=(CONCATENATE(&quot;insert into `Ciudad`(`Nombre`,`Codigo`) values('&quot;;[.I447];&quot;','&quot;;[.H447];&quot;');&quot;))" office:value-type="string" office:string-value="insert into `Ciudad`(`Nombre`,`Codigo`) values('Jambaló','19364');">
            <text:p>insert into `Ciudad`(`Nombre`,`Codigo`) values('Jambaló','19364');</text:p>
          </table:table-cell>
          <table:table-cell table:formula="of:=CONCATENATE(&quot;new Ciudad{Codigo=&quot;&quot;&quot;;[.H447];&quot;&quot;&quot;,Nombre=&quot;&quot;&quot;;[.I447];&quot;&quot;&quot;},&quot;)" office:value-type="string" office:string-value="new Ciudad{Codigo=&quot;19364&quot;,Nombre=&quot;Jambaló&quot;},">
            <text:p>new Ciudad{Codigo="19364",Nombre="Jambaló"},</text:p>
          </table:table-cell>
          <table:table-cell table:formula="of:=LEN([.B447])" office:value-type="float" office:value="7">
            <text:p>7</text:p>
          </table:table-cell>
        </table:table-row>
        <table:table-row table:style-name="ro2">
          <table:table-cell table:style-name="ce1" office:value-type="float" office:value="76364">
            <text:p>76364</text:p>
          </table:table-cell>
          <table:table-cell table:style-name="ce2" office:value-type="string">
            <text:p>JAMUNDÍ</text:p>
          </table:table-cell>
          <table:table-cell table:style-name="ce1" office:value-type="string">
            <text:p>Valle del Cauca</text:p>
          </table:table-cell>
          <table:table-cell table:formula="of:=LOWER([.B448])" office:value-type="string" office:string-value="jamundí">
            <text:p>jamundí</text:p>
          </table:table-cell>
          <table:table-cell table:formula="of:=PROPER([.D448])" office:value-type="string" office:string-value="Jamundí">
            <text:p>Jamundí</text:p>
          </table:table-cell>
          <table:table-cell table:formula="of:=LEN([.A448])" office:value-type="float" office:value="5">
            <text:p>5</text:p>
          </table:table-cell>
          <table:table-cell table:formula="of:=IF([.F448]=5;[.A448];CONCATENATE(&quot;0&quot;;[.A448]))" office:value-type="float" office:value="76364">
            <text:p>76364</text:p>
          </table:table-cell>
          <table:table-cell office:value-type="float" office:value="76364">
            <text:p>76364</text:p>
          </table:table-cell>
          <table:table-cell office:value-type="string">
            <text:p>Jamundí</text:p>
          </table:table-cell>
          <table:table-cell table:formula="of:=(CONCATENATE(&quot;insert into `Ciudad`(`Nombre`,`Codigo`) values('&quot;;[.I448];&quot;','&quot;;[.H448];&quot;');&quot;))" office:value-type="string" office:string-value="insert into `Ciudad`(`Nombre`,`Codigo`) values('Jamundí','76364');">
            <text:p>insert into `Ciudad`(`Nombre`,`Codigo`) values('Jamundí','76364');</text:p>
          </table:table-cell>
          <table:table-cell table:formula="of:=CONCATENATE(&quot;new Ciudad{Codigo=&quot;&quot;&quot;;[.H448];&quot;&quot;&quot;,Nombre=&quot;&quot;&quot;;[.I448];&quot;&quot;&quot;},&quot;)" office:value-type="string" office:string-value="new Ciudad{Codigo=&quot;76364&quot;,Nombre=&quot;Jamundí&quot;},">
            <text:p>new Ciudad{Codigo="76364",Nombre="Jamundí"},</text:p>
          </table:table-cell>
          <table:table-cell table:formula="of:=LEN([.B448])" office:value-type="float" office:value="7">
            <text:p>7</text:p>
          </table:table-cell>
        </table:table-row>
        <table:table-row table:style-name="ro2">
          <table:table-cell table:style-name="ce1" office:value-type="float" office:value="5364">
            <text:p>5364</text:p>
          </table:table-cell>
          <table:table-cell table:style-name="ce2" office:value-type="string">
            <text:p>JARDÍN</text:p>
          </table:table-cell>
          <table:table-cell table:style-name="ce1" office:value-type="string">
            <text:p>Antioquia</text:p>
          </table:table-cell>
          <table:table-cell table:formula="of:=LOWER([.B449])" office:value-type="string" office:string-value="jardín">
            <text:p>jardín</text:p>
          </table:table-cell>
          <table:table-cell table:formula="of:=PROPER([.D449])" office:value-type="string" office:string-value="Jardín">
            <text:p>Jardín</text:p>
          </table:table-cell>
          <table:table-cell table:formula="of:=LEN([.A449])" office:value-type="float" office:value="4">
            <text:p>4</text:p>
          </table:table-cell>
          <table:table-cell table:formula="of:=IF([.F449]=5;[.A449];CONCATENATE(&quot;0&quot;;[.A449]))" office:value-type="string" office:string-value="05364">
            <text:p>05364</text:p>
          </table:table-cell>
          <table:table-cell office:value-type="string">
            <text:p>05364</text:p>
          </table:table-cell>
          <table:table-cell office:value-type="string">
            <text:p>Jardín</text:p>
          </table:table-cell>
          <table:table-cell table:formula="of:=(CONCATENATE(&quot;insert into `Ciudad`(`Nombre`,`Codigo`) values('&quot;;[.I449];&quot;','&quot;;[.H449];&quot;');&quot;))" office:value-type="string" office:string-value="insert into `Ciudad`(`Nombre`,`Codigo`) values('Jardín','05364');">
            <text:p>insert into `Ciudad`(`Nombre`,`Codigo`) values('Jardín','05364');</text:p>
          </table:table-cell>
          <table:table-cell table:formula="of:=CONCATENATE(&quot;new Ciudad{Codigo=&quot;&quot;&quot;;[.H449];&quot;&quot;&quot;,Nombre=&quot;&quot;&quot;;[.I449];&quot;&quot;&quot;},&quot;)" office:value-type="string" office:string-value="new Ciudad{Codigo=&quot;05364&quot;,Nombre=&quot;Jardín&quot;},">
            <text:p>new Ciudad{Codigo="05364",Nombre="Jardín"},</text:p>
          </table:table-cell>
          <table:table-cell table:formula="of:=LEN([.B449])" office:value-type="float" office:value="6">
            <text:p>6</text:p>
          </table:table-cell>
        </table:table-row>
        <table:table-row table:style-name="ro2">
          <table:table-cell table:style-name="ce1" office:value-type="float" office:value="15367">
            <text:p>15367</text:p>
          </table:table-cell>
          <table:table-cell table:style-name="ce2" office:value-type="string">
            <text:p>JENESANO</text:p>
          </table:table-cell>
          <table:table-cell table:style-name="ce1" office:value-type="string">
            <text:p>Boyacá</text:p>
          </table:table-cell>
          <table:table-cell table:formula="of:=LOWER([.B450])" office:value-type="string" office:string-value="jenesano">
            <text:p>jenesano</text:p>
          </table:table-cell>
          <table:table-cell table:formula="of:=PROPER([.D450])" office:value-type="string" office:string-value="Jenesano">
            <text:p>Jenesano</text:p>
          </table:table-cell>
          <table:table-cell table:formula="of:=LEN([.A450])" office:value-type="float" office:value="5">
            <text:p>5</text:p>
          </table:table-cell>
          <table:table-cell table:formula="of:=IF([.F450]=5;[.A450];CONCATENATE(&quot;0&quot;;[.A450]))" office:value-type="float" office:value="15367">
            <text:p>15367</text:p>
          </table:table-cell>
          <table:table-cell office:value-type="float" office:value="15367">
            <text:p>15367</text:p>
          </table:table-cell>
          <table:table-cell office:value-type="string">
            <text:p>Jenesano</text:p>
          </table:table-cell>
          <table:table-cell table:formula="of:=(CONCATENATE(&quot;insert into `Ciudad`(`Nombre`,`Codigo`) values('&quot;;[.I450];&quot;','&quot;;[.H450];&quot;');&quot;))" office:value-type="string" office:string-value="insert into `Ciudad`(`Nombre`,`Codigo`) values('Jenesano','15367');">
            <text:p>insert into `Ciudad`(`Nombre`,`Codigo`) values('Jenesano','15367');</text:p>
          </table:table-cell>
          <table:table-cell table:formula="of:=CONCATENATE(&quot;new Ciudad{Codigo=&quot;&quot;&quot;;[.H450];&quot;&quot;&quot;,Nombre=&quot;&quot;&quot;;[.I450];&quot;&quot;&quot;},&quot;)" office:value-type="string" office:string-value="new Ciudad{Codigo=&quot;15367&quot;,Nombre=&quot;Jenesano&quot;},">
            <text:p>new Ciudad{Codigo="15367",Nombre="Jenesano"},</text:p>
          </table:table-cell>
          <table:table-cell table:formula="of:=LEN([.B450])" office:value-type="float" office:value="8">
            <text:p>8</text:p>
          </table:table-cell>
        </table:table-row>
        <table:table-row table:style-name="ro2">
          <table:table-cell table:style-name="ce1" office:value-type="float" office:value="5368">
            <text:p>5368</text:p>
          </table:table-cell>
          <table:table-cell table:style-name="ce2" office:value-type="string">
            <text:p>JERICÓ</text:p>
          </table:table-cell>
          <table:table-cell table:style-name="ce1" office:value-type="string">
            <text:p>Antioquia</text:p>
          </table:table-cell>
          <table:table-cell table:formula="of:=LOWER([.B451])" office:value-type="string" office:string-value="jericó">
            <text:p>jericó</text:p>
          </table:table-cell>
          <table:table-cell table:formula="of:=PROPER([.D451])" office:value-type="string" office:string-value="Jericó">
            <text:p>Jericó</text:p>
          </table:table-cell>
          <table:table-cell table:formula="of:=LEN([.A451])" office:value-type="float" office:value="4">
            <text:p>4</text:p>
          </table:table-cell>
          <table:table-cell table:formula="of:=IF([.F451]=5;[.A451];CONCATENATE(&quot;0&quot;;[.A451]))" office:value-type="string" office:string-value="05368">
            <text:p>05368</text:p>
          </table:table-cell>
          <table:table-cell office:value-type="string">
            <text:p>05368</text:p>
          </table:table-cell>
          <table:table-cell office:value-type="string">
            <text:p>Jericó</text:p>
          </table:table-cell>
          <table:table-cell table:formula="of:=(CONCATENATE(&quot;insert into `Ciudad`(`Nombre`,`Codigo`) values('&quot;;[.I451];&quot;','&quot;;[.H451];&quot;');&quot;))" office:value-type="string" office:string-value="insert into `Ciudad`(`Nombre`,`Codigo`) values('Jericó','05368');">
            <text:p>insert into `Ciudad`(`Nombre`,`Codigo`) values('Jericó','05368');</text:p>
          </table:table-cell>
          <table:table-cell table:formula="of:=CONCATENATE(&quot;new Ciudad{Codigo=&quot;&quot;&quot;;[.H451];&quot;&quot;&quot;,Nombre=&quot;&quot;&quot;;[.I451];&quot;&quot;&quot;},&quot;)" office:value-type="string" office:string-value="new Ciudad{Codigo=&quot;05368&quot;,Nombre=&quot;Jericó&quot;},">
            <text:p>new Ciudad{Codigo="05368",Nombre="Jericó"},</text:p>
          </table:table-cell>
          <table:table-cell table:formula="of:=LEN([.B451])" office:value-type="float" office:value="6">
            <text:p>6</text:p>
          </table:table-cell>
        </table:table-row>
        <table:table-row table:style-name="ro2">
          <table:table-cell table:style-name="ce1" office:value-type="float" office:value="15368">
            <text:p>15368</text:p>
          </table:table-cell>
          <table:table-cell table:style-name="ce2" office:value-type="string">
            <text:p>JERICÓ</text:p>
          </table:table-cell>
          <table:table-cell table:style-name="ce1" office:value-type="string">
            <text:p>Boyacá</text:p>
          </table:table-cell>
          <table:table-cell table:formula="of:=LOWER([.B452])" office:value-type="string" office:string-value="jericó">
            <text:p>jericó</text:p>
          </table:table-cell>
          <table:table-cell table:formula="of:=PROPER([.D452])" office:value-type="string" office:string-value="Jericó">
            <text:p>Jericó</text:p>
          </table:table-cell>
          <table:table-cell table:formula="of:=LEN([.A452])" office:value-type="float" office:value="5">
            <text:p>5</text:p>
          </table:table-cell>
          <table:table-cell table:formula="of:=IF([.F452]=5;[.A452];CONCATENATE(&quot;0&quot;;[.A452]))" office:value-type="float" office:value="15368">
            <text:p>15368</text:p>
          </table:table-cell>
          <table:table-cell office:value-type="float" office:value="15368">
            <text:p>15368</text:p>
          </table:table-cell>
          <table:table-cell office:value-type="string">
            <text:p>Jericó</text:p>
          </table:table-cell>
          <table:table-cell table:formula="of:=(CONCATENATE(&quot;insert into `Ciudad`(`Nombre`,`Codigo`) values('&quot;;[.I452];&quot;','&quot;;[.H452];&quot;');&quot;))" office:value-type="string" office:string-value="insert into `Ciudad`(`Nombre`,`Codigo`) values('Jericó','15368');">
            <text:p>insert into `Ciudad`(`Nombre`,`Codigo`) values('Jericó','15368');</text:p>
          </table:table-cell>
          <table:table-cell table:formula="of:=CONCATENATE(&quot;new Ciudad{Codigo=&quot;&quot;&quot;;[.H452];&quot;&quot;&quot;,Nombre=&quot;&quot;&quot;;[.I452];&quot;&quot;&quot;},&quot;)" office:value-type="string" office:string-value="new Ciudad{Codigo=&quot;15368&quot;,Nombre=&quot;Jericó&quot;},">
            <text:p>new Ciudad{Codigo="15368",Nombre="Jericó"},</text:p>
          </table:table-cell>
          <table:table-cell table:formula="of:=LEN([.B452])" office:value-type="float" office:value="6">
            <text:p>6</text:p>
          </table:table-cell>
        </table:table-row>
        <table:table-row table:style-name="ro2">
          <table:table-cell table:style-name="ce1" office:value-type="float" office:value="25368">
            <text:p>25368</text:p>
          </table:table-cell>
          <table:table-cell table:style-name="ce2" office:value-type="string">
            <text:p>JERUSALÉN</text:p>
          </table:table-cell>
          <table:table-cell table:style-name="ce1" office:value-type="string">
            <text:p>Cundinamarca</text:p>
          </table:table-cell>
          <table:table-cell table:formula="of:=LOWER([.B453])" office:value-type="string" office:string-value="jerusalén">
            <text:p>jerusalén</text:p>
          </table:table-cell>
          <table:table-cell table:formula="of:=PROPER([.D453])" office:value-type="string" office:string-value="Jerusalén">
            <text:p>Jerusalén</text:p>
          </table:table-cell>
          <table:table-cell table:formula="of:=LEN([.A453])" office:value-type="float" office:value="5">
            <text:p>5</text:p>
          </table:table-cell>
          <table:table-cell table:formula="of:=IF([.F453]=5;[.A453];CONCATENATE(&quot;0&quot;;[.A453]))" office:value-type="float" office:value="25368">
            <text:p>25368</text:p>
          </table:table-cell>
          <table:table-cell office:value-type="float" office:value="25368">
            <text:p>25368</text:p>
          </table:table-cell>
          <table:table-cell office:value-type="string">
            <text:p>Jerusalén</text:p>
          </table:table-cell>
          <table:table-cell table:formula="of:=(CONCATENATE(&quot;insert into `Ciudad`(`Nombre`,`Codigo`) values('&quot;;[.I453];&quot;','&quot;;[.H453];&quot;');&quot;))" office:value-type="string" office:string-value="insert into `Ciudad`(`Nombre`,`Codigo`) values('Jerusalén','25368');">
            <text:p>insert into `Ciudad`(`Nombre`,`Codigo`) values('Jerusalén','25368');</text:p>
          </table:table-cell>
          <table:table-cell table:formula="of:=CONCATENATE(&quot;new Ciudad{Codigo=&quot;&quot;&quot;;[.H453];&quot;&quot;&quot;,Nombre=&quot;&quot;&quot;;[.I453];&quot;&quot;&quot;},&quot;)" office:value-type="string" office:string-value="new Ciudad{Codigo=&quot;25368&quot;,Nombre=&quot;Jerusalén&quot;},">
            <text:p>new Ciudad{Codigo="25368",Nombre="Jerusalén"},</text:p>
          </table:table-cell>
          <table:table-cell table:formula="of:=LEN([.B453])" office:value-type="float" office:value="9">
            <text:p>9</text:p>
          </table:table-cell>
        </table:table-row>
        <table:table-row table:style-name="ro2">
          <table:table-cell table:style-name="ce1" office:value-type="float" office:value="68368">
            <text:p>68368</text:p>
          </table:table-cell>
          <table:table-cell table:style-name="ce2" office:value-type="string">
            <text:p>JESÚS MARÍA</text:p>
          </table:table-cell>
          <table:table-cell table:style-name="ce1" office:value-type="string">
            <text:p>Santander</text:p>
          </table:table-cell>
          <table:table-cell table:formula="of:=LOWER([.B454])" office:value-type="string" office:string-value="jesús maría">
            <text:p>jesús maría</text:p>
          </table:table-cell>
          <table:table-cell table:formula="of:=PROPER([.D454])" office:value-type="string" office:string-value="Jesús María">
            <text:p>Jesús María</text:p>
          </table:table-cell>
          <table:table-cell table:formula="of:=LEN([.A454])" office:value-type="float" office:value="5">
            <text:p>5</text:p>
          </table:table-cell>
          <table:table-cell table:formula="of:=IF([.F454]=5;[.A454];CONCATENATE(&quot;0&quot;;[.A454]))" office:value-type="float" office:value="68368">
            <text:p>68368</text:p>
          </table:table-cell>
          <table:table-cell office:value-type="float" office:value="68368">
            <text:p>68368</text:p>
          </table:table-cell>
          <table:table-cell office:value-type="string">
            <text:p>Jesús María</text:p>
          </table:table-cell>
          <table:table-cell table:formula="of:=(CONCATENATE(&quot;insert into `Ciudad`(`Nombre`,`Codigo`) values('&quot;;[.I454];&quot;','&quot;;[.H454];&quot;');&quot;))" office:value-type="string" office:string-value="insert into `Ciudad`(`Nombre`,`Codigo`) values('Jesús María','68368');">
            <text:p>insert into `Ciudad`(`Nombre`,`Codigo`) values('Jesús María','68368');</text:p>
          </table:table-cell>
          <table:table-cell table:formula="of:=CONCATENATE(&quot;new Ciudad{Codigo=&quot;&quot;&quot;;[.H454];&quot;&quot;&quot;,Nombre=&quot;&quot;&quot;;[.I454];&quot;&quot;&quot;},&quot;)" office:value-type="string" office:string-value="new Ciudad{Codigo=&quot;68368&quot;,Nombre=&quot;Jesús María&quot;},">
            <text:p>new Ciudad{Codigo="68368",Nombre="Jesús María"},</text:p>
          </table:table-cell>
          <table:table-cell table:formula="of:=LEN([.B454])" office:value-type="float" office:value="11">
            <text:p>11</text:p>
          </table:table-cell>
        </table:table-row>
        <table:table-row table:style-name="ro2">
          <table:table-cell table:style-name="ce1" office:value-type="float" office:value="68370">
            <text:p>68370</text:p>
          </table:table-cell>
          <table:table-cell table:style-name="ce2" office:value-type="string">
            <text:p>JORDÁN</text:p>
          </table:table-cell>
          <table:table-cell table:style-name="ce1" office:value-type="string">
            <text:p>Santander</text:p>
          </table:table-cell>
          <table:table-cell table:formula="of:=LOWER([.B455])" office:value-type="string" office:string-value="jordán">
            <text:p>jordán</text:p>
          </table:table-cell>
          <table:table-cell table:formula="of:=PROPER([.D455])" office:value-type="string" office:string-value="Jordán">
            <text:p>Jordán</text:p>
          </table:table-cell>
          <table:table-cell table:formula="of:=LEN([.A455])" office:value-type="float" office:value="5">
            <text:p>5</text:p>
          </table:table-cell>
          <table:table-cell table:formula="of:=IF([.F455]=5;[.A455];CONCATENATE(&quot;0&quot;;[.A455]))" office:value-type="float" office:value="68370">
            <text:p>68370</text:p>
          </table:table-cell>
          <table:table-cell office:value-type="float" office:value="68370">
            <text:p>68370</text:p>
          </table:table-cell>
          <table:table-cell office:value-type="string">
            <text:p>Jordán</text:p>
          </table:table-cell>
          <table:table-cell table:formula="of:=(CONCATENATE(&quot;insert into `Ciudad`(`Nombre`,`Codigo`) values('&quot;;[.I455];&quot;','&quot;;[.H455];&quot;');&quot;))" office:value-type="string" office:string-value="insert into `Ciudad`(`Nombre`,`Codigo`) values('Jordán','68370');">
            <text:p>insert into `Ciudad`(`Nombre`,`Codigo`) values('Jordán','68370');</text:p>
          </table:table-cell>
          <table:table-cell table:formula="of:=CONCATENATE(&quot;new Ciudad{Codigo=&quot;&quot;&quot;;[.H455];&quot;&quot;&quot;,Nombre=&quot;&quot;&quot;;[.I455];&quot;&quot;&quot;},&quot;)" office:value-type="string" office:string-value="new Ciudad{Codigo=&quot;68370&quot;,Nombre=&quot;Jordán&quot;},">
            <text:p>new Ciudad{Codigo="68370",Nombre="Jordán"},</text:p>
          </table:table-cell>
          <table:table-cell table:formula="of:=LEN([.B455])" office:value-type="float" office:value="6">
            <text:p>6</text:p>
          </table:table-cell>
        </table:table-row>
        <table:table-row table:style-name="ro2">
          <table:table-cell table:style-name="ce1" office:value-type="float" office:value="8372">
            <text:p>8372</text:p>
          </table:table-cell>
          <table:table-cell table:style-name="ce2" office:value-type="string">
            <text:p>JUAN DE ACOSTA</text:p>
          </table:table-cell>
          <table:table-cell table:style-name="ce1" office:value-type="string">
            <text:p>Atlántico</text:p>
          </table:table-cell>
          <table:table-cell table:formula="of:=LOWER([.B456])" office:value-type="string" office:string-value="juan de acosta">
            <text:p>juan de acosta</text:p>
          </table:table-cell>
          <table:table-cell table:formula="of:=PROPER([.D456])" office:value-type="string" office:string-value="Juan De Acosta">
            <text:p>Juan De Acosta</text:p>
          </table:table-cell>
          <table:table-cell table:formula="of:=LEN([.A456])" office:value-type="float" office:value="4">
            <text:p>4</text:p>
          </table:table-cell>
          <table:table-cell table:formula="of:=IF([.F456]=5;[.A456];CONCATENATE(&quot;0&quot;;[.A456]))" office:value-type="string" office:string-value="08372">
            <text:p>08372</text:p>
          </table:table-cell>
          <table:table-cell office:value-type="string">
            <text:p>08372</text:p>
          </table:table-cell>
          <table:table-cell office:value-type="string">
            <text:p>Juan de Acosta</text:p>
          </table:table-cell>
          <table:table-cell table:formula="of:=(CONCATENATE(&quot;insert into `Ciudad`(`Nombre`,`Codigo`) values('&quot;;[.I456];&quot;','&quot;;[.H456];&quot;');&quot;))" office:value-type="string" office:string-value="insert into `Ciudad`(`Nombre`,`Codigo`) values('Juan de Acosta','08372');">
            <text:p>insert into `Ciudad`(`Nombre`,`Codigo`) values('Juan de Acosta','08372');</text:p>
          </table:table-cell>
          <table:table-cell table:formula="of:=CONCATENATE(&quot;new Ciudad{Codigo=&quot;&quot;&quot;;[.H456];&quot;&quot;&quot;,Nombre=&quot;&quot;&quot;;[.I456];&quot;&quot;&quot;},&quot;)" office:value-type="string" office:string-value="new Ciudad{Codigo=&quot;08372&quot;,Nombre=&quot;Juan de Acosta&quot;},">
            <text:p>new Ciudad{Codigo="08372",Nombre="Juan de Acosta"},</text:p>
          </table:table-cell>
          <table:table-cell table:formula="of:=LEN([.B456])" office:value-type="float" office:value="14">
            <text:p>14</text:p>
          </table:table-cell>
        </table:table-row>
        <table:table-row table:style-name="ro2">
          <table:table-cell table:style-name="ce1" office:value-type="float" office:value="25372">
            <text:p>25372</text:p>
          </table:table-cell>
          <table:table-cell table:style-name="ce2" office:value-type="string">
            <text:p>JUNÍN</text:p>
          </table:table-cell>
          <table:table-cell table:style-name="ce1" office:value-type="string">
            <text:p>Cundinamarca</text:p>
          </table:table-cell>
          <table:table-cell table:formula="of:=LOWER([.B457])" office:value-type="string" office:string-value="junín">
            <text:p>junín</text:p>
          </table:table-cell>
          <table:table-cell table:formula="of:=PROPER([.D457])" office:value-type="string" office:string-value="Junín">
            <text:p>Junín</text:p>
          </table:table-cell>
          <table:table-cell table:formula="of:=LEN([.A457])" office:value-type="float" office:value="5">
            <text:p>5</text:p>
          </table:table-cell>
          <table:table-cell table:formula="of:=IF([.F457]=5;[.A457];CONCATENATE(&quot;0&quot;;[.A457]))" office:value-type="float" office:value="25372">
            <text:p>25372</text:p>
          </table:table-cell>
          <table:table-cell office:value-type="float" office:value="25372">
            <text:p>25372</text:p>
          </table:table-cell>
          <table:table-cell office:value-type="string">
            <text:p>Junín</text:p>
          </table:table-cell>
          <table:table-cell table:formula="of:=(CONCATENATE(&quot;insert into `Ciudad`(`Nombre`,`Codigo`) values('&quot;;[.I457];&quot;','&quot;;[.H457];&quot;');&quot;))" office:value-type="string" office:string-value="insert into `Ciudad`(`Nombre`,`Codigo`) values('Junín','25372');">
            <text:p>insert into `Ciudad`(`Nombre`,`Codigo`) values('Junín','25372');</text:p>
          </table:table-cell>
          <table:table-cell table:formula="of:=CONCATENATE(&quot;new Ciudad{Codigo=&quot;&quot;&quot;;[.H457];&quot;&quot;&quot;,Nombre=&quot;&quot;&quot;;[.I457];&quot;&quot;&quot;},&quot;)" office:value-type="string" office:string-value="new Ciudad{Codigo=&quot;25372&quot;,Nombre=&quot;Junín&quot;},">
            <text:p>new Ciudad{Codigo="25372",Nombre="Junín"},</text:p>
          </table:table-cell>
          <table:table-cell table:formula="of:=LEN([.B457])" office:value-type="float" office:value="5">
            <text:p>5</text:p>
          </table:table-cell>
        </table:table-row>
        <table:table-row table:style-name="ro2">
          <table:table-cell table:style-name="ce1" office:value-type="float" office:value="27372">
            <text:p>27372</text:p>
          </table:table-cell>
          <table:table-cell table:style-name="ce2" office:value-type="string">
            <text:p>JURADÓ</text:p>
          </table:table-cell>
          <table:table-cell table:style-name="ce1" office:value-type="string">
            <text:p>Chocó</text:p>
          </table:table-cell>
          <table:table-cell table:formula="of:=LOWER([.B458])" office:value-type="string" office:string-value="juradó">
            <text:p>juradó</text:p>
          </table:table-cell>
          <table:table-cell table:formula="of:=PROPER([.D458])" office:value-type="string" office:string-value="Juradó">
            <text:p>Juradó</text:p>
          </table:table-cell>
          <table:table-cell table:formula="of:=LEN([.A458])" office:value-type="float" office:value="5">
            <text:p>5</text:p>
          </table:table-cell>
          <table:table-cell table:formula="of:=IF([.F458]=5;[.A458];CONCATENATE(&quot;0&quot;;[.A458]))" office:value-type="float" office:value="27372">
            <text:p>27372</text:p>
          </table:table-cell>
          <table:table-cell office:value-type="float" office:value="27372">
            <text:p>27372</text:p>
          </table:table-cell>
          <table:table-cell office:value-type="string">
            <text:p>Juradó</text:p>
          </table:table-cell>
          <table:table-cell table:formula="of:=(CONCATENATE(&quot;insert into `Ciudad`(`Nombre`,`Codigo`) values('&quot;;[.I458];&quot;','&quot;;[.H458];&quot;');&quot;))" office:value-type="string" office:string-value="insert into `Ciudad`(`Nombre`,`Codigo`) values('Juradó','27372');">
            <text:p>insert into `Ciudad`(`Nombre`,`Codigo`) values('Juradó','27372');</text:p>
          </table:table-cell>
          <table:table-cell table:formula="of:=CONCATENATE(&quot;new Ciudad{Codigo=&quot;&quot;&quot;;[.H458];&quot;&quot;&quot;,Nombre=&quot;&quot;&quot;;[.I458];&quot;&quot;&quot;},&quot;)" office:value-type="string" office:string-value="new Ciudad{Codigo=&quot;27372&quot;,Nombre=&quot;Juradó&quot;},">
            <text:p>new Ciudad{Codigo="27372",Nombre="Juradó"},</text:p>
          </table:table-cell>
          <table:table-cell table:formula="of:=LEN([.B458])" office:value-type="float" office:value="6">
            <text:p>6</text:p>
          </table:table-cell>
        </table:table-row>
        <table:table-row table:style-name="ro2">
          <table:table-cell table:style-name="ce1" office:value-type="float" office:value="23350">
            <text:p>23350</text:p>
          </table:table-cell>
          <table:table-cell table:style-name="ce2" office:value-type="string">
            <text:p>LA APARTADA</text:p>
          </table:table-cell>
          <table:table-cell table:style-name="ce1" office:value-type="string">
            <text:p>Córdoba</text:p>
          </table:table-cell>
          <table:table-cell table:formula="of:=LOWER([.B459])" office:value-type="string" office:string-value="la apartada">
            <text:p>la apartada</text:p>
          </table:table-cell>
          <table:table-cell table:formula="of:=PROPER([.D459])" office:value-type="string" office:string-value="La Apartada">
            <text:p>La Apartada</text:p>
          </table:table-cell>
          <table:table-cell table:formula="of:=LEN([.A459])" office:value-type="float" office:value="5">
            <text:p>5</text:p>
          </table:table-cell>
          <table:table-cell table:formula="of:=IF([.F459]=5;[.A459];CONCATENATE(&quot;0&quot;;[.A459]))" office:value-type="float" office:value="23350">
            <text:p>23350</text:p>
          </table:table-cell>
          <table:table-cell office:value-type="float" office:value="23350">
            <text:p>23350</text:p>
          </table:table-cell>
          <table:table-cell office:value-type="string">
            <text:p>La Apartada</text:p>
          </table:table-cell>
          <table:table-cell table:formula="of:=(CONCATENATE(&quot;insert into `Ciudad`(`Nombre`,`Codigo`) values('&quot;;[.I459];&quot;','&quot;;[.H459];&quot;');&quot;))" office:value-type="string" office:string-value="insert into `Ciudad`(`Nombre`,`Codigo`) values('La Apartada','23350');">
            <text:p>insert into `Ciudad`(`Nombre`,`Codigo`) values('La Apartada','23350');</text:p>
          </table:table-cell>
          <table:table-cell table:formula="of:=CONCATENATE(&quot;new Ciudad{Codigo=&quot;&quot;&quot;;[.H459];&quot;&quot;&quot;,Nombre=&quot;&quot;&quot;;[.I459];&quot;&quot;&quot;},&quot;)" office:value-type="string" office:string-value="new Ciudad{Codigo=&quot;23350&quot;,Nombre=&quot;La Apartada&quot;},">
            <text:p>new Ciudad{Codigo="23350",Nombre="La Apartada"},</text:p>
          </table:table-cell>
          <table:table-cell table:formula="of:=LEN([.B459])" office:value-type="float" office:value="11">
            <text:p>11</text:p>
          </table:table-cell>
        </table:table-row>
        <table:table-row table:style-name="ro2">
          <table:table-cell table:style-name="ce1" office:value-type="float" office:value="41378">
            <text:p>41378</text:p>
          </table:table-cell>
          <table:table-cell table:style-name="ce2" office:value-type="string">
            <text:p>LA ARGENTINA</text:p>
          </table:table-cell>
          <table:table-cell table:style-name="ce1" office:value-type="string">
            <text:p>Huila</text:p>
          </table:table-cell>
          <table:table-cell table:formula="of:=LOWER([.B460])" office:value-type="string" office:string-value="la argentina">
            <text:p>la argentina</text:p>
          </table:table-cell>
          <table:table-cell table:formula="of:=PROPER([.D460])" office:value-type="string" office:string-value="La Argentina">
            <text:p>La Argentina</text:p>
          </table:table-cell>
          <table:table-cell table:formula="of:=LEN([.A460])" office:value-type="float" office:value="5">
            <text:p>5</text:p>
          </table:table-cell>
          <table:table-cell table:formula="of:=IF([.F460]=5;[.A460];CONCATENATE(&quot;0&quot;;[.A460]))" office:value-type="float" office:value="41378">
            <text:p>41378</text:p>
          </table:table-cell>
          <table:table-cell office:value-type="float" office:value="41378">
            <text:p>41378</text:p>
          </table:table-cell>
          <table:table-cell office:value-type="string">
            <text:p>La Argentina</text:p>
          </table:table-cell>
          <table:table-cell table:formula="of:=(CONCATENATE(&quot;insert into `Ciudad`(`Nombre`,`Codigo`) values('&quot;;[.I460];&quot;','&quot;;[.H460];&quot;');&quot;))" office:value-type="string" office:string-value="insert into `Ciudad`(`Nombre`,`Codigo`) values('La Argentina','41378');">
            <text:p>insert into `Ciudad`(`Nombre`,`Codigo`) values('La Argentina','41378');</text:p>
          </table:table-cell>
          <table:table-cell table:formula="of:=CONCATENATE(&quot;new Ciudad{Codigo=&quot;&quot;&quot;;[.H460];&quot;&quot;&quot;,Nombre=&quot;&quot;&quot;;[.I460];&quot;&quot;&quot;},&quot;)" office:value-type="string" office:string-value="new Ciudad{Codigo=&quot;41378&quot;,Nombre=&quot;La Argentina&quot;},">
            <text:p>new Ciudad{Codigo="41378",Nombre="La Argentina"},</text:p>
          </table:table-cell>
          <table:table-cell table:formula="of:=LEN([.B460])" office:value-type="float" office:value="12">
            <text:p>12</text:p>
          </table:table-cell>
        </table:table-row>
        <table:table-row table:style-name="ro2">
          <table:table-cell table:style-name="ce1" office:value-type="float" office:value="68377">
            <text:p>68377</text:p>
          </table:table-cell>
          <table:table-cell table:style-name="ce2" office:value-type="string">
            <text:p>LA BELLEZA</text:p>
          </table:table-cell>
          <table:table-cell table:style-name="ce1" office:value-type="string">
            <text:p>Santander</text:p>
          </table:table-cell>
          <table:table-cell table:formula="of:=LOWER([.B461])" office:value-type="string" office:string-value="la belleza">
            <text:p>la belleza</text:p>
          </table:table-cell>
          <table:table-cell table:formula="of:=PROPER([.D461])" office:value-type="string" office:string-value="La Belleza">
            <text:p>La Belleza</text:p>
          </table:table-cell>
          <table:table-cell table:formula="of:=LEN([.A461])" office:value-type="float" office:value="5">
            <text:p>5</text:p>
          </table:table-cell>
          <table:table-cell table:formula="of:=IF([.F461]=5;[.A461];CONCATENATE(&quot;0&quot;;[.A461]))" office:value-type="float" office:value="68377">
            <text:p>68377</text:p>
          </table:table-cell>
          <table:table-cell office:value-type="float" office:value="68377">
            <text:p>68377</text:p>
          </table:table-cell>
          <table:table-cell office:value-type="string">
            <text:p>La Belleza</text:p>
          </table:table-cell>
          <table:table-cell table:formula="of:=(CONCATENATE(&quot;insert into `Ciudad`(`Nombre`,`Codigo`) values('&quot;;[.I461];&quot;','&quot;;[.H461];&quot;');&quot;))" office:value-type="string" office:string-value="insert into `Ciudad`(`Nombre`,`Codigo`) values('La Belleza','68377');">
            <text:p>insert into `Ciudad`(`Nombre`,`Codigo`) values('La Belleza','68377');</text:p>
          </table:table-cell>
          <table:table-cell table:formula="of:=CONCATENATE(&quot;new Ciudad{Codigo=&quot;&quot;&quot;;[.H461];&quot;&quot;&quot;,Nombre=&quot;&quot;&quot;;[.I461];&quot;&quot;&quot;},&quot;)" office:value-type="string" office:string-value="new Ciudad{Codigo=&quot;68377&quot;,Nombre=&quot;La Belleza&quot;},">
            <text:p>new Ciudad{Codigo="68377",Nombre="La Belleza"},</text:p>
          </table:table-cell>
          <table:table-cell table:formula="of:=LEN([.B461])" office:value-type="float" office:value="10">
            <text:p>10</text:p>
          </table:table-cell>
        </table:table-row>
        <table:table-row table:style-name="ro2">
          <table:table-cell table:style-name="ce1" office:value-type="float" office:value="25377">
            <text:p>25377</text:p>
          </table:table-cell>
          <table:table-cell table:style-name="ce2" office:value-type="string">
            <text:p>LA CALERA</text:p>
          </table:table-cell>
          <table:table-cell table:style-name="ce1" office:value-type="string">
            <text:p>Cundinamarca</text:p>
          </table:table-cell>
          <table:table-cell table:formula="of:=LOWER([.B462])" office:value-type="string" office:string-value="la calera">
            <text:p>la calera</text:p>
          </table:table-cell>
          <table:table-cell table:formula="of:=PROPER([.D462])" office:value-type="string" office:string-value="La Calera">
            <text:p>La Calera</text:p>
          </table:table-cell>
          <table:table-cell table:formula="of:=LEN([.A462])" office:value-type="float" office:value="5">
            <text:p>5</text:p>
          </table:table-cell>
          <table:table-cell table:formula="of:=IF([.F462]=5;[.A462];CONCATENATE(&quot;0&quot;;[.A462]))" office:value-type="float" office:value="25377">
            <text:p>25377</text:p>
          </table:table-cell>
          <table:table-cell office:value-type="float" office:value="25377">
            <text:p>25377</text:p>
          </table:table-cell>
          <table:table-cell office:value-type="string">
            <text:p>La Calera</text:p>
          </table:table-cell>
          <table:table-cell table:formula="of:=(CONCATENATE(&quot;insert into `Ciudad`(`Nombre`,`Codigo`) values('&quot;;[.I462];&quot;','&quot;;[.H462];&quot;');&quot;))" office:value-type="string" office:string-value="insert into `Ciudad`(`Nombre`,`Codigo`) values('La Calera','25377');">
            <text:p>insert into `Ciudad`(`Nombre`,`Codigo`) values('La Calera','25377');</text:p>
          </table:table-cell>
          <table:table-cell table:formula="of:=CONCATENATE(&quot;new Ciudad{Codigo=&quot;&quot;&quot;;[.H462];&quot;&quot;&quot;,Nombre=&quot;&quot;&quot;;[.I462];&quot;&quot;&quot;},&quot;)" office:value-type="string" office:string-value="new Ciudad{Codigo=&quot;25377&quot;,Nombre=&quot;La Calera&quot;},">
            <text:p>new Ciudad{Codigo="25377",Nombre="La Calera"},</text:p>
          </table:table-cell>
          <table:table-cell table:formula="of:=LEN([.B462])" office:value-type="float" office:value="9">
            <text:p>9</text:p>
          </table:table-cell>
        </table:table-row>
        <table:table-row table:style-name="ro2">
          <table:table-cell table:style-name="ce1" office:value-type="float" office:value="15380">
            <text:p>15380</text:p>
          </table:table-cell>
          <table:table-cell table:style-name="ce2" office:value-type="string">
            <text:p>LA CAPILLA</text:p>
          </table:table-cell>
          <table:table-cell table:style-name="ce1" office:value-type="string">
            <text:p>Boyacá</text:p>
          </table:table-cell>
          <table:table-cell table:formula="of:=LOWER([.B463])" office:value-type="string" office:string-value="la capilla">
            <text:p>la capilla</text:p>
          </table:table-cell>
          <table:table-cell table:formula="of:=PROPER([.D463])" office:value-type="string" office:string-value="La Capilla">
            <text:p>La Capilla</text:p>
          </table:table-cell>
          <table:table-cell table:formula="of:=LEN([.A463])" office:value-type="float" office:value="5">
            <text:p>5</text:p>
          </table:table-cell>
          <table:table-cell table:formula="of:=IF([.F463]=5;[.A463];CONCATENATE(&quot;0&quot;;[.A463]))" office:value-type="float" office:value="15380">
            <text:p>15380</text:p>
          </table:table-cell>
          <table:table-cell office:value-type="float" office:value="15380">
            <text:p>15380</text:p>
          </table:table-cell>
          <table:table-cell office:value-type="string">
            <text:p>La Capilla</text:p>
          </table:table-cell>
          <table:table-cell table:formula="of:=(CONCATENATE(&quot;insert into `Ciudad`(`Nombre`,`Codigo`) values('&quot;;[.I463];&quot;','&quot;;[.H463];&quot;');&quot;))" office:value-type="string" office:string-value="insert into `Ciudad`(`Nombre`,`Codigo`) values('La Capilla','15380');">
            <text:p>insert into `Ciudad`(`Nombre`,`Codigo`) values('La Capilla','15380');</text:p>
          </table:table-cell>
          <table:table-cell table:formula="of:=CONCATENATE(&quot;new Ciudad{Codigo=&quot;&quot;&quot;;[.H463];&quot;&quot;&quot;,Nombre=&quot;&quot;&quot;;[.I463];&quot;&quot;&quot;},&quot;)" office:value-type="string" office:string-value="new Ciudad{Codigo=&quot;15380&quot;,Nombre=&quot;La Capilla&quot;},">
            <text:p>new Ciudad{Codigo="15380",Nombre="La Capilla"},</text:p>
          </table:table-cell>
          <table:table-cell table:formula="of:=LEN([.B463])" office:value-type="float" office:value="10">
            <text:p>10</text:p>
          </table:table-cell>
        </table:table-row>
        <table:table-row table:style-name="ro2">
          <table:table-cell table:style-name="ce1" office:value-type="float" office:value="5376">
            <text:p>5376</text:p>
          </table:table-cell>
          <table:table-cell table:style-name="ce2" office:value-type="string">
            <text:p>LA CEJA</text:p>
          </table:table-cell>
          <table:table-cell table:style-name="ce1" office:value-type="string">
            <text:p>Antioquia</text:p>
          </table:table-cell>
          <table:table-cell table:formula="of:=LOWER([.B464])" office:value-type="string" office:string-value="la ceja">
            <text:p>la ceja</text:p>
          </table:table-cell>
          <table:table-cell table:formula="of:=PROPER([.D464])" office:value-type="string" office:string-value="La Ceja">
            <text:p>La Ceja</text:p>
          </table:table-cell>
          <table:table-cell table:formula="of:=LEN([.A464])" office:value-type="float" office:value="4">
            <text:p>4</text:p>
          </table:table-cell>
          <table:table-cell table:formula="of:=IF([.F464]=5;[.A464];CONCATENATE(&quot;0&quot;;[.A464]))" office:value-type="string" office:string-value="05376">
            <text:p>05376</text:p>
          </table:table-cell>
          <table:table-cell office:value-type="string">
            <text:p>05376</text:p>
          </table:table-cell>
          <table:table-cell office:value-type="string">
            <text:p>La Ceja</text:p>
          </table:table-cell>
          <table:table-cell table:formula="of:=(CONCATENATE(&quot;insert into `Ciudad`(`Nombre`,`Codigo`) values('&quot;;[.I464];&quot;','&quot;;[.H464];&quot;');&quot;))" office:value-type="string" office:string-value="insert into `Ciudad`(`Nombre`,`Codigo`) values('La Ceja','05376');">
            <text:p>insert into `Ciudad`(`Nombre`,`Codigo`) values('La Ceja','05376');</text:p>
          </table:table-cell>
          <table:table-cell table:formula="of:=CONCATENATE(&quot;new Ciudad{Codigo=&quot;&quot;&quot;;[.H464];&quot;&quot;&quot;,Nombre=&quot;&quot;&quot;;[.I464];&quot;&quot;&quot;},&quot;)" office:value-type="string" office:string-value="new Ciudad{Codigo=&quot;05376&quot;,Nombre=&quot;La Ceja&quot;},">
            <text:p>new Ciudad{Codigo="05376",Nombre="La Ceja"},</text:p>
          </table:table-cell>
          <table:table-cell table:formula="of:=LEN([.B464])" office:value-type="float" office:value="7">
            <text:p>7</text:p>
          </table:table-cell>
        </table:table-row>
        <table:table-row table:style-name="ro2">
          <table:table-cell table:style-name="ce1" office:value-type="float" office:value="66383">
            <text:p>66383</text:p>
          </table:table-cell>
          <table:table-cell table:style-name="ce2" office:value-type="string">
            <text:p>LA CELIA</text:p>
          </table:table-cell>
          <table:table-cell table:style-name="ce1" office:value-type="string">
            <text:p>Risaralda</text:p>
          </table:table-cell>
          <table:table-cell table:formula="of:=LOWER([.B465])" office:value-type="string" office:string-value="la celia">
            <text:p>la celia</text:p>
          </table:table-cell>
          <table:table-cell table:formula="of:=PROPER([.D465])" office:value-type="string" office:string-value="La Celia">
            <text:p>La Celia</text:p>
          </table:table-cell>
          <table:table-cell table:formula="of:=LEN([.A465])" office:value-type="float" office:value="5">
            <text:p>5</text:p>
          </table:table-cell>
          <table:table-cell table:formula="of:=IF([.F465]=5;[.A465];CONCATENATE(&quot;0&quot;;[.A465]))" office:value-type="float" office:value="66383">
            <text:p>66383</text:p>
          </table:table-cell>
          <table:table-cell office:value-type="float" office:value="66383">
            <text:p>66383</text:p>
          </table:table-cell>
          <table:table-cell office:value-type="string">
            <text:p>La Celia</text:p>
          </table:table-cell>
          <table:table-cell table:formula="of:=(CONCATENATE(&quot;insert into `Ciudad`(`Nombre`,`Codigo`) values('&quot;;[.I465];&quot;','&quot;;[.H465];&quot;');&quot;))" office:value-type="string" office:string-value="insert into `Ciudad`(`Nombre`,`Codigo`) values('La Celia','66383');">
            <text:p>insert into `Ciudad`(`Nombre`,`Codigo`) values('La Celia','66383');</text:p>
          </table:table-cell>
          <table:table-cell table:formula="of:=CONCATENATE(&quot;new Ciudad{Codigo=&quot;&quot;&quot;;[.H465];&quot;&quot;&quot;,Nombre=&quot;&quot;&quot;;[.I465];&quot;&quot;&quot;},&quot;)" office:value-type="string" office:string-value="new Ciudad{Codigo=&quot;66383&quot;,Nombre=&quot;La Celia&quot;},">
            <text:p>new Ciudad{Codigo="66383",Nombre="La Celia"},</text:p>
          </table:table-cell>
          <table:table-cell table:formula="of:=LEN([.B465])" office:value-type="float" office:value="8">
            <text:p>8</text:p>
          </table:table-cell>
        </table:table-row>
        <table:table-row table:style-name="ro2">
          <table:table-cell table:style-name="ce1" office:value-type="float" office:value="91405">
            <text:p>91405</text:p>
          </table:table-cell>
          <table:table-cell table:style-name="ce2" office:value-type="string">
            <text:p>LA CHORRERA</text:p>
          </table:table-cell>
          <table:table-cell table:style-name="ce1" office:value-type="string">
            <text:p>Amazonas</text:p>
          </table:table-cell>
          <table:table-cell table:formula="of:=LOWER([.B466])" office:value-type="string" office:string-value="la chorrera">
            <text:p>la chorrera</text:p>
          </table:table-cell>
          <table:table-cell table:formula="of:=PROPER([.D466])" office:value-type="string" office:string-value="La Chorrera">
            <text:p>La Chorrera</text:p>
          </table:table-cell>
          <table:table-cell table:formula="of:=LEN([.A466])" office:value-type="float" office:value="5">
            <text:p>5</text:p>
          </table:table-cell>
          <table:table-cell table:formula="of:=IF([.F466]=5;[.A466];CONCATENATE(&quot;0&quot;;[.A466]))" office:value-type="float" office:value="91405">
            <text:p>91405</text:p>
          </table:table-cell>
          <table:table-cell office:value-type="float" office:value="91405">
            <text:p>91405</text:p>
          </table:table-cell>
          <table:table-cell office:value-type="string">
            <text:p>La Chorrera</text:p>
          </table:table-cell>
          <table:table-cell table:formula="of:=(CONCATENATE(&quot;insert into `Ciudad`(`Nombre`,`Codigo`) values('&quot;;[.I466];&quot;','&quot;;[.H466];&quot;');&quot;))" office:value-type="string" office:string-value="insert into `Ciudad`(`Nombre`,`Codigo`) values('La Chorrera','91405');">
            <text:p>insert into `Ciudad`(`Nombre`,`Codigo`) values('La Chorrera','91405');</text:p>
          </table:table-cell>
          <table:table-cell table:formula="of:=CONCATENATE(&quot;new Ciudad{Codigo=&quot;&quot;&quot;;[.H466];&quot;&quot;&quot;,Nombre=&quot;&quot;&quot;;[.I466];&quot;&quot;&quot;},&quot;)" office:value-type="string" office:string-value="new Ciudad{Codigo=&quot;91405&quot;,Nombre=&quot;La Chorrera&quot;},">
            <text:p>new Ciudad{Codigo="91405",Nombre="La Chorrera"},</text:p>
          </table:table-cell>
          <table:table-cell table:formula="of:=LEN([.B466])" office:value-type="float" office:value="11">
            <text:p>11</text:p>
          </table:table-cell>
        </table:table-row>
        <table:table-row table:style-name="ro2">
          <table:table-cell table:style-name="ce1" office:value-type="float" office:value="52378">
            <text:p>52378</text:p>
          </table:table-cell>
          <table:table-cell table:style-name="ce2" office:value-type="string">
            <text:p>LA CRUZ</text:p>
          </table:table-cell>
          <table:table-cell table:style-name="ce1" office:value-type="string">
            <text:p>Nariño</text:p>
          </table:table-cell>
          <table:table-cell table:formula="of:=LOWER([.B467])" office:value-type="string" office:string-value="la cruz">
            <text:p>la cruz</text:p>
          </table:table-cell>
          <table:table-cell table:formula="of:=PROPER([.D467])" office:value-type="string" office:string-value="La Cruz">
            <text:p>La Cruz</text:p>
          </table:table-cell>
          <table:table-cell table:formula="of:=LEN([.A467])" office:value-type="float" office:value="5">
            <text:p>5</text:p>
          </table:table-cell>
          <table:table-cell table:formula="of:=IF([.F467]=5;[.A467];CONCATENATE(&quot;0&quot;;[.A467]))" office:value-type="float" office:value="52378">
            <text:p>52378</text:p>
          </table:table-cell>
          <table:table-cell office:value-type="float" office:value="52378">
            <text:p>52378</text:p>
          </table:table-cell>
          <table:table-cell office:value-type="string">
            <text:p>La Cruz</text:p>
          </table:table-cell>
          <table:table-cell table:formula="of:=(CONCATENATE(&quot;insert into `Ciudad`(`Nombre`,`Codigo`) values('&quot;;[.I467];&quot;','&quot;;[.H467];&quot;');&quot;))" office:value-type="string" office:string-value="insert into `Ciudad`(`Nombre`,`Codigo`) values('La Cruz','52378');">
            <text:p>insert into `Ciudad`(`Nombre`,`Codigo`) values('La Cruz','52378');</text:p>
          </table:table-cell>
          <table:table-cell table:formula="of:=CONCATENATE(&quot;new Ciudad{Codigo=&quot;&quot;&quot;;[.H467];&quot;&quot;&quot;,Nombre=&quot;&quot;&quot;;[.I467];&quot;&quot;&quot;},&quot;)" office:value-type="string" office:string-value="new Ciudad{Codigo=&quot;52378&quot;,Nombre=&quot;La Cruz&quot;},">
            <text:p>new Ciudad{Codigo="52378",Nombre="La Cruz"},</text:p>
          </table:table-cell>
          <table:table-cell table:formula="of:=LEN([.B467])" office:value-type="float" office:value="7">
            <text:p>7</text:p>
          </table:table-cell>
        </table:table-row>
        <table:table-row table:style-name="ro2">
          <table:table-cell table:style-name="ce1" office:value-type="float" office:value="76377">
            <text:p>76377</text:p>
          </table:table-cell>
          <table:table-cell table:style-name="ce2" office:value-type="string">
            <text:p>LA CUMBRE</text:p>
          </table:table-cell>
          <table:table-cell table:style-name="ce1" office:value-type="string">
            <text:p>Valle del Cauca</text:p>
          </table:table-cell>
          <table:table-cell table:formula="of:=LOWER([.B468])" office:value-type="string" office:string-value="la cumbre">
            <text:p>la cumbre</text:p>
          </table:table-cell>
          <table:table-cell table:formula="of:=PROPER([.D468])" office:value-type="string" office:string-value="La Cumbre">
            <text:p>La Cumbre</text:p>
          </table:table-cell>
          <table:table-cell table:formula="of:=LEN([.A468])" office:value-type="float" office:value="5">
            <text:p>5</text:p>
          </table:table-cell>
          <table:table-cell table:formula="of:=IF([.F468]=5;[.A468];CONCATENATE(&quot;0&quot;;[.A468]))" office:value-type="float" office:value="76377">
            <text:p>76377</text:p>
          </table:table-cell>
          <table:table-cell office:value-type="float" office:value="76377">
            <text:p>76377</text:p>
          </table:table-cell>
          <table:table-cell office:value-type="string">
            <text:p>La Cumbre</text:p>
          </table:table-cell>
          <table:table-cell table:formula="of:=(CONCATENATE(&quot;insert into `Ciudad`(`Nombre`,`Codigo`) values('&quot;;[.I468];&quot;','&quot;;[.H468];&quot;');&quot;))" office:value-type="string" office:string-value="insert into `Ciudad`(`Nombre`,`Codigo`) values('La Cumbre','76377');">
            <text:p>insert into `Ciudad`(`Nombre`,`Codigo`) values('La Cumbre','76377');</text:p>
          </table:table-cell>
          <table:table-cell table:formula="of:=CONCATENATE(&quot;new Ciudad{Codigo=&quot;&quot;&quot;;[.H468];&quot;&quot;&quot;,Nombre=&quot;&quot;&quot;;[.I468];&quot;&quot;&quot;},&quot;)" office:value-type="string" office:string-value="new Ciudad{Codigo=&quot;76377&quot;,Nombre=&quot;La Cumbre&quot;},">
            <text:p>new Ciudad{Codigo="76377",Nombre="La Cumbre"},</text:p>
          </table:table-cell>
          <table:table-cell table:formula="of:=LEN([.B468])" office:value-type="float" office:value="9">
            <text:p>9</text:p>
          </table:table-cell>
        </table:table-row>
        <table:table-row table:style-name="ro2">
          <table:table-cell table:style-name="ce1" office:value-type="float" office:value="17380">
            <text:p>17380</text:p>
          </table:table-cell>
          <table:table-cell table:style-name="ce2" office:value-type="string">
            <text:p>LA DORADA</text:p>
          </table:table-cell>
          <table:table-cell table:style-name="ce1" office:value-type="string">
            <text:p>Caldas</text:p>
          </table:table-cell>
          <table:table-cell table:formula="of:=LOWER([.B469])" office:value-type="string" office:string-value="la dorada">
            <text:p>la dorada</text:p>
          </table:table-cell>
          <table:table-cell table:formula="of:=PROPER([.D469])" office:value-type="string" office:string-value="La Dorada">
            <text:p>La Dorada</text:p>
          </table:table-cell>
          <table:table-cell table:formula="of:=LEN([.A469])" office:value-type="float" office:value="5">
            <text:p>5</text:p>
          </table:table-cell>
          <table:table-cell table:formula="of:=IF([.F469]=5;[.A469];CONCATENATE(&quot;0&quot;;[.A469]))" office:value-type="float" office:value="17380">
            <text:p>17380</text:p>
          </table:table-cell>
          <table:table-cell office:value-type="float" office:value="17380">
            <text:p>17380</text:p>
          </table:table-cell>
          <table:table-cell office:value-type="string">
            <text:p>La Dorada</text:p>
          </table:table-cell>
          <table:table-cell table:formula="of:=(CONCATENATE(&quot;insert into `Ciudad`(`Nombre`,`Codigo`) values('&quot;;[.I469];&quot;','&quot;;[.H469];&quot;');&quot;))" office:value-type="string" office:string-value="insert into `Ciudad`(`Nombre`,`Codigo`) values('La Dorada','17380');">
            <text:p>insert into `Ciudad`(`Nombre`,`Codigo`) values('La Dorada','17380');</text:p>
          </table:table-cell>
          <table:table-cell table:formula="of:=CONCATENATE(&quot;new Ciudad{Codigo=&quot;&quot;&quot;;[.H469];&quot;&quot;&quot;,Nombre=&quot;&quot;&quot;;[.I469];&quot;&quot;&quot;},&quot;)" office:value-type="string" office:string-value="new Ciudad{Codigo=&quot;17380&quot;,Nombre=&quot;La Dorada&quot;},">
            <text:p>new Ciudad{Codigo="17380",Nombre="La Dorada"},</text:p>
          </table:table-cell>
          <table:table-cell table:formula="of:=LEN([.B469])" office:value-type="float" office:value="9">
            <text:p>9</text:p>
          </table:table-cell>
        </table:table-row>
        <table:table-row table:style-name="ro2">
          <table:table-cell table:style-name="ce1" office:value-type="float" office:value="54385">
            <text:p>54385</text:p>
          </table:table-cell>
          <table:table-cell table:style-name="ce2" office:value-type="string">
            <text:p>LA ESPERANZA</text:p>
          </table:table-cell>
          <table:table-cell table:style-name="ce1" office:value-type="string">
            <text:p>Norte de Santander</text:p>
          </table:table-cell>
          <table:table-cell table:formula="of:=LOWER([.B470])" office:value-type="string" office:string-value="la esperanza">
            <text:p>la esperanza</text:p>
          </table:table-cell>
          <table:table-cell table:formula="of:=PROPER([.D470])" office:value-type="string" office:string-value="La Esperanza">
            <text:p>La Esperanza</text:p>
          </table:table-cell>
          <table:table-cell table:formula="of:=LEN([.A470])" office:value-type="float" office:value="5">
            <text:p>5</text:p>
          </table:table-cell>
          <table:table-cell table:formula="of:=IF([.F470]=5;[.A470];CONCATENATE(&quot;0&quot;;[.A470]))" office:value-type="float" office:value="54385">
            <text:p>54385</text:p>
          </table:table-cell>
          <table:table-cell office:value-type="float" office:value="54385">
            <text:p>54385</text:p>
          </table:table-cell>
          <table:table-cell office:value-type="string">
            <text:p>La Esperanza</text:p>
          </table:table-cell>
          <table:table-cell table:formula="of:=(CONCATENATE(&quot;insert into `Ciudad`(`Nombre`,`Codigo`) values('&quot;;[.I470];&quot;','&quot;;[.H470];&quot;');&quot;))" office:value-type="string" office:string-value="insert into `Ciudad`(`Nombre`,`Codigo`) values('La Esperanza','54385');">
            <text:p>insert into `Ciudad`(`Nombre`,`Codigo`) values('La Esperanza','54385');</text:p>
          </table:table-cell>
          <table:table-cell table:formula="of:=CONCATENATE(&quot;new Ciudad{Codigo=&quot;&quot;&quot;;[.H470];&quot;&quot;&quot;,Nombre=&quot;&quot;&quot;;[.I470];&quot;&quot;&quot;},&quot;)" office:value-type="string" office:string-value="new Ciudad{Codigo=&quot;54385&quot;,Nombre=&quot;La Esperanza&quot;},">
            <text:p>new Ciudad{Codigo="54385",Nombre="La Esperanza"},</text:p>
          </table:table-cell>
          <table:table-cell table:formula="of:=LEN([.B470])" office:value-type="float" office:value="12">
            <text:p>12</text:p>
          </table:table-cell>
        </table:table-row>
        <table:table-row table:style-name="ro2">
          <table:table-cell table:style-name="ce1" office:value-type="float" office:value="5380">
            <text:p>5380</text:p>
          </table:table-cell>
          <table:table-cell table:style-name="ce2" office:value-type="string">
            <text:p>LA ESTRELLA</text:p>
          </table:table-cell>
          <table:table-cell table:style-name="ce1" office:value-type="string">
            <text:p>Antioquia</text:p>
          </table:table-cell>
          <table:table-cell table:formula="of:=LOWER([.B471])" office:value-type="string" office:string-value="la estrella">
            <text:p>la estrella</text:p>
          </table:table-cell>
          <table:table-cell table:formula="of:=PROPER([.D471])" office:value-type="string" office:string-value="La Estrella">
            <text:p>La Estrella</text:p>
          </table:table-cell>
          <table:table-cell table:formula="of:=LEN([.A471])" office:value-type="float" office:value="4">
            <text:p>4</text:p>
          </table:table-cell>
          <table:table-cell table:formula="of:=IF([.F471]=5;[.A471];CONCATENATE(&quot;0&quot;;[.A471]))" office:value-type="string" office:string-value="05380">
            <text:p>05380</text:p>
          </table:table-cell>
          <table:table-cell office:value-type="string">
            <text:p>05380</text:p>
          </table:table-cell>
          <table:table-cell office:value-type="string">
            <text:p>La Estrella</text:p>
          </table:table-cell>
          <table:table-cell table:formula="of:=(CONCATENATE(&quot;insert into `Ciudad`(`Nombre`,`Codigo`) values('&quot;;[.I471];&quot;','&quot;;[.H471];&quot;');&quot;))" office:value-type="string" office:string-value="insert into `Ciudad`(`Nombre`,`Codigo`) values('La Estrella','05380');">
            <text:p>insert into `Ciudad`(`Nombre`,`Codigo`) values('La Estrella','05380');</text:p>
          </table:table-cell>
          <table:table-cell table:formula="of:=CONCATENATE(&quot;new Ciudad{Codigo=&quot;&quot;&quot;;[.H471];&quot;&quot;&quot;,Nombre=&quot;&quot;&quot;;[.I471];&quot;&quot;&quot;},&quot;)" office:value-type="string" office:string-value="new Ciudad{Codigo=&quot;05380&quot;,Nombre=&quot;La Estrella&quot;},">
            <text:p>new Ciudad{Codigo="05380",Nombre="La Estrella"},</text:p>
          </table:table-cell>
          <table:table-cell table:formula="of:=LEN([.B471])" office:value-type="float" office:value="11">
            <text:p>11</text:p>
          </table:table-cell>
        </table:table-row>
        <table:table-row table:style-name="ro2">
          <table:table-cell table:style-name="ce1" office:value-type="float" office:value="52381">
            <text:p>52381</text:p>
          </table:table-cell>
          <table:table-cell table:style-name="ce2" office:value-type="string">
            <text:p>LA FLORIDA</text:p>
          </table:table-cell>
          <table:table-cell table:style-name="ce1" office:value-type="string">
            <text:p>Nariño</text:p>
          </table:table-cell>
          <table:table-cell table:formula="of:=LOWER([.B472])" office:value-type="string" office:string-value="la florida">
            <text:p>la florida</text:p>
          </table:table-cell>
          <table:table-cell table:formula="of:=PROPER([.D472])" office:value-type="string" office:string-value="La Florida">
            <text:p>La Florida</text:p>
          </table:table-cell>
          <table:table-cell table:formula="of:=LEN([.A472])" office:value-type="float" office:value="5">
            <text:p>5</text:p>
          </table:table-cell>
          <table:table-cell table:formula="of:=IF([.F472]=5;[.A472];CONCATENATE(&quot;0&quot;;[.A472]))" office:value-type="float" office:value="52381">
            <text:p>52381</text:p>
          </table:table-cell>
          <table:table-cell office:value-type="float" office:value="52381">
            <text:p>52381</text:p>
          </table:table-cell>
          <table:table-cell office:value-type="string">
            <text:p>La Florida</text:p>
          </table:table-cell>
          <table:table-cell table:formula="of:=(CONCATENATE(&quot;insert into `Ciudad`(`Nombre`,`Codigo`) values('&quot;;[.I472];&quot;','&quot;;[.H472];&quot;');&quot;))" office:value-type="string" office:string-value="insert into `Ciudad`(`Nombre`,`Codigo`) values('La Florida','52381');">
            <text:p>insert into `Ciudad`(`Nombre`,`Codigo`) values('La Florida','52381');</text:p>
          </table:table-cell>
          <table:table-cell table:formula="of:=CONCATENATE(&quot;new Ciudad{Codigo=&quot;&quot;&quot;;[.H472];&quot;&quot;&quot;,Nombre=&quot;&quot;&quot;;[.I472];&quot;&quot;&quot;},&quot;)" office:value-type="string" office:string-value="new Ciudad{Codigo=&quot;52381&quot;,Nombre=&quot;La Florida&quot;},">
            <text:p>new Ciudad{Codigo="52381",Nombre="La Florida"},</text:p>
          </table:table-cell>
          <table:table-cell table:formula="of:=LEN([.B472])" office:value-type="float" office:value="10">
            <text:p>10</text:p>
          </table:table-cell>
        </table:table-row>
        <table:table-row table:style-name="ro2">
          <table:table-cell table:style-name="ce1" office:value-type="float" office:value="20383">
            <text:p>20383</text:p>
          </table:table-cell>
          <table:table-cell table:style-name="ce2" office:value-type="string">
            <text:p>LA GLORIA</text:p>
          </table:table-cell>
          <table:table-cell table:style-name="ce1" office:value-type="string">
            <text:p>Cesar</text:p>
          </table:table-cell>
          <table:table-cell table:formula="of:=LOWER([.B473])" office:value-type="string" office:string-value="la gloria">
            <text:p>la gloria</text:p>
          </table:table-cell>
          <table:table-cell table:formula="of:=PROPER([.D473])" office:value-type="string" office:string-value="La Gloria">
            <text:p>La Gloria</text:p>
          </table:table-cell>
          <table:table-cell table:formula="of:=LEN([.A473])" office:value-type="float" office:value="5">
            <text:p>5</text:p>
          </table:table-cell>
          <table:table-cell table:formula="of:=IF([.F473]=5;[.A473];CONCATENATE(&quot;0&quot;;[.A473]))" office:value-type="float" office:value="20383">
            <text:p>20383</text:p>
          </table:table-cell>
          <table:table-cell office:value-type="float" office:value="20383">
            <text:p>20383</text:p>
          </table:table-cell>
          <table:table-cell office:value-type="string">
            <text:p>La Gloria</text:p>
          </table:table-cell>
          <table:table-cell table:formula="of:=(CONCATENATE(&quot;insert into `Ciudad`(`Nombre`,`Codigo`) values('&quot;;[.I473];&quot;','&quot;;[.H473];&quot;');&quot;))" office:value-type="string" office:string-value="insert into `Ciudad`(`Nombre`,`Codigo`) values('La Gloria','20383');">
            <text:p>insert into `Ciudad`(`Nombre`,`Codigo`) values('La Gloria','20383');</text:p>
          </table:table-cell>
          <table:table-cell table:formula="of:=CONCATENATE(&quot;new Ciudad{Codigo=&quot;&quot;&quot;;[.H473];&quot;&quot;&quot;,Nombre=&quot;&quot;&quot;;[.I473];&quot;&quot;&quot;},&quot;)" office:value-type="string" office:string-value="new Ciudad{Codigo=&quot;20383&quot;,Nombre=&quot;La Gloria&quot;},">
            <text:p>new Ciudad{Codigo="20383",Nombre="La Gloria"},</text:p>
          </table:table-cell>
          <table:table-cell table:formula="of:=LEN([.B473])" office:value-type="float" office:value="9">
            <text:p>9</text:p>
          </table:table-cell>
        </table:table-row>
        <table:table-row table:style-name="ro2">
          <table:table-cell table:style-name="ce1" office:value-type="float" office:value="94885">
            <text:p>94885</text:p>
          </table:table-cell>
          <table:table-cell table:style-name="ce2" office:value-type="string">
            <text:p>LA GUADALUPE</text:p>
          </table:table-cell>
          <table:table-cell table:style-name="ce1" office:value-type="string">
            <text:p>Guainía</text:p>
          </table:table-cell>
          <table:table-cell table:formula="of:=LOWER([.B474])" office:value-type="string" office:string-value="la guadalupe">
            <text:p>la guadalupe</text:p>
          </table:table-cell>
          <table:table-cell table:formula="of:=PROPER([.D474])" office:value-type="string" office:string-value="La Guadalupe">
            <text:p>La Guadalupe</text:p>
          </table:table-cell>
          <table:table-cell table:formula="of:=LEN([.A474])" office:value-type="float" office:value="5">
            <text:p>5</text:p>
          </table:table-cell>
          <table:table-cell table:formula="of:=IF([.F474]=5;[.A474];CONCATENATE(&quot;0&quot;;[.A474]))" office:value-type="float" office:value="94885">
            <text:p>94885</text:p>
          </table:table-cell>
          <table:table-cell office:value-type="float" office:value="94885">
            <text:p>94885</text:p>
          </table:table-cell>
          <table:table-cell office:value-type="string">
            <text:p>La Guadalupe</text:p>
          </table:table-cell>
          <table:table-cell table:formula="of:=(CONCATENATE(&quot;insert into `Ciudad`(`Nombre`,`Codigo`) values('&quot;;[.I474];&quot;','&quot;;[.H474];&quot;');&quot;))" office:value-type="string" office:string-value="insert into `Ciudad`(`Nombre`,`Codigo`) values('La Guadalupe','94885');">
            <text:p>insert into `Ciudad`(`Nombre`,`Codigo`) values('La Guadalupe','94885');</text:p>
          </table:table-cell>
          <table:table-cell table:formula="of:=CONCATENATE(&quot;new Ciudad{Codigo=&quot;&quot;&quot;;[.H474];&quot;&quot;&quot;,Nombre=&quot;&quot;&quot;;[.I474];&quot;&quot;&quot;},&quot;)" office:value-type="string" office:string-value="new Ciudad{Codigo=&quot;94885&quot;,Nombre=&quot;La Guadalupe&quot;},">
            <text:p>new Ciudad{Codigo="94885",Nombre="La Guadalupe"},</text:p>
          </table:table-cell>
          <table:table-cell table:formula="of:=LEN([.B474])" office:value-type="float" office:value="12">
            <text:p>12</text:p>
          </table:table-cell>
        </table:table-row>
        <table:table-row table:style-name="ro2">
          <table:table-cell table:style-name="ce1" office:value-type="float" office:value="20400">
            <text:p>20400</text:p>
          </table:table-cell>
          <table:table-cell table:style-name="ce2" office:value-type="string">
            <text:p>LA JAGUA DE IBIRICO</text:p>
          </table:table-cell>
          <table:table-cell table:style-name="ce1" office:value-type="string">
            <text:p>Cesar</text:p>
          </table:table-cell>
          <table:table-cell table:formula="of:=LOWER([.B475])" office:value-type="string" office:string-value="la jagua de ibirico">
            <text:p>la jagua de ibirico</text:p>
          </table:table-cell>
          <table:table-cell table:formula="of:=PROPER([.D475])" office:value-type="string" office:string-value="La Jagua De Ibirico">
            <text:p>La Jagua De Ibirico</text:p>
          </table:table-cell>
          <table:table-cell table:formula="of:=LEN([.A475])" office:value-type="float" office:value="5">
            <text:p>5</text:p>
          </table:table-cell>
          <table:table-cell table:formula="of:=IF([.F475]=5;[.A475];CONCATENATE(&quot;0&quot;;[.A475]))" office:value-type="float" office:value="20400">
            <text:p>20400</text:p>
          </table:table-cell>
          <table:table-cell office:value-type="float" office:value="20400">
            <text:p>20400</text:p>
          </table:table-cell>
          <table:table-cell office:value-type="string">
            <text:p>La Jagua de Ibirico</text:p>
          </table:table-cell>
          <table:table-cell table:formula="of:=(CONCATENATE(&quot;insert into `Ciudad`(`Nombre`,`Codigo`) values('&quot;;[.I475];&quot;','&quot;;[.H475];&quot;');&quot;))" office:value-type="string" office:string-value="insert into `Ciudad`(`Nombre`,`Codigo`) values('La Jagua de Ibirico','20400');">
            <text:p>insert into `Ciudad`(`Nombre`,`Codigo`) values('La Jagua de Ibirico','20400');</text:p>
          </table:table-cell>
          <table:table-cell table:formula="of:=CONCATENATE(&quot;new Ciudad{Codigo=&quot;&quot;&quot;;[.H475];&quot;&quot;&quot;,Nombre=&quot;&quot;&quot;;[.I475];&quot;&quot;&quot;},&quot;)" office:value-type="string" office:string-value="new Ciudad{Codigo=&quot;20400&quot;,Nombre=&quot;La Jagua de Ibirico&quot;},">
            <text:p>new Ciudad{Codigo="20400",Nombre="La Jagua de Ibirico"},</text:p>
          </table:table-cell>
          <table:table-cell table:formula="of:=LEN([.B475])" office:value-type="float" office:value="19">
            <text:p>19</text:p>
          </table:table-cell>
        </table:table-row>
        <table:table-row table:style-name="ro2">
          <table:table-cell table:style-name="ce1" office:value-type="float" office:value="44420">
            <text:p>44420</text:p>
          </table:table-cell>
          <table:table-cell table:style-name="ce2" office:value-type="string">
            <text:p>LA JAGUA DEL PILAR</text:p>
          </table:table-cell>
          <table:table-cell table:style-name="ce1" office:value-type="string">
            <text:p>La Guajira</text:p>
          </table:table-cell>
          <table:table-cell table:formula="of:=LOWER([.B476])" office:value-type="string" office:string-value="la jagua del pilar">
            <text:p>la jagua del pilar</text:p>
          </table:table-cell>
          <table:table-cell table:formula="of:=PROPER([.D476])" office:value-type="string" office:string-value="La Jagua Del Pilar">
            <text:p>La Jagua Del Pilar</text:p>
          </table:table-cell>
          <table:table-cell table:formula="of:=LEN([.A476])" office:value-type="float" office:value="5">
            <text:p>5</text:p>
          </table:table-cell>
          <table:table-cell table:formula="of:=IF([.F476]=5;[.A476];CONCATENATE(&quot;0&quot;;[.A476]))" office:value-type="float" office:value="44420">
            <text:p>44420</text:p>
          </table:table-cell>
          <table:table-cell office:value-type="float" office:value="44420">
            <text:p>44420</text:p>
          </table:table-cell>
          <table:table-cell office:value-type="string">
            <text:p>La Jagua del Pilar</text:p>
          </table:table-cell>
          <table:table-cell table:formula="of:=(CONCATENATE(&quot;insert into `Ciudad`(`Nombre`,`Codigo`) values('&quot;;[.I476];&quot;','&quot;;[.H476];&quot;');&quot;))" office:value-type="string" office:string-value="insert into `Ciudad`(`Nombre`,`Codigo`) values('La Jagua del Pilar','44420');">
            <text:p>insert into `Ciudad`(`Nombre`,`Codigo`) values('La Jagua del Pilar','44420');</text:p>
          </table:table-cell>
          <table:table-cell table:formula="of:=CONCATENATE(&quot;new Ciudad{Codigo=&quot;&quot;&quot;;[.H476];&quot;&quot;&quot;,Nombre=&quot;&quot;&quot;;[.I476];&quot;&quot;&quot;},&quot;)" office:value-type="string" office:string-value="new Ciudad{Codigo=&quot;44420&quot;,Nombre=&quot;La Jagua del Pilar&quot;},">
            <text:p>new Ciudad{Codigo="44420",Nombre="La Jagua del Pilar"},</text:p>
          </table:table-cell>
          <table:table-cell table:formula="of:=LEN([.B476])" office:value-type="float" office:value="18">
            <text:p>18</text:p>
          </table:table-cell>
        </table:table-row>
        <table:table-row table:style-name="ro2">
          <table:table-cell table:style-name="ce1" office:value-type="float" office:value="52385">
            <text:p>52385</text:p>
          </table:table-cell>
          <table:table-cell table:style-name="ce2" office:value-type="string">
            <text:p>LA LLANADA</text:p>
          </table:table-cell>
          <table:table-cell table:style-name="ce1" office:value-type="string">
            <text:p>Nariño</text:p>
          </table:table-cell>
          <table:table-cell table:formula="of:=LOWER([.B477])" office:value-type="string" office:string-value="la llanada">
            <text:p>la llanada</text:p>
          </table:table-cell>
          <table:table-cell table:formula="of:=PROPER([.D477])" office:value-type="string" office:string-value="La Llanada">
            <text:p>La Llanada</text:p>
          </table:table-cell>
          <table:table-cell table:formula="of:=LEN([.A477])" office:value-type="float" office:value="5">
            <text:p>5</text:p>
          </table:table-cell>
          <table:table-cell table:formula="of:=IF([.F477]=5;[.A477];CONCATENATE(&quot;0&quot;;[.A477]))" office:value-type="float" office:value="52385">
            <text:p>52385</text:p>
          </table:table-cell>
          <table:table-cell office:value-type="float" office:value="52385">
            <text:p>52385</text:p>
          </table:table-cell>
          <table:table-cell office:value-type="string">
            <text:p>La Llanada</text:p>
          </table:table-cell>
          <table:table-cell table:formula="of:=(CONCATENATE(&quot;insert into `Ciudad`(`Nombre`,`Codigo`) values('&quot;;[.I477];&quot;','&quot;;[.H477];&quot;');&quot;))" office:value-type="string" office:string-value="insert into `Ciudad`(`Nombre`,`Codigo`) values('La Llanada','52385');">
            <text:p>insert into `Ciudad`(`Nombre`,`Codigo`) values('La Llanada','52385');</text:p>
          </table:table-cell>
          <table:table-cell table:formula="of:=CONCATENATE(&quot;new Ciudad{Codigo=&quot;&quot;&quot;;[.H477];&quot;&quot;&quot;,Nombre=&quot;&quot;&quot;;[.I477];&quot;&quot;&quot;},&quot;)" office:value-type="string" office:string-value="new Ciudad{Codigo=&quot;52385&quot;,Nombre=&quot;La Llanada&quot;},">
            <text:p>new Ciudad{Codigo="52385",Nombre="La Llanada"},</text:p>
          </table:table-cell>
          <table:table-cell table:formula="of:=LEN([.B477])" office:value-type="float" office:value="10">
            <text:p>10</text:p>
          </table:table-cell>
        </table:table-row>
        <table:table-row table:style-name="ro2">
          <table:table-cell table:style-name="ce1" office:value-type="float" office:value="50350">
            <text:p>50350</text:p>
          </table:table-cell>
          <table:table-cell table:style-name="ce2" office:value-type="string">
            <text:p>LA MACARENA</text:p>
          </table:table-cell>
          <table:table-cell table:style-name="ce1" office:value-type="string">
            <text:p>Meta</text:p>
          </table:table-cell>
          <table:table-cell table:formula="of:=LOWER([.B478])" office:value-type="string" office:string-value="la macarena">
            <text:p>la macarena</text:p>
          </table:table-cell>
          <table:table-cell table:formula="of:=PROPER([.D478])" office:value-type="string" office:string-value="La Macarena">
            <text:p>La Macarena</text:p>
          </table:table-cell>
          <table:table-cell table:formula="of:=LEN([.A478])" office:value-type="float" office:value="5">
            <text:p>5</text:p>
          </table:table-cell>
          <table:table-cell table:formula="of:=IF([.F478]=5;[.A478];CONCATENATE(&quot;0&quot;;[.A478]))" office:value-type="float" office:value="50350">
            <text:p>50350</text:p>
          </table:table-cell>
          <table:table-cell office:value-type="float" office:value="50350">
            <text:p>50350</text:p>
          </table:table-cell>
          <table:table-cell office:value-type="string">
            <text:p>La Macarena</text:p>
          </table:table-cell>
          <table:table-cell table:formula="of:=(CONCATENATE(&quot;insert into `Ciudad`(`Nombre`,`Codigo`) values('&quot;;[.I478];&quot;','&quot;;[.H478];&quot;');&quot;))" office:value-type="string" office:string-value="insert into `Ciudad`(`Nombre`,`Codigo`) values('La Macarena','50350');">
            <text:p>insert into `Ciudad`(`Nombre`,`Codigo`) values('La Macarena','50350');</text:p>
          </table:table-cell>
          <table:table-cell table:formula="of:=CONCATENATE(&quot;new Ciudad{Codigo=&quot;&quot;&quot;;[.H478];&quot;&quot;&quot;,Nombre=&quot;&quot;&quot;;[.I478];&quot;&quot;&quot;},&quot;)" office:value-type="string" office:string-value="new Ciudad{Codigo=&quot;50350&quot;,Nombre=&quot;La Macarena&quot;},">
            <text:p>new Ciudad{Codigo="50350",Nombre="La Macarena"},</text:p>
          </table:table-cell>
          <table:table-cell table:formula="of:=LEN([.B478])" office:value-type="float" office:value="11">
            <text:p>11</text:p>
          </table:table-cell>
        </table:table-row>
        <table:table-row table:style-name="ro2">
          <table:table-cell table:style-name="ce1" office:value-type="float" office:value="17388">
            <text:p>17388</text:p>
          </table:table-cell>
          <table:table-cell table:style-name="ce2" office:value-type="string">
            <text:p>LA MERCED</text:p>
          </table:table-cell>
          <table:table-cell table:style-name="ce1" office:value-type="string">
            <text:p>Caldas</text:p>
          </table:table-cell>
          <table:table-cell table:formula="of:=LOWER([.B479])" office:value-type="string" office:string-value="la merced">
            <text:p>la merced</text:p>
          </table:table-cell>
          <table:table-cell table:formula="of:=PROPER([.D479])" office:value-type="string" office:string-value="La Merced">
            <text:p>La Merced</text:p>
          </table:table-cell>
          <table:table-cell table:formula="of:=LEN([.A479])" office:value-type="float" office:value="5">
            <text:p>5</text:p>
          </table:table-cell>
          <table:table-cell table:formula="of:=IF([.F479]=5;[.A479];CONCATENATE(&quot;0&quot;;[.A479]))" office:value-type="float" office:value="17388">
            <text:p>17388</text:p>
          </table:table-cell>
          <table:table-cell office:value-type="float" office:value="17388">
            <text:p>17388</text:p>
          </table:table-cell>
          <table:table-cell office:value-type="string">
            <text:p>La Merced</text:p>
          </table:table-cell>
          <table:table-cell table:formula="of:=(CONCATENATE(&quot;insert into `Ciudad`(`Nombre`,`Codigo`) values('&quot;;[.I479];&quot;','&quot;;[.H479];&quot;');&quot;))" office:value-type="string" office:string-value="insert into `Ciudad`(`Nombre`,`Codigo`) values('La Merced','17388');">
            <text:p>insert into `Ciudad`(`Nombre`,`Codigo`) values('La Merced','17388');</text:p>
          </table:table-cell>
          <table:table-cell table:formula="of:=CONCATENATE(&quot;new Ciudad{Codigo=&quot;&quot;&quot;;[.H479];&quot;&quot;&quot;,Nombre=&quot;&quot;&quot;;[.I479];&quot;&quot;&quot;},&quot;)" office:value-type="string" office:string-value="new Ciudad{Codigo=&quot;17388&quot;,Nombre=&quot;La Merced&quot;},">
            <text:p>new Ciudad{Codigo="17388",Nombre="La Merced"},</text:p>
          </table:table-cell>
          <table:table-cell table:formula="of:=LEN([.B479])" office:value-type="float" office:value="9">
            <text:p>9</text:p>
          </table:table-cell>
        </table:table-row>
        <table:table-row table:style-name="ro2">
          <table:table-cell table:style-name="ce1" office:value-type="float" office:value="25386">
            <text:p>25386</text:p>
          </table:table-cell>
          <table:table-cell table:style-name="ce2" office:value-type="string">
            <text:p>LA MESA</text:p>
          </table:table-cell>
          <table:table-cell table:style-name="ce1" office:value-type="string">
            <text:p>Cundinamarca</text:p>
          </table:table-cell>
          <table:table-cell table:formula="of:=LOWER([.B480])" office:value-type="string" office:string-value="la mesa">
            <text:p>la mesa</text:p>
          </table:table-cell>
          <table:table-cell table:formula="of:=PROPER([.D480])" office:value-type="string" office:string-value="La Mesa">
            <text:p>La Mesa</text:p>
          </table:table-cell>
          <table:table-cell table:formula="of:=LEN([.A480])" office:value-type="float" office:value="5">
            <text:p>5</text:p>
          </table:table-cell>
          <table:table-cell table:formula="of:=IF([.F480]=5;[.A480];CONCATENATE(&quot;0&quot;;[.A480]))" office:value-type="float" office:value="25386">
            <text:p>25386</text:p>
          </table:table-cell>
          <table:table-cell office:value-type="float" office:value="25386">
            <text:p>25386</text:p>
          </table:table-cell>
          <table:table-cell office:value-type="string">
            <text:p>La Mesa</text:p>
          </table:table-cell>
          <table:table-cell table:formula="of:=(CONCATENATE(&quot;insert into `Ciudad`(`Nombre`,`Codigo`) values('&quot;;[.I480];&quot;','&quot;;[.H480];&quot;');&quot;))" office:value-type="string" office:string-value="insert into `Ciudad`(`Nombre`,`Codigo`) values('La Mesa','25386');">
            <text:p>insert into `Ciudad`(`Nombre`,`Codigo`) values('La Mesa','25386');</text:p>
          </table:table-cell>
          <table:table-cell table:formula="of:=CONCATENATE(&quot;new Ciudad{Codigo=&quot;&quot;&quot;;[.H480];&quot;&quot;&quot;,Nombre=&quot;&quot;&quot;;[.I480];&quot;&quot;&quot;},&quot;)" office:value-type="string" office:string-value="new Ciudad{Codigo=&quot;25386&quot;,Nombre=&quot;La Mesa&quot;},">
            <text:p>new Ciudad{Codigo="25386",Nombre="La Mesa"},</text:p>
          </table:table-cell>
          <table:table-cell table:formula="of:=LEN([.B480])" office:value-type="float" office:value="7">
            <text:p>7</text:p>
          </table:table-cell>
        </table:table-row>
        <table:table-row table:style-name="ro2">
          <table:table-cell table:style-name="ce1" office:value-type="float" office:value="18410">
            <text:p>18410</text:p>
          </table:table-cell>
          <table:table-cell table:style-name="ce2" office:value-type="string">
            <text:p>LA MONTAÑITA</text:p>
          </table:table-cell>
          <table:table-cell table:style-name="ce1" office:value-type="string">
            <text:p>Caquetá</text:p>
          </table:table-cell>
          <table:table-cell table:formula="of:=LOWER([.B481])" office:value-type="string" office:string-value="la montañita">
            <text:p>la montañita</text:p>
          </table:table-cell>
          <table:table-cell table:formula="of:=PROPER([.D481])" office:value-type="string" office:string-value="La Montañita">
            <text:p>La Montañita</text:p>
          </table:table-cell>
          <table:table-cell table:formula="of:=LEN([.A481])" office:value-type="float" office:value="5">
            <text:p>5</text:p>
          </table:table-cell>
          <table:table-cell table:formula="of:=IF([.F481]=5;[.A481];CONCATENATE(&quot;0&quot;;[.A481]))" office:value-type="float" office:value="18410">
            <text:p>18410</text:p>
          </table:table-cell>
          <table:table-cell office:value-type="float" office:value="18410">
            <text:p>18410</text:p>
          </table:table-cell>
          <table:table-cell office:value-type="string">
            <text:p>La Montañita</text:p>
          </table:table-cell>
          <table:table-cell table:formula="of:=(CONCATENATE(&quot;insert into `Ciudad`(`Nombre`,`Codigo`) values('&quot;;[.I481];&quot;','&quot;;[.H481];&quot;');&quot;))" office:value-type="string" office:string-value="insert into `Ciudad`(`Nombre`,`Codigo`) values('La Montañita','18410');">
            <text:p>insert into `Ciudad`(`Nombre`,`Codigo`) values('La Montañita','18410');</text:p>
          </table:table-cell>
          <table:table-cell table:formula="of:=CONCATENATE(&quot;new Ciudad{Codigo=&quot;&quot;&quot;;[.H481];&quot;&quot;&quot;,Nombre=&quot;&quot;&quot;;[.I481];&quot;&quot;&quot;},&quot;)" office:value-type="string" office:string-value="new Ciudad{Codigo=&quot;18410&quot;,Nombre=&quot;La Montañita&quot;},">
            <text:p>new Ciudad{Codigo="18410",Nombre="La Montañita"},</text:p>
          </table:table-cell>
          <table:table-cell table:formula="of:=LEN([.B481])" office:value-type="float" office:value="12">
            <text:p>12</text:p>
          </table:table-cell>
        </table:table-row>
        <table:table-row table:style-name="ro2">
          <table:table-cell table:style-name="ce1" office:value-type="float" office:value="25394">
            <text:p>25394</text:p>
          </table:table-cell>
          <table:table-cell table:style-name="ce2" office:value-type="string">
            <text:p>LA PALMA</text:p>
          </table:table-cell>
          <table:table-cell table:style-name="ce1" office:value-type="string">
            <text:p>Cundinamarca</text:p>
          </table:table-cell>
          <table:table-cell table:formula="of:=LOWER([.B482])" office:value-type="string" office:string-value="la palma">
            <text:p>la palma</text:p>
          </table:table-cell>
          <table:table-cell table:formula="of:=PROPER([.D482])" office:value-type="string" office:string-value="La Palma">
            <text:p>La Palma</text:p>
          </table:table-cell>
          <table:table-cell table:formula="of:=LEN([.A482])" office:value-type="float" office:value="5">
            <text:p>5</text:p>
          </table:table-cell>
          <table:table-cell table:formula="of:=IF([.F482]=5;[.A482];CONCATENATE(&quot;0&quot;;[.A482]))" office:value-type="float" office:value="25394">
            <text:p>25394</text:p>
          </table:table-cell>
          <table:table-cell office:value-type="float" office:value="25394">
            <text:p>25394</text:p>
          </table:table-cell>
          <table:table-cell office:value-type="string">
            <text:p>La Palma</text:p>
          </table:table-cell>
          <table:table-cell table:formula="of:=(CONCATENATE(&quot;insert into `Ciudad`(`Nombre`,`Codigo`) values('&quot;;[.I482];&quot;','&quot;;[.H482];&quot;');&quot;))" office:value-type="string" office:string-value="insert into `Ciudad`(`Nombre`,`Codigo`) values('La Palma','25394');">
            <text:p>insert into `Ciudad`(`Nombre`,`Codigo`) values('La Palma','25394');</text:p>
          </table:table-cell>
          <table:table-cell table:formula="of:=CONCATENATE(&quot;new Ciudad{Codigo=&quot;&quot;&quot;;[.H482];&quot;&quot;&quot;,Nombre=&quot;&quot;&quot;;[.I482];&quot;&quot;&quot;},&quot;)" office:value-type="string" office:string-value="new Ciudad{Codigo=&quot;25394&quot;,Nombre=&quot;La Palma&quot;},">
            <text:p>new Ciudad{Codigo="25394",Nombre="La Palma"},</text:p>
          </table:table-cell>
          <table:table-cell table:formula="of:=LEN([.B482])" office:value-type="float" office:value="8">
            <text:p>8</text:p>
          </table:table-cell>
        </table:table-row>
        <table:table-row table:style-name="ro2">
          <table:table-cell table:style-name="ce1" office:value-type="float" office:value="20621">
            <text:p>20621</text:p>
          </table:table-cell>
          <table:table-cell table:style-name="ce2" office:value-type="string">
            <text:p>LA PAZ</text:p>
          </table:table-cell>
          <table:table-cell table:style-name="ce1" office:value-type="string">
            <text:p>Cesar</text:p>
          </table:table-cell>
          <table:table-cell table:formula="of:=LOWER([.B483])" office:value-type="string" office:string-value="la paz">
            <text:p>la paz</text:p>
          </table:table-cell>
          <table:table-cell table:formula="of:=PROPER([.D483])" office:value-type="string" office:string-value="La Paz">
            <text:p>La Paz</text:p>
          </table:table-cell>
          <table:table-cell table:formula="of:=LEN([.A483])" office:value-type="float" office:value="5">
            <text:p>5</text:p>
          </table:table-cell>
          <table:table-cell table:formula="of:=IF([.F483]=5;[.A483];CONCATENATE(&quot;0&quot;;[.A483]))" office:value-type="float" office:value="20621">
            <text:p>20621</text:p>
          </table:table-cell>
          <table:table-cell office:value-type="float" office:value="20621">
            <text:p>20621</text:p>
          </table:table-cell>
          <table:table-cell office:value-type="string">
            <text:p>La Paz</text:p>
          </table:table-cell>
          <table:table-cell table:formula="of:=(CONCATENATE(&quot;insert into `Ciudad`(`Nombre`,`Codigo`) values('&quot;;[.I483];&quot;','&quot;;[.H483];&quot;');&quot;))" office:value-type="string" office:string-value="insert into `Ciudad`(`Nombre`,`Codigo`) values('La Paz','20621');">
            <text:p>insert into `Ciudad`(`Nombre`,`Codigo`) values('La Paz','20621');</text:p>
          </table:table-cell>
          <table:table-cell table:formula="of:=CONCATENATE(&quot;new Ciudad{Codigo=&quot;&quot;&quot;;[.H483];&quot;&quot;&quot;,Nombre=&quot;&quot;&quot;;[.I483];&quot;&quot;&quot;},&quot;)" office:value-type="string" office:string-value="new Ciudad{Codigo=&quot;20621&quot;,Nombre=&quot;La Paz&quot;},">
            <text:p>new Ciudad{Codigo="20621",Nombre="La Paz"},</text:p>
          </table:table-cell>
          <table:table-cell table:formula="of:=LEN([.B483])" office:value-type="float" office:value="6">
            <text:p>6</text:p>
          </table:table-cell>
        </table:table-row>
        <table:table-row table:style-name="ro2">
          <table:table-cell table:style-name="ce1" office:value-type="float" office:value="68397">
            <text:p>68397</text:p>
          </table:table-cell>
          <table:table-cell table:style-name="ce2" office:value-type="string">
            <text:p>LA PAZ</text:p>
          </table:table-cell>
          <table:table-cell table:style-name="ce1" office:value-type="string">
            <text:p>Santander</text:p>
          </table:table-cell>
          <table:table-cell table:formula="of:=LOWER([.B484])" office:value-type="string" office:string-value="la paz">
            <text:p>la paz</text:p>
          </table:table-cell>
          <table:table-cell table:formula="of:=PROPER([.D484])" office:value-type="string" office:string-value="La Paz">
            <text:p>La Paz</text:p>
          </table:table-cell>
          <table:table-cell table:formula="of:=LEN([.A484])" office:value-type="float" office:value="5">
            <text:p>5</text:p>
          </table:table-cell>
          <table:table-cell table:formula="of:=IF([.F484]=5;[.A484];CONCATENATE(&quot;0&quot;;[.A484]))" office:value-type="float" office:value="68397">
            <text:p>68397</text:p>
          </table:table-cell>
          <table:table-cell office:value-type="float" office:value="68397">
            <text:p>68397</text:p>
          </table:table-cell>
          <table:table-cell office:value-type="string">
            <text:p>La Paz</text:p>
          </table:table-cell>
          <table:table-cell table:formula="of:=(CONCATENATE(&quot;insert into `Ciudad`(`Nombre`,`Codigo`) values('&quot;;[.I484];&quot;','&quot;;[.H484];&quot;');&quot;))" office:value-type="string" office:string-value="insert into `Ciudad`(`Nombre`,`Codigo`) values('La Paz','68397');">
            <text:p>insert into `Ciudad`(`Nombre`,`Codigo`) values('La Paz','68397');</text:p>
          </table:table-cell>
          <table:table-cell table:formula="of:=CONCATENATE(&quot;new Ciudad{Codigo=&quot;&quot;&quot;;[.H484];&quot;&quot;&quot;,Nombre=&quot;&quot;&quot;;[.I484];&quot;&quot;&quot;},&quot;)" office:value-type="string" office:string-value="new Ciudad{Codigo=&quot;68397&quot;,Nombre=&quot;La Paz&quot;},">
            <text:p>new Ciudad{Codigo="68397",Nombre="La Paz"},</text:p>
          </table:table-cell>
          <table:table-cell table:formula="of:=LEN([.B484])" office:value-type="float" office:value="6">
            <text:p>6</text:p>
          </table:table-cell>
        </table:table-row>
        <table:table-row table:style-name="ro2">
          <table:table-cell table:style-name="ce1" office:value-type="float" office:value="91407">
            <text:p>91407</text:p>
          </table:table-cell>
          <table:table-cell table:style-name="ce2" office:value-type="string">
            <text:p>LA PEDRERA</text:p>
          </table:table-cell>
          <table:table-cell table:style-name="ce1" office:value-type="string">
            <text:p>Amazonas</text:p>
          </table:table-cell>
          <table:table-cell table:formula="of:=LOWER([.B485])" office:value-type="string" office:string-value="la pedrera">
            <text:p>la pedrera</text:p>
          </table:table-cell>
          <table:table-cell table:formula="of:=PROPER([.D485])" office:value-type="string" office:string-value="La Pedrera">
            <text:p>La Pedrera</text:p>
          </table:table-cell>
          <table:table-cell table:formula="of:=LEN([.A485])" office:value-type="float" office:value="5">
            <text:p>5</text:p>
          </table:table-cell>
          <table:table-cell table:formula="of:=IF([.F485]=5;[.A485];CONCATENATE(&quot;0&quot;;[.A485]))" office:value-type="float" office:value="91407">
            <text:p>91407</text:p>
          </table:table-cell>
          <table:table-cell office:value-type="float" office:value="91407">
            <text:p>91407</text:p>
          </table:table-cell>
          <table:table-cell office:value-type="string">
            <text:p>La Pedrera</text:p>
          </table:table-cell>
          <table:table-cell table:formula="of:=(CONCATENATE(&quot;insert into `Ciudad`(`Nombre`,`Codigo`) values('&quot;;[.I485];&quot;','&quot;;[.H485];&quot;');&quot;))" office:value-type="string" office:string-value="insert into `Ciudad`(`Nombre`,`Codigo`) values('La Pedrera','91407');">
            <text:p>insert into `Ciudad`(`Nombre`,`Codigo`) values('La Pedrera','91407');</text:p>
          </table:table-cell>
          <table:table-cell table:formula="of:=CONCATENATE(&quot;new Ciudad{Codigo=&quot;&quot;&quot;;[.H485];&quot;&quot;&quot;,Nombre=&quot;&quot;&quot;;[.I485];&quot;&quot;&quot;},&quot;)" office:value-type="string" office:string-value="new Ciudad{Codigo=&quot;91407&quot;,Nombre=&quot;La Pedrera&quot;},">
            <text:p>new Ciudad{Codigo="91407",Nombre="La Pedrera"},</text:p>
          </table:table-cell>
          <table:table-cell table:formula="of:=LEN([.B485])" office:value-type="float" office:value="10">
            <text:p>10</text:p>
          </table:table-cell>
        </table:table-row>
        <table:table-row table:style-name="ro2">
          <table:table-cell table:style-name="ce1" office:value-type="float" office:value="25398">
            <text:p>25398</text:p>
          </table:table-cell>
          <table:table-cell table:style-name="ce2" office:value-type="string">
            <text:p>LA PEÑA</text:p>
          </table:table-cell>
          <table:table-cell table:style-name="ce1" office:value-type="string">
            <text:p>Cundinamarca</text:p>
          </table:table-cell>
          <table:table-cell table:formula="of:=LOWER([.B486])" office:value-type="string" office:string-value="la peña">
            <text:p>la peña</text:p>
          </table:table-cell>
          <table:table-cell table:formula="of:=PROPER([.D486])" office:value-type="string" office:string-value="La Peña">
            <text:p>La Peña</text:p>
          </table:table-cell>
          <table:table-cell table:formula="of:=LEN([.A486])" office:value-type="float" office:value="5">
            <text:p>5</text:p>
          </table:table-cell>
          <table:table-cell table:formula="of:=IF([.F486]=5;[.A486];CONCATENATE(&quot;0&quot;;[.A486]))" office:value-type="float" office:value="25398">
            <text:p>25398</text:p>
          </table:table-cell>
          <table:table-cell office:value-type="float" office:value="25398">
            <text:p>25398</text:p>
          </table:table-cell>
          <table:table-cell office:value-type="string">
            <text:p>La Peña</text:p>
          </table:table-cell>
          <table:table-cell table:formula="of:=(CONCATENATE(&quot;insert into `Ciudad`(`Nombre`,`Codigo`) values('&quot;;[.I486];&quot;','&quot;;[.H486];&quot;');&quot;))" office:value-type="string" office:string-value="insert into `Ciudad`(`Nombre`,`Codigo`) values('La Peña','25398');">
            <text:p>insert into `Ciudad`(`Nombre`,`Codigo`) values('La Peña','25398');</text:p>
          </table:table-cell>
          <table:table-cell table:formula="of:=CONCATENATE(&quot;new Ciudad{Codigo=&quot;&quot;&quot;;[.H486];&quot;&quot;&quot;,Nombre=&quot;&quot;&quot;;[.I486];&quot;&quot;&quot;},&quot;)" office:value-type="string" office:string-value="new Ciudad{Codigo=&quot;25398&quot;,Nombre=&quot;La Peña&quot;},">
            <text:p>new Ciudad{Codigo="25398",Nombre="La Peña"},</text:p>
          </table:table-cell>
          <table:table-cell table:formula="of:=LEN([.B486])" office:value-type="float" office:value="7">
            <text:p>7</text:p>
          </table:table-cell>
        </table:table-row>
        <table:table-row table:style-name="ro2">
          <table:table-cell table:style-name="ce1" office:value-type="float" office:value="5390">
            <text:p>5390</text:p>
          </table:table-cell>
          <table:table-cell table:style-name="ce2" office:value-type="string">
            <text:p>LA PINTADA</text:p>
          </table:table-cell>
          <table:table-cell table:style-name="ce1" office:value-type="string">
            <text:p>Antioquia</text:p>
          </table:table-cell>
          <table:table-cell table:formula="of:=LOWER([.B487])" office:value-type="string" office:string-value="la pintada">
            <text:p>la pintada</text:p>
          </table:table-cell>
          <table:table-cell table:formula="of:=PROPER([.D487])" office:value-type="string" office:string-value="La Pintada">
            <text:p>La Pintada</text:p>
          </table:table-cell>
          <table:table-cell table:formula="of:=LEN([.A487])" office:value-type="float" office:value="4">
            <text:p>4</text:p>
          </table:table-cell>
          <table:table-cell table:formula="of:=IF([.F487]=5;[.A487];CONCATENATE(&quot;0&quot;;[.A487]))" office:value-type="string" office:string-value="05390">
            <text:p>05390</text:p>
          </table:table-cell>
          <table:table-cell office:value-type="string">
            <text:p>05390</text:p>
          </table:table-cell>
          <table:table-cell office:value-type="string">
            <text:p>La Pintada</text:p>
          </table:table-cell>
          <table:table-cell table:formula="of:=(CONCATENATE(&quot;insert into `Ciudad`(`Nombre`,`Codigo`) values('&quot;;[.I487];&quot;','&quot;;[.H487];&quot;');&quot;))" office:value-type="string" office:string-value="insert into `Ciudad`(`Nombre`,`Codigo`) values('La Pintada','05390');">
            <text:p>insert into `Ciudad`(`Nombre`,`Codigo`) values('La Pintada','05390');</text:p>
          </table:table-cell>
          <table:table-cell table:formula="of:=CONCATENATE(&quot;new Ciudad{Codigo=&quot;&quot;&quot;;[.H487];&quot;&quot;&quot;,Nombre=&quot;&quot;&quot;;[.I487];&quot;&quot;&quot;},&quot;)" office:value-type="string" office:string-value="new Ciudad{Codigo=&quot;05390&quot;,Nombre=&quot;La Pintada&quot;},">
            <text:p>new Ciudad{Codigo="05390",Nombre="La Pintada"},</text:p>
          </table:table-cell>
          <table:table-cell table:formula="of:=LEN([.B487])" office:value-type="float" office:value="10">
            <text:p>10</text:p>
          </table:table-cell>
        </table:table-row>
        <table:table-row table:style-name="ro2">
          <table:table-cell table:style-name="ce1" office:value-type="float" office:value="41396">
            <text:p>41396</text:p>
          </table:table-cell>
          <table:table-cell table:style-name="ce2" office:value-type="string">
            <text:p>LA PLATA</text:p>
          </table:table-cell>
          <table:table-cell table:style-name="ce1" office:value-type="string">
            <text:p>Huila</text:p>
          </table:table-cell>
          <table:table-cell table:formula="of:=LOWER([.B488])" office:value-type="string" office:string-value="la plata">
            <text:p>la plata</text:p>
          </table:table-cell>
          <table:table-cell table:formula="of:=PROPER([.D488])" office:value-type="string" office:string-value="La Plata">
            <text:p>La Plata</text:p>
          </table:table-cell>
          <table:table-cell table:formula="of:=LEN([.A488])" office:value-type="float" office:value="5">
            <text:p>5</text:p>
          </table:table-cell>
          <table:table-cell table:formula="of:=IF([.F488]=5;[.A488];CONCATENATE(&quot;0&quot;;[.A488]))" office:value-type="float" office:value="41396">
            <text:p>41396</text:p>
          </table:table-cell>
          <table:table-cell office:value-type="float" office:value="41396">
            <text:p>41396</text:p>
          </table:table-cell>
          <table:table-cell office:value-type="string">
            <text:p>La Plata</text:p>
          </table:table-cell>
          <table:table-cell table:formula="of:=(CONCATENATE(&quot;insert into `Ciudad`(`Nombre`,`Codigo`) values('&quot;;[.I488];&quot;','&quot;;[.H488];&quot;');&quot;))" office:value-type="string" office:string-value="insert into `Ciudad`(`Nombre`,`Codigo`) values('La Plata','41396');">
            <text:p>insert into `Ciudad`(`Nombre`,`Codigo`) values('La Plata','41396');</text:p>
          </table:table-cell>
          <table:table-cell table:formula="of:=CONCATENATE(&quot;new Ciudad{Codigo=&quot;&quot;&quot;;[.H488];&quot;&quot;&quot;,Nombre=&quot;&quot;&quot;;[.I488];&quot;&quot;&quot;},&quot;)" office:value-type="string" office:string-value="new Ciudad{Codigo=&quot;41396&quot;,Nombre=&quot;La Plata&quot;},">
            <text:p>new Ciudad{Codigo="41396",Nombre="La Plata"},</text:p>
          </table:table-cell>
          <table:table-cell table:formula="of:=LEN([.B488])" office:value-type="float" office:value="8">
            <text:p>8</text:p>
          </table:table-cell>
        </table:table-row>
        <table:table-row table:style-name="ro2">
          <table:table-cell table:style-name="ce1" office:value-type="float" office:value="54398">
            <text:p>54398</text:p>
          </table:table-cell>
          <table:table-cell table:style-name="ce2" office:value-type="string">
            <text:p>LA PLAYA</text:p>
          </table:table-cell>
          <table:table-cell table:style-name="ce1" office:value-type="string">
            <text:p>Norte de Santander</text:p>
          </table:table-cell>
          <table:table-cell table:formula="of:=LOWER([.B489])" office:value-type="string" office:string-value="la playa">
            <text:p>la playa</text:p>
          </table:table-cell>
          <table:table-cell table:formula="of:=PROPER([.D489])" office:value-type="string" office:string-value="La Playa">
            <text:p>La Playa</text:p>
          </table:table-cell>
          <table:table-cell table:formula="of:=LEN([.A489])" office:value-type="float" office:value="5">
            <text:p>5</text:p>
          </table:table-cell>
          <table:table-cell table:formula="of:=IF([.F489]=5;[.A489];CONCATENATE(&quot;0&quot;;[.A489]))" office:value-type="float" office:value="54398">
            <text:p>54398</text:p>
          </table:table-cell>
          <table:table-cell office:value-type="float" office:value="54398">
            <text:p>54398</text:p>
          </table:table-cell>
          <table:table-cell office:value-type="string">
            <text:p>La Playa</text:p>
          </table:table-cell>
          <table:table-cell table:formula="of:=(CONCATENATE(&quot;insert into `Ciudad`(`Nombre`,`Codigo`) values('&quot;;[.I489];&quot;','&quot;;[.H489];&quot;');&quot;))" office:value-type="string" office:string-value="insert into `Ciudad`(`Nombre`,`Codigo`) values('La Playa','54398');">
            <text:p>insert into `Ciudad`(`Nombre`,`Codigo`) values('La Playa','54398');</text:p>
          </table:table-cell>
          <table:table-cell table:formula="of:=CONCATENATE(&quot;new Ciudad{Codigo=&quot;&quot;&quot;;[.H489];&quot;&quot;&quot;,Nombre=&quot;&quot;&quot;;[.I489];&quot;&quot;&quot;},&quot;)" office:value-type="string" office:string-value="new Ciudad{Codigo=&quot;54398&quot;,Nombre=&quot;La Playa&quot;},">
            <text:p>new Ciudad{Codigo="54398",Nombre="La Playa"},</text:p>
          </table:table-cell>
          <table:table-cell table:formula="of:=LEN([.B489])" office:value-type="float" office:value="8">
            <text:p>8</text:p>
          </table:table-cell>
        </table:table-row>
        <table:table-row table:style-name="ro2">
          <table:table-cell table:style-name="ce1" office:value-type="float" office:value="99524">
            <text:p>99524</text:p>
          </table:table-cell>
          <table:table-cell table:style-name="ce2" office:value-type="string">
            <text:p>LA PRIMAVERA</text:p>
          </table:table-cell>
          <table:table-cell table:style-name="ce1" office:value-type="string">
            <text:p>Vichada</text:p>
          </table:table-cell>
          <table:table-cell table:formula="of:=LOWER([.B490])" office:value-type="string" office:string-value="la primavera">
            <text:p>la primavera</text:p>
          </table:table-cell>
          <table:table-cell table:formula="of:=PROPER([.D490])" office:value-type="string" office:string-value="La Primavera">
            <text:p>La Primavera</text:p>
          </table:table-cell>
          <table:table-cell table:formula="of:=LEN([.A490])" office:value-type="float" office:value="5">
            <text:p>5</text:p>
          </table:table-cell>
          <table:table-cell table:formula="of:=IF([.F490]=5;[.A490];CONCATENATE(&quot;0&quot;;[.A490]))" office:value-type="float" office:value="99524">
            <text:p>99524</text:p>
          </table:table-cell>
          <table:table-cell office:value-type="float" office:value="99524">
            <text:p>99524</text:p>
          </table:table-cell>
          <table:table-cell office:value-type="string">
            <text:p>La Primavera</text:p>
          </table:table-cell>
          <table:table-cell table:formula="of:=(CONCATENATE(&quot;insert into `Ciudad`(`Nombre`,`Codigo`) values('&quot;;[.I490];&quot;','&quot;;[.H490];&quot;');&quot;))" office:value-type="string" office:string-value="insert into `Ciudad`(`Nombre`,`Codigo`) values('La Primavera','99524');">
            <text:p>insert into `Ciudad`(`Nombre`,`Codigo`) values('La Primavera','99524');</text:p>
          </table:table-cell>
          <table:table-cell table:formula="of:=CONCATENATE(&quot;new Ciudad{Codigo=&quot;&quot;&quot;;[.H490];&quot;&quot;&quot;,Nombre=&quot;&quot;&quot;;[.I490];&quot;&quot;&quot;},&quot;)" office:value-type="string" office:string-value="new Ciudad{Codigo=&quot;99524&quot;,Nombre=&quot;La Primavera&quot;},">
            <text:p>new Ciudad{Codigo="99524",Nombre="La Primavera"},</text:p>
          </table:table-cell>
          <table:table-cell table:formula="of:=LEN([.B490])" office:value-type="float" office:value="12">
            <text:p>12</text:p>
          </table:table-cell>
        </table:table-row>
        <table:table-row table:style-name="ro2">
          <table:table-cell table:style-name="ce1" office:value-type="float" office:value="85136">
            <text:p>85136</text:p>
          </table:table-cell>
          <table:table-cell table:style-name="ce2" office:value-type="string">
            <text:p>LA SALINA</text:p>
          </table:table-cell>
          <table:table-cell table:style-name="ce1" office:value-type="string">
            <text:p>Casanare</text:p>
          </table:table-cell>
          <table:table-cell table:formula="of:=LOWER([.B491])" office:value-type="string" office:string-value="la salina">
            <text:p>la salina</text:p>
          </table:table-cell>
          <table:table-cell table:formula="of:=PROPER([.D491])" office:value-type="string" office:string-value="La Salina">
            <text:p>La Salina</text:p>
          </table:table-cell>
          <table:table-cell table:formula="of:=LEN([.A491])" office:value-type="float" office:value="5">
            <text:p>5</text:p>
          </table:table-cell>
          <table:table-cell table:formula="of:=IF([.F491]=5;[.A491];CONCATENATE(&quot;0&quot;;[.A491]))" office:value-type="float" office:value="85136">
            <text:p>85136</text:p>
          </table:table-cell>
          <table:table-cell office:value-type="float" office:value="85136">
            <text:p>85136</text:p>
          </table:table-cell>
          <table:table-cell office:value-type="string">
            <text:p>La Salina</text:p>
          </table:table-cell>
          <table:table-cell table:formula="of:=(CONCATENATE(&quot;insert into `Ciudad`(`Nombre`,`Codigo`) values('&quot;;[.I491];&quot;','&quot;;[.H491];&quot;');&quot;))" office:value-type="string" office:string-value="insert into `Ciudad`(`Nombre`,`Codigo`) values('La Salina','85136');">
            <text:p>insert into `Ciudad`(`Nombre`,`Codigo`) values('La Salina','85136');</text:p>
          </table:table-cell>
          <table:table-cell table:formula="of:=CONCATENATE(&quot;new Ciudad{Codigo=&quot;&quot;&quot;;[.H491];&quot;&quot;&quot;,Nombre=&quot;&quot;&quot;;[.I491];&quot;&quot;&quot;},&quot;)" office:value-type="string" office:string-value="new Ciudad{Codigo=&quot;85136&quot;,Nombre=&quot;La Salina&quot;},">
            <text:p>new Ciudad{Codigo="85136",Nombre="La Salina"},</text:p>
          </table:table-cell>
          <table:table-cell table:formula="of:=LEN([.B491])" office:value-type="float" office:value="9">
            <text:p>9</text:p>
          </table:table-cell>
        </table:table-row>
        <table:table-row table:style-name="ro2">
          <table:table-cell table:style-name="ce1" office:value-type="float" office:value="19392">
            <text:p>19392</text:p>
          </table:table-cell>
          <table:table-cell table:style-name="ce2" office:value-type="string">
            <text:p>LA SIERRA</text:p>
          </table:table-cell>
          <table:table-cell table:style-name="ce1" office:value-type="string">
            <text:p>Cauca</text:p>
          </table:table-cell>
          <table:table-cell table:formula="of:=LOWER([.B492])" office:value-type="string" office:string-value="la sierra">
            <text:p>la sierra</text:p>
          </table:table-cell>
          <table:table-cell table:formula="of:=PROPER([.D492])" office:value-type="string" office:string-value="La Sierra">
            <text:p>La Sierra</text:p>
          </table:table-cell>
          <table:table-cell table:formula="of:=LEN([.A492])" office:value-type="float" office:value="5">
            <text:p>5</text:p>
          </table:table-cell>
          <table:table-cell table:formula="of:=IF([.F492]=5;[.A492];CONCATENATE(&quot;0&quot;;[.A492]))" office:value-type="float" office:value="19392">
            <text:p>19392</text:p>
          </table:table-cell>
          <table:table-cell office:value-type="float" office:value="19392">
            <text:p>19392</text:p>
          </table:table-cell>
          <table:table-cell office:value-type="string">
            <text:p>La Sierra</text:p>
          </table:table-cell>
          <table:table-cell table:formula="of:=(CONCATENATE(&quot;insert into `Ciudad`(`Nombre`,`Codigo`) values('&quot;;[.I492];&quot;','&quot;;[.H492];&quot;');&quot;))" office:value-type="string" office:string-value="insert into `Ciudad`(`Nombre`,`Codigo`) values('La Sierra','19392');">
            <text:p>insert into `Ciudad`(`Nombre`,`Codigo`) values('La Sierra','19392');</text:p>
          </table:table-cell>
          <table:table-cell table:formula="of:=CONCATENATE(&quot;new Ciudad{Codigo=&quot;&quot;&quot;;[.H492];&quot;&quot;&quot;,Nombre=&quot;&quot;&quot;;[.I492];&quot;&quot;&quot;},&quot;)" office:value-type="string" office:string-value="new Ciudad{Codigo=&quot;19392&quot;,Nombre=&quot;La Sierra&quot;},">
            <text:p>new Ciudad{Codigo="19392",Nombre="La Sierra"},</text:p>
          </table:table-cell>
          <table:table-cell table:formula="of:=LEN([.B492])" office:value-type="float" office:value="9">
            <text:p>9</text:p>
          </table:table-cell>
        </table:table-row>
        <table:table-row table:style-name="ro2">
          <table:table-cell table:style-name="ce1" office:value-type="float" office:value="63401">
            <text:p>63401</text:p>
          </table:table-cell>
          <table:table-cell table:style-name="ce2" office:value-type="string">
            <text:p>LA TEBAIDA</text:p>
          </table:table-cell>
          <table:table-cell table:style-name="ce1" office:value-type="string">
            <text:p>Quindio</text:p>
          </table:table-cell>
          <table:table-cell table:formula="of:=LOWER([.B493])" office:value-type="string" office:string-value="la tebaida">
            <text:p>la tebaida</text:p>
          </table:table-cell>
          <table:table-cell table:formula="of:=PROPER([.D493])" office:value-type="string" office:string-value="La Tebaida">
            <text:p>La Tebaida</text:p>
          </table:table-cell>
          <table:table-cell table:formula="of:=LEN([.A493])" office:value-type="float" office:value="5">
            <text:p>5</text:p>
          </table:table-cell>
          <table:table-cell table:formula="of:=IF([.F493]=5;[.A493];CONCATENATE(&quot;0&quot;;[.A493]))" office:value-type="float" office:value="63401">
            <text:p>63401</text:p>
          </table:table-cell>
          <table:table-cell office:value-type="float" office:value="63401">
            <text:p>63401</text:p>
          </table:table-cell>
          <table:table-cell office:value-type="string">
            <text:p>La Tebaida</text:p>
          </table:table-cell>
          <table:table-cell table:formula="of:=(CONCATENATE(&quot;insert into `Ciudad`(`Nombre`,`Codigo`) values('&quot;;[.I493];&quot;','&quot;;[.H493];&quot;');&quot;))" office:value-type="string" office:string-value="insert into `Ciudad`(`Nombre`,`Codigo`) values('La Tebaida','63401');">
            <text:p>insert into `Ciudad`(`Nombre`,`Codigo`) values('La Tebaida','63401');</text:p>
          </table:table-cell>
          <table:table-cell table:formula="of:=CONCATENATE(&quot;new Ciudad{Codigo=&quot;&quot;&quot;;[.H493];&quot;&quot;&quot;,Nombre=&quot;&quot;&quot;;[.I493];&quot;&quot;&quot;},&quot;)" office:value-type="string" office:string-value="new Ciudad{Codigo=&quot;63401&quot;,Nombre=&quot;La Tebaida&quot;},">
            <text:p>new Ciudad{Codigo="63401",Nombre="La Tebaida"},</text:p>
          </table:table-cell>
          <table:table-cell table:formula="of:=LEN([.B493])" office:value-type="float" office:value="10">
            <text:p>10</text:p>
          </table:table-cell>
        </table:table-row>
        <table:table-row table:style-name="ro2">
          <table:table-cell table:style-name="ce1" office:value-type="float" office:value="52390">
            <text:p>52390</text:p>
          </table:table-cell>
          <table:table-cell table:style-name="ce2" office:value-type="string">
            <text:p>LA TOLA</text:p>
          </table:table-cell>
          <table:table-cell table:style-name="ce1" office:value-type="string">
            <text:p>Nariño</text:p>
          </table:table-cell>
          <table:table-cell table:formula="of:=LOWER([.B494])" office:value-type="string" office:string-value="la tola">
            <text:p>la tola</text:p>
          </table:table-cell>
          <table:table-cell table:formula="of:=PROPER([.D494])" office:value-type="string" office:string-value="La Tola">
            <text:p>La Tola</text:p>
          </table:table-cell>
          <table:table-cell table:formula="of:=LEN([.A494])" office:value-type="float" office:value="5">
            <text:p>5</text:p>
          </table:table-cell>
          <table:table-cell table:formula="of:=IF([.F494]=5;[.A494];CONCATENATE(&quot;0&quot;;[.A494]))" office:value-type="float" office:value="52390">
            <text:p>52390</text:p>
          </table:table-cell>
          <table:table-cell office:value-type="float" office:value="52390">
            <text:p>52390</text:p>
          </table:table-cell>
          <table:table-cell office:value-type="string">
            <text:p>La Tola</text:p>
          </table:table-cell>
          <table:table-cell table:formula="of:=(CONCATENATE(&quot;insert into `Ciudad`(`Nombre`,`Codigo`) values('&quot;;[.I494];&quot;','&quot;;[.H494];&quot;');&quot;))" office:value-type="string" office:string-value="insert into `Ciudad`(`Nombre`,`Codigo`) values('La Tola','52390');">
            <text:p>insert into `Ciudad`(`Nombre`,`Codigo`) values('La Tola','52390');</text:p>
          </table:table-cell>
          <table:table-cell table:formula="of:=CONCATENATE(&quot;new Ciudad{Codigo=&quot;&quot;&quot;;[.H494];&quot;&quot;&quot;,Nombre=&quot;&quot;&quot;;[.I494];&quot;&quot;&quot;},&quot;)" office:value-type="string" office:string-value="new Ciudad{Codigo=&quot;52390&quot;,Nombre=&quot;La Tola&quot;},">
            <text:p>new Ciudad{Codigo="52390",Nombre="La Tola"},</text:p>
          </table:table-cell>
          <table:table-cell table:formula="of:=LEN([.B494])" office:value-type="float" office:value="7">
            <text:p>7</text:p>
          </table:table-cell>
        </table:table-row>
        <table:table-row table:style-name="ro2">
          <table:table-cell table:style-name="ce1" office:value-type="float" office:value="5400">
            <text:p>5400</text:p>
          </table:table-cell>
          <table:table-cell table:style-name="ce2" office:value-type="string">
            <text:p>LA UNIÓN</text:p>
          </table:table-cell>
          <table:table-cell table:style-name="ce1" office:value-type="string">
            <text:p>Antioquia</text:p>
          </table:table-cell>
          <table:table-cell table:formula="of:=LOWER([.B495])" office:value-type="string" office:string-value="la unión">
            <text:p>la unión</text:p>
          </table:table-cell>
          <table:table-cell table:formula="of:=PROPER([.D495])" office:value-type="string" office:string-value="La Unión">
            <text:p>La Unión</text:p>
          </table:table-cell>
          <table:table-cell table:formula="of:=LEN([.A495])" office:value-type="float" office:value="4">
            <text:p>4</text:p>
          </table:table-cell>
          <table:table-cell table:formula="of:=IF([.F495]=5;[.A495];CONCATENATE(&quot;0&quot;;[.A495]))" office:value-type="string" office:string-value="05400">
            <text:p>05400</text:p>
          </table:table-cell>
          <table:table-cell office:value-type="string">
            <text:p>05400</text:p>
          </table:table-cell>
          <table:table-cell office:value-type="string">
            <text:p>La Unión</text:p>
          </table:table-cell>
          <table:table-cell table:formula="of:=(CONCATENATE(&quot;insert into `Ciudad`(`Nombre`,`Codigo`) values('&quot;;[.I495];&quot;','&quot;;[.H495];&quot;');&quot;))" office:value-type="string" office:string-value="insert into `Ciudad`(`Nombre`,`Codigo`) values('La Unión','05400');">
            <text:p>insert into `Ciudad`(`Nombre`,`Codigo`) values('La Unión','05400');</text:p>
          </table:table-cell>
          <table:table-cell table:formula="of:=CONCATENATE(&quot;new Ciudad{Codigo=&quot;&quot;&quot;;[.H495];&quot;&quot;&quot;,Nombre=&quot;&quot;&quot;;[.I495];&quot;&quot;&quot;},&quot;)" office:value-type="string" office:string-value="new Ciudad{Codigo=&quot;05400&quot;,Nombre=&quot;La Unión&quot;},">
            <text:p>new Ciudad{Codigo="05400",Nombre="La Unión"},</text:p>
          </table:table-cell>
          <table:table-cell table:formula="of:=LEN([.B495])" office:value-type="float" office:value="8">
            <text:p>8</text:p>
          </table:table-cell>
        </table:table-row>
        <table:table-row table:style-name="ro2">
          <table:table-cell table:style-name="ce1" office:value-type="float" office:value="52399">
            <text:p>52399</text:p>
          </table:table-cell>
          <table:table-cell table:style-name="ce2" office:value-type="string">
            <text:p>LA UNIÓN</text:p>
          </table:table-cell>
          <table:table-cell table:style-name="ce1" office:value-type="string">
            <text:p>Nariño</text:p>
          </table:table-cell>
          <table:table-cell table:formula="of:=LOWER([.B496])" office:value-type="string" office:string-value="la unión">
            <text:p>la unión</text:p>
          </table:table-cell>
          <table:table-cell table:formula="of:=PROPER([.D496])" office:value-type="string" office:string-value="La Unión">
            <text:p>La Unión</text:p>
          </table:table-cell>
          <table:table-cell table:formula="of:=LEN([.A496])" office:value-type="float" office:value="5">
            <text:p>5</text:p>
          </table:table-cell>
          <table:table-cell table:formula="of:=IF([.F496]=5;[.A496];CONCATENATE(&quot;0&quot;;[.A496]))" office:value-type="float" office:value="52399">
            <text:p>52399</text:p>
          </table:table-cell>
          <table:table-cell office:value-type="float" office:value="52399">
            <text:p>52399</text:p>
          </table:table-cell>
          <table:table-cell office:value-type="string">
            <text:p>La Unión</text:p>
          </table:table-cell>
          <table:table-cell table:formula="of:=(CONCATENATE(&quot;insert into `Ciudad`(`Nombre`,`Codigo`) values('&quot;;[.I496];&quot;','&quot;;[.H496];&quot;');&quot;))" office:value-type="string" office:string-value="insert into `Ciudad`(`Nombre`,`Codigo`) values('La Unión','52399');">
            <text:p>insert into `Ciudad`(`Nombre`,`Codigo`) values('La Unión','52399');</text:p>
          </table:table-cell>
          <table:table-cell table:formula="of:=CONCATENATE(&quot;new Ciudad{Codigo=&quot;&quot;&quot;;[.H496];&quot;&quot;&quot;,Nombre=&quot;&quot;&quot;;[.I496];&quot;&quot;&quot;},&quot;)" office:value-type="string" office:string-value="new Ciudad{Codigo=&quot;52399&quot;,Nombre=&quot;La Unión&quot;},">
            <text:p>new Ciudad{Codigo="52399",Nombre="La Unión"},</text:p>
          </table:table-cell>
          <table:table-cell table:formula="of:=LEN([.B496])" office:value-type="float" office:value="8">
            <text:p>8</text:p>
          </table:table-cell>
        </table:table-row>
        <table:table-row table:style-name="ro2">
          <table:table-cell table:style-name="ce1" office:value-type="float" office:value="70400">
            <text:p>70400</text:p>
          </table:table-cell>
          <table:table-cell table:style-name="ce2" office:value-type="string">
            <text:p>LA UNIÓN</text:p>
          </table:table-cell>
          <table:table-cell table:style-name="ce1" office:value-type="string">
            <text:p>Sucre</text:p>
          </table:table-cell>
          <table:table-cell table:formula="of:=LOWER([.B497])" office:value-type="string" office:string-value="la unión">
            <text:p>la unión</text:p>
          </table:table-cell>
          <table:table-cell table:formula="of:=PROPER([.D497])" office:value-type="string" office:string-value="La Unión">
            <text:p>La Unión</text:p>
          </table:table-cell>
          <table:table-cell table:formula="of:=LEN([.A497])" office:value-type="float" office:value="5">
            <text:p>5</text:p>
          </table:table-cell>
          <table:table-cell table:formula="of:=IF([.F497]=5;[.A497];CONCATENATE(&quot;0&quot;;[.A497]))" office:value-type="float" office:value="70400">
            <text:p>70400</text:p>
          </table:table-cell>
          <table:table-cell office:value-type="float" office:value="70400">
            <text:p>70400</text:p>
          </table:table-cell>
          <table:table-cell office:value-type="string">
            <text:p>La Unión</text:p>
          </table:table-cell>
          <table:table-cell table:formula="of:=(CONCATENATE(&quot;insert into `Ciudad`(`Nombre`,`Codigo`) values('&quot;;[.I497];&quot;','&quot;;[.H497];&quot;');&quot;))" office:value-type="string" office:string-value="insert into `Ciudad`(`Nombre`,`Codigo`) values('La Unión','70400');">
            <text:p>insert into `Ciudad`(`Nombre`,`Codigo`) values('La Unión','70400');</text:p>
          </table:table-cell>
          <table:table-cell table:formula="of:=CONCATENATE(&quot;new Ciudad{Codigo=&quot;&quot;&quot;;[.H497];&quot;&quot;&quot;,Nombre=&quot;&quot;&quot;;[.I497];&quot;&quot;&quot;},&quot;)" office:value-type="string" office:string-value="new Ciudad{Codigo=&quot;70400&quot;,Nombre=&quot;La Unión&quot;},">
            <text:p>new Ciudad{Codigo="70400",Nombre="La Unión"},</text:p>
          </table:table-cell>
          <table:table-cell table:formula="of:=LEN([.B497])" office:value-type="float" office:value="8">
            <text:p>8</text:p>
          </table:table-cell>
        </table:table-row>
        <table:table-row table:style-name="ro2">
          <table:table-cell table:style-name="ce1" office:value-type="float" office:value="76400">
            <text:p>76400</text:p>
          </table:table-cell>
          <table:table-cell table:style-name="ce2" office:value-type="string">
            <text:p>LA UNIÓN</text:p>
          </table:table-cell>
          <table:table-cell table:style-name="ce1" office:value-type="string">
            <text:p>Valle del Cauca</text:p>
          </table:table-cell>
          <table:table-cell table:formula="of:=LOWER([.B498])" office:value-type="string" office:string-value="la unión">
            <text:p>la unión</text:p>
          </table:table-cell>
          <table:table-cell table:formula="of:=PROPER([.D498])" office:value-type="string" office:string-value="La Unión">
            <text:p>La Unión</text:p>
          </table:table-cell>
          <table:table-cell table:formula="of:=LEN([.A498])" office:value-type="float" office:value="5">
            <text:p>5</text:p>
          </table:table-cell>
          <table:table-cell table:formula="of:=IF([.F498]=5;[.A498];CONCATENATE(&quot;0&quot;;[.A498]))" office:value-type="float" office:value="76400">
            <text:p>76400</text:p>
          </table:table-cell>
          <table:table-cell office:value-type="float" office:value="76400">
            <text:p>76400</text:p>
          </table:table-cell>
          <table:table-cell office:value-type="string">
            <text:p>La Unión</text:p>
          </table:table-cell>
          <table:table-cell table:formula="of:=(CONCATENATE(&quot;insert into `Ciudad`(`Nombre`,`Codigo`) values('&quot;;[.I498];&quot;','&quot;;[.H498];&quot;');&quot;))" office:value-type="string" office:string-value="insert into `Ciudad`(`Nombre`,`Codigo`) values('La Unión','76400');">
            <text:p>insert into `Ciudad`(`Nombre`,`Codigo`) values('La Unión','76400');</text:p>
          </table:table-cell>
          <table:table-cell table:formula="of:=CONCATENATE(&quot;new Ciudad{Codigo=&quot;&quot;&quot;;[.H498];&quot;&quot;&quot;,Nombre=&quot;&quot;&quot;;[.I498];&quot;&quot;&quot;},&quot;)" office:value-type="string" office:string-value="new Ciudad{Codigo=&quot;76400&quot;,Nombre=&quot;La Unión&quot;},">
            <text:p>new Ciudad{Codigo="76400",Nombre="La Unión"},</text:p>
          </table:table-cell>
          <table:table-cell table:formula="of:=LEN([.B498])" office:value-type="float" office:value="8">
            <text:p>8</text:p>
          </table:table-cell>
        </table:table-row>
        <table:table-row table:style-name="ro2">
          <table:table-cell table:style-name="ce1" office:value-type="float" office:value="15403">
            <text:p>15403</text:p>
          </table:table-cell>
          <table:table-cell table:style-name="ce2" office:value-type="string">
            <text:p>LA UVITA</text:p>
          </table:table-cell>
          <table:table-cell table:style-name="ce1" office:value-type="string">
            <text:p>Boyacá</text:p>
          </table:table-cell>
          <table:table-cell table:formula="of:=LOWER([.B499])" office:value-type="string" office:string-value="la uvita">
            <text:p>la uvita</text:p>
          </table:table-cell>
          <table:table-cell table:formula="of:=PROPER([.D499])" office:value-type="string" office:string-value="La Uvita">
            <text:p>La Uvita</text:p>
          </table:table-cell>
          <table:table-cell table:formula="of:=LEN([.A499])" office:value-type="float" office:value="5">
            <text:p>5</text:p>
          </table:table-cell>
          <table:table-cell table:formula="of:=IF([.F499]=5;[.A499];CONCATENATE(&quot;0&quot;;[.A499]))" office:value-type="float" office:value="15403">
            <text:p>15403</text:p>
          </table:table-cell>
          <table:table-cell office:value-type="float" office:value="15403">
            <text:p>15403</text:p>
          </table:table-cell>
          <table:table-cell office:value-type="string">
            <text:p>La Uvita</text:p>
          </table:table-cell>
          <table:table-cell table:formula="of:=(CONCATENATE(&quot;insert into `Ciudad`(`Nombre`,`Codigo`) values('&quot;;[.I499];&quot;','&quot;;[.H499];&quot;');&quot;))" office:value-type="string" office:string-value="insert into `Ciudad`(`Nombre`,`Codigo`) values('La Uvita','15403');">
            <text:p>insert into `Ciudad`(`Nombre`,`Codigo`) values('La Uvita','15403');</text:p>
          </table:table-cell>
          <table:table-cell table:formula="of:=CONCATENATE(&quot;new Ciudad{Codigo=&quot;&quot;&quot;;[.H499];&quot;&quot;&quot;,Nombre=&quot;&quot;&quot;;[.I499];&quot;&quot;&quot;},&quot;)" office:value-type="string" office:string-value="new Ciudad{Codigo=&quot;15403&quot;,Nombre=&quot;La Uvita&quot;},">
            <text:p>new Ciudad{Codigo="15403",Nombre="La Uvita"},</text:p>
          </table:table-cell>
          <table:table-cell table:formula="of:=LEN([.B499])" office:value-type="float" office:value="8">
            <text:p>8</text:p>
          </table:table-cell>
        </table:table-row>
        <table:table-row table:style-name="ro2">
          <table:table-cell table:style-name="ce1" office:value-type="float" office:value="19397">
            <text:p>19397</text:p>
          </table:table-cell>
          <table:table-cell table:style-name="ce2" office:value-type="string">
            <text:p>LA VEGA</text:p>
          </table:table-cell>
          <table:table-cell table:style-name="ce1" office:value-type="string">
            <text:p>Cauca</text:p>
          </table:table-cell>
          <table:table-cell table:formula="of:=LOWER([.B500])" office:value-type="string" office:string-value="la vega">
            <text:p>la vega</text:p>
          </table:table-cell>
          <table:table-cell table:formula="of:=PROPER([.D500])" office:value-type="string" office:string-value="La Vega">
            <text:p>La Vega</text:p>
          </table:table-cell>
          <table:table-cell table:formula="of:=LEN([.A500])" office:value-type="float" office:value="5">
            <text:p>5</text:p>
          </table:table-cell>
          <table:table-cell table:formula="of:=IF([.F500]=5;[.A500];CONCATENATE(&quot;0&quot;;[.A500]))" office:value-type="float" office:value="19397">
            <text:p>19397</text:p>
          </table:table-cell>
          <table:table-cell office:value-type="float" office:value="19397">
            <text:p>19397</text:p>
          </table:table-cell>
          <table:table-cell office:value-type="string">
            <text:p>La Vega</text:p>
          </table:table-cell>
          <table:table-cell table:formula="of:=(CONCATENATE(&quot;insert into `Ciudad`(`Nombre`,`Codigo`) values('&quot;;[.I500];&quot;','&quot;;[.H500];&quot;');&quot;))" office:value-type="string" office:string-value="insert into `Ciudad`(`Nombre`,`Codigo`) values('La Vega','19397');">
            <text:p>insert into `Ciudad`(`Nombre`,`Codigo`) values('La Vega','19397');</text:p>
          </table:table-cell>
          <table:table-cell table:formula="of:=CONCATENATE(&quot;new Ciudad{Codigo=&quot;&quot;&quot;;[.H500];&quot;&quot;&quot;,Nombre=&quot;&quot;&quot;;[.I500];&quot;&quot;&quot;},&quot;)" office:value-type="string" office:string-value="new Ciudad{Codigo=&quot;19397&quot;,Nombre=&quot;La Vega&quot;},">
            <text:p>new Ciudad{Codigo="19397",Nombre="La Vega"},</text:p>
          </table:table-cell>
          <table:table-cell table:formula="of:=LEN([.B500])" office:value-type="float" office:value="7">
            <text:p>7</text:p>
          </table:table-cell>
        </table:table-row>
        <table:table-row table:style-name="ro2">
          <table:table-cell table:style-name="ce1" office:value-type="float" office:value="25402">
            <text:p>25402</text:p>
          </table:table-cell>
          <table:table-cell table:style-name="ce2" office:value-type="string">
            <text:p>LA VEGA</text:p>
          </table:table-cell>
          <table:table-cell table:style-name="ce1" office:value-type="string">
            <text:p>Cundinamarca</text:p>
          </table:table-cell>
          <table:table-cell table:formula="of:=LOWER([.B501])" office:value-type="string" office:string-value="la vega">
            <text:p>la vega</text:p>
          </table:table-cell>
          <table:table-cell table:formula="of:=PROPER([.D501])" office:value-type="string" office:string-value="La Vega">
            <text:p>La Vega</text:p>
          </table:table-cell>
          <table:table-cell table:formula="of:=LEN([.A501])" office:value-type="float" office:value="5">
            <text:p>5</text:p>
          </table:table-cell>
          <table:table-cell table:formula="of:=IF([.F501]=5;[.A501];CONCATENATE(&quot;0&quot;;[.A501]))" office:value-type="float" office:value="25402">
            <text:p>25402</text:p>
          </table:table-cell>
          <table:table-cell office:value-type="float" office:value="25402">
            <text:p>25402</text:p>
          </table:table-cell>
          <table:table-cell office:value-type="string">
            <text:p>La Vega</text:p>
          </table:table-cell>
          <table:table-cell table:formula="of:=(CONCATENATE(&quot;insert into `Ciudad`(`Nombre`,`Codigo`) values('&quot;;[.I501];&quot;','&quot;;[.H501];&quot;');&quot;))" office:value-type="string" office:string-value="insert into `Ciudad`(`Nombre`,`Codigo`) values('La Vega','25402');">
            <text:p>insert into `Ciudad`(`Nombre`,`Codigo`) values('La Vega','25402');</text:p>
          </table:table-cell>
          <table:table-cell table:formula="of:=CONCATENATE(&quot;new Ciudad{Codigo=&quot;&quot;&quot;;[.H501];&quot;&quot;&quot;,Nombre=&quot;&quot;&quot;;[.I501];&quot;&quot;&quot;},&quot;)" office:value-type="string" office:string-value="new Ciudad{Codigo=&quot;25402&quot;,Nombre=&quot;La Vega&quot;},">
            <text:p>new Ciudad{Codigo="25402",Nombre="La Vega"},</text:p>
          </table:table-cell>
          <table:table-cell table:formula="of:=LEN([.B501])" office:value-type="float" office:value="7">
            <text:p>7</text:p>
          </table:table-cell>
        </table:table-row>
        <table:table-row table:style-name="ro2">
          <table:table-cell table:style-name="ce1" office:value-type="float" office:value="15401">
            <text:p>15401</text:p>
          </table:table-cell>
          <table:table-cell table:style-name="ce2" office:value-type="string">
            <text:p>LA VICTORIA</text:p>
          </table:table-cell>
          <table:table-cell table:style-name="ce1" office:value-type="string">
            <text:p>Boyacá</text:p>
          </table:table-cell>
          <table:table-cell table:formula="of:=LOWER([.B502])" office:value-type="string" office:string-value="la victoria">
            <text:p>la victoria</text:p>
          </table:table-cell>
          <table:table-cell table:formula="of:=PROPER([.D502])" office:value-type="string" office:string-value="La Victoria">
            <text:p>La Victoria</text:p>
          </table:table-cell>
          <table:table-cell table:formula="of:=LEN([.A502])" office:value-type="float" office:value="5">
            <text:p>5</text:p>
          </table:table-cell>
          <table:table-cell table:formula="of:=IF([.F502]=5;[.A502];CONCATENATE(&quot;0&quot;;[.A502]))" office:value-type="float" office:value="15401">
            <text:p>15401</text:p>
          </table:table-cell>
          <table:table-cell office:value-type="float" office:value="15401">
            <text:p>15401</text:p>
          </table:table-cell>
          <table:table-cell office:value-type="string">
            <text:p>La Victoria</text:p>
          </table:table-cell>
          <table:table-cell table:formula="of:=(CONCATENATE(&quot;insert into `Ciudad`(`Nombre`,`Codigo`) values('&quot;;[.I502];&quot;','&quot;;[.H502];&quot;');&quot;))" office:value-type="string" office:string-value="insert into `Ciudad`(`Nombre`,`Codigo`) values('La Victoria','15401');">
            <text:p>insert into `Ciudad`(`Nombre`,`Codigo`) values('La Victoria','15401');</text:p>
          </table:table-cell>
          <table:table-cell table:formula="of:=CONCATENATE(&quot;new Ciudad{Codigo=&quot;&quot;&quot;;[.H502];&quot;&quot;&quot;,Nombre=&quot;&quot;&quot;;[.I502];&quot;&quot;&quot;},&quot;)" office:value-type="string" office:string-value="new Ciudad{Codigo=&quot;15401&quot;,Nombre=&quot;La Victoria&quot;},">
            <text:p>new Ciudad{Codigo="15401",Nombre="La Victoria"},</text:p>
          </table:table-cell>
          <table:table-cell table:formula="of:=LEN([.B502])" office:value-type="float" office:value="11">
            <text:p>11</text:p>
          </table:table-cell>
        </table:table-row>
        <table:table-row table:style-name="ro2">
          <table:table-cell table:style-name="ce1" office:value-type="float" office:value="76403">
            <text:p>76403</text:p>
          </table:table-cell>
          <table:table-cell table:style-name="ce2" office:value-type="string">
            <text:p>LA VICTORIA</text:p>
          </table:table-cell>
          <table:table-cell table:style-name="ce1" office:value-type="string">
            <text:p>Valle del Cauca</text:p>
          </table:table-cell>
          <table:table-cell table:formula="of:=LOWER([.B503])" office:value-type="string" office:string-value="la victoria">
            <text:p>la victoria</text:p>
          </table:table-cell>
          <table:table-cell table:formula="of:=PROPER([.D503])" office:value-type="string" office:string-value="La Victoria">
            <text:p>La Victoria</text:p>
          </table:table-cell>
          <table:table-cell table:formula="of:=LEN([.A503])" office:value-type="float" office:value="5">
            <text:p>5</text:p>
          </table:table-cell>
          <table:table-cell table:formula="of:=IF([.F503]=5;[.A503];CONCATENATE(&quot;0&quot;;[.A503]))" office:value-type="float" office:value="76403">
            <text:p>76403</text:p>
          </table:table-cell>
          <table:table-cell office:value-type="float" office:value="76403">
            <text:p>76403</text:p>
          </table:table-cell>
          <table:table-cell office:value-type="string">
            <text:p>La Victoria</text:p>
          </table:table-cell>
          <table:table-cell table:formula="of:=(CONCATENATE(&quot;insert into `Ciudad`(`Nombre`,`Codigo`) values('&quot;;[.I503];&quot;','&quot;;[.H503];&quot;');&quot;))" office:value-type="string" office:string-value="insert into `Ciudad`(`Nombre`,`Codigo`) values('La Victoria','76403');">
            <text:p>insert into `Ciudad`(`Nombre`,`Codigo`) values('La Victoria','76403');</text:p>
          </table:table-cell>
          <table:table-cell table:formula="of:=CONCATENATE(&quot;new Ciudad{Codigo=&quot;&quot;&quot;;[.H503];&quot;&quot;&quot;,Nombre=&quot;&quot;&quot;;[.I503];&quot;&quot;&quot;},&quot;)" office:value-type="string" office:string-value="new Ciudad{Codigo=&quot;76403&quot;,Nombre=&quot;La Victoria&quot;},">
            <text:p>new Ciudad{Codigo="76403",Nombre="La Victoria"},</text:p>
          </table:table-cell>
          <table:table-cell table:formula="of:=LEN([.B503])" office:value-type="float" office:value="11">
            <text:p>11</text:p>
          </table:table-cell>
        </table:table-row>
        <table:table-row table:style-name="ro2">
          <table:table-cell table:style-name="ce1" office:value-type="float" office:value="91430">
            <text:p>91430</text:p>
          </table:table-cell>
          <table:table-cell table:style-name="ce2" office:value-type="string">
            <text:p>LA VICTORIA</text:p>
          </table:table-cell>
          <table:table-cell table:style-name="ce1" office:value-type="string">
            <text:p>Amazonas</text:p>
          </table:table-cell>
          <table:table-cell table:formula="of:=LOWER([.B504])" office:value-type="string" office:string-value="la victoria">
            <text:p>la victoria</text:p>
          </table:table-cell>
          <table:table-cell table:formula="of:=PROPER([.D504])" office:value-type="string" office:string-value="La Victoria">
            <text:p>La Victoria</text:p>
          </table:table-cell>
          <table:table-cell table:formula="of:=LEN([.A504])" office:value-type="float" office:value="5">
            <text:p>5</text:p>
          </table:table-cell>
          <table:table-cell table:formula="of:=IF([.F504]=5;[.A504];CONCATENATE(&quot;0&quot;;[.A504]))" office:value-type="float" office:value="91430">
            <text:p>91430</text:p>
          </table:table-cell>
          <table:table-cell office:value-type="float" office:value="91430">
            <text:p>91430</text:p>
          </table:table-cell>
          <table:table-cell office:value-type="string">
            <text:p>La Victoria</text:p>
          </table:table-cell>
          <table:table-cell table:formula="of:=(CONCATENATE(&quot;insert into `Ciudad`(`Nombre`,`Codigo`) values('&quot;;[.I504];&quot;','&quot;;[.H504];&quot;');&quot;))" office:value-type="string" office:string-value="insert into `Ciudad`(`Nombre`,`Codigo`) values('La Victoria','91430');">
            <text:p>insert into `Ciudad`(`Nombre`,`Codigo`) values('La Victoria','91430');</text:p>
          </table:table-cell>
          <table:table-cell table:formula="of:=CONCATENATE(&quot;new Ciudad{Codigo=&quot;&quot;&quot;;[.H504];&quot;&quot;&quot;,Nombre=&quot;&quot;&quot;;[.I504];&quot;&quot;&quot;},&quot;)" office:value-type="string" office:string-value="new Ciudad{Codigo=&quot;91430&quot;,Nombre=&quot;La Victoria&quot;},">
            <text:p>new Ciudad{Codigo="91430",Nombre="La Victoria"},</text:p>
          </table:table-cell>
          <table:table-cell table:formula="of:=LEN([.B504])" office:value-type="float" office:value="11">
            <text:p>11</text:p>
          </table:table-cell>
        </table:table-row>
        <table:table-row table:style-name="ro2">
          <table:table-cell table:style-name="ce1" office:value-type="float" office:value="66400">
            <text:p>66400</text:p>
          </table:table-cell>
          <table:table-cell table:style-name="ce2" office:value-type="string">
            <text:p>LA VIRGINIA</text:p>
          </table:table-cell>
          <table:table-cell table:style-name="ce1" office:value-type="string">
            <text:p>Risaralda</text:p>
          </table:table-cell>
          <table:table-cell table:formula="of:=LOWER([.B505])" office:value-type="string" office:string-value="la virginia">
            <text:p>la virginia</text:p>
          </table:table-cell>
          <table:table-cell table:formula="of:=PROPER([.D505])" office:value-type="string" office:string-value="La Virginia">
            <text:p>La Virginia</text:p>
          </table:table-cell>
          <table:table-cell table:formula="of:=LEN([.A505])" office:value-type="float" office:value="5">
            <text:p>5</text:p>
          </table:table-cell>
          <table:table-cell table:formula="of:=IF([.F505]=5;[.A505];CONCATENATE(&quot;0&quot;;[.A505]))" office:value-type="float" office:value="66400">
            <text:p>66400</text:p>
          </table:table-cell>
          <table:table-cell office:value-type="float" office:value="66400">
            <text:p>66400</text:p>
          </table:table-cell>
          <table:table-cell office:value-type="string">
            <text:p>La Virginia</text:p>
          </table:table-cell>
          <table:table-cell table:formula="of:=(CONCATENATE(&quot;insert into `Ciudad`(`Nombre`,`Codigo`) values('&quot;;[.I505];&quot;','&quot;;[.H505];&quot;');&quot;))" office:value-type="string" office:string-value="insert into `Ciudad`(`Nombre`,`Codigo`) values('La Virginia','66400');">
            <text:p>insert into `Ciudad`(`Nombre`,`Codigo`) values('La Virginia','66400');</text:p>
          </table:table-cell>
          <table:table-cell table:formula="of:=CONCATENATE(&quot;new Ciudad{Codigo=&quot;&quot;&quot;;[.H505];&quot;&quot;&quot;,Nombre=&quot;&quot;&quot;;[.I505];&quot;&quot;&quot;},&quot;)" office:value-type="string" office:string-value="new Ciudad{Codigo=&quot;66400&quot;,Nombre=&quot;La Virginia&quot;},">
            <text:p>new Ciudad{Codigo="66400",Nombre="La Virginia"},</text:p>
          </table:table-cell>
          <table:table-cell table:formula="of:=LEN([.B505])" office:value-type="float" office:value="11">
            <text:p>11</text:p>
          </table:table-cell>
        </table:table-row>
        <table:table-row table:style-name="ro2">
          <table:table-cell table:style-name="ce1" office:value-type="float" office:value="54377">
            <text:p>54377</text:p>
          </table:table-cell>
          <table:table-cell table:style-name="ce2" office:value-type="string">
            <text:p>LABATECA</text:p>
          </table:table-cell>
          <table:table-cell table:style-name="ce1" office:value-type="string">
            <text:p>Norte de Santander</text:p>
          </table:table-cell>
          <table:table-cell table:formula="of:=LOWER([.B506])" office:value-type="string" office:string-value="labateca">
            <text:p>labateca</text:p>
          </table:table-cell>
          <table:table-cell table:formula="of:=PROPER([.D506])" office:value-type="string" office:string-value="Labateca">
            <text:p>Labateca</text:p>
          </table:table-cell>
          <table:table-cell table:formula="of:=LEN([.A506])" office:value-type="float" office:value="5">
            <text:p>5</text:p>
          </table:table-cell>
          <table:table-cell table:formula="of:=IF([.F506]=5;[.A506];CONCATENATE(&quot;0&quot;;[.A506]))" office:value-type="float" office:value="54377">
            <text:p>54377</text:p>
          </table:table-cell>
          <table:table-cell office:value-type="float" office:value="54377">
            <text:p>54377</text:p>
          </table:table-cell>
          <table:table-cell office:value-type="string">
            <text:p>Labateca</text:p>
          </table:table-cell>
          <table:table-cell table:formula="of:=(CONCATENATE(&quot;insert into `Ciudad`(`Nombre`,`Codigo`) values('&quot;;[.I506];&quot;','&quot;;[.H506];&quot;');&quot;))" office:value-type="string" office:string-value="insert into `Ciudad`(`Nombre`,`Codigo`) values('Labateca','54377');">
            <text:p>insert into `Ciudad`(`Nombre`,`Codigo`) values('Labateca','54377');</text:p>
          </table:table-cell>
          <table:table-cell table:formula="of:=CONCATENATE(&quot;new Ciudad{Codigo=&quot;&quot;&quot;;[.H506];&quot;&quot;&quot;,Nombre=&quot;&quot;&quot;;[.I506];&quot;&quot;&quot;},&quot;)" office:value-type="string" office:string-value="new Ciudad{Codigo=&quot;54377&quot;,Nombre=&quot;Labateca&quot;},">
            <text:p>new Ciudad{Codigo="54377",Nombre="Labateca"},</text:p>
          </table:table-cell>
          <table:table-cell table:formula="of:=LEN([.B506])" office:value-type="float" office:value="8">
            <text:p>8</text:p>
          </table:table-cell>
        </table:table-row>
        <table:table-row table:style-name="ro2">
          <table:table-cell table:style-name="ce1" office:value-type="float" office:value="15377">
            <text:p>15377</text:p>
          </table:table-cell>
          <table:table-cell table:style-name="ce2" office:value-type="string">
            <text:p>LABRANZAGRANDE</text:p>
          </table:table-cell>
          <table:table-cell table:style-name="ce1" office:value-type="string">
            <text:p>Boyacá</text:p>
          </table:table-cell>
          <table:table-cell table:formula="of:=LOWER([.B507])" office:value-type="string" office:string-value="labranzagrande">
            <text:p>labranzagrande</text:p>
          </table:table-cell>
          <table:table-cell table:formula="of:=PROPER([.D507])" office:value-type="string" office:string-value="Labranzagrande">
            <text:p>Labranzagrande</text:p>
          </table:table-cell>
          <table:table-cell table:formula="of:=LEN([.A507])" office:value-type="float" office:value="5">
            <text:p>5</text:p>
          </table:table-cell>
          <table:table-cell table:formula="of:=IF([.F507]=5;[.A507];CONCATENATE(&quot;0&quot;;[.A507]))" office:value-type="float" office:value="15377">
            <text:p>15377</text:p>
          </table:table-cell>
          <table:table-cell office:value-type="float" office:value="15377">
            <text:p>15377</text:p>
          </table:table-cell>
          <table:table-cell office:value-type="string">
            <text:p>Labranzagrande</text:p>
          </table:table-cell>
          <table:table-cell table:formula="of:=(CONCATENATE(&quot;insert into `Ciudad`(`Nombre`,`Codigo`) values('&quot;;[.I507];&quot;','&quot;;[.H507];&quot;');&quot;))" office:value-type="string" office:string-value="insert into `Ciudad`(`Nombre`,`Codigo`) values('Labranzagrande','15377');">
            <text:p>insert into `Ciudad`(`Nombre`,`Codigo`) values('Labranzagrande','15377');</text:p>
          </table:table-cell>
          <table:table-cell table:formula="of:=CONCATENATE(&quot;new Ciudad{Codigo=&quot;&quot;&quot;;[.H507];&quot;&quot;&quot;,Nombre=&quot;&quot;&quot;;[.I507];&quot;&quot;&quot;},&quot;)" office:value-type="string" office:string-value="new Ciudad{Codigo=&quot;15377&quot;,Nombre=&quot;Labranzagrande&quot;},">
            <text:p>new Ciudad{Codigo="15377",Nombre="Labranzagrande"},</text:p>
          </table:table-cell>
          <table:table-cell table:formula="of:=LEN([.B507])" office:value-type="float" office:value="14">
            <text:p>14</text:p>
          </table:table-cell>
        </table:table-row>
        <table:table-row table:style-name="ro2">
          <table:table-cell table:style-name="ce1" office:value-type="float" office:value="68385">
            <text:p>68385</text:p>
          </table:table-cell>
          <table:table-cell table:style-name="ce2" office:value-type="string">
            <text:p>LANDÁZURI</text:p>
          </table:table-cell>
          <table:table-cell table:style-name="ce1" office:value-type="string">
            <text:p>Santander</text:p>
          </table:table-cell>
          <table:table-cell table:formula="of:=LOWER([.B508])" office:value-type="string" office:string-value="landázuri">
            <text:p>landázuri</text:p>
          </table:table-cell>
          <table:table-cell table:formula="of:=PROPER([.D508])" office:value-type="string" office:string-value="Landázuri">
            <text:p>Landázuri</text:p>
          </table:table-cell>
          <table:table-cell table:formula="of:=LEN([.A508])" office:value-type="float" office:value="5">
            <text:p>5</text:p>
          </table:table-cell>
          <table:table-cell table:formula="of:=IF([.F508]=5;[.A508];CONCATENATE(&quot;0&quot;;[.A508]))" office:value-type="float" office:value="68385">
            <text:p>68385</text:p>
          </table:table-cell>
          <table:table-cell office:value-type="float" office:value="68385">
            <text:p>68385</text:p>
          </table:table-cell>
          <table:table-cell office:value-type="string">
            <text:p>Landázuri</text:p>
          </table:table-cell>
          <table:table-cell table:formula="of:=(CONCATENATE(&quot;insert into `Ciudad`(`Nombre`,`Codigo`) values('&quot;;[.I508];&quot;','&quot;;[.H508];&quot;');&quot;))" office:value-type="string" office:string-value="insert into `Ciudad`(`Nombre`,`Codigo`) values('Landázuri','68385');">
            <text:p>insert into `Ciudad`(`Nombre`,`Codigo`) values('Landázuri','68385');</text:p>
          </table:table-cell>
          <table:table-cell table:formula="of:=CONCATENATE(&quot;new Ciudad{Codigo=&quot;&quot;&quot;;[.H508];&quot;&quot;&quot;,Nombre=&quot;&quot;&quot;;[.I508];&quot;&quot;&quot;},&quot;)" office:value-type="string" office:string-value="new Ciudad{Codigo=&quot;68385&quot;,Nombre=&quot;Landázuri&quot;},">
            <text:p>new Ciudad{Codigo="68385",Nombre="Landázuri"},</text:p>
          </table:table-cell>
          <table:table-cell table:formula="of:=LEN([.B508])" office:value-type="float" office:value="9">
            <text:p>9</text:p>
          </table:table-cell>
        </table:table-row>
        <table:table-row table:style-name="ro2">
          <table:table-cell table:style-name="ce1" office:value-type="float" office:value="68406">
            <text:p>68406</text:p>
          </table:table-cell>
          <table:table-cell table:style-name="ce2" office:value-type="string">
            <text:p>LEBRÍJA</text:p>
          </table:table-cell>
          <table:table-cell table:style-name="ce1" office:value-type="string">
            <text:p>Santander</text:p>
          </table:table-cell>
          <table:table-cell table:formula="of:=LOWER([.B509])" office:value-type="string" office:string-value="lebríja">
            <text:p>lebríja</text:p>
          </table:table-cell>
          <table:table-cell table:formula="of:=PROPER([.D509])" office:value-type="string" office:string-value="Lebríja">
            <text:p>Lebríja</text:p>
          </table:table-cell>
          <table:table-cell table:formula="of:=LEN([.A509])" office:value-type="float" office:value="5">
            <text:p>5</text:p>
          </table:table-cell>
          <table:table-cell table:formula="of:=IF([.F509]=5;[.A509];CONCATENATE(&quot;0&quot;;[.A509]))" office:value-type="float" office:value="68406">
            <text:p>68406</text:p>
          </table:table-cell>
          <table:table-cell office:value-type="float" office:value="68406">
            <text:p>68406</text:p>
          </table:table-cell>
          <table:table-cell office:value-type="string">
            <text:p>Lebríja</text:p>
          </table:table-cell>
          <table:table-cell table:formula="of:=(CONCATENATE(&quot;insert into `Ciudad`(`Nombre`,`Codigo`) values('&quot;;[.I509];&quot;','&quot;;[.H509];&quot;');&quot;))" office:value-type="string" office:string-value="insert into `Ciudad`(`Nombre`,`Codigo`) values('Lebríja','68406');">
            <text:p>insert into `Ciudad`(`Nombre`,`Codigo`) values('Lebríja','68406');</text:p>
          </table:table-cell>
          <table:table-cell table:formula="of:=CONCATENATE(&quot;new Ciudad{Codigo=&quot;&quot;&quot;;[.H509];&quot;&quot;&quot;,Nombre=&quot;&quot;&quot;;[.I509];&quot;&quot;&quot;},&quot;)" office:value-type="string" office:string-value="new Ciudad{Codigo=&quot;68406&quot;,Nombre=&quot;Lebríja&quot;},">
            <text:p>new Ciudad{Codigo="68406",Nombre="Lebríja"},</text:p>
          </table:table-cell>
          <table:table-cell table:formula="of:=LEN([.B509])" office:value-type="float" office:value="7">
            <text:p>7</text:p>
          </table:table-cell>
        </table:table-row>
        <table:table-row table:style-name="ro2">
          <table:table-cell table:style-name="ce1" office:value-type="float" office:value="86573">
            <text:p>86573</text:p>
          </table:table-cell>
          <table:table-cell table:style-name="ce2" office:value-type="string">
            <text:p>LEGUÍZAMO</text:p>
          </table:table-cell>
          <table:table-cell table:style-name="ce1" office:value-type="string">
            <text:p>Putumayo</text:p>
          </table:table-cell>
          <table:table-cell table:formula="of:=LOWER([.B510])" office:value-type="string" office:string-value="leguízamo">
            <text:p>leguízamo</text:p>
          </table:table-cell>
          <table:table-cell table:formula="of:=PROPER([.D510])" office:value-type="string" office:string-value="Leguízamo">
            <text:p>Leguízamo</text:p>
          </table:table-cell>
          <table:table-cell table:formula="of:=LEN([.A510])" office:value-type="float" office:value="5">
            <text:p>5</text:p>
          </table:table-cell>
          <table:table-cell table:formula="of:=IF([.F510]=5;[.A510];CONCATENATE(&quot;0&quot;;[.A510]))" office:value-type="float" office:value="86573">
            <text:p>86573</text:p>
          </table:table-cell>
          <table:table-cell office:value-type="float" office:value="86573">
            <text:p>86573</text:p>
          </table:table-cell>
          <table:table-cell office:value-type="string">
            <text:p>Leguízamo</text:p>
          </table:table-cell>
          <table:table-cell table:formula="of:=(CONCATENATE(&quot;insert into `Ciudad`(`Nombre`,`Codigo`) values('&quot;;[.I510];&quot;','&quot;;[.H510];&quot;');&quot;))" office:value-type="string" office:string-value="insert into `Ciudad`(`Nombre`,`Codigo`) values('Leguízamo','86573');">
            <text:p>insert into `Ciudad`(`Nombre`,`Codigo`) values('Leguízamo','86573');</text:p>
          </table:table-cell>
          <table:table-cell table:formula="of:=CONCATENATE(&quot;new Ciudad{Codigo=&quot;&quot;&quot;;[.H510];&quot;&quot;&quot;,Nombre=&quot;&quot;&quot;;[.I510];&quot;&quot;&quot;},&quot;)" office:value-type="string" office:string-value="new Ciudad{Codigo=&quot;86573&quot;,Nombre=&quot;Leguízamo&quot;},">
            <text:p>new Ciudad{Codigo="86573",Nombre="Leguízamo"},</text:p>
          </table:table-cell>
          <table:table-cell table:formula="of:=LEN([.B510])" office:value-type="float" office:value="9">
            <text:p>9</text:p>
          </table:table-cell>
        </table:table-row>
        <table:table-row table:style-name="ro2">
          <table:table-cell table:style-name="ce1" office:value-type="float" office:value="52405">
            <text:p>52405</text:p>
          </table:table-cell>
          <table:table-cell table:style-name="ce2" office:value-type="string">
            <text:p>LEIVA</text:p>
          </table:table-cell>
          <table:table-cell table:style-name="ce1" office:value-type="string">
            <text:p>Nariño</text:p>
          </table:table-cell>
          <table:table-cell table:formula="of:=LOWER([.B511])" office:value-type="string" office:string-value="leiva">
            <text:p>leiva</text:p>
          </table:table-cell>
          <table:table-cell table:formula="of:=PROPER([.D511])" office:value-type="string" office:string-value="Leiva">
            <text:p>Leiva</text:p>
          </table:table-cell>
          <table:table-cell table:formula="of:=LEN([.A511])" office:value-type="float" office:value="5">
            <text:p>5</text:p>
          </table:table-cell>
          <table:table-cell table:formula="of:=IF([.F511]=5;[.A511];CONCATENATE(&quot;0&quot;;[.A511]))" office:value-type="float" office:value="52405">
            <text:p>52405</text:p>
          </table:table-cell>
          <table:table-cell office:value-type="float" office:value="52405">
            <text:p>52405</text:p>
          </table:table-cell>
          <table:table-cell office:value-type="string">
            <text:p>Leiva</text:p>
          </table:table-cell>
          <table:table-cell table:formula="of:=(CONCATENATE(&quot;insert into `Ciudad`(`Nombre`,`Codigo`) values('&quot;;[.I511];&quot;','&quot;;[.H511];&quot;');&quot;))" office:value-type="string" office:string-value="insert into `Ciudad`(`Nombre`,`Codigo`) values('Leiva','52405');">
            <text:p>insert into `Ciudad`(`Nombre`,`Codigo`) values('Leiva','52405');</text:p>
          </table:table-cell>
          <table:table-cell table:formula="of:=CONCATENATE(&quot;new Ciudad{Codigo=&quot;&quot;&quot;;[.H511];&quot;&quot;&quot;,Nombre=&quot;&quot;&quot;;[.I511];&quot;&quot;&quot;},&quot;)" office:value-type="string" office:string-value="new Ciudad{Codigo=&quot;52405&quot;,Nombre=&quot;Leiva&quot;},">
            <text:p>new Ciudad{Codigo="52405",Nombre="Leiva"},</text:p>
          </table:table-cell>
          <table:table-cell table:formula="of:=LEN([.B511])" office:value-type="float" office:value="5">
            <text:p>5</text:p>
          </table:table-cell>
        </table:table-row>
        <table:table-row table:style-name="ro2">
          <table:table-cell table:style-name="ce1" office:value-type="float" office:value="50400">
            <text:p>50400</text:p>
          </table:table-cell>
          <table:table-cell table:style-name="ce2" office:value-type="string">
            <text:p>LEJANÍAS</text:p>
          </table:table-cell>
          <table:table-cell table:style-name="ce1" office:value-type="string">
            <text:p>Meta</text:p>
          </table:table-cell>
          <table:table-cell table:formula="of:=LOWER([.B512])" office:value-type="string" office:string-value="lejanías">
            <text:p>lejanías</text:p>
          </table:table-cell>
          <table:table-cell table:formula="of:=PROPER([.D512])" office:value-type="string" office:string-value="Lejanías">
            <text:p>Lejanías</text:p>
          </table:table-cell>
          <table:table-cell table:formula="of:=LEN([.A512])" office:value-type="float" office:value="5">
            <text:p>5</text:p>
          </table:table-cell>
          <table:table-cell table:formula="of:=IF([.F512]=5;[.A512];CONCATENATE(&quot;0&quot;;[.A512]))" office:value-type="float" office:value="50400">
            <text:p>50400</text:p>
          </table:table-cell>
          <table:table-cell office:value-type="float" office:value="50400">
            <text:p>50400</text:p>
          </table:table-cell>
          <table:table-cell office:value-type="string">
            <text:p>Lejanías</text:p>
          </table:table-cell>
          <table:table-cell table:formula="of:=(CONCATENATE(&quot;insert into `Ciudad`(`Nombre`,`Codigo`) values('&quot;;[.I512];&quot;','&quot;;[.H512];&quot;');&quot;))" office:value-type="string" office:string-value="insert into `Ciudad`(`Nombre`,`Codigo`) values('Lejanías','50400');">
            <text:p>insert into `Ciudad`(`Nombre`,`Codigo`) values('Lejanías','50400');</text:p>
          </table:table-cell>
          <table:table-cell table:formula="of:=CONCATENATE(&quot;new Ciudad{Codigo=&quot;&quot;&quot;;[.H512];&quot;&quot;&quot;,Nombre=&quot;&quot;&quot;;[.I512];&quot;&quot;&quot;},&quot;)" office:value-type="string" office:string-value="new Ciudad{Codigo=&quot;50400&quot;,Nombre=&quot;Lejanías&quot;},">
            <text:p>new Ciudad{Codigo="50400",Nombre="Lejanías"},</text:p>
          </table:table-cell>
          <table:table-cell table:formula="of:=LEN([.B512])" office:value-type="float" office:value="8">
            <text:p>8</text:p>
          </table:table-cell>
        </table:table-row>
        <table:table-row table:style-name="ro2">
          <table:table-cell table:style-name="ce1" office:value-type="float" office:value="25407">
            <text:p>25407</text:p>
          </table:table-cell>
          <table:table-cell table:style-name="ce2" office:value-type="string">
            <text:p>LENGUAZAQUE</text:p>
          </table:table-cell>
          <table:table-cell table:style-name="ce1" office:value-type="string">
            <text:p>Cundinamarca</text:p>
          </table:table-cell>
          <table:table-cell table:formula="of:=LOWER([.B513])" office:value-type="string" office:string-value="lenguazaque">
            <text:p>lenguazaque</text:p>
          </table:table-cell>
          <table:table-cell table:formula="of:=PROPER([.D513])" office:value-type="string" office:string-value="Lenguazaque">
            <text:p>Lenguazaque</text:p>
          </table:table-cell>
          <table:table-cell table:formula="of:=LEN([.A513])" office:value-type="float" office:value="5">
            <text:p>5</text:p>
          </table:table-cell>
          <table:table-cell table:formula="of:=IF([.F513]=5;[.A513];CONCATENATE(&quot;0&quot;;[.A513]))" office:value-type="float" office:value="25407">
            <text:p>25407</text:p>
          </table:table-cell>
          <table:table-cell office:value-type="float" office:value="25407">
            <text:p>25407</text:p>
          </table:table-cell>
          <table:table-cell office:value-type="string">
            <text:p>Lenguazaque</text:p>
          </table:table-cell>
          <table:table-cell table:formula="of:=(CONCATENATE(&quot;insert into `Ciudad`(`Nombre`,`Codigo`) values('&quot;;[.I513];&quot;','&quot;;[.H513];&quot;');&quot;))" office:value-type="string" office:string-value="insert into `Ciudad`(`Nombre`,`Codigo`) values('Lenguazaque','25407');">
            <text:p>insert into `Ciudad`(`Nombre`,`Codigo`) values('Lenguazaque','25407');</text:p>
          </table:table-cell>
          <table:table-cell table:formula="of:=CONCATENATE(&quot;new Ciudad{Codigo=&quot;&quot;&quot;;[.H513];&quot;&quot;&quot;,Nombre=&quot;&quot;&quot;;[.I513];&quot;&quot;&quot;},&quot;)" office:value-type="string" office:string-value="new Ciudad{Codigo=&quot;25407&quot;,Nombre=&quot;Lenguazaque&quot;},">
            <text:p>new Ciudad{Codigo="25407",Nombre="Lenguazaque"},</text:p>
          </table:table-cell>
          <table:table-cell table:formula="of:=LEN([.B513])" office:value-type="float" office:value="11">
            <text:p>11</text:p>
          </table:table-cell>
        </table:table-row>
        <table:table-row table:style-name="ro2">
          <table:table-cell table:style-name="ce1" office:value-type="float" office:value="73408">
            <text:p>73408</text:p>
          </table:table-cell>
          <table:table-cell table:style-name="ce2" office:value-type="string">
            <text:p>LÉRIDA</text:p>
          </table:table-cell>
          <table:table-cell table:style-name="ce1" office:value-type="string">
            <text:p>Tolima</text:p>
          </table:table-cell>
          <table:table-cell table:formula="of:=LOWER([.B514])" office:value-type="string" office:string-value="lérida">
            <text:p>lérida</text:p>
          </table:table-cell>
          <table:table-cell table:formula="of:=PROPER([.D514])" office:value-type="string" office:string-value="Lérida">
            <text:p>Lérida</text:p>
          </table:table-cell>
          <table:table-cell table:formula="of:=LEN([.A514])" office:value-type="float" office:value="5">
            <text:p>5</text:p>
          </table:table-cell>
          <table:table-cell table:formula="of:=IF([.F514]=5;[.A514];CONCATENATE(&quot;0&quot;;[.A514]))" office:value-type="float" office:value="73408">
            <text:p>73408</text:p>
          </table:table-cell>
          <table:table-cell office:value-type="float" office:value="73408">
            <text:p>73408</text:p>
          </table:table-cell>
          <table:table-cell office:value-type="string">
            <text:p>Lérida</text:p>
          </table:table-cell>
          <table:table-cell table:formula="of:=(CONCATENATE(&quot;insert into `Ciudad`(`Nombre`,`Codigo`) values('&quot;;[.I514];&quot;','&quot;;[.H514];&quot;');&quot;))" office:value-type="string" office:string-value="insert into `Ciudad`(`Nombre`,`Codigo`) values('Lérida','73408');">
            <text:p>insert into `Ciudad`(`Nombre`,`Codigo`) values('Lérida','73408');</text:p>
          </table:table-cell>
          <table:table-cell table:formula="of:=CONCATENATE(&quot;new Ciudad{Codigo=&quot;&quot;&quot;;[.H514];&quot;&quot;&quot;,Nombre=&quot;&quot;&quot;;[.I514];&quot;&quot;&quot;},&quot;)" office:value-type="string" office:string-value="new Ciudad{Codigo=&quot;73408&quot;,Nombre=&quot;Lérida&quot;},">
            <text:p>new Ciudad{Codigo="73408",Nombre="Lérida"},</text:p>
          </table:table-cell>
          <table:table-cell table:formula="of:=LEN([.B514])" office:value-type="float" office:value="6">
            <text:p>6</text:p>
          </table:table-cell>
        </table:table-row>
        <table:table-row table:style-name="ro2">
          <table:table-cell table:style-name="ce1" office:value-type="float" office:value="91001">
            <text:p>91001</text:p>
          </table:table-cell>
          <table:table-cell table:style-name="ce2" office:value-type="string">
            <text:p>LETICIA</text:p>
          </table:table-cell>
          <table:table-cell table:style-name="ce1" office:value-type="string">
            <text:p>Amazonas</text:p>
          </table:table-cell>
          <table:table-cell table:formula="of:=LOWER([.B515])" office:value-type="string" office:string-value="leticia">
            <text:p>leticia</text:p>
          </table:table-cell>
          <table:table-cell table:formula="of:=PROPER([.D515])" office:value-type="string" office:string-value="Leticia">
            <text:p>Leticia</text:p>
          </table:table-cell>
          <table:table-cell table:formula="of:=LEN([.A515])" office:value-type="float" office:value="5">
            <text:p>5</text:p>
          </table:table-cell>
          <table:table-cell table:formula="of:=IF([.F515]=5;[.A515];CONCATENATE(&quot;0&quot;;[.A515]))" office:value-type="float" office:value="91001">
            <text:p>91001</text:p>
          </table:table-cell>
          <table:table-cell office:value-type="float" office:value="91001">
            <text:p>91001</text:p>
          </table:table-cell>
          <table:table-cell office:value-type="string">
            <text:p>Leticia</text:p>
          </table:table-cell>
          <table:table-cell table:formula="of:=(CONCATENATE(&quot;insert into `Ciudad`(`Nombre`,`Codigo`) values('&quot;;[.I515];&quot;','&quot;;[.H515];&quot;');&quot;))" office:value-type="string" office:string-value="insert into `Ciudad`(`Nombre`,`Codigo`) values('Leticia','91001');">
            <text:p>insert into `Ciudad`(`Nombre`,`Codigo`) values('Leticia','91001');</text:p>
          </table:table-cell>
          <table:table-cell table:formula="of:=CONCATENATE(&quot;new Ciudad{Codigo=&quot;&quot;&quot;;[.H515];&quot;&quot;&quot;,Nombre=&quot;&quot;&quot;;[.I515];&quot;&quot;&quot;},&quot;)" office:value-type="string" office:string-value="new Ciudad{Codigo=&quot;91001&quot;,Nombre=&quot;Leticia&quot;},">
            <text:p>new Ciudad{Codigo="91001",Nombre="Leticia"},</text:p>
          </table:table-cell>
          <table:table-cell table:formula="of:=LEN([.B515])" office:value-type="float" office:value="7">
            <text:p>7</text:p>
          </table:table-cell>
        </table:table-row>
        <table:table-row table:style-name="ro2">
          <table:table-cell table:style-name="ce1" office:value-type="float" office:value="73411">
            <text:p>73411</text:p>
          </table:table-cell>
          <table:table-cell table:style-name="ce2" office:value-type="string">
            <text:p>LÍBANO</text:p>
          </table:table-cell>
          <table:table-cell table:style-name="ce1" office:value-type="string">
            <text:p>Tolima</text:p>
          </table:table-cell>
          <table:table-cell table:formula="of:=LOWER([.B516])" office:value-type="string" office:string-value="líbano">
            <text:p>líbano</text:p>
          </table:table-cell>
          <table:table-cell table:formula="of:=PROPER([.D516])" office:value-type="string" office:string-value="Líbano">
            <text:p>Líbano</text:p>
          </table:table-cell>
          <table:table-cell table:formula="of:=LEN([.A516])" office:value-type="float" office:value="5">
            <text:p>5</text:p>
          </table:table-cell>
          <table:table-cell table:formula="of:=IF([.F516]=5;[.A516];CONCATENATE(&quot;0&quot;;[.A516]))" office:value-type="float" office:value="73411">
            <text:p>73411</text:p>
          </table:table-cell>
          <table:table-cell office:value-type="float" office:value="73411">
            <text:p>73411</text:p>
          </table:table-cell>
          <table:table-cell office:value-type="string">
            <text:p>Líbano</text:p>
          </table:table-cell>
          <table:table-cell table:formula="of:=(CONCATENATE(&quot;insert into `Ciudad`(`Nombre`,`Codigo`) values('&quot;;[.I516];&quot;','&quot;;[.H516];&quot;');&quot;))" office:value-type="string" office:string-value="insert into `Ciudad`(`Nombre`,`Codigo`) values('Líbano','73411');">
            <text:p>insert into `Ciudad`(`Nombre`,`Codigo`) values('Líbano','73411');</text:p>
          </table:table-cell>
          <table:table-cell table:formula="of:=CONCATENATE(&quot;new Ciudad{Codigo=&quot;&quot;&quot;;[.H516];&quot;&quot;&quot;,Nombre=&quot;&quot;&quot;;[.I516];&quot;&quot;&quot;},&quot;)" office:value-type="string" office:string-value="new Ciudad{Codigo=&quot;73411&quot;,Nombre=&quot;Líbano&quot;},">
            <text:p>new Ciudad{Codigo="73411",Nombre="Líbano"},</text:p>
          </table:table-cell>
          <table:table-cell table:formula="of:=LEN([.B516])" office:value-type="float" office:value="6">
            <text:p>6</text:p>
          </table:table-cell>
        </table:table-row>
        <table:table-row table:style-name="ro2">
          <table:table-cell table:style-name="ce1" office:value-type="float" office:value="5411">
            <text:p>5411</text:p>
          </table:table-cell>
          <table:table-cell table:style-name="ce2" office:value-type="string">
            <text:p>LIBORINA</text:p>
          </table:table-cell>
          <table:table-cell table:style-name="ce1" office:value-type="string">
            <text:p>Antioquia</text:p>
          </table:table-cell>
          <table:table-cell table:formula="of:=LOWER([.B517])" office:value-type="string" office:string-value="liborina">
            <text:p>liborina</text:p>
          </table:table-cell>
          <table:table-cell table:formula="of:=PROPER([.D517])" office:value-type="string" office:string-value="Liborina">
            <text:p>Liborina</text:p>
          </table:table-cell>
          <table:table-cell table:formula="of:=LEN([.A517])" office:value-type="float" office:value="4">
            <text:p>4</text:p>
          </table:table-cell>
          <table:table-cell table:formula="of:=IF([.F517]=5;[.A517];CONCATENATE(&quot;0&quot;;[.A517]))" office:value-type="string" office:string-value="05411">
            <text:p>05411</text:p>
          </table:table-cell>
          <table:table-cell office:value-type="string">
            <text:p>05411</text:p>
          </table:table-cell>
          <table:table-cell office:value-type="string">
            <text:p>Liborina</text:p>
          </table:table-cell>
          <table:table-cell table:formula="of:=(CONCATENATE(&quot;insert into `Ciudad`(`Nombre`,`Codigo`) values('&quot;;[.I517];&quot;','&quot;;[.H517];&quot;');&quot;))" office:value-type="string" office:string-value="insert into `Ciudad`(`Nombre`,`Codigo`) values('Liborina','05411');">
            <text:p>insert into `Ciudad`(`Nombre`,`Codigo`) values('Liborina','05411');</text:p>
          </table:table-cell>
          <table:table-cell table:formula="of:=CONCATENATE(&quot;new Ciudad{Codigo=&quot;&quot;&quot;;[.H517];&quot;&quot;&quot;,Nombre=&quot;&quot;&quot;;[.I517];&quot;&quot;&quot;},&quot;)" office:value-type="string" office:string-value="new Ciudad{Codigo=&quot;05411&quot;,Nombre=&quot;Liborina&quot;},">
            <text:p>new Ciudad{Codigo="05411",Nombre="Liborina"},</text:p>
          </table:table-cell>
          <table:table-cell table:formula="of:=LEN([.B517])" office:value-type="float" office:value="8">
            <text:p>8</text:p>
          </table:table-cell>
        </table:table-row>
        <table:table-row table:style-name="ro2">
          <table:table-cell table:style-name="ce1" office:value-type="float" office:value="52411">
            <text:p>52411</text:p>
          </table:table-cell>
          <table:table-cell table:style-name="ce2" office:value-type="string">
            <text:p>LINARES</text:p>
          </table:table-cell>
          <table:table-cell table:style-name="ce1" office:value-type="string">
            <text:p>Nariño</text:p>
          </table:table-cell>
          <table:table-cell table:formula="of:=LOWER([.B518])" office:value-type="string" office:string-value="linares">
            <text:p>linares</text:p>
          </table:table-cell>
          <table:table-cell table:formula="of:=PROPER([.D518])" office:value-type="string" office:string-value="Linares">
            <text:p>Linares</text:p>
          </table:table-cell>
          <table:table-cell table:formula="of:=LEN([.A518])" office:value-type="float" office:value="5">
            <text:p>5</text:p>
          </table:table-cell>
          <table:table-cell table:formula="of:=IF([.F518]=5;[.A518];CONCATENATE(&quot;0&quot;;[.A518]))" office:value-type="float" office:value="52411">
            <text:p>52411</text:p>
          </table:table-cell>
          <table:table-cell office:value-type="float" office:value="52411">
            <text:p>52411</text:p>
          </table:table-cell>
          <table:table-cell office:value-type="string">
            <text:p>Linares</text:p>
          </table:table-cell>
          <table:table-cell table:formula="of:=(CONCATENATE(&quot;insert into `Ciudad`(`Nombre`,`Codigo`) values('&quot;;[.I518];&quot;','&quot;;[.H518];&quot;');&quot;))" office:value-type="string" office:string-value="insert into `Ciudad`(`Nombre`,`Codigo`) values('Linares','52411');">
            <text:p>insert into `Ciudad`(`Nombre`,`Codigo`) values('Linares','52411');</text:p>
          </table:table-cell>
          <table:table-cell table:formula="of:=CONCATENATE(&quot;new Ciudad{Codigo=&quot;&quot;&quot;;[.H518];&quot;&quot;&quot;,Nombre=&quot;&quot;&quot;;[.I518];&quot;&quot;&quot;},&quot;)" office:value-type="string" office:string-value="new Ciudad{Codigo=&quot;52411&quot;,Nombre=&quot;Linares&quot;},">
            <text:p>new Ciudad{Codigo="52411",Nombre="Linares"},</text:p>
          </table:table-cell>
          <table:table-cell table:formula="of:=LEN([.B518])" office:value-type="float" office:value="7">
            <text:p>7</text:p>
          </table:table-cell>
        </table:table-row>
        <table:table-row table:style-name="ro2">
          <table:table-cell table:style-name="ce1" office:value-type="float" office:value="27413">
            <text:p>27413</text:p>
          </table:table-cell>
          <table:table-cell table:style-name="ce2" office:value-type="string">
            <text:p>LLORÓ</text:p>
          </table:table-cell>
          <table:table-cell table:style-name="ce1" office:value-type="string">
            <text:p>Chocó</text:p>
          </table:table-cell>
          <table:table-cell table:formula="of:=LOWER([.B519])" office:value-type="string" office:string-value="lloró">
            <text:p>lloró</text:p>
          </table:table-cell>
          <table:table-cell table:formula="of:=PROPER([.D519])" office:value-type="string" office:string-value="Lloró">
            <text:p>Lloró</text:p>
          </table:table-cell>
          <table:table-cell table:formula="of:=LEN([.A519])" office:value-type="float" office:value="5">
            <text:p>5</text:p>
          </table:table-cell>
          <table:table-cell table:formula="of:=IF([.F519]=5;[.A519];CONCATENATE(&quot;0&quot;;[.A519]))" office:value-type="float" office:value="27413">
            <text:p>27413</text:p>
          </table:table-cell>
          <table:table-cell office:value-type="float" office:value="27413">
            <text:p>27413</text:p>
          </table:table-cell>
          <table:table-cell office:value-type="string">
            <text:p>Lloró</text:p>
          </table:table-cell>
          <table:table-cell table:formula="of:=(CONCATENATE(&quot;insert into `Ciudad`(`Nombre`,`Codigo`) values('&quot;;[.I519];&quot;','&quot;;[.H519];&quot;');&quot;))" office:value-type="string" office:string-value="insert into `Ciudad`(`Nombre`,`Codigo`) values('Lloró','27413');">
            <text:p>insert into `Ciudad`(`Nombre`,`Codigo`) values('Lloró','27413');</text:p>
          </table:table-cell>
          <table:table-cell table:formula="of:=CONCATENATE(&quot;new Ciudad{Codigo=&quot;&quot;&quot;;[.H519];&quot;&quot;&quot;,Nombre=&quot;&quot;&quot;;[.I519];&quot;&quot;&quot;},&quot;)" office:value-type="string" office:string-value="new Ciudad{Codigo=&quot;27413&quot;,Nombre=&quot;Lloró&quot;},">
            <text:p>new Ciudad{Codigo="27413",Nombre="Lloró"},</text:p>
          </table:table-cell>
          <table:table-cell table:formula="of:=LEN([.B519])" office:value-type="float" office:value="5">
            <text:p>5</text:p>
          </table:table-cell>
        </table:table-row>
        <table:table-row table:style-name="ro2">
          <table:table-cell table:style-name="ce1" office:value-type="float" office:value="19418">
            <text:p>19418</text:p>
          </table:table-cell>
          <table:table-cell table:style-name="ce2" office:value-type="string">
            <text:p>LÓPEZ</text:p>
          </table:table-cell>
          <table:table-cell table:style-name="ce1" office:value-type="string">
            <text:p>Cauca</text:p>
          </table:table-cell>
          <table:table-cell table:formula="of:=LOWER([.B520])" office:value-type="string" office:string-value="lópez">
            <text:p>lópez</text:p>
          </table:table-cell>
          <table:table-cell table:formula="of:=PROPER([.D520])" office:value-type="string" office:string-value="López">
            <text:p>López</text:p>
          </table:table-cell>
          <table:table-cell table:formula="of:=LEN([.A520])" office:value-type="float" office:value="5">
            <text:p>5</text:p>
          </table:table-cell>
          <table:table-cell table:formula="of:=IF([.F520]=5;[.A520];CONCATENATE(&quot;0&quot;;[.A520]))" office:value-type="float" office:value="19418">
            <text:p>19418</text:p>
          </table:table-cell>
          <table:table-cell office:value-type="float" office:value="19418">
            <text:p>19418</text:p>
          </table:table-cell>
          <table:table-cell office:value-type="string">
            <text:p>López</text:p>
          </table:table-cell>
          <table:table-cell table:formula="of:=(CONCATENATE(&quot;insert into `Ciudad`(`Nombre`,`Codigo`) values('&quot;;[.I520];&quot;','&quot;;[.H520];&quot;');&quot;))" office:value-type="string" office:string-value="insert into `Ciudad`(`Nombre`,`Codigo`) values('López','19418');">
            <text:p>insert into `Ciudad`(`Nombre`,`Codigo`) values('López','19418');</text:p>
          </table:table-cell>
          <table:table-cell table:formula="of:=CONCATENATE(&quot;new Ciudad{Codigo=&quot;&quot;&quot;;[.H520];&quot;&quot;&quot;,Nombre=&quot;&quot;&quot;;[.I520];&quot;&quot;&quot;},&quot;)" office:value-type="string" office:string-value="new Ciudad{Codigo=&quot;19418&quot;,Nombre=&quot;López&quot;},">
            <text:p>new Ciudad{Codigo="19418",Nombre="López"},</text:p>
          </table:table-cell>
          <table:table-cell table:formula="of:=LEN([.B520])" office:value-type="float" office:value="5">
            <text:p>5</text:p>
          </table:table-cell>
        </table:table-row>
        <table:table-row table:style-name="ro2">
          <table:table-cell table:style-name="ce1" office:value-type="float" office:value="23417">
            <text:p>23417</text:p>
          </table:table-cell>
          <table:table-cell table:style-name="ce2" office:value-type="string">
            <text:p>LORICA</text:p>
          </table:table-cell>
          <table:table-cell table:style-name="ce1" office:value-type="string">
            <text:p>Córdoba</text:p>
          </table:table-cell>
          <table:table-cell table:formula="of:=LOWER([.B521])" office:value-type="string" office:string-value="lorica">
            <text:p>lorica</text:p>
          </table:table-cell>
          <table:table-cell table:formula="of:=PROPER([.D521])" office:value-type="string" office:string-value="Lorica">
            <text:p>Lorica</text:p>
          </table:table-cell>
          <table:table-cell table:formula="of:=LEN([.A521])" office:value-type="float" office:value="5">
            <text:p>5</text:p>
          </table:table-cell>
          <table:table-cell table:formula="of:=IF([.F521]=5;[.A521];CONCATENATE(&quot;0&quot;;[.A521]))" office:value-type="float" office:value="23417">
            <text:p>23417</text:p>
          </table:table-cell>
          <table:table-cell office:value-type="float" office:value="23417">
            <text:p>23417</text:p>
          </table:table-cell>
          <table:table-cell office:value-type="string">
            <text:p>Lorica</text:p>
          </table:table-cell>
          <table:table-cell table:formula="of:=(CONCATENATE(&quot;insert into `Ciudad`(`Nombre`,`Codigo`) values('&quot;;[.I521];&quot;','&quot;;[.H521];&quot;');&quot;))" office:value-type="string" office:string-value="insert into `Ciudad`(`Nombre`,`Codigo`) values('Lorica','23417');">
            <text:p>insert into `Ciudad`(`Nombre`,`Codigo`) values('Lorica','23417');</text:p>
          </table:table-cell>
          <table:table-cell table:formula="of:=CONCATENATE(&quot;new Ciudad{Codigo=&quot;&quot;&quot;;[.H521];&quot;&quot;&quot;,Nombre=&quot;&quot;&quot;;[.I521];&quot;&quot;&quot;},&quot;)" office:value-type="string" office:string-value="new Ciudad{Codigo=&quot;23417&quot;,Nombre=&quot;Lorica&quot;},">
            <text:p>new Ciudad{Codigo="23417",Nombre="Lorica"},</text:p>
          </table:table-cell>
          <table:table-cell table:formula="of:=LEN([.B521])" office:value-type="float" office:value="6">
            <text:p>6</text:p>
          </table:table-cell>
        </table:table-row>
        <table:table-row table:style-name="ro2">
          <table:table-cell table:style-name="ce1" office:value-type="float" office:value="52418">
            <text:p>52418</text:p>
          </table:table-cell>
          <table:table-cell table:style-name="ce2" office:value-type="string">
            <text:p>LOS ANDES</text:p>
          </table:table-cell>
          <table:table-cell table:style-name="ce1" office:value-type="string">
            <text:p>Nariño</text:p>
          </table:table-cell>
          <table:table-cell table:formula="of:=LOWER([.B522])" office:value-type="string" office:string-value="los andes">
            <text:p>los andes</text:p>
          </table:table-cell>
          <table:table-cell table:formula="of:=PROPER([.D522])" office:value-type="string" office:string-value="Los Andes">
            <text:p>Los Andes</text:p>
          </table:table-cell>
          <table:table-cell table:formula="of:=LEN([.A522])" office:value-type="float" office:value="5">
            <text:p>5</text:p>
          </table:table-cell>
          <table:table-cell table:formula="of:=IF([.F522]=5;[.A522];CONCATENATE(&quot;0&quot;;[.A522]))" office:value-type="float" office:value="52418">
            <text:p>52418</text:p>
          </table:table-cell>
          <table:table-cell office:value-type="float" office:value="52418">
            <text:p>52418</text:p>
          </table:table-cell>
          <table:table-cell office:value-type="string">
            <text:p>Los Andes</text:p>
          </table:table-cell>
          <table:table-cell table:formula="of:=(CONCATENATE(&quot;insert into `Ciudad`(`Nombre`,`Codigo`) values('&quot;;[.I522];&quot;','&quot;;[.H522];&quot;');&quot;))" office:value-type="string" office:string-value="insert into `Ciudad`(`Nombre`,`Codigo`) values('Los Andes','52418');">
            <text:p>insert into `Ciudad`(`Nombre`,`Codigo`) values('Los Andes','52418');</text:p>
          </table:table-cell>
          <table:table-cell table:formula="of:=CONCATENATE(&quot;new Ciudad{Codigo=&quot;&quot;&quot;;[.H522];&quot;&quot;&quot;,Nombre=&quot;&quot;&quot;;[.I522];&quot;&quot;&quot;},&quot;)" office:value-type="string" office:string-value="new Ciudad{Codigo=&quot;52418&quot;,Nombre=&quot;Los Andes&quot;},">
            <text:p>new Ciudad{Codigo="52418",Nombre="Los Andes"},</text:p>
          </table:table-cell>
          <table:table-cell table:formula="of:=LEN([.B522])" office:value-type="float" office:value="9">
            <text:p>9</text:p>
          </table:table-cell>
        </table:table-row>
        <table:table-row table:style-name="ro2">
          <table:table-cell table:style-name="ce1" office:value-type="float" office:value="23419">
            <text:p>23419</text:p>
          </table:table-cell>
          <table:table-cell table:style-name="ce2" office:value-type="string">
            <text:p>LOS CÓRDOBAS</text:p>
          </table:table-cell>
          <table:table-cell table:style-name="ce1" office:value-type="string">
            <text:p>Córdoba</text:p>
          </table:table-cell>
          <table:table-cell table:formula="of:=LOWER([.B523])" office:value-type="string" office:string-value="los córdobas">
            <text:p>los córdobas</text:p>
          </table:table-cell>
          <table:table-cell table:formula="of:=PROPER([.D523])" office:value-type="string" office:string-value="Los Córdobas">
            <text:p>Los Córdobas</text:p>
          </table:table-cell>
          <table:table-cell table:formula="of:=LEN([.A523])" office:value-type="float" office:value="5">
            <text:p>5</text:p>
          </table:table-cell>
          <table:table-cell table:formula="of:=IF([.F523]=5;[.A523];CONCATENATE(&quot;0&quot;;[.A523]))" office:value-type="float" office:value="23419">
            <text:p>23419</text:p>
          </table:table-cell>
          <table:table-cell office:value-type="float" office:value="23419">
            <text:p>23419</text:p>
          </table:table-cell>
          <table:table-cell office:value-type="string">
            <text:p>Los Córdobas</text:p>
          </table:table-cell>
          <table:table-cell table:formula="of:=(CONCATENATE(&quot;insert into `Ciudad`(`Nombre`,`Codigo`) values('&quot;;[.I523];&quot;','&quot;;[.H523];&quot;');&quot;))" office:value-type="string" office:string-value="insert into `Ciudad`(`Nombre`,`Codigo`) values('Los Córdobas','23419');">
            <text:p>insert into `Ciudad`(`Nombre`,`Codigo`) values('Los Córdobas','23419');</text:p>
          </table:table-cell>
          <table:table-cell table:formula="of:=CONCATENATE(&quot;new Ciudad{Codigo=&quot;&quot;&quot;;[.H523];&quot;&quot;&quot;,Nombre=&quot;&quot;&quot;;[.I523];&quot;&quot;&quot;},&quot;)" office:value-type="string" office:string-value="new Ciudad{Codigo=&quot;23419&quot;,Nombre=&quot;Los Córdobas&quot;},">
            <text:p>new Ciudad{Codigo="23419",Nombre="Los Córdobas"},</text:p>
          </table:table-cell>
          <table:table-cell table:formula="of:=LEN([.B523])" office:value-type="float" office:value="12">
            <text:p>12</text:p>
          </table:table-cell>
        </table:table-row>
        <table:table-row table:style-name="ro2">
          <table:table-cell table:style-name="ce1" office:value-type="float" office:value="70418">
            <text:p>70418</text:p>
          </table:table-cell>
          <table:table-cell table:style-name="ce2" office:value-type="string">
            <text:p>LOS PALMITOS</text:p>
          </table:table-cell>
          <table:table-cell table:style-name="ce1" office:value-type="string">
            <text:p>Sucre</text:p>
          </table:table-cell>
          <table:table-cell table:formula="of:=LOWER([.B524])" office:value-type="string" office:string-value="los palmitos">
            <text:p>los palmitos</text:p>
          </table:table-cell>
          <table:table-cell table:formula="of:=PROPER([.D524])" office:value-type="string" office:string-value="Los Palmitos">
            <text:p>Los Palmitos</text:p>
          </table:table-cell>
          <table:table-cell table:formula="of:=LEN([.A524])" office:value-type="float" office:value="5">
            <text:p>5</text:p>
          </table:table-cell>
          <table:table-cell table:formula="of:=IF([.F524]=5;[.A524];CONCATENATE(&quot;0&quot;;[.A524]))" office:value-type="float" office:value="70418">
            <text:p>70418</text:p>
          </table:table-cell>
          <table:table-cell office:value-type="float" office:value="70418">
            <text:p>70418</text:p>
          </table:table-cell>
          <table:table-cell office:value-type="string">
            <text:p>Los Palmitos</text:p>
          </table:table-cell>
          <table:table-cell table:formula="of:=(CONCATENATE(&quot;insert into `Ciudad`(`Nombre`,`Codigo`) values('&quot;;[.I524];&quot;','&quot;;[.H524];&quot;');&quot;))" office:value-type="string" office:string-value="insert into `Ciudad`(`Nombre`,`Codigo`) values('Los Palmitos','70418');">
            <text:p>insert into `Ciudad`(`Nombre`,`Codigo`) values('Los Palmitos','70418');</text:p>
          </table:table-cell>
          <table:table-cell table:formula="of:=CONCATENATE(&quot;new Ciudad{Codigo=&quot;&quot;&quot;;[.H524];&quot;&quot;&quot;,Nombre=&quot;&quot;&quot;;[.I524];&quot;&quot;&quot;},&quot;)" office:value-type="string" office:string-value="new Ciudad{Codigo=&quot;70418&quot;,Nombre=&quot;Los Palmitos&quot;},">
            <text:p>new Ciudad{Codigo="70418",Nombre="Los Palmitos"},</text:p>
          </table:table-cell>
          <table:table-cell table:formula="of:=LEN([.B524])" office:value-type="float" office:value="12">
            <text:p>12</text:p>
          </table:table-cell>
        </table:table-row>
        <table:table-row table:style-name="ro2">
          <table:table-cell table:style-name="ce1" office:value-type="float" office:value="54405">
            <text:p>54405</text:p>
          </table:table-cell>
          <table:table-cell table:style-name="ce2" office:value-type="string">
            <text:p>LOS PATIOS</text:p>
          </table:table-cell>
          <table:table-cell table:style-name="ce1" office:value-type="string">
            <text:p>Norte de Santander</text:p>
          </table:table-cell>
          <table:table-cell table:formula="of:=LOWER([.B525])" office:value-type="string" office:string-value="los patios">
            <text:p>los patios</text:p>
          </table:table-cell>
          <table:table-cell table:formula="of:=PROPER([.D525])" office:value-type="string" office:string-value="Los Patios">
            <text:p>Los Patios</text:p>
          </table:table-cell>
          <table:table-cell table:formula="of:=LEN([.A525])" office:value-type="float" office:value="5">
            <text:p>5</text:p>
          </table:table-cell>
          <table:table-cell table:formula="of:=IF([.F525]=5;[.A525];CONCATENATE(&quot;0&quot;;[.A525]))" office:value-type="float" office:value="54405">
            <text:p>54405</text:p>
          </table:table-cell>
          <table:table-cell office:value-type="float" office:value="54405">
            <text:p>54405</text:p>
          </table:table-cell>
          <table:table-cell office:value-type="string">
            <text:p>Los Patios</text:p>
          </table:table-cell>
          <table:table-cell table:formula="of:=(CONCATENATE(&quot;insert into `Ciudad`(`Nombre`,`Codigo`) values('&quot;;[.I525];&quot;','&quot;;[.H525];&quot;');&quot;))" office:value-type="string" office:string-value="insert into `Ciudad`(`Nombre`,`Codigo`) values('Los Patios','54405');">
            <text:p>insert into `Ciudad`(`Nombre`,`Codigo`) values('Los Patios','54405');</text:p>
          </table:table-cell>
          <table:table-cell table:formula="of:=CONCATENATE(&quot;new Ciudad{Codigo=&quot;&quot;&quot;;[.H525];&quot;&quot;&quot;,Nombre=&quot;&quot;&quot;;[.I525];&quot;&quot;&quot;},&quot;)" office:value-type="string" office:string-value="new Ciudad{Codigo=&quot;54405&quot;,Nombre=&quot;Los Patios&quot;},">
            <text:p>new Ciudad{Codigo="54405",Nombre="Los Patios"},</text:p>
          </table:table-cell>
          <table:table-cell table:formula="of:=LEN([.B525])" office:value-type="float" office:value="10">
            <text:p>10</text:p>
          </table:table-cell>
        </table:table-row>
        <table:table-row table:style-name="ro2">
          <table:table-cell table:style-name="ce1" office:value-type="float" office:value="68418">
            <text:p>68418</text:p>
          </table:table-cell>
          <table:table-cell table:style-name="ce2" office:value-type="string">
            <text:p>LOS SANTOS</text:p>
          </table:table-cell>
          <table:table-cell table:style-name="ce1" office:value-type="string">
            <text:p>Santander</text:p>
          </table:table-cell>
          <table:table-cell table:formula="of:=LOWER([.B526])" office:value-type="string" office:string-value="los santos">
            <text:p>los santos</text:p>
          </table:table-cell>
          <table:table-cell table:formula="of:=PROPER([.D526])" office:value-type="string" office:string-value="Los Santos">
            <text:p>Los Santos</text:p>
          </table:table-cell>
          <table:table-cell table:formula="of:=LEN([.A526])" office:value-type="float" office:value="5">
            <text:p>5</text:p>
          </table:table-cell>
          <table:table-cell table:formula="of:=IF([.F526]=5;[.A526];CONCATENATE(&quot;0&quot;;[.A526]))" office:value-type="float" office:value="68418">
            <text:p>68418</text:p>
          </table:table-cell>
          <table:table-cell office:value-type="float" office:value="68418">
            <text:p>68418</text:p>
          </table:table-cell>
          <table:table-cell office:value-type="string">
            <text:p>Los Santos</text:p>
          </table:table-cell>
          <table:table-cell table:formula="of:=(CONCATENATE(&quot;insert into `Ciudad`(`Nombre`,`Codigo`) values('&quot;;[.I526];&quot;','&quot;;[.H526];&quot;');&quot;))" office:value-type="string" office:string-value="insert into `Ciudad`(`Nombre`,`Codigo`) values('Los Santos','68418');">
            <text:p>insert into `Ciudad`(`Nombre`,`Codigo`) values('Los Santos','68418');</text:p>
          </table:table-cell>
          <table:table-cell table:formula="of:=CONCATENATE(&quot;new Ciudad{Codigo=&quot;&quot;&quot;;[.H526];&quot;&quot;&quot;,Nombre=&quot;&quot;&quot;;[.I526];&quot;&quot;&quot;},&quot;)" office:value-type="string" office:string-value="new Ciudad{Codigo=&quot;68418&quot;,Nombre=&quot;Los Santos&quot;},">
            <text:p>new Ciudad{Codigo="68418",Nombre="Los Santos"},</text:p>
          </table:table-cell>
          <table:table-cell table:formula="of:=LEN([.B526])" office:value-type="float" office:value="10">
            <text:p>10</text:p>
          </table:table-cell>
        </table:table-row>
        <table:table-row table:style-name="ro2">
          <table:table-cell table:style-name="ce1" office:value-type="float" office:value="54418">
            <text:p>54418</text:p>
          </table:table-cell>
          <table:table-cell table:style-name="ce2" office:value-type="string">
            <text:p>LOURDES</text:p>
          </table:table-cell>
          <table:table-cell table:style-name="ce1" office:value-type="string">
            <text:p>Norte de Santander</text:p>
          </table:table-cell>
          <table:table-cell table:formula="of:=LOWER([.B527])" office:value-type="string" office:string-value="lourdes">
            <text:p>lourdes</text:p>
          </table:table-cell>
          <table:table-cell table:formula="of:=PROPER([.D527])" office:value-type="string" office:string-value="Lourdes">
            <text:p>Lourdes</text:p>
          </table:table-cell>
          <table:table-cell table:formula="of:=LEN([.A527])" office:value-type="float" office:value="5">
            <text:p>5</text:p>
          </table:table-cell>
          <table:table-cell table:formula="of:=IF([.F527]=5;[.A527];CONCATENATE(&quot;0&quot;;[.A527]))" office:value-type="float" office:value="54418">
            <text:p>54418</text:p>
          </table:table-cell>
          <table:table-cell office:value-type="float" office:value="54418">
            <text:p>54418</text:p>
          </table:table-cell>
          <table:table-cell office:value-type="string">
            <text:p>Lourdes</text:p>
          </table:table-cell>
          <table:table-cell table:formula="of:=(CONCATENATE(&quot;insert into `Ciudad`(`Nombre`,`Codigo`) values('&quot;;[.I527];&quot;','&quot;;[.H527];&quot;');&quot;))" office:value-type="string" office:string-value="insert into `Ciudad`(`Nombre`,`Codigo`) values('Lourdes','54418');">
            <text:p>insert into `Ciudad`(`Nombre`,`Codigo`) values('Lourdes','54418');</text:p>
          </table:table-cell>
          <table:table-cell table:formula="of:=CONCATENATE(&quot;new Ciudad{Codigo=&quot;&quot;&quot;;[.H527];&quot;&quot;&quot;,Nombre=&quot;&quot;&quot;;[.I527];&quot;&quot;&quot;},&quot;)" office:value-type="string" office:string-value="new Ciudad{Codigo=&quot;54418&quot;,Nombre=&quot;Lourdes&quot;},">
            <text:p>new Ciudad{Codigo="54418",Nombre="Lourdes"},</text:p>
          </table:table-cell>
          <table:table-cell table:formula="of:=LEN([.B527])" office:value-type="float" office:value="7">
            <text:p>7</text:p>
          </table:table-cell>
        </table:table-row>
        <table:table-row table:style-name="ro2">
          <table:table-cell table:style-name="ce1" office:value-type="float" office:value="8421">
            <text:p>8421</text:p>
          </table:table-cell>
          <table:table-cell table:style-name="ce2" office:value-type="string">
            <text:p>LURUACO</text:p>
          </table:table-cell>
          <table:table-cell table:style-name="ce1" office:value-type="string">
            <text:p>Atlántico</text:p>
          </table:table-cell>
          <table:table-cell table:formula="of:=LOWER([.B528])" office:value-type="string" office:string-value="luruaco">
            <text:p>luruaco</text:p>
          </table:table-cell>
          <table:table-cell table:formula="of:=PROPER([.D528])" office:value-type="string" office:string-value="Luruaco">
            <text:p>Luruaco</text:p>
          </table:table-cell>
          <table:table-cell table:formula="of:=LEN([.A528])" office:value-type="float" office:value="4">
            <text:p>4</text:p>
          </table:table-cell>
          <table:table-cell table:formula="of:=IF([.F528]=5;[.A528];CONCATENATE(&quot;0&quot;;[.A528]))" office:value-type="string" office:string-value="08421">
            <text:p>08421</text:p>
          </table:table-cell>
          <table:table-cell office:value-type="string">
            <text:p>08421</text:p>
          </table:table-cell>
          <table:table-cell office:value-type="string">
            <text:p>Luruaco</text:p>
          </table:table-cell>
          <table:table-cell table:formula="of:=(CONCATENATE(&quot;insert into `Ciudad`(`Nombre`,`Codigo`) values('&quot;;[.I528];&quot;','&quot;;[.H528];&quot;');&quot;))" office:value-type="string" office:string-value="insert into `Ciudad`(`Nombre`,`Codigo`) values('Luruaco','08421');">
            <text:p>insert into `Ciudad`(`Nombre`,`Codigo`) values('Luruaco','08421');</text:p>
          </table:table-cell>
          <table:table-cell table:formula="of:=CONCATENATE(&quot;new Ciudad{Codigo=&quot;&quot;&quot;;[.H528];&quot;&quot;&quot;,Nombre=&quot;&quot;&quot;;[.I528];&quot;&quot;&quot;},&quot;)" office:value-type="string" office:string-value="new Ciudad{Codigo=&quot;08421&quot;,Nombre=&quot;Luruaco&quot;},">
            <text:p>new Ciudad{Codigo="08421",Nombre="Luruaco"},</text:p>
          </table:table-cell>
          <table:table-cell table:formula="of:=LEN([.B528])" office:value-type="float" office:value="7">
            <text:p>7</text:p>
          </table:table-cell>
        </table:table-row>
        <table:table-row table:style-name="ro2">
          <table:table-cell table:style-name="ce1" office:value-type="float" office:value="15425">
            <text:p>15425</text:p>
          </table:table-cell>
          <table:table-cell table:style-name="ce2" office:value-type="string">
            <text:p>MACANAL</text:p>
          </table:table-cell>
          <table:table-cell table:style-name="ce1" office:value-type="string">
            <text:p>Boyacá</text:p>
          </table:table-cell>
          <table:table-cell table:formula="of:=LOWER([.B529])" office:value-type="string" office:string-value="macanal">
            <text:p>macanal</text:p>
          </table:table-cell>
          <table:table-cell table:formula="of:=PROPER([.D529])" office:value-type="string" office:string-value="Macanal">
            <text:p>Macanal</text:p>
          </table:table-cell>
          <table:table-cell table:formula="of:=LEN([.A529])" office:value-type="float" office:value="5">
            <text:p>5</text:p>
          </table:table-cell>
          <table:table-cell table:formula="of:=IF([.F529]=5;[.A529];CONCATENATE(&quot;0&quot;;[.A529]))" office:value-type="float" office:value="15425">
            <text:p>15425</text:p>
          </table:table-cell>
          <table:table-cell office:value-type="float" office:value="15425">
            <text:p>15425</text:p>
          </table:table-cell>
          <table:table-cell office:value-type="string">
            <text:p>Macanal</text:p>
          </table:table-cell>
          <table:table-cell table:formula="of:=(CONCATENATE(&quot;insert into `Ciudad`(`Nombre`,`Codigo`) values('&quot;;[.I529];&quot;','&quot;;[.H529];&quot;');&quot;))" office:value-type="string" office:string-value="insert into `Ciudad`(`Nombre`,`Codigo`) values('Macanal','15425');">
            <text:p>insert into `Ciudad`(`Nombre`,`Codigo`) values('Macanal','15425');</text:p>
          </table:table-cell>
          <table:table-cell table:formula="of:=CONCATENATE(&quot;new Ciudad{Codigo=&quot;&quot;&quot;;[.H529];&quot;&quot;&quot;,Nombre=&quot;&quot;&quot;;[.I529];&quot;&quot;&quot;},&quot;)" office:value-type="string" office:string-value="new Ciudad{Codigo=&quot;15425&quot;,Nombre=&quot;Macanal&quot;},">
            <text:p>new Ciudad{Codigo="15425",Nombre="Macanal"},</text:p>
          </table:table-cell>
          <table:table-cell table:formula="of:=LEN([.B529])" office:value-type="float" office:value="7">
            <text:p>7</text:p>
          </table:table-cell>
        </table:table-row>
        <table:table-row table:style-name="ro2">
          <table:table-cell table:style-name="ce1" office:value-type="float" office:value="68425">
            <text:p>68425</text:p>
          </table:table-cell>
          <table:table-cell table:style-name="ce2" office:value-type="string">
            <text:p>MACARAVITA</text:p>
          </table:table-cell>
          <table:table-cell table:style-name="ce1" office:value-type="string">
            <text:p>Santander</text:p>
          </table:table-cell>
          <table:table-cell table:formula="of:=LOWER([.B530])" office:value-type="string" office:string-value="macaravita">
            <text:p>macaravita</text:p>
          </table:table-cell>
          <table:table-cell table:formula="of:=PROPER([.D530])" office:value-type="string" office:string-value="Macaravita">
            <text:p>Macaravita</text:p>
          </table:table-cell>
          <table:table-cell table:formula="of:=LEN([.A530])" office:value-type="float" office:value="5">
            <text:p>5</text:p>
          </table:table-cell>
          <table:table-cell table:formula="of:=IF([.F530]=5;[.A530];CONCATENATE(&quot;0&quot;;[.A530]))" office:value-type="float" office:value="68425">
            <text:p>68425</text:p>
          </table:table-cell>
          <table:table-cell office:value-type="float" office:value="68425">
            <text:p>68425</text:p>
          </table:table-cell>
          <table:table-cell office:value-type="string">
            <text:p>Macaravita</text:p>
          </table:table-cell>
          <table:table-cell table:formula="of:=(CONCATENATE(&quot;insert into `Ciudad`(`Nombre`,`Codigo`) values('&quot;;[.I530];&quot;','&quot;;[.H530];&quot;');&quot;))" office:value-type="string" office:string-value="insert into `Ciudad`(`Nombre`,`Codigo`) values('Macaravita','68425');">
            <text:p>insert into `Ciudad`(`Nombre`,`Codigo`) values('Macaravita','68425');</text:p>
          </table:table-cell>
          <table:table-cell table:formula="of:=CONCATENATE(&quot;new Ciudad{Codigo=&quot;&quot;&quot;;[.H530];&quot;&quot;&quot;,Nombre=&quot;&quot;&quot;;[.I530];&quot;&quot;&quot;},&quot;)" office:value-type="string" office:string-value="new Ciudad{Codigo=&quot;68425&quot;,Nombre=&quot;Macaravita&quot;},">
            <text:p>new Ciudad{Codigo="68425",Nombre="Macaravita"},</text:p>
          </table:table-cell>
          <table:table-cell table:formula="of:=LEN([.B530])" office:value-type="float" office:value="10">
            <text:p>10</text:p>
          </table:table-cell>
        </table:table-row>
        <table:table-row table:style-name="ro2">
          <table:table-cell table:style-name="ce1" office:value-type="float" office:value="5425">
            <text:p>5425</text:p>
          </table:table-cell>
          <table:table-cell table:style-name="ce2" office:value-type="string">
            <text:p>MACEO</text:p>
          </table:table-cell>
          <table:table-cell table:style-name="ce1" office:value-type="string">
            <text:p>Antioquia</text:p>
          </table:table-cell>
          <table:table-cell table:formula="of:=LOWER([.B531])" office:value-type="string" office:string-value="maceo">
            <text:p>maceo</text:p>
          </table:table-cell>
          <table:table-cell table:formula="of:=PROPER([.D531])" office:value-type="string" office:string-value="Maceo">
            <text:p>Maceo</text:p>
          </table:table-cell>
          <table:table-cell table:formula="of:=LEN([.A531])" office:value-type="float" office:value="4">
            <text:p>4</text:p>
          </table:table-cell>
          <table:table-cell table:formula="of:=IF([.F531]=5;[.A531];CONCATENATE(&quot;0&quot;;[.A531]))" office:value-type="string" office:string-value="05425">
            <text:p>05425</text:p>
          </table:table-cell>
          <table:table-cell office:value-type="string">
            <text:p>05425</text:p>
          </table:table-cell>
          <table:table-cell office:value-type="string">
            <text:p>Maceo</text:p>
          </table:table-cell>
          <table:table-cell table:formula="of:=(CONCATENATE(&quot;insert into `Ciudad`(`Nombre`,`Codigo`) values('&quot;;[.I531];&quot;','&quot;;[.H531];&quot;');&quot;))" office:value-type="string" office:string-value="insert into `Ciudad`(`Nombre`,`Codigo`) values('Maceo','05425');">
            <text:p>insert into `Ciudad`(`Nombre`,`Codigo`) values('Maceo','05425');</text:p>
          </table:table-cell>
          <table:table-cell table:formula="of:=CONCATENATE(&quot;new Ciudad{Codigo=&quot;&quot;&quot;;[.H531];&quot;&quot;&quot;,Nombre=&quot;&quot;&quot;;[.I531];&quot;&quot;&quot;},&quot;)" office:value-type="string" office:string-value="new Ciudad{Codigo=&quot;05425&quot;,Nombre=&quot;Maceo&quot;},">
            <text:p>new Ciudad{Codigo="05425",Nombre="Maceo"},</text:p>
          </table:table-cell>
          <table:table-cell table:formula="of:=LEN([.B531])" office:value-type="float" office:value="5">
            <text:p>5</text:p>
          </table:table-cell>
        </table:table-row>
        <table:table-row table:style-name="ro2">
          <table:table-cell table:style-name="ce1" office:value-type="float" office:value="25426">
            <text:p>25426</text:p>
          </table:table-cell>
          <table:table-cell table:style-name="ce2" office:value-type="string">
            <text:p>MACHETA</text:p>
          </table:table-cell>
          <table:table-cell table:style-name="ce1" office:value-type="string">
            <text:p>Cundinamarca</text:p>
          </table:table-cell>
          <table:table-cell table:formula="of:=LOWER([.B532])" office:value-type="string" office:string-value="macheta">
            <text:p>macheta</text:p>
          </table:table-cell>
          <table:table-cell table:formula="of:=PROPER([.D532])" office:value-type="string" office:string-value="Macheta">
            <text:p>Macheta</text:p>
          </table:table-cell>
          <table:table-cell table:formula="of:=LEN([.A532])" office:value-type="float" office:value="5">
            <text:p>5</text:p>
          </table:table-cell>
          <table:table-cell table:formula="of:=IF([.F532]=5;[.A532];CONCATENATE(&quot;0&quot;;[.A532]))" office:value-type="float" office:value="25426">
            <text:p>25426</text:p>
          </table:table-cell>
          <table:table-cell office:value-type="float" office:value="25426">
            <text:p>25426</text:p>
          </table:table-cell>
          <table:table-cell office:value-type="string">
            <text:p>Macheta</text:p>
          </table:table-cell>
          <table:table-cell table:formula="of:=(CONCATENATE(&quot;insert into `Ciudad`(`Nombre`,`Codigo`) values('&quot;;[.I532];&quot;','&quot;;[.H532];&quot;');&quot;))" office:value-type="string" office:string-value="insert into `Ciudad`(`Nombre`,`Codigo`) values('Macheta','25426');">
            <text:p>insert into `Ciudad`(`Nombre`,`Codigo`) values('Macheta','25426');</text:p>
          </table:table-cell>
          <table:table-cell table:formula="of:=CONCATENATE(&quot;new Ciudad{Codigo=&quot;&quot;&quot;;[.H532];&quot;&quot;&quot;,Nombre=&quot;&quot;&quot;;[.I532];&quot;&quot;&quot;},&quot;)" office:value-type="string" office:string-value="new Ciudad{Codigo=&quot;25426&quot;,Nombre=&quot;Macheta&quot;},">
            <text:p>new Ciudad{Codigo="25426",Nombre="Macheta"},</text:p>
          </table:table-cell>
          <table:table-cell table:formula="of:=LEN([.B532])" office:value-type="float" office:value="7">
            <text:p>7</text:p>
          </table:table-cell>
        </table:table-row>
        <table:table-row table:style-name="ro2">
          <table:table-cell table:style-name="ce1" office:value-type="float" office:value="25430">
            <text:p>25430</text:p>
          </table:table-cell>
          <table:table-cell table:style-name="ce2" office:value-type="string">
            <text:p>MADRID</text:p>
          </table:table-cell>
          <table:table-cell table:style-name="ce1" office:value-type="string">
            <text:p>Cundinamarca</text:p>
          </table:table-cell>
          <table:table-cell table:formula="of:=LOWER([.B533])" office:value-type="string" office:string-value="madrid">
            <text:p>madrid</text:p>
          </table:table-cell>
          <table:table-cell table:formula="of:=PROPER([.D533])" office:value-type="string" office:string-value="Madrid">
            <text:p>Madrid</text:p>
          </table:table-cell>
          <table:table-cell table:formula="of:=LEN([.A533])" office:value-type="float" office:value="5">
            <text:p>5</text:p>
          </table:table-cell>
          <table:table-cell table:formula="of:=IF([.F533]=5;[.A533];CONCATENATE(&quot;0&quot;;[.A533]))" office:value-type="float" office:value="25430">
            <text:p>25430</text:p>
          </table:table-cell>
          <table:table-cell office:value-type="float" office:value="25430">
            <text:p>25430</text:p>
          </table:table-cell>
          <table:table-cell office:value-type="string">
            <text:p>Madrid</text:p>
          </table:table-cell>
          <table:table-cell table:formula="of:=(CONCATENATE(&quot;insert into `Ciudad`(`Nombre`,`Codigo`) values('&quot;;[.I533];&quot;','&quot;;[.H533];&quot;');&quot;))" office:value-type="string" office:string-value="insert into `Ciudad`(`Nombre`,`Codigo`) values('Madrid','25430');">
            <text:p>insert into `Ciudad`(`Nombre`,`Codigo`) values('Madrid','25430');</text:p>
          </table:table-cell>
          <table:table-cell table:formula="of:=CONCATENATE(&quot;new Ciudad{Codigo=&quot;&quot;&quot;;[.H533];&quot;&quot;&quot;,Nombre=&quot;&quot;&quot;;[.I533];&quot;&quot;&quot;},&quot;)" office:value-type="string" office:string-value="new Ciudad{Codigo=&quot;25430&quot;,Nombre=&quot;Madrid&quot;},">
            <text:p>new Ciudad{Codigo="25430",Nombre="Madrid"},</text:p>
          </table:table-cell>
          <table:table-cell table:formula="of:=LEN([.B533])" office:value-type="float" office:value="6">
            <text:p>6</text:p>
          </table:table-cell>
        </table:table-row>
        <table:table-row table:style-name="ro2">
          <table:table-cell table:style-name="ce1" office:value-type="float" office:value="13430">
            <text:p>13430</text:p>
          </table:table-cell>
          <table:table-cell table:style-name="ce2" office:value-type="string">
            <text:p>MAGANGUÉ</text:p>
          </table:table-cell>
          <table:table-cell table:style-name="ce1" office:value-type="string">
            <text:p>Bolívar</text:p>
          </table:table-cell>
          <table:table-cell table:formula="of:=LOWER([.B534])" office:value-type="string" office:string-value="magangué">
            <text:p>magangué</text:p>
          </table:table-cell>
          <table:table-cell table:formula="of:=PROPER([.D534])" office:value-type="string" office:string-value="Magangué">
            <text:p>Magangué</text:p>
          </table:table-cell>
          <table:table-cell table:formula="of:=LEN([.A534])" office:value-type="float" office:value="5">
            <text:p>5</text:p>
          </table:table-cell>
          <table:table-cell table:formula="of:=IF([.F534]=5;[.A534];CONCATENATE(&quot;0&quot;;[.A534]))" office:value-type="float" office:value="13430">
            <text:p>13430</text:p>
          </table:table-cell>
          <table:table-cell office:value-type="float" office:value="13430">
            <text:p>13430</text:p>
          </table:table-cell>
          <table:table-cell office:value-type="string">
            <text:p>Magangué</text:p>
          </table:table-cell>
          <table:table-cell table:formula="of:=(CONCATENATE(&quot;insert into `Ciudad`(`Nombre`,`Codigo`) values('&quot;;[.I534];&quot;','&quot;;[.H534];&quot;');&quot;))" office:value-type="string" office:string-value="insert into `Ciudad`(`Nombre`,`Codigo`) values('Magangué','13430');">
            <text:p>insert into `Ciudad`(`Nombre`,`Codigo`) values('Magangué','13430');</text:p>
          </table:table-cell>
          <table:table-cell table:formula="of:=CONCATENATE(&quot;new Ciudad{Codigo=&quot;&quot;&quot;;[.H534];&quot;&quot;&quot;,Nombre=&quot;&quot;&quot;;[.I534];&quot;&quot;&quot;},&quot;)" office:value-type="string" office:string-value="new Ciudad{Codigo=&quot;13430&quot;,Nombre=&quot;Magangué&quot;},">
            <text:p>new Ciudad{Codigo="13430",Nombre="Magangué"},</text:p>
          </table:table-cell>
          <table:table-cell table:formula="of:=LEN([.B534])" office:value-type="float" office:value="8">
            <text:p>8</text:p>
          </table:table-cell>
        </table:table-row>
        <table:table-row table:style-name="ro2">
          <table:table-cell table:style-name="ce1" office:value-type="float" office:value="52427">
            <text:p>52427</text:p>
          </table:table-cell>
          <table:table-cell table:style-name="ce2" office:value-type="string">
            <text:p>MAGÜI</text:p>
          </table:table-cell>
          <table:table-cell table:style-name="ce1" office:value-type="string">
            <text:p>Nariño</text:p>
          </table:table-cell>
          <table:table-cell table:formula="of:=LOWER([.B535])" office:value-type="string" office:string-value="magüi">
            <text:p>magüi</text:p>
          </table:table-cell>
          <table:table-cell table:formula="of:=PROPER([.D535])" office:value-type="string" office:string-value="Magüi">
            <text:p>Magüi</text:p>
          </table:table-cell>
          <table:table-cell table:formula="of:=LEN([.A535])" office:value-type="float" office:value="5">
            <text:p>5</text:p>
          </table:table-cell>
          <table:table-cell table:formula="of:=IF([.F535]=5;[.A535];CONCATENATE(&quot;0&quot;;[.A535]))" office:value-type="float" office:value="52427">
            <text:p>52427</text:p>
          </table:table-cell>
          <table:table-cell office:value-type="float" office:value="52427">
            <text:p>52427</text:p>
          </table:table-cell>
          <table:table-cell office:value-type="string">
            <text:p>Magüi</text:p>
          </table:table-cell>
          <table:table-cell table:formula="of:=(CONCATENATE(&quot;insert into `Ciudad`(`Nombre`,`Codigo`) values('&quot;;[.I535];&quot;','&quot;;[.H535];&quot;');&quot;))" office:value-type="string" office:string-value="insert into `Ciudad`(`Nombre`,`Codigo`) values('Magüi','52427');">
            <text:p>insert into `Ciudad`(`Nombre`,`Codigo`) values('Magüi','52427');</text:p>
          </table:table-cell>
          <table:table-cell table:formula="of:=CONCATENATE(&quot;new Ciudad{Codigo=&quot;&quot;&quot;;[.H535];&quot;&quot;&quot;,Nombre=&quot;&quot;&quot;;[.I535];&quot;&quot;&quot;},&quot;)" office:value-type="string" office:string-value="new Ciudad{Codigo=&quot;52427&quot;,Nombre=&quot;Magüi&quot;},">
            <text:p>new Ciudad{Codigo="52427",Nombre="Magüi"},</text:p>
          </table:table-cell>
          <table:table-cell table:formula="of:=LEN([.B535])" office:value-type="float" office:value="5">
            <text:p>5</text:p>
          </table:table-cell>
        </table:table-row>
        <table:table-row table:style-name="ro2">
          <table:table-cell table:style-name="ce1" office:value-type="float" office:value="13433">
            <text:p>13433</text:p>
          </table:table-cell>
          <table:table-cell table:style-name="ce2" office:value-type="string">
            <text:p>MAHATES</text:p>
          </table:table-cell>
          <table:table-cell table:style-name="ce1" office:value-type="string">
            <text:p>Bolívar</text:p>
          </table:table-cell>
          <table:table-cell table:formula="of:=LOWER([.B536])" office:value-type="string" office:string-value="mahates">
            <text:p>mahates</text:p>
          </table:table-cell>
          <table:table-cell table:formula="of:=PROPER([.D536])" office:value-type="string" office:string-value="Mahates">
            <text:p>Mahates</text:p>
          </table:table-cell>
          <table:table-cell table:formula="of:=LEN([.A536])" office:value-type="float" office:value="5">
            <text:p>5</text:p>
          </table:table-cell>
          <table:table-cell table:formula="of:=IF([.F536]=5;[.A536];CONCATENATE(&quot;0&quot;;[.A536]))" office:value-type="float" office:value="13433">
            <text:p>13433</text:p>
          </table:table-cell>
          <table:table-cell office:value-type="float" office:value="13433">
            <text:p>13433</text:p>
          </table:table-cell>
          <table:table-cell office:value-type="string">
            <text:p>Mahates</text:p>
          </table:table-cell>
          <table:table-cell table:formula="of:=(CONCATENATE(&quot;insert into `Ciudad`(`Nombre`,`Codigo`) values('&quot;;[.I536];&quot;','&quot;;[.H536];&quot;');&quot;))" office:value-type="string" office:string-value="insert into `Ciudad`(`Nombre`,`Codigo`) values('Mahates','13433');">
            <text:p>insert into `Ciudad`(`Nombre`,`Codigo`) values('Mahates','13433');</text:p>
          </table:table-cell>
          <table:table-cell table:formula="of:=CONCATENATE(&quot;new Ciudad{Codigo=&quot;&quot;&quot;;[.H536];&quot;&quot;&quot;,Nombre=&quot;&quot;&quot;;[.I536];&quot;&quot;&quot;},&quot;)" office:value-type="string" office:string-value="new Ciudad{Codigo=&quot;13433&quot;,Nombre=&quot;Mahates&quot;},">
            <text:p>new Ciudad{Codigo="13433",Nombre="Mahates"},</text:p>
          </table:table-cell>
          <table:table-cell table:formula="of:=LEN([.B536])" office:value-type="float" office:value="7">
            <text:p>7</text:p>
          </table:table-cell>
        </table:table-row>
        <table:table-row table:style-name="ro2">
          <table:table-cell table:style-name="ce1" office:value-type="float" office:value="44430">
            <text:p>44430</text:p>
          </table:table-cell>
          <table:table-cell table:style-name="ce2" office:value-type="string">
            <text:p>MAICAO</text:p>
          </table:table-cell>
          <table:table-cell table:style-name="ce1" office:value-type="string">
            <text:p>La Guajira</text:p>
          </table:table-cell>
          <table:table-cell table:formula="of:=LOWER([.B537])" office:value-type="string" office:string-value="maicao">
            <text:p>maicao</text:p>
          </table:table-cell>
          <table:table-cell table:formula="of:=PROPER([.D537])" office:value-type="string" office:string-value="Maicao">
            <text:p>Maicao</text:p>
          </table:table-cell>
          <table:table-cell table:formula="of:=LEN([.A537])" office:value-type="float" office:value="5">
            <text:p>5</text:p>
          </table:table-cell>
          <table:table-cell table:formula="of:=IF([.F537]=5;[.A537];CONCATENATE(&quot;0&quot;;[.A537]))" office:value-type="float" office:value="44430">
            <text:p>44430</text:p>
          </table:table-cell>
          <table:table-cell office:value-type="float" office:value="44430">
            <text:p>44430</text:p>
          </table:table-cell>
          <table:table-cell office:value-type="string">
            <text:p>Maicao</text:p>
          </table:table-cell>
          <table:table-cell table:formula="of:=(CONCATENATE(&quot;insert into `Ciudad`(`Nombre`,`Codigo`) values('&quot;;[.I537];&quot;','&quot;;[.H537];&quot;');&quot;))" office:value-type="string" office:string-value="insert into `Ciudad`(`Nombre`,`Codigo`) values('Maicao','44430');">
            <text:p>insert into `Ciudad`(`Nombre`,`Codigo`) values('Maicao','44430');</text:p>
          </table:table-cell>
          <table:table-cell table:formula="of:=CONCATENATE(&quot;new Ciudad{Codigo=&quot;&quot;&quot;;[.H537];&quot;&quot;&quot;,Nombre=&quot;&quot;&quot;;[.I537];&quot;&quot;&quot;},&quot;)" office:value-type="string" office:string-value="new Ciudad{Codigo=&quot;44430&quot;,Nombre=&quot;Maicao&quot;},">
            <text:p>new Ciudad{Codigo="44430",Nombre="Maicao"},</text:p>
          </table:table-cell>
          <table:table-cell table:formula="of:=LEN([.B537])" office:value-type="float" office:value="6">
            <text:p>6</text:p>
          </table:table-cell>
        </table:table-row>
        <table:table-row table:style-name="ro2">
          <table:table-cell table:style-name="ce1" office:value-type="float" office:value="70429">
            <text:p>70429</text:p>
          </table:table-cell>
          <table:table-cell table:style-name="ce2" office:value-type="string">
            <text:p>MAJAGUAL</text:p>
          </table:table-cell>
          <table:table-cell table:style-name="ce1" office:value-type="string">
            <text:p>Sucre</text:p>
          </table:table-cell>
          <table:table-cell table:formula="of:=LOWER([.B538])" office:value-type="string" office:string-value="majagual">
            <text:p>majagual</text:p>
          </table:table-cell>
          <table:table-cell table:formula="of:=PROPER([.D538])" office:value-type="string" office:string-value="Majagual">
            <text:p>Majagual</text:p>
          </table:table-cell>
          <table:table-cell table:formula="of:=LEN([.A538])" office:value-type="float" office:value="5">
            <text:p>5</text:p>
          </table:table-cell>
          <table:table-cell table:formula="of:=IF([.F538]=5;[.A538];CONCATENATE(&quot;0&quot;;[.A538]))" office:value-type="float" office:value="70429">
            <text:p>70429</text:p>
          </table:table-cell>
          <table:table-cell office:value-type="float" office:value="70429">
            <text:p>70429</text:p>
          </table:table-cell>
          <table:table-cell office:value-type="string">
            <text:p>Majagual</text:p>
          </table:table-cell>
          <table:table-cell table:formula="of:=(CONCATENATE(&quot;insert into `Ciudad`(`Nombre`,`Codigo`) values('&quot;;[.I538];&quot;','&quot;;[.H538];&quot;');&quot;))" office:value-type="string" office:string-value="insert into `Ciudad`(`Nombre`,`Codigo`) values('Majagual','70429');">
            <text:p>insert into `Ciudad`(`Nombre`,`Codigo`) values('Majagual','70429');</text:p>
          </table:table-cell>
          <table:table-cell table:formula="of:=CONCATENATE(&quot;new Ciudad{Codigo=&quot;&quot;&quot;;[.H538];&quot;&quot;&quot;,Nombre=&quot;&quot;&quot;;[.I538];&quot;&quot;&quot;},&quot;)" office:value-type="string" office:string-value="new Ciudad{Codigo=&quot;70429&quot;,Nombre=&quot;Majagual&quot;},">
            <text:p>new Ciudad{Codigo="70429",Nombre="Majagual"},</text:p>
          </table:table-cell>
          <table:table-cell table:formula="of:=LEN([.B538])" office:value-type="float" office:value="8">
            <text:p>8</text:p>
          </table:table-cell>
        </table:table-row>
        <table:table-row table:style-name="ro2">
          <table:table-cell table:style-name="ce1" office:value-type="float" office:value="68432">
            <text:p>68432</text:p>
          </table:table-cell>
          <table:table-cell table:style-name="ce2" office:value-type="string">
            <text:p>MÁLAGA</text:p>
          </table:table-cell>
          <table:table-cell table:style-name="ce1" office:value-type="string">
            <text:p>Santander</text:p>
          </table:table-cell>
          <table:table-cell table:formula="of:=LOWER([.B539])" office:value-type="string" office:string-value="málaga">
            <text:p>málaga</text:p>
          </table:table-cell>
          <table:table-cell table:formula="of:=PROPER([.D539])" office:value-type="string" office:string-value="Málaga">
            <text:p>Málaga</text:p>
          </table:table-cell>
          <table:table-cell table:formula="of:=LEN([.A539])" office:value-type="float" office:value="5">
            <text:p>5</text:p>
          </table:table-cell>
          <table:table-cell table:formula="of:=IF([.F539]=5;[.A539];CONCATENATE(&quot;0&quot;;[.A539]))" office:value-type="float" office:value="68432">
            <text:p>68432</text:p>
          </table:table-cell>
          <table:table-cell office:value-type="float" office:value="68432">
            <text:p>68432</text:p>
          </table:table-cell>
          <table:table-cell office:value-type="string">
            <text:p>Málaga</text:p>
          </table:table-cell>
          <table:table-cell table:formula="of:=(CONCATENATE(&quot;insert into `Ciudad`(`Nombre`,`Codigo`) values('&quot;;[.I539];&quot;','&quot;;[.H539];&quot;');&quot;))" office:value-type="string" office:string-value="insert into `Ciudad`(`Nombre`,`Codigo`) values('Málaga','68432');">
            <text:p>insert into `Ciudad`(`Nombre`,`Codigo`) values('Málaga','68432');</text:p>
          </table:table-cell>
          <table:table-cell table:formula="of:=CONCATENATE(&quot;new Ciudad{Codigo=&quot;&quot;&quot;;[.H539];&quot;&quot;&quot;,Nombre=&quot;&quot;&quot;;[.I539];&quot;&quot;&quot;},&quot;)" office:value-type="string" office:string-value="new Ciudad{Codigo=&quot;68432&quot;,Nombre=&quot;Málaga&quot;},">
            <text:p>new Ciudad{Codigo="68432",Nombre="Málaga"},</text:p>
          </table:table-cell>
          <table:table-cell table:formula="of:=LEN([.B539])" office:value-type="float" office:value="6">
            <text:p>6</text:p>
          </table:table-cell>
        </table:table-row>
        <table:table-row table:style-name="ro2">
          <table:table-cell table:style-name="ce1" office:value-type="float" office:value="8433">
            <text:p>8433</text:p>
          </table:table-cell>
          <table:table-cell table:style-name="ce2" office:value-type="string">
            <text:p>MALAMBO</text:p>
          </table:table-cell>
          <table:table-cell table:style-name="ce1" office:value-type="string">
            <text:p>Atlántico</text:p>
          </table:table-cell>
          <table:table-cell table:formula="of:=LOWER([.B540])" office:value-type="string" office:string-value="malambo">
            <text:p>malambo</text:p>
          </table:table-cell>
          <table:table-cell table:formula="of:=PROPER([.D540])" office:value-type="string" office:string-value="Malambo">
            <text:p>Malambo</text:p>
          </table:table-cell>
          <table:table-cell table:formula="of:=LEN([.A540])" office:value-type="float" office:value="4">
            <text:p>4</text:p>
          </table:table-cell>
          <table:table-cell table:formula="of:=IF([.F540]=5;[.A540];CONCATENATE(&quot;0&quot;;[.A540]))" office:value-type="string" office:string-value="08433">
            <text:p>08433</text:p>
          </table:table-cell>
          <table:table-cell office:value-type="string">
            <text:p>08433</text:p>
          </table:table-cell>
          <table:table-cell office:value-type="string">
            <text:p>Malambo</text:p>
          </table:table-cell>
          <table:table-cell table:formula="of:=(CONCATENATE(&quot;insert into `Ciudad`(`Nombre`,`Codigo`) values('&quot;;[.I540];&quot;','&quot;;[.H540];&quot;');&quot;))" office:value-type="string" office:string-value="insert into `Ciudad`(`Nombre`,`Codigo`) values('Malambo','08433');">
            <text:p>insert into `Ciudad`(`Nombre`,`Codigo`) values('Malambo','08433');</text:p>
          </table:table-cell>
          <table:table-cell table:formula="of:=CONCATENATE(&quot;new Ciudad{Codigo=&quot;&quot;&quot;;[.H540];&quot;&quot;&quot;,Nombre=&quot;&quot;&quot;;[.I540];&quot;&quot;&quot;},&quot;)" office:value-type="string" office:string-value="new Ciudad{Codigo=&quot;08433&quot;,Nombre=&quot;Malambo&quot;},">
            <text:p>new Ciudad{Codigo="08433",Nombre="Malambo"},</text:p>
          </table:table-cell>
          <table:table-cell table:formula="of:=LEN([.B540])" office:value-type="float" office:value="7">
            <text:p>7</text:p>
          </table:table-cell>
        </table:table-row>
        <table:table-row table:style-name="ro2">
          <table:table-cell table:style-name="ce1" office:value-type="float" office:value="52435">
            <text:p>52435</text:p>
          </table:table-cell>
          <table:table-cell table:style-name="ce2" office:value-type="string">
            <text:p>MALLAMA</text:p>
          </table:table-cell>
          <table:table-cell table:style-name="ce1" office:value-type="string">
            <text:p>Nariño</text:p>
          </table:table-cell>
          <table:table-cell table:formula="of:=LOWER([.B541])" office:value-type="string" office:string-value="mallama">
            <text:p>mallama</text:p>
          </table:table-cell>
          <table:table-cell table:formula="of:=PROPER([.D541])" office:value-type="string" office:string-value="Mallama">
            <text:p>Mallama</text:p>
          </table:table-cell>
          <table:table-cell table:formula="of:=LEN([.A541])" office:value-type="float" office:value="5">
            <text:p>5</text:p>
          </table:table-cell>
          <table:table-cell table:formula="of:=IF([.F541]=5;[.A541];CONCATENATE(&quot;0&quot;;[.A541]))" office:value-type="float" office:value="52435">
            <text:p>52435</text:p>
          </table:table-cell>
          <table:table-cell office:value-type="float" office:value="52435">
            <text:p>52435</text:p>
          </table:table-cell>
          <table:table-cell office:value-type="string">
            <text:p>Mallama</text:p>
          </table:table-cell>
          <table:table-cell table:formula="of:=(CONCATENATE(&quot;insert into `Ciudad`(`Nombre`,`Codigo`) values('&quot;;[.I541];&quot;','&quot;;[.H541];&quot;');&quot;))" office:value-type="string" office:string-value="insert into `Ciudad`(`Nombre`,`Codigo`) values('Mallama','52435');">
            <text:p>insert into `Ciudad`(`Nombre`,`Codigo`) values('Mallama','52435');</text:p>
          </table:table-cell>
          <table:table-cell table:formula="of:=CONCATENATE(&quot;new Ciudad{Codigo=&quot;&quot;&quot;;[.H541];&quot;&quot;&quot;,Nombre=&quot;&quot;&quot;;[.I541];&quot;&quot;&quot;},&quot;)" office:value-type="string" office:string-value="new Ciudad{Codigo=&quot;52435&quot;,Nombre=&quot;Mallama&quot;},">
            <text:p>new Ciudad{Codigo="52435",Nombre="Mallama"},</text:p>
          </table:table-cell>
          <table:table-cell table:formula="of:=LEN([.B541])" office:value-type="float" office:value="7">
            <text:p>7</text:p>
          </table:table-cell>
        </table:table-row>
        <table:table-row table:style-name="ro2">
          <table:table-cell table:style-name="ce1" office:value-type="float" office:value="8436">
            <text:p>8436</text:p>
          </table:table-cell>
          <table:table-cell table:style-name="ce2" office:value-type="string">
            <text:p>MANATÍ</text:p>
          </table:table-cell>
          <table:table-cell table:style-name="ce1" office:value-type="string">
            <text:p>Atlántico</text:p>
          </table:table-cell>
          <table:table-cell table:formula="of:=LOWER([.B542])" office:value-type="string" office:string-value="manatí">
            <text:p>manatí</text:p>
          </table:table-cell>
          <table:table-cell table:formula="of:=PROPER([.D542])" office:value-type="string" office:string-value="Manatí">
            <text:p>Manatí</text:p>
          </table:table-cell>
          <table:table-cell table:formula="of:=LEN([.A542])" office:value-type="float" office:value="4">
            <text:p>4</text:p>
          </table:table-cell>
          <table:table-cell table:formula="of:=IF([.F542]=5;[.A542];CONCATENATE(&quot;0&quot;;[.A542]))" office:value-type="string" office:string-value="08436">
            <text:p>08436</text:p>
          </table:table-cell>
          <table:table-cell office:value-type="string">
            <text:p>08436</text:p>
          </table:table-cell>
          <table:table-cell office:value-type="string">
            <text:p>Manatí</text:p>
          </table:table-cell>
          <table:table-cell table:formula="of:=(CONCATENATE(&quot;insert into `Ciudad`(`Nombre`,`Codigo`) values('&quot;;[.I542];&quot;','&quot;;[.H542];&quot;');&quot;))" office:value-type="string" office:string-value="insert into `Ciudad`(`Nombre`,`Codigo`) values('Manatí','08436');">
            <text:p>insert into `Ciudad`(`Nombre`,`Codigo`) values('Manatí','08436');</text:p>
          </table:table-cell>
          <table:table-cell table:formula="of:=CONCATENATE(&quot;new Ciudad{Codigo=&quot;&quot;&quot;;[.H542];&quot;&quot;&quot;,Nombre=&quot;&quot;&quot;;[.I542];&quot;&quot;&quot;},&quot;)" office:value-type="string" office:string-value="new Ciudad{Codigo=&quot;08436&quot;,Nombre=&quot;Manatí&quot;},">
            <text:p>new Ciudad{Codigo="08436",Nombre="Manatí"},</text:p>
          </table:table-cell>
          <table:table-cell table:formula="of:=LEN([.B542])" office:value-type="float" office:value="6">
            <text:p>6</text:p>
          </table:table-cell>
        </table:table-row>
        <table:table-row table:style-name="ro2">
          <table:table-cell table:style-name="ce1" office:value-type="float" office:value="20443">
            <text:p>20443</text:p>
          </table:table-cell>
          <table:table-cell table:style-name="ce2" office:value-type="string">
            <text:p>MANAURE</text:p>
          </table:table-cell>
          <table:table-cell table:style-name="ce1" office:value-type="string">
            <text:p>Cesar</text:p>
          </table:table-cell>
          <table:table-cell table:formula="of:=LOWER([.B543])" office:value-type="string" office:string-value="manaure">
            <text:p>manaure</text:p>
          </table:table-cell>
          <table:table-cell table:formula="of:=PROPER([.D543])" office:value-type="string" office:string-value="Manaure">
            <text:p>Manaure</text:p>
          </table:table-cell>
          <table:table-cell table:formula="of:=LEN([.A543])" office:value-type="float" office:value="5">
            <text:p>5</text:p>
          </table:table-cell>
          <table:table-cell table:formula="of:=IF([.F543]=5;[.A543];CONCATENATE(&quot;0&quot;;[.A543]))" office:value-type="float" office:value="20443">
            <text:p>20443</text:p>
          </table:table-cell>
          <table:table-cell office:value-type="float" office:value="20443">
            <text:p>20443</text:p>
          </table:table-cell>
          <table:table-cell office:value-type="string">
            <text:p>Manaure</text:p>
          </table:table-cell>
          <table:table-cell table:formula="of:=(CONCATENATE(&quot;insert into `Ciudad`(`Nombre`,`Codigo`) values('&quot;;[.I543];&quot;','&quot;;[.H543];&quot;');&quot;))" office:value-type="string" office:string-value="insert into `Ciudad`(`Nombre`,`Codigo`) values('Manaure','20443');">
            <text:p>insert into `Ciudad`(`Nombre`,`Codigo`) values('Manaure','20443');</text:p>
          </table:table-cell>
          <table:table-cell table:formula="of:=CONCATENATE(&quot;new Ciudad{Codigo=&quot;&quot;&quot;;[.H543];&quot;&quot;&quot;,Nombre=&quot;&quot;&quot;;[.I543];&quot;&quot;&quot;},&quot;)" office:value-type="string" office:string-value="new Ciudad{Codigo=&quot;20443&quot;,Nombre=&quot;Manaure&quot;},">
            <text:p>new Ciudad{Codigo="20443",Nombre="Manaure"},</text:p>
          </table:table-cell>
          <table:table-cell table:formula="of:=LEN([.B543])" office:value-type="float" office:value="7">
            <text:p>7</text:p>
          </table:table-cell>
        </table:table-row>
        <table:table-row table:style-name="ro2">
          <table:table-cell table:style-name="ce1" office:value-type="float" office:value="44560">
            <text:p>44560</text:p>
          </table:table-cell>
          <table:table-cell table:style-name="ce2" office:value-type="string">
            <text:p>MANAURE</text:p>
          </table:table-cell>
          <table:table-cell table:style-name="ce1" office:value-type="string">
            <text:p>La Guajira</text:p>
          </table:table-cell>
          <table:table-cell table:formula="of:=LOWER([.B544])" office:value-type="string" office:string-value="manaure">
            <text:p>manaure</text:p>
          </table:table-cell>
          <table:table-cell table:formula="of:=PROPER([.D544])" office:value-type="string" office:string-value="Manaure">
            <text:p>Manaure</text:p>
          </table:table-cell>
          <table:table-cell table:formula="of:=LEN([.A544])" office:value-type="float" office:value="5">
            <text:p>5</text:p>
          </table:table-cell>
          <table:table-cell table:formula="of:=IF([.F544]=5;[.A544];CONCATENATE(&quot;0&quot;;[.A544]))" office:value-type="float" office:value="44560">
            <text:p>44560</text:p>
          </table:table-cell>
          <table:table-cell office:value-type="float" office:value="44560">
            <text:p>44560</text:p>
          </table:table-cell>
          <table:table-cell office:value-type="string">
            <text:p>Manaure</text:p>
          </table:table-cell>
          <table:table-cell table:formula="of:=(CONCATENATE(&quot;insert into `Ciudad`(`Nombre`,`Codigo`) values('&quot;;[.I544];&quot;','&quot;;[.H544];&quot;');&quot;))" office:value-type="string" office:string-value="insert into `Ciudad`(`Nombre`,`Codigo`) values('Manaure','44560');">
            <text:p>insert into `Ciudad`(`Nombre`,`Codigo`) values('Manaure','44560');</text:p>
          </table:table-cell>
          <table:table-cell table:formula="of:=CONCATENATE(&quot;new Ciudad{Codigo=&quot;&quot;&quot;;[.H544];&quot;&quot;&quot;,Nombre=&quot;&quot;&quot;;[.I544];&quot;&quot;&quot;},&quot;)" office:value-type="string" office:string-value="new Ciudad{Codigo=&quot;44560&quot;,Nombre=&quot;Manaure&quot;},">
            <text:p>new Ciudad{Codigo="44560",Nombre="Manaure"},</text:p>
          </table:table-cell>
          <table:table-cell table:formula="of:=LEN([.B544])" office:value-type="float" office:value="7">
            <text:p>7</text:p>
          </table:table-cell>
        </table:table-row>
        <table:table-row table:style-name="ro2">
          <table:table-cell table:style-name="ce1" office:value-type="float" office:value="85139">
            <text:p>85139</text:p>
          </table:table-cell>
          <table:table-cell table:style-name="ce2" office:value-type="string">
            <text:p>MANÍ</text:p>
          </table:table-cell>
          <table:table-cell table:style-name="ce1" office:value-type="string">
            <text:p>Casanare</text:p>
          </table:table-cell>
          <table:table-cell table:formula="of:=LOWER([.B545])" office:value-type="string" office:string-value="maní">
            <text:p>maní</text:p>
          </table:table-cell>
          <table:table-cell table:formula="of:=PROPER([.D545])" office:value-type="string" office:string-value="Maní">
            <text:p>Maní</text:p>
          </table:table-cell>
          <table:table-cell table:formula="of:=LEN([.A545])" office:value-type="float" office:value="5">
            <text:p>5</text:p>
          </table:table-cell>
          <table:table-cell table:formula="of:=IF([.F545]=5;[.A545];CONCATENATE(&quot;0&quot;;[.A545]))" office:value-type="float" office:value="85139">
            <text:p>85139</text:p>
          </table:table-cell>
          <table:table-cell office:value-type="float" office:value="85139">
            <text:p>85139</text:p>
          </table:table-cell>
          <table:table-cell office:value-type="string">
            <text:p>Maní</text:p>
          </table:table-cell>
          <table:table-cell table:formula="of:=(CONCATENATE(&quot;insert into `Ciudad`(`Nombre`,`Codigo`) values('&quot;;[.I545];&quot;','&quot;;[.H545];&quot;');&quot;))" office:value-type="string" office:string-value="insert into `Ciudad`(`Nombre`,`Codigo`) values('Maní','85139');">
            <text:p>insert into `Ciudad`(`Nombre`,`Codigo`) values('Maní','85139');</text:p>
          </table:table-cell>
          <table:table-cell table:formula="of:=CONCATENATE(&quot;new Ciudad{Codigo=&quot;&quot;&quot;;[.H545];&quot;&quot;&quot;,Nombre=&quot;&quot;&quot;;[.I545];&quot;&quot;&quot;},&quot;)" office:value-type="string" office:string-value="new Ciudad{Codigo=&quot;85139&quot;,Nombre=&quot;Maní&quot;},">
            <text:p>new Ciudad{Codigo="85139",Nombre="Maní"},</text:p>
          </table:table-cell>
          <table:table-cell table:formula="of:=LEN([.B545])" office:value-type="float" office:value="4">
            <text:p>4</text:p>
          </table:table-cell>
        </table:table-row>
        <table:table-row table:style-name="ro2">
          <table:table-cell table:style-name="ce1" office:value-type="float" office:value="17001">
            <text:p>17001</text:p>
          </table:table-cell>
          <table:table-cell table:style-name="ce2" office:value-type="string">
            <text:p>MANIZALES</text:p>
          </table:table-cell>
          <table:table-cell table:style-name="ce1" office:value-type="string">
            <text:p>Caldas</text:p>
          </table:table-cell>
          <table:table-cell table:formula="of:=LOWER([.B546])" office:value-type="string" office:string-value="manizales">
            <text:p>manizales</text:p>
          </table:table-cell>
          <table:table-cell table:formula="of:=PROPER([.D546])" office:value-type="string" office:string-value="Manizales">
            <text:p>Manizales</text:p>
          </table:table-cell>
          <table:table-cell table:formula="of:=LEN([.A546])" office:value-type="float" office:value="5">
            <text:p>5</text:p>
          </table:table-cell>
          <table:table-cell table:formula="of:=IF([.F546]=5;[.A546];CONCATENATE(&quot;0&quot;;[.A546]))" office:value-type="float" office:value="17001">
            <text:p>17001</text:p>
          </table:table-cell>
          <table:table-cell office:value-type="float" office:value="17001">
            <text:p>17001</text:p>
          </table:table-cell>
          <table:table-cell office:value-type="string">
            <text:p>Manizales</text:p>
          </table:table-cell>
          <table:table-cell table:formula="of:=(CONCATENATE(&quot;insert into `Ciudad`(`Nombre`,`Codigo`) values('&quot;;[.I546];&quot;','&quot;;[.H546];&quot;');&quot;))" office:value-type="string" office:string-value="insert into `Ciudad`(`Nombre`,`Codigo`) values('Manizales','17001');">
            <text:p>insert into `Ciudad`(`Nombre`,`Codigo`) values('Manizales','17001');</text:p>
          </table:table-cell>
          <table:table-cell table:formula="of:=CONCATENATE(&quot;new Ciudad{Codigo=&quot;&quot;&quot;;[.H546];&quot;&quot;&quot;,Nombre=&quot;&quot;&quot;;[.I546];&quot;&quot;&quot;},&quot;)" office:value-type="string" office:string-value="new Ciudad{Codigo=&quot;17001&quot;,Nombre=&quot;Manizales&quot;},">
            <text:p>new Ciudad{Codigo="17001",Nombre="Manizales"},</text:p>
          </table:table-cell>
          <table:table-cell table:formula="of:=LEN([.B546])" office:value-type="float" office:value="9">
            <text:p>9</text:p>
          </table:table-cell>
        </table:table-row>
        <table:table-row table:style-name="ro2">
          <table:table-cell table:style-name="ce1" office:value-type="float" office:value="25436">
            <text:p>25436</text:p>
          </table:table-cell>
          <table:table-cell table:style-name="ce2" office:value-type="string">
            <text:p>MANTA</text:p>
          </table:table-cell>
          <table:table-cell table:style-name="ce1" office:value-type="string">
            <text:p>Cundinamarca</text:p>
          </table:table-cell>
          <table:table-cell table:formula="of:=LOWER([.B547])" office:value-type="string" office:string-value="manta">
            <text:p>manta</text:p>
          </table:table-cell>
          <table:table-cell table:formula="of:=PROPER([.D547])" office:value-type="string" office:string-value="Manta">
            <text:p>Manta</text:p>
          </table:table-cell>
          <table:table-cell table:formula="of:=LEN([.A547])" office:value-type="float" office:value="5">
            <text:p>5</text:p>
          </table:table-cell>
          <table:table-cell table:formula="of:=IF([.F547]=5;[.A547];CONCATENATE(&quot;0&quot;;[.A547]))" office:value-type="float" office:value="25436">
            <text:p>25436</text:p>
          </table:table-cell>
          <table:table-cell office:value-type="float" office:value="25436">
            <text:p>25436</text:p>
          </table:table-cell>
          <table:table-cell office:value-type="string">
            <text:p>Manta</text:p>
          </table:table-cell>
          <table:table-cell table:formula="of:=(CONCATENATE(&quot;insert into `Ciudad`(`Nombre`,`Codigo`) values('&quot;;[.I547];&quot;','&quot;;[.H547];&quot;');&quot;))" office:value-type="string" office:string-value="insert into `Ciudad`(`Nombre`,`Codigo`) values('Manta','25436');">
            <text:p>insert into `Ciudad`(`Nombre`,`Codigo`) values('Manta','25436');</text:p>
          </table:table-cell>
          <table:table-cell table:formula="of:=CONCATENATE(&quot;new Ciudad{Codigo=&quot;&quot;&quot;;[.H547];&quot;&quot;&quot;,Nombre=&quot;&quot;&quot;;[.I547];&quot;&quot;&quot;},&quot;)" office:value-type="string" office:string-value="new Ciudad{Codigo=&quot;25436&quot;,Nombre=&quot;Manta&quot;},">
            <text:p>new Ciudad{Codigo="25436",Nombre="Manta"},</text:p>
          </table:table-cell>
          <table:table-cell table:formula="of:=LEN([.B547])" office:value-type="float" office:value="5">
            <text:p>5</text:p>
          </table:table-cell>
        </table:table-row>
        <table:table-row table:style-name="ro2">
          <table:table-cell table:style-name="ce1" office:value-type="float" office:value="17433">
            <text:p>17433</text:p>
          </table:table-cell>
          <table:table-cell table:style-name="ce2" office:value-type="string">
            <text:p>MANZANARES</text:p>
          </table:table-cell>
          <table:table-cell table:style-name="ce1" office:value-type="string">
            <text:p>Caldas</text:p>
          </table:table-cell>
          <table:table-cell table:formula="of:=LOWER([.B548])" office:value-type="string" office:string-value="manzanares">
            <text:p>manzanares</text:p>
          </table:table-cell>
          <table:table-cell table:formula="of:=PROPER([.D548])" office:value-type="string" office:string-value="Manzanares">
            <text:p>Manzanares</text:p>
          </table:table-cell>
          <table:table-cell table:formula="of:=LEN([.A548])" office:value-type="float" office:value="5">
            <text:p>5</text:p>
          </table:table-cell>
          <table:table-cell table:formula="of:=IF([.F548]=5;[.A548];CONCATENATE(&quot;0&quot;;[.A548]))" office:value-type="float" office:value="17433">
            <text:p>17433</text:p>
          </table:table-cell>
          <table:table-cell office:value-type="float" office:value="17433">
            <text:p>17433</text:p>
          </table:table-cell>
          <table:table-cell office:value-type="string">
            <text:p>Manzanares</text:p>
          </table:table-cell>
          <table:table-cell table:formula="of:=(CONCATENATE(&quot;insert into `Ciudad`(`Nombre`,`Codigo`) values('&quot;;[.I548];&quot;','&quot;;[.H548];&quot;');&quot;))" office:value-type="string" office:string-value="insert into `Ciudad`(`Nombre`,`Codigo`) values('Manzanares','17433');">
            <text:p>insert into `Ciudad`(`Nombre`,`Codigo`) values('Manzanares','17433');</text:p>
          </table:table-cell>
          <table:table-cell table:formula="of:=CONCATENATE(&quot;new Ciudad{Codigo=&quot;&quot;&quot;;[.H548];&quot;&quot;&quot;,Nombre=&quot;&quot;&quot;;[.I548];&quot;&quot;&quot;},&quot;)" office:value-type="string" office:string-value="new Ciudad{Codigo=&quot;17433&quot;,Nombre=&quot;Manzanares&quot;},">
            <text:p>new Ciudad{Codigo="17433",Nombre="Manzanares"},</text:p>
          </table:table-cell>
          <table:table-cell table:formula="of:=LEN([.B548])" office:value-type="float" office:value="10">
            <text:p>10</text:p>
          </table:table-cell>
        </table:table-row>
        <table:table-row table:style-name="ro2">
          <table:table-cell table:style-name="ce1" office:value-type="float" office:value="50325">
            <text:p>50325</text:p>
          </table:table-cell>
          <table:table-cell table:style-name="ce2" office:value-type="string">
            <text:p>MAPIRIPÁN</text:p>
          </table:table-cell>
          <table:table-cell table:style-name="ce1" office:value-type="string">
            <text:p>Meta</text:p>
          </table:table-cell>
          <table:table-cell table:formula="of:=LOWER([.B549])" office:value-type="string" office:string-value="mapiripán">
            <text:p>mapiripán</text:p>
          </table:table-cell>
          <table:table-cell table:formula="of:=PROPER([.D549])" office:value-type="string" office:string-value="Mapiripán">
            <text:p>Mapiripán</text:p>
          </table:table-cell>
          <table:table-cell table:formula="of:=LEN([.A549])" office:value-type="float" office:value="5">
            <text:p>5</text:p>
          </table:table-cell>
          <table:table-cell table:formula="of:=IF([.F549]=5;[.A549];CONCATENATE(&quot;0&quot;;[.A549]))" office:value-type="float" office:value="50325">
            <text:p>50325</text:p>
          </table:table-cell>
          <table:table-cell office:value-type="float" office:value="50325">
            <text:p>50325</text:p>
          </table:table-cell>
          <table:table-cell office:value-type="string">
            <text:p>Mapiripán</text:p>
          </table:table-cell>
          <table:table-cell table:formula="of:=(CONCATENATE(&quot;insert into `Ciudad`(`Nombre`,`Codigo`) values('&quot;;[.I549];&quot;','&quot;;[.H549];&quot;');&quot;))" office:value-type="string" office:string-value="insert into `Ciudad`(`Nombre`,`Codigo`) values('Mapiripán','50325');">
            <text:p>insert into `Ciudad`(`Nombre`,`Codigo`) values('Mapiripán','50325');</text:p>
          </table:table-cell>
          <table:table-cell table:formula="of:=CONCATENATE(&quot;new Ciudad{Codigo=&quot;&quot;&quot;;[.H549];&quot;&quot;&quot;,Nombre=&quot;&quot;&quot;;[.I549];&quot;&quot;&quot;},&quot;)" office:value-type="string" office:string-value="new Ciudad{Codigo=&quot;50325&quot;,Nombre=&quot;Mapiripán&quot;},">
            <text:p>new Ciudad{Codigo="50325",Nombre="Mapiripán"},</text:p>
          </table:table-cell>
          <table:table-cell table:formula="of:=LEN([.B549])" office:value-type="float" office:value="9">
            <text:p>9</text:p>
          </table:table-cell>
        </table:table-row>
        <table:table-row table:style-name="ro2">
          <table:table-cell table:style-name="ce1" office:value-type="float" office:value="94663">
            <text:p>94663</text:p>
          </table:table-cell>
          <table:table-cell table:style-name="ce2" office:value-type="string">
            <text:p>MAPIRIPANA</text:p>
          </table:table-cell>
          <table:table-cell table:style-name="ce1" office:value-type="string">
            <text:p>Guainía</text:p>
          </table:table-cell>
          <table:table-cell table:formula="of:=LOWER([.B550])" office:value-type="string" office:string-value="mapiripana">
            <text:p>mapiripana</text:p>
          </table:table-cell>
          <table:table-cell table:formula="of:=PROPER([.D550])" office:value-type="string" office:string-value="Mapiripana">
            <text:p>Mapiripana</text:p>
          </table:table-cell>
          <table:table-cell table:formula="of:=LEN([.A550])" office:value-type="float" office:value="5">
            <text:p>5</text:p>
          </table:table-cell>
          <table:table-cell table:formula="of:=IF([.F550]=5;[.A550];CONCATENATE(&quot;0&quot;;[.A550]))" office:value-type="float" office:value="94663">
            <text:p>94663</text:p>
          </table:table-cell>
          <table:table-cell office:value-type="float" office:value="94663">
            <text:p>94663</text:p>
          </table:table-cell>
          <table:table-cell office:value-type="string">
            <text:p>Mapiripana</text:p>
          </table:table-cell>
          <table:table-cell table:formula="of:=(CONCATENATE(&quot;insert into `Ciudad`(`Nombre`,`Codigo`) values('&quot;;[.I550];&quot;','&quot;;[.H550];&quot;');&quot;))" office:value-type="string" office:string-value="insert into `Ciudad`(`Nombre`,`Codigo`) values('Mapiripana','94663');">
            <text:p>insert into `Ciudad`(`Nombre`,`Codigo`) values('Mapiripana','94663');</text:p>
          </table:table-cell>
          <table:table-cell table:formula="of:=CONCATENATE(&quot;new Ciudad{Codigo=&quot;&quot;&quot;;[.H550];&quot;&quot;&quot;,Nombre=&quot;&quot;&quot;;[.I550];&quot;&quot;&quot;},&quot;)" office:value-type="string" office:string-value="new Ciudad{Codigo=&quot;94663&quot;,Nombre=&quot;Mapiripana&quot;},">
            <text:p>new Ciudad{Codigo="94663",Nombre="Mapiripana"},</text:p>
          </table:table-cell>
          <table:table-cell table:formula="of:=LEN([.B550])" office:value-type="float" office:value="10">
            <text:p>10</text:p>
          </table:table-cell>
        </table:table-row>
        <table:table-row table:style-name="ro2">
          <table:table-cell table:style-name="ce1" office:value-type="float" office:value="13440">
            <text:p>13440</text:p>
          </table:table-cell>
          <table:table-cell table:style-name="ce2" office:value-type="string">
            <text:p>MARGARITA</text:p>
          </table:table-cell>
          <table:table-cell table:style-name="ce1" office:value-type="string">
            <text:p>Bolívar</text:p>
          </table:table-cell>
          <table:table-cell table:formula="of:=LOWER([.B551])" office:value-type="string" office:string-value="margarita">
            <text:p>margarita</text:p>
          </table:table-cell>
          <table:table-cell table:formula="of:=PROPER([.D551])" office:value-type="string" office:string-value="Margarita">
            <text:p>Margarita</text:p>
          </table:table-cell>
          <table:table-cell table:formula="of:=LEN([.A551])" office:value-type="float" office:value="5">
            <text:p>5</text:p>
          </table:table-cell>
          <table:table-cell table:formula="of:=IF([.F551]=5;[.A551];CONCATENATE(&quot;0&quot;;[.A551]))" office:value-type="float" office:value="13440">
            <text:p>13440</text:p>
          </table:table-cell>
          <table:table-cell office:value-type="float" office:value="13440">
            <text:p>13440</text:p>
          </table:table-cell>
          <table:table-cell office:value-type="string">
            <text:p>Margarita</text:p>
          </table:table-cell>
          <table:table-cell table:formula="of:=(CONCATENATE(&quot;insert into `Ciudad`(`Nombre`,`Codigo`) values('&quot;;[.I551];&quot;','&quot;;[.H551];&quot;');&quot;))" office:value-type="string" office:string-value="insert into `Ciudad`(`Nombre`,`Codigo`) values('Margarita','13440');">
            <text:p>insert into `Ciudad`(`Nombre`,`Codigo`) values('Margarita','13440');</text:p>
          </table:table-cell>
          <table:table-cell table:formula="of:=CONCATENATE(&quot;new Ciudad{Codigo=&quot;&quot;&quot;;[.H551];&quot;&quot;&quot;,Nombre=&quot;&quot;&quot;;[.I551];&quot;&quot;&quot;},&quot;)" office:value-type="string" office:string-value="new Ciudad{Codigo=&quot;13440&quot;,Nombre=&quot;Margarita&quot;},">
            <text:p>new Ciudad{Codigo="13440",Nombre="Margarita"},</text:p>
          </table:table-cell>
          <table:table-cell table:formula="of:=LEN([.B551])" office:value-type="float" office:value="9">
            <text:p>9</text:p>
          </table:table-cell>
        </table:table-row>
        <table:table-row table:style-name="ro2">
          <table:table-cell table:style-name="ce1" office:value-type="float" office:value="13442">
            <text:p>13442</text:p>
          </table:table-cell>
          <table:table-cell table:style-name="ce2" office:value-type="string">
            <text:p>MARÍA LA BAJA</text:p>
          </table:table-cell>
          <table:table-cell table:style-name="ce1" office:value-type="string">
            <text:p>Bolívar</text:p>
          </table:table-cell>
          <table:table-cell table:formula="of:=LOWER([.B552])" office:value-type="string" office:string-value="maría la baja">
            <text:p>maría la baja</text:p>
          </table:table-cell>
          <table:table-cell table:formula="of:=PROPER([.D552])" office:value-type="string" office:string-value="María La Baja">
            <text:p>María La Baja</text:p>
          </table:table-cell>
          <table:table-cell table:formula="of:=LEN([.A552])" office:value-type="float" office:value="5">
            <text:p>5</text:p>
          </table:table-cell>
          <table:table-cell table:formula="of:=IF([.F552]=5;[.A552];CONCATENATE(&quot;0&quot;;[.A552]))" office:value-type="float" office:value="13442">
            <text:p>13442</text:p>
          </table:table-cell>
          <table:table-cell office:value-type="float" office:value="13442">
            <text:p>13442</text:p>
          </table:table-cell>
          <table:table-cell office:value-type="string">
            <text:p>María La Baja</text:p>
          </table:table-cell>
          <table:table-cell table:formula="of:=(CONCATENATE(&quot;insert into `Ciudad`(`Nombre`,`Codigo`) values('&quot;;[.I552];&quot;','&quot;;[.H552];&quot;');&quot;))" office:value-type="string" office:string-value="insert into `Ciudad`(`Nombre`,`Codigo`) values('María La Baja','13442');">
            <text:p>insert into `Ciudad`(`Nombre`,`Codigo`) values('María La Baja','13442');</text:p>
          </table:table-cell>
          <table:table-cell table:formula="of:=CONCATENATE(&quot;new Ciudad{Codigo=&quot;&quot;&quot;;[.H552];&quot;&quot;&quot;,Nombre=&quot;&quot;&quot;;[.I552];&quot;&quot;&quot;},&quot;)" office:value-type="string" office:string-value="new Ciudad{Codigo=&quot;13442&quot;,Nombre=&quot;María La Baja&quot;},">
            <text:p>new Ciudad{Codigo="13442",Nombre="María La Baja"},</text:p>
          </table:table-cell>
          <table:table-cell table:formula="of:=LEN([.B552])" office:value-type="float" office:value="13">
            <text:p>13</text:p>
          </table:table-cell>
        </table:table-row>
        <table:table-row table:style-name="ro2">
          <table:table-cell table:style-name="ce1" office:value-type="float" office:value="5440">
            <text:p>5440</text:p>
          </table:table-cell>
          <table:table-cell table:style-name="ce2" office:value-type="string">
            <text:p>MARINILLA</text:p>
          </table:table-cell>
          <table:table-cell table:style-name="ce1" office:value-type="string">
            <text:p>Antioquia</text:p>
          </table:table-cell>
          <table:table-cell table:formula="of:=LOWER([.B553])" office:value-type="string" office:string-value="marinilla">
            <text:p>marinilla</text:p>
          </table:table-cell>
          <table:table-cell table:formula="of:=PROPER([.D553])" office:value-type="string" office:string-value="Marinilla">
            <text:p>Marinilla</text:p>
          </table:table-cell>
          <table:table-cell table:formula="of:=LEN([.A553])" office:value-type="float" office:value="4">
            <text:p>4</text:p>
          </table:table-cell>
          <table:table-cell table:formula="of:=IF([.F553]=5;[.A553];CONCATENATE(&quot;0&quot;;[.A553]))" office:value-type="string" office:string-value="05440">
            <text:p>05440</text:p>
          </table:table-cell>
          <table:table-cell office:value-type="string">
            <text:p>05440</text:p>
          </table:table-cell>
          <table:table-cell office:value-type="string">
            <text:p>Marinilla</text:p>
          </table:table-cell>
          <table:table-cell table:formula="of:=(CONCATENATE(&quot;insert into `Ciudad`(`Nombre`,`Codigo`) values('&quot;;[.I553];&quot;','&quot;;[.H553];&quot;');&quot;))" office:value-type="string" office:string-value="insert into `Ciudad`(`Nombre`,`Codigo`) values('Marinilla','05440');">
            <text:p>insert into `Ciudad`(`Nombre`,`Codigo`) values('Marinilla','05440');</text:p>
          </table:table-cell>
          <table:table-cell table:formula="of:=CONCATENATE(&quot;new Ciudad{Codigo=&quot;&quot;&quot;;[.H553];&quot;&quot;&quot;,Nombre=&quot;&quot;&quot;;[.I553];&quot;&quot;&quot;},&quot;)" office:value-type="string" office:string-value="new Ciudad{Codigo=&quot;05440&quot;,Nombre=&quot;Marinilla&quot;},">
            <text:p>new Ciudad{Codigo="05440",Nombre="Marinilla"},</text:p>
          </table:table-cell>
          <table:table-cell table:formula="of:=LEN([.B553])" office:value-type="float" office:value="9">
            <text:p>9</text:p>
          </table:table-cell>
        </table:table-row>
        <table:table-row table:style-name="ro2">
          <table:table-cell table:style-name="ce1" office:value-type="float" office:value="15442">
            <text:p>15442</text:p>
          </table:table-cell>
          <table:table-cell table:style-name="ce2" office:value-type="string">
            <text:p>MARIPÍ</text:p>
          </table:table-cell>
          <table:table-cell table:style-name="ce1" office:value-type="string">
            <text:p>Boyacá</text:p>
          </table:table-cell>
          <table:table-cell table:formula="of:=LOWER([.B554])" office:value-type="string" office:string-value="maripí">
            <text:p>maripí</text:p>
          </table:table-cell>
          <table:table-cell table:formula="of:=PROPER([.D554])" office:value-type="string" office:string-value="Maripí">
            <text:p>Maripí</text:p>
          </table:table-cell>
          <table:table-cell table:formula="of:=LEN([.A554])" office:value-type="float" office:value="5">
            <text:p>5</text:p>
          </table:table-cell>
          <table:table-cell table:formula="of:=IF([.F554]=5;[.A554];CONCATENATE(&quot;0&quot;;[.A554]))" office:value-type="float" office:value="15442">
            <text:p>15442</text:p>
          </table:table-cell>
          <table:table-cell office:value-type="float" office:value="15442">
            <text:p>15442</text:p>
          </table:table-cell>
          <table:table-cell office:value-type="string">
            <text:p>Maripí</text:p>
          </table:table-cell>
          <table:table-cell table:formula="of:=(CONCATENATE(&quot;insert into `Ciudad`(`Nombre`,`Codigo`) values('&quot;;[.I554];&quot;','&quot;;[.H554];&quot;');&quot;))" office:value-type="string" office:string-value="insert into `Ciudad`(`Nombre`,`Codigo`) values('Maripí','15442');">
            <text:p>insert into `Ciudad`(`Nombre`,`Codigo`) values('Maripí','15442');</text:p>
          </table:table-cell>
          <table:table-cell table:formula="of:=CONCATENATE(&quot;new Ciudad{Codigo=&quot;&quot;&quot;;[.H554];&quot;&quot;&quot;,Nombre=&quot;&quot;&quot;;[.I554];&quot;&quot;&quot;},&quot;)" office:value-type="string" office:string-value="new Ciudad{Codigo=&quot;15442&quot;,Nombre=&quot;Maripí&quot;},">
            <text:p>new Ciudad{Codigo="15442",Nombre="Maripí"},</text:p>
          </table:table-cell>
          <table:table-cell table:formula="of:=LEN([.B554])" office:value-type="float" office:value="6">
            <text:p>6</text:p>
          </table:table-cell>
        </table:table-row>
        <table:table-row table:style-name="ro2">
          <table:table-cell table:style-name="ce1" office:value-type="float" office:value="73443">
            <text:p>73443</text:p>
          </table:table-cell>
          <table:table-cell table:style-name="ce2" office:value-type="string">
            <text:p>MARIQUITA</text:p>
          </table:table-cell>
          <table:table-cell table:style-name="ce1" office:value-type="string">
            <text:p>Tolima</text:p>
          </table:table-cell>
          <table:table-cell table:formula="of:=LOWER([.B555])" office:value-type="string" office:string-value="mariquita">
            <text:p>mariquita</text:p>
          </table:table-cell>
          <table:table-cell table:formula="of:=PROPER([.D555])" office:value-type="string" office:string-value="Mariquita">
            <text:p>Mariquita</text:p>
          </table:table-cell>
          <table:table-cell table:formula="of:=LEN([.A555])" office:value-type="float" office:value="5">
            <text:p>5</text:p>
          </table:table-cell>
          <table:table-cell table:formula="of:=IF([.F555]=5;[.A555];CONCATENATE(&quot;0&quot;;[.A555]))" office:value-type="float" office:value="73443">
            <text:p>73443</text:p>
          </table:table-cell>
          <table:table-cell office:value-type="float" office:value="73443">
            <text:p>73443</text:p>
          </table:table-cell>
          <table:table-cell office:value-type="string">
            <text:p>Mariquita</text:p>
          </table:table-cell>
          <table:table-cell table:formula="of:=(CONCATENATE(&quot;insert into `Ciudad`(`Nombre`,`Codigo`) values('&quot;;[.I555];&quot;','&quot;;[.H555];&quot;');&quot;))" office:value-type="string" office:string-value="insert into `Ciudad`(`Nombre`,`Codigo`) values('Mariquita','73443');">
            <text:p>insert into `Ciudad`(`Nombre`,`Codigo`) values('Mariquita','73443');</text:p>
          </table:table-cell>
          <table:table-cell table:formula="of:=CONCATENATE(&quot;new Ciudad{Codigo=&quot;&quot;&quot;;[.H555];&quot;&quot;&quot;,Nombre=&quot;&quot;&quot;;[.I555];&quot;&quot;&quot;},&quot;)" office:value-type="string" office:string-value="new Ciudad{Codigo=&quot;73443&quot;,Nombre=&quot;Mariquita&quot;},">
            <text:p>new Ciudad{Codigo="73443",Nombre="Mariquita"},</text:p>
          </table:table-cell>
          <table:table-cell table:formula="of:=LEN([.B555])" office:value-type="float" office:value="9">
            <text:p>9</text:p>
          </table:table-cell>
        </table:table-row>
        <table:table-row table:style-name="ro2">
          <table:table-cell table:style-name="ce1" office:value-type="float" office:value="17442">
            <text:p>17442</text:p>
          </table:table-cell>
          <table:table-cell table:style-name="ce2" office:value-type="string">
            <text:p>MARMATO</text:p>
          </table:table-cell>
          <table:table-cell table:style-name="ce1" office:value-type="string">
            <text:p>Caldas</text:p>
          </table:table-cell>
          <table:table-cell table:formula="of:=LOWER([.B556])" office:value-type="string" office:string-value="marmato">
            <text:p>marmato</text:p>
          </table:table-cell>
          <table:table-cell table:formula="of:=PROPER([.D556])" office:value-type="string" office:string-value="Marmato">
            <text:p>Marmato</text:p>
          </table:table-cell>
          <table:table-cell table:formula="of:=LEN([.A556])" office:value-type="float" office:value="5">
            <text:p>5</text:p>
          </table:table-cell>
          <table:table-cell table:formula="of:=IF([.F556]=5;[.A556];CONCATENATE(&quot;0&quot;;[.A556]))" office:value-type="float" office:value="17442">
            <text:p>17442</text:p>
          </table:table-cell>
          <table:table-cell office:value-type="float" office:value="17442">
            <text:p>17442</text:p>
          </table:table-cell>
          <table:table-cell office:value-type="string">
            <text:p>Marmato</text:p>
          </table:table-cell>
          <table:table-cell table:formula="of:=(CONCATENATE(&quot;insert into `Ciudad`(`Nombre`,`Codigo`) values('&quot;;[.I556];&quot;','&quot;;[.H556];&quot;');&quot;))" office:value-type="string" office:string-value="insert into `Ciudad`(`Nombre`,`Codigo`) values('Marmato','17442');">
            <text:p>insert into `Ciudad`(`Nombre`,`Codigo`) values('Marmato','17442');</text:p>
          </table:table-cell>
          <table:table-cell table:formula="of:=CONCATENATE(&quot;new Ciudad{Codigo=&quot;&quot;&quot;;[.H556];&quot;&quot;&quot;,Nombre=&quot;&quot;&quot;;[.I556];&quot;&quot;&quot;},&quot;)" office:value-type="string" office:string-value="new Ciudad{Codigo=&quot;17442&quot;,Nombre=&quot;Marmato&quot;},">
            <text:p>new Ciudad{Codigo="17442",Nombre="Marmato"},</text:p>
          </table:table-cell>
          <table:table-cell table:formula="of:=LEN([.B556])" office:value-type="float" office:value="7">
            <text:p>7</text:p>
          </table:table-cell>
        </table:table-row>
        <table:table-row table:style-name="ro2">
          <table:table-cell table:style-name="ce1" office:value-type="float" office:value="17444">
            <text:p>17444</text:p>
          </table:table-cell>
          <table:table-cell table:style-name="ce2" office:value-type="string">
            <text:p>MARQUETALIA</text:p>
          </table:table-cell>
          <table:table-cell table:style-name="ce1" office:value-type="string">
            <text:p>Caldas</text:p>
          </table:table-cell>
          <table:table-cell table:formula="of:=LOWER([.B557])" office:value-type="string" office:string-value="marquetalia">
            <text:p>marquetalia</text:p>
          </table:table-cell>
          <table:table-cell table:formula="of:=PROPER([.D557])" office:value-type="string" office:string-value="Marquetalia">
            <text:p>Marquetalia</text:p>
          </table:table-cell>
          <table:table-cell table:formula="of:=LEN([.A557])" office:value-type="float" office:value="5">
            <text:p>5</text:p>
          </table:table-cell>
          <table:table-cell table:formula="of:=IF([.F557]=5;[.A557];CONCATENATE(&quot;0&quot;;[.A557]))" office:value-type="float" office:value="17444">
            <text:p>17444</text:p>
          </table:table-cell>
          <table:table-cell office:value-type="float" office:value="17444">
            <text:p>17444</text:p>
          </table:table-cell>
          <table:table-cell office:value-type="string">
            <text:p>Marquetalia</text:p>
          </table:table-cell>
          <table:table-cell table:formula="of:=(CONCATENATE(&quot;insert into `Ciudad`(`Nombre`,`Codigo`) values('&quot;;[.I557];&quot;','&quot;;[.H557];&quot;');&quot;))" office:value-type="string" office:string-value="insert into `Ciudad`(`Nombre`,`Codigo`) values('Marquetalia','17444');">
            <text:p>insert into `Ciudad`(`Nombre`,`Codigo`) values('Marquetalia','17444');</text:p>
          </table:table-cell>
          <table:table-cell table:formula="of:=CONCATENATE(&quot;new Ciudad{Codigo=&quot;&quot;&quot;;[.H557];&quot;&quot;&quot;,Nombre=&quot;&quot;&quot;;[.I557];&quot;&quot;&quot;},&quot;)" office:value-type="string" office:string-value="new Ciudad{Codigo=&quot;17444&quot;,Nombre=&quot;Marquetalia&quot;},">
            <text:p>new Ciudad{Codigo="17444",Nombre="Marquetalia"},</text:p>
          </table:table-cell>
          <table:table-cell table:formula="of:=LEN([.B557])" office:value-type="float" office:value="11">
            <text:p>11</text:p>
          </table:table-cell>
        </table:table-row>
        <table:table-row table:style-name="ro2">
          <table:table-cell table:style-name="ce1" office:value-type="float" office:value="66440">
            <text:p>66440</text:p>
          </table:table-cell>
          <table:table-cell table:style-name="ce2" office:value-type="string">
            <text:p>MARSELLA</text:p>
          </table:table-cell>
          <table:table-cell table:style-name="ce1" office:value-type="string">
            <text:p>Risaralda</text:p>
          </table:table-cell>
          <table:table-cell table:formula="of:=LOWER([.B558])" office:value-type="string" office:string-value="marsella">
            <text:p>marsella</text:p>
          </table:table-cell>
          <table:table-cell table:formula="of:=PROPER([.D558])" office:value-type="string" office:string-value="Marsella">
            <text:p>Marsella</text:p>
          </table:table-cell>
          <table:table-cell table:formula="of:=LEN([.A558])" office:value-type="float" office:value="5">
            <text:p>5</text:p>
          </table:table-cell>
          <table:table-cell table:formula="of:=IF([.F558]=5;[.A558];CONCATENATE(&quot;0&quot;;[.A558]))" office:value-type="float" office:value="66440">
            <text:p>66440</text:p>
          </table:table-cell>
          <table:table-cell office:value-type="float" office:value="66440">
            <text:p>66440</text:p>
          </table:table-cell>
          <table:table-cell office:value-type="string">
            <text:p>Marsella</text:p>
          </table:table-cell>
          <table:table-cell table:formula="of:=(CONCATENATE(&quot;insert into `Ciudad`(`Nombre`,`Codigo`) values('&quot;;[.I558];&quot;','&quot;;[.H558];&quot;');&quot;))" office:value-type="string" office:string-value="insert into `Ciudad`(`Nombre`,`Codigo`) values('Marsella','66440');">
            <text:p>insert into `Ciudad`(`Nombre`,`Codigo`) values('Marsella','66440');</text:p>
          </table:table-cell>
          <table:table-cell table:formula="of:=CONCATENATE(&quot;new Ciudad{Codigo=&quot;&quot;&quot;;[.H558];&quot;&quot;&quot;,Nombre=&quot;&quot;&quot;;[.I558];&quot;&quot;&quot;},&quot;)" office:value-type="string" office:string-value="new Ciudad{Codigo=&quot;66440&quot;,Nombre=&quot;Marsella&quot;},">
            <text:p>new Ciudad{Codigo="66440",Nombre="Marsella"},</text:p>
          </table:table-cell>
          <table:table-cell table:formula="of:=LEN([.B558])" office:value-type="float" office:value="8">
            <text:p>8</text:p>
          </table:table-cell>
        </table:table-row>
        <table:table-row table:style-name="ro2">
          <table:table-cell table:style-name="ce1" office:value-type="float" office:value="17446">
            <text:p>17446</text:p>
          </table:table-cell>
          <table:table-cell table:style-name="ce2" office:value-type="string">
            <text:p>MARULANDA</text:p>
          </table:table-cell>
          <table:table-cell table:style-name="ce1" office:value-type="string">
            <text:p>Caldas</text:p>
          </table:table-cell>
          <table:table-cell table:formula="of:=LOWER([.B559])" office:value-type="string" office:string-value="marulanda">
            <text:p>marulanda</text:p>
          </table:table-cell>
          <table:table-cell table:formula="of:=PROPER([.D559])" office:value-type="string" office:string-value="Marulanda">
            <text:p>Marulanda</text:p>
          </table:table-cell>
          <table:table-cell table:formula="of:=LEN([.A559])" office:value-type="float" office:value="5">
            <text:p>5</text:p>
          </table:table-cell>
          <table:table-cell table:formula="of:=IF([.F559]=5;[.A559];CONCATENATE(&quot;0&quot;;[.A559]))" office:value-type="float" office:value="17446">
            <text:p>17446</text:p>
          </table:table-cell>
          <table:table-cell office:value-type="float" office:value="17446">
            <text:p>17446</text:p>
          </table:table-cell>
          <table:table-cell office:value-type="string">
            <text:p>Marulanda</text:p>
          </table:table-cell>
          <table:table-cell table:formula="of:=(CONCATENATE(&quot;insert into `Ciudad`(`Nombre`,`Codigo`) values('&quot;;[.I559];&quot;','&quot;;[.H559];&quot;');&quot;))" office:value-type="string" office:string-value="insert into `Ciudad`(`Nombre`,`Codigo`) values('Marulanda','17446');">
            <text:p>insert into `Ciudad`(`Nombre`,`Codigo`) values('Marulanda','17446');</text:p>
          </table:table-cell>
          <table:table-cell table:formula="of:=CONCATENATE(&quot;new Ciudad{Codigo=&quot;&quot;&quot;;[.H559];&quot;&quot;&quot;,Nombre=&quot;&quot;&quot;;[.I559];&quot;&quot;&quot;},&quot;)" office:value-type="string" office:string-value="new Ciudad{Codigo=&quot;17446&quot;,Nombre=&quot;Marulanda&quot;},">
            <text:p>new Ciudad{Codigo="17446",Nombre="Marulanda"},</text:p>
          </table:table-cell>
          <table:table-cell table:formula="of:=LEN([.B559])" office:value-type="float" office:value="9">
            <text:p>9</text:p>
          </table:table-cell>
        </table:table-row>
        <table:table-row table:style-name="ro2">
          <table:table-cell table:style-name="ce1" office:value-type="float" office:value="68444">
            <text:p>68444</text:p>
          </table:table-cell>
          <table:table-cell table:style-name="ce2" office:value-type="string">
            <text:p>MATANZA</text:p>
          </table:table-cell>
          <table:table-cell table:style-name="ce1" office:value-type="string">
            <text:p>Santander</text:p>
          </table:table-cell>
          <table:table-cell table:formula="of:=LOWER([.B560])" office:value-type="string" office:string-value="matanza">
            <text:p>matanza</text:p>
          </table:table-cell>
          <table:table-cell table:formula="of:=PROPER([.D560])" office:value-type="string" office:string-value="Matanza">
            <text:p>Matanza</text:p>
          </table:table-cell>
          <table:table-cell table:formula="of:=LEN([.A560])" office:value-type="float" office:value="5">
            <text:p>5</text:p>
          </table:table-cell>
          <table:table-cell table:formula="of:=IF([.F560]=5;[.A560];CONCATENATE(&quot;0&quot;;[.A560]))" office:value-type="float" office:value="68444">
            <text:p>68444</text:p>
          </table:table-cell>
          <table:table-cell office:value-type="float" office:value="68444">
            <text:p>68444</text:p>
          </table:table-cell>
          <table:table-cell office:value-type="string">
            <text:p>Matanza</text:p>
          </table:table-cell>
          <table:table-cell table:formula="of:=(CONCATENATE(&quot;insert into `Ciudad`(`Nombre`,`Codigo`) values('&quot;;[.I560];&quot;','&quot;;[.H560];&quot;');&quot;))" office:value-type="string" office:string-value="insert into `Ciudad`(`Nombre`,`Codigo`) values('Matanza','68444');">
            <text:p>insert into `Ciudad`(`Nombre`,`Codigo`) values('Matanza','68444');</text:p>
          </table:table-cell>
          <table:table-cell table:formula="of:=CONCATENATE(&quot;new Ciudad{Codigo=&quot;&quot;&quot;;[.H560];&quot;&quot;&quot;,Nombre=&quot;&quot;&quot;;[.I560];&quot;&quot;&quot;},&quot;)" office:value-type="string" office:string-value="new Ciudad{Codigo=&quot;68444&quot;,Nombre=&quot;Matanza&quot;},">
            <text:p>new Ciudad{Codigo="68444",Nombre="Matanza"},</text:p>
          </table:table-cell>
          <table:table-cell table:formula="of:=LEN([.B560])" office:value-type="float" office:value="7">
            <text:p>7</text:p>
          </table:table-cell>
        </table:table-row>
        <table:table-row table:style-name="ro2">
          <table:table-cell table:style-name="ce1" office:value-type="float" office:value="5001">
            <text:p>5001</text:p>
          </table:table-cell>
          <table:table-cell table:style-name="ce2" office:value-type="string">
            <text:p>MEDELLÍN</text:p>
          </table:table-cell>
          <table:table-cell table:style-name="ce1" office:value-type="string">
            <text:p>Antioquia</text:p>
          </table:table-cell>
          <table:table-cell table:formula="of:=LOWER([.B561])" office:value-type="string" office:string-value="medellín">
            <text:p>medellín</text:p>
          </table:table-cell>
          <table:table-cell table:formula="of:=PROPER([.D561])" office:value-type="string" office:string-value="Medellín">
            <text:p>Medellín</text:p>
          </table:table-cell>
          <table:table-cell table:formula="of:=LEN([.A561])" office:value-type="float" office:value="4">
            <text:p>4</text:p>
          </table:table-cell>
          <table:table-cell table:formula="of:=IF([.F561]=5;[.A561];CONCATENATE(&quot;0&quot;;[.A561]))" office:value-type="string" office:string-value="05001">
            <text:p>05001</text:p>
          </table:table-cell>
          <table:table-cell office:value-type="string">
            <text:p>05001</text:p>
          </table:table-cell>
          <table:table-cell office:value-type="string">
            <text:p>Medellín</text:p>
          </table:table-cell>
          <table:table-cell table:formula="of:=(CONCATENATE(&quot;insert into `Ciudad`(`Nombre`,`Codigo`) values('&quot;;[.I561];&quot;','&quot;;[.H561];&quot;');&quot;))" office:value-type="string" office:string-value="insert into `Ciudad`(`Nombre`,`Codigo`) values('Medellín','05001');">
            <text:p>insert into `Ciudad`(`Nombre`,`Codigo`) values('Medellín','05001');</text:p>
          </table:table-cell>
          <table:table-cell table:formula="of:=CONCATENATE(&quot;new Ciudad{Codigo=&quot;&quot;&quot;;[.H561];&quot;&quot;&quot;,Nombre=&quot;&quot;&quot;;[.I561];&quot;&quot;&quot;},&quot;)" office:value-type="string" office:string-value="new Ciudad{Codigo=&quot;05001&quot;,Nombre=&quot;Medellín&quot;},">
            <text:p>new Ciudad{Codigo="05001",Nombre="Medellín"},</text:p>
          </table:table-cell>
          <table:table-cell table:formula="of:=LEN([.B561])" office:value-type="float" office:value="8">
            <text:p>8</text:p>
          </table:table-cell>
        </table:table-row>
        <table:table-row table:style-name="ro2">
          <table:table-cell table:style-name="ce1" office:value-type="float" office:value="25438">
            <text:p>25438</text:p>
          </table:table-cell>
          <table:table-cell table:style-name="ce2" office:value-type="string">
            <text:p>MEDINA</text:p>
          </table:table-cell>
          <table:table-cell table:style-name="ce1" office:value-type="string">
            <text:p>Cundinamarca</text:p>
          </table:table-cell>
          <table:table-cell table:formula="of:=LOWER([.B562])" office:value-type="string" office:string-value="medina">
            <text:p>medina</text:p>
          </table:table-cell>
          <table:table-cell table:formula="of:=PROPER([.D562])" office:value-type="string" office:string-value="Medina">
            <text:p>Medina</text:p>
          </table:table-cell>
          <table:table-cell table:formula="of:=LEN([.A562])" office:value-type="float" office:value="5">
            <text:p>5</text:p>
          </table:table-cell>
          <table:table-cell table:formula="of:=IF([.F562]=5;[.A562];CONCATENATE(&quot;0&quot;;[.A562]))" office:value-type="float" office:value="25438">
            <text:p>25438</text:p>
          </table:table-cell>
          <table:table-cell office:value-type="float" office:value="25438">
            <text:p>25438</text:p>
          </table:table-cell>
          <table:table-cell office:value-type="string">
            <text:p>Medina</text:p>
          </table:table-cell>
          <table:table-cell table:formula="of:=(CONCATENATE(&quot;insert into `Ciudad`(`Nombre`,`Codigo`) values('&quot;;[.I562];&quot;','&quot;;[.H562];&quot;');&quot;))" office:value-type="string" office:string-value="insert into `Ciudad`(`Nombre`,`Codigo`) values('Medina','25438');">
            <text:p>insert into `Ciudad`(`Nombre`,`Codigo`) values('Medina','25438');</text:p>
          </table:table-cell>
          <table:table-cell table:formula="of:=CONCATENATE(&quot;new Ciudad{Codigo=&quot;&quot;&quot;;[.H562];&quot;&quot;&quot;,Nombre=&quot;&quot;&quot;;[.I562];&quot;&quot;&quot;},&quot;)" office:value-type="string" office:string-value="new Ciudad{Codigo=&quot;25438&quot;,Nombre=&quot;Medina&quot;},">
            <text:p>new Ciudad{Codigo="25438",Nombre="Medina"},</text:p>
          </table:table-cell>
          <table:table-cell table:formula="of:=LEN([.B562])" office:value-type="float" office:value="6">
            <text:p>6</text:p>
          </table:table-cell>
        </table:table-row>
        <table:table-row table:style-name="ro2">
          <table:table-cell table:style-name="ce1" office:value-type="float" office:value="27425">
            <text:p>27425</text:p>
          </table:table-cell>
          <table:table-cell table:style-name="ce2" office:value-type="string">
            <text:p>MEDIO ATRATO</text:p>
          </table:table-cell>
          <table:table-cell table:style-name="ce1" office:value-type="string">
            <text:p>Chocó</text:p>
          </table:table-cell>
          <table:table-cell table:formula="of:=LOWER([.B563])" office:value-type="string" office:string-value="medio atrato">
            <text:p>medio atrato</text:p>
          </table:table-cell>
          <table:table-cell table:formula="of:=PROPER([.D563])" office:value-type="string" office:string-value="Medio Atrato">
            <text:p>Medio Atrato</text:p>
          </table:table-cell>
          <table:table-cell table:formula="of:=LEN([.A563])" office:value-type="float" office:value="5">
            <text:p>5</text:p>
          </table:table-cell>
          <table:table-cell table:formula="of:=IF([.F563]=5;[.A563];CONCATENATE(&quot;0&quot;;[.A563]))" office:value-type="float" office:value="27425">
            <text:p>27425</text:p>
          </table:table-cell>
          <table:table-cell office:value-type="float" office:value="27425">
            <text:p>27425</text:p>
          </table:table-cell>
          <table:table-cell office:value-type="string">
            <text:p>Medio Atrato</text:p>
          </table:table-cell>
          <table:table-cell table:formula="of:=(CONCATENATE(&quot;insert into `Ciudad`(`Nombre`,`Codigo`) values('&quot;;[.I563];&quot;','&quot;;[.H563];&quot;');&quot;))" office:value-type="string" office:string-value="insert into `Ciudad`(`Nombre`,`Codigo`) values('Medio Atrato','27425');">
            <text:p>insert into `Ciudad`(`Nombre`,`Codigo`) values('Medio Atrato','27425');</text:p>
          </table:table-cell>
          <table:table-cell table:formula="of:=CONCATENATE(&quot;new Ciudad{Codigo=&quot;&quot;&quot;;[.H563];&quot;&quot;&quot;,Nombre=&quot;&quot;&quot;;[.I563];&quot;&quot;&quot;},&quot;)" office:value-type="string" office:string-value="new Ciudad{Codigo=&quot;27425&quot;,Nombre=&quot;Medio Atrato&quot;},">
            <text:p>new Ciudad{Codigo="27425",Nombre="Medio Atrato"},</text:p>
          </table:table-cell>
          <table:table-cell table:formula="of:=LEN([.B563])" office:value-type="float" office:value="12">
            <text:p>12</text:p>
          </table:table-cell>
        </table:table-row>
        <table:table-row table:style-name="ro2">
          <table:table-cell table:style-name="ce1" office:value-type="float" office:value="27430">
            <text:p>27430</text:p>
          </table:table-cell>
          <table:table-cell table:style-name="ce2" office:value-type="string">
            <text:p>MEDIO BAUDÓ</text:p>
          </table:table-cell>
          <table:table-cell table:style-name="ce1" office:value-type="string">
            <text:p>Chocó</text:p>
          </table:table-cell>
          <table:table-cell table:formula="of:=LOWER([.B564])" office:value-type="string" office:string-value="medio baudó">
            <text:p>medio baudó</text:p>
          </table:table-cell>
          <table:table-cell table:formula="of:=PROPER([.D564])" office:value-type="string" office:string-value="Medio Baudó">
            <text:p>Medio Baudó</text:p>
          </table:table-cell>
          <table:table-cell table:formula="of:=LEN([.A564])" office:value-type="float" office:value="5">
            <text:p>5</text:p>
          </table:table-cell>
          <table:table-cell table:formula="of:=IF([.F564]=5;[.A564];CONCATENATE(&quot;0&quot;;[.A564]))" office:value-type="float" office:value="27430">
            <text:p>27430</text:p>
          </table:table-cell>
          <table:table-cell office:value-type="float" office:value="27430">
            <text:p>27430</text:p>
          </table:table-cell>
          <table:table-cell office:value-type="string">
            <text:p>Medio Baudó</text:p>
          </table:table-cell>
          <table:table-cell table:formula="of:=(CONCATENATE(&quot;insert into `Ciudad`(`Nombre`,`Codigo`) values('&quot;;[.I564];&quot;','&quot;;[.H564];&quot;');&quot;))" office:value-type="string" office:string-value="insert into `Ciudad`(`Nombre`,`Codigo`) values('Medio Baudó','27430');">
            <text:p>insert into `Ciudad`(`Nombre`,`Codigo`) values('Medio Baudó','27430');</text:p>
          </table:table-cell>
          <table:table-cell table:formula="of:=CONCATENATE(&quot;new Ciudad{Codigo=&quot;&quot;&quot;;[.H564];&quot;&quot;&quot;,Nombre=&quot;&quot;&quot;;[.I564];&quot;&quot;&quot;},&quot;)" office:value-type="string" office:string-value="new Ciudad{Codigo=&quot;27430&quot;,Nombre=&quot;Medio Baudó&quot;},">
            <text:p>new Ciudad{Codigo="27430",Nombre="Medio Baudó"},</text:p>
          </table:table-cell>
          <table:table-cell table:formula="of:=LEN([.B564])" office:value-type="float" office:value="11">
            <text:p>11</text:p>
          </table:table-cell>
        </table:table-row>
        <table:table-row table:style-name="ro2">
          <table:table-cell table:style-name="ce1" office:value-type="float" office:value="27450">
            <text:p>27450</text:p>
          </table:table-cell>
          <table:table-cell table:style-name="ce2" office:value-type="string">
            <text:p>MEDIO SAN JUAN</text:p>
          </table:table-cell>
          <table:table-cell table:style-name="ce1" office:value-type="string">
            <text:p>Chocó</text:p>
          </table:table-cell>
          <table:table-cell table:formula="of:=LOWER([.B565])" office:value-type="string" office:string-value="medio san juan">
            <text:p>medio san juan</text:p>
          </table:table-cell>
          <table:table-cell table:formula="of:=PROPER([.D565])" office:value-type="string" office:string-value="Medio San Juan">
            <text:p>Medio San Juan</text:p>
          </table:table-cell>
          <table:table-cell table:formula="of:=LEN([.A565])" office:value-type="float" office:value="5">
            <text:p>5</text:p>
          </table:table-cell>
          <table:table-cell table:formula="of:=IF([.F565]=5;[.A565];CONCATENATE(&quot;0&quot;;[.A565]))" office:value-type="float" office:value="27450">
            <text:p>27450</text:p>
          </table:table-cell>
          <table:table-cell office:value-type="float" office:value="27450">
            <text:p>27450</text:p>
          </table:table-cell>
          <table:table-cell office:value-type="string">
            <text:p>Medio San Juan</text:p>
          </table:table-cell>
          <table:table-cell table:formula="of:=(CONCATENATE(&quot;insert into `Ciudad`(`Nombre`,`Codigo`) values('&quot;;[.I565];&quot;','&quot;;[.H565];&quot;');&quot;))" office:value-type="string" office:string-value="insert into `Ciudad`(`Nombre`,`Codigo`) values('Medio San Juan','27450');">
            <text:p>insert into `Ciudad`(`Nombre`,`Codigo`) values('Medio San Juan','27450');</text:p>
          </table:table-cell>
          <table:table-cell table:formula="of:=CONCATENATE(&quot;new Ciudad{Codigo=&quot;&quot;&quot;;[.H565];&quot;&quot;&quot;,Nombre=&quot;&quot;&quot;;[.I565];&quot;&quot;&quot;},&quot;)" office:value-type="string" office:string-value="new Ciudad{Codigo=&quot;27450&quot;,Nombre=&quot;Medio San Juan&quot;},">
            <text:p>new Ciudad{Codigo="27450",Nombre="Medio San Juan"},</text:p>
          </table:table-cell>
          <table:table-cell table:formula="of:=LEN([.B565])" office:value-type="float" office:value="14">
            <text:p>14</text:p>
          </table:table-cell>
        </table:table-row>
        <table:table-row table:style-name="ro2">
          <table:table-cell table:style-name="ce1" office:value-type="float" office:value="73449">
            <text:p>73449</text:p>
          </table:table-cell>
          <table:table-cell table:style-name="ce2" office:value-type="string">
            <text:p>MELGAR</text:p>
          </table:table-cell>
          <table:table-cell table:style-name="ce1" office:value-type="string">
            <text:p>Tolima</text:p>
          </table:table-cell>
          <table:table-cell table:formula="of:=LOWER([.B566])" office:value-type="string" office:string-value="melgar">
            <text:p>melgar</text:p>
          </table:table-cell>
          <table:table-cell table:formula="of:=PROPER([.D566])" office:value-type="string" office:string-value="Melgar">
            <text:p>Melgar</text:p>
          </table:table-cell>
          <table:table-cell table:formula="of:=LEN([.A566])" office:value-type="float" office:value="5">
            <text:p>5</text:p>
          </table:table-cell>
          <table:table-cell table:formula="of:=IF([.F566]=5;[.A566];CONCATENATE(&quot;0&quot;;[.A566]))" office:value-type="float" office:value="73449">
            <text:p>73449</text:p>
          </table:table-cell>
          <table:table-cell office:value-type="float" office:value="73449">
            <text:p>73449</text:p>
          </table:table-cell>
          <table:table-cell office:value-type="string">
            <text:p>Melgar</text:p>
          </table:table-cell>
          <table:table-cell table:formula="of:=(CONCATENATE(&quot;insert into `Ciudad`(`Nombre`,`Codigo`) values('&quot;;[.I566];&quot;','&quot;;[.H566];&quot;');&quot;))" office:value-type="string" office:string-value="insert into `Ciudad`(`Nombre`,`Codigo`) values('Melgar','73449');">
            <text:p>insert into `Ciudad`(`Nombre`,`Codigo`) values('Melgar','73449');</text:p>
          </table:table-cell>
          <table:table-cell table:formula="of:=CONCATENATE(&quot;new Ciudad{Codigo=&quot;&quot;&quot;;[.H566];&quot;&quot;&quot;,Nombre=&quot;&quot;&quot;;[.I566];&quot;&quot;&quot;},&quot;)" office:value-type="string" office:string-value="new Ciudad{Codigo=&quot;73449&quot;,Nombre=&quot;Melgar&quot;},">
            <text:p>new Ciudad{Codigo="73449",Nombre="Melgar"},</text:p>
          </table:table-cell>
          <table:table-cell table:formula="of:=LEN([.B566])" office:value-type="float" office:value="6">
            <text:p>6</text:p>
          </table:table-cell>
        </table:table-row>
        <table:table-row table:style-name="ro2">
          <table:table-cell table:style-name="ce1" office:value-type="float" office:value="19450">
            <text:p>19450</text:p>
          </table:table-cell>
          <table:table-cell table:style-name="ce2" office:value-type="string">
            <text:p>MERCADERES</text:p>
          </table:table-cell>
          <table:table-cell table:style-name="ce1" office:value-type="string">
            <text:p>Cauca</text:p>
          </table:table-cell>
          <table:table-cell table:formula="of:=LOWER([.B567])" office:value-type="string" office:string-value="mercaderes">
            <text:p>mercaderes</text:p>
          </table:table-cell>
          <table:table-cell table:formula="of:=PROPER([.D567])" office:value-type="string" office:string-value="Mercaderes">
            <text:p>Mercaderes</text:p>
          </table:table-cell>
          <table:table-cell table:formula="of:=LEN([.A567])" office:value-type="float" office:value="5">
            <text:p>5</text:p>
          </table:table-cell>
          <table:table-cell table:formula="of:=IF([.F567]=5;[.A567];CONCATENATE(&quot;0&quot;;[.A567]))" office:value-type="float" office:value="19450">
            <text:p>19450</text:p>
          </table:table-cell>
          <table:table-cell office:value-type="float" office:value="19450">
            <text:p>19450</text:p>
          </table:table-cell>
          <table:table-cell office:value-type="string">
            <text:p>Mercaderes</text:p>
          </table:table-cell>
          <table:table-cell table:formula="of:=(CONCATENATE(&quot;insert into `Ciudad`(`Nombre`,`Codigo`) values('&quot;;[.I567];&quot;','&quot;;[.H567];&quot;');&quot;))" office:value-type="string" office:string-value="insert into `Ciudad`(`Nombre`,`Codigo`) values('Mercaderes','19450');">
            <text:p>insert into `Ciudad`(`Nombre`,`Codigo`) values('Mercaderes','19450');</text:p>
          </table:table-cell>
          <table:table-cell table:formula="of:=CONCATENATE(&quot;new Ciudad{Codigo=&quot;&quot;&quot;;[.H567];&quot;&quot;&quot;,Nombre=&quot;&quot;&quot;;[.I567];&quot;&quot;&quot;},&quot;)" office:value-type="string" office:string-value="new Ciudad{Codigo=&quot;19450&quot;,Nombre=&quot;Mercaderes&quot;},">
            <text:p>new Ciudad{Codigo="19450",Nombre="Mercaderes"},</text:p>
          </table:table-cell>
          <table:table-cell table:formula="of:=LEN([.B567])" office:value-type="float" office:value="10">
            <text:p>10</text:p>
          </table:table-cell>
        </table:table-row>
        <table:table-row table:style-name="ro2">
          <table:table-cell table:style-name="ce1" office:value-type="float" office:value="50330">
            <text:p>50330</text:p>
          </table:table-cell>
          <table:table-cell table:style-name="ce2" office:value-type="string">
            <text:p>MESETAS</text:p>
          </table:table-cell>
          <table:table-cell table:style-name="ce1" office:value-type="string">
            <text:p>Meta</text:p>
          </table:table-cell>
          <table:table-cell table:formula="of:=LOWER([.B568])" office:value-type="string" office:string-value="mesetas">
            <text:p>mesetas</text:p>
          </table:table-cell>
          <table:table-cell table:formula="of:=PROPER([.D568])" office:value-type="string" office:string-value="Mesetas">
            <text:p>Mesetas</text:p>
          </table:table-cell>
          <table:table-cell table:formula="of:=LEN([.A568])" office:value-type="float" office:value="5">
            <text:p>5</text:p>
          </table:table-cell>
          <table:table-cell table:formula="of:=IF([.F568]=5;[.A568];CONCATENATE(&quot;0&quot;;[.A568]))" office:value-type="float" office:value="50330">
            <text:p>50330</text:p>
          </table:table-cell>
          <table:table-cell office:value-type="float" office:value="50330">
            <text:p>50330</text:p>
          </table:table-cell>
          <table:table-cell office:value-type="string">
            <text:p>Mesetas</text:p>
          </table:table-cell>
          <table:table-cell table:formula="of:=(CONCATENATE(&quot;insert into `Ciudad`(`Nombre`,`Codigo`) values('&quot;;[.I568];&quot;','&quot;;[.H568];&quot;');&quot;))" office:value-type="string" office:string-value="insert into `Ciudad`(`Nombre`,`Codigo`) values('Mesetas','50330');">
            <text:p>insert into `Ciudad`(`Nombre`,`Codigo`) values('Mesetas','50330');</text:p>
          </table:table-cell>
          <table:table-cell table:formula="of:=CONCATENATE(&quot;new Ciudad{Codigo=&quot;&quot;&quot;;[.H568];&quot;&quot;&quot;,Nombre=&quot;&quot;&quot;;[.I568];&quot;&quot;&quot;},&quot;)" office:value-type="string" office:string-value="new Ciudad{Codigo=&quot;50330&quot;,Nombre=&quot;Mesetas&quot;},">
            <text:p>new Ciudad{Codigo="50330",Nombre="Mesetas"},</text:p>
          </table:table-cell>
          <table:table-cell table:formula="of:=LEN([.B568])" office:value-type="float" office:value="7">
            <text:p>7</text:p>
          </table:table-cell>
        </table:table-row>
        <table:table-row table:style-name="ro2">
          <table:table-cell table:style-name="ce1" office:value-type="float" office:value="18460">
            <text:p>18460</text:p>
          </table:table-cell>
          <table:table-cell table:style-name="ce2" office:value-type="string">
            <text:p>MILÁN</text:p>
          </table:table-cell>
          <table:table-cell table:style-name="ce1" office:value-type="string">
            <text:p>Caquetá</text:p>
          </table:table-cell>
          <table:table-cell table:formula="of:=LOWER([.B569])" office:value-type="string" office:string-value="milán">
            <text:p>milán</text:p>
          </table:table-cell>
          <table:table-cell table:formula="of:=PROPER([.D569])" office:value-type="string" office:string-value="Milán">
            <text:p>Milán</text:p>
          </table:table-cell>
          <table:table-cell table:formula="of:=LEN([.A569])" office:value-type="float" office:value="5">
            <text:p>5</text:p>
          </table:table-cell>
          <table:table-cell table:formula="of:=IF([.F569]=5;[.A569];CONCATENATE(&quot;0&quot;;[.A569]))" office:value-type="float" office:value="18460">
            <text:p>18460</text:p>
          </table:table-cell>
          <table:table-cell office:value-type="float" office:value="18460">
            <text:p>18460</text:p>
          </table:table-cell>
          <table:table-cell office:value-type="string">
            <text:p>Milán</text:p>
          </table:table-cell>
          <table:table-cell table:formula="of:=(CONCATENATE(&quot;insert into `Ciudad`(`Nombre`,`Codigo`) values('&quot;;[.I569];&quot;','&quot;;[.H569];&quot;');&quot;))" office:value-type="string" office:string-value="insert into `Ciudad`(`Nombre`,`Codigo`) values('Milán','18460');">
            <text:p>insert into `Ciudad`(`Nombre`,`Codigo`) values('Milán','18460');</text:p>
          </table:table-cell>
          <table:table-cell table:formula="of:=CONCATENATE(&quot;new Ciudad{Codigo=&quot;&quot;&quot;;[.H569];&quot;&quot;&quot;,Nombre=&quot;&quot;&quot;;[.I569];&quot;&quot;&quot;},&quot;)" office:value-type="string" office:string-value="new Ciudad{Codigo=&quot;18460&quot;,Nombre=&quot;Milán&quot;},">
            <text:p>new Ciudad{Codigo="18460",Nombre="Milán"},</text:p>
          </table:table-cell>
          <table:table-cell table:formula="of:=LEN([.B569])" office:value-type="float" office:value="5">
            <text:p>5</text:p>
          </table:table-cell>
        </table:table-row>
        <table:table-row table:style-name="ro2">
          <table:table-cell table:style-name="ce1" office:value-type="float" office:value="15455">
            <text:p>15455</text:p>
          </table:table-cell>
          <table:table-cell table:style-name="ce2" office:value-type="string">
            <text:p>MIRAFLORES</text:p>
          </table:table-cell>
          <table:table-cell table:style-name="ce1" office:value-type="string">
            <text:p>Boyacá</text:p>
          </table:table-cell>
          <table:table-cell table:formula="of:=LOWER([.B570])" office:value-type="string" office:string-value="miraflores">
            <text:p>miraflores</text:p>
          </table:table-cell>
          <table:table-cell table:formula="of:=PROPER([.D570])" office:value-type="string" office:string-value="Miraflores">
            <text:p>Miraflores</text:p>
          </table:table-cell>
          <table:table-cell table:formula="of:=LEN([.A570])" office:value-type="float" office:value="5">
            <text:p>5</text:p>
          </table:table-cell>
          <table:table-cell table:formula="of:=IF([.F570]=5;[.A570];CONCATENATE(&quot;0&quot;;[.A570]))" office:value-type="float" office:value="15455">
            <text:p>15455</text:p>
          </table:table-cell>
          <table:table-cell office:value-type="float" office:value="15455">
            <text:p>15455</text:p>
          </table:table-cell>
          <table:table-cell office:value-type="string">
            <text:p>Miraflores</text:p>
          </table:table-cell>
          <table:table-cell table:formula="of:=(CONCATENATE(&quot;insert into `Ciudad`(`Nombre`,`Codigo`) values('&quot;;[.I570];&quot;','&quot;;[.H570];&quot;');&quot;))" office:value-type="string" office:string-value="insert into `Ciudad`(`Nombre`,`Codigo`) values('Miraflores','15455');">
            <text:p>insert into `Ciudad`(`Nombre`,`Codigo`) values('Miraflores','15455');</text:p>
          </table:table-cell>
          <table:table-cell table:formula="of:=CONCATENATE(&quot;new Ciudad{Codigo=&quot;&quot;&quot;;[.H570];&quot;&quot;&quot;,Nombre=&quot;&quot;&quot;;[.I570];&quot;&quot;&quot;},&quot;)" office:value-type="string" office:string-value="new Ciudad{Codigo=&quot;15455&quot;,Nombre=&quot;Miraflores&quot;},">
            <text:p>new Ciudad{Codigo="15455",Nombre="Miraflores"},</text:p>
          </table:table-cell>
          <table:table-cell table:formula="of:=LEN([.B570])" office:value-type="float" office:value="10">
            <text:p>10</text:p>
          </table:table-cell>
        </table:table-row>
        <table:table-row table:style-name="ro2">
          <table:table-cell table:style-name="ce1" office:value-type="float" office:value="95200">
            <text:p>95200</text:p>
          </table:table-cell>
          <table:table-cell table:style-name="ce2" office:value-type="string">
            <text:p>MIRAFLORES</text:p>
          </table:table-cell>
          <table:table-cell table:style-name="ce1" office:value-type="string">
            <text:p>Guaviare</text:p>
          </table:table-cell>
          <table:table-cell table:formula="of:=LOWER([.B571])" office:value-type="string" office:string-value="miraflores">
            <text:p>miraflores</text:p>
          </table:table-cell>
          <table:table-cell table:formula="of:=PROPER([.D571])" office:value-type="string" office:string-value="Miraflores">
            <text:p>Miraflores</text:p>
          </table:table-cell>
          <table:table-cell table:formula="of:=LEN([.A571])" office:value-type="float" office:value="5">
            <text:p>5</text:p>
          </table:table-cell>
          <table:table-cell table:formula="of:=IF([.F571]=5;[.A571];CONCATENATE(&quot;0&quot;;[.A571]))" office:value-type="float" office:value="95200">
            <text:p>95200</text:p>
          </table:table-cell>
          <table:table-cell office:value-type="float" office:value="95200">
            <text:p>95200</text:p>
          </table:table-cell>
          <table:table-cell office:value-type="string">
            <text:p>Miraflores</text:p>
          </table:table-cell>
          <table:table-cell table:formula="of:=(CONCATENATE(&quot;insert into `Ciudad`(`Nombre`,`Codigo`) values('&quot;;[.I571];&quot;','&quot;;[.H571];&quot;');&quot;))" office:value-type="string" office:string-value="insert into `Ciudad`(`Nombre`,`Codigo`) values('Miraflores','95200');">
            <text:p>insert into `Ciudad`(`Nombre`,`Codigo`) values('Miraflores','95200');</text:p>
          </table:table-cell>
          <table:table-cell table:formula="of:=CONCATENATE(&quot;new Ciudad{Codigo=&quot;&quot;&quot;;[.H571];&quot;&quot;&quot;,Nombre=&quot;&quot;&quot;;[.I571];&quot;&quot;&quot;},&quot;)" office:value-type="string" office:string-value="new Ciudad{Codigo=&quot;95200&quot;,Nombre=&quot;Miraflores&quot;},">
            <text:p>new Ciudad{Codigo="95200",Nombre="Miraflores"},</text:p>
          </table:table-cell>
          <table:table-cell table:formula="of:=LEN([.B571])" office:value-type="float" office:value="10">
            <text:p>10</text:p>
          </table:table-cell>
        </table:table-row>
        <table:table-row table:style-name="ro2">
          <table:table-cell table:style-name="ce1" office:value-type="float" office:value="19455">
            <text:p>19455</text:p>
          </table:table-cell>
          <table:table-cell table:style-name="ce2" office:value-type="string">
            <text:p>MIRANDA</text:p>
          </table:table-cell>
          <table:table-cell table:style-name="ce1" office:value-type="string">
            <text:p>Cauca</text:p>
          </table:table-cell>
          <table:table-cell table:formula="of:=LOWER([.B572])" office:value-type="string" office:string-value="miranda">
            <text:p>miranda</text:p>
          </table:table-cell>
          <table:table-cell table:formula="of:=PROPER([.D572])" office:value-type="string" office:string-value="Miranda">
            <text:p>Miranda</text:p>
          </table:table-cell>
          <table:table-cell table:formula="of:=LEN([.A572])" office:value-type="float" office:value="5">
            <text:p>5</text:p>
          </table:table-cell>
          <table:table-cell table:formula="of:=IF([.F572]=5;[.A572];CONCATENATE(&quot;0&quot;;[.A572]))" office:value-type="float" office:value="19455">
            <text:p>19455</text:p>
          </table:table-cell>
          <table:table-cell office:value-type="float" office:value="19455">
            <text:p>19455</text:p>
          </table:table-cell>
          <table:table-cell office:value-type="string">
            <text:p>Miranda</text:p>
          </table:table-cell>
          <table:table-cell table:formula="of:=(CONCATENATE(&quot;insert into `Ciudad`(`Nombre`,`Codigo`) values('&quot;;[.I572];&quot;','&quot;;[.H572];&quot;');&quot;))" office:value-type="string" office:string-value="insert into `Ciudad`(`Nombre`,`Codigo`) values('Miranda','19455');">
            <text:p>insert into `Ciudad`(`Nombre`,`Codigo`) values('Miranda','19455');</text:p>
          </table:table-cell>
          <table:table-cell table:formula="of:=CONCATENATE(&quot;new Ciudad{Codigo=&quot;&quot;&quot;;[.H572];&quot;&quot;&quot;,Nombre=&quot;&quot;&quot;;[.I572];&quot;&quot;&quot;},&quot;)" office:value-type="string" office:string-value="new Ciudad{Codigo=&quot;19455&quot;,Nombre=&quot;Miranda&quot;},">
            <text:p>new Ciudad{Codigo="19455",Nombre="Miranda"},</text:p>
          </table:table-cell>
          <table:table-cell table:formula="of:=LEN([.B572])" office:value-type="float" office:value="7">
            <text:p>7</text:p>
          </table:table-cell>
        </table:table-row>
        <table:table-row table:style-name="ro2">
          <table:table-cell table:style-name="ce1" office:value-type="float" office:value="91460">
            <text:p>91460</text:p>
          </table:table-cell>
          <table:table-cell table:style-name="ce2" office:value-type="string">
            <text:p>MIRITI - PARANÁ</text:p>
          </table:table-cell>
          <table:table-cell table:style-name="ce1" office:value-type="string">
            <text:p>Amazonas</text:p>
          </table:table-cell>
          <table:table-cell table:formula="of:=LOWER([.B573])" office:value-type="string" office:string-value="miriti - paraná">
            <text:p>miriti - paraná</text:p>
          </table:table-cell>
          <table:table-cell table:formula="of:=PROPER([.D573])" office:value-type="string" office:string-value="Miriti - Paraná">
            <text:p>Miriti - Paraná</text:p>
          </table:table-cell>
          <table:table-cell table:formula="of:=LEN([.A573])" office:value-type="float" office:value="5">
            <text:p>5</text:p>
          </table:table-cell>
          <table:table-cell table:formula="of:=IF([.F573]=5;[.A573];CONCATENATE(&quot;0&quot;;[.A573]))" office:value-type="float" office:value="91460">
            <text:p>91460</text:p>
          </table:table-cell>
          <table:table-cell office:value-type="float" office:value="91460">
            <text:p>91460</text:p>
          </table:table-cell>
          <table:table-cell office:value-type="string">
            <text:p>Miriti - Paraná</text:p>
          </table:table-cell>
          <table:table-cell table:formula="of:=(CONCATENATE(&quot;insert into `Ciudad`(`Nombre`,`Codigo`) values('&quot;;[.I573];&quot;','&quot;;[.H573];&quot;');&quot;))" office:value-type="string" office:string-value="insert into `Ciudad`(`Nombre`,`Codigo`) values('Miriti - Paraná','91460');">
            <text:p>insert into `Ciudad`(`Nombre`,`Codigo`) values('Miriti - Paraná','91460');</text:p>
          </table:table-cell>
          <table:table-cell table:formula="of:=CONCATENATE(&quot;new Ciudad{Codigo=&quot;&quot;&quot;;[.H573];&quot;&quot;&quot;,Nombre=&quot;&quot;&quot;;[.I573];&quot;&quot;&quot;},&quot;)" office:value-type="string" office:string-value="new Ciudad{Codigo=&quot;91460&quot;,Nombre=&quot;Miriti - Paraná&quot;},">
            <text:p>new Ciudad{Codigo="91460",Nombre="Miriti - Paraná"},</text:p>
          </table:table-cell>
          <table:table-cell table:formula="of:=LEN([.B573])" office:value-type="float" office:value="15">
            <text:p>15</text:p>
          </table:table-cell>
        </table:table-row>
        <table:table-row table:style-name="ro2">
          <table:table-cell table:style-name="ce1" office:value-type="float" office:value="66456">
            <text:p>66456</text:p>
          </table:table-cell>
          <table:table-cell table:style-name="ce2" office:value-type="string">
            <text:p>MISTRATÓ</text:p>
          </table:table-cell>
          <table:table-cell table:style-name="ce1" office:value-type="string">
            <text:p>Risaralda</text:p>
          </table:table-cell>
          <table:table-cell table:formula="of:=LOWER([.B574])" office:value-type="string" office:string-value="mistrató">
            <text:p>mistrató</text:p>
          </table:table-cell>
          <table:table-cell table:formula="of:=PROPER([.D574])" office:value-type="string" office:string-value="Mistrató">
            <text:p>Mistrató</text:p>
          </table:table-cell>
          <table:table-cell table:formula="of:=LEN([.A574])" office:value-type="float" office:value="5">
            <text:p>5</text:p>
          </table:table-cell>
          <table:table-cell table:formula="of:=IF([.F574]=5;[.A574];CONCATENATE(&quot;0&quot;;[.A574]))" office:value-type="float" office:value="66456">
            <text:p>66456</text:p>
          </table:table-cell>
          <table:table-cell office:value-type="float" office:value="66456">
            <text:p>66456</text:p>
          </table:table-cell>
          <table:table-cell office:value-type="string">
            <text:p>Mistrató</text:p>
          </table:table-cell>
          <table:table-cell table:formula="of:=(CONCATENATE(&quot;insert into `Ciudad`(`Nombre`,`Codigo`) values('&quot;;[.I574];&quot;','&quot;;[.H574];&quot;');&quot;))" office:value-type="string" office:string-value="insert into `Ciudad`(`Nombre`,`Codigo`) values('Mistrató','66456');">
            <text:p>insert into `Ciudad`(`Nombre`,`Codigo`) values('Mistrató','66456');</text:p>
          </table:table-cell>
          <table:table-cell table:formula="of:=CONCATENATE(&quot;new Ciudad{Codigo=&quot;&quot;&quot;;[.H574];&quot;&quot;&quot;,Nombre=&quot;&quot;&quot;;[.I574];&quot;&quot;&quot;},&quot;)" office:value-type="string" office:string-value="new Ciudad{Codigo=&quot;66456&quot;,Nombre=&quot;Mistrató&quot;},">
            <text:p>new Ciudad{Codigo="66456",Nombre="Mistrató"},</text:p>
          </table:table-cell>
          <table:table-cell table:formula="of:=LEN([.B574])" office:value-type="float" office:value="8">
            <text:p>8</text:p>
          </table:table-cell>
        </table:table-row>
        <table:table-row table:style-name="ro2">
          <table:table-cell table:style-name="ce1" office:value-type="float" office:value="97001">
            <text:p>97001</text:p>
          </table:table-cell>
          <table:table-cell table:style-name="ce2" office:value-type="string">
            <text:p>MITÚ</text:p>
          </table:table-cell>
          <table:table-cell table:style-name="ce1" office:value-type="string">
            <text:p>Vaupés</text:p>
          </table:table-cell>
          <table:table-cell table:formula="of:=LOWER([.B575])" office:value-type="string" office:string-value="mitú">
            <text:p>mitú</text:p>
          </table:table-cell>
          <table:table-cell table:formula="of:=PROPER([.D575])" office:value-type="string" office:string-value="Mitú">
            <text:p>Mitú</text:p>
          </table:table-cell>
          <table:table-cell table:formula="of:=LEN([.A575])" office:value-type="float" office:value="5">
            <text:p>5</text:p>
          </table:table-cell>
          <table:table-cell table:formula="of:=IF([.F575]=5;[.A575];CONCATENATE(&quot;0&quot;;[.A575]))" office:value-type="float" office:value="97001">
            <text:p>97001</text:p>
          </table:table-cell>
          <table:table-cell office:value-type="float" office:value="97001">
            <text:p>97001</text:p>
          </table:table-cell>
          <table:table-cell office:value-type="string">
            <text:p>Mitú</text:p>
          </table:table-cell>
          <table:table-cell table:formula="of:=(CONCATENATE(&quot;insert into `Ciudad`(`Nombre`,`Codigo`) values('&quot;;[.I575];&quot;','&quot;;[.H575];&quot;');&quot;))" office:value-type="string" office:string-value="insert into `Ciudad`(`Nombre`,`Codigo`) values('Mitú','97001');">
            <text:p>insert into `Ciudad`(`Nombre`,`Codigo`) values('Mitú','97001');</text:p>
          </table:table-cell>
          <table:table-cell table:formula="of:=CONCATENATE(&quot;new Ciudad{Codigo=&quot;&quot;&quot;;[.H575];&quot;&quot;&quot;,Nombre=&quot;&quot;&quot;;[.I575];&quot;&quot;&quot;},&quot;)" office:value-type="string" office:string-value="new Ciudad{Codigo=&quot;97001&quot;,Nombre=&quot;Mitú&quot;},">
            <text:p>new Ciudad{Codigo="97001",Nombre="Mitú"},</text:p>
          </table:table-cell>
          <table:table-cell table:formula="of:=LEN([.B575])" office:value-type="float" office:value="4">
            <text:p>4</text:p>
          </table:table-cell>
        </table:table-row>
        <table:table-row table:style-name="ro2">
          <table:table-cell table:style-name="ce1" office:value-type="float" office:value="86001">
            <text:p>86001</text:p>
          </table:table-cell>
          <table:table-cell table:style-name="ce2" office:value-type="string">
            <text:p>MOCOA</text:p>
          </table:table-cell>
          <table:table-cell table:style-name="ce1" office:value-type="string">
            <text:p>Putumayo</text:p>
          </table:table-cell>
          <table:table-cell table:formula="of:=LOWER([.B576])" office:value-type="string" office:string-value="mocoa">
            <text:p>mocoa</text:p>
          </table:table-cell>
          <table:table-cell table:formula="of:=PROPER([.D576])" office:value-type="string" office:string-value="Mocoa">
            <text:p>Mocoa</text:p>
          </table:table-cell>
          <table:table-cell table:formula="of:=LEN([.A576])" office:value-type="float" office:value="5">
            <text:p>5</text:p>
          </table:table-cell>
          <table:table-cell table:formula="of:=IF([.F576]=5;[.A576];CONCATENATE(&quot;0&quot;;[.A576]))" office:value-type="float" office:value="86001">
            <text:p>86001</text:p>
          </table:table-cell>
          <table:table-cell office:value-type="float" office:value="86001">
            <text:p>86001</text:p>
          </table:table-cell>
          <table:table-cell office:value-type="string">
            <text:p>Mocoa</text:p>
          </table:table-cell>
          <table:table-cell table:formula="of:=(CONCATENATE(&quot;insert into `Ciudad`(`Nombre`,`Codigo`) values('&quot;;[.I576];&quot;','&quot;;[.H576];&quot;');&quot;))" office:value-type="string" office:string-value="insert into `Ciudad`(`Nombre`,`Codigo`) values('Mocoa','86001');">
            <text:p>insert into `Ciudad`(`Nombre`,`Codigo`) values('Mocoa','86001');</text:p>
          </table:table-cell>
          <table:table-cell table:formula="of:=CONCATENATE(&quot;new Ciudad{Codigo=&quot;&quot;&quot;;[.H576];&quot;&quot;&quot;,Nombre=&quot;&quot;&quot;;[.I576];&quot;&quot;&quot;},&quot;)" office:value-type="string" office:string-value="new Ciudad{Codigo=&quot;86001&quot;,Nombre=&quot;Mocoa&quot;},">
            <text:p>new Ciudad{Codigo="86001",Nombre="Mocoa"},</text:p>
          </table:table-cell>
          <table:table-cell table:formula="of:=LEN([.B576])" office:value-type="float" office:value="5">
            <text:p>5</text:p>
          </table:table-cell>
        </table:table-row>
        <table:table-row table:style-name="ro2">
          <table:table-cell table:style-name="ce1" office:value-type="float" office:value="68464">
            <text:p>68464</text:p>
          </table:table-cell>
          <table:table-cell table:style-name="ce2" office:value-type="string">
            <text:p>MOGOTES</text:p>
          </table:table-cell>
          <table:table-cell table:style-name="ce1" office:value-type="string">
            <text:p>Santander</text:p>
          </table:table-cell>
          <table:table-cell table:formula="of:=LOWER([.B577])" office:value-type="string" office:string-value="mogotes">
            <text:p>mogotes</text:p>
          </table:table-cell>
          <table:table-cell table:formula="of:=PROPER([.D577])" office:value-type="string" office:string-value="Mogotes">
            <text:p>Mogotes</text:p>
          </table:table-cell>
          <table:table-cell table:formula="of:=LEN([.A577])" office:value-type="float" office:value="5">
            <text:p>5</text:p>
          </table:table-cell>
          <table:table-cell table:formula="of:=IF([.F577]=5;[.A577];CONCATENATE(&quot;0&quot;;[.A577]))" office:value-type="float" office:value="68464">
            <text:p>68464</text:p>
          </table:table-cell>
          <table:table-cell office:value-type="float" office:value="68464">
            <text:p>68464</text:p>
          </table:table-cell>
          <table:table-cell office:value-type="string">
            <text:p>Mogotes</text:p>
          </table:table-cell>
          <table:table-cell table:formula="of:=(CONCATENATE(&quot;insert into `Ciudad`(`Nombre`,`Codigo`) values('&quot;;[.I577];&quot;','&quot;;[.H577];&quot;');&quot;))" office:value-type="string" office:string-value="insert into `Ciudad`(`Nombre`,`Codigo`) values('Mogotes','68464');">
            <text:p>insert into `Ciudad`(`Nombre`,`Codigo`) values('Mogotes','68464');</text:p>
          </table:table-cell>
          <table:table-cell table:formula="of:=CONCATENATE(&quot;new Ciudad{Codigo=&quot;&quot;&quot;;[.H577];&quot;&quot;&quot;,Nombre=&quot;&quot;&quot;;[.I577];&quot;&quot;&quot;},&quot;)" office:value-type="string" office:string-value="new Ciudad{Codigo=&quot;68464&quot;,Nombre=&quot;Mogotes&quot;},">
            <text:p>new Ciudad{Codigo="68464",Nombre="Mogotes"},</text:p>
          </table:table-cell>
          <table:table-cell table:formula="of:=LEN([.B577])" office:value-type="float" office:value="7">
            <text:p>7</text:p>
          </table:table-cell>
        </table:table-row>
        <table:table-row table:style-name="ro2">
          <table:table-cell table:style-name="ce1" office:value-type="float" office:value="68468">
            <text:p>68468</text:p>
          </table:table-cell>
          <table:table-cell table:style-name="ce2" office:value-type="string">
            <text:p>MOLAGAVITA</text:p>
          </table:table-cell>
          <table:table-cell table:style-name="ce1" office:value-type="string">
            <text:p>Santander</text:p>
          </table:table-cell>
          <table:table-cell table:formula="of:=LOWER([.B578])" office:value-type="string" office:string-value="molagavita">
            <text:p>molagavita</text:p>
          </table:table-cell>
          <table:table-cell table:formula="of:=PROPER([.D578])" office:value-type="string" office:string-value="Molagavita">
            <text:p>Molagavita</text:p>
          </table:table-cell>
          <table:table-cell table:formula="of:=LEN([.A578])" office:value-type="float" office:value="5">
            <text:p>5</text:p>
          </table:table-cell>
          <table:table-cell table:formula="of:=IF([.F578]=5;[.A578];CONCATENATE(&quot;0&quot;;[.A578]))" office:value-type="float" office:value="68468">
            <text:p>68468</text:p>
          </table:table-cell>
          <table:table-cell office:value-type="float" office:value="68468">
            <text:p>68468</text:p>
          </table:table-cell>
          <table:table-cell office:value-type="string">
            <text:p>Molagavita</text:p>
          </table:table-cell>
          <table:table-cell table:formula="of:=(CONCATENATE(&quot;insert into `Ciudad`(`Nombre`,`Codigo`) values('&quot;;[.I578];&quot;','&quot;;[.H578];&quot;');&quot;))" office:value-type="string" office:string-value="insert into `Ciudad`(`Nombre`,`Codigo`) values('Molagavita','68468');">
            <text:p>insert into `Ciudad`(`Nombre`,`Codigo`) values('Molagavita','68468');</text:p>
          </table:table-cell>
          <table:table-cell table:formula="of:=CONCATENATE(&quot;new Ciudad{Codigo=&quot;&quot;&quot;;[.H578];&quot;&quot;&quot;,Nombre=&quot;&quot;&quot;;[.I578];&quot;&quot;&quot;},&quot;)" office:value-type="string" office:string-value="new Ciudad{Codigo=&quot;68468&quot;,Nombre=&quot;Molagavita&quot;},">
            <text:p>new Ciudad{Codigo="68468",Nombre="Molagavita"},</text:p>
          </table:table-cell>
          <table:table-cell table:formula="of:=LEN([.B578])" office:value-type="float" office:value="10">
            <text:p>10</text:p>
          </table:table-cell>
        </table:table-row>
        <table:table-row table:style-name="ro2">
          <table:table-cell table:style-name="ce1" office:value-type="float" office:value="23464">
            <text:p>23464</text:p>
          </table:table-cell>
          <table:table-cell table:style-name="ce2" office:value-type="string">
            <text:p>MOMIL</text:p>
          </table:table-cell>
          <table:table-cell table:style-name="ce1" office:value-type="string">
            <text:p>Córdoba</text:p>
          </table:table-cell>
          <table:table-cell table:formula="of:=LOWER([.B579])" office:value-type="string" office:string-value="momil">
            <text:p>momil</text:p>
          </table:table-cell>
          <table:table-cell table:formula="of:=PROPER([.D579])" office:value-type="string" office:string-value="Momil">
            <text:p>Momil</text:p>
          </table:table-cell>
          <table:table-cell table:formula="of:=LEN([.A579])" office:value-type="float" office:value="5">
            <text:p>5</text:p>
          </table:table-cell>
          <table:table-cell table:formula="of:=IF([.F579]=5;[.A579];CONCATENATE(&quot;0&quot;;[.A579]))" office:value-type="float" office:value="23464">
            <text:p>23464</text:p>
          </table:table-cell>
          <table:table-cell office:value-type="float" office:value="23464">
            <text:p>23464</text:p>
          </table:table-cell>
          <table:table-cell office:value-type="string">
            <text:p>Momil</text:p>
          </table:table-cell>
          <table:table-cell table:formula="of:=(CONCATENATE(&quot;insert into `Ciudad`(`Nombre`,`Codigo`) values('&quot;;[.I579];&quot;','&quot;;[.H579];&quot;');&quot;))" office:value-type="string" office:string-value="insert into `Ciudad`(`Nombre`,`Codigo`) values('Momil','23464');">
            <text:p>insert into `Ciudad`(`Nombre`,`Codigo`) values('Momil','23464');</text:p>
          </table:table-cell>
          <table:table-cell table:formula="of:=CONCATENATE(&quot;new Ciudad{Codigo=&quot;&quot;&quot;;[.H579];&quot;&quot;&quot;,Nombre=&quot;&quot;&quot;;[.I579];&quot;&quot;&quot;},&quot;)" office:value-type="string" office:string-value="new Ciudad{Codigo=&quot;23464&quot;,Nombre=&quot;Momil&quot;},">
            <text:p>new Ciudad{Codigo="23464",Nombre="Momil"},</text:p>
          </table:table-cell>
          <table:table-cell table:formula="of:=LEN([.B579])" office:value-type="float" office:value="5">
            <text:p>5</text:p>
          </table:table-cell>
        </table:table-row>
        <table:table-row table:style-name="ro2">
          <table:table-cell table:style-name="ce1" office:value-type="float" office:value="13468">
            <text:p>13468</text:p>
          </table:table-cell>
          <table:table-cell table:style-name="ce2" office:value-type="string">
            <text:p>MOMPÓS</text:p>
          </table:table-cell>
          <table:table-cell table:style-name="ce1" office:value-type="string">
            <text:p>Bolívar</text:p>
          </table:table-cell>
          <table:table-cell table:formula="of:=LOWER([.B580])" office:value-type="string" office:string-value="mompós">
            <text:p>mompós</text:p>
          </table:table-cell>
          <table:table-cell table:formula="of:=PROPER([.D580])" office:value-type="string" office:string-value="Mompós">
            <text:p>Mompós</text:p>
          </table:table-cell>
          <table:table-cell table:formula="of:=LEN([.A580])" office:value-type="float" office:value="5">
            <text:p>5</text:p>
          </table:table-cell>
          <table:table-cell table:formula="of:=IF([.F580]=5;[.A580];CONCATENATE(&quot;0&quot;;[.A580]))" office:value-type="float" office:value="13468">
            <text:p>13468</text:p>
          </table:table-cell>
          <table:table-cell office:value-type="float" office:value="13468">
            <text:p>13468</text:p>
          </table:table-cell>
          <table:table-cell office:value-type="string">
            <text:p>Mompós</text:p>
          </table:table-cell>
          <table:table-cell table:formula="of:=(CONCATENATE(&quot;insert into `Ciudad`(`Nombre`,`Codigo`) values('&quot;;[.I580];&quot;','&quot;;[.H580];&quot;');&quot;))" office:value-type="string" office:string-value="insert into `Ciudad`(`Nombre`,`Codigo`) values('Mompós','13468');">
            <text:p>insert into `Ciudad`(`Nombre`,`Codigo`) values('Mompós','13468');</text:p>
          </table:table-cell>
          <table:table-cell table:formula="of:=CONCATENATE(&quot;new Ciudad{Codigo=&quot;&quot;&quot;;[.H580];&quot;&quot;&quot;,Nombre=&quot;&quot;&quot;;[.I580];&quot;&quot;&quot;},&quot;)" office:value-type="string" office:string-value="new Ciudad{Codigo=&quot;13468&quot;,Nombre=&quot;Mompós&quot;},">
            <text:p>new Ciudad{Codigo="13468",Nombre="Mompós"},</text:p>
          </table:table-cell>
          <table:table-cell table:formula="of:=LEN([.B580])" office:value-type="float" office:value="6">
            <text:p>6</text:p>
          </table:table-cell>
        </table:table-row>
        <table:table-row table:style-name="ro2">
          <table:table-cell table:style-name="ce1" office:value-type="float" office:value="15464">
            <text:p>15464</text:p>
          </table:table-cell>
          <table:table-cell table:style-name="ce2" office:value-type="string">
            <text:p>MONGUA</text:p>
          </table:table-cell>
          <table:table-cell table:style-name="ce1" office:value-type="string">
            <text:p>Boyacá</text:p>
          </table:table-cell>
          <table:table-cell table:formula="of:=LOWER([.B581])" office:value-type="string" office:string-value="mongua">
            <text:p>mongua</text:p>
          </table:table-cell>
          <table:table-cell table:formula="of:=PROPER([.D581])" office:value-type="string" office:string-value="Mongua">
            <text:p>Mongua</text:p>
          </table:table-cell>
          <table:table-cell table:formula="of:=LEN([.A581])" office:value-type="float" office:value="5">
            <text:p>5</text:p>
          </table:table-cell>
          <table:table-cell table:formula="of:=IF([.F581]=5;[.A581];CONCATENATE(&quot;0&quot;;[.A581]))" office:value-type="float" office:value="15464">
            <text:p>15464</text:p>
          </table:table-cell>
          <table:table-cell office:value-type="float" office:value="15464">
            <text:p>15464</text:p>
          </table:table-cell>
          <table:table-cell office:value-type="string">
            <text:p>Mongua</text:p>
          </table:table-cell>
          <table:table-cell table:formula="of:=(CONCATENATE(&quot;insert into `Ciudad`(`Nombre`,`Codigo`) values('&quot;;[.I581];&quot;','&quot;;[.H581];&quot;');&quot;))" office:value-type="string" office:string-value="insert into `Ciudad`(`Nombre`,`Codigo`) values('Mongua','15464');">
            <text:p>insert into `Ciudad`(`Nombre`,`Codigo`) values('Mongua','15464');</text:p>
          </table:table-cell>
          <table:table-cell table:formula="of:=CONCATENATE(&quot;new Ciudad{Codigo=&quot;&quot;&quot;;[.H581];&quot;&quot;&quot;,Nombre=&quot;&quot;&quot;;[.I581];&quot;&quot;&quot;},&quot;)" office:value-type="string" office:string-value="new Ciudad{Codigo=&quot;15464&quot;,Nombre=&quot;Mongua&quot;},">
            <text:p>new Ciudad{Codigo="15464",Nombre="Mongua"},</text:p>
          </table:table-cell>
          <table:table-cell table:formula="of:=LEN([.B581])" office:value-type="float" office:value="6">
            <text:p>6</text:p>
          </table:table-cell>
        </table:table-row>
        <table:table-row table:style-name="ro2">
          <table:table-cell table:style-name="ce1" office:value-type="float" office:value="15466">
            <text:p>15466</text:p>
          </table:table-cell>
          <table:table-cell table:style-name="ce2" office:value-type="string">
            <text:p>MONGUÍ</text:p>
          </table:table-cell>
          <table:table-cell table:style-name="ce1" office:value-type="string">
            <text:p>Boyacá</text:p>
          </table:table-cell>
          <table:table-cell table:formula="of:=LOWER([.B582])" office:value-type="string" office:string-value="monguí">
            <text:p>monguí</text:p>
          </table:table-cell>
          <table:table-cell table:formula="of:=PROPER([.D582])" office:value-type="string" office:string-value="Monguí">
            <text:p>Monguí</text:p>
          </table:table-cell>
          <table:table-cell table:formula="of:=LEN([.A582])" office:value-type="float" office:value="5">
            <text:p>5</text:p>
          </table:table-cell>
          <table:table-cell table:formula="of:=IF([.F582]=5;[.A582];CONCATENATE(&quot;0&quot;;[.A582]))" office:value-type="float" office:value="15466">
            <text:p>15466</text:p>
          </table:table-cell>
          <table:table-cell office:value-type="float" office:value="15466">
            <text:p>15466</text:p>
          </table:table-cell>
          <table:table-cell office:value-type="string">
            <text:p>Monguí</text:p>
          </table:table-cell>
          <table:table-cell table:formula="of:=(CONCATENATE(&quot;insert into `Ciudad`(`Nombre`,`Codigo`) values('&quot;;[.I582];&quot;','&quot;;[.H582];&quot;');&quot;))" office:value-type="string" office:string-value="insert into `Ciudad`(`Nombre`,`Codigo`) values('Monguí','15466');">
            <text:p>insert into `Ciudad`(`Nombre`,`Codigo`) values('Monguí','15466');</text:p>
          </table:table-cell>
          <table:table-cell table:formula="of:=CONCATENATE(&quot;new Ciudad{Codigo=&quot;&quot;&quot;;[.H582];&quot;&quot;&quot;,Nombre=&quot;&quot;&quot;;[.I582];&quot;&quot;&quot;},&quot;)" office:value-type="string" office:string-value="new Ciudad{Codigo=&quot;15466&quot;,Nombre=&quot;Monguí&quot;},">
            <text:p>new Ciudad{Codigo="15466",Nombre="Monguí"},</text:p>
          </table:table-cell>
          <table:table-cell table:formula="of:=LEN([.B582])" office:value-type="float" office:value="6">
            <text:p>6</text:p>
          </table:table-cell>
        </table:table-row>
        <table:table-row table:style-name="ro2">
          <table:table-cell table:style-name="ce1" office:value-type="float" office:value="15469">
            <text:p>15469</text:p>
          </table:table-cell>
          <table:table-cell table:style-name="ce2" office:value-type="string">
            <text:p>MONIQUIRÁ</text:p>
          </table:table-cell>
          <table:table-cell table:style-name="ce1" office:value-type="string">
            <text:p>Boyacá</text:p>
          </table:table-cell>
          <table:table-cell table:formula="of:=LOWER([.B583])" office:value-type="string" office:string-value="moniquirá">
            <text:p>moniquirá</text:p>
          </table:table-cell>
          <table:table-cell table:formula="of:=PROPER([.D583])" office:value-type="string" office:string-value="Moniquirá">
            <text:p>Moniquirá</text:p>
          </table:table-cell>
          <table:table-cell table:formula="of:=LEN([.A583])" office:value-type="float" office:value="5">
            <text:p>5</text:p>
          </table:table-cell>
          <table:table-cell table:formula="of:=IF([.F583]=5;[.A583];CONCATENATE(&quot;0&quot;;[.A583]))" office:value-type="float" office:value="15469">
            <text:p>15469</text:p>
          </table:table-cell>
          <table:table-cell office:value-type="float" office:value="15469">
            <text:p>15469</text:p>
          </table:table-cell>
          <table:table-cell office:value-type="string">
            <text:p>Moniquirá</text:p>
          </table:table-cell>
          <table:table-cell table:formula="of:=(CONCATENATE(&quot;insert into `Ciudad`(`Nombre`,`Codigo`) values('&quot;;[.I583];&quot;','&quot;;[.H583];&quot;');&quot;))" office:value-type="string" office:string-value="insert into `Ciudad`(`Nombre`,`Codigo`) values('Moniquirá','15469');">
            <text:p>insert into `Ciudad`(`Nombre`,`Codigo`) values('Moniquirá','15469');</text:p>
          </table:table-cell>
          <table:table-cell table:formula="of:=CONCATENATE(&quot;new Ciudad{Codigo=&quot;&quot;&quot;;[.H583];&quot;&quot;&quot;,Nombre=&quot;&quot;&quot;;[.I583];&quot;&quot;&quot;},&quot;)" office:value-type="string" office:string-value="new Ciudad{Codigo=&quot;15469&quot;,Nombre=&quot;Moniquirá&quot;},">
            <text:p>new Ciudad{Codigo="15469",Nombre="Moniquirá"},</text:p>
          </table:table-cell>
          <table:table-cell table:formula="of:=LEN([.B583])" office:value-type="float" office:value="9">
            <text:p>9</text:p>
          </table:table-cell>
        </table:table-row>
        <table:table-row table:style-name="ro2">
          <table:table-cell table:style-name="ce1" office:value-type="float" office:value="5467">
            <text:p>5467</text:p>
          </table:table-cell>
          <table:table-cell table:style-name="ce2" office:value-type="string">
            <text:p>MONTEBELLO</text:p>
          </table:table-cell>
          <table:table-cell table:style-name="ce1" office:value-type="string">
            <text:p>Antioquia</text:p>
          </table:table-cell>
          <table:table-cell table:formula="of:=LOWER([.B584])" office:value-type="string" office:string-value="montebello">
            <text:p>montebello</text:p>
          </table:table-cell>
          <table:table-cell table:formula="of:=PROPER([.D584])" office:value-type="string" office:string-value="Montebello">
            <text:p>Montebello</text:p>
          </table:table-cell>
          <table:table-cell table:formula="of:=LEN([.A584])" office:value-type="float" office:value="4">
            <text:p>4</text:p>
          </table:table-cell>
          <table:table-cell table:formula="of:=IF([.F584]=5;[.A584];CONCATENATE(&quot;0&quot;;[.A584]))" office:value-type="string" office:string-value="05467">
            <text:p>05467</text:p>
          </table:table-cell>
          <table:table-cell office:value-type="string">
            <text:p>05467</text:p>
          </table:table-cell>
          <table:table-cell office:value-type="string">
            <text:p>Montebello</text:p>
          </table:table-cell>
          <table:table-cell table:formula="of:=(CONCATENATE(&quot;insert into `Ciudad`(`Nombre`,`Codigo`) values('&quot;;[.I584];&quot;','&quot;;[.H584];&quot;');&quot;))" office:value-type="string" office:string-value="insert into `Ciudad`(`Nombre`,`Codigo`) values('Montebello','05467');">
            <text:p>insert into `Ciudad`(`Nombre`,`Codigo`) values('Montebello','05467');</text:p>
          </table:table-cell>
          <table:table-cell table:formula="of:=CONCATENATE(&quot;new Ciudad{Codigo=&quot;&quot;&quot;;[.H584];&quot;&quot;&quot;,Nombre=&quot;&quot;&quot;;[.I584];&quot;&quot;&quot;},&quot;)" office:value-type="string" office:string-value="new Ciudad{Codigo=&quot;05467&quot;,Nombre=&quot;Montebello&quot;},">
            <text:p>new Ciudad{Codigo="05467",Nombre="Montebello"},</text:p>
          </table:table-cell>
          <table:table-cell table:formula="of:=LEN([.B584])" office:value-type="float" office:value="10">
            <text:p>10</text:p>
          </table:table-cell>
        </table:table-row>
        <table:table-row table:style-name="ro2">
          <table:table-cell table:style-name="ce1" office:value-type="float" office:value="13458">
            <text:p>13458</text:p>
          </table:table-cell>
          <table:table-cell table:style-name="ce2" office:value-type="string">
            <text:p>MONTECRISTO</text:p>
          </table:table-cell>
          <table:table-cell table:style-name="ce1" office:value-type="string">
            <text:p>Bolívar</text:p>
          </table:table-cell>
          <table:table-cell table:formula="of:=LOWER([.B585])" office:value-type="string" office:string-value="montecristo">
            <text:p>montecristo</text:p>
          </table:table-cell>
          <table:table-cell table:formula="of:=PROPER([.D585])" office:value-type="string" office:string-value="Montecristo">
            <text:p>Montecristo</text:p>
          </table:table-cell>
          <table:table-cell table:formula="of:=LEN([.A585])" office:value-type="float" office:value="5">
            <text:p>5</text:p>
          </table:table-cell>
          <table:table-cell table:formula="of:=IF([.F585]=5;[.A585];CONCATENATE(&quot;0&quot;;[.A585]))" office:value-type="float" office:value="13458">
            <text:p>13458</text:p>
          </table:table-cell>
          <table:table-cell office:value-type="float" office:value="13458">
            <text:p>13458</text:p>
          </table:table-cell>
          <table:table-cell office:value-type="string">
            <text:p>Montecristo</text:p>
          </table:table-cell>
          <table:table-cell table:formula="of:=(CONCATENATE(&quot;insert into `Ciudad`(`Nombre`,`Codigo`) values('&quot;;[.I585];&quot;','&quot;;[.H585];&quot;');&quot;))" office:value-type="string" office:string-value="insert into `Ciudad`(`Nombre`,`Codigo`) values('Montecristo','13458');">
            <text:p>insert into `Ciudad`(`Nombre`,`Codigo`) values('Montecristo','13458');</text:p>
          </table:table-cell>
          <table:table-cell table:formula="of:=CONCATENATE(&quot;new Ciudad{Codigo=&quot;&quot;&quot;;[.H585];&quot;&quot;&quot;,Nombre=&quot;&quot;&quot;;[.I585];&quot;&quot;&quot;},&quot;)" office:value-type="string" office:string-value="new Ciudad{Codigo=&quot;13458&quot;,Nombre=&quot;Montecristo&quot;},">
            <text:p>new Ciudad{Codigo="13458",Nombre="Montecristo"},</text:p>
          </table:table-cell>
          <table:table-cell table:formula="of:=LEN([.B585])" office:value-type="float" office:value="11">
            <text:p>11</text:p>
          </table:table-cell>
        </table:table-row>
        <table:table-row table:style-name="ro2">
          <table:table-cell table:style-name="ce1" office:value-type="float" office:value="23466">
            <text:p>23466</text:p>
          </table:table-cell>
          <table:table-cell table:style-name="ce2" office:value-type="string">
            <text:p>MONTELÍBANO</text:p>
          </table:table-cell>
          <table:table-cell table:style-name="ce1" office:value-type="string">
            <text:p>Córdoba</text:p>
          </table:table-cell>
          <table:table-cell table:formula="of:=LOWER([.B586])" office:value-type="string" office:string-value="montelíbano">
            <text:p>montelíbano</text:p>
          </table:table-cell>
          <table:table-cell table:formula="of:=PROPER([.D586])" office:value-type="string" office:string-value="Montelíbano">
            <text:p>Montelíbano</text:p>
          </table:table-cell>
          <table:table-cell table:formula="of:=LEN([.A586])" office:value-type="float" office:value="5">
            <text:p>5</text:p>
          </table:table-cell>
          <table:table-cell table:formula="of:=IF([.F586]=5;[.A586];CONCATENATE(&quot;0&quot;;[.A586]))" office:value-type="float" office:value="23466">
            <text:p>23466</text:p>
          </table:table-cell>
          <table:table-cell office:value-type="float" office:value="23466">
            <text:p>23466</text:p>
          </table:table-cell>
          <table:table-cell office:value-type="string">
            <text:p>Montelíbano</text:p>
          </table:table-cell>
          <table:table-cell table:formula="of:=(CONCATENATE(&quot;insert into `Ciudad`(`Nombre`,`Codigo`) values('&quot;;[.I586];&quot;','&quot;;[.H586];&quot;');&quot;))" office:value-type="string" office:string-value="insert into `Ciudad`(`Nombre`,`Codigo`) values('Montelíbano','23466');">
            <text:p>insert into `Ciudad`(`Nombre`,`Codigo`) values('Montelíbano','23466');</text:p>
          </table:table-cell>
          <table:table-cell table:formula="of:=CONCATENATE(&quot;new Ciudad{Codigo=&quot;&quot;&quot;;[.H586];&quot;&quot;&quot;,Nombre=&quot;&quot;&quot;;[.I586];&quot;&quot;&quot;},&quot;)" office:value-type="string" office:string-value="new Ciudad{Codigo=&quot;23466&quot;,Nombre=&quot;Montelíbano&quot;},">
            <text:p>new Ciudad{Codigo="23466",Nombre="Montelíbano"},</text:p>
          </table:table-cell>
          <table:table-cell table:formula="of:=LEN([.B586])" office:value-type="float" office:value="11">
            <text:p>11</text:p>
          </table:table-cell>
        </table:table-row>
        <table:table-row table:style-name="ro2">
          <table:table-cell table:style-name="ce1" office:value-type="float" office:value="63470">
            <text:p>63470</text:p>
          </table:table-cell>
          <table:table-cell table:style-name="ce2" office:value-type="string">
            <text:p>MONTENEGRO</text:p>
          </table:table-cell>
          <table:table-cell table:style-name="ce1" office:value-type="string">
            <text:p>Quindio</text:p>
          </table:table-cell>
          <table:table-cell table:formula="of:=LOWER([.B587])" office:value-type="string" office:string-value="montenegro">
            <text:p>montenegro</text:p>
          </table:table-cell>
          <table:table-cell table:formula="of:=PROPER([.D587])" office:value-type="string" office:string-value="Montenegro">
            <text:p>Montenegro</text:p>
          </table:table-cell>
          <table:table-cell table:formula="of:=LEN([.A587])" office:value-type="float" office:value="5">
            <text:p>5</text:p>
          </table:table-cell>
          <table:table-cell table:formula="of:=IF([.F587]=5;[.A587];CONCATENATE(&quot;0&quot;;[.A587]))" office:value-type="float" office:value="63470">
            <text:p>63470</text:p>
          </table:table-cell>
          <table:table-cell office:value-type="float" office:value="63470">
            <text:p>63470</text:p>
          </table:table-cell>
          <table:table-cell office:value-type="string">
            <text:p>Montenegro</text:p>
          </table:table-cell>
          <table:table-cell table:formula="of:=(CONCATENATE(&quot;insert into `Ciudad`(`Nombre`,`Codigo`) values('&quot;;[.I587];&quot;','&quot;;[.H587];&quot;');&quot;))" office:value-type="string" office:string-value="insert into `Ciudad`(`Nombre`,`Codigo`) values('Montenegro','63470');">
            <text:p>insert into `Ciudad`(`Nombre`,`Codigo`) values('Montenegro','63470');</text:p>
          </table:table-cell>
          <table:table-cell table:formula="of:=CONCATENATE(&quot;new Ciudad{Codigo=&quot;&quot;&quot;;[.H587];&quot;&quot;&quot;,Nombre=&quot;&quot;&quot;;[.I587];&quot;&quot;&quot;},&quot;)" office:value-type="string" office:string-value="new Ciudad{Codigo=&quot;63470&quot;,Nombre=&quot;Montenegro&quot;},">
            <text:p>new Ciudad{Codigo="63470",Nombre="Montenegro"},</text:p>
          </table:table-cell>
          <table:table-cell table:formula="of:=LEN([.B587])" office:value-type="float" office:value="10">
            <text:p>10</text:p>
          </table:table-cell>
        </table:table-row>
        <table:table-row table:style-name="ro2">
          <table:table-cell table:style-name="ce1" office:value-type="float" office:value="23001">
            <text:p>23001</text:p>
          </table:table-cell>
          <table:table-cell table:style-name="ce2" office:value-type="string">
            <text:p>MONTERÍA</text:p>
          </table:table-cell>
          <table:table-cell table:style-name="ce1" office:value-type="string">
            <text:p>Córdoba</text:p>
          </table:table-cell>
          <table:table-cell table:formula="of:=LOWER([.B588])" office:value-type="string" office:string-value="montería">
            <text:p>montería</text:p>
          </table:table-cell>
          <table:table-cell table:formula="of:=PROPER([.D588])" office:value-type="string" office:string-value="Montería">
            <text:p>Montería</text:p>
          </table:table-cell>
          <table:table-cell table:formula="of:=LEN([.A588])" office:value-type="float" office:value="5">
            <text:p>5</text:p>
          </table:table-cell>
          <table:table-cell table:formula="of:=IF([.F588]=5;[.A588];CONCATENATE(&quot;0&quot;;[.A588]))" office:value-type="float" office:value="23001">
            <text:p>23001</text:p>
          </table:table-cell>
          <table:table-cell office:value-type="float" office:value="23001">
            <text:p>23001</text:p>
          </table:table-cell>
          <table:table-cell office:value-type="string">
            <text:p>Montería</text:p>
          </table:table-cell>
          <table:table-cell table:formula="of:=(CONCATENATE(&quot;insert into `Ciudad`(`Nombre`,`Codigo`) values('&quot;;[.I588];&quot;','&quot;;[.H588];&quot;');&quot;))" office:value-type="string" office:string-value="insert into `Ciudad`(`Nombre`,`Codigo`) values('Montería','23001');">
            <text:p>insert into `Ciudad`(`Nombre`,`Codigo`) values('Montería','23001');</text:p>
          </table:table-cell>
          <table:table-cell table:formula="of:=CONCATENATE(&quot;new Ciudad{Codigo=&quot;&quot;&quot;;[.H588];&quot;&quot;&quot;,Nombre=&quot;&quot;&quot;;[.I588];&quot;&quot;&quot;},&quot;)" office:value-type="string" office:string-value="new Ciudad{Codigo=&quot;23001&quot;,Nombre=&quot;Montería&quot;},">
            <text:p>new Ciudad{Codigo="23001",Nombre="Montería"},</text:p>
          </table:table-cell>
          <table:table-cell table:formula="of:=LEN([.B588])" office:value-type="float" office:value="8">
            <text:p>8</text:p>
          </table:table-cell>
        </table:table-row>
        <table:table-row table:style-name="ro2">
          <table:table-cell table:style-name="ce1" office:value-type="float" office:value="85162">
            <text:p>85162</text:p>
          </table:table-cell>
          <table:table-cell table:style-name="ce2" office:value-type="string">
            <text:p>MONTERREY</text:p>
          </table:table-cell>
          <table:table-cell table:style-name="ce1" office:value-type="string">
            <text:p>Casanare</text:p>
          </table:table-cell>
          <table:table-cell table:formula="of:=LOWER([.B589])" office:value-type="string" office:string-value="monterrey">
            <text:p>monterrey</text:p>
          </table:table-cell>
          <table:table-cell table:formula="of:=PROPER([.D589])" office:value-type="string" office:string-value="Monterrey">
            <text:p>Monterrey</text:p>
          </table:table-cell>
          <table:table-cell table:formula="of:=LEN([.A589])" office:value-type="float" office:value="5">
            <text:p>5</text:p>
          </table:table-cell>
          <table:table-cell table:formula="of:=IF([.F589]=5;[.A589];CONCATENATE(&quot;0&quot;;[.A589]))" office:value-type="float" office:value="85162">
            <text:p>85162</text:p>
          </table:table-cell>
          <table:table-cell office:value-type="float" office:value="85162">
            <text:p>85162</text:p>
          </table:table-cell>
          <table:table-cell office:value-type="string">
            <text:p>Monterrey</text:p>
          </table:table-cell>
          <table:table-cell table:formula="of:=(CONCATENATE(&quot;insert into `Ciudad`(`Nombre`,`Codigo`) values('&quot;;[.I589];&quot;','&quot;;[.H589];&quot;');&quot;))" office:value-type="string" office:string-value="insert into `Ciudad`(`Nombre`,`Codigo`) values('Monterrey','85162');">
            <text:p>insert into `Ciudad`(`Nombre`,`Codigo`) values('Monterrey','85162');</text:p>
          </table:table-cell>
          <table:table-cell table:formula="of:=CONCATENATE(&quot;new Ciudad{Codigo=&quot;&quot;&quot;;[.H589];&quot;&quot;&quot;,Nombre=&quot;&quot;&quot;;[.I589];&quot;&quot;&quot;},&quot;)" office:value-type="string" office:string-value="new Ciudad{Codigo=&quot;85162&quot;,Nombre=&quot;Monterrey&quot;},">
            <text:p>new Ciudad{Codigo="85162",Nombre="Monterrey"},</text:p>
          </table:table-cell>
          <table:table-cell table:formula="of:=LEN([.B589])" office:value-type="float" office:value="9">
            <text:p>9</text:p>
          </table:table-cell>
        </table:table-row>
        <table:table-row table:style-name="ro2">
          <table:table-cell table:style-name="ce1" office:value-type="float" office:value="23500">
            <text:p>23500</text:p>
          </table:table-cell>
          <table:table-cell table:style-name="ce2" office:value-type="string">
            <text:p>MOÑITOS</text:p>
          </table:table-cell>
          <table:table-cell table:style-name="ce1" office:value-type="string">
            <text:p>Córdoba</text:p>
          </table:table-cell>
          <table:table-cell table:formula="of:=LOWER([.B590])" office:value-type="string" office:string-value="moñitos">
            <text:p>moñitos</text:p>
          </table:table-cell>
          <table:table-cell table:formula="of:=PROPER([.D590])" office:value-type="string" office:string-value="Moñitos">
            <text:p>Moñitos</text:p>
          </table:table-cell>
          <table:table-cell table:formula="of:=LEN([.A590])" office:value-type="float" office:value="5">
            <text:p>5</text:p>
          </table:table-cell>
          <table:table-cell table:formula="of:=IF([.F590]=5;[.A590];CONCATENATE(&quot;0&quot;;[.A590]))" office:value-type="float" office:value="23500">
            <text:p>23500</text:p>
          </table:table-cell>
          <table:table-cell office:value-type="float" office:value="23500">
            <text:p>23500</text:p>
          </table:table-cell>
          <table:table-cell office:value-type="string">
            <text:p>Moñitos</text:p>
          </table:table-cell>
          <table:table-cell table:formula="of:=(CONCATENATE(&quot;insert into `Ciudad`(`Nombre`,`Codigo`) values('&quot;;[.I590];&quot;','&quot;;[.H590];&quot;');&quot;))" office:value-type="string" office:string-value="insert into `Ciudad`(`Nombre`,`Codigo`) values('Moñitos','23500');">
            <text:p>insert into `Ciudad`(`Nombre`,`Codigo`) values('Moñitos','23500');</text:p>
          </table:table-cell>
          <table:table-cell table:formula="of:=CONCATENATE(&quot;new Ciudad{Codigo=&quot;&quot;&quot;;[.H590];&quot;&quot;&quot;,Nombre=&quot;&quot;&quot;;[.I590];&quot;&quot;&quot;},&quot;)" office:value-type="string" office:string-value="new Ciudad{Codigo=&quot;23500&quot;,Nombre=&quot;Moñitos&quot;},">
            <text:p>new Ciudad{Codigo="23500",Nombre="Moñitos"},</text:p>
          </table:table-cell>
          <table:table-cell table:formula="of:=LEN([.B590])" office:value-type="float" office:value="7">
            <text:p>7</text:p>
          </table:table-cell>
        </table:table-row>
        <table:table-row table:style-name="ro2">
          <table:table-cell table:style-name="ce1" office:value-type="float" office:value="13473">
            <text:p>13473</text:p>
          </table:table-cell>
          <table:table-cell table:style-name="ce2" office:value-type="string">
            <text:p>MORALES</text:p>
          </table:table-cell>
          <table:table-cell table:style-name="ce1" office:value-type="string">
            <text:p>Bolívar</text:p>
          </table:table-cell>
          <table:table-cell table:formula="of:=LOWER([.B591])" office:value-type="string" office:string-value="morales">
            <text:p>morales</text:p>
          </table:table-cell>
          <table:table-cell table:formula="of:=PROPER([.D591])" office:value-type="string" office:string-value="Morales">
            <text:p>Morales</text:p>
          </table:table-cell>
          <table:table-cell table:formula="of:=LEN([.A591])" office:value-type="float" office:value="5">
            <text:p>5</text:p>
          </table:table-cell>
          <table:table-cell table:formula="of:=IF([.F591]=5;[.A591];CONCATENATE(&quot;0&quot;;[.A591]))" office:value-type="float" office:value="13473">
            <text:p>13473</text:p>
          </table:table-cell>
          <table:table-cell office:value-type="float" office:value="13473">
            <text:p>13473</text:p>
          </table:table-cell>
          <table:table-cell office:value-type="string">
            <text:p>Morales</text:p>
          </table:table-cell>
          <table:table-cell table:formula="of:=(CONCATENATE(&quot;insert into `Ciudad`(`Nombre`,`Codigo`) values('&quot;;[.I591];&quot;','&quot;;[.H591];&quot;');&quot;))" office:value-type="string" office:string-value="insert into `Ciudad`(`Nombre`,`Codigo`) values('Morales','13473');">
            <text:p>insert into `Ciudad`(`Nombre`,`Codigo`) values('Morales','13473');</text:p>
          </table:table-cell>
          <table:table-cell table:formula="of:=CONCATENATE(&quot;new Ciudad{Codigo=&quot;&quot;&quot;;[.H591];&quot;&quot;&quot;,Nombre=&quot;&quot;&quot;;[.I591];&quot;&quot;&quot;},&quot;)" office:value-type="string" office:string-value="new Ciudad{Codigo=&quot;13473&quot;,Nombre=&quot;Morales&quot;},">
            <text:p>new Ciudad{Codigo="13473",Nombre="Morales"},</text:p>
          </table:table-cell>
          <table:table-cell table:formula="of:=LEN([.B591])" office:value-type="float" office:value="7">
            <text:p>7</text:p>
          </table:table-cell>
        </table:table-row>
        <table:table-row table:style-name="ro2">
          <table:table-cell table:style-name="ce1" office:value-type="float" office:value="19473">
            <text:p>19473</text:p>
          </table:table-cell>
          <table:table-cell table:style-name="ce2" office:value-type="string">
            <text:p>MORALES</text:p>
          </table:table-cell>
          <table:table-cell table:style-name="ce1" office:value-type="string">
            <text:p>Cauca</text:p>
          </table:table-cell>
          <table:table-cell table:formula="of:=LOWER([.B592])" office:value-type="string" office:string-value="morales">
            <text:p>morales</text:p>
          </table:table-cell>
          <table:table-cell table:formula="of:=PROPER([.D592])" office:value-type="string" office:string-value="Morales">
            <text:p>Morales</text:p>
          </table:table-cell>
          <table:table-cell table:formula="of:=LEN([.A592])" office:value-type="float" office:value="5">
            <text:p>5</text:p>
          </table:table-cell>
          <table:table-cell table:formula="of:=IF([.F592]=5;[.A592];CONCATENATE(&quot;0&quot;;[.A592]))" office:value-type="float" office:value="19473">
            <text:p>19473</text:p>
          </table:table-cell>
          <table:table-cell office:value-type="float" office:value="19473">
            <text:p>19473</text:p>
          </table:table-cell>
          <table:table-cell office:value-type="string">
            <text:p>Morales</text:p>
          </table:table-cell>
          <table:table-cell table:formula="of:=(CONCATENATE(&quot;insert into `Ciudad`(`Nombre`,`Codigo`) values('&quot;;[.I592];&quot;','&quot;;[.H592];&quot;');&quot;))" office:value-type="string" office:string-value="insert into `Ciudad`(`Nombre`,`Codigo`) values('Morales','19473');">
            <text:p>insert into `Ciudad`(`Nombre`,`Codigo`) values('Morales','19473');</text:p>
          </table:table-cell>
          <table:table-cell table:formula="of:=CONCATENATE(&quot;new Ciudad{Codigo=&quot;&quot;&quot;;[.H592];&quot;&quot;&quot;,Nombre=&quot;&quot;&quot;;[.I592];&quot;&quot;&quot;},&quot;)" office:value-type="string" office:string-value="new Ciudad{Codigo=&quot;19473&quot;,Nombre=&quot;Morales&quot;},">
            <text:p>new Ciudad{Codigo="19473",Nombre="Morales"},</text:p>
          </table:table-cell>
          <table:table-cell table:formula="of:=LEN([.B592])" office:value-type="float" office:value="7">
            <text:p>7</text:p>
          </table:table-cell>
        </table:table-row>
        <table:table-row table:style-name="ro2">
          <table:table-cell table:style-name="ce1" office:value-type="float" office:value="18479">
            <text:p>18479</text:p>
          </table:table-cell>
          <table:table-cell table:style-name="ce2" office:value-type="string">
            <text:p>MORELIA</text:p>
          </table:table-cell>
          <table:table-cell table:style-name="ce1" office:value-type="string">
            <text:p>Caquetá</text:p>
          </table:table-cell>
          <table:table-cell table:formula="of:=LOWER([.B593])" office:value-type="string" office:string-value="morelia">
            <text:p>morelia</text:p>
          </table:table-cell>
          <table:table-cell table:formula="of:=PROPER([.D593])" office:value-type="string" office:string-value="Morelia">
            <text:p>Morelia</text:p>
          </table:table-cell>
          <table:table-cell table:formula="of:=LEN([.A593])" office:value-type="float" office:value="5">
            <text:p>5</text:p>
          </table:table-cell>
          <table:table-cell table:formula="of:=IF([.F593]=5;[.A593];CONCATENATE(&quot;0&quot;;[.A593]))" office:value-type="float" office:value="18479">
            <text:p>18479</text:p>
          </table:table-cell>
          <table:table-cell office:value-type="float" office:value="18479">
            <text:p>18479</text:p>
          </table:table-cell>
          <table:table-cell office:value-type="string">
            <text:p>Morelia</text:p>
          </table:table-cell>
          <table:table-cell table:formula="of:=(CONCATENATE(&quot;insert into `Ciudad`(`Nombre`,`Codigo`) values('&quot;;[.I593];&quot;','&quot;;[.H593];&quot;');&quot;))" office:value-type="string" office:string-value="insert into `Ciudad`(`Nombre`,`Codigo`) values('Morelia','18479');">
            <text:p>insert into `Ciudad`(`Nombre`,`Codigo`) values('Morelia','18479');</text:p>
          </table:table-cell>
          <table:table-cell table:formula="of:=CONCATENATE(&quot;new Ciudad{Codigo=&quot;&quot;&quot;;[.H593];&quot;&quot;&quot;,Nombre=&quot;&quot;&quot;;[.I593];&quot;&quot;&quot;},&quot;)" office:value-type="string" office:string-value="new Ciudad{Codigo=&quot;18479&quot;,Nombre=&quot;Morelia&quot;},">
            <text:p>new Ciudad{Codigo="18479",Nombre="Morelia"},</text:p>
          </table:table-cell>
          <table:table-cell table:formula="of:=LEN([.B593])" office:value-type="float" office:value="7">
            <text:p>7</text:p>
          </table:table-cell>
        </table:table-row>
        <table:table-row table:style-name="ro2">
          <table:table-cell table:style-name="ce1" office:value-type="float" office:value="94888">
            <text:p>94888</text:p>
          </table:table-cell>
          <table:table-cell table:style-name="ce2" office:value-type="string">
            <text:p>MORICHAL</text:p>
          </table:table-cell>
          <table:table-cell table:style-name="ce1" office:value-type="string">
            <text:p>Guainía</text:p>
          </table:table-cell>
          <table:table-cell table:formula="of:=LOWER([.B594])" office:value-type="string" office:string-value="morichal">
            <text:p>morichal</text:p>
          </table:table-cell>
          <table:table-cell table:formula="of:=PROPER([.D594])" office:value-type="string" office:string-value="Morichal">
            <text:p>Morichal</text:p>
          </table:table-cell>
          <table:table-cell table:formula="of:=LEN([.A594])" office:value-type="float" office:value="5">
            <text:p>5</text:p>
          </table:table-cell>
          <table:table-cell table:formula="of:=IF([.F594]=5;[.A594];CONCATENATE(&quot;0&quot;;[.A594]))" office:value-type="float" office:value="94888">
            <text:p>94888</text:p>
          </table:table-cell>
          <table:table-cell office:value-type="float" office:value="94888">
            <text:p>94888</text:p>
          </table:table-cell>
          <table:table-cell office:value-type="string">
            <text:p>Morichal</text:p>
          </table:table-cell>
          <table:table-cell table:formula="of:=(CONCATENATE(&quot;insert into `Ciudad`(`Nombre`,`Codigo`) values('&quot;;[.I594];&quot;','&quot;;[.H594];&quot;');&quot;))" office:value-type="string" office:string-value="insert into `Ciudad`(`Nombre`,`Codigo`) values('Morichal','94888');">
            <text:p>insert into `Ciudad`(`Nombre`,`Codigo`) values('Morichal','94888');</text:p>
          </table:table-cell>
          <table:table-cell table:formula="of:=CONCATENATE(&quot;new Ciudad{Codigo=&quot;&quot;&quot;;[.H594];&quot;&quot;&quot;,Nombre=&quot;&quot;&quot;;[.I594];&quot;&quot;&quot;},&quot;)" office:value-type="string" office:string-value="new Ciudad{Codigo=&quot;94888&quot;,Nombre=&quot;Morichal&quot;},">
            <text:p>new Ciudad{Codigo="94888",Nombre="Morichal"},</text:p>
          </table:table-cell>
          <table:table-cell table:formula="of:=LEN([.B594])" office:value-type="float" office:value="8">
            <text:p>8</text:p>
          </table:table-cell>
        </table:table-row>
        <table:table-row table:style-name="ro2">
          <table:table-cell table:style-name="ce1" office:value-type="float" office:value="70473">
            <text:p>70473</text:p>
          </table:table-cell>
          <table:table-cell table:style-name="ce2" office:value-type="string">
            <text:p>MORROA</text:p>
          </table:table-cell>
          <table:table-cell table:style-name="ce1" office:value-type="string">
            <text:p>Sucre</text:p>
          </table:table-cell>
          <table:table-cell table:formula="of:=LOWER([.B595])" office:value-type="string" office:string-value="morroa">
            <text:p>morroa</text:p>
          </table:table-cell>
          <table:table-cell table:formula="of:=PROPER([.D595])" office:value-type="string" office:string-value="Morroa">
            <text:p>Morroa</text:p>
          </table:table-cell>
          <table:table-cell table:formula="of:=LEN([.A595])" office:value-type="float" office:value="5">
            <text:p>5</text:p>
          </table:table-cell>
          <table:table-cell table:formula="of:=IF([.F595]=5;[.A595];CONCATENATE(&quot;0&quot;;[.A595]))" office:value-type="float" office:value="70473">
            <text:p>70473</text:p>
          </table:table-cell>
          <table:table-cell office:value-type="float" office:value="70473">
            <text:p>70473</text:p>
          </table:table-cell>
          <table:table-cell office:value-type="string">
            <text:p>Morroa</text:p>
          </table:table-cell>
          <table:table-cell table:formula="of:=(CONCATENATE(&quot;insert into `Ciudad`(`Nombre`,`Codigo`) values('&quot;;[.I595];&quot;','&quot;;[.H595];&quot;');&quot;))" office:value-type="string" office:string-value="insert into `Ciudad`(`Nombre`,`Codigo`) values('Morroa','70473');">
            <text:p>insert into `Ciudad`(`Nombre`,`Codigo`) values('Morroa','70473');</text:p>
          </table:table-cell>
          <table:table-cell table:formula="of:=CONCATENATE(&quot;new Ciudad{Codigo=&quot;&quot;&quot;;[.H595];&quot;&quot;&quot;,Nombre=&quot;&quot;&quot;;[.I595];&quot;&quot;&quot;},&quot;)" office:value-type="string" office:string-value="new Ciudad{Codigo=&quot;70473&quot;,Nombre=&quot;Morroa&quot;},">
            <text:p>new Ciudad{Codigo="70473",Nombre="Morroa"},</text:p>
          </table:table-cell>
          <table:table-cell table:formula="of:=LEN([.B595])" office:value-type="float" office:value="6">
            <text:p>6</text:p>
          </table:table-cell>
        </table:table-row>
        <table:table-row table:style-name="ro2">
          <table:table-cell table:style-name="ce1" office:value-type="float" office:value="25473">
            <text:p>25473</text:p>
          </table:table-cell>
          <table:table-cell table:style-name="ce2" office:value-type="string">
            <text:p>MOSQUERA</text:p>
          </table:table-cell>
          <table:table-cell table:style-name="ce1" office:value-type="string">
            <text:p>Cundinamarca</text:p>
          </table:table-cell>
          <table:table-cell table:formula="of:=LOWER([.B596])" office:value-type="string" office:string-value="mosquera">
            <text:p>mosquera</text:p>
          </table:table-cell>
          <table:table-cell table:formula="of:=PROPER([.D596])" office:value-type="string" office:string-value="Mosquera">
            <text:p>Mosquera</text:p>
          </table:table-cell>
          <table:table-cell table:formula="of:=LEN([.A596])" office:value-type="float" office:value="5">
            <text:p>5</text:p>
          </table:table-cell>
          <table:table-cell table:formula="of:=IF([.F596]=5;[.A596];CONCATENATE(&quot;0&quot;;[.A596]))" office:value-type="float" office:value="25473">
            <text:p>25473</text:p>
          </table:table-cell>
          <table:table-cell office:value-type="float" office:value="25473">
            <text:p>25473</text:p>
          </table:table-cell>
          <table:table-cell office:value-type="string">
            <text:p>Mosquera</text:p>
          </table:table-cell>
          <table:table-cell table:formula="of:=(CONCATENATE(&quot;insert into `Ciudad`(`Nombre`,`Codigo`) values('&quot;;[.I596];&quot;','&quot;;[.H596];&quot;');&quot;))" office:value-type="string" office:string-value="insert into `Ciudad`(`Nombre`,`Codigo`) values('Mosquera','25473');">
            <text:p>insert into `Ciudad`(`Nombre`,`Codigo`) values('Mosquera','25473');</text:p>
          </table:table-cell>
          <table:table-cell table:formula="of:=CONCATENATE(&quot;new Ciudad{Codigo=&quot;&quot;&quot;;[.H596];&quot;&quot;&quot;,Nombre=&quot;&quot;&quot;;[.I596];&quot;&quot;&quot;},&quot;)" office:value-type="string" office:string-value="new Ciudad{Codigo=&quot;25473&quot;,Nombre=&quot;Mosquera&quot;},">
            <text:p>new Ciudad{Codigo="25473",Nombre="Mosquera"},</text:p>
          </table:table-cell>
          <table:table-cell table:formula="of:=LEN([.B596])" office:value-type="float" office:value="8">
            <text:p>8</text:p>
          </table:table-cell>
        </table:table-row>
        <table:table-row table:style-name="ro2">
          <table:table-cell table:style-name="ce1" office:value-type="float" office:value="52473">
            <text:p>52473</text:p>
          </table:table-cell>
          <table:table-cell table:style-name="ce2" office:value-type="string">
            <text:p>MOSQUERA</text:p>
          </table:table-cell>
          <table:table-cell table:style-name="ce1" office:value-type="string">
            <text:p>Nariño</text:p>
          </table:table-cell>
          <table:table-cell table:formula="of:=LOWER([.B597])" office:value-type="string" office:string-value="mosquera">
            <text:p>mosquera</text:p>
          </table:table-cell>
          <table:table-cell table:formula="of:=PROPER([.D597])" office:value-type="string" office:string-value="Mosquera">
            <text:p>Mosquera</text:p>
          </table:table-cell>
          <table:table-cell table:formula="of:=LEN([.A597])" office:value-type="float" office:value="5">
            <text:p>5</text:p>
          </table:table-cell>
          <table:table-cell table:formula="of:=IF([.F597]=5;[.A597];CONCATENATE(&quot;0&quot;;[.A597]))" office:value-type="float" office:value="52473">
            <text:p>52473</text:p>
          </table:table-cell>
          <table:table-cell office:value-type="float" office:value="52473">
            <text:p>52473</text:p>
          </table:table-cell>
          <table:table-cell office:value-type="string">
            <text:p>Mosquera</text:p>
          </table:table-cell>
          <table:table-cell table:formula="of:=(CONCATENATE(&quot;insert into `Ciudad`(`Nombre`,`Codigo`) values('&quot;;[.I597];&quot;','&quot;;[.H597];&quot;');&quot;))" office:value-type="string" office:string-value="insert into `Ciudad`(`Nombre`,`Codigo`) values('Mosquera','52473');">
            <text:p>insert into `Ciudad`(`Nombre`,`Codigo`) values('Mosquera','52473');</text:p>
          </table:table-cell>
          <table:table-cell table:formula="of:=CONCATENATE(&quot;new Ciudad{Codigo=&quot;&quot;&quot;;[.H597];&quot;&quot;&quot;,Nombre=&quot;&quot;&quot;;[.I597];&quot;&quot;&quot;},&quot;)" office:value-type="string" office:string-value="new Ciudad{Codigo=&quot;52473&quot;,Nombre=&quot;Mosquera&quot;},">
            <text:p>new Ciudad{Codigo="52473",Nombre="Mosquera"},</text:p>
          </table:table-cell>
          <table:table-cell table:formula="of:=LEN([.B597])" office:value-type="float" office:value="8">
            <text:p>8</text:p>
          </table:table-cell>
        </table:table-row>
        <table:table-row table:style-name="ro2">
          <table:table-cell table:style-name="ce1" office:value-type="float" office:value="15476">
            <text:p>15476</text:p>
          </table:table-cell>
          <table:table-cell table:style-name="ce2" office:value-type="string">
            <text:p>MOTAVITA</text:p>
          </table:table-cell>
          <table:table-cell table:style-name="ce1" office:value-type="string">
            <text:p>Boyacá</text:p>
          </table:table-cell>
          <table:table-cell table:formula="of:=LOWER([.B598])" office:value-type="string" office:string-value="motavita">
            <text:p>motavita</text:p>
          </table:table-cell>
          <table:table-cell table:formula="of:=PROPER([.D598])" office:value-type="string" office:string-value="Motavita">
            <text:p>Motavita</text:p>
          </table:table-cell>
          <table:table-cell table:formula="of:=LEN([.A598])" office:value-type="float" office:value="5">
            <text:p>5</text:p>
          </table:table-cell>
          <table:table-cell table:formula="of:=IF([.F598]=5;[.A598];CONCATENATE(&quot;0&quot;;[.A598]))" office:value-type="float" office:value="15476">
            <text:p>15476</text:p>
          </table:table-cell>
          <table:table-cell office:value-type="float" office:value="15476">
            <text:p>15476</text:p>
          </table:table-cell>
          <table:table-cell office:value-type="string">
            <text:p>Motavita</text:p>
          </table:table-cell>
          <table:table-cell table:formula="of:=(CONCATENATE(&quot;insert into `Ciudad`(`Nombre`,`Codigo`) values('&quot;;[.I598];&quot;','&quot;;[.H598];&quot;');&quot;))" office:value-type="string" office:string-value="insert into `Ciudad`(`Nombre`,`Codigo`) values('Motavita','15476');">
            <text:p>insert into `Ciudad`(`Nombre`,`Codigo`) values('Motavita','15476');</text:p>
          </table:table-cell>
          <table:table-cell table:formula="of:=CONCATENATE(&quot;new Ciudad{Codigo=&quot;&quot;&quot;;[.H598];&quot;&quot;&quot;,Nombre=&quot;&quot;&quot;;[.I598];&quot;&quot;&quot;},&quot;)" office:value-type="string" office:string-value="new Ciudad{Codigo=&quot;15476&quot;,Nombre=&quot;Motavita&quot;},">
            <text:p>new Ciudad{Codigo="15476",Nombre="Motavita"},</text:p>
          </table:table-cell>
          <table:table-cell table:formula="of:=LEN([.B598])" office:value-type="float" office:value="8">
            <text:p>8</text:p>
          </table:table-cell>
        </table:table-row>
        <table:table-row table:style-name="ro2">
          <table:table-cell table:style-name="ce1" office:value-type="float" office:value="73461">
            <text:p>73461</text:p>
          </table:table-cell>
          <table:table-cell table:style-name="ce2" office:value-type="string">
            <text:p>MURILLO</text:p>
          </table:table-cell>
          <table:table-cell table:style-name="ce1" office:value-type="string">
            <text:p>Tolima</text:p>
          </table:table-cell>
          <table:table-cell table:formula="of:=LOWER([.B599])" office:value-type="string" office:string-value="murillo">
            <text:p>murillo</text:p>
          </table:table-cell>
          <table:table-cell table:formula="of:=PROPER([.D599])" office:value-type="string" office:string-value="Murillo">
            <text:p>Murillo</text:p>
          </table:table-cell>
          <table:table-cell table:formula="of:=LEN([.A599])" office:value-type="float" office:value="5">
            <text:p>5</text:p>
          </table:table-cell>
          <table:table-cell table:formula="of:=IF([.F599]=5;[.A599];CONCATENATE(&quot;0&quot;;[.A599]))" office:value-type="float" office:value="73461">
            <text:p>73461</text:p>
          </table:table-cell>
          <table:table-cell office:value-type="float" office:value="73461">
            <text:p>73461</text:p>
          </table:table-cell>
          <table:table-cell office:value-type="string">
            <text:p>Murillo</text:p>
          </table:table-cell>
          <table:table-cell table:formula="of:=(CONCATENATE(&quot;insert into `Ciudad`(`Nombre`,`Codigo`) values('&quot;;[.I599];&quot;','&quot;;[.H599];&quot;');&quot;))" office:value-type="string" office:string-value="insert into `Ciudad`(`Nombre`,`Codigo`) values('Murillo','73461');">
            <text:p>insert into `Ciudad`(`Nombre`,`Codigo`) values('Murillo','73461');</text:p>
          </table:table-cell>
          <table:table-cell table:formula="of:=CONCATENATE(&quot;new Ciudad{Codigo=&quot;&quot;&quot;;[.H599];&quot;&quot;&quot;,Nombre=&quot;&quot;&quot;;[.I599];&quot;&quot;&quot;},&quot;)" office:value-type="string" office:string-value="new Ciudad{Codigo=&quot;73461&quot;,Nombre=&quot;Murillo&quot;},">
            <text:p>new Ciudad{Codigo="73461",Nombre="Murillo"},</text:p>
          </table:table-cell>
          <table:table-cell table:formula="of:=LEN([.B599])" office:value-type="float" office:value="7">
            <text:p>7</text:p>
          </table:table-cell>
        </table:table-row>
        <table:table-row table:style-name="ro2">
          <table:table-cell table:style-name="ce1" office:value-type="float" office:value="5475">
            <text:p>5475</text:p>
          </table:table-cell>
          <table:table-cell table:style-name="ce2" office:value-type="string">
            <text:p>MURINDÓ</text:p>
          </table:table-cell>
          <table:table-cell table:style-name="ce1" office:value-type="string">
            <text:p>Antioquia</text:p>
          </table:table-cell>
          <table:table-cell table:formula="of:=LOWER([.B600])" office:value-type="string" office:string-value="murindó">
            <text:p>murindó</text:p>
          </table:table-cell>
          <table:table-cell table:formula="of:=PROPER([.D600])" office:value-type="string" office:string-value="Murindó">
            <text:p>Murindó</text:p>
          </table:table-cell>
          <table:table-cell table:formula="of:=LEN([.A600])" office:value-type="float" office:value="4">
            <text:p>4</text:p>
          </table:table-cell>
          <table:table-cell table:formula="of:=IF([.F600]=5;[.A600];CONCATENATE(&quot;0&quot;;[.A600]))" office:value-type="string" office:string-value="05475">
            <text:p>05475</text:p>
          </table:table-cell>
          <table:table-cell office:value-type="string">
            <text:p>05475</text:p>
          </table:table-cell>
          <table:table-cell office:value-type="string">
            <text:p>Murindó</text:p>
          </table:table-cell>
          <table:table-cell table:formula="of:=(CONCATENATE(&quot;insert into `Ciudad`(`Nombre`,`Codigo`) values('&quot;;[.I600];&quot;','&quot;;[.H600];&quot;');&quot;))" office:value-type="string" office:string-value="insert into `Ciudad`(`Nombre`,`Codigo`) values('Murindó','05475');">
            <text:p>insert into `Ciudad`(`Nombre`,`Codigo`) values('Murindó','05475');</text:p>
          </table:table-cell>
          <table:table-cell table:formula="of:=CONCATENATE(&quot;new Ciudad{Codigo=&quot;&quot;&quot;;[.H600];&quot;&quot;&quot;,Nombre=&quot;&quot;&quot;;[.I600];&quot;&quot;&quot;},&quot;)" office:value-type="string" office:string-value="new Ciudad{Codigo=&quot;05475&quot;,Nombre=&quot;Murindó&quot;},">
            <text:p>new Ciudad{Codigo="05475",Nombre="Murindó"},</text:p>
          </table:table-cell>
          <table:table-cell table:formula="of:=LEN([.B600])" office:value-type="float" office:value="7">
            <text:p>7</text:p>
          </table:table-cell>
        </table:table-row>
        <table:table-row table:style-name="ro2">
          <table:table-cell table:style-name="ce1" office:value-type="float" office:value="5480">
            <text:p>5480</text:p>
          </table:table-cell>
          <table:table-cell table:style-name="ce2" office:value-type="string">
            <text:p>MUTATÁ</text:p>
          </table:table-cell>
          <table:table-cell table:style-name="ce1" office:value-type="string">
            <text:p>Antioquia</text:p>
          </table:table-cell>
          <table:table-cell table:formula="of:=LOWER([.B601])" office:value-type="string" office:string-value="mutatá">
            <text:p>mutatá</text:p>
          </table:table-cell>
          <table:table-cell table:formula="of:=PROPER([.D601])" office:value-type="string" office:string-value="Mutatá">
            <text:p>Mutatá</text:p>
          </table:table-cell>
          <table:table-cell table:formula="of:=LEN([.A601])" office:value-type="float" office:value="4">
            <text:p>4</text:p>
          </table:table-cell>
          <table:table-cell table:formula="of:=IF([.F601]=5;[.A601];CONCATENATE(&quot;0&quot;;[.A601]))" office:value-type="string" office:string-value="05480">
            <text:p>05480</text:p>
          </table:table-cell>
          <table:table-cell office:value-type="string">
            <text:p>05480</text:p>
          </table:table-cell>
          <table:table-cell office:value-type="string">
            <text:p>Mutatá</text:p>
          </table:table-cell>
          <table:table-cell table:formula="of:=(CONCATENATE(&quot;insert into `Ciudad`(`Nombre`,`Codigo`) values('&quot;;[.I601];&quot;','&quot;;[.H601];&quot;');&quot;))" office:value-type="string" office:string-value="insert into `Ciudad`(`Nombre`,`Codigo`) values('Mutatá','05480');">
            <text:p>insert into `Ciudad`(`Nombre`,`Codigo`) values('Mutatá','05480');</text:p>
          </table:table-cell>
          <table:table-cell table:formula="of:=CONCATENATE(&quot;new Ciudad{Codigo=&quot;&quot;&quot;;[.H601];&quot;&quot;&quot;,Nombre=&quot;&quot;&quot;;[.I601];&quot;&quot;&quot;},&quot;)" office:value-type="string" office:string-value="new Ciudad{Codigo=&quot;05480&quot;,Nombre=&quot;Mutatá&quot;},">
            <text:p>new Ciudad{Codigo="05480",Nombre="Mutatá"},</text:p>
          </table:table-cell>
          <table:table-cell table:formula="of:=LEN([.B601])" office:value-type="float" office:value="6">
            <text:p>6</text:p>
          </table:table-cell>
        </table:table-row>
        <table:table-row table:style-name="ro2">
          <table:table-cell table:style-name="ce1" office:value-type="float" office:value="54480">
            <text:p>54480</text:p>
          </table:table-cell>
          <table:table-cell table:style-name="ce2" office:value-type="string">
            <text:p>MUTISCUA</text:p>
          </table:table-cell>
          <table:table-cell table:style-name="ce1" office:value-type="string">
            <text:p>Norte de Santander</text:p>
          </table:table-cell>
          <table:table-cell table:formula="of:=LOWER([.B602])" office:value-type="string" office:string-value="mutiscua">
            <text:p>mutiscua</text:p>
          </table:table-cell>
          <table:table-cell table:formula="of:=PROPER([.D602])" office:value-type="string" office:string-value="Mutiscua">
            <text:p>Mutiscua</text:p>
          </table:table-cell>
          <table:table-cell table:formula="of:=LEN([.A602])" office:value-type="float" office:value="5">
            <text:p>5</text:p>
          </table:table-cell>
          <table:table-cell table:formula="of:=IF([.F602]=5;[.A602];CONCATENATE(&quot;0&quot;;[.A602]))" office:value-type="float" office:value="54480">
            <text:p>54480</text:p>
          </table:table-cell>
          <table:table-cell office:value-type="float" office:value="54480">
            <text:p>54480</text:p>
          </table:table-cell>
          <table:table-cell office:value-type="string">
            <text:p>Mutiscua</text:p>
          </table:table-cell>
          <table:table-cell table:formula="of:=(CONCATENATE(&quot;insert into `Ciudad`(`Nombre`,`Codigo`) values('&quot;;[.I602];&quot;','&quot;;[.H602];&quot;');&quot;))" office:value-type="string" office:string-value="insert into `Ciudad`(`Nombre`,`Codigo`) values('Mutiscua','54480');">
            <text:p>insert into `Ciudad`(`Nombre`,`Codigo`) values('Mutiscua','54480');</text:p>
          </table:table-cell>
          <table:table-cell table:formula="of:=CONCATENATE(&quot;new Ciudad{Codigo=&quot;&quot;&quot;;[.H602];&quot;&quot;&quot;,Nombre=&quot;&quot;&quot;;[.I602];&quot;&quot;&quot;},&quot;)" office:value-type="string" office:string-value="new Ciudad{Codigo=&quot;54480&quot;,Nombre=&quot;Mutiscua&quot;},">
            <text:p>new Ciudad{Codigo="54480",Nombre="Mutiscua"},</text:p>
          </table:table-cell>
          <table:table-cell table:formula="of:=LEN([.B602])" office:value-type="float" office:value="8">
            <text:p>8</text:p>
          </table:table-cell>
        </table:table-row>
        <table:table-row table:style-name="ro2">
          <table:table-cell table:style-name="ce1" office:value-type="float" office:value="15480">
            <text:p>15480</text:p>
          </table:table-cell>
          <table:table-cell table:style-name="ce2" office:value-type="string">
            <text:p>MUZO</text:p>
          </table:table-cell>
          <table:table-cell table:style-name="ce1" office:value-type="string">
            <text:p>Boyacá</text:p>
          </table:table-cell>
          <table:table-cell table:formula="of:=LOWER([.B603])" office:value-type="string" office:string-value="muzo">
            <text:p>muzo</text:p>
          </table:table-cell>
          <table:table-cell table:formula="of:=PROPER([.D603])" office:value-type="string" office:string-value="Muzo">
            <text:p>Muzo</text:p>
          </table:table-cell>
          <table:table-cell table:formula="of:=LEN([.A603])" office:value-type="float" office:value="5">
            <text:p>5</text:p>
          </table:table-cell>
          <table:table-cell table:formula="of:=IF([.F603]=5;[.A603];CONCATENATE(&quot;0&quot;;[.A603]))" office:value-type="float" office:value="15480">
            <text:p>15480</text:p>
          </table:table-cell>
          <table:table-cell office:value-type="float" office:value="15480">
            <text:p>15480</text:p>
          </table:table-cell>
          <table:table-cell office:value-type="string">
            <text:p>Muzo</text:p>
          </table:table-cell>
          <table:table-cell table:formula="of:=(CONCATENATE(&quot;insert into `Ciudad`(`Nombre`,`Codigo`) values('&quot;;[.I603];&quot;','&quot;;[.H603];&quot;');&quot;))" office:value-type="string" office:string-value="insert into `Ciudad`(`Nombre`,`Codigo`) values('Muzo','15480');">
            <text:p>insert into `Ciudad`(`Nombre`,`Codigo`) values('Muzo','15480');</text:p>
          </table:table-cell>
          <table:table-cell table:formula="of:=CONCATENATE(&quot;new Ciudad{Codigo=&quot;&quot;&quot;;[.H603];&quot;&quot;&quot;,Nombre=&quot;&quot;&quot;;[.I603];&quot;&quot;&quot;},&quot;)" office:value-type="string" office:string-value="new Ciudad{Codigo=&quot;15480&quot;,Nombre=&quot;Muzo&quot;},">
            <text:p>new Ciudad{Codigo="15480",Nombre="Muzo"},</text:p>
          </table:table-cell>
          <table:table-cell table:formula="of:=LEN([.B603])" office:value-type="float" office:value="4">
            <text:p>4</text:p>
          </table:table-cell>
        </table:table-row>
        <table:table-row table:style-name="ro2">
          <table:table-cell table:style-name="ce1" office:value-type="float" office:value="5483">
            <text:p>5483</text:p>
          </table:table-cell>
          <table:table-cell table:style-name="ce2" office:value-type="string">
            <text:p>NARIÑO</text:p>
          </table:table-cell>
          <table:table-cell table:style-name="ce1" office:value-type="string">
            <text:p>Antioquia</text:p>
          </table:table-cell>
          <table:table-cell table:formula="of:=LOWER([.B604])" office:value-type="string" office:string-value="nariño">
            <text:p>nariño</text:p>
          </table:table-cell>
          <table:table-cell table:formula="of:=PROPER([.D604])" office:value-type="string" office:string-value="Nariño">
            <text:p>Nariño</text:p>
          </table:table-cell>
          <table:table-cell table:formula="of:=LEN([.A604])" office:value-type="float" office:value="4">
            <text:p>4</text:p>
          </table:table-cell>
          <table:table-cell table:formula="of:=IF([.F604]=5;[.A604];CONCATENATE(&quot;0&quot;;[.A604]))" office:value-type="string" office:string-value="05483">
            <text:p>05483</text:p>
          </table:table-cell>
          <table:table-cell office:value-type="string">
            <text:p>05483</text:p>
          </table:table-cell>
          <table:table-cell office:value-type="string">
            <text:p>Nariño</text:p>
          </table:table-cell>
          <table:table-cell table:formula="of:=(CONCATENATE(&quot;insert into `Ciudad`(`Nombre`,`Codigo`) values('&quot;;[.I604];&quot;','&quot;;[.H604];&quot;');&quot;))" office:value-type="string" office:string-value="insert into `Ciudad`(`Nombre`,`Codigo`) values('Nariño','05483');">
            <text:p>insert into `Ciudad`(`Nombre`,`Codigo`) values('Nariño','05483');</text:p>
          </table:table-cell>
          <table:table-cell table:formula="of:=CONCATENATE(&quot;new Ciudad{Codigo=&quot;&quot;&quot;;[.H604];&quot;&quot;&quot;,Nombre=&quot;&quot;&quot;;[.I604];&quot;&quot;&quot;},&quot;)" office:value-type="string" office:string-value="new Ciudad{Codigo=&quot;05483&quot;,Nombre=&quot;Nariño&quot;},">
            <text:p>new Ciudad{Codigo="05483",Nombre="Nariño"},</text:p>
          </table:table-cell>
          <table:table-cell table:formula="of:=LEN([.B604])" office:value-type="float" office:value="6">
            <text:p>6</text:p>
          </table:table-cell>
        </table:table-row>
        <table:table-row table:style-name="ro2">
          <table:table-cell table:style-name="ce1" office:value-type="float" office:value="25483">
            <text:p>25483</text:p>
          </table:table-cell>
          <table:table-cell table:style-name="ce2" office:value-type="string">
            <text:p>NARIÑO</text:p>
          </table:table-cell>
          <table:table-cell table:style-name="ce1" office:value-type="string">
            <text:p>Cundinamarca</text:p>
          </table:table-cell>
          <table:table-cell table:formula="of:=LOWER([.B605])" office:value-type="string" office:string-value="nariño">
            <text:p>nariño</text:p>
          </table:table-cell>
          <table:table-cell table:formula="of:=PROPER([.D605])" office:value-type="string" office:string-value="Nariño">
            <text:p>Nariño</text:p>
          </table:table-cell>
          <table:table-cell table:formula="of:=LEN([.A605])" office:value-type="float" office:value="5">
            <text:p>5</text:p>
          </table:table-cell>
          <table:table-cell table:formula="of:=IF([.F605]=5;[.A605];CONCATENATE(&quot;0&quot;;[.A605]))" office:value-type="float" office:value="25483">
            <text:p>25483</text:p>
          </table:table-cell>
          <table:table-cell office:value-type="float" office:value="25483">
            <text:p>25483</text:p>
          </table:table-cell>
          <table:table-cell office:value-type="string">
            <text:p>Nariño</text:p>
          </table:table-cell>
          <table:table-cell table:formula="of:=(CONCATENATE(&quot;insert into `Ciudad`(`Nombre`,`Codigo`) values('&quot;;[.I605];&quot;','&quot;;[.H605];&quot;');&quot;))" office:value-type="string" office:string-value="insert into `Ciudad`(`Nombre`,`Codigo`) values('Nariño','25483');">
            <text:p>insert into `Ciudad`(`Nombre`,`Codigo`) values('Nariño','25483');</text:p>
          </table:table-cell>
          <table:table-cell table:formula="of:=CONCATENATE(&quot;new Ciudad{Codigo=&quot;&quot;&quot;;[.H605];&quot;&quot;&quot;,Nombre=&quot;&quot;&quot;;[.I605];&quot;&quot;&quot;},&quot;)" office:value-type="string" office:string-value="new Ciudad{Codigo=&quot;25483&quot;,Nombre=&quot;Nariño&quot;},">
            <text:p>new Ciudad{Codigo="25483",Nombre="Nariño"},</text:p>
          </table:table-cell>
          <table:table-cell table:formula="of:=LEN([.B605])" office:value-type="float" office:value="6">
            <text:p>6</text:p>
          </table:table-cell>
        </table:table-row>
        <table:table-row table:style-name="ro2">
          <table:table-cell table:style-name="ce1" office:value-type="float" office:value="52480">
            <text:p>52480</text:p>
          </table:table-cell>
          <table:table-cell table:style-name="ce2" office:value-type="string">
            <text:p>NARIÑO</text:p>
          </table:table-cell>
          <table:table-cell table:style-name="ce1" office:value-type="string">
            <text:p>Nariño</text:p>
          </table:table-cell>
          <table:table-cell table:formula="of:=LOWER([.B606])" office:value-type="string" office:string-value="nariño">
            <text:p>nariño</text:p>
          </table:table-cell>
          <table:table-cell table:formula="of:=PROPER([.D606])" office:value-type="string" office:string-value="Nariño">
            <text:p>Nariño</text:p>
          </table:table-cell>
          <table:table-cell table:formula="of:=LEN([.A606])" office:value-type="float" office:value="5">
            <text:p>5</text:p>
          </table:table-cell>
          <table:table-cell table:formula="of:=IF([.F606]=5;[.A606];CONCATENATE(&quot;0&quot;;[.A606]))" office:value-type="float" office:value="52480">
            <text:p>52480</text:p>
          </table:table-cell>
          <table:table-cell office:value-type="float" office:value="52480">
            <text:p>52480</text:p>
          </table:table-cell>
          <table:table-cell office:value-type="string">
            <text:p>Nariño</text:p>
          </table:table-cell>
          <table:table-cell table:formula="of:=(CONCATENATE(&quot;insert into `Ciudad`(`Nombre`,`Codigo`) values('&quot;;[.I606];&quot;','&quot;;[.H606];&quot;');&quot;))" office:value-type="string" office:string-value="insert into `Ciudad`(`Nombre`,`Codigo`) values('Nariño','52480');">
            <text:p>insert into `Ciudad`(`Nombre`,`Codigo`) values('Nariño','52480');</text:p>
          </table:table-cell>
          <table:table-cell table:formula="of:=CONCATENATE(&quot;new Ciudad{Codigo=&quot;&quot;&quot;;[.H606];&quot;&quot;&quot;,Nombre=&quot;&quot;&quot;;[.I606];&quot;&quot;&quot;},&quot;)" office:value-type="string" office:string-value="new Ciudad{Codigo=&quot;52480&quot;,Nombre=&quot;Nariño&quot;},">
            <text:p>new Ciudad{Codigo="52480",Nombre="Nariño"},</text:p>
          </table:table-cell>
          <table:table-cell table:formula="of:=LEN([.B606])" office:value-type="float" office:value="6">
            <text:p>6</text:p>
          </table:table-cell>
        </table:table-row>
        <table:table-row table:style-name="ro2">
          <table:table-cell table:style-name="ce1" office:value-type="float" office:value="41483">
            <text:p>41483</text:p>
          </table:table-cell>
          <table:table-cell table:style-name="ce2" office:value-type="string">
            <text:p>NÁTAGA</text:p>
          </table:table-cell>
          <table:table-cell table:style-name="ce1" office:value-type="string">
            <text:p>Huila</text:p>
          </table:table-cell>
          <table:table-cell table:formula="of:=LOWER([.B607])" office:value-type="string" office:string-value="nátaga">
            <text:p>nátaga</text:p>
          </table:table-cell>
          <table:table-cell table:formula="of:=PROPER([.D607])" office:value-type="string" office:string-value="Nátaga">
            <text:p>Nátaga</text:p>
          </table:table-cell>
          <table:table-cell table:formula="of:=LEN([.A607])" office:value-type="float" office:value="5">
            <text:p>5</text:p>
          </table:table-cell>
          <table:table-cell table:formula="of:=IF([.F607]=5;[.A607];CONCATENATE(&quot;0&quot;;[.A607]))" office:value-type="float" office:value="41483">
            <text:p>41483</text:p>
          </table:table-cell>
          <table:table-cell office:value-type="float" office:value="41483">
            <text:p>41483</text:p>
          </table:table-cell>
          <table:table-cell office:value-type="string">
            <text:p>Nátaga</text:p>
          </table:table-cell>
          <table:table-cell table:formula="of:=(CONCATENATE(&quot;insert into `Ciudad`(`Nombre`,`Codigo`) values('&quot;;[.I607];&quot;','&quot;;[.H607];&quot;');&quot;))" office:value-type="string" office:string-value="insert into `Ciudad`(`Nombre`,`Codigo`) values('Nátaga','41483');">
            <text:p>insert into `Ciudad`(`Nombre`,`Codigo`) values('Nátaga','41483');</text:p>
          </table:table-cell>
          <table:table-cell table:formula="of:=CONCATENATE(&quot;new Ciudad{Codigo=&quot;&quot;&quot;;[.H607];&quot;&quot;&quot;,Nombre=&quot;&quot;&quot;;[.I607];&quot;&quot;&quot;},&quot;)" office:value-type="string" office:string-value="new Ciudad{Codigo=&quot;41483&quot;,Nombre=&quot;Nátaga&quot;},">
            <text:p>new Ciudad{Codigo="41483",Nombre="Nátaga"},</text:p>
          </table:table-cell>
          <table:table-cell table:formula="of:=LEN([.B607])" office:value-type="float" office:value="6">
            <text:p>6</text:p>
          </table:table-cell>
        </table:table-row>
        <table:table-row table:style-name="ro2">
          <table:table-cell table:style-name="ce1" office:value-type="float" office:value="73483">
            <text:p>73483</text:p>
          </table:table-cell>
          <table:table-cell table:style-name="ce2" office:value-type="string">
            <text:p>NATAGAIMA</text:p>
          </table:table-cell>
          <table:table-cell table:style-name="ce1" office:value-type="string">
            <text:p>Tolima</text:p>
          </table:table-cell>
          <table:table-cell table:formula="of:=LOWER([.B608])" office:value-type="string" office:string-value="natagaima">
            <text:p>natagaima</text:p>
          </table:table-cell>
          <table:table-cell table:formula="of:=PROPER([.D608])" office:value-type="string" office:string-value="Natagaima">
            <text:p>Natagaima</text:p>
          </table:table-cell>
          <table:table-cell table:formula="of:=LEN([.A608])" office:value-type="float" office:value="5">
            <text:p>5</text:p>
          </table:table-cell>
          <table:table-cell table:formula="of:=IF([.F608]=5;[.A608];CONCATENATE(&quot;0&quot;;[.A608]))" office:value-type="float" office:value="73483">
            <text:p>73483</text:p>
          </table:table-cell>
          <table:table-cell office:value-type="float" office:value="73483">
            <text:p>73483</text:p>
          </table:table-cell>
          <table:table-cell office:value-type="string">
            <text:p>Natagaima</text:p>
          </table:table-cell>
          <table:table-cell table:formula="of:=(CONCATENATE(&quot;insert into `Ciudad`(`Nombre`,`Codigo`) values('&quot;;[.I608];&quot;','&quot;;[.H608];&quot;');&quot;))" office:value-type="string" office:string-value="insert into `Ciudad`(`Nombre`,`Codigo`) values('Natagaima','73483');">
            <text:p>insert into `Ciudad`(`Nombre`,`Codigo`) values('Natagaima','73483');</text:p>
          </table:table-cell>
          <table:table-cell table:formula="of:=CONCATENATE(&quot;new Ciudad{Codigo=&quot;&quot;&quot;;[.H608];&quot;&quot;&quot;,Nombre=&quot;&quot;&quot;;[.I608];&quot;&quot;&quot;},&quot;)" office:value-type="string" office:string-value="new Ciudad{Codigo=&quot;73483&quot;,Nombre=&quot;Natagaima&quot;},">
            <text:p>new Ciudad{Codigo="73483",Nombre="Natagaima"},</text:p>
          </table:table-cell>
          <table:table-cell table:formula="of:=LEN([.B608])" office:value-type="float" office:value="9">
            <text:p>9</text:p>
          </table:table-cell>
        </table:table-row>
        <table:table-row table:style-name="ro2">
          <table:table-cell table:style-name="ce1" office:value-type="float" office:value="5495">
            <text:p>5495</text:p>
          </table:table-cell>
          <table:table-cell table:style-name="ce2" office:value-type="string">
            <text:p>NECHÍ</text:p>
          </table:table-cell>
          <table:table-cell table:style-name="ce1" office:value-type="string">
            <text:p>Antioquia</text:p>
          </table:table-cell>
          <table:table-cell table:formula="of:=LOWER([.B609])" office:value-type="string" office:string-value="nechí">
            <text:p>nechí</text:p>
          </table:table-cell>
          <table:table-cell table:formula="of:=PROPER([.D609])" office:value-type="string" office:string-value="Nechí">
            <text:p>Nechí</text:p>
          </table:table-cell>
          <table:table-cell table:formula="of:=LEN([.A609])" office:value-type="float" office:value="4">
            <text:p>4</text:p>
          </table:table-cell>
          <table:table-cell table:formula="of:=IF([.F609]=5;[.A609];CONCATENATE(&quot;0&quot;;[.A609]))" office:value-type="string" office:string-value="05495">
            <text:p>05495</text:p>
          </table:table-cell>
          <table:table-cell office:value-type="string">
            <text:p>05495</text:p>
          </table:table-cell>
          <table:table-cell office:value-type="string">
            <text:p>Nechí</text:p>
          </table:table-cell>
          <table:table-cell table:formula="of:=(CONCATENATE(&quot;insert into `Ciudad`(`Nombre`,`Codigo`) values('&quot;;[.I609];&quot;','&quot;;[.H609];&quot;');&quot;))" office:value-type="string" office:string-value="insert into `Ciudad`(`Nombre`,`Codigo`) values('Nechí','05495');">
            <text:p>insert into `Ciudad`(`Nombre`,`Codigo`) values('Nechí','05495');</text:p>
          </table:table-cell>
          <table:table-cell table:formula="of:=CONCATENATE(&quot;new Ciudad{Codigo=&quot;&quot;&quot;;[.H609];&quot;&quot;&quot;,Nombre=&quot;&quot;&quot;;[.I609];&quot;&quot;&quot;},&quot;)" office:value-type="string" office:string-value="new Ciudad{Codigo=&quot;05495&quot;,Nombre=&quot;Nechí&quot;},">
            <text:p>new Ciudad{Codigo="05495",Nombre="Nechí"},</text:p>
          </table:table-cell>
          <table:table-cell table:formula="of:=LEN([.B609])" office:value-type="float" office:value="5">
            <text:p>5</text:p>
          </table:table-cell>
        </table:table-row>
        <table:table-row table:style-name="ro2">
          <table:table-cell table:style-name="ce1" office:value-type="float" office:value="5490">
            <text:p>5490</text:p>
          </table:table-cell>
          <table:table-cell table:style-name="ce2" office:value-type="string">
            <text:p>NECOCLÍ</text:p>
          </table:table-cell>
          <table:table-cell table:style-name="ce1" office:value-type="string">
            <text:p>Antioquia</text:p>
          </table:table-cell>
          <table:table-cell table:formula="of:=LOWER([.B610])" office:value-type="string" office:string-value="necoclí">
            <text:p>necoclí</text:p>
          </table:table-cell>
          <table:table-cell table:formula="of:=PROPER([.D610])" office:value-type="string" office:string-value="Necoclí">
            <text:p>Necoclí</text:p>
          </table:table-cell>
          <table:table-cell table:formula="of:=LEN([.A610])" office:value-type="float" office:value="4">
            <text:p>4</text:p>
          </table:table-cell>
          <table:table-cell table:formula="of:=IF([.F610]=5;[.A610];CONCATENATE(&quot;0&quot;;[.A610]))" office:value-type="string" office:string-value="05490">
            <text:p>05490</text:p>
          </table:table-cell>
          <table:table-cell office:value-type="string">
            <text:p>05490</text:p>
          </table:table-cell>
          <table:table-cell office:value-type="string">
            <text:p>Necoclí</text:p>
          </table:table-cell>
          <table:table-cell table:formula="of:=(CONCATENATE(&quot;insert into `Ciudad`(`Nombre`,`Codigo`) values('&quot;;[.I610];&quot;','&quot;;[.H610];&quot;');&quot;))" office:value-type="string" office:string-value="insert into `Ciudad`(`Nombre`,`Codigo`) values('Necoclí','05490');">
            <text:p>insert into `Ciudad`(`Nombre`,`Codigo`) values('Necoclí','05490');</text:p>
          </table:table-cell>
          <table:table-cell table:formula="of:=CONCATENATE(&quot;new Ciudad{Codigo=&quot;&quot;&quot;;[.H610];&quot;&quot;&quot;,Nombre=&quot;&quot;&quot;;[.I610];&quot;&quot;&quot;},&quot;)" office:value-type="string" office:string-value="new Ciudad{Codigo=&quot;05490&quot;,Nombre=&quot;Necoclí&quot;},">
            <text:p>new Ciudad{Codigo="05490",Nombre="Necoclí"},</text:p>
          </table:table-cell>
          <table:table-cell table:formula="of:=LEN([.B610])" office:value-type="float" office:value="7">
            <text:p>7</text:p>
          </table:table-cell>
        </table:table-row>
        <table:table-row table:style-name="ro2">
          <table:table-cell table:style-name="ce1" office:value-type="float" office:value="17486">
            <text:p>17486</text:p>
          </table:table-cell>
          <table:table-cell table:style-name="ce2" office:value-type="string">
            <text:p>NEIRA</text:p>
          </table:table-cell>
          <table:table-cell table:style-name="ce1" office:value-type="string">
            <text:p>Caldas</text:p>
          </table:table-cell>
          <table:table-cell table:formula="of:=LOWER([.B611])" office:value-type="string" office:string-value="neira">
            <text:p>neira</text:p>
          </table:table-cell>
          <table:table-cell table:formula="of:=PROPER([.D611])" office:value-type="string" office:string-value="Neira">
            <text:p>Neira</text:p>
          </table:table-cell>
          <table:table-cell table:formula="of:=LEN([.A611])" office:value-type="float" office:value="5">
            <text:p>5</text:p>
          </table:table-cell>
          <table:table-cell table:formula="of:=IF([.F611]=5;[.A611];CONCATENATE(&quot;0&quot;;[.A611]))" office:value-type="float" office:value="17486">
            <text:p>17486</text:p>
          </table:table-cell>
          <table:table-cell office:value-type="float" office:value="17486">
            <text:p>17486</text:p>
          </table:table-cell>
          <table:table-cell office:value-type="string">
            <text:p>Neira</text:p>
          </table:table-cell>
          <table:table-cell table:formula="of:=(CONCATENATE(&quot;insert into `Ciudad`(`Nombre`,`Codigo`) values('&quot;;[.I611];&quot;','&quot;;[.H611];&quot;');&quot;))" office:value-type="string" office:string-value="insert into `Ciudad`(`Nombre`,`Codigo`) values('Neira','17486');">
            <text:p>insert into `Ciudad`(`Nombre`,`Codigo`) values('Neira','17486');</text:p>
          </table:table-cell>
          <table:table-cell table:formula="of:=CONCATENATE(&quot;new Ciudad{Codigo=&quot;&quot;&quot;;[.H611];&quot;&quot;&quot;,Nombre=&quot;&quot;&quot;;[.I611];&quot;&quot;&quot;},&quot;)" office:value-type="string" office:string-value="new Ciudad{Codigo=&quot;17486&quot;,Nombre=&quot;Neira&quot;},">
            <text:p>new Ciudad{Codigo="17486",Nombre="Neira"},</text:p>
          </table:table-cell>
          <table:table-cell table:formula="of:=LEN([.B611])" office:value-type="float" office:value="5">
            <text:p>5</text:p>
          </table:table-cell>
        </table:table-row>
        <table:table-row table:style-name="ro2">
          <table:table-cell table:style-name="ce1" office:value-type="float" office:value="41001">
            <text:p>41001</text:p>
          </table:table-cell>
          <table:table-cell table:style-name="ce2" office:value-type="string">
            <text:p>NEIVA</text:p>
          </table:table-cell>
          <table:table-cell table:style-name="ce1" office:value-type="string">
            <text:p>Huila</text:p>
          </table:table-cell>
          <table:table-cell table:formula="of:=LOWER([.B612])" office:value-type="string" office:string-value="neiva">
            <text:p>neiva</text:p>
          </table:table-cell>
          <table:table-cell table:formula="of:=PROPER([.D612])" office:value-type="string" office:string-value="Neiva">
            <text:p>Neiva</text:p>
          </table:table-cell>
          <table:table-cell table:formula="of:=LEN([.A612])" office:value-type="float" office:value="5">
            <text:p>5</text:p>
          </table:table-cell>
          <table:table-cell table:formula="of:=IF([.F612]=5;[.A612];CONCATENATE(&quot;0&quot;;[.A612]))" office:value-type="float" office:value="41001">
            <text:p>41001</text:p>
          </table:table-cell>
          <table:table-cell office:value-type="float" office:value="41001">
            <text:p>41001</text:p>
          </table:table-cell>
          <table:table-cell office:value-type="string">
            <text:p>Neiva</text:p>
          </table:table-cell>
          <table:table-cell table:formula="of:=(CONCATENATE(&quot;insert into `Ciudad`(`Nombre`,`Codigo`) values('&quot;;[.I612];&quot;','&quot;;[.H612];&quot;');&quot;))" office:value-type="string" office:string-value="insert into `Ciudad`(`Nombre`,`Codigo`) values('Neiva','41001');">
            <text:p>insert into `Ciudad`(`Nombre`,`Codigo`) values('Neiva','41001');</text:p>
          </table:table-cell>
          <table:table-cell table:formula="of:=CONCATENATE(&quot;new Ciudad{Codigo=&quot;&quot;&quot;;[.H612];&quot;&quot;&quot;,Nombre=&quot;&quot;&quot;;[.I612];&quot;&quot;&quot;},&quot;)" office:value-type="string" office:string-value="new Ciudad{Codigo=&quot;41001&quot;,Nombre=&quot;Neiva&quot;},">
            <text:p>new Ciudad{Codigo="41001",Nombre="Neiva"},</text:p>
          </table:table-cell>
          <table:table-cell table:formula="of:=LEN([.B612])" office:value-type="float" office:value="5">
            <text:p>5</text:p>
          </table:table-cell>
        </table:table-row>
        <table:table-row table:style-name="ro2">
          <table:table-cell table:style-name="ce1" office:value-type="float" office:value="25486">
            <text:p>25486</text:p>
          </table:table-cell>
          <table:table-cell table:style-name="ce2" office:value-type="string">
            <text:p>NEMOCÓN</text:p>
          </table:table-cell>
          <table:table-cell table:style-name="ce1" office:value-type="string">
            <text:p>Cundinamarca</text:p>
          </table:table-cell>
          <table:table-cell table:formula="of:=LOWER([.B613])" office:value-type="string" office:string-value="nemocón">
            <text:p>nemocón</text:p>
          </table:table-cell>
          <table:table-cell table:formula="of:=PROPER([.D613])" office:value-type="string" office:string-value="Nemocón">
            <text:p>Nemocón</text:p>
          </table:table-cell>
          <table:table-cell table:formula="of:=LEN([.A613])" office:value-type="float" office:value="5">
            <text:p>5</text:p>
          </table:table-cell>
          <table:table-cell table:formula="of:=IF([.F613]=5;[.A613];CONCATENATE(&quot;0&quot;;[.A613]))" office:value-type="float" office:value="25486">
            <text:p>25486</text:p>
          </table:table-cell>
          <table:table-cell office:value-type="float" office:value="25486">
            <text:p>25486</text:p>
          </table:table-cell>
          <table:table-cell office:value-type="string">
            <text:p>Nemocón</text:p>
          </table:table-cell>
          <table:table-cell table:formula="of:=(CONCATENATE(&quot;insert into `Ciudad`(`Nombre`,`Codigo`) values('&quot;;[.I613];&quot;','&quot;;[.H613];&quot;');&quot;))" office:value-type="string" office:string-value="insert into `Ciudad`(`Nombre`,`Codigo`) values('Nemocón','25486');">
            <text:p>insert into `Ciudad`(`Nombre`,`Codigo`) values('Nemocón','25486');</text:p>
          </table:table-cell>
          <table:table-cell table:formula="of:=CONCATENATE(&quot;new Ciudad{Codigo=&quot;&quot;&quot;;[.H613];&quot;&quot;&quot;,Nombre=&quot;&quot;&quot;;[.I613];&quot;&quot;&quot;},&quot;)" office:value-type="string" office:string-value="new Ciudad{Codigo=&quot;25486&quot;,Nombre=&quot;Nemocón&quot;},">
            <text:p>new Ciudad{Codigo="25486",Nombre="Nemocón"},</text:p>
          </table:table-cell>
          <table:table-cell table:formula="of:=LEN([.B613])" office:value-type="float" office:value="7">
            <text:p>7</text:p>
          </table:table-cell>
        </table:table-row>
        <table:table-row table:style-name="ro2">
          <table:table-cell table:style-name="ce1" office:value-type="float" office:value="25488">
            <text:p>25488</text:p>
          </table:table-cell>
          <table:table-cell table:style-name="ce2" office:value-type="string">
            <text:p>NILO</text:p>
          </table:table-cell>
          <table:table-cell table:style-name="ce1" office:value-type="string">
            <text:p>Cundinamarca</text:p>
          </table:table-cell>
          <table:table-cell table:formula="of:=LOWER([.B614])" office:value-type="string" office:string-value="nilo">
            <text:p>nilo</text:p>
          </table:table-cell>
          <table:table-cell table:formula="of:=PROPER([.D614])" office:value-type="string" office:string-value="Nilo">
            <text:p>Nilo</text:p>
          </table:table-cell>
          <table:table-cell table:formula="of:=LEN([.A614])" office:value-type="float" office:value="5">
            <text:p>5</text:p>
          </table:table-cell>
          <table:table-cell table:formula="of:=IF([.F614]=5;[.A614];CONCATENATE(&quot;0&quot;;[.A614]))" office:value-type="float" office:value="25488">
            <text:p>25488</text:p>
          </table:table-cell>
          <table:table-cell office:value-type="float" office:value="25488">
            <text:p>25488</text:p>
          </table:table-cell>
          <table:table-cell office:value-type="string">
            <text:p>Nilo</text:p>
          </table:table-cell>
          <table:table-cell table:formula="of:=(CONCATENATE(&quot;insert into `Ciudad`(`Nombre`,`Codigo`) values('&quot;;[.I614];&quot;','&quot;;[.H614];&quot;');&quot;))" office:value-type="string" office:string-value="insert into `Ciudad`(`Nombre`,`Codigo`) values('Nilo','25488');">
            <text:p>insert into `Ciudad`(`Nombre`,`Codigo`) values('Nilo','25488');</text:p>
          </table:table-cell>
          <table:table-cell table:formula="of:=CONCATENATE(&quot;new Ciudad{Codigo=&quot;&quot;&quot;;[.H614];&quot;&quot;&quot;,Nombre=&quot;&quot;&quot;;[.I614];&quot;&quot;&quot;},&quot;)" office:value-type="string" office:string-value="new Ciudad{Codigo=&quot;25488&quot;,Nombre=&quot;Nilo&quot;},">
            <text:p>new Ciudad{Codigo="25488",Nombre="Nilo"},</text:p>
          </table:table-cell>
          <table:table-cell table:formula="of:=LEN([.B614])" office:value-type="float" office:value="4">
            <text:p>4</text:p>
          </table:table-cell>
        </table:table-row>
        <table:table-row table:style-name="ro2">
          <table:table-cell table:style-name="ce1" office:value-type="float" office:value="25489">
            <text:p>25489</text:p>
          </table:table-cell>
          <table:table-cell table:style-name="ce2" office:value-type="string">
            <text:p>NIMAIMA</text:p>
          </table:table-cell>
          <table:table-cell table:style-name="ce1" office:value-type="string">
            <text:p>Cundinamarca</text:p>
          </table:table-cell>
          <table:table-cell table:formula="of:=LOWER([.B615])" office:value-type="string" office:string-value="nimaima">
            <text:p>nimaima</text:p>
          </table:table-cell>
          <table:table-cell table:formula="of:=PROPER([.D615])" office:value-type="string" office:string-value="Nimaima">
            <text:p>Nimaima</text:p>
          </table:table-cell>
          <table:table-cell table:formula="of:=LEN([.A615])" office:value-type="float" office:value="5">
            <text:p>5</text:p>
          </table:table-cell>
          <table:table-cell table:formula="of:=IF([.F615]=5;[.A615];CONCATENATE(&quot;0&quot;;[.A615]))" office:value-type="float" office:value="25489">
            <text:p>25489</text:p>
          </table:table-cell>
          <table:table-cell office:value-type="float" office:value="25489">
            <text:p>25489</text:p>
          </table:table-cell>
          <table:table-cell office:value-type="string">
            <text:p>Nimaima</text:p>
          </table:table-cell>
          <table:table-cell table:formula="of:=(CONCATENATE(&quot;insert into `Ciudad`(`Nombre`,`Codigo`) values('&quot;;[.I615];&quot;','&quot;;[.H615];&quot;');&quot;))" office:value-type="string" office:string-value="insert into `Ciudad`(`Nombre`,`Codigo`) values('Nimaima','25489');">
            <text:p>insert into `Ciudad`(`Nombre`,`Codigo`) values('Nimaima','25489');</text:p>
          </table:table-cell>
          <table:table-cell table:formula="of:=CONCATENATE(&quot;new Ciudad{Codigo=&quot;&quot;&quot;;[.H615];&quot;&quot;&quot;,Nombre=&quot;&quot;&quot;;[.I615];&quot;&quot;&quot;},&quot;)" office:value-type="string" office:string-value="new Ciudad{Codigo=&quot;25489&quot;,Nombre=&quot;Nimaima&quot;},">
            <text:p>new Ciudad{Codigo="25489",Nombre="Nimaima"},</text:p>
          </table:table-cell>
          <table:table-cell table:formula="of:=LEN([.B615])" office:value-type="float" office:value="7">
            <text:p>7</text:p>
          </table:table-cell>
        </table:table-row>
        <table:table-row table:style-name="ro2">
          <table:table-cell table:style-name="ce1" office:value-type="float" office:value="15491">
            <text:p>15491</text:p>
          </table:table-cell>
          <table:table-cell table:style-name="ce2" office:value-type="string">
            <text:p>NOBSA</text:p>
          </table:table-cell>
          <table:table-cell table:style-name="ce1" office:value-type="string">
            <text:p>Boyacá</text:p>
          </table:table-cell>
          <table:table-cell table:formula="of:=LOWER([.B616])" office:value-type="string" office:string-value="nobsa">
            <text:p>nobsa</text:p>
          </table:table-cell>
          <table:table-cell table:formula="of:=PROPER([.D616])" office:value-type="string" office:string-value="Nobsa">
            <text:p>Nobsa</text:p>
          </table:table-cell>
          <table:table-cell table:formula="of:=LEN([.A616])" office:value-type="float" office:value="5">
            <text:p>5</text:p>
          </table:table-cell>
          <table:table-cell table:formula="of:=IF([.F616]=5;[.A616];CONCATENATE(&quot;0&quot;;[.A616]))" office:value-type="float" office:value="15491">
            <text:p>15491</text:p>
          </table:table-cell>
          <table:table-cell office:value-type="float" office:value="15491">
            <text:p>15491</text:p>
          </table:table-cell>
          <table:table-cell office:value-type="string">
            <text:p>Nobsa</text:p>
          </table:table-cell>
          <table:table-cell table:formula="of:=(CONCATENATE(&quot;insert into `Ciudad`(`Nombre`,`Codigo`) values('&quot;;[.I616];&quot;','&quot;;[.H616];&quot;');&quot;))" office:value-type="string" office:string-value="insert into `Ciudad`(`Nombre`,`Codigo`) values('Nobsa','15491');">
            <text:p>insert into `Ciudad`(`Nombre`,`Codigo`) values('Nobsa','15491');</text:p>
          </table:table-cell>
          <table:table-cell table:formula="of:=CONCATENATE(&quot;new Ciudad{Codigo=&quot;&quot;&quot;;[.H616];&quot;&quot;&quot;,Nombre=&quot;&quot;&quot;;[.I616];&quot;&quot;&quot;},&quot;)" office:value-type="string" office:string-value="new Ciudad{Codigo=&quot;15491&quot;,Nombre=&quot;Nobsa&quot;},">
            <text:p>new Ciudad{Codigo="15491",Nombre="Nobsa"},</text:p>
          </table:table-cell>
          <table:table-cell table:formula="of:=LEN([.B616])" office:value-type="float" office:value="5">
            <text:p>5</text:p>
          </table:table-cell>
        </table:table-row>
        <table:table-row table:style-name="ro2">
          <table:table-cell table:style-name="ce1" office:value-type="float" office:value="25491">
            <text:p>25491</text:p>
          </table:table-cell>
          <table:table-cell table:style-name="ce2" office:value-type="string">
            <text:p>NOCAIMA</text:p>
          </table:table-cell>
          <table:table-cell table:style-name="ce1" office:value-type="string">
            <text:p>Cundinamarca</text:p>
          </table:table-cell>
          <table:table-cell table:formula="of:=LOWER([.B617])" office:value-type="string" office:string-value="nocaima">
            <text:p>nocaima</text:p>
          </table:table-cell>
          <table:table-cell table:formula="of:=PROPER([.D617])" office:value-type="string" office:string-value="Nocaima">
            <text:p>Nocaima</text:p>
          </table:table-cell>
          <table:table-cell table:formula="of:=LEN([.A617])" office:value-type="float" office:value="5">
            <text:p>5</text:p>
          </table:table-cell>
          <table:table-cell table:formula="of:=IF([.F617]=5;[.A617];CONCATENATE(&quot;0&quot;;[.A617]))" office:value-type="float" office:value="25491">
            <text:p>25491</text:p>
          </table:table-cell>
          <table:table-cell office:value-type="float" office:value="25491">
            <text:p>25491</text:p>
          </table:table-cell>
          <table:table-cell office:value-type="string">
            <text:p>Nocaima</text:p>
          </table:table-cell>
          <table:table-cell table:formula="of:=(CONCATENATE(&quot;insert into `Ciudad`(`Nombre`,`Codigo`) values('&quot;;[.I617];&quot;','&quot;;[.H617];&quot;');&quot;))" office:value-type="string" office:string-value="insert into `Ciudad`(`Nombre`,`Codigo`) values('Nocaima','25491');">
            <text:p>insert into `Ciudad`(`Nombre`,`Codigo`) values('Nocaima','25491');</text:p>
          </table:table-cell>
          <table:table-cell table:formula="of:=CONCATENATE(&quot;new Ciudad{Codigo=&quot;&quot;&quot;;[.H617];&quot;&quot;&quot;,Nombre=&quot;&quot;&quot;;[.I617];&quot;&quot;&quot;},&quot;)" office:value-type="string" office:string-value="new Ciudad{Codigo=&quot;25491&quot;,Nombre=&quot;Nocaima&quot;},">
            <text:p>new Ciudad{Codigo="25491",Nombre="Nocaima"},</text:p>
          </table:table-cell>
          <table:table-cell table:formula="of:=LEN([.B617])" office:value-type="float" office:value="7">
            <text:p>7</text:p>
          </table:table-cell>
        </table:table-row>
        <table:table-row table:style-name="ro2">
          <table:table-cell table:style-name="ce1" office:value-type="float" office:value="17495">
            <text:p>17495</text:p>
          </table:table-cell>
          <table:table-cell table:style-name="ce2" office:value-type="string">
            <text:p>NORCASIA</text:p>
          </table:table-cell>
          <table:table-cell table:style-name="ce1" office:value-type="string">
            <text:p>Caldas</text:p>
          </table:table-cell>
          <table:table-cell table:formula="of:=LOWER([.B618])" office:value-type="string" office:string-value="norcasia">
            <text:p>norcasia</text:p>
          </table:table-cell>
          <table:table-cell table:formula="of:=PROPER([.D618])" office:value-type="string" office:string-value="Norcasia">
            <text:p>Norcasia</text:p>
          </table:table-cell>
          <table:table-cell table:formula="of:=LEN([.A618])" office:value-type="float" office:value="5">
            <text:p>5</text:p>
          </table:table-cell>
          <table:table-cell table:formula="of:=IF([.F618]=5;[.A618];CONCATENATE(&quot;0&quot;;[.A618]))" office:value-type="float" office:value="17495">
            <text:p>17495</text:p>
          </table:table-cell>
          <table:table-cell office:value-type="float" office:value="17495">
            <text:p>17495</text:p>
          </table:table-cell>
          <table:table-cell office:value-type="string">
            <text:p>Norcasia</text:p>
          </table:table-cell>
          <table:table-cell table:formula="of:=(CONCATENATE(&quot;insert into `Ciudad`(`Nombre`,`Codigo`) values('&quot;;[.I618];&quot;','&quot;;[.H618];&quot;');&quot;))" office:value-type="string" office:string-value="insert into `Ciudad`(`Nombre`,`Codigo`) values('Norcasia','17495');">
            <text:p>insert into `Ciudad`(`Nombre`,`Codigo`) values('Norcasia','17495');</text:p>
          </table:table-cell>
          <table:table-cell table:formula="of:=CONCATENATE(&quot;new Ciudad{Codigo=&quot;&quot;&quot;;[.H618];&quot;&quot;&quot;,Nombre=&quot;&quot;&quot;;[.I618];&quot;&quot;&quot;},&quot;)" office:value-type="string" office:string-value="new Ciudad{Codigo=&quot;17495&quot;,Nombre=&quot;Norcasia&quot;},">
            <text:p>new Ciudad{Codigo="17495",Nombre="Norcasia"},</text:p>
          </table:table-cell>
          <table:table-cell table:formula="of:=LEN([.B618])" office:value-type="float" office:value="8">
            <text:p>8</text:p>
          </table:table-cell>
        </table:table-row>
        <table:table-row table:style-name="ro2">
          <table:table-cell table:style-name="ce1" office:value-type="float" office:value="27491">
            <text:p>27491</text:p>
          </table:table-cell>
          <table:table-cell table:style-name="ce2" office:value-type="string">
            <text:p>NÓVITA</text:p>
          </table:table-cell>
          <table:table-cell table:style-name="ce1" office:value-type="string">
            <text:p>Chocó</text:p>
          </table:table-cell>
          <table:table-cell table:formula="of:=LOWER([.B619])" office:value-type="string" office:string-value="nóvita">
            <text:p>nóvita</text:p>
          </table:table-cell>
          <table:table-cell table:formula="of:=PROPER([.D619])" office:value-type="string" office:string-value="Nóvita">
            <text:p>Nóvita</text:p>
          </table:table-cell>
          <table:table-cell table:formula="of:=LEN([.A619])" office:value-type="float" office:value="5">
            <text:p>5</text:p>
          </table:table-cell>
          <table:table-cell table:formula="of:=IF([.F619]=5;[.A619];CONCATENATE(&quot;0&quot;;[.A619]))" office:value-type="float" office:value="27491">
            <text:p>27491</text:p>
          </table:table-cell>
          <table:table-cell office:value-type="float" office:value="27491">
            <text:p>27491</text:p>
          </table:table-cell>
          <table:table-cell office:value-type="string">
            <text:p>Nóvita</text:p>
          </table:table-cell>
          <table:table-cell table:formula="of:=(CONCATENATE(&quot;insert into `Ciudad`(`Nombre`,`Codigo`) values('&quot;;[.I619];&quot;','&quot;;[.H619];&quot;');&quot;))" office:value-type="string" office:string-value="insert into `Ciudad`(`Nombre`,`Codigo`) values('Nóvita','27491');">
            <text:p>insert into `Ciudad`(`Nombre`,`Codigo`) values('Nóvita','27491');</text:p>
          </table:table-cell>
          <table:table-cell table:formula="of:=CONCATENATE(&quot;new Ciudad{Codigo=&quot;&quot;&quot;;[.H619];&quot;&quot;&quot;,Nombre=&quot;&quot;&quot;;[.I619];&quot;&quot;&quot;},&quot;)" office:value-type="string" office:string-value="new Ciudad{Codigo=&quot;27491&quot;,Nombre=&quot;Nóvita&quot;},">
            <text:p>new Ciudad{Codigo="27491",Nombre="Nóvita"},</text:p>
          </table:table-cell>
          <table:table-cell table:formula="of:=LEN([.B619])" office:value-type="float" office:value="6">
            <text:p>6</text:p>
          </table:table-cell>
        </table:table-row>
        <table:table-row table:style-name="ro2">
          <table:table-cell table:style-name="ce1" office:value-type="float" office:value="47460">
            <text:p>47460</text:p>
          </table:table-cell>
          <table:table-cell table:style-name="ce2" office:value-type="string">
            <text:p>NUEVA GRANADA</text:p>
          </table:table-cell>
          <table:table-cell table:style-name="ce1" office:value-type="string">
            <text:p>Magdalena</text:p>
          </table:table-cell>
          <table:table-cell table:formula="of:=LOWER([.B620])" office:value-type="string" office:string-value="nueva granada">
            <text:p>nueva granada</text:p>
          </table:table-cell>
          <table:table-cell table:formula="of:=PROPER([.D620])" office:value-type="string" office:string-value="Nueva Granada">
            <text:p>Nueva Granada</text:p>
          </table:table-cell>
          <table:table-cell table:formula="of:=LEN([.A620])" office:value-type="float" office:value="5">
            <text:p>5</text:p>
          </table:table-cell>
          <table:table-cell table:formula="of:=IF([.F620]=5;[.A620];CONCATENATE(&quot;0&quot;;[.A620]))" office:value-type="float" office:value="47460">
            <text:p>47460</text:p>
          </table:table-cell>
          <table:table-cell office:value-type="float" office:value="47460">
            <text:p>47460</text:p>
          </table:table-cell>
          <table:table-cell office:value-type="string">
            <text:p>Nueva Granada</text:p>
          </table:table-cell>
          <table:table-cell table:formula="of:=(CONCATENATE(&quot;insert into `Ciudad`(`Nombre`,`Codigo`) values('&quot;;[.I620];&quot;','&quot;;[.H620];&quot;');&quot;))" office:value-type="string" office:string-value="insert into `Ciudad`(`Nombre`,`Codigo`) values('Nueva Granada','47460');">
            <text:p>insert into `Ciudad`(`Nombre`,`Codigo`) values('Nueva Granada','47460');</text:p>
          </table:table-cell>
          <table:table-cell table:formula="of:=CONCATENATE(&quot;new Ciudad{Codigo=&quot;&quot;&quot;;[.H620];&quot;&quot;&quot;,Nombre=&quot;&quot;&quot;;[.I620];&quot;&quot;&quot;},&quot;)" office:value-type="string" office:string-value="new Ciudad{Codigo=&quot;47460&quot;,Nombre=&quot;Nueva Granada&quot;},">
            <text:p>new Ciudad{Codigo="47460",Nombre="Nueva Granada"},</text:p>
          </table:table-cell>
          <table:table-cell table:formula="of:=LEN([.B620])" office:value-type="float" office:value="13">
            <text:p>13</text:p>
          </table:table-cell>
        </table:table-row>
        <table:table-row table:style-name="ro2">
          <table:table-cell table:style-name="ce1" office:value-type="float" office:value="15494">
            <text:p>15494</text:p>
          </table:table-cell>
          <table:table-cell table:style-name="ce2" office:value-type="string">
            <text:p>NUEVO COLÓN</text:p>
          </table:table-cell>
          <table:table-cell table:style-name="ce1" office:value-type="string">
            <text:p>Boyacá</text:p>
          </table:table-cell>
          <table:table-cell table:formula="of:=LOWER([.B621])" office:value-type="string" office:string-value="nuevo colón">
            <text:p>nuevo colón</text:p>
          </table:table-cell>
          <table:table-cell table:formula="of:=PROPER([.D621])" office:value-type="string" office:string-value="Nuevo Colón">
            <text:p>Nuevo Colón</text:p>
          </table:table-cell>
          <table:table-cell table:formula="of:=LEN([.A621])" office:value-type="float" office:value="5">
            <text:p>5</text:p>
          </table:table-cell>
          <table:table-cell table:formula="of:=IF([.F621]=5;[.A621];CONCATENATE(&quot;0&quot;;[.A621]))" office:value-type="float" office:value="15494">
            <text:p>15494</text:p>
          </table:table-cell>
          <table:table-cell office:value-type="float" office:value="15494">
            <text:p>15494</text:p>
          </table:table-cell>
          <table:table-cell office:value-type="string">
            <text:p>Nuevo Colón</text:p>
          </table:table-cell>
          <table:table-cell table:formula="of:=(CONCATENATE(&quot;insert into `Ciudad`(`Nombre`,`Codigo`) values('&quot;;[.I621];&quot;','&quot;;[.H621];&quot;');&quot;))" office:value-type="string" office:string-value="insert into `Ciudad`(`Nombre`,`Codigo`) values('Nuevo Colón','15494');">
            <text:p>insert into `Ciudad`(`Nombre`,`Codigo`) values('Nuevo Colón','15494');</text:p>
          </table:table-cell>
          <table:table-cell table:formula="of:=CONCATENATE(&quot;new Ciudad{Codigo=&quot;&quot;&quot;;[.H621];&quot;&quot;&quot;,Nombre=&quot;&quot;&quot;;[.I621];&quot;&quot;&quot;},&quot;)" office:value-type="string" office:string-value="new Ciudad{Codigo=&quot;15494&quot;,Nombre=&quot;Nuevo Colón&quot;},">
            <text:p>new Ciudad{Codigo="15494",Nombre="Nuevo Colón"},</text:p>
          </table:table-cell>
          <table:table-cell table:formula="of:=LEN([.B621])" office:value-type="float" office:value="11">
            <text:p>11</text:p>
          </table:table-cell>
        </table:table-row>
        <table:table-row table:style-name="ro2">
          <table:table-cell table:style-name="ce1" office:value-type="float" office:value="85225">
            <text:p>85225</text:p>
          </table:table-cell>
          <table:table-cell table:style-name="ce2" office:value-type="string">
            <text:p>NUNCHÍA</text:p>
          </table:table-cell>
          <table:table-cell table:style-name="ce1" office:value-type="string">
            <text:p>Casanare</text:p>
          </table:table-cell>
          <table:table-cell table:formula="of:=LOWER([.B622])" office:value-type="string" office:string-value="nunchía">
            <text:p>nunchía</text:p>
          </table:table-cell>
          <table:table-cell table:formula="of:=PROPER([.D622])" office:value-type="string" office:string-value="Nunchía">
            <text:p>Nunchía</text:p>
          </table:table-cell>
          <table:table-cell table:formula="of:=LEN([.A622])" office:value-type="float" office:value="5">
            <text:p>5</text:p>
          </table:table-cell>
          <table:table-cell table:formula="of:=IF([.F622]=5;[.A622];CONCATENATE(&quot;0&quot;;[.A622]))" office:value-type="float" office:value="85225">
            <text:p>85225</text:p>
          </table:table-cell>
          <table:table-cell office:value-type="float" office:value="85225">
            <text:p>85225</text:p>
          </table:table-cell>
          <table:table-cell office:value-type="string">
            <text:p>Nunchía</text:p>
          </table:table-cell>
          <table:table-cell table:formula="of:=(CONCATENATE(&quot;insert into `Ciudad`(`Nombre`,`Codigo`) values('&quot;;[.I622];&quot;','&quot;;[.H622];&quot;');&quot;))" office:value-type="string" office:string-value="insert into `Ciudad`(`Nombre`,`Codigo`) values('Nunchía','85225');">
            <text:p>insert into `Ciudad`(`Nombre`,`Codigo`) values('Nunchía','85225');</text:p>
          </table:table-cell>
          <table:table-cell table:formula="of:=CONCATENATE(&quot;new Ciudad{Codigo=&quot;&quot;&quot;;[.H622];&quot;&quot;&quot;,Nombre=&quot;&quot;&quot;;[.I622];&quot;&quot;&quot;},&quot;)" office:value-type="string" office:string-value="new Ciudad{Codigo=&quot;85225&quot;,Nombre=&quot;Nunchía&quot;},">
            <text:p>new Ciudad{Codigo="85225",Nombre="Nunchía"},</text:p>
          </table:table-cell>
          <table:table-cell table:formula="of:=LEN([.B622])" office:value-type="float" office:value="7">
            <text:p>7</text:p>
          </table:table-cell>
        </table:table-row>
        <table:table-row table:style-name="ro2">
          <table:table-cell table:style-name="ce1" office:value-type="float" office:value="27495">
            <text:p>27495</text:p>
          </table:table-cell>
          <table:table-cell table:style-name="ce2" office:value-type="string">
            <text:p>NUQUÍ</text:p>
          </table:table-cell>
          <table:table-cell table:style-name="ce1" office:value-type="string">
            <text:p>Chocó</text:p>
          </table:table-cell>
          <table:table-cell table:formula="of:=LOWER([.B623])" office:value-type="string" office:string-value="nuquí">
            <text:p>nuquí</text:p>
          </table:table-cell>
          <table:table-cell table:formula="of:=PROPER([.D623])" office:value-type="string" office:string-value="Nuquí">
            <text:p>Nuquí</text:p>
          </table:table-cell>
          <table:table-cell table:formula="of:=LEN([.A623])" office:value-type="float" office:value="5">
            <text:p>5</text:p>
          </table:table-cell>
          <table:table-cell table:formula="of:=IF([.F623]=5;[.A623];CONCATENATE(&quot;0&quot;;[.A623]))" office:value-type="float" office:value="27495">
            <text:p>27495</text:p>
          </table:table-cell>
          <table:table-cell office:value-type="float" office:value="27495">
            <text:p>27495</text:p>
          </table:table-cell>
          <table:table-cell office:value-type="string">
            <text:p>Nuquí</text:p>
          </table:table-cell>
          <table:table-cell table:formula="of:=(CONCATENATE(&quot;insert into `Ciudad`(`Nombre`,`Codigo`) values('&quot;;[.I623];&quot;','&quot;;[.H623];&quot;');&quot;))" office:value-type="string" office:string-value="insert into `Ciudad`(`Nombre`,`Codigo`) values('Nuquí','27495');">
            <text:p>insert into `Ciudad`(`Nombre`,`Codigo`) values('Nuquí','27495');</text:p>
          </table:table-cell>
          <table:table-cell table:formula="of:=CONCATENATE(&quot;new Ciudad{Codigo=&quot;&quot;&quot;;[.H623];&quot;&quot;&quot;,Nombre=&quot;&quot;&quot;;[.I623];&quot;&quot;&quot;},&quot;)" office:value-type="string" office:string-value="new Ciudad{Codigo=&quot;27495&quot;,Nombre=&quot;Nuquí&quot;},">
            <text:p>new Ciudad{Codigo="27495",Nombre="Nuquí"},</text:p>
          </table:table-cell>
          <table:table-cell table:formula="of:=LEN([.B623])" office:value-type="float" office:value="5">
            <text:p>5</text:p>
          </table:table-cell>
        </table:table-row>
        <table:table-row table:style-name="ro2">
          <table:table-cell table:style-name="ce1" office:value-type="float" office:value="76497">
            <text:p>76497</text:p>
          </table:table-cell>
          <table:table-cell table:style-name="ce2" office:value-type="string">
            <text:p>OBANDO</text:p>
          </table:table-cell>
          <table:table-cell table:style-name="ce1" office:value-type="string">
            <text:p>Valle del Cauca</text:p>
          </table:table-cell>
          <table:table-cell table:formula="of:=LOWER([.B624])" office:value-type="string" office:string-value="obando">
            <text:p>obando</text:p>
          </table:table-cell>
          <table:table-cell table:formula="of:=PROPER([.D624])" office:value-type="string" office:string-value="Obando">
            <text:p>Obando</text:p>
          </table:table-cell>
          <table:table-cell table:formula="of:=LEN([.A624])" office:value-type="float" office:value="5">
            <text:p>5</text:p>
          </table:table-cell>
          <table:table-cell table:formula="of:=IF([.F624]=5;[.A624];CONCATENATE(&quot;0&quot;;[.A624]))" office:value-type="float" office:value="76497">
            <text:p>76497</text:p>
          </table:table-cell>
          <table:table-cell office:value-type="float" office:value="76497">
            <text:p>76497</text:p>
          </table:table-cell>
          <table:table-cell office:value-type="string">
            <text:p>Obando</text:p>
          </table:table-cell>
          <table:table-cell table:formula="of:=(CONCATENATE(&quot;insert into `Ciudad`(`Nombre`,`Codigo`) values('&quot;;[.I624];&quot;','&quot;;[.H624];&quot;');&quot;))" office:value-type="string" office:string-value="insert into `Ciudad`(`Nombre`,`Codigo`) values('Obando','76497');">
            <text:p>insert into `Ciudad`(`Nombre`,`Codigo`) values('Obando','76497');</text:p>
          </table:table-cell>
          <table:table-cell table:formula="of:=CONCATENATE(&quot;new Ciudad{Codigo=&quot;&quot;&quot;;[.H624];&quot;&quot;&quot;,Nombre=&quot;&quot;&quot;;[.I624];&quot;&quot;&quot;},&quot;)" office:value-type="string" office:string-value="new Ciudad{Codigo=&quot;76497&quot;,Nombre=&quot;Obando&quot;},">
            <text:p>new Ciudad{Codigo="76497",Nombre="Obando"},</text:p>
          </table:table-cell>
          <table:table-cell table:formula="of:=LEN([.B624])" office:value-type="float" office:value="6">
            <text:p>6</text:p>
          </table:table-cell>
        </table:table-row>
        <table:table-row table:style-name="ro2">
          <table:table-cell table:style-name="ce1" office:value-type="float" office:value="68498">
            <text:p>68498</text:p>
          </table:table-cell>
          <table:table-cell table:style-name="ce2" office:value-type="string">
            <text:p>OCAMONTE</text:p>
          </table:table-cell>
          <table:table-cell table:style-name="ce1" office:value-type="string">
            <text:p>Santander</text:p>
          </table:table-cell>
          <table:table-cell table:formula="of:=LOWER([.B625])" office:value-type="string" office:string-value="ocamonte">
            <text:p>ocamonte</text:p>
          </table:table-cell>
          <table:table-cell table:formula="of:=PROPER([.D625])" office:value-type="string" office:string-value="Ocamonte">
            <text:p>Ocamonte</text:p>
          </table:table-cell>
          <table:table-cell table:formula="of:=LEN([.A625])" office:value-type="float" office:value="5">
            <text:p>5</text:p>
          </table:table-cell>
          <table:table-cell table:formula="of:=IF([.F625]=5;[.A625];CONCATENATE(&quot;0&quot;;[.A625]))" office:value-type="float" office:value="68498">
            <text:p>68498</text:p>
          </table:table-cell>
          <table:table-cell office:value-type="float" office:value="68498">
            <text:p>68498</text:p>
          </table:table-cell>
          <table:table-cell office:value-type="string">
            <text:p>Ocamonte</text:p>
          </table:table-cell>
          <table:table-cell table:formula="of:=(CONCATENATE(&quot;insert into `Ciudad`(`Nombre`,`Codigo`) values('&quot;;[.I625];&quot;','&quot;;[.H625];&quot;');&quot;))" office:value-type="string" office:string-value="insert into `Ciudad`(`Nombre`,`Codigo`) values('Ocamonte','68498');">
            <text:p>insert into `Ciudad`(`Nombre`,`Codigo`) values('Ocamonte','68498');</text:p>
          </table:table-cell>
          <table:table-cell table:formula="of:=CONCATENATE(&quot;new Ciudad{Codigo=&quot;&quot;&quot;;[.H625];&quot;&quot;&quot;,Nombre=&quot;&quot;&quot;;[.I625];&quot;&quot;&quot;},&quot;)" office:value-type="string" office:string-value="new Ciudad{Codigo=&quot;68498&quot;,Nombre=&quot;Ocamonte&quot;},">
            <text:p>new Ciudad{Codigo="68498",Nombre="Ocamonte"},</text:p>
          </table:table-cell>
          <table:table-cell table:formula="of:=LEN([.B625])" office:value-type="float" office:value="8">
            <text:p>8</text:p>
          </table:table-cell>
        </table:table-row>
        <table:table-row table:style-name="ro2">
          <table:table-cell table:style-name="ce1" office:value-type="float" office:value="54498">
            <text:p>54498</text:p>
          </table:table-cell>
          <table:table-cell table:style-name="ce2" office:value-type="string">
            <text:p>OCAÑA</text:p>
          </table:table-cell>
          <table:table-cell table:style-name="ce1" office:value-type="string">
            <text:p>Norte de Santander</text:p>
          </table:table-cell>
          <table:table-cell table:formula="of:=LOWER([.B626])" office:value-type="string" office:string-value="ocaña">
            <text:p>ocaña</text:p>
          </table:table-cell>
          <table:table-cell table:formula="of:=PROPER([.D626])" office:value-type="string" office:string-value="Ocaña">
            <text:p>Ocaña</text:p>
          </table:table-cell>
          <table:table-cell table:formula="of:=LEN([.A626])" office:value-type="float" office:value="5">
            <text:p>5</text:p>
          </table:table-cell>
          <table:table-cell table:formula="of:=IF([.F626]=5;[.A626];CONCATENATE(&quot;0&quot;;[.A626]))" office:value-type="float" office:value="54498">
            <text:p>54498</text:p>
          </table:table-cell>
          <table:table-cell office:value-type="float" office:value="54498">
            <text:p>54498</text:p>
          </table:table-cell>
          <table:table-cell office:value-type="string">
            <text:p>Ocaña</text:p>
          </table:table-cell>
          <table:table-cell table:formula="of:=(CONCATENATE(&quot;insert into `Ciudad`(`Nombre`,`Codigo`) values('&quot;;[.I626];&quot;','&quot;;[.H626];&quot;');&quot;))" office:value-type="string" office:string-value="insert into `Ciudad`(`Nombre`,`Codigo`) values('Ocaña','54498');">
            <text:p>insert into `Ciudad`(`Nombre`,`Codigo`) values('Ocaña','54498');</text:p>
          </table:table-cell>
          <table:table-cell table:formula="of:=CONCATENATE(&quot;new Ciudad{Codigo=&quot;&quot;&quot;;[.H626];&quot;&quot;&quot;,Nombre=&quot;&quot;&quot;;[.I626];&quot;&quot;&quot;},&quot;)" office:value-type="string" office:string-value="new Ciudad{Codigo=&quot;54498&quot;,Nombre=&quot;Ocaña&quot;},">
            <text:p>new Ciudad{Codigo="54498",Nombre="Ocaña"},</text:p>
          </table:table-cell>
          <table:table-cell table:formula="of:=LEN([.B626])" office:value-type="float" office:value="5">
            <text:p>5</text:p>
          </table:table-cell>
        </table:table-row>
        <table:table-row table:style-name="ro2">
          <table:table-cell table:style-name="ce1" office:value-type="float" office:value="68500">
            <text:p>68500</text:p>
          </table:table-cell>
          <table:table-cell table:style-name="ce2" office:value-type="string">
            <text:p>OIBA</text:p>
          </table:table-cell>
          <table:table-cell table:style-name="ce1" office:value-type="string">
            <text:p>Santander</text:p>
          </table:table-cell>
          <table:table-cell table:formula="of:=LOWER([.B627])" office:value-type="string" office:string-value="oiba">
            <text:p>oiba</text:p>
          </table:table-cell>
          <table:table-cell table:formula="of:=PROPER([.D627])" office:value-type="string" office:string-value="Oiba">
            <text:p>Oiba</text:p>
          </table:table-cell>
          <table:table-cell table:formula="of:=LEN([.A627])" office:value-type="float" office:value="5">
            <text:p>5</text:p>
          </table:table-cell>
          <table:table-cell table:formula="of:=IF([.F627]=5;[.A627];CONCATENATE(&quot;0&quot;;[.A627]))" office:value-type="float" office:value="68500">
            <text:p>68500</text:p>
          </table:table-cell>
          <table:table-cell office:value-type="float" office:value="68500">
            <text:p>68500</text:p>
          </table:table-cell>
          <table:table-cell office:value-type="string">
            <text:p>Oiba</text:p>
          </table:table-cell>
          <table:table-cell table:formula="of:=(CONCATENATE(&quot;insert into `Ciudad`(`Nombre`,`Codigo`) values('&quot;;[.I627];&quot;','&quot;;[.H627];&quot;');&quot;))" office:value-type="string" office:string-value="insert into `Ciudad`(`Nombre`,`Codigo`) values('Oiba','68500');">
            <text:p>insert into `Ciudad`(`Nombre`,`Codigo`) values('Oiba','68500');</text:p>
          </table:table-cell>
          <table:table-cell table:formula="of:=CONCATENATE(&quot;new Ciudad{Codigo=&quot;&quot;&quot;;[.H627];&quot;&quot;&quot;,Nombre=&quot;&quot;&quot;;[.I627];&quot;&quot;&quot;},&quot;)" office:value-type="string" office:string-value="new Ciudad{Codigo=&quot;68500&quot;,Nombre=&quot;Oiba&quot;},">
            <text:p>new Ciudad{Codigo="68500",Nombre="Oiba"},</text:p>
          </table:table-cell>
          <table:table-cell table:formula="of:=LEN([.B627])" office:value-type="float" office:value="4">
            <text:p>4</text:p>
          </table:table-cell>
        </table:table-row>
        <table:table-row table:style-name="ro2">
          <table:table-cell table:style-name="ce1" office:value-type="float" office:value="15500">
            <text:p>15500</text:p>
          </table:table-cell>
          <table:table-cell table:style-name="ce2" office:value-type="string">
            <text:p>OICATÁ</text:p>
          </table:table-cell>
          <table:table-cell table:style-name="ce1" office:value-type="string">
            <text:p>Boyacá</text:p>
          </table:table-cell>
          <table:table-cell table:formula="of:=LOWER([.B628])" office:value-type="string" office:string-value="oicatá">
            <text:p>oicatá</text:p>
          </table:table-cell>
          <table:table-cell table:formula="of:=PROPER([.D628])" office:value-type="string" office:string-value="Oicatá">
            <text:p>Oicatá</text:p>
          </table:table-cell>
          <table:table-cell table:formula="of:=LEN([.A628])" office:value-type="float" office:value="5">
            <text:p>5</text:p>
          </table:table-cell>
          <table:table-cell table:formula="of:=IF([.F628]=5;[.A628];CONCATENATE(&quot;0&quot;;[.A628]))" office:value-type="float" office:value="15500">
            <text:p>15500</text:p>
          </table:table-cell>
          <table:table-cell office:value-type="float" office:value="15500">
            <text:p>15500</text:p>
          </table:table-cell>
          <table:table-cell office:value-type="string">
            <text:p>Oicatá</text:p>
          </table:table-cell>
          <table:table-cell table:formula="of:=(CONCATENATE(&quot;insert into `Ciudad`(`Nombre`,`Codigo`) values('&quot;;[.I628];&quot;','&quot;;[.H628];&quot;');&quot;))" office:value-type="string" office:string-value="insert into `Ciudad`(`Nombre`,`Codigo`) values('Oicatá','15500');">
            <text:p>insert into `Ciudad`(`Nombre`,`Codigo`) values('Oicatá','15500');</text:p>
          </table:table-cell>
          <table:table-cell table:formula="of:=CONCATENATE(&quot;new Ciudad{Codigo=&quot;&quot;&quot;;[.H628];&quot;&quot;&quot;,Nombre=&quot;&quot;&quot;;[.I628];&quot;&quot;&quot;},&quot;)" office:value-type="string" office:string-value="new Ciudad{Codigo=&quot;15500&quot;,Nombre=&quot;Oicatá&quot;},">
            <text:p>new Ciudad{Codigo="15500",Nombre="Oicatá"},</text:p>
          </table:table-cell>
          <table:table-cell table:formula="of:=LEN([.B628])" office:value-type="float" office:value="6">
            <text:p>6</text:p>
          </table:table-cell>
        </table:table-row>
        <table:table-row table:style-name="ro2">
          <table:table-cell table:style-name="ce1" office:value-type="float" office:value="5501">
            <text:p>5501</text:p>
          </table:table-cell>
          <table:table-cell table:style-name="ce2" office:value-type="string">
            <text:p>OLAYA</text:p>
          </table:table-cell>
          <table:table-cell table:style-name="ce1" office:value-type="string">
            <text:p>Antioquia</text:p>
          </table:table-cell>
          <table:table-cell table:formula="of:=LOWER([.B629])" office:value-type="string" office:string-value="olaya">
            <text:p>olaya</text:p>
          </table:table-cell>
          <table:table-cell table:formula="of:=PROPER([.D629])" office:value-type="string" office:string-value="Olaya">
            <text:p>Olaya</text:p>
          </table:table-cell>
          <table:table-cell table:formula="of:=LEN([.A629])" office:value-type="float" office:value="4">
            <text:p>4</text:p>
          </table:table-cell>
          <table:table-cell table:formula="of:=IF([.F629]=5;[.A629];CONCATENATE(&quot;0&quot;;[.A629]))" office:value-type="string" office:string-value="05501">
            <text:p>05501</text:p>
          </table:table-cell>
          <table:table-cell office:value-type="string">
            <text:p>05501</text:p>
          </table:table-cell>
          <table:table-cell office:value-type="string">
            <text:p>Olaya</text:p>
          </table:table-cell>
          <table:table-cell table:formula="of:=(CONCATENATE(&quot;insert into `Ciudad`(`Nombre`,`Codigo`) values('&quot;;[.I629];&quot;','&quot;;[.H629];&quot;');&quot;))" office:value-type="string" office:string-value="insert into `Ciudad`(`Nombre`,`Codigo`) values('Olaya','05501');">
            <text:p>insert into `Ciudad`(`Nombre`,`Codigo`) values('Olaya','05501');</text:p>
          </table:table-cell>
          <table:table-cell table:formula="of:=CONCATENATE(&quot;new Ciudad{Codigo=&quot;&quot;&quot;;[.H629];&quot;&quot;&quot;,Nombre=&quot;&quot;&quot;;[.I629];&quot;&quot;&quot;},&quot;)" office:value-type="string" office:string-value="new Ciudad{Codigo=&quot;05501&quot;,Nombre=&quot;Olaya&quot;},">
            <text:p>new Ciudad{Codigo="05501",Nombre="Olaya"},</text:p>
          </table:table-cell>
          <table:table-cell table:formula="of:=LEN([.B629])" office:value-type="float" office:value="5">
            <text:p>5</text:p>
          </table:table-cell>
        </table:table-row>
        <table:table-row table:style-name="ro2">
          <table:table-cell table:style-name="ce1" office:value-type="float" office:value="52490">
            <text:p>52490</text:p>
          </table:table-cell>
          <table:table-cell table:style-name="ce2" office:value-type="string">
            <text:p>OLAYA HERRERA</text:p>
          </table:table-cell>
          <table:table-cell table:style-name="ce1" office:value-type="string">
            <text:p>Nariño</text:p>
          </table:table-cell>
          <table:table-cell table:formula="of:=LOWER([.B630])" office:value-type="string" office:string-value="olaya herrera">
            <text:p>olaya herrera</text:p>
          </table:table-cell>
          <table:table-cell table:formula="of:=PROPER([.D630])" office:value-type="string" office:string-value="Olaya Herrera">
            <text:p>Olaya Herrera</text:p>
          </table:table-cell>
          <table:table-cell table:formula="of:=LEN([.A630])" office:value-type="float" office:value="5">
            <text:p>5</text:p>
          </table:table-cell>
          <table:table-cell table:formula="of:=IF([.F630]=5;[.A630];CONCATENATE(&quot;0&quot;;[.A630]))" office:value-type="float" office:value="52490">
            <text:p>52490</text:p>
          </table:table-cell>
          <table:table-cell office:value-type="float" office:value="52490">
            <text:p>52490</text:p>
          </table:table-cell>
          <table:table-cell office:value-type="string">
            <text:p>Olaya Herrera</text:p>
          </table:table-cell>
          <table:table-cell table:formula="of:=(CONCATENATE(&quot;insert into `Ciudad`(`Nombre`,`Codigo`) values('&quot;;[.I630];&quot;','&quot;;[.H630];&quot;');&quot;))" office:value-type="string" office:string-value="insert into `Ciudad`(`Nombre`,`Codigo`) values('Olaya Herrera','52490');">
            <text:p>insert into `Ciudad`(`Nombre`,`Codigo`) values('Olaya Herrera','52490');</text:p>
          </table:table-cell>
          <table:table-cell table:formula="of:=CONCATENATE(&quot;new Ciudad{Codigo=&quot;&quot;&quot;;[.H630];&quot;&quot;&quot;,Nombre=&quot;&quot;&quot;;[.I630];&quot;&quot;&quot;},&quot;)" office:value-type="string" office:string-value="new Ciudad{Codigo=&quot;52490&quot;,Nombre=&quot;Olaya Herrera&quot;},">
            <text:p>new Ciudad{Codigo="52490",Nombre="Olaya Herrera"},</text:p>
          </table:table-cell>
          <table:table-cell table:formula="of:=LEN([.B630])" office:value-type="float" office:value="13">
            <text:p>13</text:p>
          </table:table-cell>
        </table:table-row>
        <table:table-row table:style-name="ro2">
          <table:table-cell table:style-name="ce1" office:value-type="float" office:value="68502">
            <text:p>68502</text:p>
          </table:table-cell>
          <table:table-cell table:style-name="ce2" office:value-type="string">
            <text:p>ONZAGA</text:p>
          </table:table-cell>
          <table:table-cell table:style-name="ce1" office:value-type="string">
            <text:p>Santander</text:p>
          </table:table-cell>
          <table:table-cell table:formula="of:=LOWER([.B631])" office:value-type="string" office:string-value="onzaga">
            <text:p>onzaga</text:p>
          </table:table-cell>
          <table:table-cell table:formula="of:=PROPER([.D631])" office:value-type="string" office:string-value="Onzaga">
            <text:p>Onzaga</text:p>
          </table:table-cell>
          <table:table-cell table:formula="of:=LEN([.A631])" office:value-type="float" office:value="5">
            <text:p>5</text:p>
          </table:table-cell>
          <table:table-cell table:formula="of:=IF([.F631]=5;[.A631];CONCATENATE(&quot;0&quot;;[.A631]))" office:value-type="float" office:value="68502">
            <text:p>68502</text:p>
          </table:table-cell>
          <table:table-cell office:value-type="float" office:value="68502">
            <text:p>68502</text:p>
          </table:table-cell>
          <table:table-cell office:value-type="string">
            <text:p>Onzaga</text:p>
          </table:table-cell>
          <table:table-cell table:formula="of:=(CONCATENATE(&quot;insert into `Ciudad`(`Nombre`,`Codigo`) values('&quot;;[.I631];&quot;','&quot;;[.H631];&quot;');&quot;))" office:value-type="string" office:string-value="insert into `Ciudad`(`Nombre`,`Codigo`) values('Onzaga','68502');">
            <text:p>insert into `Ciudad`(`Nombre`,`Codigo`) values('Onzaga','68502');</text:p>
          </table:table-cell>
          <table:table-cell table:formula="of:=CONCATENATE(&quot;new Ciudad{Codigo=&quot;&quot;&quot;;[.H631];&quot;&quot;&quot;,Nombre=&quot;&quot;&quot;;[.I631];&quot;&quot;&quot;},&quot;)" office:value-type="string" office:string-value="new Ciudad{Codigo=&quot;68502&quot;,Nombre=&quot;Onzaga&quot;},">
            <text:p>new Ciudad{Codigo="68502",Nombre="Onzaga"},</text:p>
          </table:table-cell>
          <table:table-cell table:formula="of:=LEN([.B631])" office:value-type="float" office:value="6">
            <text:p>6</text:p>
          </table:table-cell>
        </table:table-row>
        <table:table-row table:style-name="ro2">
          <table:table-cell table:style-name="ce1" office:value-type="float" office:value="41503">
            <text:p>41503</text:p>
          </table:table-cell>
          <table:table-cell table:style-name="ce2" office:value-type="string">
            <text:p>OPORAPA</text:p>
          </table:table-cell>
          <table:table-cell table:style-name="ce1" office:value-type="string">
            <text:p>Huila</text:p>
          </table:table-cell>
          <table:table-cell table:formula="of:=LOWER([.B632])" office:value-type="string" office:string-value="oporapa">
            <text:p>oporapa</text:p>
          </table:table-cell>
          <table:table-cell table:formula="of:=PROPER([.D632])" office:value-type="string" office:string-value="Oporapa">
            <text:p>Oporapa</text:p>
          </table:table-cell>
          <table:table-cell table:formula="of:=LEN([.A632])" office:value-type="float" office:value="5">
            <text:p>5</text:p>
          </table:table-cell>
          <table:table-cell table:formula="of:=IF([.F632]=5;[.A632];CONCATENATE(&quot;0&quot;;[.A632]))" office:value-type="float" office:value="41503">
            <text:p>41503</text:p>
          </table:table-cell>
          <table:table-cell office:value-type="float" office:value="41503">
            <text:p>41503</text:p>
          </table:table-cell>
          <table:table-cell office:value-type="string">
            <text:p>Oporapa</text:p>
          </table:table-cell>
          <table:table-cell table:formula="of:=(CONCATENATE(&quot;insert into `Ciudad`(`Nombre`,`Codigo`) values('&quot;;[.I632];&quot;','&quot;;[.H632];&quot;');&quot;))" office:value-type="string" office:string-value="insert into `Ciudad`(`Nombre`,`Codigo`) values('Oporapa','41503');">
            <text:p>insert into `Ciudad`(`Nombre`,`Codigo`) values('Oporapa','41503');</text:p>
          </table:table-cell>
          <table:table-cell table:formula="of:=CONCATENATE(&quot;new Ciudad{Codigo=&quot;&quot;&quot;;[.H632];&quot;&quot;&quot;,Nombre=&quot;&quot;&quot;;[.I632];&quot;&quot;&quot;},&quot;)" office:value-type="string" office:string-value="new Ciudad{Codigo=&quot;41503&quot;,Nombre=&quot;Oporapa&quot;},">
            <text:p>new Ciudad{Codigo="41503",Nombre="Oporapa"},</text:p>
          </table:table-cell>
          <table:table-cell table:formula="of:=LEN([.B632])" office:value-type="float" office:value="7">
            <text:p>7</text:p>
          </table:table-cell>
        </table:table-row>
        <table:table-row table:style-name="ro2">
          <table:table-cell table:style-name="ce1" office:value-type="float" office:value="86320">
            <text:p>86320</text:p>
          </table:table-cell>
          <table:table-cell table:style-name="ce2" office:value-type="string">
            <text:p>ORITO</text:p>
          </table:table-cell>
          <table:table-cell table:style-name="ce1" office:value-type="string">
            <text:p>Putumayo</text:p>
          </table:table-cell>
          <table:table-cell table:formula="of:=LOWER([.B633])" office:value-type="string" office:string-value="orito">
            <text:p>orito</text:p>
          </table:table-cell>
          <table:table-cell table:formula="of:=PROPER([.D633])" office:value-type="string" office:string-value="Orito">
            <text:p>Orito</text:p>
          </table:table-cell>
          <table:table-cell table:formula="of:=LEN([.A633])" office:value-type="float" office:value="5">
            <text:p>5</text:p>
          </table:table-cell>
          <table:table-cell table:formula="of:=IF([.F633]=5;[.A633];CONCATENATE(&quot;0&quot;;[.A633]))" office:value-type="float" office:value="86320">
            <text:p>86320</text:p>
          </table:table-cell>
          <table:table-cell office:value-type="float" office:value="86320">
            <text:p>86320</text:p>
          </table:table-cell>
          <table:table-cell office:value-type="string">
            <text:p>Orito</text:p>
          </table:table-cell>
          <table:table-cell table:formula="of:=(CONCATENATE(&quot;insert into `Ciudad`(`Nombre`,`Codigo`) values('&quot;;[.I633];&quot;','&quot;;[.H633];&quot;');&quot;))" office:value-type="string" office:string-value="insert into `Ciudad`(`Nombre`,`Codigo`) values('Orito','86320');">
            <text:p>insert into `Ciudad`(`Nombre`,`Codigo`) values('Orito','86320');</text:p>
          </table:table-cell>
          <table:table-cell table:formula="of:=CONCATENATE(&quot;new Ciudad{Codigo=&quot;&quot;&quot;;[.H633];&quot;&quot;&quot;,Nombre=&quot;&quot;&quot;;[.I633];&quot;&quot;&quot;},&quot;)" office:value-type="string" office:string-value="new Ciudad{Codigo=&quot;86320&quot;,Nombre=&quot;Orito&quot;},">
            <text:p>new Ciudad{Codigo="86320",Nombre="Orito"},</text:p>
          </table:table-cell>
          <table:table-cell table:formula="of:=LEN([.B633])" office:value-type="float" office:value="5">
            <text:p>5</text:p>
          </table:table-cell>
        </table:table-row>
        <table:table-row table:style-name="ro2">
          <table:table-cell table:style-name="ce1" office:value-type="float" office:value="85230">
            <text:p>85230</text:p>
          </table:table-cell>
          <table:table-cell table:style-name="ce2" office:value-type="string">
            <text:p>OROCUÉ</text:p>
          </table:table-cell>
          <table:table-cell table:style-name="ce1" office:value-type="string">
            <text:p>Casanare</text:p>
          </table:table-cell>
          <table:table-cell table:formula="of:=LOWER([.B634])" office:value-type="string" office:string-value="orocué">
            <text:p>orocué</text:p>
          </table:table-cell>
          <table:table-cell table:formula="of:=PROPER([.D634])" office:value-type="string" office:string-value="Orocué">
            <text:p>Orocué</text:p>
          </table:table-cell>
          <table:table-cell table:formula="of:=LEN([.A634])" office:value-type="float" office:value="5">
            <text:p>5</text:p>
          </table:table-cell>
          <table:table-cell table:formula="of:=IF([.F634]=5;[.A634];CONCATENATE(&quot;0&quot;;[.A634]))" office:value-type="float" office:value="85230">
            <text:p>85230</text:p>
          </table:table-cell>
          <table:table-cell office:value-type="float" office:value="85230">
            <text:p>85230</text:p>
          </table:table-cell>
          <table:table-cell office:value-type="string">
            <text:p>Orocué</text:p>
          </table:table-cell>
          <table:table-cell table:formula="of:=(CONCATENATE(&quot;insert into `Ciudad`(`Nombre`,`Codigo`) values('&quot;;[.I634];&quot;','&quot;;[.H634];&quot;');&quot;))" office:value-type="string" office:string-value="insert into `Ciudad`(`Nombre`,`Codigo`) values('Orocué','85230');">
            <text:p>insert into `Ciudad`(`Nombre`,`Codigo`) values('Orocué','85230');</text:p>
          </table:table-cell>
          <table:table-cell table:formula="of:=CONCATENATE(&quot;new Ciudad{Codigo=&quot;&quot;&quot;;[.H634];&quot;&quot;&quot;,Nombre=&quot;&quot;&quot;;[.I634];&quot;&quot;&quot;},&quot;)" office:value-type="string" office:string-value="new Ciudad{Codigo=&quot;85230&quot;,Nombre=&quot;Orocué&quot;},">
            <text:p>new Ciudad{Codigo="85230",Nombre="Orocué"},</text:p>
          </table:table-cell>
          <table:table-cell table:formula="of:=LEN([.B634])" office:value-type="float" office:value="6">
            <text:p>6</text:p>
          </table:table-cell>
        </table:table-row>
        <table:table-row table:style-name="ro2">
          <table:table-cell table:style-name="ce1" office:value-type="float" office:value="73504">
            <text:p>73504</text:p>
          </table:table-cell>
          <table:table-cell table:style-name="ce2" office:value-type="string">
            <text:p>ORTEGA</text:p>
          </table:table-cell>
          <table:table-cell table:style-name="ce1" office:value-type="string">
            <text:p>Tolima</text:p>
          </table:table-cell>
          <table:table-cell table:formula="of:=LOWER([.B635])" office:value-type="string" office:string-value="ortega">
            <text:p>ortega</text:p>
          </table:table-cell>
          <table:table-cell table:formula="of:=PROPER([.D635])" office:value-type="string" office:string-value="Ortega">
            <text:p>Ortega</text:p>
          </table:table-cell>
          <table:table-cell table:formula="of:=LEN([.A635])" office:value-type="float" office:value="5">
            <text:p>5</text:p>
          </table:table-cell>
          <table:table-cell table:formula="of:=IF([.F635]=5;[.A635];CONCATENATE(&quot;0&quot;;[.A635]))" office:value-type="float" office:value="73504">
            <text:p>73504</text:p>
          </table:table-cell>
          <table:table-cell office:value-type="float" office:value="73504">
            <text:p>73504</text:p>
          </table:table-cell>
          <table:table-cell office:value-type="string">
            <text:p>Ortega</text:p>
          </table:table-cell>
          <table:table-cell table:formula="of:=(CONCATENATE(&quot;insert into `Ciudad`(`Nombre`,`Codigo`) values('&quot;;[.I635];&quot;','&quot;;[.H635];&quot;');&quot;))" office:value-type="string" office:string-value="insert into `Ciudad`(`Nombre`,`Codigo`) values('Ortega','73504');">
            <text:p>insert into `Ciudad`(`Nombre`,`Codigo`) values('Ortega','73504');</text:p>
          </table:table-cell>
          <table:table-cell table:formula="of:=CONCATENATE(&quot;new Ciudad{Codigo=&quot;&quot;&quot;;[.H635];&quot;&quot;&quot;,Nombre=&quot;&quot;&quot;;[.I635];&quot;&quot;&quot;},&quot;)" office:value-type="string" office:string-value="new Ciudad{Codigo=&quot;73504&quot;,Nombre=&quot;Ortega&quot;},">
            <text:p>new Ciudad{Codigo="73504",Nombre="Ortega"},</text:p>
          </table:table-cell>
          <table:table-cell table:formula="of:=LEN([.B635])" office:value-type="float" office:value="6">
            <text:p>6</text:p>
          </table:table-cell>
        </table:table-row>
        <table:table-row table:style-name="ro2">
          <table:table-cell table:style-name="ce1" office:value-type="float" office:value="52506">
            <text:p>52506</text:p>
          </table:table-cell>
          <table:table-cell table:style-name="ce2" office:value-type="string">
            <text:p>OSPINA</text:p>
          </table:table-cell>
          <table:table-cell table:style-name="ce1" office:value-type="string">
            <text:p>Nariño</text:p>
          </table:table-cell>
          <table:table-cell table:formula="of:=LOWER([.B636])" office:value-type="string" office:string-value="ospina">
            <text:p>ospina</text:p>
          </table:table-cell>
          <table:table-cell table:formula="of:=PROPER([.D636])" office:value-type="string" office:string-value="Ospina">
            <text:p>Ospina</text:p>
          </table:table-cell>
          <table:table-cell table:formula="of:=LEN([.A636])" office:value-type="float" office:value="5">
            <text:p>5</text:p>
          </table:table-cell>
          <table:table-cell table:formula="of:=IF([.F636]=5;[.A636];CONCATENATE(&quot;0&quot;;[.A636]))" office:value-type="float" office:value="52506">
            <text:p>52506</text:p>
          </table:table-cell>
          <table:table-cell office:value-type="float" office:value="52506">
            <text:p>52506</text:p>
          </table:table-cell>
          <table:table-cell office:value-type="string">
            <text:p>Ospina</text:p>
          </table:table-cell>
          <table:table-cell table:formula="of:=(CONCATENATE(&quot;insert into `Ciudad`(`Nombre`,`Codigo`) values('&quot;;[.I636];&quot;','&quot;;[.H636];&quot;');&quot;))" office:value-type="string" office:string-value="insert into `Ciudad`(`Nombre`,`Codigo`) values('Ospina','52506');">
            <text:p>insert into `Ciudad`(`Nombre`,`Codigo`) values('Ospina','52506');</text:p>
          </table:table-cell>
          <table:table-cell table:formula="of:=CONCATENATE(&quot;new Ciudad{Codigo=&quot;&quot;&quot;;[.H636];&quot;&quot;&quot;,Nombre=&quot;&quot;&quot;;[.I636];&quot;&quot;&quot;},&quot;)" office:value-type="string" office:string-value="new Ciudad{Codigo=&quot;52506&quot;,Nombre=&quot;Ospina&quot;},">
            <text:p>new Ciudad{Codigo="52506",Nombre="Ospina"},</text:p>
          </table:table-cell>
          <table:table-cell table:formula="of:=LEN([.B636])" office:value-type="float" office:value="6">
            <text:p>6</text:p>
          </table:table-cell>
        </table:table-row>
        <table:table-row table:style-name="ro2">
          <table:table-cell table:style-name="ce1" office:value-type="float" office:value="15507">
            <text:p>15507</text:p>
          </table:table-cell>
          <table:table-cell table:style-name="ce2" office:value-type="string">
            <text:p>OTANCHE</text:p>
          </table:table-cell>
          <table:table-cell table:style-name="ce1" office:value-type="string">
            <text:p>Boyacá</text:p>
          </table:table-cell>
          <table:table-cell table:formula="of:=LOWER([.B637])" office:value-type="string" office:string-value="otanche">
            <text:p>otanche</text:p>
          </table:table-cell>
          <table:table-cell table:formula="of:=PROPER([.D637])" office:value-type="string" office:string-value="Otanche">
            <text:p>Otanche</text:p>
          </table:table-cell>
          <table:table-cell table:formula="of:=LEN([.A637])" office:value-type="float" office:value="5">
            <text:p>5</text:p>
          </table:table-cell>
          <table:table-cell table:formula="of:=IF([.F637]=5;[.A637];CONCATENATE(&quot;0&quot;;[.A637]))" office:value-type="float" office:value="15507">
            <text:p>15507</text:p>
          </table:table-cell>
          <table:table-cell office:value-type="float" office:value="15507">
            <text:p>15507</text:p>
          </table:table-cell>
          <table:table-cell office:value-type="string">
            <text:p>Otanche</text:p>
          </table:table-cell>
          <table:table-cell table:formula="of:=(CONCATENATE(&quot;insert into `Ciudad`(`Nombre`,`Codigo`) values('&quot;;[.I637];&quot;','&quot;;[.H637];&quot;');&quot;))" office:value-type="string" office:string-value="insert into `Ciudad`(`Nombre`,`Codigo`) values('Otanche','15507');">
            <text:p>insert into `Ciudad`(`Nombre`,`Codigo`) values('Otanche','15507');</text:p>
          </table:table-cell>
          <table:table-cell table:formula="of:=CONCATENATE(&quot;new Ciudad{Codigo=&quot;&quot;&quot;;[.H637];&quot;&quot;&quot;,Nombre=&quot;&quot;&quot;;[.I637];&quot;&quot;&quot;},&quot;)" office:value-type="string" office:string-value="new Ciudad{Codigo=&quot;15507&quot;,Nombre=&quot;Otanche&quot;},">
            <text:p>new Ciudad{Codigo="15507",Nombre="Otanche"},</text:p>
          </table:table-cell>
          <table:table-cell table:formula="of:=LEN([.B637])" office:value-type="float" office:value="7">
            <text:p>7</text:p>
          </table:table-cell>
        </table:table-row>
        <table:table-row table:style-name="ro2">
          <table:table-cell table:style-name="ce1" office:value-type="float" office:value="70508">
            <text:p>70508</text:p>
          </table:table-cell>
          <table:table-cell table:style-name="ce2" office:value-type="string">
            <text:p>OVEJAS</text:p>
          </table:table-cell>
          <table:table-cell table:style-name="ce1" office:value-type="string">
            <text:p>Sucre</text:p>
          </table:table-cell>
          <table:table-cell table:formula="of:=LOWER([.B638])" office:value-type="string" office:string-value="ovejas">
            <text:p>ovejas</text:p>
          </table:table-cell>
          <table:table-cell table:formula="of:=PROPER([.D638])" office:value-type="string" office:string-value="Ovejas">
            <text:p>Ovejas</text:p>
          </table:table-cell>
          <table:table-cell table:formula="of:=LEN([.A638])" office:value-type="float" office:value="5">
            <text:p>5</text:p>
          </table:table-cell>
          <table:table-cell table:formula="of:=IF([.F638]=5;[.A638];CONCATENATE(&quot;0&quot;;[.A638]))" office:value-type="float" office:value="70508">
            <text:p>70508</text:p>
          </table:table-cell>
          <table:table-cell office:value-type="float" office:value="70508">
            <text:p>70508</text:p>
          </table:table-cell>
          <table:table-cell office:value-type="string">
            <text:p>Ovejas</text:p>
          </table:table-cell>
          <table:table-cell table:formula="of:=(CONCATENATE(&quot;insert into `Ciudad`(`Nombre`,`Codigo`) values('&quot;;[.I638];&quot;','&quot;;[.H638];&quot;');&quot;))" office:value-type="string" office:string-value="insert into `Ciudad`(`Nombre`,`Codigo`) values('Ovejas','70508');">
            <text:p>insert into `Ciudad`(`Nombre`,`Codigo`) values('Ovejas','70508');</text:p>
          </table:table-cell>
          <table:table-cell table:formula="of:=CONCATENATE(&quot;new Ciudad{Codigo=&quot;&quot;&quot;;[.H638];&quot;&quot;&quot;,Nombre=&quot;&quot;&quot;;[.I638];&quot;&quot;&quot;},&quot;)" office:value-type="string" office:string-value="new Ciudad{Codigo=&quot;70508&quot;,Nombre=&quot;Ovejas&quot;},">
            <text:p>new Ciudad{Codigo="70508",Nombre="Ovejas"},</text:p>
          </table:table-cell>
          <table:table-cell table:formula="of:=LEN([.B638])" office:value-type="float" office:value="6">
            <text:p>6</text:p>
          </table:table-cell>
        </table:table-row>
        <table:table-row table:style-name="ro2">
          <table:table-cell table:style-name="ce1" office:value-type="float" office:value="15511">
            <text:p>15511</text:p>
          </table:table-cell>
          <table:table-cell table:style-name="ce2" office:value-type="string">
            <text:p>PACHAVITA</text:p>
          </table:table-cell>
          <table:table-cell table:style-name="ce1" office:value-type="string">
            <text:p>Boyacá</text:p>
          </table:table-cell>
          <table:table-cell table:formula="of:=LOWER([.B639])" office:value-type="string" office:string-value="pachavita">
            <text:p>pachavita</text:p>
          </table:table-cell>
          <table:table-cell table:formula="of:=PROPER([.D639])" office:value-type="string" office:string-value="Pachavita">
            <text:p>Pachavita</text:p>
          </table:table-cell>
          <table:table-cell table:formula="of:=LEN([.A639])" office:value-type="float" office:value="5">
            <text:p>5</text:p>
          </table:table-cell>
          <table:table-cell table:formula="of:=IF([.F639]=5;[.A639];CONCATENATE(&quot;0&quot;;[.A639]))" office:value-type="float" office:value="15511">
            <text:p>15511</text:p>
          </table:table-cell>
          <table:table-cell office:value-type="float" office:value="15511">
            <text:p>15511</text:p>
          </table:table-cell>
          <table:table-cell office:value-type="string">
            <text:p>Pachavita</text:p>
          </table:table-cell>
          <table:table-cell table:formula="of:=(CONCATENATE(&quot;insert into `Ciudad`(`Nombre`,`Codigo`) values('&quot;;[.I639];&quot;','&quot;;[.H639];&quot;');&quot;))" office:value-type="string" office:string-value="insert into `Ciudad`(`Nombre`,`Codigo`) values('Pachavita','15511');">
            <text:p>insert into `Ciudad`(`Nombre`,`Codigo`) values('Pachavita','15511');</text:p>
          </table:table-cell>
          <table:table-cell table:formula="of:=CONCATENATE(&quot;new Ciudad{Codigo=&quot;&quot;&quot;;[.H639];&quot;&quot;&quot;,Nombre=&quot;&quot;&quot;;[.I639];&quot;&quot;&quot;},&quot;)" office:value-type="string" office:string-value="new Ciudad{Codigo=&quot;15511&quot;,Nombre=&quot;Pachavita&quot;},">
            <text:p>new Ciudad{Codigo="15511",Nombre="Pachavita"},</text:p>
          </table:table-cell>
          <table:table-cell table:formula="of:=LEN([.B639])" office:value-type="float" office:value="9">
            <text:p>9</text:p>
          </table:table-cell>
        </table:table-row>
        <table:table-row table:style-name="ro2">
          <table:table-cell table:style-name="ce1" office:value-type="float" office:value="25513">
            <text:p>25513</text:p>
          </table:table-cell>
          <table:table-cell table:style-name="ce2" office:value-type="string">
            <text:p>PACHO</text:p>
          </table:table-cell>
          <table:table-cell table:style-name="ce1" office:value-type="string">
            <text:p>Cundinamarca</text:p>
          </table:table-cell>
          <table:table-cell table:formula="of:=LOWER([.B640])" office:value-type="string" office:string-value="pacho">
            <text:p>pacho</text:p>
          </table:table-cell>
          <table:table-cell table:formula="of:=PROPER([.D640])" office:value-type="string" office:string-value="Pacho">
            <text:p>Pacho</text:p>
          </table:table-cell>
          <table:table-cell table:formula="of:=LEN([.A640])" office:value-type="float" office:value="5">
            <text:p>5</text:p>
          </table:table-cell>
          <table:table-cell table:formula="of:=IF([.F640]=5;[.A640];CONCATENATE(&quot;0&quot;;[.A640]))" office:value-type="float" office:value="25513">
            <text:p>25513</text:p>
          </table:table-cell>
          <table:table-cell office:value-type="float" office:value="25513">
            <text:p>25513</text:p>
          </table:table-cell>
          <table:table-cell office:value-type="string">
            <text:p>Pacho</text:p>
          </table:table-cell>
          <table:table-cell table:formula="of:=(CONCATENATE(&quot;insert into `Ciudad`(`Nombre`,`Codigo`) values('&quot;;[.I640];&quot;','&quot;;[.H640];&quot;');&quot;))" office:value-type="string" office:string-value="insert into `Ciudad`(`Nombre`,`Codigo`) values('Pacho','25513');">
            <text:p>insert into `Ciudad`(`Nombre`,`Codigo`) values('Pacho','25513');</text:p>
          </table:table-cell>
          <table:table-cell table:formula="of:=CONCATENATE(&quot;new Ciudad{Codigo=&quot;&quot;&quot;;[.H640];&quot;&quot;&quot;,Nombre=&quot;&quot;&quot;;[.I640];&quot;&quot;&quot;},&quot;)" office:value-type="string" office:string-value="new Ciudad{Codigo=&quot;25513&quot;,Nombre=&quot;Pacho&quot;},">
            <text:p>new Ciudad{Codigo="25513",Nombre="Pacho"},</text:p>
          </table:table-cell>
          <table:table-cell table:formula="of:=LEN([.B640])" office:value-type="float" office:value="5">
            <text:p>5</text:p>
          </table:table-cell>
        </table:table-row>
        <table:table-row table:style-name="ro2">
          <table:table-cell table:style-name="ce1" office:value-type="float" office:value="97511">
            <text:p>97511</text:p>
          </table:table-cell>
          <table:table-cell table:style-name="ce2" office:value-type="string">
            <text:p>PACOA</text:p>
          </table:table-cell>
          <table:table-cell table:style-name="ce1" office:value-type="string">
            <text:p>Vaupés</text:p>
          </table:table-cell>
          <table:table-cell table:formula="of:=LOWER([.B641])" office:value-type="string" office:string-value="pacoa">
            <text:p>pacoa</text:p>
          </table:table-cell>
          <table:table-cell table:formula="of:=PROPER([.D641])" office:value-type="string" office:string-value="Pacoa">
            <text:p>Pacoa</text:p>
          </table:table-cell>
          <table:table-cell table:formula="of:=LEN([.A641])" office:value-type="float" office:value="5">
            <text:p>5</text:p>
          </table:table-cell>
          <table:table-cell table:formula="of:=IF([.F641]=5;[.A641];CONCATENATE(&quot;0&quot;;[.A641]))" office:value-type="float" office:value="97511">
            <text:p>97511</text:p>
          </table:table-cell>
          <table:table-cell office:value-type="float" office:value="97511">
            <text:p>97511</text:p>
          </table:table-cell>
          <table:table-cell office:value-type="string">
            <text:p>Pacoa</text:p>
          </table:table-cell>
          <table:table-cell table:formula="of:=(CONCATENATE(&quot;insert into `Ciudad`(`Nombre`,`Codigo`) values('&quot;;[.I641];&quot;','&quot;;[.H641];&quot;');&quot;))" office:value-type="string" office:string-value="insert into `Ciudad`(`Nombre`,`Codigo`) values('Pacoa','97511');">
            <text:p>insert into `Ciudad`(`Nombre`,`Codigo`) values('Pacoa','97511');</text:p>
          </table:table-cell>
          <table:table-cell table:formula="of:=CONCATENATE(&quot;new Ciudad{Codigo=&quot;&quot;&quot;;[.H641];&quot;&quot;&quot;,Nombre=&quot;&quot;&quot;;[.I641];&quot;&quot;&quot;},&quot;)" office:value-type="string" office:string-value="new Ciudad{Codigo=&quot;97511&quot;,Nombre=&quot;Pacoa&quot;},">
            <text:p>new Ciudad{Codigo="97511",Nombre="Pacoa"},</text:p>
          </table:table-cell>
          <table:table-cell table:formula="of:=LEN([.B641])" office:value-type="float" office:value="5">
            <text:p>5</text:p>
          </table:table-cell>
        </table:table-row>
        <table:table-row table:style-name="ro2">
          <table:table-cell table:style-name="ce1" office:value-type="float" office:value="17513">
            <text:p>17513</text:p>
          </table:table-cell>
          <table:table-cell table:style-name="ce2" office:value-type="string">
            <text:p>PÁCORA</text:p>
          </table:table-cell>
          <table:table-cell table:style-name="ce1" office:value-type="string">
            <text:p>Caldas</text:p>
          </table:table-cell>
          <table:table-cell table:formula="of:=LOWER([.B642])" office:value-type="string" office:string-value="pácora">
            <text:p>pácora</text:p>
          </table:table-cell>
          <table:table-cell table:formula="of:=PROPER([.D642])" office:value-type="string" office:string-value="Pácora">
            <text:p>Pácora</text:p>
          </table:table-cell>
          <table:table-cell table:formula="of:=LEN([.A642])" office:value-type="float" office:value="5">
            <text:p>5</text:p>
          </table:table-cell>
          <table:table-cell table:formula="of:=IF([.F642]=5;[.A642];CONCATENATE(&quot;0&quot;;[.A642]))" office:value-type="float" office:value="17513">
            <text:p>17513</text:p>
          </table:table-cell>
          <table:table-cell office:value-type="float" office:value="17513">
            <text:p>17513</text:p>
          </table:table-cell>
          <table:table-cell office:value-type="string">
            <text:p>Pácora</text:p>
          </table:table-cell>
          <table:table-cell table:formula="of:=(CONCATENATE(&quot;insert into `Ciudad`(`Nombre`,`Codigo`) values('&quot;;[.I642];&quot;','&quot;;[.H642];&quot;');&quot;))" office:value-type="string" office:string-value="insert into `Ciudad`(`Nombre`,`Codigo`) values('Pácora','17513');">
            <text:p>insert into `Ciudad`(`Nombre`,`Codigo`) values('Pácora','17513');</text:p>
          </table:table-cell>
          <table:table-cell table:formula="of:=CONCATENATE(&quot;new Ciudad{Codigo=&quot;&quot;&quot;;[.H642];&quot;&quot;&quot;,Nombre=&quot;&quot;&quot;;[.I642];&quot;&quot;&quot;},&quot;)" office:value-type="string" office:string-value="new Ciudad{Codigo=&quot;17513&quot;,Nombre=&quot;Pácora&quot;},">
            <text:p>new Ciudad{Codigo="17513",Nombre="Pácora"},</text:p>
          </table:table-cell>
          <table:table-cell table:formula="of:=LEN([.B642])" office:value-type="float" office:value="6">
            <text:p>6</text:p>
          </table:table-cell>
        </table:table-row>
        <table:table-row table:style-name="ro2">
          <table:table-cell table:style-name="ce1" office:value-type="float" office:value="19513">
            <text:p>19513</text:p>
          </table:table-cell>
          <table:table-cell table:style-name="ce2" office:value-type="string">
            <text:p>PADILLA</text:p>
          </table:table-cell>
          <table:table-cell table:style-name="ce1" office:value-type="string">
            <text:p>Cauca</text:p>
          </table:table-cell>
          <table:table-cell table:formula="of:=LOWER([.B643])" office:value-type="string" office:string-value="padilla">
            <text:p>padilla</text:p>
          </table:table-cell>
          <table:table-cell table:formula="of:=PROPER([.D643])" office:value-type="string" office:string-value="Padilla">
            <text:p>Padilla</text:p>
          </table:table-cell>
          <table:table-cell table:formula="of:=LEN([.A643])" office:value-type="float" office:value="5">
            <text:p>5</text:p>
          </table:table-cell>
          <table:table-cell table:formula="of:=IF([.F643]=5;[.A643];CONCATENATE(&quot;0&quot;;[.A643]))" office:value-type="float" office:value="19513">
            <text:p>19513</text:p>
          </table:table-cell>
          <table:table-cell office:value-type="float" office:value="19513">
            <text:p>19513</text:p>
          </table:table-cell>
          <table:table-cell office:value-type="string">
            <text:p>Padilla</text:p>
          </table:table-cell>
          <table:table-cell table:formula="of:=(CONCATENATE(&quot;insert into `Ciudad`(`Nombre`,`Codigo`) values('&quot;;[.I643];&quot;','&quot;;[.H643];&quot;');&quot;))" office:value-type="string" office:string-value="insert into `Ciudad`(`Nombre`,`Codigo`) values('Padilla','19513');">
            <text:p>insert into `Ciudad`(`Nombre`,`Codigo`) values('Padilla','19513');</text:p>
          </table:table-cell>
          <table:table-cell table:formula="of:=CONCATENATE(&quot;new Ciudad{Codigo=&quot;&quot;&quot;;[.H643];&quot;&quot;&quot;,Nombre=&quot;&quot;&quot;;[.I643];&quot;&quot;&quot;},&quot;)" office:value-type="string" office:string-value="new Ciudad{Codigo=&quot;19513&quot;,Nombre=&quot;Padilla&quot;},">
            <text:p>new Ciudad{Codigo="19513",Nombre="Padilla"},</text:p>
          </table:table-cell>
          <table:table-cell table:formula="of:=LEN([.B643])" office:value-type="float" office:value="7">
            <text:p>7</text:p>
          </table:table-cell>
        </table:table-row>
        <table:table-row table:style-name="ro2">
          <table:table-cell table:style-name="ce1" office:value-type="float" office:value="19517">
            <text:p>19517</text:p>
          </table:table-cell>
          <table:table-cell table:style-name="ce2" office:value-type="string">
            <text:p>PAEZ</text:p>
          </table:table-cell>
          <table:table-cell table:style-name="ce1" office:value-type="string">
            <text:p>Cauca</text:p>
          </table:table-cell>
          <table:table-cell table:formula="of:=LOWER([.B644])" office:value-type="string" office:string-value="paez">
            <text:p>paez</text:p>
          </table:table-cell>
          <table:table-cell table:formula="of:=PROPER([.D644])" office:value-type="string" office:string-value="Paez">
            <text:p>Paez</text:p>
          </table:table-cell>
          <table:table-cell table:formula="of:=LEN([.A644])" office:value-type="float" office:value="5">
            <text:p>5</text:p>
          </table:table-cell>
          <table:table-cell table:formula="of:=IF([.F644]=5;[.A644];CONCATENATE(&quot;0&quot;;[.A644]))" office:value-type="float" office:value="19517">
            <text:p>19517</text:p>
          </table:table-cell>
          <table:table-cell office:value-type="float" office:value="19517">
            <text:p>19517</text:p>
          </table:table-cell>
          <table:table-cell office:value-type="string">
            <text:p>Paez</text:p>
          </table:table-cell>
          <table:table-cell table:formula="of:=(CONCATENATE(&quot;insert into `Ciudad`(`Nombre`,`Codigo`) values('&quot;;[.I644];&quot;','&quot;;[.H644];&quot;');&quot;))" office:value-type="string" office:string-value="insert into `Ciudad`(`Nombre`,`Codigo`) values('Paez','19517');">
            <text:p>insert into `Ciudad`(`Nombre`,`Codigo`) values('Paez','19517');</text:p>
          </table:table-cell>
          <table:table-cell table:formula="of:=CONCATENATE(&quot;new Ciudad{Codigo=&quot;&quot;&quot;;[.H644];&quot;&quot;&quot;,Nombre=&quot;&quot;&quot;;[.I644];&quot;&quot;&quot;},&quot;)" office:value-type="string" office:string-value="new Ciudad{Codigo=&quot;19517&quot;,Nombre=&quot;Paez&quot;},">
            <text:p>new Ciudad{Codigo="19517",Nombre="Paez"},</text:p>
          </table:table-cell>
          <table:table-cell table:formula="of:=LEN([.B644])" office:value-type="float" office:value="4">
            <text:p>4</text:p>
          </table:table-cell>
        </table:table-row>
        <table:table-row table:style-name="ro2">
          <table:table-cell table:style-name="ce1" office:value-type="float" office:value="15514">
            <text:p>15514</text:p>
          </table:table-cell>
          <table:table-cell table:style-name="ce2" office:value-type="string">
            <text:p>PÁEZ</text:p>
          </table:table-cell>
          <table:table-cell table:style-name="ce1" office:value-type="string">
            <text:p>Boyacá</text:p>
          </table:table-cell>
          <table:table-cell table:formula="of:=LOWER([.B645])" office:value-type="string" office:string-value="páez">
            <text:p>páez</text:p>
          </table:table-cell>
          <table:table-cell table:formula="of:=PROPER([.D645])" office:value-type="string" office:string-value="Páez">
            <text:p>Páez</text:p>
          </table:table-cell>
          <table:table-cell table:formula="of:=LEN([.A645])" office:value-type="float" office:value="5">
            <text:p>5</text:p>
          </table:table-cell>
          <table:table-cell table:formula="of:=IF([.F645]=5;[.A645];CONCATENATE(&quot;0&quot;;[.A645]))" office:value-type="float" office:value="15514">
            <text:p>15514</text:p>
          </table:table-cell>
          <table:table-cell office:value-type="float" office:value="15514">
            <text:p>15514</text:p>
          </table:table-cell>
          <table:table-cell office:value-type="string">
            <text:p>Páez</text:p>
          </table:table-cell>
          <table:table-cell table:formula="of:=(CONCATENATE(&quot;insert into `Ciudad`(`Nombre`,`Codigo`) values('&quot;;[.I645];&quot;','&quot;;[.H645];&quot;');&quot;))" office:value-type="string" office:string-value="insert into `Ciudad`(`Nombre`,`Codigo`) values('Páez','15514');">
            <text:p>insert into `Ciudad`(`Nombre`,`Codigo`) values('Páez','15514');</text:p>
          </table:table-cell>
          <table:table-cell table:formula="of:=CONCATENATE(&quot;new Ciudad{Codigo=&quot;&quot;&quot;;[.H645];&quot;&quot;&quot;,Nombre=&quot;&quot;&quot;;[.I645];&quot;&quot;&quot;},&quot;)" office:value-type="string" office:string-value="new Ciudad{Codigo=&quot;15514&quot;,Nombre=&quot;Páez&quot;},">
            <text:p>new Ciudad{Codigo="15514",Nombre="Páez"},</text:p>
          </table:table-cell>
          <table:table-cell table:formula="of:=LEN([.B645])" office:value-type="float" office:value="4">
            <text:p>4</text:p>
          </table:table-cell>
        </table:table-row>
        <table:table-row table:style-name="ro2">
          <table:table-cell table:style-name="ce1" office:value-type="float" office:value="41518">
            <text:p>41518</text:p>
          </table:table-cell>
          <table:table-cell table:style-name="ce2" office:value-type="string">
            <text:p>PAICOL</text:p>
          </table:table-cell>
          <table:table-cell table:style-name="ce1" office:value-type="string">
            <text:p>Huila</text:p>
          </table:table-cell>
          <table:table-cell table:formula="of:=LOWER([.B646])" office:value-type="string" office:string-value="paicol">
            <text:p>paicol</text:p>
          </table:table-cell>
          <table:table-cell table:formula="of:=PROPER([.D646])" office:value-type="string" office:string-value="Paicol">
            <text:p>Paicol</text:p>
          </table:table-cell>
          <table:table-cell table:formula="of:=LEN([.A646])" office:value-type="float" office:value="5">
            <text:p>5</text:p>
          </table:table-cell>
          <table:table-cell table:formula="of:=IF([.F646]=5;[.A646];CONCATENATE(&quot;0&quot;;[.A646]))" office:value-type="float" office:value="41518">
            <text:p>41518</text:p>
          </table:table-cell>
          <table:table-cell office:value-type="float" office:value="41518">
            <text:p>41518</text:p>
          </table:table-cell>
          <table:table-cell office:value-type="string">
            <text:p>Paicol</text:p>
          </table:table-cell>
          <table:table-cell table:formula="of:=(CONCATENATE(&quot;insert into `Ciudad`(`Nombre`,`Codigo`) values('&quot;;[.I646];&quot;','&quot;;[.H646];&quot;');&quot;))" office:value-type="string" office:string-value="insert into `Ciudad`(`Nombre`,`Codigo`) values('Paicol','41518');">
            <text:p>insert into `Ciudad`(`Nombre`,`Codigo`) values('Paicol','41518');</text:p>
          </table:table-cell>
          <table:table-cell table:formula="of:=CONCATENATE(&quot;new Ciudad{Codigo=&quot;&quot;&quot;;[.H646];&quot;&quot;&quot;,Nombre=&quot;&quot;&quot;;[.I646];&quot;&quot;&quot;},&quot;)" office:value-type="string" office:string-value="new Ciudad{Codigo=&quot;41518&quot;,Nombre=&quot;Paicol&quot;},">
            <text:p>new Ciudad{Codigo="41518",Nombre="Paicol"},</text:p>
          </table:table-cell>
          <table:table-cell table:formula="of:=LEN([.B646])" office:value-type="float" office:value="6">
            <text:p>6</text:p>
          </table:table-cell>
        </table:table-row>
        <table:table-row table:style-name="ro2">
          <table:table-cell table:style-name="ce1" office:value-type="float" office:value="20517">
            <text:p>20517</text:p>
          </table:table-cell>
          <table:table-cell table:style-name="ce2" office:value-type="string">
            <text:p>PAILITAS</text:p>
          </table:table-cell>
          <table:table-cell table:style-name="ce1" office:value-type="string">
            <text:p>Cesar</text:p>
          </table:table-cell>
          <table:table-cell table:formula="of:=LOWER([.B647])" office:value-type="string" office:string-value="pailitas">
            <text:p>pailitas</text:p>
          </table:table-cell>
          <table:table-cell table:formula="of:=PROPER([.D647])" office:value-type="string" office:string-value="Pailitas">
            <text:p>Pailitas</text:p>
          </table:table-cell>
          <table:table-cell table:formula="of:=LEN([.A647])" office:value-type="float" office:value="5">
            <text:p>5</text:p>
          </table:table-cell>
          <table:table-cell table:formula="of:=IF([.F647]=5;[.A647];CONCATENATE(&quot;0&quot;;[.A647]))" office:value-type="float" office:value="20517">
            <text:p>20517</text:p>
          </table:table-cell>
          <table:table-cell office:value-type="float" office:value="20517">
            <text:p>20517</text:p>
          </table:table-cell>
          <table:table-cell office:value-type="string">
            <text:p>Pailitas</text:p>
          </table:table-cell>
          <table:table-cell table:formula="of:=(CONCATENATE(&quot;insert into `Ciudad`(`Nombre`,`Codigo`) values('&quot;;[.I647];&quot;','&quot;;[.H647];&quot;');&quot;))" office:value-type="string" office:string-value="insert into `Ciudad`(`Nombre`,`Codigo`) values('Pailitas','20517');">
            <text:p>insert into `Ciudad`(`Nombre`,`Codigo`) values('Pailitas','20517');</text:p>
          </table:table-cell>
          <table:table-cell table:formula="of:=CONCATENATE(&quot;new Ciudad{Codigo=&quot;&quot;&quot;;[.H647];&quot;&quot;&quot;,Nombre=&quot;&quot;&quot;;[.I647];&quot;&quot;&quot;},&quot;)" office:value-type="string" office:string-value="new Ciudad{Codigo=&quot;20517&quot;,Nombre=&quot;Pailitas&quot;},">
            <text:p>new Ciudad{Codigo="20517",Nombre="Pailitas"},</text:p>
          </table:table-cell>
          <table:table-cell table:formula="of:=LEN([.B647])" office:value-type="float" office:value="8">
            <text:p>8</text:p>
          </table:table-cell>
        </table:table-row>
        <table:table-row table:style-name="ro2">
          <table:table-cell table:style-name="ce1" office:value-type="float" office:value="25518">
            <text:p>25518</text:p>
          </table:table-cell>
          <table:table-cell table:style-name="ce2" office:value-type="string">
            <text:p>PAIME</text:p>
          </table:table-cell>
          <table:table-cell table:style-name="ce1" office:value-type="string">
            <text:p>Cundinamarca</text:p>
          </table:table-cell>
          <table:table-cell table:formula="of:=LOWER([.B648])" office:value-type="string" office:string-value="paime">
            <text:p>paime</text:p>
          </table:table-cell>
          <table:table-cell table:formula="of:=PROPER([.D648])" office:value-type="string" office:string-value="Paime">
            <text:p>Paime</text:p>
          </table:table-cell>
          <table:table-cell table:formula="of:=LEN([.A648])" office:value-type="float" office:value="5">
            <text:p>5</text:p>
          </table:table-cell>
          <table:table-cell table:formula="of:=IF([.F648]=5;[.A648];CONCATENATE(&quot;0&quot;;[.A648]))" office:value-type="float" office:value="25518">
            <text:p>25518</text:p>
          </table:table-cell>
          <table:table-cell office:value-type="float" office:value="25518">
            <text:p>25518</text:p>
          </table:table-cell>
          <table:table-cell office:value-type="string">
            <text:p>Paime</text:p>
          </table:table-cell>
          <table:table-cell table:formula="of:=(CONCATENATE(&quot;insert into `Ciudad`(`Nombre`,`Codigo`) values('&quot;;[.I648];&quot;','&quot;;[.H648];&quot;');&quot;))" office:value-type="string" office:string-value="insert into `Ciudad`(`Nombre`,`Codigo`) values('Paime','25518');">
            <text:p>insert into `Ciudad`(`Nombre`,`Codigo`) values('Paime','25518');</text:p>
          </table:table-cell>
          <table:table-cell table:formula="of:=CONCATENATE(&quot;new Ciudad{Codigo=&quot;&quot;&quot;;[.H648];&quot;&quot;&quot;,Nombre=&quot;&quot;&quot;;[.I648];&quot;&quot;&quot;},&quot;)" office:value-type="string" office:string-value="new Ciudad{Codigo=&quot;25518&quot;,Nombre=&quot;Paime&quot;},">
            <text:p>new Ciudad{Codigo="25518",Nombre="Paime"},</text:p>
          </table:table-cell>
          <table:table-cell table:formula="of:=LEN([.B648])" office:value-type="float" office:value="5">
            <text:p>5</text:p>
          </table:table-cell>
        </table:table-row>
        <table:table-row table:style-name="ro2">
          <table:table-cell table:style-name="ce1" office:value-type="float" office:value="15516">
            <text:p>15516</text:p>
          </table:table-cell>
          <table:table-cell table:style-name="ce2" office:value-type="string">
            <text:p>PAIPA</text:p>
          </table:table-cell>
          <table:table-cell table:style-name="ce1" office:value-type="string">
            <text:p>Boyacá</text:p>
          </table:table-cell>
          <table:table-cell table:formula="of:=LOWER([.B649])" office:value-type="string" office:string-value="paipa">
            <text:p>paipa</text:p>
          </table:table-cell>
          <table:table-cell table:formula="of:=PROPER([.D649])" office:value-type="string" office:string-value="Paipa">
            <text:p>Paipa</text:p>
          </table:table-cell>
          <table:table-cell table:formula="of:=LEN([.A649])" office:value-type="float" office:value="5">
            <text:p>5</text:p>
          </table:table-cell>
          <table:table-cell table:formula="of:=IF([.F649]=5;[.A649];CONCATENATE(&quot;0&quot;;[.A649]))" office:value-type="float" office:value="15516">
            <text:p>15516</text:p>
          </table:table-cell>
          <table:table-cell office:value-type="float" office:value="15516">
            <text:p>15516</text:p>
          </table:table-cell>
          <table:table-cell office:value-type="string">
            <text:p>Paipa</text:p>
          </table:table-cell>
          <table:table-cell table:formula="of:=(CONCATENATE(&quot;insert into `Ciudad`(`Nombre`,`Codigo`) values('&quot;;[.I649];&quot;','&quot;;[.H649];&quot;');&quot;))" office:value-type="string" office:string-value="insert into `Ciudad`(`Nombre`,`Codigo`) values('Paipa','15516');">
            <text:p>insert into `Ciudad`(`Nombre`,`Codigo`) values('Paipa','15516');</text:p>
          </table:table-cell>
          <table:table-cell table:formula="of:=CONCATENATE(&quot;new Ciudad{Codigo=&quot;&quot;&quot;;[.H649];&quot;&quot;&quot;,Nombre=&quot;&quot;&quot;;[.I649];&quot;&quot;&quot;},&quot;)" office:value-type="string" office:string-value="new Ciudad{Codigo=&quot;15516&quot;,Nombre=&quot;Paipa&quot;},">
            <text:p>new Ciudad{Codigo="15516",Nombre="Paipa"},</text:p>
          </table:table-cell>
          <table:table-cell table:formula="of:=LEN([.B649])" office:value-type="float" office:value="5">
            <text:p>5</text:p>
          </table:table-cell>
        </table:table-row>
        <table:table-row table:style-name="ro2">
          <table:table-cell table:style-name="ce1" office:value-type="float" office:value="15518">
            <text:p>15518</text:p>
          </table:table-cell>
          <table:table-cell table:style-name="ce2" office:value-type="string">
            <text:p>PAJARITO</text:p>
          </table:table-cell>
          <table:table-cell table:style-name="ce1" office:value-type="string">
            <text:p>Boyacá</text:p>
          </table:table-cell>
          <table:table-cell table:formula="of:=LOWER([.B650])" office:value-type="string" office:string-value="pajarito">
            <text:p>pajarito</text:p>
          </table:table-cell>
          <table:table-cell table:formula="of:=PROPER([.D650])" office:value-type="string" office:string-value="Pajarito">
            <text:p>Pajarito</text:p>
          </table:table-cell>
          <table:table-cell table:formula="of:=LEN([.A650])" office:value-type="float" office:value="5">
            <text:p>5</text:p>
          </table:table-cell>
          <table:table-cell table:formula="of:=IF([.F650]=5;[.A650];CONCATENATE(&quot;0&quot;;[.A650]))" office:value-type="float" office:value="15518">
            <text:p>15518</text:p>
          </table:table-cell>
          <table:table-cell office:value-type="float" office:value="15518">
            <text:p>15518</text:p>
          </table:table-cell>
          <table:table-cell office:value-type="string">
            <text:p>Pajarito</text:p>
          </table:table-cell>
          <table:table-cell table:formula="of:=(CONCATENATE(&quot;insert into `Ciudad`(`Nombre`,`Codigo`) values('&quot;;[.I650];&quot;','&quot;;[.H650];&quot;');&quot;))" office:value-type="string" office:string-value="insert into `Ciudad`(`Nombre`,`Codigo`) values('Pajarito','15518');">
            <text:p>insert into `Ciudad`(`Nombre`,`Codigo`) values('Pajarito','15518');</text:p>
          </table:table-cell>
          <table:table-cell table:formula="of:=CONCATENATE(&quot;new Ciudad{Codigo=&quot;&quot;&quot;;[.H650];&quot;&quot;&quot;,Nombre=&quot;&quot;&quot;;[.I650];&quot;&quot;&quot;},&quot;)" office:value-type="string" office:string-value="new Ciudad{Codigo=&quot;15518&quot;,Nombre=&quot;Pajarito&quot;},">
            <text:p>new Ciudad{Codigo="15518",Nombre="Pajarito"},</text:p>
          </table:table-cell>
          <table:table-cell table:formula="of:=LEN([.B650])" office:value-type="float" office:value="8">
            <text:p>8</text:p>
          </table:table-cell>
        </table:table-row>
        <table:table-row table:style-name="ro2">
          <table:table-cell table:style-name="ce1" office:value-type="float" office:value="41524">
            <text:p>41524</text:p>
          </table:table-cell>
          <table:table-cell table:style-name="ce2" office:value-type="string">
            <text:p>PALERMO</text:p>
          </table:table-cell>
          <table:table-cell table:style-name="ce1" office:value-type="string">
            <text:p>Huila</text:p>
          </table:table-cell>
          <table:table-cell table:formula="of:=LOWER([.B651])" office:value-type="string" office:string-value="palermo">
            <text:p>palermo</text:p>
          </table:table-cell>
          <table:table-cell table:formula="of:=PROPER([.D651])" office:value-type="string" office:string-value="Palermo">
            <text:p>Palermo</text:p>
          </table:table-cell>
          <table:table-cell table:formula="of:=LEN([.A651])" office:value-type="float" office:value="5">
            <text:p>5</text:p>
          </table:table-cell>
          <table:table-cell table:formula="of:=IF([.F651]=5;[.A651];CONCATENATE(&quot;0&quot;;[.A651]))" office:value-type="float" office:value="41524">
            <text:p>41524</text:p>
          </table:table-cell>
          <table:table-cell office:value-type="float" office:value="41524">
            <text:p>41524</text:p>
          </table:table-cell>
          <table:table-cell office:value-type="string">
            <text:p>Palermo</text:p>
          </table:table-cell>
          <table:table-cell table:formula="of:=(CONCATENATE(&quot;insert into `Ciudad`(`Nombre`,`Codigo`) values('&quot;;[.I651];&quot;','&quot;;[.H651];&quot;');&quot;))" office:value-type="string" office:string-value="insert into `Ciudad`(`Nombre`,`Codigo`) values('Palermo','41524');">
            <text:p>insert into `Ciudad`(`Nombre`,`Codigo`) values('Palermo','41524');</text:p>
          </table:table-cell>
          <table:table-cell table:formula="of:=CONCATENATE(&quot;new Ciudad{Codigo=&quot;&quot;&quot;;[.H651];&quot;&quot;&quot;,Nombre=&quot;&quot;&quot;;[.I651];&quot;&quot;&quot;},&quot;)" office:value-type="string" office:string-value="new Ciudad{Codigo=&quot;41524&quot;,Nombre=&quot;Palermo&quot;},">
            <text:p>new Ciudad{Codigo="41524",Nombre="Palermo"},</text:p>
          </table:table-cell>
          <table:table-cell table:formula="of:=LEN([.B651])" office:value-type="float" office:value="7">
            <text:p>7</text:p>
          </table:table-cell>
        </table:table-row>
        <table:table-row table:style-name="ro2">
          <table:table-cell table:style-name="ce1" office:value-type="float" office:value="17524">
            <text:p>17524</text:p>
          </table:table-cell>
          <table:table-cell table:style-name="ce2" office:value-type="string">
            <text:p>PALESTINA</text:p>
          </table:table-cell>
          <table:table-cell table:style-name="ce1" office:value-type="string">
            <text:p>Caldas</text:p>
          </table:table-cell>
          <table:table-cell table:formula="of:=LOWER([.B652])" office:value-type="string" office:string-value="palestina">
            <text:p>palestina</text:p>
          </table:table-cell>
          <table:table-cell table:formula="of:=PROPER([.D652])" office:value-type="string" office:string-value="Palestina">
            <text:p>Palestina</text:p>
          </table:table-cell>
          <table:table-cell table:formula="of:=LEN([.A652])" office:value-type="float" office:value="5">
            <text:p>5</text:p>
          </table:table-cell>
          <table:table-cell table:formula="of:=IF([.F652]=5;[.A652];CONCATENATE(&quot;0&quot;;[.A652]))" office:value-type="float" office:value="17524">
            <text:p>17524</text:p>
          </table:table-cell>
          <table:table-cell office:value-type="float" office:value="17524">
            <text:p>17524</text:p>
          </table:table-cell>
          <table:table-cell office:value-type="string">
            <text:p>Palestina</text:p>
          </table:table-cell>
          <table:table-cell table:formula="of:=(CONCATENATE(&quot;insert into `Ciudad`(`Nombre`,`Codigo`) values('&quot;;[.I652];&quot;','&quot;;[.H652];&quot;');&quot;))" office:value-type="string" office:string-value="insert into `Ciudad`(`Nombre`,`Codigo`) values('Palestina','17524');">
            <text:p>insert into `Ciudad`(`Nombre`,`Codigo`) values('Palestina','17524');</text:p>
          </table:table-cell>
          <table:table-cell table:formula="of:=CONCATENATE(&quot;new Ciudad{Codigo=&quot;&quot;&quot;;[.H652];&quot;&quot;&quot;,Nombre=&quot;&quot;&quot;;[.I652];&quot;&quot;&quot;},&quot;)" office:value-type="string" office:string-value="new Ciudad{Codigo=&quot;17524&quot;,Nombre=&quot;Palestina&quot;},">
            <text:p>new Ciudad{Codigo="17524",Nombre="Palestina"},</text:p>
          </table:table-cell>
          <table:table-cell table:formula="of:=LEN([.B652])" office:value-type="float" office:value="9">
            <text:p>9</text:p>
          </table:table-cell>
        </table:table-row>
        <table:table-row table:style-name="ro2">
          <table:table-cell table:style-name="ce1" office:value-type="float" office:value="41530">
            <text:p>41530</text:p>
          </table:table-cell>
          <table:table-cell table:style-name="ce2" office:value-type="string">
            <text:p>PALESTINA</text:p>
          </table:table-cell>
          <table:table-cell table:style-name="ce1" office:value-type="string">
            <text:p>Huila</text:p>
          </table:table-cell>
          <table:table-cell table:formula="of:=LOWER([.B653])" office:value-type="string" office:string-value="palestina">
            <text:p>palestina</text:p>
          </table:table-cell>
          <table:table-cell table:formula="of:=PROPER([.D653])" office:value-type="string" office:string-value="Palestina">
            <text:p>Palestina</text:p>
          </table:table-cell>
          <table:table-cell table:formula="of:=LEN([.A653])" office:value-type="float" office:value="5">
            <text:p>5</text:p>
          </table:table-cell>
          <table:table-cell table:formula="of:=IF([.F653]=5;[.A653];CONCATENATE(&quot;0&quot;;[.A653]))" office:value-type="float" office:value="41530">
            <text:p>41530</text:p>
          </table:table-cell>
          <table:table-cell office:value-type="float" office:value="41530">
            <text:p>41530</text:p>
          </table:table-cell>
          <table:table-cell office:value-type="string">
            <text:p>Palestina</text:p>
          </table:table-cell>
          <table:table-cell table:formula="of:=(CONCATENATE(&quot;insert into `Ciudad`(`Nombre`,`Codigo`) values('&quot;;[.I653];&quot;','&quot;;[.H653];&quot;');&quot;))" office:value-type="string" office:string-value="insert into `Ciudad`(`Nombre`,`Codigo`) values('Palestina','41530');">
            <text:p>insert into `Ciudad`(`Nombre`,`Codigo`) values('Palestina','41530');</text:p>
          </table:table-cell>
          <table:table-cell table:formula="of:=CONCATENATE(&quot;new Ciudad{Codigo=&quot;&quot;&quot;;[.H653];&quot;&quot;&quot;,Nombre=&quot;&quot;&quot;;[.I653];&quot;&quot;&quot;},&quot;)" office:value-type="string" office:string-value="new Ciudad{Codigo=&quot;41530&quot;,Nombre=&quot;Palestina&quot;},">
            <text:p>new Ciudad{Codigo="41530",Nombre="Palestina"},</text:p>
          </table:table-cell>
          <table:table-cell table:formula="of:=LEN([.B653])" office:value-type="float" office:value="9">
            <text:p>9</text:p>
          </table:table-cell>
        </table:table-row>
        <table:table-row table:style-name="ro2">
          <table:table-cell table:style-name="ce1" office:value-type="float" office:value="68522">
            <text:p>68522</text:p>
          </table:table-cell>
          <table:table-cell table:style-name="ce2" office:value-type="string">
            <text:p>PALMAR</text:p>
          </table:table-cell>
          <table:table-cell table:style-name="ce1" office:value-type="string">
            <text:p>Santander</text:p>
          </table:table-cell>
          <table:table-cell table:formula="of:=LOWER([.B654])" office:value-type="string" office:string-value="palmar">
            <text:p>palmar</text:p>
          </table:table-cell>
          <table:table-cell table:formula="of:=PROPER([.D654])" office:value-type="string" office:string-value="Palmar">
            <text:p>Palmar</text:p>
          </table:table-cell>
          <table:table-cell table:formula="of:=LEN([.A654])" office:value-type="float" office:value="5">
            <text:p>5</text:p>
          </table:table-cell>
          <table:table-cell table:formula="of:=IF([.F654]=5;[.A654];CONCATENATE(&quot;0&quot;;[.A654]))" office:value-type="float" office:value="68522">
            <text:p>68522</text:p>
          </table:table-cell>
          <table:table-cell office:value-type="float" office:value="68522">
            <text:p>68522</text:p>
          </table:table-cell>
          <table:table-cell office:value-type="string">
            <text:p>Palmar</text:p>
          </table:table-cell>
          <table:table-cell table:formula="of:=(CONCATENATE(&quot;insert into `Ciudad`(`Nombre`,`Codigo`) values('&quot;;[.I654];&quot;','&quot;;[.H654];&quot;');&quot;))" office:value-type="string" office:string-value="insert into `Ciudad`(`Nombre`,`Codigo`) values('Palmar','68522');">
            <text:p>insert into `Ciudad`(`Nombre`,`Codigo`) values('Palmar','68522');</text:p>
          </table:table-cell>
          <table:table-cell table:formula="of:=CONCATENATE(&quot;new Ciudad{Codigo=&quot;&quot;&quot;;[.H654];&quot;&quot;&quot;,Nombre=&quot;&quot;&quot;;[.I654];&quot;&quot;&quot;},&quot;)" office:value-type="string" office:string-value="new Ciudad{Codigo=&quot;68522&quot;,Nombre=&quot;Palmar&quot;},">
            <text:p>new Ciudad{Codigo="68522",Nombre="Palmar"},</text:p>
          </table:table-cell>
          <table:table-cell table:formula="of:=LEN([.B654])" office:value-type="float" office:value="6">
            <text:p>6</text:p>
          </table:table-cell>
        </table:table-row>
        <table:table-row table:style-name="ro2">
          <table:table-cell table:style-name="ce1" office:value-type="float" office:value="8520">
            <text:p>8520</text:p>
          </table:table-cell>
          <table:table-cell table:style-name="ce2" office:value-type="string">
            <text:p>PALMAR DE VARELA</text:p>
          </table:table-cell>
          <table:table-cell table:style-name="ce1" office:value-type="string">
            <text:p>Atlántico</text:p>
          </table:table-cell>
          <table:table-cell table:formula="of:=LOWER([.B655])" office:value-type="string" office:string-value="palmar de varela">
            <text:p>palmar de varela</text:p>
          </table:table-cell>
          <table:table-cell table:formula="of:=PROPER([.D655])" office:value-type="string" office:string-value="Palmar De Varela">
            <text:p>Palmar De Varela</text:p>
          </table:table-cell>
          <table:table-cell table:formula="of:=LEN([.A655])" office:value-type="float" office:value="4">
            <text:p>4</text:p>
          </table:table-cell>
          <table:table-cell table:formula="of:=IF([.F655]=5;[.A655];CONCATENATE(&quot;0&quot;;[.A655]))" office:value-type="string" office:string-value="08520">
            <text:p>08520</text:p>
          </table:table-cell>
          <table:table-cell office:value-type="string">
            <text:p>08520</text:p>
          </table:table-cell>
          <table:table-cell office:value-type="string">
            <text:p>Palmar de Varela</text:p>
          </table:table-cell>
          <table:table-cell table:formula="of:=(CONCATENATE(&quot;insert into `Ciudad`(`Nombre`,`Codigo`) values('&quot;;[.I655];&quot;','&quot;;[.H655];&quot;');&quot;))" office:value-type="string" office:string-value="insert into `Ciudad`(`Nombre`,`Codigo`) values('Palmar de Varela','08520');">
            <text:p>insert into `Ciudad`(`Nombre`,`Codigo`) values('Palmar de Varela','08520');</text:p>
          </table:table-cell>
          <table:table-cell table:formula="of:=CONCATENATE(&quot;new Ciudad{Codigo=&quot;&quot;&quot;;[.H655];&quot;&quot;&quot;,Nombre=&quot;&quot;&quot;;[.I655];&quot;&quot;&quot;},&quot;)" office:value-type="string" office:string-value="new Ciudad{Codigo=&quot;08520&quot;,Nombre=&quot;Palmar de Varela&quot;},">
            <text:p>new Ciudad{Codigo="08520",Nombre="Palmar de Varela"},</text:p>
          </table:table-cell>
          <table:table-cell table:formula="of:=LEN([.B655])" office:value-type="float" office:value="16">
            <text:p>16</text:p>
          </table:table-cell>
        </table:table-row>
        <table:table-row table:style-name="ro2">
          <table:table-cell table:style-name="ce1" office:value-type="float" office:value="68524">
            <text:p>68524</text:p>
          </table:table-cell>
          <table:table-cell table:style-name="ce2" office:value-type="string">
            <text:p>PALMAS DEL SOCORRO</text:p>
          </table:table-cell>
          <table:table-cell table:style-name="ce1" office:value-type="string">
            <text:p>Santander</text:p>
          </table:table-cell>
          <table:table-cell table:formula="of:=LOWER([.B656])" office:value-type="string" office:string-value="palmas del socorro">
            <text:p>palmas del socorro</text:p>
          </table:table-cell>
          <table:table-cell table:formula="of:=PROPER([.D656])" office:value-type="string" office:string-value="Palmas Del Socorro">
            <text:p>Palmas Del Socorro</text:p>
          </table:table-cell>
          <table:table-cell table:formula="of:=LEN([.A656])" office:value-type="float" office:value="5">
            <text:p>5</text:p>
          </table:table-cell>
          <table:table-cell table:formula="of:=IF([.F656]=5;[.A656];CONCATENATE(&quot;0&quot;;[.A656]))" office:value-type="float" office:value="68524">
            <text:p>68524</text:p>
          </table:table-cell>
          <table:table-cell office:value-type="float" office:value="68524">
            <text:p>68524</text:p>
          </table:table-cell>
          <table:table-cell office:value-type="string">
            <text:p>Palmas del Socorro</text:p>
          </table:table-cell>
          <table:table-cell table:formula="of:=(CONCATENATE(&quot;insert into `Ciudad`(`Nombre`,`Codigo`) values('&quot;;[.I656];&quot;','&quot;;[.H656];&quot;');&quot;))" office:value-type="string" office:string-value="insert into `Ciudad`(`Nombre`,`Codigo`) values('Palmas del Socorro','68524');">
            <text:p>insert into `Ciudad`(`Nombre`,`Codigo`) values('Palmas del Socorro','68524');</text:p>
          </table:table-cell>
          <table:table-cell table:formula="of:=CONCATENATE(&quot;new Ciudad{Codigo=&quot;&quot;&quot;;[.H656];&quot;&quot;&quot;,Nombre=&quot;&quot;&quot;;[.I656];&quot;&quot;&quot;},&quot;)" office:value-type="string" office:string-value="new Ciudad{Codigo=&quot;68524&quot;,Nombre=&quot;Palmas del Socorro&quot;},">
            <text:p>new Ciudad{Codigo="68524",Nombre="Palmas del Socorro"},</text:p>
          </table:table-cell>
          <table:table-cell table:formula="of:=LEN([.B656])" office:value-type="float" office:value="18">
            <text:p>18</text:p>
          </table:table-cell>
        </table:table-row>
        <table:table-row table:style-name="ro2">
          <table:table-cell table:style-name="ce1" office:value-type="float" office:value="76520">
            <text:p>76520</text:p>
          </table:table-cell>
          <table:table-cell table:style-name="ce2" office:value-type="string">
            <text:p>PALMIRA</text:p>
          </table:table-cell>
          <table:table-cell table:style-name="ce1" office:value-type="string">
            <text:p>Valle del Cauca</text:p>
          </table:table-cell>
          <table:table-cell table:formula="of:=LOWER([.B657])" office:value-type="string" office:string-value="palmira">
            <text:p>palmira</text:p>
          </table:table-cell>
          <table:table-cell table:formula="of:=PROPER([.D657])" office:value-type="string" office:string-value="Palmira">
            <text:p>Palmira</text:p>
          </table:table-cell>
          <table:table-cell table:formula="of:=LEN([.A657])" office:value-type="float" office:value="5">
            <text:p>5</text:p>
          </table:table-cell>
          <table:table-cell table:formula="of:=IF([.F657]=5;[.A657];CONCATENATE(&quot;0&quot;;[.A657]))" office:value-type="float" office:value="76520">
            <text:p>76520</text:p>
          </table:table-cell>
          <table:table-cell office:value-type="float" office:value="76520">
            <text:p>76520</text:p>
          </table:table-cell>
          <table:table-cell office:value-type="string">
            <text:p>Palmira</text:p>
          </table:table-cell>
          <table:table-cell table:formula="of:=(CONCATENATE(&quot;insert into `Ciudad`(`Nombre`,`Codigo`) values('&quot;;[.I657];&quot;','&quot;;[.H657];&quot;');&quot;))" office:value-type="string" office:string-value="insert into `Ciudad`(`Nombre`,`Codigo`) values('Palmira','76520');">
            <text:p>insert into `Ciudad`(`Nombre`,`Codigo`) values('Palmira','76520');</text:p>
          </table:table-cell>
          <table:table-cell table:formula="of:=CONCATENATE(&quot;new Ciudad{Codigo=&quot;&quot;&quot;;[.H657];&quot;&quot;&quot;,Nombre=&quot;&quot;&quot;;[.I657];&quot;&quot;&quot;},&quot;)" office:value-type="string" office:string-value="new Ciudad{Codigo=&quot;76520&quot;,Nombre=&quot;Palmira&quot;},">
            <text:p>new Ciudad{Codigo="76520",Nombre="Palmira"},</text:p>
          </table:table-cell>
          <table:table-cell table:formula="of:=LEN([.B657])" office:value-type="float" office:value="7">
            <text:p>7</text:p>
          </table:table-cell>
        </table:table-row>
        <table:table-row table:style-name="ro2">
          <table:table-cell table:style-name="ce1" office:value-type="float" office:value="70523">
            <text:p>70523</text:p>
          </table:table-cell>
          <table:table-cell table:style-name="ce2" office:value-type="string">
            <text:p>PALMITO</text:p>
          </table:table-cell>
          <table:table-cell table:style-name="ce1" office:value-type="string">
            <text:p>Sucre</text:p>
          </table:table-cell>
          <table:table-cell table:formula="of:=LOWER([.B658])" office:value-type="string" office:string-value="palmito">
            <text:p>palmito</text:p>
          </table:table-cell>
          <table:table-cell table:formula="of:=PROPER([.D658])" office:value-type="string" office:string-value="Palmito">
            <text:p>Palmito</text:p>
          </table:table-cell>
          <table:table-cell table:formula="of:=LEN([.A658])" office:value-type="float" office:value="5">
            <text:p>5</text:p>
          </table:table-cell>
          <table:table-cell table:formula="of:=IF([.F658]=5;[.A658];CONCATENATE(&quot;0&quot;;[.A658]))" office:value-type="float" office:value="70523">
            <text:p>70523</text:p>
          </table:table-cell>
          <table:table-cell office:value-type="float" office:value="70523">
            <text:p>70523</text:p>
          </table:table-cell>
          <table:table-cell office:value-type="string">
            <text:p>Palmito</text:p>
          </table:table-cell>
          <table:table-cell table:formula="of:=(CONCATENATE(&quot;insert into `Ciudad`(`Nombre`,`Codigo`) values('&quot;;[.I658];&quot;','&quot;;[.H658];&quot;');&quot;))" office:value-type="string" office:string-value="insert into `Ciudad`(`Nombre`,`Codigo`) values('Palmito','70523');">
            <text:p>insert into `Ciudad`(`Nombre`,`Codigo`) values('Palmito','70523');</text:p>
          </table:table-cell>
          <table:table-cell table:formula="of:=CONCATENATE(&quot;new Ciudad{Codigo=&quot;&quot;&quot;;[.H658];&quot;&quot;&quot;,Nombre=&quot;&quot;&quot;;[.I658];&quot;&quot;&quot;},&quot;)" office:value-type="string" office:string-value="new Ciudad{Codigo=&quot;70523&quot;,Nombre=&quot;Palmito&quot;},">
            <text:p>new Ciudad{Codigo="70523",Nombre="Palmito"},</text:p>
          </table:table-cell>
          <table:table-cell table:formula="of:=LEN([.B658])" office:value-type="float" office:value="7">
            <text:p>7</text:p>
          </table:table-cell>
        </table:table-row>
        <table:table-row table:style-name="ro2">
          <table:table-cell table:style-name="ce1" office:value-type="float" office:value="73520">
            <text:p>73520</text:p>
          </table:table-cell>
          <table:table-cell table:style-name="ce2" office:value-type="string">
            <text:p>PALOCABILDO</text:p>
          </table:table-cell>
          <table:table-cell table:style-name="ce1" office:value-type="string">
            <text:p>Tolima</text:p>
          </table:table-cell>
          <table:table-cell table:formula="of:=LOWER([.B659])" office:value-type="string" office:string-value="palocabildo">
            <text:p>palocabildo</text:p>
          </table:table-cell>
          <table:table-cell table:formula="of:=PROPER([.D659])" office:value-type="string" office:string-value="Palocabildo">
            <text:p>Palocabildo</text:p>
          </table:table-cell>
          <table:table-cell table:formula="of:=LEN([.A659])" office:value-type="float" office:value="5">
            <text:p>5</text:p>
          </table:table-cell>
          <table:table-cell table:formula="of:=IF([.F659]=5;[.A659];CONCATENATE(&quot;0&quot;;[.A659]))" office:value-type="float" office:value="73520">
            <text:p>73520</text:p>
          </table:table-cell>
          <table:table-cell office:value-type="float" office:value="73520">
            <text:p>73520</text:p>
          </table:table-cell>
          <table:table-cell office:value-type="string">
            <text:p>Palocabildo</text:p>
          </table:table-cell>
          <table:table-cell table:formula="of:=(CONCATENATE(&quot;insert into `Ciudad`(`Nombre`,`Codigo`) values('&quot;;[.I659];&quot;','&quot;;[.H659];&quot;');&quot;))" office:value-type="string" office:string-value="insert into `Ciudad`(`Nombre`,`Codigo`) values('Palocabildo','73520');">
            <text:p>insert into `Ciudad`(`Nombre`,`Codigo`) values('Palocabildo','73520');</text:p>
          </table:table-cell>
          <table:table-cell table:formula="of:=CONCATENATE(&quot;new Ciudad{Codigo=&quot;&quot;&quot;;[.H659];&quot;&quot;&quot;,Nombre=&quot;&quot;&quot;;[.I659];&quot;&quot;&quot;},&quot;)" office:value-type="string" office:string-value="new Ciudad{Codigo=&quot;73520&quot;,Nombre=&quot;Palocabildo&quot;},">
            <text:p>new Ciudad{Codigo="73520",Nombre="Palocabildo"},</text:p>
          </table:table-cell>
          <table:table-cell table:formula="of:=LEN([.B659])" office:value-type="float" office:value="11">
            <text:p>11</text:p>
          </table:table-cell>
        </table:table-row>
        <table:table-row table:style-name="ro2">
          <table:table-cell table:style-name="ce1" office:value-type="float" office:value="54518">
            <text:p>54518</text:p>
          </table:table-cell>
          <table:table-cell table:style-name="ce2" office:value-type="string">
            <text:p>PAMPLONA</text:p>
          </table:table-cell>
          <table:table-cell table:style-name="ce1" office:value-type="string">
            <text:p>Norte de Santander</text:p>
          </table:table-cell>
          <table:table-cell table:formula="of:=LOWER([.B660])" office:value-type="string" office:string-value="pamplona">
            <text:p>pamplona</text:p>
          </table:table-cell>
          <table:table-cell table:formula="of:=PROPER([.D660])" office:value-type="string" office:string-value="Pamplona">
            <text:p>Pamplona</text:p>
          </table:table-cell>
          <table:table-cell table:formula="of:=LEN([.A660])" office:value-type="float" office:value="5">
            <text:p>5</text:p>
          </table:table-cell>
          <table:table-cell table:formula="of:=IF([.F660]=5;[.A660];CONCATENATE(&quot;0&quot;;[.A660]))" office:value-type="float" office:value="54518">
            <text:p>54518</text:p>
          </table:table-cell>
          <table:table-cell office:value-type="float" office:value="54518">
            <text:p>54518</text:p>
          </table:table-cell>
          <table:table-cell office:value-type="string">
            <text:p>Pamplona</text:p>
          </table:table-cell>
          <table:table-cell table:formula="of:=(CONCATENATE(&quot;insert into `Ciudad`(`Nombre`,`Codigo`) values('&quot;;[.I660];&quot;','&quot;;[.H660];&quot;');&quot;))" office:value-type="string" office:string-value="insert into `Ciudad`(`Nombre`,`Codigo`) values('Pamplona','54518');">
            <text:p>insert into `Ciudad`(`Nombre`,`Codigo`) values('Pamplona','54518');</text:p>
          </table:table-cell>
          <table:table-cell table:formula="of:=CONCATENATE(&quot;new Ciudad{Codigo=&quot;&quot;&quot;;[.H660];&quot;&quot;&quot;,Nombre=&quot;&quot;&quot;;[.I660];&quot;&quot;&quot;},&quot;)" office:value-type="string" office:string-value="new Ciudad{Codigo=&quot;54518&quot;,Nombre=&quot;Pamplona&quot;},">
            <text:p>new Ciudad{Codigo="54518",Nombre="Pamplona"},</text:p>
          </table:table-cell>
          <table:table-cell table:formula="of:=LEN([.B660])" office:value-type="float" office:value="8">
            <text:p>8</text:p>
          </table:table-cell>
        </table:table-row>
        <table:table-row table:style-name="ro2">
          <table:table-cell table:style-name="ce1" office:value-type="float" office:value="54520">
            <text:p>54520</text:p>
          </table:table-cell>
          <table:table-cell table:style-name="ce2" office:value-type="string">
            <text:p>PAMPLONITA</text:p>
          </table:table-cell>
          <table:table-cell table:style-name="ce1" office:value-type="string">
            <text:p>Norte de Santander</text:p>
          </table:table-cell>
          <table:table-cell table:formula="of:=LOWER([.B661])" office:value-type="string" office:string-value="pamplonita">
            <text:p>pamplonita</text:p>
          </table:table-cell>
          <table:table-cell table:formula="of:=PROPER([.D661])" office:value-type="string" office:string-value="Pamplonita">
            <text:p>Pamplonita</text:p>
          </table:table-cell>
          <table:table-cell table:formula="of:=LEN([.A661])" office:value-type="float" office:value="5">
            <text:p>5</text:p>
          </table:table-cell>
          <table:table-cell table:formula="of:=IF([.F661]=5;[.A661];CONCATENATE(&quot;0&quot;;[.A661]))" office:value-type="float" office:value="54520">
            <text:p>54520</text:p>
          </table:table-cell>
          <table:table-cell office:value-type="float" office:value="54520">
            <text:p>54520</text:p>
          </table:table-cell>
          <table:table-cell office:value-type="string">
            <text:p>Pamplonita</text:p>
          </table:table-cell>
          <table:table-cell table:formula="of:=(CONCATENATE(&quot;insert into `Ciudad`(`Nombre`,`Codigo`) values('&quot;;[.I661];&quot;','&quot;;[.H661];&quot;');&quot;))" office:value-type="string" office:string-value="insert into `Ciudad`(`Nombre`,`Codigo`) values('Pamplonita','54520');">
            <text:p>insert into `Ciudad`(`Nombre`,`Codigo`) values('Pamplonita','54520');</text:p>
          </table:table-cell>
          <table:table-cell table:formula="of:=CONCATENATE(&quot;new Ciudad{Codigo=&quot;&quot;&quot;;[.H661];&quot;&quot;&quot;,Nombre=&quot;&quot;&quot;;[.I661];&quot;&quot;&quot;},&quot;)" office:value-type="string" office:string-value="new Ciudad{Codigo=&quot;54520&quot;,Nombre=&quot;Pamplonita&quot;},">
            <text:p>new Ciudad{Codigo="54520",Nombre="Pamplonita"},</text:p>
          </table:table-cell>
          <table:table-cell table:formula="of:=LEN([.B661])" office:value-type="float" office:value="10">
            <text:p>10</text:p>
          </table:table-cell>
        </table:table-row>
        <table:table-row table:style-name="ro2">
          <table:table-cell table:style-name="ce1" office:value-type="float" office:value="94887">
            <text:p>94887</text:p>
          </table:table-cell>
          <table:table-cell table:style-name="ce2" office:value-type="string">
            <text:p>PANA PANA</text:p>
          </table:table-cell>
          <table:table-cell table:style-name="ce1" office:value-type="string">
            <text:p>Guainía</text:p>
          </table:table-cell>
          <table:table-cell table:formula="of:=LOWER([.B662])" office:value-type="string" office:string-value="pana pana">
            <text:p>pana pana</text:p>
          </table:table-cell>
          <table:table-cell table:formula="of:=PROPER([.D662])" office:value-type="string" office:string-value="Pana Pana">
            <text:p>Pana Pana</text:p>
          </table:table-cell>
          <table:table-cell table:formula="of:=LEN([.A662])" office:value-type="float" office:value="5">
            <text:p>5</text:p>
          </table:table-cell>
          <table:table-cell table:formula="of:=IF([.F662]=5;[.A662];CONCATENATE(&quot;0&quot;;[.A662]))" office:value-type="float" office:value="94887">
            <text:p>94887</text:p>
          </table:table-cell>
          <table:table-cell office:value-type="float" office:value="94887">
            <text:p>94887</text:p>
          </table:table-cell>
          <table:table-cell office:value-type="string">
            <text:p>Pana Pana</text:p>
          </table:table-cell>
          <table:table-cell table:formula="of:=(CONCATENATE(&quot;insert into `Ciudad`(`Nombre`,`Codigo`) values('&quot;;[.I662];&quot;','&quot;;[.H662];&quot;');&quot;))" office:value-type="string" office:string-value="insert into `Ciudad`(`Nombre`,`Codigo`) values('Pana Pana','94887');">
            <text:p>insert into `Ciudad`(`Nombre`,`Codigo`) values('Pana Pana','94887');</text:p>
          </table:table-cell>
          <table:table-cell table:formula="of:=CONCATENATE(&quot;new Ciudad{Codigo=&quot;&quot;&quot;;[.H662];&quot;&quot;&quot;,Nombre=&quot;&quot;&quot;;[.I662];&quot;&quot;&quot;},&quot;)" office:value-type="string" office:string-value="new Ciudad{Codigo=&quot;94887&quot;,Nombre=&quot;Pana Pana&quot;},">
            <text:p>new Ciudad{Codigo="94887",Nombre="Pana Pana"},</text:p>
          </table:table-cell>
          <table:table-cell table:formula="of:=LEN([.B662])" office:value-type="float" office:value="9">
            <text:p>9</text:p>
          </table:table-cell>
        </table:table-row>
        <table:table-row table:style-name="ro2">
          <table:table-cell table:style-name="ce1" office:value-type="float" office:value="25524">
            <text:p>25524</text:p>
          </table:table-cell>
          <table:table-cell table:style-name="ce2" office:value-type="string">
            <text:p>PANDI</text:p>
          </table:table-cell>
          <table:table-cell table:style-name="ce1" office:value-type="string">
            <text:p>Cundinamarca</text:p>
          </table:table-cell>
          <table:table-cell table:formula="of:=LOWER([.B663])" office:value-type="string" office:string-value="pandi">
            <text:p>pandi</text:p>
          </table:table-cell>
          <table:table-cell table:formula="of:=PROPER([.D663])" office:value-type="string" office:string-value="Pandi">
            <text:p>Pandi</text:p>
          </table:table-cell>
          <table:table-cell table:formula="of:=LEN([.A663])" office:value-type="float" office:value="5">
            <text:p>5</text:p>
          </table:table-cell>
          <table:table-cell table:formula="of:=IF([.F663]=5;[.A663];CONCATENATE(&quot;0&quot;;[.A663]))" office:value-type="float" office:value="25524">
            <text:p>25524</text:p>
          </table:table-cell>
          <table:table-cell office:value-type="float" office:value="25524">
            <text:p>25524</text:p>
          </table:table-cell>
          <table:table-cell office:value-type="string">
            <text:p>Pandi</text:p>
          </table:table-cell>
          <table:table-cell table:formula="of:=(CONCATENATE(&quot;insert into `Ciudad`(`Nombre`,`Codigo`) values('&quot;;[.I663];&quot;','&quot;;[.H663];&quot;');&quot;))" office:value-type="string" office:string-value="insert into `Ciudad`(`Nombre`,`Codigo`) values('Pandi','25524');">
            <text:p>insert into `Ciudad`(`Nombre`,`Codigo`) values('Pandi','25524');</text:p>
          </table:table-cell>
          <table:table-cell table:formula="of:=CONCATENATE(&quot;new Ciudad{Codigo=&quot;&quot;&quot;;[.H663];&quot;&quot;&quot;,Nombre=&quot;&quot;&quot;;[.I663];&quot;&quot;&quot;},&quot;)" office:value-type="string" office:string-value="new Ciudad{Codigo=&quot;25524&quot;,Nombre=&quot;Pandi&quot;},">
            <text:p>new Ciudad{Codigo="25524",Nombre="Pandi"},</text:p>
          </table:table-cell>
          <table:table-cell table:formula="of:=LEN([.B663])" office:value-type="float" office:value="5">
            <text:p>5</text:p>
          </table:table-cell>
        </table:table-row>
        <table:table-row table:style-name="ro2">
          <table:table-cell table:style-name="ce1" office:value-type="float" office:value="15522">
            <text:p>15522</text:p>
          </table:table-cell>
          <table:table-cell table:style-name="ce2" office:value-type="string">
            <text:p>PANQUEBA</text:p>
          </table:table-cell>
          <table:table-cell table:style-name="ce1" office:value-type="string">
            <text:p>Boyacá</text:p>
          </table:table-cell>
          <table:table-cell table:formula="of:=LOWER([.B664])" office:value-type="string" office:string-value="panqueba">
            <text:p>panqueba</text:p>
          </table:table-cell>
          <table:table-cell table:formula="of:=PROPER([.D664])" office:value-type="string" office:string-value="Panqueba">
            <text:p>Panqueba</text:p>
          </table:table-cell>
          <table:table-cell table:formula="of:=LEN([.A664])" office:value-type="float" office:value="5">
            <text:p>5</text:p>
          </table:table-cell>
          <table:table-cell table:formula="of:=IF([.F664]=5;[.A664];CONCATENATE(&quot;0&quot;;[.A664]))" office:value-type="float" office:value="15522">
            <text:p>15522</text:p>
          </table:table-cell>
          <table:table-cell office:value-type="float" office:value="15522">
            <text:p>15522</text:p>
          </table:table-cell>
          <table:table-cell office:value-type="string">
            <text:p>Panqueba</text:p>
          </table:table-cell>
          <table:table-cell table:formula="of:=(CONCATENATE(&quot;insert into `Ciudad`(`Nombre`,`Codigo`) values('&quot;;[.I664];&quot;','&quot;;[.H664];&quot;');&quot;))" office:value-type="string" office:string-value="insert into `Ciudad`(`Nombre`,`Codigo`) values('Panqueba','15522');">
            <text:p>insert into `Ciudad`(`Nombre`,`Codigo`) values('Panqueba','15522');</text:p>
          </table:table-cell>
          <table:table-cell table:formula="of:=CONCATENATE(&quot;new Ciudad{Codigo=&quot;&quot;&quot;;[.H664];&quot;&quot;&quot;,Nombre=&quot;&quot;&quot;;[.I664];&quot;&quot;&quot;},&quot;)" office:value-type="string" office:string-value="new Ciudad{Codigo=&quot;15522&quot;,Nombre=&quot;Panqueba&quot;},">
            <text:p>new Ciudad{Codigo="15522",Nombre="Panqueba"},</text:p>
          </table:table-cell>
          <table:table-cell table:formula="of:=LEN([.B664])" office:value-type="float" office:value="8">
            <text:p>8</text:p>
          </table:table-cell>
        </table:table-row>
        <table:table-row table:style-name="ro2">
          <table:table-cell table:style-name="ce1" office:value-type="float" office:value="97777">
            <text:p>97777</text:p>
          </table:table-cell>
          <table:table-cell table:style-name="ce2" office:value-type="string">
            <text:p>PAPUNAUA</text:p>
          </table:table-cell>
          <table:table-cell table:style-name="ce1" office:value-type="string">
            <text:p>Vaupés</text:p>
          </table:table-cell>
          <table:table-cell table:formula="of:=LOWER([.B665])" office:value-type="string" office:string-value="papunaua">
            <text:p>papunaua</text:p>
          </table:table-cell>
          <table:table-cell table:formula="of:=PROPER([.D665])" office:value-type="string" office:string-value="Papunaua">
            <text:p>Papunaua</text:p>
          </table:table-cell>
          <table:table-cell table:formula="of:=LEN([.A665])" office:value-type="float" office:value="5">
            <text:p>5</text:p>
          </table:table-cell>
          <table:table-cell table:formula="of:=IF([.F665]=5;[.A665];CONCATENATE(&quot;0&quot;;[.A665]))" office:value-type="float" office:value="97777">
            <text:p>97777</text:p>
          </table:table-cell>
          <table:table-cell office:value-type="float" office:value="97777">
            <text:p>97777</text:p>
          </table:table-cell>
          <table:table-cell office:value-type="string">
            <text:p>Papunaua</text:p>
          </table:table-cell>
          <table:table-cell table:formula="of:=(CONCATENATE(&quot;insert into `Ciudad`(`Nombre`,`Codigo`) values('&quot;;[.I665];&quot;','&quot;;[.H665];&quot;');&quot;))" office:value-type="string" office:string-value="insert into `Ciudad`(`Nombre`,`Codigo`) values('Papunaua','97777');">
            <text:p>insert into `Ciudad`(`Nombre`,`Codigo`) values('Papunaua','97777');</text:p>
          </table:table-cell>
          <table:table-cell table:formula="of:=CONCATENATE(&quot;new Ciudad{Codigo=&quot;&quot;&quot;;[.H665];&quot;&quot;&quot;,Nombre=&quot;&quot;&quot;;[.I665];&quot;&quot;&quot;},&quot;)" office:value-type="string" office:string-value="new Ciudad{Codigo=&quot;97777&quot;,Nombre=&quot;Papunaua&quot;},">
            <text:p>new Ciudad{Codigo="97777",Nombre="Papunaua"},</text:p>
          </table:table-cell>
          <table:table-cell table:formula="of:=LEN([.B665])" office:value-type="float" office:value="8">
            <text:p>8</text:p>
          </table:table-cell>
        </table:table-row>
        <table:table-row table:style-name="ro2">
          <table:table-cell table:style-name="ce1" office:value-type="float" office:value="68533">
            <text:p>68533</text:p>
          </table:table-cell>
          <table:table-cell table:style-name="ce2" office:value-type="string">
            <text:p>PÁRAMO</text:p>
          </table:table-cell>
          <table:table-cell table:style-name="ce1" office:value-type="string">
            <text:p>Santander</text:p>
          </table:table-cell>
          <table:table-cell table:formula="of:=LOWER([.B666])" office:value-type="string" office:string-value="páramo">
            <text:p>páramo</text:p>
          </table:table-cell>
          <table:table-cell table:formula="of:=PROPER([.D666])" office:value-type="string" office:string-value="Páramo">
            <text:p>Páramo</text:p>
          </table:table-cell>
          <table:table-cell table:formula="of:=LEN([.A666])" office:value-type="float" office:value="5">
            <text:p>5</text:p>
          </table:table-cell>
          <table:table-cell table:formula="of:=IF([.F666]=5;[.A666];CONCATENATE(&quot;0&quot;;[.A666]))" office:value-type="float" office:value="68533">
            <text:p>68533</text:p>
          </table:table-cell>
          <table:table-cell office:value-type="float" office:value="68533">
            <text:p>68533</text:p>
          </table:table-cell>
          <table:table-cell office:value-type="string">
            <text:p>Páramo</text:p>
          </table:table-cell>
          <table:table-cell table:formula="of:=(CONCATENATE(&quot;insert into `Ciudad`(`Nombre`,`Codigo`) values('&quot;;[.I666];&quot;','&quot;;[.H666];&quot;');&quot;))" office:value-type="string" office:string-value="insert into `Ciudad`(`Nombre`,`Codigo`) values('Páramo','68533');">
            <text:p>insert into `Ciudad`(`Nombre`,`Codigo`) values('Páramo','68533');</text:p>
          </table:table-cell>
          <table:table-cell table:formula="of:=CONCATENATE(&quot;new Ciudad{Codigo=&quot;&quot;&quot;;[.H666];&quot;&quot;&quot;,Nombre=&quot;&quot;&quot;;[.I666];&quot;&quot;&quot;},&quot;)" office:value-type="string" office:string-value="new Ciudad{Codigo=&quot;68533&quot;,Nombre=&quot;Páramo&quot;},">
            <text:p>new Ciudad{Codigo="68533",Nombre="Páramo"},</text:p>
          </table:table-cell>
          <table:table-cell table:formula="of:=LEN([.B666])" office:value-type="float" office:value="6">
            <text:p>6</text:p>
          </table:table-cell>
        </table:table-row>
        <table:table-row table:style-name="ro2">
          <table:table-cell table:style-name="ce1" office:value-type="float" office:value="25530">
            <text:p>25530</text:p>
          </table:table-cell>
          <table:table-cell table:style-name="ce2" office:value-type="string">
            <text:p>PARATEBUENO</text:p>
          </table:table-cell>
          <table:table-cell table:style-name="ce1" office:value-type="string">
            <text:p>Cundinamarca</text:p>
          </table:table-cell>
          <table:table-cell table:formula="of:=LOWER([.B667])" office:value-type="string" office:string-value="paratebueno">
            <text:p>paratebueno</text:p>
          </table:table-cell>
          <table:table-cell table:formula="of:=PROPER([.D667])" office:value-type="string" office:string-value="Paratebueno">
            <text:p>Paratebueno</text:p>
          </table:table-cell>
          <table:table-cell table:formula="of:=LEN([.A667])" office:value-type="float" office:value="5">
            <text:p>5</text:p>
          </table:table-cell>
          <table:table-cell table:formula="of:=IF([.F667]=5;[.A667];CONCATENATE(&quot;0&quot;;[.A667]))" office:value-type="float" office:value="25530">
            <text:p>25530</text:p>
          </table:table-cell>
          <table:table-cell office:value-type="float" office:value="25530">
            <text:p>25530</text:p>
          </table:table-cell>
          <table:table-cell office:value-type="string">
            <text:p>Paratebueno</text:p>
          </table:table-cell>
          <table:table-cell table:formula="of:=(CONCATENATE(&quot;insert into `Ciudad`(`Nombre`,`Codigo`) values('&quot;;[.I667];&quot;','&quot;;[.H667];&quot;');&quot;))" office:value-type="string" office:string-value="insert into `Ciudad`(`Nombre`,`Codigo`) values('Paratebueno','25530');">
            <text:p>insert into `Ciudad`(`Nombre`,`Codigo`) values('Paratebueno','25530');</text:p>
          </table:table-cell>
          <table:table-cell table:formula="of:=CONCATENATE(&quot;new Ciudad{Codigo=&quot;&quot;&quot;;[.H667];&quot;&quot;&quot;,Nombre=&quot;&quot;&quot;;[.I667];&quot;&quot;&quot;},&quot;)" office:value-type="string" office:string-value="new Ciudad{Codigo=&quot;25530&quot;,Nombre=&quot;Paratebueno&quot;},">
            <text:p>new Ciudad{Codigo="25530",Nombre="Paratebueno"},</text:p>
          </table:table-cell>
          <table:table-cell table:formula="of:=LEN([.B667])" office:value-type="float" office:value="11">
            <text:p>11</text:p>
          </table:table-cell>
        </table:table-row>
        <table:table-row table:style-name="ro2">
          <table:table-cell table:style-name="ce1" office:value-type="float" office:value="25535">
            <text:p>25535</text:p>
          </table:table-cell>
          <table:table-cell table:style-name="ce2" office:value-type="string">
            <text:p>PASCA</text:p>
          </table:table-cell>
          <table:table-cell table:style-name="ce1" office:value-type="string">
            <text:p>Cundinamarca</text:p>
          </table:table-cell>
          <table:table-cell table:formula="of:=LOWER([.B668])" office:value-type="string" office:string-value="pasca">
            <text:p>pasca</text:p>
          </table:table-cell>
          <table:table-cell table:formula="of:=PROPER([.D668])" office:value-type="string" office:string-value="Pasca">
            <text:p>Pasca</text:p>
          </table:table-cell>
          <table:table-cell table:formula="of:=LEN([.A668])" office:value-type="float" office:value="5">
            <text:p>5</text:p>
          </table:table-cell>
          <table:table-cell table:formula="of:=IF([.F668]=5;[.A668];CONCATENATE(&quot;0&quot;;[.A668]))" office:value-type="float" office:value="25535">
            <text:p>25535</text:p>
          </table:table-cell>
          <table:table-cell office:value-type="float" office:value="25535">
            <text:p>25535</text:p>
          </table:table-cell>
          <table:table-cell office:value-type="string">
            <text:p>Pasca</text:p>
          </table:table-cell>
          <table:table-cell table:formula="of:=(CONCATENATE(&quot;insert into `Ciudad`(`Nombre`,`Codigo`) values('&quot;;[.I668];&quot;','&quot;;[.H668];&quot;');&quot;))" office:value-type="string" office:string-value="insert into `Ciudad`(`Nombre`,`Codigo`) values('Pasca','25535');">
            <text:p>insert into `Ciudad`(`Nombre`,`Codigo`) values('Pasca','25535');</text:p>
          </table:table-cell>
          <table:table-cell table:formula="of:=CONCATENATE(&quot;new Ciudad{Codigo=&quot;&quot;&quot;;[.H668];&quot;&quot;&quot;,Nombre=&quot;&quot;&quot;;[.I668];&quot;&quot;&quot;},&quot;)" office:value-type="string" office:string-value="new Ciudad{Codigo=&quot;25535&quot;,Nombre=&quot;Pasca&quot;},">
            <text:p>new Ciudad{Codigo="25535",Nombre="Pasca"},</text:p>
          </table:table-cell>
          <table:table-cell table:formula="of:=LEN([.B668])" office:value-type="float" office:value="5">
            <text:p>5</text:p>
          </table:table-cell>
        </table:table-row>
        <table:table-row table:style-name="ro2">
          <table:table-cell table:style-name="ce1" office:value-type="float" office:value="52001">
            <text:p>52001</text:p>
          </table:table-cell>
          <table:table-cell table:style-name="ce2" office:value-type="string">
            <text:p>PASTO</text:p>
          </table:table-cell>
          <table:table-cell table:style-name="ce1" office:value-type="string">
            <text:p>Nariño</text:p>
          </table:table-cell>
          <table:table-cell table:formula="of:=LOWER([.B669])" office:value-type="string" office:string-value="pasto">
            <text:p>pasto</text:p>
          </table:table-cell>
          <table:table-cell table:formula="of:=PROPER([.D669])" office:value-type="string" office:string-value="Pasto">
            <text:p>Pasto</text:p>
          </table:table-cell>
          <table:table-cell table:formula="of:=LEN([.A669])" office:value-type="float" office:value="5">
            <text:p>5</text:p>
          </table:table-cell>
          <table:table-cell table:formula="of:=IF([.F669]=5;[.A669];CONCATENATE(&quot;0&quot;;[.A669]))" office:value-type="float" office:value="52001">
            <text:p>52001</text:p>
          </table:table-cell>
          <table:table-cell office:value-type="float" office:value="52001">
            <text:p>52001</text:p>
          </table:table-cell>
          <table:table-cell office:value-type="string">
            <text:p>Pasto</text:p>
          </table:table-cell>
          <table:table-cell table:formula="of:=(CONCATENATE(&quot;insert into `Ciudad`(`Nombre`,`Codigo`) values('&quot;;[.I669];&quot;','&quot;;[.H669];&quot;');&quot;))" office:value-type="string" office:string-value="insert into `Ciudad`(`Nombre`,`Codigo`) values('Pasto','52001');">
            <text:p>insert into `Ciudad`(`Nombre`,`Codigo`) values('Pasto','52001');</text:p>
          </table:table-cell>
          <table:table-cell table:formula="of:=CONCATENATE(&quot;new Ciudad{Codigo=&quot;&quot;&quot;;[.H669];&quot;&quot;&quot;,Nombre=&quot;&quot;&quot;;[.I669];&quot;&quot;&quot;},&quot;)" office:value-type="string" office:string-value="new Ciudad{Codigo=&quot;52001&quot;,Nombre=&quot;Pasto&quot;},">
            <text:p>new Ciudad{Codigo="52001",Nombre="Pasto"},</text:p>
          </table:table-cell>
          <table:table-cell table:formula="of:=LEN([.B669])" office:value-type="float" office:value="5">
            <text:p>5</text:p>
          </table:table-cell>
        </table:table-row>
        <table:table-row table:style-name="ro2">
          <table:table-cell table:style-name="ce1" office:value-type="float" office:value="19532">
            <text:p>19532</text:p>
          </table:table-cell>
          <table:table-cell table:style-name="ce2" office:value-type="string">
            <text:p>PATÍA</text:p>
          </table:table-cell>
          <table:table-cell table:style-name="ce1" office:value-type="string">
            <text:p>Cauca</text:p>
          </table:table-cell>
          <table:table-cell table:formula="of:=LOWER([.B670])" office:value-type="string" office:string-value="patía">
            <text:p>patía</text:p>
          </table:table-cell>
          <table:table-cell table:formula="of:=PROPER([.D670])" office:value-type="string" office:string-value="Patía">
            <text:p>Patía</text:p>
          </table:table-cell>
          <table:table-cell table:formula="of:=LEN([.A670])" office:value-type="float" office:value="5">
            <text:p>5</text:p>
          </table:table-cell>
          <table:table-cell table:formula="of:=IF([.F670]=5;[.A670];CONCATENATE(&quot;0&quot;;[.A670]))" office:value-type="float" office:value="19532">
            <text:p>19532</text:p>
          </table:table-cell>
          <table:table-cell office:value-type="float" office:value="19532">
            <text:p>19532</text:p>
          </table:table-cell>
          <table:table-cell office:value-type="string">
            <text:p>Patía</text:p>
          </table:table-cell>
          <table:table-cell table:formula="of:=(CONCATENATE(&quot;insert into `Ciudad`(`Nombre`,`Codigo`) values('&quot;;[.I670];&quot;','&quot;;[.H670];&quot;');&quot;))" office:value-type="string" office:string-value="insert into `Ciudad`(`Nombre`,`Codigo`) values('Patía','19532');">
            <text:p>insert into `Ciudad`(`Nombre`,`Codigo`) values('Patía','19532');</text:p>
          </table:table-cell>
          <table:table-cell table:formula="of:=CONCATENATE(&quot;new Ciudad{Codigo=&quot;&quot;&quot;;[.H670];&quot;&quot;&quot;,Nombre=&quot;&quot;&quot;;[.I670];&quot;&quot;&quot;},&quot;)" office:value-type="string" office:string-value="new Ciudad{Codigo=&quot;19532&quot;,Nombre=&quot;Patía&quot;},">
            <text:p>new Ciudad{Codigo="19532",Nombre="Patía"},</text:p>
          </table:table-cell>
          <table:table-cell table:formula="of:=LEN([.B670])" office:value-type="float" office:value="5">
            <text:p>5</text:p>
          </table:table-cell>
        </table:table-row>
        <table:table-row table:style-name="ro2">
          <table:table-cell table:style-name="ce1" office:value-type="float" office:value="15531">
            <text:p>15531</text:p>
          </table:table-cell>
          <table:table-cell table:style-name="ce2" office:value-type="string">
            <text:p>PAUNA</text:p>
          </table:table-cell>
          <table:table-cell table:style-name="ce1" office:value-type="string">
            <text:p>Boyacá</text:p>
          </table:table-cell>
          <table:table-cell table:formula="of:=LOWER([.B671])" office:value-type="string" office:string-value="pauna">
            <text:p>pauna</text:p>
          </table:table-cell>
          <table:table-cell table:formula="of:=PROPER([.D671])" office:value-type="string" office:string-value="Pauna">
            <text:p>Pauna</text:p>
          </table:table-cell>
          <table:table-cell table:formula="of:=LEN([.A671])" office:value-type="float" office:value="5">
            <text:p>5</text:p>
          </table:table-cell>
          <table:table-cell table:formula="of:=IF([.F671]=5;[.A671];CONCATENATE(&quot;0&quot;;[.A671]))" office:value-type="float" office:value="15531">
            <text:p>15531</text:p>
          </table:table-cell>
          <table:table-cell office:value-type="float" office:value="15531">
            <text:p>15531</text:p>
          </table:table-cell>
          <table:table-cell office:value-type="string">
            <text:p>Pauna</text:p>
          </table:table-cell>
          <table:table-cell table:formula="of:=(CONCATENATE(&quot;insert into `Ciudad`(`Nombre`,`Codigo`) values('&quot;;[.I671];&quot;','&quot;;[.H671];&quot;');&quot;))" office:value-type="string" office:string-value="insert into `Ciudad`(`Nombre`,`Codigo`) values('Pauna','15531');">
            <text:p>insert into `Ciudad`(`Nombre`,`Codigo`) values('Pauna','15531');</text:p>
          </table:table-cell>
          <table:table-cell table:formula="of:=CONCATENATE(&quot;new Ciudad{Codigo=&quot;&quot;&quot;;[.H671];&quot;&quot;&quot;,Nombre=&quot;&quot;&quot;;[.I671];&quot;&quot;&quot;},&quot;)" office:value-type="string" office:string-value="new Ciudad{Codigo=&quot;15531&quot;,Nombre=&quot;Pauna&quot;},">
            <text:p>new Ciudad{Codigo="15531",Nombre="Pauna"},</text:p>
          </table:table-cell>
          <table:table-cell table:formula="of:=LEN([.B671])" office:value-type="float" office:value="5">
            <text:p>5</text:p>
          </table:table-cell>
        </table:table-row>
        <table:table-row table:style-name="ro2">
          <table:table-cell table:style-name="ce1" office:value-type="float" office:value="15533">
            <text:p>15533</text:p>
          </table:table-cell>
          <table:table-cell table:style-name="ce2" office:value-type="string">
            <text:p>PAYA</text:p>
          </table:table-cell>
          <table:table-cell table:style-name="ce1" office:value-type="string">
            <text:p>Boyacá</text:p>
          </table:table-cell>
          <table:table-cell table:formula="of:=LOWER([.B672])" office:value-type="string" office:string-value="paya">
            <text:p>paya</text:p>
          </table:table-cell>
          <table:table-cell table:formula="of:=PROPER([.D672])" office:value-type="string" office:string-value="Paya">
            <text:p>Paya</text:p>
          </table:table-cell>
          <table:table-cell table:formula="of:=LEN([.A672])" office:value-type="float" office:value="5">
            <text:p>5</text:p>
          </table:table-cell>
          <table:table-cell table:formula="of:=IF([.F672]=5;[.A672];CONCATENATE(&quot;0&quot;;[.A672]))" office:value-type="float" office:value="15533">
            <text:p>15533</text:p>
          </table:table-cell>
          <table:table-cell office:value-type="float" office:value="15533">
            <text:p>15533</text:p>
          </table:table-cell>
          <table:table-cell office:value-type="string">
            <text:p>Paya</text:p>
          </table:table-cell>
          <table:table-cell table:formula="of:=(CONCATENATE(&quot;insert into `Ciudad`(`Nombre`,`Codigo`) values('&quot;;[.I672];&quot;','&quot;;[.H672];&quot;');&quot;))" office:value-type="string" office:string-value="insert into `Ciudad`(`Nombre`,`Codigo`) values('Paya','15533');">
            <text:p>insert into `Ciudad`(`Nombre`,`Codigo`) values('Paya','15533');</text:p>
          </table:table-cell>
          <table:table-cell table:formula="of:=CONCATENATE(&quot;new Ciudad{Codigo=&quot;&quot;&quot;;[.H672];&quot;&quot;&quot;,Nombre=&quot;&quot;&quot;;[.I672];&quot;&quot;&quot;},&quot;)" office:value-type="string" office:string-value="new Ciudad{Codigo=&quot;15533&quot;,Nombre=&quot;Paya&quot;},">
            <text:p>new Ciudad{Codigo="15533",Nombre="Paya"},</text:p>
          </table:table-cell>
          <table:table-cell table:formula="of:=LEN([.B672])" office:value-type="float" office:value="4">
            <text:p>4</text:p>
          </table:table-cell>
        </table:table-row>
        <table:table-row table:style-name="ro2">
          <table:table-cell table:style-name="ce1" office:value-type="float" office:value="85250">
            <text:p>85250</text:p>
          </table:table-cell>
          <table:table-cell table:style-name="ce2" office:value-type="string">
            <text:p>PAZ DE ARIPORO</text:p>
          </table:table-cell>
          <table:table-cell table:style-name="ce1" office:value-type="string">
            <text:p>Casanare</text:p>
          </table:table-cell>
          <table:table-cell table:formula="of:=LOWER([.B673])" office:value-type="string" office:string-value="paz de ariporo">
            <text:p>paz de ariporo</text:p>
          </table:table-cell>
          <table:table-cell table:formula="of:=PROPER([.D673])" office:value-type="string" office:string-value="Paz De Ariporo">
            <text:p>Paz De Ariporo</text:p>
          </table:table-cell>
          <table:table-cell table:formula="of:=LEN([.A673])" office:value-type="float" office:value="5">
            <text:p>5</text:p>
          </table:table-cell>
          <table:table-cell table:formula="of:=IF([.F673]=5;[.A673];CONCATENATE(&quot;0&quot;;[.A673]))" office:value-type="float" office:value="85250">
            <text:p>85250</text:p>
          </table:table-cell>
          <table:table-cell office:value-type="float" office:value="85250">
            <text:p>85250</text:p>
          </table:table-cell>
          <table:table-cell office:value-type="string">
            <text:p>Paz de Ariporo</text:p>
          </table:table-cell>
          <table:table-cell table:formula="of:=(CONCATENATE(&quot;insert into `Ciudad`(`Nombre`,`Codigo`) values('&quot;;[.I673];&quot;','&quot;;[.H673];&quot;');&quot;))" office:value-type="string" office:string-value="insert into `Ciudad`(`Nombre`,`Codigo`) values('Paz de Ariporo','85250');">
            <text:p>insert into `Ciudad`(`Nombre`,`Codigo`) values('Paz de Ariporo','85250');</text:p>
          </table:table-cell>
          <table:table-cell table:formula="of:=CONCATENATE(&quot;new Ciudad{Codigo=&quot;&quot;&quot;;[.H673];&quot;&quot;&quot;,Nombre=&quot;&quot;&quot;;[.I673];&quot;&quot;&quot;},&quot;)" office:value-type="string" office:string-value="new Ciudad{Codigo=&quot;85250&quot;,Nombre=&quot;Paz de Ariporo&quot;},">
            <text:p>new Ciudad{Codigo="85250",Nombre="Paz de Ariporo"},</text:p>
          </table:table-cell>
          <table:table-cell table:formula="of:=LEN([.B673])" office:value-type="float" office:value="14">
            <text:p>14</text:p>
          </table:table-cell>
        </table:table-row>
        <table:table-row table:style-name="ro2">
          <table:table-cell table:style-name="ce1" office:value-type="float" office:value="15537">
            <text:p>15537</text:p>
          </table:table-cell>
          <table:table-cell table:style-name="ce2" office:value-type="string">
            <text:p>PAZ DE RÍO</text:p>
          </table:table-cell>
          <table:table-cell table:style-name="ce1" office:value-type="string">
            <text:p>Boyacá</text:p>
          </table:table-cell>
          <table:table-cell table:formula="of:=LOWER([.B674])" office:value-type="string" office:string-value="paz de río">
            <text:p>paz de río</text:p>
          </table:table-cell>
          <table:table-cell table:formula="of:=PROPER([.D674])" office:value-type="string" office:string-value="Paz De Río">
            <text:p>Paz De Río</text:p>
          </table:table-cell>
          <table:table-cell table:formula="of:=LEN([.A674])" office:value-type="float" office:value="5">
            <text:p>5</text:p>
          </table:table-cell>
          <table:table-cell table:formula="of:=IF([.F674]=5;[.A674];CONCATENATE(&quot;0&quot;;[.A674]))" office:value-type="float" office:value="15537">
            <text:p>15537</text:p>
          </table:table-cell>
          <table:table-cell office:value-type="float" office:value="15537">
            <text:p>15537</text:p>
          </table:table-cell>
          <table:table-cell office:value-type="string">
            <text:p>Paz de Río</text:p>
          </table:table-cell>
          <table:table-cell table:formula="of:=(CONCATENATE(&quot;insert into `Ciudad`(`Nombre`,`Codigo`) values('&quot;;[.I674];&quot;','&quot;;[.H674];&quot;');&quot;))" office:value-type="string" office:string-value="insert into `Ciudad`(`Nombre`,`Codigo`) values('Paz de Río','15537');">
            <text:p>insert into `Ciudad`(`Nombre`,`Codigo`) values('Paz de Río','15537');</text:p>
          </table:table-cell>
          <table:table-cell table:formula="of:=CONCATENATE(&quot;new Ciudad{Codigo=&quot;&quot;&quot;;[.H674];&quot;&quot;&quot;,Nombre=&quot;&quot;&quot;;[.I674];&quot;&quot;&quot;},&quot;)" office:value-type="string" office:string-value="new Ciudad{Codigo=&quot;15537&quot;,Nombre=&quot;Paz de Río&quot;},">
            <text:p>new Ciudad{Codigo="15537",Nombre="Paz de Río"},</text:p>
          </table:table-cell>
          <table:table-cell table:formula="of:=LEN([.B674])" office:value-type="float" office:value="10">
            <text:p>10</text:p>
          </table:table-cell>
        </table:table-row>
        <table:table-row table:style-name="ro2">
          <table:table-cell table:style-name="ce1" office:value-type="float" office:value="47541">
            <text:p>47541</text:p>
          </table:table-cell>
          <table:table-cell table:style-name="ce2" office:value-type="string">
            <text:p>PEDRAZA</text:p>
          </table:table-cell>
          <table:table-cell table:style-name="ce1" office:value-type="string">
            <text:p>Magdalena</text:p>
          </table:table-cell>
          <table:table-cell table:formula="of:=LOWER([.B675])" office:value-type="string" office:string-value="pedraza">
            <text:p>pedraza</text:p>
          </table:table-cell>
          <table:table-cell table:formula="of:=PROPER([.D675])" office:value-type="string" office:string-value="Pedraza">
            <text:p>Pedraza</text:p>
          </table:table-cell>
          <table:table-cell table:formula="of:=LEN([.A675])" office:value-type="float" office:value="5">
            <text:p>5</text:p>
          </table:table-cell>
          <table:table-cell table:formula="of:=IF([.F675]=5;[.A675];CONCATENATE(&quot;0&quot;;[.A675]))" office:value-type="float" office:value="47541">
            <text:p>47541</text:p>
          </table:table-cell>
          <table:table-cell office:value-type="float" office:value="47541">
            <text:p>47541</text:p>
          </table:table-cell>
          <table:table-cell office:value-type="string">
            <text:p>Pedraza</text:p>
          </table:table-cell>
          <table:table-cell table:formula="of:=(CONCATENATE(&quot;insert into `Ciudad`(`Nombre`,`Codigo`) values('&quot;;[.I675];&quot;','&quot;;[.H675];&quot;');&quot;))" office:value-type="string" office:string-value="insert into `Ciudad`(`Nombre`,`Codigo`) values('Pedraza','47541');">
            <text:p>insert into `Ciudad`(`Nombre`,`Codigo`) values('Pedraza','47541');</text:p>
          </table:table-cell>
          <table:table-cell table:formula="of:=CONCATENATE(&quot;new Ciudad{Codigo=&quot;&quot;&quot;;[.H675];&quot;&quot;&quot;,Nombre=&quot;&quot;&quot;;[.I675];&quot;&quot;&quot;},&quot;)" office:value-type="string" office:string-value="new Ciudad{Codigo=&quot;47541&quot;,Nombre=&quot;Pedraza&quot;},">
            <text:p>new Ciudad{Codigo="47541",Nombre="Pedraza"},</text:p>
          </table:table-cell>
          <table:table-cell table:formula="of:=LEN([.B675])" office:value-type="float" office:value="7">
            <text:p>7</text:p>
          </table:table-cell>
        </table:table-row>
        <table:table-row table:style-name="ro2">
          <table:table-cell table:style-name="ce1" office:value-type="float" office:value="20550">
            <text:p>20550</text:p>
          </table:table-cell>
          <table:table-cell table:style-name="ce2" office:value-type="string">
            <text:p>PELAYA</text:p>
          </table:table-cell>
          <table:table-cell table:style-name="ce1" office:value-type="string">
            <text:p>Cesar</text:p>
          </table:table-cell>
          <table:table-cell table:formula="of:=LOWER([.B676])" office:value-type="string" office:string-value="pelaya">
            <text:p>pelaya</text:p>
          </table:table-cell>
          <table:table-cell table:formula="of:=PROPER([.D676])" office:value-type="string" office:string-value="Pelaya">
            <text:p>Pelaya</text:p>
          </table:table-cell>
          <table:table-cell table:formula="of:=LEN([.A676])" office:value-type="float" office:value="5">
            <text:p>5</text:p>
          </table:table-cell>
          <table:table-cell table:formula="of:=IF([.F676]=5;[.A676];CONCATENATE(&quot;0&quot;;[.A676]))" office:value-type="float" office:value="20550">
            <text:p>20550</text:p>
          </table:table-cell>
          <table:table-cell office:value-type="float" office:value="20550">
            <text:p>20550</text:p>
          </table:table-cell>
          <table:table-cell office:value-type="string">
            <text:p>Pelaya</text:p>
          </table:table-cell>
          <table:table-cell table:formula="of:=(CONCATENATE(&quot;insert into `Ciudad`(`Nombre`,`Codigo`) values('&quot;;[.I676];&quot;','&quot;;[.H676];&quot;');&quot;))" office:value-type="string" office:string-value="insert into `Ciudad`(`Nombre`,`Codigo`) values('Pelaya','20550');">
            <text:p>insert into `Ciudad`(`Nombre`,`Codigo`) values('Pelaya','20550');</text:p>
          </table:table-cell>
          <table:table-cell table:formula="of:=CONCATENATE(&quot;new Ciudad{Codigo=&quot;&quot;&quot;;[.H676];&quot;&quot;&quot;,Nombre=&quot;&quot;&quot;;[.I676];&quot;&quot;&quot;},&quot;)" office:value-type="string" office:string-value="new Ciudad{Codigo=&quot;20550&quot;,Nombre=&quot;Pelaya&quot;},">
            <text:p>new Ciudad{Codigo="20550",Nombre="Pelaya"},</text:p>
          </table:table-cell>
          <table:table-cell table:formula="of:=LEN([.B676])" office:value-type="float" office:value="6">
            <text:p>6</text:p>
          </table:table-cell>
        </table:table-row>
        <table:table-row table:style-name="ro2">
          <table:table-cell table:style-name="ce1" office:value-type="float" office:value="17541">
            <text:p>17541</text:p>
          </table:table-cell>
          <table:table-cell table:style-name="ce2" office:value-type="string">
            <text:p>PENSILVANIA</text:p>
          </table:table-cell>
          <table:table-cell table:style-name="ce1" office:value-type="string">
            <text:p>Caldas</text:p>
          </table:table-cell>
          <table:table-cell table:formula="of:=LOWER([.B677])" office:value-type="string" office:string-value="pensilvania">
            <text:p>pensilvania</text:p>
          </table:table-cell>
          <table:table-cell table:formula="of:=PROPER([.D677])" office:value-type="string" office:string-value="Pensilvania">
            <text:p>Pensilvania</text:p>
          </table:table-cell>
          <table:table-cell table:formula="of:=LEN([.A677])" office:value-type="float" office:value="5">
            <text:p>5</text:p>
          </table:table-cell>
          <table:table-cell table:formula="of:=IF([.F677]=5;[.A677];CONCATENATE(&quot;0&quot;;[.A677]))" office:value-type="float" office:value="17541">
            <text:p>17541</text:p>
          </table:table-cell>
          <table:table-cell office:value-type="float" office:value="17541">
            <text:p>17541</text:p>
          </table:table-cell>
          <table:table-cell office:value-type="string">
            <text:p>Pensilvania</text:p>
          </table:table-cell>
          <table:table-cell table:formula="of:=(CONCATENATE(&quot;insert into `Ciudad`(`Nombre`,`Codigo`) values('&quot;;[.I677];&quot;','&quot;;[.H677];&quot;');&quot;))" office:value-type="string" office:string-value="insert into `Ciudad`(`Nombre`,`Codigo`) values('Pensilvania','17541');">
            <text:p>insert into `Ciudad`(`Nombre`,`Codigo`) values('Pensilvania','17541');</text:p>
          </table:table-cell>
          <table:table-cell table:formula="of:=CONCATENATE(&quot;new Ciudad{Codigo=&quot;&quot;&quot;;[.H677];&quot;&quot;&quot;,Nombre=&quot;&quot;&quot;;[.I677];&quot;&quot;&quot;},&quot;)" office:value-type="string" office:string-value="new Ciudad{Codigo=&quot;17541&quot;,Nombre=&quot;Pensilvania&quot;},">
            <text:p>new Ciudad{Codigo="17541",Nombre="Pensilvania"},</text:p>
          </table:table-cell>
          <table:table-cell table:formula="of:=LEN([.B677])" office:value-type="float" office:value="11">
            <text:p>11</text:p>
          </table:table-cell>
        </table:table-row>
        <table:table-row table:style-name="ro2">
          <table:table-cell table:style-name="ce1" office:value-type="float" office:value="5541">
            <text:p>5541</text:p>
          </table:table-cell>
          <table:table-cell table:style-name="ce2" office:value-type="string">
            <text:p>PEÑOL</text:p>
          </table:table-cell>
          <table:table-cell table:style-name="ce1" office:value-type="string">
            <text:p>Antioquia</text:p>
          </table:table-cell>
          <table:table-cell table:formula="of:=LOWER([.B678])" office:value-type="string" office:string-value="peñol">
            <text:p>peñol</text:p>
          </table:table-cell>
          <table:table-cell table:formula="of:=PROPER([.D678])" office:value-type="string" office:string-value="Peñol">
            <text:p>Peñol</text:p>
          </table:table-cell>
          <table:table-cell table:formula="of:=LEN([.A678])" office:value-type="float" office:value="4">
            <text:p>4</text:p>
          </table:table-cell>
          <table:table-cell table:formula="of:=IF([.F678]=5;[.A678];CONCATENATE(&quot;0&quot;;[.A678]))" office:value-type="string" office:string-value="05541">
            <text:p>05541</text:p>
          </table:table-cell>
          <table:table-cell office:value-type="string">
            <text:p>05541</text:p>
          </table:table-cell>
          <table:table-cell office:value-type="string">
            <text:p>Peñol</text:p>
          </table:table-cell>
          <table:table-cell table:formula="of:=(CONCATENATE(&quot;insert into `Ciudad`(`Nombre`,`Codigo`) values('&quot;;[.I678];&quot;','&quot;;[.H678];&quot;');&quot;))" office:value-type="string" office:string-value="insert into `Ciudad`(`Nombre`,`Codigo`) values('Peñol','05541');">
            <text:p>insert into `Ciudad`(`Nombre`,`Codigo`) values('Peñol','05541');</text:p>
          </table:table-cell>
          <table:table-cell table:formula="of:=CONCATENATE(&quot;new Ciudad{Codigo=&quot;&quot;&quot;;[.H678];&quot;&quot;&quot;,Nombre=&quot;&quot;&quot;;[.I678];&quot;&quot;&quot;},&quot;)" office:value-type="string" office:string-value="new Ciudad{Codigo=&quot;05541&quot;,Nombre=&quot;Peñol&quot;},">
            <text:p>new Ciudad{Codigo="05541",Nombre="Peñol"},</text:p>
          </table:table-cell>
          <table:table-cell table:formula="of:=LEN([.B678])" office:value-type="float" office:value="5">
            <text:p>5</text:p>
          </table:table-cell>
        </table:table-row>
        <table:table-row table:style-name="ro2">
          <table:table-cell table:style-name="ce1" office:value-type="float" office:value="5543">
            <text:p>5543</text:p>
          </table:table-cell>
          <table:table-cell table:style-name="ce2" office:value-type="string">
            <text:p>PEQUE</text:p>
          </table:table-cell>
          <table:table-cell table:style-name="ce1" office:value-type="string">
            <text:p>Antioquia</text:p>
          </table:table-cell>
          <table:table-cell table:formula="of:=LOWER([.B679])" office:value-type="string" office:string-value="peque">
            <text:p>peque</text:p>
          </table:table-cell>
          <table:table-cell table:formula="of:=PROPER([.D679])" office:value-type="string" office:string-value="Peque">
            <text:p>Peque</text:p>
          </table:table-cell>
          <table:table-cell table:formula="of:=LEN([.A679])" office:value-type="float" office:value="4">
            <text:p>4</text:p>
          </table:table-cell>
          <table:table-cell table:formula="of:=IF([.F679]=5;[.A679];CONCATENATE(&quot;0&quot;;[.A679]))" office:value-type="string" office:string-value="05543">
            <text:p>05543</text:p>
          </table:table-cell>
          <table:table-cell office:value-type="string">
            <text:p>05543</text:p>
          </table:table-cell>
          <table:table-cell office:value-type="string">
            <text:p>Peque</text:p>
          </table:table-cell>
          <table:table-cell table:formula="of:=(CONCATENATE(&quot;insert into `Ciudad`(`Nombre`,`Codigo`) values('&quot;;[.I679];&quot;','&quot;;[.H679];&quot;');&quot;))" office:value-type="string" office:string-value="insert into `Ciudad`(`Nombre`,`Codigo`) values('Peque','05543');">
            <text:p>insert into `Ciudad`(`Nombre`,`Codigo`) values('Peque','05543');</text:p>
          </table:table-cell>
          <table:table-cell table:formula="of:=CONCATENATE(&quot;new Ciudad{Codigo=&quot;&quot;&quot;;[.H679];&quot;&quot;&quot;,Nombre=&quot;&quot;&quot;;[.I679];&quot;&quot;&quot;},&quot;)" office:value-type="string" office:string-value="new Ciudad{Codigo=&quot;05543&quot;,Nombre=&quot;Peque&quot;},">
            <text:p>new Ciudad{Codigo="05543",Nombre="Peque"},</text:p>
          </table:table-cell>
          <table:table-cell table:formula="of:=LEN([.B679])" office:value-type="float" office:value="5">
            <text:p>5</text:p>
          </table:table-cell>
        </table:table-row>
        <table:table-row table:style-name="ro2">
          <table:table-cell table:style-name="ce1" office:value-type="float" office:value="66001">
            <text:p>66001</text:p>
          </table:table-cell>
          <table:table-cell table:style-name="ce2" office:value-type="string">
            <text:p>PEREIRA</text:p>
          </table:table-cell>
          <table:table-cell table:style-name="ce1" office:value-type="string">
            <text:p>Risaralda</text:p>
          </table:table-cell>
          <table:table-cell table:formula="of:=LOWER([.B680])" office:value-type="string" office:string-value="pereira">
            <text:p>pereira</text:p>
          </table:table-cell>
          <table:table-cell table:formula="of:=PROPER([.D680])" office:value-type="string" office:string-value="Pereira">
            <text:p>Pereira</text:p>
          </table:table-cell>
          <table:table-cell table:formula="of:=LEN([.A680])" office:value-type="float" office:value="5">
            <text:p>5</text:p>
          </table:table-cell>
          <table:table-cell table:formula="of:=IF([.F680]=5;[.A680];CONCATENATE(&quot;0&quot;;[.A680]))" office:value-type="float" office:value="66001">
            <text:p>66001</text:p>
          </table:table-cell>
          <table:table-cell office:value-type="float" office:value="66001">
            <text:p>66001</text:p>
          </table:table-cell>
          <table:table-cell office:value-type="string">
            <text:p>Pereira</text:p>
          </table:table-cell>
          <table:table-cell table:formula="of:=(CONCATENATE(&quot;insert into `Ciudad`(`Nombre`,`Codigo`) values('&quot;;[.I680];&quot;','&quot;;[.H680];&quot;');&quot;))" office:value-type="string" office:string-value="insert into `Ciudad`(`Nombre`,`Codigo`) values('Pereira','66001');">
            <text:p>insert into `Ciudad`(`Nombre`,`Codigo`) values('Pereira','66001');</text:p>
          </table:table-cell>
          <table:table-cell table:formula="of:=CONCATENATE(&quot;new Ciudad{Codigo=&quot;&quot;&quot;;[.H680];&quot;&quot;&quot;,Nombre=&quot;&quot;&quot;;[.I680];&quot;&quot;&quot;},&quot;)" office:value-type="string" office:string-value="new Ciudad{Codigo=&quot;66001&quot;,Nombre=&quot;Pereira&quot;},">
            <text:p>new Ciudad{Codigo="66001",Nombre="Pereira"},</text:p>
          </table:table-cell>
          <table:table-cell table:formula="of:=LEN([.B680])" office:value-type="float" office:value="7">
            <text:p>7</text:p>
          </table:table-cell>
        </table:table-row>
        <table:table-row table:style-name="ro2">
          <table:table-cell table:style-name="ce1" office:value-type="float" office:value="15542">
            <text:p>15542</text:p>
          </table:table-cell>
          <table:table-cell table:style-name="ce2" office:value-type="string">
            <text:p>PESCA</text:p>
          </table:table-cell>
          <table:table-cell table:style-name="ce1" office:value-type="string">
            <text:p>Boyacá</text:p>
          </table:table-cell>
          <table:table-cell table:formula="of:=LOWER([.B681])" office:value-type="string" office:string-value="pesca">
            <text:p>pesca</text:p>
          </table:table-cell>
          <table:table-cell table:formula="of:=PROPER([.D681])" office:value-type="string" office:string-value="Pesca">
            <text:p>Pesca</text:p>
          </table:table-cell>
          <table:table-cell table:formula="of:=LEN([.A681])" office:value-type="float" office:value="5">
            <text:p>5</text:p>
          </table:table-cell>
          <table:table-cell table:formula="of:=IF([.F681]=5;[.A681];CONCATENATE(&quot;0&quot;;[.A681]))" office:value-type="float" office:value="15542">
            <text:p>15542</text:p>
          </table:table-cell>
          <table:table-cell office:value-type="float" office:value="15542">
            <text:p>15542</text:p>
          </table:table-cell>
          <table:table-cell office:value-type="string">
            <text:p>Pesca</text:p>
          </table:table-cell>
          <table:table-cell table:formula="of:=(CONCATENATE(&quot;insert into `Ciudad`(`Nombre`,`Codigo`) values('&quot;;[.I681];&quot;','&quot;;[.H681];&quot;');&quot;))" office:value-type="string" office:string-value="insert into `Ciudad`(`Nombre`,`Codigo`) values('Pesca','15542');">
            <text:p>insert into `Ciudad`(`Nombre`,`Codigo`) values('Pesca','15542');</text:p>
          </table:table-cell>
          <table:table-cell table:formula="of:=CONCATENATE(&quot;new Ciudad{Codigo=&quot;&quot;&quot;;[.H681];&quot;&quot;&quot;,Nombre=&quot;&quot;&quot;;[.I681];&quot;&quot;&quot;},&quot;)" office:value-type="string" office:string-value="new Ciudad{Codigo=&quot;15542&quot;,Nombre=&quot;Pesca&quot;},">
            <text:p>new Ciudad{Codigo="15542",Nombre="Pesca"},</text:p>
          </table:table-cell>
          <table:table-cell table:formula="of:=LEN([.B681])" office:value-type="float" office:value="5">
            <text:p>5</text:p>
          </table:table-cell>
        </table:table-row>
        <table:table-row table:style-name="ro2">
          <table:table-cell table:style-name="ce1" office:value-type="float" office:value="19533">
            <text:p>19533</text:p>
          </table:table-cell>
          <table:table-cell table:style-name="ce2" office:value-type="string">
            <text:p>PIAMONTE</text:p>
          </table:table-cell>
          <table:table-cell table:style-name="ce1" office:value-type="string">
            <text:p>Cauca</text:p>
          </table:table-cell>
          <table:table-cell table:formula="of:=LOWER([.B682])" office:value-type="string" office:string-value="piamonte">
            <text:p>piamonte</text:p>
          </table:table-cell>
          <table:table-cell table:formula="of:=PROPER([.D682])" office:value-type="string" office:string-value="Piamonte">
            <text:p>Piamonte</text:p>
          </table:table-cell>
          <table:table-cell table:formula="of:=LEN([.A682])" office:value-type="float" office:value="5">
            <text:p>5</text:p>
          </table:table-cell>
          <table:table-cell table:formula="of:=IF([.F682]=5;[.A682];CONCATENATE(&quot;0&quot;;[.A682]))" office:value-type="float" office:value="19533">
            <text:p>19533</text:p>
          </table:table-cell>
          <table:table-cell office:value-type="float" office:value="19533">
            <text:p>19533</text:p>
          </table:table-cell>
          <table:table-cell office:value-type="string">
            <text:p>Piamonte</text:p>
          </table:table-cell>
          <table:table-cell table:formula="of:=(CONCATENATE(&quot;insert into `Ciudad`(`Nombre`,`Codigo`) values('&quot;;[.I682];&quot;','&quot;;[.H682];&quot;');&quot;))" office:value-type="string" office:string-value="insert into `Ciudad`(`Nombre`,`Codigo`) values('Piamonte','19533');">
            <text:p>insert into `Ciudad`(`Nombre`,`Codigo`) values('Piamonte','19533');</text:p>
          </table:table-cell>
          <table:table-cell table:formula="of:=CONCATENATE(&quot;new Ciudad{Codigo=&quot;&quot;&quot;;[.H682];&quot;&quot;&quot;,Nombre=&quot;&quot;&quot;;[.I682];&quot;&quot;&quot;},&quot;)" office:value-type="string" office:string-value="new Ciudad{Codigo=&quot;19533&quot;,Nombre=&quot;Piamonte&quot;},">
            <text:p>new Ciudad{Codigo="19533",Nombre="Piamonte"},</text:p>
          </table:table-cell>
          <table:table-cell table:formula="of:=LEN([.B682])" office:value-type="float" office:value="8">
            <text:p>8</text:p>
          </table:table-cell>
        </table:table-row>
        <table:table-row table:style-name="ro2">
          <table:table-cell table:style-name="ce1" office:value-type="float" office:value="68547">
            <text:p>68547</text:p>
          </table:table-cell>
          <table:table-cell table:style-name="ce2" office:value-type="string">
            <text:p>PIEDECUESTA</text:p>
          </table:table-cell>
          <table:table-cell table:style-name="ce1" office:value-type="string">
            <text:p>Santander</text:p>
          </table:table-cell>
          <table:table-cell table:formula="of:=LOWER([.B683])" office:value-type="string" office:string-value="piedecuesta">
            <text:p>piedecuesta</text:p>
          </table:table-cell>
          <table:table-cell table:formula="of:=PROPER([.D683])" office:value-type="string" office:string-value="Piedecuesta">
            <text:p>Piedecuesta</text:p>
          </table:table-cell>
          <table:table-cell table:formula="of:=LEN([.A683])" office:value-type="float" office:value="5">
            <text:p>5</text:p>
          </table:table-cell>
          <table:table-cell table:formula="of:=IF([.F683]=5;[.A683];CONCATENATE(&quot;0&quot;;[.A683]))" office:value-type="float" office:value="68547">
            <text:p>68547</text:p>
          </table:table-cell>
          <table:table-cell office:value-type="float" office:value="68547">
            <text:p>68547</text:p>
          </table:table-cell>
          <table:table-cell office:value-type="string">
            <text:p>Piedecuesta</text:p>
          </table:table-cell>
          <table:table-cell table:formula="of:=(CONCATENATE(&quot;insert into `Ciudad`(`Nombre`,`Codigo`) values('&quot;;[.I683];&quot;','&quot;;[.H683];&quot;');&quot;))" office:value-type="string" office:string-value="insert into `Ciudad`(`Nombre`,`Codigo`) values('Piedecuesta','68547');">
            <text:p>insert into `Ciudad`(`Nombre`,`Codigo`) values('Piedecuesta','68547');</text:p>
          </table:table-cell>
          <table:table-cell table:formula="of:=CONCATENATE(&quot;new Ciudad{Codigo=&quot;&quot;&quot;;[.H683];&quot;&quot;&quot;,Nombre=&quot;&quot;&quot;;[.I683];&quot;&quot;&quot;},&quot;)" office:value-type="string" office:string-value="new Ciudad{Codigo=&quot;68547&quot;,Nombre=&quot;Piedecuesta&quot;},">
            <text:p>new Ciudad{Codigo="68547",Nombre="Piedecuesta"},</text:p>
          </table:table-cell>
          <table:table-cell table:formula="of:=LEN([.B683])" office:value-type="float" office:value="11">
            <text:p>11</text:p>
          </table:table-cell>
        </table:table-row>
        <table:table-row table:style-name="ro2">
          <table:table-cell table:style-name="ce1" office:value-type="float" office:value="73547">
            <text:p>73547</text:p>
          </table:table-cell>
          <table:table-cell table:style-name="ce2" office:value-type="string">
            <text:p>PIEDRAS</text:p>
          </table:table-cell>
          <table:table-cell table:style-name="ce1" office:value-type="string">
            <text:p>Tolima</text:p>
          </table:table-cell>
          <table:table-cell table:formula="of:=LOWER([.B684])" office:value-type="string" office:string-value="piedras">
            <text:p>piedras</text:p>
          </table:table-cell>
          <table:table-cell table:formula="of:=PROPER([.D684])" office:value-type="string" office:string-value="Piedras">
            <text:p>Piedras</text:p>
          </table:table-cell>
          <table:table-cell table:formula="of:=LEN([.A684])" office:value-type="float" office:value="5">
            <text:p>5</text:p>
          </table:table-cell>
          <table:table-cell table:formula="of:=IF([.F684]=5;[.A684];CONCATENATE(&quot;0&quot;;[.A684]))" office:value-type="float" office:value="73547">
            <text:p>73547</text:p>
          </table:table-cell>
          <table:table-cell office:value-type="float" office:value="73547">
            <text:p>73547</text:p>
          </table:table-cell>
          <table:table-cell office:value-type="string">
            <text:p>Piedras</text:p>
          </table:table-cell>
          <table:table-cell table:formula="of:=(CONCATENATE(&quot;insert into `Ciudad`(`Nombre`,`Codigo`) values('&quot;;[.I684];&quot;','&quot;;[.H684];&quot;');&quot;))" office:value-type="string" office:string-value="insert into `Ciudad`(`Nombre`,`Codigo`) values('Piedras','73547');">
            <text:p>insert into `Ciudad`(`Nombre`,`Codigo`) values('Piedras','73547');</text:p>
          </table:table-cell>
          <table:table-cell table:formula="of:=CONCATENATE(&quot;new Ciudad{Codigo=&quot;&quot;&quot;;[.H684];&quot;&quot;&quot;,Nombre=&quot;&quot;&quot;;[.I684];&quot;&quot;&quot;},&quot;)" office:value-type="string" office:string-value="new Ciudad{Codigo=&quot;73547&quot;,Nombre=&quot;Piedras&quot;},">
            <text:p>new Ciudad{Codigo="73547",Nombre="Piedras"},</text:p>
          </table:table-cell>
          <table:table-cell table:formula="of:=LEN([.B684])" office:value-type="float" office:value="7">
            <text:p>7</text:p>
          </table:table-cell>
        </table:table-row>
        <table:table-row table:style-name="ro2">
          <table:table-cell table:style-name="ce1" office:value-type="float" office:value="19548">
            <text:p>19548</text:p>
          </table:table-cell>
          <table:table-cell table:style-name="ce2" office:value-type="string">
            <text:p>PIENDAMÓ</text:p>
          </table:table-cell>
          <table:table-cell table:style-name="ce1" office:value-type="string">
            <text:p>Cauca</text:p>
          </table:table-cell>
          <table:table-cell table:formula="of:=LOWER([.B685])" office:value-type="string" office:string-value="piendamó">
            <text:p>piendamó</text:p>
          </table:table-cell>
          <table:table-cell table:formula="of:=PROPER([.D685])" office:value-type="string" office:string-value="Piendamó">
            <text:p>Piendamó</text:p>
          </table:table-cell>
          <table:table-cell table:formula="of:=LEN([.A685])" office:value-type="float" office:value="5">
            <text:p>5</text:p>
          </table:table-cell>
          <table:table-cell table:formula="of:=IF([.F685]=5;[.A685];CONCATENATE(&quot;0&quot;;[.A685]))" office:value-type="float" office:value="19548">
            <text:p>19548</text:p>
          </table:table-cell>
          <table:table-cell office:value-type="float" office:value="19548">
            <text:p>19548</text:p>
          </table:table-cell>
          <table:table-cell office:value-type="string">
            <text:p>Piendamó</text:p>
          </table:table-cell>
          <table:table-cell table:formula="of:=(CONCATENATE(&quot;insert into `Ciudad`(`Nombre`,`Codigo`) values('&quot;;[.I685];&quot;','&quot;;[.H685];&quot;');&quot;))" office:value-type="string" office:string-value="insert into `Ciudad`(`Nombre`,`Codigo`) values('Piendamó','19548');">
            <text:p>insert into `Ciudad`(`Nombre`,`Codigo`) values('Piendamó','19548');</text:p>
          </table:table-cell>
          <table:table-cell table:formula="of:=CONCATENATE(&quot;new Ciudad{Codigo=&quot;&quot;&quot;;[.H685];&quot;&quot;&quot;,Nombre=&quot;&quot;&quot;;[.I685];&quot;&quot;&quot;},&quot;)" office:value-type="string" office:string-value="new Ciudad{Codigo=&quot;19548&quot;,Nombre=&quot;Piendamó&quot;},">
            <text:p>new Ciudad{Codigo="19548",Nombre="Piendamó"},</text:p>
          </table:table-cell>
          <table:table-cell table:formula="of:=LEN([.B685])" office:value-type="float" office:value="8">
            <text:p>8</text:p>
          </table:table-cell>
        </table:table-row>
        <table:table-row table:style-name="ro2">
          <table:table-cell table:style-name="ce1" office:value-type="float" office:value="63548">
            <text:p>63548</text:p>
          </table:table-cell>
          <table:table-cell table:style-name="ce2" office:value-type="string">
            <text:p>PIJAO</text:p>
          </table:table-cell>
          <table:table-cell table:style-name="ce1" office:value-type="string">
            <text:p>Quindio</text:p>
          </table:table-cell>
          <table:table-cell table:formula="of:=LOWER([.B686])" office:value-type="string" office:string-value="pijao">
            <text:p>pijao</text:p>
          </table:table-cell>
          <table:table-cell table:formula="of:=PROPER([.D686])" office:value-type="string" office:string-value="Pijao">
            <text:p>Pijao</text:p>
          </table:table-cell>
          <table:table-cell table:formula="of:=LEN([.A686])" office:value-type="float" office:value="5">
            <text:p>5</text:p>
          </table:table-cell>
          <table:table-cell table:formula="of:=IF([.F686]=5;[.A686];CONCATENATE(&quot;0&quot;;[.A686]))" office:value-type="float" office:value="63548">
            <text:p>63548</text:p>
          </table:table-cell>
          <table:table-cell office:value-type="float" office:value="63548">
            <text:p>63548</text:p>
          </table:table-cell>
          <table:table-cell office:value-type="string">
            <text:p>Pijao</text:p>
          </table:table-cell>
          <table:table-cell table:formula="of:=(CONCATENATE(&quot;insert into `Ciudad`(`Nombre`,`Codigo`) values('&quot;;[.I686];&quot;','&quot;;[.H686];&quot;');&quot;))" office:value-type="string" office:string-value="insert into `Ciudad`(`Nombre`,`Codigo`) values('Pijao','63548');">
            <text:p>insert into `Ciudad`(`Nombre`,`Codigo`) values('Pijao','63548');</text:p>
          </table:table-cell>
          <table:table-cell table:formula="of:=CONCATENATE(&quot;new Ciudad{Codigo=&quot;&quot;&quot;;[.H686];&quot;&quot;&quot;,Nombre=&quot;&quot;&quot;;[.I686];&quot;&quot;&quot;},&quot;)" office:value-type="string" office:string-value="new Ciudad{Codigo=&quot;63548&quot;,Nombre=&quot;Pijao&quot;},">
            <text:p>new Ciudad{Codigo="63548",Nombre="Pijao"},</text:p>
          </table:table-cell>
          <table:table-cell table:formula="of:=LEN([.B686])" office:value-type="float" office:value="5">
            <text:p>5</text:p>
          </table:table-cell>
        </table:table-row>
        <table:table-row table:style-name="ro2">
          <table:table-cell table:style-name="ce1" office:value-type="float" office:value="47545">
            <text:p>47545</text:p>
          </table:table-cell>
          <table:table-cell table:style-name="ce2" office:value-type="string">
            <text:p>PIJIÑO DEL CARMEN</text:p>
          </table:table-cell>
          <table:table-cell table:style-name="ce1" office:value-type="string">
            <text:p>Magdalena</text:p>
          </table:table-cell>
          <table:table-cell table:formula="of:=LOWER([.B687])" office:value-type="string" office:string-value="pijiño del carmen">
            <text:p>pijiño del carmen</text:p>
          </table:table-cell>
          <table:table-cell table:formula="of:=PROPER([.D687])" office:value-type="string" office:string-value="Pijiño Del Carmen">
            <text:p>Pijiño Del Carmen</text:p>
          </table:table-cell>
          <table:table-cell table:formula="of:=LEN([.A687])" office:value-type="float" office:value="5">
            <text:p>5</text:p>
          </table:table-cell>
          <table:table-cell table:formula="of:=IF([.F687]=5;[.A687];CONCATENATE(&quot;0&quot;;[.A687]))" office:value-type="float" office:value="47545">
            <text:p>47545</text:p>
          </table:table-cell>
          <table:table-cell office:value-type="float" office:value="47545">
            <text:p>47545</text:p>
          </table:table-cell>
          <table:table-cell office:value-type="string">
            <text:p>Pijiño del Carmen</text:p>
          </table:table-cell>
          <table:table-cell table:formula="of:=(CONCATENATE(&quot;insert into `Ciudad`(`Nombre`,`Codigo`) values('&quot;;[.I687];&quot;','&quot;;[.H687];&quot;');&quot;))" office:value-type="string" office:string-value="insert into `Ciudad`(`Nombre`,`Codigo`) values('Pijiño del Carmen','47545');">
            <text:p>insert into `Ciudad`(`Nombre`,`Codigo`) values('Pijiño del Carmen','47545');</text:p>
          </table:table-cell>
          <table:table-cell table:formula="of:=CONCATENATE(&quot;new Ciudad{Codigo=&quot;&quot;&quot;;[.H687];&quot;&quot;&quot;,Nombre=&quot;&quot;&quot;;[.I687];&quot;&quot;&quot;},&quot;)" office:value-type="string" office:string-value="new Ciudad{Codigo=&quot;47545&quot;,Nombre=&quot;Pijiño del Carmen&quot;},">
            <text:p>new Ciudad{Codigo="47545",Nombre="Pijiño del Carmen"},</text:p>
          </table:table-cell>
          <table:table-cell table:formula="of:=LEN([.B687])" office:value-type="float" office:value="17">
            <text:p>17</text:p>
          </table:table-cell>
        </table:table-row>
        <table:table-row table:style-name="ro2">
          <table:table-cell table:style-name="ce1" office:value-type="float" office:value="68549">
            <text:p>68549</text:p>
          </table:table-cell>
          <table:table-cell table:style-name="ce2" office:value-type="string">
            <text:p>PINCHOTE</text:p>
          </table:table-cell>
          <table:table-cell table:style-name="ce1" office:value-type="string">
            <text:p>Santander</text:p>
          </table:table-cell>
          <table:table-cell table:formula="of:=LOWER([.B688])" office:value-type="string" office:string-value="pinchote">
            <text:p>pinchote</text:p>
          </table:table-cell>
          <table:table-cell table:formula="of:=PROPER([.D688])" office:value-type="string" office:string-value="Pinchote">
            <text:p>Pinchote</text:p>
          </table:table-cell>
          <table:table-cell table:formula="of:=LEN([.A688])" office:value-type="float" office:value="5">
            <text:p>5</text:p>
          </table:table-cell>
          <table:table-cell table:formula="of:=IF([.F688]=5;[.A688];CONCATENATE(&quot;0&quot;;[.A688]))" office:value-type="float" office:value="68549">
            <text:p>68549</text:p>
          </table:table-cell>
          <table:table-cell office:value-type="float" office:value="68549">
            <text:p>68549</text:p>
          </table:table-cell>
          <table:table-cell office:value-type="string">
            <text:p>Pinchote</text:p>
          </table:table-cell>
          <table:table-cell table:formula="of:=(CONCATENATE(&quot;insert into `Ciudad`(`Nombre`,`Codigo`) values('&quot;;[.I688];&quot;','&quot;;[.H688];&quot;');&quot;))" office:value-type="string" office:string-value="insert into `Ciudad`(`Nombre`,`Codigo`) values('Pinchote','68549');">
            <text:p>insert into `Ciudad`(`Nombre`,`Codigo`) values('Pinchote','68549');</text:p>
          </table:table-cell>
          <table:table-cell table:formula="of:=CONCATENATE(&quot;new Ciudad{Codigo=&quot;&quot;&quot;;[.H688];&quot;&quot;&quot;,Nombre=&quot;&quot;&quot;;[.I688];&quot;&quot;&quot;},&quot;)" office:value-type="string" office:string-value="new Ciudad{Codigo=&quot;68549&quot;,Nombre=&quot;Pinchote&quot;},">
            <text:p>new Ciudad{Codigo="68549",Nombre="Pinchote"},</text:p>
          </table:table-cell>
          <table:table-cell table:formula="of:=LEN([.B688])" office:value-type="float" office:value="8">
            <text:p>8</text:p>
          </table:table-cell>
        </table:table-row>
        <table:table-row table:style-name="ro2">
          <table:table-cell table:style-name="ce1" office:value-type="float" office:value="13549">
            <text:p>13549</text:p>
          </table:table-cell>
          <table:table-cell table:style-name="ce2" office:value-type="string">
            <text:p>PINILLOS</text:p>
          </table:table-cell>
          <table:table-cell table:style-name="ce1" office:value-type="string">
            <text:p>Bolívar</text:p>
          </table:table-cell>
          <table:table-cell table:formula="of:=LOWER([.B689])" office:value-type="string" office:string-value="pinillos">
            <text:p>pinillos</text:p>
          </table:table-cell>
          <table:table-cell table:formula="of:=PROPER([.D689])" office:value-type="string" office:string-value="Pinillos">
            <text:p>Pinillos</text:p>
          </table:table-cell>
          <table:table-cell table:formula="of:=LEN([.A689])" office:value-type="float" office:value="5">
            <text:p>5</text:p>
          </table:table-cell>
          <table:table-cell table:formula="of:=IF([.F689]=5;[.A689];CONCATENATE(&quot;0&quot;;[.A689]))" office:value-type="float" office:value="13549">
            <text:p>13549</text:p>
          </table:table-cell>
          <table:table-cell office:value-type="float" office:value="13549">
            <text:p>13549</text:p>
          </table:table-cell>
          <table:table-cell office:value-type="string">
            <text:p>Pinillos</text:p>
          </table:table-cell>
          <table:table-cell table:formula="of:=(CONCATENATE(&quot;insert into `Ciudad`(`Nombre`,`Codigo`) values('&quot;;[.I689];&quot;','&quot;;[.H689];&quot;');&quot;))" office:value-type="string" office:string-value="insert into `Ciudad`(`Nombre`,`Codigo`) values('Pinillos','13549');">
            <text:p>insert into `Ciudad`(`Nombre`,`Codigo`) values('Pinillos','13549');</text:p>
          </table:table-cell>
          <table:table-cell table:formula="of:=CONCATENATE(&quot;new Ciudad{Codigo=&quot;&quot;&quot;;[.H689];&quot;&quot;&quot;,Nombre=&quot;&quot;&quot;;[.I689];&quot;&quot;&quot;},&quot;)" office:value-type="string" office:string-value="new Ciudad{Codigo=&quot;13549&quot;,Nombre=&quot;Pinillos&quot;},">
            <text:p>new Ciudad{Codigo="13549",Nombre="Pinillos"},</text:p>
          </table:table-cell>
          <table:table-cell table:formula="of:=LEN([.B689])" office:value-type="float" office:value="8">
            <text:p>8</text:p>
          </table:table-cell>
        </table:table-row>
        <table:table-row table:style-name="ro2">
          <table:table-cell table:style-name="ce1" office:value-type="float" office:value="8549">
            <text:p>8549</text:p>
          </table:table-cell>
          <table:table-cell table:style-name="ce2" office:value-type="string">
            <text:p>PIOJÓ</text:p>
          </table:table-cell>
          <table:table-cell table:style-name="ce1" office:value-type="string">
            <text:p>Atlántico</text:p>
          </table:table-cell>
          <table:table-cell table:formula="of:=LOWER([.B690])" office:value-type="string" office:string-value="piojó">
            <text:p>piojó</text:p>
          </table:table-cell>
          <table:table-cell table:formula="of:=PROPER([.D690])" office:value-type="string" office:string-value="Piojó">
            <text:p>Piojó</text:p>
          </table:table-cell>
          <table:table-cell table:formula="of:=LEN([.A690])" office:value-type="float" office:value="4">
            <text:p>4</text:p>
          </table:table-cell>
          <table:table-cell table:formula="of:=IF([.F690]=5;[.A690];CONCATENATE(&quot;0&quot;;[.A690]))" office:value-type="string" office:string-value="08549">
            <text:p>08549</text:p>
          </table:table-cell>
          <table:table-cell office:value-type="string">
            <text:p>08549</text:p>
          </table:table-cell>
          <table:table-cell office:value-type="string">
            <text:p>Piojó</text:p>
          </table:table-cell>
          <table:table-cell table:formula="of:=(CONCATENATE(&quot;insert into `Ciudad`(`Nombre`,`Codigo`) values('&quot;;[.I690];&quot;','&quot;;[.H690];&quot;');&quot;))" office:value-type="string" office:string-value="insert into `Ciudad`(`Nombre`,`Codigo`) values('Piojó','08549');">
            <text:p>insert into `Ciudad`(`Nombre`,`Codigo`) values('Piojó','08549');</text:p>
          </table:table-cell>
          <table:table-cell table:formula="of:=CONCATENATE(&quot;new Ciudad{Codigo=&quot;&quot;&quot;;[.H690];&quot;&quot;&quot;,Nombre=&quot;&quot;&quot;;[.I690];&quot;&quot;&quot;},&quot;)" office:value-type="string" office:string-value="new Ciudad{Codigo=&quot;08549&quot;,Nombre=&quot;Piojó&quot;},">
            <text:p>new Ciudad{Codigo="08549",Nombre="Piojó"},</text:p>
          </table:table-cell>
          <table:table-cell table:formula="of:=LEN([.B690])" office:value-type="float" office:value="5">
            <text:p>5</text:p>
          </table:table-cell>
        </table:table-row>
        <table:table-row table:style-name="ro2">
          <table:table-cell table:style-name="ce1" office:value-type="float" office:value="15550">
            <text:p>15550</text:p>
          </table:table-cell>
          <table:table-cell table:style-name="ce2" office:value-type="string">
            <text:p>PISBA</text:p>
          </table:table-cell>
          <table:table-cell table:style-name="ce1" office:value-type="string">
            <text:p>Boyacá</text:p>
          </table:table-cell>
          <table:table-cell table:formula="of:=LOWER([.B691])" office:value-type="string" office:string-value="pisba">
            <text:p>pisba</text:p>
          </table:table-cell>
          <table:table-cell table:formula="of:=PROPER([.D691])" office:value-type="string" office:string-value="Pisba">
            <text:p>Pisba</text:p>
          </table:table-cell>
          <table:table-cell table:formula="of:=LEN([.A691])" office:value-type="float" office:value="5">
            <text:p>5</text:p>
          </table:table-cell>
          <table:table-cell table:formula="of:=IF([.F691]=5;[.A691];CONCATENATE(&quot;0&quot;;[.A691]))" office:value-type="float" office:value="15550">
            <text:p>15550</text:p>
          </table:table-cell>
          <table:table-cell office:value-type="float" office:value="15550">
            <text:p>15550</text:p>
          </table:table-cell>
          <table:table-cell office:value-type="string">
            <text:p>Pisba</text:p>
          </table:table-cell>
          <table:table-cell table:formula="of:=(CONCATENATE(&quot;insert into `Ciudad`(`Nombre`,`Codigo`) values('&quot;;[.I691];&quot;','&quot;;[.H691];&quot;');&quot;))" office:value-type="string" office:string-value="insert into `Ciudad`(`Nombre`,`Codigo`) values('Pisba','15550');">
            <text:p>insert into `Ciudad`(`Nombre`,`Codigo`) values('Pisba','15550');</text:p>
          </table:table-cell>
          <table:table-cell table:formula="of:=CONCATENATE(&quot;new Ciudad{Codigo=&quot;&quot;&quot;;[.H691];&quot;&quot;&quot;,Nombre=&quot;&quot;&quot;;[.I691];&quot;&quot;&quot;},&quot;)" office:value-type="string" office:string-value="new Ciudad{Codigo=&quot;15550&quot;,Nombre=&quot;Pisba&quot;},">
            <text:p>new Ciudad{Codigo="15550",Nombre="Pisba"},</text:p>
          </table:table-cell>
          <table:table-cell table:formula="of:=LEN([.B691])" office:value-type="float" office:value="5">
            <text:p>5</text:p>
          </table:table-cell>
        </table:table-row>
        <table:table-row table:style-name="ro2">
          <table:table-cell table:style-name="ce1" office:value-type="float" office:value="41548">
            <text:p>41548</text:p>
          </table:table-cell>
          <table:table-cell table:style-name="ce2" office:value-type="string">
            <text:p>PITAL</text:p>
          </table:table-cell>
          <table:table-cell table:style-name="ce1" office:value-type="string">
            <text:p>Huila</text:p>
          </table:table-cell>
          <table:table-cell table:formula="of:=LOWER([.B692])" office:value-type="string" office:string-value="pital">
            <text:p>pital</text:p>
          </table:table-cell>
          <table:table-cell table:formula="of:=PROPER([.D692])" office:value-type="string" office:string-value="Pital">
            <text:p>Pital</text:p>
          </table:table-cell>
          <table:table-cell table:formula="of:=LEN([.A692])" office:value-type="float" office:value="5">
            <text:p>5</text:p>
          </table:table-cell>
          <table:table-cell table:formula="of:=IF([.F692]=5;[.A692];CONCATENATE(&quot;0&quot;;[.A692]))" office:value-type="float" office:value="41548">
            <text:p>41548</text:p>
          </table:table-cell>
          <table:table-cell office:value-type="float" office:value="41548">
            <text:p>41548</text:p>
          </table:table-cell>
          <table:table-cell office:value-type="string">
            <text:p>Pital</text:p>
          </table:table-cell>
          <table:table-cell table:formula="of:=(CONCATENATE(&quot;insert into `Ciudad`(`Nombre`,`Codigo`) values('&quot;;[.I692];&quot;','&quot;;[.H692];&quot;');&quot;))" office:value-type="string" office:string-value="insert into `Ciudad`(`Nombre`,`Codigo`) values('Pital','41548');">
            <text:p>insert into `Ciudad`(`Nombre`,`Codigo`) values('Pital','41548');</text:p>
          </table:table-cell>
          <table:table-cell table:formula="of:=CONCATENATE(&quot;new Ciudad{Codigo=&quot;&quot;&quot;;[.H692];&quot;&quot;&quot;,Nombre=&quot;&quot;&quot;;[.I692];&quot;&quot;&quot;},&quot;)" office:value-type="string" office:string-value="new Ciudad{Codigo=&quot;41548&quot;,Nombre=&quot;Pital&quot;},">
            <text:p>new Ciudad{Codigo="41548",Nombre="Pital"},</text:p>
          </table:table-cell>
          <table:table-cell table:formula="of:=LEN([.B692])" office:value-type="float" office:value="5">
            <text:p>5</text:p>
          </table:table-cell>
        </table:table-row>
        <table:table-row table:style-name="ro2">
          <table:table-cell table:style-name="ce1" office:value-type="float" office:value="41551">
            <text:p>41551</text:p>
          </table:table-cell>
          <table:table-cell table:style-name="ce2" office:value-type="string">
            <text:p>PITALITO</text:p>
          </table:table-cell>
          <table:table-cell table:style-name="ce1" office:value-type="string">
            <text:p>Huila</text:p>
          </table:table-cell>
          <table:table-cell table:formula="of:=LOWER([.B693])" office:value-type="string" office:string-value="pitalito">
            <text:p>pitalito</text:p>
          </table:table-cell>
          <table:table-cell table:formula="of:=PROPER([.D693])" office:value-type="string" office:string-value="Pitalito">
            <text:p>Pitalito</text:p>
          </table:table-cell>
          <table:table-cell table:formula="of:=LEN([.A693])" office:value-type="float" office:value="5">
            <text:p>5</text:p>
          </table:table-cell>
          <table:table-cell table:formula="of:=IF([.F693]=5;[.A693];CONCATENATE(&quot;0&quot;;[.A693]))" office:value-type="float" office:value="41551">
            <text:p>41551</text:p>
          </table:table-cell>
          <table:table-cell office:value-type="float" office:value="41551">
            <text:p>41551</text:p>
          </table:table-cell>
          <table:table-cell office:value-type="string">
            <text:p>Pitalito</text:p>
          </table:table-cell>
          <table:table-cell table:formula="of:=(CONCATENATE(&quot;insert into `Ciudad`(`Nombre`,`Codigo`) values('&quot;;[.I693];&quot;','&quot;;[.H693];&quot;');&quot;))" office:value-type="string" office:string-value="insert into `Ciudad`(`Nombre`,`Codigo`) values('Pitalito','41551');">
            <text:p>insert into `Ciudad`(`Nombre`,`Codigo`) values('Pitalito','41551');</text:p>
          </table:table-cell>
          <table:table-cell table:formula="of:=CONCATENATE(&quot;new Ciudad{Codigo=&quot;&quot;&quot;;[.H693];&quot;&quot;&quot;,Nombre=&quot;&quot;&quot;;[.I693];&quot;&quot;&quot;},&quot;)" office:value-type="string" office:string-value="new Ciudad{Codigo=&quot;41551&quot;,Nombre=&quot;Pitalito&quot;},">
            <text:p>new Ciudad{Codigo="41551",Nombre="Pitalito"},</text:p>
          </table:table-cell>
          <table:table-cell table:formula="of:=LEN([.B693])" office:value-type="float" office:value="8">
            <text:p>8</text:p>
          </table:table-cell>
        </table:table-row>
        <table:table-row table:style-name="ro2">
          <table:table-cell table:style-name="ce1" office:value-type="float" office:value="47551">
            <text:p>47551</text:p>
          </table:table-cell>
          <table:table-cell table:style-name="ce2" office:value-type="string">
            <text:p>PIVIJAY</text:p>
          </table:table-cell>
          <table:table-cell table:style-name="ce1" office:value-type="string">
            <text:p>Magdalena</text:p>
          </table:table-cell>
          <table:table-cell table:formula="of:=LOWER([.B694])" office:value-type="string" office:string-value="pivijay">
            <text:p>pivijay</text:p>
          </table:table-cell>
          <table:table-cell table:formula="of:=PROPER([.D694])" office:value-type="string" office:string-value="Pivijay">
            <text:p>Pivijay</text:p>
          </table:table-cell>
          <table:table-cell table:formula="of:=LEN([.A694])" office:value-type="float" office:value="5">
            <text:p>5</text:p>
          </table:table-cell>
          <table:table-cell table:formula="of:=IF([.F694]=5;[.A694];CONCATENATE(&quot;0&quot;;[.A694]))" office:value-type="float" office:value="47551">
            <text:p>47551</text:p>
          </table:table-cell>
          <table:table-cell office:value-type="float" office:value="47551">
            <text:p>47551</text:p>
          </table:table-cell>
          <table:table-cell office:value-type="string">
            <text:p>Pivijay</text:p>
          </table:table-cell>
          <table:table-cell table:formula="of:=(CONCATENATE(&quot;insert into `Ciudad`(`Nombre`,`Codigo`) values('&quot;;[.I694];&quot;','&quot;;[.H694];&quot;');&quot;))" office:value-type="string" office:string-value="insert into `Ciudad`(`Nombre`,`Codigo`) values('Pivijay','47551');">
            <text:p>insert into `Ciudad`(`Nombre`,`Codigo`) values('Pivijay','47551');</text:p>
          </table:table-cell>
          <table:table-cell table:formula="of:=CONCATENATE(&quot;new Ciudad{Codigo=&quot;&quot;&quot;;[.H694];&quot;&quot;&quot;,Nombre=&quot;&quot;&quot;;[.I694];&quot;&quot;&quot;},&quot;)" office:value-type="string" office:string-value="new Ciudad{Codigo=&quot;47551&quot;,Nombre=&quot;Pivijay&quot;},">
            <text:p>new Ciudad{Codigo="47551",Nombre="Pivijay"},</text:p>
          </table:table-cell>
          <table:table-cell table:formula="of:=LEN([.B694])" office:value-type="float" office:value="7">
            <text:p>7</text:p>
          </table:table-cell>
        </table:table-row>
        <table:table-row table:style-name="ro2">
          <table:table-cell table:style-name="ce1" office:value-type="float" office:value="73555">
            <text:p>73555</text:p>
          </table:table-cell>
          <table:table-cell table:style-name="ce2" office:value-type="string">
            <text:p>PLANADAS</text:p>
          </table:table-cell>
          <table:table-cell table:style-name="ce1" office:value-type="string">
            <text:p>Tolima</text:p>
          </table:table-cell>
          <table:table-cell table:formula="of:=LOWER([.B695])" office:value-type="string" office:string-value="planadas">
            <text:p>planadas</text:p>
          </table:table-cell>
          <table:table-cell table:formula="of:=PROPER([.D695])" office:value-type="string" office:string-value="Planadas">
            <text:p>Planadas</text:p>
          </table:table-cell>
          <table:table-cell table:formula="of:=LEN([.A695])" office:value-type="float" office:value="5">
            <text:p>5</text:p>
          </table:table-cell>
          <table:table-cell table:formula="of:=IF([.F695]=5;[.A695];CONCATENATE(&quot;0&quot;;[.A695]))" office:value-type="float" office:value="73555">
            <text:p>73555</text:p>
          </table:table-cell>
          <table:table-cell office:value-type="float" office:value="73555">
            <text:p>73555</text:p>
          </table:table-cell>
          <table:table-cell office:value-type="string">
            <text:p>Planadas</text:p>
          </table:table-cell>
          <table:table-cell table:formula="of:=(CONCATENATE(&quot;insert into `Ciudad`(`Nombre`,`Codigo`) values('&quot;;[.I695];&quot;','&quot;;[.H695];&quot;');&quot;))" office:value-type="string" office:string-value="insert into `Ciudad`(`Nombre`,`Codigo`) values('Planadas','73555');">
            <text:p>insert into `Ciudad`(`Nombre`,`Codigo`) values('Planadas','73555');</text:p>
          </table:table-cell>
          <table:table-cell table:formula="of:=CONCATENATE(&quot;new Ciudad{Codigo=&quot;&quot;&quot;;[.H695];&quot;&quot;&quot;,Nombre=&quot;&quot;&quot;;[.I695];&quot;&quot;&quot;},&quot;)" office:value-type="string" office:string-value="new Ciudad{Codigo=&quot;73555&quot;,Nombre=&quot;Planadas&quot;},">
            <text:p>new Ciudad{Codigo="73555",Nombre="Planadas"},</text:p>
          </table:table-cell>
          <table:table-cell table:formula="of:=LEN([.B695])" office:value-type="float" office:value="8">
            <text:p>8</text:p>
          </table:table-cell>
        </table:table-row>
        <table:table-row table:style-name="ro2">
          <table:table-cell table:style-name="ce1" office:value-type="float" office:value="23555">
            <text:p>23555</text:p>
          </table:table-cell>
          <table:table-cell table:style-name="ce2" office:value-type="string">
            <text:p>PLANETA RICA</text:p>
          </table:table-cell>
          <table:table-cell table:style-name="ce1" office:value-type="string">
            <text:p>Córdoba</text:p>
          </table:table-cell>
          <table:table-cell table:formula="of:=LOWER([.B696])" office:value-type="string" office:string-value="planeta rica">
            <text:p>planeta rica</text:p>
          </table:table-cell>
          <table:table-cell table:formula="of:=PROPER([.D696])" office:value-type="string" office:string-value="Planeta Rica">
            <text:p>Planeta Rica</text:p>
          </table:table-cell>
          <table:table-cell table:formula="of:=LEN([.A696])" office:value-type="float" office:value="5">
            <text:p>5</text:p>
          </table:table-cell>
          <table:table-cell table:formula="of:=IF([.F696]=5;[.A696];CONCATENATE(&quot;0&quot;;[.A696]))" office:value-type="float" office:value="23555">
            <text:p>23555</text:p>
          </table:table-cell>
          <table:table-cell office:value-type="float" office:value="23555">
            <text:p>23555</text:p>
          </table:table-cell>
          <table:table-cell office:value-type="string">
            <text:p>Planeta Rica</text:p>
          </table:table-cell>
          <table:table-cell table:formula="of:=(CONCATENATE(&quot;insert into `Ciudad`(`Nombre`,`Codigo`) values('&quot;;[.I696];&quot;','&quot;;[.H696];&quot;');&quot;))" office:value-type="string" office:string-value="insert into `Ciudad`(`Nombre`,`Codigo`) values('Planeta Rica','23555');">
            <text:p>insert into `Ciudad`(`Nombre`,`Codigo`) values('Planeta Rica','23555');</text:p>
          </table:table-cell>
          <table:table-cell table:formula="of:=CONCATENATE(&quot;new Ciudad{Codigo=&quot;&quot;&quot;;[.H696];&quot;&quot;&quot;,Nombre=&quot;&quot;&quot;;[.I696];&quot;&quot;&quot;},&quot;)" office:value-type="string" office:string-value="new Ciudad{Codigo=&quot;23555&quot;,Nombre=&quot;Planeta Rica&quot;},">
            <text:p>new Ciudad{Codigo="23555",Nombre="Planeta Rica"},</text:p>
          </table:table-cell>
          <table:table-cell table:formula="of:=LEN([.B696])" office:value-type="float" office:value="12">
            <text:p>12</text:p>
          </table:table-cell>
        </table:table-row>
        <table:table-row table:style-name="ro2">
          <table:table-cell table:style-name="ce1" office:value-type="float" office:value="47555">
            <text:p>47555</text:p>
          </table:table-cell>
          <table:table-cell table:style-name="ce2" office:value-type="string">
            <text:p>PLATO</text:p>
          </table:table-cell>
          <table:table-cell table:style-name="ce1" office:value-type="string">
            <text:p>Magdalena</text:p>
          </table:table-cell>
          <table:table-cell table:formula="of:=LOWER([.B697])" office:value-type="string" office:string-value="plato">
            <text:p>plato</text:p>
          </table:table-cell>
          <table:table-cell table:formula="of:=PROPER([.D697])" office:value-type="string" office:string-value="Plato">
            <text:p>Plato</text:p>
          </table:table-cell>
          <table:table-cell table:formula="of:=LEN([.A697])" office:value-type="float" office:value="5">
            <text:p>5</text:p>
          </table:table-cell>
          <table:table-cell table:formula="of:=IF([.F697]=5;[.A697];CONCATENATE(&quot;0&quot;;[.A697]))" office:value-type="float" office:value="47555">
            <text:p>47555</text:p>
          </table:table-cell>
          <table:table-cell office:value-type="float" office:value="47555">
            <text:p>47555</text:p>
          </table:table-cell>
          <table:table-cell office:value-type="string">
            <text:p>Plato</text:p>
          </table:table-cell>
          <table:table-cell table:formula="of:=(CONCATENATE(&quot;insert into `Ciudad`(`Nombre`,`Codigo`) values('&quot;;[.I697];&quot;','&quot;;[.H697];&quot;');&quot;))" office:value-type="string" office:string-value="insert into `Ciudad`(`Nombre`,`Codigo`) values('Plato','47555');">
            <text:p>insert into `Ciudad`(`Nombre`,`Codigo`) values('Plato','47555');</text:p>
          </table:table-cell>
          <table:table-cell table:formula="of:=CONCATENATE(&quot;new Ciudad{Codigo=&quot;&quot;&quot;;[.H697];&quot;&quot;&quot;,Nombre=&quot;&quot;&quot;;[.I697];&quot;&quot;&quot;},&quot;)" office:value-type="string" office:string-value="new Ciudad{Codigo=&quot;47555&quot;,Nombre=&quot;Plato&quot;},">
            <text:p>new Ciudad{Codigo="47555",Nombre="Plato"},</text:p>
          </table:table-cell>
          <table:table-cell table:formula="of:=LEN([.B697])" office:value-type="float" office:value="5">
            <text:p>5</text:p>
          </table:table-cell>
        </table:table-row>
        <table:table-row table:style-name="ro2">
          <table:table-cell table:style-name="ce1" office:value-type="float" office:value="52540">
            <text:p>52540</text:p>
          </table:table-cell>
          <table:table-cell table:style-name="ce2" office:value-type="string">
            <text:p>POLICARPA</text:p>
          </table:table-cell>
          <table:table-cell table:style-name="ce1" office:value-type="string">
            <text:p>Nariño</text:p>
          </table:table-cell>
          <table:table-cell table:formula="of:=LOWER([.B698])" office:value-type="string" office:string-value="policarpa">
            <text:p>policarpa</text:p>
          </table:table-cell>
          <table:table-cell table:formula="of:=PROPER([.D698])" office:value-type="string" office:string-value="Policarpa">
            <text:p>Policarpa</text:p>
          </table:table-cell>
          <table:table-cell table:formula="of:=LEN([.A698])" office:value-type="float" office:value="5">
            <text:p>5</text:p>
          </table:table-cell>
          <table:table-cell table:formula="of:=IF([.F698]=5;[.A698];CONCATENATE(&quot;0&quot;;[.A698]))" office:value-type="float" office:value="52540">
            <text:p>52540</text:p>
          </table:table-cell>
          <table:table-cell office:value-type="float" office:value="52540">
            <text:p>52540</text:p>
          </table:table-cell>
          <table:table-cell office:value-type="string">
            <text:p>Policarpa</text:p>
          </table:table-cell>
          <table:table-cell table:formula="of:=(CONCATENATE(&quot;insert into `Ciudad`(`Nombre`,`Codigo`) values('&quot;;[.I698];&quot;','&quot;;[.H698];&quot;');&quot;))" office:value-type="string" office:string-value="insert into `Ciudad`(`Nombre`,`Codigo`) values('Policarpa','52540');">
            <text:p>insert into `Ciudad`(`Nombre`,`Codigo`) values('Policarpa','52540');</text:p>
          </table:table-cell>
          <table:table-cell table:formula="of:=CONCATENATE(&quot;new Ciudad{Codigo=&quot;&quot;&quot;;[.H698];&quot;&quot;&quot;,Nombre=&quot;&quot;&quot;;[.I698];&quot;&quot;&quot;},&quot;)" office:value-type="string" office:string-value="new Ciudad{Codigo=&quot;52540&quot;,Nombre=&quot;Policarpa&quot;},">
            <text:p>new Ciudad{Codigo="52540",Nombre="Policarpa"},</text:p>
          </table:table-cell>
          <table:table-cell table:formula="of:=LEN([.B698])" office:value-type="float" office:value="9">
            <text:p>9</text:p>
          </table:table-cell>
        </table:table-row>
        <table:table-row table:style-name="ro2">
          <table:table-cell table:style-name="ce1" office:value-type="float" office:value="8558">
            <text:p>8558</text:p>
          </table:table-cell>
          <table:table-cell table:style-name="ce2" office:value-type="string">
            <text:p>POLONUEVO</text:p>
          </table:table-cell>
          <table:table-cell table:style-name="ce1" office:value-type="string">
            <text:p>Atlántico</text:p>
          </table:table-cell>
          <table:table-cell table:formula="of:=LOWER([.B699])" office:value-type="string" office:string-value="polonuevo">
            <text:p>polonuevo</text:p>
          </table:table-cell>
          <table:table-cell table:formula="of:=PROPER([.D699])" office:value-type="string" office:string-value="Polonuevo">
            <text:p>Polonuevo</text:p>
          </table:table-cell>
          <table:table-cell table:formula="of:=LEN([.A699])" office:value-type="float" office:value="4">
            <text:p>4</text:p>
          </table:table-cell>
          <table:table-cell table:formula="of:=IF([.F699]=5;[.A699];CONCATENATE(&quot;0&quot;;[.A699]))" office:value-type="string" office:string-value="08558">
            <text:p>08558</text:p>
          </table:table-cell>
          <table:table-cell office:value-type="string">
            <text:p>08558</text:p>
          </table:table-cell>
          <table:table-cell office:value-type="string">
            <text:p>Polonuevo</text:p>
          </table:table-cell>
          <table:table-cell table:formula="of:=(CONCATENATE(&quot;insert into `Ciudad`(`Nombre`,`Codigo`) values('&quot;;[.I699];&quot;','&quot;;[.H699];&quot;');&quot;))" office:value-type="string" office:string-value="insert into `Ciudad`(`Nombre`,`Codigo`) values('Polonuevo','08558');">
            <text:p>insert into `Ciudad`(`Nombre`,`Codigo`) values('Polonuevo','08558');</text:p>
          </table:table-cell>
          <table:table-cell table:formula="of:=CONCATENATE(&quot;new Ciudad{Codigo=&quot;&quot;&quot;;[.H699];&quot;&quot;&quot;,Nombre=&quot;&quot;&quot;;[.I699];&quot;&quot;&quot;},&quot;)" office:value-type="string" office:string-value="new Ciudad{Codigo=&quot;08558&quot;,Nombre=&quot;Polonuevo&quot;},">
            <text:p>new Ciudad{Codigo="08558",Nombre="Polonuevo"},</text:p>
          </table:table-cell>
          <table:table-cell table:formula="of:=LEN([.B699])" office:value-type="float" office:value="9">
            <text:p>9</text:p>
          </table:table-cell>
        </table:table-row>
        <table:table-row table:style-name="ro2">
          <table:table-cell table:style-name="ce1" office:value-type="float" office:value="8560">
            <text:p>8560</text:p>
          </table:table-cell>
          <table:table-cell table:style-name="ce2" office:value-type="string">
            <text:p>PONEDERA</text:p>
          </table:table-cell>
          <table:table-cell table:style-name="ce1" office:value-type="string">
            <text:p>Atlántico</text:p>
          </table:table-cell>
          <table:table-cell table:formula="of:=LOWER([.B700])" office:value-type="string" office:string-value="ponedera">
            <text:p>ponedera</text:p>
          </table:table-cell>
          <table:table-cell table:formula="of:=PROPER([.D700])" office:value-type="string" office:string-value="Ponedera">
            <text:p>Ponedera</text:p>
          </table:table-cell>
          <table:table-cell table:formula="of:=LEN([.A700])" office:value-type="float" office:value="4">
            <text:p>4</text:p>
          </table:table-cell>
          <table:table-cell table:formula="of:=IF([.F700]=5;[.A700];CONCATENATE(&quot;0&quot;;[.A700]))" office:value-type="string" office:string-value="08560">
            <text:p>08560</text:p>
          </table:table-cell>
          <table:table-cell office:value-type="string">
            <text:p>08560</text:p>
          </table:table-cell>
          <table:table-cell office:value-type="string">
            <text:p>Ponedera</text:p>
          </table:table-cell>
          <table:table-cell table:formula="of:=(CONCATENATE(&quot;insert into `Ciudad`(`Nombre`,`Codigo`) values('&quot;;[.I700];&quot;','&quot;;[.H700];&quot;');&quot;))" office:value-type="string" office:string-value="insert into `Ciudad`(`Nombre`,`Codigo`) values('Ponedera','08560');">
            <text:p>insert into `Ciudad`(`Nombre`,`Codigo`) values('Ponedera','08560');</text:p>
          </table:table-cell>
          <table:table-cell table:formula="of:=CONCATENATE(&quot;new Ciudad{Codigo=&quot;&quot;&quot;;[.H700];&quot;&quot;&quot;,Nombre=&quot;&quot;&quot;;[.I700];&quot;&quot;&quot;},&quot;)" office:value-type="string" office:string-value="new Ciudad{Codigo=&quot;08560&quot;,Nombre=&quot;Ponedera&quot;},">
            <text:p>new Ciudad{Codigo="08560",Nombre="Ponedera"},</text:p>
          </table:table-cell>
          <table:table-cell table:formula="of:=LEN([.B700])" office:value-type="float" office:value="8">
            <text:p>8</text:p>
          </table:table-cell>
        </table:table-row>
        <table:table-row table:style-name="ro2">
          <table:table-cell table:style-name="ce1" office:value-type="float" office:value="19001">
            <text:p>19001</text:p>
          </table:table-cell>
          <table:table-cell table:style-name="ce2" office:value-type="string">
            <text:p>POPAYÁN</text:p>
          </table:table-cell>
          <table:table-cell table:style-name="ce1" office:value-type="string">
            <text:p>Cauca</text:p>
          </table:table-cell>
          <table:table-cell table:formula="of:=LOWER([.B701])" office:value-type="string" office:string-value="popayán">
            <text:p>popayán</text:p>
          </table:table-cell>
          <table:table-cell table:formula="of:=PROPER([.D701])" office:value-type="string" office:string-value="Popayán">
            <text:p>Popayán</text:p>
          </table:table-cell>
          <table:table-cell table:formula="of:=LEN([.A701])" office:value-type="float" office:value="5">
            <text:p>5</text:p>
          </table:table-cell>
          <table:table-cell table:formula="of:=IF([.F701]=5;[.A701];CONCATENATE(&quot;0&quot;;[.A701]))" office:value-type="float" office:value="19001">
            <text:p>19001</text:p>
          </table:table-cell>
          <table:table-cell office:value-type="float" office:value="19001">
            <text:p>19001</text:p>
          </table:table-cell>
          <table:table-cell office:value-type="string">
            <text:p>Popayán</text:p>
          </table:table-cell>
          <table:table-cell table:formula="of:=(CONCATENATE(&quot;insert into `Ciudad`(`Nombre`,`Codigo`) values('&quot;;[.I701];&quot;','&quot;;[.H701];&quot;');&quot;))" office:value-type="string" office:string-value="insert into `Ciudad`(`Nombre`,`Codigo`) values('Popayán','19001');">
            <text:p>insert into `Ciudad`(`Nombre`,`Codigo`) values('Popayán','19001');</text:p>
          </table:table-cell>
          <table:table-cell table:formula="of:=CONCATENATE(&quot;new Ciudad{Codigo=&quot;&quot;&quot;;[.H701];&quot;&quot;&quot;,Nombre=&quot;&quot;&quot;;[.I701];&quot;&quot;&quot;},&quot;)" office:value-type="string" office:string-value="new Ciudad{Codigo=&quot;19001&quot;,Nombre=&quot;Popayán&quot;},">
            <text:p>new Ciudad{Codigo="19001",Nombre="Popayán"},</text:p>
          </table:table-cell>
          <table:table-cell table:formula="of:=LEN([.B701])" office:value-type="float" office:value="7">
            <text:p>7</text:p>
          </table:table-cell>
        </table:table-row>
        <table:table-row table:style-name="ro2">
          <table:table-cell table:style-name="ce1" office:value-type="float" office:value="85263">
            <text:p>85263</text:p>
          </table:table-cell>
          <table:table-cell table:style-name="ce2" office:value-type="string">
            <text:p>PORE</text:p>
          </table:table-cell>
          <table:table-cell table:style-name="ce1" office:value-type="string">
            <text:p>Casanare</text:p>
          </table:table-cell>
          <table:table-cell table:formula="of:=LOWER([.B702])" office:value-type="string" office:string-value="pore">
            <text:p>pore</text:p>
          </table:table-cell>
          <table:table-cell table:formula="of:=PROPER([.D702])" office:value-type="string" office:string-value="Pore">
            <text:p>Pore</text:p>
          </table:table-cell>
          <table:table-cell table:formula="of:=LEN([.A702])" office:value-type="float" office:value="5">
            <text:p>5</text:p>
          </table:table-cell>
          <table:table-cell table:formula="of:=IF([.F702]=5;[.A702];CONCATENATE(&quot;0&quot;;[.A702]))" office:value-type="float" office:value="85263">
            <text:p>85263</text:p>
          </table:table-cell>
          <table:table-cell office:value-type="float" office:value="85263">
            <text:p>85263</text:p>
          </table:table-cell>
          <table:table-cell office:value-type="string">
            <text:p>Pore</text:p>
          </table:table-cell>
          <table:table-cell table:formula="of:=(CONCATENATE(&quot;insert into `Ciudad`(`Nombre`,`Codigo`) values('&quot;;[.I702];&quot;','&quot;;[.H702];&quot;');&quot;))" office:value-type="string" office:string-value="insert into `Ciudad`(`Nombre`,`Codigo`) values('Pore','85263');">
            <text:p>insert into `Ciudad`(`Nombre`,`Codigo`) values('Pore','85263');</text:p>
          </table:table-cell>
          <table:table-cell table:formula="of:=CONCATENATE(&quot;new Ciudad{Codigo=&quot;&quot;&quot;;[.H702];&quot;&quot;&quot;,Nombre=&quot;&quot;&quot;;[.I702];&quot;&quot;&quot;},&quot;)" office:value-type="string" office:string-value="new Ciudad{Codigo=&quot;85263&quot;,Nombre=&quot;Pore&quot;},">
            <text:p>new Ciudad{Codigo="85263",Nombre="Pore"},</text:p>
          </table:table-cell>
          <table:table-cell table:formula="of:=LEN([.B702])" office:value-type="float" office:value="4">
            <text:p>4</text:p>
          </table:table-cell>
        </table:table-row>
        <table:table-row table:style-name="ro2">
          <table:table-cell table:style-name="ce1" office:value-type="float" office:value="52560">
            <text:p>52560</text:p>
          </table:table-cell>
          <table:table-cell table:style-name="ce2" office:value-type="string">
            <text:p>POTOSÍ</text:p>
          </table:table-cell>
          <table:table-cell table:style-name="ce1" office:value-type="string">
            <text:p>Nariño</text:p>
          </table:table-cell>
          <table:table-cell table:formula="of:=LOWER([.B703])" office:value-type="string" office:string-value="potosí">
            <text:p>potosí</text:p>
          </table:table-cell>
          <table:table-cell table:formula="of:=PROPER([.D703])" office:value-type="string" office:string-value="Potosí">
            <text:p>Potosí</text:p>
          </table:table-cell>
          <table:table-cell table:formula="of:=LEN([.A703])" office:value-type="float" office:value="5">
            <text:p>5</text:p>
          </table:table-cell>
          <table:table-cell table:formula="of:=IF([.F703]=5;[.A703];CONCATENATE(&quot;0&quot;;[.A703]))" office:value-type="float" office:value="52560">
            <text:p>52560</text:p>
          </table:table-cell>
          <table:table-cell office:value-type="float" office:value="52560">
            <text:p>52560</text:p>
          </table:table-cell>
          <table:table-cell office:value-type="string">
            <text:p>Potosí</text:p>
          </table:table-cell>
          <table:table-cell table:formula="of:=(CONCATENATE(&quot;insert into `Ciudad`(`Nombre`,`Codigo`) values('&quot;;[.I703];&quot;','&quot;;[.H703];&quot;');&quot;))" office:value-type="string" office:string-value="insert into `Ciudad`(`Nombre`,`Codigo`) values('Potosí','52560');">
            <text:p>insert into `Ciudad`(`Nombre`,`Codigo`) values('Potosí','52560');</text:p>
          </table:table-cell>
          <table:table-cell table:formula="of:=CONCATENATE(&quot;new Ciudad{Codigo=&quot;&quot;&quot;;[.H703];&quot;&quot;&quot;,Nombre=&quot;&quot;&quot;;[.I703];&quot;&quot;&quot;},&quot;)" office:value-type="string" office:string-value="new Ciudad{Codigo=&quot;52560&quot;,Nombre=&quot;Potosí&quot;},">
            <text:p>new Ciudad{Codigo="52560",Nombre="Potosí"},</text:p>
          </table:table-cell>
          <table:table-cell table:formula="of:=LEN([.B703])" office:value-type="float" office:value="6">
            <text:p>6</text:p>
          </table:table-cell>
        </table:table-row>
        <table:table-row table:style-name="ro2">
          <table:table-cell table:style-name="ce1" office:value-type="float" office:value="76563">
            <text:p>76563</text:p>
          </table:table-cell>
          <table:table-cell table:style-name="ce2" office:value-type="string">
            <text:p>PRADERA</text:p>
          </table:table-cell>
          <table:table-cell table:style-name="ce1" office:value-type="string">
            <text:p>Valle del Cauca</text:p>
          </table:table-cell>
          <table:table-cell table:formula="of:=LOWER([.B704])" office:value-type="string" office:string-value="pradera">
            <text:p>pradera</text:p>
          </table:table-cell>
          <table:table-cell table:formula="of:=PROPER([.D704])" office:value-type="string" office:string-value="Pradera">
            <text:p>Pradera</text:p>
          </table:table-cell>
          <table:table-cell table:formula="of:=LEN([.A704])" office:value-type="float" office:value="5">
            <text:p>5</text:p>
          </table:table-cell>
          <table:table-cell table:formula="of:=IF([.F704]=5;[.A704];CONCATENATE(&quot;0&quot;;[.A704]))" office:value-type="float" office:value="76563">
            <text:p>76563</text:p>
          </table:table-cell>
          <table:table-cell office:value-type="float" office:value="76563">
            <text:p>76563</text:p>
          </table:table-cell>
          <table:table-cell office:value-type="string">
            <text:p>Pradera</text:p>
          </table:table-cell>
          <table:table-cell table:formula="of:=(CONCATENATE(&quot;insert into `Ciudad`(`Nombre`,`Codigo`) values('&quot;;[.I704];&quot;','&quot;;[.H704];&quot;');&quot;))" office:value-type="string" office:string-value="insert into `Ciudad`(`Nombre`,`Codigo`) values('Pradera','76563');">
            <text:p>insert into `Ciudad`(`Nombre`,`Codigo`) values('Pradera','76563');</text:p>
          </table:table-cell>
          <table:table-cell table:formula="of:=CONCATENATE(&quot;new Ciudad{Codigo=&quot;&quot;&quot;;[.H704];&quot;&quot;&quot;,Nombre=&quot;&quot;&quot;;[.I704];&quot;&quot;&quot;},&quot;)" office:value-type="string" office:string-value="new Ciudad{Codigo=&quot;76563&quot;,Nombre=&quot;Pradera&quot;},">
            <text:p>new Ciudad{Codigo="76563",Nombre="Pradera"},</text:p>
          </table:table-cell>
          <table:table-cell table:formula="of:=LEN([.B704])" office:value-type="float" office:value="7">
            <text:p>7</text:p>
          </table:table-cell>
        </table:table-row>
        <table:table-row table:style-name="ro2">
          <table:table-cell table:style-name="ce1" office:value-type="float" office:value="73563">
            <text:p>73563</text:p>
          </table:table-cell>
          <table:table-cell table:style-name="ce2" office:value-type="string">
            <text:p>PRADO</text:p>
          </table:table-cell>
          <table:table-cell table:style-name="ce1" office:value-type="string">
            <text:p>Tolima</text:p>
          </table:table-cell>
          <table:table-cell table:formula="of:=LOWER([.B705])" office:value-type="string" office:string-value="prado">
            <text:p>prado</text:p>
          </table:table-cell>
          <table:table-cell table:formula="of:=PROPER([.D705])" office:value-type="string" office:string-value="Prado">
            <text:p>Prado</text:p>
          </table:table-cell>
          <table:table-cell table:formula="of:=LEN([.A705])" office:value-type="float" office:value="5">
            <text:p>5</text:p>
          </table:table-cell>
          <table:table-cell table:formula="of:=IF([.F705]=5;[.A705];CONCATENATE(&quot;0&quot;;[.A705]))" office:value-type="float" office:value="73563">
            <text:p>73563</text:p>
          </table:table-cell>
          <table:table-cell office:value-type="float" office:value="73563">
            <text:p>73563</text:p>
          </table:table-cell>
          <table:table-cell office:value-type="string">
            <text:p>Prado</text:p>
          </table:table-cell>
          <table:table-cell table:formula="of:=(CONCATENATE(&quot;insert into `Ciudad`(`Nombre`,`Codigo`) values('&quot;;[.I705];&quot;','&quot;;[.H705];&quot;');&quot;))" office:value-type="string" office:string-value="insert into `Ciudad`(`Nombre`,`Codigo`) values('Prado','73563');">
            <text:p>insert into `Ciudad`(`Nombre`,`Codigo`) values('Prado','73563');</text:p>
          </table:table-cell>
          <table:table-cell table:formula="of:=CONCATENATE(&quot;new Ciudad{Codigo=&quot;&quot;&quot;;[.H705];&quot;&quot;&quot;,Nombre=&quot;&quot;&quot;;[.I705];&quot;&quot;&quot;},&quot;)" office:value-type="string" office:string-value="new Ciudad{Codigo=&quot;73563&quot;,Nombre=&quot;Prado&quot;},">
            <text:p>new Ciudad{Codigo="73563",Nombre="Prado"},</text:p>
          </table:table-cell>
          <table:table-cell table:formula="of:=LEN([.B705])" office:value-type="float" office:value="5">
            <text:p>5</text:p>
          </table:table-cell>
        </table:table-row>
        <table:table-row table:style-name="ro2">
          <table:table-cell table:style-name="ce1" office:value-type="float" office:value="52565">
            <text:p>52565</text:p>
          </table:table-cell>
          <table:table-cell table:style-name="ce2" office:value-type="string">
            <text:p>PROVIDENCIA</text:p>
          </table:table-cell>
          <table:table-cell table:style-name="ce1" office:value-type="string">
            <text:p>Nariño</text:p>
          </table:table-cell>
          <table:table-cell table:formula="of:=LOWER([.B706])" office:value-type="string" office:string-value="providencia">
            <text:p>providencia</text:p>
          </table:table-cell>
          <table:table-cell table:formula="of:=PROPER([.D706])" office:value-type="string" office:string-value="Providencia">
            <text:p>Providencia</text:p>
          </table:table-cell>
          <table:table-cell table:formula="of:=LEN([.A706])" office:value-type="float" office:value="5">
            <text:p>5</text:p>
          </table:table-cell>
          <table:table-cell table:formula="of:=IF([.F706]=5;[.A706];CONCATENATE(&quot;0&quot;;[.A706]))" office:value-type="float" office:value="52565">
            <text:p>52565</text:p>
          </table:table-cell>
          <table:table-cell office:value-type="float" office:value="52565">
            <text:p>52565</text:p>
          </table:table-cell>
          <table:table-cell office:value-type="string">
            <text:p>Providencia</text:p>
          </table:table-cell>
          <table:table-cell table:formula="of:=(CONCATENATE(&quot;insert into `Ciudad`(`Nombre`,`Codigo`) values('&quot;;[.I706];&quot;','&quot;;[.H706];&quot;');&quot;))" office:value-type="string" office:string-value="insert into `Ciudad`(`Nombre`,`Codigo`) values('Providencia','52565');">
            <text:p>insert into `Ciudad`(`Nombre`,`Codigo`) values('Providencia','52565');</text:p>
          </table:table-cell>
          <table:table-cell table:formula="of:=CONCATENATE(&quot;new Ciudad{Codigo=&quot;&quot;&quot;;[.H706];&quot;&quot;&quot;,Nombre=&quot;&quot;&quot;;[.I706];&quot;&quot;&quot;},&quot;)" office:value-type="string" office:string-value="new Ciudad{Codigo=&quot;52565&quot;,Nombre=&quot;Providencia&quot;},">
            <text:p>new Ciudad{Codigo="52565",Nombre="Providencia"},</text:p>
          </table:table-cell>
          <table:table-cell table:formula="of:=LEN([.B706])" office:value-type="float" office:value="11">
            <text:p>11</text:p>
          </table:table-cell>
        </table:table-row>
        <table:table-row table:style-name="ro3">
          <table:table-cell table:style-name="ce1" office:value-type="float" office:value="88564">
            <text:p>88564</text:p>
          </table:table-cell>
          <table:table-cell table:style-name="ce2" office:value-type="string">
            <text:p>PROVIDENCIA</text:p>
          </table:table-cell>
          <table:table-cell table:style-name="ce1" office:value-type="string">
            <text:p>Archipiélago de San Andrés, Providencia y Santa Catalina</text:p>
          </table:table-cell>
          <table:table-cell table:formula="of:=LOWER([.B707])" office:value-type="string" office:string-value="providencia">
            <text:p>providencia</text:p>
          </table:table-cell>
          <table:table-cell table:formula="of:=PROPER([.D707])" office:value-type="string" office:string-value="Providencia">
            <text:p>Providencia</text:p>
          </table:table-cell>
          <table:table-cell table:formula="of:=LEN([.A707])" office:value-type="float" office:value="5">
            <text:p>5</text:p>
          </table:table-cell>
          <table:table-cell table:formula="of:=IF([.F707]=5;[.A707];CONCATENATE(&quot;0&quot;;[.A707]))" office:value-type="float" office:value="88564">
            <text:p>88564</text:p>
          </table:table-cell>
          <table:table-cell office:value-type="float" office:value="88564">
            <text:p>88564</text:p>
          </table:table-cell>
          <table:table-cell office:value-type="string">
            <text:p>Providencia</text:p>
          </table:table-cell>
          <table:table-cell table:formula="of:=(CONCATENATE(&quot;insert into `Ciudad`(`Nombre`,`Codigo`) values('&quot;;[.I707];&quot;','&quot;;[.H707];&quot;');&quot;))" office:value-type="string" office:string-value="insert into `Ciudad`(`Nombre`,`Codigo`) values('Providencia','88564');">
            <text:p>insert into `Ciudad`(`Nombre`,`Codigo`) values('Providencia','88564');</text:p>
          </table:table-cell>
          <table:table-cell table:formula="of:=CONCATENATE(&quot;new Ciudad{Codigo=&quot;&quot;&quot;;[.H707];&quot;&quot;&quot;,Nombre=&quot;&quot;&quot;;[.I707];&quot;&quot;&quot;},&quot;)" office:value-type="string" office:string-value="new Ciudad{Codigo=&quot;88564&quot;,Nombre=&quot;Providencia&quot;},">
            <text:p>new Ciudad{Codigo="88564",Nombre="Providencia"},</text:p>
          </table:table-cell>
          <table:table-cell table:formula="of:=LEN([.B707])" office:value-type="float" office:value="11">
            <text:p>11</text:p>
          </table:table-cell>
        </table:table-row>
        <table:table-row table:style-name="ro2">
          <table:table-cell table:style-name="ce1" office:value-type="float" office:value="20570">
            <text:p>20570</text:p>
          </table:table-cell>
          <table:table-cell table:style-name="ce2" office:value-type="string">
            <text:p>PUEBLO BELLO</text:p>
          </table:table-cell>
          <table:table-cell table:style-name="ce1" office:value-type="string">
            <text:p>Cesar</text:p>
          </table:table-cell>
          <table:table-cell table:formula="of:=LOWER([.B708])" office:value-type="string" office:string-value="pueblo bello">
            <text:p>pueblo bello</text:p>
          </table:table-cell>
          <table:table-cell table:formula="of:=PROPER([.D708])" office:value-type="string" office:string-value="Pueblo Bello">
            <text:p>Pueblo Bello</text:p>
          </table:table-cell>
          <table:table-cell table:formula="of:=LEN([.A708])" office:value-type="float" office:value="5">
            <text:p>5</text:p>
          </table:table-cell>
          <table:table-cell table:formula="of:=IF([.F708]=5;[.A708];CONCATENATE(&quot;0&quot;;[.A708]))" office:value-type="float" office:value="20570">
            <text:p>20570</text:p>
          </table:table-cell>
          <table:table-cell office:value-type="float" office:value="20570">
            <text:p>20570</text:p>
          </table:table-cell>
          <table:table-cell office:value-type="string">
            <text:p>Pueblo Bello</text:p>
          </table:table-cell>
          <table:table-cell table:formula="of:=(CONCATENATE(&quot;insert into `Ciudad`(`Nombre`,`Codigo`) values('&quot;;[.I708];&quot;','&quot;;[.H708];&quot;');&quot;))" office:value-type="string" office:string-value="insert into `Ciudad`(`Nombre`,`Codigo`) values('Pueblo Bello','20570');">
            <text:p>insert into `Ciudad`(`Nombre`,`Codigo`) values('Pueblo Bello','20570');</text:p>
          </table:table-cell>
          <table:table-cell table:formula="of:=CONCATENATE(&quot;new Ciudad{Codigo=&quot;&quot;&quot;;[.H708];&quot;&quot;&quot;,Nombre=&quot;&quot;&quot;;[.I708];&quot;&quot;&quot;},&quot;)" office:value-type="string" office:string-value="new Ciudad{Codigo=&quot;20570&quot;,Nombre=&quot;Pueblo Bello&quot;},">
            <text:p>new Ciudad{Codigo="20570",Nombre="Pueblo Bello"},</text:p>
          </table:table-cell>
          <table:table-cell table:formula="of:=LEN([.B708])" office:value-type="float" office:value="12">
            <text:p>12</text:p>
          </table:table-cell>
        </table:table-row>
        <table:table-row table:style-name="ro2">
          <table:table-cell table:style-name="ce1" office:value-type="float" office:value="23570">
            <text:p>23570</text:p>
          </table:table-cell>
          <table:table-cell table:style-name="ce2" office:value-type="string">
            <text:p>PUEBLO NUEVO</text:p>
          </table:table-cell>
          <table:table-cell table:style-name="ce1" office:value-type="string">
            <text:p>Córdoba</text:p>
          </table:table-cell>
          <table:table-cell table:formula="of:=LOWER([.B709])" office:value-type="string" office:string-value="pueblo nuevo">
            <text:p>pueblo nuevo</text:p>
          </table:table-cell>
          <table:table-cell table:formula="of:=PROPER([.D709])" office:value-type="string" office:string-value="Pueblo Nuevo">
            <text:p>Pueblo Nuevo</text:p>
          </table:table-cell>
          <table:table-cell table:formula="of:=LEN([.A709])" office:value-type="float" office:value="5">
            <text:p>5</text:p>
          </table:table-cell>
          <table:table-cell table:formula="of:=IF([.F709]=5;[.A709];CONCATENATE(&quot;0&quot;;[.A709]))" office:value-type="float" office:value="23570">
            <text:p>23570</text:p>
          </table:table-cell>
          <table:table-cell office:value-type="float" office:value="23570">
            <text:p>23570</text:p>
          </table:table-cell>
          <table:table-cell office:value-type="string">
            <text:p>Pueblo Nuevo</text:p>
          </table:table-cell>
          <table:table-cell table:formula="of:=(CONCATENATE(&quot;insert into `Ciudad`(`Nombre`,`Codigo`) values('&quot;;[.I709];&quot;','&quot;;[.H709];&quot;');&quot;))" office:value-type="string" office:string-value="insert into `Ciudad`(`Nombre`,`Codigo`) values('Pueblo Nuevo','23570');">
            <text:p>insert into `Ciudad`(`Nombre`,`Codigo`) values('Pueblo Nuevo','23570');</text:p>
          </table:table-cell>
          <table:table-cell table:formula="of:=CONCATENATE(&quot;new Ciudad{Codigo=&quot;&quot;&quot;;[.H709];&quot;&quot;&quot;,Nombre=&quot;&quot;&quot;;[.I709];&quot;&quot;&quot;},&quot;)" office:value-type="string" office:string-value="new Ciudad{Codigo=&quot;23570&quot;,Nombre=&quot;Pueblo Nuevo&quot;},">
            <text:p>new Ciudad{Codigo="23570",Nombre="Pueblo Nuevo"},</text:p>
          </table:table-cell>
          <table:table-cell table:formula="of:=LEN([.B709])" office:value-type="float" office:value="12">
            <text:p>12</text:p>
          </table:table-cell>
        </table:table-row>
        <table:table-row table:style-name="ro2">
          <table:table-cell table:style-name="ce1" office:value-type="float" office:value="66572">
            <text:p>66572</text:p>
          </table:table-cell>
          <table:table-cell table:style-name="ce2" office:value-type="string">
            <text:p>PUEBLO RICO</text:p>
          </table:table-cell>
          <table:table-cell table:style-name="ce1" office:value-type="string">
            <text:p>Risaralda</text:p>
          </table:table-cell>
          <table:table-cell table:formula="of:=LOWER([.B710])" office:value-type="string" office:string-value="pueblo rico">
            <text:p>pueblo rico</text:p>
          </table:table-cell>
          <table:table-cell table:formula="of:=PROPER([.D710])" office:value-type="string" office:string-value="Pueblo Rico">
            <text:p>Pueblo Rico</text:p>
          </table:table-cell>
          <table:table-cell table:formula="of:=LEN([.A710])" office:value-type="float" office:value="5">
            <text:p>5</text:p>
          </table:table-cell>
          <table:table-cell table:formula="of:=IF([.F710]=5;[.A710];CONCATENATE(&quot;0&quot;;[.A710]))" office:value-type="float" office:value="66572">
            <text:p>66572</text:p>
          </table:table-cell>
          <table:table-cell office:value-type="float" office:value="66572">
            <text:p>66572</text:p>
          </table:table-cell>
          <table:table-cell office:value-type="string">
            <text:p>Pueblo Rico</text:p>
          </table:table-cell>
          <table:table-cell table:formula="of:=(CONCATENATE(&quot;insert into `Ciudad`(`Nombre`,`Codigo`) values('&quot;;[.I710];&quot;','&quot;;[.H710];&quot;');&quot;))" office:value-type="string" office:string-value="insert into `Ciudad`(`Nombre`,`Codigo`) values('Pueblo Rico','66572');">
            <text:p>insert into `Ciudad`(`Nombre`,`Codigo`) values('Pueblo Rico','66572');</text:p>
          </table:table-cell>
          <table:table-cell table:formula="of:=CONCATENATE(&quot;new Ciudad{Codigo=&quot;&quot;&quot;;[.H710];&quot;&quot;&quot;,Nombre=&quot;&quot;&quot;;[.I710];&quot;&quot;&quot;},&quot;)" office:value-type="string" office:string-value="new Ciudad{Codigo=&quot;66572&quot;,Nombre=&quot;Pueblo Rico&quot;},">
            <text:p>new Ciudad{Codigo="66572",Nombre="Pueblo Rico"},</text:p>
          </table:table-cell>
          <table:table-cell table:formula="of:=LEN([.B710])" office:value-type="float" office:value="11">
            <text:p>11</text:p>
          </table:table-cell>
        </table:table-row>
        <table:table-row table:style-name="ro2">
          <table:table-cell table:style-name="ce1" office:value-type="float" office:value="5576">
            <text:p>5576</text:p>
          </table:table-cell>
          <table:table-cell table:style-name="ce2" office:value-type="string">
            <text:p>PUEBLORRICO</text:p>
          </table:table-cell>
          <table:table-cell table:style-name="ce1" office:value-type="string">
            <text:p>Antioquia</text:p>
          </table:table-cell>
          <table:table-cell table:formula="of:=LOWER([.B711])" office:value-type="string" office:string-value="pueblorrico">
            <text:p>pueblorrico</text:p>
          </table:table-cell>
          <table:table-cell table:formula="of:=PROPER([.D711])" office:value-type="string" office:string-value="Pueblorrico">
            <text:p>Pueblorrico</text:p>
          </table:table-cell>
          <table:table-cell table:formula="of:=LEN([.A711])" office:value-type="float" office:value="4">
            <text:p>4</text:p>
          </table:table-cell>
          <table:table-cell table:formula="of:=IF([.F711]=5;[.A711];CONCATENATE(&quot;0&quot;;[.A711]))" office:value-type="string" office:string-value="05576">
            <text:p>05576</text:p>
          </table:table-cell>
          <table:table-cell office:value-type="string">
            <text:p>05576</text:p>
          </table:table-cell>
          <table:table-cell office:value-type="string">
            <text:p>Pueblorrico</text:p>
          </table:table-cell>
          <table:table-cell table:formula="of:=(CONCATENATE(&quot;insert into `Ciudad`(`Nombre`,`Codigo`) values('&quot;;[.I711];&quot;','&quot;;[.H711];&quot;');&quot;))" office:value-type="string" office:string-value="insert into `Ciudad`(`Nombre`,`Codigo`) values('Pueblorrico','05576');">
            <text:p>insert into `Ciudad`(`Nombre`,`Codigo`) values('Pueblorrico','05576');</text:p>
          </table:table-cell>
          <table:table-cell table:formula="of:=CONCATENATE(&quot;new Ciudad{Codigo=&quot;&quot;&quot;;[.H711];&quot;&quot;&quot;,Nombre=&quot;&quot;&quot;;[.I711];&quot;&quot;&quot;},&quot;)" office:value-type="string" office:string-value="new Ciudad{Codigo=&quot;05576&quot;,Nombre=&quot;Pueblorrico&quot;},">
            <text:p>new Ciudad{Codigo="05576",Nombre="Pueblorrico"},</text:p>
          </table:table-cell>
          <table:table-cell table:formula="of:=LEN([.B711])" office:value-type="float" office:value="11">
            <text:p>11</text:p>
          </table:table-cell>
        </table:table-row>
        <table:table-row table:style-name="ro2">
          <table:table-cell table:style-name="ce1" office:value-type="float" office:value="47570">
            <text:p>47570</text:p>
          </table:table-cell>
          <table:table-cell table:style-name="ce2" office:value-type="string">
            <text:p>PUEBLOVIEJO</text:p>
          </table:table-cell>
          <table:table-cell table:style-name="ce1" office:value-type="string">
            <text:p>Magdalena</text:p>
          </table:table-cell>
          <table:table-cell table:formula="of:=LOWER([.B712])" office:value-type="string" office:string-value="puebloviejo">
            <text:p>puebloviejo</text:p>
          </table:table-cell>
          <table:table-cell table:formula="of:=PROPER([.D712])" office:value-type="string" office:string-value="Puebloviejo">
            <text:p>Puebloviejo</text:p>
          </table:table-cell>
          <table:table-cell table:formula="of:=LEN([.A712])" office:value-type="float" office:value="5">
            <text:p>5</text:p>
          </table:table-cell>
          <table:table-cell table:formula="of:=IF([.F712]=5;[.A712];CONCATENATE(&quot;0&quot;;[.A712]))" office:value-type="float" office:value="47570">
            <text:p>47570</text:p>
          </table:table-cell>
          <table:table-cell office:value-type="float" office:value="47570">
            <text:p>47570</text:p>
          </table:table-cell>
          <table:table-cell office:value-type="string">
            <text:p>Puebloviejo</text:p>
          </table:table-cell>
          <table:table-cell table:formula="of:=(CONCATENATE(&quot;insert into `Ciudad`(`Nombre`,`Codigo`) values('&quot;;[.I712];&quot;','&quot;;[.H712];&quot;');&quot;))" office:value-type="string" office:string-value="insert into `Ciudad`(`Nombre`,`Codigo`) values('Puebloviejo','47570');">
            <text:p>insert into `Ciudad`(`Nombre`,`Codigo`) values('Puebloviejo','47570');</text:p>
          </table:table-cell>
          <table:table-cell table:formula="of:=CONCATENATE(&quot;new Ciudad{Codigo=&quot;&quot;&quot;;[.H712];&quot;&quot;&quot;,Nombre=&quot;&quot;&quot;;[.I712];&quot;&quot;&quot;},&quot;)" office:value-type="string" office:string-value="new Ciudad{Codigo=&quot;47570&quot;,Nombre=&quot;Puebloviejo&quot;},">
            <text:p>new Ciudad{Codigo="47570",Nombre="Puebloviejo"},</text:p>
          </table:table-cell>
          <table:table-cell table:formula="of:=LEN([.B712])" office:value-type="float" office:value="11">
            <text:p>11</text:p>
          </table:table-cell>
        </table:table-row>
        <table:table-row table:style-name="ro2">
          <table:table-cell table:style-name="ce1" office:value-type="float" office:value="68572">
            <text:p>68572</text:p>
          </table:table-cell>
          <table:table-cell table:style-name="ce2" office:value-type="string">
            <text:p>PUENTE NACIONAL</text:p>
          </table:table-cell>
          <table:table-cell table:style-name="ce1" office:value-type="string">
            <text:p>Santander</text:p>
          </table:table-cell>
          <table:table-cell table:formula="of:=LOWER([.B713])" office:value-type="string" office:string-value="puente nacional">
            <text:p>puente nacional</text:p>
          </table:table-cell>
          <table:table-cell table:formula="of:=PROPER([.D713])" office:value-type="string" office:string-value="Puente Nacional">
            <text:p>Puente Nacional</text:p>
          </table:table-cell>
          <table:table-cell table:formula="of:=LEN([.A713])" office:value-type="float" office:value="5">
            <text:p>5</text:p>
          </table:table-cell>
          <table:table-cell table:formula="of:=IF([.F713]=5;[.A713];CONCATENATE(&quot;0&quot;;[.A713]))" office:value-type="float" office:value="68572">
            <text:p>68572</text:p>
          </table:table-cell>
          <table:table-cell office:value-type="float" office:value="68572">
            <text:p>68572</text:p>
          </table:table-cell>
          <table:table-cell office:value-type="string">
            <text:p>Puente Nacional</text:p>
          </table:table-cell>
          <table:table-cell table:formula="of:=(CONCATENATE(&quot;insert into `Ciudad`(`Nombre`,`Codigo`) values('&quot;;[.I713];&quot;','&quot;;[.H713];&quot;');&quot;))" office:value-type="string" office:string-value="insert into `Ciudad`(`Nombre`,`Codigo`) values('Puente Nacional','68572');">
            <text:p>insert into `Ciudad`(`Nombre`,`Codigo`) values('Puente Nacional','68572');</text:p>
          </table:table-cell>
          <table:table-cell table:formula="of:=CONCATENATE(&quot;new Ciudad{Codigo=&quot;&quot;&quot;;[.H713];&quot;&quot;&quot;,Nombre=&quot;&quot;&quot;;[.I713];&quot;&quot;&quot;},&quot;)" office:value-type="string" office:string-value="new Ciudad{Codigo=&quot;68572&quot;,Nombre=&quot;Puente Nacional&quot;},">
            <text:p>new Ciudad{Codigo="68572",Nombre="Puente Nacional"},</text:p>
          </table:table-cell>
          <table:table-cell table:formula="of:=LEN([.B713])" office:value-type="float" office:value="15">
            <text:p>15</text:p>
          </table:table-cell>
        </table:table-row>
        <table:table-row table:style-name="ro2">
          <table:table-cell table:style-name="ce1" office:value-type="float" office:value="52573">
            <text:p>52573</text:p>
          </table:table-cell>
          <table:table-cell table:style-name="ce2" office:value-type="string">
            <text:p>PUERRES</text:p>
          </table:table-cell>
          <table:table-cell table:style-name="ce1" office:value-type="string">
            <text:p>Nariño</text:p>
          </table:table-cell>
          <table:table-cell table:formula="of:=LOWER([.B714])" office:value-type="string" office:string-value="puerres">
            <text:p>puerres</text:p>
          </table:table-cell>
          <table:table-cell table:formula="of:=PROPER([.D714])" office:value-type="string" office:string-value="Puerres">
            <text:p>Puerres</text:p>
          </table:table-cell>
          <table:table-cell table:formula="of:=LEN([.A714])" office:value-type="float" office:value="5">
            <text:p>5</text:p>
          </table:table-cell>
          <table:table-cell table:formula="of:=IF([.F714]=5;[.A714];CONCATENATE(&quot;0&quot;;[.A714]))" office:value-type="float" office:value="52573">
            <text:p>52573</text:p>
          </table:table-cell>
          <table:table-cell office:value-type="float" office:value="52573">
            <text:p>52573</text:p>
          </table:table-cell>
          <table:table-cell office:value-type="string">
            <text:p>Puerres</text:p>
          </table:table-cell>
          <table:table-cell table:formula="of:=(CONCATENATE(&quot;insert into `Ciudad`(`Nombre`,`Codigo`) values('&quot;;[.I714];&quot;','&quot;;[.H714];&quot;');&quot;))" office:value-type="string" office:string-value="insert into `Ciudad`(`Nombre`,`Codigo`) values('Puerres','52573');">
            <text:p>insert into `Ciudad`(`Nombre`,`Codigo`) values('Puerres','52573');</text:p>
          </table:table-cell>
          <table:table-cell table:formula="of:=CONCATENATE(&quot;new Ciudad{Codigo=&quot;&quot;&quot;;[.H714];&quot;&quot;&quot;,Nombre=&quot;&quot;&quot;;[.I714];&quot;&quot;&quot;},&quot;)" office:value-type="string" office:string-value="new Ciudad{Codigo=&quot;52573&quot;,Nombre=&quot;Puerres&quot;},">
            <text:p>new Ciudad{Codigo="52573",Nombre="Puerres"},</text:p>
          </table:table-cell>
          <table:table-cell table:formula="of:=LEN([.B714])" office:value-type="float" office:value="7">
            <text:p>7</text:p>
          </table:table-cell>
        </table:table-row>
        <table:table-row table:style-name="ro2">
          <table:table-cell table:style-name="ce1" office:value-type="float" office:value="91530">
            <text:p>91530</text:p>
          </table:table-cell>
          <table:table-cell table:style-name="ce2" office:value-type="string">
            <text:p>PUERTO ALEGRÍA</text:p>
          </table:table-cell>
          <table:table-cell table:style-name="ce1" office:value-type="string">
            <text:p>Amazonas</text:p>
          </table:table-cell>
          <table:table-cell table:formula="of:=LOWER([.B715])" office:value-type="string" office:string-value="puerto alegría">
            <text:p>puerto alegría</text:p>
          </table:table-cell>
          <table:table-cell table:formula="of:=PROPER([.D715])" office:value-type="string" office:string-value="Puerto Alegría">
            <text:p>Puerto Alegría</text:p>
          </table:table-cell>
          <table:table-cell table:formula="of:=LEN([.A715])" office:value-type="float" office:value="5">
            <text:p>5</text:p>
          </table:table-cell>
          <table:table-cell table:formula="of:=IF([.F715]=5;[.A715];CONCATENATE(&quot;0&quot;;[.A715]))" office:value-type="float" office:value="91530">
            <text:p>91530</text:p>
          </table:table-cell>
          <table:table-cell office:value-type="float" office:value="91530">
            <text:p>91530</text:p>
          </table:table-cell>
          <table:table-cell office:value-type="string">
            <text:p>Puerto Alegría</text:p>
          </table:table-cell>
          <table:table-cell table:formula="of:=(CONCATENATE(&quot;insert into `Ciudad`(`Nombre`,`Codigo`) values('&quot;;[.I715];&quot;','&quot;;[.H715];&quot;');&quot;))" office:value-type="string" office:string-value="insert into `Ciudad`(`Nombre`,`Codigo`) values('Puerto Alegría','91530');">
            <text:p>insert into `Ciudad`(`Nombre`,`Codigo`) values('Puerto Alegría','91530');</text:p>
          </table:table-cell>
          <table:table-cell table:formula="of:=CONCATENATE(&quot;new Ciudad{Codigo=&quot;&quot;&quot;;[.H715];&quot;&quot;&quot;,Nombre=&quot;&quot;&quot;;[.I715];&quot;&quot;&quot;},&quot;)" office:value-type="string" office:string-value="new Ciudad{Codigo=&quot;91530&quot;,Nombre=&quot;Puerto Alegría&quot;},">
            <text:p>new Ciudad{Codigo="91530",Nombre="Puerto Alegría"},</text:p>
          </table:table-cell>
          <table:table-cell table:formula="of:=LEN([.B715])" office:value-type="float" office:value="14">
            <text:p>14</text:p>
          </table:table-cell>
        </table:table-row>
        <table:table-row table:style-name="ro2">
          <table:table-cell table:style-name="ce1" office:value-type="float" office:value="91536">
            <text:p>91536</text:p>
          </table:table-cell>
          <table:table-cell table:style-name="ce2" office:value-type="string">
            <text:p>PUERTO ARICA</text:p>
          </table:table-cell>
          <table:table-cell table:style-name="ce1" office:value-type="string">
            <text:p>Amazonas</text:p>
          </table:table-cell>
          <table:table-cell table:formula="of:=LOWER([.B716])" office:value-type="string" office:string-value="puerto arica">
            <text:p>puerto arica</text:p>
          </table:table-cell>
          <table:table-cell table:formula="of:=PROPER([.D716])" office:value-type="string" office:string-value="Puerto Arica">
            <text:p>Puerto Arica</text:p>
          </table:table-cell>
          <table:table-cell table:formula="of:=LEN([.A716])" office:value-type="float" office:value="5">
            <text:p>5</text:p>
          </table:table-cell>
          <table:table-cell table:formula="of:=IF([.F716]=5;[.A716];CONCATENATE(&quot;0&quot;;[.A716]))" office:value-type="float" office:value="91536">
            <text:p>91536</text:p>
          </table:table-cell>
          <table:table-cell office:value-type="float" office:value="91536">
            <text:p>91536</text:p>
          </table:table-cell>
          <table:table-cell office:value-type="string">
            <text:p>Puerto Arica</text:p>
          </table:table-cell>
          <table:table-cell table:formula="of:=(CONCATENATE(&quot;insert into `Ciudad`(`Nombre`,`Codigo`) values('&quot;;[.I716];&quot;','&quot;;[.H716];&quot;');&quot;))" office:value-type="string" office:string-value="insert into `Ciudad`(`Nombre`,`Codigo`) values('Puerto Arica','91536');">
            <text:p>insert into `Ciudad`(`Nombre`,`Codigo`) values('Puerto Arica','91536');</text:p>
          </table:table-cell>
          <table:table-cell table:formula="of:=CONCATENATE(&quot;new Ciudad{Codigo=&quot;&quot;&quot;;[.H716];&quot;&quot;&quot;,Nombre=&quot;&quot;&quot;;[.I716];&quot;&quot;&quot;},&quot;)" office:value-type="string" office:string-value="new Ciudad{Codigo=&quot;91536&quot;,Nombre=&quot;Puerto Arica&quot;},">
            <text:p>new Ciudad{Codigo="91536",Nombre="Puerto Arica"},</text:p>
          </table:table-cell>
          <table:table-cell table:formula="of:=LEN([.B716])" office:value-type="float" office:value="12">
            <text:p>12</text:p>
          </table:table-cell>
        </table:table-row>
        <table:table-row table:style-name="ro2">
          <table:table-cell table:style-name="ce1" office:value-type="float" office:value="86568">
            <text:p>86568</text:p>
          </table:table-cell>
          <table:table-cell table:style-name="ce2" office:value-type="string">
            <text:p>PUERTO ASÍS</text:p>
          </table:table-cell>
          <table:table-cell table:style-name="ce1" office:value-type="string">
            <text:p>Putumayo</text:p>
          </table:table-cell>
          <table:table-cell table:formula="of:=LOWER([.B717])" office:value-type="string" office:string-value="puerto asís">
            <text:p>puerto asís</text:p>
          </table:table-cell>
          <table:table-cell table:formula="of:=PROPER([.D717])" office:value-type="string" office:string-value="Puerto Asís">
            <text:p>Puerto Asís</text:p>
          </table:table-cell>
          <table:table-cell table:formula="of:=LEN([.A717])" office:value-type="float" office:value="5">
            <text:p>5</text:p>
          </table:table-cell>
          <table:table-cell table:formula="of:=IF([.F717]=5;[.A717];CONCATENATE(&quot;0&quot;;[.A717]))" office:value-type="float" office:value="86568">
            <text:p>86568</text:p>
          </table:table-cell>
          <table:table-cell office:value-type="float" office:value="86568">
            <text:p>86568</text:p>
          </table:table-cell>
          <table:table-cell office:value-type="string">
            <text:p>Puerto Asís</text:p>
          </table:table-cell>
          <table:table-cell table:formula="of:=(CONCATENATE(&quot;insert into `Ciudad`(`Nombre`,`Codigo`) values('&quot;;[.I717];&quot;','&quot;;[.H717];&quot;');&quot;))" office:value-type="string" office:string-value="insert into `Ciudad`(`Nombre`,`Codigo`) values('Puerto Asís','86568');">
            <text:p>insert into `Ciudad`(`Nombre`,`Codigo`) values('Puerto Asís','86568');</text:p>
          </table:table-cell>
          <table:table-cell table:formula="of:=CONCATENATE(&quot;new Ciudad{Codigo=&quot;&quot;&quot;;[.H717];&quot;&quot;&quot;,Nombre=&quot;&quot;&quot;;[.I717];&quot;&quot;&quot;},&quot;)" office:value-type="string" office:string-value="new Ciudad{Codigo=&quot;86568&quot;,Nombre=&quot;Puerto Asís&quot;},">
            <text:p>new Ciudad{Codigo="86568",Nombre="Puerto Asís"},</text:p>
          </table:table-cell>
          <table:table-cell table:formula="of:=LEN([.B717])" office:value-type="float" office:value="11">
            <text:p>11</text:p>
          </table:table-cell>
        </table:table-row>
        <table:table-row table:style-name="ro2">
          <table:table-cell table:style-name="ce1" office:value-type="float" office:value="5579">
            <text:p>5579</text:p>
          </table:table-cell>
          <table:table-cell table:style-name="ce2" office:value-type="string">
            <text:p>PUERTO BERRÍO</text:p>
          </table:table-cell>
          <table:table-cell table:style-name="ce1" office:value-type="string">
            <text:p>Antioquia</text:p>
          </table:table-cell>
          <table:table-cell table:formula="of:=LOWER([.B718])" office:value-type="string" office:string-value="puerto berrío">
            <text:p>puerto berrío</text:p>
          </table:table-cell>
          <table:table-cell table:formula="of:=PROPER([.D718])" office:value-type="string" office:string-value="Puerto Berrío">
            <text:p>Puerto Berrío</text:p>
          </table:table-cell>
          <table:table-cell table:formula="of:=LEN([.A718])" office:value-type="float" office:value="4">
            <text:p>4</text:p>
          </table:table-cell>
          <table:table-cell table:formula="of:=IF([.F718]=5;[.A718];CONCATENATE(&quot;0&quot;;[.A718]))" office:value-type="string" office:string-value="05579">
            <text:p>05579</text:p>
          </table:table-cell>
          <table:table-cell office:value-type="string">
            <text:p>05579</text:p>
          </table:table-cell>
          <table:table-cell office:value-type="string">
            <text:p>Puerto Berrío</text:p>
          </table:table-cell>
          <table:table-cell table:formula="of:=(CONCATENATE(&quot;insert into `Ciudad`(`Nombre`,`Codigo`) values('&quot;;[.I718];&quot;','&quot;;[.H718];&quot;');&quot;))" office:value-type="string" office:string-value="insert into `Ciudad`(`Nombre`,`Codigo`) values('Puerto Berrío','05579');">
            <text:p>insert into `Ciudad`(`Nombre`,`Codigo`) values('Puerto Berrío','05579');</text:p>
          </table:table-cell>
          <table:table-cell table:formula="of:=CONCATENATE(&quot;new Ciudad{Codigo=&quot;&quot;&quot;;[.H718];&quot;&quot;&quot;,Nombre=&quot;&quot;&quot;;[.I718];&quot;&quot;&quot;},&quot;)" office:value-type="string" office:string-value="new Ciudad{Codigo=&quot;05579&quot;,Nombre=&quot;Puerto Berrío&quot;},">
            <text:p>new Ciudad{Codigo="05579",Nombre="Puerto Berrío"},</text:p>
          </table:table-cell>
          <table:table-cell table:formula="of:=LEN([.B718])" office:value-type="float" office:value="13">
            <text:p>13</text:p>
          </table:table-cell>
        </table:table-row>
        <table:table-row table:style-name="ro2">
          <table:table-cell table:style-name="ce1" office:value-type="float" office:value="15572">
            <text:p>15572</text:p>
          </table:table-cell>
          <table:table-cell table:style-name="ce2" office:value-type="string">
            <text:p>PUERTO BOYACÁ</text:p>
          </table:table-cell>
          <table:table-cell table:style-name="ce1" office:value-type="string">
            <text:p>Boyacá</text:p>
          </table:table-cell>
          <table:table-cell table:formula="of:=LOWER([.B719])" office:value-type="string" office:string-value="puerto boyacá">
            <text:p>puerto boyacá</text:p>
          </table:table-cell>
          <table:table-cell table:formula="of:=PROPER([.D719])" office:value-type="string" office:string-value="Puerto Boyacá">
            <text:p>Puerto Boyacá</text:p>
          </table:table-cell>
          <table:table-cell table:formula="of:=LEN([.A719])" office:value-type="float" office:value="5">
            <text:p>5</text:p>
          </table:table-cell>
          <table:table-cell table:formula="of:=IF([.F719]=5;[.A719];CONCATENATE(&quot;0&quot;;[.A719]))" office:value-type="float" office:value="15572">
            <text:p>15572</text:p>
          </table:table-cell>
          <table:table-cell office:value-type="float" office:value="15572">
            <text:p>15572</text:p>
          </table:table-cell>
          <table:table-cell office:value-type="string">
            <text:p>Puerto Boyacá</text:p>
          </table:table-cell>
          <table:table-cell table:formula="of:=(CONCATENATE(&quot;insert into `Ciudad`(`Nombre`,`Codigo`) values('&quot;;[.I719];&quot;','&quot;;[.H719];&quot;');&quot;))" office:value-type="string" office:string-value="insert into `Ciudad`(`Nombre`,`Codigo`) values('Puerto Boyacá','15572');">
            <text:p>insert into `Ciudad`(`Nombre`,`Codigo`) values('Puerto Boyacá','15572');</text:p>
          </table:table-cell>
          <table:table-cell table:formula="of:=CONCATENATE(&quot;new Ciudad{Codigo=&quot;&quot;&quot;;[.H719];&quot;&quot;&quot;,Nombre=&quot;&quot;&quot;;[.I719];&quot;&quot;&quot;},&quot;)" office:value-type="string" office:string-value="new Ciudad{Codigo=&quot;15572&quot;,Nombre=&quot;Puerto Boyacá&quot;},">
            <text:p>new Ciudad{Codigo="15572",Nombre="Puerto Boyacá"},</text:p>
          </table:table-cell>
          <table:table-cell table:formula="of:=LEN([.B719])" office:value-type="float" office:value="13">
            <text:p>13</text:p>
          </table:table-cell>
        </table:table-row>
        <table:table-row table:style-name="ro2">
          <table:table-cell table:style-name="ce1" office:value-type="float" office:value="86569">
            <text:p>86569</text:p>
          </table:table-cell>
          <table:table-cell table:style-name="ce2" office:value-type="string">
            <text:p>PUERTO CAICEDO</text:p>
          </table:table-cell>
          <table:table-cell table:style-name="ce1" office:value-type="string">
            <text:p>Putumayo</text:p>
          </table:table-cell>
          <table:table-cell table:formula="of:=LOWER([.B720])" office:value-type="string" office:string-value="puerto caicedo">
            <text:p>puerto caicedo</text:p>
          </table:table-cell>
          <table:table-cell table:formula="of:=PROPER([.D720])" office:value-type="string" office:string-value="Puerto Caicedo">
            <text:p>Puerto Caicedo</text:p>
          </table:table-cell>
          <table:table-cell table:formula="of:=LEN([.A720])" office:value-type="float" office:value="5">
            <text:p>5</text:p>
          </table:table-cell>
          <table:table-cell table:formula="of:=IF([.F720]=5;[.A720];CONCATENATE(&quot;0&quot;;[.A720]))" office:value-type="float" office:value="86569">
            <text:p>86569</text:p>
          </table:table-cell>
          <table:table-cell office:value-type="float" office:value="86569">
            <text:p>86569</text:p>
          </table:table-cell>
          <table:table-cell office:value-type="string">
            <text:p>Puerto Caicedo</text:p>
          </table:table-cell>
          <table:table-cell table:formula="of:=(CONCATENATE(&quot;insert into `Ciudad`(`Nombre`,`Codigo`) values('&quot;;[.I720];&quot;','&quot;;[.H720];&quot;');&quot;))" office:value-type="string" office:string-value="insert into `Ciudad`(`Nombre`,`Codigo`) values('Puerto Caicedo','86569');">
            <text:p>insert into `Ciudad`(`Nombre`,`Codigo`) values('Puerto Caicedo','86569');</text:p>
          </table:table-cell>
          <table:table-cell table:formula="of:=CONCATENATE(&quot;new Ciudad{Codigo=&quot;&quot;&quot;;[.H720];&quot;&quot;&quot;,Nombre=&quot;&quot;&quot;;[.I720];&quot;&quot;&quot;},&quot;)" office:value-type="string" office:string-value="new Ciudad{Codigo=&quot;86569&quot;,Nombre=&quot;Puerto Caicedo&quot;},">
            <text:p>new Ciudad{Codigo="86569",Nombre="Puerto Caicedo"},</text:p>
          </table:table-cell>
          <table:table-cell table:formula="of:=LEN([.B720])" office:value-type="float" office:value="14">
            <text:p>14</text:p>
          </table:table-cell>
        </table:table-row>
        <table:table-row table:style-name="ro2">
          <table:table-cell table:style-name="ce1" office:value-type="float" office:value="99001">
            <text:p>99001</text:p>
          </table:table-cell>
          <table:table-cell table:style-name="ce2" office:value-type="string">
            <text:p>PUERTO CARREÑO</text:p>
          </table:table-cell>
          <table:table-cell table:style-name="ce1" office:value-type="string">
            <text:p>Vichada</text:p>
          </table:table-cell>
          <table:table-cell table:formula="of:=LOWER([.B721])" office:value-type="string" office:string-value="puerto carreño">
            <text:p>puerto carreño</text:p>
          </table:table-cell>
          <table:table-cell table:formula="of:=PROPER([.D721])" office:value-type="string" office:string-value="Puerto Carreño">
            <text:p>Puerto Carreño</text:p>
          </table:table-cell>
          <table:table-cell table:formula="of:=LEN([.A721])" office:value-type="float" office:value="5">
            <text:p>5</text:p>
          </table:table-cell>
          <table:table-cell table:formula="of:=IF([.F721]=5;[.A721];CONCATENATE(&quot;0&quot;;[.A721]))" office:value-type="float" office:value="99001">
            <text:p>99001</text:p>
          </table:table-cell>
          <table:table-cell office:value-type="float" office:value="99001">
            <text:p>99001</text:p>
          </table:table-cell>
          <table:table-cell office:value-type="string">
            <text:p>Puerto Carreño</text:p>
          </table:table-cell>
          <table:table-cell table:formula="of:=(CONCATENATE(&quot;insert into `Ciudad`(`Nombre`,`Codigo`) values('&quot;;[.I721];&quot;','&quot;;[.H721];&quot;');&quot;))" office:value-type="string" office:string-value="insert into `Ciudad`(`Nombre`,`Codigo`) values('Puerto Carreño','99001');">
            <text:p>insert into `Ciudad`(`Nombre`,`Codigo`) values('Puerto Carreño','99001');</text:p>
          </table:table-cell>
          <table:table-cell table:formula="of:=CONCATENATE(&quot;new Ciudad{Codigo=&quot;&quot;&quot;;[.H721];&quot;&quot;&quot;,Nombre=&quot;&quot;&quot;;[.I721];&quot;&quot;&quot;},&quot;)" office:value-type="string" office:string-value="new Ciudad{Codigo=&quot;99001&quot;,Nombre=&quot;Puerto Carreño&quot;},">
            <text:p>new Ciudad{Codigo="99001",Nombre="Puerto Carreño"},</text:p>
          </table:table-cell>
          <table:table-cell table:formula="of:=LEN([.B721])" office:value-type="float" office:value="14">
            <text:p>14</text:p>
          </table:table-cell>
        </table:table-row>
        <table:table-row table:style-name="ro2">
          <table:table-cell table:style-name="ce1" office:value-type="float" office:value="8573">
            <text:p>8573</text:p>
          </table:table-cell>
          <table:table-cell table:style-name="ce2" office:value-type="string">
            <text:p>PUERTO COLOMBIA</text:p>
          </table:table-cell>
          <table:table-cell table:style-name="ce1" office:value-type="string">
            <text:p>Atlántico</text:p>
          </table:table-cell>
          <table:table-cell table:formula="of:=LOWER([.B722])" office:value-type="string" office:string-value="puerto colombia">
            <text:p>puerto colombia</text:p>
          </table:table-cell>
          <table:table-cell table:formula="of:=PROPER([.D722])" office:value-type="string" office:string-value="Puerto Colombia">
            <text:p>Puerto Colombia</text:p>
          </table:table-cell>
          <table:table-cell table:formula="of:=LEN([.A722])" office:value-type="float" office:value="4">
            <text:p>4</text:p>
          </table:table-cell>
          <table:table-cell table:formula="of:=IF([.F722]=5;[.A722];CONCATENATE(&quot;0&quot;;[.A722]))" office:value-type="string" office:string-value="08573">
            <text:p>08573</text:p>
          </table:table-cell>
          <table:table-cell office:value-type="string">
            <text:p>08573</text:p>
          </table:table-cell>
          <table:table-cell office:value-type="string">
            <text:p>Puerto Colombia</text:p>
          </table:table-cell>
          <table:table-cell table:formula="of:=(CONCATENATE(&quot;insert into `Ciudad`(`Nombre`,`Codigo`) values('&quot;;[.I722];&quot;','&quot;;[.H722];&quot;');&quot;))" office:value-type="string" office:string-value="insert into `Ciudad`(`Nombre`,`Codigo`) values('Puerto Colombia','08573');">
            <text:p>insert into `Ciudad`(`Nombre`,`Codigo`) values('Puerto Colombia','08573');</text:p>
          </table:table-cell>
          <table:table-cell table:formula="of:=CONCATENATE(&quot;new Ciudad{Codigo=&quot;&quot;&quot;;[.H722];&quot;&quot;&quot;,Nombre=&quot;&quot;&quot;;[.I722];&quot;&quot;&quot;},&quot;)" office:value-type="string" office:string-value="new Ciudad{Codigo=&quot;08573&quot;,Nombre=&quot;Puerto Colombia&quot;},">
            <text:p>new Ciudad{Codigo="08573",Nombre="Puerto Colombia"},</text:p>
          </table:table-cell>
          <table:table-cell table:formula="of:=LEN([.B722])" office:value-type="float" office:value="15">
            <text:p>15</text:p>
          </table:table-cell>
        </table:table-row>
        <table:table-row table:style-name="ro2">
          <table:table-cell table:style-name="ce1" office:value-type="float" office:value="94884">
            <text:p>94884</text:p>
          </table:table-cell>
          <table:table-cell table:style-name="ce2" office:value-type="string">
            <text:p>PUERTO COLOMBIA</text:p>
          </table:table-cell>
          <table:table-cell table:style-name="ce1" office:value-type="string">
            <text:p>Guainía</text:p>
          </table:table-cell>
          <table:table-cell table:formula="of:=LOWER([.B723])" office:value-type="string" office:string-value="puerto colombia">
            <text:p>puerto colombia</text:p>
          </table:table-cell>
          <table:table-cell table:formula="of:=PROPER([.D723])" office:value-type="string" office:string-value="Puerto Colombia">
            <text:p>Puerto Colombia</text:p>
          </table:table-cell>
          <table:table-cell table:formula="of:=LEN([.A723])" office:value-type="float" office:value="5">
            <text:p>5</text:p>
          </table:table-cell>
          <table:table-cell table:formula="of:=IF([.F723]=5;[.A723];CONCATENATE(&quot;0&quot;;[.A723]))" office:value-type="float" office:value="94884">
            <text:p>94884</text:p>
          </table:table-cell>
          <table:table-cell office:value-type="float" office:value="94884">
            <text:p>94884</text:p>
          </table:table-cell>
          <table:table-cell office:value-type="string">
            <text:p>Puerto Colombia</text:p>
          </table:table-cell>
          <table:table-cell table:formula="of:=(CONCATENATE(&quot;insert into `Ciudad`(`Nombre`,`Codigo`) values('&quot;;[.I723];&quot;','&quot;;[.H723];&quot;');&quot;))" office:value-type="string" office:string-value="insert into `Ciudad`(`Nombre`,`Codigo`) values('Puerto Colombia','94884');">
            <text:p>insert into `Ciudad`(`Nombre`,`Codigo`) values('Puerto Colombia','94884');</text:p>
          </table:table-cell>
          <table:table-cell table:formula="of:=CONCATENATE(&quot;new Ciudad{Codigo=&quot;&quot;&quot;;[.H723];&quot;&quot;&quot;,Nombre=&quot;&quot;&quot;;[.I723];&quot;&quot;&quot;},&quot;)" office:value-type="string" office:string-value="new Ciudad{Codigo=&quot;94884&quot;,Nombre=&quot;Puerto Colombia&quot;},">
            <text:p>new Ciudad{Codigo="94884",Nombre="Puerto Colombia"},</text:p>
          </table:table-cell>
          <table:table-cell table:formula="of:=LEN([.B723])" office:value-type="float" office:value="15">
            <text:p>15</text:p>
          </table:table-cell>
        </table:table-row>
        <table:table-row table:style-name="ro2">
          <table:table-cell table:style-name="ce1" office:value-type="float" office:value="50450">
            <text:p>50450</text:p>
          </table:table-cell>
          <table:table-cell table:style-name="ce2" office:value-type="string">
            <text:p>PUERTO CONCORDIA</text:p>
          </table:table-cell>
          <table:table-cell table:style-name="ce1" office:value-type="string">
            <text:p>Meta</text:p>
          </table:table-cell>
          <table:table-cell table:formula="of:=LOWER([.B724])" office:value-type="string" office:string-value="puerto concordia">
            <text:p>puerto concordia</text:p>
          </table:table-cell>
          <table:table-cell table:formula="of:=PROPER([.D724])" office:value-type="string" office:string-value="Puerto Concordia">
            <text:p>Puerto Concordia</text:p>
          </table:table-cell>
          <table:table-cell table:formula="of:=LEN([.A724])" office:value-type="float" office:value="5">
            <text:p>5</text:p>
          </table:table-cell>
          <table:table-cell table:formula="of:=IF([.F724]=5;[.A724];CONCATENATE(&quot;0&quot;;[.A724]))" office:value-type="float" office:value="50450">
            <text:p>50450</text:p>
          </table:table-cell>
          <table:table-cell office:value-type="float" office:value="50450">
            <text:p>50450</text:p>
          </table:table-cell>
          <table:table-cell office:value-type="string">
            <text:p>Puerto Concordia</text:p>
          </table:table-cell>
          <table:table-cell table:formula="of:=(CONCATENATE(&quot;insert into `Ciudad`(`Nombre`,`Codigo`) values('&quot;;[.I724];&quot;','&quot;;[.H724];&quot;');&quot;))" office:value-type="string" office:string-value="insert into `Ciudad`(`Nombre`,`Codigo`) values('Puerto Concordia','50450');">
            <text:p>insert into `Ciudad`(`Nombre`,`Codigo`) values('Puerto Concordia','50450');</text:p>
          </table:table-cell>
          <table:table-cell table:formula="of:=CONCATENATE(&quot;new Ciudad{Codigo=&quot;&quot;&quot;;[.H724];&quot;&quot;&quot;,Nombre=&quot;&quot;&quot;;[.I724];&quot;&quot;&quot;},&quot;)" office:value-type="string" office:string-value="new Ciudad{Codigo=&quot;50450&quot;,Nombre=&quot;Puerto Concordia&quot;},">
            <text:p>new Ciudad{Codigo="50450",Nombre="Puerto Concordia"},</text:p>
          </table:table-cell>
          <table:table-cell table:formula="of:=LEN([.B724])" office:value-type="float" office:value="16">
            <text:p>16</text:p>
          </table:table-cell>
        </table:table-row>
        <table:table-row table:style-name="ro2">
          <table:table-cell table:style-name="ce1" office:value-type="float" office:value="23574">
            <text:p>23574</text:p>
          </table:table-cell>
          <table:table-cell table:style-name="ce2" office:value-type="string">
            <text:p>PUERTO ESCONDIDO</text:p>
          </table:table-cell>
          <table:table-cell table:style-name="ce1" office:value-type="string">
            <text:p>Córdoba</text:p>
          </table:table-cell>
          <table:table-cell table:formula="of:=LOWER([.B725])" office:value-type="string" office:string-value="puerto escondido">
            <text:p>puerto escondido</text:p>
          </table:table-cell>
          <table:table-cell table:formula="of:=PROPER([.D725])" office:value-type="string" office:string-value="Puerto Escondido">
            <text:p>Puerto Escondido</text:p>
          </table:table-cell>
          <table:table-cell table:formula="of:=LEN([.A725])" office:value-type="float" office:value="5">
            <text:p>5</text:p>
          </table:table-cell>
          <table:table-cell table:formula="of:=IF([.F725]=5;[.A725];CONCATENATE(&quot;0&quot;;[.A725]))" office:value-type="float" office:value="23574">
            <text:p>23574</text:p>
          </table:table-cell>
          <table:table-cell office:value-type="float" office:value="23574">
            <text:p>23574</text:p>
          </table:table-cell>
          <table:table-cell office:value-type="string">
            <text:p>Puerto Escondido</text:p>
          </table:table-cell>
          <table:table-cell table:formula="of:=(CONCATENATE(&quot;insert into `Ciudad`(`Nombre`,`Codigo`) values('&quot;;[.I725];&quot;','&quot;;[.H725];&quot;');&quot;))" office:value-type="string" office:string-value="insert into `Ciudad`(`Nombre`,`Codigo`) values('Puerto Escondido','23574');">
            <text:p>insert into `Ciudad`(`Nombre`,`Codigo`) values('Puerto Escondido','23574');</text:p>
          </table:table-cell>
          <table:table-cell table:formula="of:=CONCATENATE(&quot;new Ciudad{Codigo=&quot;&quot;&quot;;[.H725];&quot;&quot;&quot;,Nombre=&quot;&quot;&quot;;[.I725];&quot;&quot;&quot;},&quot;)" office:value-type="string" office:string-value="new Ciudad{Codigo=&quot;23574&quot;,Nombre=&quot;Puerto Escondido&quot;},">
            <text:p>new Ciudad{Codigo="23574",Nombre="Puerto Escondido"},</text:p>
          </table:table-cell>
          <table:table-cell table:formula="of:=LEN([.B725])" office:value-type="float" office:value="16">
            <text:p>16</text:p>
          </table:table-cell>
        </table:table-row>
        <table:table-row table:style-name="ro2">
          <table:table-cell table:style-name="ce1" office:value-type="float" office:value="50568">
            <text:p>50568</text:p>
          </table:table-cell>
          <table:table-cell table:style-name="ce2" office:value-type="string">
            <text:p>PUERTO GAITÁN</text:p>
          </table:table-cell>
          <table:table-cell table:style-name="ce1" office:value-type="string">
            <text:p>Meta</text:p>
          </table:table-cell>
          <table:table-cell table:formula="of:=LOWER([.B726])" office:value-type="string" office:string-value="puerto gaitán">
            <text:p>puerto gaitán</text:p>
          </table:table-cell>
          <table:table-cell table:formula="of:=PROPER([.D726])" office:value-type="string" office:string-value="Puerto Gaitán">
            <text:p>Puerto Gaitán</text:p>
          </table:table-cell>
          <table:table-cell table:formula="of:=LEN([.A726])" office:value-type="float" office:value="5">
            <text:p>5</text:p>
          </table:table-cell>
          <table:table-cell table:formula="of:=IF([.F726]=5;[.A726];CONCATENATE(&quot;0&quot;;[.A726]))" office:value-type="float" office:value="50568">
            <text:p>50568</text:p>
          </table:table-cell>
          <table:table-cell office:value-type="float" office:value="50568">
            <text:p>50568</text:p>
          </table:table-cell>
          <table:table-cell office:value-type="string">
            <text:p>Puerto Gaitán</text:p>
          </table:table-cell>
          <table:table-cell table:formula="of:=(CONCATENATE(&quot;insert into `Ciudad`(`Nombre`,`Codigo`) values('&quot;;[.I726];&quot;','&quot;;[.H726];&quot;');&quot;))" office:value-type="string" office:string-value="insert into `Ciudad`(`Nombre`,`Codigo`) values('Puerto Gaitán','50568');">
            <text:p>insert into `Ciudad`(`Nombre`,`Codigo`) values('Puerto Gaitán','50568');</text:p>
          </table:table-cell>
          <table:table-cell table:formula="of:=CONCATENATE(&quot;new Ciudad{Codigo=&quot;&quot;&quot;;[.H726];&quot;&quot;&quot;,Nombre=&quot;&quot;&quot;;[.I726];&quot;&quot;&quot;},&quot;)" office:value-type="string" office:string-value="new Ciudad{Codigo=&quot;50568&quot;,Nombre=&quot;Puerto Gaitán&quot;},">
            <text:p>new Ciudad{Codigo="50568",Nombre="Puerto Gaitán"},</text:p>
          </table:table-cell>
          <table:table-cell table:formula="of:=LEN([.B726])" office:value-type="float" office:value="13">
            <text:p>13</text:p>
          </table:table-cell>
        </table:table-row>
        <table:table-row table:style-name="ro2">
          <table:table-cell table:style-name="ce1" office:value-type="float" office:value="86571">
            <text:p>86571</text:p>
          </table:table-cell>
          <table:table-cell table:style-name="ce2" office:value-type="string">
            <text:p>PUERTO GUZMÁN</text:p>
          </table:table-cell>
          <table:table-cell table:style-name="ce1" office:value-type="string">
            <text:p>Putumayo</text:p>
          </table:table-cell>
          <table:table-cell table:formula="of:=LOWER([.B727])" office:value-type="string" office:string-value="puerto guzmán">
            <text:p>puerto guzmán</text:p>
          </table:table-cell>
          <table:table-cell table:formula="of:=PROPER([.D727])" office:value-type="string" office:string-value="Puerto Guzmán">
            <text:p>Puerto Guzmán</text:p>
          </table:table-cell>
          <table:table-cell table:formula="of:=LEN([.A727])" office:value-type="float" office:value="5">
            <text:p>5</text:p>
          </table:table-cell>
          <table:table-cell table:formula="of:=IF([.F727]=5;[.A727];CONCATENATE(&quot;0&quot;;[.A727]))" office:value-type="float" office:value="86571">
            <text:p>86571</text:p>
          </table:table-cell>
          <table:table-cell office:value-type="float" office:value="86571">
            <text:p>86571</text:p>
          </table:table-cell>
          <table:table-cell office:value-type="string">
            <text:p>Puerto Guzmán</text:p>
          </table:table-cell>
          <table:table-cell table:formula="of:=(CONCATENATE(&quot;insert into `Ciudad`(`Nombre`,`Codigo`) values('&quot;;[.I727];&quot;','&quot;;[.H727];&quot;');&quot;))" office:value-type="string" office:string-value="insert into `Ciudad`(`Nombre`,`Codigo`) values('Puerto Guzmán','86571');">
            <text:p>insert into `Ciudad`(`Nombre`,`Codigo`) values('Puerto Guzmán','86571');</text:p>
          </table:table-cell>
          <table:table-cell table:formula="of:=CONCATENATE(&quot;new Ciudad{Codigo=&quot;&quot;&quot;;[.H727];&quot;&quot;&quot;,Nombre=&quot;&quot;&quot;;[.I727];&quot;&quot;&quot;},&quot;)" office:value-type="string" office:string-value="new Ciudad{Codigo=&quot;86571&quot;,Nombre=&quot;Puerto Guzmán&quot;},">
            <text:p>new Ciudad{Codigo="86571",Nombre="Puerto Guzmán"},</text:p>
          </table:table-cell>
          <table:table-cell table:formula="of:=LEN([.B727])" office:value-type="float" office:value="13">
            <text:p>13</text:p>
          </table:table-cell>
        </table:table-row>
        <table:table-row table:style-name="ro2">
          <table:table-cell table:style-name="ce1" office:value-type="float" office:value="23580">
            <text:p>23580</text:p>
          </table:table-cell>
          <table:table-cell table:style-name="ce2" office:value-type="string">
            <text:p>PUERTO LIBERTADOR</text:p>
          </table:table-cell>
          <table:table-cell table:style-name="ce1" office:value-type="string">
            <text:p>Córdoba</text:p>
          </table:table-cell>
          <table:table-cell table:formula="of:=LOWER([.B728])" office:value-type="string" office:string-value="puerto libertador">
            <text:p>puerto libertador</text:p>
          </table:table-cell>
          <table:table-cell table:formula="of:=PROPER([.D728])" office:value-type="string" office:string-value="Puerto Libertador">
            <text:p>Puerto Libertador</text:p>
          </table:table-cell>
          <table:table-cell table:formula="of:=LEN([.A728])" office:value-type="float" office:value="5">
            <text:p>5</text:p>
          </table:table-cell>
          <table:table-cell table:formula="of:=IF([.F728]=5;[.A728];CONCATENATE(&quot;0&quot;;[.A728]))" office:value-type="float" office:value="23580">
            <text:p>23580</text:p>
          </table:table-cell>
          <table:table-cell office:value-type="float" office:value="23580">
            <text:p>23580</text:p>
          </table:table-cell>
          <table:table-cell office:value-type="string">
            <text:p>Puerto Libertador</text:p>
          </table:table-cell>
          <table:table-cell table:formula="of:=(CONCATENATE(&quot;insert into `Ciudad`(`Nombre`,`Codigo`) values('&quot;;[.I728];&quot;','&quot;;[.H728];&quot;');&quot;))" office:value-type="string" office:string-value="insert into `Ciudad`(`Nombre`,`Codigo`) values('Puerto Libertador','23580');">
            <text:p>insert into `Ciudad`(`Nombre`,`Codigo`) values('Puerto Libertador','23580');</text:p>
          </table:table-cell>
          <table:table-cell table:formula="of:=CONCATENATE(&quot;new Ciudad{Codigo=&quot;&quot;&quot;;[.H728];&quot;&quot;&quot;,Nombre=&quot;&quot;&quot;;[.I728];&quot;&quot;&quot;},&quot;)" office:value-type="string" office:string-value="new Ciudad{Codigo=&quot;23580&quot;,Nombre=&quot;Puerto Libertador&quot;},">
            <text:p>new Ciudad{Codigo="23580",Nombre="Puerto Libertador"},</text:p>
          </table:table-cell>
          <table:table-cell table:formula="of:=LEN([.B728])" office:value-type="float" office:value="17">
            <text:p>17</text:p>
          </table:table-cell>
        </table:table-row>
        <table:table-row table:style-name="ro2">
          <table:table-cell table:style-name="ce1" office:value-type="float" office:value="50577">
            <text:p>50577</text:p>
          </table:table-cell>
          <table:table-cell table:style-name="ce2" office:value-type="string">
            <text:p>PUERTO LLERAS</text:p>
          </table:table-cell>
          <table:table-cell table:style-name="ce1" office:value-type="string">
            <text:p>Meta</text:p>
          </table:table-cell>
          <table:table-cell table:formula="of:=LOWER([.B729])" office:value-type="string" office:string-value="puerto lleras">
            <text:p>puerto lleras</text:p>
          </table:table-cell>
          <table:table-cell table:formula="of:=PROPER([.D729])" office:value-type="string" office:string-value="Puerto Lleras">
            <text:p>Puerto Lleras</text:p>
          </table:table-cell>
          <table:table-cell table:formula="of:=LEN([.A729])" office:value-type="float" office:value="5">
            <text:p>5</text:p>
          </table:table-cell>
          <table:table-cell table:formula="of:=IF([.F729]=5;[.A729];CONCATENATE(&quot;0&quot;;[.A729]))" office:value-type="float" office:value="50577">
            <text:p>50577</text:p>
          </table:table-cell>
          <table:table-cell office:value-type="float" office:value="50577">
            <text:p>50577</text:p>
          </table:table-cell>
          <table:table-cell office:value-type="string">
            <text:p>Puerto Lleras</text:p>
          </table:table-cell>
          <table:table-cell table:formula="of:=(CONCATENATE(&quot;insert into `Ciudad`(`Nombre`,`Codigo`) values('&quot;;[.I729];&quot;','&quot;;[.H729];&quot;');&quot;))" office:value-type="string" office:string-value="insert into `Ciudad`(`Nombre`,`Codigo`) values('Puerto Lleras','50577');">
            <text:p>insert into `Ciudad`(`Nombre`,`Codigo`) values('Puerto Lleras','50577');</text:p>
          </table:table-cell>
          <table:table-cell table:formula="of:=CONCATENATE(&quot;new Ciudad{Codigo=&quot;&quot;&quot;;[.H729];&quot;&quot;&quot;,Nombre=&quot;&quot;&quot;;[.I729];&quot;&quot;&quot;},&quot;)" office:value-type="string" office:string-value="new Ciudad{Codigo=&quot;50577&quot;,Nombre=&quot;Puerto Lleras&quot;},">
            <text:p>new Ciudad{Codigo="50577",Nombre="Puerto Lleras"},</text:p>
          </table:table-cell>
          <table:table-cell table:formula="of:=LEN([.B729])" office:value-type="float" office:value="13">
            <text:p>13</text:p>
          </table:table-cell>
        </table:table-row>
        <table:table-row table:style-name="ro2">
          <table:table-cell table:style-name="ce1" office:value-type="float" office:value="50573">
            <text:p>50573</text:p>
          </table:table-cell>
          <table:table-cell table:style-name="ce2" office:value-type="string">
            <text:p>PUERTO LÓPEZ</text:p>
          </table:table-cell>
          <table:table-cell table:style-name="ce1" office:value-type="string">
            <text:p>Meta</text:p>
          </table:table-cell>
          <table:table-cell table:formula="of:=LOWER([.B730])" office:value-type="string" office:string-value="puerto lópez">
            <text:p>puerto lópez</text:p>
          </table:table-cell>
          <table:table-cell table:formula="of:=PROPER([.D730])" office:value-type="string" office:string-value="Puerto López">
            <text:p>Puerto López</text:p>
          </table:table-cell>
          <table:table-cell table:formula="of:=LEN([.A730])" office:value-type="float" office:value="5">
            <text:p>5</text:p>
          </table:table-cell>
          <table:table-cell table:formula="of:=IF([.F730]=5;[.A730];CONCATENATE(&quot;0&quot;;[.A730]))" office:value-type="float" office:value="50573">
            <text:p>50573</text:p>
          </table:table-cell>
          <table:table-cell office:value-type="float" office:value="50573">
            <text:p>50573</text:p>
          </table:table-cell>
          <table:table-cell office:value-type="string">
            <text:p>Puerto López</text:p>
          </table:table-cell>
          <table:table-cell table:formula="of:=(CONCATENATE(&quot;insert into `Ciudad`(`Nombre`,`Codigo`) values('&quot;;[.I730];&quot;','&quot;;[.H730];&quot;');&quot;))" office:value-type="string" office:string-value="insert into `Ciudad`(`Nombre`,`Codigo`) values('Puerto López','50573');">
            <text:p>insert into `Ciudad`(`Nombre`,`Codigo`) values('Puerto López','50573');</text:p>
          </table:table-cell>
          <table:table-cell table:formula="of:=CONCATENATE(&quot;new Ciudad{Codigo=&quot;&quot;&quot;;[.H730];&quot;&quot;&quot;,Nombre=&quot;&quot;&quot;;[.I730];&quot;&quot;&quot;},&quot;)" office:value-type="string" office:string-value="new Ciudad{Codigo=&quot;50573&quot;,Nombre=&quot;Puerto López&quot;},">
            <text:p>new Ciudad{Codigo="50573",Nombre="Puerto López"},</text:p>
          </table:table-cell>
          <table:table-cell table:formula="of:=LEN([.B730])" office:value-type="float" office:value="12">
            <text:p>12</text:p>
          </table:table-cell>
        </table:table-row>
        <table:table-row table:style-name="ro2">
          <table:table-cell table:style-name="ce1" office:value-type="float" office:value="5585">
            <text:p>5585</text:p>
          </table:table-cell>
          <table:table-cell table:style-name="ce2" office:value-type="string">
            <text:p>PUERTO NARE</text:p>
          </table:table-cell>
          <table:table-cell table:style-name="ce1" office:value-type="string">
            <text:p>Antioquia</text:p>
          </table:table-cell>
          <table:table-cell table:formula="of:=LOWER([.B731])" office:value-type="string" office:string-value="puerto nare">
            <text:p>puerto nare</text:p>
          </table:table-cell>
          <table:table-cell table:formula="of:=PROPER([.D731])" office:value-type="string" office:string-value="Puerto Nare">
            <text:p>Puerto Nare</text:p>
          </table:table-cell>
          <table:table-cell table:formula="of:=LEN([.A731])" office:value-type="float" office:value="4">
            <text:p>4</text:p>
          </table:table-cell>
          <table:table-cell table:formula="of:=IF([.F731]=5;[.A731];CONCATENATE(&quot;0&quot;;[.A731]))" office:value-type="string" office:string-value="05585">
            <text:p>05585</text:p>
          </table:table-cell>
          <table:table-cell office:value-type="string">
            <text:p>05585</text:p>
          </table:table-cell>
          <table:table-cell office:value-type="string">
            <text:p>Puerto Nare</text:p>
          </table:table-cell>
          <table:table-cell table:formula="of:=(CONCATENATE(&quot;insert into `Ciudad`(`Nombre`,`Codigo`) values('&quot;;[.I731];&quot;','&quot;;[.H731];&quot;');&quot;))" office:value-type="string" office:string-value="insert into `Ciudad`(`Nombre`,`Codigo`) values('Puerto Nare','05585');">
            <text:p>insert into `Ciudad`(`Nombre`,`Codigo`) values('Puerto Nare','05585');</text:p>
          </table:table-cell>
          <table:table-cell table:formula="of:=CONCATENATE(&quot;new Ciudad{Codigo=&quot;&quot;&quot;;[.H731];&quot;&quot;&quot;,Nombre=&quot;&quot;&quot;;[.I731];&quot;&quot;&quot;},&quot;)" office:value-type="string" office:string-value="new Ciudad{Codigo=&quot;05585&quot;,Nombre=&quot;Puerto Nare&quot;},">
            <text:p>new Ciudad{Codigo="05585",Nombre="Puerto Nare"},</text:p>
          </table:table-cell>
          <table:table-cell table:formula="of:=LEN([.B731])" office:value-type="float" office:value="11">
            <text:p>11</text:p>
          </table:table-cell>
        </table:table-row>
        <table:table-row table:style-name="ro2">
          <table:table-cell table:style-name="ce1" office:value-type="float" office:value="91540">
            <text:p>91540</text:p>
          </table:table-cell>
          <table:table-cell table:style-name="ce2" office:value-type="string">
            <text:p>PUERTO NARIÑO</text:p>
          </table:table-cell>
          <table:table-cell table:style-name="ce1" office:value-type="string">
            <text:p>Amazonas</text:p>
          </table:table-cell>
          <table:table-cell table:formula="of:=LOWER([.B732])" office:value-type="string" office:string-value="puerto nariño">
            <text:p>puerto nariño</text:p>
          </table:table-cell>
          <table:table-cell table:formula="of:=PROPER([.D732])" office:value-type="string" office:string-value="Puerto Nariño">
            <text:p>Puerto Nariño</text:p>
          </table:table-cell>
          <table:table-cell table:formula="of:=LEN([.A732])" office:value-type="float" office:value="5">
            <text:p>5</text:p>
          </table:table-cell>
          <table:table-cell table:formula="of:=IF([.F732]=5;[.A732];CONCATENATE(&quot;0&quot;;[.A732]))" office:value-type="float" office:value="91540">
            <text:p>91540</text:p>
          </table:table-cell>
          <table:table-cell office:value-type="float" office:value="91540">
            <text:p>91540</text:p>
          </table:table-cell>
          <table:table-cell office:value-type="string">
            <text:p>Puerto Nariño</text:p>
          </table:table-cell>
          <table:table-cell table:formula="of:=(CONCATENATE(&quot;insert into `Ciudad`(`Nombre`,`Codigo`) values('&quot;;[.I732];&quot;','&quot;;[.H732];&quot;');&quot;))" office:value-type="string" office:string-value="insert into `Ciudad`(`Nombre`,`Codigo`) values('Puerto Nariño','91540');">
            <text:p>insert into `Ciudad`(`Nombre`,`Codigo`) values('Puerto Nariño','91540');</text:p>
          </table:table-cell>
          <table:table-cell table:formula="of:=CONCATENATE(&quot;new Ciudad{Codigo=&quot;&quot;&quot;;[.H732];&quot;&quot;&quot;,Nombre=&quot;&quot;&quot;;[.I732];&quot;&quot;&quot;},&quot;)" office:value-type="string" office:string-value="new Ciudad{Codigo=&quot;91540&quot;,Nombre=&quot;Puerto Nariño&quot;},">
            <text:p>new Ciudad{Codigo="91540",Nombre="Puerto Nariño"},</text:p>
          </table:table-cell>
          <table:table-cell table:formula="of:=LEN([.B732])" office:value-type="float" office:value="13">
            <text:p>13</text:p>
          </table:table-cell>
        </table:table-row>
        <table:table-row table:style-name="ro2">
          <table:table-cell table:style-name="ce1" office:value-type="float" office:value="68573">
            <text:p>68573</text:p>
          </table:table-cell>
          <table:table-cell table:style-name="ce2" office:value-type="string">
            <text:p>PUERTO PARRA</text:p>
          </table:table-cell>
          <table:table-cell table:style-name="ce1" office:value-type="string">
            <text:p>Santander</text:p>
          </table:table-cell>
          <table:table-cell table:formula="of:=LOWER([.B733])" office:value-type="string" office:string-value="puerto parra">
            <text:p>puerto parra</text:p>
          </table:table-cell>
          <table:table-cell table:formula="of:=PROPER([.D733])" office:value-type="string" office:string-value="Puerto Parra">
            <text:p>Puerto Parra</text:p>
          </table:table-cell>
          <table:table-cell table:formula="of:=LEN([.A733])" office:value-type="float" office:value="5">
            <text:p>5</text:p>
          </table:table-cell>
          <table:table-cell table:formula="of:=IF([.F733]=5;[.A733];CONCATENATE(&quot;0&quot;;[.A733]))" office:value-type="float" office:value="68573">
            <text:p>68573</text:p>
          </table:table-cell>
          <table:table-cell office:value-type="float" office:value="68573">
            <text:p>68573</text:p>
          </table:table-cell>
          <table:table-cell office:value-type="string">
            <text:p>Puerto Parra</text:p>
          </table:table-cell>
          <table:table-cell table:formula="of:=(CONCATENATE(&quot;insert into `Ciudad`(`Nombre`,`Codigo`) values('&quot;;[.I733];&quot;','&quot;;[.H733];&quot;');&quot;))" office:value-type="string" office:string-value="insert into `Ciudad`(`Nombre`,`Codigo`) values('Puerto Parra','68573');">
            <text:p>insert into `Ciudad`(`Nombre`,`Codigo`) values('Puerto Parra','68573');</text:p>
          </table:table-cell>
          <table:table-cell table:formula="of:=CONCATENATE(&quot;new Ciudad{Codigo=&quot;&quot;&quot;;[.H733];&quot;&quot;&quot;,Nombre=&quot;&quot;&quot;;[.I733];&quot;&quot;&quot;},&quot;)" office:value-type="string" office:string-value="new Ciudad{Codigo=&quot;68573&quot;,Nombre=&quot;Puerto Parra&quot;},">
            <text:p>new Ciudad{Codigo="68573",Nombre="Puerto Parra"},</text:p>
          </table:table-cell>
          <table:table-cell table:formula="of:=LEN([.B733])" office:value-type="float" office:value="12">
            <text:p>12</text:p>
          </table:table-cell>
        </table:table-row>
        <table:table-row table:style-name="ro2">
          <table:table-cell table:style-name="ce1" office:value-type="float" office:value="18592">
            <text:p>18592</text:p>
          </table:table-cell>
          <table:table-cell table:style-name="ce2" office:value-type="string">
            <text:p>PUERTO RICO</text:p>
          </table:table-cell>
          <table:table-cell table:style-name="ce1" office:value-type="string">
            <text:p>Caquetá</text:p>
          </table:table-cell>
          <table:table-cell table:formula="of:=LOWER([.B734])" office:value-type="string" office:string-value="puerto rico">
            <text:p>puerto rico</text:p>
          </table:table-cell>
          <table:table-cell table:formula="of:=PROPER([.D734])" office:value-type="string" office:string-value="Puerto Rico">
            <text:p>Puerto Rico</text:p>
          </table:table-cell>
          <table:table-cell table:formula="of:=LEN([.A734])" office:value-type="float" office:value="5">
            <text:p>5</text:p>
          </table:table-cell>
          <table:table-cell table:formula="of:=IF([.F734]=5;[.A734];CONCATENATE(&quot;0&quot;;[.A734]))" office:value-type="float" office:value="18592">
            <text:p>18592</text:p>
          </table:table-cell>
          <table:table-cell office:value-type="float" office:value="18592">
            <text:p>18592</text:p>
          </table:table-cell>
          <table:table-cell office:value-type="string">
            <text:p>Puerto Rico</text:p>
          </table:table-cell>
          <table:table-cell table:formula="of:=(CONCATENATE(&quot;insert into `Ciudad`(`Nombre`,`Codigo`) values('&quot;;[.I734];&quot;','&quot;;[.H734];&quot;');&quot;))" office:value-type="string" office:string-value="insert into `Ciudad`(`Nombre`,`Codigo`) values('Puerto Rico','18592');">
            <text:p>insert into `Ciudad`(`Nombre`,`Codigo`) values('Puerto Rico','18592');</text:p>
          </table:table-cell>
          <table:table-cell table:formula="of:=CONCATENATE(&quot;new Ciudad{Codigo=&quot;&quot;&quot;;[.H734];&quot;&quot;&quot;,Nombre=&quot;&quot;&quot;;[.I734];&quot;&quot;&quot;},&quot;)" office:value-type="string" office:string-value="new Ciudad{Codigo=&quot;18592&quot;,Nombre=&quot;Puerto Rico&quot;},">
            <text:p>new Ciudad{Codigo="18592",Nombre="Puerto Rico"},</text:p>
          </table:table-cell>
          <table:table-cell table:formula="of:=LEN([.B734])" office:value-type="float" office:value="11">
            <text:p>11</text:p>
          </table:table-cell>
        </table:table-row>
        <table:table-row table:style-name="ro2">
          <table:table-cell table:style-name="ce1" office:value-type="float" office:value="50590">
            <text:p>50590</text:p>
          </table:table-cell>
          <table:table-cell table:style-name="ce2" office:value-type="string">
            <text:p>PUERTO RICO</text:p>
          </table:table-cell>
          <table:table-cell table:style-name="ce1" office:value-type="string">
            <text:p>Meta</text:p>
          </table:table-cell>
          <table:table-cell table:formula="of:=LOWER([.B735])" office:value-type="string" office:string-value="puerto rico">
            <text:p>puerto rico</text:p>
          </table:table-cell>
          <table:table-cell table:formula="of:=PROPER([.D735])" office:value-type="string" office:string-value="Puerto Rico">
            <text:p>Puerto Rico</text:p>
          </table:table-cell>
          <table:table-cell table:formula="of:=LEN([.A735])" office:value-type="float" office:value="5">
            <text:p>5</text:p>
          </table:table-cell>
          <table:table-cell table:formula="of:=IF([.F735]=5;[.A735];CONCATENATE(&quot;0&quot;;[.A735]))" office:value-type="float" office:value="50590">
            <text:p>50590</text:p>
          </table:table-cell>
          <table:table-cell office:value-type="float" office:value="50590">
            <text:p>50590</text:p>
          </table:table-cell>
          <table:table-cell office:value-type="string">
            <text:p>Puerto Rico</text:p>
          </table:table-cell>
          <table:table-cell table:formula="of:=(CONCATENATE(&quot;insert into `Ciudad`(`Nombre`,`Codigo`) values('&quot;;[.I735];&quot;','&quot;;[.H735];&quot;');&quot;))" office:value-type="string" office:string-value="insert into `Ciudad`(`Nombre`,`Codigo`) values('Puerto Rico','50590');">
            <text:p>insert into `Ciudad`(`Nombre`,`Codigo`) values('Puerto Rico','50590');</text:p>
          </table:table-cell>
          <table:table-cell table:formula="of:=CONCATENATE(&quot;new Ciudad{Codigo=&quot;&quot;&quot;;[.H735];&quot;&quot;&quot;,Nombre=&quot;&quot;&quot;;[.I735];&quot;&quot;&quot;},&quot;)" office:value-type="string" office:string-value="new Ciudad{Codigo=&quot;50590&quot;,Nombre=&quot;Puerto Rico&quot;},">
            <text:p>new Ciudad{Codigo="50590",Nombre="Puerto Rico"},</text:p>
          </table:table-cell>
          <table:table-cell table:formula="of:=LEN([.B735])" office:value-type="float" office:value="11">
            <text:p>11</text:p>
          </table:table-cell>
        </table:table-row>
        <table:table-row table:style-name="ro2">
          <table:table-cell table:style-name="ce1" office:value-type="float" office:value="81591">
            <text:p>81591</text:p>
          </table:table-cell>
          <table:table-cell table:style-name="ce2" office:value-type="string">
            <text:p>PUERTO RONDÓN</text:p>
          </table:table-cell>
          <table:table-cell table:style-name="ce1" office:value-type="string">
            <text:p>Arauca</text:p>
          </table:table-cell>
          <table:table-cell table:formula="of:=LOWER([.B736])" office:value-type="string" office:string-value="puerto rondón">
            <text:p>puerto rondón</text:p>
          </table:table-cell>
          <table:table-cell table:formula="of:=PROPER([.D736])" office:value-type="string" office:string-value="Puerto Rondón">
            <text:p>Puerto Rondón</text:p>
          </table:table-cell>
          <table:table-cell table:formula="of:=LEN([.A736])" office:value-type="float" office:value="5">
            <text:p>5</text:p>
          </table:table-cell>
          <table:table-cell table:formula="of:=IF([.F736]=5;[.A736];CONCATENATE(&quot;0&quot;;[.A736]))" office:value-type="float" office:value="81591">
            <text:p>81591</text:p>
          </table:table-cell>
          <table:table-cell office:value-type="float" office:value="81591">
            <text:p>81591</text:p>
          </table:table-cell>
          <table:table-cell office:value-type="string">
            <text:p>Puerto Rondón</text:p>
          </table:table-cell>
          <table:table-cell table:formula="of:=(CONCATENATE(&quot;insert into `Ciudad`(`Nombre`,`Codigo`) values('&quot;;[.I736];&quot;','&quot;;[.H736];&quot;');&quot;))" office:value-type="string" office:string-value="insert into `Ciudad`(`Nombre`,`Codigo`) values('Puerto Rondón','81591');">
            <text:p>insert into `Ciudad`(`Nombre`,`Codigo`) values('Puerto Rondón','81591');</text:p>
          </table:table-cell>
          <table:table-cell table:formula="of:=CONCATENATE(&quot;new Ciudad{Codigo=&quot;&quot;&quot;;[.H736];&quot;&quot;&quot;,Nombre=&quot;&quot;&quot;;[.I736];&quot;&quot;&quot;},&quot;)" office:value-type="string" office:string-value="new Ciudad{Codigo=&quot;81591&quot;,Nombre=&quot;Puerto Rondón&quot;},">
            <text:p>new Ciudad{Codigo="81591",Nombre="Puerto Rondón"},</text:p>
          </table:table-cell>
          <table:table-cell table:formula="of:=LEN([.B736])" office:value-type="float" office:value="13">
            <text:p>13</text:p>
          </table:table-cell>
        </table:table-row>
        <table:table-row table:style-name="ro2">
          <table:table-cell table:style-name="ce1" office:value-type="float" office:value="25572">
            <text:p>25572</text:p>
          </table:table-cell>
          <table:table-cell table:style-name="ce2" office:value-type="string">
            <text:p>PUERTO SALGAR</text:p>
          </table:table-cell>
          <table:table-cell table:style-name="ce1" office:value-type="string">
            <text:p>Cundinamarca</text:p>
          </table:table-cell>
          <table:table-cell table:formula="of:=LOWER([.B737])" office:value-type="string" office:string-value="puerto salgar">
            <text:p>puerto salgar</text:p>
          </table:table-cell>
          <table:table-cell table:formula="of:=PROPER([.D737])" office:value-type="string" office:string-value="Puerto Salgar">
            <text:p>Puerto Salgar</text:p>
          </table:table-cell>
          <table:table-cell table:formula="of:=LEN([.A737])" office:value-type="float" office:value="5">
            <text:p>5</text:p>
          </table:table-cell>
          <table:table-cell table:formula="of:=IF([.F737]=5;[.A737];CONCATENATE(&quot;0&quot;;[.A737]))" office:value-type="float" office:value="25572">
            <text:p>25572</text:p>
          </table:table-cell>
          <table:table-cell office:value-type="float" office:value="25572">
            <text:p>25572</text:p>
          </table:table-cell>
          <table:table-cell office:value-type="string">
            <text:p>Puerto Salgar</text:p>
          </table:table-cell>
          <table:table-cell table:formula="of:=(CONCATENATE(&quot;insert into `Ciudad`(`Nombre`,`Codigo`) values('&quot;;[.I737];&quot;','&quot;;[.H737];&quot;');&quot;))" office:value-type="string" office:string-value="insert into `Ciudad`(`Nombre`,`Codigo`) values('Puerto Salgar','25572');">
            <text:p>insert into `Ciudad`(`Nombre`,`Codigo`) values('Puerto Salgar','25572');</text:p>
          </table:table-cell>
          <table:table-cell table:formula="of:=CONCATENATE(&quot;new Ciudad{Codigo=&quot;&quot;&quot;;[.H737];&quot;&quot;&quot;,Nombre=&quot;&quot;&quot;;[.I737];&quot;&quot;&quot;},&quot;)" office:value-type="string" office:string-value="new Ciudad{Codigo=&quot;25572&quot;,Nombre=&quot;Puerto Salgar&quot;},">
            <text:p>new Ciudad{Codigo="25572",Nombre="Puerto Salgar"},</text:p>
          </table:table-cell>
          <table:table-cell table:formula="of:=LEN([.B737])" office:value-type="float" office:value="13">
            <text:p>13</text:p>
          </table:table-cell>
        </table:table-row>
        <table:table-row table:style-name="ro2">
          <table:table-cell table:style-name="ce1" office:value-type="float" office:value="54553">
            <text:p>54553</text:p>
          </table:table-cell>
          <table:table-cell table:style-name="ce2" office:value-type="string">
            <text:p>PUERTO SANTANDER</text:p>
          </table:table-cell>
          <table:table-cell table:style-name="ce1" office:value-type="string">
            <text:p>Norte de Santander</text:p>
          </table:table-cell>
          <table:table-cell table:formula="of:=LOWER([.B738])" office:value-type="string" office:string-value="puerto santander">
            <text:p>puerto santander</text:p>
          </table:table-cell>
          <table:table-cell table:formula="of:=PROPER([.D738])" office:value-type="string" office:string-value="Puerto Santander">
            <text:p>Puerto Santander</text:p>
          </table:table-cell>
          <table:table-cell table:formula="of:=LEN([.A738])" office:value-type="float" office:value="5">
            <text:p>5</text:p>
          </table:table-cell>
          <table:table-cell table:formula="of:=IF([.F738]=5;[.A738];CONCATENATE(&quot;0&quot;;[.A738]))" office:value-type="float" office:value="54553">
            <text:p>54553</text:p>
          </table:table-cell>
          <table:table-cell office:value-type="float" office:value="54553">
            <text:p>54553</text:p>
          </table:table-cell>
          <table:table-cell office:value-type="string">
            <text:p>Puerto Santander</text:p>
          </table:table-cell>
          <table:table-cell table:formula="of:=(CONCATENATE(&quot;insert into `Ciudad`(`Nombre`,`Codigo`) values('&quot;;[.I738];&quot;','&quot;;[.H738];&quot;');&quot;))" office:value-type="string" office:string-value="insert into `Ciudad`(`Nombre`,`Codigo`) values('Puerto Santander','54553');">
            <text:p>insert into `Ciudad`(`Nombre`,`Codigo`) values('Puerto Santander','54553');</text:p>
          </table:table-cell>
          <table:table-cell table:formula="of:=CONCATENATE(&quot;new Ciudad{Codigo=&quot;&quot;&quot;;[.H738];&quot;&quot;&quot;,Nombre=&quot;&quot;&quot;;[.I738];&quot;&quot;&quot;},&quot;)" office:value-type="string" office:string-value="new Ciudad{Codigo=&quot;54553&quot;,Nombre=&quot;Puerto Santander&quot;},">
            <text:p>new Ciudad{Codigo="54553",Nombre="Puerto Santander"},</text:p>
          </table:table-cell>
          <table:table-cell table:formula="of:=LEN([.B738])" office:value-type="float" office:value="16">
            <text:p>16</text:p>
          </table:table-cell>
        </table:table-row>
        <table:table-row table:style-name="ro2">
          <table:table-cell table:style-name="ce1" office:value-type="float" office:value="91669">
            <text:p>91669</text:p>
          </table:table-cell>
          <table:table-cell table:style-name="ce2" office:value-type="string">
            <text:p>PUERTO SANTANDER</text:p>
          </table:table-cell>
          <table:table-cell table:style-name="ce1" office:value-type="string">
            <text:p>Amazonas</text:p>
          </table:table-cell>
          <table:table-cell table:formula="of:=LOWER([.B739])" office:value-type="string" office:string-value="puerto santander">
            <text:p>puerto santander</text:p>
          </table:table-cell>
          <table:table-cell table:formula="of:=PROPER([.D739])" office:value-type="string" office:string-value="Puerto Santander">
            <text:p>Puerto Santander</text:p>
          </table:table-cell>
          <table:table-cell table:formula="of:=LEN([.A739])" office:value-type="float" office:value="5">
            <text:p>5</text:p>
          </table:table-cell>
          <table:table-cell table:formula="of:=IF([.F739]=5;[.A739];CONCATENATE(&quot;0&quot;;[.A739]))" office:value-type="float" office:value="91669">
            <text:p>91669</text:p>
          </table:table-cell>
          <table:table-cell office:value-type="float" office:value="91669">
            <text:p>91669</text:p>
          </table:table-cell>
          <table:table-cell office:value-type="string">
            <text:p>Puerto Santander</text:p>
          </table:table-cell>
          <table:table-cell table:formula="of:=(CONCATENATE(&quot;insert into `Ciudad`(`Nombre`,`Codigo`) values('&quot;;[.I739];&quot;','&quot;;[.H739];&quot;');&quot;))" office:value-type="string" office:string-value="insert into `Ciudad`(`Nombre`,`Codigo`) values('Puerto Santander','91669');">
            <text:p>insert into `Ciudad`(`Nombre`,`Codigo`) values('Puerto Santander','91669');</text:p>
          </table:table-cell>
          <table:table-cell table:formula="of:=CONCATENATE(&quot;new Ciudad{Codigo=&quot;&quot;&quot;;[.H739];&quot;&quot;&quot;,Nombre=&quot;&quot;&quot;;[.I739];&quot;&quot;&quot;},&quot;)" office:value-type="string" office:string-value="new Ciudad{Codigo=&quot;91669&quot;,Nombre=&quot;Puerto Santander&quot;},">
            <text:p>new Ciudad{Codigo="91669",Nombre="Puerto Santander"},</text:p>
          </table:table-cell>
          <table:table-cell table:formula="of:=LEN([.B739])" office:value-type="float" office:value="16">
            <text:p>16</text:p>
          </table:table-cell>
        </table:table-row>
        <table:table-row table:style-name="ro2">
          <table:table-cell table:style-name="ce1" office:value-type="float" office:value="19573">
            <text:p>19573</text:p>
          </table:table-cell>
          <table:table-cell table:style-name="ce2" office:value-type="string">
            <text:p>PUERTO TEJADA</text:p>
          </table:table-cell>
          <table:table-cell table:style-name="ce1" office:value-type="string">
            <text:p>Cauca</text:p>
          </table:table-cell>
          <table:table-cell table:formula="of:=LOWER([.B740])" office:value-type="string" office:string-value="puerto tejada">
            <text:p>puerto tejada</text:p>
          </table:table-cell>
          <table:table-cell table:formula="of:=PROPER([.D740])" office:value-type="string" office:string-value="Puerto Tejada">
            <text:p>Puerto Tejada</text:p>
          </table:table-cell>
          <table:table-cell table:formula="of:=LEN([.A740])" office:value-type="float" office:value="5">
            <text:p>5</text:p>
          </table:table-cell>
          <table:table-cell table:formula="of:=IF([.F740]=5;[.A740];CONCATENATE(&quot;0&quot;;[.A740]))" office:value-type="float" office:value="19573">
            <text:p>19573</text:p>
          </table:table-cell>
          <table:table-cell office:value-type="float" office:value="19573">
            <text:p>19573</text:p>
          </table:table-cell>
          <table:table-cell office:value-type="string">
            <text:p>Puerto Tejada</text:p>
          </table:table-cell>
          <table:table-cell table:formula="of:=(CONCATENATE(&quot;insert into `Ciudad`(`Nombre`,`Codigo`) values('&quot;;[.I740];&quot;','&quot;;[.H740];&quot;');&quot;))" office:value-type="string" office:string-value="insert into `Ciudad`(`Nombre`,`Codigo`) values('Puerto Tejada','19573');">
            <text:p>insert into `Ciudad`(`Nombre`,`Codigo`) values('Puerto Tejada','19573');</text:p>
          </table:table-cell>
          <table:table-cell table:formula="of:=CONCATENATE(&quot;new Ciudad{Codigo=&quot;&quot;&quot;;[.H740];&quot;&quot;&quot;,Nombre=&quot;&quot;&quot;;[.I740];&quot;&quot;&quot;},&quot;)" office:value-type="string" office:string-value="new Ciudad{Codigo=&quot;19573&quot;,Nombre=&quot;Puerto Tejada&quot;},">
            <text:p>new Ciudad{Codigo="19573",Nombre="Puerto Tejada"},</text:p>
          </table:table-cell>
          <table:table-cell table:formula="of:=LEN([.B740])" office:value-type="float" office:value="13">
            <text:p>13</text:p>
          </table:table-cell>
        </table:table-row>
        <table:table-row table:style-name="ro2">
          <table:table-cell table:style-name="ce1" office:value-type="float" office:value="5591">
            <text:p>5591</text:p>
          </table:table-cell>
          <table:table-cell table:style-name="ce2" office:value-type="string">
            <text:p>PUERTO TRIUNFO</text:p>
          </table:table-cell>
          <table:table-cell table:style-name="ce1" office:value-type="string">
            <text:p>Antioquia</text:p>
          </table:table-cell>
          <table:table-cell table:formula="of:=LOWER([.B741])" office:value-type="string" office:string-value="puerto triunfo">
            <text:p>puerto triunfo</text:p>
          </table:table-cell>
          <table:table-cell table:formula="of:=PROPER([.D741])" office:value-type="string" office:string-value="Puerto Triunfo">
            <text:p>Puerto Triunfo</text:p>
          </table:table-cell>
          <table:table-cell table:formula="of:=LEN([.A741])" office:value-type="float" office:value="4">
            <text:p>4</text:p>
          </table:table-cell>
          <table:table-cell table:formula="of:=IF([.F741]=5;[.A741];CONCATENATE(&quot;0&quot;;[.A741]))" office:value-type="string" office:string-value="05591">
            <text:p>05591</text:p>
          </table:table-cell>
          <table:table-cell office:value-type="string">
            <text:p>05591</text:p>
          </table:table-cell>
          <table:table-cell office:value-type="string">
            <text:p>Puerto Triunfo</text:p>
          </table:table-cell>
          <table:table-cell table:formula="of:=(CONCATENATE(&quot;insert into `Ciudad`(`Nombre`,`Codigo`) values('&quot;;[.I741];&quot;','&quot;;[.H741];&quot;');&quot;))" office:value-type="string" office:string-value="insert into `Ciudad`(`Nombre`,`Codigo`) values('Puerto Triunfo','05591');">
            <text:p>insert into `Ciudad`(`Nombre`,`Codigo`) values('Puerto Triunfo','05591');</text:p>
          </table:table-cell>
          <table:table-cell table:formula="of:=CONCATENATE(&quot;new Ciudad{Codigo=&quot;&quot;&quot;;[.H741];&quot;&quot;&quot;,Nombre=&quot;&quot;&quot;;[.I741];&quot;&quot;&quot;},&quot;)" office:value-type="string" office:string-value="new Ciudad{Codigo=&quot;05591&quot;,Nombre=&quot;Puerto Triunfo&quot;},">
            <text:p>new Ciudad{Codigo="05591",Nombre="Puerto Triunfo"},</text:p>
          </table:table-cell>
          <table:table-cell table:formula="of:=LEN([.B741])" office:value-type="float" office:value="14">
            <text:p>14</text:p>
          </table:table-cell>
        </table:table-row>
        <table:table-row table:style-name="ro2">
          <table:table-cell table:style-name="ce1" office:value-type="float" office:value="68575">
            <text:p>68575</text:p>
          </table:table-cell>
          <table:table-cell table:style-name="ce2" office:value-type="string">
            <text:p>PUERTO WILCHES</text:p>
          </table:table-cell>
          <table:table-cell table:style-name="ce1" office:value-type="string">
            <text:p>Santander</text:p>
          </table:table-cell>
          <table:table-cell table:formula="of:=LOWER([.B742])" office:value-type="string" office:string-value="puerto wilches">
            <text:p>puerto wilches</text:p>
          </table:table-cell>
          <table:table-cell table:formula="of:=PROPER([.D742])" office:value-type="string" office:string-value="Puerto Wilches">
            <text:p>Puerto Wilches</text:p>
          </table:table-cell>
          <table:table-cell table:formula="of:=LEN([.A742])" office:value-type="float" office:value="5">
            <text:p>5</text:p>
          </table:table-cell>
          <table:table-cell table:formula="of:=IF([.F742]=5;[.A742];CONCATENATE(&quot;0&quot;;[.A742]))" office:value-type="float" office:value="68575">
            <text:p>68575</text:p>
          </table:table-cell>
          <table:table-cell office:value-type="float" office:value="68575">
            <text:p>68575</text:p>
          </table:table-cell>
          <table:table-cell office:value-type="string">
            <text:p>Puerto Wilches</text:p>
          </table:table-cell>
          <table:table-cell table:formula="of:=(CONCATENATE(&quot;insert into `Ciudad`(`Nombre`,`Codigo`) values('&quot;;[.I742];&quot;','&quot;;[.H742];&quot;');&quot;))" office:value-type="string" office:string-value="insert into `Ciudad`(`Nombre`,`Codigo`) values('Puerto Wilches','68575');">
            <text:p>insert into `Ciudad`(`Nombre`,`Codigo`) values('Puerto Wilches','68575');</text:p>
          </table:table-cell>
          <table:table-cell table:formula="of:=CONCATENATE(&quot;new Ciudad{Codigo=&quot;&quot;&quot;;[.H742];&quot;&quot;&quot;,Nombre=&quot;&quot;&quot;;[.I742];&quot;&quot;&quot;},&quot;)" office:value-type="string" office:string-value="new Ciudad{Codigo=&quot;68575&quot;,Nombre=&quot;Puerto Wilches&quot;},">
            <text:p>new Ciudad{Codigo="68575",Nombre="Puerto Wilches"},</text:p>
          </table:table-cell>
          <table:table-cell table:formula="of:=LEN([.B742])" office:value-type="float" office:value="14">
            <text:p>14</text:p>
          </table:table-cell>
        </table:table-row>
        <table:table-row table:style-name="ro2">
          <table:table-cell table:style-name="ce1" office:value-type="float" office:value="25580">
            <text:p>25580</text:p>
          </table:table-cell>
          <table:table-cell table:style-name="ce2" office:value-type="string">
            <text:p>PULÍ</text:p>
          </table:table-cell>
          <table:table-cell table:style-name="ce1" office:value-type="string">
            <text:p>Cundinamarca</text:p>
          </table:table-cell>
          <table:table-cell table:formula="of:=LOWER([.B743])" office:value-type="string" office:string-value="pulí">
            <text:p>pulí</text:p>
          </table:table-cell>
          <table:table-cell table:formula="of:=PROPER([.D743])" office:value-type="string" office:string-value="Pulí">
            <text:p>Pulí</text:p>
          </table:table-cell>
          <table:table-cell table:formula="of:=LEN([.A743])" office:value-type="float" office:value="5">
            <text:p>5</text:p>
          </table:table-cell>
          <table:table-cell table:formula="of:=IF([.F743]=5;[.A743];CONCATENATE(&quot;0&quot;;[.A743]))" office:value-type="float" office:value="25580">
            <text:p>25580</text:p>
          </table:table-cell>
          <table:table-cell office:value-type="float" office:value="25580">
            <text:p>25580</text:p>
          </table:table-cell>
          <table:table-cell office:value-type="string">
            <text:p>Pulí</text:p>
          </table:table-cell>
          <table:table-cell table:formula="of:=(CONCATENATE(&quot;insert into `Ciudad`(`Nombre`,`Codigo`) values('&quot;;[.I743];&quot;','&quot;;[.H743];&quot;');&quot;))" office:value-type="string" office:string-value="insert into `Ciudad`(`Nombre`,`Codigo`) values('Pulí','25580');">
            <text:p>insert into `Ciudad`(`Nombre`,`Codigo`) values('Pulí','25580');</text:p>
          </table:table-cell>
          <table:table-cell table:formula="of:=CONCATENATE(&quot;new Ciudad{Codigo=&quot;&quot;&quot;;[.H743];&quot;&quot;&quot;,Nombre=&quot;&quot;&quot;;[.I743];&quot;&quot;&quot;},&quot;)" office:value-type="string" office:string-value="new Ciudad{Codigo=&quot;25580&quot;,Nombre=&quot;Pulí&quot;},">
            <text:p>new Ciudad{Codigo="25580",Nombre="Pulí"},</text:p>
          </table:table-cell>
          <table:table-cell table:formula="of:=LEN([.B743])" office:value-type="float" office:value="4">
            <text:p>4</text:p>
          </table:table-cell>
        </table:table-row>
        <table:table-row table:style-name="ro2">
          <table:table-cell table:style-name="ce1" office:value-type="float" office:value="52585">
            <text:p>52585</text:p>
          </table:table-cell>
          <table:table-cell table:style-name="ce2" office:value-type="string">
            <text:p>PUPIALES</text:p>
          </table:table-cell>
          <table:table-cell table:style-name="ce1" office:value-type="string">
            <text:p>Nariño</text:p>
          </table:table-cell>
          <table:table-cell table:formula="of:=LOWER([.B744])" office:value-type="string" office:string-value="pupiales">
            <text:p>pupiales</text:p>
          </table:table-cell>
          <table:table-cell table:formula="of:=PROPER([.D744])" office:value-type="string" office:string-value="Pupiales">
            <text:p>Pupiales</text:p>
          </table:table-cell>
          <table:table-cell table:formula="of:=LEN([.A744])" office:value-type="float" office:value="5">
            <text:p>5</text:p>
          </table:table-cell>
          <table:table-cell table:formula="of:=IF([.F744]=5;[.A744];CONCATENATE(&quot;0&quot;;[.A744]))" office:value-type="float" office:value="52585">
            <text:p>52585</text:p>
          </table:table-cell>
          <table:table-cell office:value-type="float" office:value="52585">
            <text:p>52585</text:p>
          </table:table-cell>
          <table:table-cell office:value-type="string">
            <text:p>Pupiales</text:p>
          </table:table-cell>
          <table:table-cell table:formula="of:=(CONCATENATE(&quot;insert into `Ciudad`(`Nombre`,`Codigo`) values('&quot;;[.I744];&quot;','&quot;;[.H744];&quot;');&quot;))" office:value-type="string" office:string-value="insert into `Ciudad`(`Nombre`,`Codigo`) values('Pupiales','52585');">
            <text:p>insert into `Ciudad`(`Nombre`,`Codigo`) values('Pupiales','52585');</text:p>
          </table:table-cell>
          <table:table-cell table:formula="of:=CONCATENATE(&quot;new Ciudad{Codigo=&quot;&quot;&quot;;[.H744];&quot;&quot;&quot;,Nombre=&quot;&quot;&quot;;[.I744];&quot;&quot;&quot;},&quot;)" office:value-type="string" office:string-value="new Ciudad{Codigo=&quot;52585&quot;,Nombre=&quot;Pupiales&quot;},">
            <text:p>new Ciudad{Codigo="52585",Nombre="Pupiales"},</text:p>
          </table:table-cell>
          <table:table-cell table:formula="of:=LEN([.B744])" office:value-type="float" office:value="8">
            <text:p>8</text:p>
          </table:table-cell>
        </table:table-row>
        <table:table-row table:style-name="ro2">
          <table:table-cell table:style-name="ce1" office:value-type="float" office:value="19585">
            <text:p>19585</text:p>
          </table:table-cell>
          <table:table-cell table:style-name="ce2" office:value-type="string">
            <text:p>PURACÉ</text:p>
          </table:table-cell>
          <table:table-cell table:style-name="ce1" office:value-type="string">
            <text:p>Cauca</text:p>
          </table:table-cell>
          <table:table-cell table:formula="of:=LOWER([.B745])" office:value-type="string" office:string-value="puracé">
            <text:p>puracé</text:p>
          </table:table-cell>
          <table:table-cell table:formula="of:=PROPER([.D745])" office:value-type="string" office:string-value="Puracé">
            <text:p>Puracé</text:p>
          </table:table-cell>
          <table:table-cell table:formula="of:=LEN([.A745])" office:value-type="float" office:value="5">
            <text:p>5</text:p>
          </table:table-cell>
          <table:table-cell table:formula="of:=IF([.F745]=5;[.A745];CONCATENATE(&quot;0&quot;;[.A745]))" office:value-type="float" office:value="19585">
            <text:p>19585</text:p>
          </table:table-cell>
          <table:table-cell office:value-type="float" office:value="19585">
            <text:p>19585</text:p>
          </table:table-cell>
          <table:table-cell office:value-type="string">
            <text:p>Puracé</text:p>
          </table:table-cell>
          <table:table-cell table:formula="of:=(CONCATENATE(&quot;insert into `Ciudad`(`Nombre`,`Codigo`) values('&quot;;[.I745];&quot;','&quot;;[.H745];&quot;');&quot;))" office:value-type="string" office:string-value="insert into `Ciudad`(`Nombre`,`Codigo`) values('Puracé','19585');">
            <text:p>insert into `Ciudad`(`Nombre`,`Codigo`) values('Puracé','19585');</text:p>
          </table:table-cell>
          <table:table-cell table:formula="of:=CONCATENATE(&quot;new Ciudad{Codigo=&quot;&quot;&quot;;[.H745];&quot;&quot;&quot;,Nombre=&quot;&quot;&quot;;[.I745];&quot;&quot;&quot;},&quot;)" office:value-type="string" office:string-value="new Ciudad{Codigo=&quot;19585&quot;,Nombre=&quot;Puracé&quot;},">
            <text:p>new Ciudad{Codigo="19585",Nombre="Puracé"},</text:p>
          </table:table-cell>
          <table:table-cell table:formula="of:=LEN([.B745])" office:value-type="float" office:value="6">
            <text:p>6</text:p>
          </table:table-cell>
        </table:table-row>
        <table:table-row table:style-name="ro2">
          <table:table-cell table:style-name="ce1" office:value-type="float" office:value="73585">
            <text:p>73585</text:p>
          </table:table-cell>
          <table:table-cell table:style-name="ce2" office:value-type="string">
            <text:p>PURIFICACIÓN</text:p>
          </table:table-cell>
          <table:table-cell table:style-name="ce1" office:value-type="string">
            <text:p>Tolima</text:p>
          </table:table-cell>
          <table:table-cell table:formula="of:=LOWER([.B746])" office:value-type="string" office:string-value="purificación">
            <text:p>purificación</text:p>
          </table:table-cell>
          <table:table-cell table:formula="of:=PROPER([.D746])" office:value-type="string" office:string-value="Purificación">
            <text:p>Purificación</text:p>
          </table:table-cell>
          <table:table-cell table:formula="of:=LEN([.A746])" office:value-type="float" office:value="5">
            <text:p>5</text:p>
          </table:table-cell>
          <table:table-cell table:formula="of:=IF([.F746]=5;[.A746];CONCATENATE(&quot;0&quot;;[.A746]))" office:value-type="float" office:value="73585">
            <text:p>73585</text:p>
          </table:table-cell>
          <table:table-cell office:value-type="float" office:value="73585">
            <text:p>73585</text:p>
          </table:table-cell>
          <table:table-cell office:value-type="string">
            <text:p>Purificación</text:p>
          </table:table-cell>
          <table:table-cell table:formula="of:=(CONCATENATE(&quot;insert into `Ciudad`(`Nombre`,`Codigo`) values('&quot;;[.I746];&quot;','&quot;;[.H746];&quot;');&quot;))" office:value-type="string" office:string-value="insert into `Ciudad`(`Nombre`,`Codigo`) values('Purificación','73585');">
            <text:p>insert into `Ciudad`(`Nombre`,`Codigo`) values('Purificación','73585');</text:p>
          </table:table-cell>
          <table:table-cell table:formula="of:=CONCATENATE(&quot;new Ciudad{Codigo=&quot;&quot;&quot;;[.H746];&quot;&quot;&quot;,Nombre=&quot;&quot;&quot;;[.I746];&quot;&quot;&quot;},&quot;)" office:value-type="string" office:string-value="new Ciudad{Codigo=&quot;73585&quot;,Nombre=&quot;Purificación&quot;},">
            <text:p>new Ciudad{Codigo="73585",Nombre="Purificación"},</text:p>
          </table:table-cell>
          <table:table-cell table:formula="of:=LEN([.B746])" office:value-type="float" office:value="12">
            <text:p>12</text:p>
          </table:table-cell>
        </table:table-row>
        <table:table-row table:style-name="ro2">
          <table:table-cell table:style-name="ce1" office:value-type="float" office:value="23586">
            <text:p>23586</text:p>
          </table:table-cell>
          <table:table-cell table:style-name="ce2" office:value-type="string">
            <text:p>PURÍSIMA</text:p>
          </table:table-cell>
          <table:table-cell table:style-name="ce1" office:value-type="string">
            <text:p>Córdoba</text:p>
          </table:table-cell>
          <table:table-cell table:formula="of:=LOWER([.B747])" office:value-type="string" office:string-value="purísima">
            <text:p>purísima</text:p>
          </table:table-cell>
          <table:table-cell table:formula="of:=PROPER([.D747])" office:value-type="string" office:string-value="Purísima">
            <text:p>Purísima</text:p>
          </table:table-cell>
          <table:table-cell table:formula="of:=LEN([.A747])" office:value-type="float" office:value="5">
            <text:p>5</text:p>
          </table:table-cell>
          <table:table-cell table:formula="of:=IF([.F747]=5;[.A747];CONCATENATE(&quot;0&quot;;[.A747]))" office:value-type="float" office:value="23586">
            <text:p>23586</text:p>
          </table:table-cell>
          <table:table-cell office:value-type="float" office:value="23586">
            <text:p>23586</text:p>
          </table:table-cell>
          <table:table-cell office:value-type="string">
            <text:p>Purísima</text:p>
          </table:table-cell>
          <table:table-cell table:formula="of:=(CONCATENATE(&quot;insert into `Ciudad`(`Nombre`,`Codigo`) values('&quot;;[.I747];&quot;','&quot;;[.H747];&quot;');&quot;))" office:value-type="string" office:string-value="insert into `Ciudad`(`Nombre`,`Codigo`) values('Purísima','23586');">
            <text:p>insert into `Ciudad`(`Nombre`,`Codigo`) values('Purísima','23586');</text:p>
          </table:table-cell>
          <table:table-cell table:formula="of:=CONCATENATE(&quot;new Ciudad{Codigo=&quot;&quot;&quot;;[.H747];&quot;&quot;&quot;,Nombre=&quot;&quot;&quot;;[.I747];&quot;&quot;&quot;},&quot;)" office:value-type="string" office:string-value="new Ciudad{Codigo=&quot;23586&quot;,Nombre=&quot;Purísima&quot;},">
            <text:p>new Ciudad{Codigo="23586",Nombre="Purísima"},</text:p>
          </table:table-cell>
          <table:table-cell table:formula="of:=LEN([.B747])" office:value-type="float" office:value="8">
            <text:p>8</text:p>
          </table:table-cell>
        </table:table-row>
        <table:table-row table:style-name="ro2">
          <table:table-cell table:style-name="ce1" office:value-type="float" office:value="25592">
            <text:p>25592</text:p>
          </table:table-cell>
          <table:table-cell table:style-name="ce2" office:value-type="string">
            <text:p>QUEBRADANEGRA</text:p>
          </table:table-cell>
          <table:table-cell table:style-name="ce1" office:value-type="string">
            <text:p>Cundinamarca</text:p>
          </table:table-cell>
          <table:table-cell table:formula="of:=LOWER([.B748])" office:value-type="string" office:string-value="quebradanegra">
            <text:p>quebradanegra</text:p>
          </table:table-cell>
          <table:table-cell table:formula="of:=PROPER([.D748])" office:value-type="string" office:string-value="Quebradanegra">
            <text:p>Quebradanegra</text:p>
          </table:table-cell>
          <table:table-cell table:formula="of:=LEN([.A748])" office:value-type="float" office:value="5">
            <text:p>5</text:p>
          </table:table-cell>
          <table:table-cell table:formula="of:=IF([.F748]=5;[.A748];CONCATENATE(&quot;0&quot;;[.A748]))" office:value-type="float" office:value="25592">
            <text:p>25592</text:p>
          </table:table-cell>
          <table:table-cell office:value-type="float" office:value="25592">
            <text:p>25592</text:p>
          </table:table-cell>
          <table:table-cell office:value-type="string">
            <text:p>Quebradanegra</text:p>
          </table:table-cell>
          <table:table-cell table:formula="of:=(CONCATENATE(&quot;insert into `Ciudad`(`Nombre`,`Codigo`) values('&quot;;[.I748];&quot;','&quot;;[.H748];&quot;');&quot;))" office:value-type="string" office:string-value="insert into `Ciudad`(`Nombre`,`Codigo`) values('Quebradanegra','25592');">
            <text:p>insert into `Ciudad`(`Nombre`,`Codigo`) values('Quebradanegra','25592');</text:p>
          </table:table-cell>
          <table:table-cell table:formula="of:=CONCATENATE(&quot;new Ciudad{Codigo=&quot;&quot;&quot;;[.H748];&quot;&quot;&quot;,Nombre=&quot;&quot;&quot;;[.I748];&quot;&quot;&quot;},&quot;)" office:value-type="string" office:string-value="new Ciudad{Codigo=&quot;25592&quot;,Nombre=&quot;Quebradanegra&quot;},">
            <text:p>new Ciudad{Codigo="25592",Nombre="Quebradanegra"},</text:p>
          </table:table-cell>
          <table:table-cell table:formula="of:=LEN([.B748])" office:value-type="float" office:value="13">
            <text:p>13</text:p>
          </table:table-cell>
        </table:table-row>
        <table:table-row table:style-name="ro2">
          <table:table-cell table:style-name="ce1" office:value-type="float" office:value="25594">
            <text:p>25594</text:p>
          </table:table-cell>
          <table:table-cell table:style-name="ce2" office:value-type="string">
            <text:p>QUETAME</text:p>
          </table:table-cell>
          <table:table-cell table:style-name="ce1" office:value-type="string">
            <text:p>Cundinamarca</text:p>
          </table:table-cell>
          <table:table-cell table:formula="of:=LOWER([.B749])" office:value-type="string" office:string-value="quetame">
            <text:p>quetame</text:p>
          </table:table-cell>
          <table:table-cell table:formula="of:=PROPER([.D749])" office:value-type="string" office:string-value="Quetame">
            <text:p>Quetame</text:p>
          </table:table-cell>
          <table:table-cell table:formula="of:=LEN([.A749])" office:value-type="float" office:value="5">
            <text:p>5</text:p>
          </table:table-cell>
          <table:table-cell table:formula="of:=IF([.F749]=5;[.A749];CONCATENATE(&quot;0&quot;;[.A749]))" office:value-type="float" office:value="25594">
            <text:p>25594</text:p>
          </table:table-cell>
          <table:table-cell office:value-type="float" office:value="25594">
            <text:p>25594</text:p>
          </table:table-cell>
          <table:table-cell office:value-type="string">
            <text:p>Quetame</text:p>
          </table:table-cell>
          <table:table-cell table:formula="of:=(CONCATENATE(&quot;insert into `Ciudad`(`Nombre`,`Codigo`) values('&quot;;[.I749];&quot;','&quot;;[.H749];&quot;');&quot;))" office:value-type="string" office:string-value="insert into `Ciudad`(`Nombre`,`Codigo`) values('Quetame','25594');">
            <text:p>insert into `Ciudad`(`Nombre`,`Codigo`) values('Quetame','25594');</text:p>
          </table:table-cell>
          <table:table-cell table:formula="of:=CONCATENATE(&quot;new Ciudad{Codigo=&quot;&quot;&quot;;[.H749];&quot;&quot;&quot;,Nombre=&quot;&quot;&quot;;[.I749];&quot;&quot;&quot;},&quot;)" office:value-type="string" office:string-value="new Ciudad{Codigo=&quot;25594&quot;,Nombre=&quot;Quetame&quot;},">
            <text:p>new Ciudad{Codigo="25594",Nombre="Quetame"},</text:p>
          </table:table-cell>
          <table:table-cell table:formula="of:=LEN([.B749])" office:value-type="float" office:value="7">
            <text:p>7</text:p>
          </table:table-cell>
        </table:table-row>
        <table:table-row table:style-name="ro2">
          <table:table-cell table:style-name="ce1" office:value-type="float" office:value="27001">
            <text:p>27001</text:p>
          </table:table-cell>
          <table:table-cell table:style-name="ce2" office:value-type="string">
            <text:p>QUIBDÓ</text:p>
          </table:table-cell>
          <table:table-cell table:style-name="ce1" office:value-type="string">
            <text:p>Chocó</text:p>
          </table:table-cell>
          <table:table-cell table:formula="of:=LOWER([.B750])" office:value-type="string" office:string-value="quibdó">
            <text:p>quibdó</text:p>
          </table:table-cell>
          <table:table-cell table:formula="of:=PROPER([.D750])" office:value-type="string" office:string-value="Quibdó">
            <text:p>Quibdó</text:p>
          </table:table-cell>
          <table:table-cell table:formula="of:=LEN([.A750])" office:value-type="float" office:value="5">
            <text:p>5</text:p>
          </table:table-cell>
          <table:table-cell table:formula="of:=IF([.F750]=5;[.A750];CONCATENATE(&quot;0&quot;;[.A750]))" office:value-type="float" office:value="27001">
            <text:p>27001</text:p>
          </table:table-cell>
          <table:table-cell office:value-type="float" office:value="27001">
            <text:p>27001</text:p>
          </table:table-cell>
          <table:table-cell office:value-type="string">
            <text:p>Quibdó</text:p>
          </table:table-cell>
          <table:table-cell table:formula="of:=(CONCATENATE(&quot;insert into `Ciudad`(`Nombre`,`Codigo`) values('&quot;;[.I750];&quot;','&quot;;[.H750];&quot;');&quot;))" office:value-type="string" office:string-value="insert into `Ciudad`(`Nombre`,`Codigo`) values('Quibdó','27001');">
            <text:p>insert into `Ciudad`(`Nombre`,`Codigo`) values('Quibdó','27001');</text:p>
          </table:table-cell>
          <table:table-cell table:formula="of:=CONCATENATE(&quot;new Ciudad{Codigo=&quot;&quot;&quot;;[.H750];&quot;&quot;&quot;,Nombre=&quot;&quot;&quot;;[.I750];&quot;&quot;&quot;},&quot;)" office:value-type="string" office:string-value="new Ciudad{Codigo=&quot;27001&quot;,Nombre=&quot;Quibdó&quot;},">
            <text:p>new Ciudad{Codigo="27001",Nombre="Quibdó"},</text:p>
          </table:table-cell>
          <table:table-cell table:formula="of:=LEN([.B750])" office:value-type="float" office:value="6">
            <text:p>6</text:p>
          </table:table-cell>
        </table:table-row>
        <table:table-row table:style-name="ro2">
          <table:table-cell table:style-name="ce1" office:value-type="float" office:value="63594">
            <text:p>63594</text:p>
          </table:table-cell>
          <table:table-cell table:style-name="ce2" office:value-type="string">
            <text:p>QUIMBAYA</text:p>
          </table:table-cell>
          <table:table-cell table:style-name="ce1" office:value-type="string">
            <text:p>Quindio</text:p>
          </table:table-cell>
          <table:table-cell table:formula="of:=LOWER([.B751])" office:value-type="string" office:string-value="quimbaya">
            <text:p>quimbaya</text:p>
          </table:table-cell>
          <table:table-cell table:formula="of:=PROPER([.D751])" office:value-type="string" office:string-value="Quimbaya">
            <text:p>Quimbaya</text:p>
          </table:table-cell>
          <table:table-cell table:formula="of:=LEN([.A751])" office:value-type="float" office:value="5">
            <text:p>5</text:p>
          </table:table-cell>
          <table:table-cell table:formula="of:=IF([.F751]=5;[.A751];CONCATENATE(&quot;0&quot;;[.A751]))" office:value-type="float" office:value="63594">
            <text:p>63594</text:p>
          </table:table-cell>
          <table:table-cell office:value-type="float" office:value="63594">
            <text:p>63594</text:p>
          </table:table-cell>
          <table:table-cell office:value-type="string">
            <text:p>Quimbaya</text:p>
          </table:table-cell>
          <table:table-cell table:formula="of:=(CONCATENATE(&quot;insert into `Ciudad`(`Nombre`,`Codigo`) values('&quot;;[.I751];&quot;','&quot;;[.H751];&quot;');&quot;))" office:value-type="string" office:string-value="insert into `Ciudad`(`Nombre`,`Codigo`) values('Quimbaya','63594');">
            <text:p>insert into `Ciudad`(`Nombre`,`Codigo`) values('Quimbaya','63594');</text:p>
          </table:table-cell>
          <table:table-cell table:formula="of:=CONCATENATE(&quot;new Ciudad{Codigo=&quot;&quot;&quot;;[.H751];&quot;&quot;&quot;,Nombre=&quot;&quot;&quot;;[.I751];&quot;&quot;&quot;},&quot;)" office:value-type="string" office:string-value="new Ciudad{Codigo=&quot;63594&quot;,Nombre=&quot;Quimbaya&quot;},">
            <text:p>new Ciudad{Codigo="63594",Nombre="Quimbaya"},</text:p>
          </table:table-cell>
          <table:table-cell table:formula="of:=LEN([.B751])" office:value-type="float" office:value="8">
            <text:p>8</text:p>
          </table:table-cell>
        </table:table-row>
        <table:table-row table:style-name="ro2">
          <table:table-cell table:style-name="ce1" office:value-type="float" office:value="66594">
            <text:p>66594</text:p>
          </table:table-cell>
          <table:table-cell table:style-name="ce2" office:value-type="string">
            <text:p>QUINCHÍA</text:p>
          </table:table-cell>
          <table:table-cell table:style-name="ce1" office:value-type="string">
            <text:p>Risaralda</text:p>
          </table:table-cell>
          <table:table-cell table:formula="of:=LOWER([.B752])" office:value-type="string" office:string-value="quinchía">
            <text:p>quinchía</text:p>
          </table:table-cell>
          <table:table-cell table:formula="of:=PROPER([.D752])" office:value-type="string" office:string-value="Quinchía">
            <text:p>Quinchía</text:p>
          </table:table-cell>
          <table:table-cell table:formula="of:=LEN([.A752])" office:value-type="float" office:value="5">
            <text:p>5</text:p>
          </table:table-cell>
          <table:table-cell table:formula="of:=IF([.F752]=5;[.A752];CONCATENATE(&quot;0&quot;;[.A752]))" office:value-type="float" office:value="66594">
            <text:p>66594</text:p>
          </table:table-cell>
          <table:table-cell office:value-type="float" office:value="66594">
            <text:p>66594</text:p>
          </table:table-cell>
          <table:table-cell office:value-type="string">
            <text:p>Quinchía</text:p>
          </table:table-cell>
          <table:table-cell table:formula="of:=(CONCATENATE(&quot;insert into `Ciudad`(`Nombre`,`Codigo`) values('&quot;;[.I752];&quot;','&quot;;[.H752];&quot;');&quot;))" office:value-type="string" office:string-value="insert into `Ciudad`(`Nombre`,`Codigo`) values('Quinchía','66594');">
            <text:p>insert into `Ciudad`(`Nombre`,`Codigo`) values('Quinchía','66594');</text:p>
          </table:table-cell>
          <table:table-cell table:formula="of:=CONCATENATE(&quot;new Ciudad{Codigo=&quot;&quot;&quot;;[.H752];&quot;&quot;&quot;,Nombre=&quot;&quot;&quot;;[.I752];&quot;&quot;&quot;},&quot;)" office:value-type="string" office:string-value="new Ciudad{Codigo=&quot;66594&quot;,Nombre=&quot;Quinchía&quot;},">
            <text:p>new Ciudad{Codigo="66594",Nombre="Quinchía"},</text:p>
          </table:table-cell>
          <table:table-cell table:formula="of:=LEN([.B752])" office:value-type="float" office:value="8">
            <text:p>8</text:p>
          </table:table-cell>
        </table:table-row>
        <table:table-row table:style-name="ro2">
          <table:table-cell table:style-name="ce1" office:value-type="float" office:value="15580">
            <text:p>15580</text:p>
          </table:table-cell>
          <table:table-cell table:style-name="ce2" office:value-type="string">
            <text:p>QUÍPAMA</text:p>
          </table:table-cell>
          <table:table-cell table:style-name="ce1" office:value-type="string">
            <text:p>Boyacá</text:p>
          </table:table-cell>
          <table:table-cell table:formula="of:=LOWER([.B753])" office:value-type="string" office:string-value="quípama">
            <text:p>quípama</text:p>
          </table:table-cell>
          <table:table-cell table:formula="of:=PROPER([.D753])" office:value-type="string" office:string-value="Quípama">
            <text:p>Quípama</text:p>
          </table:table-cell>
          <table:table-cell table:formula="of:=LEN([.A753])" office:value-type="float" office:value="5">
            <text:p>5</text:p>
          </table:table-cell>
          <table:table-cell table:formula="of:=IF([.F753]=5;[.A753];CONCATENATE(&quot;0&quot;;[.A753]))" office:value-type="float" office:value="15580">
            <text:p>15580</text:p>
          </table:table-cell>
          <table:table-cell office:value-type="float" office:value="15580">
            <text:p>15580</text:p>
          </table:table-cell>
          <table:table-cell office:value-type="string">
            <text:p>Quípama</text:p>
          </table:table-cell>
          <table:table-cell table:formula="of:=(CONCATENATE(&quot;insert into `Ciudad`(`Nombre`,`Codigo`) values('&quot;;[.I753];&quot;','&quot;;[.H753];&quot;');&quot;))" office:value-type="string" office:string-value="insert into `Ciudad`(`Nombre`,`Codigo`) values('Quípama','15580');">
            <text:p>insert into `Ciudad`(`Nombre`,`Codigo`) values('Quípama','15580');</text:p>
          </table:table-cell>
          <table:table-cell table:formula="of:=CONCATENATE(&quot;new Ciudad{Codigo=&quot;&quot;&quot;;[.H753];&quot;&quot;&quot;,Nombre=&quot;&quot;&quot;;[.I753];&quot;&quot;&quot;},&quot;)" office:value-type="string" office:string-value="new Ciudad{Codigo=&quot;15580&quot;,Nombre=&quot;Quípama&quot;},">
            <text:p>new Ciudad{Codigo="15580",Nombre="Quípama"},</text:p>
          </table:table-cell>
          <table:table-cell table:formula="of:=LEN([.B753])" office:value-type="float" office:value="7">
            <text:p>7</text:p>
          </table:table-cell>
        </table:table-row>
        <table:table-row table:style-name="ro2">
          <table:table-cell table:style-name="ce1" office:value-type="float" office:value="25596">
            <text:p>25596</text:p>
          </table:table-cell>
          <table:table-cell table:style-name="ce2" office:value-type="string">
            <text:p>QUIPILE</text:p>
          </table:table-cell>
          <table:table-cell table:style-name="ce1" office:value-type="string">
            <text:p>Cundinamarca</text:p>
          </table:table-cell>
          <table:table-cell table:formula="of:=LOWER([.B754])" office:value-type="string" office:string-value="quipile">
            <text:p>quipile</text:p>
          </table:table-cell>
          <table:table-cell table:formula="of:=PROPER([.D754])" office:value-type="string" office:string-value="Quipile">
            <text:p>Quipile</text:p>
          </table:table-cell>
          <table:table-cell table:formula="of:=LEN([.A754])" office:value-type="float" office:value="5">
            <text:p>5</text:p>
          </table:table-cell>
          <table:table-cell table:formula="of:=IF([.F754]=5;[.A754];CONCATENATE(&quot;0&quot;;[.A754]))" office:value-type="float" office:value="25596">
            <text:p>25596</text:p>
          </table:table-cell>
          <table:table-cell office:value-type="float" office:value="25596">
            <text:p>25596</text:p>
          </table:table-cell>
          <table:table-cell office:value-type="string">
            <text:p>Quipile</text:p>
          </table:table-cell>
          <table:table-cell table:formula="of:=(CONCATENATE(&quot;insert into `Ciudad`(`Nombre`,`Codigo`) values('&quot;;[.I754];&quot;','&quot;;[.H754];&quot;');&quot;))" office:value-type="string" office:string-value="insert into `Ciudad`(`Nombre`,`Codigo`) values('Quipile','25596');">
            <text:p>insert into `Ciudad`(`Nombre`,`Codigo`) values('Quipile','25596');</text:p>
          </table:table-cell>
          <table:table-cell table:formula="of:=CONCATENATE(&quot;new Ciudad{Codigo=&quot;&quot;&quot;;[.H754];&quot;&quot;&quot;,Nombre=&quot;&quot;&quot;;[.I754];&quot;&quot;&quot;},&quot;)" office:value-type="string" office:string-value="new Ciudad{Codigo=&quot;25596&quot;,Nombre=&quot;Quipile&quot;},">
            <text:p>new Ciudad{Codigo="25596",Nombre="Quipile"},</text:p>
          </table:table-cell>
          <table:table-cell table:formula="of:=LEN([.B754])" office:value-type="float" office:value="7">
            <text:p>7</text:p>
          </table:table-cell>
        </table:table-row>
        <table:table-row table:style-name="ro2">
          <table:table-cell table:style-name="ce1" office:value-type="float" office:value="54599">
            <text:p>54599</text:p>
          </table:table-cell>
          <table:table-cell table:style-name="ce2" office:value-type="string">
            <text:p>RAGONVALIA</text:p>
          </table:table-cell>
          <table:table-cell table:style-name="ce1" office:value-type="string">
            <text:p>Norte de Santander</text:p>
          </table:table-cell>
          <table:table-cell table:formula="of:=LOWER([.B755])" office:value-type="string" office:string-value="ragonvalia">
            <text:p>ragonvalia</text:p>
          </table:table-cell>
          <table:table-cell table:formula="of:=PROPER([.D755])" office:value-type="string" office:string-value="Ragonvalia">
            <text:p>Ragonvalia</text:p>
          </table:table-cell>
          <table:table-cell table:formula="of:=LEN([.A755])" office:value-type="float" office:value="5">
            <text:p>5</text:p>
          </table:table-cell>
          <table:table-cell table:formula="of:=IF([.F755]=5;[.A755];CONCATENATE(&quot;0&quot;;[.A755]))" office:value-type="float" office:value="54599">
            <text:p>54599</text:p>
          </table:table-cell>
          <table:table-cell office:value-type="float" office:value="54599">
            <text:p>54599</text:p>
          </table:table-cell>
          <table:table-cell office:value-type="string">
            <text:p>Ragonvalia</text:p>
          </table:table-cell>
          <table:table-cell table:formula="of:=(CONCATENATE(&quot;insert into `Ciudad`(`Nombre`,`Codigo`) values('&quot;;[.I755];&quot;','&quot;;[.H755];&quot;');&quot;))" office:value-type="string" office:string-value="insert into `Ciudad`(`Nombre`,`Codigo`) values('Ragonvalia','54599');">
            <text:p>insert into `Ciudad`(`Nombre`,`Codigo`) values('Ragonvalia','54599');</text:p>
          </table:table-cell>
          <table:table-cell table:formula="of:=CONCATENATE(&quot;new Ciudad{Codigo=&quot;&quot;&quot;;[.H755];&quot;&quot;&quot;,Nombre=&quot;&quot;&quot;;[.I755];&quot;&quot;&quot;},&quot;)" office:value-type="string" office:string-value="new Ciudad{Codigo=&quot;54599&quot;,Nombre=&quot;Ragonvalia&quot;},">
            <text:p>new Ciudad{Codigo="54599",Nombre="Ragonvalia"},</text:p>
          </table:table-cell>
          <table:table-cell table:formula="of:=LEN([.B755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599">
            <text:p>15599</text:p>
          </table:table-cell>
          <table:table-cell table:style-name="ce2" office:value-type="string">
            <text:p>RAMIRIQUÍ</text:p>
          </table:table-cell>
          <table:table-cell table:style-name="ce1" office:value-type="string">
            <text:p>Boyacá</text:p>
          </table:table-cell>
          <table:table-cell table:formula="of:=LOWER([.B756])" office:value-type="string" office:string-value="ramiriquí">
            <text:p>ramiriquí</text:p>
          </table:table-cell>
          <table:table-cell table:formula="of:=PROPER([.D756])" office:value-type="string" office:string-value="Ramiriquí">
            <text:p>Ramiriquí</text:p>
          </table:table-cell>
          <table:table-cell table:formula="of:=LEN([.A756])" office:value-type="float" office:value="5">
            <text:p>5</text:p>
          </table:table-cell>
          <table:table-cell table:formula="of:=IF([.F756]=5;[.A756];CONCATENATE(&quot;0&quot;;[.A756]))" office:value-type="float" office:value="15599">
            <text:p>15599</text:p>
          </table:table-cell>
          <table:table-cell office:value-type="float" office:value="15599">
            <text:p>15599</text:p>
          </table:table-cell>
          <table:table-cell office:value-type="string">
            <text:p>Ramiriquí</text:p>
          </table:table-cell>
          <table:table-cell table:formula="of:=(CONCATENATE(&quot;insert into `Ciudad`(`Nombre`,`Codigo`) values('&quot;;[.I756];&quot;','&quot;;[.H756];&quot;');&quot;))" office:value-type="string" office:string-value="insert into `Ciudad`(`Nombre`,`Codigo`) values('Ramiriquí','15599');">
            <text:p>insert into `Ciudad`(`Nombre`,`Codigo`) values('Ramiriquí','15599');</text:p>
          </table:table-cell>
          <table:table-cell table:formula="of:=CONCATENATE(&quot;new Ciudad{Codigo=&quot;&quot;&quot;;[.H756];&quot;&quot;&quot;,Nombre=&quot;&quot;&quot;;[.I756];&quot;&quot;&quot;},&quot;)" office:value-type="string" office:string-value="new Ciudad{Codigo=&quot;15599&quot;,Nombre=&quot;Ramiriquí&quot;},">
            <text:p>new Ciudad{Codigo="15599",Nombre="Ramiriquí"},</text:p>
          </table:table-cell>
          <table:table-cell table:formula="of:=LEN([.B756])" office:value-type="float" office:value="9">
            <text:p>9</text:p>
          </table:table-cell>
        </table:table-row>
        <table:table-row table:style-name="ro2">
          <table:table-cell table:style-name="ce1" office:value-type="float" office:value="15600">
            <text:p>15600</text:p>
          </table:table-cell>
          <table:table-cell table:style-name="ce2" office:value-type="string">
            <text:p>RÁQUIRA</text:p>
          </table:table-cell>
          <table:table-cell table:style-name="ce1" office:value-type="string">
            <text:p>Boyacá</text:p>
          </table:table-cell>
          <table:table-cell table:formula="of:=LOWER([.B757])" office:value-type="string" office:string-value="ráquira">
            <text:p>ráquira</text:p>
          </table:table-cell>
          <table:table-cell table:formula="of:=PROPER([.D757])" office:value-type="string" office:string-value="Ráquira">
            <text:p>Ráquira</text:p>
          </table:table-cell>
          <table:table-cell table:formula="of:=LEN([.A757])" office:value-type="float" office:value="5">
            <text:p>5</text:p>
          </table:table-cell>
          <table:table-cell table:formula="of:=IF([.F757]=5;[.A757];CONCATENATE(&quot;0&quot;;[.A757]))" office:value-type="float" office:value="15600">
            <text:p>15600</text:p>
          </table:table-cell>
          <table:table-cell office:value-type="float" office:value="15600">
            <text:p>15600</text:p>
          </table:table-cell>
          <table:table-cell office:value-type="string">
            <text:p>Ráquira</text:p>
          </table:table-cell>
          <table:table-cell table:formula="of:=(CONCATENATE(&quot;insert into `Ciudad`(`Nombre`,`Codigo`) values('&quot;;[.I757];&quot;','&quot;;[.H757];&quot;');&quot;))" office:value-type="string" office:string-value="insert into `Ciudad`(`Nombre`,`Codigo`) values('Ráquira','15600');">
            <text:p>insert into `Ciudad`(`Nombre`,`Codigo`) values('Ráquira','15600');</text:p>
          </table:table-cell>
          <table:table-cell table:formula="of:=CONCATENATE(&quot;new Ciudad{Codigo=&quot;&quot;&quot;;[.H757];&quot;&quot;&quot;,Nombre=&quot;&quot;&quot;;[.I757];&quot;&quot;&quot;},&quot;)" office:value-type="string" office:string-value="new Ciudad{Codigo=&quot;15600&quot;,Nombre=&quot;Ráquira&quot;},">
            <text:p>new Ciudad{Codigo="15600",Nombre="Ráquira"},</text:p>
          </table:table-cell>
          <table:table-cell table:formula="of:=LEN([.B757])" office:value-type="float" office:value="7">
            <text:p>7</text:p>
          </table:table-cell>
        </table:table-row>
        <table:table-row table:style-name="ro2">
          <table:table-cell table:style-name="ce1" office:value-type="float" office:value="85279">
            <text:p>85279</text:p>
          </table:table-cell>
          <table:table-cell table:style-name="ce2" office:value-type="string">
            <text:p>RECETOR</text:p>
          </table:table-cell>
          <table:table-cell table:style-name="ce1" office:value-type="string">
            <text:p>Casanare</text:p>
          </table:table-cell>
          <table:table-cell table:formula="of:=LOWER([.B758])" office:value-type="string" office:string-value="recetor">
            <text:p>recetor</text:p>
          </table:table-cell>
          <table:table-cell table:formula="of:=PROPER([.D758])" office:value-type="string" office:string-value="Recetor">
            <text:p>Recetor</text:p>
          </table:table-cell>
          <table:table-cell table:formula="of:=LEN([.A758])" office:value-type="float" office:value="5">
            <text:p>5</text:p>
          </table:table-cell>
          <table:table-cell table:formula="of:=IF([.F758]=5;[.A758];CONCATENATE(&quot;0&quot;;[.A758]))" office:value-type="float" office:value="85279">
            <text:p>85279</text:p>
          </table:table-cell>
          <table:table-cell office:value-type="float" office:value="85279">
            <text:p>85279</text:p>
          </table:table-cell>
          <table:table-cell office:value-type="string">
            <text:p>Recetor</text:p>
          </table:table-cell>
          <table:table-cell table:formula="of:=(CONCATENATE(&quot;insert into `Ciudad`(`Nombre`,`Codigo`) values('&quot;;[.I758];&quot;','&quot;;[.H758];&quot;');&quot;))" office:value-type="string" office:string-value="insert into `Ciudad`(`Nombre`,`Codigo`) values('Recetor','85279');">
            <text:p>insert into `Ciudad`(`Nombre`,`Codigo`) values('Recetor','85279');</text:p>
          </table:table-cell>
          <table:table-cell table:formula="of:=CONCATENATE(&quot;new Ciudad{Codigo=&quot;&quot;&quot;;[.H758];&quot;&quot;&quot;,Nombre=&quot;&quot;&quot;;[.I758];&quot;&quot;&quot;},&quot;)" office:value-type="string" office:string-value="new Ciudad{Codigo=&quot;85279&quot;,Nombre=&quot;Recetor&quot;},">
            <text:p>new Ciudad{Codigo="85279",Nombre="Recetor"},</text:p>
          </table:table-cell>
          <table:table-cell table:formula="of:=LEN([.B758])" office:value-type="float" office:value="7">
            <text:p>7</text:p>
          </table:table-cell>
        </table:table-row>
        <table:table-row table:style-name="ro2">
          <table:table-cell table:style-name="ce1" office:value-type="float" office:value="13580">
            <text:p>13580</text:p>
          </table:table-cell>
          <table:table-cell table:style-name="ce2" office:value-type="string">
            <text:p>REGIDOR</text:p>
          </table:table-cell>
          <table:table-cell table:style-name="ce1" office:value-type="string">
            <text:p>Bolívar</text:p>
          </table:table-cell>
          <table:table-cell table:formula="of:=LOWER([.B759])" office:value-type="string" office:string-value="regidor">
            <text:p>regidor</text:p>
          </table:table-cell>
          <table:table-cell table:formula="of:=PROPER([.D759])" office:value-type="string" office:string-value="Regidor">
            <text:p>Regidor</text:p>
          </table:table-cell>
          <table:table-cell table:formula="of:=LEN([.A759])" office:value-type="float" office:value="5">
            <text:p>5</text:p>
          </table:table-cell>
          <table:table-cell table:formula="of:=IF([.F759]=5;[.A759];CONCATENATE(&quot;0&quot;;[.A759]))" office:value-type="float" office:value="13580">
            <text:p>13580</text:p>
          </table:table-cell>
          <table:table-cell office:value-type="float" office:value="13580">
            <text:p>13580</text:p>
          </table:table-cell>
          <table:table-cell office:value-type="string">
            <text:p>Regidor</text:p>
          </table:table-cell>
          <table:table-cell table:formula="of:=(CONCATENATE(&quot;insert into `Ciudad`(`Nombre`,`Codigo`) values('&quot;;[.I759];&quot;','&quot;;[.H759];&quot;');&quot;))" office:value-type="string" office:string-value="insert into `Ciudad`(`Nombre`,`Codigo`) values('Regidor','13580');">
            <text:p>insert into `Ciudad`(`Nombre`,`Codigo`) values('Regidor','13580');</text:p>
          </table:table-cell>
          <table:table-cell table:formula="of:=CONCATENATE(&quot;new Ciudad{Codigo=&quot;&quot;&quot;;[.H759];&quot;&quot;&quot;,Nombre=&quot;&quot;&quot;;[.I759];&quot;&quot;&quot;},&quot;)" office:value-type="string" office:string-value="new Ciudad{Codigo=&quot;13580&quot;,Nombre=&quot;Regidor&quot;},">
            <text:p>new Ciudad{Codigo="13580",Nombre="Regidor"},</text:p>
          </table:table-cell>
          <table:table-cell table:formula="of:=LEN([.B759])" office:value-type="float" office:value="7">
            <text:p>7</text:p>
          </table:table-cell>
        </table:table-row>
        <table:table-row table:style-name="ro2">
          <table:table-cell table:style-name="ce1" office:value-type="float" office:value="5604">
            <text:p>5604</text:p>
          </table:table-cell>
          <table:table-cell table:style-name="ce2" office:value-type="string">
            <text:p>REMEDIOS</text:p>
          </table:table-cell>
          <table:table-cell table:style-name="ce1" office:value-type="string">
            <text:p>Antioquia</text:p>
          </table:table-cell>
          <table:table-cell table:formula="of:=LOWER([.B760])" office:value-type="string" office:string-value="remedios">
            <text:p>remedios</text:p>
          </table:table-cell>
          <table:table-cell table:formula="of:=PROPER([.D760])" office:value-type="string" office:string-value="Remedios">
            <text:p>Remedios</text:p>
          </table:table-cell>
          <table:table-cell table:formula="of:=LEN([.A760])" office:value-type="float" office:value="4">
            <text:p>4</text:p>
          </table:table-cell>
          <table:table-cell table:formula="of:=IF([.F760]=5;[.A760];CONCATENATE(&quot;0&quot;;[.A760]))" office:value-type="string" office:string-value="05604">
            <text:p>05604</text:p>
          </table:table-cell>
          <table:table-cell office:value-type="string">
            <text:p>05604</text:p>
          </table:table-cell>
          <table:table-cell office:value-type="string">
            <text:p>Remedios</text:p>
          </table:table-cell>
          <table:table-cell table:formula="of:=(CONCATENATE(&quot;insert into `Ciudad`(`Nombre`,`Codigo`) values('&quot;;[.I760];&quot;','&quot;;[.H760];&quot;');&quot;))" office:value-type="string" office:string-value="insert into `Ciudad`(`Nombre`,`Codigo`) values('Remedios','05604');">
            <text:p>insert into `Ciudad`(`Nombre`,`Codigo`) values('Remedios','05604');</text:p>
          </table:table-cell>
          <table:table-cell table:formula="of:=CONCATENATE(&quot;new Ciudad{Codigo=&quot;&quot;&quot;;[.H760];&quot;&quot;&quot;,Nombre=&quot;&quot;&quot;;[.I760];&quot;&quot;&quot;},&quot;)" office:value-type="string" office:string-value="new Ciudad{Codigo=&quot;05604&quot;,Nombre=&quot;Remedios&quot;},">
            <text:p>new Ciudad{Codigo="05604",Nombre="Remedios"},</text:p>
          </table:table-cell>
          <table:table-cell table:formula="of:=LEN([.B760])" office:value-type="float" office:value="8">
            <text:p>8</text:p>
          </table:table-cell>
        </table:table-row>
        <table:table-row table:style-name="ro2">
          <table:table-cell table:style-name="ce1" office:value-type="float" office:value="47605">
            <text:p>47605</text:p>
          </table:table-cell>
          <table:table-cell table:style-name="ce2" office:value-type="string">
            <text:p>REMOLINO</text:p>
          </table:table-cell>
          <table:table-cell table:style-name="ce1" office:value-type="string">
            <text:p>Magdalena</text:p>
          </table:table-cell>
          <table:table-cell table:formula="of:=LOWER([.B761])" office:value-type="string" office:string-value="remolino">
            <text:p>remolino</text:p>
          </table:table-cell>
          <table:table-cell table:formula="of:=PROPER([.D761])" office:value-type="string" office:string-value="Remolino">
            <text:p>Remolino</text:p>
          </table:table-cell>
          <table:table-cell table:formula="of:=LEN([.A761])" office:value-type="float" office:value="5">
            <text:p>5</text:p>
          </table:table-cell>
          <table:table-cell table:formula="of:=IF([.F761]=5;[.A761];CONCATENATE(&quot;0&quot;;[.A761]))" office:value-type="float" office:value="47605">
            <text:p>47605</text:p>
          </table:table-cell>
          <table:table-cell office:value-type="float" office:value="47605">
            <text:p>47605</text:p>
          </table:table-cell>
          <table:table-cell office:value-type="string">
            <text:p>Remolino</text:p>
          </table:table-cell>
          <table:table-cell table:formula="of:=(CONCATENATE(&quot;insert into `Ciudad`(`Nombre`,`Codigo`) values('&quot;;[.I761];&quot;','&quot;;[.H761];&quot;');&quot;))" office:value-type="string" office:string-value="insert into `Ciudad`(`Nombre`,`Codigo`) values('Remolino','47605');">
            <text:p>insert into `Ciudad`(`Nombre`,`Codigo`) values('Remolino','47605');</text:p>
          </table:table-cell>
          <table:table-cell table:formula="of:=CONCATENATE(&quot;new Ciudad{Codigo=&quot;&quot;&quot;;[.H761];&quot;&quot;&quot;,Nombre=&quot;&quot;&quot;;[.I761];&quot;&quot;&quot;},&quot;)" office:value-type="string" office:string-value="new Ciudad{Codigo=&quot;47605&quot;,Nombre=&quot;Remolino&quot;},">
            <text:p>new Ciudad{Codigo="47605",Nombre="Remolino"},</text:p>
          </table:table-cell>
          <table:table-cell table:formula="of:=LEN([.B761])" office:value-type="float" office:value="8">
            <text:p>8</text:p>
          </table:table-cell>
        </table:table-row>
        <table:table-row table:style-name="ro2">
          <table:table-cell table:style-name="ce1" office:value-type="float" office:value="8606">
            <text:p>8606</text:p>
          </table:table-cell>
          <table:table-cell table:style-name="ce2" office:value-type="string">
            <text:p>REPELÓN</text:p>
          </table:table-cell>
          <table:table-cell table:style-name="ce1" office:value-type="string">
            <text:p>Atlántico</text:p>
          </table:table-cell>
          <table:table-cell table:formula="of:=LOWER([.B762])" office:value-type="string" office:string-value="repelón">
            <text:p>repelón</text:p>
          </table:table-cell>
          <table:table-cell table:formula="of:=PROPER([.D762])" office:value-type="string" office:string-value="Repelón">
            <text:p>Repelón</text:p>
          </table:table-cell>
          <table:table-cell table:formula="of:=LEN([.A762])" office:value-type="float" office:value="4">
            <text:p>4</text:p>
          </table:table-cell>
          <table:table-cell table:formula="of:=IF([.F762]=5;[.A762];CONCATENATE(&quot;0&quot;;[.A762]))" office:value-type="string" office:string-value="08606">
            <text:p>08606</text:p>
          </table:table-cell>
          <table:table-cell office:value-type="string">
            <text:p>08606</text:p>
          </table:table-cell>
          <table:table-cell office:value-type="string">
            <text:p>Repelón</text:p>
          </table:table-cell>
          <table:table-cell table:formula="of:=(CONCATENATE(&quot;insert into `Ciudad`(`Nombre`,`Codigo`) values('&quot;;[.I762];&quot;','&quot;;[.H762];&quot;');&quot;))" office:value-type="string" office:string-value="insert into `Ciudad`(`Nombre`,`Codigo`) values('Repelón','08606');">
            <text:p>insert into `Ciudad`(`Nombre`,`Codigo`) values('Repelón','08606');</text:p>
          </table:table-cell>
          <table:table-cell table:formula="of:=CONCATENATE(&quot;new Ciudad{Codigo=&quot;&quot;&quot;;[.H762];&quot;&quot;&quot;,Nombre=&quot;&quot;&quot;;[.I762];&quot;&quot;&quot;},&quot;)" office:value-type="string" office:string-value="new Ciudad{Codigo=&quot;08606&quot;,Nombre=&quot;Repelón&quot;},">
            <text:p>new Ciudad{Codigo="08606",Nombre="Repelón"},</text:p>
          </table:table-cell>
          <table:table-cell table:formula="of:=LEN([.B762])" office:value-type="float" office:value="7">
            <text:p>7</text:p>
          </table:table-cell>
        </table:table-row>
        <table:table-row table:style-name="ro2">
          <table:table-cell table:style-name="ce1" office:value-type="float" office:value="50606">
            <text:p>50606</text:p>
          </table:table-cell>
          <table:table-cell table:style-name="ce2" office:value-type="string">
            <text:p>RESTREPO</text:p>
          </table:table-cell>
          <table:table-cell table:style-name="ce1" office:value-type="string">
            <text:p>Meta</text:p>
          </table:table-cell>
          <table:table-cell table:formula="of:=LOWER([.B763])" office:value-type="string" office:string-value="restrepo">
            <text:p>restrepo</text:p>
          </table:table-cell>
          <table:table-cell table:formula="of:=PROPER([.D763])" office:value-type="string" office:string-value="Restrepo">
            <text:p>Restrepo</text:p>
          </table:table-cell>
          <table:table-cell table:formula="of:=LEN([.A763])" office:value-type="float" office:value="5">
            <text:p>5</text:p>
          </table:table-cell>
          <table:table-cell table:formula="of:=IF([.F763]=5;[.A763];CONCATENATE(&quot;0&quot;;[.A763]))" office:value-type="float" office:value="50606">
            <text:p>50606</text:p>
          </table:table-cell>
          <table:table-cell office:value-type="float" office:value="50606">
            <text:p>50606</text:p>
          </table:table-cell>
          <table:table-cell office:value-type="string">
            <text:p>Restrepo</text:p>
          </table:table-cell>
          <table:table-cell table:formula="of:=(CONCATENATE(&quot;insert into `Ciudad`(`Nombre`,`Codigo`) values('&quot;;[.I763];&quot;','&quot;;[.H763];&quot;');&quot;))" office:value-type="string" office:string-value="insert into `Ciudad`(`Nombre`,`Codigo`) values('Restrepo','50606');">
            <text:p>insert into `Ciudad`(`Nombre`,`Codigo`) values('Restrepo','50606');</text:p>
          </table:table-cell>
          <table:table-cell table:formula="of:=CONCATENATE(&quot;new Ciudad{Codigo=&quot;&quot;&quot;;[.H763];&quot;&quot;&quot;,Nombre=&quot;&quot;&quot;;[.I763];&quot;&quot;&quot;},&quot;)" office:value-type="string" office:string-value="new Ciudad{Codigo=&quot;50606&quot;,Nombre=&quot;Restrepo&quot;},">
            <text:p>new Ciudad{Codigo="50606",Nombre="Restrepo"},</text:p>
          </table:table-cell>
          <table:table-cell table:formula="of:=LEN([.B763])" office:value-type="float" office:value="8">
            <text:p>8</text:p>
          </table:table-cell>
        </table:table-row>
        <table:table-row table:style-name="ro2">
          <table:table-cell table:style-name="ce1" office:value-type="float" office:value="76606">
            <text:p>76606</text:p>
          </table:table-cell>
          <table:table-cell table:style-name="ce2" office:value-type="string">
            <text:p>RESTREPO</text:p>
          </table:table-cell>
          <table:table-cell table:style-name="ce1" office:value-type="string">
            <text:p>Valle del Cauca</text:p>
          </table:table-cell>
          <table:table-cell table:formula="of:=LOWER([.B764])" office:value-type="string" office:string-value="restrepo">
            <text:p>restrepo</text:p>
          </table:table-cell>
          <table:table-cell table:formula="of:=PROPER([.D764])" office:value-type="string" office:string-value="Restrepo">
            <text:p>Restrepo</text:p>
          </table:table-cell>
          <table:table-cell table:formula="of:=LEN([.A764])" office:value-type="float" office:value="5">
            <text:p>5</text:p>
          </table:table-cell>
          <table:table-cell table:formula="of:=IF([.F764]=5;[.A764];CONCATENATE(&quot;0&quot;;[.A764]))" office:value-type="float" office:value="76606">
            <text:p>76606</text:p>
          </table:table-cell>
          <table:table-cell office:value-type="float" office:value="76606">
            <text:p>76606</text:p>
          </table:table-cell>
          <table:table-cell office:value-type="string">
            <text:p>Restrepo</text:p>
          </table:table-cell>
          <table:table-cell table:formula="of:=(CONCATENATE(&quot;insert into `Ciudad`(`Nombre`,`Codigo`) values('&quot;;[.I764];&quot;','&quot;;[.H764];&quot;');&quot;))" office:value-type="string" office:string-value="insert into `Ciudad`(`Nombre`,`Codigo`) values('Restrepo','76606');">
            <text:p>insert into `Ciudad`(`Nombre`,`Codigo`) values('Restrepo','76606');</text:p>
          </table:table-cell>
          <table:table-cell table:formula="of:=CONCATENATE(&quot;new Ciudad{Codigo=&quot;&quot;&quot;;[.H764];&quot;&quot;&quot;,Nombre=&quot;&quot;&quot;;[.I764];&quot;&quot;&quot;},&quot;)" office:value-type="string" office:string-value="new Ciudad{Codigo=&quot;76606&quot;,Nombre=&quot;Restrepo&quot;},">
            <text:p>new Ciudad{Codigo="76606",Nombre="Restrepo"},</text:p>
          </table:table-cell>
          <table:table-cell table:formula="of:=LEN([.B764])" office:value-type="float" office:value="8">
            <text:p>8</text:p>
          </table:table-cell>
        </table:table-row>
        <table:table-row table:style-name="ro2">
          <table:table-cell table:style-name="ce1" office:value-type="float" office:value="5607">
            <text:p>5607</text:p>
          </table:table-cell>
          <table:table-cell table:style-name="ce2" office:value-type="string">
            <text:p>RETIRO</text:p>
          </table:table-cell>
          <table:table-cell table:style-name="ce1" office:value-type="string">
            <text:p>Antioquia</text:p>
          </table:table-cell>
          <table:table-cell table:formula="of:=LOWER([.B765])" office:value-type="string" office:string-value="retiro">
            <text:p>retiro</text:p>
          </table:table-cell>
          <table:table-cell table:formula="of:=PROPER([.D765])" office:value-type="string" office:string-value="Retiro">
            <text:p>Retiro</text:p>
          </table:table-cell>
          <table:table-cell table:formula="of:=LEN([.A765])" office:value-type="float" office:value="4">
            <text:p>4</text:p>
          </table:table-cell>
          <table:table-cell table:formula="of:=IF([.F765]=5;[.A765];CONCATENATE(&quot;0&quot;;[.A765]))" office:value-type="string" office:string-value="05607">
            <text:p>05607</text:p>
          </table:table-cell>
          <table:table-cell office:value-type="string">
            <text:p>05607</text:p>
          </table:table-cell>
          <table:table-cell office:value-type="string">
            <text:p>Retiro</text:p>
          </table:table-cell>
          <table:table-cell table:formula="of:=(CONCATENATE(&quot;insert into `Ciudad`(`Nombre`,`Codigo`) values('&quot;;[.I765];&quot;','&quot;;[.H765];&quot;');&quot;))" office:value-type="string" office:string-value="insert into `Ciudad`(`Nombre`,`Codigo`) values('Retiro','05607');">
            <text:p>insert into `Ciudad`(`Nombre`,`Codigo`) values('Retiro','05607');</text:p>
          </table:table-cell>
          <table:table-cell table:formula="of:=CONCATENATE(&quot;new Ciudad{Codigo=&quot;&quot;&quot;;[.H765];&quot;&quot;&quot;,Nombre=&quot;&quot;&quot;;[.I765];&quot;&quot;&quot;},&quot;)" office:value-type="string" office:string-value="new Ciudad{Codigo=&quot;05607&quot;,Nombre=&quot;Retiro&quot;},">
            <text:p>new Ciudad{Codigo="05607",Nombre="Retiro"},</text:p>
          </table:table-cell>
          <table:table-cell table:formula="of:=LEN([.B765])" office:value-type="float" office:value="6">
            <text:p>6</text:p>
          </table:table-cell>
        </table:table-row>
        <table:table-row table:style-name="ro2">
          <table:table-cell table:style-name="ce1" office:value-type="float" office:value="25612">
            <text:p>25612</text:p>
          </table:table-cell>
          <table:table-cell table:style-name="ce2" office:value-type="string">
            <text:p>RICAURTE</text:p>
          </table:table-cell>
          <table:table-cell table:style-name="ce1" office:value-type="string">
            <text:p>Cundinamarca</text:p>
          </table:table-cell>
          <table:table-cell table:formula="of:=LOWER([.B766])" office:value-type="string" office:string-value="ricaurte">
            <text:p>ricaurte</text:p>
          </table:table-cell>
          <table:table-cell table:formula="of:=PROPER([.D766])" office:value-type="string" office:string-value="Ricaurte">
            <text:p>Ricaurte</text:p>
          </table:table-cell>
          <table:table-cell table:formula="of:=LEN([.A766])" office:value-type="float" office:value="5">
            <text:p>5</text:p>
          </table:table-cell>
          <table:table-cell table:formula="of:=IF([.F766]=5;[.A766];CONCATENATE(&quot;0&quot;;[.A766]))" office:value-type="float" office:value="25612">
            <text:p>25612</text:p>
          </table:table-cell>
          <table:table-cell office:value-type="float" office:value="25612">
            <text:p>25612</text:p>
          </table:table-cell>
          <table:table-cell office:value-type="string">
            <text:p>Ricaurte</text:p>
          </table:table-cell>
          <table:table-cell table:formula="of:=(CONCATENATE(&quot;insert into `Ciudad`(`Nombre`,`Codigo`) values('&quot;;[.I766];&quot;','&quot;;[.H766];&quot;');&quot;))" office:value-type="string" office:string-value="insert into `Ciudad`(`Nombre`,`Codigo`) values('Ricaurte','25612');">
            <text:p>insert into `Ciudad`(`Nombre`,`Codigo`) values('Ricaurte','25612');</text:p>
          </table:table-cell>
          <table:table-cell table:formula="of:=CONCATENATE(&quot;new Ciudad{Codigo=&quot;&quot;&quot;;[.H766];&quot;&quot;&quot;,Nombre=&quot;&quot;&quot;;[.I766];&quot;&quot;&quot;},&quot;)" office:value-type="string" office:string-value="new Ciudad{Codigo=&quot;25612&quot;,Nombre=&quot;Ricaurte&quot;},">
            <text:p>new Ciudad{Codigo="25612",Nombre="Ricaurte"},</text:p>
          </table:table-cell>
          <table:table-cell table:formula="of:=LEN([.B766])" office:value-type="float" office:value="8">
            <text:p>8</text:p>
          </table:table-cell>
        </table:table-row>
        <table:table-row table:style-name="ro2">
          <table:table-cell table:style-name="ce1" office:value-type="float" office:value="52612">
            <text:p>52612</text:p>
          </table:table-cell>
          <table:table-cell table:style-name="ce2" office:value-type="string">
            <text:p>RICAURTE</text:p>
          </table:table-cell>
          <table:table-cell table:style-name="ce1" office:value-type="string">
            <text:p>Nariño</text:p>
          </table:table-cell>
          <table:table-cell table:formula="of:=LOWER([.B767])" office:value-type="string" office:string-value="ricaurte">
            <text:p>ricaurte</text:p>
          </table:table-cell>
          <table:table-cell table:formula="of:=PROPER([.D767])" office:value-type="string" office:string-value="Ricaurte">
            <text:p>Ricaurte</text:p>
          </table:table-cell>
          <table:table-cell table:formula="of:=LEN([.A767])" office:value-type="float" office:value="5">
            <text:p>5</text:p>
          </table:table-cell>
          <table:table-cell table:formula="of:=IF([.F767]=5;[.A767];CONCATENATE(&quot;0&quot;;[.A767]))" office:value-type="float" office:value="52612">
            <text:p>52612</text:p>
          </table:table-cell>
          <table:table-cell office:value-type="float" office:value="52612">
            <text:p>52612</text:p>
          </table:table-cell>
          <table:table-cell office:value-type="string">
            <text:p>Ricaurte</text:p>
          </table:table-cell>
          <table:table-cell table:formula="of:=(CONCATENATE(&quot;insert into `Ciudad`(`Nombre`,`Codigo`) values('&quot;;[.I767];&quot;','&quot;;[.H767];&quot;');&quot;))" office:value-type="string" office:string-value="insert into `Ciudad`(`Nombre`,`Codigo`) values('Ricaurte','52612');">
            <text:p>insert into `Ciudad`(`Nombre`,`Codigo`) values('Ricaurte','52612');</text:p>
          </table:table-cell>
          <table:table-cell table:formula="of:=CONCATENATE(&quot;new Ciudad{Codigo=&quot;&quot;&quot;;[.H767];&quot;&quot;&quot;,Nombre=&quot;&quot;&quot;;[.I767];&quot;&quot;&quot;},&quot;)" office:value-type="string" office:string-value="new Ciudad{Codigo=&quot;52612&quot;,Nombre=&quot;Ricaurte&quot;},">
            <text:p>new Ciudad{Codigo="52612",Nombre="Ricaurte"},</text:p>
          </table:table-cell>
          <table:table-cell table:formula="of:=LEN([.B767])" office:value-type="float" office:value="8">
            <text:p>8</text:p>
          </table:table-cell>
        </table:table-row>
        <table:table-row table:style-name="ro2">
          <table:table-cell table:style-name="ce1" office:value-type="float" office:value="20614">
            <text:p>20614</text:p>
          </table:table-cell>
          <table:table-cell table:style-name="ce2" office:value-type="string">
            <text:p>RÍO DE ORO</text:p>
          </table:table-cell>
          <table:table-cell table:style-name="ce1" office:value-type="string">
            <text:p>Cesar</text:p>
          </table:table-cell>
          <table:table-cell table:formula="of:=LOWER([.B768])" office:value-type="string" office:string-value="río de oro">
            <text:p>río de oro</text:p>
          </table:table-cell>
          <table:table-cell table:formula="of:=PROPER([.D768])" office:value-type="string" office:string-value="Río De Oro">
            <text:p>Río De Oro</text:p>
          </table:table-cell>
          <table:table-cell table:formula="of:=LEN([.A768])" office:value-type="float" office:value="5">
            <text:p>5</text:p>
          </table:table-cell>
          <table:table-cell table:formula="of:=IF([.F768]=5;[.A768];CONCATENATE(&quot;0&quot;;[.A768]))" office:value-type="float" office:value="20614">
            <text:p>20614</text:p>
          </table:table-cell>
          <table:table-cell office:value-type="float" office:value="20614">
            <text:p>20614</text:p>
          </table:table-cell>
          <table:table-cell office:value-type="string">
            <text:p>Río de Oro</text:p>
          </table:table-cell>
          <table:table-cell table:formula="of:=(CONCATENATE(&quot;insert into `Ciudad`(`Nombre`,`Codigo`) values('&quot;;[.I768];&quot;','&quot;;[.H768];&quot;');&quot;))" office:value-type="string" office:string-value="insert into `Ciudad`(`Nombre`,`Codigo`) values('Río de Oro','20614');">
            <text:p>insert into `Ciudad`(`Nombre`,`Codigo`) values('Río de Oro','20614');</text:p>
          </table:table-cell>
          <table:table-cell table:formula="of:=CONCATENATE(&quot;new Ciudad{Codigo=&quot;&quot;&quot;;[.H768];&quot;&quot;&quot;,Nombre=&quot;&quot;&quot;;[.I768];&quot;&quot;&quot;},&quot;)" office:value-type="string" office:string-value="new Ciudad{Codigo=&quot;20614&quot;,Nombre=&quot;Río de Oro&quot;},">
            <text:p>new Ciudad{Codigo="20614",Nombre="Río de Oro"},</text:p>
          </table:table-cell>
          <table:table-cell table:formula="of:=LEN([.B768])" office:value-type="float" office:value="10">
            <text:p>10</text:p>
          </table:table-cell>
        </table:table-row>
        <table:table-row table:style-name="ro2">
          <table:table-cell table:style-name="ce1" office:value-type="float" office:value="27580">
            <text:p>27580</text:p>
          </table:table-cell>
          <table:table-cell table:style-name="ce2" office:value-type="string">
            <text:p>RÍO IRO</text:p>
          </table:table-cell>
          <table:table-cell table:style-name="ce1" office:value-type="string">
            <text:p>Chocó</text:p>
          </table:table-cell>
          <table:table-cell table:formula="of:=LOWER([.B769])" office:value-type="string" office:string-value="río iro">
            <text:p>río iro</text:p>
          </table:table-cell>
          <table:table-cell table:formula="of:=PROPER([.D769])" office:value-type="string" office:string-value="Río Iro">
            <text:p>Río Iro</text:p>
          </table:table-cell>
          <table:table-cell table:formula="of:=LEN([.A769])" office:value-type="float" office:value="5">
            <text:p>5</text:p>
          </table:table-cell>
          <table:table-cell table:formula="of:=IF([.F769]=5;[.A769];CONCATENATE(&quot;0&quot;;[.A769]))" office:value-type="float" office:value="27580">
            <text:p>27580</text:p>
          </table:table-cell>
          <table:table-cell office:value-type="float" office:value="27580">
            <text:p>27580</text:p>
          </table:table-cell>
          <table:table-cell office:value-type="string">
            <text:p>Río Iro</text:p>
          </table:table-cell>
          <table:table-cell table:formula="of:=(CONCATENATE(&quot;insert into `Ciudad`(`Nombre`,`Codigo`) values('&quot;;[.I769];&quot;','&quot;;[.H769];&quot;');&quot;))" office:value-type="string" office:string-value="insert into `Ciudad`(`Nombre`,`Codigo`) values('Río Iro','27580');">
            <text:p>insert into `Ciudad`(`Nombre`,`Codigo`) values('Río Iro','27580');</text:p>
          </table:table-cell>
          <table:table-cell table:formula="of:=CONCATENATE(&quot;new Ciudad{Codigo=&quot;&quot;&quot;;[.H769];&quot;&quot;&quot;,Nombre=&quot;&quot;&quot;;[.I769];&quot;&quot;&quot;},&quot;)" office:value-type="string" office:string-value="new Ciudad{Codigo=&quot;27580&quot;,Nombre=&quot;Río Iro&quot;},">
            <text:p>new Ciudad{Codigo="27580",Nombre="Río Iro"},</text:p>
          </table:table-cell>
          <table:table-cell table:formula="of:=LEN([.B769])" office:value-type="float" office:value="7">
            <text:p>7</text:p>
          </table:table-cell>
        </table:table-row>
        <table:table-row table:style-name="ro2">
          <table:table-cell table:style-name="ce1" office:value-type="float" office:value="27600">
            <text:p>27600</text:p>
          </table:table-cell>
          <table:table-cell table:style-name="ce2" office:value-type="string">
            <text:p>RÍO QUITO</text:p>
          </table:table-cell>
          <table:table-cell table:style-name="ce1" office:value-type="string">
            <text:p>Chocó</text:p>
          </table:table-cell>
          <table:table-cell table:formula="of:=LOWER([.B770])" office:value-type="string" office:string-value="río quito">
            <text:p>río quito</text:p>
          </table:table-cell>
          <table:table-cell table:formula="of:=PROPER([.D770])" office:value-type="string" office:string-value="Río Quito">
            <text:p>Río Quito</text:p>
          </table:table-cell>
          <table:table-cell table:formula="of:=LEN([.A770])" office:value-type="float" office:value="5">
            <text:p>5</text:p>
          </table:table-cell>
          <table:table-cell table:formula="of:=IF([.F770]=5;[.A770];CONCATENATE(&quot;0&quot;;[.A770]))" office:value-type="float" office:value="27600">
            <text:p>27600</text:p>
          </table:table-cell>
          <table:table-cell office:value-type="float" office:value="27600">
            <text:p>27600</text:p>
          </table:table-cell>
          <table:table-cell office:value-type="string">
            <text:p>Río Quito</text:p>
          </table:table-cell>
          <table:table-cell table:formula="of:=(CONCATENATE(&quot;insert into `Ciudad`(`Nombre`,`Codigo`) values('&quot;;[.I770];&quot;','&quot;;[.H770];&quot;');&quot;))" office:value-type="string" office:string-value="insert into `Ciudad`(`Nombre`,`Codigo`) values('Río Quito','27600');">
            <text:p>insert into `Ciudad`(`Nombre`,`Codigo`) values('Río Quito','27600');</text:p>
          </table:table-cell>
          <table:table-cell table:formula="of:=CONCATENATE(&quot;new Ciudad{Codigo=&quot;&quot;&quot;;[.H770];&quot;&quot;&quot;,Nombre=&quot;&quot;&quot;;[.I770];&quot;&quot;&quot;},&quot;)" office:value-type="string" office:string-value="new Ciudad{Codigo=&quot;27600&quot;,Nombre=&quot;Río Quito&quot;},">
            <text:p>new Ciudad{Codigo="27600",Nombre="Río Quito"},</text:p>
          </table:table-cell>
          <table:table-cell table:formula="of:=LEN([.B770])" office:value-type="float" office:value="9">
            <text:p>9</text:p>
          </table:table-cell>
        </table:table-row>
        <table:table-row table:style-name="ro2">
          <table:table-cell table:style-name="ce1" office:value-type="float" office:value="13600">
            <text:p>13600</text:p>
          </table:table-cell>
          <table:table-cell table:style-name="ce2" office:value-type="string">
            <text:p>RÍO VIEJO</text:p>
          </table:table-cell>
          <table:table-cell table:style-name="ce1" office:value-type="string">
            <text:p>Bolívar</text:p>
          </table:table-cell>
          <table:table-cell table:formula="of:=LOWER([.B771])" office:value-type="string" office:string-value="río viejo">
            <text:p>río viejo</text:p>
          </table:table-cell>
          <table:table-cell table:formula="of:=PROPER([.D771])" office:value-type="string" office:string-value="Río Viejo">
            <text:p>Río Viejo</text:p>
          </table:table-cell>
          <table:table-cell table:formula="of:=LEN([.A771])" office:value-type="float" office:value="5">
            <text:p>5</text:p>
          </table:table-cell>
          <table:table-cell table:formula="of:=IF([.F771]=5;[.A771];CONCATENATE(&quot;0&quot;;[.A771]))" office:value-type="float" office:value="13600">
            <text:p>13600</text:p>
          </table:table-cell>
          <table:table-cell office:value-type="float" office:value="13600">
            <text:p>13600</text:p>
          </table:table-cell>
          <table:table-cell office:value-type="string">
            <text:p>Río Viejo</text:p>
          </table:table-cell>
          <table:table-cell table:formula="of:=(CONCATENATE(&quot;insert into `Ciudad`(`Nombre`,`Codigo`) values('&quot;;[.I771];&quot;','&quot;;[.H771];&quot;');&quot;))" office:value-type="string" office:string-value="insert into `Ciudad`(`Nombre`,`Codigo`) values('Río Viejo','13600');">
            <text:p>insert into `Ciudad`(`Nombre`,`Codigo`) values('Río Viejo','13600');</text:p>
          </table:table-cell>
          <table:table-cell table:formula="of:=CONCATENATE(&quot;new Ciudad{Codigo=&quot;&quot;&quot;;[.H771];&quot;&quot;&quot;,Nombre=&quot;&quot;&quot;;[.I771];&quot;&quot;&quot;},&quot;)" office:value-type="string" office:string-value="new Ciudad{Codigo=&quot;13600&quot;,Nombre=&quot;Río Viejo&quot;},">
            <text:p>new Ciudad{Codigo="13600",Nombre="Río Viejo"},</text:p>
          </table:table-cell>
          <table:table-cell table:formula="of:=LEN([.B771])" office:value-type="float" office:value="9">
            <text:p>9</text:p>
          </table:table-cell>
        </table:table-row>
        <table:table-row table:style-name="ro2">
          <table:table-cell table:style-name="ce1" office:value-type="float" office:value="73616">
            <text:p>73616</text:p>
          </table:table-cell>
          <table:table-cell table:style-name="ce2" office:value-type="string">
            <text:p>RIOBLANCO</text:p>
          </table:table-cell>
          <table:table-cell table:style-name="ce1" office:value-type="string">
            <text:p>Tolima</text:p>
          </table:table-cell>
          <table:table-cell table:formula="of:=LOWER([.B772])" office:value-type="string" office:string-value="rioblanco">
            <text:p>rioblanco</text:p>
          </table:table-cell>
          <table:table-cell table:formula="of:=PROPER([.D772])" office:value-type="string" office:string-value="Rioblanco">
            <text:p>Rioblanco</text:p>
          </table:table-cell>
          <table:table-cell table:formula="of:=LEN([.A772])" office:value-type="float" office:value="5">
            <text:p>5</text:p>
          </table:table-cell>
          <table:table-cell table:formula="of:=IF([.F772]=5;[.A772];CONCATENATE(&quot;0&quot;;[.A772]))" office:value-type="float" office:value="73616">
            <text:p>73616</text:p>
          </table:table-cell>
          <table:table-cell office:value-type="float" office:value="73616">
            <text:p>73616</text:p>
          </table:table-cell>
          <table:table-cell office:value-type="string">
            <text:p>Rioblanco</text:p>
          </table:table-cell>
          <table:table-cell table:formula="of:=(CONCATENATE(&quot;insert into `Ciudad`(`Nombre`,`Codigo`) values('&quot;;[.I772];&quot;','&quot;;[.H772];&quot;');&quot;))" office:value-type="string" office:string-value="insert into `Ciudad`(`Nombre`,`Codigo`) values('Rioblanco','73616');">
            <text:p>insert into `Ciudad`(`Nombre`,`Codigo`) values('Rioblanco','73616');</text:p>
          </table:table-cell>
          <table:table-cell table:formula="of:=CONCATENATE(&quot;new Ciudad{Codigo=&quot;&quot;&quot;;[.H772];&quot;&quot;&quot;,Nombre=&quot;&quot;&quot;;[.I772];&quot;&quot;&quot;},&quot;)" office:value-type="string" office:string-value="new Ciudad{Codigo=&quot;73616&quot;,Nombre=&quot;Rioblanco&quot;},">
            <text:p>new Ciudad{Codigo="73616",Nombre="Rioblanco"},</text:p>
          </table:table-cell>
          <table:table-cell table:formula="of:=LEN([.B772])" office:value-type="float" office:value="9">
            <text:p>9</text:p>
          </table:table-cell>
        </table:table-row>
        <table:table-row table:style-name="ro2">
          <table:table-cell table:style-name="ce1" office:value-type="float" office:value="76616">
            <text:p>76616</text:p>
          </table:table-cell>
          <table:table-cell table:style-name="ce2" office:value-type="string">
            <text:p>RIOFRÍO</text:p>
          </table:table-cell>
          <table:table-cell table:style-name="ce1" office:value-type="string">
            <text:p>Valle del Cauca</text:p>
          </table:table-cell>
          <table:table-cell table:formula="of:=LOWER([.B773])" office:value-type="string" office:string-value="riofrío">
            <text:p>riofrío</text:p>
          </table:table-cell>
          <table:table-cell table:formula="of:=PROPER([.D773])" office:value-type="string" office:string-value="Riofrío">
            <text:p>Riofrío</text:p>
          </table:table-cell>
          <table:table-cell table:formula="of:=LEN([.A773])" office:value-type="float" office:value="5">
            <text:p>5</text:p>
          </table:table-cell>
          <table:table-cell table:formula="of:=IF([.F773]=5;[.A773];CONCATENATE(&quot;0&quot;;[.A773]))" office:value-type="float" office:value="76616">
            <text:p>76616</text:p>
          </table:table-cell>
          <table:table-cell office:value-type="float" office:value="76616">
            <text:p>76616</text:p>
          </table:table-cell>
          <table:table-cell office:value-type="string">
            <text:p>Riofrío</text:p>
          </table:table-cell>
          <table:table-cell table:formula="of:=(CONCATENATE(&quot;insert into `Ciudad`(`Nombre`,`Codigo`) values('&quot;;[.I773];&quot;','&quot;;[.H773];&quot;');&quot;))" office:value-type="string" office:string-value="insert into `Ciudad`(`Nombre`,`Codigo`) values('Riofrío','76616');">
            <text:p>insert into `Ciudad`(`Nombre`,`Codigo`) values('Riofrío','76616');</text:p>
          </table:table-cell>
          <table:table-cell table:formula="of:=CONCATENATE(&quot;new Ciudad{Codigo=&quot;&quot;&quot;;[.H773];&quot;&quot;&quot;,Nombre=&quot;&quot;&quot;;[.I773];&quot;&quot;&quot;},&quot;)" office:value-type="string" office:string-value="new Ciudad{Codigo=&quot;76616&quot;,Nombre=&quot;Riofrío&quot;},">
            <text:p>new Ciudad{Codigo="76616",Nombre="Riofrío"},</text:p>
          </table:table-cell>
          <table:table-cell table:formula="of:=LEN([.B773])" office:value-type="float" office:value="7">
            <text:p>7</text:p>
          </table:table-cell>
        </table:table-row>
        <table:table-row table:style-name="ro2">
          <table:table-cell table:style-name="ce1" office:value-type="float" office:value="44001">
            <text:p>44001</text:p>
          </table:table-cell>
          <table:table-cell table:style-name="ce2" office:value-type="string">
            <text:p>RIOHACHA</text:p>
          </table:table-cell>
          <table:table-cell table:style-name="ce1" office:value-type="string">
            <text:p>La Guajira</text:p>
          </table:table-cell>
          <table:table-cell table:formula="of:=LOWER([.B774])" office:value-type="string" office:string-value="riohacha">
            <text:p>riohacha</text:p>
          </table:table-cell>
          <table:table-cell table:formula="of:=PROPER([.D774])" office:value-type="string" office:string-value="Riohacha">
            <text:p>Riohacha</text:p>
          </table:table-cell>
          <table:table-cell table:formula="of:=LEN([.A774])" office:value-type="float" office:value="5">
            <text:p>5</text:p>
          </table:table-cell>
          <table:table-cell table:formula="of:=IF([.F774]=5;[.A774];CONCATENATE(&quot;0&quot;;[.A774]))" office:value-type="float" office:value="44001">
            <text:p>44001</text:p>
          </table:table-cell>
          <table:table-cell office:value-type="float" office:value="44001">
            <text:p>44001</text:p>
          </table:table-cell>
          <table:table-cell office:value-type="string">
            <text:p>Riohacha</text:p>
          </table:table-cell>
          <table:table-cell table:formula="of:=(CONCATENATE(&quot;insert into `Ciudad`(`Nombre`,`Codigo`) values('&quot;;[.I774];&quot;','&quot;;[.H774];&quot;');&quot;))" office:value-type="string" office:string-value="insert into `Ciudad`(`Nombre`,`Codigo`) values('Riohacha','44001');">
            <text:p>insert into `Ciudad`(`Nombre`,`Codigo`) values('Riohacha','44001');</text:p>
          </table:table-cell>
          <table:table-cell table:formula="of:=CONCATENATE(&quot;new Ciudad{Codigo=&quot;&quot;&quot;;[.H774];&quot;&quot;&quot;,Nombre=&quot;&quot;&quot;;[.I774];&quot;&quot;&quot;},&quot;)" office:value-type="string" office:string-value="new Ciudad{Codigo=&quot;44001&quot;,Nombre=&quot;Riohacha&quot;},">
            <text:p>new Ciudad{Codigo="44001",Nombre="Riohacha"},</text:p>
          </table:table-cell>
          <table:table-cell table:formula="of:=LEN([.B774])" office:value-type="float" office:value="8">
            <text:p>8</text:p>
          </table:table-cell>
        </table:table-row>
        <table:table-row table:style-name="ro2">
          <table:table-cell table:style-name="ce1" office:value-type="float" office:value="5615">
            <text:p>5615</text:p>
          </table:table-cell>
          <table:table-cell table:style-name="ce2" office:value-type="string">
            <text:p>RIONEGRO</text:p>
          </table:table-cell>
          <table:table-cell table:style-name="ce1" office:value-type="string">
            <text:p>Antioquia</text:p>
          </table:table-cell>
          <table:table-cell table:formula="of:=LOWER([.B775])" office:value-type="string" office:string-value="rionegro">
            <text:p>rionegro</text:p>
          </table:table-cell>
          <table:table-cell table:formula="of:=PROPER([.D775])" office:value-type="string" office:string-value="Rionegro">
            <text:p>Rionegro</text:p>
          </table:table-cell>
          <table:table-cell table:formula="of:=LEN([.A775])" office:value-type="float" office:value="4">
            <text:p>4</text:p>
          </table:table-cell>
          <table:table-cell table:formula="of:=IF([.F775]=5;[.A775];CONCATENATE(&quot;0&quot;;[.A775]))" office:value-type="string" office:string-value="05615">
            <text:p>05615</text:p>
          </table:table-cell>
          <table:table-cell office:value-type="string">
            <text:p>05615</text:p>
          </table:table-cell>
          <table:table-cell office:value-type="string">
            <text:p>Rionegro</text:p>
          </table:table-cell>
          <table:table-cell table:formula="of:=(CONCATENATE(&quot;insert into `Ciudad`(`Nombre`,`Codigo`) values('&quot;;[.I775];&quot;','&quot;;[.H775];&quot;');&quot;))" office:value-type="string" office:string-value="insert into `Ciudad`(`Nombre`,`Codigo`) values('Rionegro','05615');">
            <text:p>insert into `Ciudad`(`Nombre`,`Codigo`) values('Rionegro','05615');</text:p>
          </table:table-cell>
          <table:table-cell table:formula="of:=CONCATENATE(&quot;new Ciudad{Codigo=&quot;&quot;&quot;;[.H775];&quot;&quot;&quot;,Nombre=&quot;&quot;&quot;;[.I775];&quot;&quot;&quot;},&quot;)" office:value-type="string" office:string-value="new Ciudad{Codigo=&quot;05615&quot;,Nombre=&quot;Rionegro&quot;},">
            <text:p>new Ciudad{Codigo="05615",Nombre="Rionegro"},</text:p>
          </table:table-cell>
          <table:table-cell table:formula="of:=LEN([.B775])" office:value-type="float" office:value="8">
            <text:p>8</text:p>
          </table:table-cell>
        </table:table-row>
        <table:table-row table:style-name="ro2">
          <table:table-cell table:style-name="ce1" office:value-type="float" office:value="68615">
            <text:p>68615</text:p>
          </table:table-cell>
          <table:table-cell table:style-name="ce2" office:value-type="string">
            <text:p>RIONEGRO</text:p>
          </table:table-cell>
          <table:table-cell table:style-name="ce1" office:value-type="string">
            <text:p>Santander</text:p>
          </table:table-cell>
          <table:table-cell table:formula="of:=LOWER([.B776])" office:value-type="string" office:string-value="rionegro">
            <text:p>rionegro</text:p>
          </table:table-cell>
          <table:table-cell table:formula="of:=PROPER([.D776])" office:value-type="string" office:string-value="Rionegro">
            <text:p>Rionegro</text:p>
          </table:table-cell>
          <table:table-cell table:formula="of:=LEN([.A776])" office:value-type="float" office:value="5">
            <text:p>5</text:p>
          </table:table-cell>
          <table:table-cell table:formula="of:=IF([.F776]=5;[.A776];CONCATENATE(&quot;0&quot;;[.A776]))" office:value-type="float" office:value="68615">
            <text:p>68615</text:p>
          </table:table-cell>
          <table:table-cell office:value-type="float" office:value="68615">
            <text:p>68615</text:p>
          </table:table-cell>
          <table:table-cell office:value-type="string">
            <text:p>Rionegro</text:p>
          </table:table-cell>
          <table:table-cell table:formula="of:=(CONCATENATE(&quot;insert into `Ciudad`(`Nombre`,`Codigo`) values('&quot;;[.I776];&quot;','&quot;;[.H776];&quot;');&quot;))" office:value-type="string" office:string-value="insert into `Ciudad`(`Nombre`,`Codigo`) values('Rionegro','68615');">
            <text:p>insert into `Ciudad`(`Nombre`,`Codigo`) values('Rionegro','68615');</text:p>
          </table:table-cell>
          <table:table-cell table:formula="of:=CONCATENATE(&quot;new Ciudad{Codigo=&quot;&quot;&quot;;[.H776];&quot;&quot;&quot;,Nombre=&quot;&quot;&quot;;[.I776];&quot;&quot;&quot;},&quot;)" office:value-type="string" office:string-value="new Ciudad{Codigo=&quot;68615&quot;,Nombre=&quot;Rionegro&quot;},">
            <text:p>new Ciudad{Codigo="68615",Nombre="Rionegro"},</text:p>
          </table:table-cell>
          <table:table-cell table:formula="of:=LEN([.B776])" office:value-type="float" office:value="8">
            <text:p>8</text:p>
          </table:table-cell>
        </table:table-row>
        <table:table-row table:style-name="ro2">
          <table:table-cell table:style-name="ce1" office:value-type="float" office:value="17614">
            <text:p>17614</text:p>
          </table:table-cell>
          <table:table-cell table:style-name="ce2" office:value-type="string">
            <text:p>RIOSUCIO</text:p>
          </table:table-cell>
          <table:table-cell table:style-name="ce1" office:value-type="string">
            <text:p>Caldas</text:p>
          </table:table-cell>
          <table:table-cell table:formula="of:=LOWER([.B777])" office:value-type="string" office:string-value="riosucio">
            <text:p>riosucio</text:p>
          </table:table-cell>
          <table:table-cell table:formula="of:=PROPER([.D777])" office:value-type="string" office:string-value="Riosucio">
            <text:p>Riosucio</text:p>
          </table:table-cell>
          <table:table-cell table:formula="of:=LEN([.A777])" office:value-type="float" office:value="5">
            <text:p>5</text:p>
          </table:table-cell>
          <table:table-cell table:formula="of:=IF([.F777]=5;[.A777];CONCATENATE(&quot;0&quot;;[.A777]))" office:value-type="float" office:value="17614">
            <text:p>17614</text:p>
          </table:table-cell>
          <table:table-cell office:value-type="float" office:value="17614">
            <text:p>17614</text:p>
          </table:table-cell>
          <table:table-cell office:value-type="string">
            <text:p>Riosucio</text:p>
          </table:table-cell>
          <table:table-cell table:formula="of:=(CONCATENATE(&quot;insert into `Ciudad`(`Nombre`,`Codigo`) values('&quot;;[.I777];&quot;','&quot;;[.H777];&quot;');&quot;))" office:value-type="string" office:string-value="insert into `Ciudad`(`Nombre`,`Codigo`) values('Riosucio','17614');">
            <text:p>insert into `Ciudad`(`Nombre`,`Codigo`) values('Riosucio','17614');</text:p>
          </table:table-cell>
          <table:table-cell table:formula="of:=CONCATENATE(&quot;new Ciudad{Codigo=&quot;&quot;&quot;;[.H777];&quot;&quot;&quot;,Nombre=&quot;&quot;&quot;;[.I777];&quot;&quot;&quot;},&quot;)" office:value-type="string" office:string-value="new Ciudad{Codigo=&quot;17614&quot;,Nombre=&quot;Riosucio&quot;},">
            <text:p>new Ciudad{Codigo="17614",Nombre="Riosucio"},</text:p>
          </table:table-cell>
          <table:table-cell table:formula="of:=LEN([.B777])" office:value-type="float" office:value="8">
            <text:p>8</text:p>
          </table:table-cell>
        </table:table-row>
        <table:table-row table:style-name="ro2">
          <table:table-cell table:style-name="ce1" office:value-type="float" office:value="27615">
            <text:p>27615</text:p>
          </table:table-cell>
          <table:table-cell table:style-name="ce2" office:value-type="string">
            <text:p>RIOSUCIO</text:p>
          </table:table-cell>
          <table:table-cell table:style-name="ce1" office:value-type="string">
            <text:p>Chocó</text:p>
          </table:table-cell>
          <table:table-cell table:formula="of:=LOWER([.B778])" office:value-type="string" office:string-value="riosucio">
            <text:p>riosucio</text:p>
          </table:table-cell>
          <table:table-cell table:formula="of:=PROPER([.D778])" office:value-type="string" office:string-value="Riosucio">
            <text:p>Riosucio</text:p>
          </table:table-cell>
          <table:table-cell table:formula="of:=LEN([.A778])" office:value-type="float" office:value="5">
            <text:p>5</text:p>
          </table:table-cell>
          <table:table-cell table:formula="of:=IF([.F778]=5;[.A778];CONCATENATE(&quot;0&quot;;[.A778]))" office:value-type="float" office:value="27615">
            <text:p>27615</text:p>
          </table:table-cell>
          <table:table-cell office:value-type="float" office:value="27615">
            <text:p>27615</text:p>
          </table:table-cell>
          <table:table-cell office:value-type="string">
            <text:p>Riosucio</text:p>
          </table:table-cell>
          <table:table-cell table:formula="of:=(CONCATENATE(&quot;insert into `Ciudad`(`Nombre`,`Codigo`) values('&quot;;[.I778];&quot;','&quot;;[.H778];&quot;');&quot;))" office:value-type="string" office:string-value="insert into `Ciudad`(`Nombre`,`Codigo`) values('Riosucio','27615');">
            <text:p>insert into `Ciudad`(`Nombre`,`Codigo`) values('Riosucio','27615');</text:p>
          </table:table-cell>
          <table:table-cell table:formula="of:=CONCATENATE(&quot;new Ciudad{Codigo=&quot;&quot;&quot;;[.H778];&quot;&quot;&quot;,Nombre=&quot;&quot;&quot;;[.I778];&quot;&quot;&quot;},&quot;)" office:value-type="string" office:string-value="new Ciudad{Codigo=&quot;27615&quot;,Nombre=&quot;Riosucio&quot;},">
            <text:p>new Ciudad{Codigo="27615",Nombre="Riosucio"},</text:p>
          </table:table-cell>
          <table:table-cell table:formula="of:=LEN([.B778])" office:value-type="float" office:value="8">
            <text:p>8</text:p>
          </table:table-cell>
        </table:table-row>
        <table:table-row table:style-name="ro2">
          <table:table-cell table:style-name="ce1" office:value-type="float" office:value="17616">
            <text:p>17616</text:p>
          </table:table-cell>
          <table:table-cell table:style-name="ce2" office:value-type="string">
            <text:p>RISARALDA</text:p>
          </table:table-cell>
          <table:table-cell table:style-name="ce1" office:value-type="string">
            <text:p>Caldas</text:p>
          </table:table-cell>
          <table:table-cell table:formula="of:=LOWER([.B779])" office:value-type="string" office:string-value="risaralda">
            <text:p>risaralda</text:p>
          </table:table-cell>
          <table:table-cell table:formula="of:=PROPER([.D779])" office:value-type="string" office:string-value="Risaralda">
            <text:p>Risaralda</text:p>
          </table:table-cell>
          <table:table-cell table:formula="of:=LEN([.A779])" office:value-type="float" office:value="5">
            <text:p>5</text:p>
          </table:table-cell>
          <table:table-cell table:formula="of:=IF([.F779]=5;[.A779];CONCATENATE(&quot;0&quot;;[.A779]))" office:value-type="float" office:value="17616">
            <text:p>17616</text:p>
          </table:table-cell>
          <table:table-cell office:value-type="float" office:value="17616">
            <text:p>17616</text:p>
          </table:table-cell>
          <table:table-cell office:value-type="string">
            <text:p>Risaralda</text:p>
          </table:table-cell>
          <table:table-cell table:formula="of:=(CONCATENATE(&quot;insert into `Ciudad`(`Nombre`,`Codigo`) values('&quot;;[.I779];&quot;','&quot;;[.H779];&quot;');&quot;))" office:value-type="string" office:string-value="insert into `Ciudad`(`Nombre`,`Codigo`) values('Risaralda','17616');">
            <text:p>insert into `Ciudad`(`Nombre`,`Codigo`) values('Risaralda','17616');</text:p>
          </table:table-cell>
          <table:table-cell table:formula="of:=CONCATENATE(&quot;new Ciudad{Codigo=&quot;&quot;&quot;;[.H779];&quot;&quot;&quot;,Nombre=&quot;&quot;&quot;;[.I779];&quot;&quot;&quot;},&quot;)" office:value-type="string" office:string-value="new Ciudad{Codigo=&quot;17616&quot;,Nombre=&quot;Risaralda&quot;},">
            <text:p>new Ciudad{Codigo="17616",Nombre="Risaralda"},</text:p>
          </table:table-cell>
          <table:table-cell table:formula="of:=LEN([.B779])" office:value-type="float" office:value="9">
            <text:p>9</text:p>
          </table:table-cell>
        </table:table-row>
        <table:table-row table:style-name="ro2">
          <table:table-cell table:style-name="ce1" office:value-type="float" office:value="41615">
            <text:p>41615</text:p>
          </table:table-cell>
          <table:table-cell table:style-name="ce2" office:value-type="string">
            <text:p>RIVERA</text:p>
          </table:table-cell>
          <table:table-cell table:style-name="ce1" office:value-type="string">
            <text:p>Huila</text:p>
          </table:table-cell>
          <table:table-cell table:formula="of:=LOWER([.B780])" office:value-type="string" office:string-value="rivera">
            <text:p>rivera</text:p>
          </table:table-cell>
          <table:table-cell table:formula="of:=PROPER([.D780])" office:value-type="string" office:string-value="Rivera">
            <text:p>Rivera</text:p>
          </table:table-cell>
          <table:table-cell table:formula="of:=LEN([.A780])" office:value-type="float" office:value="5">
            <text:p>5</text:p>
          </table:table-cell>
          <table:table-cell table:formula="of:=IF([.F780]=5;[.A780];CONCATENATE(&quot;0&quot;;[.A780]))" office:value-type="float" office:value="41615">
            <text:p>41615</text:p>
          </table:table-cell>
          <table:table-cell office:value-type="float" office:value="41615">
            <text:p>41615</text:p>
          </table:table-cell>
          <table:table-cell office:value-type="string">
            <text:p>Rivera</text:p>
          </table:table-cell>
          <table:table-cell table:formula="of:=(CONCATENATE(&quot;insert into `Ciudad`(`Nombre`,`Codigo`) values('&quot;;[.I780];&quot;','&quot;;[.H780];&quot;');&quot;))" office:value-type="string" office:string-value="insert into `Ciudad`(`Nombre`,`Codigo`) values('Rivera','41615');">
            <text:p>insert into `Ciudad`(`Nombre`,`Codigo`) values('Rivera','41615');</text:p>
          </table:table-cell>
          <table:table-cell table:formula="of:=CONCATENATE(&quot;new Ciudad{Codigo=&quot;&quot;&quot;;[.H780];&quot;&quot;&quot;,Nombre=&quot;&quot;&quot;;[.I780];&quot;&quot;&quot;},&quot;)" office:value-type="string" office:string-value="new Ciudad{Codigo=&quot;41615&quot;,Nombre=&quot;Rivera&quot;},">
            <text:p>new Ciudad{Codigo="41615",Nombre="Rivera"},</text:p>
          </table:table-cell>
          <table:table-cell table:formula="of:=LEN([.B780])" office:value-type="float" office:value="6">
            <text:p>6</text:p>
          </table:table-cell>
        </table:table-row>
        <table:table-row table:style-name="ro2">
          <table:table-cell table:style-name="ce1" office:value-type="float" office:value="52621">
            <text:p>52621</text:p>
          </table:table-cell>
          <table:table-cell table:style-name="ce2" office:value-type="string">
            <text:p>ROBERTO PAYÁN</text:p>
          </table:table-cell>
          <table:table-cell table:style-name="ce1" office:value-type="string">
            <text:p>Nariño</text:p>
          </table:table-cell>
          <table:table-cell table:formula="of:=LOWER([.B781])" office:value-type="string" office:string-value="roberto payán">
            <text:p>roberto payán</text:p>
          </table:table-cell>
          <table:table-cell table:formula="of:=PROPER([.D781])" office:value-type="string" office:string-value="Roberto Payán">
            <text:p>Roberto Payán</text:p>
          </table:table-cell>
          <table:table-cell table:formula="of:=LEN([.A781])" office:value-type="float" office:value="5">
            <text:p>5</text:p>
          </table:table-cell>
          <table:table-cell table:formula="of:=IF([.F781]=5;[.A781];CONCATENATE(&quot;0&quot;;[.A781]))" office:value-type="float" office:value="52621">
            <text:p>52621</text:p>
          </table:table-cell>
          <table:table-cell office:value-type="float" office:value="52621">
            <text:p>52621</text:p>
          </table:table-cell>
          <table:table-cell office:value-type="string">
            <text:p>Roberto Payán</text:p>
          </table:table-cell>
          <table:table-cell table:formula="of:=(CONCATENATE(&quot;insert into `Ciudad`(`Nombre`,`Codigo`) values('&quot;;[.I781];&quot;','&quot;;[.H781];&quot;');&quot;))" office:value-type="string" office:string-value="insert into `Ciudad`(`Nombre`,`Codigo`) values('Roberto Payán','52621');">
            <text:p>insert into `Ciudad`(`Nombre`,`Codigo`) values('Roberto Payán','52621');</text:p>
          </table:table-cell>
          <table:table-cell table:formula="of:=CONCATENATE(&quot;new Ciudad{Codigo=&quot;&quot;&quot;;[.H781];&quot;&quot;&quot;,Nombre=&quot;&quot;&quot;;[.I781];&quot;&quot;&quot;},&quot;)" office:value-type="string" office:string-value="new Ciudad{Codigo=&quot;52621&quot;,Nombre=&quot;Roberto Payán&quot;},">
            <text:p>new Ciudad{Codigo="52621",Nombre="Roberto Payán"},</text:p>
          </table:table-cell>
          <table:table-cell table:formula="of:=LEN([.B781])" office:value-type="float" office:value="13">
            <text:p>13</text:p>
          </table:table-cell>
        </table:table-row>
        <table:table-row table:style-name="ro2">
          <table:table-cell table:style-name="ce1" office:value-type="float" office:value="76622">
            <text:p>76622</text:p>
          </table:table-cell>
          <table:table-cell table:style-name="ce2" office:value-type="string">
            <text:p>ROLDANILLO</text:p>
          </table:table-cell>
          <table:table-cell table:style-name="ce1" office:value-type="string">
            <text:p>Valle del Cauca</text:p>
          </table:table-cell>
          <table:table-cell table:formula="of:=LOWER([.B782])" office:value-type="string" office:string-value="roldanillo">
            <text:p>roldanillo</text:p>
          </table:table-cell>
          <table:table-cell table:formula="of:=PROPER([.D782])" office:value-type="string" office:string-value="Roldanillo">
            <text:p>Roldanillo</text:p>
          </table:table-cell>
          <table:table-cell table:formula="of:=LEN([.A782])" office:value-type="float" office:value="5">
            <text:p>5</text:p>
          </table:table-cell>
          <table:table-cell table:formula="of:=IF([.F782]=5;[.A782];CONCATENATE(&quot;0&quot;;[.A782]))" office:value-type="float" office:value="76622">
            <text:p>76622</text:p>
          </table:table-cell>
          <table:table-cell office:value-type="float" office:value="76622">
            <text:p>76622</text:p>
          </table:table-cell>
          <table:table-cell office:value-type="string">
            <text:p>Roldanillo</text:p>
          </table:table-cell>
          <table:table-cell table:formula="of:=(CONCATENATE(&quot;insert into `Ciudad`(`Nombre`,`Codigo`) values('&quot;;[.I782];&quot;','&quot;;[.H782];&quot;');&quot;))" office:value-type="string" office:string-value="insert into `Ciudad`(`Nombre`,`Codigo`) values('Roldanillo','76622');">
            <text:p>insert into `Ciudad`(`Nombre`,`Codigo`) values('Roldanillo','76622');</text:p>
          </table:table-cell>
          <table:table-cell table:formula="of:=CONCATENATE(&quot;new Ciudad{Codigo=&quot;&quot;&quot;;[.H782];&quot;&quot;&quot;,Nombre=&quot;&quot;&quot;;[.I782];&quot;&quot;&quot;},&quot;)" office:value-type="string" office:string-value="new Ciudad{Codigo=&quot;76622&quot;,Nombre=&quot;Roldanillo&quot;},">
            <text:p>new Ciudad{Codigo="76622",Nombre="Roldanillo"},</text:p>
          </table:table-cell>
          <table:table-cell table:formula="of:=LEN([.B782])" office:value-type="float" office:value="10">
            <text:p>10</text:p>
          </table:table-cell>
        </table:table-row>
        <table:table-row table:style-name="ro2">
          <table:table-cell table:style-name="ce1" office:value-type="float" office:value="73622">
            <text:p>73622</text:p>
          </table:table-cell>
          <table:table-cell table:style-name="ce2" office:value-type="string">
            <text:p>RONCESVALLES</text:p>
          </table:table-cell>
          <table:table-cell table:style-name="ce1" office:value-type="string">
            <text:p>Tolima</text:p>
          </table:table-cell>
          <table:table-cell table:formula="of:=LOWER([.B783])" office:value-type="string" office:string-value="roncesvalles">
            <text:p>roncesvalles</text:p>
          </table:table-cell>
          <table:table-cell table:formula="of:=PROPER([.D783])" office:value-type="string" office:string-value="Roncesvalles">
            <text:p>Roncesvalles</text:p>
          </table:table-cell>
          <table:table-cell table:formula="of:=LEN([.A783])" office:value-type="float" office:value="5">
            <text:p>5</text:p>
          </table:table-cell>
          <table:table-cell table:formula="of:=IF([.F783]=5;[.A783];CONCATENATE(&quot;0&quot;;[.A783]))" office:value-type="float" office:value="73622">
            <text:p>73622</text:p>
          </table:table-cell>
          <table:table-cell office:value-type="float" office:value="73622">
            <text:p>73622</text:p>
          </table:table-cell>
          <table:table-cell office:value-type="string">
            <text:p>Roncesvalles</text:p>
          </table:table-cell>
          <table:table-cell table:formula="of:=(CONCATENATE(&quot;insert into `Ciudad`(`Nombre`,`Codigo`) values('&quot;;[.I783];&quot;','&quot;;[.H783];&quot;');&quot;))" office:value-type="string" office:string-value="insert into `Ciudad`(`Nombre`,`Codigo`) values('Roncesvalles','73622');">
            <text:p>insert into `Ciudad`(`Nombre`,`Codigo`) values('Roncesvalles','73622');</text:p>
          </table:table-cell>
          <table:table-cell table:formula="of:=CONCATENATE(&quot;new Ciudad{Codigo=&quot;&quot;&quot;;[.H783];&quot;&quot;&quot;,Nombre=&quot;&quot;&quot;;[.I783];&quot;&quot;&quot;},&quot;)" office:value-type="string" office:string-value="new Ciudad{Codigo=&quot;73622&quot;,Nombre=&quot;Roncesvalles&quot;},">
            <text:p>new Ciudad{Codigo="73622",Nombre="Roncesvalles"},</text:p>
          </table:table-cell>
          <table:table-cell table:formula="of:=LEN([.B783])" office:value-type="float" office:value="12">
            <text:p>12</text:p>
          </table:table-cell>
        </table:table-row>
        <table:table-row table:style-name="ro2">
          <table:table-cell table:style-name="ce1" office:value-type="float" office:value="15621">
            <text:p>15621</text:p>
          </table:table-cell>
          <table:table-cell table:style-name="ce2" office:value-type="string">
            <text:p>RONDÓN</text:p>
          </table:table-cell>
          <table:table-cell table:style-name="ce1" office:value-type="string">
            <text:p>Boyacá</text:p>
          </table:table-cell>
          <table:table-cell table:formula="of:=LOWER([.B784])" office:value-type="string" office:string-value="rondón">
            <text:p>rondón</text:p>
          </table:table-cell>
          <table:table-cell table:formula="of:=PROPER([.D784])" office:value-type="string" office:string-value="Rondón">
            <text:p>Rondón</text:p>
          </table:table-cell>
          <table:table-cell table:formula="of:=LEN([.A784])" office:value-type="float" office:value="5">
            <text:p>5</text:p>
          </table:table-cell>
          <table:table-cell table:formula="of:=IF([.F784]=5;[.A784];CONCATENATE(&quot;0&quot;;[.A784]))" office:value-type="float" office:value="15621">
            <text:p>15621</text:p>
          </table:table-cell>
          <table:table-cell office:value-type="float" office:value="15621">
            <text:p>15621</text:p>
          </table:table-cell>
          <table:table-cell office:value-type="string">
            <text:p>Rondón</text:p>
          </table:table-cell>
          <table:table-cell table:formula="of:=(CONCATENATE(&quot;insert into `Ciudad`(`Nombre`,`Codigo`) values('&quot;;[.I784];&quot;','&quot;;[.H784];&quot;');&quot;))" office:value-type="string" office:string-value="insert into `Ciudad`(`Nombre`,`Codigo`) values('Rondón','15621');">
            <text:p>insert into `Ciudad`(`Nombre`,`Codigo`) values('Rondón','15621');</text:p>
          </table:table-cell>
          <table:table-cell table:formula="of:=CONCATENATE(&quot;new Ciudad{Codigo=&quot;&quot;&quot;;[.H784];&quot;&quot;&quot;,Nombre=&quot;&quot;&quot;;[.I784];&quot;&quot;&quot;},&quot;)" office:value-type="string" office:string-value="new Ciudad{Codigo=&quot;15621&quot;,Nombre=&quot;Rondón&quot;},">
            <text:p>new Ciudad{Codigo="15621",Nombre="Rondón"},</text:p>
          </table:table-cell>
          <table:table-cell table:formula="of:=LEN([.B784])" office:value-type="float" office:value="6">
            <text:p>6</text:p>
          </table:table-cell>
        </table:table-row>
        <table:table-row table:style-name="ro2">
          <table:table-cell table:style-name="ce1" office:value-type="float" office:value="19622">
            <text:p>19622</text:p>
          </table:table-cell>
          <table:table-cell table:style-name="ce2" office:value-type="string">
            <text:p>ROSAS</text:p>
          </table:table-cell>
          <table:table-cell table:style-name="ce1" office:value-type="string">
            <text:p>Cauca</text:p>
          </table:table-cell>
          <table:table-cell table:formula="of:=LOWER([.B785])" office:value-type="string" office:string-value="rosas">
            <text:p>rosas</text:p>
          </table:table-cell>
          <table:table-cell table:formula="of:=PROPER([.D785])" office:value-type="string" office:string-value="Rosas">
            <text:p>Rosas</text:p>
          </table:table-cell>
          <table:table-cell table:formula="of:=LEN([.A785])" office:value-type="float" office:value="5">
            <text:p>5</text:p>
          </table:table-cell>
          <table:table-cell table:formula="of:=IF([.F785]=5;[.A785];CONCATENATE(&quot;0&quot;;[.A785]))" office:value-type="float" office:value="19622">
            <text:p>19622</text:p>
          </table:table-cell>
          <table:table-cell office:value-type="float" office:value="19622">
            <text:p>19622</text:p>
          </table:table-cell>
          <table:table-cell office:value-type="string">
            <text:p>Rosas</text:p>
          </table:table-cell>
          <table:table-cell table:formula="of:=(CONCATENATE(&quot;insert into `Ciudad`(`Nombre`,`Codigo`) values('&quot;;[.I785];&quot;','&quot;;[.H785];&quot;');&quot;))" office:value-type="string" office:string-value="insert into `Ciudad`(`Nombre`,`Codigo`) values('Rosas','19622');">
            <text:p>insert into `Ciudad`(`Nombre`,`Codigo`) values('Rosas','19622');</text:p>
          </table:table-cell>
          <table:table-cell table:formula="of:=CONCATENATE(&quot;new Ciudad{Codigo=&quot;&quot;&quot;;[.H785];&quot;&quot;&quot;,Nombre=&quot;&quot;&quot;;[.I785];&quot;&quot;&quot;},&quot;)" office:value-type="string" office:string-value="new Ciudad{Codigo=&quot;19622&quot;,Nombre=&quot;Rosas&quot;},">
            <text:p>new Ciudad{Codigo="19622",Nombre="Rosas"},</text:p>
          </table:table-cell>
          <table:table-cell table:formula="of:=LEN([.B785])" office:value-type="float" office:value="5">
            <text:p>5</text:p>
          </table:table-cell>
        </table:table-row>
        <table:table-row table:style-name="ro2">
          <table:table-cell table:style-name="ce1" office:value-type="float" office:value="73624">
            <text:p>73624</text:p>
          </table:table-cell>
          <table:table-cell table:style-name="ce2" office:value-type="string">
            <text:p>ROVIRA</text:p>
          </table:table-cell>
          <table:table-cell table:style-name="ce1" office:value-type="string">
            <text:p>Tolima</text:p>
          </table:table-cell>
          <table:table-cell table:formula="of:=LOWER([.B786])" office:value-type="string" office:string-value="rovira">
            <text:p>rovira</text:p>
          </table:table-cell>
          <table:table-cell table:formula="of:=PROPER([.D786])" office:value-type="string" office:string-value="Rovira">
            <text:p>Rovira</text:p>
          </table:table-cell>
          <table:table-cell table:formula="of:=LEN([.A786])" office:value-type="float" office:value="5">
            <text:p>5</text:p>
          </table:table-cell>
          <table:table-cell table:formula="of:=IF([.F786]=5;[.A786];CONCATENATE(&quot;0&quot;;[.A786]))" office:value-type="float" office:value="73624">
            <text:p>73624</text:p>
          </table:table-cell>
          <table:table-cell office:value-type="float" office:value="73624">
            <text:p>73624</text:p>
          </table:table-cell>
          <table:table-cell office:value-type="string">
            <text:p>Rovira</text:p>
          </table:table-cell>
          <table:table-cell table:formula="of:=(CONCATENATE(&quot;insert into `Ciudad`(`Nombre`,`Codigo`) values('&quot;;[.I786];&quot;','&quot;;[.H786];&quot;');&quot;))" office:value-type="string" office:string-value="insert into `Ciudad`(`Nombre`,`Codigo`) values('Rovira','73624');">
            <text:p>insert into `Ciudad`(`Nombre`,`Codigo`) values('Rovira','73624');</text:p>
          </table:table-cell>
          <table:table-cell table:formula="of:=CONCATENATE(&quot;new Ciudad{Codigo=&quot;&quot;&quot;;[.H786];&quot;&quot;&quot;,Nombre=&quot;&quot;&quot;;[.I786];&quot;&quot;&quot;},&quot;)" office:value-type="string" office:string-value="new Ciudad{Codigo=&quot;73624&quot;,Nombre=&quot;Rovira&quot;},">
            <text:p>new Ciudad{Codigo="73624",Nombre="Rovira"},</text:p>
          </table:table-cell>
          <table:table-cell table:formula="of:=LEN([.B786])" office:value-type="float" office:value="6">
            <text:p>6</text:p>
          </table:table-cell>
        </table:table-row>
        <table:table-row table:style-name="ro2">
          <table:table-cell table:style-name="ce1" office:value-type="float" office:value="68655">
            <text:p>68655</text:p>
          </table:table-cell>
          <table:table-cell table:style-name="ce2" office:value-type="string">
            <text:p>SABANA DE TORRES</text:p>
          </table:table-cell>
          <table:table-cell table:style-name="ce1" office:value-type="string">
            <text:p>Santander</text:p>
          </table:table-cell>
          <table:table-cell table:formula="of:=LOWER([.B787])" office:value-type="string" office:string-value="sabana de torres">
            <text:p>sabana de torres</text:p>
          </table:table-cell>
          <table:table-cell table:formula="of:=PROPER([.D787])" office:value-type="string" office:string-value="Sabana De Torres">
            <text:p>Sabana De Torres</text:p>
          </table:table-cell>
          <table:table-cell table:formula="of:=LEN([.A787])" office:value-type="float" office:value="5">
            <text:p>5</text:p>
          </table:table-cell>
          <table:table-cell table:formula="of:=IF([.F787]=5;[.A787];CONCATENATE(&quot;0&quot;;[.A787]))" office:value-type="float" office:value="68655">
            <text:p>68655</text:p>
          </table:table-cell>
          <table:table-cell office:value-type="float" office:value="68655">
            <text:p>68655</text:p>
          </table:table-cell>
          <table:table-cell office:value-type="string">
            <text:p>Sabana de Torres</text:p>
          </table:table-cell>
          <table:table-cell table:formula="of:=(CONCATENATE(&quot;insert into `Ciudad`(`Nombre`,`Codigo`) values('&quot;;[.I787];&quot;','&quot;;[.H787];&quot;');&quot;))" office:value-type="string" office:string-value="insert into `Ciudad`(`Nombre`,`Codigo`) values('Sabana de Torres','68655');">
            <text:p>insert into `Ciudad`(`Nombre`,`Codigo`) values('Sabana de Torres','68655');</text:p>
          </table:table-cell>
          <table:table-cell table:formula="of:=CONCATENATE(&quot;new Ciudad{Codigo=&quot;&quot;&quot;;[.H787];&quot;&quot;&quot;,Nombre=&quot;&quot;&quot;;[.I787];&quot;&quot;&quot;},&quot;)" office:value-type="string" office:string-value="new Ciudad{Codigo=&quot;68655&quot;,Nombre=&quot;Sabana de Torres&quot;},">
            <text:p>new Ciudad{Codigo="68655",Nombre="Sabana de Torres"},</text:p>
          </table:table-cell>
          <table:table-cell table:formula="of:=LEN([.B787])" office:value-type="float" office:value="16">
            <text:p>16</text:p>
          </table:table-cell>
        </table:table-row>
        <table:table-row table:style-name="ro2">
          <table:table-cell table:style-name="ce1" office:value-type="float" office:value="8634">
            <text:p>8634</text:p>
          </table:table-cell>
          <table:table-cell table:style-name="ce2" office:value-type="string">
            <text:p>SABANAGRANDE</text:p>
          </table:table-cell>
          <table:table-cell table:style-name="ce1" office:value-type="string">
            <text:p>Atlántico</text:p>
          </table:table-cell>
          <table:table-cell table:formula="of:=LOWER([.B788])" office:value-type="string" office:string-value="sabanagrande">
            <text:p>sabanagrande</text:p>
          </table:table-cell>
          <table:table-cell table:formula="of:=PROPER([.D788])" office:value-type="string" office:string-value="Sabanagrande">
            <text:p>Sabanagrande</text:p>
          </table:table-cell>
          <table:table-cell table:formula="of:=LEN([.A788])" office:value-type="float" office:value="4">
            <text:p>4</text:p>
          </table:table-cell>
          <table:table-cell table:formula="of:=IF([.F788]=5;[.A788];CONCATENATE(&quot;0&quot;;[.A788]))" office:value-type="string" office:string-value="08634">
            <text:p>08634</text:p>
          </table:table-cell>
          <table:table-cell office:value-type="string">
            <text:p>08634</text:p>
          </table:table-cell>
          <table:table-cell office:value-type="string">
            <text:p>Sabanagrande</text:p>
          </table:table-cell>
          <table:table-cell table:formula="of:=(CONCATENATE(&quot;insert into `Ciudad`(`Nombre`,`Codigo`) values('&quot;;[.I788];&quot;','&quot;;[.H788];&quot;');&quot;))" office:value-type="string" office:string-value="insert into `Ciudad`(`Nombre`,`Codigo`) values('Sabanagrande','08634');">
            <text:p>insert into `Ciudad`(`Nombre`,`Codigo`) values('Sabanagrande','08634');</text:p>
          </table:table-cell>
          <table:table-cell table:formula="of:=CONCATENATE(&quot;new Ciudad{Codigo=&quot;&quot;&quot;;[.H788];&quot;&quot;&quot;,Nombre=&quot;&quot;&quot;;[.I788];&quot;&quot;&quot;},&quot;)" office:value-type="string" office:string-value="new Ciudad{Codigo=&quot;08634&quot;,Nombre=&quot;Sabanagrande&quot;},">
            <text:p>new Ciudad{Codigo="08634",Nombre="Sabanagrande"},</text:p>
          </table:table-cell>
          <table:table-cell table:formula="of:=LEN([.B788])" office:value-type="float" office:value="12">
            <text:p>12</text:p>
          </table:table-cell>
        </table:table-row>
        <table:table-row table:style-name="ro2">
          <table:table-cell table:style-name="ce1" office:value-type="float" office:value="5628">
            <text:p>5628</text:p>
          </table:table-cell>
          <table:table-cell table:style-name="ce2" office:value-type="string">
            <text:p>SABANALARGA</text:p>
          </table:table-cell>
          <table:table-cell table:style-name="ce1" office:value-type="string">
            <text:p>Antioquia</text:p>
          </table:table-cell>
          <table:table-cell table:formula="of:=LOWER([.B789])" office:value-type="string" office:string-value="sabanalarga">
            <text:p>sabanalarga</text:p>
          </table:table-cell>
          <table:table-cell table:formula="of:=PROPER([.D789])" office:value-type="string" office:string-value="Sabanalarga">
            <text:p>Sabanalarga</text:p>
          </table:table-cell>
          <table:table-cell table:formula="of:=LEN([.A789])" office:value-type="float" office:value="4">
            <text:p>4</text:p>
          </table:table-cell>
          <table:table-cell table:formula="of:=IF([.F789]=5;[.A789];CONCATENATE(&quot;0&quot;;[.A789]))" office:value-type="string" office:string-value="05628">
            <text:p>05628</text:p>
          </table:table-cell>
          <table:table-cell office:value-type="string">
            <text:p>05628</text:p>
          </table:table-cell>
          <table:table-cell office:value-type="string">
            <text:p>Sabanalarga</text:p>
          </table:table-cell>
          <table:table-cell table:formula="of:=(CONCATENATE(&quot;insert into `Ciudad`(`Nombre`,`Codigo`) values('&quot;;[.I789];&quot;','&quot;;[.H789];&quot;');&quot;))" office:value-type="string" office:string-value="insert into `Ciudad`(`Nombre`,`Codigo`) values('Sabanalarga','05628');">
            <text:p>insert into `Ciudad`(`Nombre`,`Codigo`) values('Sabanalarga','05628');</text:p>
          </table:table-cell>
          <table:table-cell table:formula="of:=CONCATENATE(&quot;new Ciudad{Codigo=&quot;&quot;&quot;;[.H789];&quot;&quot;&quot;,Nombre=&quot;&quot;&quot;;[.I789];&quot;&quot;&quot;},&quot;)" office:value-type="string" office:string-value="new Ciudad{Codigo=&quot;05628&quot;,Nombre=&quot;Sabanalarga&quot;},">
            <text:p>new Ciudad{Codigo="05628",Nombre="Sabanalarga"},</text:p>
          </table:table-cell>
          <table:table-cell table:formula="of:=LEN([.B789])" office:value-type="float" office:value="11">
            <text:p>11</text:p>
          </table:table-cell>
        </table:table-row>
        <table:table-row table:style-name="ro2">
          <table:table-cell table:style-name="ce1" office:value-type="float" office:value="8638">
            <text:p>8638</text:p>
          </table:table-cell>
          <table:table-cell table:style-name="ce2" office:value-type="string">
            <text:p>SABANALARGA</text:p>
          </table:table-cell>
          <table:table-cell table:style-name="ce1" office:value-type="string">
            <text:p>Atlántico</text:p>
          </table:table-cell>
          <table:table-cell table:formula="of:=LOWER([.B790])" office:value-type="string" office:string-value="sabanalarga">
            <text:p>sabanalarga</text:p>
          </table:table-cell>
          <table:table-cell table:formula="of:=PROPER([.D790])" office:value-type="string" office:string-value="Sabanalarga">
            <text:p>Sabanalarga</text:p>
          </table:table-cell>
          <table:table-cell table:formula="of:=LEN([.A790])" office:value-type="float" office:value="4">
            <text:p>4</text:p>
          </table:table-cell>
          <table:table-cell table:formula="of:=IF([.F790]=5;[.A790];CONCATENATE(&quot;0&quot;;[.A790]))" office:value-type="string" office:string-value="08638">
            <text:p>08638</text:p>
          </table:table-cell>
          <table:table-cell office:value-type="string">
            <text:p>08638</text:p>
          </table:table-cell>
          <table:table-cell office:value-type="string">
            <text:p>Sabanalarga</text:p>
          </table:table-cell>
          <table:table-cell table:formula="of:=(CONCATENATE(&quot;insert into `Ciudad`(`Nombre`,`Codigo`) values('&quot;;[.I790];&quot;','&quot;;[.H790];&quot;');&quot;))" office:value-type="string" office:string-value="insert into `Ciudad`(`Nombre`,`Codigo`) values('Sabanalarga','08638');">
            <text:p>insert into `Ciudad`(`Nombre`,`Codigo`) values('Sabanalarga','08638');</text:p>
          </table:table-cell>
          <table:table-cell table:formula="of:=CONCATENATE(&quot;new Ciudad{Codigo=&quot;&quot;&quot;;[.H790];&quot;&quot;&quot;,Nombre=&quot;&quot;&quot;;[.I790];&quot;&quot;&quot;},&quot;)" office:value-type="string" office:string-value="new Ciudad{Codigo=&quot;08638&quot;,Nombre=&quot;Sabanalarga&quot;},">
            <text:p>new Ciudad{Codigo="08638",Nombre="Sabanalarga"},</text:p>
          </table:table-cell>
          <table:table-cell table:formula="of:=LEN([.B790])" office:value-type="float" office:value="11">
            <text:p>11</text:p>
          </table:table-cell>
        </table:table-row>
        <table:table-row table:style-name="ro2">
          <table:table-cell table:style-name="ce1" office:value-type="float" office:value="85300">
            <text:p>85300</text:p>
          </table:table-cell>
          <table:table-cell table:style-name="ce2" office:value-type="string">
            <text:p>SABANALARGA</text:p>
          </table:table-cell>
          <table:table-cell table:style-name="ce1" office:value-type="string">
            <text:p>Casanare</text:p>
          </table:table-cell>
          <table:table-cell table:formula="of:=LOWER([.B791])" office:value-type="string" office:string-value="sabanalarga">
            <text:p>sabanalarga</text:p>
          </table:table-cell>
          <table:table-cell table:formula="of:=PROPER([.D791])" office:value-type="string" office:string-value="Sabanalarga">
            <text:p>Sabanalarga</text:p>
          </table:table-cell>
          <table:table-cell table:formula="of:=LEN([.A791])" office:value-type="float" office:value="5">
            <text:p>5</text:p>
          </table:table-cell>
          <table:table-cell table:formula="of:=IF([.F791]=5;[.A791];CONCATENATE(&quot;0&quot;;[.A791]))" office:value-type="float" office:value="85300">
            <text:p>85300</text:p>
          </table:table-cell>
          <table:table-cell office:value-type="float" office:value="85300">
            <text:p>85300</text:p>
          </table:table-cell>
          <table:table-cell office:value-type="string">
            <text:p>Sabanalarga</text:p>
          </table:table-cell>
          <table:table-cell table:formula="of:=(CONCATENATE(&quot;insert into `Ciudad`(`Nombre`,`Codigo`) values('&quot;;[.I791];&quot;','&quot;;[.H791];&quot;');&quot;))" office:value-type="string" office:string-value="insert into `Ciudad`(`Nombre`,`Codigo`) values('Sabanalarga','85300');">
            <text:p>insert into `Ciudad`(`Nombre`,`Codigo`) values('Sabanalarga','85300');</text:p>
          </table:table-cell>
          <table:table-cell table:formula="of:=CONCATENATE(&quot;new Ciudad{Codigo=&quot;&quot;&quot;;[.H791];&quot;&quot;&quot;,Nombre=&quot;&quot;&quot;;[.I791];&quot;&quot;&quot;},&quot;)" office:value-type="string" office:string-value="new Ciudad{Codigo=&quot;85300&quot;,Nombre=&quot;Sabanalarga&quot;},">
            <text:p>new Ciudad{Codigo="85300",Nombre="Sabanalarga"},</text:p>
          </table:table-cell>
          <table:table-cell table:formula="of:=LEN([.B791])" office:value-type="float" office:value="11">
            <text:p>11</text:p>
          </table:table-cell>
        </table:table-row>
        <table:table-row table:style-name="ro2">
          <table:table-cell table:style-name="ce1" office:value-type="float" office:value="47660">
            <text:p>47660</text:p>
          </table:table-cell>
          <table:table-cell table:style-name="ce2" office:value-type="string">
            <text:p>SABANAS DE SAN ANGEL</text:p>
          </table:table-cell>
          <table:table-cell table:style-name="ce1" office:value-type="string">
            <text:p>Magdalena</text:p>
          </table:table-cell>
          <table:table-cell table:formula="of:=LOWER([.B792])" office:value-type="string" office:string-value="sabanas de san angel">
            <text:p>sabanas de san angel</text:p>
          </table:table-cell>
          <table:table-cell table:formula="of:=PROPER([.D792])" office:value-type="string" office:string-value="Sabanas De San Angel">
            <text:p>Sabanas De San Angel</text:p>
          </table:table-cell>
          <table:table-cell table:formula="of:=LEN([.A792])" office:value-type="float" office:value="5">
            <text:p>5</text:p>
          </table:table-cell>
          <table:table-cell table:formula="of:=IF([.F792]=5;[.A792];CONCATENATE(&quot;0&quot;;[.A792]))" office:value-type="float" office:value="47660">
            <text:p>47660</text:p>
          </table:table-cell>
          <table:table-cell office:value-type="float" office:value="47660">
            <text:p>47660</text:p>
          </table:table-cell>
          <table:table-cell office:value-type="string">
            <text:p>Sabanas de San Angel</text:p>
          </table:table-cell>
          <table:table-cell table:formula="of:=(CONCATENATE(&quot;insert into `Ciudad`(`Nombre`,`Codigo`) values('&quot;;[.I792];&quot;','&quot;;[.H792];&quot;');&quot;))" office:value-type="string" office:string-value="insert into `Ciudad`(`Nombre`,`Codigo`) values('Sabanas de San Angel','47660');">
            <text:p>insert into `Ciudad`(`Nombre`,`Codigo`) values('Sabanas de San Angel','47660');</text:p>
          </table:table-cell>
          <table:table-cell table:formula="of:=CONCATENATE(&quot;new Ciudad{Codigo=&quot;&quot;&quot;;[.H792];&quot;&quot;&quot;,Nombre=&quot;&quot;&quot;;[.I792];&quot;&quot;&quot;},&quot;)" office:value-type="string" office:string-value="new Ciudad{Codigo=&quot;47660&quot;,Nombre=&quot;Sabanas de San Angel&quot;},">
            <text:p>new Ciudad{Codigo="47660",Nombre="Sabanas de San Angel"},</text:p>
          </table:table-cell>
          <table:table-cell table:formula="of:=LEN([.B792])" office:value-type="float" office:value="20">
            <text:p>20</text:p>
          </table:table-cell>
        </table:table-row>
        <table:table-row table:style-name="ro2">
          <table:table-cell table:style-name="ce1" office:value-type="float" office:value="5631">
            <text:p>5631</text:p>
          </table:table-cell>
          <table:table-cell table:style-name="ce2" office:value-type="string">
            <text:p>SABANETA</text:p>
          </table:table-cell>
          <table:table-cell table:style-name="ce1" office:value-type="string">
            <text:p>Antioquia</text:p>
          </table:table-cell>
          <table:table-cell table:formula="of:=LOWER([.B793])" office:value-type="string" office:string-value="sabaneta">
            <text:p>sabaneta</text:p>
          </table:table-cell>
          <table:table-cell table:formula="of:=PROPER([.D793])" office:value-type="string" office:string-value="Sabaneta">
            <text:p>Sabaneta</text:p>
          </table:table-cell>
          <table:table-cell table:formula="of:=LEN([.A793])" office:value-type="float" office:value="4">
            <text:p>4</text:p>
          </table:table-cell>
          <table:table-cell table:formula="of:=IF([.F793]=5;[.A793];CONCATENATE(&quot;0&quot;;[.A793]))" office:value-type="string" office:string-value="05631">
            <text:p>05631</text:p>
          </table:table-cell>
          <table:table-cell office:value-type="string">
            <text:p>05631</text:p>
          </table:table-cell>
          <table:table-cell office:value-type="string">
            <text:p>Sabaneta</text:p>
          </table:table-cell>
          <table:table-cell table:formula="of:=(CONCATENATE(&quot;insert into `Ciudad`(`Nombre`,`Codigo`) values('&quot;;[.I793];&quot;','&quot;;[.H793];&quot;');&quot;))" office:value-type="string" office:string-value="insert into `Ciudad`(`Nombre`,`Codigo`) values('Sabaneta','05631');">
            <text:p>insert into `Ciudad`(`Nombre`,`Codigo`) values('Sabaneta','05631');</text:p>
          </table:table-cell>
          <table:table-cell table:formula="of:=CONCATENATE(&quot;new Ciudad{Codigo=&quot;&quot;&quot;;[.H793];&quot;&quot;&quot;,Nombre=&quot;&quot;&quot;;[.I793];&quot;&quot;&quot;},&quot;)" office:value-type="string" office:string-value="new Ciudad{Codigo=&quot;05631&quot;,Nombre=&quot;Sabaneta&quot;},">
            <text:p>new Ciudad{Codigo="05631",Nombre="Sabaneta"},</text:p>
          </table:table-cell>
          <table:table-cell table:formula="of:=LEN([.B793])" office:value-type="float" office:value="8">
            <text:p>8</text:p>
          </table:table-cell>
        </table:table-row>
        <table:table-row table:style-name="ro2">
          <table:table-cell table:style-name="ce1" office:value-type="float" office:value="15632">
            <text:p>15632</text:p>
          </table:table-cell>
          <table:table-cell table:style-name="ce2" office:value-type="string">
            <text:p>SABOYÁ</text:p>
          </table:table-cell>
          <table:table-cell table:style-name="ce1" office:value-type="string">
            <text:p>Boyacá</text:p>
          </table:table-cell>
          <table:table-cell table:formula="of:=LOWER([.B794])" office:value-type="string" office:string-value="saboyá">
            <text:p>saboyá</text:p>
          </table:table-cell>
          <table:table-cell table:formula="of:=PROPER([.D794])" office:value-type="string" office:string-value="Saboyá">
            <text:p>Saboyá</text:p>
          </table:table-cell>
          <table:table-cell table:formula="of:=LEN([.A794])" office:value-type="float" office:value="5">
            <text:p>5</text:p>
          </table:table-cell>
          <table:table-cell table:formula="of:=IF([.F794]=5;[.A794];CONCATENATE(&quot;0&quot;;[.A794]))" office:value-type="float" office:value="15632">
            <text:p>15632</text:p>
          </table:table-cell>
          <table:table-cell office:value-type="float" office:value="15632">
            <text:p>15632</text:p>
          </table:table-cell>
          <table:table-cell office:value-type="string">
            <text:p>Saboyá</text:p>
          </table:table-cell>
          <table:table-cell table:formula="of:=(CONCATENATE(&quot;insert into `Ciudad`(`Nombre`,`Codigo`) values('&quot;;[.I794];&quot;','&quot;;[.H794];&quot;');&quot;))" office:value-type="string" office:string-value="insert into `Ciudad`(`Nombre`,`Codigo`) values('Saboyá','15632');">
            <text:p>insert into `Ciudad`(`Nombre`,`Codigo`) values('Saboyá','15632');</text:p>
          </table:table-cell>
          <table:table-cell table:formula="of:=CONCATENATE(&quot;new Ciudad{Codigo=&quot;&quot;&quot;;[.H794];&quot;&quot;&quot;,Nombre=&quot;&quot;&quot;;[.I794];&quot;&quot;&quot;},&quot;)" office:value-type="string" office:string-value="new Ciudad{Codigo=&quot;15632&quot;,Nombre=&quot;Saboyá&quot;},">
            <text:p>new Ciudad{Codigo="15632",Nombre="Saboyá"},</text:p>
          </table:table-cell>
          <table:table-cell table:formula="of:=LEN([.B794])" office:value-type="float" office:value="6">
            <text:p>6</text:p>
          </table:table-cell>
        </table:table-row>
        <table:table-row table:style-name="ro2">
          <table:table-cell table:style-name="ce1" office:value-type="float" office:value="85315">
            <text:p>85315</text:p>
          </table:table-cell>
          <table:table-cell table:style-name="ce2" office:value-type="string">
            <text:p>SÁCAMA</text:p>
          </table:table-cell>
          <table:table-cell table:style-name="ce1" office:value-type="string">
            <text:p>Casanare</text:p>
          </table:table-cell>
          <table:table-cell table:formula="of:=LOWER([.B795])" office:value-type="string" office:string-value="sácama">
            <text:p>sácama</text:p>
          </table:table-cell>
          <table:table-cell table:formula="of:=PROPER([.D795])" office:value-type="string" office:string-value="Sácama">
            <text:p>Sácama</text:p>
          </table:table-cell>
          <table:table-cell table:formula="of:=LEN([.A795])" office:value-type="float" office:value="5">
            <text:p>5</text:p>
          </table:table-cell>
          <table:table-cell table:formula="of:=IF([.F795]=5;[.A795];CONCATENATE(&quot;0&quot;;[.A795]))" office:value-type="float" office:value="85315">
            <text:p>85315</text:p>
          </table:table-cell>
          <table:table-cell office:value-type="float" office:value="85315">
            <text:p>85315</text:p>
          </table:table-cell>
          <table:table-cell office:value-type="string">
            <text:p>Sácama</text:p>
          </table:table-cell>
          <table:table-cell table:formula="of:=(CONCATENATE(&quot;insert into `Ciudad`(`Nombre`,`Codigo`) values('&quot;;[.I795];&quot;','&quot;;[.H795];&quot;');&quot;))" office:value-type="string" office:string-value="insert into `Ciudad`(`Nombre`,`Codigo`) values('Sácama','85315');">
            <text:p>insert into `Ciudad`(`Nombre`,`Codigo`) values('Sácama','85315');</text:p>
          </table:table-cell>
          <table:table-cell table:formula="of:=CONCATENATE(&quot;new Ciudad{Codigo=&quot;&quot;&quot;;[.H795];&quot;&quot;&quot;,Nombre=&quot;&quot;&quot;;[.I795];&quot;&quot;&quot;},&quot;)" office:value-type="string" office:string-value="new Ciudad{Codigo=&quot;85315&quot;,Nombre=&quot;Sácama&quot;},">
            <text:p>new Ciudad{Codigo="85315",Nombre="Sácama"},</text:p>
          </table:table-cell>
          <table:table-cell table:formula="of:=LEN([.B795])" office:value-type="float" office:value="6">
            <text:p>6</text:p>
          </table:table-cell>
        </table:table-row>
        <table:table-row table:style-name="ro2">
          <table:table-cell table:style-name="ce1" office:value-type="float" office:value="15638">
            <text:p>15638</text:p>
          </table:table-cell>
          <table:table-cell table:style-name="ce2" office:value-type="string">
            <text:p>SÁCHICA</text:p>
          </table:table-cell>
          <table:table-cell table:style-name="ce1" office:value-type="string">
            <text:p>Boyacá</text:p>
          </table:table-cell>
          <table:table-cell table:formula="of:=LOWER([.B796])" office:value-type="string" office:string-value="sáchica">
            <text:p>sáchica</text:p>
          </table:table-cell>
          <table:table-cell table:formula="of:=PROPER([.D796])" office:value-type="string" office:string-value="Sáchica">
            <text:p>Sáchica</text:p>
          </table:table-cell>
          <table:table-cell table:formula="of:=LEN([.A796])" office:value-type="float" office:value="5">
            <text:p>5</text:p>
          </table:table-cell>
          <table:table-cell table:formula="of:=IF([.F796]=5;[.A796];CONCATENATE(&quot;0&quot;;[.A796]))" office:value-type="float" office:value="15638">
            <text:p>15638</text:p>
          </table:table-cell>
          <table:table-cell office:value-type="float" office:value="15638">
            <text:p>15638</text:p>
          </table:table-cell>
          <table:table-cell office:value-type="string">
            <text:p>Sáchica</text:p>
          </table:table-cell>
          <table:table-cell table:formula="of:=(CONCATENATE(&quot;insert into `Ciudad`(`Nombre`,`Codigo`) values('&quot;;[.I796];&quot;','&quot;;[.H796];&quot;');&quot;))" office:value-type="string" office:string-value="insert into `Ciudad`(`Nombre`,`Codigo`) values('Sáchica','15638');">
            <text:p>insert into `Ciudad`(`Nombre`,`Codigo`) values('Sáchica','15638');</text:p>
          </table:table-cell>
          <table:table-cell table:formula="of:=CONCATENATE(&quot;new Ciudad{Codigo=&quot;&quot;&quot;;[.H796];&quot;&quot;&quot;,Nombre=&quot;&quot;&quot;;[.I796];&quot;&quot;&quot;},&quot;)" office:value-type="string" office:string-value="new Ciudad{Codigo=&quot;15638&quot;,Nombre=&quot;Sáchica&quot;},">
            <text:p>new Ciudad{Codigo="15638",Nombre="Sáchica"},</text:p>
          </table:table-cell>
          <table:table-cell table:formula="of:=LEN([.B796])" office:value-type="float" office:value="7">
            <text:p>7</text:p>
          </table:table-cell>
        </table:table-row>
        <table:table-row table:style-name="ro2">
          <table:table-cell table:style-name="ce1" office:value-type="float" office:value="23660">
            <text:p>23660</text:p>
          </table:table-cell>
          <table:table-cell table:style-name="ce2" office:value-type="string">
            <text:p>SAHAGÚN</text:p>
          </table:table-cell>
          <table:table-cell table:style-name="ce1" office:value-type="string">
            <text:p>Córdoba</text:p>
          </table:table-cell>
          <table:table-cell table:formula="of:=LOWER([.B797])" office:value-type="string" office:string-value="sahagún">
            <text:p>sahagún</text:p>
          </table:table-cell>
          <table:table-cell table:formula="of:=PROPER([.D797])" office:value-type="string" office:string-value="Sahagún">
            <text:p>Sahagún</text:p>
          </table:table-cell>
          <table:table-cell table:formula="of:=LEN([.A797])" office:value-type="float" office:value="5">
            <text:p>5</text:p>
          </table:table-cell>
          <table:table-cell table:formula="of:=IF([.F797]=5;[.A797];CONCATENATE(&quot;0&quot;;[.A797]))" office:value-type="float" office:value="23660">
            <text:p>23660</text:p>
          </table:table-cell>
          <table:table-cell office:value-type="float" office:value="23660">
            <text:p>23660</text:p>
          </table:table-cell>
          <table:table-cell office:value-type="string">
            <text:p>Sahagún</text:p>
          </table:table-cell>
          <table:table-cell table:formula="of:=(CONCATENATE(&quot;insert into `Ciudad`(`Nombre`,`Codigo`) values('&quot;;[.I797];&quot;','&quot;;[.H797];&quot;');&quot;))" office:value-type="string" office:string-value="insert into `Ciudad`(`Nombre`,`Codigo`) values('Sahagún','23660');">
            <text:p>insert into `Ciudad`(`Nombre`,`Codigo`) values('Sahagún','23660');</text:p>
          </table:table-cell>
          <table:table-cell table:formula="of:=CONCATENATE(&quot;new Ciudad{Codigo=&quot;&quot;&quot;;[.H797];&quot;&quot;&quot;,Nombre=&quot;&quot;&quot;;[.I797];&quot;&quot;&quot;},&quot;)" office:value-type="string" office:string-value="new Ciudad{Codigo=&quot;23660&quot;,Nombre=&quot;Sahagún&quot;},">
            <text:p>new Ciudad{Codigo="23660",Nombre="Sahagún"},</text:p>
          </table:table-cell>
          <table:table-cell table:formula="of:=LEN([.B797])" office:value-type="float" office:value="7">
            <text:p>7</text:p>
          </table:table-cell>
        </table:table-row>
        <table:table-row table:style-name="ro2">
          <table:table-cell table:style-name="ce1" office:value-type="float" office:value="41660">
            <text:p>41660</text:p>
          </table:table-cell>
          <table:table-cell table:style-name="ce2" office:value-type="string">
            <text:p>SALADOBLANCO</text:p>
          </table:table-cell>
          <table:table-cell table:style-name="ce1" office:value-type="string">
            <text:p>Huila</text:p>
          </table:table-cell>
          <table:table-cell table:formula="of:=LOWER([.B798])" office:value-type="string" office:string-value="saladoblanco">
            <text:p>saladoblanco</text:p>
          </table:table-cell>
          <table:table-cell table:formula="of:=PROPER([.D798])" office:value-type="string" office:string-value="Saladoblanco">
            <text:p>Saladoblanco</text:p>
          </table:table-cell>
          <table:table-cell table:formula="of:=LEN([.A798])" office:value-type="float" office:value="5">
            <text:p>5</text:p>
          </table:table-cell>
          <table:table-cell table:formula="of:=IF([.F798]=5;[.A798];CONCATENATE(&quot;0&quot;;[.A798]))" office:value-type="float" office:value="41660">
            <text:p>41660</text:p>
          </table:table-cell>
          <table:table-cell office:value-type="float" office:value="41660">
            <text:p>41660</text:p>
          </table:table-cell>
          <table:table-cell office:value-type="string">
            <text:p>Saladoblanco</text:p>
          </table:table-cell>
          <table:table-cell table:formula="of:=(CONCATENATE(&quot;insert into `Ciudad`(`Nombre`,`Codigo`) values('&quot;;[.I798];&quot;','&quot;;[.H798];&quot;');&quot;))" office:value-type="string" office:string-value="insert into `Ciudad`(`Nombre`,`Codigo`) values('Saladoblanco','41660');">
            <text:p>insert into `Ciudad`(`Nombre`,`Codigo`) values('Saladoblanco','41660');</text:p>
          </table:table-cell>
          <table:table-cell table:formula="of:=CONCATENATE(&quot;new Ciudad{Codigo=&quot;&quot;&quot;;[.H798];&quot;&quot;&quot;,Nombre=&quot;&quot;&quot;;[.I798];&quot;&quot;&quot;},&quot;)" office:value-type="string" office:string-value="new Ciudad{Codigo=&quot;41660&quot;,Nombre=&quot;Saladoblanco&quot;},">
            <text:p>new Ciudad{Codigo="41660",Nombre="Saladoblanco"},</text:p>
          </table:table-cell>
          <table:table-cell table:formula="of:=LEN([.B798])" office:value-type="float" office:value="12">
            <text:p>12</text:p>
          </table:table-cell>
        </table:table-row>
        <table:table-row table:style-name="ro2">
          <table:table-cell table:style-name="ce1" office:value-type="float" office:value="17653">
            <text:p>17653</text:p>
          </table:table-cell>
          <table:table-cell table:style-name="ce2" office:value-type="string">
            <text:p>SALAMINA</text:p>
          </table:table-cell>
          <table:table-cell table:style-name="ce1" office:value-type="string">
            <text:p>Caldas</text:p>
          </table:table-cell>
          <table:table-cell table:formula="of:=LOWER([.B799])" office:value-type="string" office:string-value="salamina">
            <text:p>salamina</text:p>
          </table:table-cell>
          <table:table-cell table:formula="of:=PROPER([.D799])" office:value-type="string" office:string-value="Salamina">
            <text:p>Salamina</text:p>
          </table:table-cell>
          <table:table-cell table:formula="of:=LEN([.A799])" office:value-type="float" office:value="5">
            <text:p>5</text:p>
          </table:table-cell>
          <table:table-cell table:formula="of:=IF([.F799]=5;[.A799];CONCATENATE(&quot;0&quot;;[.A799]))" office:value-type="float" office:value="17653">
            <text:p>17653</text:p>
          </table:table-cell>
          <table:table-cell office:value-type="float" office:value="17653">
            <text:p>17653</text:p>
          </table:table-cell>
          <table:table-cell office:value-type="string">
            <text:p>Salamina</text:p>
          </table:table-cell>
          <table:table-cell table:formula="of:=(CONCATENATE(&quot;insert into `Ciudad`(`Nombre`,`Codigo`) values('&quot;;[.I799];&quot;','&quot;;[.H799];&quot;');&quot;))" office:value-type="string" office:string-value="insert into `Ciudad`(`Nombre`,`Codigo`) values('Salamina','17653');">
            <text:p>insert into `Ciudad`(`Nombre`,`Codigo`) values('Salamina','17653');</text:p>
          </table:table-cell>
          <table:table-cell table:formula="of:=CONCATENATE(&quot;new Ciudad{Codigo=&quot;&quot;&quot;;[.H799];&quot;&quot;&quot;,Nombre=&quot;&quot;&quot;;[.I799];&quot;&quot;&quot;},&quot;)" office:value-type="string" office:string-value="new Ciudad{Codigo=&quot;17653&quot;,Nombre=&quot;Salamina&quot;},">
            <text:p>new Ciudad{Codigo="17653",Nombre="Salamina"},</text:p>
          </table:table-cell>
          <table:table-cell table:formula="of:=LEN([.B799])" office:value-type="float" office:value="8">
            <text:p>8</text:p>
          </table:table-cell>
        </table:table-row>
        <table:table-row table:style-name="ro2">
          <table:table-cell table:style-name="ce1" office:value-type="float" office:value="47675">
            <text:p>47675</text:p>
          </table:table-cell>
          <table:table-cell table:style-name="ce2" office:value-type="string">
            <text:p>SALAMINA</text:p>
          </table:table-cell>
          <table:table-cell table:style-name="ce1" office:value-type="string">
            <text:p>Magdalena</text:p>
          </table:table-cell>
          <table:table-cell table:formula="of:=LOWER([.B800])" office:value-type="string" office:string-value="salamina">
            <text:p>salamina</text:p>
          </table:table-cell>
          <table:table-cell table:formula="of:=PROPER([.D800])" office:value-type="string" office:string-value="Salamina">
            <text:p>Salamina</text:p>
          </table:table-cell>
          <table:table-cell table:formula="of:=LEN([.A800])" office:value-type="float" office:value="5">
            <text:p>5</text:p>
          </table:table-cell>
          <table:table-cell table:formula="of:=IF([.F800]=5;[.A800];CONCATENATE(&quot;0&quot;;[.A800]))" office:value-type="float" office:value="47675">
            <text:p>47675</text:p>
          </table:table-cell>
          <table:table-cell office:value-type="float" office:value="47675">
            <text:p>47675</text:p>
          </table:table-cell>
          <table:table-cell office:value-type="string">
            <text:p>Salamina</text:p>
          </table:table-cell>
          <table:table-cell table:formula="of:=(CONCATENATE(&quot;insert into `Ciudad`(`Nombre`,`Codigo`) values('&quot;;[.I800];&quot;','&quot;;[.H800];&quot;');&quot;))" office:value-type="string" office:string-value="insert into `Ciudad`(`Nombre`,`Codigo`) values('Salamina','47675');">
            <text:p>insert into `Ciudad`(`Nombre`,`Codigo`) values('Salamina','47675');</text:p>
          </table:table-cell>
          <table:table-cell table:formula="of:=CONCATENATE(&quot;new Ciudad{Codigo=&quot;&quot;&quot;;[.H800];&quot;&quot;&quot;,Nombre=&quot;&quot;&quot;;[.I800];&quot;&quot;&quot;},&quot;)" office:value-type="string" office:string-value="new Ciudad{Codigo=&quot;47675&quot;,Nombre=&quot;Salamina&quot;},">
            <text:p>new Ciudad{Codigo="47675",Nombre="Salamina"},</text:p>
          </table:table-cell>
          <table:table-cell table:formula="of:=LEN([.B800])" office:value-type="float" office:value="8">
            <text:p>8</text:p>
          </table:table-cell>
        </table:table-row>
        <table:table-row table:style-name="ro2">
          <table:table-cell table:style-name="ce1" office:value-type="float" office:value="54660">
            <text:p>54660</text:p>
          </table:table-cell>
          <table:table-cell table:style-name="ce2" office:value-type="string">
            <text:p>SALAZAR</text:p>
          </table:table-cell>
          <table:table-cell table:style-name="ce1" office:value-type="string">
            <text:p>Norte de Santander</text:p>
          </table:table-cell>
          <table:table-cell table:formula="of:=LOWER([.B801])" office:value-type="string" office:string-value="salazar">
            <text:p>salazar</text:p>
          </table:table-cell>
          <table:table-cell table:formula="of:=PROPER([.D801])" office:value-type="string" office:string-value="Salazar">
            <text:p>Salazar</text:p>
          </table:table-cell>
          <table:table-cell table:formula="of:=LEN([.A801])" office:value-type="float" office:value="5">
            <text:p>5</text:p>
          </table:table-cell>
          <table:table-cell table:formula="of:=IF([.F801]=5;[.A801];CONCATENATE(&quot;0&quot;;[.A801]))" office:value-type="float" office:value="54660">
            <text:p>54660</text:p>
          </table:table-cell>
          <table:table-cell office:value-type="float" office:value="54660">
            <text:p>54660</text:p>
          </table:table-cell>
          <table:table-cell office:value-type="string">
            <text:p>Salazar</text:p>
          </table:table-cell>
          <table:table-cell table:formula="of:=(CONCATENATE(&quot;insert into `Ciudad`(`Nombre`,`Codigo`) values('&quot;;[.I801];&quot;','&quot;;[.H801];&quot;');&quot;))" office:value-type="string" office:string-value="insert into `Ciudad`(`Nombre`,`Codigo`) values('Salazar','54660');">
            <text:p>insert into `Ciudad`(`Nombre`,`Codigo`) values('Salazar','54660');</text:p>
          </table:table-cell>
          <table:table-cell table:formula="of:=CONCATENATE(&quot;new Ciudad{Codigo=&quot;&quot;&quot;;[.H801];&quot;&quot;&quot;,Nombre=&quot;&quot;&quot;;[.I801];&quot;&quot;&quot;},&quot;)" office:value-type="string" office:string-value="new Ciudad{Codigo=&quot;54660&quot;,Nombre=&quot;Salazar&quot;},">
            <text:p>new Ciudad{Codigo="54660",Nombre="Salazar"},</text:p>
          </table:table-cell>
          <table:table-cell table:formula="of:=LEN([.B801])" office:value-type="float" office:value="7">
            <text:p>7</text:p>
          </table:table-cell>
        </table:table-row>
        <table:table-row table:style-name="ro2">
          <table:table-cell table:style-name="ce1" office:value-type="float" office:value="73671">
            <text:p>73671</text:p>
          </table:table-cell>
          <table:table-cell table:style-name="ce2" office:value-type="string">
            <text:p>SALDAÑA</text:p>
          </table:table-cell>
          <table:table-cell table:style-name="ce1" office:value-type="string">
            <text:p>Tolima</text:p>
          </table:table-cell>
          <table:table-cell table:formula="of:=LOWER([.B802])" office:value-type="string" office:string-value="saldaña">
            <text:p>saldaña</text:p>
          </table:table-cell>
          <table:table-cell table:formula="of:=PROPER([.D802])" office:value-type="string" office:string-value="Saldaña">
            <text:p>Saldaña</text:p>
          </table:table-cell>
          <table:table-cell table:formula="of:=LEN([.A802])" office:value-type="float" office:value="5">
            <text:p>5</text:p>
          </table:table-cell>
          <table:table-cell table:formula="of:=IF([.F802]=5;[.A802];CONCATENATE(&quot;0&quot;;[.A802]))" office:value-type="float" office:value="73671">
            <text:p>73671</text:p>
          </table:table-cell>
          <table:table-cell office:value-type="float" office:value="73671">
            <text:p>73671</text:p>
          </table:table-cell>
          <table:table-cell office:value-type="string">
            <text:p>Saldaña</text:p>
          </table:table-cell>
          <table:table-cell table:formula="of:=(CONCATENATE(&quot;insert into `Ciudad`(`Nombre`,`Codigo`) values('&quot;;[.I802];&quot;','&quot;;[.H802];&quot;');&quot;))" office:value-type="string" office:string-value="insert into `Ciudad`(`Nombre`,`Codigo`) values('Saldaña','73671');">
            <text:p>insert into `Ciudad`(`Nombre`,`Codigo`) values('Saldaña','73671');</text:p>
          </table:table-cell>
          <table:table-cell table:formula="of:=CONCATENATE(&quot;new Ciudad{Codigo=&quot;&quot;&quot;;[.H802];&quot;&quot;&quot;,Nombre=&quot;&quot;&quot;;[.I802];&quot;&quot;&quot;},&quot;)" office:value-type="string" office:string-value="new Ciudad{Codigo=&quot;73671&quot;,Nombre=&quot;Saldaña&quot;},">
            <text:p>new Ciudad{Codigo="73671",Nombre="Saldaña"},</text:p>
          </table:table-cell>
          <table:table-cell table:formula="of:=LEN([.B802])" office:value-type="float" office:value="7">
            <text:p>7</text:p>
          </table:table-cell>
        </table:table-row>
        <table:table-row table:style-name="ro2">
          <table:table-cell table:style-name="ce1" office:value-type="float" office:value="63690">
            <text:p>63690</text:p>
          </table:table-cell>
          <table:table-cell table:style-name="ce2" office:value-type="string">
            <text:p>SALENTO</text:p>
          </table:table-cell>
          <table:table-cell table:style-name="ce1" office:value-type="string">
            <text:p>Quindio</text:p>
          </table:table-cell>
          <table:table-cell table:formula="of:=LOWER([.B803])" office:value-type="string" office:string-value="salento">
            <text:p>salento</text:p>
          </table:table-cell>
          <table:table-cell table:formula="of:=PROPER([.D803])" office:value-type="string" office:string-value="Salento">
            <text:p>Salento</text:p>
          </table:table-cell>
          <table:table-cell table:formula="of:=LEN([.A803])" office:value-type="float" office:value="5">
            <text:p>5</text:p>
          </table:table-cell>
          <table:table-cell table:formula="of:=IF([.F803]=5;[.A803];CONCATENATE(&quot;0&quot;;[.A803]))" office:value-type="float" office:value="63690">
            <text:p>63690</text:p>
          </table:table-cell>
          <table:table-cell office:value-type="float" office:value="63690">
            <text:p>63690</text:p>
          </table:table-cell>
          <table:table-cell office:value-type="string">
            <text:p>Salento</text:p>
          </table:table-cell>
          <table:table-cell table:formula="of:=(CONCATENATE(&quot;insert into `Ciudad`(`Nombre`,`Codigo`) values('&quot;;[.I803];&quot;','&quot;;[.H803];&quot;');&quot;))" office:value-type="string" office:string-value="insert into `Ciudad`(`Nombre`,`Codigo`) values('Salento','63690');">
            <text:p>insert into `Ciudad`(`Nombre`,`Codigo`) values('Salento','63690');</text:p>
          </table:table-cell>
          <table:table-cell table:formula="of:=CONCATENATE(&quot;new Ciudad{Codigo=&quot;&quot;&quot;;[.H803];&quot;&quot;&quot;,Nombre=&quot;&quot;&quot;;[.I803];&quot;&quot;&quot;},&quot;)" office:value-type="string" office:string-value="new Ciudad{Codigo=&quot;63690&quot;,Nombre=&quot;Salento&quot;},">
            <text:p>new Ciudad{Codigo="63690",Nombre="Salento"},</text:p>
          </table:table-cell>
          <table:table-cell table:formula="of:=LEN([.B803])" office:value-type="float" office:value="7">
            <text:p>7</text:p>
          </table:table-cell>
        </table:table-row>
        <table:table-row table:style-name="ro2">
          <table:table-cell table:style-name="ce1" office:value-type="float" office:value="5642">
            <text:p>5642</text:p>
          </table:table-cell>
          <table:table-cell table:style-name="ce2" office:value-type="string">
            <text:p>SALGAR</text:p>
          </table:table-cell>
          <table:table-cell table:style-name="ce1" office:value-type="string">
            <text:p>Antioquia</text:p>
          </table:table-cell>
          <table:table-cell table:formula="of:=LOWER([.B804])" office:value-type="string" office:string-value="salgar">
            <text:p>salgar</text:p>
          </table:table-cell>
          <table:table-cell table:formula="of:=PROPER([.D804])" office:value-type="string" office:string-value="Salgar">
            <text:p>Salgar</text:p>
          </table:table-cell>
          <table:table-cell table:formula="of:=LEN([.A804])" office:value-type="float" office:value="4">
            <text:p>4</text:p>
          </table:table-cell>
          <table:table-cell table:formula="of:=IF([.F804]=5;[.A804];CONCATENATE(&quot;0&quot;;[.A804]))" office:value-type="string" office:string-value="05642">
            <text:p>05642</text:p>
          </table:table-cell>
          <table:table-cell office:value-type="string">
            <text:p>05642</text:p>
          </table:table-cell>
          <table:table-cell office:value-type="string">
            <text:p>Salgar</text:p>
          </table:table-cell>
          <table:table-cell table:formula="of:=(CONCATENATE(&quot;insert into `Ciudad`(`Nombre`,`Codigo`) values('&quot;;[.I804];&quot;','&quot;;[.H804];&quot;');&quot;))" office:value-type="string" office:string-value="insert into `Ciudad`(`Nombre`,`Codigo`) values('Salgar','05642');">
            <text:p>insert into `Ciudad`(`Nombre`,`Codigo`) values('Salgar','05642');</text:p>
          </table:table-cell>
          <table:table-cell table:formula="of:=CONCATENATE(&quot;new Ciudad{Codigo=&quot;&quot;&quot;;[.H804];&quot;&quot;&quot;,Nombre=&quot;&quot;&quot;;[.I804];&quot;&quot;&quot;},&quot;)" office:value-type="string" office:string-value="new Ciudad{Codigo=&quot;05642&quot;,Nombre=&quot;Salgar&quot;},">
            <text:p>new Ciudad{Codigo="05642",Nombre="Salgar"},</text:p>
          </table:table-cell>
          <table:table-cell table:formula="of:=LEN([.B804])" office:value-type="float" office:value="6">
            <text:p>6</text:p>
          </table:table-cell>
        </table:table-row>
        <table:table-row table:style-name="ro2">
          <table:table-cell table:style-name="ce1" office:value-type="float" office:value="15646">
            <text:p>15646</text:p>
          </table:table-cell>
          <table:table-cell table:style-name="ce2" office:value-type="string">
            <text:p>SAMACÁ</text:p>
          </table:table-cell>
          <table:table-cell table:style-name="ce1" office:value-type="string">
            <text:p>Boyacá</text:p>
          </table:table-cell>
          <table:table-cell table:formula="of:=LOWER([.B805])" office:value-type="string" office:string-value="samacá">
            <text:p>samacá</text:p>
          </table:table-cell>
          <table:table-cell table:formula="of:=PROPER([.D805])" office:value-type="string" office:string-value="Samacá">
            <text:p>Samacá</text:p>
          </table:table-cell>
          <table:table-cell table:formula="of:=LEN([.A805])" office:value-type="float" office:value="5">
            <text:p>5</text:p>
          </table:table-cell>
          <table:table-cell table:formula="of:=IF([.F805]=5;[.A805];CONCATENATE(&quot;0&quot;;[.A805]))" office:value-type="float" office:value="15646">
            <text:p>15646</text:p>
          </table:table-cell>
          <table:table-cell office:value-type="float" office:value="15646">
            <text:p>15646</text:p>
          </table:table-cell>
          <table:table-cell office:value-type="string">
            <text:p>Samacá</text:p>
          </table:table-cell>
          <table:table-cell table:formula="of:=(CONCATENATE(&quot;insert into `Ciudad`(`Nombre`,`Codigo`) values('&quot;;[.I805];&quot;','&quot;;[.H805];&quot;');&quot;))" office:value-type="string" office:string-value="insert into `Ciudad`(`Nombre`,`Codigo`) values('Samacá','15646');">
            <text:p>insert into `Ciudad`(`Nombre`,`Codigo`) values('Samacá','15646');</text:p>
          </table:table-cell>
          <table:table-cell table:formula="of:=CONCATENATE(&quot;new Ciudad{Codigo=&quot;&quot;&quot;;[.H805];&quot;&quot;&quot;,Nombre=&quot;&quot;&quot;;[.I805];&quot;&quot;&quot;},&quot;)" office:value-type="string" office:string-value="new Ciudad{Codigo=&quot;15646&quot;,Nombre=&quot;Samacá&quot;},">
            <text:p>new Ciudad{Codigo="15646",Nombre="Samacá"},</text:p>
          </table:table-cell>
          <table:table-cell table:formula="of:=LEN([.B805])" office:value-type="float" office:value="6">
            <text:p>6</text:p>
          </table:table-cell>
        </table:table-row>
        <table:table-row table:style-name="ro2">
          <table:table-cell table:style-name="ce1" office:value-type="float" office:value="17662">
            <text:p>17662</text:p>
          </table:table-cell>
          <table:table-cell table:style-name="ce2" office:value-type="string">
            <text:p>SAMANÁ</text:p>
          </table:table-cell>
          <table:table-cell table:style-name="ce1" office:value-type="string">
            <text:p>Caldas</text:p>
          </table:table-cell>
          <table:table-cell table:formula="of:=LOWER([.B806])" office:value-type="string" office:string-value="samaná">
            <text:p>samaná</text:p>
          </table:table-cell>
          <table:table-cell table:formula="of:=PROPER([.D806])" office:value-type="string" office:string-value="Samaná">
            <text:p>Samaná</text:p>
          </table:table-cell>
          <table:table-cell table:formula="of:=LEN([.A806])" office:value-type="float" office:value="5">
            <text:p>5</text:p>
          </table:table-cell>
          <table:table-cell table:formula="of:=IF([.F806]=5;[.A806];CONCATENATE(&quot;0&quot;;[.A806]))" office:value-type="float" office:value="17662">
            <text:p>17662</text:p>
          </table:table-cell>
          <table:table-cell office:value-type="float" office:value="17662">
            <text:p>17662</text:p>
          </table:table-cell>
          <table:table-cell office:value-type="string">
            <text:p>Samaná</text:p>
          </table:table-cell>
          <table:table-cell table:formula="of:=(CONCATENATE(&quot;insert into `Ciudad`(`Nombre`,`Codigo`) values('&quot;;[.I806];&quot;','&quot;;[.H806];&quot;');&quot;))" office:value-type="string" office:string-value="insert into `Ciudad`(`Nombre`,`Codigo`) values('Samaná','17662');">
            <text:p>insert into `Ciudad`(`Nombre`,`Codigo`) values('Samaná','17662');</text:p>
          </table:table-cell>
          <table:table-cell table:formula="of:=CONCATENATE(&quot;new Ciudad{Codigo=&quot;&quot;&quot;;[.H806];&quot;&quot;&quot;,Nombre=&quot;&quot;&quot;;[.I806];&quot;&quot;&quot;},&quot;)" office:value-type="string" office:string-value="new Ciudad{Codigo=&quot;17662&quot;,Nombre=&quot;Samaná&quot;},">
            <text:p>new Ciudad{Codigo="17662",Nombre="Samaná"},</text:p>
          </table:table-cell>
          <table:table-cell table:formula="of:=LEN([.B806])" office:value-type="float" office:value="6">
            <text:p>6</text:p>
          </table:table-cell>
        </table:table-row>
        <table:table-row table:style-name="ro2">
          <table:table-cell table:style-name="ce1" office:value-type="float" office:value="52678">
            <text:p>52678</text:p>
          </table:table-cell>
          <table:table-cell table:style-name="ce2" office:value-type="string">
            <text:p>SAMANIEGO</text:p>
          </table:table-cell>
          <table:table-cell table:style-name="ce1" office:value-type="string">
            <text:p>Nariño</text:p>
          </table:table-cell>
          <table:table-cell table:formula="of:=LOWER([.B807])" office:value-type="string" office:string-value="samaniego">
            <text:p>samaniego</text:p>
          </table:table-cell>
          <table:table-cell table:formula="of:=PROPER([.D807])" office:value-type="string" office:string-value="Samaniego">
            <text:p>Samaniego</text:p>
          </table:table-cell>
          <table:table-cell table:formula="of:=LEN([.A807])" office:value-type="float" office:value="5">
            <text:p>5</text:p>
          </table:table-cell>
          <table:table-cell table:formula="of:=IF([.F807]=5;[.A807];CONCATENATE(&quot;0&quot;;[.A807]))" office:value-type="float" office:value="52678">
            <text:p>52678</text:p>
          </table:table-cell>
          <table:table-cell office:value-type="float" office:value="52678">
            <text:p>52678</text:p>
          </table:table-cell>
          <table:table-cell office:value-type="string">
            <text:p>Samaniego</text:p>
          </table:table-cell>
          <table:table-cell table:formula="of:=(CONCATENATE(&quot;insert into `Ciudad`(`Nombre`,`Codigo`) values('&quot;;[.I807];&quot;','&quot;;[.H807];&quot;');&quot;))" office:value-type="string" office:string-value="insert into `Ciudad`(`Nombre`,`Codigo`) values('Samaniego','52678');">
            <text:p>insert into `Ciudad`(`Nombre`,`Codigo`) values('Samaniego','52678');</text:p>
          </table:table-cell>
          <table:table-cell table:formula="of:=CONCATENATE(&quot;new Ciudad{Codigo=&quot;&quot;&quot;;[.H807];&quot;&quot;&quot;,Nombre=&quot;&quot;&quot;;[.I807];&quot;&quot;&quot;},&quot;)" office:value-type="string" office:string-value="new Ciudad{Codigo=&quot;52678&quot;,Nombre=&quot;Samaniego&quot;},">
            <text:p>new Ciudad{Codigo="52678",Nombre="Samaniego"},</text:p>
          </table:table-cell>
          <table:table-cell table:formula="of:=LEN([.B807])" office:value-type="float" office:value="9">
            <text:p>9</text:p>
          </table:table-cell>
        </table:table-row>
        <table:table-row table:style-name="ro2">
          <table:table-cell table:style-name="ce1" office:value-type="float" office:value="70670">
            <text:p>70670</text:p>
          </table:table-cell>
          <table:table-cell table:style-name="ce2" office:value-type="string">
            <text:p>SAMPUÉS</text:p>
          </table:table-cell>
          <table:table-cell table:style-name="ce1" office:value-type="string">
            <text:p>Sucre</text:p>
          </table:table-cell>
          <table:table-cell table:formula="of:=LOWER([.B808])" office:value-type="string" office:string-value="sampués">
            <text:p>sampués</text:p>
          </table:table-cell>
          <table:table-cell table:formula="of:=PROPER([.D808])" office:value-type="string" office:string-value="Sampués">
            <text:p>Sampués</text:p>
          </table:table-cell>
          <table:table-cell table:formula="of:=LEN([.A808])" office:value-type="float" office:value="5">
            <text:p>5</text:p>
          </table:table-cell>
          <table:table-cell table:formula="of:=IF([.F808]=5;[.A808];CONCATENATE(&quot;0&quot;;[.A808]))" office:value-type="float" office:value="70670">
            <text:p>70670</text:p>
          </table:table-cell>
          <table:table-cell office:value-type="float" office:value="70670">
            <text:p>70670</text:p>
          </table:table-cell>
          <table:table-cell office:value-type="string">
            <text:p>Sampués</text:p>
          </table:table-cell>
          <table:table-cell table:formula="of:=(CONCATENATE(&quot;insert into `Ciudad`(`Nombre`,`Codigo`) values('&quot;;[.I808];&quot;','&quot;;[.H808];&quot;');&quot;))" office:value-type="string" office:string-value="insert into `Ciudad`(`Nombre`,`Codigo`) values('Sampués','70670');">
            <text:p>insert into `Ciudad`(`Nombre`,`Codigo`) values('Sampués','70670');</text:p>
          </table:table-cell>
          <table:table-cell table:formula="of:=CONCATENATE(&quot;new Ciudad{Codigo=&quot;&quot;&quot;;[.H808];&quot;&quot;&quot;,Nombre=&quot;&quot;&quot;;[.I808];&quot;&quot;&quot;},&quot;)" office:value-type="string" office:string-value="new Ciudad{Codigo=&quot;70670&quot;,Nombre=&quot;Sampués&quot;},">
            <text:p>new Ciudad{Codigo="70670",Nombre="Sampués"},</text:p>
          </table:table-cell>
          <table:table-cell table:formula="of:=LEN([.B808])" office:value-type="float" office:value="7">
            <text:p>7</text:p>
          </table:table-cell>
        </table:table-row>
        <table:table-row table:style-name="ro2">
          <table:table-cell table:style-name="ce1" office:value-type="float" office:value="41668">
            <text:p>41668</text:p>
          </table:table-cell>
          <table:table-cell table:style-name="ce2" office:value-type="string">
            <text:p>SAN AGUSTÍN</text:p>
          </table:table-cell>
          <table:table-cell table:style-name="ce1" office:value-type="string">
            <text:p>Huila</text:p>
          </table:table-cell>
          <table:table-cell table:formula="of:=LOWER([.B809])" office:value-type="string" office:string-value="san agustín">
            <text:p>san agustín</text:p>
          </table:table-cell>
          <table:table-cell table:formula="of:=PROPER([.D809])" office:value-type="string" office:string-value="San Agustín">
            <text:p>San Agustín</text:p>
          </table:table-cell>
          <table:table-cell table:formula="of:=LEN([.A809])" office:value-type="float" office:value="5">
            <text:p>5</text:p>
          </table:table-cell>
          <table:table-cell table:formula="of:=IF([.F809]=5;[.A809];CONCATENATE(&quot;0&quot;;[.A809]))" office:value-type="float" office:value="41668">
            <text:p>41668</text:p>
          </table:table-cell>
          <table:table-cell office:value-type="float" office:value="41668">
            <text:p>41668</text:p>
          </table:table-cell>
          <table:table-cell office:value-type="string">
            <text:p>San Agustín</text:p>
          </table:table-cell>
          <table:table-cell table:formula="of:=(CONCATENATE(&quot;insert into `Ciudad`(`Nombre`,`Codigo`) values('&quot;;[.I809];&quot;','&quot;;[.H809];&quot;');&quot;))" office:value-type="string" office:string-value="insert into `Ciudad`(`Nombre`,`Codigo`) values('San Agustín','41668');">
            <text:p>insert into `Ciudad`(`Nombre`,`Codigo`) values('San Agustín','41668');</text:p>
          </table:table-cell>
          <table:table-cell table:formula="of:=CONCATENATE(&quot;new Ciudad{Codigo=&quot;&quot;&quot;;[.H809];&quot;&quot;&quot;,Nombre=&quot;&quot;&quot;;[.I809];&quot;&quot;&quot;},&quot;)" office:value-type="string" office:string-value="new Ciudad{Codigo=&quot;41668&quot;,Nombre=&quot;San Agustín&quot;},">
            <text:p>new Ciudad{Codigo="41668",Nombre="San Agustín"},</text:p>
          </table:table-cell>
          <table:table-cell table:formula="of:=LEN([.B809])" office:value-type="float" office:value="11">
            <text:p>11</text:p>
          </table:table-cell>
        </table:table-row>
        <table:table-row table:style-name="ro2">
          <table:table-cell table:style-name="ce1" office:value-type="float" office:value="20710">
            <text:p>20710</text:p>
          </table:table-cell>
          <table:table-cell table:style-name="ce2" office:value-type="string">
            <text:p>SAN ALBERTO</text:p>
          </table:table-cell>
          <table:table-cell table:style-name="ce1" office:value-type="string">
            <text:p>Cesar</text:p>
          </table:table-cell>
          <table:table-cell table:formula="of:=LOWER([.B810])" office:value-type="string" office:string-value="san alberto">
            <text:p>san alberto</text:p>
          </table:table-cell>
          <table:table-cell table:formula="of:=PROPER([.D810])" office:value-type="string" office:string-value="San Alberto">
            <text:p>San Alberto</text:p>
          </table:table-cell>
          <table:table-cell table:formula="of:=LEN([.A810])" office:value-type="float" office:value="5">
            <text:p>5</text:p>
          </table:table-cell>
          <table:table-cell table:formula="of:=IF([.F810]=5;[.A810];CONCATENATE(&quot;0&quot;;[.A810]))" office:value-type="float" office:value="20710">
            <text:p>20710</text:p>
          </table:table-cell>
          <table:table-cell office:value-type="float" office:value="20710">
            <text:p>20710</text:p>
          </table:table-cell>
          <table:table-cell office:value-type="string">
            <text:p>San Alberto</text:p>
          </table:table-cell>
          <table:table-cell table:formula="of:=(CONCATENATE(&quot;insert into `Ciudad`(`Nombre`,`Codigo`) values('&quot;;[.I810];&quot;','&quot;;[.H810];&quot;');&quot;))" office:value-type="string" office:string-value="insert into `Ciudad`(`Nombre`,`Codigo`) values('San Alberto','20710');">
            <text:p>insert into `Ciudad`(`Nombre`,`Codigo`) values('San Alberto','20710');</text:p>
          </table:table-cell>
          <table:table-cell table:formula="of:=CONCATENATE(&quot;new Ciudad{Codigo=&quot;&quot;&quot;;[.H810];&quot;&quot;&quot;,Nombre=&quot;&quot;&quot;;[.I810];&quot;&quot;&quot;},&quot;)" office:value-type="string" office:string-value="new Ciudad{Codigo=&quot;20710&quot;,Nombre=&quot;San Alberto&quot;},">
            <text:p>new Ciudad{Codigo="20710",Nombre="San Alberto"},</text:p>
          </table:table-cell>
          <table:table-cell table:formula="of:=LEN([.B810])" office:value-type="float" office:value="11">
            <text:p>11</text:p>
          </table:table-cell>
        </table:table-row>
        <table:table-row table:style-name="ro2">
          <table:table-cell table:style-name="ce1" office:value-type="float" office:value="5647">
            <text:p>5647</text:p>
          </table:table-cell>
          <table:table-cell table:style-name="ce2" office:value-type="string">
            <text:p>SAN ANDRÉS</text:p>
          </table:table-cell>
          <table:table-cell table:style-name="ce1" office:value-type="string">
            <text:p>Antioquia</text:p>
          </table:table-cell>
          <table:table-cell table:formula="of:=LOWER([.B811])" office:value-type="string" office:string-value="san andrés">
            <text:p>san andrés</text:p>
          </table:table-cell>
          <table:table-cell table:formula="of:=PROPER([.D811])" office:value-type="string" office:string-value="San Andrés">
            <text:p>San Andrés</text:p>
          </table:table-cell>
          <table:table-cell table:formula="of:=LEN([.A811])" office:value-type="float" office:value="4">
            <text:p>4</text:p>
          </table:table-cell>
          <table:table-cell table:formula="of:=IF([.F811]=5;[.A811];CONCATENATE(&quot;0&quot;;[.A811]))" office:value-type="string" office:string-value="05647">
            <text:p>05647</text:p>
          </table:table-cell>
          <table:table-cell office:value-type="string">
            <text:p>05647</text:p>
          </table:table-cell>
          <table:table-cell office:value-type="string">
            <text:p>San Andrés</text:p>
          </table:table-cell>
          <table:table-cell table:formula="of:=(CONCATENATE(&quot;insert into `Ciudad`(`Nombre`,`Codigo`) values('&quot;;[.I811];&quot;','&quot;;[.H811];&quot;');&quot;))" office:value-type="string" office:string-value="insert into `Ciudad`(`Nombre`,`Codigo`) values('San Andrés','05647');">
            <text:p>insert into `Ciudad`(`Nombre`,`Codigo`) values('San Andrés','05647');</text:p>
          </table:table-cell>
          <table:table-cell table:formula="of:=CONCATENATE(&quot;new Ciudad{Codigo=&quot;&quot;&quot;;[.H811];&quot;&quot;&quot;,Nombre=&quot;&quot;&quot;;[.I811];&quot;&quot;&quot;},&quot;)" office:value-type="string" office:string-value="new Ciudad{Codigo=&quot;05647&quot;,Nombre=&quot;San Andrés&quot;},">
            <text:p>new Ciudad{Codigo="05647",Nombre="San Andrés"},</text:p>
          </table:table-cell>
          <table:table-cell table:formula="of:=LEN([.B811])" office:value-type="float" office:value="10">
            <text:p>10</text:p>
          </table:table-cell>
        </table:table-row>
        <table:table-row table:style-name="ro2">
          <table:table-cell table:style-name="ce1" office:value-type="float" office:value="68669">
            <text:p>68669</text:p>
          </table:table-cell>
          <table:table-cell table:style-name="ce2" office:value-type="string">
            <text:p>SAN ANDRÉS</text:p>
          </table:table-cell>
          <table:table-cell table:style-name="ce1" office:value-type="string">
            <text:p>Santander</text:p>
          </table:table-cell>
          <table:table-cell table:formula="of:=LOWER([.B812])" office:value-type="string" office:string-value="san andrés">
            <text:p>san andrés</text:p>
          </table:table-cell>
          <table:table-cell table:formula="of:=PROPER([.D812])" office:value-type="string" office:string-value="San Andrés">
            <text:p>San Andrés</text:p>
          </table:table-cell>
          <table:table-cell table:formula="of:=LEN([.A812])" office:value-type="float" office:value="5">
            <text:p>5</text:p>
          </table:table-cell>
          <table:table-cell table:formula="of:=IF([.F812]=5;[.A812];CONCATENATE(&quot;0&quot;;[.A812]))" office:value-type="float" office:value="68669">
            <text:p>68669</text:p>
          </table:table-cell>
          <table:table-cell office:value-type="float" office:value="68669">
            <text:p>68669</text:p>
          </table:table-cell>
          <table:table-cell office:value-type="string">
            <text:p>San Andrés</text:p>
          </table:table-cell>
          <table:table-cell table:formula="of:=(CONCATENATE(&quot;insert into `Ciudad`(`Nombre`,`Codigo`) values('&quot;;[.I812];&quot;','&quot;;[.H812];&quot;');&quot;))" office:value-type="string" office:string-value="insert into `Ciudad`(`Nombre`,`Codigo`) values('San Andrés','68669');">
            <text:p>insert into `Ciudad`(`Nombre`,`Codigo`) values('San Andrés','68669');</text:p>
          </table:table-cell>
          <table:table-cell table:formula="of:=CONCATENATE(&quot;new Ciudad{Codigo=&quot;&quot;&quot;;[.H812];&quot;&quot;&quot;,Nombre=&quot;&quot;&quot;;[.I812];&quot;&quot;&quot;},&quot;)" office:value-type="string" office:string-value="new Ciudad{Codigo=&quot;68669&quot;,Nombre=&quot;San Andrés&quot;},">
            <text:p>new Ciudad{Codigo="68669",Nombre="San Andrés"},</text:p>
          </table:table-cell>
          <table:table-cell table:formula="of:=LEN([.B812])" office:value-type="float" office:value="10">
            <text:p>10</text:p>
          </table:table-cell>
        </table:table-row>
        <table:table-row table:style-name="ro3">
          <table:table-cell table:style-name="ce1" office:value-type="float" office:value="88001">
            <text:p>88001</text:p>
          </table:table-cell>
          <table:table-cell table:style-name="ce2" office:value-type="string">
            <text:p>SAN ANDRÉS</text:p>
          </table:table-cell>
          <table:table-cell table:style-name="ce1" office:value-type="string">
            <text:p>Archipiélago de San Andrés, Providencia y Santa Catalina</text:p>
          </table:table-cell>
          <table:table-cell table:formula="of:=LOWER([.B813])" office:value-type="string" office:string-value="san andrés">
            <text:p>san andrés</text:p>
          </table:table-cell>
          <table:table-cell table:formula="of:=PROPER([.D813])" office:value-type="string" office:string-value="San Andrés">
            <text:p>San Andrés</text:p>
          </table:table-cell>
          <table:table-cell table:formula="of:=LEN([.A813])" office:value-type="float" office:value="5">
            <text:p>5</text:p>
          </table:table-cell>
          <table:table-cell table:formula="of:=IF([.F813]=5;[.A813];CONCATENATE(&quot;0&quot;;[.A813]))" office:value-type="float" office:value="88001">
            <text:p>88001</text:p>
          </table:table-cell>
          <table:table-cell office:value-type="float" office:value="88001">
            <text:p>88001</text:p>
          </table:table-cell>
          <table:table-cell office:value-type="string">
            <text:p>San Andrés</text:p>
          </table:table-cell>
          <table:table-cell table:formula="of:=(CONCATENATE(&quot;insert into `Ciudad`(`Nombre`,`Codigo`) values('&quot;;[.I813];&quot;','&quot;;[.H813];&quot;');&quot;))" office:value-type="string" office:string-value="insert into `Ciudad`(`Nombre`,`Codigo`) values('San Andrés','88001');">
            <text:p>insert into `Ciudad`(`Nombre`,`Codigo`) values('San Andrés','88001');</text:p>
          </table:table-cell>
          <table:table-cell table:formula="of:=CONCATENATE(&quot;new Ciudad{Codigo=&quot;&quot;&quot;;[.H813];&quot;&quot;&quot;,Nombre=&quot;&quot;&quot;;[.I813];&quot;&quot;&quot;},&quot;)" office:value-type="string" office:string-value="new Ciudad{Codigo=&quot;88001&quot;,Nombre=&quot;San Andrés&quot;},">
            <text:p>new Ciudad{Codigo="88001",Nombre="San Andrés"},</text:p>
          </table:table-cell>
          <table:table-cell table:formula="of:=LEN([.B813])" office:value-type="float" office:value="10">
            <text:p>10</text:p>
          </table:table-cell>
        </table:table-row>
        <table:table-row table:style-name="ro2">
          <table:table-cell table:style-name="ce1" office:value-type="float" office:value="23670">
            <text:p>23670</text:p>
          </table:table-cell>
          <table:table-cell table:style-name="ce2" office:value-type="string">
            <text:p>SAN ANDRÉS SOTAVENTO</text:p>
          </table:table-cell>
          <table:table-cell table:style-name="ce1" office:value-type="string">
            <text:p>Córdoba</text:p>
          </table:table-cell>
          <table:table-cell table:formula="of:=LOWER([.B814])" office:value-type="string" office:string-value="san andrés sotavento">
            <text:p>san andrés sotavento</text:p>
          </table:table-cell>
          <table:table-cell table:formula="of:=PROPER([.D814])" office:value-type="string" office:string-value="San Andrés Sotavento">
            <text:p>San Andrés Sotavento</text:p>
          </table:table-cell>
          <table:table-cell table:formula="of:=LEN([.A814])" office:value-type="float" office:value="5">
            <text:p>5</text:p>
          </table:table-cell>
          <table:table-cell table:formula="of:=IF([.F814]=5;[.A814];CONCATENATE(&quot;0&quot;;[.A814]))" office:value-type="float" office:value="23670">
            <text:p>23670</text:p>
          </table:table-cell>
          <table:table-cell office:value-type="float" office:value="23670">
            <text:p>23670</text:p>
          </table:table-cell>
          <table:table-cell office:value-type="string">
            <text:p>San Andrés Sotavento</text:p>
          </table:table-cell>
          <table:table-cell table:formula="of:=(CONCATENATE(&quot;insert into `Ciudad`(`Nombre`,`Codigo`) values('&quot;;[.I814];&quot;','&quot;;[.H814];&quot;');&quot;))" office:value-type="string" office:string-value="insert into `Ciudad`(`Nombre`,`Codigo`) values('San Andrés Sotavento','23670');">
            <text:p>insert into `Ciudad`(`Nombre`,`Codigo`) values('San Andrés Sotavento','23670');</text:p>
          </table:table-cell>
          <table:table-cell table:formula="of:=CONCATENATE(&quot;new Ciudad{Codigo=&quot;&quot;&quot;;[.H814];&quot;&quot;&quot;,Nombre=&quot;&quot;&quot;;[.I814];&quot;&quot;&quot;},&quot;)" office:value-type="string" office:string-value="new Ciudad{Codigo=&quot;23670&quot;,Nombre=&quot;San Andrés Sotavento&quot;},">
            <text:p>new Ciudad{Codigo="23670",Nombre="San Andrés Sotavento"},</text:p>
          </table:table-cell>
          <table:table-cell table:formula="of:=LEN([.B814])" office:value-type="float" office:value="20">
            <text:p>20</text:p>
          </table:table-cell>
        </table:table-row>
        <table:table-row table:style-name="ro2">
          <table:table-cell table:style-name="ce1" office:value-type="float" office:value="23672">
            <text:p>23672</text:p>
          </table:table-cell>
          <table:table-cell table:style-name="ce2" office:value-type="string">
            <text:p>SAN ANTERO</text:p>
          </table:table-cell>
          <table:table-cell table:style-name="ce1" office:value-type="string">
            <text:p>Córdoba</text:p>
          </table:table-cell>
          <table:table-cell table:formula="of:=LOWER([.B815])" office:value-type="string" office:string-value="san antero">
            <text:p>san antero</text:p>
          </table:table-cell>
          <table:table-cell table:formula="of:=PROPER([.D815])" office:value-type="string" office:string-value="San Antero">
            <text:p>San Antero</text:p>
          </table:table-cell>
          <table:table-cell table:formula="of:=LEN([.A815])" office:value-type="float" office:value="5">
            <text:p>5</text:p>
          </table:table-cell>
          <table:table-cell table:formula="of:=IF([.F815]=5;[.A815];CONCATENATE(&quot;0&quot;;[.A815]))" office:value-type="float" office:value="23672">
            <text:p>23672</text:p>
          </table:table-cell>
          <table:table-cell office:value-type="float" office:value="23672">
            <text:p>23672</text:p>
          </table:table-cell>
          <table:table-cell office:value-type="string">
            <text:p>San Antero</text:p>
          </table:table-cell>
          <table:table-cell table:formula="of:=(CONCATENATE(&quot;insert into `Ciudad`(`Nombre`,`Codigo`) values('&quot;;[.I815];&quot;','&quot;;[.H815];&quot;');&quot;))" office:value-type="string" office:string-value="insert into `Ciudad`(`Nombre`,`Codigo`) values('San Antero','23672');">
            <text:p>insert into `Ciudad`(`Nombre`,`Codigo`) values('San Antero','23672');</text:p>
          </table:table-cell>
          <table:table-cell table:formula="of:=CONCATENATE(&quot;new Ciudad{Codigo=&quot;&quot;&quot;;[.H815];&quot;&quot;&quot;,Nombre=&quot;&quot;&quot;;[.I815];&quot;&quot;&quot;},&quot;)" office:value-type="string" office:string-value="new Ciudad{Codigo=&quot;23672&quot;,Nombre=&quot;San Antero&quot;},">
            <text:p>new Ciudad{Codigo="23672",Nombre="San Antero"},</text:p>
          </table:table-cell>
          <table:table-cell table:formula="of:=LEN([.B815])" office:value-type="float" office:value="10">
            <text:p>10</text:p>
          </table:table-cell>
        </table:table-row>
        <table:table-row table:style-name="ro2">
          <table:table-cell table:style-name="ce1" office:value-type="float" office:value="73675">
            <text:p>73675</text:p>
          </table:table-cell>
          <table:table-cell table:style-name="ce2" office:value-type="string">
            <text:p>SAN ANTONIO</text:p>
          </table:table-cell>
          <table:table-cell table:style-name="ce1" office:value-type="string">
            <text:p>Tolima</text:p>
          </table:table-cell>
          <table:table-cell table:formula="of:=LOWER([.B816])" office:value-type="string" office:string-value="san antonio">
            <text:p>san antonio</text:p>
          </table:table-cell>
          <table:table-cell table:formula="of:=PROPER([.D816])" office:value-type="string" office:string-value="San Antonio">
            <text:p>San Antonio</text:p>
          </table:table-cell>
          <table:table-cell table:formula="of:=LEN([.A816])" office:value-type="float" office:value="5">
            <text:p>5</text:p>
          </table:table-cell>
          <table:table-cell table:formula="of:=IF([.F816]=5;[.A816];CONCATENATE(&quot;0&quot;;[.A816]))" office:value-type="float" office:value="73675">
            <text:p>73675</text:p>
          </table:table-cell>
          <table:table-cell office:value-type="float" office:value="73675">
            <text:p>73675</text:p>
          </table:table-cell>
          <table:table-cell office:value-type="string">
            <text:p>San Antonio</text:p>
          </table:table-cell>
          <table:table-cell table:formula="of:=(CONCATENATE(&quot;insert into `Ciudad`(`Nombre`,`Codigo`) values('&quot;;[.I816];&quot;','&quot;;[.H816];&quot;');&quot;))" office:value-type="string" office:string-value="insert into `Ciudad`(`Nombre`,`Codigo`) values('San Antonio','73675');">
            <text:p>insert into `Ciudad`(`Nombre`,`Codigo`) values('San Antonio','73675');</text:p>
          </table:table-cell>
          <table:table-cell table:formula="of:=CONCATENATE(&quot;new Ciudad{Codigo=&quot;&quot;&quot;;[.H816];&quot;&quot;&quot;,Nombre=&quot;&quot;&quot;;[.I816];&quot;&quot;&quot;},&quot;)" office:value-type="string" office:string-value="new Ciudad{Codigo=&quot;73675&quot;,Nombre=&quot;San Antonio&quot;},">
            <text:p>new Ciudad{Codigo="73675",Nombre="San Antonio"},</text:p>
          </table:table-cell>
          <table:table-cell table:formula="of:=LEN([.B816])" office:value-type="float" office:value="11">
            <text:p>11</text:p>
          </table:table-cell>
        </table:table-row>
        <table:table-row table:style-name="ro2">
          <table:table-cell table:style-name="ce1" office:value-type="float" office:value="25645">
            <text:p>25645</text:p>
          </table:table-cell>
          <table:table-cell table:style-name="ce2" office:value-type="string">
            <text:p>SAN ANTONIO DEL TEQUENDAMA</text:p>
          </table:table-cell>
          <table:table-cell table:style-name="ce1" office:value-type="string">
            <text:p>Cundinamarca</text:p>
          </table:table-cell>
          <table:table-cell table:formula="of:=LOWER([.B817])" office:value-type="string" office:string-value="san antonio del tequendama">
            <text:p>san antonio del tequendama</text:p>
          </table:table-cell>
          <table:table-cell table:formula="of:=PROPER([.D817])" office:value-type="string" office:string-value="San Antonio Del Tequendama">
            <text:p>San Antonio Del Tequendama</text:p>
          </table:table-cell>
          <table:table-cell table:formula="of:=LEN([.A817])" office:value-type="float" office:value="5">
            <text:p>5</text:p>
          </table:table-cell>
          <table:table-cell table:formula="of:=IF([.F817]=5;[.A817];CONCATENATE(&quot;0&quot;;[.A817]))" office:value-type="float" office:value="25645">
            <text:p>25645</text:p>
          </table:table-cell>
          <table:table-cell office:value-type="float" office:value="25645">
            <text:p>25645</text:p>
          </table:table-cell>
          <table:table-cell office:value-type="string">
            <text:p>San Antonio del Tequendama</text:p>
          </table:table-cell>
          <table:table-cell table:formula="of:=(CONCATENATE(&quot;insert into `Ciudad`(`Nombre`,`Codigo`) values('&quot;;[.I817];&quot;','&quot;;[.H817];&quot;');&quot;))" office:value-type="string" office:string-value="insert into `Ciudad`(`Nombre`,`Codigo`) values('San Antonio del Tequendama','25645');">
            <text:p>insert into `Ciudad`(`Nombre`,`Codigo`) values('San Antonio del Tequendama','25645');</text:p>
          </table:table-cell>
          <table:table-cell table:formula="of:=CONCATENATE(&quot;new Ciudad{Codigo=&quot;&quot;&quot;;[.H817];&quot;&quot;&quot;,Nombre=&quot;&quot;&quot;;[.I817];&quot;&quot;&quot;},&quot;)" office:value-type="string" office:string-value="new Ciudad{Codigo=&quot;25645&quot;,Nombre=&quot;San Antonio del Tequendama&quot;},">
            <text:p>new Ciudad{Codigo="25645",Nombre="San Antonio del Tequendama"},</text:p>
          </table:table-cell>
          <table:table-cell table:formula="of:=LEN([.B817])" office:value-type="float" office:value="26">
            <text:p>26</text:p>
          </table:table-cell>
        </table:table-row>
        <table:table-row table:style-name="ro2">
          <table:table-cell table:style-name="ce1" office:value-type="float" office:value="68673">
            <text:p>68673</text:p>
          </table:table-cell>
          <table:table-cell table:style-name="ce2" office:value-type="string">
            <text:p>SAN BENITO</text:p>
          </table:table-cell>
          <table:table-cell table:style-name="ce1" office:value-type="string">
            <text:p>Santander</text:p>
          </table:table-cell>
          <table:table-cell table:formula="of:=LOWER([.B818])" office:value-type="string" office:string-value="san benito">
            <text:p>san benito</text:p>
          </table:table-cell>
          <table:table-cell table:formula="of:=PROPER([.D818])" office:value-type="string" office:string-value="San Benito">
            <text:p>San Benito</text:p>
          </table:table-cell>
          <table:table-cell table:formula="of:=LEN([.A818])" office:value-type="float" office:value="5">
            <text:p>5</text:p>
          </table:table-cell>
          <table:table-cell table:formula="of:=IF([.F818]=5;[.A818];CONCATENATE(&quot;0&quot;;[.A818]))" office:value-type="float" office:value="68673">
            <text:p>68673</text:p>
          </table:table-cell>
          <table:table-cell office:value-type="float" office:value="68673">
            <text:p>68673</text:p>
          </table:table-cell>
          <table:table-cell office:value-type="string">
            <text:p>San Benito</text:p>
          </table:table-cell>
          <table:table-cell table:formula="of:=(CONCATENATE(&quot;insert into `Ciudad`(`Nombre`,`Codigo`) values('&quot;;[.I818];&quot;','&quot;;[.H818];&quot;');&quot;))" office:value-type="string" office:string-value="insert into `Ciudad`(`Nombre`,`Codigo`) values('San Benito','68673');">
            <text:p>insert into `Ciudad`(`Nombre`,`Codigo`) values('San Benito','68673');</text:p>
          </table:table-cell>
          <table:table-cell table:formula="of:=CONCATENATE(&quot;new Ciudad{Codigo=&quot;&quot;&quot;;[.H818];&quot;&quot;&quot;,Nombre=&quot;&quot;&quot;;[.I818];&quot;&quot;&quot;},&quot;)" office:value-type="string" office:string-value="new Ciudad{Codigo=&quot;68673&quot;,Nombre=&quot;San Benito&quot;},">
            <text:p>new Ciudad{Codigo="68673",Nombre="San Benito"},</text:p>
          </table:table-cell>
          <table:table-cell table:formula="of:=LEN([.B818])" office:value-type="float" office:value="10">
            <text:p>10</text:p>
          </table:table-cell>
        </table:table-row>
        <table:table-row table:style-name="ro2">
          <table:table-cell table:style-name="ce1" office:value-type="float" office:value="70678">
            <text:p>70678</text:p>
          </table:table-cell>
          <table:table-cell table:style-name="ce2" office:value-type="string">
            <text:p>SAN BENITO ABAD</text:p>
          </table:table-cell>
          <table:table-cell table:style-name="ce1" office:value-type="string">
            <text:p>Sucre</text:p>
          </table:table-cell>
          <table:table-cell table:formula="of:=LOWER([.B819])" office:value-type="string" office:string-value="san benito abad">
            <text:p>san benito abad</text:p>
          </table:table-cell>
          <table:table-cell table:formula="of:=PROPER([.D819])" office:value-type="string" office:string-value="San Benito Abad">
            <text:p>San Benito Abad</text:p>
          </table:table-cell>
          <table:table-cell table:formula="of:=LEN([.A819])" office:value-type="float" office:value="5">
            <text:p>5</text:p>
          </table:table-cell>
          <table:table-cell table:formula="of:=IF([.F819]=5;[.A819];CONCATENATE(&quot;0&quot;;[.A819]))" office:value-type="float" office:value="70678">
            <text:p>70678</text:p>
          </table:table-cell>
          <table:table-cell office:value-type="float" office:value="70678">
            <text:p>70678</text:p>
          </table:table-cell>
          <table:table-cell office:value-type="string">
            <text:p>San Benito Abad</text:p>
          </table:table-cell>
          <table:table-cell table:formula="of:=(CONCATENATE(&quot;insert into `Ciudad`(`Nombre`,`Codigo`) values('&quot;;[.I819];&quot;','&quot;;[.H819];&quot;');&quot;))" office:value-type="string" office:string-value="insert into `Ciudad`(`Nombre`,`Codigo`) values('San Benito Abad','70678');">
            <text:p>insert into `Ciudad`(`Nombre`,`Codigo`) values('San Benito Abad','70678');</text:p>
          </table:table-cell>
          <table:table-cell table:formula="of:=CONCATENATE(&quot;new Ciudad{Codigo=&quot;&quot;&quot;;[.H819];&quot;&quot;&quot;,Nombre=&quot;&quot;&quot;;[.I819];&quot;&quot;&quot;},&quot;)" office:value-type="string" office:string-value="new Ciudad{Codigo=&quot;70678&quot;,Nombre=&quot;San Benito Abad&quot;},">
            <text:p>new Ciudad{Codigo="70678",Nombre="San Benito Abad"},</text:p>
          </table:table-cell>
          <table:table-cell table:formula="of:=LEN([.B819])" office:value-type="float" office:value="15">
            <text:p>15</text:p>
          </table:table-cell>
        </table:table-row>
        <table:table-row table:style-name="ro2">
          <table:table-cell table:style-name="ce1" office:value-type="float" office:value="25649">
            <text:p>25649</text:p>
          </table:table-cell>
          <table:table-cell table:style-name="ce2" office:value-type="string">
            <text:p>SAN BERNARDO</text:p>
          </table:table-cell>
          <table:table-cell table:style-name="ce1" office:value-type="string">
            <text:p>Cundinamarca</text:p>
          </table:table-cell>
          <table:table-cell table:formula="of:=LOWER([.B820])" office:value-type="string" office:string-value="san bernardo">
            <text:p>san bernardo</text:p>
          </table:table-cell>
          <table:table-cell table:formula="of:=PROPER([.D820])" office:value-type="string" office:string-value="San Bernardo">
            <text:p>San Bernardo</text:p>
          </table:table-cell>
          <table:table-cell table:formula="of:=LEN([.A820])" office:value-type="float" office:value="5">
            <text:p>5</text:p>
          </table:table-cell>
          <table:table-cell table:formula="of:=IF([.F820]=5;[.A820];CONCATENATE(&quot;0&quot;;[.A820]))" office:value-type="float" office:value="25649">
            <text:p>25649</text:p>
          </table:table-cell>
          <table:table-cell office:value-type="float" office:value="25649">
            <text:p>25649</text:p>
          </table:table-cell>
          <table:table-cell office:value-type="string">
            <text:p>San Bernardo</text:p>
          </table:table-cell>
          <table:table-cell table:formula="of:=(CONCATENATE(&quot;insert into `Ciudad`(`Nombre`,`Codigo`) values('&quot;;[.I820];&quot;','&quot;;[.H820];&quot;');&quot;))" office:value-type="string" office:string-value="insert into `Ciudad`(`Nombre`,`Codigo`) values('San Bernardo','25649');">
            <text:p>insert into `Ciudad`(`Nombre`,`Codigo`) values('San Bernardo','25649');</text:p>
          </table:table-cell>
          <table:table-cell table:formula="of:=CONCATENATE(&quot;new Ciudad{Codigo=&quot;&quot;&quot;;[.H820];&quot;&quot;&quot;,Nombre=&quot;&quot;&quot;;[.I820];&quot;&quot;&quot;},&quot;)" office:value-type="string" office:string-value="new Ciudad{Codigo=&quot;25649&quot;,Nombre=&quot;San Bernardo&quot;},">
            <text:p>new Ciudad{Codigo="25649",Nombre="San Bernardo"},</text:p>
          </table:table-cell>
          <table:table-cell table:formula="of:=LEN([.B820])" office:value-type="float" office:value="12">
            <text:p>12</text:p>
          </table:table-cell>
        </table:table-row>
        <table:table-row table:style-name="ro2">
          <table:table-cell table:style-name="ce1" office:value-type="float" office:value="52685">
            <text:p>52685</text:p>
          </table:table-cell>
          <table:table-cell table:style-name="ce2" office:value-type="string">
            <text:p>SAN BERNARDO</text:p>
          </table:table-cell>
          <table:table-cell table:style-name="ce1" office:value-type="string">
            <text:p>Nariño</text:p>
          </table:table-cell>
          <table:table-cell table:formula="of:=LOWER([.B821])" office:value-type="string" office:string-value="san bernardo">
            <text:p>san bernardo</text:p>
          </table:table-cell>
          <table:table-cell table:formula="of:=PROPER([.D821])" office:value-type="string" office:string-value="San Bernardo">
            <text:p>San Bernardo</text:p>
          </table:table-cell>
          <table:table-cell table:formula="of:=LEN([.A821])" office:value-type="float" office:value="5">
            <text:p>5</text:p>
          </table:table-cell>
          <table:table-cell table:formula="of:=IF([.F821]=5;[.A821];CONCATENATE(&quot;0&quot;;[.A821]))" office:value-type="float" office:value="52685">
            <text:p>52685</text:p>
          </table:table-cell>
          <table:table-cell office:value-type="float" office:value="52685">
            <text:p>52685</text:p>
          </table:table-cell>
          <table:table-cell office:value-type="string">
            <text:p>San Bernardo</text:p>
          </table:table-cell>
          <table:table-cell table:formula="of:=(CONCATENATE(&quot;insert into `Ciudad`(`Nombre`,`Codigo`) values('&quot;;[.I821];&quot;','&quot;;[.H821];&quot;');&quot;))" office:value-type="string" office:string-value="insert into `Ciudad`(`Nombre`,`Codigo`) values('San Bernardo','52685');">
            <text:p>insert into `Ciudad`(`Nombre`,`Codigo`) values('San Bernardo','52685');</text:p>
          </table:table-cell>
          <table:table-cell table:formula="of:=CONCATENATE(&quot;new Ciudad{Codigo=&quot;&quot;&quot;;[.H821];&quot;&quot;&quot;,Nombre=&quot;&quot;&quot;;[.I821];&quot;&quot;&quot;},&quot;)" office:value-type="string" office:string-value="new Ciudad{Codigo=&quot;52685&quot;,Nombre=&quot;San Bernardo&quot;},">
            <text:p>new Ciudad{Codigo="52685",Nombre="San Bernardo"},</text:p>
          </table:table-cell>
          <table:table-cell table:formula="of:=LEN([.B821])" office:value-type="float" office:value="12">
            <text:p>12</text:p>
          </table:table-cell>
        </table:table-row>
        <table:table-row table:style-name="ro2">
          <table:table-cell table:style-name="ce1" office:value-type="float" office:value="23675">
            <text:p>23675</text:p>
          </table:table-cell>
          <table:table-cell table:style-name="ce2" office:value-type="string">
            <text:p>SAN BERNARDO DEL VIENTO</text:p>
          </table:table-cell>
          <table:table-cell table:style-name="ce1" office:value-type="string">
            <text:p>Córdoba</text:p>
          </table:table-cell>
          <table:table-cell table:formula="of:=LOWER([.B822])" office:value-type="string" office:string-value="san bernardo del viento">
            <text:p>san bernardo del viento</text:p>
          </table:table-cell>
          <table:table-cell table:formula="of:=PROPER([.D822])" office:value-type="string" office:string-value="San Bernardo Del Viento">
            <text:p>San Bernardo Del Viento</text:p>
          </table:table-cell>
          <table:table-cell table:formula="of:=LEN([.A822])" office:value-type="float" office:value="5">
            <text:p>5</text:p>
          </table:table-cell>
          <table:table-cell table:formula="of:=IF([.F822]=5;[.A822];CONCATENATE(&quot;0&quot;;[.A822]))" office:value-type="float" office:value="23675">
            <text:p>23675</text:p>
          </table:table-cell>
          <table:table-cell office:value-type="float" office:value="23675">
            <text:p>23675</text:p>
          </table:table-cell>
          <table:table-cell office:value-type="string">
            <text:p>San Bernardo del Viento</text:p>
          </table:table-cell>
          <table:table-cell table:formula="of:=(CONCATENATE(&quot;insert into `Ciudad`(`Nombre`,`Codigo`) values('&quot;;[.I822];&quot;','&quot;;[.H822];&quot;');&quot;))" office:value-type="string" office:string-value="insert into `Ciudad`(`Nombre`,`Codigo`) values('San Bernardo del Viento','23675');">
            <text:p>insert into `Ciudad`(`Nombre`,`Codigo`) values('San Bernardo del Viento','23675');</text:p>
          </table:table-cell>
          <table:table-cell table:formula="of:=CONCATENATE(&quot;new Ciudad{Codigo=&quot;&quot;&quot;;[.H822];&quot;&quot;&quot;,Nombre=&quot;&quot;&quot;;[.I822];&quot;&quot;&quot;},&quot;)" office:value-type="string" office:string-value="new Ciudad{Codigo=&quot;23675&quot;,Nombre=&quot;San Bernardo del Viento&quot;},">
            <text:p>new Ciudad{Codigo="23675",Nombre="San Bernardo del Viento"},</text:p>
          </table:table-cell>
          <table:table-cell table:formula="of:=LEN([.B822])" office:value-type="float" office:value="23">
            <text:p>23</text:p>
          </table:table-cell>
        </table:table-row>
        <table:table-row table:style-name="ro2">
          <table:table-cell table:style-name="ce1" office:value-type="float" office:value="54670">
            <text:p>54670</text:p>
          </table:table-cell>
          <table:table-cell table:style-name="ce2" office:value-type="string">
            <text:p>SAN CALIXTO</text:p>
          </table:table-cell>
          <table:table-cell table:style-name="ce1" office:value-type="string">
            <text:p>Norte de Santander</text:p>
          </table:table-cell>
          <table:table-cell table:formula="of:=LOWER([.B823])" office:value-type="string" office:string-value="san calixto">
            <text:p>san calixto</text:p>
          </table:table-cell>
          <table:table-cell table:formula="of:=PROPER([.D823])" office:value-type="string" office:string-value="San Calixto">
            <text:p>San Calixto</text:p>
          </table:table-cell>
          <table:table-cell table:formula="of:=LEN([.A823])" office:value-type="float" office:value="5">
            <text:p>5</text:p>
          </table:table-cell>
          <table:table-cell table:formula="of:=IF([.F823]=5;[.A823];CONCATENATE(&quot;0&quot;;[.A823]))" office:value-type="float" office:value="54670">
            <text:p>54670</text:p>
          </table:table-cell>
          <table:table-cell office:value-type="float" office:value="54670">
            <text:p>54670</text:p>
          </table:table-cell>
          <table:table-cell office:value-type="string">
            <text:p>San Calixto</text:p>
          </table:table-cell>
          <table:table-cell table:formula="of:=(CONCATENATE(&quot;insert into `Ciudad`(`Nombre`,`Codigo`) values('&quot;;[.I823];&quot;','&quot;;[.H823];&quot;');&quot;))" office:value-type="string" office:string-value="insert into `Ciudad`(`Nombre`,`Codigo`) values('San Calixto','54670');">
            <text:p>insert into `Ciudad`(`Nombre`,`Codigo`) values('San Calixto','54670');</text:p>
          </table:table-cell>
          <table:table-cell table:formula="of:=CONCATENATE(&quot;new Ciudad{Codigo=&quot;&quot;&quot;;[.H823];&quot;&quot;&quot;,Nombre=&quot;&quot;&quot;;[.I823];&quot;&quot;&quot;},&quot;)" office:value-type="string" office:string-value="new Ciudad{Codigo=&quot;54670&quot;,Nombre=&quot;San Calixto&quot;},">
            <text:p>new Ciudad{Codigo="54670",Nombre="San Calixto"},</text:p>
          </table:table-cell>
          <table:table-cell table:formula="of:=LEN([.B823])" office:value-type="float" office:value="11">
            <text:p>11</text:p>
          </table:table-cell>
        </table:table-row>
        <table:table-row table:style-name="ro2">
          <table:table-cell table:style-name="ce1" office:value-type="float" office:value="5649">
            <text:p>5649</text:p>
          </table:table-cell>
          <table:table-cell table:style-name="ce2" office:value-type="string">
            <text:p>SAN CARLOS</text:p>
          </table:table-cell>
          <table:table-cell table:style-name="ce1" office:value-type="string">
            <text:p>Antioquia</text:p>
          </table:table-cell>
          <table:table-cell table:formula="of:=LOWER([.B824])" office:value-type="string" office:string-value="san carlos">
            <text:p>san carlos</text:p>
          </table:table-cell>
          <table:table-cell table:formula="of:=PROPER([.D824])" office:value-type="string" office:string-value="San Carlos">
            <text:p>San Carlos</text:p>
          </table:table-cell>
          <table:table-cell table:formula="of:=LEN([.A824])" office:value-type="float" office:value="4">
            <text:p>4</text:p>
          </table:table-cell>
          <table:table-cell table:formula="of:=IF([.F824]=5;[.A824];CONCATENATE(&quot;0&quot;;[.A824]))" office:value-type="string" office:string-value="05649">
            <text:p>05649</text:p>
          </table:table-cell>
          <table:table-cell office:value-type="string">
            <text:p>05649</text:p>
          </table:table-cell>
          <table:table-cell office:value-type="string">
            <text:p>San Carlos</text:p>
          </table:table-cell>
          <table:table-cell table:formula="of:=(CONCATENATE(&quot;insert into `Ciudad`(`Nombre`,`Codigo`) values('&quot;;[.I824];&quot;','&quot;;[.H824];&quot;');&quot;))" office:value-type="string" office:string-value="insert into `Ciudad`(`Nombre`,`Codigo`) values('San Carlos','05649');">
            <text:p>insert into `Ciudad`(`Nombre`,`Codigo`) values('San Carlos','05649');</text:p>
          </table:table-cell>
          <table:table-cell table:formula="of:=CONCATENATE(&quot;new Ciudad{Codigo=&quot;&quot;&quot;;[.H824];&quot;&quot;&quot;,Nombre=&quot;&quot;&quot;;[.I824];&quot;&quot;&quot;},&quot;)" office:value-type="string" office:string-value="new Ciudad{Codigo=&quot;05649&quot;,Nombre=&quot;San Carlos&quot;},">
            <text:p>new Ciudad{Codigo="05649",Nombre="San Carlos"},</text:p>
          </table:table-cell>
          <table:table-cell table:formula="of:=LEN([.B824])" office:value-type="float" office:value="10">
            <text:p>10</text:p>
          </table:table-cell>
        </table:table-row>
        <table:table-row table:style-name="ro2">
          <table:table-cell table:style-name="ce1" office:value-type="float" office:value="23678">
            <text:p>23678</text:p>
          </table:table-cell>
          <table:table-cell table:style-name="ce2" office:value-type="string">
            <text:p>SAN CARLOS</text:p>
          </table:table-cell>
          <table:table-cell table:style-name="ce1" office:value-type="string">
            <text:p>Córdoba</text:p>
          </table:table-cell>
          <table:table-cell table:formula="of:=LOWER([.B825])" office:value-type="string" office:string-value="san carlos">
            <text:p>san carlos</text:p>
          </table:table-cell>
          <table:table-cell table:formula="of:=PROPER([.D825])" office:value-type="string" office:string-value="San Carlos">
            <text:p>San Carlos</text:p>
          </table:table-cell>
          <table:table-cell table:formula="of:=LEN([.A825])" office:value-type="float" office:value="5">
            <text:p>5</text:p>
          </table:table-cell>
          <table:table-cell table:formula="of:=IF([.F825]=5;[.A825];CONCATENATE(&quot;0&quot;;[.A825]))" office:value-type="float" office:value="23678">
            <text:p>23678</text:p>
          </table:table-cell>
          <table:table-cell office:value-type="float" office:value="23678">
            <text:p>23678</text:p>
          </table:table-cell>
          <table:table-cell office:value-type="string">
            <text:p>San Carlos</text:p>
          </table:table-cell>
          <table:table-cell table:formula="of:=(CONCATENATE(&quot;insert into `Ciudad`(`Nombre`,`Codigo`) values('&quot;;[.I825];&quot;','&quot;;[.H825];&quot;');&quot;))" office:value-type="string" office:string-value="insert into `Ciudad`(`Nombre`,`Codigo`) values('San Carlos','23678');">
            <text:p>insert into `Ciudad`(`Nombre`,`Codigo`) values('San Carlos','23678');</text:p>
          </table:table-cell>
          <table:table-cell table:formula="of:=CONCATENATE(&quot;new Ciudad{Codigo=&quot;&quot;&quot;;[.H825];&quot;&quot;&quot;,Nombre=&quot;&quot;&quot;;[.I825];&quot;&quot;&quot;},&quot;)" office:value-type="string" office:string-value="new Ciudad{Codigo=&quot;23678&quot;,Nombre=&quot;San Carlos&quot;},">
            <text:p>new Ciudad{Codigo="23678",Nombre="San Carlos"},</text:p>
          </table:table-cell>
          <table:table-cell table:formula="of:=LEN([.B825])" office:value-type="float" office:value="10">
            <text:p>10</text:p>
          </table:table-cell>
        </table:table-row>
        <table:table-row table:style-name="ro2">
          <table:table-cell table:style-name="ce1" office:value-type="float" office:value="50680">
            <text:p>50680</text:p>
          </table:table-cell>
          <table:table-cell table:style-name="ce2" office:value-type="string">
            <text:p>SAN CARLOS DE GUAROA</text:p>
          </table:table-cell>
          <table:table-cell table:style-name="ce1" office:value-type="string">
            <text:p>Meta</text:p>
          </table:table-cell>
          <table:table-cell table:formula="of:=LOWER([.B826])" office:value-type="string" office:string-value="san carlos de guaroa">
            <text:p>san carlos de guaroa</text:p>
          </table:table-cell>
          <table:table-cell table:formula="of:=PROPER([.D826])" office:value-type="string" office:string-value="San Carlos De Guaroa">
            <text:p>San Carlos De Guaroa</text:p>
          </table:table-cell>
          <table:table-cell table:formula="of:=LEN([.A826])" office:value-type="float" office:value="5">
            <text:p>5</text:p>
          </table:table-cell>
          <table:table-cell table:formula="of:=IF([.F826]=5;[.A826];CONCATENATE(&quot;0&quot;;[.A826]))" office:value-type="float" office:value="50680">
            <text:p>50680</text:p>
          </table:table-cell>
          <table:table-cell office:value-type="float" office:value="50680">
            <text:p>50680</text:p>
          </table:table-cell>
          <table:table-cell office:value-type="string">
            <text:p>San Carlos de Guaroa</text:p>
          </table:table-cell>
          <table:table-cell table:formula="of:=(CONCATENATE(&quot;insert into `Ciudad`(`Nombre`,`Codigo`) values('&quot;;[.I826];&quot;','&quot;;[.H826];&quot;');&quot;))" office:value-type="string" office:string-value="insert into `Ciudad`(`Nombre`,`Codigo`) values('San Carlos de Guaroa','50680');">
            <text:p>insert into `Ciudad`(`Nombre`,`Codigo`) values('San Carlos de Guaroa','50680');</text:p>
          </table:table-cell>
          <table:table-cell table:formula="of:=CONCATENATE(&quot;new Ciudad{Codigo=&quot;&quot;&quot;;[.H826];&quot;&quot;&quot;,Nombre=&quot;&quot;&quot;;[.I826];&quot;&quot;&quot;},&quot;)" office:value-type="string" office:string-value="new Ciudad{Codigo=&quot;50680&quot;,Nombre=&quot;San Carlos de Guaroa&quot;},">
            <text:p>new Ciudad{Codigo="50680",Nombre="San Carlos de Guaroa"},</text:p>
          </table:table-cell>
          <table:table-cell table:formula="of:=LEN([.B826])" office:value-type="float" office:value="20">
            <text:p>20</text:p>
          </table:table-cell>
        </table:table-row>
        <table:table-row table:style-name="ro2">
          <table:table-cell table:style-name="ce1" office:value-type="float" office:value="25653">
            <text:p>25653</text:p>
          </table:table-cell>
          <table:table-cell table:style-name="ce2" office:value-type="string">
            <text:p>SAN CAYETANO</text:p>
          </table:table-cell>
          <table:table-cell table:style-name="ce1" office:value-type="string">
            <text:p>Cundinamarca</text:p>
          </table:table-cell>
          <table:table-cell table:formula="of:=LOWER([.B827])" office:value-type="string" office:string-value="san cayetano">
            <text:p>san cayetano</text:p>
          </table:table-cell>
          <table:table-cell table:formula="of:=PROPER([.D827])" office:value-type="string" office:string-value="San Cayetano">
            <text:p>San Cayetano</text:p>
          </table:table-cell>
          <table:table-cell table:formula="of:=LEN([.A827])" office:value-type="float" office:value="5">
            <text:p>5</text:p>
          </table:table-cell>
          <table:table-cell table:formula="of:=IF([.F827]=5;[.A827];CONCATENATE(&quot;0&quot;;[.A827]))" office:value-type="float" office:value="25653">
            <text:p>25653</text:p>
          </table:table-cell>
          <table:table-cell office:value-type="float" office:value="25653">
            <text:p>25653</text:p>
          </table:table-cell>
          <table:table-cell office:value-type="string">
            <text:p>San Cayetano</text:p>
          </table:table-cell>
          <table:table-cell table:formula="of:=(CONCATENATE(&quot;insert into `Ciudad`(`Nombre`,`Codigo`) values('&quot;;[.I827];&quot;','&quot;;[.H827];&quot;');&quot;))" office:value-type="string" office:string-value="insert into `Ciudad`(`Nombre`,`Codigo`) values('San Cayetano','25653');">
            <text:p>insert into `Ciudad`(`Nombre`,`Codigo`) values('San Cayetano','25653');</text:p>
          </table:table-cell>
          <table:table-cell table:formula="of:=CONCATENATE(&quot;new Ciudad{Codigo=&quot;&quot;&quot;;[.H827];&quot;&quot;&quot;,Nombre=&quot;&quot;&quot;;[.I827];&quot;&quot;&quot;},&quot;)" office:value-type="string" office:string-value="new Ciudad{Codigo=&quot;25653&quot;,Nombre=&quot;San Cayetano&quot;},">
            <text:p>new Ciudad{Codigo="25653",Nombre="San Cayetano"},</text:p>
          </table:table-cell>
          <table:table-cell table:formula="of:=LEN([.B827])" office:value-type="float" office:value="12">
            <text:p>12</text:p>
          </table:table-cell>
        </table:table-row>
        <table:table-row table:style-name="ro2">
          <table:table-cell table:style-name="ce1" office:value-type="float" office:value="54673">
            <text:p>54673</text:p>
          </table:table-cell>
          <table:table-cell table:style-name="ce2" office:value-type="string">
            <text:p>SAN CAYETANO</text:p>
          </table:table-cell>
          <table:table-cell table:style-name="ce1" office:value-type="string">
            <text:p>Norte de Santander</text:p>
          </table:table-cell>
          <table:table-cell table:formula="of:=LOWER([.B828])" office:value-type="string" office:string-value="san cayetano">
            <text:p>san cayetano</text:p>
          </table:table-cell>
          <table:table-cell table:formula="of:=PROPER([.D828])" office:value-type="string" office:string-value="San Cayetano">
            <text:p>San Cayetano</text:p>
          </table:table-cell>
          <table:table-cell table:formula="of:=LEN([.A828])" office:value-type="float" office:value="5">
            <text:p>5</text:p>
          </table:table-cell>
          <table:table-cell table:formula="of:=IF([.F828]=5;[.A828];CONCATENATE(&quot;0&quot;;[.A828]))" office:value-type="float" office:value="54673">
            <text:p>54673</text:p>
          </table:table-cell>
          <table:table-cell office:value-type="float" office:value="54673">
            <text:p>54673</text:p>
          </table:table-cell>
          <table:table-cell office:value-type="string">
            <text:p>San Cayetano</text:p>
          </table:table-cell>
          <table:table-cell table:formula="of:=(CONCATENATE(&quot;insert into `Ciudad`(`Nombre`,`Codigo`) values('&quot;;[.I828];&quot;','&quot;;[.H828];&quot;');&quot;))" office:value-type="string" office:string-value="insert into `Ciudad`(`Nombre`,`Codigo`) values('San Cayetano','54673');">
            <text:p>insert into `Ciudad`(`Nombre`,`Codigo`) values('San Cayetano','54673');</text:p>
          </table:table-cell>
          <table:table-cell table:formula="of:=CONCATENATE(&quot;new Ciudad{Codigo=&quot;&quot;&quot;;[.H828];&quot;&quot;&quot;,Nombre=&quot;&quot;&quot;;[.I828];&quot;&quot;&quot;},&quot;)" office:value-type="string" office:string-value="new Ciudad{Codigo=&quot;54673&quot;,Nombre=&quot;San Cayetano&quot;},">
            <text:p>new Ciudad{Codigo="54673",Nombre="San Cayetano"},</text:p>
          </table:table-cell>
          <table:table-cell table:formula="of:=LEN([.B828])" office:value-type="float" office:value="12">
            <text:p>12</text:p>
          </table:table-cell>
        </table:table-row>
        <table:table-row table:style-name="ro2">
          <table:table-cell table:style-name="ce1" office:value-type="float" office:value="13620">
            <text:p>13620</text:p>
          </table:table-cell>
          <table:table-cell table:style-name="ce2" office:value-type="string">
            <text:p>SAN CRISTÓBAL</text:p>
          </table:table-cell>
          <table:table-cell table:style-name="ce1" office:value-type="string">
            <text:p>Bolívar</text:p>
          </table:table-cell>
          <table:table-cell table:formula="of:=LOWER([.B829])" office:value-type="string" office:string-value="san cristóbal">
            <text:p>san cristóbal</text:p>
          </table:table-cell>
          <table:table-cell table:formula="of:=PROPER([.D829])" office:value-type="string" office:string-value="San Cristóbal">
            <text:p>San Cristóbal</text:p>
          </table:table-cell>
          <table:table-cell table:formula="of:=LEN([.A829])" office:value-type="float" office:value="5">
            <text:p>5</text:p>
          </table:table-cell>
          <table:table-cell table:formula="of:=IF([.F829]=5;[.A829];CONCATENATE(&quot;0&quot;;[.A829]))" office:value-type="float" office:value="13620">
            <text:p>13620</text:p>
          </table:table-cell>
          <table:table-cell office:value-type="float" office:value="13620">
            <text:p>13620</text:p>
          </table:table-cell>
          <table:table-cell office:value-type="string">
            <text:p>San Cristóbal</text:p>
          </table:table-cell>
          <table:table-cell table:formula="of:=(CONCATENATE(&quot;insert into `Ciudad`(`Nombre`,`Codigo`) values('&quot;;[.I829];&quot;','&quot;;[.H829];&quot;');&quot;))" office:value-type="string" office:string-value="insert into `Ciudad`(`Nombre`,`Codigo`) values('San Cristóbal','13620');">
            <text:p>insert into `Ciudad`(`Nombre`,`Codigo`) values('San Cristóbal','13620');</text:p>
          </table:table-cell>
          <table:table-cell table:formula="of:=CONCATENATE(&quot;new Ciudad{Codigo=&quot;&quot;&quot;;[.H829];&quot;&quot;&quot;,Nombre=&quot;&quot;&quot;;[.I829];&quot;&quot;&quot;},&quot;)" office:value-type="string" office:string-value="new Ciudad{Codigo=&quot;13620&quot;,Nombre=&quot;San Cristóbal&quot;},">
            <text:p>new Ciudad{Codigo="13620",Nombre="San Cristóbal"},</text:p>
          </table:table-cell>
          <table:table-cell table:formula="of:=LEN([.B829])" office:value-type="float" office:value="13">
            <text:p>13</text:p>
          </table:table-cell>
        </table:table-row>
        <table:table-row table:style-name="ro2">
          <table:table-cell table:style-name="ce1" office:value-type="float" office:value="20750">
            <text:p>20750</text:p>
          </table:table-cell>
          <table:table-cell table:style-name="ce2" office:value-type="string">
            <text:p>SAN DIEGO</text:p>
          </table:table-cell>
          <table:table-cell table:style-name="ce1" office:value-type="string">
            <text:p>Cesar</text:p>
          </table:table-cell>
          <table:table-cell table:formula="of:=LOWER([.B830])" office:value-type="string" office:string-value="san diego">
            <text:p>san diego</text:p>
          </table:table-cell>
          <table:table-cell table:formula="of:=PROPER([.D830])" office:value-type="string" office:string-value="San Diego">
            <text:p>San Diego</text:p>
          </table:table-cell>
          <table:table-cell table:formula="of:=LEN([.A830])" office:value-type="float" office:value="5">
            <text:p>5</text:p>
          </table:table-cell>
          <table:table-cell table:formula="of:=IF([.F830]=5;[.A830];CONCATENATE(&quot;0&quot;;[.A830]))" office:value-type="float" office:value="20750">
            <text:p>20750</text:p>
          </table:table-cell>
          <table:table-cell office:value-type="float" office:value="20750">
            <text:p>20750</text:p>
          </table:table-cell>
          <table:table-cell office:value-type="string">
            <text:p>San Diego</text:p>
          </table:table-cell>
          <table:table-cell table:formula="of:=(CONCATENATE(&quot;insert into `Ciudad`(`Nombre`,`Codigo`) values('&quot;;[.I830];&quot;','&quot;;[.H830];&quot;');&quot;))" office:value-type="string" office:string-value="insert into `Ciudad`(`Nombre`,`Codigo`) values('San Diego','20750');">
            <text:p>insert into `Ciudad`(`Nombre`,`Codigo`) values('San Diego','20750');</text:p>
          </table:table-cell>
          <table:table-cell table:formula="of:=CONCATENATE(&quot;new Ciudad{Codigo=&quot;&quot;&quot;;[.H830];&quot;&quot;&quot;,Nombre=&quot;&quot;&quot;;[.I830];&quot;&quot;&quot;},&quot;)" office:value-type="string" office:string-value="new Ciudad{Codigo=&quot;20750&quot;,Nombre=&quot;San Diego&quot;},">
            <text:p>new Ciudad{Codigo="20750",Nombre="San Diego"},</text:p>
          </table:table-cell>
          <table:table-cell table:formula="of:=LEN([.B830])" office:value-type="float" office:value="9">
            <text:p>9</text:p>
          </table:table-cell>
        </table:table-row>
        <table:table-row table:style-name="ro2">
          <table:table-cell table:style-name="ce1" office:value-type="float" office:value="15660">
            <text:p>15660</text:p>
          </table:table-cell>
          <table:table-cell table:style-name="ce2" office:value-type="string">
            <text:p>SAN EDUARDO</text:p>
          </table:table-cell>
          <table:table-cell table:style-name="ce1" office:value-type="string">
            <text:p>Boyacá</text:p>
          </table:table-cell>
          <table:table-cell table:formula="of:=LOWER([.B831])" office:value-type="string" office:string-value="san eduardo">
            <text:p>san eduardo</text:p>
          </table:table-cell>
          <table:table-cell table:formula="of:=PROPER([.D831])" office:value-type="string" office:string-value="San Eduardo">
            <text:p>San Eduardo</text:p>
          </table:table-cell>
          <table:table-cell table:formula="of:=LEN([.A831])" office:value-type="float" office:value="5">
            <text:p>5</text:p>
          </table:table-cell>
          <table:table-cell table:formula="of:=IF([.F831]=5;[.A831];CONCATENATE(&quot;0&quot;;[.A831]))" office:value-type="float" office:value="15660">
            <text:p>15660</text:p>
          </table:table-cell>
          <table:table-cell office:value-type="float" office:value="15660">
            <text:p>15660</text:p>
          </table:table-cell>
          <table:table-cell office:value-type="string">
            <text:p>San Eduardo</text:p>
          </table:table-cell>
          <table:table-cell table:formula="of:=(CONCATENATE(&quot;insert into `Ciudad`(`Nombre`,`Codigo`) values('&quot;;[.I831];&quot;','&quot;;[.H831];&quot;');&quot;))" office:value-type="string" office:string-value="insert into `Ciudad`(`Nombre`,`Codigo`) values('San Eduardo','15660');">
            <text:p>insert into `Ciudad`(`Nombre`,`Codigo`) values('San Eduardo','15660');</text:p>
          </table:table-cell>
          <table:table-cell table:formula="of:=CONCATENATE(&quot;new Ciudad{Codigo=&quot;&quot;&quot;;[.H831];&quot;&quot;&quot;,Nombre=&quot;&quot;&quot;;[.I831];&quot;&quot;&quot;},&quot;)" office:value-type="string" office:string-value="new Ciudad{Codigo=&quot;15660&quot;,Nombre=&quot;San Eduardo&quot;},">
            <text:p>new Ciudad{Codigo="15660",Nombre="San Eduardo"},</text:p>
          </table:table-cell>
          <table:table-cell table:formula="of:=LEN([.B831])" office:value-type="float" office:value="11">
            <text:p>11</text:p>
          </table:table-cell>
        </table:table-row>
        <table:table-row table:style-name="ro2">
          <table:table-cell table:style-name="ce1" office:value-type="float" office:value="13647">
            <text:p>13647</text:p>
          </table:table-cell>
          <table:table-cell table:style-name="ce2" office:value-type="string">
            <text:p>SAN ESTANISLAO</text:p>
          </table:table-cell>
          <table:table-cell table:style-name="ce1" office:value-type="string">
            <text:p>Bolívar</text:p>
          </table:table-cell>
          <table:table-cell table:formula="of:=LOWER([.B832])" office:value-type="string" office:string-value="san estanislao">
            <text:p>san estanislao</text:p>
          </table:table-cell>
          <table:table-cell table:formula="of:=PROPER([.D832])" office:value-type="string" office:string-value="San Estanislao">
            <text:p>San Estanislao</text:p>
          </table:table-cell>
          <table:table-cell table:formula="of:=LEN([.A832])" office:value-type="float" office:value="5">
            <text:p>5</text:p>
          </table:table-cell>
          <table:table-cell table:formula="of:=IF([.F832]=5;[.A832];CONCATENATE(&quot;0&quot;;[.A832]))" office:value-type="float" office:value="13647">
            <text:p>13647</text:p>
          </table:table-cell>
          <table:table-cell office:value-type="float" office:value="13647">
            <text:p>13647</text:p>
          </table:table-cell>
          <table:table-cell office:value-type="string">
            <text:p>San Estanislao</text:p>
          </table:table-cell>
          <table:table-cell table:formula="of:=(CONCATENATE(&quot;insert into `Ciudad`(`Nombre`,`Codigo`) values('&quot;;[.I832];&quot;','&quot;;[.H832];&quot;');&quot;))" office:value-type="string" office:string-value="insert into `Ciudad`(`Nombre`,`Codigo`) values('San Estanislao','13647');">
            <text:p>insert into `Ciudad`(`Nombre`,`Codigo`) values('San Estanislao','13647');</text:p>
          </table:table-cell>
          <table:table-cell table:formula="of:=CONCATENATE(&quot;new Ciudad{Codigo=&quot;&quot;&quot;;[.H832];&quot;&quot;&quot;,Nombre=&quot;&quot;&quot;;[.I832];&quot;&quot;&quot;},&quot;)" office:value-type="string" office:string-value="new Ciudad{Codigo=&quot;13647&quot;,Nombre=&quot;San Estanislao&quot;},">
            <text:p>new Ciudad{Codigo="13647",Nombre="San Estanislao"},</text:p>
          </table:table-cell>
          <table:table-cell table:formula="of:=LEN([.B832])" office:value-type="float" office:value="14">
            <text:p>14</text:p>
          </table:table-cell>
        </table:table-row>
        <table:table-row table:style-name="ro2">
          <table:table-cell table:style-name="ce1" office:value-type="float" office:value="94883">
            <text:p>94883</text:p>
          </table:table-cell>
          <table:table-cell table:style-name="ce2" office:value-type="string">
            <text:p>SAN FELIPE</text:p>
          </table:table-cell>
          <table:table-cell table:style-name="ce1" office:value-type="string">
            <text:p>Guainía</text:p>
          </table:table-cell>
          <table:table-cell table:formula="of:=LOWER([.B833])" office:value-type="string" office:string-value="san felipe">
            <text:p>san felipe</text:p>
          </table:table-cell>
          <table:table-cell table:formula="of:=PROPER([.D833])" office:value-type="string" office:string-value="San Felipe">
            <text:p>San Felipe</text:p>
          </table:table-cell>
          <table:table-cell table:formula="of:=LEN([.A833])" office:value-type="float" office:value="5">
            <text:p>5</text:p>
          </table:table-cell>
          <table:table-cell table:formula="of:=IF([.F833]=5;[.A833];CONCATENATE(&quot;0&quot;;[.A833]))" office:value-type="float" office:value="94883">
            <text:p>94883</text:p>
          </table:table-cell>
          <table:table-cell office:value-type="float" office:value="94883">
            <text:p>94883</text:p>
          </table:table-cell>
          <table:table-cell office:value-type="string">
            <text:p>San Felipe</text:p>
          </table:table-cell>
          <table:table-cell table:formula="of:=(CONCATENATE(&quot;insert into `Ciudad`(`Nombre`,`Codigo`) values('&quot;;[.I833];&quot;','&quot;;[.H833];&quot;');&quot;))" office:value-type="string" office:string-value="insert into `Ciudad`(`Nombre`,`Codigo`) values('San Felipe','94883');">
            <text:p>insert into `Ciudad`(`Nombre`,`Codigo`) values('San Felipe','94883');</text:p>
          </table:table-cell>
          <table:table-cell table:formula="of:=CONCATENATE(&quot;new Ciudad{Codigo=&quot;&quot;&quot;;[.H833];&quot;&quot;&quot;,Nombre=&quot;&quot;&quot;;[.I833];&quot;&quot;&quot;},&quot;)" office:value-type="string" office:string-value="new Ciudad{Codigo=&quot;94883&quot;,Nombre=&quot;San Felipe&quot;},">
            <text:p>new Ciudad{Codigo="94883",Nombre="San Felipe"},</text:p>
          </table:table-cell>
          <table:table-cell table:formula="of:=LEN([.B833])" office:value-type="float" office:value="10">
            <text:p>10</text:p>
          </table:table-cell>
        </table:table-row>
        <table:table-row table:style-name="ro2">
          <table:table-cell table:style-name="ce1" office:value-type="float" office:value="13650">
            <text:p>13650</text:p>
          </table:table-cell>
          <table:table-cell table:style-name="ce2" office:value-type="string">
            <text:p>SAN FERNANDO</text:p>
          </table:table-cell>
          <table:table-cell table:style-name="ce1" office:value-type="string">
            <text:p>Bolívar</text:p>
          </table:table-cell>
          <table:table-cell table:formula="of:=LOWER([.B834])" office:value-type="string" office:string-value="san fernando">
            <text:p>san fernando</text:p>
          </table:table-cell>
          <table:table-cell table:formula="of:=PROPER([.D834])" office:value-type="string" office:string-value="San Fernando">
            <text:p>San Fernando</text:p>
          </table:table-cell>
          <table:table-cell table:formula="of:=LEN([.A834])" office:value-type="float" office:value="5">
            <text:p>5</text:p>
          </table:table-cell>
          <table:table-cell table:formula="of:=IF([.F834]=5;[.A834];CONCATENATE(&quot;0&quot;;[.A834]))" office:value-type="float" office:value="13650">
            <text:p>13650</text:p>
          </table:table-cell>
          <table:table-cell office:value-type="float" office:value="13650">
            <text:p>13650</text:p>
          </table:table-cell>
          <table:table-cell office:value-type="string">
            <text:p>San Fernando</text:p>
          </table:table-cell>
          <table:table-cell table:formula="of:=(CONCATENATE(&quot;insert into `Ciudad`(`Nombre`,`Codigo`) values('&quot;;[.I834];&quot;','&quot;;[.H834];&quot;');&quot;))" office:value-type="string" office:string-value="insert into `Ciudad`(`Nombre`,`Codigo`) values('San Fernando','13650');">
            <text:p>insert into `Ciudad`(`Nombre`,`Codigo`) values('San Fernando','13650');</text:p>
          </table:table-cell>
          <table:table-cell table:formula="of:=CONCATENATE(&quot;new Ciudad{Codigo=&quot;&quot;&quot;;[.H834];&quot;&quot;&quot;,Nombre=&quot;&quot;&quot;;[.I834];&quot;&quot;&quot;},&quot;)" office:value-type="string" office:string-value="new Ciudad{Codigo=&quot;13650&quot;,Nombre=&quot;San Fernando&quot;},">
            <text:p>new Ciudad{Codigo="13650",Nombre="San Fernando"},</text:p>
          </table:table-cell>
          <table:table-cell table:formula="of:=LEN([.B834])" office:value-type="float" office:value="12">
            <text:p>12</text:p>
          </table:table-cell>
        </table:table-row>
        <table:table-row table:style-name="ro2">
          <table:table-cell table:style-name="ce1" office:value-type="float" office:value="5652">
            <text:p>5652</text:p>
          </table:table-cell>
          <table:table-cell table:style-name="ce2" office:value-type="string">
            <text:p>SAN FRANCISCO</text:p>
          </table:table-cell>
          <table:table-cell table:style-name="ce1" office:value-type="string">
            <text:p>Antioquia</text:p>
          </table:table-cell>
          <table:table-cell table:formula="of:=LOWER([.B835])" office:value-type="string" office:string-value="san francisco">
            <text:p>san francisco</text:p>
          </table:table-cell>
          <table:table-cell table:formula="of:=PROPER([.D835])" office:value-type="string" office:string-value="San Francisco">
            <text:p>San Francisco</text:p>
          </table:table-cell>
          <table:table-cell table:formula="of:=LEN([.A835])" office:value-type="float" office:value="4">
            <text:p>4</text:p>
          </table:table-cell>
          <table:table-cell table:formula="of:=IF([.F835]=5;[.A835];CONCATENATE(&quot;0&quot;;[.A835]))" office:value-type="string" office:string-value="05652">
            <text:p>05652</text:p>
          </table:table-cell>
          <table:table-cell office:value-type="string">
            <text:p>05652</text:p>
          </table:table-cell>
          <table:table-cell office:value-type="string">
            <text:p>San Francisco</text:p>
          </table:table-cell>
          <table:table-cell table:formula="of:=(CONCATENATE(&quot;insert into `Ciudad`(`Nombre`,`Codigo`) values('&quot;;[.I835];&quot;','&quot;;[.H835];&quot;');&quot;))" office:value-type="string" office:string-value="insert into `Ciudad`(`Nombre`,`Codigo`) values('San Francisco','05652');">
            <text:p>insert into `Ciudad`(`Nombre`,`Codigo`) values('San Francisco','05652');</text:p>
          </table:table-cell>
          <table:table-cell table:formula="of:=CONCATENATE(&quot;new Ciudad{Codigo=&quot;&quot;&quot;;[.H835];&quot;&quot;&quot;,Nombre=&quot;&quot;&quot;;[.I835];&quot;&quot;&quot;},&quot;)" office:value-type="string" office:string-value="new Ciudad{Codigo=&quot;05652&quot;,Nombre=&quot;San Francisco&quot;},">
            <text:p>new Ciudad{Codigo="05652",Nombre="San Francisco"},</text:p>
          </table:table-cell>
          <table:table-cell table:formula="of:=LEN([.B835])" office:value-type="float" office:value="13">
            <text:p>13</text:p>
          </table:table-cell>
        </table:table-row>
        <table:table-row table:style-name="ro2">
          <table:table-cell table:style-name="ce1" office:value-type="float" office:value="25658">
            <text:p>25658</text:p>
          </table:table-cell>
          <table:table-cell table:style-name="ce2" office:value-type="string">
            <text:p>SAN FRANCISCO</text:p>
          </table:table-cell>
          <table:table-cell table:style-name="ce1" office:value-type="string">
            <text:p>Cundinamarca</text:p>
          </table:table-cell>
          <table:table-cell table:formula="of:=LOWER([.B836])" office:value-type="string" office:string-value="san francisco">
            <text:p>san francisco</text:p>
          </table:table-cell>
          <table:table-cell table:formula="of:=PROPER([.D836])" office:value-type="string" office:string-value="San Francisco">
            <text:p>San Francisco</text:p>
          </table:table-cell>
          <table:table-cell table:formula="of:=LEN([.A836])" office:value-type="float" office:value="5">
            <text:p>5</text:p>
          </table:table-cell>
          <table:table-cell table:formula="of:=IF([.F836]=5;[.A836];CONCATENATE(&quot;0&quot;;[.A836]))" office:value-type="float" office:value="25658">
            <text:p>25658</text:p>
          </table:table-cell>
          <table:table-cell office:value-type="float" office:value="25658">
            <text:p>25658</text:p>
          </table:table-cell>
          <table:table-cell office:value-type="string">
            <text:p>San Francisco</text:p>
          </table:table-cell>
          <table:table-cell table:formula="of:=(CONCATENATE(&quot;insert into `Ciudad`(`Nombre`,`Codigo`) values('&quot;;[.I836];&quot;','&quot;;[.H836];&quot;');&quot;))" office:value-type="string" office:string-value="insert into `Ciudad`(`Nombre`,`Codigo`) values('San Francisco','25658');">
            <text:p>insert into `Ciudad`(`Nombre`,`Codigo`) values('San Francisco','25658');</text:p>
          </table:table-cell>
          <table:table-cell table:formula="of:=CONCATENATE(&quot;new Ciudad{Codigo=&quot;&quot;&quot;;[.H836];&quot;&quot;&quot;,Nombre=&quot;&quot;&quot;;[.I836];&quot;&quot;&quot;},&quot;)" office:value-type="string" office:string-value="new Ciudad{Codigo=&quot;25658&quot;,Nombre=&quot;San Francisco&quot;},">
            <text:p>new Ciudad{Codigo="25658",Nombre="San Francisco"},</text:p>
          </table:table-cell>
          <table:table-cell table:formula="of:=LEN([.B836])" office:value-type="float" office:value="13">
            <text:p>13</text:p>
          </table:table-cell>
        </table:table-row>
        <table:table-row table:style-name="ro2">
          <table:table-cell table:style-name="ce1" office:value-type="float" office:value="86755">
            <text:p>86755</text:p>
          </table:table-cell>
          <table:table-cell table:style-name="ce2" office:value-type="string">
            <text:p>SAN FRANCISCO</text:p>
          </table:table-cell>
          <table:table-cell table:style-name="ce1" office:value-type="string">
            <text:p>Putumayo</text:p>
          </table:table-cell>
          <table:table-cell table:formula="of:=LOWER([.B837])" office:value-type="string" office:string-value="san francisco">
            <text:p>san francisco</text:p>
          </table:table-cell>
          <table:table-cell table:formula="of:=PROPER([.D837])" office:value-type="string" office:string-value="San Francisco">
            <text:p>San Francisco</text:p>
          </table:table-cell>
          <table:table-cell table:formula="of:=LEN([.A837])" office:value-type="float" office:value="5">
            <text:p>5</text:p>
          </table:table-cell>
          <table:table-cell table:formula="of:=IF([.F837]=5;[.A837];CONCATENATE(&quot;0&quot;;[.A837]))" office:value-type="float" office:value="86755">
            <text:p>86755</text:p>
          </table:table-cell>
          <table:table-cell office:value-type="float" office:value="86755">
            <text:p>86755</text:p>
          </table:table-cell>
          <table:table-cell office:value-type="string">
            <text:p>San Francisco</text:p>
          </table:table-cell>
          <table:table-cell table:formula="of:=(CONCATENATE(&quot;insert into `Ciudad`(`Nombre`,`Codigo`) values('&quot;;[.I837];&quot;','&quot;;[.H837];&quot;');&quot;))" office:value-type="string" office:string-value="insert into `Ciudad`(`Nombre`,`Codigo`) values('San Francisco','86755');">
            <text:p>insert into `Ciudad`(`Nombre`,`Codigo`) values('San Francisco','86755');</text:p>
          </table:table-cell>
          <table:table-cell table:formula="of:=CONCATENATE(&quot;new Ciudad{Codigo=&quot;&quot;&quot;;[.H837];&quot;&quot;&quot;,Nombre=&quot;&quot;&quot;;[.I837];&quot;&quot;&quot;},&quot;)" office:value-type="string" office:string-value="new Ciudad{Codigo=&quot;86755&quot;,Nombre=&quot;San Francisco&quot;},">
            <text:p>new Ciudad{Codigo="86755",Nombre="San Francisco"},</text:p>
          </table:table-cell>
          <table:table-cell table:formula="of:=LEN([.B837])" office:value-type="float" office:value="13">
            <text:p>13</text:p>
          </table:table-cell>
        </table:table-row>
        <table:table-row table:style-name="ro2">
          <table:table-cell table:style-name="ce1" office:value-type="float" office:value="68679">
            <text:p>68679</text:p>
          </table:table-cell>
          <table:table-cell table:style-name="ce2" office:value-type="string">
            <text:p>SAN GIL</text:p>
          </table:table-cell>
          <table:table-cell table:style-name="ce1" office:value-type="string">
            <text:p>Santander</text:p>
          </table:table-cell>
          <table:table-cell table:formula="of:=LOWER([.B838])" office:value-type="string" office:string-value="san gil">
            <text:p>san gil</text:p>
          </table:table-cell>
          <table:table-cell table:formula="of:=PROPER([.D838])" office:value-type="string" office:string-value="San Gil">
            <text:p>San Gil</text:p>
          </table:table-cell>
          <table:table-cell table:formula="of:=LEN([.A838])" office:value-type="float" office:value="5">
            <text:p>5</text:p>
          </table:table-cell>
          <table:table-cell table:formula="of:=IF([.F838]=5;[.A838];CONCATENATE(&quot;0&quot;;[.A838]))" office:value-type="float" office:value="68679">
            <text:p>68679</text:p>
          </table:table-cell>
          <table:table-cell office:value-type="float" office:value="68679">
            <text:p>68679</text:p>
          </table:table-cell>
          <table:table-cell office:value-type="string">
            <text:p>San Gil</text:p>
          </table:table-cell>
          <table:table-cell table:formula="of:=(CONCATENATE(&quot;insert into `Ciudad`(`Nombre`,`Codigo`) values('&quot;;[.I838];&quot;','&quot;;[.H838];&quot;');&quot;))" office:value-type="string" office:string-value="insert into `Ciudad`(`Nombre`,`Codigo`) values('San Gil','68679');">
            <text:p>insert into `Ciudad`(`Nombre`,`Codigo`) values('San Gil','68679');</text:p>
          </table:table-cell>
          <table:table-cell table:formula="of:=CONCATENATE(&quot;new Ciudad{Codigo=&quot;&quot;&quot;;[.H838];&quot;&quot;&quot;,Nombre=&quot;&quot;&quot;;[.I838];&quot;&quot;&quot;},&quot;)" office:value-type="string" office:string-value="new Ciudad{Codigo=&quot;68679&quot;,Nombre=&quot;San Gil&quot;},">
            <text:p>new Ciudad{Codigo="68679",Nombre="San Gil"},</text:p>
          </table:table-cell>
          <table:table-cell table:formula="of:=LEN([.B838])" office:value-type="float" office:value="7">
            <text:p>7</text:p>
          </table:table-cell>
        </table:table-row>
        <table:table-row table:style-name="ro2">
          <table:table-cell table:style-name="ce1" office:value-type="float" office:value="13654">
            <text:p>13654</text:p>
          </table:table-cell>
          <table:table-cell table:style-name="ce2" office:value-type="string">
            <text:p>SAN JACINTO</text:p>
          </table:table-cell>
          <table:table-cell table:style-name="ce1" office:value-type="string">
            <text:p>Bolívar</text:p>
          </table:table-cell>
          <table:table-cell table:formula="of:=LOWER([.B839])" office:value-type="string" office:string-value="san jacinto">
            <text:p>san jacinto</text:p>
          </table:table-cell>
          <table:table-cell table:formula="of:=PROPER([.D839])" office:value-type="string" office:string-value="San Jacinto">
            <text:p>San Jacinto</text:p>
          </table:table-cell>
          <table:table-cell table:formula="of:=LEN([.A839])" office:value-type="float" office:value="5">
            <text:p>5</text:p>
          </table:table-cell>
          <table:table-cell table:formula="of:=IF([.F839]=5;[.A839];CONCATENATE(&quot;0&quot;;[.A839]))" office:value-type="float" office:value="13654">
            <text:p>13654</text:p>
          </table:table-cell>
          <table:table-cell office:value-type="float" office:value="13654">
            <text:p>13654</text:p>
          </table:table-cell>
          <table:table-cell office:value-type="string">
            <text:p>San Jacinto</text:p>
          </table:table-cell>
          <table:table-cell table:formula="of:=(CONCATENATE(&quot;insert into `Ciudad`(`Nombre`,`Codigo`) values('&quot;;[.I839];&quot;','&quot;;[.H839];&quot;');&quot;))" office:value-type="string" office:string-value="insert into `Ciudad`(`Nombre`,`Codigo`) values('San Jacinto','13654');">
            <text:p>insert into `Ciudad`(`Nombre`,`Codigo`) values('San Jacinto','13654');</text:p>
          </table:table-cell>
          <table:table-cell table:formula="of:=CONCATENATE(&quot;new Ciudad{Codigo=&quot;&quot;&quot;;[.H839];&quot;&quot;&quot;,Nombre=&quot;&quot;&quot;;[.I839];&quot;&quot;&quot;},&quot;)" office:value-type="string" office:string-value="new Ciudad{Codigo=&quot;13654&quot;,Nombre=&quot;San Jacinto&quot;},">
            <text:p>new Ciudad{Codigo="13654",Nombre="San Jacinto"},</text:p>
          </table:table-cell>
          <table:table-cell table:formula="of:=LEN([.B839])" office:value-type="float" office:value="11">
            <text:p>11</text:p>
          </table:table-cell>
        </table:table-row>
        <table:table-row table:style-name="ro2">
          <table:table-cell table:style-name="ce1" office:value-type="float" office:value="13655">
            <text:p>13655</text:p>
          </table:table-cell>
          <table:table-cell table:style-name="ce2" office:value-type="string">
            <text:p>SAN JACINTO DEL CAUCA</text:p>
          </table:table-cell>
          <table:table-cell table:style-name="ce1" office:value-type="string">
            <text:p>Bolívar</text:p>
          </table:table-cell>
          <table:table-cell table:formula="of:=LOWER([.B840])" office:value-type="string" office:string-value="san jacinto del cauca">
            <text:p>san jacinto del cauca</text:p>
          </table:table-cell>
          <table:table-cell table:formula="of:=PROPER([.D840])" office:value-type="string" office:string-value="San Jacinto Del Cauca">
            <text:p>San Jacinto Del Cauca</text:p>
          </table:table-cell>
          <table:table-cell table:formula="of:=LEN([.A840])" office:value-type="float" office:value="5">
            <text:p>5</text:p>
          </table:table-cell>
          <table:table-cell table:formula="of:=IF([.F840]=5;[.A840];CONCATENATE(&quot;0&quot;;[.A840]))" office:value-type="float" office:value="13655">
            <text:p>13655</text:p>
          </table:table-cell>
          <table:table-cell office:value-type="float" office:value="13655">
            <text:p>13655</text:p>
          </table:table-cell>
          <table:table-cell office:value-type="string">
            <text:p>San Jacinto del Cauca</text:p>
          </table:table-cell>
          <table:table-cell table:formula="of:=(CONCATENATE(&quot;insert into `Ciudad`(`Nombre`,`Codigo`) values('&quot;;[.I840];&quot;','&quot;;[.H840];&quot;');&quot;))" office:value-type="string" office:string-value="insert into `Ciudad`(`Nombre`,`Codigo`) values('San Jacinto del Cauca','13655');">
            <text:p>insert into `Ciudad`(`Nombre`,`Codigo`) values('San Jacinto del Cauca','13655');</text:p>
          </table:table-cell>
          <table:table-cell table:formula="of:=CONCATENATE(&quot;new Ciudad{Codigo=&quot;&quot;&quot;;[.H840];&quot;&quot;&quot;,Nombre=&quot;&quot;&quot;;[.I840];&quot;&quot;&quot;},&quot;)" office:value-type="string" office:string-value="new Ciudad{Codigo=&quot;13655&quot;,Nombre=&quot;San Jacinto del Cauca&quot;},">
            <text:p>new Ciudad{Codigo="13655",Nombre="San Jacinto del Cauca"},</text:p>
          </table:table-cell>
          <table:table-cell table:formula="of:=LEN([.B840])" office:value-type="float" office:value="21">
            <text:p>21</text:p>
          </table:table-cell>
        </table:table-row>
        <table:table-row table:style-name="ro2">
          <table:table-cell table:style-name="ce1" office:value-type="float" office:value="5656">
            <text:p>5656</text:p>
          </table:table-cell>
          <table:table-cell table:style-name="ce2" office:value-type="string">
            <text:p>SAN JERÓNIMO</text:p>
          </table:table-cell>
          <table:table-cell table:style-name="ce1" office:value-type="string">
            <text:p>Antioquia</text:p>
          </table:table-cell>
          <table:table-cell table:formula="of:=LOWER([.B841])" office:value-type="string" office:string-value="san jerónimo">
            <text:p>san jerónimo</text:p>
          </table:table-cell>
          <table:table-cell table:formula="of:=PROPER([.D841])" office:value-type="string" office:string-value="San Jerónimo">
            <text:p>San Jerónimo</text:p>
          </table:table-cell>
          <table:table-cell table:formula="of:=LEN([.A841])" office:value-type="float" office:value="4">
            <text:p>4</text:p>
          </table:table-cell>
          <table:table-cell table:formula="of:=IF([.F841]=5;[.A841];CONCATENATE(&quot;0&quot;;[.A841]))" office:value-type="string" office:string-value="05656">
            <text:p>05656</text:p>
          </table:table-cell>
          <table:table-cell office:value-type="string">
            <text:p>05656</text:p>
          </table:table-cell>
          <table:table-cell office:value-type="string">
            <text:p>San Jerónimo</text:p>
          </table:table-cell>
          <table:table-cell table:formula="of:=(CONCATENATE(&quot;insert into `Ciudad`(`Nombre`,`Codigo`) values('&quot;;[.I841];&quot;','&quot;;[.H841];&quot;');&quot;))" office:value-type="string" office:string-value="insert into `Ciudad`(`Nombre`,`Codigo`) values('San Jerónimo','05656');">
            <text:p>insert into `Ciudad`(`Nombre`,`Codigo`) values('San Jerónimo','05656');</text:p>
          </table:table-cell>
          <table:table-cell table:formula="of:=CONCATENATE(&quot;new Ciudad{Codigo=&quot;&quot;&quot;;[.H841];&quot;&quot;&quot;,Nombre=&quot;&quot;&quot;;[.I841];&quot;&quot;&quot;},&quot;)" office:value-type="string" office:string-value="new Ciudad{Codigo=&quot;05656&quot;,Nombre=&quot;San Jerónimo&quot;},">
            <text:p>new Ciudad{Codigo="05656",Nombre="San Jerónimo"},</text:p>
          </table:table-cell>
          <table:table-cell table:formula="of:=LEN([.B841])" office:value-type="float" office:value="12">
            <text:p>12</text:p>
          </table:table-cell>
        </table:table-row>
        <table:table-row table:style-name="ro2">
          <table:table-cell table:style-name="ce1" office:value-type="float" office:value="68682">
            <text:p>68682</text:p>
          </table:table-cell>
          <table:table-cell table:style-name="ce2" office:value-type="string">
            <text:p>SAN JOAQUÍN</text:p>
          </table:table-cell>
          <table:table-cell table:style-name="ce1" office:value-type="string">
            <text:p>Santander</text:p>
          </table:table-cell>
          <table:table-cell table:formula="of:=LOWER([.B842])" office:value-type="string" office:string-value="san joaquín">
            <text:p>san joaquín</text:p>
          </table:table-cell>
          <table:table-cell table:formula="of:=PROPER([.D842])" office:value-type="string" office:string-value="San Joaquín">
            <text:p>San Joaquín</text:p>
          </table:table-cell>
          <table:table-cell table:formula="of:=LEN([.A842])" office:value-type="float" office:value="5">
            <text:p>5</text:p>
          </table:table-cell>
          <table:table-cell table:formula="of:=IF([.F842]=5;[.A842];CONCATENATE(&quot;0&quot;;[.A842]))" office:value-type="float" office:value="68682">
            <text:p>68682</text:p>
          </table:table-cell>
          <table:table-cell office:value-type="float" office:value="68682">
            <text:p>68682</text:p>
          </table:table-cell>
          <table:table-cell office:value-type="string">
            <text:p>San Joaquín</text:p>
          </table:table-cell>
          <table:table-cell table:formula="of:=(CONCATENATE(&quot;insert into `Ciudad`(`Nombre`,`Codigo`) values('&quot;;[.I842];&quot;','&quot;;[.H842];&quot;');&quot;))" office:value-type="string" office:string-value="insert into `Ciudad`(`Nombre`,`Codigo`) values('San Joaquín','68682');">
            <text:p>insert into `Ciudad`(`Nombre`,`Codigo`) values('San Joaquín','68682');</text:p>
          </table:table-cell>
          <table:table-cell table:formula="of:=CONCATENATE(&quot;new Ciudad{Codigo=&quot;&quot;&quot;;[.H842];&quot;&quot;&quot;,Nombre=&quot;&quot;&quot;;[.I842];&quot;&quot;&quot;},&quot;)" office:value-type="string" office:string-value="new Ciudad{Codigo=&quot;68682&quot;,Nombre=&quot;San Joaquín&quot;},">
            <text:p>new Ciudad{Codigo="68682",Nombre="San Joaquín"},</text:p>
          </table:table-cell>
          <table:table-cell table:formula="of:=LEN([.B842])" office:value-type="float" office:value="11">
            <text:p>11</text:p>
          </table:table-cell>
        </table:table-row>
        <table:table-row table:style-name="ro2">
          <table:table-cell table:style-name="ce1" office:value-type="float" office:value="17665">
            <text:p>17665</text:p>
          </table:table-cell>
          <table:table-cell table:style-name="ce2" office:value-type="string">
            <text:p>SAN JOSÉ</text:p>
          </table:table-cell>
          <table:table-cell table:style-name="ce1" office:value-type="string">
            <text:p>Caldas</text:p>
          </table:table-cell>
          <table:table-cell table:formula="of:=LOWER([.B843])" office:value-type="string" office:string-value="san josé">
            <text:p>san josé</text:p>
          </table:table-cell>
          <table:table-cell table:formula="of:=PROPER([.D843])" office:value-type="string" office:string-value="San José">
            <text:p>San José</text:p>
          </table:table-cell>
          <table:table-cell table:formula="of:=LEN([.A843])" office:value-type="float" office:value="5">
            <text:p>5</text:p>
          </table:table-cell>
          <table:table-cell table:formula="of:=IF([.F843]=5;[.A843];CONCATENATE(&quot;0&quot;;[.A843]))" office:value-type="float" office:value="17665">
            <text:p>17665</text:p>
          </table:table-cell>
          <table:table-cell office:value-type="float" office:value="17665">
            <text:p>17665</text:p>
          </table:table-cell>
          <table:table-cell office:value-type="string">
            <text:p>San José</text:p>
          </table:table-cell>
          <table:table-cell table:formula="of:=(CONCATENATE(&quot;insert into `Ciudad`(`Nombre`,`Codigo`) values('&quot;;[.I843];&quot;','&quot;;[.H843];&quot;');&quot;))" office:value-type="string" office:string-value="insert into `Ciudad`(`Nombre`,`Codigo`) values('San José','17665');">
            <text:p>insert into `Ciudad`(`Nombre`,`Codigo`) values('San José','17665');</text:p>
          </table:table-cell>
          <table:table-cell table:formula="of:=CONCATENATE(&quot;new Ciudad{Codigo=&quot;&quot;&quot;;[.H843];&quot;&quot;&quot;,Nombre=&quot;&quot;&quot;;[.I843];&quot;&quot;&quot;},&quot;)" office:value-type="string" office:string-value="new Ciudad{Codigo=&quot;17665&quot;,Nombre=&quot;San José&quot;},">
            <text:p>new Ciudad{Codigo="17665",Nombre="San José"},</text:p>
          </table:table-cell>
          <table:table-cell table:formula="of:=LEN([.B843])" office:value-type="float" office:value="8">
            <text:p>8</text:p>
          </table:table-cell>
        </table:table-row>
        <table:table-row table:style-name="ro2">
          <table:table-cell table:style-name="ce1" office:value-type="float" office:value="5658">
            <text:p>5658</text:p>
          </table:table-cell>
          <table:table-cell table:style-name="ce2" office:value-type="string">
            <text:p>SAN JOSÉ DE LA MONTAÑA</text:p>
          </table:table-cell>
          <table:table-cell table:style-name="ce1" office:value-type="string">
            <text:p>Antioquia</text:p>
          </table:table-cell>
          <table:table-cell table:formula="of:=LOWER([.B844])" office:value-type="string" office:string-value="san josé de la montaña">
            <text:p>san josé de la montaña</text:p>
          </table:table-cell>
          <table:table-cell table:formula="of:=PROPER([.D844])" office:value-type="string" office:string-value="San José De La Montaña">
            <text:p>San José De La Montaña</text:p>
          </table:table-cell>
          <table:table-cell table:formula="of:=LEN([.A844])" office:value-type="float" office:value="4">
            <text:p>4</text:p>
          </table:table-cell>
          <table:table-cell table:formula="of:=IF([.F844]=5;[.A844];CONCATENATE(&quot;0&quot;;[.A844]))" office:value-type="string" office:string-value="05658">
            <text:p>05658</text:p>
          </table:table-cell>
          <table:table-cell office:value-type="string">
            <text:p>05658</text:p>
          </table:table-cell>
          <table:table-cell office:value-type="string">
            <text:p>San José de La Montaña</text:p>
          </table:table-cell>
          <table:table-cell table:formula="of:=(CONCATENATE(&quot;insert into `Ciudad`(`Nombre`,`Codigo`) values('&quot;;[.I844];&quot;','&quot;;[.H844];&quot;');&quot;))" office:value-type="string" office:string-value="insert into `Ciudad`(`Nombre`,`Codigo`) values('San José de La Montaña','05658');">
            <text:p>insert into `Ciudad`(`Nombre`,`Codigo`) values('San José de La Montaña','05658');</text:p>
          </table:table-cell>
          <table:table-cell table:formula="of:=CONCATENATE(&quot;new Ciudad{Codigo=&quot;&quot;&quot;;[.H844];&quot;&quot;&quot;,Nombre=&quot;&quot;&quot;;[.I844];&quot;&quot;&quot;},&quot;)" office:value-type="string" office:string-value="new Ciudad{Codigo=&quot;05658&quot;,Nombre=&quot;San José de La Montaña&quot;},">
            <text:p>new Ciudad{Codigo="05658",Nombre="San José de La Montaña"},</text:p>
          </table:table-cell>
          <table:table-cell table:formula="of:=LEN([.B844])" office:value-type="float" office:value="22">
            <text:p>22</text:p>
          </table:table-cell>
        </table:table-row>
        <table:table-row table:style-name="ro2">
          <table:table-cell table:style-name="ce1" office:value-type="float" office:value="68684">
            <text:p>68684</text:p>
          </table:table-cell>
          <table:table-cell table:style-name="ce2" office:value-type="string">
            <text:p>SAN JOSÉ DE MIRANDA</text:p>
          </table:table-cell>
          <table:table-cell table:style-name="ce1" office:value-type="string">
            <text:p>Santander</text:p>
          </table:table-cell>
          <table:table-cell table:formula="of:=LOWER([.B845])" office:value-type="string" office:string-value="san josé de miranda">
            <text:p>san josé de miranda</text:p>
          </table:table-cell>
          <table:table-cell table:formula="of:=PROPER([.D845])" office:value-type="string" office:string-value="San José De Miranda">
            <text:p>San José De Miranda</text:p>
          </table:table-cell>
          <table:table-cell table:formula="of:=LEN([.A845])" office:value-type="float" office:value="5">
            <text:p>5</text:p>
          </table:table-cell>
          <table:table-cell table:formula="of:=IF([.F845]=5;[.A845];CONCATENATE(&quot;0&quot;;[.A845]))" office:value-type="float" office:value="68684">
            <text:p>68684</text:p>
          </table:table-cell>
          <table:table-cell office:value-type="float" office:value="68684">
            <text:p>68684</text:p>
          </table:table-cell>
          <table:table-cell office:value-type="string">
            <text:p>San José de Miranda</text:p>
          </table:table-cell>
          <table:table-cell table:formula="of:=(CONCATENATE(&quot;insert into `Ciudad`(`Nombre`,`Codigo`) values('&quot;;[.I845];&quot;','&quot;;[.H845];&quot;');&quot;))" office:value-type="string" office:string-value="insert into `Ciudad`(`Nombre`,`Codigo`) values('San José de Miranda','68684');">
            <text:p>insert into `Ciudad`(`Nombre`,`Codigo`) values('San José de Miranda','68684');</text:p>
          </table:table-cell>
          <table:table-cell table:formula="of:=CONCATENATE(&quot;new Ciudad{Codigo=&quot;&quot;&quot;;[.H845];&quot;&quot;&quot;,Nombre=&quot;&quot;&quot;;[.I845];&quot;&quot;&quot;},&quot;)" office:value-type="string" office:string-value="new Ciudad{Codigo=&quot;68684&quot;,Nombre=&quot;San José de Miranda&quot;},">
            <text:p>new Ciudad{Codigo="68684",Nombre="San José de Miranda"},</text:p>
          </table:table-cell>
          <table:table-cell table:formula="of:=LEN([.B845])" office:value-type="float" office:value="19">
            <text:p>19</text:p>
          </table:table-cell>
        </table:table-row>
        <table:table-row table:style-name="ro2">
          <table:table-cell table:style-name="ce1" office:value-type="float" office:value="15664">
            <text:p>15664</text:p>
          </table:table-cell>
          <table:table-cell table:style-name="ce2" office:value-type="string">
            <text:p>SAN JOSÉ DE PARE</text:p>
          </table:table-cell>
          <table:table-cell table:style-name="ce1" office:value-type="string">
            <text:p>Boyacá</text:p>
          </table:table-cell>
          <table:table-cell table:formula="of:=LOWER([.B846])" office:value-type="string" office:string-value="san josé de pare">
            <text:p>san josé de pare</text:p>
          </table:table-cell>
          <table:table-cell table:formula="of:=PROPER([.D846])" office:value-type="string" office:string-value="San José De Pare">
            <text:p>San José De Pare</text:p>
          </table:table-cell>
          <table:table-cell table:formula="of:=LEN([.A846])" office:value-type="float" office:value="5">
            <text:p>5</text:p>
          </table:table-cell>
          <table:table-cell table:formula="of:=IF([.F846]=5;[.A846];CONCATENATE(&quot;0&quot;;[.A846]))" office:value-type="float" office:value="15664">
            <text:p>15664</text:p>
          </table:table-cell>
          <table:table-cell office:value-type="float" office:value="15664">
            <text:p>15664</text:p>
          </table:table-cell>
          <table:table-cell office:value-type="string">
            <text:p>San José de Pare</text:p>
          </table:table-cell>
          <table:table-cell table:formula="of:=(CONCATENATE(&quot;insert into `Ciudad`(`Nombre`,`Codigo`) values('&quot;;[.I846];&quot;','&quot;;[.H846];&quot;');&quot;))" office:value-type="string" office:string-value="insert into `Ciudad`(`Nombre`,`Codigo`) values('San José de Pare','15664');">
            <text:p>insert into `Ciudad`(`Nombre`,`Codigo`) values('San José de Pare','15664');</text:p>
          </table:table-cell>
          <table:table-cell table:formula="of:=CONCATENATE(&quot;new Ciudad{Codigo=&quot;&quot;&quot;;[.H846];&quot;&quot;&quot;,Nombre=&quot;&quot;&quot;;[.I846];&quot;&quot;&quot;},&quot;)" office:value-type="string" office:string-value="new Ciudad{Codigo=&quot;15664&quot;,Nombre=&quot;San José de Pare&quot;},">
            <text:p>new Ciudad{Codigo="15664",Nombre="San José de Pare"},</text:p>
          </table:table-cell>
          <table:table-cell table:formula="of:=LEN([.B846])" office:value-type="float" office:value="16">
            <text:p>16</text:p>
          </table:table-cell>
        </table:table-row>
        <table:table-row table:style-name="ro2">
          <table:table-cell table:style-name="ce1" office:value-type="float" office:value="18610">
            <text:p>18610</text:p>
          </table:table-cell>
          <table:table-cell table:style-name="ce2" office:value-type="string">
            <text:p>SAN JOSÉ DEL FRAGUA</text:p>
          </table:table-cell>
          <table:table-cell table:style-name="ce1" office:value-type="string">
            <text:p>Caquetá</text:p>
          </table:table-cell>
          <table:table-cell table:formula="of:=LOWER([.B847])" office:value-type="string" office:string-value="san josé del fragua">
            <text:p>san josé del fragua</text:p>
          </table:table-cell>
          <table:table-cell table:formula="of:=PROPER([.D847])" office:value-type="string" office:string-value="San José Del Fragua">
            <text:p>San José Del Fragua</text:p>
          </table:table-cell>
          <table:table-cell table:formula="of:=LEN([.A847])" office:value-type="float" office:value="5">
            <text:p>5</text:p>
          </table:table-cell>
          <table:table-cell table:formula="of:=IF([.F847]=5;[.A847];CONCATENATE(&quot;0&quot;;[.A847]))" office:value-type="float" office:value="18610">
            <text:p>18610</text:p>
          </table:table-cell>
          <table:table-cell office:value-type="float" office:value="18610">
            <text:p>18610</text:p>
          </table:table-cell>
          <table:table-cell office:value-type="string">
            <text:p>San José del Fragua</text:p>
          </table:table-cell>
          <table:table-cell table:formula="of:=(CONCATENATE(&quot;insert into `Ciudad`(`Nombre`,`Codigo`) values('&quot;;[.I847];&quot;','&quot;;[.H847];&quot;');&quot;))" office:value-type="string" office:string-value="insert into `Ciudad`(`Nombre`,`Codigo`) values('San José del Fragua','18610');">
            <text:p>insert into `Ciudad`(`Nombre`,`Codigo`) values('San José del Fragua','18610');</text:p>
          </table:table-cell>
          <table:table-cell table:formula="of:=CONCATENATE(&quot;new Ciudad{Codigo=&quot;&quot;&quot;;[.H847];&quot;&quot;&quot;,Nombre=&quot;&quot;&quot;;[.I847];&quot;&quot;&quot;},&quot;)" office:value-type="string" office:string-value="new Ciudad{Codigo=&quot;18610&quot;,Nombre=&quot;San José del Fragua&quot;},">
            <text:p>new Ciudad{Codigo="18610",Nombre="San José del Fragua"},</text:p>
          </table:table-cell>
          <table:table-cell table:formula="of:=LEN([.B847])" office:value-type="float" office:value="19">
            <text:p>19</text:p>
          </table:table-cell>
        </table:table-row>
        <table:table-row table:style-name="ro2">
          <table:table-cell table:style-name="ce1" office:value-type="float" office:value="95001">
            <text:p>95001</text:p>
          </table:table-cell>
          <table:table-cell table:style-name="ce2" office:value-type="string">
            <text:p>SAN JOSÉ DEL GUAVIARE</text:p>
          </table:table-cell>
          <table:table-cell table:style-name="ce1" office:value-type="string">
            <text:p>Guaviare</text:p>
          </table:table-cell>
          <table:table-cell table:formula="of:=LOWER([.B848])" office:value-type="string" office:string-value="san josé del guaviare">
            <text:p>san josé del guaviare</text:p>
          </table:table-cell>
          <table:table-cell table:formula="of:=PROPER([.D848])" office:value-type="string" office:string-value="San José Del Guaviare">
            <text:p>San José Del Guaviare</text:p>
          </table:table-cell>
          <table:table-cell table:formula="of:=LEN([.A848])" office:value-type="float" office:value="5">
            <text:p>5</text:p>
          </table:table-cell>
          <table:table-cell table:formula="of:=IF([.F848]=5;[.A848];CONCATENATE(&quot;0&quot;;[.A848]))" office:value-type="float" office:value="95001">
            <text:p>95001</text:p>
          </table:table-cell>
          <table:table-cell office:value-type="float" office:value="95001">
            <text:p>95001</text:p>
          </table:table-cell>
          <table:table-cell office:value-type="string">
            <text:p>San José del Guaviare</text:p>
          </table:table-cell>
          <table:table-cell table:formula="of:=(CONCATENATE(&quot;insert into `Ciudad`(`Nombre`,`Codigo`) values('&quot;;[.I848];&quot;','&quot;;[.H848];&quot;');&quot;))" office:value-type="string" office:string-value="insert into `Ciudad`(`Nombre`,`Codigo`) values('San José del Guaviare','95001');">
            <text:p>insert into `Ciudad`(`Nombre`,`Codigo`) values('San José del Guaviare','95001');</text:p>
          </table:table-cell>
          <table:table-cell table:formula="of:=CONCATENATE(&quot;new Ciudad{Codigo=&quot;&quot;&quot;;[.H848];&quot;&quot;&quot;,Nombre=&quot;&quot;&quot;;[.I848];&quot;&quot;&quot;},&quot;)" office:value-type="string" office:string-value="new Ciudad{Codigo=&quot;95001&quot;,Nombre=&quot;San José del Guaviare&quot;},">
            <text:p>new Ciudad{Codigo="95001",Nombre="San José del Guaviare"},</text:p>
          </table:table-cell>
          <table:table-cell table:formula="of:=LEN([.B848])" office:value-type="float" office:value="21">
            <text:p>21</text:p>
          </table:table-cell>
        </table:table-row>
        <table:table-row table:style-name="ro2">
          <table:table-cell table:style-name="ce1" office:value-type="float" office:value="27660">
            <text:p>27660</text:p>
          </table:table-cell>
          <table:table-cell table:style-name="ce2" office:value-type="string">
            <text:p>SAN JOSÉ DEL PALMAR</text:p>
          </table:table-cell>
          <table:table-cell table:style-name="ce1" office:value-type="string">
            <text:p>Chocó</text:p>
          </table:table-cell>
          <table:table-cell table:formula="of:=LOWER([.B849])" office:value-type="string" office:string-value="san josé del palmar">
            <text:p>san josé del palmar</text:p>
          </table:table-cell>
          <table:table-cell table:formula="of:=PROPER([.D849])" office:value-type="string" office:string-value="San José Del Palmar">
            <text:p>San José Del Palmar</text:p>
          </table:table-cell>
          <table:table-cell table:formula="of:=LEN([.A849])" office:value-type="float" office:value="5">
            <text:p>5</text:p>
          </table:table-cell>
          <table:table-cell table:formula="of:=IF([.F849]=5;[.A849];CONCATENATE(&quot;0&quot;;[.A849]))" office:value-type="float" office:value="27660">
            <text:p>27660</text:p>
          </table:table-cell>
          <table:table-cell office:value-type="float" office:value="27660">
            <text:p>27660</text:p>
          </table:table-cell>
          <table:table-cell office:value-type="string">
            <text:p>San José del Palmar</text:p>
          </table:table-cell>
          <table:table-cell table:formula="of:=(CONCATENATE(&quot;insert into `Ciudad`(`Nombre`,`Codigo`) values('&quot;;[.I849];&quot;','&quot;;[.H849];&quot;');&quot;))" office:value-type="string" office:string-value="insert into `Ciudad`(`Nombre`,`Codigo`) values('San José del Palmar','27660');">
            <text:p>insert into `Ciudad`(`Nombre`,`Codigo`) values('San José del Palmar','27660');</text:p>
          </table:table-cell>
          <table:table-cell table:formula="of:=CONCATENATE(&quot;new Ciudad{Codigo=&quot;&quot;&quot;;[.H849];&quot;&quot;&quot;,Nombre=&quot;&quot;&quot;;[.I849];&quot;&quot;&quot;},&quot;)" office:value-type="string" office:string-value="new Ciudad{Codigo=&quot;27660&quot;,Nombre=&quot;San José del Palmar&quot;},">
            <text:p>new Ciudad{Codigo="27660",Nombre="San José del Palmar"},</text:p>
          </table:table-cell>
          <table:table-cell table:formula="of:=LEN([.B849])" office:value-type="float" office:value="19">
            <text:p>19</text:p>
          </table:table-cell>
        </table:table-row>
        <table:table-row table:style-name="ro2">
          <table:table-cell table:style-name="ce1" office:value-type="float" office:value="50683">
            <text:p>50683</text:p>
          </table:table-cell>
          <table:table-cell table:style-name="ce2" office:value-type="string">
            <text:p>SAN JUAN DE ARAMA</text:p>
          </table:table-cell>
          <table:table-cell table:style-name="ce1" office:value-type="string">
            <text:p>Meta</text:p>
          </table:table-cell>
          <table:table-cell table:formula="of:=LOWER([.B850])" office:value-type="string" office:string-value="san juan de arama">
            <text:p>san juan de arama</text:p>
          </table:table-cell>
          <table:table-cell table:formula="of:=PROPER([.D850])" office:value-type="string" office:string-value="San Juan De Arama">
            <text:p>San Juan De Arama</text:p>
          </table:table-cell>
          <table:table-cell table:formula="of:=LEN([.A850])" office:value-type="float" office:value="5">
            <text:p>5</text:p>
          </table:table-cell>
          <table:table-cell table:formula="of:=IF([.F850]=5;[.A850];CONCATENATE(&quot;0&quot;;[.A850]))" office:value-type="float" office:value="50683">
            <text:p>50683</text:p>
          </table:table-cell>
          <table:table-cell office:value-type="float" office:value="50683">
            <text:p>50683</text:p>
          </table:table-cell>
          <table:table-cell office:value-type="string">
            <text:p>San Juan de Arama</text:p>
          </table:table-cell>
          <table:table-cell table:formula="of:=(CONCATENATE(&quot;insert into `Ciudad`(`Nombre`,`Codigo`) values('&quot;;[.I850];&quot;','&quot;;[.H850];&quot;');&quot;))" office:value-type="string" office:string-value="insert into `Ciudad`(`Nombre`,`Codigo`) values('San Juan de Arama','50683');">
            <text:p>insert into `Ciudad`(`Nombre`,`Codigo`) values('San Juan de Arama','50683');</text:p>
          </table:table-cell>
          <table:table-cell table:formula="of:=CONCATENATE(&quot;new Ciudad{Codigo=&quot;&quot;&quot;;[.H850];&quot;&quot;&quot;,Nombre=&quot;&quot;&quot;;[.I850];&quot;&quot;&quot;},&quot;)" office:value-type="string" office:string-value="new Ciudad{Codigo=&quot;50683&quot;,Nombre=&quot;San Juan de Arama&quot;},">
            <text:p>new Ciudad{Codigo="50683",Nombre="San Juan de Arama"},</text:p>
          </table:table-cell>
          <table:table-cell table:formula="of:=LEN([.B850])" office:value-type="float" office:value="17">
            <text:p>17</text:p>
          </table:table-cell>
        </table:table-row>
        <table:table-row table:style-name="ro2">
          <table:table-cell table:style-name="ce1" office:value-type="float" office:value="70702">
            <text:p>70702</text:p>
          </table:table-cell>
          <table:table-cell table:style-name="ce2" office:value-type="string">
            <text:p>SAN JUAN DE BETULIA</text:p>
          </table:table-cell>
          <table:table-cell table:style-name="ce1" office:value-type="string">
            <text:p>Sucre</text:p>
          </table:table-cell>
          <table:table-cell table:formula="of:=LOWER([.B851])" office:value-type="string" office:string-value="san juan de betulia">
            <text:p>san juan de betulia</text:p>
          </table:table-cell>
          <table:table-cell table:formula="of:=PROPER([.D851])" office:value-type="string" office:string-value="San Juan De Betulia">
            <text:p>San Juan De Betulia</text:p>
          </table:table-cell>
          <table:table-cell table:formula="of:=LEN([.A851])" office:value-type="float" office:value="5">
            <text:p>5</text:p>
          </table:table-cell>
          <table:table-cell table:formula="of:=IF([.F851]=5;[.A851];CONCATENATE(&quot;0&quot;;[.A851]))" office:value-type="float" office:value="70702">
            <text:p>70702</text:p>
          </table:table-cell>
          <table:table-cell office:value-type="float" office:value="70702">
            <text:p>70702</text:p>
          </table:table-cell>
          <table:table-cell office:value-type="string">
            <text:p>San Juan de Betulia</text:p>
          </table:table-cell>
          <table:table-cell table:formula="of:=(CONCATENATE(&quot;insert into `Ciudad`(`Nombre`,`Codigo`) values('&quot;;[.I851];&quot;','&quot;;[.H851];&quot;');&quot;))" office:value-type="string" office:string-value="insert into `Ciudad`(`Nombre`,`Codigo`) values('San Juan de Betulia','70702');">
            <text:p>insert into `Ciudad`(`Nombre`,`Codigo`) values('San Juan de Betulia','70702');</text:p>
          </table:table-cell>
          <table:table-cell table:formula="of:=CONCATENATE(&quot;new Ciudad{Codigo=&quot;&quot;&quot;;[.H851];&quot;&quot;&quot;,Nombre=&quot;&quot;&quot;;[.I851];&quot;&quot;&quot;},&quot;)" office:value-type="string" office:string-value="new Ciudad{Codigo=&quot;70702&quot;,Nombre=&quot;San Juan de Betulia&quot;},">
            <text:p>new Ciudad{Codigo="70702",Nombre="San Juan de Betulia"},</text:p>
          </table:table-cell>
          <table:table-cell table:formula="of:=LEN([.B851])" office:value-type="float" office:value="19">
            <text:p>19</text:p>
          </table:table-cell>
        </table:table-row>
        <table:table-row table:style-name="ro2">
          <table:table-cell table:style-name="ce1" office:value-type="float" office:value="25662">
            <text:p>25662</text:p>
          </table:table-cell>
          <table:table-cell table:style-name="ce2" office:value-type="string">
            <text:p>SAN JUAN DE RÍO SECO</text:p>
          </table:table-cell>
          <table:table-cell table:style-name="ce1" office:value-type="string">
            <text:p>Cundinamarca</text:p>
          </table:table-cell>
          <table:table-cell table:formula="of:=LOWER([.B852])" office:value-type="string" office:string-value="san juan de río seco">
            <text:p>san juan de río seco</text:p>
          </table:table-cell>
          <table:table-cell table:formula="of:=PROPER([.D852])" office:value-type="string" office:string-value="San Juan De Río Seco">
            <text:p>San Juan De Río Seco</text:p>
          </table:table-cell>
          <table:table-cell table:formula="of:=LEN([.A852])" office:value-type="float" office:value="5">
            <text:p>5</text:p>
          </table:table-cell>
          <table:table-cell table:formula="of:=IF([.F852]=5;[.A852];CONCATENATE(&quot;0&quot;;[.A852]))" office:value-type="float" office:value="25662">
            <text:p>25662</text:p>
          </table:table-cell>
          <table:table-cell office:value-type="float" office:value="25662">
            <text:p>25662</text:p>
          </table:table-cell>
          <table:table-cell office:value-type="string">
            <text:p>San Juan de Río Seco</text:p>
          </table:table-cell>
          <table:table-cell table:formula="of:=(CONCATENATE(&quot;insert into `Ciudad`(`Nombre`,`Codigo`) values('&quot;;[.I852];&quot;','&quot;;[.H852];&quot;');&quot;))" office:value-type="string" office:string-value="insert into `Ciudad`(`Nombre`,`Codigo`) values('San Juan de Río Seco','25662');">
            <text:p>insert into `Ciudad`(`Nombre`,`Codigo`) values('San Juan de Río Seco','25662');</text:p>
          </table:table-cell>
          <table:table-cell table:formula="of:=CONCATENATE(&quot;new Ciudad{Codigo=&quot;&quot;&quot;;[.H852];&quot;&quot;&quot;,Nombre=&quot;&quot;&quot;;[.I852];&quot;&quot;&quot;},&quot;)" office:value-type="string" office:string-value="new Ciudad{Codigo=&quot;25662&quot;,Nombre=&quot;San Juan de Río Seco&quot;},">
            <text:p>new Ciudad{Codigo="25662",Nombre="San Juan de Río Seco"},</text:p>
          </table:table-cell>
          <table:table-cell table:formula="of:=LEN([.B852])" office:value-type="float" office:value="20">
            <text:p>20</text:p>
          </table:table-cell>
        </table:table-row>
        <table:table-row table:style-name="ro2">
          <table:table-cell table:style-name="ce1" office:value-type="float" office:value="5659">
            <text:p>5659</text:p>
          </table:table-cell>
          <table:table-cell table:style-name="ce2" office:value-type="string">
            <text:p>SAN JUAN DE URABÁ</text:p>
          </table:table-cell>
          <table:table-cell table:style-name="ce1" office:value-type="string">
            <text:p>Antioquia</text:p>
          </table:table-cell>
          <table:table-cell table:formula="of:=LOWER([.B853])" office:value-type="string" office:string-value="san juan de urabá">
            <text:p>san juan de urabá</text:p>
          </table:table-cell>
          <table:table-cell table:formula="of:=PROPER([.D853])" office:value-type="string" office:string-value="San Juan De Urabá">
            <text:p>San Juan De Urabá</text:p>
          </table:table-cell>
          <table:table-cell table:formula="of:=LEN([.A853])" office:value-type="float" office:value="4">
            <text:p>4</text:p>
          </table:table-cell>
          <table:table-cell table:formula="of:=IF([.F853]=5;[.A853];CONCATENATE(&quot;0&quot;;[.A853]))" office:value-type="string" office:string-value="05659">
            <text:p>05659</text:p>
          </table:table-cell>
          <table:table-cell office:value-type="string">
            <text:p>05659</text:p>
          </table:table-cell>
          <table:table-cell office:value-type="string">
            <text:p>San Juan de Urabá</text:p>
          </table:table-cell>
          <table:table-cell table:formula="of:=(CONCATENATE(&quot;insert into `Ciudad`(`Nombre`,`Codigo`) values('&quot;;[.I853];&quot;','&quot;;[.H853];&quot;');&quot;))" office:value-type="string" office:string-value="insert into `Ciudad`(`Nombre`,`Codigo`) values('San Juan de Urabá','05659');">
            <text:p>insert into `Ciudad`(`Nombre`,`Codigo`) values('San Juan de Urabá','05659');</text:p>
          </table:table-cell>
          <table:table-cell table:formula="of:=CONCATENATE(&quot;new Ciudad{Codigo=&quot;&quot;&quot;;[.H853];&quot;&quot;&quot;,Nombre=&quot;&quot;&quot;;[.I853];&quot;&quot;&quot;},&quot;)" office:value-type="string" office:string-value="new Ciudad{Codigo=&quot;05659&quot;,Nombre=&quot;San Juan de Urabá&quot;},">
            <text:p>new Ciudad{Codigo="05659",Nombre="San Juan de Urabá"},</text:p>
          </table:table-cell>
          <table:table-cell table:formula="of:=LEN([.B853])" office:value-type="float" office:value="17">
            <text:p>17</text:p>
          </table:table-cell>
        </table:table-row>
        <table:table-row table:style-name="ro2">
          <table:table-cell table:style-name="ce1" office:value-type="float" office:value="44650">
            <text:p>44650</text:p>
          </table:table-cell>
          <table:table-cell table:style-name="ce2" office:value-type="string">
            <text:p>SAN JUAN DEL CESAR</text:p>
          </table:table-cell>
          <table:table-cell table:style-name="ce1" office:value-type="string">
            <text:p>La Guajira</text:p>
          </table:table-cell>
          <table:table-cell table:formula="of:=LOWER([.B854])" office:value-type="string" office:string-value="san juan del cesar">
            <text:p>san juan del cesar</text:p>
          </table:table-cell>
          <table:table-cell table:formula="of:=PROPER([.D854])" office:value-type="string" office:string-value="San Juan Del Cesar">
            <text:p>San Juan Del Cesar</text:p>
          </table:table-cell>
          <table:table-cell table:formula="of:=LEN([.A854])" office:value-type="float" office:value="5">
            <text:p>5</text:p>
          </table:table-cell>
          <table:table-cell table:formula="of:=IF([.F854]=5;[.A854];CONCATENATE(&quot;0&quot;;[.A854]))" office:value-type="float" office:value="44650">
            <text:p>44650</text:p>
          </table:table-cell>
          <table:table-cell office:value-type="float" office:value="44650">
            <text:p>44650</text:p>
          </table:table-cell>
          <table:table-cell office:value-type="string">
            <text:p>San Juan del Cesar</text:p>
          </table:table-cell>
          <table:table-cell table:formula="of:=(CONCATENATE(&quot;insert into `Ciudad`(`Nombre`,`Codigo`) values('&quot;;[.I854];&quot;','&quot;;[.H854];&quot;');&quot;))" office:value-type="string" office:string-value="insert into `Ciudad`(`Nombre`,`Codigo`) values('San Juan del Cesar','44650');">
            <text:p>insert into `Ciudad`(`Nombre`,`Codigo`) values('San Juan del Cesar','44650');</text:p>
          </table:table-cell>
          <table:table-cell table:formula="of:=CONCATENATE(&quot;new Ciudad{Codigo=&quot;&quot;&quot;;[.H854];&quot;&quot;&quot;,Nombre=&quot;&quot;&quot;;[.I854];&quot;&quot;&quot;},&quot;)" office:value-type="string" office:string-value="new Ciudad{Codigo=&quot;44650&quot;,Nombre=&quot;San Juan del Cesar&quot;},">
            <text:p>new Ciudad{Codigo="44650",Nombre="San Juan del Cesar"},</text:p>
          </table:table-cell>
          <table:table-cell table:formula="of:=LEN([.B854])" office:value-type="float" office:value="18">
            <text:p>18</text:p>
          </table:table-cell>
        </table:table-row>
        <table:table-row table:style-name="ro2">
          <table:table-cell table:style-name="ce1" office:value-type="float" office:value="13657">
            <text:p>13657</text:p>
          </table:table-cell>
          <table:table-cell table:style-name="ce2" office:value-type="string">
            <text:p>SAN JUAN NEPOMUCENO</text:p>
          </table:table-cell>
          <table:table-cell table:style-name="ce1" office:value-type="string">
            <text:p>Bolívar</text:p>
          </table:table-cell>
          <table:table-cell table:formula="of:=LOWER([.B855])" office:value-type="string" office:string-value="san juan nepomuceno">
            <text:p>san juan nepomuceno</text:p>
          </table:table-cell>
          <table:table-cell table:formula="of:=PROPER([.D855])" office:value-type="string" office:string-value="San Juan Nepomuceno">
            <text:p>San Juan Nepomuceno</text:p>
          </table:table-cell>
          <table:table-cell table:formula="of:=LEN([.A855])" office:value-type="float" office:value="5">
            <text:p>5</text:p>
          </table:table-cell>
          <table:table-cell table:formula="of:=IF([.F855]=5;[.A855];CONCATENATE(&quot;0&quot;;[.A855]))" office:value-type="float" office:value="13657">
            <text:p>13657</text:p>
          </table:table-cell>
          <table:table-cell office:value-type="float" office:value="13657">
            <text:p>13657</text:p>
          </table:table-cell>
          <table:table-cell office:value-type="string">
            <text:p>San Juan Nepomuceno</text:p>
          </table:table-cell>
          <table:table-cell table:formula="of:=(CONCATENATE(&quot;insert into `Ciudad`(`Nombre`,`Codigo`) values('&quot;;[.I855];&quot;','&quot;;[.H855];&quot;');&quot;))" office:value-type="string" office:string-value="insert into `Ciudad`(`Nombre`,`Codigo`) values('San Juan Nepomuceno','13657');">
            <text:p>insert into `Ciudad`(`Nombre`,`Codigo`) values('San Juan Nepomuceno','13657');</text:p>
          </table:table-cell>
          <table:table-cell table:formula="of:=CONCATENATE(&quot;new Ciudad{Codigo=&quot;&quot;&quot;;[.H855];&quot;&quot;&quot;,Nombre=&quot;&quot;&quot;;[.I855];&quot;&quot;&quot;},&quot;)" office:value-type="string" office:string-value="new Ciudad{Codigo=&quot;13657&quot;,Nombre=&quot;San Juan Nepomuceno&quot;},">
            <text:p>new Ciudad{Codigo="13657",Nombre="San Juan Nepomuceno"},</text:p>
          </table:table-cell>
          <table:table-cell table:formula="of:=LEN([.B855])" office:value-type="float" office:value="19">
            <text:p>19</text:p>
          </table:table-cell>
        </table:table-row>
        <table:table-row table:style-name="ro2">
          <table:table-cell table:style-name="ce1" office:value-type="float" office:value="50686">
            <text:p>50686</text:p>
          </table:table-cell>
          <table:table-cell table:style-name="ce2" office:value-type="string">
            <text:p>SAN JUANITO</text:p>
          </table:table-cell>
          <table:table-cell table:style-name="ce1" office:value-type="string">
            <text:p>Meta</text:p>
          </table:table-cell>
          <table:table-cell table:formula="of:=LOWER([.B856])" office:value-type="string" office:string-value="san juanito">
            <text:p>san juanito</text:p>
          </table:table-cell>
          <table:table-cell table:formula="of:=PROPER([.D856])" office:value-type="string" office:string-value="San Juanito">
            <text:p>San Juanito</text:p>
          </table:table-cell>
          <table:table-cell table:formula="of:=LEN([.A856])" office:value-type="float" office:value="5">
            <text:p>5</text:p>
          </table:table-cell>
          <table:table-cell table:formula="of:=IF([.F856]=5;[.A856];CONCATENATE(&quot;0&quot;;[.A856]))" office:value-type="float" office:value="50686">
            <text:p>50686</text:p>
          </table:table-cell>
          <table:table-cell office:value-type="float" office:value="50686">
            <text:p>50686</text:p>
          </table:table-cell>
          <table:table-cell office:value-type="string">
            <text:p>San Juanito</text:p>
          </table:table-cell>
          <table:table-cell table:formula="of:=(CONCATENATE(&quot;insert into `Ciudad`(`Nombre`,`Codigo`) values('&quot;;[.I856];&quot;','&quot;;[.H856];&quot;');&quot;))" office:value-type="string" office:string-value="insert into `Ciudad`(`Nombre`,`Codigo`) values('San Juanito','50686');">
            <text:p>insert into `Ciudad`(`Nombre`,`Codigo`) values('San Juanito','50686');</text:p>
          </table:table-cell>
          <table:table-cell table:formula="of:=CONCATENATE(&quot;new Ciudad{Codigo=&quot;&quot;&quot;;[.H856];&quot;&quot;&quot;,Nombre=&quot;&quot;&quot;;[.I856];&quot;&quot;&quot;},&quot;)" office:value-type="string" office:string-value="new Ciudad{Codigo=&quot;50686&quot;,Nombre=&quot;San Juanito&quot;},">
            <text:p>new Ciudad{Codigo="50686",Nombre="San Juanito"},</text:p>
          </table:table-cell>
          <table:table-cell table:formula="of:=LEN([.B856])" office:value-type="float" office:value="11">
            <text:p>11</text:p>
          </table:table-cell>
        </table:table-row>
        <table:table-row table:style-name="ro2">
          <table:table-cell table:style-name="ce1" office:value-type="float" office:value="52687">
            <text:p>52687</text:p>
          </table:table-cell>
          <table:table-cell table:style-name="ce2" office:value-type="string">
            <text:p>SAN LORENZO</text:p>
          </table:table-cell>
          <table:table-cell table:style-name="ce1" office:value-type="string">
            <text:p>Nariño</text:p>
          </table:table-cell>
          <table:table-cell table:formula="of:=LOWER([.B857])" office:value-type="string" office:string-value="san lorenzo">
            <text:p>san lorenzo</text:p>
          </table:table-cell>
          <table:table-cell table:formula="of:=PROPER([.D857])" office:value-type="string" office:string-value="San Lorenzo">
            <text:p>San Lorenzo</text:p>
          </table:table-cell>
          <table:table-cell table:formula="of:=LEN([.A857])" office:value-type="float" office:value="5">
            <text:p>5</text:p>
          </table:table-cell>
          <table:table-cell table:formula="of:=IF([.F857]=5;[.A857];CONCATENATE(&quot;0&quot;;[.A857]))" office:value-type="float" office:value="52687">
            <text:p>52687</text:p>
          </table:table-cell>
          <table:table-cell office:value-type="float" office:value="52687">
            <text:p>52687</text:p>
          </table:table-cell>
          <table:table-cell office:value-type="string">
            <text:p>San Lorenzo</text:p>
          </table:table-cell>
          <table:table-cell table:formula="of:=(CONCATENATE(&quot;insert into `Ciudad`(`Nombre`,`Codigo`) values('&quot;;[.I857];&quot;','&quot;;[.H857];&quot;');&quot;))" office:value-type="string" office:string-value="insert into `Ciudad`(`Nombre`,`Codigo`) values('San Lorenzo','52687');">
            <text:p>insert into `Ciudad`(`Nombre`,`Codigo`) values('San Lorenzo','52687');</text:p>
          </table:table-cell>
          <table:table-cell table:formula="of:=CONCATENATE(&quot;new Ciudad{Codigo=&quot;&quot;&quot;;[.H857];&quot;&quot;&quot;,Nombre=&quot;&quot;&quot;;[.I857];&quot;&quot;&quot;},&quot;)" office:value-type="string" office:string-value="new Ciudad{Codigo=&quot;52687&quot;,Nombre=&quot;San Lorenzo&quot;},">
            <text:p>new Ciudad{Codigo="52687",Nombre="San Lorenzo"},</text:p>
          </table:table-cell>
          <table:table-cell table:formula="of:=LEN([.B857])" office:value-type="float" office:value="11">
            <text:p>11</text:p>
          </table:table-cell>
        </table:table-row>
        <table:table-row table:style-name="ro2">
          <table:table-cell table:style-name="ce1" office:value-type="float" office:value="5660">
            <text:p>5660</text:p>
          </table:table-cell>
          <table:table-cell table:style-name="ce2" office:value-type="string">
            <text:p>SAN LUIS</text:p>
          </table:table-cell>
          <table:table-cell table:style-name="ce1" office:value-type="string">
            <text:p>Antioquia</text:p>
          </table:table-cell>
          <table:table-cell table:formula="of:=LOWER([.B858])" office:value-type="string" office:string-value="san luis">
            <text:p>san luis</text:p>
          </table:table-cell>
          <table:table-cell table:formula="of:=PROPER([.D858])" office:value-type="string" office:string-value="San Luis">
            <text:p>San Luis</text:p>
          </table:table-cell>
          <table:table-cell table:formula="of:=LEN([.A858])" office:value-type="float" office:value="4">
            <text:p>4</text:p>
          </table:table-cell>
          <table:table-cell table:formula="of:=IF([.F858]=5;[.A858];CONCATENATE(&quot;0&quot;;[.A858]))" office:value-type="string" office:string-value="05660">
            <text:p>05660</text:p>
          </table:table-cell>
          <table:table-cell office:value-type="string">
            <text:p>05660</text:p>
          </table:table-cell>
          <table:table-cell office:value-type="string">
            <text:p>San Luis</text:p>
          </table:table-cell>
          <table:table-cell table:formula="of:=(CONCATENATE(&quot;insert into `Ciudad`(`Nombre`,`Codigo`) values('&quot;;[.I858];&quot;','&quot;;[.H858];&quot;');&quot;))" office:value-type="string" office:string-value="insert into `Ciudad`(`Nombre`,`Codigo`) values('San Luis','05660');">
            <text:p>insert into `Ciudad`(`Nombre`,`Codigo`) values('San Luis','05660');</text:p>
          </table:table-cell>
          <table:table-cell table:formula="of:=CONCATENATE(&quot;new Ciudad{Codigo=&quot;&quot;&quot;;[.H858];&quot;&quot;&quot;,Nombre=&quot;&quot;&quot;;[.I858];&quot;&quot;&quot;},&quot;)" office:value-type="string" office:string-value="new Ciudad{Codigo=&quot;05660&quot;,Nombre=&quot;San Luis&quot;},">
            <text:p>new Ciudad{Codigo="05660",Nombre="San Luis"},</text:p>
          </table:table-cell>
          <table:table-cell table:formula="of:=LEN([.B858])" office:value-type="float" office:value="8">
            <text:p>8</text:p>
          </table:table-cell>
        </table:table-row>
        <table:table-row table:style-name="ro2">
          <table:table-cell table:style-name="ce1" office:value-type="float" office:value="73678">
            <text:p>73678</text:p>
          </table:table-cell>
          <table:table-cell table:style-name="ce2" office:value-type="string">
            <text:p>SAN LUIS</text:p>
          </table:table-cell>
          <table:table-cell table:style-name="ce1" office:value-type="string">
            <text:p>Tolima</text:p>
          </table:table-cell>
          <table:table-cell table:formula="of:=LOWER([.B859])" office:value-type="string" office:string-value="san luis">
            <text:p>san luis</text:p>
          </table:table-cell>
          <table:table-cell table:formula="of:=PROPER([.D859])" office:value-type="string" office:string-value="San Luis">
            <text:p>San Luis</text:p>
          </table:table-cell>
          <table:table-cell table:formula="of:=LEN([.A859])" office:value-type="float" office:value="5">
            <text:p>5</text:p>
          </table:table-cell>
          <table:table-cell table:formula="of:=IF([.F859]=5;[.A859];CONCATENATE(&quot;0&quot;;[.A859]))" office:value-type="float" office:value="73678">
            <text:p>73678</text:p>
          </table:table-cell>
          <table:table-cell office:value-type="float" office:value="73678">
            <text:p>73678</text:p>
          </table:table-cell>
          <table:table-cell office:value-type="string">
            <text:p>San Luis</text:p>
          </table:table-cell>
          <table:table-cell table:formula="of:=(CONCATENATE(&quot;insert into `Ciudad`(`Nombre`,`Codigo`) values('&quot;;[.I859];&quot;','&quot;;[.H859];&quot;');&quot;))" office:value-type="string" office:string-value="insert into `Ciudad`(`Nombre`,`Codigo`) values('San Luis','73678');">
            <text:p>insert into `Ciudad`(`Nombre`,`Codigo`) values('San Luis','73678');</text:p>
          </table:table-cell>
          <table:table-cell table:formula="of:=CONCATENATE(&quot;new Ciudad{Codigo=&quot;&quot;&quot;;[.H859];&quot;&quot;&quot;,Nombre=&quot;&quot;&quot;;[.I859];&quot;&quot;&quot;},&quot;)" office:value-type="string" office:string-value="new Ciudad{Codigo=&quot;73678&quot;,Nombre=&quot;San Luis&quot;},">
            <text:p>new Ciudad{Codigo="73678",Nombre="San Luis"},</text:p>
          </table:table-cell>
          <table:table-cell table:formula="of:=LEN([.B859])" office:value-type="float" office:value="8">
            <text:p>8</text:p>
          </table:table-cell>
        </table:table-row>
        <table:table-row table:style-name="ro2">
          <table:table-cell table:style-name="ce1" office:value-type="float" office:value="15667">
            <text:p>15667</text:p>
          </table:table-cell>
          <table:table-cell table:style-name="ce2" office:value-type="string">
            <text:p>SAN LUIS DE GACENO</text:p>
          </table:table-cell>
          <table:table-cell table:style-name="ce1" office:value-type="string">
            <text:p>Boyacá</text:p>
          </table:table-cell>
          <table:table-cell table:formula="of:=LOWER([.B860])" office:value-type="string" office:string-value="san luis de gaceno">
            <text:p>san luis de gaceno</text:p>
          </table:table-cell>
          <table:table-cell table:formula="of:=PROPER([.D860])" office:value-type="string" office:string-value="San Luis De Gaceno">
            <text:p>San Luis De Gaceno</text:p>
          </table:table-cell>
          <table:table-cell table:formula="of:=LEN([.A860])" office:value-type="float" office:value="5">
            <text:p>5</text:p>
          </table:table-cell>
          <table:table-cell table:formula="of:=IF([.F860]=5;[.A860];CONCATENATE(&quot;0&quot;;[.A860]))" office:value-type="float" office:value="15667">
            <text:p>15667</text:p>
          </table:table-cell>
          <table:table-cell office:value-type="float" office:value="15667">
            <text:p>15667</text:p>
          </table:table-cell>
          <table:table-cell office:value-type="string">
            <text:p>San Luis de Gaceno</text:p>
          </table:table-cell>
          <table:table-cell table:formula="of:=(CONCATENATE(&quot;insert into `Ciudad`(`Nombre`,`Codigo`) values('&quot;;[.I860];&quot;','&quot;;[.H860];&quot;');&quot;))" office:value-type="string" office:string-value="insert into `Ciudad`(`Nombre`,`Codigo`) values('San Luis de Gaceno','15667');">
            <text:p>insert into `Ciudad`(`Nombre`,`Codigo`) values('San Luis de Gaceno','15667');</text:p>
          </table:table-cell>
          <table:table-cell table:formula="of:=CONCATENATE(&quot;new Ciudad{Codigo=&quot;&quot;&quot;;[.H860];&quot;&quot;&quot;,Nombre=&quot;&quot;&quot;;[.I860];&quot;&quot;&quot;},&quot;)" office:value-type="string" office:string-value="new Ciudad{Codigo=&quot;15667&quot;,Nombre=&quot;San Luis de Gaceno&quot;},">
            <text:p>new Ciudad{Codigo="15667",Nombre="San Luis de Gaceno"},</text:p>
          </table:table-cell>
          <table:table-cell table:formula="of:=LEN([.B860])" office:value-type="float" office:value="18">
            <text:p>18</text:p>
          </table:table-cell>
        </table:table-row>
        <table:table-row table:style-name="ro2">
          <table:table-cell table:style-name="ce1" office:value-type="float" office:value="85325">
            <text:p>85325</text:p>
          </table:table-cell>
          <table:table-cell table:style-name="ce2" office:value-type="string">
            <text:p>SAN LUIS DE PALENQUE</text:p>
          </table:table-cell>
          <table:table-cell table:style-name="ce1" office:value-type="string">
            <text:p>Casanare</text:p>
          </table:table-cell>
          <table:table-cell table:formula="of:=LOWER([.B861])" office:value-type="string" office:string-value="san luis de palenque">
            <text:p>san luis de palenque</text:p>
          </table:table-cell>
          <table:table-cell table:formula="of:=PROPER([.D861])" office:value-type="string" office:string-value="San Luis De Palenque">
            <text:p>San Luis De Palenque</text:p>
          </table:table-cell>
          <table:table-cell table:formula="of:=LEN([.A861])" office:value-type="float" office:value="5">
            <text:p>5</text:p>
          </table:table-cell>
          <table:table-cell table:formula="of:=IF([.F861]=5;[.A861];CONCATENATE(&quot;0&quot;;[.A861]))" office:value-type="float" office:value="85325">
            <text:p>85325</text:p>
          </table:table-cell>
          <table:table-cell office:value-type="float" office:value="85325">
            <text:p>85325</text:p>
          </table:table-cell>
          <table:table-cell office:value-type="string">
            <text:p>San Luis de Palenque</text:p>
          </table:table-cell>
          <table:table-cell table:formula="of:=(CONCATENATE(&quot;insert into `Ciudad`(`Nombre`,`Codigo`) values('&quot;;[.I861];&quot;','&quot;;[.H861];&quot;');&quot;))" office:value-type="string" office:string-value="insert into `Ciudad`(`Nombre`,`Codigo`) values('San Luis de Palenque','85325');">
            <text:p>insert into `Ciudad`(`Nombre`,`Codigo`) values('San Luis de Palenque','85325');</text:p>
          </table:table-cell>
          <table:table-cell table:formula="of:=CONCATENATE(&quot;new Ciudad{Codigo=&quot;&quot;&quot;;[.H861];&quot;&quot;&quot;,Nombre=&quot;&quot;&quot;;[.I861];&quot;&quot;&quot;},&quot;)" office:value-type="string" office:string-value="new Ciudad{Codigo=&quot;85325&quot;,Nombre=&quot;San Luis de Palenque&quot;},">
            <text:p>new Ciudad{Codigo="85325",Nombre="San Luis de Palenque"},</text:p>
          </table:table-cell>
          <table:table-cell table:formula="of:=LEN([.B861])" office:value-type="float" office:value="20">
            <text:p>20</text:p>
          </table:table-cell>
        </table:table-row>
        <table:table-row table:style-name="ro2">
          <table:table-cell table:style-name="ce1" office:value-type="float" office:value="70708">
            <text:p>70708</text:p>
          </table:table-cell>
          <table:table-cell table:style-name="ce2" office:value-type="string">
            <text:p>SAN MARCOS</text:p>
          </table:table-cell>
          <table:table-cell table:style-name="ce1" office:value-type="string">
            <text:p>Sucre</text:p>
          </table:table-cell>
          <table:table-cell table:formula="of:=LOWER([.B862])" office:value-type="string" office:string-value="san marcos">
            <text:p>san marcos</text:p>
          </table:table-cell>
          <table:table-cell table:formula="of:=PROPER([.D862])" office:value-type="string" office:string-value="San Marcos">
            <text:p>San Marcos</text:p>
          </table:table-cell>
          <table:table-cell table:formula="of:=LEN([.A862])" office:value-type="float" office:value="5">
            <text:p>5</text:p>
          </table:table-cell>
          <table:table-cell table:formula="of:=IF([.F862]=5;[.A862];CONCATENATE(&quot;0&quot;;[.A862]))" office:value-type="float" office:value="70708">
            <text:p>70708</text:p>
          </table:table-cell>
          <table:table-cell office:value-type="float" office:value="70708">
            <text:p>70708</text:p>
          </table:table-cell>
          <table:table-cell office:value-type="string">
            <text:p>San Marcos</text:p>
          </table:table-cell>
          <table:table-cell table:formula="of:=(CONCATENATE(&quot;insert into `Ciudad`(`Nombre`,`Codigo`) values('&quot;;[.I862];&quot;','&quot;;[.H862];&quot;');&quot;))" office:value-type="string" office:string-value="insert into `Ciudad`(`Nombre`,`Codigo`) values('San Marcos','70708');">
            <text:p>insert into `Ciudad`(`Nombre`,`Codigo`) values('San Marcos','70708');</text:p>
          </table:table-cell>
          <table:table-cell table:formula="of:=CONCATENATE(&quot;new Ciudad{Codigo=&quot;&quot;&quot;;[.H862];&quot;&quot;&quot;,Nombre=&quot;&quot;&quot;;[.I862];&quot;&quot;&quot;},&quot;)" office:value-type="string" office:string-value="new Ciudad{Codigo=&quot;70708&quot;,Nombre=&quot;San Marcos&quot;},">
            <text:p>new Ciudad{Codigo="70708",Nombre="San Marcos"},</text:p>
          </table:table-cell>
          <table:table-cell table:formula="of:=LEN([.B862])" office:value-type="float" office:value="10">
            <text:p>10</text:p>
          </table:table-cell>
        </table:table-row>
        <table:table-row table:style-name="ro2">
          <table:table-cell table:style-name="ce1" office:value-type="float" office:value="20770">
            <text:p>20770</text:p>
          </table:table-cell>
          <table:table-cell table:style-name="ce2" office:value-type="string">
            <text:p>SAN MARTÍN</text:p>
          </table:table-cell>
          <table:table-cell table:style-name="ce1" office:value-type="string">
            <text:p>Cesar</text:p>
          </table:table-cell>
          <table:table-cell table:formula="of:=LOWER([.B863])" office:value-type="string" office:string-value="san martín">
            <text:p>san martín</text:p>
          </table:table-cell>
          <table:table-cell table:formula="of:=PROPER([.D863])" office:value-type="string" office:string-value="San Martín">
            <text:p>San Martín</text:p>
          </table:table-cell>
          <table:table-cell table:formula="of:=LEN([.A863])" office:value-type="float" office:value="5">
            <text:p>5</text:p>
          </table:table-cell>
          <table:table-cell table:formula="of:=IF([.F863]=5;[.A863];CONCATENATE(&quot;0&quot;;[.A863]))" office:value-type="float" office:value="20770">
            <text:p>20770</text:p>
          </table:table-cell>
          <table:table-cell office:value-type="float" office:value="20770">
            <text:p>20770</text:p>
          </table:table-cell>
          <table:table-cell office:value-type="string">
            <text:p>San Martín</text:p>
          </table:table-cell>
          <table:table-cell table:formula="of:=(CONCATENATE(&quot;insert into `Ciudad`(`Nombre`,`Codigo`) values('&quot;;[.I863];&quot;','&quot;;[.H863];&quot;');&quot;))" office:value-type="string" office:string-value="insert into `Ciudad`(`Nombre`,`Codigo`) values('San Martín','20770');">
            <text:p>insert into `Ciudad`(`Nombre`,`Codigo`) values('San Martín','20770');</text:p>
          </table:table-cell>
          <table:table-cell table:formula="of:=CONCATENATE(&quot;new Ciudad{Codigo=&quot;&quot;&quot;;[.H863];&quot;&quot;&quot;,Nombre=&quot;&quot;&quot;;[.I863];&quot;&quot;&quot;},&quot;)" office:value-type="string" office:string-value="new Ciudad{Codigo=&quot;20770&quot;,Nombre=&quot;San Martín&quot;},">
            <text:p>new Ciudad{Codigo="20770",Nombre="San Martín"},</text:p>
          </table:table-cell>
          <table:table-cell table:formula="of:=LEN([.B863])" office:value-type="float" office:value="10">
            <text:p>10</text:p>
          </table:table-cell>
        </table:table-row>
        <table:table-row table:style-name="ro2">
          <table:table-cell table:style-name="ce1" office:value-type="float" office:value="50689">
            <text:p>50689</text:p>
          </table:table-cell>
          <table:table-cell table:style-name="ce2" office:value-type="string">
            <text:p>SAN MARTÍN</text:p>
          </table:table-cell>
          <table:table-cell table:style-name="ce1" office:value-type="string">
            <text:p>Meta</text:p>
          </table:table-cell>
          <table:table-cell table:formula="of:=LOWER([.B864])" office:value-type="string" office:string-value="san martín">
            <text:p>san martín</text:p>
          </table:table-cell>
          <table:table-cell table:formula="of:=PROPER([.D864])" office:value-type="string" office:string-value="San Martín">
            <text:p>San Martín</text:p>
          </table:table-cell>
          <table:table-cell table:formula="of:=LEN([.A864])" office:value-type="float" office:value="5">
            <text:p>5</text:p>
          </table:table-cell>
          <table:table-cell table:formula="of:=IF([.F864]=5;[.A864];CONCATENATE(&quot;0&quot;;[.A864]))" office:value-type="float" office:value="50689">
            <text:p>50689</text:p>
          </table:table-cell>
          <table:table-cell office:value-type="float" office:value="50689">
            <text:p>50689</text:p>
          </table:table-cell>
          <table:table-cell office:value-type="string">
            <text:p>San Martín</text:p>
          </table:table-cell>
          <table:table-cell table:formula="of:=(CONCATENATE(&quot;insert into `Ciudad`(`Nombre`,`Codigo`) values('&quot;;[.I864];&quot;','&quot;;[.H864];&quot;');&quot;))" office:value-type="string" office:string-value="insert into `Ciudad`(`Nombre`,`Codigo`) values('San Martín','50689');">
            <text:p>insert into `Ciudad`(`Nombre`,`Codigo`) values('San Martín','50689');</text:p>
          </table:table-cell>
          <table:table-cell table:formula="of:=CONCATENATE(&quot;new Ciudad{Codigo=&quot;&quot;&quot;;[.H864];&quot;&quot;&quot;,Nombre=&quot;&quot;&quot;;[.I864];&quot;&quot;&quot;},&quot;)" office:value-type="string" office:string-value="new Ciudad{Codigo=&quot;50689&quot;,Nombre=&quot;San Martín&quot;},">
            <text:p>new Ciudad{Codigo="50689",Nombre="San Martín"},</text:p>
          </table:table-cell>
          <table:table-cell table:formula="of:=LEN([.B864])" office:value-type="float" office:value="10">
            <text:p>10</text:p>
          </table:table-cell>
        </table:table-row>
        <table:table-row table:style-name="ro2">
          <table:table-cell table:style-name="ce1" office:value-type="float" office:value="13667">
            <text:p>13667</text:p>
          </table:table-cell>
          <table:table-cell table:style-name="ce2" office:value-type="string">
            <text:p>SAN MARTÍN DE LOBA</text:p>
          </table:table-cell>
          <table:table-cell table:style-name="ce1" office:value-type="string">
            <text:p>Bolívar</text:p>
          </table:table-cell>
          <table:table-cell table:formula="of:=LOWER([.B865])" office:value-type="string" office:string-value="san martín de loba">
            <text:p>san martín de loba</text:p>
          </table:table-cell>
          <table:table-cell table:formula="of:=PROPER([.D865])" office:value-type="string" office:string-value="San Martín De Loba">
            <text:p>San Martín De Loba</text:p>
          </table:table-cell>
          <table:table-cell table:formula="of:=LEN([.A865])" office:value-type="float" office:value="5">
            <text:p>5</text:p>
          </table:table-cell>
          <table:table-cell table:formula="of:=IF([.F865]=5;[.A865];CONCATENATE(&quot;0&quot;;[.A865]))" office:value-type="float" office:value="13667">
            <text:p>13667</text:p>
          </table:table-cell>
          <table:table-cell office:value-type="float" office:value="13667">
            <text:p>13667</text:p>
          </table:table-cell>
          <table:table-cell office:value-type="string">
            <text:p>San Martín de Loba</text:p>
          </table:table-cell>
          <table:table-cell table:formula="of:=(CONCATENATE(&quot;insert into `Ciudad`(`Nombre`,`Codigo`) values('&quot;;[.I865];&quot;','&quot;;[.H865];&quot;');&quot;))" office:value-type="string" office:string-value="insert into `Ciudad`(`Nombre`,`Codigo`) values('San Martín de Loba','13667');">
            <text:p>insert into `Ciudad`(`Nombre`,`Codigo`) values('San Martín de Loba','13667');</text:p>
          </table:table-cell>
          <table:table-cell table:formula="of:=CONCATENATE(&quot;new Ciudad{Codigo=&quot;&quot;&quot;;[.H865];&quot;&quot;&quot;,Nombre=&quot;&quot;&quot;;[.I865];&quot;&quot;&quot;},&quot;)" office:value-type="string" office:string-value="new Ciudad{Codigo=&quot;13667&quot;,Nombre=&quot;San Martín de Loba&quot;},">
            <text:p>new Ciudad{Codigo="13667",Nombre="San Martín de Loba"},</text:p>
          </table:table-cell>
          <table:table-cell table:formula="of:=LEN([.B865])" office:value-type="float" office:value="18">
            <text:p>18</text:p>
          </table:table-cell>
        </table:table-row>
        <table:table-row table:style-name="ro2">
          <table:table-cell table:style-name="ce1" office:value-type="float" office:value="15673">
            <text:p>15673</text:p>
          </table:table-cell>
          <table:table-cell table:style-name="ce2" office:value-type="string">
            <text:p>SAN MATEO</text:p>
          </table:table-cell>
          <table:table-cell table:style-name="ce1" office:value-type="string">
            <text:p>Boyacá</text:p>
          </table:table-cell>
          <table:table-cell table:formula="of:=LOWER([.B866])" office:value-type="string" office:string-value="san mateo">
            <text:p>san mateo</text:p>
          </table:table-cell>
          <table:table-cell table:formula="of:=PROPER([.D866])" office:value-type="string" office:string-value="San Mateo">
            <text:p>San Mateo</text:p>
          </table:table-cell>
          <table:table-cell table:formula="of:=LEN([.A866])" office:value-type="float" office:value="5">
            <text:p>5</text:p>
          </table:table-cell>
          <table:table-cell table:formula="of:=IF([.F866]=5;[.A866];CONCATENATE(&quot;0&quot;;[.A866]))" office:value-type="float" office:value="15673">
            <text:p>15673</text:p>
          </table:table-cell>
          <table:table-cell office:value-type="float" office:value="15673">
            <text:p>15673</text:p>
          </table:table-cell>
          <table:table-cell office:value-type="string">
            <text:p>San Mateo</text:p>
          </table:table-cell>
          <table:table-cell table:formula="of:=(CONCATENATE(&quot;insert into `Ciudad`(`Nombre`,`Codigo`) values('&quot;;[.I866];&quot;','&quot;;[.H866];&quot;');&quot;))" office:value-type="string" office:string-value="insert into `Ciudad`(`Nombre`,`Codigo`) values('San Mateo','15673');">
            <text:p>insert into `Ciudad`(`Nombre`,`Codigo`) values('San Mateo','15673');</text:p>
          </table:table-cell>
          <table:table-cell table:formula="of:=CONCATENATE(&quot;new Ciudad{Codigo=&quot;&quot;&quot;;[.H866];&quot;&quot;&quot;,Nombre=&quot;&quot;&quot;;[.I866];&quot;&quot;&quot;},&quot;)" office:value-type="string" office:string-value="new Ciudad{Codigo=&quot;15673&quot;,Nombre=&quot;San Mateo&quot;},">
            <text:p>new Ciudad{Codigo="15673",Nombre="San Mateo"},</text:p>
          </table:table-cell>
          <table:table-cell table:formula="of:=LEN([.B866])" office:value-type="float" office:value="9">
            <text:p>9</text:p>
          </table:table-cell>
        </table:table-row>
        <table:table-row table:style-name="ro2">
          <table:table-cell table:style-name="ce1" office:value-type="float" office:value="68686">
            <text:p>68686</text:p>
          </table:table-cell>
          <table:table-cell table:style-name="ce2" office:value-type="string">
            <text:p>SAN MIGUEL</text:p>
          </table:table-cell>
          <table:table-cell table:style-name="ce1" office:value-type="string">
            <text:p>Santander</text:p>
          </table:table-cell>
          <table:table-cell table:formula="of:=LOWER([.B867])" office:value-type="string" office:string-value="san miguel">
            <text:p>san miguel</text:p>
          </table:table-cell>
          <table:table-cell table:formula="of:=PROPER([.D867])" office:value-type="string" office:string-value="San Miguel">
            <text:p>San Miguel</text:p>
          </table:table-cell>
          <table:table-cell table:formula="of:=LEN([.A867])" office:value-type="float" office:value="5">
            <text:p>5</text:p>
          </table:table-cell>
          <table:table-cell table:formula="of:=IF([.F867]=5;[.A867];CONCATENATE(&quot;0&quot;;[.A867]))" office:value-type="float" office:value="68686">
            <text:p>68686</text:p>
          </table:table-cell>
          <table:table-cell office:value-type="float" office:value="68686">
            <text:p>68686</text:p>
          </table:table-cell>
          <table:table-cell office:value-type="string">
            <text:p>San Miguel</text:p>
          </table:table-cell>
          <table:table-cell table:formula="of:=(CONCATENATE(&quot;insert into `Ciudad`(`Nombre`,`Codigo`) values('&quot;;[.I867];&quot;','&quot;;[.H867];&quot;');&quot;))" office:value-type="string" office:string-value="insert into `Ciudad`(`Nombre`,`Codigo`) values('San Miguel','68686');">
            <text:p>insert into `Ciudad`(`Nombre`,`Codigo`) values('San Miguel','68686');</text:p>
          </table:table-cell>
          <table:table-cell table:formula="of:=CONCATENATE(&quot;new Ciudad{Codigo=&quot;&quot;&quot;;[.H867];&quot;&quot;&quot;,Nombre=&quot;&quot;&quot;;[.I867];&quot;&quot;&quot;},&quot;)" office:value-type="string" office:string-value="new Ciudad{Codigo=&quot;68686&quot;,Nombre=&quot;San Miguel&quot;},">
            <text:p>new Ciudad{Codigo="68686",Nombre="San Miguel"},</text:p>
          </table:table-cell>
          <table:table-cell table:formula="of:=LEN([.B867])" office:value-type="float" office:value="10">
            <text:p>10</text:p>
          </table:table-cell>
        </table:table-row>
        <table:table-row table:style-name="ro2">
          <table:table-cell table:style-name="ce1" office:value-type="float" office:value="86757">
            <text:p>86757</text:p>
          </table:table-cell>
          <table:table-cell table:style-name="ce2" office:value-type="string">
            <text:p>SAN MIGUEL</text:p>
          </table:table-cell>
          <table:table-cell table:style-name="ce1" office:value-type="string">
            <text:p>Putumayo</text:p>
          </table:table-cell>
          <table:table-cell table:formula="of:=LOWER([.B868])" office:value-type="string" office:string-value="san miguel">
            <text:p>san miguel</text:p>
          </table:table-cell>
          <table:table-cell table:formula="of:=PROPER([.D868])" office:value-type="string" office:string-value="San Miguel">
            <text:p>San Miguel</text:p>
          </table:table-cell>
          <table:table-cell table:formula="of:=LEN([.A868])" office:value-type="float" office:value="5">
            <text:p>5</text:p>
          </table:table-cell>
          <table:table-cell table:formula="of:=IF([.F868]=5;[.A868];CONCATENATE(&quot;0&quot;;[.A868]))" office:value-type="float" office:value="86757">
            <text:p>86757</text:p>
          </table:table-cell>
          <table:table-cell office:value-type="float" office:value="86757">
            <text:p>86757</text:p>
          </table:table-cell>
          <table:table-cell office:value-type="string">
            <text:p>San Miguel</text:p>
          </table:table-cell>
          <table:table-cell table:formula="of:=(CONCATENATE(&quot;insert into `Ciudad`(`Nombre`,`Codigo`) values('&quot;;[.I868];&quot;','&quot;;[.H868];&quot;');&quot;))" office:value-type="string" office:string-value="insert into `Ciudad`(`Nombre`,`Codigo`) values('San Miguel','86757');">
            <text:p>insert into `Ciudad`(`Nombre`,`Codigo`) values('San Miguel','86757');</text:p>
          </table:table-cell>
          <table:table-cell table:formula="of:=CONCATENATE(&quot;new Ciudad{Codigo=&quot;&quot;&quot;;[.H868];&quot;&quot;&quot;,Nombre=&quot;&quot;&quot;;[.I868];&quot;&quot;&quot;},&quot;)" office:value-type="string" office:string-value="new Ciudad{Codigo=&quot;86757&quot;,Nombre=&quot;San Miguel&quot;},">
            <text:p>new Ciudad{Codigo="86757",Nombre="San Miguel"},</text:p>
          </table:table-cell>
          <table:table-cell table:formula="of:=LEN([.B868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676">
            <text:p>15676</text:p>
          </table:table-cell>
          <table:table-cell table:style-name="ce2" office:value-type="string">
            <text:p>SAN MIGUEL DE SEMA</text:p>
          </table:table-cell>
          <table:table-cell table:style-name="ce1" office:value-type="string">
            <text:p>Boyacá</text:p>
          </table:table-cell>
          <table:table-cell table:formula="of:=LOWER([.B869])" office:value-type="string" office:string-value="san miguel de sema">
            <text:p>san miguel de sema</text:p>
          </table:table-cell>
          <table:table-cell table:formula="of:=PROPER([.D869])" office:value-type="string" office:string-value="San Miguel De Sema">
            <text:p>San Miguel De Sema</text:p>
          </table:table-cell>
          <table:table-cell table:formula="of:=LEN([.A869])" office:value-type="float" office:value="5">
            <text:p>5</text:p>
          </table:table-cell>
          <table:table-cell table:formula="of:=IF([.F869]=5;[.A869];CONCATENATE(&quot;0&quot;;[.A869]))" office:value-type="float" office:value="15676">
            <text:p>15676</text:p>
          </table:table-cell>
          <table:table-cell office:value-type="float" office:value="15676">
            <text:p>15676</text:p>
          </table:table-cell>
          <table:table-cell office:value-type="string">
            <text:p>San Miguel de Sema</text:p>
          </table:table-cell>
          <table:table-cell table:formula="of:=(CONCATENATE(&quot;insert into `Ciudad`(`Nombre`,`Codigo`) values('&quot;;[.I869];&quot;','&quot;;[.H869];&quot;');&quot;))" office:value-type="string" office:string-value="insert into `Ciudad`(`Nombre`,`Codigo`) values('San Miguel de Sema','15676');">
            <text:p>insert into `Ciudad`(`Nombre`,`Codigo`) values('San Miguel de Sema','15676');</text:p>
          </table:table-cell>
          <table:table-cell table:formula="of:=CONCATENATE(&quot;new Ciudad{Codigo=&quot;&quot;&quot;;[.H869];&quot;&quot;&quot;,Nombre=&quot;&quot;&quot;;[.I869];&quot;&quot;&quot;},&quot;)" office:value-type="string" office:string-value="new Ciudad{Codigo=&quot;15676&quot;,Nombre=&quot;San Miguel de Sema&quot;},">
            <text:p>new Ciudad{Codigo="15676",Nombre="San Miguel de Sema"},</text:p>
          </table:table-cell>
          <table:table-cell table:formula="of:=LEN([.B869])" office:value-type="float" office:value="18">
            <text:p>18</text:p>
          </table:table-cell>
        </table:table-row>
        <table:table-row table:style-name="ro2">
          <table:table-cell table:style-name="ce1" office:value-type="float" office:value="70713">
            <text:p>70713</text:p>
          </table:table-cell>
          <table:table-cell table:style-name="ce2" office:value-type="string">
            <text:p>SAN ONOFRE</text:p>
          </table:table-cell>
          <table:table-cell table:style-name="ce1" office:value-type="string">
            <text:p>Sucre</text:p>
          </table:table-cell>
          <table:table-cell table:formula="of:=LOWER([.B870])" office:value-type="string" office:string-value="san onofre">
            <text:p>san onofre</text:p>
          </table:table-cell>
          <table:table-cell table:formula="of:=PROPER([.D870])" office:value-type="string" office:string-value="San Onofre">
            <text:p>San Onofre</text:p>
          </table:table-cell>
          <table:table-cell table:formula="of:=LEN([.A870])" office:value-type="float" office:value="5">
            <text:p>5</text:p>
          </table:table-cell>
          <table:table-cell table:formula="of:=IF([.F870]=5;[.A870];CONCATENATE(&quot;0&quot;;[.A870]))" office:value-type="float" office:value="70713">
            <text:p>70713</text:p>
          </table:table-cell>
          <table:table-cell office:value-type="float" office:value="70713">
            <text:p>70713</text:p>
          </table:table-cell>
          <table:table-cell office:value-type="string">
            <text:p>San Onofre</text:p>
          </table:table-cell>
          <table:table-cell table:formula="of:=(CONCATENATE(&quot;insert into `Ciudad`(`Nombre`,`Codigo`) values('&quot;;[.I870];&quot;','&quot;;[.H870];&quot;');&quot;))" office:value-type="string" office:string-value="insert into `Ciudad`(`Nombre`,`Codigo`) values('San Onofre','70713');">
            <text:p>insert into `Ciudad`(`Nombre`,`Codigo`) values('San Onofre','70713');</text:p>
          </table:table-cell>
          <table:table-cell table:formula="of:=CONCATENATE(&quot;new Ciudad{Codigo=&quot;&quot;&quot;;[.H870];&quot;&quot;&quot;,Nombre=&quot;&quot;&quot;;[.I870];&quot;&quot;&quot;},&quot;)" office:value-type="string" office:string-value="new Ciudad{Codigo=&quot;70713&quot;,Nombre=&quot;San Onofre&quot;},">
            <text:p>new Ciudad{Codigo="70713",Nombre="San Onofre"},</text:p>
          </table:table-cell>
          <table:table-cell table:formula="of:=LEN([.B870])" office:value-type="float" office:value="10">
            <text:p>10</text:p>
          </table:table-cell>
        </table:table-row>
        <table:table-row table:style-name="ro2">
          <table:table-cell table:style-name="ce1" office:value-type="float" office:value="13670">
            <text:p>13670</text:p>
          </table:table-cell>
          <table:table-cell table:style-name="ce2" office:value-type="string">
            <text:p>SAN PABLO</text:p>
          </table:table-cell>
          <table:table-cell table:style-name="ce1" office:value-type="string">
            <text:p>Bolívar</text:p>
          </table:table-cell>
          <table:table-cell table:formula="of:=LOWER([.B871])" office:value-type="string" office:string-value="san pablo">
            <text:p>san pablo</text:p>
          </table:table-cell>
          <table:table-cell table:formula="of:=PROPER([.D871])" office:value-type="string" office:string-value="San Pablo">
            <text:p>San Pablo</text:p>
          </table:table-cell>
          <table:table-cell table:formula="of:=LEN([.A871])" office:value-type="float" office:value="5">
            <text:p>5</text:p>
          </table:table-cell>
          <table:table-cell table:formula="of:=IF([.F871]=5;[.A871];CONCATENATE(&quot;0&quot;;[.A871]))" office:value-type="float" office:value="13670">
            <text:p>13670</text:p>
          </table:table-cell>
          <table:table-cell office:value-type="float" office:value="13670">
            <text:p>13670</text:p>
          </table:table-cell>
          <table:table-cell office:value-type="string">
            <text:p>San Pablo</text:p>
          </table:table-cell>
          <table:table-cell table:formula="of:=(CONCATENATE(&quot;insert into `Ciudad`(`Nombre`,`Codigo`) values('&quot;;[.I871];&quot;','&quot;;[.H871];&quot;');&quot;))" office:value-type="string" office:string-value="insert into `Ciudad`(`Nombre`,`Codigo`) values('San Pablo','13670');">
            <text:p>insert into `Ciudad`(`Nombre`,`Codigo`) values('San Pablo','13670');</text:p>
          </table:table-cell>
          <table:table-cell table:formula="of:=CONCATENATE(&quot;new Ciudad{Codigo=&quot;&quot;&quot;;[.H871];&quot;&quot;&quot;,Nombre=&quot;&quot;&quot;;[.I871];&quot;&quot;&quot;},&quot;)" office:value-type="string" office:string-value="new Ciudad{Codigo=&quot;13670&quot;,Nombre=&quot;San Pablo&quot;},">
            <text:p>new Ciudad{Codigo="13670",Nombre="San Pablo"},</text:p>
          </table:table-cell>
          <table:table-cell table:formula="of:=LEN([.B871])" office:value-type="float" office:value="9">
            <text:p>9</text:p>
          </table:table-cell>
        </table:table-row>
        <table:table-row table:style-name="ro2">
          <table:table-cell table:style-name="ce1" office:value-type="float" office:value="52693">
            <text:p>52693</text:p>
          </table:table-cell>
          <table:table-cell table:style-name="ce2" office:value-type="string">
            <text:p>SAN PABLO</text:p>
          </table:table-cell>
          <table:table-cell table:style-name="ce1" office:value-type="string">
            <text:p>Nariño</text:p>
          </table:table-cell>
          <table:table-cell table:formula="of:=LOWER([.B872])" office:value-type="string" office:string-value="san pablo">
            <text:p>san pablo</text:p>
          </table:table-cell>
          <table:table-cell table:formula="of:=PROPER([.D872])" office:value-type="string" office:string-value="San Pablo">
            <text:p>San Pablo</text:p>
          </table:table-cell>
          <table:table-cell table:formula="of:=LEN([.A872])" office:value-type="float" office:value="5">
            <text:p>5</text:p>
          </table:table-cell>
          <table:table-cell table:formula="of:=IF([.F872]=5;[.A872];CONCATENATE(&quot;0&quot;;[.A872]))" office:value-type="float" office:value="52693">
            <text:p>52693</text:p>
          </table:table-cell>
          <table:table-cell office:value-type="float" office:value="52693">
            <text:p>52693</text:p>
          </table:table-cell>
          <table:table-cell office:value-type="string">
            <text:p>San Pablo</text:p>
          </table:table-cell>
          <table:table-cell table:formula="of:=(CONCATENATE(&quot;insert into `Ciudad`(`Nombre`,`Codigo`) values('&quot;;[.I872];&quot;','&quot;;[.H872];&quot;');&quot;))" office:value-type="string" office:string-value="insert into `Ciudad`(`Nombre`,`Codigo`) values('San Pablo','52693');">
            <text:p>insert into `Ciudad`(`Nombre`,`Codigo`) values('San Pablo','52693');</text:p>
          </table:table-cell>
          <table:table-cell table:formula="of:=CONCATENATE(&quot;new Ciudad{Codigo=&quot;&quot;&quot;;[.H872];&quot;&quot;&quot;,Nombre=&quot;&quot;&quot;;[.I872];&quot;&quot;&quot;},&quot;)" office:value-type="string" office:string-value="new Ciudad{Codigo=&quot;52693&quot;,Nombre=&quot;San Pablo&quot;},">
            <text:p>new Ciudad{Codigo="52693",Nombre="San Pablo"},</text:p>
          </table:table-cell>
          <table:table-cell table:formula="of:=LEN([.B872])" office:value-type="float" office:value="9">
            <text:p>9</text:p>
          </table:table-cell>
        </table:table-row>
        <table:table-row table:style-name="ro2">
          <table:table-cell table:style-name="ce1" office:value-type="float" office:value="15681">
            <text:p>15681</text:p>
          </table:table-cell>
          <table:table-cell table:style-name="ce2" office:value-type="string">
            <text:p>SAN PABLO DE BORBUR</text:p>
          </table:table-cell>
          <table:table-cell table:style-name="ce1" office:value-type="string">
            <text:p>Boyacá</text:p>
          </table:table-cell>
          <table:table-cell table:formula="of:=LOWER([.B873])" office:value-type="string" office:string-value="san pablo de borbur">
            <text:p>san pablo de borbur</text:p>
          </table:table-cell>
          <table:table-cell table:formula="of:=PROPER([.D873])" office:value-type="string" office:string-value="San Pablo De Borbur">
            <text:p>San Pablo De Borbur</text:p>
          </table:table-cell>
          <table:table-cell table:formula="of:=LEN([.A873])" office:value-type="float" office:value="5">
            <text:p>5</text:p>
          </table:table-cell>
          <table:table-cell table:formula="of:=IF([.F873]=5;[.A873];CONCATENATE(&quot;0&quot;;[.A873]))" office:value-type="float" office:value="15681">
            <text:p>15681</text:p>
          </table:table-cell>
          <table:table-cell office:value-type="float" office:value="15681">
            <text:p>15681</text:p>
          </table:table-cell>
          <table:table-cell office:value-type="string">
            <text:p>San Pablo de Borbur</text:p>
          </table:table-cell>
          <table:table-cell table:formula="of:=(CONCATENATE(&quot;insert into `Ciudad`(`Nombre`,`Codigo`) values('&quot;;[.I873];&quot;','&quot;;[.H873];&quot;');&quot;))" office:value-type="string" office:string-value="insert into `Ciudad`(`Nombre`,`Codigo`) values('San Pablo de Borbur','15681');">
            <text:p>insert into `Ciudad`(`Nombre`,`Codigo`) values('San Pablo de Borbur','15681');</text:p>
          </table:table-cell>
          <table:table-cell table:formula="of:=CONCATENATE(&quot;new Ciudad{Codigo=&quot;&quot;&quot;;[.H873];&quot;&quot;&quot;,Nombre=&quot;&quot;&quot;;[.I873];&quot;&quot;&quot;},&quot;)" office:value-type="string" office:string-value="new Ciudad{Codigo=&quot;15681&quot;,Nombre=&quot;San Pablo de Borbur&quot;},">
            <text:p>new Ciudad{Codigo="15681",Nombre="San Pablo de Borbur"},</text:p>
          </table:table-cell>
          <table:table-cell table:formula="of:=LEN([.B873])" office:value-type="float" office:value="19">
            <text:p>19</text:p>
          </table:table-cell>
        </table:table-row>
        <table:table-row table:style-name="ro2">
          <table:table-cell table:style-name="ce1" office:value-type="float" office:value="5664">
            <text:p>5664</text:p>
          </table:table-cell>
          <table:table-cell table:style-name="ce2" office:value-type="string">
            <text:p>SAN PEDRO</text:p>
          </table:table-cell>
          <table:table-cell table:style-name="ce1" office:value-type="string">
            <text:p>Antioquia</text:p>
          </table:table-cell>
          <table:table-cell table:formula="of:=LOWER([.B874])" office:value-type="string" office:string-value="san pedro">
            <text:p>san pedro</text:p>
          </table:table-cell>
          <table:table-cell table:formula="of:=PROPER([.D874])" office:value-type="string" office:string-value="San Pedro">
            <text:p>San Pedro</text:p>
          </table:table-cell>
          <table:table-cell table:formula="of:=LEN([.A874])" office:value-type="float" office:value="4">
            <text:p>4</text:p>
          </table:table-cell>
          <table:table-cell table:formula="of:=IF([.F874]=5;[.A874];CONCATENATE(&quot;0&quot;;[.A874]))" office:value-type="string" office:string-value="05664">
            <text:p>05664</text:p>
          </table:table-cell>
          <table:table-cell office:value-type="string">
            <text:p>05664</text:p>
          </table:table-cell>
          <table:table-cell office:value-type="string">
            <text:p>San Pedro</text:p>
          </table:table-cell>
          <table:table-cell table:formula="of:=(CONCATENATE(&quot;insert into `Ciudad`(`Nombre`,`Codigo`) values('&quot;;[.I874];&quot;','&quot;;[.H874];&quot;');&quot;))" office:value-type="string" office:string-value="insert into `Ciudad`(`Nombre`,`Codigo`) values('San Pedro','05664');">
            <text:p>insert into `Ciudad`(`Nombre`,`Codigo`) values('San Pedro','05664');</text:p>
          </table:table-cell>
          <table:table-cell table:formula="of:=CONCATENATE(&quot;new Ciudad{Codigo=&quot;&quot;&quot;;[.H874];&quot;&quot;&quot;,Nombre=&quot;&quot;&quot;;[.I874];&quot;&quot;&quot;},&quot;)" office:value-type="string" office:string-value="new Ciudad{Codigo=&quot;05664&quot;,Nombre=&quot;San Pedro&quot;},">
            <text:p>new Ciudad{Codigo="05664",Nombre="San Pedro"},</text:p>
          </table:table-cell>
          <table:table-cell table:formula="of:=LEN([.B874])" office:value-type="float" office:value="9">
            <text:p>9</text:p>
          </table:table-cell>
        </table:table-row>
        <table:table-row table:style-name="ro2">
          <table:table-cell table:style-name="ce1" office:value-type="float" office:value="70717">
            <text:p>70717</text:p>
          </table:table-cell>
          <table:table-cell table:style-name="ce2" office:value-type="string">
            <text:p>SAN PEDRO</text:p>
          </table:table-cell>
          <table:table-cell table:style-name="ce1" office:value-type="string">
            <text:p>Sucre</text:p>
          </table:table-cell>
          <table:table-cell table:formula="of:=LOWER([.B875])" office:value-type="string" office:string-value="san pedro">
            <text:p>san pedro</text:p>
          </table:table-cell>
          <table:table-cell table:formula="of:=PROPER([.D875])" office:value-type="string" office:string-value="San Pedro">
            <text:p>San Pedro</text:p>
          </table:table-cell>
          <table:table-cell table:formula="of:=LEN([.A875])" office:value-type="float" office:value="5">
            <text:p>5</text:p>
          </table:table-cell>
          <table:table-cell table:formula="of:=IF([.F875]=5;[.A875];CONCATENATE(&quot;0&quot;;[.A875]))" office:value-type="float" office:value="70717">
            <text:p>70717</text:p>
          </table:table-cell>
          <table:table-cell office:value-type="float" office:value="70717">
            <text:p>70717</text:p>
          </table:table-cell>
          <table:table-cell office:value-type="string">
            <text:p>San Pedro</text:p>
          </table:table-cell>
          <table:table-cell table:formula="of:=(CONCATENATE(&quot;insert into `Ciudad`(`Nombre`,`Codigo`) values('&quot;;[.I875];&quot;','&quot;;[.H875];&quot;');&quot;))" office:value-type="string" office:string-value="insert into `Ciudad`(`Nombre`,`Codigo`) values('San Pedro','70717');">
            <text:p>insert into `Ciudad`(`Nombre`,`Codigo`) values('San Pedro','70717');</text:p>
          </table:table-cell>
          <table:table-cell table:formula="of:=CONCATENATE(&quot;new Ciudad{Codigo=&quot;&quot;&quot;;[.H875];&quot;&quot;&quot;,Nombre=&quot;&quot;&quot;;[.I875];&quot;&quot;&quot;},&quot;)" office:value-type="string" office:string-value="new Ciudad{Codigo=&quot;70717&quot;,Nombre=&quot;San Pedro&quot;},">
            <text:p>new Ciudad{Codigo="70717",Nombre="San Pedro"},</text:p>
          </table:table-cell>
          <table:table-cell table:formula="of:=LEN([.B875])" office:value-type="float" office:value="9">
            <text:p>9</text:p>
          </table:table-cell>
        </table:table-row>
        <table:table-row table:style-name="ro2">
          <table:table-cell table:style-name="ce1" office:value-type="float" office:value="76670">
            <text:p>76670</text:p>
          </table:table-cell>
          <table:table-cell table:style-name="ce2" office:value-type="string">
            <text:p>SAN PEDRO</text:p>
          </table:table-cell>
          <table:table-cell table:style-name="ce1" office:value-type="string">
            <text:p>Valle del Cauca</text:p>
          </table:table-cell>
          <table:table-cell table:formula="of:=LOWER([.B876])" office:value-type="string" office:string-value="san pedro">
            <text:p>san pedro</text:p>
          </table:table-cell>
          <table:table-cell table:formula="of:=PROPER([.D876])" office:value-type="string" office:string-value="San Pedro">
            <text:p>San Pedro</text:p>
          </table:table-cell>
          <table:table-cell table:formula="of:=LEN([.A876])" office:value-type="float" office:value="5">
            <text:p>5</text:p>
          </table:table-cell>
          <table:table-cell table:formula="of:=IF([.F876]=5;[.A876];CONCATENATE(&quot;0&quot;;[.A876]))" office:value-type="float" office:value="76670">
            <text:p>76670</text:p>
          </table:table-cell>
          <table:table-cell office:value-type="float" office:value="76670">
            <text:p>76670</text:p>
          </table:table-cell>
          <table:table-cell office:value-type="string">
            <text:p>San Pedro</text:p>
          </table:table-cell>
          <table:table-cell table:formula="of:=(CONCATENATE(&quot;insert into `Ciudad`(`Nombre`,`Codigo`) values('&quot;;[.I876];&quot;','&quot;;[.H876];&quot;');&quot;))" office:value-type="string" office:string-value="insert into `Ciudad`(`Nombre`,`Codigo`) values('San Pedro','76670');">
            <text:p>insert into `Ciudad`(`Nombre`,`Codigo`) values('San Pedro','76670');</text:p>
          </table:table-cell>
          <table:table-cell table:formula="of:=CONCATENATE(&quot;new Ciudad{Codigo=&quot;&quot;&quot;;[.H876];&quot;&quot;&quot;,Nombre=&quot;&quot;&quot;;[.I876];&quot;&quot;&quot;},&quot;)" office:value-type="string" office:string-value="new Ciudad{Codigo=&quot;76670&quot;,Nombre=&quot;San Pedro&quot;},">
            <text:p>new Ciudad{Codigo="76670",Nombre="San Pedro"},</text:p>
          </table:table-cell>
          <table:table-cell table:formula="of:=LEN([.B876])" office:value-type="float" office:value="9">
            <text:p>9</text:p>
          </table:table-cell>
        </table:table-row>
        <table:table-row table:style-name="ro2">
          <table:table-cell table:style-name="ce1" office:value-type="float" office:value="52694">
            <text:p>52694</text:p>
          </table:table-cell>
          <table:table-cell table:style-name="ce2" office:value-type="string">
            <text:p>SAN PEDRO DE CARTAGO</text:p>
          </table:table-cell>
          <table:table-cell table:style-name="ce1" office:value-type="string">
            <text:p>Nariño</text:p>
          </table:table-cell>
          <table:table-cell table:formula="of:=LOWER([.B877])" office:value-type="string" office:string-value="san pedro de cartago">
            <text:p>san pedro de cartago</text:p>
          </table:table-cell>
          <table:table-cell table:formula="of:=PROPER([.D877])" office:value-type="string" office:string-value="San Pedro De Cartago">
            <text:p>San Pedro De Cartago</text:p>
          </table:table-cell>
          <table:table-cell table:formula="of:=LEN([.A877])" office:value-type="float" office:value="5">
            <text:p>5</text:p>
          </table:table-cell>
          <table:table-cell table:formula="of:=IF([.F877]=5;[.A877];CONCATENATE(&quot;0&quot;;[.A877]))" office:value-type="float" office:value="52694">
            <text:p>52694</text:p>
          </table:table-cell>
          <table:table-cell office:value-type="float" office:value="52694">
            <text:p>52694</text:p>
          </table:table-cell>
          <table:table-cell office:value-type="string">
            <text:p>San Pedro de Cartago</text:p>
          </table:table-cell>
          <table:table-cell table:formula="of:=(CONCATENATE(&quot;insert into `Ciudad`(`Nombre`,`Codigo`) values('&quot;;[.I877];&quot;','&quot;;[.H877];&quot;');&quot;))" office:value-type="string" office:string-value="insert into `Ciudad`(`Nombre`,`Codigo`) values('San Pedro de Cartago','52694');">
            <text:p>insert into `Ciudad`(`Nombre`,`Codigo`) values('San Pedro de Cartago','52694');</text:p>
          </table:table-cell>
          <table:table-cell table:formula="of:=CONCATENATE(&quot;new Ciudad{Codigo=&quot;&quot;&quot;;[.H877];&quot;&quot;&quot;,Nombre=&quot;&quot;&quot;;[.I877];&quot;&quot;&quot;},&quot;)" office:value-type="string" office:string-value="new Ciudad{Codigo=&quot;52694&quot;,Nombre=&quot;San Pedro de Cartago&quot;},">
            <text:p>new Ciudad{Codigo="52694",Nombre="San Pedro de Cartago"},</text:p>
          </table:table-cell>
          <table:table-cell table:formula="of:=LEN([.B877])" office:value-type="float" office:value="20">
            <text:p>20</text:p>
          </table:table-cell>
        </table:table-row>
        <table:table-row table:style-name="ro2">
          <table:table-cell table:style-name="ce1" office:value-type="float" office:value="5665">
            <text:p>5665</text:p>
          </table:table-cell>
          <table:table-cell table:style-name="ce2" office:value-type="string">
            <text:p>SAN PEDRO DE URABA</text:p>
          </table:table-cell>
          <table:table-cell table:style-name="ce1" office:value-type="string">
            <text:p>Antioquia</text:p>
          </table:table-cell>
          <table:table-cell table:formula="of:=LOWER([.B878])" office:value-type="string" office:string-value="san pedro de uraba">
            <text:p>san pedro de uraba</text:p>
          </table:table-cell>
          <table:table-cell table:formula="of:=PROPER([.D878])" office:value-type="string" office:string-value="San Pedro De Uraba">
            <text:p>San Pedro De Uraba</text:p>
          </table:table-cell>
          <table:table-cell table:formula="of:=LEN([.A878])" office:value-type="float" office:value="4">
            <text:p>4</text:p>
          </table:table-cell>
          <table:table-cell table:formula="of:=IF([.F878]=5;[.A878];CONCATENATE(&quot;0&quot;;[.A878]))" office:value-type="string" office:string-value="05665">
            <text:p>05665</text:p>
          </table:table-cell>
          <table:table-cell office:value-type="string">
            <text:p>05665</text:p>
          </table:table-cell>
          <table:table-cell office:value-type="string">
            <text:p>San Pedro de Uraba</text:p>
          </table:table-cell>
          <table:table-cell table:formula="of:=(CONCATENATE(&quot;insert into `Ciudad`(`Nombre`,`Codigo`) values('&quot;;[.I878];&quot;','&quot;;[.H878];&quot;');&quot;))" office:value-type="string" office:string-value="insert into `Ciudad`(`Nombre`,`Codigo`) values('San Pedro de Uraba','05665');">
            <text:p>insert into `Ciudad`(`Nombre`,`Codigo`) values('San Pedro de Uraba','05665');</text:p>
          </table:table-cell>
          <table:table-cell table:formula="of:=CONCATENATE(&quot;new Ciudad{Codigo=&quot;&quot;&quot;;[.H878];&quot;&quot;&quot;,Nombre=&quot;&quot;&quot;;[.I878];&quot;&quot;&quot;},&quot;)" office:value-type="string" office:string-value="new Ciudad{Codigo=&quot;05665&quot;,Nombre=&quot;San Pedro de Uraba&quot;},">
            <text:p>new Ciudad{Codigo="05665",Nombre="San Pedro de Uraba"},</text:p>
          </table:table-cell>
          <table:table-cell table:formula="of:=LEN([.B878])" office:value-type="float" office:value="18">
            <text:p>18</text:p>
          </table:table-cell>
        </table:table-row>
        <table:table-row table:style-name="ro2">
          <table:table-cell table:style-name="ce1" office:value-type="float" office:value="23686">
            <text:p>23686</text:p>
          </table:table-cell>
          <table:table-cell table:style-name="ce2" office:value-type="string">
            <text:p>SAN PELAYO</text:p>
          </table:table-cell>
          <table:table-cell table:style-name="ce1" office:value-type="string">
            <text:p>Córdoba</text:p>
          </table:table-cell>
          <table:table-cell table:formula="of:=LOWER([.B879])" office:value-type="string" office:string-value="san pelayo">
            <text:p>san pelayo</text:p>
          </table:table-cell>
          <table:table-cell table:formula="of:=PROPER([.D879])" office:value-type="string" office:string-value="San Pelayo">
            <text:p>San Pelayo</text:p>
          </table:table-cell>
          <table:table-cell table:formula="of:=LEN([.A879])" office:value-type="float" office:value="5">
            <text:p>5</text:p>
          </table:table-cell>
          <table:table-cell table:formula="of:=IF([.F879]=5;[.A879];CONCATENATE(&quot;0&quot;;[.A879]))" office:value-type="float" office:value="23686">
            <text:p>23686</text:p>
          </table:table-cell>
          <table:table-cell office:value-type="float" office:value="23686">
            <text:p>23686</text:p>
          </table:table-cell>
          <table:table-cell office:value-type="string">
            <text:p>San Pelayo</text:p>
          </table:table-cell>
          <table:table-cell table:formula="of:=(CONCATENATE(&quot;insert into `Ciudad`(`Nombre`,`Codigo`) values('&quot;;[.I879];&quot;','&quot;;[.H879];&quot;');&quot;))" office:value-type="string" office:string-value="insert into `Ciudad`(`Nombre`,`Codigo`) values('San Pelayo','23686');">
            <text:p>insert into `Ciudad`(`Nombre`,`Codigo`) values('San Pelayo','23686');</text:p>
          </table:table-cell>
          <table:table-cell table:formula="of:=CONCATENATE(&quot;new Ciudad{Codigo=&quot;&quot;&quot;;[.H879];&quot;&quot;&quot;,Nombre=&quot;&quot;&quot;;[.I879];&quot;&quot;&quot;},&quot;)" office:value-type="string" office:string-value="new Ciudad{Codigo=&quot;23686&quot;,Nombre=&quot;San Pelayo&quot;},">
            <text:p>new Ciudad{Codigo="23686",Nombre="San Pelayo"},</text:p>
          </table:table-cell>
          <table:table-cell table:formula="of:=LEN([.B879])" office:value-type="float" office:value="10">
            <text:p>10</text:p>
          </table:table-cell>
        </table:table-row>
        <table:table-row table:style-name="ro2">
          <table:table-cell table:style-name="ce1" office:value-type="float" office:value="5667">
            <text:p>5667</text:p>
          </table:table-cell>
          <table:table-cell table:style-name="ce2" office:value-type="string">
            <text:p>SAN RAFAEL</text:p>
          </table:table-cell>
          <table:table-cell table:style-name="ce1" office:value-type="string">
            <text:p>Antioquia</text:p>
          </table:table-cell>
          <table:table-cell table:formula="of:=LOWER([.B880])" office:value-type="string" office:string-value="san rafael">
            <text:p>san rafael</text:p>
          </table:table-cell>
          <table:table-cell table:formula="of:=PROPER([.D880])" office:value-type="string" office:string-value="San Rafael">
            <text:p>San Rafael</text:p>
          </table:table-cell>
          <table:table-cell table:formula="of:=LEN([.A880])" office:value-type="float" office:value="4">
            <text:p>4</text:p>
          </table:table-cell>
          <table:table-cell table:formula="of:=IF([.F880]=5;[.A880];CONCATENATE(&quot;0&quot;;[.A880]))" office:value-type="string" office:string-value="05667">
            <text:p>05667</text:p>
          </table:table-cell>
          <table:table-cell office:value-type="string">
            <text:p>05667</text:p>
          </table:table-cell>
          <table:table-cell office:value-type="string">
            <text:p>San Rafael</text:p>
          </table:table-cell>
          <table:table-cell table:formula="of:=(CONCATENATE(&quot;insert into `Ciudad`(`Nombre`,`Codigo`) values('&quot;;[.I880];&quot;','&quot;;[.H880];&quot;');&quot;))" office:value-type="string" office:string-value="insert into `Ciudad`(`Nombre`,`Codigo`) values('San Rafael','05667');">
            <text:p>insert into `Ciudad`(`Nombre`,`Codigo`) values('San Rafael','05667');</text:p>
          </table:table-cell>
          <table:table-cell table:formula="of:=CONCATENATE(&quot;new Ciudad{Codigo=&quot;&quot;&quot;;[.H880];&quot;&quot;&quot;,Nombre=&quot;&quot;&quot;;[.I880];&quot;&quot;&quot;},&quot;)" office:value-type="string" office:string-value="new Ciudad{Codigo=&quot;05667&quot;,Nombre=&quot;San Rafael&quot;},">
            <text:p>new Ciudad{Codigo="05667",Nombre="San Rafael"},</text:p>
          </table:table-cell>
          <table:table-cell table:formula="of:=LEN([.B880])" office:value-type="float" office:value="10">
            <text:p>10</text:p>
          </table:table-cell>
        </table:table-row>
        <table:table-row table:style-name="ro2">
          <table:table-cell table:style-name="ce1" office:value-type="float" office:value="5670">
            <text:p>5670</text:p>
          </table:table-cell>
          <table:table-cell table:style-name="ce2" office:value-type="string">
            <text:p>SAN ROQUE</text:p>
          </table:table-cell>
          <table:table-cell table:style-name="ce1" office:value-type="string">
            <text:p>Antioquia</text:p>
          </table:table-cell>
          <table:table-cell table:formula="of:=LOWER([.B881])" office:value-type="string" office:string-value="san roque">
            <text:p>san roque</text:p>
          </table:table-cell>
          <table:table-cell table:formula="of:=PROPER([.D881])" office:value-type="string" office:string-value="San Roque">
            <text:p>San Roque</text:p>
          </table:table-cell>
          <table:table-cell table:formula="of:=LEN([.A881])" office:value-type="float" office:value="4">
            <text:p>4</text:p>
          </table:table-cell>
          <table:table-cell table:formula="of:=IF([.F881]=5;[.A881];CONCATENATE(&quot;0&quot;;[.A881]))" office:value-type="string" office:string-value="05670">
            <text:p>05670</text:p>
          </table:table-cell>
          <table:table-cell office:value-type="string">
            <text:p>05670</text:p>
          </table:table-cell>
          <table:table-cell office:value-type="string">
            <text:p>San Roque</text:p>
          </table:table-cell>
          <table:table-cell table:formula="of:=(CONCATENATE(&quot;insert into `Ciudad`(`Nombre`,`Codigo`) values('&quot;;[.I881];&quot;','&quot;;[.H881];&quot;');&quot;))" office:value-type="string" office:string-value="insert into `Ciudad`(`Nombre`,`Codigo`) values('San Roque','05670');">
            <text:p>insert into `Ciudad`(`Nombre`,`Codigo`) values('San Roque','05670');</text:p>
          </table:table-cell>
          <table:table-cell table:formula="of:=CONCATENATE(&quot;new Ciudad{Codigo=&quot;&quot;&quot;;[.H881];&quot;&quot;&quot;,Nombre=&quot;&quot;&quot;;[.I881];&quot;&quot;&quot;},&quot;)" office:value-type="string" office:string-value="new Ciudad{Codigo=&quot;05670&quot;,Nombre=&quot;San Roque&quot;},">
            <text:p>new Ciudad{Codigo="05670",Nombre="San Roque"},</text:p>
          </table:table-cell>
          <table:table-cell table:formula="of:=LEN([.B881])" office:value-type="float" office:value="9">
            <text:p>9</text:p>
          </table:table-cell>
        </table:table-row>
        <table:table-row table:style-name="ro2">
          <table:table-cell table:style-name="ce1" office:value-type="float" office:value="19693">
            <text:p>19693</text:p>
          </table:table-cell>
          <table:table-cell table:style-name="ce2" office:value-type="string">
            <text:p>SAN SEBASTIÁN</text:p>
          </table:table-cell>
          <table:table-cell table:style-name="ce1" office:value-type="string">
            <text:p>Cauca</text:p>
          </table:table-cell>
          <table:table-cell table:formula="of:=LOWER([.B882])" office:value-type="string" office:string-value="san sebastián">
            <text:p>san sebastián</text:p>
          </table:table-cell>
          <table:table-cell table:formula="of:=PROPER([.D882])" office:value-type="string" office:string-value="San Sebastián">
            <text:p>San Sebastián</text:p>
          </table:table-cell>
          <table:table-cell table:formula="of:=LEN([.A882])" office:value-type="float" office:value="5">
            <text:p>5</text:p>
          </table:table-cell>
          <table:table-cell table:formula="of:=IF([.F882]=5;[.A882];CONCATENATE(&quot;0&quot;;[.A882]))" office:value-type="float" office:value="19693">
            <text:p>19693</text:p>
          </table:table-cell>
          <table:table-cell office:value-type="float" office:value="19693">
            <text:p>19693</text:p>
          </table:table-cell>
          <table:table-cell office:value-type="string">
            <text:p>San Sebastián</text:p>
          </table:table-cell>
          <table:table-cell table:formula="of:=(CONCATENATE(&quot;insert into `Ciudad`(`Nombre`,`Codigo`) values('&quot;;[.I882];&quot;','&quot;;[.H882];&quot;');&quot;))" office:value-type="string" office:string-value="insert into `Ciudad`(`Nombre`,`Codigo`) values('San Sebastián','19693');">
            <text:p>insert into `Ciudad`(`Nombre`,`Codigo`) values('San Sebastián','19693');</text:p>
          </table:table-cell>
          <table:table-cell table:formula="of:=CONCATENATE(&quot;new Ciudad{Codigo=&quot;&quot;&quot;;[.H882];&quot;&quot;&quot;,Nombre=&quot;&quot;&quot;;[.I882];&quot;&quot;&quot;},&quot;)" office:value-type="string" office:string-value="new Ciudad{Codigo=&quot;19693&quot;,Nombre=&quot;San Sebastián&quot;},">
            <text:p>new Ciudad{Codigo="19693",Nombre="San Sebastián"},</text:p>
          </table:table-cell>
          <table:table-cell table:formula="of:=LEN([.B882])" office:value-type="float" office:value="13">
            <text:p>13</text:p>
          </table:table-cell>
        </table:table-row>
        <table:table-row table:style-name="ro2">
          <table:table-cell table:style-name="ce1" office:value-type="float" office:value="47692">
            <text:p>47692</text:p>
          </table:table-cell>
          <table:table-cell table:style-name="ce2" office:value-type="string">
            <text:p>SAN SEBASTIÁN DE BUENAVISTA</text:p>
          </table:table-cell>
          <table:table-cell table:style-name="ce1" office:value-type="string">
            <text:p>Magdalena</text:p>
          </table:table-cell>
          <table:table-cell table:formula="of:=LOWER([.B883])" office:value-type="string" office:string-value="san sebastián de buenavista">
            <text:p>san sebastián de buenavista</text:p>
          </table:table-cell>
          <table:table-cell table:formula="of:=PROPER([.D883])" office:value-type="string" office:string-value="San Sebastián De Buenavista">
            <text:p>San Sebastián De Buenavista</text:p>
          </table:table-cell>
          <table:table-cell table:formula="of:=LEN([.A883])" office:value-type="float" office:value="5">
            <text:p>5</text:p>
          </table:table-cell>
          <table:table-cell table:formula="of:=IF([.F883]=5;[.A883];CONCATENATE(&quot;0&quot;;[.A883]))" office:value-type="float" office:value="47692">
            <text:p>47692</text:p>
          </table:table-cell>
          <table:table-cell office:value-type="float" office:value="47692">
            <text:p>47692</text:p>
          </table:table-cell>
          <table:table-cell office:value-type="string">
            <text:p>San Sebastián de Buenavista</text:p>
          </table:table-cell>
          <table:table-cell table:formula="of:=(CONCATENATE(&quot;insert into `Ciudad`(`Nombre`,`Codigo`) values('&quot;;[.I883];&quot;','&quot;;[.H883];&quot;');&quot;))" office:value-type="string" office:string-value="insert into `Ciudad`(`Nombre`,`Codigo`) values('San Sebastián de Buenavista','47692');">
            <text:p>insert into `Ciudad`(`Nombre`,`Codigo`) values('San Sebastián de Buenavista','47692');</text:p>
          </table:table-cell>
          <table:table-cell table:formula="of:=CONCATENATE(&quot;new Ciudad{Codigo=&quot;&quot;&quot;;[.H883];&quot;&quot;&quot;,Nombre=&quot;&quot;&quot;;[.I883];&quot;&quot;&quot;},&quot;)" office:value-type="string" office:string-value="new Ciudad{Codigo=&quot;47692&quot;,Nombre=&quot;San Sebastián de Buenavista&quot;},">
            <text:p>new Ciudad{Codigo="47692",Nombre="San Sebastián de Buenavista"},</text:p>
          </table:table-cell>
          <table:table-cell table:formula="of:=LEN([.B883])" office:value-type="float" office:value="27">
            <text:p>27</text:p>
          </table:table-cell>
        </table:table-row>
        <table:table-row table:style-name="ro2">
          <table:table-cell table:style-name="ce1" office:value-type="float" office:value="5674">
            <text:p>5674</text:p>
          </table:table-cell>
          <table:table-cell table:style-name="ce2" office:value-type="string">
            <text:p>SAN VICENTE</text:p>
          </table:table-cell>
          <table:table-cell table:style-name="ce1" office:value-type="string">
            <text:p>Antioquia</text:p>
          </table:table-cell>
          <table:table-cell table:formula="of:=LOWER([.B884])" office:value-type="string" office:string-value="san vicente">
            <text:p>san vicente</text:p>
          </table:table-cell>
          <table:table-cell table:formula="of:=PROPER([.D884])" office:value-type="string" office:string-value="San Vicente">
            <text:p>San Vicente</text:p>
          </table:table-cell>
          <table:table-cell table:formula="of:=LEN([.A884])" office:value-type="float" office:value="4">
            <text:p>4</text:p>
          </table:table-cell>
          <table:table-cell table:formula="of:=IF([.F884]=5;[.A884];CONCATENATE(&quot;0&quot;;[.A884]))" office:value-type="string" office:string-value="05674">
            <text:p>05674</text:p>
          </table:table-cell>
          <table:table-cell office:value-type="string">
            <text:p>05674</text:p>
          </table:table-cell>
          <table:table-cell office:value-type="string">
            <text:p>San Vicente</text:p>
          </table:table-cell>
          <table:table-cell table:formula="of:=(CONCATENATE(&quot;insert into `Ciudad`(`Nombre`,`Codigo`) values('&quot;;[.I884];&quot;','&quot;;[.H884];&quot;');&quot;))" office:value-type="string" office:string-value="insert into `Ciudad`(`Nombre`,`Codigo`) values('San Vicente','05674');">
            <text:p>insert into `Ciudad`(`Nombre`,`Codigo`) values('San Vicente','05674');</text:p>
          </table:table-cell>
          <table:table-cell table:formula="of:=CONCATENATE(&quot;new Ciudad{Codigo=&quot;&quot;&quot;;[.H884];&quot;&quot;&quot;,Nombre=&quot;&quot;&quot;;[.I884];&quot;&quot;&quot;},&quot;)" office:value-type="string" office:string-value="new Ciudad{Codigo=&quot;05674&quot;,Nombre=&quot;San Vicente&quot;},">
            <text:p>new Ciudad{Codigo="05674",Nombre="San Vicente"},</text:p>
          </table:table-cell>
          <table:table-cell table:formula="of:=LEN([.B884])" office:value-type="float" office:value="11">
            <text:p>11</text:p>
          </table:table-cell>
        </table:table-row>
        <table:table-row table:style-name="ro2">
          <table:table-cell table:style-name="ce1" office:value-type="float" office:value="68689">
            <text:p>68689</text:p>
          </table:table-cell>
          <table:table-cell table:style-name="ce2" office:value-type="string">
            <text:p>SAN VICENTE DE CHUCURÍ</text:p>
          </table:table-cell>
          <table:table-cell table:style-name="ce1" office:value-type="string">
            <text:p>Santander</text:p>
          </table:table-cell>
          <table:table-cell table:formula="of:=LOWER([.B885])" office:value-type="string" office:string-value="san vicente de chucurí">
            <text:p>san vicente de chucurí</text:p>
          </table:table-cell>
          <table:table-cell table:formula="of:=PROPER([.D885])" office:value-type="string" office:string-value="San Vicente De Chucurí">
            <text:p>San Vicente De Chucurí</text:p>
          </table:table-cell>
          <table:table-cell table:formula="of:=LEN([.A885])" office:value-type="float" office:value="5">
            <text:p>5</text:p>
          </table:table-cell>
          <table:table-cell table:formula="of:=IF([.F885]=5;[.A885];CONCATENATE(&quot;0&quot;;[.A885]))" office:value-type="float" office:value="68689">
            <text:p>68689</text:p>
          </table:table-cell>
          <table:table-cell office:value-type="float" office:value="68689">
            <text:p>68689</text:p>
          </table:table-cell>
          <table:table-cell office:value-type="string">
            <text:p>San Vicente de Chucurí</text:p>
          </table:table-cell>
          <table:table-cell table:formula="of:=(CONCATENATE(&quot;insert into `Ciudad`(`Nombre`,`Codigo`) values('&quot;;[.I885];&quot;','&quot;;[.H885];&quot;');&quot;))" office:value-type="string" office:string-value="insert into `Ciudad`(`Nombre`,`Codigo`) values('San Vicente de Chucurí','68689');">
            <text:p>insert into `Ciudad`(`Nombre`,`Codigo`) values('San Vicente de Chucurí','68689');</text:p>
          </table:table-cell>
          <table:table-cell table:formula="of:=CONCATENATE(&quot;new Ciudad{Codigo=&quot;&quot;&quot;;[.H885];&quot;&quot;&quot;,Nombre=&quot;&quot;&quot;;[.I885];&quot;&quot;&quot;},&quot;)" office:value-type="string" office:string-value="new Ciudad{Codigo=&quot;68689&quot;,Nombre=&quot;San Vicente de Chucurí&quot;},">
            <text:p>new Ciudad{Codigo="68689",Nombre="San Vicente de Chucurí"},</text:p>
          </table:table-cell>
          <table:table-cell table:formula="of:=LEN([.B885])" office:value-type="float" office:value="22">
            <text:p>22</text:p>
          </table:table-cell>
        </table:table-row>
        <table:table-row table:style-name="ro2">
          <table:table-cell table:style-name="ce1" office:value-type="float" office:value="18753">
            <text:p>18753</text:p>
          </table:table-cell>
          <table:table-cell table:style-name="ce2" office:value-type="string">
            <text:p>SAN VICENTE DEL CAGUÁN</text:p>
          </table:table-cell>
          <table:table-cell table:style-name="ce1" office:value-type="string">
            <text:p>Caquetá</text:p>
          </table:table-cell>
          <table:table-cell table:formula="of:=LOWER([.B886])" office:value-type="string" office:string-value="san vicente del caguán">
            <text:p>san vicente del caguán</text:p>
          </table:table-cell>
          <table:table-cell table:formula="of:=PROPER([.D886])" office:value-type="string" office:string-value="San Vicente Del Caguán">
            <text:p>San Vicente Del Caguán</text:p>
          </table:table-cell>
          <table:table-cell table:formula="of:=LEN([.A886])" office:value-type="float" office:value="5">
            <text:p>5</text:p>
          </table:table-cell>
          <table:table-cell table:formula="of:=IF([.F886]=5;[.A886];CONCATENATE(&quot;0&quot;;[.A886]))" office:value-type="float" office:value="18753">
            <text:p>18753</text:p>
          </table:table-cell>
          <table:table-cell office:value-type="float" office:value="18753">
            <text:p>18753</text:p>
          </table:table-cell>
          <table:table-cell office:value-type="string">
            <text:p>San Vicente del Caguán</text:p>
          </table:table-cell>
          <table:table-cell table:formula="of:=(CONCATENATE(&quot;insert into `Ciudad`(`Nombre`,`Codigo`) values('&quot;;[.I886];&quot;','&quot;;[.H886];&quot;');&quot;))" office:value-type="string" office:string-value="insert into `Ciudad`(`Nombre`,`Codigo`) values('San Vicente del Caguán','18753');">
            <text:p>insert into `Ciudad`(`Nombre`,`Codigo`) values('San Vicente del Caguán','18753');</text:p>
          </table:table-cell>
          <table:table-cell table:formula="of:=CONCATENATE(&quot;new Ciudad{Codigo=&quot;&quot;&quot;;[.H886];&quot;&quot;&quot;,Nombre=&quot;&quot;&quot;;[.I886];&quot;&quot;&quot;},&quot;)" office:value-type="string" office:string-value="new Ciudad{Codigo=&quot;18753&quot;,Nombre=&quot;San Vicente del Caguán&quot;},">
            <text:p>new Ciudad{Codigo="18753",Nombre="San Vicente del Caguán"},</text:p>
          </table:table-cell>
          <table:table-cell table:formula="of:=LEN([.B886])" office:value-type="float" office:value="22">
            <text:p>22</text:p>
          </table:table-cell>
        </table:table-row>
        <table:table-row table:style-name="ro2">
          <table:table-cell table:style-name="ce1" office:value-type="float" office:value="47703">
            <text:p>47703</text:p>
          </table:table-cell>
          <table:table-cell table:style-name="ce2" office:value-type="string">
            <text:p>SAN ZENÓN</text:p>
          </table:table-cell>
          <table:table-cell table:style-name="ce1" office:value-type="string">
            <text:p>Magdalena</text:p>
          </table:table-cell>
          <table:table-cell table:formula="of:=LOWER([.B887])" office:value-type="string" office:string-value="san zenón">
            <text:p>san zenón</text:p>
          </table:table-cell>
          <table:table-cell table:formula="of:=PROPER([.D887])" office:value-type="string" office:string-value="San Zenón">
            <text:p>San Zenón</text:p>
          </table:table-cell>
          <table:table-cell table:formula="of:=LEN([.A887])" office:value-type="float" office:value="5">
            <text:p>5</text:p>
          </table:table-cell>
          <table:table-cell table:formula="of:=IF([.F887]=5;[.A887];CONCATENATE(&quot;0&quot;;[.A887]))" office:value-type="float" office:value="47703">
            <text:p>47703</text:p>
          </table:table-cell>
          <table:table-cell office:value-type="float" office:value="47703">
            <text:p>47703</text:p>
          </table:table-cell>
          <table:table-cell office:value-type="string">
            <text:p>San Zenón</text:p>
          </table:table-cell>
          <table:table-cell table:formula="of:=(CONCATENATE(&quot;insert into `Ciudad`(`Nombre`,`Codigo`) values('&quot;;[.I887];&quot;','&quot;;[.H887];&quot;');&quot;))" office:value-type="string" office:string-value="insert into `Ciudad`(`Nombre`,`Codigo`) values('San Zenón','47703');">
            <text:p>insert into `Ciudad`(`Nombre`,`Codigo`) values('San Zenón','47703');</text:p>
          </table:table-cell>
          <table:table-cell table:formula="of:=CONCATENATE(&quot;new Ciudad{Codigo=&quot;&quot;&quot;;[.H887];&quot;&quot;&quot;,Nombre=&quot;&quot;&quot;;[.I887];&quot;&quot;&quot;},&quot;)" office:value-type="string" office:string-value="new Ciudad{Codigo=&quot;47703&quot;,Nombre=&quot;San Zenón&quot;},">
            <text:p>new Ciudad{Codigo="47703",Nombre="San Zenón"},</text:p>
          </table:table-cell>
          <table:table-cell table:formula="of:=LEN([.B887])" office:value-type="float" office:value="9">
            <text:p>9</text:p>
          </table:table-cell>
        </table:table-row>
        <table:table-row table:style-name="ro2">
          <table:table-cell table:style-name="ce1" office:value-type="float" office:value="52683">
            <text:p>52683</text:p>
          </table:table-cell>
          <table:table-cell table:style-name="ce2" office:value-type="string">
            <text:p>SANDONÁ</text:p>
          </table:table-cell>
          <table:table-cell table:style-name="ce1" office:value-type="string">
            <text:p>Nariño</text:p>
          </table:table-cell>
          <table:table-cell table:formula="of:=LOWER([.B888])" office:value-type="string" office:string-value="sandoná">
            <text:p>sandoná</text:p>
          </table:table-cell>
          <table:table-cell table:formula="of:=PROPER([.D888])" office:value-type="string" office:string-value="Sandoná">
            <text:p>Sandoná</text:p>
          </table:table-cell>
          <table:table-cell table:formula="of:=LEN([.A888])" office:value-type="float" office:value="5">
            <text:p>5</text:p>
          </table:table-cell>
          <table:table-cell table:formula="of:=IF([.F888]=5;[.A888];CONCATENATE(&quot;0&quot;;[.A888]))" office:value-type="float" office:value="52683">
            <text:p>52683</text:p>
          </table:table-cell>
          <table:table-cell office:value-type="float" office:value="52683">
            <text:p>52683</text:p>
          </table:table-cell>
          <table:table-cell office:value-type="string">
            <text:p>Sandoná</text:p>
          </table:table-cell>
          <table:table-cell table:formula="of:=(CONCATENATE(&quot;insert into `Ciudad`(`Nombre`,`Codigo`) values('&quot;;[.I888];&quot;','&quot;;[.H888];&quot;');&quot;))" office:value-type="string" office:string-value="insert into `Ciudad`(`Nombre`,`Codigo`) values('Sandoná','52683');">
            <text:p>insert into `Ciudad`(`Nombre`,`Codigo`) values('Sandoná','52683');</text:p>
          </table:table-cell>
          <table:table-cell table:formula="of:=CONCATENATE(&quot;new Ciudad{Codigo=&quot;&quot;&quot;;[.H888];&quot;&quot;&quot;,Nombre=&quot;&quot;&quot;;[.I888];&quot;&quot;&quot;},&quot;)" office:value-type="string" office:string-value="new Ciudad{Codigo=&quot;52683&quot;,Nombre=&quot;Sandoná&quot;},">
            <text:p>new Ciudad{Codigo="52683",Nombre="Sandoná"},</text:p>
          </table:table-cell>
          <table:table-cell table:formula="of:=LEN([.B888])" office:value-type="float" office:value="7">
            <text:p>7</text:p>
          </table:table-cell>
        </table:table-row>
        <table:table-row table:style-name="ro2">
          <table:table-cell table:style-name="ce1" office:value-type="float" office:value="47707">
            <text:p>47707</text:p>
          </table:table-cell>
          <table:table-cell table:style-name="ce2" office:value-type="string">
            <text:p>SANTA ANA</text:p>
          </table:table-cell>
          <table:table-cell table:style-name="ce1" office:value-type="string">
            <text:p>Magdalena</text:p>
          </table:table-cell>
          <table:table-cell table:formula="of:=LOWER([.B889])" office:value-type="string" office:string-value="santa ana">
            <text:p>santa ana</text:p>
          </table:table-cell>
          <table:table-cell table:formula="of:=PROPER([.D889])" office:value-type="string" office:string-value="Santa Ana">
            <text:p>Santa Ana</text:p>
          </table:table-cell>
          <table:table-cell table:formula="of:=LEN([.A889])" office:value-type="float" office:value="5">
            <text:p>5</text:p>
          </table:table-cell>
          <table:table-cell table:formula="of:=IF([.F889]=5;[.A889];CONCATENATE(&quot;0&quot;;[.A889]))" office:value-type="float" office:value="47707">
            <text:p>47707</text:p>
          </table:table-cell>
          <table:table-cell office:value-type="float" office:value="47707">
            <text:p>47707</text:p>
          </table:table-cell>
          <table:table-cell office:value-type="string">
            <text:p>Santa Ana</text:p>
          </table:table-cell>
          <table:table-cell table:formula="of:=(CONCATENATE(&quot;insert into `Ciudad`(`Nombre`,`Codigo`) values('&quot;;[.I889];&quot;','&quot;;[.H889];&quot;');&quot;))" office:value-type="string" office:string-value="insert into `Ciudad`(`Nombre`,`Codigo`) values('Santa Ana','47707');">
            <text:p>insert into `Ciudad`(`Nombre`,`Codigo`) values('Santa Ana','47707');</text:p>
          </table:table-cell>
          <table:table-cell table:formula="of:=CONCATENATE(&quot;new Ciudad{Codigo=&quot;&quot;&quot;;[.H889];&quot;&quot;&quot;,Nombre=&quot;&quot;&quot;;[.I889];&quot;&quot;&quot;},&quot;)" office:value-type="string" office:string-value="new Ciudad{Codigo=&quot;47707&quot;,Nombre=&quot;Santa Ana&quot;},">
            <text:p>new Ciudad{Codigo="47707",Nombre="Santa Ana"},</text:p>
          </table:table-cell>
          <table:table-cell table:formula="of:=LEN([.B889])" office:value-type="float" office:value="9">
            <text:p>9</text:p>
          </table:table-cell>
        </table:table-row>
        <table:table-row table:style-name="ro2">
          <table:table-cell table:style-name="ce1" office:value-type="float" office:value="5679">
            <text:p>5679</text:p>
          </table:table-cell>
          <table:table-cell table:style-name="ce2" office:value-type="string">
            <text:p>SANTA BÁRBARA</text:p>
          </table:table-cell>
          <table:table-cell table:style-name="ce1" office:value-type="string">
            <text:p>Antioquia</text:p>
          </table:table-cell>
          <table:table-cell table:formula="of:=LOWER([.B890])" office:value-type="string" office:string-value="santa bárbara">
            <text:p>santa bárbara</text:p>
          </table:table-cell>
          <table:table-cell table:formula="of:=PROPER([.D890])" office:value-type="string" office:string-value="Santa Bárbara">
            <text:p>Santa Bárbara</text:p>
          </table:table-cell>
          <table:table-cell table:formula="of:=LEN([.A890])" office:value-type="float" office:value="4">
            <text:p>4</text:p>
          </table:table-cell>
          <table:table-cell table:formula="of:=IF([.F890]=5;[.A890];CONCATENATE(&quot;0&quot;;[.A890]))" office:value-type="string" office:string-value="05679">
            <text:p>05679</text:p>
          </table:table-cell>
          <table:table-cell office:value-type="string">
            <text:p>05679</text:p>
          </table:table-cell>
          <table:table-cell office:value-type="string">
            <text:p>Santa Bárbara</text:p>
          </table:table-cell>
          <table:table-cell table:formula="of:=(CONCATENATE(&quot;insert into `Ciudad`(`Nombre`,`Codigo`) values('&quot;;[.I890];&quot;','&quot;;[.H890];&quot;');&quot;))" office:value-type="string" office:string-value="insert into `Ciudad`(`Nombre`,`Codigo`) values('Santa Bárbara','05679');">
            <text:p>insert into `Ciudad`(`Nombre`,`Codigo`) values('Santa Bárbara','05679');</text:p>
          </table:table-cell>
          <table:table-cell table:formula="of:=CONCATENATE(&quot;new Ciudad{Codigo=&quot;&quot;&quot;;[.H890];&quot;&quot;&quot;,Nombre=&quot;&quot;&quot;;[.I890];&quot;&quot;&quot;},&quot;)" office:value-type="string" office:string-value="new Ciudad{Codigo=&quot;05679&quot;,Nombre=&quot;Santa Bárbara&quot;},">
            <text:p>new Ciudad{Codigo="05679",Nombre="Santa Bárbara"},</text:p>
          </table:table-cell>
          <table:table-cell table:formula="of:=LEN([.B890])" office:value-type="float" office:value="13">
            <text:p>13</text:p>
          </table:table-cell>
        </table:table-row>
        <table:table-row table:style-name="ro2">
          <table:table-cell table:style-name="ce1" office:value-type="float" office:value="52696">
            <text:p>52696</text:p>
          </table:table-cell>
          <table:table-cell table:style-name="ce2" office:value-type="string">
            <text:p>SANTA BÁRBARA</text:p>
          </table:table-cell>
          <table:table-cell table:style-name="ce1" office:value-type="string">
            <text:p>Nariño</text:p>
          </table:table-cell>
          <table:table-cell table:formula="of:=LOWER([.B891])" office:value-type="string" office:string-value="santa bárbara">
            <text:p>santa bárbara</text:p>
          </table:table-cell>
          <table:table-cell table:formula="of:=PROPER([.D891])" office:value-type="string" office:string-value="Santa Bárbara">
            <text:p>Santa Bárbara</text:p>
          </table:table-cell>
          <table:table-cell table:formula="of:=LEN([.A891])" office:value-type="float" office:value="5">
            <text:p>5</text:p>
          </table:table-cell>
          <table:table-cell table:formula="of:=IF([.F891]=5;[.A891];CONCATENATE(&quot;0&quot;;[.A891]))" office:value-type="float" office:value="52696">
            <text:p>52696</text:p>
          </table:table-cell>
          <table:table-cell office:value-type="float" office:value="52696">
            <text:p>52696</text:p>
          </table:table-cell>
          <table:table-cell office:value-type="string">
            <text:p>Santa Bárbara</text:p>
          </table:table-cell>
          <table:table-cell table:formula="of:=(CONCATENATE(&quot;insert into `Ciudad`(`Nombre`,`Codigo`) values('&quot;;[.I891];&quot;','&quot;;[.H891];&quot;');&quot;))" office:value-type="string" office:string-value="insert into `Ciudad`(`Nombre`,`Codigo`) values('Santa Bárbara','52696');">
            <text:p>insert into `Ciudad`(`Nombre`,`Codigo`) values('Santa Bárbara','52696');</text:p>
          </table:table-cell>
          <table:table-cell table:formula="of:=CONCATENATE(&quot;new Ciudad{Codigo=&quot;&quot;&quot;;[.H891];&quot;&quot;&quot;,Nombre=&quot;&quot;&quot;;[.I891];&quot;&quot;&quot;},&quot;)" office:value-type="string" office:string-value="new Ciudad{Codigo=&quot;52696&quot;,Nombre=&quot;Santa Bárbara&quot;},">
            <text:p>new Ciudad{Codigo="52696",Nombre="Santa Bárbara"},</text:p>
          </table:table-cell>
          <table:table-cell table:formula="of:=LEN([.B891])" office:value-type="float" office:value="13">
            <text:p>13</text:p>
          </table:table-cell>
        </table:table-row>
        <table:table-row table:style-name="ro2">
          <table:table-cell table:style-name="ce1" office:value-type="float" office:value="68705">
            <text:p>68705</text:p>
          </table:table-cell>
          <table:table-cell table:style-name="ce2" office:value-type="string">
            <text:p>SANTA BÁRBARA</text:p>
          </table:table-cell>
          <table:table-cell table:style-name="ce1" office:value-type="string">
            <text:p>Santander</text:p>
          </table:table-cell>
          <table:table-cell table:formula="of:=LOWER([.B892])" office:value-type="string" office:string-value="santa bárbara">
            <text:p>santa bárbara</text:p>
          </table:table-cell>
          <table:table-cell table:formula="of:=PROPER([.D892])" office:value-type="string" office:string-value="Santa Bárbara">
            <text:p>Santa Bárbara</text:p>
          </table:table-cell>
          <table:table-cell table:formula="of:=LEN([.A892])" office:value-type="float" office:value="5">
            <text:p>5</text:p>
          </table:table-cell>
          <table:table-cell table:formula="of:=IF([.F892]=5;[.A892];CONCATENATE(&quot;0&quot;;[.A892]))" office:value-type="float" office:value="68705">
            <text:p>68705</text:p>
          </table:table-cell>
          <table:table-cell office:value-type="float" office:value="68705">
            <text:p>68705</text:p>
          </table:table-cell>
          <table:table-cell office:value-type="string">
            <text:p>Santa Bárbara</text:p>
          </table:table-cell>
          <table:table-cell table:formula="of:=(CONCATENATE(&quot;insert into `Ciudad`(`Nombre`,`Codigo`) values('&quot;;[.I892];&quot;','&quot;;[.H892];&quot;');&quot;))" office:value-type="string" office:string-value="insert into `Ciudad`(`Nombre`,`Codigo`) values('Santa Bárbara','68705');">
            <text:p>insert into `Ciudad`(`Nombre`,`Codigo`) values('Santa Bárbara','68705');</text:p>
          </table:table-cell>
          <table:table-cell table:formula="of:=CONCATENATE(&quot;new Ciudad{Codigo=&quot;&quot;&quot;;[.H892];&quot;&quot;&quot;,Nombre=&quot;&quot;&quot;;[.I892];&quot;&quot;&quot;},&quot;)" office:value-type="string" office:string-value="new Ciudad{Codigo=&quot;68705&quot;,Nombre=&quot;Santa Bárbara&quot;},">
            <text:p>new Ciudad{Codigo="68705",Nombre="Santa Bárbara"},</text:p>
          </table:table-cell>
          <table:table-cell table:formula="of:=LEN([.B892])" office:value-type="float" office:value="13">
            <text:p>13</text:p>
          </table:table-cell>
        </table:table-row>
        <table:table-row table:style-name="ro2">
          <table:table-cell table:style-name="ce1" office:value-type="float" office:value="47720">
            <text:p>47720</text:p>
          </table:table-cell>
          <table:table-cell table:style-name="ce2" office:value-type="string">
            <text:p>SANTA BÁRBARA DE PINTO</text:p>
          </table:table-cell>
          <table:table-cell table:style-name="ce1" office:value-type="string">
            <text:p>Magdalena</text:p>
          </table:table-cell>
          <table:table-cell table:formula="of:=LOWER([.B893])" office:value-type="string" office:string-value="santa bárbara de pinto">
            <text:p>santa bárbara de pinto</text:p>
          </table:table-cell>
          <table:table-cell table:formula="of:=PROPER([.D893])" office:value-type="string" office:string-value="Santa Bárbara De Pinto">
            <text:p>Santa Bárbara De Pinto</text:p>
          </table:table-cell>
          <table:table-cell table:formula="of:=LEN([.A893])" office:value-type="float" office:value="5">
            <text:p>5</text:p>
          </table:table-cell>
          <table:table-cell table:formula="of:=IF([.F893]=5;[.A893];CONCATENATE(&quot;0&quot;;[.A893]))" office:value-type="float" office:value="47720">
            <text:p>47720</text:p>
          </table:table-cell>
          <table:table-cell office:value-type="float" office:value="47720">
            <text:p>47720</text:p>
          </table:table-cell>
          <table:table-cell office:value-type="string">
            <text:p>Santa Bárbara de Pinto</text:p>
          </table:table-cell>
          <table:table-cell table:formula="of:=(CONCATENATE(&quot;insert into `Ciudad`(`Nombre`,`Codigo`) values('&quot;;[.I893];&quot;','&quot;;[.H893];&quot;');&quot;))" office:value-type="string" office:string-value="insert into `Ciudad`(`Nombre`,`Codigo`) values('Santa Bárbara de Pinto','47720');">
            <text:p>insert into `Ciudad`(`Nombre`,`Codigo`) values('Santa Bárbara de Pinto','47720');</text:p>
          </table:table-cell>
          <table:table-cell table:formula="of:=CONCATENATE(&quot;new Ciudad{Codigo=&quot;&quot;&quot;;[.H893];&quot;&quot;&quot;,Nombre=&quot;&quot;&quot;;[.I893];&quot;&quot;&quot;},&quot;)" office:value-type="string" office:string-value="new Ciudad{Codigo=&quot;47720&quot;,Nombre=&quot;Santa Bárbara de Pinto&quot;},">
            <text:p>new Ciudad{Codigo="47720",Nombre="Santa Bárbara de Pinto"},</text:p>
          </table:table-cell>
          <table:table-cell table:formula="of:=LEN([.B893])" office:value-type="float" office:value="22">
            <text:p>22</text:p>
          </table:table-cell>
        </table:table-row>
        <table:table-row table:style-name="ro2">
          <table:table-cell table:style-name="ce1" office:value-type="float" office:value="13673">
            <text:p>13673</text:p>
          </table:table-cell>
          <table:table-cell table:style-name="ce2" office:value-type="string">
            <text:p>SANTA CATALINA</text:p>
          </table:table-cell>
          <table:table-cell table:style-name="ce1" office:value-type="string">
            <text:p>Bolívar</text:p>
          </table:table-cell>
          <table:table-cell table:formula="of:=LOWER([.B894])" office:value-type="string" office:string-value="santa catalina">
            <text:p>santa catalina</text:p>
          </table:table-cell>
          <table:table-cell table:formula="of:=PROPER([.D894])" office:value-type="string" office:string-value="Santa Catalina">
            <text:p>Santa Catalina</text:p>
          </table:table-cell>
          <table:table-cell table:formula="of:=LEN([.A894])" office:value-type="float" office:value="5">
            <text:p>5</text:p>
          </table:table-cell>
          <table:table-cell table:formula="of:=IF([.F894]=5;[.A894];CONCATENATE(&quot;0&quot;;[.A894]))" office:value-type="float" office:value="13673">
            <text:p>13673</text:p>
          </table:table-cell>
          <table:table-cell office:value-type="float" office:value="13673">
            <text:p>13673</text:p>
          </table:table-cell>
          <table:table-cell office:value-type="string">
            <text:p>Santa Catalina</text:p>
          </table:table-cell>
          <table:table-cell table:formula="of:=(CONCATENATE(&quot;insert into `Ciudad`(`Nombre`,`Codigo`) values('&quot;;[.I894];&quot;','&quot;;[.H894];&quot;');&quot;))" office:value-type="string" office:string-value="insert into `Ciudad`(`Nombre`,`Codigo`) values('Santa Catalina','13673');">
            <text:p>insert into `Ciudad`(`Nombre`,`Codigo`) values('Santa Catalina','13673');</text:p>
          </table:table-cell>
          <table:table-cell table:formula="of:=CONCATENATE(&quot;new Ciudad{Codigo=&quot;&quot;&quot;;[.H894];&quot;&quot;&quot;,Nombre=&quot;&quot;&quot;;[.I894];&quot;&quot;&quot;},&quot;)" office:value-type="string" office:string-value="new Ciudad{Codigo=&quot;13673&quot;,Nombre=&quot;Santa Catalina&quot;},">
            <text:p>new Ciudad{Codigo="13673",Nombre="Santa Catalina"},</text:p>
          </table:table-cell>
          <table:table-cell table:formula="of:=LEN([.B894])" office:value-type="float" office:value="14">
            <text:p>14</text:p>
          </table:table-cell>
        </table:table-row>
        <table:table-row table:style-name="ro2">
          <table:table-cell table:style-name="ce1" office:value-type="float" office:value="68720">
            <text:p>68720</text:p>
          </table:table-cell>
          <table:table-cell table:style-name="ce2" office:value-type="string">
            <text:p>SANTA HELENA DEL OPÓN</text:p>
          </table:table-cell>
          <table:table-cell table:style-name="ce1" office:value-type="string">
            <text:p>Santander</text:p>
          </table:table-cell>
          <table:table-cell table:formula="of:=LOWER([.B895])" office:value-type="string" office:string-value="santa helena del opón">
            <text:p>santa helena del opón</text:p>
          </table:table-cell>
          <table:table-cell table:formula="of:=PROPER([.D895])" office:value-type="string" office:string-value="Santa Helena Del Opón">
            <text:p>Santa Helena Del Opón</text:p>
          </table:table-cell>
          <table:table-cell table:formula="of:=LEN([.A895])" office:value-type="float" office:value="5">
            <text:p>5</text:p>
          </table:table-cell>
          <table:table-cell table:formula="of:=IF([.F895]=5;[.A895];CONCATENATE(&quot;0&quot;;[.A895]))" office:value-type="float" office:value="68720">
            <text:p>68720</text:p>
          </table:table-cell>
          <table:table-cell office:value-type="float" office:value="68720">
            <text:p>68720</text:p>
          </table:table-cell>
          <table:table-cell office:value-type="string">
            <text:p>Santa Helena del Opón</text:p>
          </table:table-cell>
          <table:table-cell table:formula="of:=(CONCATENATE(&quot;insert into `Ciudad`(`Nombre`,`Codigo`) values('&quot;;[.I895];&quot;','&quot;;[.H895];&quot;');&quot;))" office:value-type="string" office:string-value="insert into `Ciudad`(`Nombre`,`Codigo`) values('Santa Helena del Opón','68720');">
            <text:p>insert into `Ciudad`(`Nombre`,`Codigo`) values('Santa Helena del Opón','68720');</text:p>
          </table:table-cell>
          <table:table-cell table:formula="of:=CONCATENATE(&quot;new Ciudad{Codigo=&quot;&quot;&quot;;[.H895];&quot;&quot;&quot;,Nombre=&quot;&quot;&quot;;[.I895];&quot;&quot;&quot;},&quot;)" office:value-type="string" office:string-value="new Ciudad{Codigo=&quot;68720&quot;,Nombre=&quot;Santa Helena del Opón&quot;},">
            <text:p>new Ciudad{Codigo="68720",Nombre="Santa Helena del Opón"},</text:p>
          </table:table-cell>
          <table:table-cell table:formula="of:=LEN([.B895])" office:value-type="float" office:value="21">
            <text:p>21</text:p>
          </table:table-cell>
        </table:table-row>
        <table:table-row table:style-name="ro2">
          <table:table-cell table:style-name="ce1" office:value-type="float" office:value="73686">
            <text:p>73686</text:p>
          </table:table-cell>
          <table:table-cell table:style-name="ce2" office:value-type="string">
            <text:p>SANTA ISABEL</text:p>
          </table:table-cell>
          <table:table-cell table:style-name="ce1" office:value-type="string">
            <text:p>Tolima</text:p>
          </table:table-cell>
          <table:table-cell table:formula="of:=LOWER([.B896])" office:value-type="string" office:string-value="santa isabel">
            <text:p>santa isabel</text:p>
          </table:table-cell>
          <table:table-cell table:formula="of:=PROPER([.D896])" office:value-type="string" office:string-value="Santa Isabel">
            <text:p>Santa Isabel</text:p>
          </table:table-cell>
          <table:table-cell table:formula="of:=LEN([.A896])" office:value-type="float" office:value="5">
            <text:p>5</text:p>
          </table:table-cell>
          <table:table-cell table:formula="of:=IF([.F896]=5;[.A896];CONCATENATE(&quot;0&quot;;[.A896]))" office:value-type="float" office:value="73686">
            <text:p>73686</text:p>
          </table:table-cell>
          <table:table-cell office:value-type="float" office:value="73686">
            <text:p>73686</text:p>
          </table:table-cell>
          <table:table-cell office:value-type="string">
            <text:p>Santa Isabel</text:p>
          </table:table-cell>
          <table:table-cell table:formula="of:=(CONCATENATE(&quot;insert into `Ciudad`(`Nombre`,`Codigo`) values('&quot;;[.I896];&quot;','&quot;;[.H896];&quot;');&quot;))" office:value-type="string" office:string-value="insert into `Ciudad`(`Nombre`,`Codigo`) values('Santa Isabel','73686');">
            <text:p>insert into `Ciudad`(`Nombre`,`Codigo`) values('Santa Isabel','73686');</text:p>
          </table:table-cell>
          <table:table-cell table:formula="of:=CONCATENATE(&quot;new Ciudad{Codigo=&quot;&quot;&quot;;[.H896];&quot;&quot;&quot;,Nombre=&quot;&quot;&quot;;[.I896];&quot;&quot;&quot;},&quot;)" office:value-type="string" office:string-value="new Ciudad{Codigo=&quot;73686&quot;,Nombre=&quot;Santa Isabel&quot;},">
            <text:p>new Ciudad{Codigo="73686",Nombre="Santa Isabel"},</text:p>
          </table:table-cell>
          <table:table-cell table:formula="of:=LEN([.B896])" office:value-type="float" office:value="12">
            <text:p>12</text:p>
          </table:table-cell>
        </table:table-row>
        <table:table-row table:style-name="ro2">
          <table:table-cell table:style-name="ce1" office:value-type="float" office:value="8675">
            <text:p>8675</text:p>
          </table:table-cell>
          <table:table-cell table:style-name="ce2" office:value-type="string">
            <text:p>SANTA LUCÍA</text:p>
          </table:table-cell>
          <table:table-cell table:style-name="ce1" office:value-type="string">
            <text:p>Atlántico</text:p>
          </table:table-cell>
          <table:table-cell table:formula="of:=LOWER([.B897])" office:value-type="string" office:string-value="santa lucía">
            <text:p>santa lucía</text:p>
          </table:table-cell>
          <table:table-cell table:formula="of:=PROPER([.D897])" office:value-type="string" office:string-value="Santa Lucía">
            <text:p>Santa Lucía</text:p>
          </table:table-cell>
          <table:table-cell table:formula="of:=LEN([.A897])" office:value-type="float" office:value="4">
            <text:p>4</text:p>
          </table:table-cell>
          <table:table-cell table:formula="of:=IF([.F897]=5;[.A897];CONCATENATE(&quot;0&quot;;[.A897]))" office:value-type="string" office:string-value="08675">
            <text:p>08675</text:p>
          </table:table-cell>
          <table:table-cell office:value-type="string">
            <text:p>08675</text:p>
          </table:table-cell>
          <table:table-cell office:value-type="string">
            <text:p>Santa Lucía</text:p>
          </table:table-cell>
          <table:table-cell table:formula="of:=(CONCATENATE(&quot;insert into `Ciudad`(`Nombre`,`Codigo`) values('&quot;;[.I897];&quot;','&quot;;[.H897];&quot;');&quot;))" office:value-type="string" office:string-value="insert into `Ciudad`(`Nombre`,`Codigo`) values('Santa Lucía','08675');">
            <text:p>insert into `Ciudad`(`Nombre`,`Codigo`) values('Santa Lucía','08675');</text:p>
          </table:table-cell>
          <table:table-cell table:formula="of:=CONCATENATE(&quot;new Ciudad{Codigo=&quot;&quot;&quot;;[.H897];&quot;&quot;&quot;,Nombre=&quot;&quot;&quot;;[.I897];&quot;&quot;&quot;},&quot;)" office:value-type="string" office:string-value="new Ciudad{Codigo=&quot;08675&quot;,Nombre=&quot;Santa Lucía&quot;},">
            <text:p>new Ciudad{Codigo="08675",Nombre="Santa Lucía"},</text:p>
          </table:table-cell>
          <table:table-cell table:formula="of:=LEN([.B897])" office:value-type="float" office:value="11">
            <text:p>11</text:p>
          </table:table-cell>
        </table:table-row>
        <table:table-row table:style-name="ro2">
          <table:table-cell table:style-name="ce1" office:value-type="float" office:value="15690">
            <text:p>15690</text:p>
          </table:table-cell>
          <table:table-cell table:style-name="ce2" office:value-type="string">
            <text:p>SANTA MARÍA</text:p>
          </table:table-cell>
          <table:table-cell table:style-name="ce1" office:value-type="string">
            <text:p>Boyacá</text:p>
          </table:table-cell>
          <table:table-cell table:formula="of:=LOWER([.B898])" office:value-type="string" office:string-value="santa maría">
            <text:p>santa maría</text:p>
          </table:table-cell>
          <table:table-cell table:formula="of:=PROPER([.D898])" office:value-type="string" office:string-value="Santa María">
            <text:p>Santa María</text:p>
          </table:table-cell>
          <table:table-cell table:formula="of:=LEN([.A898])" office:value-type="float" office:value="5">
            <text:p>5</text:p>
          </table:table-cell>
          <table:table-cell table:formula="of:=IF([.F898]=5;[.A898];CONCATENATE(&quot;0&quot;;[.A898]))" office:value-type="float" office:value="15690">
            <text:p>15690</text:p>
          </table:table-cell>
          <table:table-cell office:value-type="float" office:value="15690">
            <text:p>15690</text:p>
          </table:table-cell>
          <table:table-cell office:value-type="string">
            <text:p>Santa María</text:p>
          </table:table-cell>
          <table:table-cell table:formula="of:=(CONCATENATE(&quot;insert into `Ciudad`(`Nombre`,`Codigo`) values('&quot;;[.I898];&quot;','&quot;;[.H898];&quot;');&quot;))" office:value-type="string" office:string-value="insert into `Ciudad`(`Nombre`,`Codigo`) values('Santa María','15690');">
            <text:p>insert into `Ciudad`(`Nombre`,`Codigo`) values('Santa María','15690');</text:p>
          </table:table-cell>
          <table:table-cell table:formula="of:=CONCATENATE(&quot;new Ciudad{Codigo=&quot;&quot;&quot;;[.H898];&quot;&quot;&quot;,Nombre=&quot;&quot;&quot;;[.I898];&quot;&quot;&quot;},&quot;)" office:value-type="string" office:string-value="new Ciudad{Codigo=&quot;15690&quot;,Nombre=&quot;Santa María&quot;},">
            <text:p>new Ciudad{Codigo="15690",Nombre="Santa María"},</text:p>
          </table:table-cell>
          <table:table-cell table:formula="of:=LEN([.B898])" office:value-type="float" office:value="11">
            <text:p>11</text:p>
          </table:table-cell>
        </table:table-row>
        <table:table-row table:style-name="ro2">
          <table:table-cell table:style-name="ce1" office:value-type="float" office:value="41676">
            <text:p>41676</text:p>
          </table:table-cell>
          <table:table-cell table:style-name="ce2" office:value-type="string">
            <text:p>SANTA MARÍA</text:p>
          </table:table-cell>
          <table:table-cell table:style-name="ce1" office:value-type="string">
            <text:p>Huila</text:p>
          </table:table-cell>
          <table:table-cell table:formula="of:=LOWER([.B899])" office:value-type="string" office:string-value="santa maría">
            <text:p>santa maría</text:p>
          </table:table-cell>
          <table:table-cell table:formula="of:=PROPER([.D899])" office:value-type="string" office:string-value="Santa María">
            <text:p>Santa María</text:p>
          </table:table-cell>
          <table:table-cell table:formula="of:=LEN([.A899])" office:value-type="float" office:value="5">
            <text:p>5</text:p>
          </table:table-cell>
          <table:table-cell table:formula="of:=IF([.F899]=5;[.A899];CONCATENATE(&quot;0&quot;;[.A899]))" office:value-type="float" office:value="41676">
            <text:p>41676</text:p>
          </table:table-cell>
          <table:table-cell office:value-type="float" office:value="41676">
            <text:p>41676</text:p>
          </table:table-cell>
          <table:table-cell office:value-type="string">
            <text:p>Santa María</text:p>
          </table:table-cell>
          <table:table-cell table:formula="of:=(CONCATENATE(&quot;insert into `Ciudad`(`Nombre`,`Codigo`) values('&quot;;[.I899];&quot;','&quot;;[.H899];&quot;');&quot;))" office:value-type="string" office:string-value="insert into `Ciudad`(`Nombre`,`Codigo`) values('Santa María','41676');">
            <text:p>insert into `Ciudad`(`Nombre`,`Codigo`) values('Santa María','41676');</text:p>
          </table:table-cell>
          <table:table-cell table:formula="of:=CONCATENATE(&quot;new Ciudad{Codigo=&quot;&quot;&quot;;[.H899];&quot;&quot;&quot;,Nombre=&quot;&quot;&quot;;[.I899];&quot;&quot;&quot;},&quot;)" office:value-type="string" office:string-value="new Ciudad{Codigo=&quot;41676&quot;,Nombre=&quot;Santa María&quot;},">
            <text:p>new Ciudad{Codigo="41676",Nombre="Santa María"},</text:p>
          </table:table-cell>
          <table:table-cell table:formula="of:=LEN([.B899])" office:value-type="float" office:value="11">
            <text:p>11</text:p>
          </table:table-cell>
        </table:table-row>
        <table:table-row table:style-name="ro2">
          <table:table-cell table:style-name="ce1" office:value-type="float" office:value="47001">
            <text:p>47001</text:p>
          </table:table-cell>
          <table:table-cell table:style-name="ce2" office:value-type="string">
            <text:p>SANTA MARTA</text:p>
          </table:table-cell>
          <table:table-cell table:style-name="ce1" office:value-type="string">
            <text:p>Magdalena</text:p>
          </table:table-cell>
          <table:table-cell table:formula="of:=LOWER([.B900])" office:value-type="string" office:string-value="santa marta">
            <text:p>santa marta</text:p>
          </table:table-cell>
          <table:table-cell table:formula="of:=PROPER([.D900])" office:value-type="string" office:string-value="Santa Marta">
            <text:p>Santa Marta</text:p>
          </table:table-cell>
          <table:table-cell table:formula="of:=LEN([.A900])" office:value-type="float" office:value="5">
            <text:p>5</text:p>
          </table:table-cell>
          <table:table-cell table:formula="of:=IF([.F900]=5;[.A900];CONCATENATE(&quot;0&quot;;[.A900]))" office:value-type="float" office:value="47001">
            <text:p>47001</text:p>
          </table:table-cell>
          <table:table-cell office:value-type="float" office:value="47001">
            <text:p>47001</text:p>
          </table:table-cell>
          <table:table-cell office:value-type="string">
            <text:p>Santa Marta</text:p>
          </table:table-cell>
          <table:table-cell table:formula="of:=(CONCATENATE(&quot;insert into `Ciudad`(`Nombre`,`Codigo`) values('&quot;;[.I900];&quot;','&quot;;[.H900];&quot;');&quot;))" office:value-type="string" office:string-value="insert into `Ciudad`(`Nombre`,`Codigo`) values('Santa Marta','47001');">
            <text:p>insert into `Ciudad`(`Nombre`,`Codigo`) values('Santa Marta','47001');</text:p>
          </table:table-cell>
          <table:table-cell table:formula="of:=CONCATENATE(&quot;new Ciudad{Codigo=&quot;&quot;&quot;;[.H900];&quot;&quot;&quot;,Nombre=&quot;&quot;&quot;;[.I900];&quot;&quot;&quot;},&quot;)" office:value-type="string" office:string-value="new Ciudad{Codigo=&quot;47001&quot;,Nombre=&quot;Santa Marta&quot;},">
            <text:p>new Ciudad{Codigo="47001",Nombre="Santa Marta"},</text:p>
          </table:table-cell>
          <table:table-cell table:formula="of:=LEN([.B900])" office:value-type="float" office:value="11">
            <text:p>11</text:p>
          </table:table-cell>
        </table:table-row>
        <table:table-row table:style-name="ro2">
          <table:table-cell table:style-name="ce1" office:value-type="float" office:value="13683">
            <text:p>13683</text:p>
          </table:table-cell>
          <table:table-cell table:style-name="ce2" office:value-type="string">
            <text:p>SANTA ROSA</text:p>
          </table:table-cell>
          <table:table-cell table:style-name="ce1" office:value-type="string">
            <text:p>Bolívar</text:p>
          </table:table-cell>
          <table:table-cell table:formula="of:=LOWER([.B901])" office:value-type="string" office:string-value="santa rosa">
            <text:p>santa rosa</text:p>
          </table:table-cell>
          <table:table-cell table:formula="of:=PROPER([.D901])" office:value-type="string" office:string-value="Santa Rosa">
            <text:p>Santa Rosa</text:p>
          </table:table-cell>
          <table:table-cell table:formula="of:=LEN([.A901])" office:value-type="float" office:value="5">
            <text:p>5</text:p>
          </table:table-cell>
          <table:table-cell table:formula="of:=IF([.F901]=5;[.A901];CONCATENATE(&quot;0&quot;;[.A901]))" office:value-type="float" office:value="13683">
            <text:p>13683</text:p>
          </table:table-cell>
          <table:table-cell office:value-type="float" office:value="13683">
            <text:p>13683</text:p>
          </table:table-cell>
          <table:table-cell office:value-type="string">
            <text:p>Santa Rosa</text:p>
          </table:table-cell>
          <table:table-cell table:formula="of:=(CONCATENATE(&quot;insert into `Ciudad`(`Nombre`,`Codigo`) values('&quot;;[.I901];&quot;','&quot;;[.H901];&quot;');&quot;))" office:value-type="string" office:string-value="insert into `Ciudad`(`Nombre`,`Codigo`) values('Santa Rosa','13683');">
            <text:p>insert into `Ciudad`(`Nombre`,`Codigo`) values('Santa Rosa','13683');</text:p>
          </table:table-cell>
          <table:table-cell table:formula="of:=CONCATENATE(&quot;new Ciudad{Codigo=&quot;&quot;&quot;;[.H901];&quot;&quot;&quot;,Nombre=&quot;&quot;&quot;;[.I901];&quot;&quot;&quot;},&quot;)" office:value-type="string" office:string-value="new Ciudad{Codigo=&quot;13683&quot;,Nombre=&quot;Santa Rosa&quot;},">
            <text:p>new Ciudad{Codigo="13683",Nombre="Santa Rosa"},</text:p>
          </table:table-cell>
          <table:table-cell table:formula="of:=LEN([.B901])" office:value-type="float" office:value="10">
            <text:p>10</text:p>
          </table:table-cell>
        </table:table-row>
        <table:table-row table:style-name="ro2">
          <table:table-cell table:style-name="ce1" office:value-type="float" office:value="19701">
            <text:p>19701</text:p>
          </table:table-cell>
          <table:table-cell table:style-name="ce2" office:value-type="string">
            <text:p>SANTA ROSA</text:p>
          </table:table-cell>
          <table:table-cell table:style-name="ce1" office:value-type="string">
            <text:p>Cauca</text:p>
          </table:table-cell>
          <table:table-cell table:formula="of:=LOWER([.B902])" office:value-type="string" office:string-value="santa rosa">
            <text:p>santa rosa</text:p>
          </table:table-cell>
          <table:table-cell table:formula="of:=PROPER([.D902])" office:value-type="string" office:string-value="Santa Rosa">
            <text:p>Santa Rosa</text:p>
          </table:table-cell>
          <table:table-cell table:formula="of:=LEN([.A902])" office:value-type="float" office:value="5">
            <text:p>5</text:p>
          </table:table-cell>
          <table:table-cell table:formula="of:=IF([.F902]=5;[.A902];CONCATENATE(&quot;0&quot;;[.A902]))" office:value-type="float" office:value="19701">
            <text:p>19701</text:p>
          </table:table-cell>
          <table:table-cell office:value-type="float" office:value="19701">
            <text:p>19701</text:p>
          </table:table-cell>
          <table:table-cell office:value-type="string">
            <text:p>Santa Rosa</text:p>
          </table:table-cell>
          <table:table-cell table:formula="of:=(CONCATENATE(&quot;insert into `Ciudad`(`Nombre`,`Codigo`) values('&quot;;[.I902];&quot;','&quot;;[.H902];&quot;');&quot;))" office:value-type="string" office:string-value="insert into `Ciudad`(`Nombre`,`Codigo`) values('Santa Rosa','19701');">
            <text:p>insert into `Ciudad`(`Nombre`,`Codigo`) values('Santa Rosa','19701');</text:p>
          </table:table-cell>
          <table:table-cell table:formula="of:=CONCATENATE(&quot;new Ciudad{Codigo=&quot;&quot;&quot;;[.H902];&quot;&quot;&quot;,Nombre=&quot;&quot;&quot;;[.I902];&quot;&quot;&quot;},&quot;)" office:value-type="string" office:string-value="new Ciudad{Codigo=&quot;19701&quot;,Nombre=&quot;Santa Rosa&quot;},">
            <text:p>new Ciudad{Codigo="19701",Nombre="Santa Rosa"},</text:p>
          </table:table-cell>
          <table:table-cell table:formula="of:=LEN([.B902])" office:value-type="float" office:value="10">
            <text:p>10</text:p>
          </table:table-cell>
        </table:table-row>
        <table:table-row table:style-name="ro2">
          <table:table-cell table:style-name="ce1" office:value-type="float" office:value="66682">
            <text:p>66682</text:p>
          </table:table-cell>
          <table:table-cell table:style-name="ce2" office:value-type="string">
            <text:p>SANTA ROSA DE CABAL</text:p>
          </table:table-cell>
          <table:table-cell table:style-name="ce1" office:value-type="string">
            <text:p>Risaralda</text:p>
          </table:table-cell>
          <table:table-cell table:formula="of:=LOWER([.B903])" office:value-type="string" office:string-value="santa rosa de cabal">
            <text:p>santa rosa de cabal</text:p>
          </table:table-cell>
          <table:table-cell table:formula="of:=PROPER([.D903])" office:value-type="string" office:string-value="Santa Rosa De Cabal">
            <text:p>Santa Rosa De Cabal</text:p>
          </table:table-cell>
          <table:table-cell table:formula="of:=LEN([.A903])" office:value-type="float" office:value="5">
            <text:p>5</text:p>
          </table:table-cell>
          <table:table-cell table:formula="of:=IF([.F903]=5;[.A903];CONCATENATE(&quot;0&quot;;[.A903]))" office:value-type="float" office:value="66682">
            <text:p>66682</text:p>
          </table:table-cell>
          <table:table-cell office:value-type="float" office:value="66682">
            <text:p>66682</text:p>
          </table:table-cell>
          <table:table-cell office:value-type="string">
            <text:p>Santa Rosa de Cabal</text:p>
          </table:table-cell>
          <table:table-cell table:formula="of:=(CONCATENATE(&quot;insert into `Ciudad`(`Nombre`,`Codigo`) values('&quot;;[.I903];&quot;','&quot;;[.H903];&quot;');&quot;))" office:value-type="string" office:string-value="insert into `Ciudad`(`Nombre`,`Codigo`) values('Santa Rosa de Cabal','66682');">
            <text:p>insert into `Ciudad`(`Nombre`,`Codigo`) values('Santa Rosa de Cabal','66682');</text:p>
          </table:table-cell>
          <table:table-cell table:formula="of:=CONCATENATE(&quot;new Ciudad{Codigo=&quot;&quot;&quot;;[.H903];&quot;&quot;&quot;,Nombre=&quot;&quot;&quot;;[.I903];&quot;&quot;&quot;},&quot;)" office:value-type="string" office:string-value="new Ciudad{Codigo=&quot;66682&quot;,Nombre=&quot;Santa Rosa de Cabal&quot;},">
            <text:p>new Ciudad{Codigo="66682",Nombre="Santa Rosa de Cabal"},</text:p>
          </table:table-cell>
          <table:table-cell table:formula="of:=LEN([.B903])" office:value-type="float" office:value="19">
            <text:p>19</text:p>
          </table:table-cell>
        </table:table-row>
        <table:table-row table:style-name="ro2">
          <table:table-cell table:style-name="ce1" office:value-type="float" office:value="5686">
            <text:p>5686</text:p>
          </table:table-cell>
          <table:table-cell table:style-name="ce2" office:value-type="string">
            <text:p>SANTA ROSA DE OSOS</text:p>
          </table:table-cell>
          <table:table-cell table:style-name="ce1" office:value-type="string">
            <text:p>Antioquia</text:p>
          </table:table-cell>
          <table:table-cell table:formula="of:=LOWER([.B904])" office:value-type="string" office:string-value="santa rosa de osos">
            <text:p>santa rosa de osos</text:p>
          </table:table-cell>
          <table:table-cell table:formula="of:=PROPER([.D904])" office:value-type="string" office:string-value="Santa Rosa De Osos">
            <text:p>Santa Rosa De Osos</text:p>
          </table:table-cell>
          <table:table-cell table:formula="of:=LEN([.A904])" office:value-type="float" office:value="4">
            <text:p>4</text:p>
          </table:table-cell>
          <table:table-cell table:formula="of:=IF([.F904]=5;[.A904];CONCATENATE(&quot;0&quot;;[.A904]))" office:value-type="string" office:string-value="05686">
            <text:p>05686</text:p>
          </table:table-cell>
          <table:table-cell office:value-type="string">
            <text:p>05686</text:p>
          </table:table-cell>
          <table:table-cell office:value-type="string">
            <text:p>Santa Rosa de Osos</text:p>
          </table:table-cell>
          <table:table-cell table:formula="of:=(CONCATENATE(&quot;insert into `Ciudad`(`Nombre`,`Codigo`) values('&quot;;[.I904];&quot;','&quot;;[.H904];&quot;');&quot;))" office:value-type="string" office:string-value="insert into `Ciudad`(`Nombre`,`Codigo`) values('Santa Rosa de Osos','05686');">
            <text:p>insert into `Ciudad`(`Nombre`,`Codigo`) values('Santa Rosa de Osos','05686');</text:p>
          </table:table-cell>
          <table:table-cell table:formula="of:=CONCATENATE(&quot;new Ciudad{Codigo=&quot;&quot;&quot;;[.H904];&quot;&quot;&quot;,Nombre=&quot;&quot;&quot;;[.I904];&quot;&quot;&quot;},&quot;)" office:value-type="string" office:string-value="new Ciudad{Codigo=&quot;05686&quot;,Nombre=&quot;Santa Rosa de Osos&quot;},">
            <text:p>new Ciudad{Codigo="05686",Nombre="Santa Rosa de Osos"},</text:p>
          </table:table-cell>
          <table:table-cell table:formula="of:=LEN([.B904])" office:value-type="float" office:value="18">
            <text:p>18</text:p>
          </table:table-cell>
        </table:table-row>
        <table:table-row table:style-name="ro2">
          <table:table-cell table:style-name="ce1" office:value-type="float" office:value="15693">
            <text:p>15693</text:p>
          </table:table-cell>
          <table:table-cell table:style-name="ce2" office:value-type="string">
            <text:p>SANTA ROSA DE VITERBO</text:p>
          </table:table-cell>
          <table:table-cell table:style-name="ce1" office:value-type="string">
            <text:p>Boyacá</text:p>
          </table:table-cell>
          <table:table-cell table:formula="of:=LOWER([.B905])" office:value-type="string" office:string-value="santa rosa de viterbo">
            <text:p>santa rosa de viterbo</text:p>
          </table:table-cell>
          <table:table-cell table:formula="of:=PROPER([.D905])" office:value-type="string" office:string-value="Santa Rosa De Viterbo">
            <text:p>Santa Rosa De Viterbo</text:p>
          </table:table-cell>
          <table:table-cell table:formula="of:=LEN([.A905])" office:value-type="float" office:value="5">
            <text:p>5</text:p>
          </table:table-cell>
          <table:table-cell table:formula="of:=IF([.F905]=5;[.A905];CONCATENATE(&quot;0&quot;;[.A905]))" office:value-type="float" office:value="15693">
            <text:p>15693</text:p>
          </table:table-cell>
          <table:table-cell office:value-type="float" office:value="15693">
            <text:p>15693</text:p>
          </table:table-cell>
          <table:table-cell office:value-type="string">
            <text:p>Santa Rosa de Viterbo</text:p>
          </table:table-cell>
          <table:table-cell table:formula="of:=(CONCATENATE(&quot;insert into `Ciudad`(`Nombre`,`Codigo`) values('&quot;;[.I905];&quot;','&quot;;[.H905];&quot;');&quot;))" office:value-type="string" office:string-value="insert into `Ciudad`(`Nombre`,`Codigo`) values('Santa Rosa de Viterbo','15693');">
            <text:p>insert into `Ciudad`(`Nombre`,`Codigo`) values('Santa Rosa de Viterbo','15693');</text:p>
          </table:table-cell>
          <table:table-cell table:formula="of:=CONCATENATE(&quot;new Ciudad{Codigo=&quot;&quot;&quot;;[.H905];&quot;&quot;&quot;,Nombre=&quot;&quot;&quot;;[.I905];&quot;&quot;&quot;},&quot;)" office:value-type="string" office:string-value="new Ciudad{Codigo=&quot;15693&quot;,Nombre=&quot;Santa Rosa de Viterbo&quot;},">
            <text:p>new Ciudad{Codigo="15693",Nombre="Santa Rosa de Viterbo"},</text:p>
          </table:table-cell>
          <table:table-cell table:formula="of:=LEN([.B905])" office:value-type="float" office:value="21">
            <text:p>21</text:p>
          </table:table-cell>
        </table:table-row>
        <table:table-row table:style-name="ro2">
          <table:table-cell table:style-name="ce1" office:value-type="float" office:value="13688">
            <text:p>13688</text:p>
          </table:table-cell>
          <table:table-cell table:style-name="ce2" office:value-type="string">
            <text:p>SANTA ROSA DEL SUR</text:p>
          </table:table-cell>
          <table:table-cell table:style-name="ce1" office:value-type="string">
            <text:p>Bolívar</text:p>
          </table:table-cell>
          <table:table-cell table:formula="of:=LOWER([.B906])" office:value-type="string" office:string-value="santa rosa del sur">
            <text:p>santa rosa del sur</text:p>
          </table:table-cell>
          <table:table-cell table:formula="of:=PROPER([.D906])" office:value-type="string" office:string-value="Santa Rosa Del Sur">
            <text:p>Santa Rosa Del Sur</text:p>
          </table:table-cell>
          <table:table-cell table:formula="of:=LEN([.A906])" office:value-type="float" office:value="5">
            <text:p>5</text:p>
          </table:table-cell>
          <table:table-cell table:formula="of:=IF([.F906]=5;[.A906];CONCATENATE(&quot;0&quot;;[.A906]))" office:value-type="float" office:value="13688">
            <text:p>13688</text:p>
          </table:table-cell>
          <table:table-cell office:value-type="float" office:value="13688">
            <text:p>13688</text:p>
          </table:table-cell>
          <table:table-cell office:value-type="string">
            <text:p>Santa Rosa del Sur</text:p>
          </table:table-cell>
          <table:table-cell table:formula="of:=(CONCATENATE(&quot;insert into `Ciudad`(`Nombre`,`Codigo`) values('&quot;;[.I906];&quot;','&quot;;[.H906];&quot;');&quot;))" office:value-type="string" office:string-value="insert into `Ciudad`(`Nombre`,`Codigo`) values('Santa Rosa del Sur','13688');">
            <text:p>insert into `Ciudad`(`Nombre`,`Codigo`) values('Santa Rosa del Sur','13688');</text:p>
          </table:table-cell>
          <table:table-cell table:formula="of:=CONCATENATE(&quot;new Ciudad{Codigo=&quot;&quot;&quot;;[.H906];&quot;&quot;&quot;,Nombre=&quot;&quot;&quot;;[.I906];&quot;&quot;&quot;},&quot;)" office:value-type="string" office:string-value="new Ciudad{Codigo=&quot;13688&quot;,Nombre=&quot;Santa Rosa del Sur&quot;},">
            <text:p>new Ciudad{Codigo="13688",Nombre="Santa Rosa del Sur"},</text:p>
          </table:table-cell>
          <table:table-cell table:formula="of:=LEN([.B906])" office:value-type="float" office:value="18">
            <text:p>18</text:p>
          </table:table-cell>
        </table:table-row>
        <table:table-row table:style-name="ro2">
          <table:table-cell table:style-name="ce1" office:value-type="float" office:value="99624">
            <text:p>99624</text:p>
          </table:table-cell>
          <table:table-cell table:style-name="ce2" office:value-type="string">
            <text:p>SANTA ROSALÍA</text:p>
          </table:table-cell>
          <table:table-cell table:style-name="ce1" office:value-type="string">
            <text:p>Vichada</text:p>
          </table:table-cell>
          <table:table-cell table:formula="of:=LOWER([.B907])" office:value-type="string" office:string-value="santa rosalía">
            <text:p>santa rosalía</text:p>
          </table:table-cell>
          <table:table-cell table:formula="of:=PROPER([.D907])" office:value-type="string" office:string-value="Santa Rosalía">
            <text:p>Santa Rosalía</text:p>
          </table:table-cell>
          <table:table-cell table:formula="of:=LEN([.A907])" office:value-type="float" office:value="5">
            <text:p>5</text:p>
          </table:table-cell>
          <table:table-cell table:formula="of:=IF([.F907]=5;[.A907];CONCATENATE(&quot;0&quot;;[.A907]))" office:value-type="float" office:value="99624">
            <text:p>99624</text:p>
          </table:table-cell>
          <table:table-cell office:value-type="float" office:value="99624">
            <text:p>99624</text:p>
          </table:table-cell>
          <table:table-cell office:value-type="string">
            <text:p>Santa Rosalía</text:p>
          </table:table-cell>
          <table:table-cell table:formula="of:=(CONCATENATE(&quot;insert into `Ciudad`(`Nombre`,`Codigo`) values('&quot;;[.I907];&quot;','&quot;;[.H907];&quot;');&quot;))" office:value-type="string" office:string-value="insert into `Ciudad`(`Nombre`,`Codigo`) values('Santa Rosalía','99624');">
            <text:p>insert into `Ciudad`(`Nombre`,`Codigo`) values('Santa Rosalía','99624');</text:p>
          </table:table-cell>
          <table:table-cell table:formula="of:=CONCATENATE(&quot;new Ciudad{Codigo=&quot;&quot;&quot;;[.H907];&quot;&quot;&quot;,Nombre=&quot;&quot;&quot;;[.I907];&quot;&quot;&quot;},&quot;)" office:value-type="string" office:string-value="new Ciudad{Codigo=&quot;99624&quot;,Nombre=&quot;Santa Rosalía&quot;},">
            <text:p>new Ciudad{Codigo="99624",Nombre="Santa Rosalía"},</text:p>
          </table:table-cell>
          <table:table-cell table:formula="of:=LEN([.B907])" office:value-type="float" office:value="13">
            <text:p>13</text:p>
          </table:table-cell>
        </table:table-row>
        <table:table-row table:style-name="ro2">
          <table:table-cell table:style-name="ce1" office:value-type="float" office:value="15696">
            <text:p>15696</text:p>
          </table:table-cell>
          <table:table-cell table:style-name="ce2" office:value-type="string">
            <text:p>SANTA SOFÍA</text:p>
          </table:table-cell>
          <table:table-cell table:style-name="ce1" office:value-type="string">
            <text:p>Boyacá</text:p>
          </table:table-cell>
          <table:table-cell table:formula="of:=LOWER([.B908])" office:value-type="string" office:string-value="santa sofía">
            <text:p>santa sofía</text:p>
          </table:table-cell>
          <table:table-cell table:formula="of:=PROPER([.D908])" office:value-type="string" office:string-value="Santa Sofía">
            <text:p>Santa Sofía</text:p>
          </table:table-cell>
          <table:table-cell table:formula="of:=LEN([.A908])" office:value-type="float" office:value="5">
            <text:p>5</text:p>
          </table:table-cell>
          <table:table-cell table:formula="of:=IF([.F908]=5;[.A908];CONCATENATE(&quot;0&quot;;[.A908]))" office:value-type="float" office:value="15696">
            <text:p>15696</text:p>
          </table:table-cell>
          <table:table-cell office:value-type="float" office:value="15696">
            <text:p>15696</text:p>
          </table:table-cell>
          <table:table-cell office:value-type="string">
            <text:p>Santa Sofía</text:p>
          </table:table-cell>
          <table:table-cell table:formula="of:=(CONCATENATE(&quot;insert into `Ciudad`(`Nombre`,`Codigo`) values('&quot;;[.I908];&quot;','&quot;;[.H908];&quot;');&quot;))" office:value-type="string" office:string-value="insert into `Ciudad`(`Nombre`,`Codigo`) values('Santa Sofía','15696');">
            <text:p>insert into `Ciudad`(`Nombre`,`Codigo`) values('Santa Sofía','15696');</text:p>
          </table:table-cell>
          <table:table-cell table:formula="of:=CONCATENATE(&quot;new Ciudad{Codigo=&quot;&quot;&quot;;[.H908];&quot;&quot;&quot;,Nombre=&quot;&quot;&quot;;[.I908];&quot;&quot;&quot;},&quot;)" office:value-type="string" office:string-value="new Ciudad{Codigo=&quot;15696&quot;,Nombre=&quot;Santa Sofía&quot;},">
            <text:p>new Ciudad{Codigo="15696",Nombre="Santa Sofía"},</text:p>
          </table:table-cell>
          <table:table-cell table:formula="of:=LEN([.B908])" office:value-type="float" office:value="11">
            <text:p>11</text:p>
          </table:table-cell>
        </table:table-row>
        <table:table-row table:style-name="ro2">
          <table:table-cell table:style-name="ce1" office:value-type="float" office:value="52699">
            <text:p>52699</text:p>
          </table:table-cell>
          <table:table-cell table:style-name="ce2" office:value-type="string">
            <text:p>SANTACRUZ</text:p>
          </table:table-cell>
          <table:table-cell table:style-name="ce1" office:value-type="string">
            <text:p>Nariño</text:p>
          </table:table-cell>
          <table:table-cell table:formula="of:=LOWER([.B909])" office:value-type="string" office:string-value="santacruz">
            <text:p>santacruz</text:p>
          </table:table-cell>
          <table:table-cell table:formula="of:=PROPER([.D909])" office:value-type="string" office:string-value="Santacruz">
            <text:p>Santacruz</text:p>
          </table:table-cell>
          <table:table-cell table:formula="of:=LEN([.A909])" office:value-type="float" office:value="5">
            <text:p>5</text:p>
          </table:table-cell>
          <table:table-cell table:formula="of:=IF([.F909]=5;[.A909];CONCATENATE(&quot;0&quot;;[.A909]))" office:value-type="float" office:value="52699">
            <text:p>52699</text:p>
          </table:table-cell>
          <table:table-cell office:value-type="float" office:value="52699">
            <text:p>52699</text:p>
          </table:table-cell>
          <table:table-cell office:value-type="string">
            <text:p>Santacruz</text:p>
          </table:table-cell>
          <table:table-cell table:formula="of:=(CONCATENATE(&quot;insert into `Ciudad`(`Nombre`,`Codigo`) values('&quot;;[.I909];&quot;','&quot;;[.H909];&quot;');&quot;))" office:value-type="string" office:string-value="insert into `Ciudad`(`Nombre`,`Codigo`) values('Santacruz','52699');">
            <text:p>insert into `Ciudad`(`Nombre`,`Codigo`) values('Santacruz','52699');</text:p>
          </table:table-cell>
          <table:table-cell table:formula="of:=CONCATENATE(&quot;new Ciudad{Codigo=&quot;&quot;&quot;;[.H909];&quot;&quot;&quot;,Nombre=&quot;&quot;&quot;;[.I909];&quot;&quot;&quot;},&quot;)" office:value-type="string" office:string-value="new Ciudad{Codigo=&quot;52699&quot;,Nombre=&quot;Santacruz&quot;},">
            <text:p>new Ciudad{Codigo="52699",Nombre="Santacruz"},</text:p>
          </table:table-cell>
          <table:table-cell table:formula="of:=LEN([.B909])" office:value-type="float" office:value="9">
            <text:p>9</text:p>
          </table:table-cell>
        </table:table-row>
        <table:table-row table:style-name="ro2">
          <table:table-cell table:style-name="ce1" office:value-type="float" office:value="5042">
            <text:p>5042</text:p>
          </table:table-cell>
          <table:table-cell table:style-name="ce2" office:value-type="string">
            <text:p>SANTAFÉ DE ANTIOQUIA</text:p>
          </table:table-cell>
          <table:table-cell table:style-name="ce1" office:value-type="string">
            <text:p>Antioquia</text:p>
          </table:table-cell>
          <table:table-cell table:formula="of:=LOWER([.B910])" office:value-type="string" office:string-value="santafé de antioquia">
            <text:p>santafé de antioquia</text:p>
          </table:table-cell>
          <table:table-cell table:formula="of:=PROPER([.D910])" office:value-type="string" office:string-value="Santafé De Antioquia">
            <text:p>Santafé De Antioquia</text:p>
          </table:table-cell>
          <table:table-cell table:formula="of:=LEN([.A910])" office:value-type="float" office:value="4">
            <text:p>4</text:p>
          </table:table-cell>
          <table:table-cell table:formula="of:=IF([.F910]=5;[.A910];CONCATENATE(&quot;0&quot;;[.A910]))" office:value-type="string" office:string-value="05042">
            <text:p>05042</text:p>
          </table:table-cell>
          <table:table-cell office:value-type="string">
            <text:p>05042</text:p>
          </table:table-cell>
          <table:table-cell office:value-type="string">
            <text:p>Santafé de Antioquia</text:p>
          </table:table-cell>
          <table:table-cell table:formula="of:=(CONCATENATE(&quot;insert into `Ciudad`(`Nombre`,`Codigo`) values('&quot;;[.I910];&quot;','&quot;;[.H910];&quot;');&quot;))" office:value-type="string" office:string-value="insert into `Ciudad`(`Nombre`,`Codigo`) values('Santafé de Antioquia','05042');">
            <text:p>insert into `Ciudad`(`Nombre`,`Codigo`) values('Santafé de Antioquia','05042');</text:p>
          </table:table-cell>
          <table:table-cell table:formula="of:=CONCATENATE(&quot;new Ciudad{Codigo=&quot;&quot;&quot;;[.H910];&quot;&quot;&quot;,Nombre=&quot;&quot;&quot;;[.I910];&quot;&quot;&quot;},&quot;)" office:value-type="string" office:string-value="new Ciudad{Codigo=&quot;05042&quot;,Nombre=&quot;Santafé de Antioquia&quot;},">
            <text:p>new Ciudad{Codigo="05042",Nombre="Santafé de Antioquia"},</text:p>
          </table:table-cell>
          <table:table-cell table:formula="of:=LEN([.B910])" office:value-type="float" office:value="20">
            <text:p>20</text:p>
          </table:table-cell>
        </table:table-row>
        <table:table-row table:style-name="ro2">
          <table:table-cell table:style-name="ce1" office:value-type="float" office:value="15686">
            <text:p>15686</text:p>
          </table:table-cell>
          <table:table-cell table:style-name="ce2" office:value-type="string">
            <text:p>SANTANA</text:p>
          </table:table-cell>
          <table:table-cell table:style-name="ce1" office:value-type="string">
            <text:p>Boyacá</text:p>
          </table:table-cell>
          <table:table-cell table:formula="of:=LOWER([.B911])" office:value-type="string" office:string-value="santana">
            <text:p>santana</text:p>
          </table:table-cell>
          <table:table-cell table:formula="of:=PROPER([.D911])" office:value-type="string" office:string-value="Santana">
            <text:p>Santana</text:p>
          </table:table-cell>
          <table:table-cell table:formula="of:=LEN([.A911])" office:value-type="float" office:value="5">
            <text:p>5</text:p>
          </table:table-cell>
          <table:table-cell table:formula="of:=IF([.F911]=5;[.A911];CONCATENATE(&quot;0&quot;;[.A911]))" office:value-type="float" office:value="15686">
            <text:p>15686</text:p>
          </table:table-cell>
          <table:table-cell office:value-type="float" office:value="15686">
            <text:p>15686</text:p>
          </table:table-cell>
          <table:table-cell office:value-type="string">
            <text:p>Santana</text:p>
          </table:table-cell>
          <table:table-cell table:formula="of:=(CONCATENATE(&quot;insert into `Ciudad`(`Nombre`,`Codigo`) values('&quot;;[.I911];&quot;','&quot;;[.H911];&quot;');&quot;))" office:value-type="string" office:string-value="insert into `Ciudad`(`Nombre`,`Codigo`) values('Santana','15686');">
            <text:p>insert into `Ciudad`(`Nombre`,`Codigo`) values('Santana','15686');</text:p>
          </table:table-cell>
          <table:table-cell table:formula="of:=CONCATENATE(&quot;new Ciudad{Codigo=&quot;&quot;&quot;;[.H911];&quot;&quot;&quot;,Nombre=&quot;&quot;&quot;;[.I911];&quot;&quot;&quot;},&quot;)" office:value-type="string" office:string-value="new Ciudad{Codigo=&quot;15686&quot;,Nombre=&quot;Santana&quot;},">
            <text:p>new Ciudad{Codigo="15686",Nombre="Santana"},</text:p>
          </table:table-cell>
          <table:table-cell table:formula="of:=LEN([.B911])" office:value-type="float" office:value="7">
            <text:p>7</text:p>
          </table:table-cell>
        </table:table-row>
        <table:table-row table:style-name="ro2">
          <table:table-cell table:style-name="ce1" office:value-type="float" office:value="19698">
            <text:p>19698</text:p>
          </table:table-cell>
          <table:table-cell table:style-name="ce2" office:value-type="string">
            <text:p>SANTANDER DE QUILICHAO</text:p>
          </table:table-cell>
          <table:table-cell table:style-name="ce1" office:value-type="string">
            <text:p>Cauca</text:p>
          </table:table-cell>
          <table:table-cell table:formula="of:=LOWER([.B912])" office:value-type="string" office:string-value="santander de quilichao">
            <text:p>santander de quilichao</text:p>
          </table:table-cell>
          <table:table-cell table:formula="of:=PROPER([.D912])" office:value-type="string" office:string-value="Santander De Quilichao">
            <text:p>Santander De Quilichao</text:p>
          </table:table-cell>
          <table:table-cell table:formula="of:=LEN([.A912])" office:value-type="float" office:value="5">
            <text:p>5</text:p>
          </table:table-cell>
          <table:table-cell table:formula="of:=IF([.F912]=5;[.A912];CONCATENATE(&quot;0&quot;;[.A912]))" office:value-type="float" office:value="19698">
            <text:p>19698</text:p>
          </table:table-cell>
          <table:table-cell office:value-type="float" office:value="19698">
            <text:p>19698</text:p>
          </table:table-cell>
          <table:table-cell office:value-type="string">
            <text:p>Santander de Quilichao</text:p>
          </table:table-cell>
          <table:table-cell table:formula="of:=(CONCATENATE(&quot;insert into `Ciudad`(`Nombre`,`Codigo`) values('&quot;;[.I912];&quot;','&quot;;[.H912];&quot;');&quot;))" office:value-type="string" office:string-value="insert into `Ciudad`(`Nombre`,`Codigo`) values('Santander de Quilichao','19698');">
            <text:p>insert into `Ciudad`(`Nombre`,`Codigo`) values('Santander de Quilichao','19698');</text:p>
          </table:table-cell>
          <table:table-cell table:formula="of:=CONCATENATE(&quot;new Ciudad{Codigo=&quot;&quot;&quot;;[.H912];&quot;&quot;&quot;,Nombre=&quot;&quot;&quot;;[.I912];&quot;&quot;&quot;},&quot;)" office:value-type="string" office:string-value="new Ciudad{Codigo=&quot;19698&quot;,Nombre=&quot;Santander de Quilichao&quot;},">
            <text:p>new Ciudad{Codigo="19698",Nombre="Santander de Quilichao"},</text:p>
          </table:table-cell>
          <table:table-cell table:formula="of:=LEN([.B912])" office:value-type="float" office:value="22">
            <text:p>22</text:p>
          </table:table-cell>
        </table:table-row>
        <table:table-row table:style-name="ro2">
          <table:table-cell table:style-name="ce1" office:value-type="float" office:value="54680">
            <text:p>54680</text:p>
          </table:table-cell>
          <table:table-cell table:style-name="ce2" office:value-type="string">
            <text:p>SANTIAGO</text:p>
          </table:table-cell>
          <table:table-cell table:style-name="ce1" office:value-type="string">
            <text:p>Norte de Santander</text:p>
          </table:table-cell>
          <table:table-cell table:formula="of:=LOWER([.B913])" office:value-type="string" office:string-value="santiago">
            <text:p>santiago</text:p>
          </table:table-cell>
          <table:table-cell table:formula="of:=PROPER([.D913])" office:value-type="string" office:string-value="Santiago">
            <text:p>Santiago</text:p>
          </table:table-cell>
          <table:table-cell table:formula="of:=LEN([.A913])" office:value-type="float" office:value="5">
            <text:p>5</text:p>
          </table:table-cell>
          <table:table-cell table:formula="of:=IF([.F913]=5;[.A913];CONCATENATE(&quot;0&quot;;[.A913]))" office:value-type="float" office:value="54680">
            <text:p>54680</text:p>
          </table:table-cell>
          <table:table-cell office:value-type="float" office:value="54680">
            <text:p>54680</text:p>
          </table:table-cell>
          <table:table-cell office:value-type="string">
            <text:p>Santiago</text:p>
          </table:table-cell>
          <table:table-cell table:formula="of:=(CONCATENATE(&quot;insert into `Ciudad`(`Nombre`,`Codigo`) values('&quot;;[.I913];&quot;','&quot;;[.H913];&quot;');&quot;))" office:value-type="string" office:string-value="insert into `Ciudad`(`Nombre`,`Codigo`) values('Santiago','54680');">
            <text:p>insert into `Ciudad`(`Nombre`,`Codigo`) values('Santiago','54680');</text:p>
          </table:table-cell>
          <table:table-cell table:formula="of:=CONCATENATE(&quot;new Ciudad{Codigo=&quot;&quot;&quot;;[.H913];&quot;&quot;&quot;,Nombre=&quot;&quot;&quot;;[.I913];&quot;&quot;&quot;},&quot;)" office:value-type="string" office:string-value="new Ciudad{Codigo=&quot;54680&quot;,Nombre=&quot;Santiago&quot;},">
            <text:p>new Ciudad{Codigo="54680",Nombre="Santiago"},</text:p>
          </table:table-cell>
          <table:table-cell table:formula="of:=LEN([.B913])" office:value-type="float" office:value="8">
            <text:p>8</text:p>
          </table:table-cell>
        </table:table-row>
        <table:table-row table:style-name="ro2">
          <table:table-cell table:style-name="ce1" office:value-type="float" office:value="86760">
            <text:p>86760</text:p>
          </table:table-cell>
          <table:table-cell table:style-name="ce2" office:value-type="string">
            <text:p>SANTIAGO</text:p>
          </table:table-cell>
          <table:table-cell table:style-name="ce1" office:value-type="string">
            <text:p>Putumayo</text:p>
          </table:table-cell>
          <table:table-cell table:formula="of:=LOWER([.B914])" office:value-type="string" office:string-value="santiago">
            <text:p>santiago</text:p>
          </table:table-cell>
          <table:table-cell table:formula="of:=PROPER([.D914])" office:value-type="string" office:string-value="Santiago">
            <text:p>Santiago</text:p>
          </table:table-cell>
          <table:table-cell table:formula="of:=LEN([.A914])" office:value-type="float" office:value="5">
            <text:p>5</text:p>
          </table:table-cell>
          <table:table-cell table:formula="of:=IF([.F914]=5;[.A914];CONCATENATE(&quot;0&quot;;[.A914]))" office:value-type="float" office:value="86760">
            <text:p>86760</text:p>
          </table:table-cell>
          <table:table-cell office:value-type="float" office:value="86760">
            <text:p>86760</text:p>
          </table:table-cell>
          <table:table-cell office:value-type="string">
            <text:p>Santiago</text:p>
          </table:table-cell>
          <table:table-cell table:formula="of:=(CONCATENATE(&quot;insert into `Ciudad`(`Nombre`,`Codigo`) values('&quot;;[.I914];&quot;','&quot;;[.H914];&quot;');&quot;))" office:value-type="string" office:string-value="insert into `Ciudad`(`Nombre`,`Codigo`) values('Santiago','86760');">
            <text:p>insert into `Ciudad`(`Nombre`,`Codigo`) values('Santiago','86760');</text:p>
          </table:table-cell>
          <table:table-cell table:formula="of:=CONCATENATE(&quot;new Ciudad{Codigo=&quot;&quot;&quot;;[.H914];&quot;&quot;&quot;,Nombre=&quot;&quot;&quot;;[.I914];&quot;&quot;&quot;},&quot;)" office:value-type="string" office:string-value="new Ciudad{Codigo=&quot;86760&quot;,Nombre=&quot;Santiago&quot;},">
            <text:p>new Ciudad{Codigo="86760",Nombre="Santiago"},</text:p>
          </table:table-cell>
          <table:table-cell table:formula="of:=LEN([.B914])" office:value-type="float" office:value="8">
            <text:p>8</text:p>
          </table:table-cell>
        </table:table-row>
        <table:table-row table:style-name="ro2">
          <table:table-cell table:style-name="ce1" office:value-type="float" office:value="70820">
            <text:p>70820</text:p>
          </table:table-cell>
          <table:table-cell table:style-name="ce2" office:value-type="string">
            <text:p>SANTIAGO DE TOLÚ</text:p>
          </table:table-cell>
          <table:table-cell table:style-name="ce1" office:value-type="string">
            <text:p>Sucre</text:p>
          </table:table-cell>
          <table:table-cell table:formula="of:=LOWER([.B915])" office:value-type="string" office:string-value="santiago de tolú">
            <text:p>santiago de tolú</text:p>
          </table:table-cell>
          <table:table-cell table:formula="of:=PROPER([.D915])" office:value-type="string" office:string-value="Santiago De Tolú">
            <text:p>Santiago De Tolú</text:p>
          </table:table-cell>
          <table:table-cell table:formula="of:=LEN([.A915])" office:value-type="float" office:value="5">
            <text:p>5</text:p>
          </table:table-cell>
          <table:table-cell table:formula="of:=IF([.F915]=5;[.A915];CONCATENATE(&quot;0&quot;;[.A915]))" office:value-type="float" office:value="70820">
            <text:p>70820</text:p>
          </table:table-cell>
          <table:table-cell office:value-type="float" office:value="70820">
            <text:p>70820</text:p>
          </table:table-cell>
          <table:table-cell office:value-type="string">
            <text:p>Santiago de Tolú</text:p>
          </table:table-cell>
          <table:table-cell table:formula="of:=(CONCATENATE(&quot;insert into `Ciudad`(`Nombre`,`Codigo`) values('&quot;;[.I915];&quot;','&quot;;[.H915];&quot;');&quot;))" office:value-type="string" office:string-value="insert into `Ciudad`(`Nombre`,`Codigo`) values('Santiago de Tolú','70820');">
            <text:p>insert into `Ciudad`(`Nombre`,`Codigo`) values('Santiago de Tolú','70820');</text:p>
          </table:table-cell>
          <table:table-cell table:formula="of:=CONCATENATE(&quot;new Ciudad{Codigo=&quot;&quot;&quot;;[.H915];&quot;&quot;&quot;,Nombre=&quot;&quot;&quot;;[.I915];&quot;&quot;&quot;},&quot;)" office:value-type="string" office:string-value="new Ciudad{Codigo=&quot;70820&quot;,Nombre=&quot;Santiago de Tolú&quot;},">
            <text:p>new Ciudad{Codigo="70820",Nombre="Santiago de Tolú"},</text:p>
          </table:table-cell>
          <table:table-cell table:formula="of:=LEN([.B915])" office:value-type="float" office:value="16">
            <text:p>16</text:p>
          </table:table-cell>
        </table:table-row>
        <table:table-row table:style-name="ro2">
          <table:table-cell table:style-name="ce1" office:value-type="float" office:value="5690">
            <text:p>5690</text:p>
          </table:table-cell>
          <table:table-cell table:style-name="ce2" office:value-type="string">
            <text:p>SANTO DOMINGO</text:p>
          </table:table-cell>
          <table:table-cell table:style-name="ce1" office:value-type="string">
            <text:p>Antioquia</text:p>
          </table:table-cell>
          <table:table-cell table:formula="of:=LOWER([.B916])" office:value-type="string" office:string-value="santo domingo">
            <text:p>santo domingo</text:p>
          </table:table-cell>
          <table:table-cell table:formula="of:=PROPER([.D916])" office:value-type="string" office:string-value="Santo Domingo">
            <text:p>Santo Domingo</text:p>
          </table:table-cell>
          <table:table-cell table:formula="of:=LEN([.A916])" office:value-type="float" office:value="4">
            <text:p>4</text:p>
          </table:table-cell>
          <table:table-cell table:formula="of:=IF([.F916]=5;[.A916];CONCATENATE(&quot;0&quot;;[.A916]))" office:value-type="string" office:string-value="05690">
            <text:p>05690</text:p>
          </table:table-cell>
          <table:table-cell office:value-type="string">
            <text:p>05690</text:p>
          </table:table-cell>
          <table:table-cell office:value-type="string">
            <text:p>Santo Domingo</text:p>
          </table:table-cell>
          <table:table-cell table:formula="of:=(CONCATENATE(&quot;insert into `Ciudad`(`Nombre`,`Codigo`) values('&quot;;[.I916];&quot;','&quot;;[.H916];&quot;');&quot;))" office:value-type="string" office:string-value="insert into `Ciudad`(`Nombre`,`Codigo`) values('Santo Domingo','05690');">
            <text:p>insert into `Ciudad`(`Nombre`,`Codigo`) values('Santo Domingo','05690');</text:p>
          </table:table-cell>
          <table:table-cell table:formula="of:=CONCATENATE(&quot;new Ciudad{Codigo=&quot;&quot;&quot;;[.H916];&quot;&quot;&quot;,Nombre=&quot;&quot;&quot;;[.I916];&quot;&quot;&quot;},&quot;)" office:value-type="string" office:string-value="new Ciudad{Codigo=&quot;05690&quot;,Nombre=&quot;Santo Domingo&quot;},">
            <text:p>new Ciudad{Codigo="05690",Nombre="Santo Domingo"},</text:p>
          </table:table-cell>
          <table:table-cell table:formula="of:=LEN([.B916])" office:value-type="float" office:value="13">
            <text:p>13</text:p>
          </table:table-cell>
        </table:table-row>
        <table:table-row table:style-name="ro2">
          <table:table-cell table:style-name="ce1" office:value-type="float" office:value="8685">
            <text:p>8685</text:p>
          </table:table-cell>
          <table:table-cell table:style-name="ce2" office:value-type="string">
            <text:p>SANTO TOMÁS</text:p>
          </table:table-cell>
          <table:table-cell table:style-name="ce1" office:value-type="string">
            <text:p>Atlántico</text:p>
          </table:table-cell>
          <table:table-cell table:formula="of:=LOWER([.B917])" office:value-type="string" office:string-value="santo tomás">
            <text:p>santo tomás</text:p>
          </table:table-cell>
          <table:table-cell table:formula="of:=PROPER([.D917])" office:value-type="string" office:string-value="Santo Tomás">
            <text:p>Santo Tomás</text:p>
          </table:table-cell>
          <table:table-cell table:formula="of:=LEN([.A917])" office:value-type="float" office:value="4">
            <text:p>4</text:p>
          </table:table-cell>
          <table:table-cell table:formula="of:=IF([.F917]=5;[.A917];CONCATENATE(&quot;0&quot;;[.A917]))" office:value-type="string" office:string-value="08685">
            <text:p>08685</text:p>
          </table:table-cell>
          <table:table-cell office:value-type="string">
            <text:p>08685</text:p>
          </table:table-cell>
          <table:table-cell office:value-type="string">
            <text:p>Santo Tomás</text:p>
          </table:table-cell>
          <table:table-cell table:formula="of:=(CONCATENATE(&quot;insert into `Ciudad`(`Nombre`,`Codigo`) values('&quot;;[.I917];&quot;','&quot;;[.H917];&quot;');&quot;))" office:value-type="string" office:string-value="insert into `Ciudad`(`Nombre`,`Codigo`) values('Santo Tomás','08685');">
            <text:p>insert into `Ciudad`(`Nombre`,`Codigo`) values('Santo Tomás','08685');</text:p>
          </table:table-cell>
          <table:table-cell table:formula="of:=CONCATENATE(&quot;new Ciudad{Codigo=&quot;&quot;&quot;;[.H917];&quot;&quot;&quot;,Nombre=&quot;&quot;&quot;;[.I917];&quot;&quot;&quot;},&quot;)" office:value-type="string" office:string-value="new Ciudad{Codigo=&quot;08685&quot;,Nombre=&quot;Santo Tomás&quot;},">
            <text:p>new Ciudad{Codigo="08685",Nombre="Santo Tomás"},</text:p>
          </table:table-cell>
          <table:table-cell table:formula="of:=LEN([.B917])" office:value-type="float" office:value="11">
            <text:p>11</text:p>
          </table:table-cell>
        </table:table-row>
        <table:table-row table:style-name="ro2">
          <table:table-cell table:style-name="ce1" office:value-type="float" office:value="66687">
            <text:p>66687</text:p>
          </table:table-cell>
          <table:table-cell table:style-name="ce2" office:value-type="string">
            <text:p>SANTUARIO</text:p>
          </table:table-cell>
          <table:table-cell table:style-name="ce1" office:value-type="string">
            <text:p>Risaralda</text:p>
          </table:table-cell>
          <table:table-cell table:formula="of:=LOWER([.B918])" office:value-type="string" office:string-value="santuario">
            <text:p>santuario</text:p>
          </table:table-cell>
          <table:table-cell table:formula="of:=PROPER([.D918])" office:value-type="string" office:string-value="Santuario">
            <text:p>Santuario</text:p>
          </table:table-cell>
          <table:table-cell table:formula="of:=LEN([.A918])" office:value-type="float" office:value="5">
            <text:p>5</text:p>
          </table:table-cell>
          <table:table-cell table:formula="of:=IF([.F918]=5;[.A918];CONCATENATE(&quot;0&quot;;[.A918]))" office:value-type="float" office:value="66687">
            <text:p>66687</text:p>
          </table:table-cell>
          <table:table-cell office:value-type="float" office:value="66687">
            <text:p>66687</text:p>
          </table:table-cell>
          <table:table-cell office:value-type="string">
            <text:p>Santuario</text:p>
          </table:table-cell>
          <table:table-cell table:formula="of:=(CONCATENATE(&quot;insert into `Ciudad`(`Nombre`,`Codigo`) values('&quot;;[.I918];&quot;','&quot;;[.H918];&quot;');&quot;))" office:value-type="string" office:string-value="insert into `Ciudad`(`Nombre`,`Codigo`) values('Santuario','66687');">
            <text:p>insert into `Ciudad`(`Nombre`,`Codigo`) values('Santuario','66687');</text:p>
          </table:table-cell>
          <table:table-cell table:formula="of:=CONCATENATE(&quot;new Ciudad{Codigo=&quot;&quot;&quot;;[.H918];&quot;&quot;&quot;,Nombre=&quot;&quot;&quot;;[.I918];&quot;&quot;&quot;},&quot;)" office:value-type="string" office:string-value="new Ciudad{Codigo=&quot;66687&quot;,Nombre=&quot;Santuario&quot;},">
            <text:p>new Ciudad{Codigo="66687",Nombre="Santuario"},</text:p>
          </table:table-cell>
          <table:table-cell table:formula="of:=LEN([.B918])" office:value-type="float" office:value="9">
            <text:p>9</text:p>
          </table:table-cell>
        </table:table-row>
        <table:table-row table:style-name="ro2">
          <table:table-cell table:style-name="ce1" office:value-type="float" office:value="52720">
            <text:p>52720</text:p>
          </table:table-cell>
          <table:table-cell table:style-name="ce2" office:value-type="string">
            <text:p>SAPUYES</text:p>
          </table:table-cell>
          <table:table-cell table:style-name="ce1" office:value-type="string">
            <text:p>Nariño</text:p>
          </table:table-cell>
          <table:table-cell table:formula="of:=LOWER([.B919])" office:value-type="string" office:string-value="sapuyes">
            <text:p>sapuyes</text:p>
          </table:table-cell>
          <table:table-cell table:formula="of:=PROPER([.D919])" office:value-type="string" office:string-value="Sapuyes">
            <text:p>Sapuyes</text:p>
          </table:table-cell>
          <table:table-cell table:formula="of:=LEN([.A919])" office:value-type="float" office:value="5">
            <text:p>5</text:p>
          </table:table-cell>
          <table:table-cell table:formula="of:=IF([.F919]=5;[.A919];CONCATENATE(&quot;0&quot;;[.A919]))" office:value-type="float" office:value="52720">
            <text:p>52720</text:p>
          </table:table-cell>
          <table:table-cell office:value-type="float" office:value="52720">
            <text:p>52720</text:p>
          </table:table-cell>
          <table:table-cell office:value-type="string">
            <text:p>Sapuyes</text:p>
          </table:table-cell>
          <table:table-cell table:formula="of:=(CONCATENATE(&quot;insert into `Ciudad`(`Nombre`,`Codigo`) values('&quot;;[.I919];&quot;','&quot;;[.H919];&quot;');&quot;))" office:value-type="string" office:string-value="insert into `Ciudad`(`Nombre`,`Codigo`) values('Sapuyes','52720');">
            <text:p>insert into `Ciudad`(`Nombre`,`Codigo`) values('Sapuyes','52720');</text:p>
          </table:table-cell>
          <table:table-cell table:formula="of:=CONCATENATE(&quot;new Ciudad{Codigo=&quot;&quot;&quot;;[.H919];&quot;&quot;&quot;,Nombre=&quot;&quot;&quot;;[.I919];&quot;&quot;&quot;},&quot;)" office:value-type="string" office:string-value="new Ciudad{Codigo=&quot;52720&quot;,Nombre=&quot;Sapuyes&quot;},">
            <text:p>new Ciudad{Codigo="52720",Nombre="Sapuyes"},</text:p>
          </table:table-cell>
          <table:table-cell table:formula="of:=LEN([.B919])" office:value-type="float" office:value="7">
            <text:p>7</text:p>
          </table:table-cell>
        </table:table-row>
        <table:table-row table:style-name="ro2">
          <table:table-cell table:style-name="ce1" office:value-type="float" office:value="81736">
            <text:p>81736</text:p>
          </table:table-cell>
          <table:table-cell table:style-name="ce2" office:value-type="string">
            <text:p>SARAVENA</text:p>
          </table:table-cell>
          <table:table-cell table:style-name="ce1" office:value-type="string">
            <text:p>Arauca</text:p>
          </table:table-cell>
          <table:table-cell table:formula="of:=LOWER([.B920])" office:value-type="string" office:string-value="saravena">
            <text:p>saravena</text:p>
          </table:table-cell>
          <table:table-cell table:formula="of:=PROPER([.D920])" office:value-type="string" office:string-value="Saravena">
            <text:p>Saravena</text:p>
          </table:table-cell>
          <table:table-cell table:formula="of:=LEN([.A920])" office:value-type="float" office:value="5">
            <text:p>5</text:p>
          </table:table-cell>
          <table:table-cell table:formula="of:=IF([.F920]=5;[.A920];CONCATENATE(&quot;0&quot;;[.A920]))" office:value-type="float" office:value="81736">
            <text:p>81736</text:p>
          </table:table-cell>
          <table:table-cell office:value-type="float" office:value="81736">
            <text:p>81736</text:p>
          </table:table-cell>
          <table:table-cell office:value-type="string">
            <text:p>Saravena</text:p>
          </table:table-cell>
          <table:table-cell table:formula="of:=(CONCATENATE(&quot;insert into `Ciudad`(`Nombre`,`Codigo`) values('&quot;;[.I920];&quot;','&quot;;[.H920];&quot;');&quot;))" office:value-type="string" office:string-value="insert into `Ciudad`(`Nombre`,`Codigo`) values('Saravena','81736');">
            <text:p>insert into `Ciudad`(`Nombre`,`Codigo`) values('Saravena','81736');</text:p>
          </table:table-cell>
          <table:table-cell table:formula="of:=CONCATENATE(&quot;new Ciudad{Codigo=&quot;&quot;&quot;;[.H920];&quot;&quot;&quot;,Nombre=&quot;&quot;&quot;;[.I920];&quot;&quot;&quot;},&quot;)" office:value-type="string" office:string-value="new Ciudad{Codigo=&quot;81736&quot;,Nombre=&quot;Saravena&quot;},">
            <text:p>new Ciudad{Codigo="81736",Nombre="Saravena"},</text:p>
          </table:table-cell>
          <table:table-cell table:formula="of:=LEN([.B920])" office:value-type="float" office:value="8">
            <text:p>8</text:p>
          </table:table-cell>
        </table:table-row>
        <table:table-row table:style-name="ro2">
          <table:table-cell table:style-name="ce1" office:value-type="float" office:value="54720">
            <text:p>54720</text:p>
          </table:table-cell>
          <table:table-cell table:style-name="ce2" office:value-type="string">
            <text:p>SARDINATA</text:p>
          </table:table-cell>
          <table:table-cell table:style-name="ce1" office:value-type="string">
            <text:p>Norte de Santander</text:p>
          </table:table-cell>
          <table:table-cell table:formula="of:=LOWER([.B921])" office:value-type="string" office:string-value="sardinata">
            <text:p>sardinata</text:p>
          </table:table-cell>
          <table:table-cell table:formula="of:=PROPER([.D921])" office:value-type="string" office:string-value="Sardinata">
            <text:p>Sardinata</text:p>
          </table:table-cell>
          <table:table-cell table:formula="of:=LEN([.A921])" office:value-type="float" office:value="5">
            <text:p>5</text:p>
          </table:table-cell>
          <table:table-cell table:formula="of:=IF([.F921]=5;[.A921];CONCATENATE(&quot;0&quot;;[.A921]))" office:value-type="float" office:value="54720">
            <text:p>54720</text:p>
          </table:table-cell>
          <table:table-cell office:value-type="float" office:value="54720">
            <text:p>54720</text:p>
          </table:table-cell>
          <table:table-cell office:value-type="string">
            <text:p>Sardinata</text:p>
          </table:table-cell>
          <table:table-cell table:formula="of:=(CONCATENATE(&quot;insert into `Ciudad`(`Nombre`,`Codigo`) values('&quot;;[.I921];&quot;','&quot;;[.H921];&quot;');&quot;))" office:value-type="string" office:string-value="insert into `Ciudad`(`Nombre`,`Codigo`) values('Sardinata','54720');">
            <text:p>insert into `Ciudad`(`Nombre`,`Codigo`) values('Sardinata','54720');</text:p>
          </table:table-cell>
          <table:table-cell table:formula="of:=CONCATENATE(&quot;new Ciudad{Codigo=&quot;&quot;&quot;;[.H921];&quot;&quot;&quot;,Nombre=&quot;&quot;&quot;;[.I921];&quot;&quot;&quot;},&quot;)" office:value-type="string" office:string-value="new Ciudad{Codigo=&quot;54720&quot;,Nombre=&quot;Sardinata&quot;},">
            <text:p>new Ciudad{Codigo="54720",Nombre="Sardinata"},</text:p>
          </table:table-cell>
          <table:table-cell table:formula="of:=LEN([.B921])" office:value-type="float" office:value="9">
            <text:p>9</text:p>
          </table:table-cell>
        </table:table-row>
        <table:table-row table:style-name="ro2">
          <table:table-cell table:style-name="ce1" office:value-type="float" office:value="25718">
            <text:p>25718</text:p>
          </table:table-cell>
          <table:table-cell table:style-name="ce2" office:value-type="string">
            <text:p>SASAIMA</text:p>
          </table:table-cell>
          <table:table-cell table:style-name="ce1" office:value-type="string">
            <text:p>Cundinamarca</text:p>
          </table:table-cell>
          <table:table-cell table:formula="of:=LOWER([.B922])" office:value-type="string" office:string-value="sasaima">
            <text:p>sasaima</text:p>
          </table:table-cell>
          <table:table-cell table:formula="of:=PROPER([.D922])" office:value-type="string" office:string-value="Sasaima">
            <text:p>Sasaima</text:p>
          </table:table-cell>
          <table:table-cell table:formula="of:=LEN([.A922])" office:value-type="float" office:value="5">
            <text:p>5</text:p>
          </table:table-cell>
          <table:table-cell table:formula="of:=IF([.F922]=5;[.A922];CONCATENATE(&quot;0&quot;;[.A922]))" office:value-type="float" office:value="25718">
            <text:p>25718</text:p>
          </table:table-cell>
          <table:table-cell office:value-type="float" office:value="25718">
            <text:p>25718</text:p>
          </table:table-cell>
          <table:table-cell office:value-type="string">
            <text:p>Sasaima</text:p>
          </table:table-cell>
          <table:table-cell table:formula="of:=(CONCATENATE(&quot;insert into `Ciudad`(`Nombre`,`Codigo`) values('&quot;;[.I922];&quot;','&quot;;[.H922];&quot;');&quot;))" office:value-type="string" office:string-value="insert into `Ciudad`(`Nombre`,`Codigo`) values('Sasaima','25718');">
            <text:p>insert into `Ciudad`(`Nombre`,`Codigo`) values('Sasaima','25718');</text:p>
          </table:table-cell>
          <table:table-cell table:formula="of:=CONCATENATE(&quot;new Ciudad{Codigo=&quot;&quot;&quot;;[.H922];&quot;&quot;&quot;,Nombre=&quot;&quot;&quot;;[.I922];&quot;&quot;&quot;},&quot;)" office:value-type="string" office:string-value="new Ciudad{Codigo=&quot;25718&quot;,Nombre=&quot;Sasaima&quot;},">
            <text:p>new Ciudad{Codigo="25718",Nombre="Sasaima"},</text:p>
          </table:table-cell>
          <table:table-cell table:formula="of:=LEN([.B922])" office:value-type="float" office:value="7">
            <text:p>7</text:p>
          </table:table-cell>
        </table:table-row>
        <table:table-row table:style-name="ro2">
          <table:table-cell table:style-name="ce1" office:value-type="float" office:value="15720">
            <text:p>15720</text:p>
          </table:table-cell>
          <table:table-cell table:style-name="ce2" office:value-type="string">
            <text:p>SATIVANORTE</text:p>
          </table:table-cell>
          <table:table-cell table:style-name="ce1" office:value-type="string">
            <text:p>Boyacá</text:p>
          </table:table-cell>
          <table:table-cell table:formula="of:=LOWER([.B923])" office:value-type="string" office:string-value="sativanorte">
            <text:p>sativanorte</text:p>
          </table:table-cell>
          <table:table-cell table:formula="of:=PROPER([.D923])" office:value-type="string" office:string-value="Sativanorte">
            <text:p>Sativanorte</text:p>
          </table:table-cell>
          <table:table-cell table:formula="of:=LEN([.A923])" office:value-type="float" office:value="5">
            <text:p>5</text:p>
          </table:table-cell>
          <table:table-cell table:formula="of:=IF([.F923]=5;[.A923];CONCATENATE(&quot;0&quot;;[.A923]))" office:value-type="float" office:value="15720">
            <text:p>15720</text:p>
          </table:table-cell>
          <table:table-cell office:value-type="float" office:value="15720">
            <text:p>15720</text:p>
          </table:table-cell>
          <table:table-cell office:value-type="string">
            <text:p>Sativanorte</text:p>
          </table:table-cell>
          <table:table-cell table:formula="of:=(CONCATENATE(&quot;insert into `Ciudad`(`Nombre`,`Codigo`) values('&quot;;[.I923];&quot;','&quot;;[.H923];&quot;');&quot;))" office:value-type="string" office:string-value="insert into `Ciudad`(`Nombre`,`Codigo`) values('Sativanorte','15720');">
            <text:p>insert into `Ciudad`(`Nombre`,`Codigo`) values('Sativanorte','15720');</text:p>
          </table:table-cell>
          <table:table-cell table:formula="of:=CONCATENATE(&quot;new Ciudad{Codigo=&quot;&quot;&quot;;[.H923];&quot;&quot;&quot;,Nombre=&quot;&quot;&quot;;[.I923];&quot;&quot;&quot;},&quot;)" office:value-type="string" office:string-value="new Ciudad{Codigo=&quot;15720&quot;,Nombre=&quot;Sativanorte&quot;},">
            <text:p>new Ciudad{Codigo="15720",Nombre="Sativanorte"},</text:p>
          </table:table-cell>
          <table:table-cell table:formula="of:=LEN([.B923])" office:value-type="float" office:value="11">
            <text:p>11</text:p>
          </table:table-cell>
        </table:table-row>
        <table:table-row table:style-name="ro2">
          <table:table-cell table:style-name="ce1" office:value-type="float" office:value="15723">
            <text:p>15723</text:p>
          </table:table-cell>
          <table:table-cell table:style-name="ce2" office:value-type="string">
            <text:p>SATIVASUR</text:p>
          </table:table-cell>
          <table:table-cell table:style-name="ce1" office:value-type="string">
            <text:p>Boyacá</text:p>
          </table:table-cell>
          <table:table-cell table:formula="of:=LOWER([.B924])" office:value-type="string" office:string-value="sativasur">
            <text:p>sativasur</text:p>
          </table:table-cell>
          <table:table-cell table:formula="of:=PROPER([.D924])" office:value-type="string" office:string-value="Sativasur">
            <text:p>Sativasur</text:p>
          </table:table-cell>
          <table:table-cell table:formula="of:=LEN([.A924])" office:value-type="float" office:value="5">
            <text:p>5</text:p>
          </table:table-cell>
          <table:table-cell table:formula="of:=IF([.F924]=5;[.A924];CONCATENATE(&quot;0&quot;;[.A924]))" office:value-type="float" office:value="15723">
            <text:p>15723</text:p>
          </table:table-cell>
          <table:table-cell office:value-type="float" office:value="15723">
            <text:p>15723</text:p>
          </table:table-cell>
          <table:table-cell office:value-type="string">
            <text:p>Sativasur</text:p>
          </table:table-cell>
          <table:table-cell table:formula="of:=(CONCATENATE(&quot;insert into `Ciudad`(`Nombre`,`Codigo`) values('&quot;;[.I924];&quot;','&quot;;[.H924];&quot;');&quot;))" office:value-type="string" office:string-value="insert into `Ciudad`(`Nombre`,`Codigo`) values('Sativasur','15723');">
            <text:p>insert into `Ciudad`(`Nombre`,`Codigo`) values('Sativasur','15723');</text:p>
          </table:table-cell>
          <table:table-cell table:formula="of:=CONCATENATE(&quot;new Ciudad{Codigo=&quot;&quot;&quot;;[.H924];&quot;&quot;&quot;,Nombre=&quot;&quot;&quot;;[.I924];&quot;&quot;&quot;},&quot;)" office:value-type="string" office:string-value="new Ciudad{Codigo=&quot;15723&quot;,Nombre=&quot;Sativasur&quot;},">
            <text:p>new Ciudad{Codigo="15723",Nombre="Sativasur"},</text:p>
          </table:table-cell>
          <table:table-cell table:formula="of:=LEN([.B924])" office:value-type="float" office:value="9">
            <text:p>9</text:p>
          </table:table-cell>
        </table:table-row>
        <table:table-row table:style-name="ro2">
          <table:table-cell table:style-name="ce1" office:value-type="float" office:value="5736">
            <text:p>5736</text:p>
          </table:table-cell>
          <table:table-cell table:style-name="ce2" office:value-type="string">
            <text:p>SEGOVIA</text:p>
          </table:table-cell>
          <table:table-cell table:style-name="ce1" office:value-type="string">
            <text:p>Antioquia</text:p>
          </table:table-cell>
          <table:table-cell table:formula="of:=LOWER([.B925])" office:value-type="string" office:string-value="segovia">
            <text:p>segovia</text:p>
          </table:table-cell>
          <table:table-cell table:formula="of:=PROPER([.D925])" office:value-type="string" office:string-value="Segovia">
            <text:p>Segovia</text:p>
          </table:table-cell>
          <table:table-cell table:formula="of:=LEN([.A925])" office:value-type="float" office:value="4">
            <text:p>4</text:p>
          </table:table-cell>
          <table:table-cell table:formula="of:=IF([.F925]=5;[.A925];CONCATENATE(&quot;0&quot;;[.A925]))" office:value-type="string" office:string-value="05736">
            <text:p>05736</text:p>
          </table:table-cell>
          <table:table-cell office:value-type="string">
            <text:p>05736</text:p>
          </table:table-cell>
          <table:table-cell office:value-type="string">
            <text:p>Segovia</text:p>
          </table:table-cell>
          <table:table-cell table:formula="of:=(CONCATENATE(&quot;insert into `Ciudad`(`Nombre`,`Codigo`) values('&quot;;[.I925];&quot;','&quot;;[.H925];&quot;');&quot;))" office:value-type="string" office:string-value="insert into `Ciudad`(`Nombre`,`Codigo`) values('Segovia','05736');">
            <text:p>insert into `Ciudad`(`Nombre`,`Codigo`) values('Segovia','05736');</text:p>
          </table:table-cell>
          <table:table-cell table:formula="of:=CONCATENATE(&quot;new Ciudad{Codigo=&quot;&quot;&quot;;[.H925];&quot;&quot;&quot;,Nombre=&quot;&quot;&quot;;[.I925];&quot;&quot;&quot;},&quot;)" office:value-type="string" office:string-value="new Ciudad{Codigo=&quot;05736&quot;,Nombre=&quot;Segovia&quot;},">
            <text:p>new Ciudad{Codigo="05736",Nombre="Segovia"},</text:p>
          </table:table-cell>
          <table:table-cell table:formula="of:=LEN([.B925])" office:value-type="float" office:value="7">
            <text:p>7</text:p>
          </table:table-cell>
        </table:table-row>
        <table:table-row table:style-name="ro2">
          <table:table-cell table:style-name="ce1" office:value-type="float" office:value="25736">
            <text:p>25736</text:p>
          </table:table-cell>
          <table:table-cell table:style-name="ce2" office:value-type="string">
            <text:p>SESQUILÉ</text:p>
          </table:table-cell>
          <table:table-cell table:style-name="ce1" office:value-type="string">
            <text:p>Cundinamarca</text:p>
          </table:table-cell>
          <table:table-cell table:formula="of:=LOWER([.B926])" office:value-type="string" office:string-value="sesquilé">
            <text:p>sesquilé</text:p>
          </table:table-cell>
          <table:table-cell table:formula="of:=PROPER([.D926])" office:value-type="string" office:string-value="Sesquilé">
            <text:p>Sesquilé</text:p>
          </table:table-cell>
          <table:table-cell table:formula="of:=LEN([.A926])" office:value-type="float" office:value="5">
            <text:p>5</text:p>
          </table:table-cell>
          <table:table-cell table:formula="of:=IF([.F926]=5;[.A926];CONCATENATE(&quot;0&quot;;[.A926]))" office:value-type="float" office:value="25736">
            <text:p>25736</text:p>
          </table:table-cell>
          <table:table-cell office:value-type="float" office:value="25736">
            <text:p>25736</text:p>
          </table:table-cell>
          <table:table-cell office:value-type="string">
            <text:p>Sesquilé</text:p>
          </table:table-cell>
          <table:table-cell table:formula="of:=(CONCATENATE(&quot;insert into `Ciudad`(`Nombre`,`Codigo`) values('&quot;;[.I926];&quot;','&quot;;[.H926];&quot;');&quot;))" office:value-type="string" office:string-value="insert into `Ciudad`(`Nombre`,`Codigo`) values('Sesquilé','25736');">
            <text:p>insert into `Ciudad`(`Nombre`,`Codigo`) values('Sesquilé','25736');</text:p>
          </table:table-cell>
          <table:table-cell table:formula="of:=CONCATENATE(&quot;new Ciudad{Codigo=&quot;&quot;&quot;;[.H926];&quot;&quot;&quot;,Nombre=&quot;&quot;&quot;;[.I926];&quot;&quot;&quot;},&quot;)" office:value-type="string" office:string-value="new Ciudad{Codigo=&quot;25736&quot;,Nombre=&quot;Sesquilé&quot;},">
            <text:p>new Ciudad{Codigo="25736",Nombre="Sesquilé"},</text:p>
          </table:table-cell>
          <table:table-cell table:formula="of:=LEN([.B926])" office:value-type="float" office:value="8">
            <text:p>8</text:p>
          </table:table-cell>
        </table:table-row>
        <table:table-row table:style-name="ro2">
          <table:table-cell table:style-name="ce1" office:value-type="float" office:value="76736">
            <text:p>76736</text:p>
          </table:table-cell>
          <table:table-cell table:style-name="ce2" office:value-type="string">
            <text:p>SEVILLA</text:p>
          </table:table-cell>
          <table:table-cell table:style-name="ce1" office:value-type="string">
            <text:p>Valle del Cauca</text:p>
          </table:table-cell>
          <table:table-cell table:formula="of:=LOWER([.B927])" office:value-type="string" office:string-value="sevilla">
            <text:p>sevilla</text:p>
          </table:table-cell>
          <table:table-cell table:formula="of:=PROPER([.D927])" office:value-type="string" office:string-value="Sevilla">
            <text:p>Sevilla</text:p>
          </table:table-cell>
          <table:table-cell table:formula="of:=LEN([.A927])" office:value-type="float" office:value="5">
            <text:p>5</text:p>
          </table:table-cell>
          <table:table-cell table:formula="of:=IF([.F927]=5;[.A927];CONCATENATE(&quot;0&quot;;[.A927]))" office:value-type="float" office:value="76736">
            <text:p>76736</text:p>
          </table:table-cell>
          <table:table-cell office:value-type="float" office:value="76736">
            <text:p>76736</text:p>
          </table:table-cell>
          <table:table-cell office:value-type="string">
            <text:p>Sevilla</text:p>
          </table:table-cell>
          <table:table-cell table:formula="of:=(CONCATENATE(&quot;insert into `Ciudad`(`Nombre`,`Codigo`) values('&quot;;[.I927];&quot;','&quot;;[.H927];&quot;');&quot;))" office:value-type="string" office:string-value="insert into `Ciudad`(`Nombre`,`Codigo`) values('Sevilla','76736');">
            <text:p>insert into `Ciudad`(`Nombre`,`Codigo`) values('Sevilla','76736');</text:p>
          </table:table-cell>
          <table:table-cell table:formula="of:=CONCATENATE(&quot;new Ciudad{Codigo=&quot;&quot;&quot;;[.H927];&quot;&quot;&quot;,Nombre=&quot;&quot;&quot;;[.I927];&quot;&quot;&quot;},&quot;)" office:value-type="string" office:string-value="new Ciudad{Codigo=&quot;76736&quot;,Nombre=&quot;Sevilla&quot;},">
            <text:p>new Ciudad{Codigo="76736",Nombre="Sevilla"},</text:p>
          </table:table-cell>
          <table:table-cell table:formula="of:=LEN([.B927])" office:value-type="float" office:value="7">
            <text:p>7</text:p>
          </table:table-cell>
        </table:table-row>
        <table:table-row table:style-name="ro2">
          <table:table-cell table:style-name="ce1" office:value-type="float" office:value="15740">
            <text:p>15740</text:p>
          </table:table-cell>
          <table:table-cell table:style-name="ce2" office:value-type="string">
            <text:p>SIACHOQUE</text:p>
          </table:table-cell>
          <table:table-cell table:style-name="ce1" office:value-type="string">
            <text:p>Boyacá</text:p>
          </table:table-cell>
          <table:table-cell table:formula="of:=LOWER([.B928])" office:value-type="string" office:string-value="siachoque">
            <text:p>siachoque</text:p>
          </table:table-cell>
          <table:table-cell table:formula="of:=PROPER([.D928])" office:value-type="string" office:string-value="Siachoque">
            <text:p>Siachoque</text:p>
          </table:table-cell>
          <table:table-cell table:formula="of:=LEN([.A928])" office:value-type="float" office:value="5">
            <text:p>5</text:p>
          </table:table-cell>
          <table:table-cell table:formula="of:=IF([.F928]=5;[.A928];CONCATENATE(&quot;0&quot;;[.A928]))" office:value-type="float" office:value="15740">
            <text:p>15740</text:p>
          </table:table-cell>
          <table:table-cell office:value-type="float" office:value="15740">
            <text:p>15740</text:p>
          </table:table-cell>
          <table:table-cell office:value-type="string">
            <text:p>Siachoque</text:p>
          </table:table-cell>
          <table:table-cell table:formula="of:=(CONCATENATE(&quot;insert into `Ciudad`(`Nombre`,`Codigo`) values('&quot;;[.I928];&quot;','&quot;;[.H928];&quot;');&quot;))" office:value-type="string" office:string-value="insert into `Ciudad`(`Nombre`,`Codigo`) values('Siachoque','15740');">
            <text:p>insert into `Ciudad`(`Nombre`,`Codigo`) values('Siachoque','15740');</text:p>
          </table:table-cell>
          <table:table-cell table:formula="of:=CONCATENATE(&quot;new Ciudad{Codigo=&quot;&quot;&quot;;[.H928];&quot;&quot;&quot;,Nombre=&quot;&quot;&quot;;[.I928];&quot;&quot;&quot;},&quot;)" office:value-type="string" office:string-value="new Ciudad{Codigo=&quot;15740&quot;,Nombre=&quot;Siachoque&quot;},">
            <text:p>new Ciudad{Codigo="15740",Nombre="Siachoque"},</text:p>
          </table:table-cell>
          <table:table-cell table:formula="of:=LEN([.B928])" office:value-type="float" office:value="9">
            <text:p>9</text:p>
          </table:table-cell>
        </table:table-row>
        <table:table-row table:style-name="ro2">
          <table:table-cell table:style-name="ce1" office:value-type="float" office:value="25740">
            <text:p>25740</text:p>
          </table:table-cell>
          <table:table-cell table:style-name="ce2" office:value-type="string">
            <text:p>SIBATÉ</text:p>
          </table:table-cell>
          <table:table-cell table:style-name="ce1" office:value-type="string">
            <text:p>Cundinamarca</text:p>
          </table:table-cell>
          <table:table-cell table:formula="of:=LOWER([.B929])" office:value-type="string" office:string-value="sibaté">
            <text:p>sibaté</text:p>
          </table:table-cell>
          <table:table-cell table:formula="of:=PROPER([.D929])" office:value-type="string" office:string-value="Sibaté">
            <text:p>Sibaté</text:p>
          </table:table-cell>
          <table:table-cell table:formula="of:=LEN([.A929])" office:value-type="float" office:value="5">
            <text:p>5</text:p>
          </table:table-cell>
          <table:table-cell table:formula="of:=IF([.F929]=5;[.A929];CONCATENATE(&quot;0&quot;;[.A929]))" office:value-type="float" office:value="25740">
            <text:p>25740</text:p>
          </table:table-cell>
          <table:table-cell office:value-type="float" office:value="25740">
            <text:p>25740</text:p>
          </table:table-cell>
          <table:table-cell office:value-type="string">
            <text:p>Sibaté</text:p>
          </table:table-cell>
          <table:table-cell table:formula="of:=(CONCATENATE(&quot;insert into `Ciudad`(`Nombre`,`Codigo`) values('&quot;;[.I929];&quot;','&quot;;[.H929];&quot;');&quot;))" office:value-type="string" office:string-value="insert into `Ciudad`(`Nombre`,`Codigo`) values('Sibaté','25740');">
            <text:p>insert into `Ciudad`(`Nombre`,`Codigo`) values('Sibaté','25740');</text:p>
          </table:table-cell>
          <table:table-cell table:formula="of:=CONCATENATE(&quot;new Ciudad{Codigo=&quot;&quot;&quot;;[.H929];&quot;&quot;&quot;,Nombre=&quot;&quot;&quot;;[.I929];&quot;&quot;&quot;},&quot;)" office:value-type="string" office:string-value="new Ciudad{Codigo=&quot;25740&quot;,Nombre=&quot;Sibaté&quot;},">
            <text:p>new Ciudad{Codigo="25740",Nombre="Sibaté"},</text:p>
          </table:table-cell>
          <table:table-cell table:formula="of:=LEN([.B929])" office:value-type="float" office:value="6">
            <text:p>6</text:p>
          </table:table-cell>
        </table:table-row>
        <table:table-row table:style-name="ro2">
          <table:table-cell table:style-name="ce1" office:value-type="float" office:value="86749">
            <text:p>86749</text:p>
          </table:table-cell>
          <table:table-cell table:style-name="ce2" office:value-type="string">
            <text:p>SIBUNDOY</text:p>
          </table:table-cell>
          <table:table-cell table:style-name="ce1" office:value-type="string">
            <text:p>Putumayo</text:p>
          </table:table-cell>
          <table:table-cell table:formula="of:=LOWER([.B930])" office:value-type="string" office:string-value="sibundoy">
            <text:p>sibundoy</text:p>
          </table:table-cell>
          <table:table-cell table:formula="of:=PROPER([.D930])" office:value-type="string" office:string-value="Sibundoy">
            <text:p>Sibundoy</text:p>
          </table:table-cell>
          <table:table-cell table:formula="of:=LEN([.A930])" office:value-type="float" office:value="5">
            <text:p>5</text:p>
          </table:table-cell>
          <table:table-cell table:formula="of:=IF([.F930]=5;[.A930];CONCATENATE(&quot;0&quot;;[.A930]))" office:value-type="float" office:value="86749">
            <text:p>86749</text:p>
          </table:table-cell>
          <table:table-cell office:value-type="float" office:value="86749">
            <text:p>86749</text:p>
          </table:table-cell>
          <table:table-cell office:value-type="string">
            <text:p>Sibundoy</text:p>
          </table:table-cell>
          <table:table-cell table:formula="of:=(CONCATENATE(&quot;insert into `Ciudad`(`Nombre`,`Codigo`) values('&quot;;[.I930];&quot;','&quot;;[.H930];&quot;');&quot;))" office:value-type="string" office:string-value="insert into `Ciudad`(`Nombre`,`Codigo`) values('Sibundoy','86749');">
            <text:p>insert into `Ciudad`(`Nombre`,`Codigo`) values('Sibundoy','86749');</text:p>
          </table:table-cell>
          <table:table-cell table:formula="of:=CONCATENATE(&quot;new Ciudad{Codigo=&quot;&quot;&quot;;[.H930];&quot;&quot;&quot;,Nombre=&quot;&quot;&quot;;[.I930];&quot;&quot;&quot;},&quot;)" office:value-type="string" office:string-value="new Ciudad{Codigo=&quot;86749&quot;,Nombre=&quot;Sibundoy&quot;},">
            <text:p>new Ciudad{Codigo="86749",Nombre="Sibundoy"},</text:p>
          </table:table-cell>
          <table:table-cell table:formula="of:=LEN([.B930])" office:value-type="float" office:value="8">
            <text:p>8</text:p>
          </table:table-cell>
        </table:table-row>
        <table:table-row table:style-name="ro2">
          <table:table-cell table:style-name="ce1" office:value-type="float" office:value="54743">
            <text:p>54743</text:p>
          </table:table-cell>
          <table:table-cell table:style-name="ce2" office:value-type="string">
            <text:p>SILOS</text:p>
          </table:table-cell>
          <table:table-cell table:style-name="ce1" office:value-type="string">
            <text:p>Norte de Santander</text:p>
          </table:table-cell>
          <table:table-cell table:formula="of:=LOWER([.B931])" office:value-type="string" office:string-value="silos">
            <text:p>silos</text:p>
          </table:table-cell>
          <table:table-cell table:formula="of:=PROPER([.D931])" office:value-type="string" office:string-value="Silos">
            <text:p>Silos</text:p>
          </table:table-cell>
          <table:table-cell table:formula="of:=LEN([.A931])" office:value-type="float" office:value="5">
            <text:p>5</text:p>
          </table:table-cell>
          <table:table-cell table:formula="of:=IF([.F931]=5;[.A931];CONCATENATE(&quot;0&quot;;[.A931]))" office:value-type="float" office:value="54743">
            <text:p>54743</text:p>
          </table:table-cell>
          <table:table-cell office:value-type="float" office:value="54743">
            <text:p>54743</text:p>
          </table:table-cell>
          <table:table-cell office:value-type="string">
            <text:p>Silos</text:p>
          </table:table-cell>
          <table:table-cell table:formula="of:=(CONCATENATE(&quot;insert into `Ciudad`(`Nombre`,`Codigo`) values('&quot;;[.I931];&quot;','&quot;;[.H931];&quot;');&quot;))" office:value-type="string" office:string-value="insert into `Ciudad`(`Nombre`,`Codigo`) values('Silos','54743');">
            <text:p>insert into `Ciudad`(`Nombre`,`Codigo`) values('Silos','54743');</text:p>
          </table:table-cell>
          <table:table-cell table:formula="of:=CONCATENATE(&quot;new Ciudad{Codigo=&quot;&quot;&quot;;[.H931];&quot;&quot;&quot;,Nombre=&quot;&quot;&quot;;[.I931];&quot;&quot;&quot;},&quot;)" office:value-type="string" office:string-value="new Ciudad{Codigo=&quot;54743&quot;,Nombre=&quot;Silos&quot;},">
            <text:p>new Ciudad{Codigo="54743",Nombre="Silos"},</text:p>
          </table:table-cell>
          <table:table-cell table:formula="of:=LEN([.B931])" office:value-type="float" office:value="5">
            <text:p>5</text:p>
          </table:table-cell>
        </table:table-row>
        <table:table-row table:style-name="ro2">
          <table:table-cell table:style-name="ce1" office:value-type="float" office:value="25743">
            <text:p>25743</text:p>
          </table:table-cell>
          <table:table-cell table:style-name="ce2" office:value-type="string">
            <text:p>SILVANIA</text:p>
          </table:table-cell>
          <table:table-cell table:style-name="ce1" office:value-type="string">
            <text:p>Cundinamarca</text:p>
          </table:table-cell>
          <table:table-cell table:formula="of:=LOWER([.B932])" office:value-type="string" office:string-value="silvania">
            <text:p>silvania</text:p>
          </table:table-cell>
          <table:table-cell table:formula="of:=PROPER([.D932])" office:value-type="string" office:string-value="Silvania">
            <text:p>Silvania</text:p>
          </table:table-cell>
          <table:table-cell table:formula="of:=LEN([.A932])" office:value-type="float" office:value="5">
            <text:p>5</text:p>
          </table:table-cell>
          <table:table-cell table:formula="of:=IF([.F932]=5;[.A932];CONCATENATE(&quot;0&quot;;[.A932]))" office:value-type="float" office:value="25743">
            <text:p>25743</text:p>
          </table:table-cell>
          <table:table-cell office:value-type="float" office:value="25743">
            <text:p>25743</text:p>
          </table:table-cell>
          <table:table-cell office:value-type="string">
            <text:p>Silvania</text:p>
          </table:table-cell>
          <table:table-cell table:formula="of:=(CONCATENATE(&quot;insert into `Ciudad`(`Nombre`,`Codigo`) values('&quot;;[.I932];&quot;','&quot;;[.H932];&quot;');&quot;))" office:value-type="string" office:string-value="insert into `Ciudad`(`Nombre`,`Codigo`) values('Silvania','25743');">
            <text:p>insert into `Ciudad`(`Nombre`,`Codigo`) values('Silvania','25743');</text:p>
          </table:table-cell>
          <table:table-cell table:formula="of:=CONCATENATE(&quot;new Ciudad{Codigo=&quot;&quot;&quot;;[.H932];&quot;&quot;&quot;,Nombre=&quot;&quot;&quot;;[.I932];&quot;&quot;&quot;},&quot;)" office:value-type="string" office:string-value="new Ciudad{Codigo=&quot;25743&quot;,Nombre=&quot;Silvania&quot;},">
            <text:p>new Ciudad{Codigo="25743",Nombre="Silvania"},</text:p>
          </table:table-cell>
          <table:table-cell table:formula="of:=LEN([.B932])" office:value-type="float" office:value="8">
            <text:p>8</text:p>
          </table:table-cell>
        </table:table-row>
        <table:table-row table:style-name="ro2">
          <table:table-cell table:style-name="ce1" office:value-type="float" office:value="19743">
            <text:p>19743</text:p>
          </table:table-cell>
          <table:table-cell table:style-name="ce2" office:value-type="string">
            <text:p>SILVIA</text:p>
          </table:table-cell>
          <table:table-cell table:style-name="ce1" office:value-type="string">
            <text:p>Cauca</text:p>
          </table:table-cell>
          <table:table-cell table:formula="of:=LOWER([.B933])" office:value-type="string" office:string-value="silvia">
            <text:p>silvia</text:p>
          </table:table-cell>
          <table:table-cell table:formula="of:=PROPER([.D933])" office:value-type="string" office:string-value="Silvia">
            <text:p>Silvia</text:p>
          </table:table-cell>
          <table:table-cell table:formula="of:=LEN([.A933])" office:value-type="float" office:value="5">
            <text:p>5</text:p>
          </table:table-cell>
          <table:table-cell table:formula="of:=IF([.F933]=5;[.A933];CONCATENATE(&quot;0&quot;;[.A933]))" office:value-type="float" office:value="19743">
            <text:p>19743</text:p>
          </table:table-cell>
          <table:table-cell office:value-type="float" office:value="19743">
            <text:p>19743</text:p>
          </table:table-cell>
          <table:table-cell office:value-type="string">
            <text:p>Silvia</text:p>
          </table:table-cell>
          <table:table-cell table:formula="of:=(CONCATENATE(&quot;insert into `Ciudad`(`Nombre`,`Codigo`) values('&quot;;[.I933];&quot;','&quot;;[.H933];&quot;');&quot;))" office:value-type="string" office:string-value="insert into `Ciudad`(`Nombre`,`Codigo`) values('Silvia','19743');">
            <text:p>insert into `Ciudad`(`Nombre`,`Codigo`) values('Silvia','19743');</text:p>
          </table:table-cell>
          <table:table-cell table:formula="of:=CONCATENATE(&quot;new Ciudad{Codigo=&quot;&quot;&quot;;[.H933];&quot;&quot;&quot;,Nombre=&quot;&quot;&quot;;[.I933];&quot;&quot;&quot;},&quot;)" office:value-type="string" office:string-value="new Ciudad{Codigo=&quot;19743&quot;,Nombre=&quot;Silvia&quot;},">
            <text:p>new Ciudad{Codigo="19743",Nombre="Silvia"},</text:p>
          </table:table-cell>
          <table:table-cell table:formula="of:=LEN([.B933])" office:value-type="float" office:value="6">
            <text:p>6</text:p>
          </table:table-cell>
        </table:table-row>
        <table:table-row table:style-name="ro2">
          <table:table-cell table:style-name="ce1" office:value-type="float" office:value="68745">
            <text:p>68745</text:p>
          </table:table-cell>
          <table:table-cell table:style-name="ce2" office:value-type="string">
            <text:p>SIMACOTA</text:p>
          </table:table-cell>
          <table:table-cell table:style-name="ce1" office:value-type="string">
            <text:p>Santander</text:p>
          </table:table-cell>
          <table:table-cell table:formula="of:=LOWER([.B934])" office:value-type="string" office:string-value="simacota">
            <text:p>simacota</text:p>
          </table:table-cell>
          <table:table-cell table:formula="of:=PROPER([.D934])" office:value-type="string" office:string-value="Simacota">
            <text:p>Simacota</text:p>
          </table:table-cell>
          <table:table-cell table:formula="of:=LEN([.A934])" office:value-type="float" office:value="5">
            <text:p>5</text:p>
          </table:table-cell>
          <table:table-cell table:formula="of:=IF([.F934]=5;[.A934];CONCATENATE(&quot;0&quot;;[.A934]))" office:value-type="float" office:value="68745">
            <text:p>68745</text:p>
          </table:table-cell>
          <table:table-cell office:value-type="float" office:value="68745">
            <text:p>68745</text:p>
          </table:table-cell>
          <table:table-cell office:value-type="string">
            <text:p>Simacota</text:p>
          </table:table-cell>
          <table:table-cell table:formula="of:=(CONCATENATE(&quot;insert into `Ciudad`(`Nombre`,`Codigo`) values('&quot;;[.I934];&quot;','&quot;;[.H934];&quot;');&quot;))" office:value-type="string" office:string-value="insert into `Ciudad`(`Nombre`,`Codigo`) values('Simacota','68745');">
            <text:p>insert into `Ciudad`(`Nombre`,`Codigo`) values('Simacota','68745');</text:p>
          </table:table-cell>
          <table:table-cell table:formula="of:=CONCATENATE(&quot;new Ciudad{Codigo=&quot;&quot;&quot;;[.H934];&quot;&quot;&quot;,Nombre=&quot;&quot;&quot;;[.I934];&quot;&quot;&quot;},&quot;)" office:value-type="string" office:string-value="new Ciudad{Codigo=&quot;68745&quot;,Nombre=&quot;Simacota&quot;},">
            <text:p>new Ciudad{Codigo="68745",Nombre="Simacota"},</text:p>
          </table:table-cell>
          <table:table-cell table:formula="of:=LEN([.B934])" office:value-type="float" office:value="8">
            <text:p>8</text:p>
          </table:table-cell>
        </table:table-row>
        <table:table-row table:style-name="ro2">
          <table:table-cell table:style-name="ce1" office:value-type="float" office:value="25745">
            <text:p>25745</text:p>
          </table:table-cell>
          <table:table-cell table:style-name="ce2" office:value-type="string">
            <text:p>SIMIJACA</text:p>
          </table:table-cell>
          <table:table-cell table:style-name="ce1" office:value-type="string">
            <text:p>Cundinamarca</text:p>
          </table:table-cell>
          <table:table-cell table:formula="of:=LOWER([.B935])" office:value-type="string" office:string-value="simijaca">
            <text:p>simijaca</text:p>
          </table:table-cell>
          <table:table-cell table:formula="of:=PROPER([.D935])" office:value-type="string" office:string-value="Simijaca">
            <text:p>Simijaca</text:p>
          </table:table-cell>
          <table:table-cell table:formula="of:=LEN([.A935])" office:value-type="float" office:value="5">
            <text:p>5</text:p>
          </table:table-cell>
          <table:table-cell table:formula="of:=IF([.F935]=5;[.A935];CONCATENATE(&quot;0&quot;;[.A935]))" office:value-type="float" office:value="25745">
            <text:p>25745</text:p>
          </table:table-cell>
          <table:table-cell office:value-type="float" office:value="25745">
            <text:p>25745</text:p>
          </table:table-cell>
          <table:table-cell office:value-type="string">
            <text:p>Simijaca</text:p>
          </table:table-cell>
          <table:table-cell table:formula="of:=(CONCATENATE(&quot;insert into `Ciudad`(`Nombre`,`Codigo`) values('&quot;;[.I935];&quot;','&quot;;[.H935];&quot;');&quot;))" office:value-type="string" office:string-value="insert into `Ciudad`(`Nombre`,`Codigo`) values('Simijaca','25745');">
            <text:p>insert into `Ciudad`(`Nombre`,`Codigo`) values('Simijaca','25745');</text:p>
          </table:table-cell>
          <table:table-cell table:formula="of:=CONCATENATE(&quot;new Ciudad{Codigo=&quot;&quot;&quot;;[.H935];&quot;&quot;&quot;,Nombre=&quot;&quot;&quot;;[.I935];&quot;&quot;&quot;},&quot;)" office:value-type="string" office:string-value="new Ciudad{Codigo=&quot;25745&quot;,Nombre=&quot;Simijaca&quot;},">
            <text:p>new Ciudad{Codigo="25745",Nombre="Simijaca"},</text:p>
          </table:table-cell>
          <table:table-cell table:formula="of:=LEN([.B935])" office:value-type="float" office:value="8">
            <text:p>8</text:p>
          </table:table-cell>
        </table:table-row>
        <table:table-row table:style-name="ro2">
          <table:table-cell table:style-name="ce1" office:value-type="float" office:value="13744">
            <text:p>13744</text:p>
          </table:table-cell>
          <table:table-cell table:style-name="ce2" office:value-type="string">
            <text:p>SIMITÍ</text:p>
          </table:table-cell>
          <table:table-cell table:style-name="ce1" office:value-type="string">
            <text:p>Bolívar</text:p>
          </table:table-cell>
          <table:table-cell table:formula="of:=LOWER([.B936])" office:value-type="string" office:string-value="simití">
            <text:p>simití</text:p>
          </table:table-cell>
          <table:table-cell table:formula="of:=PROPER([.D936])" office:value-type="string" office:string-value="Simití">
            <text:p>Simití</text:p>
          </table:table-cell>
          <table:table-cell table:formula="of:=LEN([.A936])" office:value-type="float" office:value="5">
            <text:p>5</text:p>
          </table:table-cell>
          <table:table-cell table:formula="of:=IF([.F936]=5;[.A936];CONCATENATE(&quot;0&quot;;[.A936]))" office:value-type="float" office:value="13744">
            <text:p>13744</text:p>
          </table:table-cell>
          <table:table-cell office:value-type="float" office:value="13744">
            <text:p>13744</text:p>
          </table:table-cell>
          <table:table-cell office:value-type="string">
            <text:p>Simití</text:p>
          </table:table-cell>
          <table:table-cell table:formula="of:=(CONCATENATE(&quot;insert into `Ciudad`(`Nombre`,`Codigo`) values('&quot;;[.I936];&quot;','&quot;;[.H936];&quot;');&quot;))" office:value-type="string" office:string-value="insert into `Ciudad`(`Nombre`,`Codigo`) values('Simití','13744');">
            <text:p>insert into `Ciudad`(`Nombre`,`Codigo`) values('Simití','13744');</text:p>
          </table:table-cell>
          <table:table-cell table:formula="of:=CONCATENATE(&quot;new Ciudad{Codigo=&quot;&quot;&quot;;[.H936];&quot;&quot;&quot;,Nombre=&quot;&quot;&quot;;[.I936];&quot;&quot;&quot;},&quot;)" office:value-type="string" office:string-value="new Ciudad{Codigo=&quot;13744&quot;,Nombre=&quot;Simití&quot;},">
            <text:p>new Ciudad{Codigo="13744",Nombre="Simití"},</text:p>
          </table:table-cell>
          <table:table-cell table:formula="of:=LEN([.B936])" office:value-type="float" office:value="6">
            <text:p>6</text:p>
          </table:table-cell>
        </table:table-row>
        <table:table-row table:style-name="ro2">
          <table:table-cell table:style-name="ce1" office:value-type="float" office:value="70742">
            <text:p>70742</text:p>
          </table:table-cell>
          <table:table-cell table:style-name="ce2" office:value-type="string">
            <text:p>SINCÉ</text:p>
          </table:table-cell>
          <table:table-cell table:style-name="ce1" office:value-type="string">
            <text:p>Sucre</text:p>
          </table:table-cell>
          <table:table-cell table:formula="of:=LOWER([.B937])" office:value-type="string" office:string-value="sincé">
            <text:p>sincé</text:p>
          </table:table-cell>
          <table:table-cell table:formula="of:=PROPER([.D937])" office:value-type="string" office:string-value="Sincé">
            <text:p>Sincé</text:p>
          </table:table-cell>
          <table:table-cell table:formula="of:=LEN([.A937])" office:value-type="float" office:value="5">
            <text:p>5</text:p>
          </table:table-cell>
          <table:table-cell table:formula="of:=IF([.F937]=5;[.A937];CONCATENATE(&quot;0&quot;;[.A937]))" office:value-type="float" office:value="70742">
            <text:p>70742</text:p>
          </table:table-cell>
          <table:table-cell office:value-type="float" office:value="70742">
            <text:p>70742</text:p>
          </table:table-cell>
          <table:table-cell office:value-type="string">
            <text:p>Sincé</text:p>
          </table:table-cell>
          <table:table-cell table:formula="of:=(CONCATENATE(&quot;insert into `Ciudad`(`Nombre`,`Codigo`) values('&quot;;[.I937];&quot;','&quot;;[.H937];&quot;');&quot;))" office:value-type="string" office:string-value="insert into `Ciudad`(`Nombre`,`Codigo`) values('Sincé','70742');">
            <text:p>insert into `Ciudad`(`Nombre`,`Codigo`) values('Sincé','70742');</text:p>
          </table:table-cell>
          <table:table-cell table:formula="of:=CONCATENATE(&quot;new Ciudad{Codigo=&quot;&quot;&quot;;[.H937];&quot;&quot;&quot;,Nombre=&quot;&quot;&quot;;[.I937];&quot;&quot;&quot;},&quot;)" office:value-type="string" office:string-value="new Ciudad{Codigo=&quot;70742&quot;,Nombre=&quot;Sincé&quot;},">
            <text:p>new Ciudad{Codigo="70742",Nombre="Sincé"},</text:p>
          </table:table-cell>
          <table:table-cell table:formula="of:=LEN([.B937])" office:value-type="float" office:value="5">
            <text:p>5</text:p>
          </table:table-cell>
        </table:table-row>
        <table:table-row table:style-name="ro2">
          <table:table-cell table:style-name="ce1" office:value-type="float" office:value="70001">
            <text:p>70001</text:p>
          </table:table-cell>
          <table:table-cell table:style-name="ce2" office:value-type="string">
            <text:p>SINCELEJO</text:p>
          </table:table-cell>
          <table:table-cell table:style-name="ce1" office:value-type="string">
            <text:p>Sucre</text:p>
          </table:table-cell>
          <table:table-cell table:formula="of:=LOWER([.B938])" office:value-type="string" office:string-value="sincelejo">
            <text:p>sincelejo</text:p>
          </table:table-cell>
          <table:table-cell table:formula="of:=PROPER([.D938])" office:value-type="string" office:string-value="Sincelejo">
            <text:p>Sincelejo</text:p>
          </table:table-cell>
          <table:table-cell table:formula="of:=LEN([.A938])" office:value-type="float" office:value="5">
            <text:p>5</text:p>
          </table:table-cell>
          <table:table-cell table:formula="of:=IF([.F938]=5;[.A938];CONCATENATE(&quot;0&quot;;[.A938]))" office:value-type="float" office:value="70001">
            <text:p>70001</text:p>
          </table:table-cell>
          <table:table-cell office:value-type="float" office:value="70001">
            <text:p>70001</text:p>
          </table:table-cell>
          <table:table-cell office:value-type="string">
            <text:p>Sincelejo</text:p>
          </table:table-cell>
          <table:table-cell table:formula="of:=(CONCATENATE(&quot;insert into `Ciudad`(`Nombre`,`Codigo`) values('&quot;;[.I938];&quot;','&quot;;[.H938];&quot;');&quot;))" office:value-type="string" office:string-value="insert into `Ciudad`(`Nombre`,`Codigo`) values('Sincelejo','70001');">
            <text:p>insert into `Ciudad`(`Nombre`,`Codigo`) values('Sincelejo','70001');</text:p>
          </table:table-cell>
          <table:table-cell table:formula="of:=CONCATENATE(&quot;new Ciudad{Codigo=&quot;&quot;&quot;;[.H938];&quot;&quot;&quot;,Nombre=&quot;&quot;&quot;;[.I938];&quot;&quot;&quot;},&quot;)" office:value-type="string" office:string-value="new Ciudad{Codigo=&quot;70001&quot;,Nombre=&quot;Sincelejo&quot;},">
            <text:p>new Ciudad{Codigo="70001",Nombre="Sincelejo"},</text:p>
          </table:table-cell>
          <table:table-cell table:formula="of:=LEN([.B938])" office:value-type="float" office:value="9">
            <text:p>9</text:p>
          </table:table-cell>
        </table:table-row>
        <table:table-row table:style-name="ro2">
          <table:table-cell table:style-name="ce1" office:value-type="float" office:value="27745">
            <text:p>27745</text:p>
          </table:table-cell>
          <table:table-cell table:style-name="ce2" office:value-type="string">
            <text:p>SIPÍ</text:p>
          </table:table-cell>
          <table:table-cell table:style-name="ce1" office:value-type="string">
            <text:p>Chocó</text:p>
          </table:table-cell>
          <table:table-cell table:formula="of:=LOWER([.B939])" office:value-type="string" office:string-value="sipí">
            <text:p>sipí</text:p>
          </table:table-cell>
          <table:table-cell table:formula="of:=PROPER([.D939])" office:value-type="string" office:string-value="Sipí">
            <text:p>Sipí</text:p>
          </table:table-cell>
          <table:table-cell table:formula="of:=LEN([.A939])" office:value-type="float" office:value="5">
            <text:p>5</text:p>
          </table:table-cell>
          <table:table-cell table:formula="of:=IF([.F939]=5;[.A939];CONCATENATE(&quot;0&quot;;[.A939]))" office:value-type="float" office:value="27745">
            <text:p>27745</text:p>
          </table:table-cell>
          <table:table-cell office:value-type="float" office:value="27745">
            <text:p>27745</text:p>
          </table:table-cell>
          <table:table-cell office:value-type="string">
            <text:p>Sipí</text:p>
          </table:table-cell>
          <table:table-cell table:formula="of:=(CONCATENATE(&quot;insert into `Ciudad`(`Nombre`,`Codigo`) values('&quot;;[.I939];&quot;','&quot;;[.H939];&quot;');&quot;))" office:value-type="string" office:string-value="insert into `Ciudad`(`Nombre`,`Codigo`) values('Sipí','27745');">
            <text:p>insert into `Ciudad`(`Nombre`,`Codigo`) values('Sipí','27745');</text:p>
          </table:table-cell>
          <table:table-cell table:formula="of:=CONCATENATE(&quot;new Ciudad{Codigo=&quot;&quot;&quot;;[.H939];&quot;&quot;&quot;,Nombre=&quot;&quot;&quot;;[.I939];&quot;&quot;&quot;},&quot;)" office:value-type="string" office:string-value="new Ciudad{Codigo=&quot;27745&quot;,Nombre=&quot;Sipí&quot;},">
            <text:p>new Ciudad{Codigo="27745",Nombre="Sipí"},</text:p>
          </table:table-cell>
          <table:table-cell table:formula="of:=LEN([.B939])" office:value-type="float" office:value="4">
            <text:p>4</text:p>
          </table:table-cell>
        </table:table-row>
        <table:table-row table:style-name="ro2">
          <table:table-cell table:style-name="ce1" office:value-type="float" office:value="47745">
            <text:p>47745</text:p>
          </table:table-cell>
          <table:table-cell table:style-name="ce2" office:value-type="string">
            <text:p>SITIONUEVO</text:p>
          </table:table-cell>
          <table:table-cell table:style-name="ce1" office:value-type="string">
            <text:p>Magdalena</text:p>
          </table:table-cell>
          <table:table-cell table:formula="of:=LOWER([.B940])" office:value-type="string" office:string-value="sitionuevo">
            <text:p>sitionuevo</text:p>
          </table:table-cell>
          <table:table-cell table:formula="of:=PROPER([.D940])" office:value-type="string" office:string-value="Sitionuevo">
            <text:p>Sitionuevo</text:p>
          </table:table-cell>
          <table:table-cell table:formula="of:=LEN([.A940])" office:value-type="float" office:value="5">
            <text:p>5</text:p>
          </table:table-cell>
          <table:table-cell table:formula="of:=IF([.F940]=5;[.A940];CONCATENATE(&quot;0&quot;;[.A940]))" office:value-type="float" office:value="47745">
            <text:p>47745</text:p>
          </table:table-cell>
          <table:table-cell office:value-type="float" office:value="47745">
            <text:p>47745</text:p>
          </table:table-cell>
          <table:table-cell office:value-type="string">
            <text:p>Sitionuevo</text:p>
          </table:table-cell>
          <table:table-cell table:formula="of:=(CONCATENATE(&quot;insert into `Ciudad`(`Nombre`,`Codigo`) values('&quot;;[.I940];&quot;','&quot;;[.H940];&quot;');&quot;))" office:value-type="string" office:string-value="insert into `Ciudad`(`Nombre`,`Codigo`) values('Sitionuevo','47745');">
            <text:p>insert into `Ciudad`(`Nombre`,`Codigo`) values('Sitionuevo','47745');</text:p>
          </table:table-cell>
          <table:table-cell table:formula="of:=CONCATENATE(&quot;new Ciudad{Codigo=&quot;&quot;&quot;;[.H940];&quot;&quot;&quot;,Nombre=&quot;&quot;&quot;;[.I940];&quot;&quot;&quot;},&quot;)" office:value-type="string" office:string-value="new Ciudad{Codigo=&quot;47745&quot;,Nombre=&quot;Sitionuevo&quot;},">
            <text:p>new Ciudad{Codigo="47745",Nombre="Sitionuevo"},</text:p>
          </table:table-cell>
          <table:table-cell table:formula="of:=LEN([.B940])" office:value-type="float" office:value="10">
            <text:p>10</text:p>
          </table:table-cell>
        </table:table-row>
        <table:table-row table:style-name="ro2">
          <table:table-cell table:style-name="ce1" office:value-type="float" office:value="25754">
            <text:p>25754</text:p>
          </table:table-cell>
          <table:table-cell table:style-name="ce2" office:value-type="string">
            <text:p>SOACHA</text:p>
          </table:table-cell>
          <table:table-cell table:style-name="ce1" office:value-type="string">
            <text:p>Cundinamarca</text:p>
          </table:table-cell>
          <table:table-cell table:formula="of:=LOWER([.B941])" office:value-type="string" office:string-value="soacha">
            <text:p>soacha</text:p>
          </table:table-cell>
          <table:table-cell table:formula="of:=PROPER([.D941])" office:value-type="string" office:string-value="Soacha">
            <text:p>Soacha</text:p>
          </table:table-cell>
          <table:table-cell table:formula="of:=LEN([.A941])" office:value-type="float" office:value="5">
            <text:p>5</text:p>
          </table:table-cell>
          <table:table-cell table:formula="of:=IF([.F941]=5;[.A941];CONCATENATE(&quot;0&quot;;[.A941]))" office:value-type="float" office:value="25754">
            <text:p>25754</text:p>
          </table:table-cell>
          <table:table-cell office:value-type="float" office:value="25754">
            <text:p>25754</text:p>
          </table:table-cell>
          <table:table-cell office:value-type="string">
            <text:p>Soacha</text:p>
          </table:table-cell>
          <table:table-cell table:formula="of:=(CONCATENATE(&quot;insert into `Ciudad`(`Nombre`,`Codigo`) values('&quot;;[.I941];&quot;','&quot;;[.H941];&quot;');&quot;))" office:value-type="string" office:string-value="insert into `Ciudad`(`Nombre`,`Codigo`) values('Soacha','25754');">
            <text:p>insert into `Ciudad`(`Nombre`,`Codigo`) values('Soacha','25754');</text:p>
          </table:table-cell>
          <table:table-cell table:formula="of:=CONCATENATE(&quot;new Ciudad{Codigo=&quot;&quot;&quot;;[.H941];&quot;&quot;&quot;,Nombre=&quot;&quot;&quot;;[.I941];&quot;&quot;&quot;},&quot;)" office:value-type="string" office:string-value="new Ciudad{Codigo=&quot;25754&quot;,Nombre=&quot;Soacha&quot;},">
            <text:p>new Ciudad{Codigo="25754",Nombre="Soacha"},</text:p>
          </table:table-cell>
          <table:table-cell table:formula="of:=LEN([.B941])" office:value-type="float" office:value="6">
            <text:p>6</text:p>
          </table:table-cell>
        </table:table-row>
        <table:table-row table:style-name="ro2">
          <table:table-cell table:style-name="ce1" office:value-type="float" office:value="15753">
            <text:p>15753</text:p>
          </table:table-cell>
          <table:table-cell table:style-name="ce2" office:value-type="string">
            <text:p>SOATÁ</text:p>
          </table:table-cell>
          <table:table-cell table:style-name="ce1" office:value-type="string">
            <text:p>Boyacá</text:p>
          </table:table-cell>
          <table:table-cell table:formula="of:=LOWER([.B942])" office:value-type="string" office:string-value="soatá">
            <text:p>soatá</text:p>
          </table:table-cell>
          <table:table-cell table:formula="of:=PROPER([.D942])" office:value-type="string" office:string-value="Soatá">
            <text:p>Soatá</text:p>
          </table:table-cell>
          <table:table-cell table:formula="of:=LEN([.A942])" office:value-type="float" office:value="5">
            <text:p>5</text:p>
          </table:table-cell>
          <table:table-cell table:formula="of:=IF([.F942]=5;[.A942];CONCATENATE(&quot;0&quot;;[.A942]))" office:value-type="float" office:value="15753">
            <text:p>15753</text:p>
          </table:table-cell>
          <table:table-cell office:value-type="float" office:value="15753">
            <text:p>15753</text:p>
          </table:table-cell>
          <table:table-cell office:value-type="string">
            <text:p>Soatá</text:p>
          </table:table-cell>
          <table:table-cell table:formula="of:=(CONCATENATE(&quot;insert into `Ciudad`(`Nombre`,`Codigo`) values('&quot;;[.I942];&quot;','&quot;;[.H942];&quot;');&quot;))" office:value-type="string" office:string-value="insert into `Ciudad`(`Nombre`,`Codigo`) values('Soatá','15753');">
            <text:p>insert into `Ciudad`(`Nombre`,`Codigo`) values('Soatá','15753');</text:p>
          </table:table-cell>
          <table:table-cell table:formula="of:=CONCATENATE(&quot;new Ciudad{Codigo=&quot;&quot;&quot;;[.H942];&quot;&quot;&quot;,Nombre=&quot;&quot;&quot;;[.I942];&quot;&quot;&quot;},&quot;)" office:value-type="string" office:string-value="new Ciudad{Codigo=&quot;15753&quot;,Nombre=&quot;Soatá&quot;},">
            <text:p>new Ciudad{Codigo="15753",Nombre="Soatá"},</text:p>
          </table:table-cell>
          <table:table-cell table:formula="of:=LEN([.B942])" office:value-type="float" office:value="5">
            <text:p>5</text:p>
          </table:table-cell>
        </table:table-row>
        <table:table-row table:style-name="ro2">
          <table:table-cell table:style-name="ce1" office:value-type="float" office:value="15757">
            <text:p>15757</text:p>
          </table:table-cell>
          <table:table-cell table:style-name="ce2" office:value-type="string">
            <text:p>SOCHA</text:p>
          </table:table-cell>
          <table:table-cell table:style-name="ce1" office:value-type="string">
            <text:p>Boyacá</text:p>
          </table:table-cell>
          <table:table-cell table:formula="of:=LOWER([.B943])" office:value-type="string" office:string-value="socha">
            <text:p>socha</text:p>
          </table:table-cell>
          <table:table-cell table:formula="of:=PROPER([.D943])" office:value-type="string" office:string-value="Socha">
            <text:p>Socha</text:p>
          </table:table-cell>
          <table:table-cell table:formula="of:=LEN([.A943])" office:value-type="float" office:value="5">
            <text:p>5</text:p>
          </table:table-cell>
          <table:table-cell table:formula="of:=IF([.F943]=5;[.A943];CONCATENATE(&quot;0&quot;;[.A943]))" office:value-type="float" office:value="15757">
            <text:p>15757</text:p>
          </table:table-cell>
          <table:table-cell office:value-type="float" office:value="15757">
            <text:p>15757</text:p>
          </table:table-cell>
          <table:table-cell office:value-type="string">
            <text:p>Socha</text:p>
          </table:table-cell>
          <table:table-cell table:formula="of:=(CONCATENATE(&quot;insert into `Ciudad`(`Nombre`,`Codigo`) values('&quot;;[.I943];&quot;','&quot;;[.H943];&quot;');&quot;))" office:value-type="string" office:string-value="insert into `Ciudad`(`Nombre`,`Codigo`) values('Socha','15757');">
            <text:p>insert into `Ciudad`(`Nombre`,`Codigo`) values('Socha','15757');</text:p>
          </table:table-cell>
          <table:table-cell table:formula="of:=CONCATENATE(&quot;new Ciudad{Codigo=&quot;&quot;&quot;;[.H943];&quot;&quot;&quot;,Nombre=&quot;&quot;&quot;;[.I943];&quot;&quot;&quot;},&quot;)" office:value-type="string" office:string-value="new Ciudad{Codigo=&quot;15757&quot;,Nombre=&quot;Socha&quot;},">
            <text:p>new Ciudad{Codigo="15757",Nombre="Socha"},</text:p>
          </table:table-cell>
          <table:table-cell table:formula="of:=LEN([.B943])" office:value-type="float" office:value="5">
            <text:p>5</text:p>
          </table:table-cell>
        </table:table-row>
        <table:table-row table:style-name="ro2">
          <table:table-cell table:style-name="ce1" office:value-type="float" office:value="68755">
            <text:p>68755</text:p>
          </table:table-cell>
          <table:table-cell table:style-name="ce2" office:value-type="string">
            <text:p>SOCORRO</text:p>
          </table:table-cell>
          <table:table-cell table:style-name="ce1" office:value-type="string">
            <text:p>Santander</text:p>
          </table:table-cell>
          <table:table-cell table:formula="of:=LOWER([.B944])" office:value-type="string" office:string-value="socorro">
            <text:p>socorro</text:p>
          </table:table-cell>
          <table:table-cell table:formula="of:=PROPER([.D944])" office:value-type="string" office:string-value="Socorro">
            <text:p>Socorro</text:p>
          </table:table-cell>
          <table:table-cell table:formula="of:=LEN([.A944])" office:value-type="float" office:value="5">
            <text:p>5</text:p>
          </table:table-cell>
          <table:table-cell table:formula="of:=IF([.F944]=5;[.A944];CONCATENATE(&quot;0&quot;;[.A944]))" office:value-type="float" office:value="68755">
            <text:p>68755</text:p>
          </table:table-cell>
          <table:table-cell office:value-type="float" office:value="68755">
            <text:p>68755</text:p>
          </table:table-cell>
          <table:table-cell office:value-type="string">
            <text:p>Socorro</text:p>
          </table:table-cell>
          <table:table-cell table:formula="of:=(CONCATENATE(&quot;insert into `Ciudad`(`Nombre`,`Codigo`) values('&quot;;[.I944];&quot;','&quot;;[.H944];&quot;');&quot;))" office:value-type="string" office:string-value="insert into `Ciudad`(`Nombre`,`Codigo`) values('Socorro','68755');">
            <text:p>insert into `Ciudad`(`Nombre`,`Codigo`) values('Socorro','68755');</text:p>
          </table:table-cell>
          <table:table-cell table:formula="of:=CONCATENATE(&quot;new Ciudad{Codigo=&quot;&quot;&quot;;[.H944];&quot;&quot;&quot;,Nombre=&quot;&quot;&quot;;[.I944];&quot;&quot;&quot;},&quot;)" office:value-type="string" office:string-value="new Ciudad{Codigo=&quot;68755&quot;,Nombre=&quot;Socorro&quot;},">
            <text:p>new Ciudad{Codigo="68755",Nombre="Socorro"},</text:p>
          </table:table-cell>
          <table:table-cell table:formula="of:=LEN([.B944])" office:value-type="float" office:value="7">
            <text:p>7</text:p>
          </table:table-cell>
        </table:table-row>
        <table:table-row table:style-name="ro2">
          <table:table-cell table:style-name="ce1" office:value-type="float" office:value="15755">
            <text:p>15755</text:p>
          </table:table-cell>
          <table:table-cell table:style-name="ce2" office:value-type="string">
            <text:p>SOCOTÁ</text:p>
          </table:table-cell>
          <table:table-cell table:style-name="ce1" office:value-type="string">
            <text:p>Boyacá</text:p>
          </table:table-cell>
          <table:table-cell table:formula="of:=LOWER([.B945])" office:value-type="string" office:string-value="socotá">
            <text:p>socotá</text:p>
          </table:table-cell>
          <table:table-cell table:formula="of:=PROPER([.D945])" office:value-type="string" office:string-value="Socotá">
            <text:p>Socotá</text:p>
          </table:table-cell>
          <table:table-cell table:formula="of:=LEN([.A945])" office:value-type="float" office:value="5">
            <text:p>5</text:p>
          </table:table-cell>
          <table:table-cell table:formula="of:=IF([.F945]=5;[.A945];CONCATENATE(&quot;0&quot;;[.A945]))" office:value-type="float" office:value="15755">
            <text:p>15755</text:p>
          </table:table-cell>
          <table:table-cell office:value-type="float" office:value="15755">
            <text:p>15755</text:p>
          </table:table-cell>
          <table:table-cell office:value-type="string">
            <text:p>Socotá</text:p>
          </table:table-cell>
          <table:table-cell table:formula="of:=(CONCATENATE(&quot;insert into `Ciudad`(`Nombre`,`Codigo`) values('&quot;;[.I945];&quot;','&quot;;[.H945];&quot;');&quot;))" office:value-type="string" office:string-value="insert into `Ciudad`(`Nombre`,`Codigo`) values('Socotá','15755');">
            <text:p>insert into `Ciudad`(`Nombre`,`Codigo`) values('Socotá','15755');</text:p>
          </table:table-cell>
          <table:table-cell table:formula="of:=CONCATENATE(&quot;new Ciudad{Codigo=&quot;&quot;&quot;;[.H945];&quot;&quot;&quot;,Nombre=&quot;&quot;&quot;;[.I945];&quot;&quot;&quot;},&quot;)" office:value-type="string" office:string-value="new Ciudad{Codigo=&quot;15755&quot;,Nombre=&quot;Socotá&quot;},">
            <text:p>new Ciudad{Codigo="15755",Nombre="Socotá"},</text:p>
          </table:table-cell>
          <table:table-cell table:formula="of:=LEN([.B945])" office:value-type="float" office:value="6">
            <text:p>6</text:p>
          </table:table-cell>
        </table:table-row>
        <table:table-row table:style-name="ro2">
          <table:table-cell table:style-name="ce1" office:value-type="float" office:value="15759">
            <text:p>15759</text:p>
          </table:table-cell>
          <table:table-cell table:style-name="ce2" office:value-type="string">
            <text:p>SOGAMOSO</text:p>
          </table:table-cell>
          <table:table-cell table:style-name="ce1" office:value-type="string">
            <text:p>Boyacá</text:p>
          </table:table-cell>
          <table:table-cell table:formula="of:=LOWER([.B946])" office:value-type="string" office:string-value="sogamoso">
            <text:p>sogamoso</text:p>
          </table:table-cell>
          <table:table-cell table:formula="of:=PROPER([.D946])" office:value-type="string" office:string-value="Sogamoso">
            <text:p>Sogamoso</text:p>
          </table:table-cell>
          <table:table-cell table:formula="of:=LEN([.A946])" office:value-type="float" office:value="5">
            <text:p>5</text:p>
          </table:table-cell>
          <table:table-cell table:formula="of:=IF([.F946]=5;[.A946];CONCATENATE(&quot;0&quot;;[.A946]))" office:value-type="float" office:value="15759">
            <text:p>15759</text:p>
          </table:table-cell>
          <table:table-cell office:value-type="float" office:value="15759">
            <text:p>15759</text:p>
          </table:table-cell>
          <table:table-cell office:value-type="string">
            <text:p>Sogamoso</text:p>
          </table:table-cell>
          <table:table-cell table:formula="of:=(CONCATENATE(&quot;insert into `Ciudad`(`Nombre`,`Codigo`) values('&quot;;[.I946];&quot;','&quot;;[.H946];&quot;');&quot;))" office:value-type="string" office:string-value="insert into `Ciudad`(`Nombre`,`Codigo`) values('Sogamoso','15759');">
            <text:p>insert into `Ciudad`(`Nombre`,`Codigo`) values('Sogamoso','15759');</text:p>
          </table:table-cell>
          <table:table-cell table:formula="of:=CONCATENATE(&quot;new Ciudad{Codigo=&quot;&quot;&quot;;[.H946];&quot;&quot;&quot;,Nombre=&quot;&quot;&quot;;[.I946];&quot;&quot;&quot;},&quot;)" office:value-type="string" office:string-value="new Ciudad{Codigo=&quot;15759&quot;,Nombre=&quot;Sogamoso&quot;},">
            <text:p>new Ciudad{Codigo="15759",Nombre="Sogamoso"},</text:p>
          </table:table-cell>
          <table:table-cell table:formula="of:=LEN([.B946])" office:value-type="float" office:value="8">
            <text:p>8</text:p>
          </table:table-cell>
        </table:table-row>
        <table:table-row table:style-name="ro2">
          <table:table-cell table:style-name="ce1" office:value-type="float" office:value="18756">
            <text:p>18756</text:p>
          </table:table-cell>
          <table:table-cell table:style-name="ce2" office:value-type="string">
            <text:p>SOLANO</text:p>
          </table:table-cell>
          <table:table-cell table:style-name="ce1" office:value-type="string">
            <text:p>Caquetá</text:p>
          </table:table-cell>
          <table:table-cell table:formula="of:=LOWER([.B947])" office:value-type="string" office:string-value="solano">
            <text:p>solano</text:p>
          </table:table-cell>
          <table:table-cell table:formula="of:=PROPER([.D947])" office:value-type="string" office:string-value="Solano">
            <text:p>Solano</text:p>
          </table:table-cell>
          <table:table-cell table:formula="of:=LEN([.A947])" office:value-type="float" office:value="5">
            <text:p>5</text:p>
          </table:table-cell>
          <table:table-cell table:formula="of:=IF([.F947]=5;[.A947];CONCATENATE(&quot;0&quot;;[.A947]))" office:value-type="float" office:value="18756">
            <text:p>18756</text:p>
          </table:table-cell>
          <table:table-cell office:value-type="float" office:value="18756">
            <text:p>18756</text:p>
          </table:table-cell>
          <table:table-cell office:value-type="string">
            <text:p>Solano</text:p>
          </table:table-cell>
          <table:table-cell table:formula="of:=(CONCATENATE(&quot;insert into `Ciudad`(`Nombre`,`Codigo`) values('&quot;;[.I947];&quot;','&quot;;[.H947];&quot;');&quot;))" office:value-type="string" office:string-value="insert into `Ciudad`(`Nombre`,`Codigo`) values('Solano','18756');">
            <text:p>insert into `Ciudad`(`Nombre`,`Codigo`) values('Solano','18756');</text:p>
          </table:table-cell>
          <table:table-cell table:formula="of:=CONCATENATE(&quot;new Ciudad{Codigo=&quot;&quot;&quot;;[.H947];&quot;&quot;&quot;,Nombre=&quot;&quot;&quot;;[.I947];&quot;&quot;&quot;},&quot;)" office:value-type="string" office:string-value="new Ciudad{Codigo=&quot;18756&quot;,Nombre=&quot;Solano&quot;},">
            <text:p>new Ciudad{Codigo="18756",Nombre="Solano"},</text:p>
          </table:table-cell>
          <table:table-cell table:formula="of:=LEN([.B947])" office:value-type="float" office:value="6">
            <text:p>6</text:p>
          </table:table-cell>
        </table:table-row>
        <table:table-row table:style-name="ro2">
          <table:table-cell table:style-name="ce1" office:value-type="float" office:value="8758">
            <text:p>8758</text:p>
          </table:table-cell>
          <table:table-cell table:style-name="ce2" office:value-type="string">
            <text:p>SOLEDAD</text:p>
          </table:table-cell>
          <table:table-cell table:style-name="ce1" office:value-type="string">
            <text:p>Atlántico</text:p>
          </table:table-cell>
          <table:table-cell table:formula="of:=LOWER([.B948])" office:value-type="string" office:string-value="soledad">
            <text:p>soledad</text:p>
          </table:table-cell>
          <table:table-cell table:formula="of:=PROPER([.D948])" office:value-type="string" office:string-value="Soledad">
            <text:p>Soledad</text:p>
          </table:table-cell>
          <table:table-cell table:formula="of:=LEN([.A948])" office:value-type="float" office:value="4">
            <text:p>4</text:p>
          </table:table-cell>
          <table:table-cell table:formula="of:=IF([.F948]=5;[.A948];CONCATENATE(&quot;0&quot;;[.A948]))" office:value-type="string" office:string-value="08758">
            <text:p>08758</text:p>
          </table:table-cell>
          <table:table-cell office:value-type="string">
            <text:p>08758</text:p>
          </table:table-cell>
          <table:table-cell office:value-type="string">
            <text:p>Soledad</text:p>
          </table:table-cell>
          <table:table-cell table:formula="of:=(CONCATENATE(&quot;insert into `Ciudad`(`Nombre`,`Codigo`) values('&quot;;[.I948];&quot;','&quot;;[.H948];&quot;');&quot;))" office:value-type="string" office:string-value="insert into `Ciudad`(`Nombre`,`Codigo`) values('Soledad','08758');">
            <text:p>insert into `Ciudad`(`Nombre`,`Codigo`) values('Soledad','08758');</text:p>
          </table:table-cell>
          <table:table-cell table:formula="of:=CONCATENATE(&quot;new Ciudad{Codigo=&quot;&quot;&quot;;[.H948];&quot;&quot;&quot;,Nombre=&quot;&quot;&quot;;[.I948];&quot;&quot;&quot;},&quot;)" office:value-type="string" office:string-value="new Ciudad{Codigo=&quot;08758&quot;,Nombre=&quot;Soledad&quot;},">
            <text:p>new Ciudad{Codigo="08758",Nombre="Soledad"},</text:p>
          </table:table-cell>
          <table:table-cell table:formula="of:=LEN([.B948])" office:value-type="float" office:value="7">
            <text:p>7</text:p>
          </table:table-cell>
        </table:table-row>
        <table:table-row table:style-name="ro2">
          <table:table-cell table:style-name="ce1" office:value-type="float" office:value="18785">
            <text:p>18785</text:p>
          </table:table-cell>
          <table:table-cell table:style-name="ce2" office:value-type="string">
            <text:p>SOLITA</text:p>
          </table:table-cell>
          <table:table-cell table:style-name="ce1" office:value-type="string">
            <text:p>Caquetá</text:p>
          </table:table-cell>
          <table:table-cell table:formula="of:=LOWER([.B949])" office:value-type="string" office:string-value="solita">
            <text:p>solita</text:p>
          </table:table-cell>
          <table:table-cell table:formula="of:=PROPER([.D949])" office:value-type="string" office:string-value="Solita">
            <text:p>Solita</text:p>
          </table:table-cell>
          <table:table-cell table:formula="of:=LEN([.A949])" office:value-type="float" office:value="5">
            <text:p>5</text:p>
          </table:table-cell>
          <table:table-cell table:formula="of:=IF([.F949]=5;[.A949];CONCATENATE(&quot;0&quot;;[.A949]))" office:value-type="float" office:value="18785">
            <text:p>18785</text:p>
          </table:table-cell>
          <table:table-cell office:value-type="float" office:value="18785">
            <text:p>18785</text:p>
          </table:table-cell>
          <table:table-cell office:value-type="string">
            <text:p>Solita</text:p>
          </table:table-cell>
          <table:table-cell table:formula="of:=(CONCATENATE(&quot;insert into `Ciudad`(`Nombre`,`Codigo`) values('&quot;;[.I949];&quot;','&quot;;[.H949];&quot;');&quot;))" office:value-type="string" office:string-value="insert into `Ciudad`(`Nombre`,`Codigo`) values('Solita','18785');">
            <text:p>insert into `Ciudad`(`Nombre`,`Codigo`) values('Solita','18785');</text:p>
          </table:table-cell>
          <table:table-cell table:formula="of:=CONCATENATE(&quot;new Ciudad{Codigo=&quot;&quot;&quot;;[.H949];&quot;&quot;&quot;,Nombre=&quot;&quot;&quot;;[.I949];&quot;&quot;&quot;},&quot;)" office:value-type="string" office:string-value="new Ciudad{Codigo=&quot;18785&quot;,Nombre=&quot;Solita&quot;},">
            <text:p>new Ciudad{Codigo="18785",Nombre="Solita"},</text:p>
          </table:table-cell>
          <table:table-cell table:formula="of:=LEN([.B949])" office:value-type="float" office:value="6">
            <text:p>6</text:p>
          </table:table-cell>
        </table:table-row>
        <table:table-row table:style-name="ro2">
          <table:table-cell table:style-name="ce1" office:value-type="float" office:value="15761">
            <text:p>15761</text:p>
          </table:table-cell>
          <table:table-cell table:style-name="ce2" office:value-type="string">
            <text:p>SOMONDOCO</text:p>
          </table:table-cell>
          <table:table-cell table:style-name="ce1" office:value-type="string">
            <text:p>Boyacá</text:p>
          </table:table-cell>
          <table:table-cell table:formula="of:=LOWER([.B950])" office:value-type="string" office:string-value="somondoco">
            <text:p>somondoco</text:p>
          </table:table-cell>
          <table:table-cell table:formula="of:=PROPER([.D950])" office:value-type="string" office:string-value="Somondoco">
            <text:p>Somondoco</text:p>
          </table:table-cell>
          <table:table-cell table:formula="of:=LEN([.A950])" office:value-type="float" office:value="5">
            <text:p>5</text:p>
          </table:table-cell>
          <table:table-cell table:formula="of:=IF([.F950]=5;[.A950];CONCATENATE(&quot;0&quot;;[.A950]))" office:value-type="float" office:value="15761">
            <text:p>15761</text:p>
          </table:table-cell>
          <table:table-cell office:value-type="float" office:value="15761">
            <text:p>15761</text:p>
          </table:table-cell>
          <table:table-cell office:value-type="string">
            <text:p>Somondoco</text:p>
          </table:table-cell>
          <table:table-cell table:formula="of:=(CONCATENATE(&quot;insert into `Ciudad`(`Nombre`,`Codigo`) values('&quot;;[.I950];&quot;','&quot;;[.H950];&quot;');&quot;))" office:value-type="string" office:string-value="insert into `Ciudad`(`Nombre`,`Codigo`) values('Somondoco','15761');">
            <text:p>insert into `Ciudad`(`Nombre`,`Codigo`) values('Somondoco','15761');</text:p>
          </table:table-cell>
          <table:table-cell table:formula="of:=CONCATENATE(&quot;new Ciudad{Codigo=&quot;&quot;&quot;;[.H950];&quot;&quot;&quot;,Nombre=&quot;&quot;&quot;;[.I950];&quot;&quot;&quot;},&quot;)" office:value-type="string" office:string-value="new Ciudad{Codigo=&quot;15761&quot;,Nombre=&quot;Somondoco&quot;},">
            <text:p>new Ciudad{Codigo="15761",Nombre="Somondoco"},</text:p>
          </table:table-cell>
          <table:table-cell table:formula="of:=LEN([.B950])" office:value-type="float" office:value="9">
            <text:p>9</text:p>
          </table:table-cell>
        </table:table-row>
        <table:table-row table:style-name="ro2">
          <table:table-cell table:style-name="ce1" office:value-type="float" office:value="5756">
            <text:p>5756</text:p>
          </table:table-cell>
          <table:table-cell table:style-name="ce2" office:value-type="string">
            <text:p>SONSON</text:p>
          </table:table-cell>
          <table:table-cell table:style-name="ce1" office:value-type="string">
            <text:p>Antioquia</text:p>
          </table:table-cell>
          <table:table-cell table:formula="of:=LOWER([.B951])" office:value-type="string" office:string-value="sonson">
            <text:p>sonson</text:p>
          </table:table-cell>
          <table:table-cell table:formula="of:=PROPER([.D951])" office:value-type="string" office:string-value="Sonson">
            <text:p>Sonson</text:p>
          </table:table-cell>
          <table:table-cell table:formula="of:=LEN([.A951])" office:value-type="float" office:value="4">
            <text:p>4</text:p>
          </table:table-cell>
          <table:table-cell table:formula="of:=IF([.F951]=5;[.A951];CONCATENATE(&quot;0&quot;;[.A951]))" office:value-type="string" office:string-value="05756">
            <text:p>05756</text:p>
          </table:table-cell>
          <table:table-cell office:value-type="string">
            <text:p>05756</text:p>
          </table:table-cell>
          <table:table-cell office:value-type="string">
            <text:p>Sonson</text:p>
          </table:table-cell>
          <table:table-cell table:formula="of:=(CONCATENATE(&quot;insert into `Ciudad`(`Nombre`,`Codigo`) values('&quot;;[.I951];&quot;','&quot;;[.H951];&quot;');&quot;))" office:value-type="string" office:string-value="insert into `Ciudad`(`Nombre`,`Codigo`) values('Sonson','05756');">
            <text:p>insert into `Ciudad`(`Nombre`,`Codigo`) values('Sonson','05756');</text:p>
          </table:table-cell>
          <table:table-cell table:formula="of:=CONCATENATE(&quot;new Ciudad{Codigo=&quot;&quot;&quot;;[.H951];&quot;&quot;&quot;,Nombre=&quot;&quot;&quot;;[.I951];&quot;&quot;&quot;},&quot;)" office:value-type="string" office:string-value="new Ciudad{Codigo=&quot;05756&quot;,Nombre=&quot;Sonson&quot;},">
            <text:p>new Ciudad{Codigo="05756",Nombre="Sonson"},</text:p>
          </table:table-cell>
          <table:table-cell table:formula="of:=LEN([.B951])" office:value-type="float" office:value="6">
            <text:p>6</text:p>
          </table:table-cell>
        </table:table-row>
        <table:table-row table:style-name="ro2">
          <table:table-cell table:style-name="ce1" office:value-type="float" office:value="5761">
            <text:p>5761</text:p>
          </table:table-cell>
          <table:table-cell table:style-name="ce2" office:value-type="string">
            <text:p>SOPETRÁN</text:p>
          </table:table-cell>
          <table:table-cell table:style-name="ce1" office:value-type="string">
            <text:p>Antioquia</text:p>
          </table:table-cell>
          <table:table-cell table:formula="of:=LOWER([.B952])" office:value-type="string" office:string-value="sopetrán">
            <text:p>sopetrán</text:p>
          </table:table-cell>
          <table:table-cell table:formula="of:=PROPER([.D952])" office:value-type="string" office:string-value="Sopetrán">
            <text:p>Sopetrán</text:p>
          </table:table-cell>
          <table:table-cell table:formula="of:=LEN([.A952])" office:value-type="float" office:value="4">
            <text:p>4</text:p>
          </table:table-cell>
          <table:table-cell table:formula="of:=IF([.F952]=5;[.A952];CONCATENATE(&quot;0&quot;;[.A952]))" office:value-type="string" office:string-value="05761">
            <text:p>05761</text:p>
          </table:table-cell>
          <table:table-cell office:value-type="string">
            <text:p>05761</text:p>
          </table:table-cell>
          <table:table-cell office:value-type="string">
            <text:p>Sopetrán</text:p>
          </table:table-cell>
          <table:table-cell table:formula="of:=(CONCATENATE(&quot;insert into `Ciudad`(`Nombre`,`Codigo`) values('&quot;;[.I952];&quot;','&quot;;[.H952];&quot;');&quot;))" office:value-type="string" office:string-value="insert into `Ciudad`(`Nombre`,`Codigo`) values('Sopetrán','05761');">
            <text:p>insert into `Ciudad`(`Nombre`,`Codigo`) values('Sopetrán','05761');</text:p>
          </table:table-cell>
          <table:table-cell table:formula="of:=CONCATENATE(&quot;new Ciudad{Codigo=&quot;&quot;&quot;;[.H952];&quot;&quot;&quot;,Nombre=&quot;&quot;&quot;;[.I952];&quot;&quot;&quot;},&quot;)" office:value-type="string" office:string-value="new Ciudad{Codigo=&quot;05761&quot;,Nombre=&quot;Sopetrán&quot;},">
            <text:p>new Ciudad{Codigo="05761",Nombre="Sopetrán"},</text:p>
          </table:table-cell>
          <table:table-cell table:formula="of:=LEN([.B952])" office:value-type="float" office:value="8">
            <text:p>8</text:p>
          </table:table-cell>
        </table:table-row>
        <table:table-row table:style-name="ro2">
          <table:table-cell table:style-name="ce1" office:value-type="float" office:value="13760">
            <text:p>13760</text:p>
          </table:table-cell>
          <table:table-cell table:style-name="ce2" office:value-type="string">
            <text:p>SOPLAVIENTO</text:p>
          </table:table-cell>
          <table:table-cell table:style-name="ce1" office:value-type="string">
            <text:p>Bolívar</text:p>
          </table:table-cell>
          <table:table-cell table:formula="of:=LOWER([.B953])" office:value-type="string" office:string-value="soplaviento">
            <text:p>soplaviento</text:p>
          </table:table-cell>
          <table:table-cell table:formula="of:=PROPER([.D953])" office:value-type="string" office:string-value="Soplaviento">
            <text:p>Soplaviento</text:p>
          </table:table-cell>
          <table:table-cell table:formula="of:=LEN([.A953])" office:value-type="float" office:value="5">
            <text:p>5</text:p>
          </table:table-cell>
          <table:table-cell table:formula="of:=IF([.F953]=5;[.A953];CONCATENATE(&quot;0&quot;;[.A953]))" office:value-type="float" office:value="13760">
            <text:p>13760</text:p>
          </table:table-cell>
          <table:table-cell office:value-type="float" office:value="13760">
            <text:p>13760</text:p>
          </table:table-cell>
          <table:table-cell office:value-type="string">
            <text:p>Soplaviento</text:p>
          </table:table-cell>
          <table:table-cell table:formula="of:=(CONCATENATE(&quot;insert into `Ciudad`(`Nombre`,`Codigo`) values('&quot;;[.I953];&quot;','&quot;;[.H953];&quot;');&quot;))" office:value-type="string" office:string-value="insert into `Ciudad`(`Nombre`,`Codigo`) values('Soplaviento','13760');">
            <text:p>insert into `Ciudad`(`Nombre`,`Codigo`) values('Soplaviento','13760');</text:p>
          </table:table-cell>
          <table:table-cell table:formula="of:=CONCATENATE(&quot;new Ciudad{Codigo=&quot;&quot;&quot;;[.H953];&quot;&quot;&quot;,Nombre=&quot;&quot;&quot;;[.I953];&quot;&quot;&quot;},&quot;)" office:value-type="string" office:string-value="new Ciudad{Codigo=&quot;13760&quot;,Nombre=&quot;Soplaviento&quot;},">
            <text:p>new Ciudad{Codigo="13760",Nombre="Soplaviento"},</text:p>
          </table:table-cell>
          <table:table-cell table:formula="of:=LEN([.B953])" office:value-type="float" office:value="11">
            <text:p>11</text:p>
          </table:table-cell>
        </table:table-row>
        <table:table-row table:style-name="ro2">
          <table:table-cell table:style-name="ce1" office:value-type="float" office:value="25758">
            <text:p>25758</text:p>
          </table:table-cell>
          <table:table-cell table:style-name="ce2" office:value-type="string">
            <text:p>SOPÓ</text:p>
          </table:table-cell>
          <table:table-cell table:style-name="ce1" office:value-type="string">
            <text:p>Cundinamarca</text:p>
          </table:table-cell>
          <table:table-cell table:formula="of:=LOWER([.B954])" office:value-type="string" office:string-value="sopó">
            <text:p>sopó</text:p>
          </table:table-cell>
          <table:table-cell table:formula="of:=PROPER([.D954])" office:value-type="string" office:string-value="Sopó">
            <text:p>Sopó</text:p>
          </table:table-cell>
          <table:table-cell table:formula="of:=LEN([.A954])" office:value-type="float" office:value="5">
            <text:p>5</text:p>
          </table:table-cell>
          <table:table-cell table:formula="of:=IF([.F954]=5;[.A954];CONCATENATE(&quot;0&quot;;[.A954]))" office:value-type="float" office:value="25758">
            <text:p>25758</text:p>
          </table:table-cell>
          <table:table-cell office:value-type="float" office:value="25758">
            <text:p>25758</text:p>
          </table:table-cell>
          <table:table-cell office:value-type="string">
            <text:p>Sopó</text:p>
          </table:table-cell>
          <table:table-cell table:formula="of:=(CONCATENATE(&quot;insert into `Ciudad`(`Nombre`,`Codigo`) values('&quot;;[.I954];&quot;','&quot;;[.H954];&quot;');&quot;))" office:value-type="string" office:string-value="insert into `Ciudad`(`Nombre`,`Codigo`) values('Sopó','25758');">
            <text:p>insert into `Ciudad`(`Nombre`,`Codigo`) values('Sopó','25758');</text:p>
          </table:table-cell>
          <table:table-cell table:formula="of:=CONCATENATE(&quot;new Ciudad{Codigo=&quot;&quot;&quot;;[.H954];&quot;&quot;&quot;,Nombre=&quot;&quot;&quot;;[.I954];&quot;&quot;&quot;},&quot;)" office:value-type="string" office:string-value="new Ciudad{Codigo=&quot;25758&quot;,Nombre=&quot;Sopó&quot;},">
            <text:p>new Ciudad{Codigo="25758",Nombre="Sopó"},</text:p>
          </table:table-cell>
          <table:table-cell table:formula="of:=LEN([.B954])" office:value-type="float" office:value="4">
            <text:p>4</text:p>
          </table:table-cell>
        </table:table-row>
        <table:table-row table:style-name="ro2">
          <table:table-cell table:style-name="ce1" office:value-type="float" office:value="15762">
            <text:p>15762</text:p>
          </table:table-cell>
          <table:table-cell table:style-name="ce2" office:value-type="string">
            <text:p>SORA</text:p>
          </table:table-cell>
          <table:table-cell table:style-name="ce1" office:value-type="string">
            <text:p>Boyacá</text:p>
          </table:table-cell>
          <table:table-cell table:formula="of:=LOWER([.B955])" office:value-type="string" office:string-value="sora">
            <text:p>sora</text:p>
          </table:table-cell>
          <table:table-cell table:formula="of:=PROPER([.D955])" office:value-type="string" office:string-value="Sora">
            <text:p>Sora</text:p>
          </table:table-cell>
          <table:table-cell table:formula="of:=LEN([.A955])" office:value-type="float" office:value="5">
            <text:p>5</text:p>
          </table:table-cell>
          <table:table-cell table:formula="of:=IF([.F955]=5;[.A955];CONCATENATE(&quot;0&quot;;[.A955]))" office:value-type="float" office:value="15762">
            <text:p>15762</text:p>
          </table:table-cell>
          <table:table-cell office:value-type="float" office:value="15762">
            <text:p>15762</text:p>
          </table:table-cell>
          <table:table-cell office:value-type="string">
            <text:p>Sora</text:p>
          </table:table-cell>
          <table:table-cell table:formula="of:=(CONCATENATE(&quot;insert into `Ciudad`(`Nombre`,`Codigo`) values('&quot;;[.I955];&quot;','&quot;;[.H955];&quot;');&quot;))" office:value-type="string" office:string-value="insert into `Ciudad`(`Nombre`,`Codigo`) values('Sora','15762');">
            <text:p>insert into `Ciudad`(`Nombre`,`Codigo`) values('Sora','15762');</text:p>
          </table:table-cell>
          <table:table-cell table:formula="of:=CONCATENATE(&quot;new Ciudad{Codigo=&quot;&quot;&quot;;[.H955];&quot;&quot;&quot;,Nombre=&quot;&quot;&quot;;[.I955];&quot;&quot;&quot;},&quot;)" office:value-type="string" office:string-value="new Ciudad{Codigo=&quot;15762&quot;,Nombre=&quot;Sora&quot;},">
            <text:p>new Ciudad{Codigo="15762",Nombre="Sora"},</text:p>
          </table:table-cell>
          <table:table-cell table:formula="of:=LEN([.B955])" office:value-type="float" office:value="4">
            <text:p>4</text:p>
          </table:table-cell>
        </table:table-row>
        <table:table-row table:style-name="ro2">
          <table:table-cell table:style-name="ce1" office:value-type="float" office:value="15764">
            <text:p>15764</text:p>
          </table:table-cell>
          <table:table-cell table:style-name="ce2" office:value-type="string">
            <text:p>SORACÁ</text:p>
          </table:table-cell>
          <table:table-cell table:style-name="ce1" office:value-type="string">
            <text:p>Boyacá</text:p>
          </table:table-cell>
          <table:table-cell table:formula="of:=LOWER([.B956])" office:value-type="string" office:string-value="soracá">
            <text:p>soracá</text:p>
          </table:table-cell>
          <table:table-cell table:formula="of:=PROPER([.D956])" office:value-type="string" office:string-value="Soracá">
            <text:p>Soracá</text:p>
          </table:table-cell>
          <table:table-cell table:formula="of:=LEN([.A956])" office:value-type="float" office:value="5">
            <text:p>5</text:p>
          </table:table-cell>
          <table:table-cell table:formula="of:=IF([.F956]=5;[.A956];CONCATENATE(&quot;0&quot;;[.A956]))" office:value-type="float" office:value="15764">
            <text:p>15764</text:p>
          </table:table-cell>
          <table:table-cell office:value-type="float" office:value="15764">
            <text:p>15764</text:p>
          </table:table-cell>
          <table:table-cell office:value-type="string">
            <text:p>Soracá</text:p>
          </table:table-cell>
          <table:table-cell table:formula="of:=(CONCATENATE(&quot;insert into `Ciudad`(`Nombre`,`Codigo`) values('&quot;;[.I956];&quot;','&quot;;[.H956];&quot;');&quot;))" office:value-type="string" office:string-value="insert into `Ciudad`(`Nombre`,`Codigo`) values('Soracá','15764');">
            <text:p>insert into `Ciudad`(`Nombre`,`Codigo`) values('Soracá','15764');</text:p>
          </table:table-cell>
          <table:table-cell table:formula="of:=CONCATENATE(&quot;new Ciudad{Codigo=&quot;&quot;&quot;;[.H956];&quot;&quot;&quot;,Nombre=&quot;&quot;&quot;;[.I956];&quot;&quot;&quot;},&quot;)" office:value-type="string" office:string-value="new Ciudad{Codigo=&quot;15764&quot;,Nombre=&quot;Soracá&quot;},">
            <text:p>new Ciudad{Codigo="15764",Nombre="Soracá"},</text:p>
          </table:table-cell>
          <table:table-cell table:formula="of:=LEN([.B956])" office:value-type="float" office:value="6">
            <text:p>6</text:p>
          </table:table-cell>
        </table:table-row>
        <table:table-row table:style-name="ro2">
          <table:table-cell table:style-name="ce1" office:value-type="float" office:value="15763">
            <text:p>15763</text:p>
          </table:table-cell>
          <table:table-cell table:style-name="ce2" office:value-type="string">
            <text:p>SOTAQUIRÁ</text:p>
          </table:table-cell>
          <table:table-cell table:style-name="ce1" office:value-type="string">
            <text:p>Boyacá</text:p>
          </table:table-cell>
          <table:table-cell table:formula="of:=LOWER([.B957])" office:value-type="string" office:string-value="sotaquirá">
            <text:p>sotaquirá</text:p>
          </table:table-cell>
          <table:table-cell table:formula="of:=PROPER([.D957])" office:value-type="string" office:string-value="Sotaquirá">
            <text:p>Sotaquirá</text:p>
          </table:table-cell>
          <table:table-cell table:formula="of:=LEN([.A957])" office:value-type="float" office:value="5">
            <text:p>5</text:p>
          </table:table-cell>
          <table:table-cell table:formula="of:=IF([.F957]=5;[.A957];CONCATENATE(&quot;0&quot;;[.A957]))" office:value-type="float" office:value="15763">
            <text:p>15763</text:p>
          </table:table-cell>
          <table:table-cell office:value-type="float" office:value="15763">
            <text:p>15763</text:p>
          </table:table-cell>
          <table:table-cell office:value-type="string">
            <text:p>Sotaquirá</text:p>
          </table:table-cell>
          <table:table-cell table:formula="of:=(CONCATENATE(&quot;insert into `Ciudad`(`Nombre`,`Codigo`) values('&quot;;[.I957];&quot;','&quot;;[.H957];&quot;');&quot;))" office:value-type="string" office:string-value="insert into `Ciudad`(`Nombre`,`Codigo`) values('Sotaquirá','15763');">
            <text:p>insert into `Ciudad`(`Nombre`,`Codigo`) values('Sotaquirá','15763');</text:p>
          </table:table-cell>
          <table:table-cell table:formula="of:=CONCATENATE(&quot;new Ciudad{Codigo=&quot;&quot;&quot;;[.H957];&quot;&quot;&quot;,Nombre=&quot;&quot;&quot;;[.I957];&quot;&quot;&quot;},&quot;)" office:value-type="string" office:string-value="new Ciudad{Codigo=&quot;15763&quot;,Nombre=&quot;Sotaquirá&quot;},">
            <text:p>new Ciudad{Codigo="15763",Nombre="Sotaquirá"},</text:p>
          </table:table-cell>
          <table:table-cell table:formula="of:=LEN([.B957])" office:value-type="float" office:value="9">
            <text:p>9</text:p>
          </table:table-cell>
        </table:table-row>
        <table:table-row table:style-name="ro2">
          <table:table-cell table:style-name="ce1" office:value-type="float" office:value="19760">
            <text:p>19760</text:p>
          </table:table-cell>
          <table:table-cell table:style-name="ce2" office:value-type="string">
            <text:p>SOTARA</text:p>
          </table:table-cell>
          <table:table-cell table:style-name="ce1" office:value-type="string">
            <text:p>Cauca</text:p>
          </table:table-cell>
          <table:table-cell table:formula="of:=LOWER([.B958])" office:value-type="string" office:string-value="sotara">
            <text:p>sotara</text:p>
          </table:table-cell>
          <table:table-cell table:formula="of:=PROPER([.D958])" office:value-type="string" office:string-value="Sotara">
            <text:p>Sotara</text:p>
          </table:table-cell>
          <table:table-cell table:formula="of:=LEN([.A958])" office:value-type="float" office:value="5">
            <text:p>5</text:p>
          </table:table-cell>
          <table:table-cell table:formula="of:=IF([.F958]=5;[.A958];CONCATENATE(&quot;0&quot;;[.A958]))" office:value-type="float" office:value="19760">
            <text:p>19760</text:p>
          </table:table-cell>
          <table:table-cell office:value-type="float" office:value="19760">
            <text:p>19760</text:p>
          </table:table-cell>
          <table:table-cell office:value-type="string">
            <text:p>Sotara</text:p>
          </table:table-cell>
          <table:table-cell table:formula="of:=(CONCATENATE(&quot;insert into `Ciudad`(`Nombre`,`Codigo`) values('&quot;;[.I958];&quot;','&quot;;[.H958];&quot;');&quot;))" office:value-type="string" office:string-value="insert into `Ciudad`(`Nombre`,`Codigo`) values('Sotara','19760');">
            <text:p>insert into `Ciudad`(`Nombre`,`Codigo`) values('Sotara','19760');</text:p>
          </table:table-cell>
          <table:table-cell table:formula="of:=CONCATENATE(&quot;new Ciudad{Codigo=&quot;&quot;&quot;;[.H958];&quot;&quot;&quot;,Nombre=&quot;&quot;&quot;;[.I958];&quot;&quot;&quot;},&quot;)" office:value-type="string" office:string-value="new Ciudad{Codigo=&quot;19760&quot;,Nombre=&quot;Sotara&quot;},">
            <text:p>new Ciudad{Codigo="19760",Nombre="Sotara"},</text:p>
          </table:table-cell>
          <table:table-cell table:formula="of:=LEN([.B958])" office:value-type="float" office:value="6">
            <text:p>6</text:p>
          </table:table-cell>
        </table:table-row>
        <table:table-row table:style-name="ro2">
          <table:table-cell table:style-name="ce1" office:value-type="float" office:value="68770">
            <text:p>68770</text:p>
          </table:table-cell>
          <table:table-cell table:style-name="ce2" office:value-type="string">
            <text:p>SUAITA</text:p>
          </table:table-cell>
          <table:table-cell table:style-name="ce1" office:value-type="string">
            <text:p>Santander</text:p>
          </table:table-cell>
          <table:table-cell table:formula="of:=LOWER([.B959])" office:value-type="string" office:string-value="suaita">
            <text:p>suaita</text:p>
          </table:table-cell>
          <table:table-cell table:formula="of:=PROPER([.D959])" office:value-type="string" office:string-value="Suaita">
            <text:p>Suaita</text:p>
          </table:table-cell>
          <table:table-cell table:formula="of:=LEN([.A959])" office:value-type="float" office:value="5">
            <text:p>5</text:p>
          </table:table-cell>
          <table:table-cell table:formula="of:=IF([.F959]=5;[.A959];CONCATENATE(&quot;0&quot;;[.A959]))" office:value-type="float" office:value="68770">
            <text:p>68770</text:p>
          </table:table-cell>
          <table:table-cell office:value-type="float" office:value="68770">
            <text:p>68770</text:p>
          </table:table-cell>
          <table:table-cell office:value-type="string">
            <text:p>Suaita</text:p>
          </table:table-cell>
          <table:table-cell table:formula="of:=(CONCATENATE(&quot;insert into `Ciudad`(`Nombre`,`Codigo`) values('&quot;;[.I959];&quot;','&quot;;[.H959];&quot;');&quot;))" office:value-type="string" office:string-value="insert into `Ciudad`(`Nombre`,`Codigo`) values('Suaita','68770');">
            <text:p>insert into `Ciudad`(`Nombre`,`Codigo`) values('Suaita','68770');</text:p>
          </table:table-cell>
          <table:table-cell table:formula="of:=CONCATENATE(&quot;new Ciudad{Codigo=&quot;&quot;&quot;;[.H959];&quot;&quot;&quot;,Nombre=&quot;&quot;&quot;;[.I959];&quot;&quot;&quot;},&quot;)" office:value-type="string" office:string-value="new Ciudad{Codigo=&quot;68770&quot;,Nombre=&quot;Suaita&quot;},">
            <text:p>new Ciudad{Codigo="68770",Nombre="Suaita"},</text:p>
          </table:table-cell>
          <table:table-cell table:formula="of:=LEN([.B959])" office:value-type="float" office:value="6">
            <text:p>6</text:p>
          </table:table-cell>
        </table:table-row>
        <table:table-row table:style-name="ro2">
          <table:table-cell table:style-name="ce1" office:value-type="float" office:value="8770">
            <text:p>8770</text:p>
          </table:table-cell>
          <table:table-cell table:style-name="ce2" office:value-type="string">
            <text:p>SUAN</text:p>
          </table:table-cell>
          <table:table-cell table:style-name="ce1" office:value-type="string">
            <text:p>Atlántico</text:p>
          </table:table-cell>
          <table:table-cell table:formula="of:=LOWER([.B960])" office:value-type="string" office:string-value="suan">
            <text:p>suan</text:p>
          </table:table-cell>
          <table:table-cell table:formula="of:=PROPER([.D960])" office:value-type="string" office:string-value="Suan">
            <text:p>Suan</text:p>
          </table:table-cell>
          <table:table-cell table:formula="of:=LEN([.A960])" office:value-type="float" office:value="4">
            <text:p>4</text:p>
          </table:table-cell>
          <table:table-cell table:formula="of:=IF([.F960]=5;[.A960];CONCATENATE(&quot;0&quot;;[.A960]))" office:value-type="string" office:string-value="08770">
            <text:p>08770</text:p>
          </table:table-cell>
          <table:table-cell office:value-type="string">
            <text:p>08770</text:p>
          </table:table-cell>
          <table:table-cell office:value-type="string">
            <text:p>Suan</text:p>
          </table:table-cell>
          <table:table-cell table:formula="of:=(CONCATENATE(&quot;insert into `Ciudad`(`Nombre`,`Codigo`) values('&quot;;[.I960];&quot;','&quot;;[.H960];&quot;');&quot;))" office:value-type="string" office:string-value="insert into `Ciudad`(`Nombre`,`Codigo`) values('Suan','08770');">
            <text:p>insert into `Ciudad`(`Nombre`,`Codigo`) values('Suan','08770');</text:p>
          </table:table-cell>
          <table:table-cell table:formula="of:=CONCATENATE(&quot;new Ciudad{Codigo=&quot;&quot;&quot;;[.H960];&quot;&quot;&quot;,Nombre=&quot;&quot;&quot;;[.I960];&quot;&quot;&quot;},&quot;)" office:value-type="string" office:string-value="new Ciudad{Codigo=&quot;08770&quot;,Nombre=&quot;Suan&quot;},">
            <text:p>new Ciudad{Codigo="08770",Nombre="Suan"},</text:p>
          </table:table-cell>
          <table:table-cell table:formula="of:=LEN([.B960])" office:value-type="float" office:value="4">
            <text:p>4</text:p>
          </table:table-cell>
        </table:table-row>
        <table:table-row table:style-name="ro2">
          <table:table-cell table:style-name="ce1" office:value-type="float" office:value="19780">
            <text:p>19780</text:p>
          </table:table-cell>
          <table:table-cell table:style-name="ce2" office:value-type="string">
            <text:p>SUÁREZ</text:p>
          </table:table-cell>
          <table:table-cell table:style-name="ce1" office:value-type="string">
            <text:p>Cauca</text:p>
          </table:table-cell>
          <table:table-cell table:formula="of:=LOWER([.B961])" office:value-type="string" office:string-value="suárez">
            <text:p>suárez</text:p>
          </table:table-cell>
          <table:table-cell table:formula="of:=PROPER([.D961])" office:value-type="string" office:string-value="Suárez">
            <text:p>Suárez</text:p>
          </table:table-cell>
          <table:table-cell table:formula="of:=LEN([.A961])" office:value-type="float" office:value="5">
            <text:p>5</text:p>
          </table:table-cell>
          <table:table-cell table:formula="of:=IF([.F961]=5;[.A961];CONCATENATE(&quot;0&quot;;[.A961]))" office:value-type="float" office:value="19780">
            <text:p>19780</text:p>
          </table:table-cell>
          <table:table-cell office:value-type="float" office:value="19780">
            <text:p>19780</text:p>
          </table:table-cell>
          <table:table-cell office:value-type="string">
            <text:p>Suárez</text:p>
          </table:table-cell>
          <table:table-cell table:formula="of:=(CONCATENATE(&quot;insert into `Ciudad`(`Nombre`,`Codigo`) values('&quot;;[.I961];&quot;','&quot;;[.H961];&quot;');&quot;))" office:value-type="string" office:string-value="insert into `Ciudad`(`Nombre`,`Codigo`) values('Suárez','19780');">
            <text:p>insert into `Ciudad`(`Nombre`,`Codigo`) values('Suárez','19780');</text:p>
          </table:table-cell>
          <table:table-cell table:formula="of:=CONCATENATE(&quot;new Ciudad{Codigo=&quot;&quot;&quot;;[.H961];&quot;&quot;&quot;,Nombre=&quot;&quot;&quot;;[.I961];&quot;&quot;&quot;},&quot;)" office:value-type="string" office:string-value="new Ciudad{Codigo=&quot;19780&quot;,Nombre=&quot;Suárez&quot;},">
            <text:p>new Ciudad{Codigo="19780",Nombre="Suárez"},</text:p>
          </table:table-cell>
          <table:table-cell table:formula="of:=LEN([.B961])" office:value-type="float" office:value="6">
            <text:p>6</text:p>
          </table:table-cell>
        </table:table-row>
        <table:table-row table:style-name="ro2">
          <table:table-cell table:style-name="ce1" office:value-type="float" office:value="73770">
            <text:p>73770</text:p>
          </table:table-cell>
          <table:table-cell table:style-name="ce2" office:value-type="string">
            <text:p>SUÁREZ</text:p>
          </table:table-cell>
          <table:table-cell table:style-name="ce1" office:value-type="string">
            <text:p>Tolima</text:p>
          </table:table-cell>
          <table:table-cell table:formula="of:=LOWER([.B962])" office:value-type="string" office:string-value="suárez">
            <text:p>suárez</text:p>
          </table:table-cell>
          <table:table-cell table:formula="of:=PROPER([.D962])" office:value-type="string" office:string-value="Suárez">
            <text:p>Suárez</text:p>
          </table:table-cell>
          <table:table-cell table:formula="of:=LEN([.A962])" office:value-type="float" office:value="5">
            <text:p>5</text:p>
          </table:table-cell>
          <table:table-cell table:formula="of:=IF([.F962]=5;[.A962];CONCATENATE(&quot;0&quot;;[.A962]))" office:value-type="float" office:value="73770">
            <text:p>73770</text:p>
          </table:table-cell>
          <table:table-cell office:value-type="float" office:value="73770">
            <text:p>73770</text:p>
          </table:table-cell>
          <table:table-cell office:value-type="string">
            <text:p>Suárez</text:p>
          </table:table-cell>
          <table:table-cell table:formula="of:=(CONCATENATE(&quot;insert into `Ciudad`(`Nombre`,`Codigo`) values('&quot;;[.I962];&quot;','&quot;;[.H962];&quot;');&quot;))" office:value-type="string" office:string-value="insert into `Ciudad`(`Nombre`,`Codigo`) values('Suárez','73770');">
            <text:p>insert into `Ciudad`(`Nombre`,`Codigo`) values('Suárez','73770');</text:p>
          </table:table-cell>
          <table:table-cell table:formula="of:=CONCATENATE(&quot;new Ciudad{Codigo=&quot;&quot;&quot;;[.H962];&quot;&quot;&quot;,Nombre=&quot;&quot;&quot;;[.I962];&quot;&quot;&quot;},&quot;)" office:value-type="string" office:string-value="new Ciudad{Codigo=&quot;73770&quot;,Nombre=&quot;Suárez&quot;},">
            <text:p>new Ciudad{Codigo="73770",Nombre="Suárez"},</text:p>
          </table:table-cell>
          <table:table-cell table:formula="of:=LEN([.B962])" office:value-type="float" office:value="6">
            <text:p>6</text:p>
          </table:table-cell>
        </table:table-row>
        <table:table-row table:style-name="ro2">
          <table:table-cell table:style-name="ce1" office:value-type="float" office:value="41770">
            <text:p>41770</text:p>
          </table:table-cell>
          <table:table-cell table:style-name="ce2" office:value-type="string">
            <text:p>SUAZA</text:p>
          </table:table-cell>
          <table:table-cell table:style-name="ce1" office:value-type="string">
            <text:p>Huila</text:p>
          </table:table-cell>
          <table:table-cell table:formula="of:=LOWER([.B963])" office:value-type="string" office:string-value="suaza">
            <text:p>suaza</text:p>
          </table:table-cell>
          <table:table-cell table:formula="of:=PROPER([.D963])" office:value-type="string" office:string-value="Suaza">
            <text:p>Suaza</text:p>
          </table:table-cell>
          <table:table-cell table:formula="of:=LEN([.A963])" office:value-type="float" office:value="5">
            <text:p>5</text:p>
          </table:table-cell>
          <table:table-cell table:formula="of:=IF([.F963]=5;[.A963];CONCATENATE(&quot;0&quot;;[.A963]))" office:value-type="float" office:value="41770">
            <text:p>41770</text:p>
          </table:table-cell>
          <table:table-cell office:value-type="float" office:value="41770">
            <text:p>41770</text:p>
          </table:table-cell>
          <table:table-cell office:value-type="string">
            <text:p>Suaza</text:p>
          </table:table-cell>
          <table:table-cell table:formula="of:=(CONCATENATE(&quot;insert into `Ciudad`(`Nombre`,`Codigo`) values('&quot;;[.I963];&quot;','&quot;;[.H963];&quot;');&quot;))" office:value-type="string" office:string-value="insert into `Ciudad`(`Nombre`,`Codigo`) values('Suaza','41770');">
            <text:p>insert into `Ciudad`(`Nombre`,`Codigo`) values('Suaza','41770');</text:p>
          </table:table-cell>
          <table:table-cell table:formula="of:=CONCATENATE(&quot;new Ciudad{Codigo=&quot;&quot;&quot;;[.H963];&quot;&quot;&quot;,Nombre=&quot;&quot;&quot;;[.I963];&quot;&quot;&quot;},&quot;)" office:value-type="string" office:string-value="new Ciudad{Codigo=&quot;41770&quot;,Nombre=&quot;Suaza&quot;},">
            <text:p>new Ciudad{Codigo="41770",Nombre="Suaza"},</text:p>
          </table:table-cell>
          <table:table-cell table:formula="of:=LEN([.B963])" office:value-type="float" office:value="5">
            <text:p>5</text:p>
          </table:table-cell>
        </table:table-row>
        <table:table-row table:style-name="ro2">
          <table:table-cell table:style-name="ce1" office:value-type="float" office:value="25769">
            <text:p>25769</text:p>
          </table:table-cell>
          <table:table-cell table:style-name="ce2" office:value-type="string">
            <text:p>SUBACHOQUE</text:p>
          </table:table-cell>
          <table:table-cell table:style-name="ce1" office:value-type="string">
            <text:p>Cundinamarca</text:p>
          </table:table-cell>
          <table:table-cell table:formula="of:=LOWER([.B964])" office:value-type="string" office:string-value="subachoque">
            <text:p>subachoque</text:p>
          </table:table-cell>
          <table:table-cell table:formula="of:=PROPER([.D964])" office:value-type="string" office:string-value="Subachoque">
            <text:p>Subachoque</text:p>
          </table:table-cell>
          <table:table-cell table:formula="of:=LEN([.A964])" office:value-type="float" office:value="5">
            <text:p>5</text:p>
          </table:table-cell>
          <table:table-cell table:formula="of:=IF([.F964]=5;[.A964];CONCATENATE(&quot;0&quot;;[.A964]))" office:value-type="float" office:value="25769">
            <text:p>25769</text:p>
          </table:table-cell>
          <table:table-cell office:value-type="float" office:value="25769">
            <text:p>25769</text:p>
          </table:table-cell>
          <table:table-cell office:value-type="string">
            <text:p>Subachoque</text:p>
          </table:table-cell>
          <table:table-cell table:formula="of:=(CONCATENATE(&quot;insert into `Ciudad`(`Nombre`,`Codigo`) values('&quot;;[.I964];&quot;','&quot;;[.H964];&quot;');&quot;))" office:value-type="string" office:string-value="insert into `Ciudad`(`Nombre`,`Codigo`) values('Subachoque','25769');">
            <text:p>insert into `Ciudad`(`Nombre`,`Codigo`) values('Subachoque','25769');</text:p>
          </table:table-cell>
          <table:table-cell table:formula="of:=CONCATENATE(&quot;new Ciudad{Codigo=&quot;&quot;&quot;;[.H964];&quot;&quot;&quot;,Nombre=&quot;&quot;&quot;;[.I964];&quot;&quot;&quot;},&quot;)" office:value-type="string" office:string-value="new Ciudad{Codigo=&quot;25769&quot;,Nombre=&quot;Subachoque&quot;},">
            <text:p>new Ciudad{Codigo="25769",Nombre="Subachoque"},</text:p>
          </table:table-cell>
          <table:table-cell table:formula="of:=LEN([.B964])" office:value-type="float" office:value="10">
            <text:p>10</text:p>
          </table:table-cell>
        </table:table-row>
        <table:table-row table:style-name="ro2">
          <table:table-cell table:style-name="ce1" office:value-type="float" office:value="19785">
            <text:p>19785</text:p>
          </table:table-cell>
          <table:table-cell table:style-name="ce2" office:value-type="string">
            <text:p>SUCRE</text:p>
          </table:table-cell>
          <table:table-cell table:style-name="ce1" office:value-type="string">
            <text:p>Cauca</text:p>
          </table:table-cell>
          <table:table-cell table:formula="of:=LOWER([.B965])" office:value-type="string" office:string-value="sucre">
            <text:p>sucre</text:p>
          </table:table-cell>
          <table:table-cell table:formula="of:=PROPER([.D965])" office:value-type="string" office:string-value="Sucre">
            <text:p>Sucre</text:p>
          </table:table-cell>
          <table:table-cell table:formula="of:=LEN([.A965])" office:value-type="float" office:value="5">
            <text:p>5</text:p>
          </table:table-cell>
          <table:table-cell table:formula="of:=IF([.F965]=5;[.A965];CONCATENATE(&quot;0&quot;;[.A965]))" office:value-type="float" office:value="19785">
            <text:p>19785</text:p>
          </table:table-cell>
          <table:table-cell office:value-type="float" office:value="19785">
            <text:p>19785</text:p>
          </table:table-cell>
          <table:table-cell office:value-type="string">
            <text:p>Sucre</text:p>
          </table:table-cell>
          <table:table-cell table:formula="of:=(CONCATENATE(&quot;insert into `Ciudad`(`Nombre`,`Codigo`) values('&quot;;[.I965];&quot;','&quot;;[.H965];&quot;');&quot;))" office:value-type="string" office:string-value="insert into `Ciudad`(`Nombre`,`Codigo`) values('Sucre','19785');">
            <text:p>insert into `Ciudad`(`Nombre`,`Codigo`) values('Sucre','19785');</text:p>
          </table:table-cell>
          <table:table-cell table:formula="of:=CONCATENATE(&quot;new Ciudad{Codigo=&quot;&quot;&quot;;[.H965];&quot;&quot;&quot;,Nombre=&quot;&quot;&quot;;[.I965];&quot;&quot;&quot;},&quot;)" office:value-type="string" office:string-value="new Ciudad{Codigo=&quot;19785&quot;,Nombre=&quot;Sucre&quot;},">
            <text:p>new Ciudad{Codigo="19785",Nombre="Sucre"},</text:p>
          </table:table-cell>
          <table:table-cell table:formula="of:=LEN([.B965])" office:value-type="float" office:value="5">
            <text:p>5</text:p>
          </table:table-cell>
        </table:table-row>
        <table:table-row table:style-name="ro2">
          <table:table-cell table:style-name="ce1" office:value-type="float" office:value="68773">
            <text:p>68773</text:p>
          </table:table-cell>
          <table:table-cell table:style-name="ce2" office:value-type="string">
            <text:p>SUCRE</text:p>
          </table:table-cell>
          <table:table-cell table:style-name="ce1" office:value-type="string">
            <text:p>Santander</text:p>
          </table:table-cell>
          <table:table-cell table:formula="of:=LOWER([.B966])" office:value-type="string" office:string-value="sucre">
            <text:p>sucre</text:p>
          </table:table-cell>
          <table:table-cell table:formula="of:=PROPER([.D966])" office:value-type="string" office:string-value="Sucre">
            <text:p>Sucre</text:p>
          </table:table-cell>
          <table:table-cell table:formula="of:=LEN([.A966])" office:value-type="float" office:value="5">
            <text:p>5</text:p>
          </table:table-cell>
          <table:table-cell table:formula="of:=IF([.F966]=5;[.A966];CONCATENATE(&quot;0&quot;;[.A966]))" office:value-type="float" office:value="68773">
            <text:p>68773</text:p>
          </table:table-cell>
          <table:table-cell office:value-type="float" office:value="68773">
            <text:p>68773</text:p>
          </table:table-cell>
          <table:table-cell office:value-type="string">
            <text:p>Sucre</text:p>
          </table:table-cell>
          <table:table-cell table:formula="of:=(CONCATENATE(&quot;insert into `Ciudad`(`Nombre`,`Codigo`) values('&quot;;[.I966];&quot;','&quot;;[.H966];&quot;');&quot;))" office:value-type="string" office:string-value="insert into `Ciudad`(`Nombre`,`Codigo`) values('Sucre','68773');">
            <text:p>insert into `Ciudad`(`Nombre`,`Codigo`) values('Sucre','68773');</text:p>
          </table:table-cell>
          <table:table-cell table:formula="of:=CONCATENATE(&quot;new Ciudad{Codigo=&quot;&quot;&quot;;[.H966];&quot;&quot;&quot;,Nombre=&quot;&quot;&quot;;[.I966];&quot;&quot;&quot;},&quot;)" office:value-type="string" office:string-value="new Ciudad{Codigo=&quot;68773&quot;,Nombre=&quot;Sucre&quot;},">
            <text:p>new Ciudad{Codigo="68773",Nombre="Sucre"},</text:p>
          </table:table-cell>
          <table:table-cell table:formula="of:=LEN([.B966])" office:value-type="float" office:value="5">
            <text:p>5</text:p>
          </table:table-cell>
        </table:table-row>
        <table:table-row table:style-name="ro2">
          <table:table-cell table:style-name="ce1" office:value-type="float" office:value="70771">
            <text:p>70771</text:p>
          </table:table-cell>
          <table:table-cell table:style-name="ce2" office:value-type="string">
            <text:p>SUCRE</text:p>
          </table:table-cell>
          <table:table-cell table:style-name="ce1" office:value-type="string">
            <text:p>Sucre</text:p>
          </table:table-cell>
          <table:table-cell table:formula="of:=LOWER([.B967])" office:value-type="string" office:string-value="sucre">
            <text:p>sucre</text:p>
          </table:table-cell>
          <table:table-cell table:formula="of:=PROPER([.D967])" office:value-type="string" office:string-value="Sucre">
            <text:p>Sucre</text:p>
          </table:table-cell>
          <table:table-cell table:formula="of:=LEN([.A967])" office:value-type="float" office:value="5">
            <text:p>5</text:p>
          </table:table-cell>
          <table:table-cell table:formula="of:=IF([.F967]=5;[.A967];CONCATENATE(&quot;0&quot;;[.A967]))" office:value-type="float" office:value="70771">
            <text:p>70771</text:p>
          </table:table-cell>
          <table:table-cell office:value-type="float" office:value="70771">
            <text:p>70771</text:p>
          </table:table-cell>
          <table:table-cell office:value-type="string">
            <text:p>Sucre</text:p>
          </table:table-cell>
          <table:table-cell table:formula="of:=(CONCATENATE(&quot;insert into `Ciudad`(`Nombre`,`Codigo`) values('&quot;;[.I967];&quot;','&quot;;[.H967];&quot;');&quot;))" office:value-type="string" office:string-value="insert into `Ciudad`(`Nombre`,`Codigo`) values('Sucre','70771');">
            <text:p>insert into `Ciudad`(`Nombre`,`Codigo`) values('Sucre','70771');</text:p>
          </table:table-cell>
          <table:table-cell table:formula="of:=CONCATENATE(&quot;new Ciudad{Codigo=&quot;&quot;&quot;;[.H967];&quot;&quot;&quot;,Nombre=&quot;&quot;&quot;;[.I967];&quot;&quot;&quot;},&quot;)" office:value-type="string" office:string-value="new Ciudad{Codigo=&quot;70771&quot;,Nombre=&quot;Sucre&quot;},">
            <text:p>new Ciudad{Codigo="70771",Nombre="Sucre"},</text:p>
          </table:table-cell>
          <table:table-cell table:formula="of:=LEN([.B967])" office:value-type="float" office:value="5">
            <text:p>5</text:p>
          </table:table-cell>
        </table:table-row>
        <table:table-row table:style-name="ro2">
          <table:table-cell table:style-name="ce1" office:value-type="float" office:value="25772">
            <text:p>25772</text:p>
          </table:table-cell>
          <table:table-cell table:style-name="ce2" office:value-type="string">
            <text:p>SUESCA</text:p>
          </table:table-cell>
          <table:table-cell table:style-name="ce1" office:value-type="string">
            <text:p>Cundinamarca</text:p>
          </table:table-cell>
          <table:table-cell table:formula="of:=LOWER([.B968])" office:value-type="string" office:string-value="suesca">
            <text:p>suesca</text:p>
          </table:table-cell>
          <table:table-cell table:formula="of:=PROPER([.D968])" office:value-type="string" office:string-value="Suesca">
            <text:p>Suesca</text:p>
          </table:table-cell>
          <table:table-cell table:formula="of:=LEN([.A968])" office:value-type="float" office:value="5">
            <text:p>5</text:p>
          </table:table-cell>
          <table:table-cell table:formula="of:=IF([.F968]=5;[.A968];CONCATENATE(&quot;0&quot;;[.A968]))" office:value-type="float" office:value="25772">
            <text:p>25772</text:p>
          </table:table-cell>
          <table:table-cell office:value-type="float" office:value="25772">
            <text:p>25772</text:p>
          </table:table-cell>
          <table:table-cell office:value-type="string">
            <text:p>Suesca</text:p>
          </table:table-cell>
          <table:table-cell table:formula="of:=(CONCATENATE(&quot;insert into `Ciudad`(`Nombre`,`Codigo`) values('&quot;;[.I968];&quot;','&quot;;[.H968];&quot;');&quot;))" office:value-type="string" office:string-value="insert into `Ciudad`(`Nombre`,`Codigo`) values('Suesca','25772');">
            <text:p>insert into `Ciudad`(`Nombre`,`Codigo`) values('Suesca','25772');</text:p>
          </table:table-cell>
          <table:table-cell table:formula="of:=CONCATENATE(&quot;new Ciudad{Codigo=&quot;&quot;&quot;;[.H968];&quot;&quot;&quot;,Nombre=&quot;&quot;&quot;;[.I968];&quot;&quot;&quot;},&quot;)" office:value-type="string" office:string-value="new Ciudad{Codigo=&quot;25772&quot;,Nombre=&quot;Suesca&quot;},">
            <text:p>new Ciudad{Codigo="25772",Nombre="Suesca"},</text:p>
          </table:table-cell>
          <table:table-cell table:formula="of:=LEN([.B968])" office:value-type="float" office:value="6">
            <text:p>6</text:p>
          </table:table-cell>
        </table:table-row>
        <table:table-row table:style-name="ro2">
          <table:table-cell table:style-name="ce1" office:value-type="float" office:value="25777">
            <text:p>25777</text:p>
          </table:table-cell>
          <table:table-cell table:style-name="ce2" office:value-type="string">
            <text:p>SUPATÁ</text:p>
          </table:table-cell>
          <table:table-cell table:style-name="ce1" office:value-type="string">
            <text:p>Cundinamarca</text:p>
          </table:table-cell>
          <table:table-cell table:formula="of:=LOWER([.B969])" office:value-type="string" office:string-value="supatá">
            <text:p>supatá</text:p>
          </table:table-cell>
          <table:table-cell table:formula="of:=PROPER([.D969])" office:value-type="string" office:string-value="Supatá">
            <text:p>Supatá</text:p>
          </table:table-cell>
          <table:table-cell table:formula="of:=LEN([.A969])" office:value-type="float" office:value="5">
            <text:p>5</text:p>
          </table:table-cell>
          <table:table-cell table:formula="of:=IF([.F969]=5;[.A969];CONCATENATE(&quot;0&quot;;[.A969]))" office:value-type="float" office:value="25777">
            <text:p>25777</text:p>
          </table:table-cell>
          <table:table-cell office:value-type="float" office:value="25777">
            <text:p>25777</text:p>
          </table:table-cell>
          <table:table-cell office:value-type="string">
            <text:p>Supatá</text:p>
          </table:table-cell>
          <table:table-cell table:formula="of:=(CONCATENATE(&quot;insert into `Ciudad`(`Nombre`,`Codigo`) values('&quot;;[.I969];&quot;','&quot;;[.H969];&quot;');&quot;))" office:value-type="string" office:string-value="insert into `Ciudad`(`Nombre`,`Codigo`) values('Supatá','25777');">
            <text:p>insert into `Ciudad`(`Nombre`,`Codigo`) values('Supatá','25777');</text:p>
          </table:table-cell>
          <table:table-cell table:formula="of:=CONCATENATE(&quot;new Ciudad{Codigo=&quot;&quot;&quot;;[.H969];&quot;&quot;&quot;,Nombre=&quot;&quot;&quot;;[.I969];&quot;&quot;&quot;},&quot;)" office:value-type="string" office:string-value="new Ciudad{Codigo=&quot;25777&quot;,Nombre=&quot;Supatá&quot;},">
            <text:p>new Ciudad{Codigo="25777",Nombre="Supatá"},</text:p>
          </table:table-cell>
          <table:table-cell table:formula="of:=LEN([.B969])" office:value-type="float" office:value="6">
            <text:p>6</text:p>
          </table:table-cell>
        </table:table-row>
        <table:table-row table:style-name="ro2">
          <table:table-cell table:style-name="ce1" office:value-type="float" office:value="17777">
            <text:p>17777</text:p>
          </table:table-cell>
          <table:table-cell table:style-name="ce2" office:value-type="string">
            <text:p>SUPÍA</text:p>
          </table:table-cell>
          <table:table-cell table:style-name="ce1" office:value-type="string">
            <text:p>Caldas</text:p>
          </table:table-cell>
          <table:table-cell table:formula="of:=LOWER([.B970])" office:value-type="string" office:string-value="supía">
            <text:p>supía</text:p>
          </table:table-cell>
          <table:table-cell table:formula="of:=PROPER([.D970])" office:value-type="string" office:string-value="Supía">
            <text:p>Supía</text:p>
          </table:table-cell>
          <table:table-cell table:formula="of:=LEN([.A970])" office:value-type="float" office:value="5">
            <text:p>5</text:p>
          </table:table-cell>
          <table:table-cell table:formula="of:=IF([.F970]=5;[.A970];CONCATENATE(&quot;0&quot;;[.A970]))" office:value-type="float" office:value="17777">
            <text:p>17777</text:p>
          </table:table-cell>
          <table:table-cell office:value-type="float" office:value="17777">
            <text:p>17777</text:p>
          </table:table-cell>
          <table:table-cell office:value-type="string">
            <text:p>Supía</text:p>
          </table:table-cell>
          <table:table-cell table:formula="of:=(CONCATENATE(&quot;insert into `Ciudad`(`Nombre`,`Codigo`) values('&quot;;[.I970];&quot;','&quot;;[.H970];&quot;');&quot;))" office:value-type="string" office:string-value="insert into `Ciudad`(`Nombre`,`Codigo`) values('Supía','17777');">
            <text:p>insert into `Ciudad`(`Nombre`,`Codigo`) values('Supía','17777');</text:p>
          </table:table-cell>
          <table:table-cell table:formula="of:=CONCATENATE(&quot;new Ciudad{Codigo=&quot;&quot;&quot;;[.H970];&quot;&quot;&quot;,Nombre=&quot;&quot;&quot;;[.I970];&quot;&quot;&quot;},&quot;)" office:value-type="string" office:string-value="new Ciudad{Codigo=&quot;17777&quot;,Nombre=&quot;Supía&quot;},">
            <text:p>new Ciudad{Codigo="17777",Nombre="Supía"},</text:p>
          </table:table-cell>
          <table:table-cell table:formula="of:=LEN([.B970])" office:value-type="float" office:value="5">
            <text:p>5</text:p>
          </table:table-cell>
        </table:table-row>
        <table:table-row table:style-name="ro2">
          <table:table-cell table:style-name="ce1" office:value-type="float" office:value="68780">
            <text:p>68780</text:p>
          </table:table-cell>
          <table:table-cell table:style-name="ce2" office:value-type="string">
            <text:p>SURATÁ</text:p>
          </table:table-cell>
          <table:table-cell table:style-name="ce1" office:value-type="string">
            <text:p>Santander</text:p>
          </table:table-cell>
          <table:table-cell table:formula="of:=LOWER([.B971])" office:value-type="string" office:string-value="suratá">
            <text:p>suratá</text:p>
          </table:table-cell>
          <table:table-cell table:formula="of:=PROPER([.D971])" office:value-type="string" office:string-value="Suratá">
            <text:p>Suratá</text:p>
          </table:table-cell>
          <table:table-cell table:formula="of:=LEN([.A971])" office:value-type="float" office:value="5">
            <text:p>5</text:p>
          </table:table-cell>
          <table:table-cell table:formula="of:=IF([.F971]=5;[.A971];CONCATENATE(&quot;0&quot;;[.A971]))" office:value-type="float" office:value="68780">
            <text:p>68780</text:p>
          </table:table-cell>
          <table:table-cell office:value-type="float" office:value="68780">
            <text:p>68780</text:p>
          </table:table-cell>
          <table:table-cell office:value-type="string">
            <text:p>Suratá</text:p>
          </table:table-cell>
          <table:table-cell table:formula="of:=(CONCATENATE(&quot;insert into `Ciudad`(`Nombre`,`Codigo`) values('&quot;;[.I971];&quot;','&quot;;[.H971];&quot;');&quot;))" office:value-type="string" office:string-value="insert into `Ciudad`(`Nombre`,`Codigo`) values('Suratá','68780');">
            <text:p>insert into `Ciudad`(`Nombre`,`Codigo`) values('Suratá','68780');</text:p>
          </table:table-cell>
          <table:table-cell table:formula="of:=CONCATENATE(&quot;new Ciudad{Codigo=&quot;&quot;&quot;;[.H971];&quot;&quot;&quot;,Nombre=&quot;&quot;&quot;;[.I971];&quot;&quot;&quot;},&quot;)" office:value-type="string" office:string-value="new Ciudad{Codigo=&quot;68780&quot;,Nombre=&quot;Suratá&quot;},">
            <text:p>new Ciudad{Codigo="68780",Nombre="Suratá"},</text:p>
          </table:table-cell>
          <table:table-cell table:formula="of:=LEN([.B971])" office:value-type="float" office:value="6">
            <text:p>6</text:p>
          </table:table-cell>
        </table:table-row>
        <table:table-row table:style-name="ro2">
          <table:table-cell table:style-name="ce1" office:value-type="float" office:value="25779">
            <text:p>25779</text:p>
          </table:table-cell>
          <table:table-cell table:style-name="ce2" office:value-type="string">
            <text:p>SUSA</text:p>
          </table:table-cell>
          <table:table-cell table:style-name="ce1" office:value-type="string">
            <text:p>Cundinamarca</text:p>
          </table:table-cell>
          <table:table-cell table:formula="of:=LOWER([.B972])" office:value-type="string" office:string-value="susa">
            <text:p>susa</text:p>
          </table:table-cell>
          <table:table-cell table:formula="of:=PROPER([.D972])" office:value-type="string" office:string-value="Susa">
            <text:p>Susa</text:p>
          </table:table-cell>
          <table:table-cell table:formula="of:=LEN([.A972])" office:value-type="float" office:value="5">
            <text:p>5</text:p>
          </table:table-cell>
          <table:table-cell table:formula="of:=IF([.F972]=5;[.A972];CONCATENATE(&quot;0&quot;;[.A972]))" office:value-type="float" office:value="25779">
            <text:p>25779</text:p>
          </table:table-cell>
          <table:table-cell office:value-type="float" office:value="25779">
            <text:p>25779</text:p>
          </table:table-cell>
          <table:table-cell office:value-type="string">
            <text:p>Susa</text:p>
          </table:table-cell>
          <table:table-cell table:formula="of:=(CONCATENATE(&quot;insert into `Ciudad`(`Nombre`,`Codigo`) values('&quot;;[.I972];&quot;','&quot;;[.H972];&quot;');&quot;))" office:value-type="string" office:string-value="insert into `Ciudad`(`Nombre`,`Codigo`) values('Susa','25779');">
            <text:p>insert into `Ciudad`(`Nombre`,`Codigo`) values('Susa','25779');</text:p>
          </table:table-cell>
          <table:table-cell table:formula="of:=CONCATENATE(&quot;new Ciudad{Codigo=&quot;&quot;&quot;;[.H972];&quot;&quot;&quot;,Nombre=&quot;&quot;&quot;;[.I972];&quot;&quot;&quot;},&quot;)" office:value-type="string" office:string-value="new Ciudad{Codigo=&quot;25779&quot;,Nombre=&quot;Susa&quot;},">
            <text:p>new Ciudad{Codigo="25779",Nombre="Susa"},</text:p>
          </table:table-cell>
          <table:table-cell table:formula="of:=LEN([.B972])" office:value-type="float" office:value="4">
            <text:p>4</text:p>
          </table:table-cell>
        </table:table-row>
        <table:table-row table:style-name="ro2">
          <table:table-cell table:style-name="ce1" office:value-type="float" office:value="15774">
            <text:p>15774</text:p>
          </table:table-cell>
          <table:table-cell table:style-name="ce2" office:value-type="string">
            <text:p>SUSACÓN</text:p>
          </table:table-cell>
          <table:table-cell table:style-name="ce1" office:value-type="string">
            <text:p>Boyacá</text:p>
          </table:table-cell>
          <table:table-cell table:formula="of:=LOWER([.B973])" office:value-type="string" office:string-value="susacón">
            <text:p>susacón</text:p>
          </table:table-cell>
          <table:table-cell table:formula="of:=PROPER([.D973])" office:value-type="string" office:string-value="Susacón">
            <text:p>Susacón</text:p>
          </table:table-cell>
          <table:table-cell table:formula="of:=LEN([.A973])" office:value-type="float" office:value="5">
            <text:p>5</text:p>
          </table:table-cell>
          <table:table-cell table:formula="of:=IF([.F973]=5;[.A973];CONCATENATE(&quot;0&quot;;[.A973]))" office:value-type="float" office:value="15774">
            <text:p>15774</text:p>
          </table:table-cell>
          <table:table-cell office:value-type="float" office:value="15774">
            <text:p>15774</text:p>
          </table:table-cell>
          <table:table-cell office:value-type="string">
            <text:p>Susacón</text:p>
          </table:table-cell>
          <table:table-cell table:formula="of:=(CONCATENATE(&quot;insert into `Ciudad`(`Nombre`,`Codigo`) values('&quot;;[.I973];&quot;','&quot;;[.H973];&quot;');&quot;))" office:value-type="string" office:string-value="insert into `Ciudad`(`Nombre`,`Codigo`) values('Susacón','15774');">
            <text:p>insert into `Ciudad`(`Nombre`,`Codigo`) values('Susacón','15774');</text:p>
          </table:table-cell>
          <table:table-cell table:formula="of:=CONCATENATE(&quot;new Ciudad{Codigo=&quot;&quot;&quot;;[.H973];&quot;&quot;&quot;,Nombre=&quot;&quot;&quot;;[.I973];&quot;&quot;&quot;},&quot;)" office:value-type="string" office:string-value="new Ciudad{Codigo=&quot;15774&quot;,Nombre=&quot;Susacón&quot;},">
            <text:p>new Ciudad{Codigo="15774",Nombre="Susacón"},</text:p>
          </table:table-cell>
          <table:table-cell table:formula="of:=LEN([.B973])" office:value-type="float" office:value="7">
            <text:p>7</text:p>
          </table:table-cell>
        </table:table-row>
        <table:table-row table:style-name="ro2">
          <table:table-cell table:style-name="ce1" office:value-type="float" office:value="15776">
            <text:p>15776</text:p>
          </table:table-cell>
          <table:table-cell table:style-name="ce2" office:value-type="string">
            <text:p>SUTAMARCHÁN</text:p>
          </table:table-cell>
          <table:table-cell table:style-name="ce1" office:value-type="string">
            <text:p>Boyacá</text:p>
          </table:table-cell>
          <table:table-cell table:formula="of:=LOWER([.B974])" office:value-type="string" office:string-value="sutamarchán">
            <text:p>sutamarchán</text:p>
          </table:table-cell>
          <table:table-cell table:formula="of:=PROPER([.D974])" office:value-type="string" office:string-value="Sutamarchán">
            <text:p>Sutamarchán</text:p>
          </table:table-cell>
          <table:table-cell table:formula="of:=LEN([.A974])" office:value-type="float" office:value="5">
            <text:p>5</text:p>
          </table:table-cell>
          <table:table-cell table:formula="of:=IF([.F974]=5;[.A974];CONCATENATE(&quot;0&quot;;[.A974]))" office:value-type="float" office:value="15776">
            <text:p>15776</text:p>
          </table:table-cell>
          <table:table-cell office:value-type="float" office:value="15776">
            <text:p>15776</text:p>
          </table:table-cell>
          <table:table-cell office:value-type="string">
            <text:p>Sutamarchán</text:p>
          </table:table-cell>
          <table:table-cell table:formula="of:=(CONCATENATE(&quot;insert into `Ciudad`(`Nombre`,`Codigo`) values('&quot;;[.I974];&quot;','&quot;;[.H974];&quot;');&quot;))" office:value-type="string" office:string-value="insert into `Ciudad`(`Nombre`,`Codigo`) values('Sutamarchán','15776');">
            <text:p>insert into `Ciudad`(`Nombre`,`Codigo`) values('Sutamarchán','15776');</text:p>
          </table:table-cell>
          <table:table-cell table:formula="of:=CONCATENATE(&quot;new Ciudad{Codigo=&quot;&quot;&quot;;[.H974];&quot;&quot;&quot;,Nombre=&quot;&quot;&quot;;[.I974];&quot;&quot;&quot;},&quot;)" office:value-type="string" office:string-value="new Ciudad{Codigo=&quot;15776&quot;,Nombre=&quot;Sutamarchán&quot;},">
            <text:p>new Ciudad{Codigo="15776",Nombre="Sutamarchán"},</text:p>
          </table:table-cell>
          <table:table-cell table:formula="of:=LEN([.B974])" office:value-type="float" office:value="11">
            <text:p>11</text:p>
          </table:table-cell>
        </table:table-row>
        <table:table-row table:style-name="ro2">
          <table:table-cell table:style-name="ce1" office:value-type="float" office:value="25781">
            <text:p>25781</text:p>
          </table:table-cell>
          <table:table-cell table:style-name="ce2" office:value-type="string">
            <text:p>SUTATAUSA</text:p>
          </table:table-cell>
          <table:table-cell table:style-name="ce1" office:value-type="string">
            <text:p>Cundinamarca</text:p>
          </table:table-cell>
          <table:table-cell table:formula="of:=LOWER([.B975])" office:value-type="string" office:string-value="sutatausa">
            <text:p>sutatausa</text:p>
          </table:table-cell>
          <table:table-cell table:formula="of:=PROPER([.D975])" office:value-type="string" office:string-value="Sutatausa">
            <text:p>Sutatausa</text:p>
          </table:table-cell>
          <table:table-cell table:formula="of:=LEN([.A975])" office:value-type="float" office:value="5">
            <text:p>5</text:p>
          </table:table-cell>
          <table:table-cell table:formula="of:=IF([.F975]=5;[.A975];CONCATENATE(&quot;0&quot;;[.A975]))" office:value-type="float" office:value="25781">
            <text:p>25781</text:p>
          </table:table-cell>
          <table:table-cell office:value-type="float" office:value="25781">
            <text:p>25781</text:p>
          </table:table-cell>
          <table:table-cell office:value-type="string">
            <text:p>Sutatausa</text:p>
          </table:table-cell>
          <table:table-cell table:formula="of:=(CONCATENATE(&quot;insert into `Ciudad`(`Nombre`,`Codigo`) values('&quot;;[.I975];&quot;','&quot;;[.H975];&quot;');&quot;))" office:value-type="string" office:string-value="insert into `Ciudad`(`Nombre`,`Codigo`) values('Sutatausa','25781');">
            <text:p>insert into `Ciudad`(`Nombre`,`Codigo`) values('Sutatausa','25781');</text:p>
          </table:table-cell>
          <table:table-cell table:formula="of:=CONCATENATE(&quot;new Ciudad{Codigo=&quot;&quot;&quot;;[.H975];&quot;&quot;&quot;,Nombre=&quot;&quot;&quot;;[.I975];&quot;&quot;&quot;},&quot;)" office:value-type="string" office:string-value="new Ciudad{Codigo=&quot;25781&quot;,Nombre=&quot;Sutatausa&quot;},">
            <text:p>new Ciudad{Codigo="25781",Nombre="Sutatausa"},</text:p>
          </table:table-cell>
          <table:table-cell table:formula="of:=LEN([.B975])" office:value-type="float" office:value="9">
            <text:p>9</text:p>
          </table:table-cell>
        </table:table-row>
        <table:table-row table:style-name="ro2">
          <table:table-cell table:style-name="ce1" office:value-type="float" office:value="15778">
            <text:p>15778</text:p>
          </table:table-cell>
          <table:table-cell table:style-name="ce2" office:value-type="string">
            <text:p>SUTATENZA</text:p>
          </table:table-cell>
          <table:table-cell table:style-name="ce1" office:value-type="string">
            <text:p>Boyacá</text:p>
          </table:table-cell>
          <table:table-cell table:formula="of:=LOWER([.B976])" office:value-type="string" office:string-value="sutatenza">
            <text:p>sutatenza</text:p>
          </table:table-cell>
          <table:table-cell table:formula="of:=PROPER([.D976])" office:value-type="string" office:string-value="Sutatenza">
            <text:p>Sutatenza</text:p>
          </table:table-cell>
          <table:table-cell table:formula="of:=LEN([.A976])" office:value-type="float" office:value="5">
            <text:p>5</text:p>
          </table:table-cell>
          <table:table-cell table:formula="of:=IF([.F976]=5;[.A976];CONCATENATE(&quot;0&quot;;[.A976]))" office:value-type="float" office:value="15778">
            <text:p>15778</text:p>
          </table:table-cell>
          <table:table-cell office:value-type="float" office:value="15778">
            <text:p>15778</text:p>
          </table:table-cell>
          <table:table-cell office:value-type="string">
            <text:p>Sutatenza</text:p>
          </table:table-cell>
          <table:table-cell table:formula="of:=(CONCATENATE(&quot;insert into `Ciudad`(`Nombre`,`Codigo`) values('&quot;;[.I976];&quot;','&quot;;[.H976];&quot;');&quot;))" office:value-type="string" office:string-value="insert into `Ciudad`(`Nombre`,`Codigo`) values('Sutatenza','15778');">
            <text:p>insert into `Ciudad`(`Nombre`,`Codigo`) values('Sutatenza','15778');</text:p>
          </table:table-cell>
          <table:table-cell table:formula="of:=CONCATENATE(&quot;new Ciudad{Codigo=&quot;&quot;&quot;;[.H976];&quot;&quot;&quot;,Nombre=&quot;&quot;&quot;;[.I976];&quot;&quot;&quot;},&quot;)" office:value-type="string" office:string-value="new Ciudad{Codigo=&quot;15778&quot;,Nombre=&quot;Sutatenza&quot;},">
            <text:p>new Ciudad{Codigo="15778",Nombre="Sutatenza"},</text:p>
          </table:table-cell>
          <table:table-cell table:formula="of:=LEN([.B976])" office:value-type="float" office:value="9">
            <text:p>9</text:p>
          </table:table-cell>
        </table:table-row>
        <table:table-row table:style-name="ro2">
          <table:table-cell table:style-name="ce1" office:value-type="float" office:value="25785">
            <text:p>25785</text:p>
          </table:table-cell>
          <table:table-cell table:style-name="ce2" office:value-type="string">
            <text:p>TABIO</text:p>
          </table:table-cell>
          <table:table-cell table:style-name="ce1" office:value-type="string">
            <text:p>Cundinamarca</text:p>
          </table:table-cell>
          <table:table-cell table:formula="of:=LOWER([.B977])" office:value-type="string" office:string-value="tabio">
            <text:p>tabio</text:p>
          </table:table-cell>
          <table:table-cell table:formula="of:=PROPER([.D977])" office:value-type="string" office:string-value="Tabio">
            <text:p>Tabio</text:p>
          </table:table-cell>
          <table:table-cell table:formula="of:=LEN([.A977])" office:value-type="float" office:value="5">
            <text:p>5</text:p>
          </table:table-cell>
          <table:table-cell table:formula="of:=IF([.F977]=5;[.A977];CONCATENATE(&quot;0&quot;;[.A977]))" office:value-type="float" office:value="25785">
            <text:p>25785</text:p>
          </table:table-cell>
          <table:table-cell office:value-type="float" office:value="25785">
            <text:p>25785</text:p>
          </table:table-cell>
          <table:table-cell office:value-type="string">
            <text:p>Tabio</text:p>
          </table:table-cell>
          <table:table-cell table:formula="of:=(CONCATENATE(&quot;insert into `Ciudad`(`Nombre`,`Codigo`) values('&quot;;[.I977];&quot;','&quot;;[.H977];&quot;');&quot;))" office:value-type="string" office:string-value="insert into `Ciudad`(`Nombre`,`Codigo`) values('Tabio','25785');">
            <text:p>insert into `Ciudad`(`Nombre`,`Codigo`) values('Tabio','25785');</text:p>
          </table:table-cell>
          <table:table-cell table:formula="of:=CONCATENATE(&quot;new Ciudad{Codigo=&quot;&quot;&quot;;[.H977];&quot;&quot;&quot;,Nombre=&quot;&quot;&quot;;[.I977];&quot;&quot;&quot;},&quot;)" office:value-type="string" office:string-value="new Ciudad{Codigo=&quot;25785&quot;,Nombre=&quot;Tabio&quot;},">
            <text:p>new Ciudad{Codigo="25785",Nombre="Tabio"},</text:p>
          </table:table-cell>
          <table:table-cell table:formula="of:=LEN([.B977])" office:value-type="float" office:value="5">
            <text:p>5</text:p>
          </table:table-cell>
        </table:table-row>
        <table:table-row table:style-name="ro2">
          <table:table-cell table:style-name="ce1" office:value-type="float" office:value="27787">
            <text:p>27787</text:p>
          </table:table-cell>
          <table:table-cell table:style-name="ce2" office:value-type="string">
            <text:p>TADÓ</text:p>
          </table:table-cell>
          <table:table-cell table:style-name="ce1" office:value-type="string">
            <text:p>Chocó</text:p>
          </table:table-cell>
          <table:table-cell table:formula="of:=LOWER([.B978])" office:value-type="string" office:string-value="tadó">
            <text:p>tadó</text:p>
          </table:table-cell>
          <table:table-cell table:formula="of:=PROPER([.D978])" office:value-type="string" office:string-value="Tadó">
            <text:p>Tadó</text:p>
          </table:table-cell>
          <table:table-cell table:formula="of:=LEN([.A978])" office:value-type="float" office:value="5">
            <text:p>5</text:p>
          </table:table-cell>
          <table:table-cell table:formula="of:=IF([.F978]=5;[.A978];CONCATENATE(&quot;0&quot;;[.A978]))" office:value-type="float" office:value="27787">
            <text:p>27787</text:p>
          </table:table-cell>
          <table:table-cell office:value-type="float" office:value="27787">
            <text:p>27787</text:p>
          </table:table-cell>
          <table:table-cell office:value-type="string">
            <text:p>Tadó</text:p>
          </table:table-cell>
          <table:table-cell table:formula="of:=(CONCATENATE(&quot;insert into `Ciudad`(`Nombre`,`Codigo`) values('&quot;;[.I978];&quot;','&quot;;[.H978];&quot;');&quot;))" office:value-type="string" office:string-value="insert into `Ciudad`(`Nombre`,`Codigo`) values('Tadó','27787');">
            <text:p>insert into `Ciudad`(`Nombre`,`Codigo`) values('Tadó','27787');</text:p>
          </table:table-cell>
          <table:table-cell table:formula="of:=CONCATENATE(&quot;new Ciudad{Codigo=&quot;&quot;&quot;;[.H978];&quot;&quot;&quot;,Nombre=&quot;&quot;&quot;;[.I978];&quot;&quot;&quot;},&quot;)" office:value-type="string" office:string-value="new Ciudad{Codigo=&quot;27787&quot;,Nombre=&quot;Tadó&quot;},">
            <text:p>new Ciudad{Codigo="27787",Nombre="Tadó"},</text:p>
          </table:table-cell>
          <table:table-cell table:formula="of:=LEN([.B978])" office:value-type="float" office:value="4">
            <text:p>4</text:p>
          </table:table-cell>
        </table:table-row>
        <table:table-row table:style-name="ro2">
          <table:table-cell table:style-name="ce1" office:value-type="float" office:value="13780">
            <text:p>13780</text:p>
          </table:table-cell>
          <table:table-cell table:style-name="ce2" office:value-type="string">
            <text:p>TALAIGUA NUEVO</text:p>
          </table:table-cell>
          <table:table-cell table:style-name="ce1" office:value-type="string">
            <text:p>Bolívar</text:p>
          </table:table-cell>
          <table:table-cell table:formula="of:=LOWER([.B979])" office:value-type="string" office:string-value="talaigua nuevo">
            <text:p>talaigua nuevo</text:p>
          </table:table-cell>
          <table:table-cell table:formula="of:=PROPER([.D979])" office:value-type="string" office:string-value="Talaigua Nuevo">
            <text:p>Talaigua Nuevo</text:p>
          </table:table-cell>
          <table:table-cell table:formula="of:=LEN([.A979])" office:value-type="float" office:value="5">
            <text:p>5</text:p>
          </table:table-cell>
          <table:table-cell table:formula="of:=IF([.F979]=5;[.A979];CONCATENATE(&quot;0&quot;;[.A979]))" office:value-type="float" office:value="13780">
            <text:p>13780</text:p>
          </table:table-cell>
          <table:table-cell office:value-type="float" office:value="13780">
            <text:p>13780</text:p>
          </table:table-cell>
          <table:table-cell office:value-type="string">
            <text:p>Talaigua Nuevo</text:p>
          </table:table-cell>
          <table:table-cell table:formula="of:=(CONCATENATE(&quot;insert into `Ciudad`(`Nombre`,`Codigo`) values('&quot;;[.I979];&quot;','&quot;;[.H979];&quot;');&quot;))" office:value-type="string" office:string-value="insert into `Ciudad`(`Nombre`,`Codigo`) values('Talaigua Nuevo','13780');">
            <text:p>insert into `Ciudad`(`Nombre`,`Codigo`) values('Talaigua Nuevo','13780');</text:p>
          </table:table-cell>
          <table:table-cell table:formula="of:=CONCATENATE(&quot;new Ciudad{Codigo=&quot;&quot;&quot;;[.H979];&quot;&quot;&quot;,Nombre=&quot;&quot;&quot;;[.I979];&quot;&quot;&quot;},&quot;)" office:value-type="string" office:string-value="new Ciudad{Codigo=&quot;13780&quot;,Nombre=&quot;Talaigua Nuevo&quot;},">
            <text:p>new Ciudad{Codigo="13780",Nombre="Talaigua Nuevo"},</text:p>
          </table:table-cell>
          <table:table-cell table:formula="of:=LEN([.B979])" office:value-type="float" office:value="14">
            <text:p>14</text:p>
          </table:table-cell>
        </table:table-row>
        <table:table-row table:style-name="ro2">
          <table:table-cell table:style-name="ce1" office:value-type="float" office:value="20787">
            <text:p>20787</text:p>
          </table:table-cell>
          <table:table-cell table:style-name="ce2" office:value-type="string">
            <text:p>TAMALAMEQUE</text:p>
          </table:table-cell>
          <table:table-cell table:style-name="ce1" office:value-type="string">
            <text:p>Cesar</text:p>
          </table:table-cell>
          <table:table-cell table:formula="of:=LOWER([.B980])" office:value-type="string" office:string-value="tamalameque">
            <text:p>tamalameque</text:p>
          </table:table-cell>
          <table:table-cell table:formula="of:=PROPER([.D980])" office:value-type="string" office:string-value="Tamalameque">
            <text:p>Tamalameque</text:p>
          </table:table-cell>
          <table:table-cell table:formula="of:=LEN([.A980])" office:value-type="float" office:value="5">
            <text:p>5</text:p>
          </table:table-cell>
          <table:table-cell table:formula="of:=IF([.F980]=5;[.A980];CONCATENATE(&quot;0&quot;;[.A980]))" office:value-type="float" office:value="20787">
            <text:p>20787</text:p>
          </table:table-cell>
          <table:table-cell office:value-type="float" office:value="20787">
            <text:p>20787</text:p>
          </table:table-cell>
          <table:table-cell office:value-type="string">
            <text:p>Tamalameque</text:p>
          </table:table-cell>
          <table:table-cell table:formula="of:=(CONCATENATE(&quot;insert into `Ciudad`(`Nombre`,`Codigo`) values('&quot;;[.I980];&quot;','&quot;;[.H980];&quot;');&quot;))" office:value-type="string" office:string-value="insert into `Ciudad`(`Nombre`,`Codigo`) values('Tamalameque','20787');">
            <text:p>insert into `Ciudad`(`Nombre`,`Codigo`) values('Tamalameque','20787');</text:p>
          </table:table-cell>
          <table:table-cell table:formula="of:=CONCATENATE(&quot;new Ciudad{Codigo=&quot;&quot;&quot;;[.H980];&quot;&quot;&quot;,Nombre=&quot;&quot;&quot;;[.I980];&quot;&quot;&quot;},&quot;)" office:value-type="string" office:string-value="new Ciudad{Codigo=&quot;20787&quot;,Nombre=&quot;Tamalameque&quot;},">
            <text:p>new Ciudad{Codigo="20787",Nombre="Tamalameque"},</text:p>
          </table:table-cell>
          <table:table-cell table:formula="of:=LEN([.B980])" office:value-type="float" office:value="11">
            <text:p>11</text:p>
          </table:table-cell>
        </table:table-row>
        <table:table-row table:style-name="ro2">
          <table:table-cell table:style-name="ce1" office:value-type="float" office:value="85400">
            <text:p>85400</text:p>
          </table:table-cell>
          <table:table-cell table:style-name="ce2" office:value-type="string">
            <text:p>TÁMARA</text:p>
          </table:table-cell>
          <table:table-cell table:style-name="ce1" office:value-type="string">
            <text:p>Casanare</text:p>
          </table:table-cell>
          <table:table-cell table:formula="of:=LOWER([.B981])" office:value-type="string" office:string-value="támara">
            <text:p>támara</text:p>
          </table:table-cell>
          <table:table-cell table:formula="of:=PROPER([.D981])" office:value-type="string" office:string-value="Támara">
            <text:p>Támara</text:p>
          </table:table-cell>
          <table:table-cell table:formula="of:=LEN([.A981])" office:value-type="float" office:value="5">
            <text:p>5</text:p>
          </table:table-cell>
          <table:table-cell table:formula="of:=IF([.F981]=5;[.A981];CONCATENATE(&quot;0&quot;;[.A981]))" office:value-type="float" office:value="85400">
            <text:p>85400</text:p>
          </table:table-cell>
          <table:table-cell office:value-type="float" office:value="85400">
            <text:p>85400</text:p>
          </table:table-cell>
          <table:table-cell office:value-type="string">
            <text:p>Támara</text:p>
          </table:table-cell>
          <table:table-cell table:formula="of:=(CONCATENATE(&quot;insert into `Ciudad`(`Nombre`,`Codigo`) values('&quot;;[.I981];&quot;','&quot;;[.H981];&quot;');&quot;))" office:value-type="string" office:string-value="insert into `Ciudad`(`Nombre`,`Codigo`) values('Támara','85400');">
            <text:p>insert into `Ciudad`(`Nombre`,`Codigo`) values('Támara','85400');</text:p>
          </table:table-cell>
          <table:table-cell table:formula="of:=CONCATENATE(&quot;new Ciudad{Codigo=&quot;&quot;&quot;;[.H981];&quot;&quot;&quot;,Nombre=&quot;&quot;&quot;;[.I981];&quot;&quot;&quot;},&quot;)" office:value-type="string" office:string-value="new Ciudad{Codigo=&quot;85400&quot;,Nombre=&quot;Támara&quot;},">
            <text:p>new Ciudad{Codigo="85400",Nombre="Támara"},</text:p>
          </table:table-cell>
          <table:table-cell table:formula="of:=LEN([.B981])" office:value-type="float" office:value="6">
            <text:p>6</text:p>
          </table:table-cell>
        </table:table-row>
        <table:table-row table:style-name="ro2">
          <table:table-cell table:style-name="ce1" office:value-type="float" office:value="81794">
            <text:p>81794</text:p>
          </table:table-cell>
          <table:table-cell table:style-name="ce2" office:value-type="string">
            <text:p>TAME</text:p>
          </table:table-cell>
          <table:table-cell table:style-name="ce1" office:value-type="string">
            <text:p>Arauca</text:p>
          </table:table-cell>
          <table:table-cell table:formula="of:=LOWER([.B982])" office:value-type="string" office:string-value="tame">
            <text:p>tame</text:p>
          </table:table-cell>
          <table:table-cell table:formula="of:=PROPER([.D982])" office:value-type="string" office:string-value="Tame">
            <text:p>Tame</text:p>
          </table:table-cell>
          <table:table-cell table:formula="of:=LEN([.A982])" office:value-type="float" office:value="5">
            <text:p>5</text:p>
          </table:table-cell>
          <table:table-cell table:formula="of:=IF([.F982]=5;[.A982];CONCATENATE(&quot;0&quot;;[.A982]))" office:value-type="float" office:value="81794">
            <text:p>81794</text:p>
          </table:table-cell>
          <table:table-cell office:value-type="float" office:value="81794">
            <text:p>81794</text:p>
          </table:table-cell>
          <table:table-cell office:value-type="string">
            <text:p>Tame</text:p>
          </table:table-cell>
          <table:table-cell table:formula="of:=(CONCATENATE(&quot;insert into `Ciudad`(`Nombre`,`Codigo`) values('&quot;;[.I982];&quot;','&quot;;[.H982];&quot;');&quot;))" office:value-type="string" office:string-value="insert into `Ciudad`(`Nombre`,`Codigo`) values('Tame','81794');">
            <text:p>insert into `Ciudad`(`Nombre`,`Codigo`) values('Tame','81794');</text:p>
          </table:table-cell>
          <table:table-cell table:formula="of:=CONCATENATE(&quot;new Ciudad{Codigo=&quot;&quot;&quot;;[.H982];&quot;&quot;&quot;,Nombre=&quot;&quot;&quot;;[.I982];&quot;&quot;&quot;},&quot;)" office:value-type="string" office:string-value="new Ciudad{Codigo=&quot;81794&quot;,Nombre=&quot;Tame&quot;},">
            <text:p>new Ciudad{Codigo="81794",Nombre="Tame"},</text:p>
          </table:table-cell>
          <table:table-cell table:formula="of:=LEN([.B982])" office:value-type="float" office:value="4">
            <text:p>4</text:p>
          </table:table-cell>
        </table:table-row>
        <table:table-row table:style-name="ro2">
          <table:table-cell table:style-name="ce1" office:value-type="float" office:value="5789">
            <text:p>5789</text:p>
          </table:table-cell>
          <table:table-cell table:style-name="ce2" office:value-type="string">
            <text:p>TÁMESIS</text:p>
          </table:table-cell>
          <table:table-cell table:style-name="ce1" office:value-type="string">
            <text:p>Antioquia</text:p>
          </table:table-cell>
          <table:table-cell table:formula="of:=LOWER([.B983])" office:value-type="string" office:string-value="támesis">
            <text:p>támesis</text:p>
          </table:table-cell>
          <table:table-cell table:formula="of:=PROPER([.D983])" office:value-type="string" office:string-value="Támesis">
            <text:p>Támesis</text:p>
          </table:table-cell>
          <table:table-cell table:formula="of:=LEN([.A983])" office:value-type="float" office:value="4">
            <text:p>4</text:p>
          </table:table-cell>
          <table:table-cell table:formula="of:=IF([.F983]=5;[.A983];CONCATENATE(&quot;0&quot;;[.A983]))" office:value-type="string" office:string-value="05789">
            <text:p>05789</text:p>
          </table:table-cell>
          <table:table-cell office:value-type="string">
            <text:p>05789</text:p>
          </table:table-cell>
          <table:table-cell office:value-type="string">
            <text:p>Támesis</text:p>
          </table:table-cell>
          <table:table-cell table:formula="of:=(CONCATENATE(&quot;insert into `Ciudad`(`Nombre`,`Codigo`) values('&quot;;[.I983];&quot;','&quot;;[.H983];&quot;');&quot;))" office:value-type="string" office:string-value="insert into `Ciudad`(`Nombre`,`Codigo`) values('Támesis','05789');">
            <text:p>insert into `Ciudad`(`Nombre`,`Codigo`) values('Támesis','05789');</text:p>
          </table:table-cell>
          <table:table-cell table:formula="of:=CONCATENATE(&quot;new Ciudad{Codigo=&quot;&quot;&quot;;[.H983];&quot;&quot;&quot;,Nombre=&quot;&quot;&quot;;[.I983];&quot;&quot;&quot;},&quot;)" office:value-type="string" office:string-value="new Ciudad{Codigo=&quot;05789&quot;,Nombre=&quot;Támesis&quot;},">
            <text:p>new Ciudad{Codigo="05789",Nombre="Támesis"},</text:p>
          </table:table-cell>
          <table:table-cell table:formula="of:=LEN([.B983])" office:value-type="float" office:value="7">
            <text:p>7</text:p>
          </table:table-cell>
        </table:table-row>
        <table:table-row table:style-name="ro2">
          <table:table-cell table:style-name="ce1" office:value-type="float" office:value="52786">
            <text:p>52786</text:p>
          </table:table-cell>
          <table:table-cell table:style-name="ce2" office:value-type="string">
            <text:p>TAMINANGO</text:p>
          </table:table-cell>
          <table:table-cell table:style-name="ce1" office:value-type="string">
            <text:p>Nariño</text:p>
          </table:table-cell>
          <table:table-cell table:formula="of:=LOWER([.B984])" office:value-type="string" office:string-value="taminango">
            <text:p>taminango</text:p>
          </table:table-cell>
          <table:table-cell table:formula="of:=PROPER([.D984])" office:value-type="string" office:string-value="Taminango">
            <text:p>Taminango</text:p>
          </table:table-cell>
          <table:table-cell table:formula="of:=LEN([.A984])" office:value-type="float" office:value="5">
            <text:p>5</text:p>
          </table:table-cell>
          <table:table-cell table:formula="of:=IF([.F984]=5;[.A984];CONCATENATE(&quot;0&quot;;[.A984]))" office:value-type="float" office:value="52786">
            <text:p>52786</text:p>
          </table:table-cell>
          <table:table-cell office:value-type="float" office:value="52786">
            <text:p>52786</text:p>
          </table:table-cell>
          <table:table-cell office:value-type="string">
            <text:p>Taminango</text:p>
          </table:table-cell>
          <table:table-cell table:formula="of:=(CONCATENATE(&quot;insert into `Ciudad`(`Nombre`,`Codigo`) values('&quot;;[.I984];&quot;','&quot;;[.H984];&quot;');&quot;))" office:value-type="string" office:string-value="insert into `Ciudad`(`Nombre`,`Codigo`) values('Taminango','52786');">
            <text:p>insert into `Ciudad`(`Nombre`,`Codigo`) values('Taminango','52786');</text:p>
          </table:table-cell>
          <table:table-cell table:formula="of:=CONCATENATE(&quot;new Ciudad{Codigo=&quot;&quot;&quot;;[.H984];&quot;&quot;&quot;,Nombre=&quot;&quot;&quot;;[.I984];&quot;&quot;&quot;},&quot;)" office:value-type="string" office:string-value="new Ciudad{Codigo=&quot;52786&quot;,Nombre=&quot;Taminango&quot;},">
            <text:p>new Ciudad{Codigo="52786",Nombre="Taminango"},</text:p>
          </table:table-cell>
          <table:table-cell table:formula="of:=LEN([.B984])" office:value-type="float" office:value="9">
            <text:p>9</text:p>
          </table:table-cell>
        </table:table-row>
        <table:table-row table:style-name="ro2">
          <table:table-cell table:style-name="ce1" office:value-type="float" office:value="52788">
            <text:p>52788</text:p>
          </table:table-cell>
          <table:table-cell table:style-name="ce2" office:value-type="string">
            <text:p>TANGUA</text:p>
          </table:table-cell>
          <table:table-cell table:style-name="ce1" office:value-type="string">
            <text:p>Nariño</text:p>
          </table:table-cell>
          <table:table-cell table:formula="of:=LOWER([.B985])" office:value-type="string" office:string-value="tangua">
            <text:p>tangua</text:p>
          </table:table-cell>
          <table:table-cell table:formula="of:=PROPER([.D985])" office:value-type="string" office:string-value="Tangua">
            <text:p>Tangua</text:p>
          </table:table-cell>
          <table:table-cell table:formula="of:=LEN([.A985])" office:value-type="float" office:value="5">
            <text:p>5</text:p>
          </table:table-cell>
          <table:table-cell table:formula="of:=IF([.F985]=5;[.A985];CONCATENATE(&quot;0&quot;;[.A985]))" office:value-type="float" office:value="52788">
            <text:p>52788</text:p>
          </table:table-cell>
          <table:table-cell office:value-type="float" office:value="52788">
            <text:p>52788</text:p>
          </table:table-cell>
          <table:table-cell office:value-type="string">
            <text:p>Tangua</text:p>
          </table:table-cell>
          <table:table-cell table:formula="of:=(CONCATENATE(&quot;insert into `Ciudad`(`Nombre`,`Codigo`) values('&quot;;[.I985];&quot;','&quot;;[.H985];&quot;');&quot;))" office:value-type="string" office:string-value="insert into `Ciudad`(`Nombre`,`Codigo`) values('Tangua','52788');">
            <text:p>insert into `Ciudad`(`Nombre`,`Codigo`) values('Tangua','52788');</text:p>
          </table:table-cell>
          <table:table-cell table:formula="of:=CONCATENATE(&quot;new Ciudad{Codigo=&quot;&quot;&quot;;[.H985];&quot;&quot;&quot;,Nombre=&quot;&quot;&quot;;[.I985];&quot;&quot;&quot;},&quot;)" office:value-type="string" office:string-value="new Ciudad{Codigo=&quot;52788&quot;,Nombre=&quot;Tangua&quot;},">
            <text:p>new Ciudad{Codigo="52788",Nombre="Tangua"},</text:p>
          </table:table-cell>
          <table:table-cell table:formula="of:=LEN([.B985])" office:value-type="float" office:value="6">
            <text:p>6</text:p>
          </table:table-cell>
        </table:table-row>
        <table:table-row table:style-name="ro2">
          <table:table-cell table:style-name="ce1" office:value-type="float" office:value="97666">
            <text:p>97666</text:p>
          </table:table-cell>
          <table:table-cell table:style-name="ce2" office:value-type="string">
            <text:p>TARAIRA</text:p>
          </table:table-cell>
          <table:table-cell table:style-name="ce1" office:value-type="string">
            <text:p>Vaupés</text:p>
          </table:table-cell>
          <table:table-cell table:formula="of:=LOWER([.B986])" office:value-type="string" office:string-value="taraira">
            <text:p>taraira</text:p>
          </table:table-cell>
          <table:table-cell table:formula="of:=PROPER([.D986])" office:value-type="string" office:string-value="Taraira">
            <text:p>Taraira</text:p>
          </table:table-cell>
          <table:table-cell table:formula="of:=LEN([.A986])" office:value-type="float" office:value="5">
            <text:p>5</text:p>
          </table:table-cell>
          <table:table-cell table:formula="of:=IF([.F986]=5;[.A986];CONCATENATE(&quot;0&quot;;[.A986]))" office:value-type="float" office:value="97666">
            <text:p>97666</text:p>
          </table:table-cell>
          <table:table-cell office:value-type="float" office:value="97666">
            <text:p>97666</text:p>
          </table:table-cell>
          <table:table-cell office:value-type="string">
            <text:p>Taraira</text:p>
          </table:table-cell>
          <table:table-cell table:formula="of:=(CONCATENATE(&quot;insert into `Ciudad`(`Nombre`,`Codigo`) values('&quot;;[.I986];&quot;','&quot;;[.H986];&quot;');&quot;))" office:value-type="string" office:string-value="insert into `Ciudad`(`Nombre`,`Codigo`) values('Taraira','97666');">
            <text:p>insert into `Ciudad`(`Nombre`,`Codigo`) values('Taraira','97666');</text:p>
          </table:table-cell>
          <table:table-cell table:formula="of:=CONCATENATE(&quot;new Ciudad{Codigo=&quot;&quot;&quot;;[.H986];&quot;&quot;&quot;,Nombre=&quot;&quot;&quot;;[.I986];&quot;&quot;&quot;},&quot;)" office:value-type="string" office:string-value="new Ciudad{Codigo=&quot;97666&quot;,Nombre=&quot;Taraira&quot;},">
            <text:p>new Ciudad{Codigo="97666",Nombre="Taraira"},</text:p>
          </table:table-cell>
          <table:table-cell table:formula="of:=LEN([.B986])" office:value-type="float" office:value="7">
            <text:p>7</text:p>
          </table:table-cell>
        </table:table-row>
        <table:table-row table:style-name="ro2">
          <table:table-cell table:style-name="ce1" office:value-type="float" office:value="91798">
            <text:p>91798</text:p>
          </table:table-cell>
          <table:table-cell table:style-name="ce2" office:value-type="string">
            <text:p>TARAPACÁ</text:p>
          </table:table-cell>
          <table:table-cell table:style-name="ce1" office:value-type="string">
            <text:p>Amazonas</text:p>
          </table:table-cell>
          <table:table-cell table:formula="of:=LOWER([.B987])" office:value-type="string" office:string-value="tarapacá">
            <text:p>tarapacá</text:p>
          </table:table-cell>
          <table:table-cell table:formula="of:=PROPER([.D987])" office:value-type="string" office:string-value="Tarapacá">
            <text:p>Tarapacá</text:p>
          </table:table-cell>
          <table:table-cell table:formula="of:=LEN([.A987])" office:value-type="float" office:value="5">
            <text:p>5</text:p>
          </table:table-cell>
          <table:table-cell table:formula="of:=IF([.F987]=5;[.A987];CONCATENATE(&quot;0&quot;;[.A987]))" office:value-type="float" office:value="91798">
            <text:p>91798</text:p>
          </table:table-cell>
          <table:table-cell office:value-type="float" office:value="91798">
            <text:p>91798</text:p>
          </table:table-cell>
          <table:table-cell office:value-type="string">
            <text:p>Tarapacá</text:p>
          </table:table-cell>
          <table:table-cell table:formula="of:=(CONCATENATE(&quot;insert into `Ciudad`(`Nombre`,`Codigo`) values('&quot;;[.I987];&quot;','&quot;;[.H987];&quot;');&quot;))" office:value-type="string" office:string-value="insert into `Ciudad`(`Nombre`,`Codigo`) values('Tarapacá','91798');">
            <text:p>insert into `Ciudad`(`Nombre`,`Codigo`) values('Tarapacá','91798');</text:p>
          </table:table-cell>
          <table:table-cell table:formula="of:=CONCATENATE(&quot;new Ciudad{Codigo=&quot;&quot;&quot;;[.H987];&quot;&quot;&quot;,Nombre=&quot;&quot;&quot;;[.I987];&quot;&quot;&quot;},&quot;)" office:value-type="string" office:string-value="new Ciudad{Codigo=&quot;91798&quot;,Nombre=&quot;Tarapacá&quot;},">
            <text:p>new Ciudad{Codigo="91798",Nombre="Tarapacá"},</text:p>
          </table:table-cell>
          <table:table-cell table:formula="of:=LEN([.B987])" office:value-type="float" office:value="8">
            <text:p>8</text:p>
          </table:table-cell>
        </table:table-row>
        <table:table-row table:style-name="ro2">
          <table:table-cell table:style-name="ce1" office:value-type="float" office:value="5790">
            <text:p>5790</text:p>
          </table:table-cell>
          <table:table-cell table:style-name="ce2" office:value-type="string">
            <text:p>TARAZÁ</text:p>
          </table:table-cell>
          <table:table-cell table:style-name="ce1" office:value-type="string">
            <text:p>Antioquia</text:p>
          </table:table-cell>
          <table:table-cell table:formula="of:=LOWER([.B988])" office:value-type="string" office:string-value="tarazá">
            <text:p>tarazá</text:p>
          </table:table-cell>
          <table:table-cell table:formula="of:=PROPER([.D988])" office:value-type="string" office:string-value="Tarazá">
            <text:p>Tarazá</text:p>
          </table:table-cell>
          <table:table-cell table:formula="of:=LEN([.A988])" office:value-type="float" office:value="4">
            <text:p>4</text:p>
          </table:table-cell>
          <table:table-cell table:formula="of:=IF([.F988]=5;[.A988];CONCATENATE(&quot;0&quot;;[.A988]))" office:value-type="string" office:string-value="05790">
            <text:p>05790</text:p>
          </table:table-cell>
          <table:table-cell office:value-type="string">
            <text:p>05790</text:p>
          </table:table-cell>
          <table:table-cell office:value-type="string">
            <text:p>Tarazá</text:p>
          </table:table-cell>
          <table:table-cell table:formula="of:=(CONCATENATE(&quot;insert into `Ciudad`(`Nombre`,`Codigo`) values('&quot;;[.I988];&quot;','&quot;;[.H988];&quot;');&quot;))" office:value-type="string" office:string-value="insert into `Ciudad`(`Nombre`,`Codigo`) values('Tarazá','05790');">
            <text:p>insert into `Ciudad`(`Nombre`,`Codigo`) values('Tarazá','05790');</text:p>
          </table:table-cell>
          <table:table-cell table:formula="of:=CONCATENATE(&quot;new Ciudad{Codigo=&quot;&quot;&quot;;[.H988];&quot;&quot;&quot;,Nombre=&quot;&quot;&quot;;[.I988];&quot;&quot;&quot;},&quot;)" office:value-type="string" office:string-value="new Ciudad{Codigo=&quot;05790&quot;,Nombre=&quot;Tarazá&quot;},">
            <text:p>new Ciudad{Codigo="05790",Nombre="Tarazá"},</text:p>
          </table:table-cell>
          <table:table-cell table:formula="of:=LEN([.B988])" office:value-type="float" office:value="6">
            <text:p>6</text:p>
          </table:table-cell>
        </table:table-row>
        <table:table-row table:style-name="ro2">
          <table:table-cell table:style-name="ce1" office:value-type="float" office:value="41791">
            <text:p>41791</text:p>
          </table:table-cell>
          <table:table-cell table:style-name="ce2" office:value-type="string">
            <text:p>TARQUI</text:p>
          </table:table-cell>
          <table:table-cell table:style-name="ce1" office:value-type="string">
            <text:p>Huila</text:p>
          </table:table-cell>
          <table:table-cell table:formula="of:=LOWER([.B989])" office:value-type="string" office:string-value="tarqui">
            <text:p>tarqui</text:p>
          </table:table-cell>
          <table:table-cell table:formula="of:=PROPER([.D989])" office:value-type="string" office:string-value="Tarqui">
            <text:p>Tarqui</text:p>
          </table:table-cell>
          <table:table-cell table:formula="of:=LEN([.A989])" office:value-type="float" office:value="5">
            <text:p>5</text:p>
          </table:table-cell>
          <table:table-cell table:formula="of:=IF([.F989]=5;[.A989];CONCATENATE(&quot;0&quot;;[.A989]))" office:value-type="float" office:value="41791">
            <text:p>41791</text:p>
          </table:table-cell>
          <table:table-cell office:value-type="float" office:value="41791">
            <text:p>41791</text:p>
          </table:table-cell>
          <table:table-cell office:value-type="string">
            <text:p>Tarqui</text:p>
          </table:table-cell>
          <table:table-cell table:formula="of:=(CONCATENATE(&quot;insert into `Ciudad`(`Nombre`,`Codigo`) values('&quot;;[.I989];&quot;','&quot;;[.H989];&quot;');&quot;))" office:value-type="string" office:string-value="insert into `Ciudad`(`Nombre`,`Codigo`) values('Tarqui','41791');">
            <text:p>insert into `Ciudad`(`Nombre`,`Codigo`) values('Tarqui','41791');</text:p>
          </table:table-cell>
          <table:table-cell table:formula="of:=CONCATENATE(&quot;new Ciudad{Codigo=&quot;&quot;&quot;;[.H989];&quot;&quot;&quot;,Nombre=&quot;&quot;&quot;;[.I989];&quot;&quot;&quot;},&quot;)" office:value-type="string" office:string-value="new Ciudad{Codigo=&quot;41791&quot;,Nombre=&quot;Tarqui&quot;},">
            <text:p>new Ciudad{Codigo="41791",Nombre="Tarqui"},</text:p>
          </table:table-cell>
          <table:table-cell table:formula="of:=LEN([.B989])" office:value-type="float" office:value="6">
            <text:p>6</text:p>
          </table:table-cell>
        </table:table-row>
        <table:table-row table:style-name="ro2">
          <table:table-cell table:style-name="ce1" office:value-type="float" office:value="5792">
            <text:p>5792</text:p>
          </table:table-cell>
          <table:table-cell table:style-name="ce2" office:value-type="string">
            <text:p>TARSO</text:p>
          </table:table-cell>
          <table:table-cell table:style-name="ce1" office:value-type="string">
            <text:p>Antioquia</text:p>
          </table:table-cell>
          <table:table-cell table:formula="of:=LOWER([.B990])" office:value-type="string" office:string-value="tarso">
            <text:p>tarso</text:p>
          </table:table-cell>
          <table:table-cell table:formula="of:=PROPER([.D990])" office:value-type="string" office:string-value="Tarso">
            <text:p>Tarso</text:p>
          </table:table-cell>
          <table:table-cell table:formula="of:=LEN([.A990])" office:value-type="float" office:value="4">
            <text:p>4</text:p>
          </table:table-cell>
          <table:table-cell table:formula="of:=IF([.F990]=5;[.A990];CONCATENATE(&quot;0&quot;;[.A990]))" office:value-type="string" office:string-value="05792">
            <text:p>05792</text:p>
          </table:table-cell>
          <table:table-cell office:value-type="string">
            <text:p>05792</text:p>
          </table:table-cell>
          <table:table-cell office:value-type="string">
            <text:p>Tarso</text:p>
          </table:table-cell>
          <table:table-cell table:formula="of:=(CONCATENATE(&quot;insert into `Ciudad`(`Nombre`,`Codigo`) values('&quot;;[.I990];&quot;','&quot;;[.H990];&quot;');&quot;))" office:value-type="string" office:string-value="insert into `Ciudad`(`Nombre`,`Codigo`) values('Tarso','05792');">
            <text:p>insert into `Ciudad`(`Nombre`,`Codigo`) values('Tarso','05792');</text:p>
          </table:table-cell>
          <table:table-cell table:formula="of:=CONCATENATE(&quot;new Ciudad{Codigo=&quot;&quot;&quot;;[.H990];&quot;&quot;&quot;,Nombre=&quot;&quot;&quot;;[.I990];&quot;&quot;&quot;},&quot;)" office:value-type="string" office:string-value="new Ciudad{Codigo=&quot;05792&quot;,Nombre=&quot;Tarso&quot;},">
            <text:p>new Ciudad{Codigo="05792",Nombre="Tarso"},</text:p>
          </table:table-cell>
          <table:table-cell table:formula="of:=LEN([.B990])" office:value-type="float" office:value="5">
            <text:p>5</text:p>
          </table:table-cell>
        </table:table-row>
        <table:table-row table:style-name="ro2">
          <table:table-cell table:style-name="ce1" office:value-type="float" office:value="15790">
            <text:p>15790</text:p>
          </table:table-cell>
          <table:table-cell table:style-name="ce2" office:value-type="string">
            <text:p>TASCO</text:p>
          </table:table-cell>
          <table:table-cell table:style-name="ce1" office:value-type="string">
            <text:p>Boyacá</text:p>
          </table:table-cell>
          <table:table-cell table:formula="of:=LOWER([.B991])" office:value-type="string" office:string-value="tasco">
            <text:p>tasco</text:p>
          </table:table-cell>
          <table:table-cell table:formula="of:=PROPER([.D991])" office:value-type="string" office:string-value="Tasco">
            <text:p>Tasco</text:p>
          </table:table-cell>
          <table:table-cell table:formula="of:=LEN([.A991])" office:value-type="float" office:value="5">
            <text:p>5</text:p>
          </table:table-cell>
          <table:table-cell table:formula="of:=IF([.F991]=5;[.A991];CONCATENATE(&quot;0&quot;;[.A991]))" office:value-type="float" office:value="15790">
            <text:p>15790</text:p>
          </table:table-cell>
          <table:table-cell office:value-type="float" office:value="15790">
            <text:p>15790</text:p>
          </table:table-cell>
          <table:table-cell office:value-type="string">
            <text:p>Tasco</text:p>
          </table:table-cell>
          <table:table-cell table:formula="of:=(CONCATENATE(&quot;insert into `Ciudad`(`Nombre`,`Codigo`) values('&quot;;[.I991];&quot;','&quot;;[.H991];&quot;');&quot;))" office:value-type="string" office:string-value="insert into `Ciudad`(`Nombre`,`Codigo`) values('Tasco','15790');">
            <text:p>insert into `Ciudad`(`Nombre`,`Codigo`) values('Tasco','15790');</text:p>
          </table:table-cell>
          <table:table-cell table:formula="of:=CONCATENATE(&quot;new Ciudad{Codigo=&quot;&quot;&quot;;[.H991];&quot;&quot;&quot;,Nombre=&quot;&quot;&quot;;[.I991];&quot;&quot;&quot;},&quot;)" office:value-type="string" office:string-value="new Ciudad{Codigo=&quot;15790&quot;,Nombre=&quot;Tasco&quot;},">
            <text:p>new Ciudad{Codigo="15790",Nombre="Tasco"},</text:p>
          </table:table-cell>
          <table:table-cell table:formula="of:=LEN([.B991])" office:value-type="float" office:value="5">
            <text:p>5</text:p>
          </table:table-cell>
        </table:table-row>
        <table:table-row table:style-name="ro2">
          <table:table-cell table:style-name="ce1" office:value-type="float" office:value="85410">
            <text:p>85410</text:p>
          </table:table-cell>
          <table:table-cell table:style-name="ce2" office:value-type="string">
            <text:p>TAURAMENA</text:p>
          </table:table-cell>
          <table:table-cell table:style-name="ce1" office:value-type="string">
            <text:p>Casanare</text:p>
          </table:table-cell>
          <table:table-cell table:formula="of:=LOWER([.B992])" office:value-type="string" office:string-value="tauramena">
            <text:p>tauramena</text:p>
          </table:table-cell>
          <table:table-cell table:formula="of:=PROPER([.D992])" office:value-type="string" office:string-value="Tauramena">
            <text:p>Tauramena</text:p>
          </table:table-cell>
          <table:table-cell table:formula="of:=LEN([.A992])" office:value-type="float" office:value="5">
            <text:p>5</text:p>
          </table:table-cell>
          <table:table-cell table:formula="of:=IF([.F992]=5;[.A992];CONCATENATE(&quot;0&quot;;[.A992]))" office:value-type="float" office:value="85410">
            <text:p>85410</text:p>
          </table:table-cell>
          <table:table-cell office:value-type="float" office:value="85410">
            <text:p>85410</text:p>
          </table:table-cell>
          <table:table-cell office:value-type="string">
            <text:p>Tauramena</text:p>
          </table:table-cell>
          <table:table-cell table:formula="of:=(CONCATENATE(&quot;insert into `Ciudad`(`Nombre`,`Codigo`) values('&quot;;[.I992];&quot;','&quot;;[.H992];&quot;');&quot;))" office:value-type="string" office:string-value="insert into `Ciudad`(`Nombre`,`Codigo`) values('Tauramena','85410');">
            <text:p>insert into `Ciudad`(`Nombre`,`Codigo`) values('Tauramena','85410');</text:p>
          </table:table-cell>
          <table:table-cell table:formula="of:=CONCATENATE(&quot;new Ciudad{Codigo=&quot;&quot;&quot;;[.H992];&quot;&quot;&quot;,Nombre=&quot;&quot;&quot;;[.I992];&quot;&quot;&quot;},&quot;)" office:value-type="string" office:string-value="new Ciudad{Codigo=&quot;85410&quot;,Nombre=&quot;Tauramena&quot;},">
            <text:p>new Ciudad{Codigo="85410",Nombre="Tauramena"},</text:p>
          </table:table-cell>
          <table:table-cell table:formula="of:=LEN([.B992])" office:value-type="float" office:value="9">
            <text:p>9</text:p>
          </table:table-cell>
        </table:table-row>
        <table:table-row table:style-name="ro2">
          <table:table-cell table:style-name="ce1" office:value-type="float" office:value="25793">
            <text:p>25793</text:p>
          </table:table-cell>
          <table:table-cell table:style-name="ce2" office:value-type="string">
            <text:p>TAUSA</text:p>
          </table:table-cell>
          <table:table-cell table:style-name="ce1" office:value-type="string">
            <text:p>Cundinamarca</text:p>
          </table:table-cell>
          <table:table-cell table:formula="of:=LOWER([.B993])" office:value-type="string" office:string-value="tausa">
            <text:p>tausa</text:p>
          </table:table-cell>
          <table:table-cell table:formula="of:=PROPER([.D993])" office:value-type="string" office:string-value="Tausa">
            <text:p>Tausa</text:p>
          </table:table-cell>
          <table:table-cell table:formula="of:=LEN([.A993])" office:value-type="float" office:value="5">
            <text:p>5</text:p>
          </table:table-cell>
          <table:table-cell table:formula="of:=IF([.F993]=5;[.A993];CONCATENATE(&quot;0&quot;;[.A993]))" office:value-type="float" office:value="25793">
            <text:p>25793</text:p>
          </table:table-cell>
          <table:table-cell office:value-type="float" office:value="25793">
            <text:p>25793</text:p>
          </table:table-cell>
          <table:table-cell office:value-type="string">
            <text:p>Tausa</text:p>
          </table:table-cell>
          <table:table-cell table:formula="of:=(CONCATENATE(&quot;insert into `Ciudad`(`Nombre`,`Codigo`) values('&quot;;[.I993];&quot;','&quot;;[.H993];&quot;');&quot;))" office:value-type="string" office:string-value="insert into `Ciudad`(`Nombre`,`Codigo`) values('Tausa','25793');">
            <text:p>insert into `Ciudad`(`Nombre`,`Codigo`) values('Tausa','25793');</text:p>
          </table:table-cell>
          <table:table-cell table:formula="of:=CONCATENATE(&quot;new Ciudad{Codigo=&quot;&quot;&quot;;[.H993];&quot;&quot;&quot;,Nombre=&quot;&quot;&quot;;[.I993];&quot;&quot;&quot;},&quot;)" office:value-type="string" office:string-value="new Ciudad{Codigo=&quot;25793&quot;,Nombre=&quot;Tausa&quot;},">
            <text:p>new Ciudad{Codigo="25793",Nombre="Tausa"},</text:p>
          </table:table-cell>
          <table:table-cell table:formula="of:=LEN([.B993])" office:value-type="float" office:value="5">
            <text:p>5</text:p>
          </table:table-cell>
        </table:table-row>
        <table:table-row table:style-name="ro2">
          <table:table-cell table:style-name="ce1" office:value-type="float" office:value="41799">
            <text:p>41799</text:p>
          </table:table-cell>
          <table:table-cell table:style-name="ce2" office:value-type="string">
            <text:p>TELLO</text:p>
          </table:table-cell>
          <table:table-cell table:style-name="ce1" office:value-type="string">
            <text:p>Huila</text:p>
          </table:table-cell>
          <table:table-cell table:formula="of:=LOWER([.B994])" office:value-type="string" office:string-value="tello">
            <text:p>tello</text:p>
          </table:table-cell>
          <table:table-cell table:formula="of:=PROPER([.D994])" office:value-type="string" office:string-value="Tello">
            <text:p>Tello</text:p>
          </table:table-cell>
          <table:table-cell table:formula="of:=LEN([.A994])" office:value-type="float" office:value="5">
            <text:p>5</text:p>
          </table:table-cell>
          <table:table-cell table:formula="of:=IF([.F994]=5;[.A994];CONCATENATE(&quot;0&quot;;[.A994]))" office:value-type="float" office:value="41799">
            <text:p>41799</text:p>
          </table:table-cell>
          <table:table-cell office:value-type="float" office:value="41799">
            <text:p>41799</text:p>
          </table:table-cell>
          <table:table-cell office:value-type="string">
            <text:p>Tello</text:p>
          </table:table-cell>
          <table:table-cell table:formula="of:=(CONCATENATE(&quot;insert into `Ciudad`(`Nombre`,`Codigo`) values('&quot;;[.I994];&quot;','&quot;;[.H994];&quot;');&quot;))" office:value-type="string" office:string-value="insert into `Ciudad`(`Nombre`,`Codigo`) values('Tello','41799');">
            <text:p>insert into `Ciudad`(`Nombre`,`Codigo`) values('Tello','41799');</text:p>
          </table:table-cell>
          <table:table-cell table:formula="of:=CONCATENATE(&quot;new Ciudad{Codigo=&quot;&quot;&quot;;[.H994];&quot;&quot;&quot;,Nombre=&quot;&quot;&quot;;[.I994];&quot;&quot;&quot;},&quot;)" office:value-type="string" office:string-value="new Ciudad{Codigo=&quot;41799&quot;,Nombre=&quot;Tello&quot;},">
            <text:p>new Ciudad{Codigo="41799",Nombre="Tello"},</text:p>
          </table:table-cell>
          <table:table-cell table:formula="of:=LEN([.B994])" office:value-type="float" office:value="5">
            <text:p>5</text:p>
          </table:table-cell>
        </table:table-row>
        <table:table-row table:style-name="ro2">
          <table:table-cell table:style-name="ce1" office:value-type="float" office:value="25797">
            <text:p>25797</text:p>
          </table:table-cell>
          <table:table-cell table:style-name="ce2" office:value-type="string">
            <text:p>TENA</text:p>
          </table:table-cell>
          <table:table-cell table:style-name="ce1" office:value-type="string">
            <text:p>Cundinamarca</text:p>
          </table:table-cell>
          <table:table-cell table:formula="of:=LOWER([.B995])" office:value-type="string" office:string-value="tena">
            <text:p>tena</text:p>
          </table:table-cell>
          <table:table-cell table:formula="of:=PROPER([.D995])" office:value-type="string" office:string-value="Tena">
            <text:p>Tena</text:p>
          </table:table-cell>
          <table:table-cell table:formula="of:=LEN([.A995])" office:value-type="float" office:value="5">
            <text:p>5</text:p>
          </table:table-cell>
          <table:table-cell table:formula="of:=IF([.F995]=5;[.A995];CONCATENATE(&quot;0&quot;;[.A995]))" office:value-type="float" office:value="25797">
            <text:p>25797</text:p>
          </table:table-cell>
          <table:table-cell office:value-type="float" office:value="25797">
            <text:p>25797</text:p>
          </table:table-cell>
          <table:table-cell office:value-type="string">
            <text:p>Tena</text:p>
          </table:table-cell>
          <table:table-cell table:formula="of:=(CONCATENATE(&quot;insert into `Ciudad`(`Nombre`,`Codigo`) values('&quot;;[.I995];&quot;','&quot;;[.H995];&quot;');&quot;))" office:value-type="string" office:string-value="insert into `Ciudad`(`Nombre`,`Codigo`) values('Tena','25797');">
            <text:p>insert into `Ciudad`(`Nombre`,`Codigo`) values('Tena','25797');</text:p>
          </table:table-cell>
          <table:table-cell table:formula="of:=CONCATENATE(&quot;new Ciudad{Codigo=&quot;&quot;&quot;;[.H995];&quot;&quot;&quot;,Nombre=&quot;&quot;&quot;;[.I995];&quot;&quot;&quot;},&quot;)" office:value-type="string" office:string-value="new Ciudad{Codigo=&quot;25797&quot;,Nombre=&quot;Tena&quot;},">
            <text:p>new Ciudad{Codigo="25797",Nombre="Tena"},</text:p>
          </table:table-cell>
          <table:table-cell table:formula="of:=LEN([.B995])" office:value-type="float" office:value="4">
            <text:p>4</text:p>
          </table:table-cell>
        </table:table-row>
        <table:table-row table:style-name="ro2">
          <table:table-cell table:style-name="ce1" office:value-type="float" office:value="47798">
            <text:p>47798</text:p>
          </table:table-cell>
          <table:table-cell table:style-name="ce2" office:value-type="string">
            <text:p>TENERIFE</text:p>
          </table:table-cell>
          <table:table-cell table:style-name="ce1" office:value-type="string">
            <text:p>Magdalena</text:p>
          </table:table-cell>
          <table:table-cell table:formula="of:=LOWER([.B996])" office:value-type="string" office:string-value="tenerife">
            <text:p>tenerife</text:p>
          </table:table-cell>
          <table:table-cell table:formula="of:=PROPER([.D996])" office:value-type="string" office:string-value="Tenerife">
            <text:p>Tenerife</text:p>
          </table:table-cell>
          <table:table-cell table:formula="of:=LEN([.A996])" office:value-type="float" office:value="5">
            <text:p>5</text:p>
          </table:table-cell>
          <table:table-cell table:formula="of:=IF([.F996]=5;[.A996];CONCATENATE(&quot;0&quot;;[.A996]))" office:value-type="float" office:value="47798">
            <text:p>47798</text:p>
          </table:table-cell>
          <table:table-cell office:value-type="float" office:value="47798">
            <text:p>47798</text:p>
          </table:table-cell>
          <table:table-cell office:value-type="string">
            <text:p>Tenerife</text:p>
          </table:table-cell>
          <table:table-cell table:formula="of:=(CONCATENATE(&quot;insert into `Ciudad`(`Nombre`,`Codigo`) values('&quot;;[.I996];&quot;','&quot;;[.H996];&quot;');&quot;))" office:value-type="string" office:string-value="insert into `Ciudad`(`Nombre`,`Codigo`) values('Tenerife','47798');">
            <text:p>insert into `Ciudad`(`Nombre`,`Codigo`) values('Tenerife','47798');</text:p>
          </table:table-cell>
          <table:table-cell table:formula="of:=CONCATENATE(&quot;new Ciudad{Codigo=&quot;&quot;&quot;;[.H996];&quot;&quot;&quot;,Nombre=&quot;&quot;&quot;;[.I996];&quot;&quot;&quot;},&quot;)" office:value-type="string" office:string-value="new Ciudad{Codigo=&quot;47798&quot;,Nombre=&quot;Tenerife&quot;},">
            <text:p>new Ciudad{Codigo="47798",Nombre="Tenerife"},</text:p>
          </table:table-cell>
          <table:table-cell table:formula="of:=LEN([.B996])" office:value-type="float" office:value="8">
            <text:p>8</text:p>
          </table:table-cell>
        </table:table-row>
        <table:table-row table:style-name="ro2">
          <table:table-cell table:style-name="ce1" office:value-type="float" office:value="25799">
            <text:p>25799</text:p>
          </table:table-cell>
          <table:table-cell table:style-name="ce2" office:value-type="string">
            <text:p>TENJO</text:p>
          </table:table-cell>
          <table:table-cell table:style-name="ce1" office:value-type="string">
            <text:p>Cundinamarca</text:p>
          </table:table-cell>
          <table:table-cell table:formula="of:=LOWER([.B997])" office:value-type="string" office:string-value="tenjo">
            <text:p>tenjo</text:p>
          </table:table-cell>
          <table:table-cell table:formula="of:=PROPER([.D997])" office:value-type="string" office:string-value="Tenjo">
            <text:p>Tenjo</text:p>
          </table:table-cell>
          <table:table-cell table:formula="of:=LEN([.A997])" office:value-type="float" office:value="5">
            <text:p>5</text:p>
          </table:table-cell>
          <table:table-cell table:formula="of:=IF([.F997]=5;[.A997];CONCATENATE(&quot;0&quot;;[.A997]))" office:value-type="float" office:value="25799">
            <text:p>25799</text:p>
          </table:table-cell>
          <table:table-cell office:value-type="float" office:value="25799">
            <text:p>25799</text:p>
          </table:table-cell>
          <table:table-cell office:value-type="string">
            <text:p>Tenjo</text:p>
          </table:table-cell>
          <table:table-cell table:formula="of:=(CONCATENATE(&quot;insert into `Ciudad`(`Nombre`,`Codigo`) values('&quot;;[.I997];&quot;','&quot;;[.H997];&quot;');&quot;))" office:value-type="string" office:string-value="insert into `Ciudad`(`Nombre`,`Codigo`) values('Tenjo','25799');">
            <text:p>insert into `Ciudad`(`Nombre`,`Codigo`) values('Tenjo','25799');</text:p>
          </table:table-cell>
          <table:table-cell table:formula="of:=CONCATENATE(&quot;new Ciudad{Codigo=&quot;&quot;&quot;;[.H997];&quot;&quot;&quot;,Nombre=&quot;&quot;&quot;;[.I997];&quot;&quot;&quot;},&quot;)" office:value-type="string" office:string-value="new Ciudad{Codigo=&quot;25799&quot;,Nombre=&quot;Tenjo&quot;},">
            <text:p>new Ciudad{Codigo="25799",Nombre="Tenjo"},</text:p>
          </table:table-cell>
          <table:table-cell table:formula="of:=LEN([.B997])" office:value-type="float" office:value="5">
            <text:p>5</text:p>
          </table:table-cell>
        </table:table-row>
        <table:table-row table:style-name="ro2">
          <table:table-cell table:style-name="ce1" office:value-type="float" office:value="15798">
            <text:p>15798</text:p>
          </table:table-cell>
          <table:table-cell table:style-name="ce2" office:value-type="string">
            <text:p>TENZA</text:p>
          </table:table-cell>
          <table:table-cell table:style-name="ce1" office:value-type="string">
            <text:p>Boyacá</text:p>
          </table:table-cell>
          <table:table-cell table:formula="of:=LOWER([.B998])" office:value-type="string" office:string-value="tenza">
            <text:p>tenza</text:p>
          </table:table-cell>
          <table:table-cell table:formula="of:=PROPER([.D998])" office:value-type="string" office:string-value="Tenza">
            <text:p>Tenza</text:p>
          </table:table-cell>
          <table:table-cell table:formula="of:=LEN([.A998])" office:value-type="float" office:value="5">
            <text:p>5</text:p>
          </table:table-cell>
          <table:table-cell table:formula="of:=IF([.F998]=5;[.A998];CONCATENATE(&quot;0&quot;;[.A998]))" office:value-type="float" office:value="15798">
            <text:p>15798</text:p>
          </table:table-cell>
          <table:table-cell office:value-type="float" office:value="15798">
            <text:p>15798</text:p>
          </table:table-cell>
          <table:table-cell office:value-type="string">
            <text:p>Tenza</text:p>
          </table:table-cell>
          <table:table-cell table:formula="of:=(CONCATENATE(&quot;insert into `Ciudad`(`Nombre`,`Codigo`) values('&quot;;[.I998];&quot;','&quot;;[.H998];&quot;');&quot;))" office:value-type="string" office:string-value="insert into `Ciudad`(`Nombre`,`Codigo`) values('Tenza','15798');">
            <text:p>insert into `Ciudad`(`Nombre`,`Codigo`) values('Tenza','15798');</text:p>
          </table:table-cell>
          <table:table-cell table:formula="of:=CONCATENATE(&quot;new Ciudad{Codigo=&quot;&quot;&quot;;[.H998];&quot;&quot;&quot;,Nombre=&quot;&quot;&quot;;[.I998];&quot;&quot;&quot;},&quot;)" office:value-type="string" office:string-value="new Ciudad{Codigo=&quot;15798&quot;,Nombre=&quot;Tenza&quot;},">
            <text:p>new Ciudad{Codigo="15798",Nombre="Tenza"},</text:p>
          </table:table-cell>
          <table:table-cell table:formula="of:=LEN([.B998])" office:value-type="float" office:value="5">
            <text:p>5</text:p>
          </table:table-cell>
        </table:table-row>
        <table:table-row table:style-name="ro2">
          <table:table-cell table:style-name="ce1" office:value-type="float" office:value="54800">
            <text:p>54800</text:p>
          </table:table-cell>
          <table:table-cell table:style-name="ce2" office:value-type="string">
            <text:p>TEORAMA</text:p>
          </table:table-cell>
          <table:table-cell table:style-name="ce1" office:value-type="string">
            <text:p>Norte de Santander</text:p>
          </table:table-cell>
          <table:table-cell table:formula="of:=LOWER([.B999])" office:value-type="string" office:string-value="teorama">
            <text:p>teorama</text:p>
          </table:table-cell>
          <table:table-cell table:formula="of:=PROPER([.D999])" office:value-type="string" office:string-value="Teorama">
            <text:p>Teorama</text:p>
          </table:table-cell>
          <table:table-cell table:formula="of:=LEN([.A999])" office:value-type="float" office:value="5">
            <text:p>5</text:p>
          </table:table-cell>
          <table:table-cell table:formula="of:=IF([.F999]=5;[.A999];CONCATENATE(&quot;0&quot;;[.A999]))" office:value-type="float" office:value="54800">
            <text:p>54800</text:p>
          </table:table-cell>
          <table:table-cell office:value-type="float" office:value="54800">
            <text:p>54800</text:p>
          </table:table-cell>
          <table:table-cell office:value-type="string">
            <text:p>Teorama</text:p>
          </table:table-cell>
          <table:table-cell table:formula="of:=(CONCATENATE(&quot;insert into `Ciudad`(`Nombre`,`Codigo`) values('&quot;;[.I999];&quot;','&quot;;[.H999];&quot;');&quot;))" office:value-type="string" office:string-value="insert into `Ciudad`(`Nombre`,`Codigo`) values('Teorama','54800');">
            <text:p>insert into `Ciudad`(`Nombre`,`Codigo`) values('Teorama','54800');</text:p>
          </table:table-cell>
          <table:table-cell table:formula="of:=CONCATENATE(&quot;new Ciudad{Codigo=&quot;&quot;&quot;;[.H999];&quot;&quot;&quot;,Nombre=&quot;&quot;&quot;;[.I999];&quot;&quot;&quot;},&quot;)" office:value-type="string" office:string-value="new Ciudad{Codigo=&quot;54800&quot;,Nombre=&quot;Teorama&quot;},">
            <text:p>new Ciudad{Codigo="54800",Nombre="Teorama"},</text:p>
          </table:table-cell>
          <table:table-cell table:formula="of:=LEN([.B999])" office:value-type="float" office:value="7">
            <text:p>7</text:p>
          </table:table-cell>
        </table:table-row>
        <table:table-row table:style-name="ro2">
          <table:table-cell table:style-name="ce1" office:value-type="float" office:value="41801">
            <text:p>41801</text:p>
          </table:table-cell>
          <table:table-cell table:style-name="ce2" office:value-type="string">
            <text:p>TERUEL</text:p>
          </table:table-cell>
          <table:table-cell table:style-name="ce1" office:value-type="string">
            <text:p>Huila</text:p>
          </table:table-cell>
          <table:table-cell table:formula="of:=LOWER([.B1000])" office:value-type="string" office:string-value="teruel">
            <text:p>teruel</text:p>
          </table:table-cell>
          <table:table-cell table:formula="of:=PROPER([.D1000])" office:value-type="string" office:string-value="Teruel">
            <text:p>Teruel</text:p>
          </table:table-cell>
          <table:table-cell table:formula="of:=LEN([.A1000])" office:value-type="float" office:value="5">
            <text:p>5</text:p>
          </table:table-cell>
          <table:table-cell table:formula="of:=IF([.F1000]=5;[.A1000];CONCATENATE(&quot;0&quot;;[.A1000]))" office:value-type="float" office:value="41801">
            <text:p>41801</text:p>
          </table:table-cell>
          <table:table-cell office:value-type="float" office:value="41801">
            <text:p>41801</text:p>
          </table:table-cell>
          <table:table-cell office:value-type="string">
            <text:p>Teruel</text:p>
          </table:table-cell>
          <table:table-cell table:formula="of:=(CONCATENATE(&quot;insert into `Ciudad`(`Nombre`,`Codigo`) values('&quot;;[.I1000];&quot;','&quot;;[.H1000];&quot;');&quot;))" office:value-type="string" office:string-value="insert into `Ciudad`(`Nombre`,`Codigo`) values('Teruel','41801');">
            <text:p>insert into `Ciudad`(`Nombre`,`Codigo`) values('Teruel','41801');</text:p>
          </table:table-cell>
          <table:table-cell table:formula="of:=CONCATENATE(&quot;new Ciudad{Codigo=&quot;&quot;&quot;;[.H1000];&quot;&quot;&quot;,Nombre=&quot;&quot;&quot;;[.I1000];&quot;&quot;&quot;},&quot;)" office:value-type="string" office:string-value="new Ciudad{Codigo=&quot;41801&quot;,Nombre=&quot;Teruel&quot;},">
            <text:p>new Ciudad{Codigo="41801",Nombre="Teruel"},</text:p>
          </table:table-cell>
          <table:table-cell table:formula="of:=LEN([.B1000])" office:value-type="float" office:value="6">
            <text:p>6</text:p>
          </table:table-cell>
        </table:table-row>
        <table:table-row table:style-name="ro2">
          <table:table-cell table:style-name="ce1" office:value-type="float" office:value="41797">
            <text:p>41797</text:p>
          </table:table-cell>
          <table:table-cell table:style-name="ce2" office:value-type="string">
            <text:p>TESALIA</text:p>
          </table:table-cell>
          <table:table-cell table:style-name="ce1" office:value-type="string">
            <text:p>Huila</text:p>
          </table:table-cell>
          <table:table-cell table:formula="of:=LOWER([.B1001])" office:value-type="string" office:string-value="tesalia">
            <text:p>tesalia</text:p>
          </table:table-cell>
          <table:table-cell table:formula="of:=PROPER([.D1001])" office:value-type="string" office:string-value="Tesalia">
            <text:p>Tesalia</text:p>
          </table:table-cell>
          <table:table-cell table:formula="of:=LEN([.A1001])" office:value-type="float" office:value="5">
            <text:p>5</text:p>
          </table:table-cell>
          <table:table-cell table:formula="of:=IF([.F1001]=5;[.A1001];CONCATENATE(&quot;0&quot;;[.A1001]))" office:value-type="float" office:value="41797">
            <text:p>41797</text:p>
          </table:table-cell>
          <table:table-cell office:value-type="float" office:value="41797">
            <text:p>41797</text:p>
          </table:table-cell>
          <table:table-cell office:value-type="string">
            <text:p>Tesalia</text:p>
          </table:table-cell>
          <table:table-cell table:formula="of:=(CONCATENATE(&quot;insert into `Ciudad`(`Nombre`,`Codigo`) values('&quot;;[.I1001];&quot;','&quot;;[.H1001];&quot;');&quot;))" office:value-type="string" office:string-value="insert into `Ciudad`(`Nombre`,`Codigo`) values('Tesalia','41797');">
            <text:p>insert into `Ciudad`(`Nombre`,`Codigo`) values('Tesalia','41797');</text:p>
          </table:table-cell>
          <table:table-cell table:formula="of:=CONCATENATE(&quot;new Ciudad{Codigo=&quot;&quot;&quot;;[.H1001];&quot;&quot;&quot;,Nombre=&quot;&quot;&quot;;[.I1001];&quot;&quot;&quot;},&quot;)" office:value-type="string" office:string-value="new Ciudad{Codigo=&quot;41797&quot;,Nombre=&quot;Tesalia&quot;},">
            <text:p>new Ciudad{Codigo="41797",Nombre="Tesalia"},</text:p>
          </table:table-cell>
          <table:table-cell table:formula="of:=LEN([.B1001])" office:value-type="float" office:value="7">
            <text:p>7</text:p>
          </table:table-cell>
        </table:table-row>
        <table:table-row table:style-name="ro2">
          <table:table-cell table:style-name="ce1" office:value-type="float" office:value="25805">
            <text:p>25805</text:p>
          </table:table-cell>
          <table:table-cell table:style-name="ce2" office:value-type="string">
            <text:p>TIBACUY</text:p>
          </table:table-cell>
          <table:table-cell table:style-name="ce1" office:value-type="string">
            <text:p>Cundinamarca</text:p>
          </table:table-cell>
          <table:table-cell table:formula="of:=LOWER([.B1002])" office:value-type="string" office:string-value="tibacuy">
            <text:p>tibacuy</text:p>
          </table:table-cell>
          <table:table-cell table:formula="of:=PROPER([.D1002])" office:value-type="string" office:string-value="Tibacuy">
            <text:p>Tibacuy</text:p>
          </table:table-cell>
          <table:table-cell table:formula="of:=LEN([.A1002])" office:value-type="float" office:value="5">
            <text:p>5</text:p>
          </table:table-cell>
          <table:table-cell table:formula="of:=IF([.F1002]=5;[.A1002];CONCATENATE(&quot;0&quot;;[.A1002]))" office:value-type="float" office:value="25805">
            <text:p>25805</text:p>
          </table:table-cell>
          <table:table-cell office:value-type="float" office:value="25805">
            <text:p>25805</text:p>
          </table:table-cell>
          <table:table-cell office:value-type="string">
            <text:p>Tibacuy</text:p>
          </table:table-cell>
          <table:table-cell table:formula="of:=(CONCATENATE(&quot;insert into `Ciudad`(`Nombre`,`Codigo`) values('&quot;;[.I1002];&quot;','&quot;;[.H1002];&quot;');&quot;))" office:value-type="string" office:string-value="insert into `Ciudad`(`Nombre`,`Codigo`) values('Tibacuy','25805');">
            <text:p>insert into `Ciudad`(`Nombre`,`Codigo`) values('Tibacuy','25805');</text:p>
          </table:table-cell>
          <table:table-cell table:formula="of:=CONCATENATE(&quot;new Ciudad{Codigo=&quot;&quot;&quot;;[.H1002];&quot;&quot;&quot;,Nombre=&quot;&quot;&quot;;[.I1002];&quot;&quot;&quot;},&quot;)" office:value-type="string" office:string-value="new Ciudad{Codigo=&quot;25805&quot;,Nombre=&quot;Tibacuy&quot;},">
            <text:p>new Ciudad{Codigo="25805",Nombre="Tibacuy"},</text:p>
          </table:table-cell>
          <table:table-cell table:formula="of:=LEN([.B1002])" office:value-type="float" office:value="7">
            <text:p>7</text:p>
          </table:table-cell>
        </table:table-row>
        <table:table-row table:style-name="ro2">
          <table:table-cell table:style-name="ce1" office:value-type="float" office:value="15804">
            <text:p>15804</text:p>
          </table:table-cell>
          <table:table-cell table:style-name="ce2" office:value-type="string">
            <text:p>TIBANÁ</text:p>
          </table:table-cell>
          <table:table-cell table:style-name="ce1" office:value-type="string">
            <text:p>Boyacá</text:p>
          </table:table-cell>
          <table:table-cell table:formula="of:=LOWER([.B1003])" office:value-type="string" office:string-value="tibaná">
            <text:p>tibaná</text:p>
          </table:table-cell>
          <table:table-cell table:formula="of:=PROPER([.D1003])" office:value-type="string" office:string-value="Tibaná">
            <text:p>Tibaná</text:p>
          </table:table-cell>
          <table:table-cell table:formula="of:=LEN([.A1003])" office:value-type="float" office:value="5">
            <text:p>5</text:p>
          </table:table-cell>
          <table:table-cell table:formula="of:=IF([.F1003]=5;[.A1003];CONCATENATE(&quot;0&quot;;[.A1003]))" office:value-type="float" office:value="15804">
            <text:p>15804</text:p>
          </table:table-cell>
          <table:table-cell office:value-type="float" office:value="15804">
            <text:p>15804</text:p>
          </table:table-cell>
          <table:table-cell office:value-type="string">
            <text:p>Tibaná</text:p>
          </table:table-cell>
          <table:table-cell table:formula="of:=(CONCATENATE(&quot;insert into `Ciudad`(`Nombre`,`Codigo`) values('&quot;;[.I1003];&quot;','&quot;;[.H1003];&quot;');&quot;))" office:value-type="string" office:string-value="insert into `Ciudad`(`Nombre`,`Codigo`) values('Tibaná','15804');">
            <text:p>insert into `Ciudad`(`Nombre`,`Codigo`) values('Tibaná','15804');</text:p>
          </table:table-cell>
          <table:table-cell table:formula="of:=CONCATENATE(&quot;new Ciudad{Codigo=&quot;&quot;&quot;;[.H1003];&quot;&quot;&quot;,Nombre=&quot;&quot;&quot;;[.I1003];&quot;&quot;&quot;},&quot;)" office:value-type="string" office:string-value="new Ciudad{Codigo=&quot;15804&quot;,Nombre=&quot;Tibaná&quot;},">
            <text:p>new Ciudad{Codigo="15804",Nombre="Tibaná"},</text:p>
          </table:table-cell>
          <table:table-cell table:formula="of:=LEN([.B1003])" office:value-type="float" office:value="6">
            <text:p>6</text:p>
          </table:table-cell>
        </table:table-row>
        <table:table-row table:style-name="ro2">
          <table:table-cell table:style-name="ce1" office:value-type="float" office:value="15806">
            <text:p>15806</text:p>
          </table:table-cell>
          <table:table-cell table:style-name="ce2" office:value-type="string">
            <text:p>TIBASOSA</text:p>
          </table:table-cell>
          <table:table-cell table:style-name="ce1" office:value-type="string">
            <text:p>Boyacá</text:p>
          </table:table-cell>
          <table:table-cell table:formula="of:=LOWER([.B1004])" office:value-type="string" office:string-value="tibasosa">
            <text:p>tibasosa</text:p>
          </table:table-cell>
          <table:table-cell table:formula="of:=PROPER([.D1004])" office:value-type="string" office:string-value="Tibasosa">
            <text:p>Tibasosa</text:p>
          </table:table-cell>
          <table:table-cell table:formula="of:=LEN([.A1004])" office:value-type="float" office:value="5">
            <text:p>5</text:p>
          </table:table-cell>
          <table:table-cell table:formula="of:=IF([.F1004]=5;[.A1004];CONCATENATE(&quot;0&quot;;[.A1004]))" office:value-type="float" office:value="15806">
            <text:p>15806</text:p>
          </table:table-cell>
          <table:table-cell office:value-type="float" office:value="15806">
            <text:p>15806</text:p>
          </table:table-cell>
          <table:table-cell office:value-type="string">
            <text:p>Tibasosa</text:p>
          </table:table-cell>
          <table:table-cell table:formula="of:=(CONCATENATE(&quot;insert into `Ciudad`(`Nombre`,`Codigo`) values('&quot;;[.I1004];&quot;','&quot;;[.H1004];&quot;');&quot;))" office:value-type="string" office:string-value="insert into `Ciudad`(`Nombre`,`Codigo`) values('Tibasosa','15806');">
            <text:p>insert into `Ciudad`(`Nombre`,`Codigo`) values('Tibasosa','15806');</text:p>
          </table:table-cell>
          <table:table-cell table:formula="of:=CONCATENATE(&quot;new Ciudad{Codigo=&quot;&quot;&quot;;[.H1004];&quot;&quot;&quot;,Nombre=&quot;&quot;&quot;;[.I1004];&quot;&quot;&quot;},&quot;)" office:value-type="string" office:string-value="new Ciudad{Codigo=&quot;15806&quot;,Nombre=&quot;Tibasosa&quot;},">
            <text:p>new Ciudad{Codigo="15806",Nombre="Tibasosa"},</text:p>
          </table:table-cell>
          <table:table-cell table:formula="of:=LEN([.B1004])" office:value-type="float" office:value="8">
            <text:p>8</text:p>
          </table:table-cell>
        </table:table-row>
        <table:table-row table:style-name="ro2">
          <table:table-cell table:style-name="ce1" office:value-type="float" office:value="25807">
            <text:p>25807</text:p>
          </table:table-cell>
          <table:table-cell table:style-name="ce2" office:value-type="string">
            <text:p>TIBIRITA</text:p>
          </table:table-cell>
          <table:table-cell table:style-name="ce1" office:value-type="string">
            <text:p>Cundinamarca</text:p>
          </table:table-cell>
          <table:table-cell table:formula="of:=LOWER([.B1005])" office:value-type="string" office:string-value="tibirita">
            <text:p>tibirita</text:p>
          </table:table-cell>
          <table:table-cell table:formula="of:=PROPER([.D1005])" office:value-type="string" office:string-value="Tibirita">
            <text:p>Tibirita</text:p>
          </table:table-cell>
          <table:table-cell table:formula="of:=LEN([.A1005])" office:value-type="float" office:value="5">
            <text:p>5</text:p>
          </table:table-cell>
          <table:table-cell table:formula="of:=IF([.F1005]=5;[.A1005];CONCATENATE(&quot;0&quot;;[.A1005]))" office:value-type="float" office:value="25807">
            <text:p>25807</text:p>
          </table:table-cell>
          <table:table-cell office:value-type="float" office:value="25807">
            <text:p>25807</text:p>
          </table:table-cell>
          <table:table-cell office:value-type="string">
            <text:p>Tibirita</text:p>
          </table:table-cell>
          <table:table-cell table:formula="of:=(CONCATENATE(&quot;insert into `Ciudad`(`Nombre`,`Codigo`) values('&quot;;[.I1005];&quot;','&quot;;[.H1005];&quot;');&quot;))" office:value-type="string" office:string-value="insert into `Ciudad`(`Nombre`,`Codigo`) values('Tibirita','25807');">
            <text:p>insert into `Ciudad`(`Nombre`,`Codigo`) values('Tibirita','25807');</text:p>
          </table:table-cell>
          <table:table-cell table:formula="of:=CONCATENATE(&quot;new Ciudad{Codigo=&quot;&quot;&quot;;[.H1005];&quot;&quot;&quot;,Nombre=&quot;&quot;&quot;;[.I1005];&quot;&quot;&quot;},&quot;)" office:value-type="string" office:string-value="new Ciudad{Codigo=&quot;25807&quot;,Nombre=&quot;Tibirita&quot;},">
            <text:p>new Ciudad{Codigo="25807",Nombre="Tibirita"},</text:p>
          </table:table-cell>
          <table:table-cell table:formula="of:=LEN([.B1005])" office:value-type="float" office:value="8">
            <text:p>8</text:p>
          </table:table-cell>
        </table:table-row>
        <table:table-row table:style-name="ro2">
          <table:table-cell table:style-name="ce1" office:value-type="float" office:value="54810">
            <text:p>54810</text:p>
          </table:table-cell>
          <table:table-cell table:style-name="ce2" office:value-type="string">
            <text:p>TIBÚ</text:p>
          </table:table-cell>
          <table:table-cell table:style-name="ce1" office:value-type="string">
            <text:p>Norte de Santander</text:p>
          </table:table-cell>
          <table:table-cell table:formula="of:=LOWER([.B1006])" office:value-type="string" office:string-value="tibú">
            <text:p>tibú</text:p>
          </table:table-cell>
          <table:table-cell table:formula="of:=PROPER([.D1006])" office:value-type="string" office:string-value="Tibú">
            <text:p>Tibú</text:p>
          </table:table-cell>
          <table:table-cell table:formula="of:=LEN([.A1006])" office:value-type="float" office:value="5">
            <text:p>5</text:p>
          </table:table-cell>
          <table:table-cell table:formula="of:=IF([.F1006]=5;[.A1006];CONCATENATE(&quot;0&quot;;[.A1006]))" office:value-type="float" office:value="54810">
            <text:p>54810</text:p>
          </table:table-cell>
          <table:table-cell office:value-type="float" office:value="54810">
            <text:p>54810</text:p>
          </table:table-cell>
          <table:table-cell office:value-type="string">
            <text:p>Tibú</text:p>
          </table:table-cell>
          <table:table-cell table:formula="of:=(CONCATENATE(&quot;insert into `Ciudad`(`Nombre`,`Codigo`) values('&quot;;[.I1006];&quot;','&quot;;[.H1006];&quot;');&quot;))" office:value-type="string" office:string-value="insert into `Ciudad`(`Nombre`,`Codigo`) values('Tibú','54810');">
            <text:p>insert into `Ciudad`(`Nombre`,`Codigo`) values('Tibú','54810');</text:p>
          </table:table-cell>
          <table:table-cell table:formula="of:=CONCATENATE(&quot;new Ciudad{Codigo=&quot;&quot;&quot;;[.H1006];&quot;&quot;&quot;,Nombre=&quot;&quot;&quot;;[.I1006];&quot;&quot;&quot;},&quot;)" office:value-type="string" office:string-value="new Ciudad{Codigo=&quot;54810&quot;,Nombre=&quot;Tibú&quot;},">
            <text:p>new Ciudad{Codigo="54810",Nombre="Tibú"},</text:p>
          </table:table-cell>
          <table:table-cell table:formula="of:=LEN([.B1006])" office:value-type="float" office:value="4">
            <text:p>4</text:p>
          </table:table-cell>
        </table:table-row>
        <table:table-row table:style-name="ro2">
          <table:table-cell table:style-name="ce1" office:value-type="float" office:value="23807">
            <text:p>23807</text:p>
          </table:table-cell>
          <table:table-cell table:style-name="ce2" office:value-type="string">
            <text:p>TIERRALTA</text:p>
          </table:table-cell>
          <table:table-cell table:style-name="ce1" office:value-type="string">
            <text:p>Córdoba</text:p>
          </table:table-cell>
          <table:table-cell table:formula="of:=LOWER([.B1007])" office:value-type="string" office:string-value="tierralta">
            <text:p>tierralta</text:p>
          </table:table-cell>
          <table:table-cell table:formula="of:=PROPER([.D1007])" office:value-type="string" office:string-value="Tierralta">
            <text:p>Tierralta</text:p>
          </table:table-cell>
          <table:table-cell table:formula="of:=LEN([.A1007])" office:value-type="float" office:value="5">
            <text:p>5</text:p>
          </table:table-cell>
          <table:table-cell table:formula="of:=IF([.F1007]=5;[.A1007];CONCATENATE(&quot;0&quot;;[.A1007]))" office:value-type="float" office:value="23807">
            <text:p>23807</text:p>
          </table:table-cell>
          <table:table-cell office:value-type="float" office:value="23807">
            <text:p>23807</text:p>
          </table:table-cell>
          <table:table-cell office:value-type="string">
            <text:p>Tierralta</text:p>
          </table:table-cell>
          <table:table-cell table:formula="of:=(CONCATENATE(&quot;insert into `Ciudad`(`Nombre`,`Codigo`) values('&quot;;[.I1007];&quot;','&quot;;[.H1007];&quot;');&quot;))" office:value-type="string" office:string-value="insert into `Ciudad`(`Nombre`,`Codigo`) values('Tierralta','23807');">
            <text:p>insert into `Ciudad`(`Nombre`,`Codigo`) values('Tierralta','23807');</text:p>
          </table:table-cell>
          <table:table-cell table:formula="of:=CONCATENATE(&quot;new Ciudad{Codigo=&quot;&quot;&quot;;[.H1007];&quot;&quot;&quot;,Nombre=&quot;&quot;&quot;;[.I1007];&quot;&quot;&quot;},&quot;)" office:value-type="string" office:string-value="new Ciudad{Codigo=&quot;23807&quot;,Nombre=&quot;Tierralta&quot;},">
            <text:p>new Ciudad{Codigo="23807",Nombre="Tierralta"},</text:p>
          </table:table-cell>
          <table:table-cell table:formula="of:=LEN([.B1007])" office:value-type="float" office:value="9">
            <text:p>9</text:p>
          </table:table-cell>
        </table:table-row>
        <table:table-row table:style-name="ro2">
          <table:table-cell table:style-name="ce1" office:value-type="float" office:value="41807">
            <text:p>41807</text:p>
          </table:table-cell>
          <table:table-cell table:style-name="ce2" office:value-type="string">
            <text:p>TIMANÁ</text:p>
          </table:table-cell>
          <table:table-cell table:style-name="ce1" office:value-type="string">
            <text:p>Huila</text:p>
          </table:table-cell>
          <table:table-cell table:formula="of:=LOWER([.B1008])" office:value-type="string" office:string-value="timaná">
            <text:p>timaná</text:p>
          </table:table-cell>
          <table:table-cell table:formula="of:=PROPER([.D1008])" office:value-type="string" office:string-value="Timaná">
            <text:p>Timaná</text:p>
          </table:table-cell>
          <table:table-cell table:formula="of:=LEN([.A1008])" office:value-type="float" office:value="5">
            <text:p>5</text:p>
          </table:table-cell>
          <table:table-cell table:formula="of:=IF([.F1008]=5;[.A1008];CONCATENATE(&quot;0&quot;;[.A1008]))" office:value-type="float" office:value="41807">
            <text:p>41807</text:p>
          </table:table-cell>
          <table:table-cell office:value-type="float" office:value="41807">
            <text:p>41807</text:p>
          </table:table-cell>
          <table:table-cell office:value-type="string">
            <text:p>Timaná</text:p>
          </table:table-cell>
          <table:table-cell table:formula="of:=(CONCATENATE(&quot;insert into `Ciudad`(`Nombre`,`Codigo`) values('&quot;;[.I1008];&quot;','&quot;;[.H1008];&quot;');&quot;))" office:value-type="string" office:string-value="insert into `Ciudad`(`Nombre`,`Codigo`) values('Timaná','41807');">
            <text:p>insert into `Ciudad`(`Nombre`,`Codigo`) values('Timaná','41807');</text:p>
          </table:table-cell>
          <table:table-cell table:formula="of:=CONCATENATE(&quot;new Ciudad{Codigo=&quot;&quot;&quot;;[.H1008];&quot;&quot;&quot;,Nombre=&quot;&quot;&quot;;[.I1008];&quot;&quot;&quot;},&quot;)" office:value-type="string" office:string-value="new Ciudad{Codigo=&quot;41807&quot;,Nombre=&quot;Timaná&quot;},">
            <text:p>new Ciudad{Codigo="41807",Nombre="Timaná"},</text:p>
          </table:table-cell>
          <table:table-cell table:formula="of:=LEN([.B1008])" office:value-type="float" office:value="6">
            <text:p>6</text:p>
          </table:table-cell>
        </table:table-row>
        <table:table-row table:style-name="ro2">
          <table:table-cell table:style-name="ce1" office:value-type="float" office:value="19807">
            <text:p>19807</text:p>
          </table:table-cell>
          <table:table-cell table:style-name="ce2" office:value-type="string">
            <text:p>TIMBÍO</text:p>
          </table:table-cell>
          <table:table-cell table:style-name="ce1" office:value-type="string">
            <text:p>Cauca</text:p>
          </table:table-cell>
          <table:table-cell table:formula="of:=LOWER([.B1009])" office:value-type="string" office:string-value="timbío">
            <text:p>timbío</text:p>
          </table:table-cell>
          <table:table-cell table:formula="of:=PROPER([.D1009])" office:value-type="string" office:string-value="Timbío">
            <text:p>Timbío</text:p>
          </table:table-cell>
          <table:table-cell table:formula="of:=LEN([.A1009])" office:value-type="float" office:value="5">
            <text:p>5</text:p>
          </table:table-cell>
          <table:table-cell table:formula="of:=IF([.F1009]=5;[.A1009];CONCATENATE(&quot;0&quot;;[.A1009]))" office:value-type="float" office:value="19807">
            <text:p>19807</text:p>
          </table:table-cell>
          <table:table-cell office:value-type="float" office:value="19807">
            <text:p>19807</text:p>
          </table:table-cell>
          <table:table-cell office:value-type="string">
            <text:p>Timbío</text:p>
          </table:table-cell>
          <table:table-cell table:formula="of:=(CONCATENATE(&quot;insert into `Ciudad`(`Nombre`,`Codigo`) values('&quot;;[.I1009];&quot;','&quot;;[.H1009];&quot;');&quot;))" office:value-type="string" office:string-value="insert into `Ciudad`(`Nombre`,`Codigo`) values('Timbío','19807');">
            <text:p>insert into `Ciudad`(`Nombre`,`Codigo`) values('Timbío','19807');</text:p>
          </table:table-cell>
          <table:table-cell table:formula="of:=CONCATENATE(&quot;new Ciudad{Codigo=&quot;&quot;&quot;;[.H1009];&quot;&quot;&quot;,Nombre=&quot;&quot;&quot;;[.I1009];&quot;&quot;&quot;},&quot;)" office:value-type="string" office:string-value="new Ciudad{Codigo=&quot;19807&quot;,Nombre=&quot;Timbío&quot;},">
            <text:p>new Ciudad{Codigo="19807",Nombre="Timbío"},</text:p>
          </table:table-cell>
          <table:table-cell table:formula="of:=LEN([.B1009])" office:value-type="float" office:value="6">
            <text:p>6</text:p>
          </table:table-cell>
        </table:table-row>
        <table:table-row table:style-name="ro2">
          <table:table-cell table:style-name="ce1" office:value-type="float" office:value="19809">
            <text:p>19809</text:p>
          </table:table-cell>
          <table:table-cell table:style-name="ce2" office:value-type="string">
            <text:p>TIMBIQUÍ</text:p>
          </table:table-cell>
          <table:table-cell table:style-name="ce1" office:value-type="string">
            <text:p>Cauca</text:p>
          </table:table-cell>
          <table:table-cell table:formula="of:=LOWER([.B1010])" office:value-type="string" office:string-value="timbiquí">
            <text:p>timbiquí</text:p>
          </table:table-cell>
          <table:table-cell table:formula="of:=PROPER([.D1010])" office:value-type="string" office:string-value="Timbiquí">
            <text:p>Timbiquí</text:p>
          </table:table-cell>
          <table:table-cell table:formula="of:=LEN([.A1010])" office:value-type="float" office:value="5">
            <text:p>5</text:p>
          </table:table-cell>
          <table:table-cell table:formula="of:=IF([.F1010]=5;[.A1010];CONCATENATE(&quot;0&quot;;[.A1010]))" office:value-type="float" office:value="19809">
            <text:p>19809</text:p>
          </table:table-cell>
          <table:table-cell office:value-type="float" office:value="19809">
            <text:p>19809</text:p>
          </table:table-cell>
          <table:table-cell office:value-type="string">
            <text:p>Timbiquí</text:p>
          </table:table-cell>
          <table:table-cell table:formula="of:=(CONCATENATE(&quot;insert into `Ciudad`(`Nombre`,`Codigo`) values('&quot;;[.I1010];&quot;','&quot;;[.H1010];&quot;');&quot;))" office:value-type="string" office:string-value="insert into `Ciudad`(`Nombre`,`Codigo`) values('Timbiquí','19809');">
            <text:p>insert into `Ciudad`(`Nombre`,`Codigo`) values('Timbiquí','19809');</text:p>
          </table:table-cell>
          <table:table-cell table:formula="of:=CONCATENATE(&quot;new Ciudad{Codigo=&quot;&quot;&quot;;[.H1010];&quot;&quot;&quot;,Nombre=&quot;&quot;&quot;;[.I1010];&quot;&quot;&quot;},&quot;)" office:value-type="string" office:string-value="new Ciudad{Codigo=&quot;19809&quot;,Nombre=&quot;Timbiquí&quot;},">
            <text:p>new Ciudad{Codigo="19809",Nombre="Timbiquí"},</text:p>
          </table:table-cell>
          <table:table-cell table:formula="of:=LEN([.B1010])" office:value-type="float" office:value="8">
            <text:p>8</text:p>
          </table:table-cell>
        </table:table-row>
        <table:table-row table:style-name="ro2">
          <table:table-cell table:style-name="ce1" office:value-type="float" office:value="15808">
            <text:p>15808</text:p>
          </table:table-cell>
          <table:table-cell table:style-name="ce2" office:value-type="string">
            <text:p>TINJACÁ</text:p>
          </table:table-cell>
          <table:table-cell table:style-name="ce1" office:value-type="string">
            <text:p>Boyacá</text:p>
          </table:table-cell>
          <table:table-cell table:formula="of:=LOWER([.B1011])" office:value-type="string" office:string-value="tinjacá">
            <text:p>tinjacá</text:p>
          </table:table-cell>
          <table:table-cell table:formula="of:=PROPER([.D1011])" office:value-type="string" office:string-value="Tinjacá">
            <text:p>Tinjacá</text:p>
          </table:table-cell>
          <table:table-cell table:formula="of:=LEN([.A1011])" office:value-type="float" office:value="5">
            <text:p>5</text:p>
          </table:table-cell>
          <table:table-cell table:formula="of:=IF([.F1011]=5;[.A1011];CONCATENATE(&quot;0&quot;;[.A1011]))" office:value-type="float" office:value="15808">
            <text:p>15808</text:p>
          </table:table-cell>
          <table:table-cell office:value-type="float" office:value="15808">
            <text:p>15808</text:p>
          </table:table-cell>
          <table:table-cell office:value-type="string">
            <text:p>Tinjacá</text:p>
          </table:table-cell>
          <table:table-cell table:formula="of:=(CONCATENATE(&quot;insert into `Ciudad`(`Nombre`,`Codigo`) values('&quot;;[.I1011];&quot;','&quot;;[.H1011];&quot;');&quot;))" office:value-type="string" office:string-value="insert into `Ciudad`(`Nombre`,`Codigo`) values('Tinjacá','15808');">
            <text:p>insert into `Ciudad`(`Nombre`,`Codigo`) values('Tinjacá','15808');</text:p>
          </table:table-cell>
          <table:table-cell table:formula="of:=CONCATENATE(&quot;new Ciudad{Codigo=&quot;&quot;&quot;;[.H1011];&quot;&quot;&quot;,Nombre=&quot;&quot;&quot;;[.I1011];&quot;&quot;&quot;},&quot;)" office:value-type="string" office:string-value="new Ciudad{Codigo=&quot;15808&quot;,Nombre=&quot;Tinjacá&quot;},">
            <text:p>new Ciudad{Codigo="15808",Nombre="Tinjacá"},</text:p>
          </table:table-cell>
          <table:table-cell table:formula="of:=LEN([.B1011])" office:value-type="float" office:value="7">
            <text:p>7</text:p>
          </table:table-cell>
        </table:table-row>
        <table:table-row table:style-name="ro2">
          <table:table-cell table:style-name="ce1" office:value-type="float" office:value="15810">
            <text:p>15810</text:p>
          </table:table-cell>
          <table:table-cell table:style-name="ce2" office:value-type="string">
            <text:p>TIPACOQUE</text:p>
          </table:table-cell>
          <table:table-cell table:style-name="ce1" office:value-type="string">
            <text:p>Boyacá</text:p>
          </table:table-cell>
          <table:table-cell table:formula="of:=LOWER([.B1012])" office:value-type="string" office:string-value="tipacoque">
            <text:p>tipacoque</text:p>
          </table:table-cell>
          <table:table-cell table:formula="of:=PROPER([.D1012])" office:value-type="string" office:string-value="Tipacoque">
            <text:p>Tipacoque</text:p>
          </table:table-cell>
          <table:table-cell table:formula="of:=LEN([.A1012])" office:value-type="float" office:value="5">
            <text:p>5</text:p>
          </table:table-cell>
          <table:table-cell table:formula="of:=IF([.F1012]=5;[.A1012];CONCATENATE(&quot;0&quot;;[.A1012]))" office:value-type="float" office:value="15810">
            <text:p>15810</text:p>
          </table:table-cell>
          <table:table-cell office:value-type="float" office:value="15810">
            <text:p>15810</text:p>
          </table:table-cell>
          <table:table-cell office:value-type="string">
            <text:p>Tipacoque</text:p>
          </table:table-cell>
          <table:table-cell table:formula="of:=(CONCATENATE(&quot;insert into `Ciudad`(`Nombre`,`Codigo`) values('&quot;;[.I1012];&quot;','&quot;;[.H1012];&quot;');&quot;))" office:value-type="string" office:string-value="insert into `Ciudad`(`Nombre`,`Codigo`) values('Tipacoque','15810');">
            <text:p>insert into `Ciudad`(`Nombre`,`Codigo`) values('Tipacoque','15810');</text:p>
          </table:table-cell>
          <table:table-cell table:formula="of:=CONCATENATE(&quot;new Ciudad{Codigo=&quot;&quot;&quot;;[.H1012];&quot;&quot;&quot;,Nombre=&quot;&quot;&quot;;[.I1012];&quot;&quot;&quot;},&quot;)" office:value-type="string" office:string-value="new Ciudad{Codigo=&quot;15810&quot;,Nombre=&quot;Tipacoque&quot;},">
            <text:p>new Ciudad{Codigo="15810",Nombre="Tipacoque"},</text:p>
          </table:table-cell>
          <table:table-cell table:formula="of:=LEN([.B1012])" office:value-type="float" office:value="9">
            <text:p>9</text:p>
          </table:table-cell>
        </table:table-row>
        <table:table-row table:style-name="ro2">
          <table:table-cell table:style-name="ce1" office:value-type="float" office:value="13810">
            <text:p>13810</text:p>
          </table:table-cell>
          <table:table-cell table:style-name="ce2" office:value-type="string">
            <text:p>TIQUISIO</text:p>
          </table:table-cell>
          <table:table-cell table:style-name="ce1" office:value-type="string">
            <text:p>Bolívar</text:p>
          </table:table-cell>
          <table:table-cell table:formula="of:=LOWER([.B1013])" office:value-type="string" office:string-value="tiquisio">
            <text:p>tiquisio</text:p>
          </table:table-cell>
          <table:table-cell table:formula="of:=PROPER([.D1013])" office:value-type="string" office:string-value="Tiquisio">
            <text:p>Tiquisio</text:p>
          </table:table-cell>
          <table:table-cell table:formula="of:=LEN([.A1013])" office:value-type="float" office:value="5">
            <text:p>5</text:p>
          </table:table-cell>
          <table:table-cell table:formula="of:=IF([.F1013]=5;[.A1013];CONCATENATE(&quot;0&quot;;[.A1013]))" office:value-type="float" office:value="13810">
            <text:p>13810</text:p>
          </table:table-cell>
          <table:table-cell office:value-type="float" office:value="13810">
            <text:p>13810</text:p>
          </table:table-cell>
          <table:table-cell office:value-type="string">
            <text:p>Tiquisio</text:p>
          </table:table-cell>
          <table:table-cell table:formula="of:=(CONCATENATE(&quot;insert into `Ciudad`(`Nombre`,`Codigo`) values('&quot;;[.I1013];&quot;','&quot;;[.H1013];&quot;');&quot;))" office:value-type="string" office:string-value="insert into `Ciudad`(`Nombre`,`Codigo`) values('Tiquisio','13810');">
            <text:p>insert into `Ciudad`(`Nombre`,`Codigo`) values('Tiquisio','13810');</text:p>
          </table:table-cell>
          <table:table-cell table:formula="of:=CONCATENATE(&quot;new Ciudad{Codigo=&quot;&quot;&quot;;[.H1013];&quot;&quot;&quot;,Nombre=&quot;&quot;&quot;;[.I1013];&quot;&quot;&quot;},&quot;)" office:value-type="string" office:string-value="new Ciudad{Codigo=&quot;13810&quot;,Nombre=&quot;Tiquisio&quot;},">
            <text:p>new Ciudad{Codigo="13810",Nombre="Tiquisio"},</text:p>
          </table:table-cell>
          <table:table-cell table:formula="of:=LEN([.B1013])" office:value-type="float" office:value="8">
            <text:p>8</text:p>
          </table:table-cell>
        </table:table-row>
        <table:table-row table:style-name="ro2">
          <table:table-cell table:style-name="ce1" office:value-type="float" office:value="5809">
            <text:p>5809</text:p>
          </table:table-cell>
          <table:table-cell table:style-name="ce2" office:value-type="string">
            <text:p>TITIRIBÍ</text:p>
          </table:table-cell>
          <table:table-cell table:style-name="ce1" office:value-type="string">
            <text:p>Antioquia</text:p>
          </table:table-cell>
          <table:table-cell table:formula="of:=LOWER([.B1014])" office:value-type="string" office:string-value="titiribí">
            <text:p>titiribí</text:p>
          </table:table-cell>
          <table:table-cell table:formula="of:=PROPER([.D1014])" office:value-type="string" office:string-value="Titiribí">
            <text:p>Titiribí</text:p>
          </table:table-cell>
          <table:table-cell table:formula="of:=LEN([.A1014])" office:value-type="float" office:value="4">
            <text:p>4</text:p>
          </table:table-cell>
          <table:table-cell table:formula="of:=IF([.F1014]=5;[.A1014];CONCATENATE(&quot;0&quot;;[.A1014]))" office:value-type="string" office:string-value="05809">
            <text:p>05809</text:p>
          </table:table-cell>
          <table:table-cell office:value-type="string">
            <text:p>05809</text:p>
          </table:table-cell>
          <table:table-cell office:value-type="string">
            <text:p>Titiribí</text:p>
          </table:table-cell>
          <table:table-cell table:formula="of:=(CONCATENATE(&quot;insert into `Ciudad`(`Nombre`,`Codigo`) values('&quot;;[.I1014];&quot;','&quot;;[.H1014];&quot;');&quot;))" office:value-type="string" office:string-value="insert into `Ciudad`(`Nombre`,`Codigo`) values('Titiribí','05809');">
            <text:p>insert into `Ciudad`(`Nombre`,`Codigo`) values('Titiribí','05809');</text:p>
          </table:table-cell>
          <table:table-cell table:formula="of:=CONCATENATE(&quot;new Ciudad{Codigo=&quot;&quot;&quot;;[.H1014];&quot;&quot;&quot;,Nombre=&quot;&quot;&quot;;[.I1014];&quot;&quot;&quot;},&quot;)" office:value-type="string" office:string-value="new Ciudad{Codigo=&quot;05809&quot;,Nombre=&quot;Titiribí&quot;},">
            <text:p>new Ciudad{Codigo="05809",Nombre="Titiribí"},</text:p>
          </table:table-cell>
          <table:table-cell table:formula="of:=LEN([.B1014])" office:value-type="float" office:value="8">
            <text:p>8</text:p>
          </table:table-cell>
        </table:table-row>
        <table:table-row table:style-name="ro2">
          <table:table-cell table:style-name="ce1" office:value-type="float" office:value="15814">
            <text:p>15814</text:p>
          </table:table-cell>
          <table:table-cell table:style-name="ce2" office:value-type="string">
            <text:p>TOCA</text:p>
          </table:table-cell>
          <table:table-cell table:style-name="ce1" office:value-type="string">
            <text:p>Boyacá</text:p>
          </table:table-cell>
          <table:table-cell table:formula="of:=LOWER([.B1015])" office:value-type="string" office:string-value="toca">
            <text:p>toca</text:p>
          </table:table-cell>
          <table:table-cell table:formula="of:=PROPER([.D1015])" office:value-type="string" office:string-value="Toca">
            <text:p>Toca</text:p>
          </table:table-cell>
          <table:table-cell table:formula="of:=LEN([.A1015])" office:value-type="float" office:value="5">
            <text:p>5</text:p>
          </table:table-cell>
          <table:table-cell table:formula="of:=IF([.F1015]=5;[.A1015];CONCATENATE(&quot;0&quot;;[.A1015]))" office:value-type="float" office:value="15814">
            <text:p>15814</text:p>
          </table:table-cell>
          <table:table-cell office:value-type="float" office:value="15814">
            <text:p>15814</text:p>
          </table:table-cell>
          <table:table-cell office:value-type="string">
            <text:p>Toca</text:p>
          </table:table-cell>
          <table:table-cell table:formula="of:=(CONCATENATE(&quot;insert into `Ciudad`(`Nombre`,`Codigo`) values('&quot;;[.I1015];&quot;','&quot;;[.H1015];&quot;');&quot;))" office:value-type="string" office:string-value="insert into `Ciudad`(`Nombre`,`Codigo`) values('Toca','15814');">
            <text:p>insert into `Ciudad`(`Nombre`,`Codigo`) values('Toca','15814');</text:p>
          </table:table-cell>
          <table:table-cell table:formula="of:=CONCATENATE(&quot;new Ciudad{Codigo=&quot;&quot;&quot;;[.H1015];&quot;&quot;&quot;,Nombre=&quot;&quot;&quot;;[.I1015];&quot;&quot;&quot;},&quot;)" office:value-type="string" office:string-value="new Ciudad{Codigo=&quot;15814&quot;,Nombre=&quot;Toca&quot;},">
            <text:p>new Ciudad{Codigo="15814",Nombre="Toca"},</text:p>
          </table:table-cell>
          <table:table-cell table:formula="of:=LEN([.B1015])" office:value-type="float" office:value="4">
            <text:p>4</text:p>
          </table:table-cell>
        </table:table-row>
        <table:table-row table:style-name="ro2">
          <table:table-cell table:style-name="ce1" office:value-type="float" office:value="25815">
            <text:p>25815</text:p>
          </table:table-cell>
          <table:table-cell table:style-name="ce2" office:value-type="string">
            <text:p>TOCAIMA</text:p>
          </table:table-cell>
          <table:table-cell table:style-name="ce1" office:value-type="string">
            <text:p>Cundinamarca</text:p>
          </table:table-cell>
          <table:table-cell table:formula="of:=LOWER([.B1016])" office:value-type="string" office:string-value="tocaima">
            <text:p>tocaima</text:p>
          </table:table-cell>
          <table:table-cell table:formula="of:=PROPER([.D1016])" office:value-type="string" office:string-value="Tocaima">
            <text:p>Tocaima</text:p>
          </table:table-cell>
          <table:table-cell table:formula="of:=LEN([.A1016])" office:value-type="float" office:value="5">
            <text:p>5</text:p>
          </table:table-cell>
          <table:table-cell table:formula="of:=IF([.F1016]=5;[.A1016];CONCATENATE(&quot;0&quot;;[.A1016]))" office:value-type="float" office:value="25815">
            <text:p>25815</text:p>
          </table:table-cell>
          <table:table-cell office:value-type="float" office:value="25815">
            <text:p>25815</text:p>
          </table:table-cell>
          <table:table-cell office:value-type="string">
            <text:p>Tocaima</text:p>
          </table:table-cell>
          <table:table-cell table:formula="of:=(CONCATENATE(&quot;insert into `Ciudad`(`Nombre`,`Codigo`) values('&quot;;[.I1016];&quot;','&quot;;[.H1016];&quot;');&quot;))" office:value-type="string" office:string-value="insert into `Ciudad`(`Nombre`,`Codigo`) values('Tocaima','25815');">
            <text:p>insert into `Ciudad`(`Nombre`,`Codigo`) values('Tocaima','25815');</text:p>
          </table:table-cell>
          <table:table-cell table:formula="of:=CONCATENATE(&quot;new Ciudad{Codigo=&quot;&quot;&quot;;[.H1016];&quot;&quot;&quot;,Nombre=&quot;&quot;&quot;;[.I1016];&quot;&quot;&quot;},&quot;)" office:value-type="string" office:string-value="new Ciudad{Codigo=&quot;25815&quot;,Nombre=&quot;Tocaima&quot;},">
            <text:p>new Ciudad{Codigo="25815",Nombre="Tocaima"},</text:p>
          </table:table-cell>
          <table:table-cell table:formula="of:=LEN([.B1016])" office:value-type="float" office:value="7">
            <text:p>7</text:p>
          </table:table-cell>
        </table:table-row>
        <table:table-row table:style-name="ro2">
          <table:table-cell table:style-name="ce1" office:value-type="float" office:value="25817">
            <text:p>25817</text:p>
          </table:table-cell>
          <table:table-cell table:style-name="ce2" office:value-type="string">
            <text:p>TOCANCIPÁ</text:p>
          </table:table-cell>
          <table:table-cell table:style-name="ce1" office:value-type="string">
            <text:p>Cundinamarca</text:p>
          </table:table-cell>
          <table:table-cell table:formula="of:=LOWER([.B1017])" office:value-type="string" office:string-value="tocancipá">
            <text:p>tocancipá</text:p>
          </table:table-cell>
          <table:table-cell table:formula="of:=PROPER([.D1017])" office:value-type="string" office:string-value="Tocancipá">
            <text:p>Tocancipá</text:p>
          </table:table-cell>
          <table:table-cell table:formula="of:=LEN([.A1017])" office:value-type="float" office:value="5">
            <text:p>5</text:p>
          </table:table-cell>
          <table:table-cell table:formula="of:=IF([.F1017]=5;[.A1017];CONCATENATE(&quot;0&quot;;[.A1017]))" office:value-type="float" office:value="25817">
            <text:p>25817</text:p>
          </table:table-cell>
          <table:table-cell office:value-type="float" office:value="25817">
            <text:p>25817</text:p>
          </table:table-cell>
          <table:table-cell office:value-type="string">
            <text:p>Tocancipá</text:p>
          </table:table-cell>
          <table:table-cell table:formula="of:=(CONCATENATE(&quot;insert into `Ciudad`(`Nombre`,`Codigo`) values('&quot;;[.I1017];&quot;','&quot;;[.H1017];&quot;');&quot;))" office:value-type="string" office:string-value="insert into `Ciudad`(`Nombre`,`Codigo`) values('Tocancipá','25817');">
            <text:p>insert into `Ciudad`(`Nombre`,`Codigo`) values('Tocancipá','25817');</text:p>
          </table:table-cell>
          <table:table-cell table:formula="of:=CONCATENATE(&quot;new Ciudad{Codigo=&quot;&quot;&quot;;[.H1017];&quot;&quot;&quot;,Nombre=&quot;&quot;&quot;;[.I1017];&quot;&quot;&quot;},&quot;)" office:value-type="string" office:string-value="new Ciudad{Codigo=&quot;25817&quot;,Nombre=&quot;Tocancipá&quot;},">
            <text:p>new Ciudad{Codigo="25817",Nombre="Tocancipá"},</text:p>
          </table:table-cell>
          <table:table-cell table:formula="of:=LEN([.B1017])" office:value-type="float" office:value="9">
            <text:p>9</text:p>
          </table:table-cell>
        </table:table-row>
        <table:table-row table:style-name="ro2">
          <table:table-cell table:style-name="ce1" office:value-type="float" office:value="15816">
            <text:p>15816</text:p>
          </table:table-cell>
          <table:table-cell table:style-name="ce2" office:value-type="string">
            <text:p>TOGÜÍ</text:p>
          </table:table-cell>
          <table:table-cell table:style-name="ce1" office:value-type="string">
            <text:p>Boyacá</text:p>
          </table:table-cell>
          <table:table-cell table:formula="of:=LOWER([.B1018])" office:value-type="string" office:string-value="togüí">
            <text:p>togüí</text:p>
          </table:table-cell>
          <table:table-cell table:formula="of:=PROPER([.D1018])" office:value-type="string" office:string-value="Togüí">
            <text:p>Togüí</text:p>
          </table:table-cell>
          <table:table-cell table:formula="of:=LEN([.A1018])" office:value-type="float" office:value="5">
            <text:p>5</text:p>
          </table:table-cell>
          <table:table-cell table:formula="of:=IF([.F1018]=5;[.A1018];CONCATENATE(&quot;0&quot;;[.A1018]))" office:value-type="float" office:value="15816">
            <text:p>15816</text:p>
          </table:table-cell>
          <table:table-cell office:value-type="float" office:value="15816">
            <text:p>15816</text:p>
          </table:table-cell>
          <table:table-cell office:value-type="string">
            <text:p>Togüí</text:p>
          </table:table-cell>
          <table:table-cell table:formula="of:=(CONCATENATE(&quot;insert into `Ciudad`(`Nombre`,`Codigo`) values('&quot;;[.I1018];&quot;','&quot;;[.H1018];&quot;');&quot;))" office:value-type="string" office:string-value="insert into `Ciudad`(`Nombre`,`Codigo`) values('Togüí','15816');">
            <text:p>insert into `Ciudad`(`Nombre`,`Codigo`) values('Togüí','15816');</text:p>
          </table:table-cell>
          <table:table-cell table:formula="of:=CONCATENATE(&quot;new Ciudad{Codigo=&quot;&quot;&quot;;[.H1018];&quot;&quot;&quot;,Nombre=&quot;&quot;&quot;;[.I1018];&quot;&quot;&quot;},&quot;)" office:value-type="string" office:string-value="new Ciudad{Codigo=&quot;15816&quot;,Nombre=&quot;Togüí&quot;},">
            <text:p>new Ciudad{Codigo="15816",Nombre="Togüí"},</text:p>
          </table:table-cell>
          <table:table-cell table:formula="of:=LEN([.B1018])" office:value-type="float" office:value="5">
            <text:p>5</text:p>
          </table:table-cell>
        </table:table-row>
        <table:table-row table:style-name="ro2">
          <table:table-cell table:style-name="ce1" office:value-type="float" office:value="5819">
            <text:p>5819</text:p>
          </table:table-cell>
          <table:table-cell table:style-name="ce2" office:value-type="string">
            <text:p>TOLEDO</text:p>
          </table:table-cell>
          <table:table-cell table:style-name="ce1" office:value-type="string">
            <text:p>Antioquia</text:p>
          </table:table-cell>
          <table:table-cell table:formula="of:=LOWER([.B1019])" office:value-type="string" office:string-value="toledo">
            <text:p>toledo</text:p>
          </table:table-cell>
          <table:table-cell table:formula="of:=PROPER([.D1019])" office:value-type="string" office:string-value="Toledo">
            <text:p>Toledo</text:p>
          </table:table-cell>
          <table:table-cell table:formula="of:=LEN([.A1019])" office:value-type="float" office:value="4">
            <text:p>4</text:p>
          </table:table-cell>
          <table:table-cell table:formula="of:=IF([.F1019]=5;[.A1019];CONCATENATE(&quot;0&quot;;[.A1019]))" office:value-type="string" office:string-value="05819">
            <text:p>05819</text:p>
          </table:table-cell>
          <table:table-cell office:value-type="string">
            <text:p>05819</text:p>
          </table:table-cell>
          <table:table-cell office:value-type="string">
            <text:p>Toledo</text:p>
          </table:table-cell>
          <table:table-cell table:formula="of:=(CONCATENATE(&quot;insert into `Ciudad`(`Nombre`,`Codigo`) values('&quot;;[.I1019];&quot;','&quot;;[.H1019];&quot;');&quot;))" office:value-type="string" office:string-value="insert into `Ciudad`(`Nombre`,`Codigo`) values('Toledo','05819');">
            <text:p>insert into `Ciudad`(`Nombre`,`Codigo`) values('Toledo','05819');</text:p>
          </table:table-cell>
          <table:table-cell table:formula="of:=CONCATENATE(&quot;new Ciudad{Codigo=&quot;&quot;&quot;;[.H1019];&quot;&quot;&quot;,Nombre=&quot;&quot;&quot;;[.I1019];&quot;&quot;&quot;},&quot;)" office:value-type="string" office:string-value="new Ciudad{Codigo=&quot;05819&quot;,Nombre=&quot;Toledo&quot;},">
            <text:p>new Ciudad{Codigo="05819",Nombre="Toledo"},</text:p>
          </table:table-cell>
          <table:table-cell table:formula="of:=LEN([.B1019])" office:value-type="float" office:value="6">
            <text:p>6</text:p>
          </table:table-cell>
        </table:table-row>
        <table:table-row table:style-name="ro2">
          <table:table-cell table:style-name="ce1" office:value-type="float" office:value="54820">
            <text:p>54820</text:p>
          </table:table-cell>
          <table:table-cell table:style-name="ce2" office:value-type="string">
            <text:p>TOLEDO</text:p>
          </table:table-cell>
          <table:table-cell table:style-name="ce1" office:value-type="string">
            <text:p>Norte de Santander</text:p>
          </table:table-cell>
          <table:table-cell table:formula="of:=LOWER([.B1020])" office:value-type="string" office:string-value="toledo">
            <text:p>toledo</text:p>
          </table:table-cell>
          <table:table-cell table:formula="of:=PROPER([.D1020])" office:value-type="string" office:string-value="Toledo">
            <text:p>Toledo</text:p>
          </table:table-cell>
          <table:table-cell table:formula="of:=LEN([.A1020])" office:value-type="float" office:value="5">
            <text:p>5</text:p>
          </table:table-cell>
          <table:table-cell table:formula="of:=IF([.F1020]=5;[.A1020];CONCATENATE(&quot;0&quot;;[.A1020]))" office:value-type="float" office:value="54820">
            <text:p>54820</text:p>
          </table:table-cell>
          <table:table-cell office:value-type="float" office:value="54820">
            <text:p>54820</text:p>
          </table:table-cell>
          <table:table-cell office:value-type="string">
            <text:p>Toledo</text:p>
          </table:table-cell>
          <table:table-cell table:formula="of:=(CONCATENATE(&quot;insert into `Ciudad`(`Nombre`,`Codigo`) values('&quot;;[.I1020];&quot;','&quot;;[.H1020];&quot;');&quot;))" office:value-type="string" office:string-value="insert into `Ciudad`(`Nombre`,`Codigo`) values('Toledo','54820');">
            <text:p>insert into `Ciudad`(`Nombre`,`Codigo`) values('Toledo','54820');</text:p>
          </table:table-cell>
          <table:table-cell table:formula="of:=CONCATENATE(&quot;new Ciudad{Codigo=&quot;&quot;&quot;;[.H1020];&quot;&quot;&quot;,Nombre=&quot;&quot;&quot;;[.I1020];&quot;&quot;&quot;},&quot;)" office:value-type="string" office:string-value="new Ciudad{Codigo=&quot;54820&quot;,Nombre=&quot;Toledo&quot;},">
            <text:p>new Ciudad{Codigo="54820",Nombre="Toledo"},</text:p>
          </table:table-cell>
          <table:table-cell table:formula="of:=LEN([.B1020])" office:value-type="float" office:value="6">
            <text:p>6</text:p>
          </table:table-cell>
        </table:table-row>
        <table:table-row table:style-name="ro2">
          <table:table-cell table:style-name="ce1" office:value-type="float" office:value="70823">
            <text:p>70823</text:p>
          </table:table-cell>
          <table:table-cell table:style-name="ce2" office:value-type="string">
            <text:p>TOLÚ VIEJO</text:p>
          </table:table-cell>
          <table:table-cell table:style-name="ce1" office:value-type="string">
            <text:p>Sucre</text:p>
          </table:table-cell>
          <table:table-cell table:formula="of:=LOWER([.B1021])" office:value-type="string" office:string-value="tolú viejo">
            <text:p>tolú viejo</text:p>
          </table:table-cell>
          <table:table-cell table:formula="of:=PROPER([.D1021])" office:value-type="string" office:string-value="Tolú Viejo">
            <text:p>Tolú Viejo</text:p>
          </table:table-cell>
          <table:table-cell table:formula="of:=LEN([.A1021])" office:value-type="float" office:value="5">
            <text:p>5</text:p>
          </table:table-cell>
          <table:table-cell table:formula="of:=IF([.F1021]=5;[.A1021];CONCATENATE(&quot;0&quot;;[.A1021]))" office:value-type="float" office:value="70823">
            <text:p>70823</text:p>
          </table:table-cell>
          <table:table-cell office:value-type="float" office:value="70823">
            <text:p>70823</text:p>
          </table:table-cell>
          <table:table-cell office:value-type="string">
            <text:p>Tolú Viejo</text:p>
          </table:table-cell>
          <table:table-cell table:formula="of:=(CONCATENATE(&quot;insert into `Ciudad`(`Nombre`,`Codigo`) values('&quot;;[.I1021];&quot;','&quot;;[.H1021];&quot;');&quot;))" office:value-type="string" office:string-value="insert into `Ciudad`(`Nombre`,`Codigo`) values('Tolú Viejo','70823');">
            <text:p>insert into `Ciudad`(`Nombre`,`Codigo`) values('Tolú Viejo','70823');</text:p>
          </table:table-cell>
          <table:table-cell table:formula="of:=CONCATENATE(&quot;new Ciudad{Codigo=&quot;&quot;&quot;;[.H1021];&quot;&quot;&quot;,Nombre=&quot;&quot;&quot;;[.I1021];&quot;&quot;&quot;},&quot;)" office:value-type="string" office:string-value="new Ciudad{Codigo=&quot;70823&quot;,Nombre=&quot;Tolú Viejo&quot;},">
            <text:p>new Ciudad{Codigo="70823",Nombre="Tolú Viejo"},</text:p>
          </table:table-cell>
          <table:table-cell table:formula="of:=LEN([.B1021])" office:value-type="float" office:value="10">
            <text:p>10</text:p>
          </table:table-cell>
        </table:table-row>
        <table:table-row table:style-name="ro2">
          <table:table-cell table:style-name="ce1" office:value-type="float" office:value="68820">
            <text:p>68820</text:p>
          </table:table-cell>
          <table:table-cell table:style-name="ce2" office:value-type="string">
            <text:p>TONA</text:p>
          </table:table-cell>
          <table:table-cell table:style-name="ce1" office:value-type="string">
            <text:p>Santander</text:p>
          </table:table-cell>
          <table:table-cell table:formula="of:=LOWER([.B1022])" office:value-type="string" office:string-value="tona">
            <text:p>tona</text:p>
          </table:table-cell>
          <table:table-cell table:formula="of:=PROPER([.D1022])" office:value-type="string" office:string-value="Tona">
            <text:p>Tona</text:p>
          </table:table-cell>
          <table:table-cell table:formula="of:=LEN([.A1022])" office:value-type="float" office:value="5">
            <text:p>5</text:p>
          </table:table-cell>
          <table:table-cell table:formula="of:=IF([.F1022]=5;[.A1022];CONCATENATE(&quot;0&quot;;[.A1022]))" office:value-type="float" office:value="68820">
            <text:p>68820</text:p>
          </table:table-cell>
          <table:table-cell office:value-type="float" office:value="68820">
            <text:p>68820</text:p>
          </table:table-cell>
          <table:table-cell office:value-type="string">
            <text:p>Tona</text:p>
          </table:table-cell>
          <table:table-cell table:formula="of:=(CONCATENATE(&quot;insert into `Ciudad`(`Nombre`,`Codigo`) values('&quot;;[.I1022];&quot;','&quot;;[.H1022];&quot;');&quot;))" office:value-type="string" office:string-value="insert into `Ciudad`(`Nombre`,`Codigo`) values('Tona','68820');">
            <text:p>insert into `Ciudad`(`Nombre`,`Codigo`) values('Tona','68820');</text:p>
          </table:table-cell>
          <table:table-cell table:formula="of:=CONCATENATE(&quot;new Ciudad{Codigo=&quot;&quot;&quot;;[.H1022];&quot;&quot;&quot;,Nombre=&quot;&quot;&quot;;[.I1022];&quot;&quot;&quot;},&quot;)" office:value-type="string" office:string-value="new Ciudad{Codigo=&quot;68820&quot;,Nombre=&quot;Tona&quot;},">
            <text:p>new Ciudad{Codigo="68820",Nombre="Tona"},</text:p>
          </table:table-cell>
          <table:table-cell table:formula="of:=LEN([.B1022])" office:value-type="float" office:value="4">
            <text:p>4</text:p>
          </table:table-cell>
        </table:table-row>
        <table:table-row table:style-name="ro2">
          <table:table-cell table:style-name="ce1" office:value-type="float" office:value="15820">
            <text:p>15820</text:p>
          </table:table-cell>
          <table:table-cell table:style-name="ce2" office:value-type="string">
            <text:p>TÓPAGA</text:p>
          </table:table-cell>
          <table:table-cell table:style-name="ce1" office:value-type="string">
            <text:p>Boyacá</text:p>
          </table:table-cell>
          <table:table-cell table:formula="of:=LOWER([.B1023])" office:value-type="string" office:string-value="tópaga">
            <text:p>tópaga</text:p>
          </table:table-cell>
          <table:table-cell table:formula="of:=PROPER([.D1023])" office:value-type="string" office:string-value="Tópaga">
            <text:p>Tópaga</text:p>
          </table:table-cell>
          <table:table-cell table:formula="of:=LEN([.A1023])" office:value-type="float" office:value="5">
            <text:p>5</text:p>
          </table:table-cell>
          <table:table-cell table:formula="of:=IF([.F1023]=5;[.A1023];CONCATENATE(&quot;0&quot;;[.A1023]))" office:value-type="float" office:value="15820">
            <text:p>15820</text:p>
          </table:table-cell>
          <table:table-cell office:value-type="float" office:value="15820">
            <text:p>15820</text:p>
          </table:table-cell>
          <table:table-cell office:value-type="string">
            <text:p>Tópaga</text:p>
          </table:table-cell>
          <table:table-cell table:formula="of:=(CONCATENATE(&quot;insert into `Ciudad`(`Nombre`,`Codigo`) values('&quot;;[.I1023];&quot;','&quot;;[.H1023];&quot;');&quot;))" office:value-type="string" office:string-value="insert into `Ciudad`(`Nombre`,`Codigo`) values('Tópaga','15820');">
            <text:p>insert into `Ciudad`(`Nombre`,`Codigo`) values('Tópaga','15820');</text:p>
          </table:table-cell>
          <table:table-cell table:formula="of:=CONCATENATE(&quot;new Ciudad{Codigo=&quot;&quot;&quot;;[.H1023];&quot;&quot;&quot;,Nombre=&quot;&quot;&quot;;[.I1023];&quot;&quot;&quot;},&quot;)" office:value-type="string" office:string-value="new Ciudad{Codigo=&quot;15820&quot;,Nombre=&quot;Tópaga&quot;},">
            <text:p>new Ciudad{Codigo="15820",Nombre="Tópaga"},</text:p>
          </table:table-cell>
          <table:table-cell table:formula="of:=LEN([.B1023])" office:value-type="float" office:value="6">
            <text:p>6</text:p>
          </table:table-cell>
        </table:table-row>
        <table:table-row table:style-name="ro2">
          <table:table-cell table:style-name="ce1" office:value-type="float" office:value="25823">
            <text:p>25823</text:p>
          </table:table-cell>
          <table:table-cell table:style-name="ce2" office:value-type="string">
            <text:p>TOPAIPÍ</text:p>
          </table:table-cell>
          <table:table-cell table:style-name="ce1" office:value-type="string">
            <text:p>Cundinamarca</text:p>
          </table:table-cell>
          <table:table-cell table:formula="of:=LOWER([.B1024])" office:value-type="string" office:string-value="topaipí">
            <text:p>topaipí</text:p>
          </table:table-cell>
          <table:table-cell table:formula="of:=PROPER([.D1024])" office:value-type="string" office:string-value="Topaipí">
            <text:p>Topaipí</text:p>
          </table:table-cell>
          <table:table-cell table:formula="of:=LEN([.A1024])" office:value-type="float" office:value="5">
            <text:p>5</text:p>
          </table:table-cell>
          <table:table-cell table:formula="of:=IF([.F1024]=5;[.A1024];CONCATENATE(&quot;0&quot;;[.A1024]))" office:value-type="float" office:value="25823">
            <text:p>25823</text:p>
          </table:table-cell>
          <table:table-cell office:value-type="float" office:value="25823">
            <text:p>25823</text:p>
          </table:table-cell>
          <table:table-cell office:value-type="string">
            <text:p>Topaipí</text:p>
          </table:table-cell>
          <table:table-cell table:formula="of:=(CONCATENATE(&quot;insert into `Ciudad`(`Nombre`,`Codigo`) values('&quot;;[.I1024];&quot;','&quot;;[.H1024];&quot;');&quot;))" office:value-type="string" office:string-value="insert into `Ciudad`(`Nombre`,`Codigo`) values('Topaipí','25823');">
            <text:p>insert into `Ciudad`(`Nombre`,`Codigo`) values('Topaipí','25823');</text:p>
          </table:table-cell>
          <table:table-cell table:formula="of:=CONCATENATE(&quot;new Ciudad{Codigo=&quot;&quot;&quot;;[.H1024];&quot;&quot;&quot;,Nombre=&quot;&quot;&quot;;[.I1024];&quot;&quot;&quot;},&quot;)" office:value-type="string" office:string-value="new Ciudad{Codigo=&quot;25823&quot;,Nombre=&quot;Topaipí&quot;},">
            <text:p>new Ciudad{Codigo="25823",Nombre="Topaipí"},</text:p>
          </table:table-cell>
          <table:table-cell table:formula="of:=LEN([.B1024])" office:value-type="float" office:value="7">
            <text:p>7</text:p>
          </table:table-cell>
        </table:table-row>
        <table:table-row table:style-name="ro2">
          <table:table-cell table:style-name="ce1" office:value-type="float" office:value="19821">
            <text:p>19821</text:p>
          </table:table-cell>
          <table:table-cell table:style-name="ce2" office:value-type="string">
            <text:p>TORIBIO</text:p>
          </table:table-cell>
          <table:table-cell table:style-name="ce1" office:value-type="string">
            <text:p>Cauca</text:p>
          </table:table-cell>
          <table:table-cell table:formula="of:=LOWER([.B1025])" office:value-type="string" office:string-value="toribio">
            <text:p>toribio</text:p>
          </table:table-cell>
          <table:table-cell table:formula="of:=PROPER([.D1025])" office:value-type="string" office:string-value="Toribio">
            <text:p>Toribio</text:p>
          </table:table-cell>
          <table:table-cell table:formula="of:=LEN([.A1025])" office:value-type="float" office:value="5">
            <text:p>5</text:p>
          </table:table-cell>
          <table:table-cell table:formula="of:=IF([.F1025]=5;[.A1025];CONCATENATE(&quot;0&quot;;[.A1025]))" office:value-type="float" office:value="19821">
            <text:p>19821</text:p>
          </table:table-cell>
          <table:table-cell office:value-type="float" office:value="19821">
            <text:p>19821</text:p>
          </table:table-cell>
          <table:table-cell office:value-type="string">
            <text:p>Toribio</text:p>
          </table:table-cell>
          <table:table-cell table:formula="of:=(CONCATENATE(&quot;insert into `Ciudad`(`Nombre`,`Codigo`) values('&quot;;[.I1025];&quot;','&quot;;[.H1025];&quot;');&quot;))" office:value-type="string" office:string-value="insert into `Ciudad`(`Nombre`,`Codigo`) values('Toribio','19821');">
            <text:p>insert into `Ciudad`(`Nombre`,`Codigo`) values('Toribio','19821');</text:p>
          </table:table-cell>
          <table:table-cell table:formula="of:=CONCATENATE(&quot;new Ciudad{Codigo=&quot;&quot;&quot;;[.H1025];&quot;&quot;&quot;,Nombre=&quot;&quot;&quot;;[.I1025];&quot;&quot;&quot;},&quot;)" office:value-type="string" office:string-value="new Ciudad{Codigo=&quot;19821&quot;,Nombre=&quot;Toribio&quot;},">
            <text:p>new Ciudad{Codigo="19821",Nombre="Toribio"},</text:p>
          </table:table-cell>
          <table:table-cell table:formula="of:=LEN([.B1025])" office:value-type="float" office:value="7">
            <text:p>7</text:p>
          </table:table-cell>
        </table:table-row>
        <table:table-row table:style-name="ro2">
          <table:table-cell table:style-name="ce1" office:value-type="float" office:value="76823">
            <text:p>76823</text:p>
          </table:table-cell>
          <table:table-cell table:style-name="ce2" office:value-type="string">
            <text:p>TORO</text:p>
          </table:table-cell>
          <table:table-cell table:style-name="ce1" office:value-type="string">
            <text:p>Valle del Cauca</text:p>
          </table:table-cell>
          <table:table-cell table:formula="of:=LOWER([.B1026])" office:value-type="string" office:string-value="toro">
            <text:p>toro</text:p>
          </table:table-cell>
          <table:table-cell table:formula="of:=PROPER([.D1026])" office:value-type="string" office:string-value="Toro">
            <text:p>Toro</text:p>
          </table:table-cell>
          <table:table-cell table:formula="of:=LEN([.A1026])" office:value-type="float" office:value="5">
            <text:p>5</text:p>
          </table:table-cell>
          <table:table-cell table:formula="of:=IF([.F1026]=5;[.A1026];CONCATENATE(&quot;0&quot;;[.A1026]))" office:value-type="float" office:value="76823">
            <text:p>76823</text:p>
          </table:table-cell>
          <table:table-cell office:value-type="float" office:value="76823">
            <text:p>76823</text:p>
          </table:table-cell>
          <table:table-cell office:value-type="string">
            <text:p>Toro</text:p>
          </table:table-cell>
          <table:table-cell table:formula="of:=(CONCATENATE(&quot;insert into `Ciudad`(`Nombre`,`Codigo`) values('&quot;;[.I1026];&quot;','&quot;;[.H1026];&quot;');&quot;))" office:value-type="string" office:string-value="insert into `Ciudad`(`Nombre`,`Codigo`) values('Toro','76823');">
            <text:p>insert into `Ciudad`(`Nombre`,`Codigo`) values('Toro','76823');</text:p>
          </table:table-cell>
          <table:table-cell table:formula="of:=CONCATENATE(&quot;new Ciudad{Codigo=&quot;&quot;&quot;;[.H1026];&quot;&quot;&quot;,Nombre=&quot;&quot;&quot;;[.I1026];&quot;&quot;&quot;},&quot;)" office:value-type="string" office:string-value="new Ciudad{Codigo=&quot;76823&quot;,Nombre=&quot;Toro&quot;},">
            <text:p>new Ciudad{Codigo="76823",Nombre="Toro"},</text:p>
          </table:table-cell>
          <table:table-cell table:formula="of:=LEN([.B1026])" office:value-type="float" office:value="4">
            <text:p>4</text:p>
          </table:table-cell>
        </table:table-row>
        <table:table-row table:style-name="ro2">
          <table:table-cell table:style-name="ce1" office:value-type="float" office:value="15822">
            <text:p>15822</text:p>
          </table:table-cell>
          <table:table-cell table:style-name="ce2" office:value-type="string">
            <text:p>TOTA</text:p>
          </table:table-cell>
          <table:table-cell table:style-name="ce1" office:value-type="string">
            <text:p>Boyacá</text:p>
          </table:table-cell>
          <table:table-cell table:formula="of:=LOWER([.B1027])" office:value-type="string" office:string-value="tota">
            <text:p>tota</text:p>
          </table:table-cell>
          <table:table-cell table:formula="of:=PROPER([.D1027])" office:value-type="string" office:string-value="Tota">
            <text:p>Tota</text:p>
          </table:table-cell>
          <table:table-cell table:formula="of:=LEN([.A1027])" office:value-type="float" office:value="5">
            <text:p>5</text:p>
          </table:table-cell>
          <table:table-cell table:formula="of:=IF([.F1027]=5;[.A1027];CONCATENATE(&quot;0&quot;;[.A1027]))" office:value-type="float" office:value="15822">
            <text:p>15822</text:p>
          </table:table-cell>
          <table:table-cell office:value-type="float" office:value="15822">
            <text:p>15822</text:p>
          </table:table-cell>
          <table:table-cell office:value-type="string">
            <text:p>Tota</text:p>
          </table:table-cell>
          <table:table-cell table:formula="of:=(CONCATENATE(&quot;insert into `Ciudad`(`Nombre`,`Codigo`) values('&quot;;[.I1027];&quot;','&quot;;[.H1027];&quot;');&quot;))" office:value-type="string" office:string-value="insert into `Ciudad`(`Nombre`,`Codigo`) values('Tota','15822');">
            <text:p>insert into `Ciudad`(`Nombre`,`Codigo`) values('Tota','15822');</text:p>
          </table:table-cell>
          <table:table-cell table:formula="of:=CONCATENATE(&quot;new Ciudad{Codigo=&quot;&quot;&quot;;[.H1027];&quot;&quot;&quot;,Nombre=&quot;&quot;&quot;;[.I1027];&quot;&quot;&quot;},&quot;)" office:value-type="string" office:string-value="new Ciudad{Codigo=&quot;15822&quot;,Nombre=&quot;Tota&quot;},">
            <text:p>new Ciudad{Codigo="15822",Nombre="Tota"},</text:p>
          </table:table-cell>
          <table:table-cell table:formula="of:=LEN([.B1027])" office:value-type="float" office:value="4">
            <text:p>4</text:p>
          </table:table-cell>
        </table:table-row>
        <table:table-row table:style-name="ro2">
          <table:table-cell table:style-name="ce1" office:value-type="float" office:value="19824">
            <text:p>19824</text:p>
          </table:table-cell>
          <table:table-cell table:style-name="ce2" office:value-type="string">
            <text:p>TOTORÓ</text:p>
          </table:table-cell>
          <table:table-cell table:style-name="ce1" office:value-type="string">
            <text:p>Cauca</text:p>
          </table:table-cell>
          <table:table-cell table:formula="of:=LOWER([.B1028])" office:value-type="string" office:string-value="totoró">
            <text:p>totoró</text:p>
          </table:table-cell>
          <table:table-cell table:formula="of:=PROPER([.D1028])" office:value-type="string" office:string-value="Totoró">
            <text:p>Totoró</text:p>
          </table:table-cell>
          <table:table-cell table:formula="of:=LEN([.A1028])" office:value-type="float" office:value="5">
            <text:p>5</text:p>
          </table:table-cell>
          <table:table-cell table:formula="of:=IF([.F1028]=5;[.A1028];CONCATENATE(&quot;0&quot;;[.A1028]))" office:value-type="float" office:value="19824">
            <text:p>19824</text:p>
          </table:table-cell>
          <table:table-cell office:value-type="float" office:value="19824">
            <text:p>19824</text:p>
          </table:table-cell>
          <table:table-cell office:value-type="string">
            <text:p>Totoró</text:p>
          </table:table-cell>
          <table:table-cell table:formula="of:=(CONCATENATE(&quot;insert into `Ciudad`(`Nombre`,`Codigo`) values('&quot;;[.I1028];&quot;','&quot;;[.H1028];&quot;');&quot;))" office:value-type="string" office:string-value="insert into `Ciudad`(`Nombre`,`Codigo`) values('Totoró','19824');">
            <text:p>insert into `Ciudad`(`Nombre`,`Codigo`) values('Totoró','19824');</text:p>
          </table:table-cell>
          <table:table-cell table:formula="of:=CONCATENATE(&quot;new Ciudad{Codigo=&quot;&quot;&quot;;[.H1028];&quot;&quot;&quot;,Nombre=&quot;&quot;&quot;;[.I1028];&quot;&quot;&quot;},&quot;)" office:value-type="string" office:string-value="new Ciudad{Codigo=&quot;19824&quot;,Nombre=&quot;Totoró&quot;},">
            <text:p>new Ciudad{Codigo="19824",Nombre="Totoró"},</text:p>
          </table:table-cell>
          <table:table-cell table:formula="of:=LEN([.B1028])" office:value-type="float" office:value="6">
            <text:p>6</text:p>
          </table:table-cell>
        </table:table-row>
        <table:table-row table:style-name="ro2">
          <table:table-cell table:style-name="ce1" office:value-type="float" office:value="85430">
            <text:p>85430</text:p>
          </table:table-cell>
          <table:table-cell table:style-name="ce2" office:value-type="string">
            <text:p>TRINIDAD</text:p>
          </table:table-cell>
          <table:table-cell table:style-name="ce1" office:value-type="string">
            <text:p>Casanare</text:p>
          </table:table-cell>
          <table:table-cell table:formula="of:=LOWER([.B1029])" office:value-type="string" office:string-value="trinidad">
            <text:p>trinidad</text:p>
          </table:table-cell>
          <table:table-cell table:formula="of:=PROPER([.D1029])" office:value-type="string" office:string-value="Trinidad">
            <text:p>Trinidad</text:p>
          </table:table-cell>
          <table:table-cell table:formula="of:=LEN([.A1029])" office:value-type="float" office:value="5">
            <text:p>5</text:p>
          </table:table-cell>
          <table:table-cell table:formula="of:=IF([.F1029]=5;[.A1029];CONCATENATE(&quot;0&quot;;[.A1029]))" office:value-type="float" office:value="85430">
            <text:p>85430</text:p>
          </table:table-cell>
          <table:table-cell office:value-type="float" office:value="85430">
            <text:p>85430</text:p>
          </table:table-cell>
          <table:table-cell office:value-type="string">
            <text:p>Trinidad</text:p>
          </table:table-cell>
          <table:table-cell table:formula="of:=(CONCATENATE(&quot;insert into `Ciudad`(`Nombre`,`Codigo`) values('&quot;;[.I1029];&quot;','&quot;;[.H1029];&quot;');&quot;))" office:value-type="string" office:string-value="insert into `Ciudad`(`Nombre`,`Codigo`) values('Trinidad','85430');">
            <text:p>insert into `Ciudad`(`Nombre`,`Codigo`) values('Trinidad','85430');</text:p>
          </table:table-cell>
          <table:table-cell table:formula="of:=CONCATENATE(&quot;new Ciudad{Codigo=&quot;&quot;&quot;;[.H1029];&quot;&quot;&quot;,Nombre=&quot;&quot;&quot;;[.I1029];&quot;&quot;&quot;},&quot;)" office:value-type="string" office:string-value="new Ciudad{Codigo=&quot;85430&quot;,Nombre=&quot;Trinidad&quot;},">
            <text:p>new Ciudad{Codigo="85430",Nombre="Trinidad"},</text:p>
          </table:table-cell>
          <table:table-cell table:formula="of:=LEN([.B1029])" office:value-type="float" office:value="8">
            <text:p>8</text:p>
          </table:table-cell>
        </table:table-row>
        <table:table-row table:style-name="ro2">
          <table:table-cell table:style-name="ce1" office:value-type="float" office:value="76828">
            <text:p>76828</text:p>
          </table:table-cell>
          <table:table-cell table:style-name="ce2" office:value-type="string">
            <text:p>TRUJILLO</text:p>
          </table:table-cell>
          <table:table-cell table:style-name="ce1" office:value-type="string">
            <text:p>Valle del Cauca</text:p>
          </table:table-cell>
          <table:table-cell table:formula="of:=LOWER([.B1030])" office:value-type="string" office:string-value="trujillo">
            <text:p>trujillo</text:p>
          </table:table-cell>
          <table:table-cell table:formula="of:=PROPER([.D1030])" office:value-type="string" office:string-value="Trujillo">
            <text:p>Trujillo</text:p>
          </table:table-cell>
          <table:table-cell table:formula="of:=LEN([.A1030])" office:value-type="float" office:value="5">
            <text:p>5</text:p>
          </table:table-cell>
          <table:table-cell table:formula="of:=IF([.F1030]=5;[.A1030];CONCATENATE(&quot;0&quot;;[.A1030]))" office:value-type="float" office:value="76828">
            <text:p>76828</text:p>
          </table:table-cell>
          <table:table-cell office:value-type="float" office:value="76828">
            <text:p>76828</text:p>
          </table:table-cell>
          <table:table-cell office:value-type="string">
            <text:p>Trujillo</text:p>
          </table:table-cell>
          <table:table-cell table:formula="of:=(CONCATENATE(&quot;insert into `Ciudad`(`Nombre`,`Codigo`) values('&quot;;[.I1030];&quot;','&quot;;[.H1030];&quot;');&quot;))" office:value-type="string" office:string-value="insert into `Ciudad`(`Nombre`,`Codigo`) values('Trujillo','76828');">
            <text:p>insert into `Ciudad`(`Nombre`,`Codigo`) values('Trujillo','76828');</text:p>
          </table:table-cell>
          <table:table-cell table:formula="of:=CONCATENATE(&quot;new Ciudad{Codigo=&quot;&quot;&quot;;[.H1030];&quot;&quot;&quot;,Nombre=&quot;&quot;&quot;;[.I1030];&quot;&quot;&quot;},&quot;)" office:value-type="string" office:string-value="new Ciudad{Codigo=&quot;76828&quot;,Nombre=&quot;Trujillo&quot;},">
            <text:p>new Ciudad{Codigo="76828",Nombre="Trujillo"},</text:p>
          </table:table-cell>
          <table:table-cell table:formula="of:=LEN([.B1030])" office:value-type="float" office:value="8">
            <text:p>8</text:p>
          </table:table-cell>
        </table:table-row>
        <table:table-row table:style-name="ro2">
          <table:table-cell table:style-name="ce1" office:value-type="float" office:value="8832">
            <text:p>8832</text:p>
          </table:table-cell>
          <table:table-cell table:style-name="ce2" office:value-type="string">
            <text:p>TUBARÁ</text:p>
          </table:table-cell>
          <table:table-cell table:style-name="ce1" office:value-type="string">
            <text:p>Atlántico</text:p>
          </table:table-cell>
          <table:table-cell table:formula="of:=LOWER([.B1031])" office:value-type="string" office:string-value="tubará">
            <text:p>tubará</text:p>
          </table:table-cell>
          <table:table-cell table:formula="of:=PROPER([.D1031])" office:value-type="string" office:string-value="Tubará">
            <text:p>Tubará</text:p>
          </table:table-cell>
          <table:table-cell table:formula="of:=LEN([.A1031])" office:value-type="float" office:value="4">
            <text:p>4</text:p>
          </table:table-cell>
          <table:table-cell table:formula="of:=IF([.F1031]=5;[.A1031];CONCATENATE(&quot;0&quot;;[.A1031]))" office:value-type="string" office:string-value="08832">
            <text:p>08832</text:p>
          </table:table-cell>
          <table:table-cell office:value-type="string">
            <text:p>08832</text:p>
          </table:table-cell>
          <table:table-cell office:value-type="string">
            <text:p>Tubará</text:p>
          </table:table-cell>
          <table:table-cell table:formula="of:=(CONCATENATE(&quot;insert into `Ciudad`(`Nombre`,`Codigo`) values('&quot;;[.I1031];&quot;','&quot;;[.H1031];&quot;');&quot;))" office:value-type="string" office:string-value="insert into `Ciudad`(`Nombre`,`Codigo`) values('Tubará','08832');">
            <text:p>insert into `Ciudad`(`Nombre`,`Codigo`) values('Tubará','08832');</text:p>
          </table:table-cell>
          <table:table-cell table:formula="of:=CONCATENATE(&quot;new Ciudad{Codigo=&quot;&quot;&quot;;[.H1031];&quot;&quot;&quot;,Nombre=&quot;&quot;&quot;;[.I1031];&quot;&quot;&quot;},&quot;)" office:value-type="string" office:string-value="new Ciudad{Codigo=&quot;08832&quot;,Nombre=&quot;Tubará&quot;},">
            <text:p>new Ciudad{Codigo="08832",Nombre="Tubará"},</text:p>
          </table:table-cell>
          <table:table-cell table:formula="of:=LEN([.B1031])" office:value-type="float" office:value="6">
            <text:p>6</text:p>
          </table:table-cell>
        </table:table-row>
        <table:table-row table:style-name="ro2">
          <table:table-cell table:style-name="ce1" office:value-type="float" office:value="76834">
            <text:p>76834</text:p>
          </table:table-cell>
          <table:table-cell table:style-name="ce2" office:value-type="string">
            <text:p>TULUÁ</text:p>
          </table:table-cell>
          <table:table-cell table:style-name="ce1" office:value-type="string">
            <text:p>Valle del Cauca</text:p>
          </table:table-cell>
          <table:table-cell table:formula="of:=LOWER([.B1032])" office:value-type="string" office:string-value="tuluá">
            <text:p>tuluá</text:p>
          </table:table-cell>
          <table:table-cell table:formula="of:=PROPER([.D1032])" office:value-type="string" office:string-value="Tuluá">
            <text:p>Tuluá</text:p>
          </table:table-cell>
          <table:table-cell table:formula="of:=LEN([.A1032])" office:value-type="float" office:value="5">
            <text:p>5</text:p>
          </table:table-cell>
          <table:table-cell table:formula="of:=IF([.F1032]=5;[.A1032];CONCATENATE(&quot;0&quot;;[.A1032]))" office:value-type="float" office:value="76834">
            <text:p>76834</text:p>
          </table:table-cell>
          <table:table-cell office:value-type="float" office:value="76834">
            <text:p>76834</text:p>
          </table:table-cell>
          <table:table-cell office:value-type="string">
            <text:p>Tuluá</text:p>
          </table:table-cell>
          <table:table-cell table:formula="of:=(CONCATENATE(&quot;insert into `Ciudad`(`Nombre`,`Codigo`) values('&quot;;[.I1032];&quot;','&quot;;[.H1032];&quot;');&quot;))" office:value-type="string" office:string-value="insert into `Ciudad`(`Nombre`,`Codigo`) values('Tuluá','76834');">
            <text:p>insert into `Ciudad`(`Nombre`,`Codigo`) values('Tuluá','76834');</text:p>
          </table:table-cell>
          <table:table-cell table:formula="of:=CONCATENATE(&quot;new Ciudad{Codigo=&quot;&quot;&quot;;[.H1032];&quot;&quot;&quot;,Nombre=&quot;&quot;&quot;;[.I1032];&quot;&quot;&quot;},&quot;)" office:value-type="string" office:string-value="new Ciudad{Codigo=&quot;76834&quot;,Nombre=&quot;Tuluá&quot;},">
            <text:p>new Ciudad{Codigo="76834",Nombre="Tuluá"},</text:p>
          </table:table-cell>
          <table:table-cell table:formula="of:=LEN([.B1032])" office:value-type="float" office:value="5">
            <text:p>5</text:p>
          </table:table-cell>
        </table:table-row>
        <table:table-row table:style-name="ro2">
          <table:table-cell table:style-name="ce1" office:value-type="float" office:value="52835">
            <text:p>52835</text:p>
          </table:table-cell>
          <table:table-cell table:style-name="ce2" office:value-type="string">
            <text:p>TUMACO</text:p>
          </table:table-cell>
          <table:table-cell table:style-name="ce1" office:value-type="string">
            <text:p>Nariño</text:p>
          </table:table-cell>
          <table:table-cell table:formula="of:=LOWER([.B1033])" office:value-type="string" office:string-value="tumaco">
            <text:p>tumaco</text:p>
          </table:table-cell>
          <table:table-cell table:formula="of:=PROPER([.D1033])" office:value-type="string" office:string-value="Tumaco">
            <text:p>Tumaco</text:p>
          </table:table-cell>
          <table:table-cell table:formula="of:=LEN([.A1033])" office:value-type="float" office:value="5">
            <text:p>5</text:p>
          </table:table-cell>
          <table:table-cell table:formula="of:=IF([.F1033]=5;[.A1033];CONCATENATE(&quot;0&quot;;[.A1033]))" office:value-type="float" office:value="52835">
            <text:p>52835</text:p>
          </table:table-cell>
          <table:table-cell office:value-type="float" office:value="52835">
            <text:p>52835</text:p>
          </table:table-cell>
          <table:table-cell office:value-type="string">
            <text:p>Tumaco</text:p>
          </table:table-cell>
          <table:table-cell table:formula="of:=(CONCATENATE(&quot;insert into `Ciudad`(`Nombre`,`Codigo`) values('&quot;;[.I1033];&quot;','&quot;;[.H1033];&quot;');&quot;))" office:value-type="string" office:string-value="insert into `Ciudad`(`Nombre`,`Codigo`) values('Tumaco','52835');">
            <text:p>insert into `Ciudad`(`Nombre`,`Codigo`) values('Tumaco','52835');</text:p>
          </table:table-cell>
          <table:table-cell table:formula="of:=CONCATENATE(&quot;new Ciudad{Codigo=&quot;&quot;&quot;;[.H1033];&quot;&quot;&quot;,Nombre=&quot;&quot;&quot;;[.I1033];&quot;&quot;&quot;},&quot;)" office:value-type="string" office:string-value="new Ciudad{Codigo=&quot;52835&quot;,Nombre=&quot;Tumaco&quot;},">
            <text:p>new Ciudad{Codigo="52835",Nombre="Tumaco"},</text:p>
          </table:table-cell>
          <table:table-cell table:formula="of:=LEN([.B1033])" office:value-type="float" office:value="6">
            <text:p>6</text:p>
          </table:table-cell>
        </table:table-row>
        <table:table-row table:style-name="ro2">
          <table:table-cell table:style-name="ce1" office:value-type="float" office:value="15001">
            <text:p>15001</text:p>
          </table:table-cell>
          <table:table-cell table:style-name="ce2" office:value-type="string">
            <text:p>TUNJA</text:p>
          </table:table-cell>
          <table:table-cell table:style-name="ce1" office:value-type="string">
            <text:p>Boyacá</text:p>
          </table:table-cell>
          <table:table-cell table:formula="of:=LOWER([.B1034])" office:value-type="string" office:string-value="tunja">
            <text:p>tunja</text:p>
          </table:table-cell>
          <table:table-cell table:formula="of:=PROPER([.D1034])" office:value-type="string" office:string-value="Tunja">
            <text:p>Tunja</text:p>
          </table:table-cell>
          <table:table-cell table:formula="of:=LEN([.A1034])" office:value-type="float" office:value="5">
            <text:p>5</text:p>
          </table:table-cell>
          <table:table-cell table:formula="of:=IF([.F1034]=5;[.A1034];CONCATENATE(&quot;0&quot;;[.A1034]))" office:value-type="float" office:value="15001">
            <text:p>15001</text:p>
          </table:table-cell>
          <table:table-cell office:value-type="float" office:value="15001">
            <text:p>15001</text:p>
          </table:table-cell>
          <table:table-cell office:value-type="string">
            <text:p>Tunja</text:p>
          </table:table-cell>
          <table:table-cell table:formula="of:=(CONCATENATE(&quot;insert into `Ciudad`(`Nombre`,`Codigo`) values('&quot;;[.I1034];&quot;','&quot;;[.H1034];&quot;');&quot;))" office:value-type="string" office:string-value="insert into `Ciudad`(`Nombre`,`Codigo`) values('Tunja','15001');">
            <text:p>insert into `Ciudad`(`Nombre`,`Codigo`) values('Tunja','15001');</text:p>
          </table:table-cell>
          <table:table-cell table:formula="of:=CONCATENATE(&quot;new Ciudad{Codigo=&quot;&quot;&quot;;[.H1034];&quot;&quot;&quot;,Nombre=&quot;&quot;&quot;;[.I1034];&quot;&quot;&quot;},&quot;)" office:value-type="string" office:string-value="new Ciudad{Codigo=&quot;15001&quot;,Nombre=&quot;Tunja&quot;},">
            <text:p>new Ciudad{Codigo="15001",Nombre="Tunja"},</text:p>
          </table:table-cell>
          <table:table-cell table:formula="of:=LEN([.B1034])" office:value-type="float" office:value="5">
            <text:p>5</text:p>
          </table:table-cell>
        </table:table-row>
        <table:table-row table:style-name="ro2">
          <table:table-cell table:style-name="ce1" office:value-type="float" office:value="15832">
            <text:p>15832</text:p>
          </table:table-cell>
          <table:table-cell table:style-name="ce2" office:value-type="string">
            <text:p>TUNUNGUÁ</text:p>
          </table:table-cell>
          <table:table-cell table:style-name="ce1" office:value-type="string">
            <text:p>Boyacá</text:p>
          </table:table-cell>
          <table:table-cell table:formula="of:=LOWER([.B1035])" office:value-type="string" office:string-value="tununguá">
            <text:p>tununguá</text:p>
          </table:table-cell>
          <table:table-cell table:formula="of:=PROPER([.D1035])" office:value-type="string" office:string-value="Tununguá">
            <text:p>Tununguá</text:p>
          </table:table-cell>
          <table:table-cell table:formula="of:=LEN([.A1035])" office:value-type="float" office:value="5">
            <text:p>5</text:p>
          </table:table-cell>
          <table:table-cell table:formula="of:=IF([.F1035]=5;[.A1035];CONCATENATE(&quot;0&quot;;[.A1035]))" office:value-type="float" office:value="15832">
            <text:p>15832</text:p>
          </table:table-cell>
          <table:table-cell office:value-type="float" office:value="15832">
            <text:p>15832</text:p>
          </table:table-cell>
          <table:table-cell office:value-type="string">
            <text:p>Tununguá</text:p>
          </table:table-cell>
          <table:table-cell table:formula="of:=(CONCATENATE(&quot;insert into `Ciudad`(`Nombre`,`Codigo`) values('&quot;;[.I1035];&quot;','&quot;;[.H1035];&quot;');&quot;))" office:value-type="string" office:string-value="insert into `Ciudad`(`Nombre`,`Codigo`) values('Tununguá','15832');">
            <text:p>insert into `Ciudad`(`Nombre`,`Codigo`) values('Tununguá','15832');</text:p>
          </table:table-cell>
          <table:table-cell table:formula="of:=CONCATENATE(&quot;new Ciudad{Codigo=&quot;&quot;&quot;;[.H1035];&quot;&quot;&quot;,Nombre=&quot;&quot;&quot;;[.I1035];&quot;&quot;&quot;},&quot;)" office:value-type="string" office:string-value="new Ciudad{Codigo=&quot;15832&quot;,Nombre=&quot;Tununguá&quot;},">
            <text:p>new Ciudad{Codigo="15832",Nombre="Tununguá"},</text:p>
          </table:table-cell>
          <table:table-cell table:formula="of:=LEN([.B1035])" office:value-type="float" office:value="8">
            <text:p>8</text:p>
          </table:table-cell>
        </table:table-row>
        <table:table-row table:style-name="ro2">
          <table:table-cell table:style-name="ce1" office:value-type="float" office:value="52838">
            <text:p>52838</text:p>
          </table:table-cell>
          <table:table-cell table:style-name="ce2" office:value-type="string">
            <text:p>TÚQUERRES</text:p>
          </table:table-cell>
          <table:table-cell table:style-name="ce1" office:value-type="string">
            <text:p>Nariño</text:p>
          </table:table-cell>
          <table:table-cell table:formula="of:=LOWER([.B1036])" office:value-type="string" office:string-value="túquerres">
            <text:p>túquerres</text:p>
          </table:table-cell>
          <table:table-cell table:formula="of:=PROPER([.D1036])" office:value-type="string" office:string-value="Túquerres">
            <text:p>Túquerres</text:p>
          </table:table-cell>
          <table:table-cell table:formula="of:=LEN([.A1036])" office:value-type="float" office:value="5">
            <text:p>5</text:p>
          </table:table-cell>
          <table:table-cell table:formula="of:=IF([.F1036]=5;[.A1036];CONCATENATE(&quot;0&quot;;[.A1036]))" office:value-type="float" office:value="52838">
            <text:p>52838</text:p>
          </table:table-cell>
          <table:table-cell office:value-type="float" office:value="52838">
            <text:p>52838</text:p>
          </table:table-cell>
          <table:table-cell office:value-type="string">
            <text:p>Túquerres</text:p>
          </table:table-cell>
          <table:table-cell table:formula="of:=(CONCATENATE(&quot;insert into `Ciudad`(`Nombre`,`Codigo`) values('&quot;;[.I1036];&quot;','&quot;;[.H1036];&quot;');&quot;))" office:value-type="string" office:string-value="insert into `Ciudad`(`Nombre`,`Codigo`) values('Túquerres','52838');">
            <text:p>insert into `Ciudad`(`Nombre`,`Codigo`) values('Túquerres','52838');</text:p>
          </table:table-cell>
          <table:table-cell table:formula="of:=CONCATENATE(&quot;new Ciudad{Codigo=&quot;&quot;&quot;;[.H1036];&quot;&quot;&quot;,Nombre=&quot;&quot;&quot;;[.I1036];&quot;&quot;&quot;},&quot;)" office:value-type="string" office:string-value="new Ciudad{Codigo=&quot;52838&quot;,Nombre=&quot;Túquerres&quot;},">
            <text:p>new Ciudad{Codigo="52838",Nombre="Túquerres"},</text:p>
          </table:table-cell>
          <table:table-cell table:formula="of:=LEN([.B1036])" office:value-type="float" office:value="9">
            <text:p>9</text:p>
          </table:table-cell>
        </table:table-row>
        <table:table-row table:style-name="ro2">
          <table:table-cell table:style-name="ce1" office:value-type="float" office:value="13836">
            <text:p>13836</text:p>
          </table:table-cell>
          <table:table-cell table:style-name="ce2" office:value-type="string">
            <text:p>TURBACO</text:p>
          </table:table-cell>
          <table:table-cell table:style-name="ce1" office:value-type="string">
            <text:p>Bolívar</text:p>
          </table:table-cell>
          <table:table-cell table:formula="of:=LOWER([.B1037])" office:value-type="string" office:string-value="turbaco">
            <text:p>turbaco</text:p>
          </table:table-cell>
          <table:table-cell table:formula="of:=PROPER([.D1037])" office:value-type="string" office:string-value="Turbaco">
            <text:p>Turbaco</text:p>
          </table:table-cell>
          <table:table-cell table:formula="of:=LEN([.A1037])" office:value-type="float" office:value="5">
            <text:p>5</text:p>
          </table:table-cell>
          <table:table-cell table:formula="of:=IF([.F1037]=5;[.A1037];CONCATENATE(&quot;0&quot;;[.A1037]))" office:value-type="float" office:value="13836">
            <text:p>13836</text:p>
          </table:table-cell>
          <table:table-cell office:value-type="float" office:value="13836">
            <text:p>13836</text:p>
          </table:table-cell>
          <table:table-cell office:value-type="string">
            <text:p>Turbaco</text:p>
          </table:table-cell>
          <table:table-cell table:formula="of:=(CONCATENATE(&quot;insert into `Ciudad`(`Nombre`,`Codigo`) values('&quot;;[.I1037];&quot;','&quot;;[.H1037];&quot;');&quot;))" office:value-type="string" office:string-value="insert into `Ciudad`(`Nombre`,`Codigo`) values('Turbaco','13836');">
            <text:p>insert into `Ciudad`(`Nombre`,`Codigo`) values('Turbaco','13836');</text:p>
          </table:table-cell>
          <table:table-cell table:formula="of:=CONCATENATE(&quot;new Ciudad{Codigo=&quot;&quot;&quot;;[.H1037];&quot;&quot;&quot;,Nombre=&quot;&quot;&quot;;[.I1037];&quot;&quot;&quot;},&quot;)" office:value-type="string" office:string-value="new Ciudad{Codigo=&quot;13836&quot;,Nombre=&quot;Turbaco&quot;},">
            <text:p>new Ciudad{Codigo="13836",Nombre="Turbaco"},</text:p>
          </table:table-cell>
          <table:table-cell table:formula="of:=LEN([.B1037])" office:value-type="float" office:value="7">
            <text:p>7</text:p>
          </table:table-cell>
        </table:table-row>
        <table:table-row table:style-name="ro2">
          <table:table-cell table:style-name="ce1" office:value-type="float" office:value="13838">
            <text:p>13838</text:p>
          </table:table-cell>
          <table:table-cell table:style-name="ce2" office:value-type="string">
            <text:p>TURBANÁ</text:p>
          </table:table-cell>
          <table:table-cell table:style-name="ce1" office:value-type="string">
            <text:p>Bolívar</text:p>
          </table:table-cell>
          <table:table-cell table:formula="of:=LOWER([.B1038])" office:value-type="string" office:string-value="turbaná">
            <text:p>turbaná</text:p>
          </table:table-cell>
          <table:table-cell table:formula="of:=PROPER([.D1038])" office:value-type="string" office:string-value="Turbaná">
            <text:p>Turbaná</text:p>
          </table:table-cell>
          <table:table-cell table:formula="of:=LEN([.A1038])" office:value-type="float" office:value="5">
            <text:p>5</text:p>
          </table:table-cell>
          <table:table-cell table:formula="of:=IF([.F1038]=5;[.A1038];CONCATENATE(&quot;0&quot;;[.A1038]))" office:value-type="float" office:value="13838">
            <text:p>13838</text:p>
          </table:table-cell>
          <table:table-cell office:value-type="float" office:value="13838">
            <text:p>13838</text:p>
          </table:table-cell>
          <table:table-cell office:value-type="string">
            <text:p>Turbaná</text:p>
          </table:table-cell>
          <table:table-cell table:formula="of:=(CONCATENATE(&quot;insert into `Ciudad`(`Nombre`,`Codigo`) values('&quot;;[.I1038];&quot;','&quot;;[.H1038];&quot;');&quot;))" office:value-type="string" office:string-value="insert into `Ciudad`(`Nombre`,`Codigo`) values('Turbaná','13838');">
            <text:p>insert into `Ciudad`(`Nombre`,`Codigo`) values('Turbaná','13838');</text:p>
          </table:table-cell>
          <table:table-cell table:formula="of:=CONCATENATE(&quot;new Ciudad{Codigo=&quot;&quot;&quot;;[.H1038];&quot;&quot;&quot;,Nombre=&quot;&quot;&quot;;[.I1038];&quot;&quot;&quot;},&quot;)" office:value-type="string" office:string-value="new Ciudad{Codigo=&quot;13838&quot;,Nombre=&quot;Turbaná&quot;},">
            <text:p>new Ciudad{Codigo="13838",Nombre="Turbaná"},</text:p>
          </table:table-cell>
          <table:table-cell table:formula="of:=LEN([.B1038])" office:value-type="float" office:value="7">
            <text:p>7</text:p>
          </table:table-cell>
        </table:table-row>
        <table:table-row table:style-name="ro2">
          <table:table-cell table:style-name="ce1" office:value-type="float" office:value="5837">
            <text:p>5837</text:p>
          </table:table-cell>
          <table:table-cell table:style-name="ce2" office:value-type="string">
            <text:p>TURBO</text:p>
          </table:table-cell>
          <table:table-cell table:style-name="ce1" office:value-type="string">
            <text:p>Antioquia</text:p>
          </table:table-cell>
          <table:table-cell table:formula="of:=LOWER([.B1039])" office:value-type="string" office:string-value="turbo">
            <text:p>turbo</text:p>
          </table:table-cell>
          <table:table-cell table:formula="of:=PROPER([.D1039])" office:value-type="string" office:string-value="Turbo">
            <text:p>Turbo</text:p>
          </table:table-cell>
          <table:table-cell table:formula="of:=LEN([.A1039])" office:value-type="float" office:value="4">
            <text:p>4</text:p>
          </table:table-cell>
          <table:table-cell table:formula="of:=IF([.F1039]=5;[.A1039];CONCATENATE(&quot;0&quot;;[.A1039]))" office:value-type="string" office:string-value="05837">
            <text:p>05837</text:p>
          </table:table-cell>
          <table:table-cell office:value-type="string">
            <text:p>05837</text:p>
          </table:table-cell>
          <table:table-cell office:value-type="string">
            <text:p>Turbo</text:p>
          </table:table-cell>
          <table:table-cell table:formula="of:=(CONCATENATE(&quot;insert into `Ciudad`(`Nombre`,`Codigo`) values('&quot;;[.I1039];&quot;','&quot;;[.H1039];&quot;');&quot;))" office:value-type="string" office:string-value="insert into `Ciudad`(`Nombre`,`Codigo`) values('Turbo','05837');">
            <text:p>insert into `Ciudad`(`Nombre`,`Codigo`) values('Turbo','05837');</text:p>
          </table:table-cell>
          <table:table-cell table:formula="of:=CONCATENATE(&quot;new Ciudad{Codigo=&quot;&quot;&quot;;[.H1039];&quot;&quot;&quot;,Nombre=&quot;&quot;&quot;;[.I1039];&quot;&quot;&quot;},&quot;)" office:value-type="string" office:string-value="new Ciudad{Codigo=&quot;05837&quot;,Nombre=&quot;Turbo&quot;},">
            <text:p>new Ciudad{Codigo="05837",Nombre="Turbo"},</text:p>
          </table:table-cell>
          <table:table-cell table:formula="of:=LEN([.B1039])" office:value-type="float" office:value="5">
            <text:p>5</text:p>
          </table:table-cell>
        </table:table-row>
        <table:table-row table:style-name="ro2">
          <table:table-cell table:style-name="ce1" office:value-type="float" office:value="15835">
            <text:p>15835</text:p>
          </table:table-cell>
          <table:table-cell table:style-name="ce2" office:value-type="string">
            <text:p>TURMEQUÉ</text:p>
          </table:table-cell>
          <table:table-cell table:style-name="ce1" office:value-type="string">
            <text:p>Boyacá</text:p>
          </table:table-cell>
          <table:table-cell table:formula="of:=LOWER([.B1040])" office:value-type="string" office:string-value="turmequé">
            <text:p>turmequé</text:p>
          </table:table-cell>
          <table:table-cell table:formula="of:=PROPER([.D1040])" office:value-type="string" office:string-value="Turmequé">
            <text:p>Turmequé</text:p>
          </table:table-cell>
          <table:table-cell table:formula="of:=LEN([.A1040])" office:value-type="float" office:value="5">
            <text:p>5</text:p>
          </table:table-cell>
          <table:table-cell table:formula="of:=IF([.F1040]=5;[.A1040];CONCATENATE(&quot;0&quot;;[.A1040]))" office:value-type="float" office:value="15835">
            <text:p>15835</text:p>
          </table:table-cell>
          <table:table-cell office:value-type="float" office:value="15835">
            <text:p>15835</text:p>
          </table:table-cell>
          <table:table-cell office:value-type="string">
            <text:p>Turmequé</text:p>
          </table:table-cell>
          <table:table-cell table:formula="of:=(CONCATENATE(&quot;insert into `Ciudad`(`Nombre`,`Codigo`) values('&quot;;[.I1040];&quot;','&quot;;[.H1040];&quot;');&quot;))" office:value-type="string" office:string-value="insert into `Ciudad`(`Nombre`,`Codigo`) values('Turmequé','15835');">
            <text:p>insert into `Ciudad`(`Nombre`,`Codigo`) values('Turmequé','15835');</text:p>
          </table:table-cell>
          <table:table-cell table:formula="of:=CONCATENATE(&quot;new Ciudad{Codigo=&quot;&quot;&quot;;[.H1040];&quot;&quot;&quot;,Nombre=&quot;&quot;&quot;;[.I1040];&quot;&quot;&quot;},&quot;)" office:value-type="string" office:string-value="new Ciudad{Codigo=&quot;15835&quot;,Nombre=&quot;Turmequé&quot;},">
            <text:p>new Ciudad{Codigo="15835",Nombre="Turmequé"},</text:p>
          </table:table-cell>
          <table:table-cell table:formula="of:=LEN([.B1040])" office:value-type="float" office:value="8">
            <text:p>8</text:p>
          </table:table-cell>
        </table:table-row>
        <table:table-row table:style-name="ro2">
          <table:table-cell table:style-name="ce1" office:value-type="float" office:value="15837">
            <text:p>15837</text:p>
          </table:table-cell>
          <table:table-cell table:style-name="ce2" office:value-type="string">
            <text:p>TUTA</text:p>
          </table:table-cell>
          <table:table-cell table:style-name="ce1" office:value-type="string">
            <text:p>Boyacá</text:p>
          </table:table-cell>
          <table:table-cell table:formula="of:=LOWER([.B1041])" office:value-type="string" office:string-value="tuta">
            <text:p>tuta</text:p>
          </table:table-cell>
          <table:table-cell table:formula="of:=PROPER([.D1041])" office:value-type="string" office:string-value="Tuta">
            <text:p>Tuta</text:p>
          </table:table-cell>
          <table:table-cell table:formula="of:=LEN([.A1041])" office:value-type="float" office:value="5">
            <text:p>5</text:p>
          </table:table-cell>
          <table:table-cell table:formula="of:=IF([.F1041]=5;[.A1041];CONCATENATE(&quot;0&quot;;[.A1041]))" office:value-type="float" office:value="15837">
            <text:p>15837</text:p>
          </table:table-cell>
          <table:table-cell office:value-type="float" office:value="15837">
            <text:p>15837</text:p>
          </table:table-cell>
          <table:table-cell office:value-type="string">
            <text:p>Tuta</text:p>
          </table:table-cell>
          <table:table-cell table:formula="of:=(CONCATENATE(&quot;insert into `Ciudad`(`Nombre`,`Codigo`) values('&quot;;[.I1041];&quot;','&quot;;[.H1041];&quot;');&quot;))" office:value-type="string" office:string-value="insert into `Ciudad`(`Nombre`,`Codigo`) values('Tuta','15837');">
            <text:p>insert into `Ciudad`(`Nombre`,`Codigo`) values('Tuta','15837');</text:p>
          </table:table-cell>
          <table:table-cell table:formula="of:=CONCATENATE(&quot;new Ciudad{Codigo=&quot;&quot;&quot;;[.H1041];&quot;&quot;&quot;,Nombre=&quot;&quot;&quot;;[.I1041];&quot;&quot;&quot;},&quot;)" office:value-type="string" office:string-value="new Ciudad{Codigo=&quot;15837&quot;,Nombre=&quot;Tuta&quot;},">
            <text:p>new Ciudad{Codigo="15837",Nombre="Tuta"},</text:p>
          </table:table-cell>
          <table:table-cell table:formula="of:=LEN([.B1041])" office:value-type="float" office:value="4">
            <text:p>4</text:p>
          </table:table-cell>
        </table:table-row>
        <table:table-row table:style-name="ro2">
          <table:table-cell table:style-name="ce1" office:value-type="float" office:value="15839">
            <text:p>15839</text:p>
          </table:table-cell>
          <table:table-cell table:style-name="ce2" office:value-type="string">
            <text:p>TUTAZÁ</text:p>
          </table:table-cell>
          <table:table-cell table:style-name="ce1" office:value-type="string">
            <text:p>Boyacá</text:p>
          </table:table-cell>
          <table:table-cell table:formula="of:=LOWER([.B1042])" office:value-type="string" office:string-value="tutazá">
            <text:p>tutazá</text:p>
          </table:table-cell>
          <table:table-cell table:formula="of:=PROPER([.D1042])" office:value-type="string" office:string-value="Tutazá">
            <text:p>Tutazá</text:p>
          </table:table-cell>
          <table:table-cell table:formula="of:=LEN([.A1042])" office:value-type="float" office:value="5">
            <text:p>5</text:p>
          </table:table-cell>
          <table:table-cell table:formula="of:=IF([.F1042]=5;[.A1042];CONCATENATE(&quot;0&quot;;[.A1042]))" office:value-type="float" office:value="15839">
            <text:p>15839</text:p>
          </table:table-cell>
          <table:table-cell office:value-type="float" office:value="15839">
            <text:p>15839</text:p>
          </table:table-cell>
          <table:table-cell office:value-type="string">
            <text:p>Tutazá</text:p>
          </table:table-cell>
          <table:table-cell table:formula="of:=(CONCATENATE(&quot;insert into `Ciudad`(`Nombre`,`Codigo`) values('&quot;;[.I1042];&quot;','&quot;;[.H1042];&quot;');&quot;))" office:value-type="string" office:string-value="insert into `Ciudad`(`Nombre`,`Codigo`) values('Tutazá','15839');">
            <text:p>insert into `Ciudad`(`Nombre`,`Codigo`) values('Tutazá','15839');</text:p>
          </table:table-cell>
          <table:table-cell table:formula="of:=CONCATENATE(&quot;new Ciudad{Codigo=&quot;&quot;&quot;;[.H1042];&quot;&quot;&quot;,Nombre=&quot;&quot;&quot;;[.I1042];&quot;&quot;&quot;},&quot;)" office:value-type="string" office:string-value="new Ciudad{Codigo=&quot;15839&quot;,Nombre=&quot;Tutazá&quot;},">
            <text:p>new Ciudad{Codigo="15839",Nombre="Tutazá"},</text:p>
          </table:table-cell>
          <table:table-cell table:formula="of:=LEN([.B1042])" office:value-type="float" office:value="6">
            <text:p>6</text:p>
          </table:table-cell>
        </table:table-row>
        <table:table-row table:style-name="ro2">
          <table:table-cell table:style-name="ce1" office:value-type="float" office:value="25839">
            <text:p>25839</text:p>
          </table:table-cell>
          <table:table-cell table:style-name="ce2" office:value-type="string">
            <text:p>UBALÁ</text:p>
          </table:table-cell>
          <table:table-cell table:style-name="ce1" office:value-type="string">
            <text:p>Cundinamarca</text:p>
          </table:table-cell>
          <table:table-cell table:formula="of:=LOWER([.B1043])" office:value-type="string" office:string-value="ubalá">
            <text:p>ubalá</text:p>
          </table:table-cell>
          <table:table-cell table:formula="of:=PROPER([.D1043])" office:value-type="string" office:string-value="Ubalá">
            <text:p>Ubalá</text:p>
          </table:table-cell>
          <table:table-cell table:formula="of:=LEN([.A1043])" office:value-type="float" office:value="5">
            <text:p>5</text:p>
          </table:table-cell>
          <table:table-cell table:formula="of:=IF([.F1043]=5;[.A1043];CONCATENATE(&quot;0&quot;;[.A1043]))" office:value-type="float" office:value="25839">
            <text:p>25839</text:p>
          </table:table-cell>
          <table:table-cell office:value-type="float" office:value="25839">
            <text:p>25839</text:p>
          </table:table-cell>
          <table:table-cell office:value-type="string">
            <text:p>Ubalá</text:p>
          </table:table-cell>
          <table:table-cell table:formula="of:=(CONCATENATE(&quot;insert into `Ciudad`(`Nombre`,`Codigo`) values('&quot;;[.I1043];&quot;','&quot;;[.H1043];&quot;');&quot;))" office:value-type="string" office:string-value="insert into `Ciudad`(`Nombre`,`Codigo`) values('Ubalá','25839');">
            <text:p>insert into `Ciudad`(`Nombre`,`Codigo`) values('Ubalá','25839');</text:p>
          </table:table-cell>
          <table:table-cell table:formula="of:=CONCATENATE(&quot;new Ciudad{Codigo=&quot;&quot;&quot;;[.H1043];&quot;&quot;&quot;,Nombre=&quot;&quot;&quot;;[.I1043];&quot;&quot;&quot;},&quot;)" office:value-type="string" office:string-value="new Ciudad{Codigo=&quot;25839&quot;,Nombre=&quot;Ubalá&quot;},">
            <text:p>new Ciudad{Codigo="25839",Nombre="Ubalá"},</text:p>
          </table:table-cell>
          <table:table-cell table:formula="of:=LEN([.B1043])" office:value-type="float" office:value="5">
            <text:p>5</text:p>
          </table:table-cell>
        </table:table-row>
        <table:table-row table:style-name="ro2">
          <table:table-cell table:style-name="ce1" office:value-type="float" office:value="25841">
            <text:p>25841</text:p>
          </table:table-cell>
          <table:table-cell table:style-name="ce2" office:value-type="string">
            <text:p>UBAQUE</text:p>
          </table:table-cell>
          <table:table-cell table:style-name="ce1" office:value-type="string">
            <text:p>Cundinamarca</text:p>
          </table:table-cell>
          <table:table-cell table:formula="of:=LOWER([.B1044])" office:value-type="string" office:string-value="ubaque">
            <text:p>ubaque</text:p>
          </table:table-cell>
          <table:table-cell table:formula="of:=PROPER([.D1044])" office:value-type="string" office:string-value="Ubaque">
            <text:p>Ubaque</text:p>
          </table:table-cell>
          <table:table-cell table:formula="of:=LEN([.A1044])" office:value-type="float" office:value="5">
            <text:p>5</text:p>
          </table:table-cell>
          <table:table-cell table:formula="of:=IF([.F1044]=5;[.A1044];CONCATENATE(&quot;0&quot;;[.A1044]))" office:value-type="float" office:value="25841">
            <text:p>25841</text:p>
          </table:table-cell>
          <table:table-cell office:value-type="float" office:value="25841">
            <text:p>25841</text:p>
          </table:table-cell>
          <table:table-cell office:value-type="string">
            <text:p>Ubaque</text:p>
          </table:table-cell>
          <table:table-cell table:formula="of:=(CONCATENATE(&quot;insert into `Ciudad`(`Nombre`,`Codigo`) values('&quot;;[.I1044];&quot;','&quot;;[.H1044];&quot;');&quot;))" office:value-type="string" office:string-value="insert into `Ciudad`(`Nombre`,`Codigo`) values('Ubaque','25841');">
            <text:p>insert into `Ciudad`(`Nombre`,`Codigo`) values('Ubaque','25841');</text:p>
          </table:table-cell>
          <table:table-cell table:formula="of:=CONCATENATE(&quot;new Ciudad{Codigo=&quot;&quot;&quot;;[.H1044];&quot;&quot;&quot;,Nombre=&quot;&quot;&quot;;[.I1044];&quot;&quot;&quot;},&quot;)" office:value-type="string" office:string-value="new Ciudad{Codigo=&quot;25841&quot;,Nombre=&quot;Ubaque&quot;},">
            <text:p>new Ciudad{Codigo="25841",Nombre="Ubaque"},</text:p>
          </table:table-cell>
          <table:table-cell table:formula="of:=LEN([.B1044])" office:value-type="float" office:value="6">
            <text:p>6</text:p>
          </table:table-cell>
        </table:table-row>
        <table:table-row table:style-name="ro2">
          <table:table-cell table:style-name="ce1" office:value-type="float" office:value="76845">
            <text:p>76845</text:p>
          </table:table-cell>
          <table:table-cell table:style-name="ce2" office:value-type="string">
            <text:p>ULLOA</text:p>
          </table:table-cell>
          <table:table-cell table:style-name="ce1" office:value-type="string">
            <text:p>Valle del Cauca</text:p>
          </table:table-cell>
          <table:table-cell table:formula="of:=LOWER([.B1045])" office:value-type="string" office:string-value="ulloa">
            <text:p>ulloa</text:p>
          </table:table-cell>
          <table:table-cell table:formula="of:=PROPER([.D1045])" office:value-type="string" office:string-value="Ulloa">
            <text:p>Ulloa</text:p>
          </table:table-cell>
          <table:table-cell table:formula="of:=LEN([.A1045])" office:value-type="float" office:value="5">
            <text:p>5</text:p>
          </table:table-cell>
          <table:table-cell table:formula="of:=IF([.F1045]=5;[.A1045];CONCATENATE(&quot;0&quot;;[.A1045]))" office:value-type="float" office:value="76845">
            <text:p>76845</text:p>
          </table:table-cell>
          <table:table-cell office:value-type="float" office:value="76845">
            <text:p>76845</text:p>
          </table:table-cell>
          <table:table-cell office:value-type="string">
            <text:p>Ulloa</text:p>
          </table:table-cell>
          <table:table-cell table:formula="of:=(CONCATENATE(&quot;insert into `Ciudad`(`Nombre`,`Codigo`) values('&quot;;[.I1045];&quot;','&quot;;[.H1045];&quot;');&quot;))" office:value-type="string" office:string-value="insert into `Ciudad`(`Nombre`,`Codigo`) values('Ulloa','76845');">
            <text:p>insert into `Ciudad`(`Nombre`,`Codigo`) values('Ulloa','76845');</text:p>
          </table:table-cell>
          <table:table-cell table:formula="of:=CONCATENATE(&quot;new Ciudad{Codigo=&quot;&quot;&quot;;[.H1045];&quot;&quot;&quot;,Nombre=&quot;&quot;&quot;;[.I1045];&quot;&quot;&quot;},&quot;)" office:value-type="string" office:string-value="new Ciudad{Codigo=&quot;76845&quot;,Nombre=&quot;Ulloa&quot;},">
            <text:p>new Ciudad{Codigo="76845",Nombre="Ulloa"},</text:p>
          </table:table-cell>
          <table:table-cell table:formula="of:=LEN([.B1045])" office:value-type="float" office:value="5">
            <text:p>5</text:p>
          </table:table-cell>
        </table:table-row>
        <table:table-row table:style-name="ro2">
          <table:table-cell table:style-name="ce1" office:value-type="float" office:value="15842">
            <text:p>15842</text:p>
          </table:table-cell>
          <table:table-cell table:style-name="ce2" office:value-type="string">
            <text:p>UMBITA</text:p>
          </table:table-cell>
          <table:table-cell table:style-name="ce1" office:value-type="string">
            <text:p>Boyacá</text:p>
          </table:table-cell>
          <table:table-cell table:formula="of:=LOWER([.B1046])" office:value-type="string" office:string-value="umbita">
            <text:p>umbita</text:p>
          </table:table-cell>
          <table:table-cell table:formula="of:=PROPER([.D1046])" office:value-type="string" office:string-value="Umbita">
            <text:p>Umbita</text:p>
          </table:table-cell>
          <table:table-cell table:formula="of:=LEN([.A1046])" office:value-type="float" office:value="5">
            <text:p>5</text:p>
          </table:table-cell>
          <table:table-cell table:formula="of:=IF([.F1046]=5;[.A1046];CONCATENATE(&quot;0&quot;;[.A1046]))" office:value-type="float" office:value="15842">
            <text:p>15842</text:p>
          </table:table-cell>
          <table:table-cell office:value-type="float" office:value="15842">
            <text:p>15842</text:p>
          </table:table-cell>
          <table:table-cell office:value-type="string">
            <text:p>Umbita</text:p>
          </table:table-cell>
          <table:table-cell table:formula="of:=(CONCATENATE(&quot;insert into `Ciudad`(`Nombre`,`Codigo`) values('&quot;;[.I1046];&quot;','&quot;;[.H1046];&quot;');&quot;))" office:value-type="string" office:string-value="insert into `Ciudad`(`Nombre`,`Codigo`) values('Umbita','15842');">
            <text:p>insert into `Ciudad`(`Nombre`,`Codigo`) values('Umbita','15842');</text:p>
          </table:table-cell>
          <table:table-cell table:formula="of:=CONCATENATE(&quot;new Ciudad{Codigo=&quot;&quot;&quot;;[.H1046];&quot;&quot;&quot;,Nombre=&quot;&quot;&quot;;[.I1046];&quot;&quot;&quot;},&quot;)" office:value-type="string" office:string-value="new Ciudad{Codigo=&quot;15842&quot;,Nombre=&quot;Umbita&quot;},">
            <text:p>new Ciudad{Codigo="15842",Nombre="Umbita"},</text:p>
          </table:table-cell>
          <table:table-cell table:formula="of:=LEN([.B1046])" office:value-type="float" office:value="6">
            <text:p>6</text:p>
          </table:table-cell>
        </table:table-row>
        <table:table-row table:style-name="ro2">
          <table:table-cell table:style-name="ce1" office:value-type="float" office:value="25845">
            <text:p>25845</text:p>
          </table:table-cell>
          <table:table-cell table:style-name="ce2" office:value-type="string">
            <text:p>UNE</text:p>
          </table:table-cell>
          <table:table-cell table:style-name="ce1" office:value-type="string">
            <text:p>Cundinamarca</text:p>
          </table:table-cell>
          <table:table-cell table:formula="of:=LOWER([.B1047])" office:value-type="string" office:string-value="une">
            <text:p>une</text:p>
          </table:table-cell>
          <table:table-cell table:formula="of:=PROPER([.D1047])" office:value-type="string" office:string-value="Une">
            <text:p>Une</text:p>
          </table:table-cell>
          <table:table-cell table:formula="of:=LEN([.A1047])" office:value-type="float" office:value="5">
            <text:p>5</text:p>
          </table:table-cell>
          <table:table-cell table:formula="of:=IF([.F1047]=5;[.A1047];CONCATENATE(&quot;0&quot;;[.A1047]))" office:value-type="float" office:value="25845">
            <text:p>25845</text:p>
          </table:table-cell>
          <table:table-cell office:value-type="float" office:value="25845">
            <text:p>25845</text:p>
          </table:table-cell>
          <table:table-cell office:value-type="string">
            <text:p>Une</text:p>
          </table:table-cell>
          <table:table-cell table:formula="of:=(CONCATENATE(&quot;insert into `Ciudad`(`Nombre`,`Codigo`) values('&quot;;[.I1047];&quot;','&quot;;[.H1047];&quot;');&quot;))" office:value-type="string" office:string-value="insert into `Ciudad`(`Nombre`,`Codigo`) values('Une','25845');">
            <text:p>insert into `Ciudad`(`Nombre`,`Codigo`) values('Une','25845');</text:p>
          </table:table-cell>
          <table:table-cell table:formula="of:=CONCATENATE(&quot;new Ciudad{Codigo=&quot;&quot;&quot;;[.H1047];&quot;&quot;&quot;,Nombre=&quot;&quot;&quot;;[.I1047];&quot;&quot;&quot;},&quot;)" office:value-type="string" office:string-value="new Ciudad{Codigo=&quot;25845&quot;,Nombre=&quot;Une&quot;},">
            <text:p>new Ciudad{Codigo="25845",Nombre="Une"},</text:p>
          </table:table-cell>
          <table:table-cell table:formula="of:=LEN([.B1047])" office:value-type="float" office:value="3">
            <text:p>3</text:p>
          </table:table-cell>
        </table:table-row>
        <table:table-row table:style-name="ro2">
          <table:table-cell table:style-name="ce1" office:value-type="float" office:value="27800">
            <text:p>27800</text:p>
          </table:table-cell>
          <table:table-cell table:style-name="ce2" office:value-type="string">
            <text:p>UNGUÍA</text:p>
          </table:table-cell>
          <table:table-cell table:style-name="ce1" office:value-type="string">
            <text:p>Chocó</text:p>
          </table:table-cell>
          <table:table-cell table:formula="of:=LOWER([.B1048])" office:value-type="string" office:string-value="unguía">
            <text:p>unguía</text:p>
          </table:table-cell>
          <table:table-cell table:formula="of:=PROPER([.D1048])" office:value-type="string" office:string-value="Unguía">
            <text:p>Unguía</text:p>
          </table:table-cell>
          <table:table-cell table:formula="of:=LEN([.A1048])" office:value-type="float" office:value="5">
            <text:p>5</text:p>
          </table:table-cell>
          <table:table-cell table:formula="of:=IF([.F1048]=5;[.A1048];CONCATENATE(&quot;0&quot;;[.A1048]))" office:value-type="float" office:value="27800">
            <text:p>27800</text:p>
          </table:table-cell>
          <table:table-cell office:value-type="float" office:value="27800">
            <text:p>27800</text:p>
          </table:table-cell>
          <table:table-cell office:value-type="string">
            <text:p>Unguía</text:p>
          </table:table-cell>
          <table:table-cell table:formula="of:=(CONCATENATE(&quot;insert into `Ciudad`(`Nombre`,`Codigo`) values('&quot;;[.I1048];&quot;','&quot;;[.H1048];&quot;');&quot;))" office:value-type="string" office:string-value="insert into `Ciudad`(`Nombre`,`Codigo`) values('Unguía','27800');">
            <text:p>insert into `Ciudad`(`Nombre`,`Codigo`) values('Unguía','27800');</text:p>
          </table:table-cell>
          <table:table-cell table:formula="of:=CONCATENATE(&quot;new Ciudad{Codigo=&quot;&quot;&quot;;[.H1048];&quot;&quot;&quot;,Nombre=&quot;&quot;&quot;;[.I1048];&quot;&quot;&quot;},&quot;)" office:value-type="string" office:string-value="new Ciudad{Codigo=&quot;27800&quot;,Nombre=&quot;Unguía&quot;},">
            <text:p>new Ciudad{Codigo="27800",Nombre="Unguía"},</text:p>
          </table:table-cell>
          <table:table-cell table:formula="of:=LEN([.B1048])" office:value-type="float" office:value="6">
            <text:p>6</text:p>
          </table:table-cell>
        </table:table-row>
        <table:table-row table:style-name="ro2">
          <table:table-cell table:style-name="ce1" office:value-type="float" office:value="27810">
            <text:p>27810</text:p>
          </table:table-cell>
          <table:table-cell table:style-name="ce2" office:value-type="string">
            <text:p>UNIÓN PANAMERICANA</text:p>
          </table:table-cell>
          <table:table-cell table:style-name="ce1" office:value-type="string">
            <text:p>Chocó</text:p>
          </table:table-cell>
          <table:table-cell table:formula="of:=LOWER([.B1049])" office:value-type="string" office:string-value="unión panamericana">
            <text:p>unión panamericana</text:p>
          </table:table-cell>
          <table:table-cell table:formula="of:=PROPER([.D1049])" office:value-type="string" office:string-value="Unión Panamericana">
            <text:p>Unión Panamericana</text:p>
          </table:table-cell>
          <table:table-cell table:formula="of:=LEN([.A1049])" office:value-type="float" office:value="5">
            <text:p>5</text:p>
          </table:table-cell>
          <table:table-cell table:formula="of:=IF([.F1049]=5;[.A1049];CONCATENATE(&quot;0&quot;;[.A1049]))" office:value-type="float" office:value="27810">
            <text:p>27810</text:p>
          </table:table-cell>
          <table:table-cell office:value-type="float" office:value="27810">
            <text:p>27810</text:p>
          </table:table-cell>
          <table:table-cell office:value-type="string">
            <text:p>Unión Panamericana</text:p>
          </table:table-cell>
          <table:table-cell table:formula="of:=(CONCATENATE(&quot;insert into `Ciudad`(`Nombre`,`Codigo`) values('&quot;;[.I1049];&quot;','&quot;;[.H1049];&quot;');&quot;))" office:value-type="string" office:string-value="insert into `Ciudad`(`Nombre`,`Codigo`) values('Unión Panamericana','27810');">
            <text:p>insert into `Ciudad`(`Nombre`,`Codigo`) values('Unión Panamericana','27810');</text:p>
          </table:table-cell>
          <table:table-cell table:formula="of:=CONCATENATE(&quot;new Ciudad{Codigo=&quot;&quot;&quot;;[.H1049];&quot;&quot;&quot;,Nombre=&quot;&quot;&quot;;[.I1049];&quot;&quot;&quot;},&quot;)" office:value-type="string" office:string-value="new Ciudad{Codigo=&quot;27810&quot;,Nombre=&quot;Unión Panamericana&quot;},">
            <text:p>new Ciudad{Codigo="27810",Nombre="Unión Panamericana"},</text:p>
          </table:table-cell>
          <table:table-cell table:formula="of:=LEN([.B1049])" office:value-type="float" office:value="18">
            <text:p>18</text:p>
          </table:table-cell>
        </table:table-row>
        <table:table-row table:style-name="ro2">
          <table:table-cell table:style-name="ce1" office:value-type="float" office:value="5842">
            <text:p>5842</text:p>
          </table:table-cell>
          <table:table-cell table:style-name="ce2" office:value-type="string">
            <text:p>URAMITA</text:p>
          </table:table-cell>
          <table:table-cell table:style-name="ce1" office:value-type="string">
            <text:p>Antioquia</text:p>
          </table:table-cell>
          <table:table-cell table:formula="of:=LOWER([.B1050])" office:value-type="string" office:string-value="uramita">
            <text:p>uramita</text:p>
          </table:table-cell>
          <table:table-cell table:formula="of:=PROPER([.D1050])" office:value-type="string" office:string-value="Uramita">
            <text:p>Uramita</text:p>
          </table:table-cell>
          <table:table-cell table:formula="of:=LEN([.A1050])" office:value-type="float" office:value="4">
            <text:p>4</text:p>
          </table:table-cell>
          <table:table-cell table:formula="of:=IF([.F1050]=5;[.A1050];CONCATENATE(&quot;0&quot;;[.A1050]))" office:value-type="string" office:string-value="05842">
            <text:p>05842</text:p>
          </table:table-cell>
          <table:table-cell office:value-type="string">
            <text:p>05842</text:p>
          </table:table-cell>
          <table:table-cell office:value-type="string">
            <text:p>Uramita</text:p>
          </table:table-cell>
          <table:table-cell table:formula="of:=(CONCATENATE(&quot;insert into `Ciudad`(`Nombre`,`Codigo`) values('&quot;;[.I1050];&quot;','&quot;;[.H1050];&quot;');&quot;))" office:value-type="string" office:string-value="insert into `Ciudad`(`Nombre`,`Codigo`) values('Uramita','05842');">
            <text:p>insert into `Ciudad`(`Nombre`,`Codigo`) values('Uramita','05842');</text:p>
          </table:table-cell>
          <table:table-cell table:formula="of:=CONCATENATE(&quot;new Ciudad{Codigo=&quot;&quot;&quot;;[.H1050];&quot;&quot;&quot;,Nombre=&quot;&quot;&quot;;[.I1050];&quot;&quot;&quot;},&quot;)" office:value-type="string" office:string-value="new Ciudad{Codigo=&quot;05842&quot;,Nombre=&quot;Uramita&quot;},">
            <text:p>new Ciudad{Codigo="05842",Nombre="Uramita"},</text:p>
          </table:table-cell>
          <table:table-cell table:formula="of:=LEN([.B1050])" office:value-type="float" office:value="7">
            <text:p>7</text:p>
          </table:table-cell>
        </table:table-row>
        <table:table-row table:style-name="ro2">
          <table:table-cell table:style-name="ce1" office:value-type="float" office:value="50370">
            <text:p>50370</text:p>
          </table:table-cell>
          <table:table-cell table:style-name="ce2" office:value-type="string">
            <text:p>URIBE</text:p>
          </table:table-cell>
          <table:table-cell table:style-name="ce1" office:value-type="string">
            <text:p>Meta</text:p>
          </table:table-cell>
          <table:table-cell table:formula="of:=LOWER([.B1051])" office:value-type="string" office:string-value="uribe">
            <text:p>uribe</text:p>
          </table:table-cell>
          <table:table-cell table:formula="of:=PROPER([.D1051])" office:value-type="string" office:string-value="Uribe">
            <text:p>Uribe</text:p>
          </table:table-cell>
          <table:table-cell table:formula="of:=LEN([.A1051])" office:value-type="float" office:value="5">
            <text:p>5</text:p>
          </table:table-cell>
          <table:table-cell table:formula="of:=IF([.F1051]=5;[.A1051];CONCATENATE(&quot;0&quot;;[.A1051]))" office:value-type="float" office:value="50370">
            <text:p>50370</text:p>
          </table:table-cell>
          <table:table-cell office:value-type="float" office:value="50370">
            <text:p>50370</text:p>
          </table:table-cell>
          <table:table-cell office:value-type="string">
            <text:p>Uribe</text:p>
          </table:table-cell>
          <table:table-cell table:formula="of:=(CONCATENATE(&quot;insert into `Ciudad`(`Nombre`,`Codigo`) values('&quot;;[.I1051];&quot;','&quot;;[.H1051];&quot;');&quot;))" office:value-type="string" office:string-value="insert into `Ciudad`(`Nombre`,`Codigo`) values('Uribe','50370');">
            <text:p>insert into `Ciudad`(`Nombre`,`Codigo`) values('Uribe','50370');</text:p>
          </table:table-cell>
          <table:table-cell table:formula="of:=CONCATENATE(&quot;new Ciudad{Codigo=&quot;&quot;&quot;;[.H1051];&quot;&quot;&quot;,Nombre=&quot;&quot;&quot;;[.I1051];&quot;&quot;&quot;},&quot;)" office:value-type="string" office:string-value="new Ciudad{Codigo=&quot;50370&quot;,Nombre=&quot;Uribe&quot;},">
            <text:p>new Ciudad{Codigo="50370",Nombre="Uribe"},</text:p>
          </table:table-cell>
          <table:table-cell table:formula="of:=LEN([.B1051])" office:value-type="float" office:value="5">
            <text:p>5</text:p>
          </table:table-cell>
        </table:table-row>
        <table:table-row table:style-name="ro2">
          <table:table-cell table:style-name="ce1" office:value-type="float" office:value="44847">
            <text:p>44847</text:p>
          </table:table-cell>
          <table:table-cell table:style-name="ce2" office:value-type="string">
            <text:p>URIBIA</text:p>
          </table:table-cell>
          <table:table-cell table:style-name="ce1" office:value-type="string">
            <text:p>La Guajira</text:p>
          </table:table-cell>
          <table:table-cell table:formula="of:=LOWER([.B1052])" office:value-type="string" office:string-value="uribia">
            <text:p>uribia</text:p>
          </table:table-cell>
          <table:table-cell table:formula="of:=PROPER([.D1052])" office:value-type="string" office:string-value="Uribia">
            <text:p>Uribia</text:p>
          </table:table-cell>
          <table:table-cell table:formula="of:=LEN([.A1052])" office:value-type="float" office:value="5">
            <text:p>5</text:p>
          </table:table-cell>
          <table:table-cell table:formula="of:=IF([.F1052]=5;[.A1052];CONCATENATE(&quot;0&quot;;[.A1052]))" office:value-type="float" office:value="44847">
            <text:p>44847</text:p>
          </table:table-cell>
          <table:table-cell office:value-type="float" office:value="44847">
            <text:p>44847</text:p>
          </table:table-cell>
          <table:table-cell office:value-type="string">
            <text:p>Uribia</text:p>
          </table:table-cell>
          <table:table-cell table:formula="of:=(CONCATENATE(&quot;insert into `Ciudad`(`Nombre`,`Codigo`) values('&quot;;[.I1052];&quot;','&quot;;[.H1052];&quot;');&quot;))" office:value-type="string" office:string-value="insert into `Ciudad`(`Nombre`,`Codigo`) values('Uribia','44847');">
            <text:p>insert into `Ciudad`(`Nombre`,`Codigo`) values('Uribia','44847');</text:p>
          </table:table-cell>
          <table:table-cell table:formula="of:=CONCATENATE(&quot;new Ciudad{Codigo=&quot;&quot;&quot;;[.H1052];&quot;&quot;&quot;,Nombre=&quot;&quot;&quot;;[.I1052];&quot;&quot;&quot;},&quot;)" office:value-type="string" office:string-value="new Ciudad{Codigo=&quot;44847&quot;,Nombre=&quot;Uribia&quot;},">
            <text:p>new Ciudad{Codigo="44847",Nombre="Uribia"},</text:p>
          </table:table-cell>
          <table:table-cell table:formula="of:=LEN([.B1052])" office:value-type="float" office:value="6">
            <text:p>6</text:p>
          </table:table-cell>
        </table:table-row>
        <table:table-row table:style-name="ro2">
          <table:table-cell table:style-name="ce1" office:value-type="float" office:value="5847">
            <text:p>5847</text:p>
          </table:table-cell>
          <table:table-cell table:style-name="ce2" office:value-type="string">
            <text:p>URRAO</text:p>
          </table:table-cell>
          <table:table-cell table:style-name="ce1" office:value-type="string">
            <text:p>Antioquia</text:p>
          </table:table-cell>
          <table:table-cell table:formula="of:=LOWER([.B1053])" office:value-type="string" office:string-value="urrao">
            <text:p>urrao</text:p>
          </table:table-cell>
          <table:table-cell table:formula="of:=PROPER([.D1053])" office:value-type="string" office:string-value="Urrao">
            <text:p>Urrao</text:p>
          </table:table-cell>
          <table:table-cell table:formula="of:=LEN([.A1053])" office:value-type="float" office:value="4">
            <text:p>4</text:p>
          </table:table-cell>
          <table:table-cell table:formula="of:=IF([.F1053]=5;[.A1053];CONCATENATE(&quot;0&quot;;[.A1053]))" office:value-type="string" office:string-value="05847">
            <text:p>05847</text:p>
          </table:table-cell>
          <table:table-cell office:value-type="string">
            <text:p>05847</text:p>
          </table:table-cell>
          <table:table-cell office:value-type="string">
            <text:p>Urrao</text:p>
          </table:table-cell>
          <table:table-cell table:formula="of:=(CONCATENATE(&quot;insert into `Ciudad`(`Nombre`,`Codigo`) values('&quot;;[.I1053];&quot;','&quot;;[.H1053];&quot;');&quot;))" office:value-type="string" office:string-value="insert into `Ciudad`(`Nombre`,`Codigo`) values('Urrao','05847');">
            <text:p>insert into `Ciudad`(`Nombre`,`Codigo`) values('Urrao','05847');</text:p>
          </table:table-cell>
          <table:table-cell table:formula="of:=CONCATENATE(&quot;new Ciudad{Codigo=&quot;&quot;&quot;;[.H1053];&quot;&quot;&quot;,Nombre=&quot;&quot;&quot;;[.I1053];&quot;&quot;&quot;},&quot;)" office:value-type="string" office:string-value="new Ciudad{Codigo=&quot;05847&quot;,Nombre=&quot;Urrao&quot;},">
            <text:p>new Ciudad{Codigo="05847",Nombre="Urrao"},</text:p>
          </table:table-cell>
          <table:table-cell table:formula="of:=LEN([.B1053])" office:value-type="float" office:value="5">
            <text:p>5</text:p>
          </table:table-cell>
        </table:table-row>
        <table:table-row table:style-name="ro2">
          <table:table-cell table:style-name="ce1" office:value-type="float" office:value="44855">
            <text:p>44855</text:p>
          </table:table-cell>
          <table:table-cell table:style-name="ce2" office:value-type="string">
            <text:p>URUMITA</text:p>
          </table:table-cell>
          <table:table-cell table:style-name="ce1" office:value-type="string">
            <text:p>La Guajira</text:p>
          </table:table-cell>
          <table:table-cell table:formula="of:=LOWER([.B1054])" office:value-type="string" office:string-value="urumita">
            <text:p>urumita</text:p>
          </table:table-cell>
          <table:table-cell table:formula="of:=PROPER([.D1054])" office:value-type="string" office:string-value="Urumita">
            <text:p>Urumita</text:p>
          </table:table-cell>
          <table:table-cell table:formula="of:=LEN([.A1054])" office:value-type="float" office:value="5">
            <text:p>5</text:p>
          </table:table-cell>
          <table:table-cell table:formula="of:=IF([.F1054]=5;[.A1054];CONCATENATE(&quot;0&quot;;[.A1054]))" office:value-type="float" office:value="44855">
            <text:p>44855</text:p>
          </table:table-cell>
          <table:table-cell office:value-type="float" office:value="44855">
            <text:p>44855</text:p>
          </table:table-cell>
          <table:table-cell office:value-type="string">
            <text:p>Urumita</text:p>
          </table:table-cell>
          <table:table-cell table:formula="of:=(CONCATENATE(&quot;insert into `Ciudad`(`Nombre`,`Codigo`) values('&quot;;[.I1054];&quot;','&quot;;[.H1054];&quot;');&quot;))" office:value-type="string" office:string-value="insert into `Ciudad`(`Nombre`,`Codigo`) values('Urumita','44855');">
            <text:p>insert into `Ciudad`(`Nombre`,`Codigo`) values('Urumita','44855');</text:p>
          </table:table-cell>
          <table:table-cell table:formula="of:=CONCATENATE(&quot;new Ciudad{Codigo=&quot;&quot;&quot;;[.H1054];&quot;&quot;&quot;,Nombre=&quot;&quot;&quot;;[.I1054];&quot;&quot;&quot;},&quot;)" office:value-type="string" office:string-value="new Ciudad{Codigo=&quot;44855&quot;,Nombre=&quot;Urumita&quot;},">
            <text:p>new Ciudad{Codigo="44855",Nombre="Urumita"},</text:p>
          </table:table-cell>
          <table:table-cell table:formula="of:=LEN([.B1054])" office:value-type="float" office:value="7">
            <text:p>7</text:p>
          </table:table-cell>
        </table:table-row>
        <table:table-row table:style-name="ro2">
          <table:table-cell table:style-name="ce1" office:value-type="float" office:value="8849">
            <text:p>8849</text:p>
          </table:table-cell>
          <table:table-cell table:style-name="ce2" office:value-type="string">
            <text:p>USIACURÍ</text:p>
          </table:table-cell>
          <table:table-cell table:style-name="ce1" office:value-type="string">
            <text:p>Atlántico</text:p>
          </table:table-cell>
          <table:table-cell table:formula="of:=LOWER([.B1055])" office:value-type="string" office:string-value="usiacurí">
            <text:p>usiacurí</text:p>
          </table:table-cell>
          <table:table-cell table:formula="of:=PROPER([.D1055])" office:value-type="string" office:string-value="Usiacurí">
            <text:p>Usiacurí</text:p>
          </table:table-cell>
          <table:table-cell table:formula="of:=LEN([.A1055])" office:value-type="float" office:value="4">
            <text:p>4</text:p>
          </table:table-cell>
          <table:table-cell table:formula="of:=IF([.F1055]=5;[.A1055];CONCATENATE(&quot;0&quot;;[.A1055]))" office:value-type="string" office:string-value="08849">
            <text:p>08849</text:p>
          </table:table-cell>
          <table:table-cell office:value-type="string">
            <text:p>08849</text:p>
          </table:table-cell>
          <table:table-cell office:value-type="string">
            <text:p>Usiacurí</text:p>
          </table:table-cell>
          <table:table-cell table:formula="of:=(CONCATENATE(&quot;insert into `Ciudad`(`Nombre`,`Codigo`) values('&quot;;[.I1055];&quot;','&quot;;[.H1055];&quot;');&quot;))" office:value-type="string" office:string-value="insert into `Ciudad`(`Nombre`,`Codigo`) values('Usiacurí','08849');">
            <text:p>insert into `Ciudad`(`Nombre`,`Codigo`) values('Usiacurí','08849');</text:p>
          </table:table-cell>
          <table:table-cell table:formula="of:=CONCATENATE(&quot;new Ciudad{Codigo=&quot;&quot;&quot;;[.H1055];&quot;&quot;&quot;,Nombre=&quot;&quot;&quot;;[.I1055];&quot;&quot;&quot;},&quot;)" office:value-type="string" office:string-value="new Ciudad{Codigo=&quot;08849&quot;,Nombre=&quot;Usiacurí&quot;},">
            <text:p>new Ciudad{Codigo="08849",Nombre="Usiacurí"},</text:p>
          </table:table-cell>
          <table:table-cell table:formula="of:=LEN([.B1055])" office:value-type="float" office:value="8">
            <text:p>8</text:p>
          </table:table-cell>
        </table:table-row>
        <table:table-row table:style-name="ro2">
          <table:table-cell table:style-name="ce1" office:value-type="float" office:value="25851">
            <text:p>25851</text:p>
          </table:table-cell>
          <table:table-cell table:style-name="ce2" office:value-type="string">
            <text:p>ÚTICA</text:p>
          </table:table-cell>
          <table:table-cell table:style-name="ce1" office:value-type="string">
            <text:p>Cundinamarca</text:p>
          </table:table-cell>
          <table:table-cell table:formula="of:=LOWER([.B1056])" office:value-type="string" office:string-value="útica">
            <text:p>útica</text:p>
          </table:table-cell>
          <table:table-cell table:formula="of:=PROPER([.D1056])" office:value-type="string" office:string-value="Útica">
            <text:p>Útica</text:p>
          </table:table-cell>
          <table:table-cell table:formula="of:=LEN([.A1056])" office:value-type="float" office:value="5">
            <text:p>5</text:p>
          </table:table-cell>
          <table:table-cell table:formula="of:=IF([.F1056]=5;[.A1056];CONCATENATE(&quot;0&quot;;[.A1056]))" office:value-type="float" office:value="25851">
            <text:p>25851</text:p>
          </table:table-cell>
          <table:table-cell office:value-type="float" office:value="25851">
            <text:p>25851</text:p>
          </table:table-cell>
          <table:table-cell office:value-type="string">
            <text:p>Útica</text:p>
          </table:table-cell>
          <table:table-cell table:formula="of:=(CONCATENATE(&quot;insert into `Ciudad`(`Nombre`,`Codigo`) values('&quot;;[.I1056];&quot;','&quot;;[.H1056];&quot;');&quot;))" office:value-type="string" office:string-value="insert into `Ciudad`(`Nombre`,`Codigo`) values('Útica','25851');">
            <text:p>insert into `Ciudad`(`Nombre`,`Codigo`) values('Útica','25851');</text:p>
          </table:table-cell>
          <table:table-cell table:formula="of:=CONCATENATE(&quot;new Ciudad{Codigo=&quot;&quot;&quot;;[.H1056];&quot;&quot;&quot;,Nombre=&quot;&quot;&quot;;[.I1056];&quot;&quot;&quot;},&quot;)" office:value-type="string" office:string-value="new Ciudad{Codigo=&quot;25851&quot;,Nombre=&quot;Útica&quot;},">
            <text:p>new Ciudad{Codigo="25851",Nombre="Útica"},</text:p>
          </table:table-cell>
          <table:table-cell table:formula="of:=LEN([.B1056])" office:value-type="float" office:value="5">
            <text:p>5</text:p>
          </table:table-cell>
        </table:table-row>
        <table:table-row table:style-name="ro2">
          <table:table-cell table:style-name="ce1" office:value-type="float" office:value="5854">
            <text:p>5854</text:p>
          </table:table-cell>
          <table:table-cell table:style-name="ce2" office:value-type="string">
            <text:p>VALDIVIA</text:p>
          </table:table-cell>
          <table:table-cell table:style-name="ce1" office:value-type="string">
            <text:p>Antioquia</text:p>
          </table:table-cell>
          <table:table-cell table:formula="of:=LOWER([.B1057])" office:value-type="string" office:string-value="valdivia">
            <text:p>valdivia</text:p>
          </table:table-cell>
          <table:table-cell table:formula="of:=PROPER([.D1057])" office:value-type="string" office:string-value="Valdivia">
            <text:p>Valdivia</text:p>
          </table:table-cell>
          <table:table-cell table:formula="of:=LEN([.A1057])" office:value-type="float" office:value="4">
            <text:p>4</text:p>
          </table:table-cell>
          <table:table-cell table:formula="of:=IF([.F1057]=5;[.A1057];CONCATENATE(&quot;0&quot;;[.A1057]))" office:value-type="string" office:string-value="05854">
            <text:p>05854</text:p>
          </table:table-cell>
          <table:table-cell office:value-type="string">
            <text:p>05854</text:p>
          </table:table-cell>
          <table:table-cell office:value-type="string">
            <text:p>Valdivia</text:p>
          </table:table-cell>
          <table:table-cell table:formula="of:=(CONCATENATE(&quot;insert into `Ciudad`(`Nombre`,`Codigo`) values('&quot;;[.I1057];&quot;','&quot;;[.H1057];&quot;');&quot;))" office:value-type="string" office:string-value="insert into `Ciudad`(`Nombre`,`Codigo`) values('Valdivia','05854');">
            <text:p>insert into `Ciudad`(`Nombre`,`Codigo`) values('Valdivia','05854');</text:p>
          </table:table-cell>
          <table:table-cell table:formula="of:=CONCATENATE(&quot;new Ciudad{Codigo=&quot;&quot;&quot;;[.H1057];&quot;&quot;&quot;,Nombre=&quot;&quot;&quot;;[.I1057];&quot;&quot;&quot;},&quot;)" office:value-type="string" office:string-value="new Ciudad{Codigo=&quot;05854&quot;,Nombre=&quot;Valdivia&quot;},">
            <text:p>new Ciudad{Codigo="05854",Nombre="Valdivia"},</text:p>
          </table:table-cell>
          <table:table-cell table:formula="of:=LEN([.B1057])" office:value-type="float" office:value="8">
            <text:p>8</text:p>
          </table:table-cell>
        </table:table-row>
        <table:table-row table:style-name="ro2">
          <table:table-cell table:style-name="ce1" office:value-type="float" office:value="23855">
            <text:p>23855</text:p>
          </table:table-cell>
          <table:table-cell table:style-name="ce2" office:value-type="string">
            <text:p>VALENCIA</text:p>
          </table:table-cell>
          <table:table-cell table:style-name="ce1" office:value-type="string">
            <text:p>Córdoba</text:p>
          </table:table-cell>
          <table:table-cell table:formula="of:=LOWER([.B1058])" office:value-type="string" office:string-value="valencia">
            <text:p>valencia</text:p>
          </table:table-cell>
          <table:table-cell table:formula="of:=PROPER([.D1058])" office:value-type="string" office:string-value="Valencia">
            <text:p>Valencia</text:p>
          </table:table-cell>
          <table:table-cell table:formula="of:=LEN([.A1058])" office:value-type="float" office:value="5">
            <text:p>5</text:p>
          </table:table-cell>
          <table:table-cell table:formula="of:=IF([.F1058]=5;[.A1058];CONCATENATE(&quot;0&quot;;[.A1058]))" office:value-type="float" office:value="23855">
            <text:p>23855</text:p>
          </table:table-cell>
          <table:table-cell office:value-type="float" office:value="23855">
            <text:p>23855</text:p>
          </table:table-cell>
          <table:table-cell office:value-type="string">
            <text:p>Valencia</text:p>
          </table:table-cell>
          <table:table-cell table:formula="of:=(CONCATENATE(&quot;insert into `Ciudad`(`Nombre`,`Codigo`) values('&quot;;[.I1058];&quot;','&quot;;[.H1058];&quot;');&quot;))" office:value-type="string" office:string-value="insert into `Ciudad`(`Nombre`,`Codigo`) values('Valencia','23855');">
            <text:p>insert into `Ciudad`(`Nombre`,`Codigo`) values('Valencia','23855');</text:p>
          </table:table-cell>
          <table:table-cell table:formula="of:=CONCATENATE(&quot;new Ciudad{Codigo=&quot;&quot;&quot;;[.H1058];&quot;&quot;&quot;,Nombre=&quot;&quot;&quot;;[.I1058];&quot;&quot;&quot;},&quot;)" office:value-type="string" office:string-value="new Ciudad{Codigo=&quot;23855&quot;,Nombre=&quot;Valencia&quot;},">
            <text:p>new Ciudad{Codigo="23855",Nombre="Valencia"},</text:p>
          </table:table-cell>
          <table:table-cell table:formula="of:=LEN([.B1058])" office:value-type="float" office:value="8">
            <text:p>8</text:p>
          </table:table-cell>
        </table:table-row>
        <table:table-row table:style-name="ro2">
          <table:table-cell table:style-name="ce1" office:value-type="float" office:value="68855">
            <text:p>68855</text:p>
          </table:table-cell>
          <table:table-cell table:style-name="ce2" office:value-type="string">
            <text:p>VALLE DE SAN JOSÉ</text:p>
          </table:table-cell>
          <table:table-cell table:style-name="ce1" office:value-type="string">
            <text:p>Santander</text:p>
          </table:table-cell>
          <table:table-cell table:formula="of:=LOWER([.B1059])" office:value-type="string" office:string-value="valle de san josé">
            <text:p>valle de san josé</text:p>
          </table:table-cell>
          <table:table-cell table:formula="of:=PROPER([.D1059])" office:value-type="string" office:string-value="Valle De San José">
            <text:p>Valle De San José</text:p>
          </table:table-cell>
          <table:table-cell table:formula="of:=LEN([.A1059])" office:value-type="float" office:value="5">
            <text:p>5</text:p>
          </table:table-cell>
          <table:table-cell table:formula="of:=IF([.F1059]=5;[.A1059];CONCATENATE(&quot;0&quot;;[.A1059]))" office:value-type="float" office:value="68855">
            <text:p>68855</text:p>
          </table:table-cell>
          <table:table-cell office:value-type="float" office:value="68855">
            <text:p>68855</text:p>
          </table:table-cell>
          <table:table-cell office:value-type="string">
            <text:p>Valle de San José</text:p>
          </table:table-cell>
          <table:table-cell table:formula="of:=(CONCATENATE(&quot;insert into `Ciudad`(`Nombre`,`Codigo`) values('&quot;;[.I1059];&quot;','&quot;;[.H1059];&quot;');&quot;))" office:value-type="string" office:string-value="insert into `Ciudad`(`Nombre`,`Codigo`) values('Valle de San José','68855');">
            <text:p>insert into `Ciudad`(`Nombre`,`Codigo`) values('Valle de San José','68855');</text:p>
          </table:table-cell>
          <table:table-cell table:formula="of:=CONCATENATE(&quot;new Ciudad{Codigo=&quot;&quot;&quot;;[.H1059];&quot;&quot;&quot;,Nombre=&quot;&quot;&quot;;[.I1059];&quot;&quot;&quot;},&quot;)" office:value-type="string" office:string-value="new Ciudad{Codigo=&quot;68855&quot;,Nombre=&quot;Valle de San José&quot;},">
            <text:p>new Ciudad{Codigo="68855",Nombre="Valle de San José"},</text:p>
          </table:table-cell>
          <table:table-cell table:formula="of:=LEN([.B1059])" office:value-type="float" office:value="17">
            <text:p>17</text:p>
          </table:table-cell>
        </table:table-row>
        <table:table-row table:style-name="ro2">
          <table:table-cell table:style-name="ce1" office:value-type="float" office:value="73854">
            <text:p>73854</text:p>
          </table:table-cell>
          <table:table-cell table:style-name="ce2" office:value-type="string">
            <text:p>VALLE DE SAN JUAN</text:p>
          </table:table-cell>
          <table:table-cell table:style-name="ce1" office:value-type="string">
            <text:p>Tolima</text:p>
          </table:table-cell>
          <table:table-cell table:formula="of:=LOWER([.B1060])" office:value-type="string" office:string-value="valle de san juan">
            <text:p>valle de san juan</text:p>
          </table:table-cell>
          <table:table-cell table:formula="of:=PROPER([.D1060])" office:value-type="string" office:string-value="Valle De San Juan">
            <text:p>Valle De San Juan</text:p>
          </table:table-cell>
          <table:table-cell table:formula="of:=LEN([.A1060])" office:value-type="float" office:value="5">
            <text:p>5</text:p>
          </table:table-cell>
          <table:table-cell table:formula="of:=IF([.F1060]=5;[.A1060];CONCATENATE(&quot;0&quot;;[.A1060]))" office:value-type="float" office:value="73854">
            <text:p>73854</text:p>
          </table:table-cell>
          <table:table-cell office:value-type="float" office:value="73854">
            <text:p>73854</text:p>
          </table:table-cell>
          <table:table-cell office:value-type="string">
            <text:p>Valle de San Juan</text:p>
          </table:table-cell>
          <table:table-cell table:formula="of:=(CONCATENATE(&quot;insert into `Ciudad`(`Nombre`,`Codigo`) values('&quot;;[.I1060];&quot;','&quot;;[.H1060];&quot;');&quot;))" office:value-type="string" office:string-value="insert into `Ciudad`(`Nombre`,`Codigo`) values('Valle de San Juan','73854');">
            <text:p>insert into `Ciudad`(`Nombre`,`Codigo`) values('Valle de San Juan','73854');</text:p>
          </table:table-cell>
          <table:table-cell table:formula="of:=CONCATENATE(&quot;new Ciudad{Codigo=&quot;&quot;&quot;;[.H1060];&quot;&quot;&quot;,Nombre=&quot;&quot;&quot;;[.I1060];&quot;&quot;&quot;},&quot;)" office:value-type="string" office:string-value="new Ciudad{Codigo=&quot;73854&quot;,Nombre=&quot;Valle de San Juan&quot;},">
            <text:p>new Ciudad{Codigo="73854",Nombre="Valle de San Juan"},</text:p>
          </table:table-cell>
          <table:table-cell table:formula="of:=LEN([.B1060])" office:value-type="float" office:value="17">
            <text:p>17</text:p>
          </table:table-cell>
        </table:table-row>
        <table:table-row table:style-name="ro2">
          <table:table-cell table:style-name="ce1" office:value-type="float" office:value="86865">
            <text:p>86865</text:p>
          </table:table-cell>
          <table:table-cell table:style-name="ce2" office:value-type="string">
            <text:p>VALLE DEL GUAMUEZ</text:p>
          </table:table-cell>
          <table:table-cell table:style-name="ce1" office:value-type="string">
            <text:p>Putumayo</text:p>
          </table:table-cell>
          <table:table-cell table:formula="of:=LOWER([.B1061])" office:value-type="string" office:string-value="valle del guamuez">
            <text:p>valle del guamuez</text:p>
          </table:table-cell>
          <table:table-cell table:formula="of:=PROPER([.D1061])" office:value-type="string" office:string-value="Valle Del Guamuez">
            <text:p>Valle Del Guamuez</text:p>
          </table:table-cell>
          <table:table-cell table:formula="of:=LEN([.A1061])" office:value-type="float" office:value="5">
            <text:p>5</text:p>
          </table:table-cell>
          <table:table-cell table:formula="of:=IF([.F1061]=5;[.A1061];CONCATENATE(&quot;0&quot;;[.A1061]))" office:value-type="float" office:value="86865">
            <text:p>86865</text:p>
          </table:table-cell>
          <table:table-cell office:value-type="float" office:value="86865">
            <text:p>86865</text:p>
          </table:table-cell>
          <table:table-cell office:value-type="string">
            <text:p>Valle del Guamuez</text:p>
          </table:table-cell>
          <table:table-cell table:formula="of:=(CONCATENATE(&quot;insert into `Ciudad`(`Nombre`,`Codigo`) values('&quot;;[.I1061];&quot;','&quot;;[.H1061];&quot;');&quot;))" office:value-type="string" office:string-value="insert into `Ciudad`(`Nombre`,`Codigo`) values('Valle del Guamuez','86865');">
            <text:p>insert into `Ciudad`(`Nombre`,`Codigo`) values('Valle del Guamuez','86865');</text:p>
          </table:table-cell>
          <table:table-cell table:formula="of:=CONCATENATE(&quot;new Ciudad{Codigo=&quot;&quot;&quot;;[.H1061];&quot;&quot;&quot;,Nombre=&quot;&quot;&quot;;[.I1061];&quot;&quot;&quot;},&quot;)" office:value-type="string" office:string-value="new Ciudad{Codigo=&quot;86865&quot;,Nombre=&quot;Valle del Guamuez&quot;},">
            <text:p>new Ciudad{Codigo="86865",Nombre="Valle del Guamuez"},</text:p>
          </table:table-cell>
          <table:table-cell table:formula="of:=LEN([.B1061])" office:value-type="float" office:value="17">
            <text:p>17</text:p>
          </table:table-cell>
        </table:table-row>
        <table:table-row table:style-name="ro2">
          <table:table-cell table:style-name="ce1" office:value-type="float" office:value="20001">
            <text:p>20001</text:p>
          </table:table-cell>
          <table:table-cell table:style-name="ce2" office:value-type="string">
            <text:p>VALLEDUPAR</text:p>
          </table:table-cell>
          <table:table-cell table:style-name="ce1" office:value-type="string">
            <text:p>Cesar</text:p>
          </table:table-cell>
          <table:table-cell table:formula="of:=LOWER([.B1062])" office:value-type="string" office:string-value="valledupar">
            <text:p>valledupar</text:p>
          </table:table-cell>
          <table:table-cell table:formula="of:=PROPER([.D1062])" office:value-type="string" office:string-value="Valledupar">
            <text:p>Valledupar</text:p>
          </table:table-cell>
          <table:table-cell table:formula="of:=LEN([.A1062])" office:value-type="float" office:value="5">
            <text:p>5</text:p>
          </table:table-cell>
          <table:table-cell table:formula="of:=IF([.F1062]=5;[.A1062];CONCATENATE(&quot;0&quot;;[.A1062]))" office:value-type="float" office:value="20001">
            <text:p>20001</text:p>
          </table:table-cell>
          <table:table-cell office:value-type="float" office:value="20001">
            <text:p>20001</text:p>
          </table:table-cell>
          <table:table-cell office:value-type="string">
            <text:p>Valledupar</text:p>
          </table:table-cell>
          <table:table-cell table:formula="of:=(CONCATENATE(&quot;insert into `Ciudad`(`Nombre`,`Codigo`) values('&quot;;[.I1062];&quot;','&quot;;[.H1062];&quot;');&quot;))" office:value-type="string" office:string-value="insert into `Ciudad`(`Nombre`,`Codigo`) values('Valledupar','20001');">
            <text:p>insert into `Ciudad`(`Nombre`,`Codigo`) values('Valledupar','20001');</text:p>
          </table:table-cell>
          <table:table-cell table:formula="of:=CONCATENATE(&quot;new Ciudad{Codigo=&quot;&quot;&quot;;[.H1062];&quot;&quot;&quot;,Nombre=&quot;&quot;&quot;;[.I1062];&quot;&quot;&quot;},&quot;)" office:value-type="string" office:string-value="new Ciudad{Codigo=&quot;20001&quot;,Nombre=&quot;Valledupar&quot;},">
            <text:p>new Ciudad{Codigo="20001",Nombre="Valledupar"},</text:p>
          </table:table-cell>
          <table:table-cell table:formula="of:=LEN([.B1062])" office:value-type="float" office:value="10">
            <text:p>10</text:p>
          </table:table-cell>
        </table:table-row>
        <table:table-row table:style-name="ro2">
          <table:table-cell table:style-name="ce1" office:value-type="float" office:value="5856">
            <text:p>5856</text:p>
          </table:table-cell>
          <table:table-cell table:style-name="ce2" office:value-type="string">
            <text:p>VALPARAÍSO</text:p>
          </table:table-cell>
          <table:table-cell table:style-name="ce1" office:value-type="string">
            <text:p>Antioquia</text:p>
          </table:table-cell>
          <table:table-cell table:formula="of:=LOWER([.B1063])" office:value-type="string" office:string-value="valparaíso">
            <text:p>valparaíso</text:p>
          </table:table-cell>
          <table:table-cell table:formula="of:=PROPER([.D1063])" office:value-type="string" office:string-value="Valparaíso">
            <text:p>Valparaíso</text:p>
          </table:table-cell>
          <table:table-cell table:formula="of:=LEN([.A1063])" office:value-type="float" office:value="4">
            <text:p>4</text:p>
          </table:table-cell>
          <table:table-cell table:formula="of:=IF([.F1063]=5;[.A1063];CONCATENATE(&quot;0&quot;;[.A1063]))" office:value-type="string" office:string-value="05856">
            <text:p>05856</text:p>
          </table:table-cell>
          <table:table-cell office:value-type="string">
            <text:p>05856</text:p>
          </table:table-cell>
          <table:table-cell office:value-type="string">
            <text:p>Valparaíso</text:p>
          </table:table-cell>
          <table:table-cell table:formula="of:=(CONCATENATE(&quot;insert into `Ciudad`(`Nombre`,`Codigo`) values('&quot;;[.I1063];&quot;','&quot;;[.H1063];&quot;');&quot;))" office:value-type="string" office:string-value="insert into `Ciudad`(`Nombre`,`Codigo`) values('Valparaíso','05856');">
            <text:p>insert into `Ciudad`(`Nombre`,`Codigo`) values('Valparaíso','05856');</text:p>
          </table:table-cell>
          <table:table-cell table:formula="of:=CONCATENATE(&quot;new Ciudad{Codigo=&quot;&quot;&quot;;[.H1063];&quot;&quot;&quot;,Nombre=&quot;&quot;&quot;;[.I1063];&quot;&quot;&quot;},&quot;)" office:value-type="string" office:string-value="new Ciudad{Codigo=&quot;05856&quot;,Nombre=&quot;Valparaíso&quot;},">
            <text:p>new Ciudad{Codigo="05856",Nombre="Valparaíso"},</text:p>
          </table:table-cell>
          <table:table-cell table:formula="of:=LEN([.B1063])" office:value-type="float" office:value="10">
            <text:p>10</text:p>
          </table:table-cell>
        </table:table-row>
        <table:table-row table:style-name="ro2">
          <table:table-cell table:style-name="ce1" office:value-type="float" office:value="18860">
            <text:p>18860</text:p>
          </table:table-cell>
          <table:table-cell table:style-name="ce2" office:value-type="string">
            <text:p>VALPARAÍSO</text:p>
          </table:table-cell>
          <table:table-cell table:style-name="ce1" office:value-type="string">
            <text:p>Caquetá</text:p>
          </table:table-cell>
          <table:table-cell table:formula="of:=LOWER([.B1064])" office:value-type="string" office:string-value="valparaíso">
            <text:p>valparaíso</text:p>
          </table:table-cell>
          <table:table-cell table:formula="of:=PROPER([.D1064])" office:value-type="string" office:string-value="Valparaíso">
            <text:p>Valparaíso</text:p>
          </table:table-cell>
          <table:table-cell table:formula="of:=LEN([.A1064])" office:value-type="float" office:value="5">
            <text:p>5</text:p>
          </table:table-cell>
          <table:table-cell table:formula="of:=IF([.F1064]=5;[.A1064];CONCATENATE(&quot;0&quot;;[.A1064]))" office:value-type="float" office:value="18860">
            <text:p>18860</text:p>
          </table:table-cell>
          <table:table-cell office:value-type="float" office:value="18860">
            <text:p>18860</text:p>
          </table:table-cell>
          <table:table-cell office:value-type="string">
            <text:p>Valparaíso</text:p>
          </table:table-cell>
          <table:table-cell table:formula="of:=(CONCATENATE(&quot;insert into `Ciudad`(`Nombre`,`Codigo`) values('&quot;;[.I1064];&quot;','&quot;;[.H1064];&quot;');&quot;))" office:value-type="string" office:string-value="insert into `Ciudad`(`Nombre`,`Codigo`) values('Valparaíso','18860');">
            <text:p>insert into `Ciudad`(`Nombre`,`Codigo`) values('Valparaíso','18860');</text:p>
          </table:table-cell>
          <table:table-cell table:formula="of:=CONCATENATE(&quot;new Ciudad{Codigo=&quot;&quot;&quot;;[.H1064];&quot;&quot;&quot;,Nombre=&quot;&quot;&quot;;[.I1064];&quot;&quot;&quot;},&quot;)" office:value-type="string" office:string-value="new Ciudad{Codigo=&quot;18860&quot;,Nombre=&quot;Valparaíso&quot;},">
            <text:p>new Ciudad{Codigo="18860",Nombre="Valparaíso"},</text:p>
          </table:table-cell>
          <table:table-cell table:formula="of:=LEN([.B1064])" office:value-type="float" office:value="10">
            <text:p>10</text:p>
          </table:table-cell>
        </table:table-row>
        <table:table-row table:style-name="ro2">
          <table:table-cell table:style-name="ce1" office:value-type="float" office:value="5858">
            <text:p>5858</text:p>
          </table:table-cell>
          <table:table-cell table:style-name="ce2" office:value-type="string">
            <text:p>VEGACHÍ</text:p>
          </table:table-cell>
          <table:table-cell table:style-name="ce1" office:value-type="string">
            <text:p>Antioquia</text:p>
          </table:table-cell>
          <table:table-cell table:formula="of:=LOWER([.B1065])" office:value-type="string" office:string-value="vegachí">
            <text:p>vegachí</text:p>
          </table:table-cell>
          <table:table-cell table:formula="of:=PROPER([.D1065])" office:value-type="string" office:string-value="Vegachí">
            <text:p>Vegachí</text:p>
          </table:table-cell>
          <table:table-cell table:formula="of:=LEN([.A1065])" office:value-type="float" office:value="4">
            <text:p>4</text:p>
          </table:table-cell>
          <table:table-cell table:formula="of:=IF([.F1065]=5;[.A1065];CONCATENATE(&quot;0&quot;;[.A1065]))" office:value-type="string" office:string-value="05858">
            <text:p>05858</text:p>
          </table:table-cell>
          <table:table-cell office:value-type="string">
            <text:p>05858</text:p>
          </table:table-cell>
          <table:table-cell office:value-type="string">
            <text:p>Vegachí</text:p>
          </table:table-cell>
          <table:table-cell table:formula="of:=(CONCATENATE(&quot;insert into `Ciudad`(`Nombre`,`Codigo`) values('&quot;;[.I1065];&quot;','&quot;;[.H1065];&quot;');&quot;))" office:value-type="string" office:string-value="insert into `Ciudad`(`Nombre`,`Codigo`) values('Vegachí','05858');">
            <text:p>insert into `Ciudad`(`Nombre`,`Codigo`) values('Vegachí','05858');</text:p>
          </table:table-cell>
          <table:table-cell table:formula="of:=CONCATENATE(&quot;new Ciudad{Codigo=&quot;&quot;&quot;;[.H1065];&quot;&quot;&quot;,Nombre=&quot;&quot;&quot;;[.I1065];&quot;&quot;&quot;},&quot;)" office:value-type="string" office:string-value="new Ciudad{Codigo=&quot;05858&quot;,Nombre=&quot;Vegachí&quot;},">
            <text:p>new Ciudad{Codigo="05858",Nombre="Vegachí"},</text:p>
          </table:table-cell>
          <table:table-cell table:formula="of:=LEN([.B1065])" office:value-type="float" office:value="7">
            <text:p>7</text:p>
          </table:table-cell>
        </table:table-row>
        <table:table-row table:style-name="ro2">
          <table:table-cell table:style-name="ce1" office:value-type="float" office:value="68861">
            <text:p>68861</text:p>
          </table:table-cell>
          <table:table-cell table:style-name="ce2" office:value-type="string">
            <text:p>VÉLEZ</text:p>
          </table:table-cell>
          <table:table-cell table:style-name="ce1" office:value-type="string">
            <text:p>Santander</text:p>
          </table:table-cell>
          <table:table-cell table:formula="of:=LOWER([.B1066])" office:value-type="string" office:string-value="vélez">
            <text:p>vélez</text:p>
          </table:table-cell>
          <table:table-cell table:formula="of:=PROPER([.D1066])" office:value-type="string" office:string-value="Vélez">
            <text:p>Vélez</text:p>
          </table:table-cell>
          <table:table-cell table:formula="of:=LEN([.A1066])" office:value-type="float" office:value="5">
            <text:p>5</text:p>
          </table:table-cell>
          <table:table-cell table:formula="of:=IF([.F1066]=5;[.A1066];CONCATENATE(&quot;0&quot;;[.A1066]))" office:value-type="float" office:value="68861">
            <text:p>68861</text:p>
          </table:table-cell>
          <table:table-cell office:value-type="float" office:value="68861">
            <text:p>68861</text:p>
          </table:table-cell>
          <table:table-cell office:value-type="string">
            <text:p>Vélez</text:p>
          </table:table-cell>
          <table:table-cell table:formula="of:=(CONCATENATE(&quot;insert into `Ciudad`(`Nombre`,`Codigo`) values('&quot;;[.I1066];&quot;','&quot;;[.H1066];&quot;');&quot;))" office:value-type="string" office:string-value="insert into `Ciudad`(`Nombre`,`Codigo`) values('Vélez','68861');">
            <text:p>insert into `Ciudad`(`Nombre`,`Codigo`) values('Vélez','68861');</text:p>
          </table:table-cell>
          <table:table-cell table:formula="of:=CONCATENATE(&quot;new Ciudad{Codigo=&quot;&quot;&quot;;[.H1066];&quot;&quot;&quot;,Nombre=&quot;&quot;&quot;;[.I1066];&quot;&quot;&quot;},&quot;)" office:value-type="string" office:string-value="new Ciudad{Codigo=&quot;68861&quot;,Nombre=&quot;Vélez&quot;},">
            <text:p>new Ciudad{Codigo="68861",Nombre="Vélez"},</text:p>
          </table:table-cell>
          <table:table-cell table:formula="of:=LEN([.B1066])" office:value-type="float" office:value="5">
            <text:p>5</text:p>
          </table:table-cell>
        </table:table-row>
        <table:table-row table:style-name="ro2">
          <table:table-cell table:style-name="ce1" office:value-type="float" office:value="73861">
            <text:p>73861</text:p>
          </table:table-cell>
          <table:table-cell table:style-name="ce2" office:value-type="string">
            <text:p>VENADILLO</text:p>
          </table:table-cell>
          <table:table-cell table:style-name="ce1" office:value-type="string">
            <text:p>Tolima</text:p>
          </table:table-cell>
          <table:table-cell table:formula="of:=LOWER([.B1067])" office:value-type="string" office:string-value="venadillo">
            <text:p>venadillo</text:p>
          </table:table-cell>
          <table:table-cell table:formula="of:=PROPER([.D1067])" office:value-type="string" office:string-value="Venadillo">
            <text:p>Venadillo</text:p>
          </table:table-cell>
          <table:table-cell table:formula="of:=LEN([.A1067])" office:value-type="float" office:value="5">
            <text:p>5</text:p>
          </table:table-cell>
          <table:table-cell table:formula="of:=IF([.F1067]=5;[.A1067];CONCATENATE(&quot;0&quot;;[.A1067]))" office:value-type="float" office:value="73861">
            <text:p>73861</text:p>
          </table:table-cell>
          <table:table-cell office:value-type="float" office:value="73861">
            <text:p>73861</text:p>
          </table:table-cell>
          <table:table-cell office:value-type="string">
            <text:p>Venadillo</text:p>
          </table:table-cell>
          <table:table-cell table:formula="of:=(CONCATENATE(&quot;insert into `Ciudad`(`Nombre`,`Codigo`) values('&quot;;[.I1067];&quot;','&quot;;[.H1067];&quot;');&quot;))" office:value-type="string" office:string-value="insert into `Ciudad`(`Nombre`,`Codigo`) values('Venadillo','73861');">
            <text:p>insert into `Ciudad`(`Nombre`,`Codigo`) values('Venadillo','73861');</text:p>
          </table:table-cell>
          <table:table-cell table:formula="of:=CONCATENATE(&quot;new Ciudad{Codigo=&quot;&quot;&quot;;[.H1067];&quot;&quot;&quot;,Nombre=&quot;&quot;&quot;;[.I1067];&quot;&quot;&quot;},&quot;)" office:value-type="string" office:string-value="new Ciudad{Codigo=&quot;73861&quot;,Nombre=&quot;Venadillo&quot;},">
            <text:p>new Ciudad{Codigo="73861",Nombre="Venadillo"},</text:p>
          </table:table-cell>
          <table:table-cell table:formula="of:=LEN([.B1067])" office:value-type="float" office:value="9">
            <text:p>9</text:p>
          </table:table-cell>
        </table:table-row>
        <table:table-row table:style-name="ro2">
          <table:table-cell table:style-name="ce1" office:value-type="float" office:value="5861">
            <text:p>5861</text:p>
          </table:table-cell>
          <table:table-cell table:style-name="ce2" office:value-type="string">
            <text:p>VENECIA</text:p>
          </table:table-cell>
          <table:table-cell table:style-name="ce1" office:value-type="string">
            <text:p>Antioquia</text:p>
          </table:table-cell>
          <table:table-cell table:formula="of:=LOWER([.B1068])" office:value-type="string" office:string-value="venecia">
            <text:p>venecia</text:p>
          </table:table-cell>
          <table:table-cell table:formula="of:=PROPER([.D1068])" office:value-type="string" office:string-value="Venecia">
            <text:p>Venecia</text:p>
          </table:table-cell>
          <table:table-cell table:formula="of:=LEN([.A1068])" office:value-type="float" office:value="4">
            <text:p>4</text:p>
          </table:table-cell>
          <table:table-cell table:formula="of:=IF([.F1068]=5;[.A1068];CONCATENATE(&quot;0&quot;;[.A1068]))" office:value-type="string" office:string-value="05861">
            <text:p>05861</text:p>
          </table:table-cell>
          <table:table-cell office:value-type="string">
            <text:p>05861</text:p>
          </table:table-cell>
          <table:table-cell office:value-type="string">
            <text:p>Venecia</text:p>
          </table:table-cell>
          <table:table-cell table:formula="of:=(CONCATENATE(&quot;insert into `Ciudad`(`Nombre`,`Codigo`) values('&quot;;[.I1068];&quot;','&quot;;[.H1068];&quot;');&quot;))" office:value-type="string" office:string-value="insert into `Ciudad`(`Nombre`,`Codigo`) values('Venecia','05861');">
            <text:p>insert into `Ciudad`(`Nombre`,`Codigo`) values('Venecia','05861');</text:p>
          </table:table-cell>
          <table:table-cell table:formula="of:=CONCATENATE(&quot;new Ciudad{Codigo=&quot;&quot;&quot;;[.H1068];&quot;&quot;&quot;,Nombre=&quot;&quot;&quot;;[.I1068];&quot;&quot;&quot;},&quot;)" office:value-type="string" office:string-value="new Ciudad{Codigo=&quot;05861&quot;,Nombre=&quot;Venecia&quot;},">
            <text:p>new Ciudad{Codigo="05861",Nombre="Venecia"},</text:p>
          </table:table-cell>
          <table:table-cell table:formula="of:=LEN([.B1068])" office:value-type="float" office:value="7">
            <text:p>7</text:p>
          </table:table-cell>
        </table:table-row>
        <table:table-row table:style-name="ro2">
          <table:table-cell table:style-name="ce1" office:value-type="float" office:value="25506">
            <text:p>25506</text:p>
          </table:table-cell>
          <table:table-cell table:style-name="ce2" office:value-type="string">
            <text:p>VENECIA</text:p>
          </table:table-cell>
          <table:table-cell table:style-name="ce1" office:value-type="string">
            <text:p>Cundinamarca</text:p>
          </table:table-cell>
          <table:table-cell table:formula="of:=LOWER([.B1069])" office:value-type="string" office:string-value="venecia">
            <text:p>venecia</text:p>
          </table:table-cell>
          <table:table-cell table:formula="of:=PROPER([.D1069])" office:value-type="string" office:string-value="Venecia">
            <text:p>Venecia</text:p>
          </table:table-cell>
          <table:table-cell table:formula="of:=LEN([.A1069])" office:value-type="float" office:value="5">
            <text:p>5</text:p>
          </table:table-cell>
          <table:table-cell table:formula="of:=IF([.F1069]=5;[.A1069];CONCATENATE(&quot;0&quot;;[.A1069]))" office:value-type="float" office:value="25506">
            <text:p>25506</text:p>
          </table:table-cell>
          <table:table-cell office:value-type="float" office:value="25506">
            <text:p>25506</text:p>
          </table:table-cell>
          <table:table-cell office:value-type="string">
            <text:p>Venecia</text:p>
          </table:table-cell>
          <table:table-cell table:formula="of:=(CONCATENATE(&quot;insert into `Ciudad`(`Nombre`,`Codigo`) values('&quot;;[.I1069];&quot;','&quot;;[.H1069];&quot;');&quot;))" office:value-type="string" office:string-value="insert into `Ciudad`(`Nombre`,`Codigo`) values('Venecia','25506');">
            <text:p>insert into `Ciudad`(`Nombre`,`Codigo`) values('Venecia','25506');</text:p>
          </table:table-cell>
          <table:table-cell table:formula="of:=CONCATENATE(&quot;new Ciudad{Codigo=&quot;&quot;&quot;;[.H1069];&quot;&quot;&quot;,Nombre=&quot;&quot;&quot;;[.I1069];&quot;&quot;&quot;},&quot;)" office:value-type="string" office:string-value="new Ciudad{Codigo=&quot;25506&quot;,Nombre=&quot;Venecia&quot;},">
            <text:p>new Ciudad{Codigo="25506",Nombre="Venecia"},</text:p>
          </table:table-cell>
          <table:table-cell table:formula="of:=LEN([.B1069])" office:value-type="float" office:value="7">
            <text:p>7</text:p>
          </table:table-cell>
        </table:table-row>
        <table:table-row table:style-name="ro2">
          <table:table-cell table:style-name="ce1" office:value-type="float" office:value="15861">
            <text:p>15861</text:p>
          </table:table-cell>
          <table:table-cell table:style-name="ce2" office:value-type="string">
            <text:p>VENTAQUEMADA</text:p>
          </table:table-cell>
          <table:table-cell table:style-name="ce1" office:value-type="string">
            <text:p>Boyacá</text:p>
          </table:table-cell>
          <table:table-cell table:formula="of:=LOWER([.B1070])" office:value-type="string" office:string-value="ventaquemada">
            <text:p>ventaquemada</text:p>
          </table:table-cell>
          <table:table-cell table:formula="of:=PROPER([.D1070])" office:value-type="string" office:string-value="Ventaquemada">
            <text:p>Ventaquemada</text:p>
          </table:table-cell>
          <table:table-cell table:formula="of:=LEN([.A1070])" office:value-type="float" office:value="5">
            <text:p>5</text:p>
          </table:table-cell>
          <table:table-cell table:formula="of:=IF([.F1070]=5;[.A1070];CONCATENATE(&quot;0&quot;;[.A1070]))" office:value-type="float" office:value="15861">
            <text:p>15861</text:p>
          </table:table-cell>
          <table:table-cell office:value-type="float" office:value="15861">
            <text:p>15861</text:p>
          </table:table-cell>
          <table:table-cell office:value-type="string">
            <text:p>Ventaquemada</text:p>
          </table:table-cell>
          <table:table-cell table:formula="of:=(CONCATENATE(&quot;insert into `Ciudad`(`Nombre`,`Codigo`) values('&quot;;[.I1070];&quot;','&quot;;[.H1070];&quot;');&quot;))" office:value-type="string" office:string-value="insert into `Ciudad`(`Nombre`,`Codigo`) values('Ventaquemada','15861');">
            <text:p>insert into `Ciudad`(`Nombre`,`Codigo`) values('Ventaquemada','15861');</text:p>
          </table:table-cell>
          <table:table-cell table:formula="of:=CONCATENATE(&quot;new Ciudad{Codigo=&quot;&quot;&quot;;[.H1070];&quot;&quot;&quot;,Nombre=&quot;&quot;&quot;;[.I1070];&quot;&quot;&quot;},&quot;)" office:value-type="string" office:string-value="new Ciudad{Codigo=&quot;15861&quot;,Nombre=&quot;Ventaquemada&quot;},">
            <text:p>new Ciudad{Codigo="15861",Nombre="Ventaquemada"},</text:p>
          </table:table-cell>
          <table:table-cell table:formula="of:=LEN([.B1070])" office:value-type="float" office:value="12">
            <text:p>12</text:p>
          </table:table-cell>
        </table:table-row>
        <table:table-row table:style-name="ro2">
          <table:table-cell table:style-name="ce1" office:value-type="float" office:value="25862">
            <text:p>25862</text:p>
          </table:table-cell>
          <table:table-cell table:style-name="ce2" office:value-type="string">
            <text:p>VERGARA</text:p>
          </table:table-cell>
          <table:table-cell table:style-name="ce1" office:value-type="string">
            <text:p>Cundinamarca</text:p>
          </table:table-cell>
          <table:table-cell table:formula="of:=LOWER([.B1071])" office:value-type="string" office:string-value="vergara">
            <text:p>vergara</text:p>
          </table:table-cell>
          <table:table-cell table:formula="of:=PROPER([.D1071])" office:value-type="string" office:string-value="Vergara">
            <text:p>Vergara</text:p>
          </table:table-cell>
          <table:table-cell table:formula="of:=LEN([.A1071])" office:value-type="float" office:value="5">
            <text:p>5</text:p>
          </table:table-cell>
          <table:table-cell table:formula="of:=IF([.F1071]=5;[.A1071];CONCATENATE(&quot;0&quot;;[.A1071]))" office:value-type="float" office:value="25862">
            <text:p>25862</text:p>
          </table:table-cell>
          <table:table-cell office:value-type="float" office:value="25862">
            <text:p>25862</text:p>
          </table:table-cell>
          <table:table-cell office:value-type="string">
            <text:p>Vergara</text:p>
          </table:table-cell>
          <table:table-cell table:formula="of:=(CONCATENATE(&quot;insert into `Ciudad`(`Nombre`,`Codigo`) values('&quot;;[.I1071];&quot;','&quot;;[.H1071];&quot;');&quot;))" office:value-type="string" office:string-value="insert into `Ciudad`(`Nombre`,`Codigo`) values('Vergara','25862');">
            <text:p>insert into `Ciudad`(`Nombre`,`Codigo`) values('Vergara','25862');</text:p>
          </table:table-cell>
          <table:table-cell table:formula="of:=CONCATENATE(&quot;new Ciudad{Codigo=&quot;&quot;&quot;;[.H1071];&quot;&quot;&quot;,Nombre=&quot;&quot;&quot;;[.I1071];&quot;&quot;&quot;},&quot;)" office:value-type="string" office:string-value="new Ciudad{Codigo=&quot;25862&quot;,Nombre=&quot;Vergara&quot;},">
            <text:p>new Ciudad{Codigo="25862",Nombre="Vergara"},</text:p>
          </table:table-cell>
          <table:table-cell table:formula="of:=LEN([.B1071])" office:value-type="float" office:value="7">
            <text:p>7</text:p>
          </table:table-cell>
        </table:table-row>
        <table:table-row table:style-name="ro2">
          <table:table-cell table:style-name="ce1" office:value-type="float" office:value="76863">
            <text:p>76863</text:p>
          </table:table-cell>
          <table:table-cell table:style-name="ce2" office:value-type="string">
            <text:p>VERSALLES</text:p>
          </table:table-cell>
          <table:table-cell table:style-name="ce1" office:value-type="string">
            <text:p>Valle del Cauca</text:p>
          </table:table-cell>
          <table:table-cell table:formula="of:=LOWER([.B1072])" office:value-type="string" office:string-value="versalles">
            <text:p>versalles</text:p>
          </table:table-cell>
          <table:table-cell table:formula="of:=PROPER([.D1072])" office:value-type="string" office:string-value="Versalles">
            <text:p>Versalles</text:p>
          </table:table-cell>
          <table:table-cell table:formula="of:=LEN([.A1072])" office:value-type="float" office:value="5">
            <text:p>5</text:p>
          </table:table-cell>
          <table:table-cell table:formula="of:=IF([.F1072]=5;[.A1072];CONCATENATE(&quot;0&quot;;[.A1072]))" office:value-type="float" office:value="76863">
            <text:p>76863</text:p>
          </table:table-cell>
          <table:table-cell office:value-type="float" office:value="76863">
            <text:p>76863</text:p>
          </table:table-cell>
          <table:table-cell office:value-type="string">
            <text:p>Versalles</text:p>
          </table:table-cell>
          <table:table-cell table:formula="of:=(CONCATENATE(&quot;insert into `Ciudad`(`Nombre`,`Codigo`) values('&quot;;[.I1072];&quot;','&quot;;[.H1072];&quot;');&quot;))" office:value-type="string" office:string-value="insert into `Ciudad`(`Nombre`,`Codigo`) values('Versalles','76863');">
            <text:p>insert into `Ciudad`(`Nombre`,`Codigo`) values('Versalles','76863');</text:p>
          </table:table-cell>
          <table:table-cell table:formula="of:=CONCATENATE(&quot;new Ciudad{Codigo=&quot;&quot;&quot;;[.H1072];&quot;&quot;&quot;,Nombre=&quot;&quot;&quot;;[.I1072];&quot;&quot;&quot;},&quot;)" office:value-type="string" office:string-value="new Ciudad{Codigo=&quot;76863&quot;,Nombre=&quot;Versalles&quot;},">
            <text:p>new Ciudad{Codigo="76863",Nombre="Versalles"},</text:p>
          </table:table-cell>
          <table:table-cell table:formula="of:=LEN([.B1072])" office:value-type="float" office:value="9">
            <text:p>9</text:p>
          </table:table-cell>
        </table:table-row>
        <table:table-row table:style-name="ro2">
          <table:table-cell table:style-name="ce1" office:value-type="float" office:value="68867">
            <text:p>68867</text:p>
          </table:table-cell>
          <table:table-cell table:style-name="ce2" office:value-type="string">
            <text:p>VETAS</text:p>
          </table:table-cell>
          <table:table-cell table:style-name="ce1" office:value-type="string">
            <text:p>Santander</text:p>
          </table:table-cell>
          <table:table-cell table:formula="of:=LOWER([.B1073])" office:value-type="string" office:string-value="vetas">
            <text:p>vetas</text:p>
          </table:table-cell>
          <table:table-cell table:formula="of:=PROPER([.D1073])" office:value-type="string" office:string-value="Vetas">
            <text:p>Vetas</text:p>
          </table:table-cell>
          <table:table-cell table:formula="of:=LEN([.A1073])" office:value-type="float" office:value="5">
            <text:p>5</text:p>
          </table:table-cell>
          <table:table-cell table:formula="of:=IF([.F1073]=5;[.A1073];CONCATENATE(&quot;0&quot;;[.A1073]))" office:value-type="float" office:value="68867">
            <text:p>68867</text:p>
          </table:table-cell>
          <table:table-cell office:value-type="float" office:value="68867">
            <text:p>68867</text:p>
          </table:table-cell>
          <table:table-cell office:value-type="string">
            <text:p>Vetas</text:p>
          </table:table-cell>
          <table:table-cell table:formula="of:=(CONCATENATE(&quot;insert into `Ciudad`(`Nombre`,`Codigo`) values('&quot;;[.I1073];&quot;','&quot;;[.H1073];&quot;');&quot;))" office:value-type="string" office:string-value="insert into `Ciudad`(`Nombre`,`Codigo`) values('Vetas','68867');">
            <text:p>insert into `Ciudad`(`Nombre`,`Codigo`) values('Vetas','68867');</text:p>
          </table:table-cell>
          <table:table-cell table:formula="of:=CONCATENATE(&quot;new Ciudad{Codigo=&quot;&quot;&quot;;[.H1073];&quot;&quot;&quot;,Nombre=&quot;&quot;&quot;;[.I1073];&quot;&quot;&quot;},&quot;)" office:value-type="string" office:string-value="new Ciudad{Codigo=&quot;68867&quot;,Nombre=&quot;Vetas&quot;},">
            <text:p>new Ciudad{Codigo="68867",Nombre="Vetas"},</text:p>
          </table:table-cell>
          <table:table-cell table:formula="of:=LEN([.B1073])" office:value-type="float" office:value="5">
            <text:p>5</text:p>
          </table:table-cell>
        </table:table-row>
        <table:table-row table:style-name="ro2">
          <table:table-cell table:style-name="ce1" office:value-type="float" office:value="25867">
            <text:p>25867</text:p>
          </table:table-cell>
          <table:table-cell table:style-name="ce2" office:value-type="string">
            <text:p>VIANÍ</text:p>
          </table:table-cell>
          <table:table-cell table:style-name="ce1" office:value-type="string">
            <text:p>Cundinamarca</text:p>
          </table:table-cell>
          <table:table-cell table:formula="of:=LOWER([.B1074])" office:value-type="string" office:string-value="vianí">
            <text:p>vianí</text:p>
          </table:table-cell>
          <table:table-cell table:formula="of:=PROPER([.D1074])" office:value-type="string" office:string-value="Vianí">
            <text:p>Vianí</text:p>
          </table:table-cell>
          <table:table-cell table:formula="of:=LEN([.A1074])" office:value-type="float" office:value="5">
            <text:p>5</text:p>
          </table:table-cell>
          <table:table-cell table:formula="of:=IF([.F1074]=5;[.A1074];CONCATENATE(&quot;0&quot;;[.A1074]))" office:value-type="float" office:value="25867">
            <text:p>25867</text:p>
          </table:table-cell>
          <table:table-cell office:value-type="float" office:value="25867">
            <text:p>25867</text:p>
          </table:table-cell>
          <table:table-cell office:value-type="string">
            <text:p>Vianí</text:p>
          </table:table-cell>
          <table:table-cell table:formula="of:=(CONCATENATE(&quot;insert into `Ciudad`(`Nombre`,`Codigo`) values('&quot;;[.I1074];&quot;','&quot;;[.H1074];&quot;');&quot;))" office:value-type="string" office:string-value="insert into `Ciudad`(`Nombre`,`Codigo`) values('Vianí','25867');">
            <text:p>insert into `Ciudad`(`Nombre`,`Codigo`) values('Vianí','25867');</text:p>
          </table:table-cell>
          <table:table-cell table:formula="of:=CONCATENATE(&quot;new Ciudad{Codigo=&quot;&quot;&quot;;[.H1074];&quot;&quot;&quot;,Nombre=&quot;&quot;&quot;;[.I1074];&quot;&quot;&quot;},&quot;)" office:value-type="string" office:string-value="new Ciudad{Codigo=&quot;25867&quot;,Nombre=&quot;Vianí&quot;},">
            <text:p>new Ciudad{Codigo="25867",Nombre="Vianí"},</text:p>
          </table:table-cell>
          <table:table-cell table:formula="of:=LEN([.B1074])" office:value-type="float" office:value="5">
            <text:p>5</text:p>
          </table:table-cell>
        </table:table-row>
        <table:table-row table:style-name="ro2">
          <table:table-cell table:style-name="ce1" office:value-type="float" office:value="17867">
            <text:p>17867</text:p>
          </table:table-cell>
          <table:table-cell table:style-name="ce2" office:value-type="string">
            <text:p>VICTORIA</text:p>
          </table:table-cell>
          <table:table-cell table:style-name="ce1" office:value-type="string">
            <text:p>Caldas</text:p>
          </table:table-cell>
          <table:table-cell table:formula="of:=LOWER([.B1075])" office:value-type="string" office:string-value="victoria">
            <text:p>victoria</text:p>
          </table:table-cell>
          <table:table-cell table:formula="of:=PROPER([.D1075])" office:value-type="string" office:string-value="Victoria">
            <text:p>Victoria</text:p>
          </table:table-cell>
          <table:table-cell table:formula="of:=LEN([.A1075])" office:value-type="float" office:value="5">
            <text:p>5</text:p>
          </table:table-cell>
          <table:table-cell table:formula="of:=IF([.F1075]=5;[.A1075];CONCATENATE(&quot;0&quot;;[.A1075]))" office:value-type="float" office:value="17867">
            <text:p>17867</text:p>
          </table:table-cell>
          <table:table-cell office:value-type="float" office:value="17867">
            <text:p>17867</text:p>
          </table:table-cell>
          <table:table-cell office:value-type="string">
            <text:p>Victoria</text:p>
          </table:table-cell>
          <table:table-cell table:formula="of:=(CONCATENATE(&quot;insert into `Ciudad`(`Nombre`,`Codigo`) values('&quot;;[.I1075];&quot;','&quot;;[.H1075];&quot;');&quot;))" office:value-type="string" office:string-value="insert into `Ciudad`(`Nombre`,`Codigo`) values('Victoria','17867');">
            <text:p>insert into `Ciudad`(`Nombre`,`Codigo`) values('Victoria','17867');</text:p>
          </table:table-cell>
          <table:table-cell table:formula="of:=CONCATENATE(&quot;new Ciudad{Codigo=&quot;&quot;&quot;;[.H1075];&quot;&quot;&quot;,Nombre=&quot;&quot;&quot;;[.I1075];&quot;&quot;&quot;},&quot;)" office:value-type="string" office:string-value="new Ciudad{Codigo=&quot;17867&quot;,Nombre=&quot;Victoria&quot;},">
            <text:p>new Ciudad{Codigo="17867",Nombre="Victoria"},</text:p>
          </table:table-cell>
          <table:table-cell table:formula="of:=LEN([.B1075])" office:value-type="float" office:value="8">
            <text:p>8</text:p>
          </table:table-cell>
        </table:table-row>
        <table:table-row table:style-name="ro2">
          <table:table-cell table:style-name="ce1" office:value-type="float" office:value="5873">
            <text:p>5873</text:p>
          </table:table-cell>
          <table:table-cell table:style-name="ce2" office:value-type="string">
            <text:p>VIGÍA DEL FUERTE</text:p>
          </table:table-cell>
          <table:table-cell table:style-name="ce1" office:value-type="string">
            <text:p>Antioquia</text:p>
          </table:table-cell>
          <table:table-cell table:formula="of:=LOWER([.B1076])" office:value-type="string" office:string-value="vigía del fuerte">
            <text:p>vigía del fuerte</text:p>
          </table:table-cell>
          <table:table-cell table:formula="of:=PROPER([.D1076])" office:value-type="string" office:string-value="Vigía Del Fuerte">
            <text:p>Vigía Del Fuerte</text:p>
          </table:table-cell>
          <table:table-cell table:formula="of:=LEN([.A1076])" office:value-type="float" office:value="4">
            <text:p>4</text:p>
          </table:table-cell>
          <table:table-cell table:formula="of:=IF([.F1076]=5;[.A1076];CONCATENATE(&quot;0&quot;;[.A1076]))" office:value-type="string" office:string-value="05873">
            <text:p>05873</text:p>
          </table:table-cell>
          <table:table-cell office:value-type="string">
            <text:p>05873</text:p>
          </table:table-cell>
          <table:table-cell office:value-type="string">
            <text:p>Vigía del Fuerte</text:p>
          </table:table-cell>
          <table:table-cell table:formula="of:=(CONCATENATE(&quot;insert into `Ciudad`(`Nombre`,`Codigo`) values('&quot;;[.I1076];&quot;','&quot;;[.H1076];&quot;');&quot;))" office:value-type="string" office:string-value="insert into `Ciudad`(`Nombre`,`Codigo`) values('Vigía del Fuerte','05873');">
            <text:p>insert into `Ciudad`(`Nombre`,`Codigo`) values('Vigía del Fuerte','05873');</text:p>
          </table:table-cell>
          <table:table-cell table:formula="of:=CONCATENATE(&quot;new Ciudad{Codigo=&quot;&quot;&quot;;[.H1076];&quot;&quot;&quot;,Nombre=&quot;&quot;&quot;;[.I1076];&quot;&quot;&quot;},&quot;)" office:value-type="string" office:string-value="new Ciudad{Codigo=&quot;05873&quot;,Nombre=&quot;Vigía del Fuerte&quot;},">
            <text:p>new Ciudad{Codigo="05873",Nombre="Vigía del Fuerte"},</text:p>
          </table:table-cell>
          <table:table-cell table:formula="of:=LEN([.B1076])" office:value-type="float" office:value="16">
            <text:p>16</text:p>
          </table:table-cell>
        </table:table-row>
        <table:table-row table:style-name="ro2">
          <table:table-cell table:style-name="ce1" office:value-type="float" office:value="76869">
            <text:p>76869</text:p>
          </table:table-cell>
          <table:table-cell table:style-name="ce2" office:value-type="string">
            <text:p>VIJES</text:p>
          </table:table-cell>
          <table:table-cell table:style-name="ce1" office:value-type="string">
            <text:p>Valle del Cauca</text:p>
          </table:table-cell>
          <table:table-cell table:formula="of:=LOWER([.B1077])" office:value-type="string" office:string-value="vijes">
            <text:p>vijes</text:p>
          </table:table-cell>
          <table:table-cell table:formula="of:=PROPER([.D1077])" office:value-type="string" office:string-value="Vijes">
            <text:p>Vijes</text:p>
          </table:table-cell>
          <table:table-cell table:formula="of:=LEN([.A1077])" office:value-type="float" office:value="5">
            <text:p>5</text:p>
          </table:table-cell>
          <table:table-cell table:formula="of:=IF([.F1077]=5;[.A1077];CONCATENATE(&quot;0&quot;;[.A1077]))" office:value-type="float" office:value="76869">
            <text:p>76869</text:p>
          </table:table-cell>
          <table:table-cell office:value-type="float" office:value="76869">
            <text:p>76869</text:p>
          </table:table-cell>
          <table:table-cell office:value-type="string">
            <text:p>Vijes</text:p>
          </table:table-cell>
          <table:table-cell table:formula="of:=(CONCATENATE(&quot;insert into `Ciudad`(`Nombre`,`Codigo`) values('&quot;;[.I1077];&quot;','&quot;;[.H1077];&quot;');&quot;))" office:value-type="string" office:string-value="insert into `Ciudad`(`Nombre`,`Codigo`) values('Vijes','76869');">
            <text:p>insert into `Ciudad`(`Nombre`,`Codigo`) values('Vijes','76869');</text:p>
          </table:table-cell>
          <table:table-cell table:formula="of:=CONCATENATE(&quot;new Ciudad{Codigo=&quot;&quot;&quot;;[.H1077];&quot;&quot;&quot;,Nombre=&quot;&quot;&quot;;[.I1077];&quot;&quot;&quot;},&quot;)" office:value-type="string" office:string-value="new Ciudad{Codigo=&quot;76869&quot;,Nombre=&quot;Vijes&quot;},">
            <text:p>new Ciudad{Codigo="76869",Nombre="Vijes"},</text:p>
          </table:table-cell>
          <table:table-cell table:formula="of:=LEN([.B1077])" office:value-type="float" office:value="5">
            <text:p>5</text:p>
          </table:table-cell>
        </table:table-row>
        <table:table-row table:style-name="ro2">
          <table:table-cell table:style-name="ce1" office:value-type="float" office:value="54871">
            <text:p>54871</text:p>
          </table:table-cell>
          <table:table-cell table:style-name="ce2" office:value-type="string">
            <text:p>VILLA CARO</text:p>
          </table:table-cell>
          <table:table-cell table:style-name="ce1" office:value-type="string">
            <text:p>Norte de Santander</text:p>
          </table:table-cell>
          <table:table-cell table:formula="of:=LOWER([.B1078])" office:value-type="string" office:string-value="villa caro">
            <text:p>villa caro</text:p>
          </table:table-cell>
          <table:table-cell table:formula="of:=PROPER([.D1078])" office:value-type="string" office:string-value="Villa Caro">
            <text:p>Villa Caro</text:p>
          </table:table-cell>
          <table:table-cell table:formula="of:=LEN([.A1078])" office:value-type="float" office:value="5">
            <text:p>5</text:p>
          </table:table-cell>
          <table:table-cell table:formula="of:=IF([.F1078]=5;[.A1078];CONCATENATE(&quot;0&quot;;[.A1078]))" office:value-type="float" office:value="54871">
            <text:p>54871</text:p>
          </table:table-cell>
          <table:table-cell office:value-type="float" office:value="54871">
            <text:p>54871</text:p>
          </table:table-cell>
          <table:table-cell office:value-type="string">
            <text:p>Villa Caro</text:p>
          </table:table-cell>
          <table:table-cell table:formula="of:=(CONCATENATE(&quot;insert into `Ciudad`(`Nombre`,`Codigo`) values('&quot;;[.I1078];&quot;','&quot;;[.H1078];&quot;');&quot;))" office:value-type="string" office:string-value="insert into `Ciudad`(`Nombre`,`Codigo`) values('Villa Caro','54871');">
            <text:p>insert into `Ciudad`(`Nombre`,`Codigo`) values('Villa Caro','54871');</text:p>
          </table:table-cell>
          <table:table-cell table:formula="of:=CONCATENATE(&quot;new Ciudad{Codigo=&quot;&quot;&quot;;[.H1078];&quot;&quot;&quot;,Nombre=&quot;&quot;&quot;;[.I1078];&quot;&quot;&quot;},&quot;)" office:value-type="string" office:string-value="new Ciudad{Codigo=&quot;54871&quot;,Nombre=&quot;Villa Caro&quot;},">
            <text:p>new Ciudad{Codigo="54871",Nombre="Villa Caro"},</text:p>
          </table:table-cell>
          <table:table-cell table:formula="of:=LEN([.B1078])" office:value-type="float" office:value="10">
            <text:p>10</text:p>
          </table:table-cell>
        </table:table-row>
        <table:table-row table:style-name="ro2">
          <table:table-cell table:style-name="ce1" office:value-type="float" office:value="15407">
            <text:p>15407</text:p>
          </table:table-cell>
          <table:table-cell table:style-name="ce2" office:value-type="string">
            <text:p>VILLA DE LEYVA</text:p>
          </table:table-cell>
          <table:table-cell table:style-name="ce1" office:value-type="string">
            <text:p>Boyacá</text:p>
          </table:table-cell>
          <table:table-cell table:formula="of:=LOWER([.B1079])" office:value-type="string" office:string-value="villa de leyva">
            <text:p>villa de leyva</text:p>
          </table:table-cell>
          <table:table-cell table:formula="of:=PROPER([.D1079])" office:value-type="string" office:string-value="Villa De Leyva">
            <text:p>Villa De Leyva</text:p>
          </table:table-cell>
          <table:table-cell table:formula="of:=LEN([.A1079])" office:value-type="float" office:value="5">
            <text:p>5</text:p>
          </table:table-cell>
          <table:table-cell table:formula="of:=IF([.F1079]=5;[.A1079];CONCATENATE(&quot;0&quot;;[.A1079]))" office:value-type="float" office:value="15407">
            <text:p>15407</text:p>
          </table:table-cell>
          <table:table-cell office:value-type="float" office:value="15407">
            <text:p>15407</text:p>
          </table:table-cell>
          <table:table-cell office:value-type="string">
            <text:p>Villa de Leyva</text:p>
          </table:table-cell>
          <table:table-cell table:formula="of:=(CONCATENATE(&quot;insert into `Ciudad`(`Nombre`,`Codigo`) values('&quot;;[.I1079];&quot;','&quot;;[.H1079];&quot;');&quot;))" office:value-type="string" office:string-value="insert into `Ciudad`(`Nombre`,`Codigo`) values('Villa de Leyva','15407');">
            <text:p>insert into `Ciudad`(`Nombre`,`Codigo`) values('Villa de Leyva','15407');</text:p>
          </table:table-cell>
          <table:table-cell table:formula="of:=CONCATENATE(&quot;new Ciudad{Codigo=&quot;&quot;&quot;;[.H1079];&quot;&quot;&quot;,Nombre=&quot;&quot;&quot;;[.I1079];&quot;&quot;&quot;},&quot;)" office:value-type="string" office:string-value="new Ciudad{Codigo=&quot;15407&quot;,Nombre=&quot;Villa de Leyva&quot;},">
            <text:p>new Ciudad{Codigo="15407",Nombre="Villa de Leyva"},</text:p>
          </table:table-cell>
          <table:table-cell table:formula="of:=LEN([.B1079])" office:value-type="float" office:value="14">
            <text:p>14</text:p>
          </table:table-cell>
        </table:table-row>
        <table:table-row table:style-name="ro2">
          <table:table-cell table:style-name="ce1" office:value-type="float" office:value="25843">
            <text:p>25843</text:p>
          </table:table-cell>
          <table:table-cell table:style-name="ce2" office:value-type="string">
            <text:p>VILLA DE SAN DIEGO DE UBATE</text:p>
          </table:table-cell>
          <table:table-cell table:style-name="ce1" office:value-type="string">
            <text:p>Cundinamarca</text:p>
          </table:table-cell>
          <table:table-cell table:formula="of:=LOWER([.B1080])" office:value-type="string" office:string-value="villa de san diego de ubate">
            <text:p>villa de san diego de ubate</text:p>
          </table:table-cell>
          <table:table-cell table:formula="of:=PROPER([.D1080])" office:value-type="string" office:string-value="Villa De San Diego De Ubate">
            <text:p>Villa De San Diego De Ubate</text:p>
          </table:table-cell>
          <table:table-cell table:formula="of:=LEN([.A1080])" office:value-type="float" office:value="5">
            <text:p>5</text:p>
          </table:table-cell>
          <table:table-cell table:formula="of:=IF([.F1080]=5;[.A1080];CONCATENATE(&quot;0&quot;;[.A1080]))" office:value-type="float" office:value="25843">
            <text:p>25843</text:p>
          </table:table-cell>
          <table:table-cell office:value-type="float" office:value="25843">
            <text:p>25843</text:p>
          </table:table-cell>
          <table:table-cell office:value-type="string">
            <text:p>Villa de San Diego de Ubate</text:p>
          </table:table-cell>
          <table:table-cell table:formula="of:=(CONCATENATE(&quot;insert into `Ciudad`(`Nombre`,`Codigo`) values('&quot;;[.I1080];&quot;','&quot;;[.H1080];&quot;');&quot;))" office:value-type="string" office:string-value="insert into `Ciudad`(`Nombre`,`Codigo`) values('Villa de San Diego de Ubate','25843');">
            <text:p>insert into `Ciudad`(`Nombre`,`Codigo`) values('Villa de San Diego de Ubate','25843');</text:p>
          </table:table-cell>
          <table:table-cell table:formula="of:=CONCATENATE(&quot;new Ciudad{Codigo=&quot;&quot;&quot;;[.H1080];&quot;&quot;&quot;,Nombre=&quot;&quot;&quot;;[.I1080];&quot;&quot;&quot;},&quot;)" office:value-type="string" office:string-value="new Ciudad{Codigo=&quot;25843&quot;,Nombre=&quot;Villa de San Diego de Ubate&quot;},">
            <text:p>new Ciudad{Codigo="25843",Nombre="Villa de San Diego de Ubate"},</text:p>
          </table:table-cell>
          <table:table-cell table:formula="of:=LEN([.B1080])" office:value-type="float" office:value="27">
            <text:p>27</text:p>
          </table:table-cell>
        </table:table-row>
        <table:table-row table:style-name="ro2">
          <table:table-cell table:style-name="ce1" office:value-type="float" office:value="54874">
            <text:p>54874</text:p>
          </table:table-cell>
          <table:table-cell table:style-name="ce2" office:value-type="string">
            <text:p>VILLA DEL ROSARIO</text:p>
          </table:table-cell>
          <table:table-cell table:style-name="ce1" office:value-type="string">
            <text:p>Norte de Santander</text:p>
          </table:table-cell>
          <table:table-cell table:formula="of:=LOWER([.B1081])" office:value-type="string" office:string-value="villa del rosario">
            <text:p>villa del rosario</text:p>
          </table:table-cell>
          <table:table-cell table:formula="of:=PROPER([.D1081])" office:value-type="string" office:string-value="Villa Del Rosario">
            <text:p>Villa Del Rosario</text:p>
          </table:table-cell>
          <table:table-cell table:formula="of:=LEN([.A1081])" office:value-type="float" office:value="5">
            <text:p>5</text:p>
          </table:table-cell>
          <table:table-cell table:formula="of:=IF([.F1081]=5;[.A1081];CONCATENATE(&quot;0&quot;;[.A1081]))" office:value-type="float" office:value="54874">
            <text:p>54874</text:p>
          </table:table-cell>
          <table:table-cell office:value-type="float" office:value="54874">
            <text:p>54874</text:p>
          </table:table-cell>
          <table:table-cell office:value-type="string">
            <text:p>Villa del Rosario</text:p>
          </table:table-cell>
          <table:table-cell table:formula="of:=(CONCATENATE(&quot;insert into `Ciudad`(`Nombre`,`Codigo`) values('&quot;;[.I1081];&quot;','&quot;;[.H1081];&quot;');&quot;))" office:value-type="string" office:string-value="insert into `Ciudad`(`Nombre`,`Codigo`) values('Villa del Rosario','54874');">
            <text:p>insert into `Ciudad`(`Nombre`,`Codigo`) values('Villa del Rosario','54874');</text:p>
          </table:table-cell>
          <table:table-cell table:formula="of:=CONCATENATE(&quot;new Ciudad{Codigo=&quot;&quot;&quot;;[.H1081];&quot;&quot;&quot;,Nombre=&quot;&quot;&quot;;[.I1081];&quot;&quot;&quot;},&quot;)" office:value-type="string" office:string-value="new Ciudad{Codigo=&quot;54874&quot;,Nombre=&quot;Villa del Rosario&quot;},">
            <text:p>new Ciudad{Codigo="54874",Nombre="Villa del Rosario"},</text:p>
          </table:table-cell>
          <table:table-cell table:formula="of:=LEN([.B1081])" office:value-type="float" office:value="17">
            <text:p>17</text:p>
          </table:table-cell>
        </table:table-row>
        <table:table-row table:style-name="ro2">
          <table:table-cell table:style-name="ce1" office:value-type="float" office:value="19845">
            <text:p>19845</text:p>
          </table:table-cell>
          <table:table-cell table:style-name="ce2" office:value-type="string">
            <text:p>VILLA RICA</text:p>
          </table:table-cell>
          <table:table-cell table:style-name="ce1" office:value-type="string">
            <text:p>Cauca</text:p>
          </table:table-cell>
          <table:table-cell table:formula="of:=LOWER([.B1082])" office:value-type="string" office:string-value="villa rica">
            <text:p>villa rica</text:p>
          </table:table-cell>
          <table:table-cell table:formula="of:=PROPER([.D1082])" office:value-type="string" office:string-value="Villa Rica">
            <text:p>Villa Rica</text:p>
          </table:table-cell>
          <table:table-cell table:formula="of:=LEN([.A1082])" office:value-type="float" office:value="5">
            <text:p>5</text:p>
          </table:table-cell>
          <table:table-cell table:formula="of:=IF([.F1082]=5;[.A1082];CONCATENATE(&quot;0&quot;;[.A1082]))" office:value-type="float" office:value="19845">
            <text:p>19845</text:p>
          </table:table-cell>
          <table:table-cell office:value-type="float" office:value="19845">
            <text:p>19845</text:p>
          </table:table-cell>
          <table:table-cell office:value-type="string">
            <text:p>Villa Rica</text:p>
          </table:table-cell>
          <table:table-cell table:formula="of:=(CONCATENATE(&quot;insert into `Ciudad`(`Nombre`,`Codigo`) values('&quot;;[.I1082];&quot;','&quot;;[.H1082];&quot;');&quot;))" office:value-type="string" office:string-value="insert into `Ciudad`(`Nombre`,`Codigo`) values('Villa Rica','19845');">
            <text:p>insert into `Ciudad`(`Nombre`,`Codigo`) values('Villa Rica','19845');</text:p>
          </table:table-cell>
          <table:table-cell table:formula="of:=CONCATENATE(&quot;new Ciudad{Codigo=&quot;&quot;&quot;;[.H1082];&quot;&quot;&quot;,Nombre=&quot;&quot;&quot;;[.I1082];&quot;&quot;&quot;},&quot;)" office:value-type="string" office:string-value="new Ciudad{Codigo=&quot;19845&quot;,Nombre=&quot;Villa Rica&quot;},">
            <text:p>new Ciudad{Codigo="19845",Nombre="Villa Rica"},</text:p>
          </table:table-cell>
          <table:table-cell table:formula="of:=LEN([.B1082])" office:value-type="float" office:value="10">
            <text:p>10</text:p>
          </table:table-cell>
        </table:table-row>
        <table:table-row table:style-name="ro2">
          <table:table-cell table:style-name="ce1" office:value-type="float" office:value="86885">
            <text:p>86885</text:p>
          </table:table-cell>
          <table:table-cell table:style-name="ce2" office:value-type="string">
            <text:p>VILLAGARZÓN</text:p>
          </table:table-cell>
          <table:table-cell table:style-name="ce1" office:value-type="string">
            <text:p>Putumayo</text:p>
          </table:table-cell>
          <table:table-cell table:formula="of:=LOWER([.B1083])" office:value-type="string" office:string-value="villagarzón">
            <text:p>villagarzón</text:p>
          </table:table-cell>
          <table:table-cell table:formula="of:=PROPER([.D1083])" office:value-type="string" office:string-value="Villagarzón">
            <text:p>Villagarzón</text:p>
          </table:table-cell>
          <table:table-cell table:formula="of:=LEN([.A1083])" office:value-type="float" office:value="5">
            <text:p>5</text:p>
          </table:table-cell>
          <table:table-cell table:formula="of:=IF([.F1083]=5;[.A1083];CONCATENATE(&quot;0&quot;;[.A1083]))" office:value-type="float" office:value="86885">
            <text:p>86885</text:p>
          </table:table-cell>
          <table:table-cell office:value-type="float" office:value="86885">
            <text:p>86885</text:p>
          </table:table-cell>
          <table:table-cell office:value-type="string">
            <text:p>Villagarzón</text:p>
          </table:table-cell>
          <table:table-cell table:formula="of:=(CONCATENATE(&quot;insert into `Ciudad`(`Nombre`,`Codigo`) values('&quot;;[.I1083];&quot;','&quot;;[.H1083];&quot;');&quot;))" office:value-type="string" office:string-value="insert into `Ciudad`(`Nombre`,`Codigo`) values('Villagarzón','86885');">
            <text:p>insert into `Ciudad`(`Nombre`,`Codigo`) values('Villagarzón','86885');</text:p>
          </table:table-cell>
          <table:table-cell table:formula="of:=CONCATENATE(&quot;new Ciudad{Codigo=&quot;&quot;&quot;;[.H1083];&quot;&quot;&quot;,Nombre=&quot;&quot;&quot;;[.I1083];&quot;&quot;&quot;},&quot;)" office:value-type="string" office:string-value="new Ciudad{Codigo=&quot;86885&quot;,Nombre=&quot;Villagarzón&quot;},">
            <text:p>new Ciudad{Codigo="86885",Nombre="Villagarzón"},</text:p>
          </table:table-cell>
          <table:table-cell table:formula="of:=LEN([.B1083])" office:value-type="float" office:value="11">
            <text:p>11</text:p>
          </table:table-cell>
        </table:table-row>
        <table:table-row table:style-name="ro2">
          <table:table-cell table:style-name="ce1" office:value-type="float" office:value="25871">
            <text:p>25871</text:p>
          </table:table-cell>
          <table:table-cell table:style-name="ce2" office:value-type="string">
            <text:p>VILLAGÓMEZ</text:p>
          </table:table-cell>
          <table:table-cell table:style-name="ce1" office:value-type="string">
            <text:p>Cundinamarca</text:p>
          </table:table-cell>
          <table:table-cell table:formula="of:=LOWER([.B1084])" office:value-type="string" office:string-value="villagómez">
            <text:p>villagómez</text:p>
          </table:table-cell>
          <table:table-cell table:formula="of:=PROPER([.D1084])" office:value-type="string" office:string-value="Villagómez">
            <text:p>Villagómez</text:p>
          </table:table-cell>
          <table:table-cell table:formula="of:=LEN([.A1084])" office:value-type="float" office:value="5">
            <text:p>5</text:p>
          </table:table-cell>
          <table:table-cell table:formula="of:=IF([.F1084]=5;[.A1084];CONCATENATE(&quot;0&quot;;[.A1084]))" office:value-type="float" office:value="25871">
            <text:p>25871</text:p>
          </table:table-cell>
          <table:table-cell office:value-type="float" office:value="25871">
            <text:p>25871</text:p>
          </table:table-cell>
          <table:table-cell office:value-type="string">
            <text:p>Villagómez</text:p>
          </table:table-cell>
          <table:table-cell table:formula="of:=(CONCATENATE(&quot;insert into `Ciudad`(`Nombre`,`Codigo`) values('&quot;;[.I1084];&quot;','&quot;;[.H1084];&quot;');&quot;))" office:value-type="string" office:string-value="insert into `Ciudad`(`Nombre`,`Codigo`) values('Villagómez','25871');">
            <text:p>insert into `Ciudad`(`Nombre`,`Codigo`) values('Villagómez','25871');</text:p>
          </table:table-cell>
          <table:table-cell table:formula="of:=CONCATENATE(&quot;new Ciudad{Codigo=&quot;&quot;&quot;;[.H1084];&quot;&quot;&quot;,Nombre=&quot;&quot;&quot;;[.I1084];&quot;&quot;&quot;},&quot;)" office:value-type="string" office:string-value="new Ciudad{Codigo=&quot;25871&quot;,Nombre=&quot;Villagómez&quot;},">
            <text:p>new Ciudad{Codigo="25871",Nombre="Villagómez"},</text:p>
          </table:table-cell>
          <table:table-cell table:formula="of:=LEN([.B1084])" office:value-type="float" office:value="10">
            <text:p>10</text:p>
          </table:table-cell>
        </table:table-row>
        <table:table-row table:style-name="ro2">
          <table:table-cell table:style-name="ce1" office:value-type="float" office:value="73870">
            <text:p>73870</text:p>
          </table:table-cell>
          <table:table-cell table:style-name="ce2" office:value-type="string">
            <text:p>VILLAHERMOSA</text:p>
          </table:table-cell>
          <table:table-cell table:style-name="ce1" office:value-type="string">
            <text:p>Tolima</text:p>
          </table:table-cell>
          <table:table-cell table:formula="of:=LOWER([.B1085])" office:value-type="string" office:string-value="villahermosa">
            <text:p>villahermosa</text:p>
          </table:table-cell>
          <table:table-cell table:formula="of:=PROPER([.D1085])" office:value-type="string" office:string-value="Villahermosa">
            <text:p>Villahermosa</text:p>
          </table:table-cell>
          <table:table-cell table:formula="of:=LEN([.A1085])" office:value-type="float" office:value="5">
            <text:p>5</text:p>
          </table:table-cell>
          <table:table-cell table:formula="of:=IF([.F1085]=5;[.A1085];CONCATENATE(&quot;0&quot;;[.A1085]))" office:value-type="float" office:value="73870">
            <text:p>73870</text:p>
          </table:table-cell>
          <table:table-cell office:value-type="float" office:value="73870">
            <text:p>73870</text:p>
          </table:table-cell>
          <table:table-cell office:value-type="string">
            <text:p>Villahermosa</text:p>
          </table:table-cell>
          <table:table-cell table:formula="of:=(CONCATENATE(&quot;insert into `Ciudad`(`Nombre`,`Codigo`) values('&quot;;[.I1085];&quot;','&quot;;[.H1085];&quot;');&quot;))" office:value-type="string" office:string-value="insert into `Ciudad`(`Nombre`,`Codigo`) values('Villahermosa','73870');">
            <text:p>insert into `Ciudad`(`Nombre`,`Codigo`) values('Villahermosa','73870');</text:p>
          </table:table-cell>
          <table:table-cell table:formula="of:=CONCATENATE(&quot;new Ciudad{Codigo=&quot;&quot;&quot;;[.H1085];&quot;&quot;&quot;,Nombre=&quot;&quot;&quot;;[.I1085];&quot;&quot;&quot;},&quot;)" office:value-type="string" office:string-value="new Ciudad{Codigo=&quot;73870&quot;,Nombre=&quot;Villahermosa&quot;},">
            <text:p>new Ciudad{Codigo="73870",Nombre="Villahermosa"},</text:p>
          </table:table-cell>
          <table:table-cell table:formula="of:=LEN([.B1085])" office:value-type="float" office:value="12">
            <text:p>12</text:p>
          </table:table-cell>
        </table:table-row>
        <table:table-row table:style-name="ro2">
          <table:table-cell table:style-name="ce1" office:value-type="float" office:value="17873">
            <text:p>17873</text:p>
          </table:table-cell>
          <table:table-cell table:style-name="ce2" office:value-type="string">
            <text:p>VILLAMARÍA</text:p>
          </table:table-cell>
          <table:table-cell table:style-name="ce1" office:value-type="string">
            <text:p>Caldas</text:p>
          </table:table-cell>
          <table:table-cell table:formula="of:=LOWER([.B1086])" office:value-type="string" office:string-value="villamaría">
            <text:p>villamaría</text:p>
          </table:table-cell>
          <table:table-cell table:formula="of:=PROPER([.D1086])" office:value-type="string" office:string-value="Villamaría">
            <text:p>Villamaría</text:p>
          </table:table-cell>
          <table:table-cell table:formula="of:=LEN([.A1086])" office:value-type="float" office:value="5">
            <text:p>5</text:p>
          </table:table-cell>
          <table:table-cell table:formula="of:=IF([.F1086]=5;[.A1086];CONCATENATE(&quot;0&quot;;[.A1086]))" office:value-type="float" office:value="17873">
            <text:p>17873</text:p>
          </table:table-cell>
          <table:table-cell office:value-type="float" office:value="17873">
            <text:p>17873</text:p>
          </table:table-cell>
          <table:table-cell office:value-type="string">
            <text:p>Villamaría</text:p>
          </table:table-cell>
          <table:table-cell table:formula="of:=(CONCATENATE(&quot;insert into `Ciudad`(`Nombre`,`Codigo`) values('&quot;;[.I1086];&quot;','&quot;;[.H1086];&quot;');&quot;))" office:value-type="string" office:string-value="insert into `Ciudad`(`Nombre`,`Codigo`) values('Villamaría','17873');">
            <text:p>insert into `Ciudad`(`Nombre`,`Codigo`) values('Villamaría','17873');</text:p>
          </table:table-cell>
          <table:table-cell table:formula="of:=CONCATENATE(&quot;new Ciudad{Codigo=&quot;&quot;&quot;;[.H1086];&quot;&quot;&quot;,Nombre=&quot;&quot;&quot;;[.I1086];&quot;&quot;&quot;},&quot;)" office:value-type="string" office:string-value="new Ciudad{Codigo=&quot;17873&quot;,Nombre=&quot;Villamaría&quot;},">
            <text:p>new Ciudad{Codigo="17873",Nombre="Villamaría"},</text:p>
          </table:table-cell>
          <table:table-cell table:formula="of:=LEN([.B1086])" office:value-type="float" office:value="10">
            <text:p>10</text:p>
          </table:table-cell>
        </table:table-row>
        <table:table-row table:style-name="ro2">
          <table:table-cell table:style-name="ce1" office:value-type="float" office:value="13873">
            <text:p>13873</text:p>
          </table:table-cell>
          <table:table-cell table:style-name="ce2" office:value-type="string">
            <text:p>VILLANUEVA</text:p>
          </table:table-cell>
          <table:table-cell table:style-name="ce1" office:value-type="string">
            <text:p>Bolívar</text:p>
          </table:table-cell>
          <table:table-cell table:formula="of:=LOWER([.B1087])" office:value-type="string" office:string-value="villanueva">
            <text:p>villanueva</text:p>
          </table:table-cell>
          <table:table-cell table:formula="of:=PROPER([.D1087])" office:value-type="string" office:string-value="Villanueva">
            <text:p>Villanueva</text:p>
          </table:table-cell>
          <table:table-cell table:formula="of:=LEN([.A1087])" office:value-type="float" office:value="5">
            <text:p>5</text:p>
          </table:table-cell>
          <table:table-cell table:formula="of:=IF([.F1087]=5;[.A1087];CONCATENATE(&quot;0&quot;;[.A1087]))" office:value-type="float" office:value="13873">
            <text:p>13873</text:p>
          </table:table-cell>
          <table:table-cell office:value-type="float" office:value="13873">
            <text:p>13873</text:p>
          </table:table-cell>
          <table:table-cell office:value-type="string">
            <text:p>Villanueva</text:p>
          </table:table-cell>
          <table:table-cell table:formula="of:=(CONCATENATE(&quot;insert into `Ciudad`(`Nombre`,`Codigo`) values('&quot;;[.I1087];&quot;','&quot;;[.H1087];&quot;');&quot;))" office:value-type="string" office:string-value="insert into `Ciudad`(`Nombre`,`Codigo`) values('Villanueva','13873');">
            <text:p>insert into `Ciudad`(`Nombre`,`Codigo`) values('Villanueva','13873');</text:p>
          </table:table-cell>
          <table:table-cell table:formula="of:=CONCATENATE(&quot;new Ciudad{Codigo=&quot;&quot;&quot;;[.H1087];&quot;&quot;&quot;,Nombre=&quot;&quot;&quot;;[.I1087];&quot;&quot;&quot;},&quot;)" office:value-type="string" office:string-value="new Ciudad{Codigo=&quot;13873&quot;,Nombre=&quot;Villanueva&quot;},">
            <text:p>new Ciudad{Codigo="13873",Nombre="Villanueva"},</text:p>
          </table:table-cell>
          <table:table-cell table:formula="of:=LEN([.B1087])" office:value-type="float" office:value="10">
            <text:p>10</text:p>
          </table:table-cell>
        </table:table-row>
        <table:table-row table:style-name="ro2">
          <table:table-cell table:style-name="ce1" office:value-type="float" office:value="44874">
            <text:p>44874</text:p>
          </table:table-cell>
          <table:table-cell table:style-name="ce2" office:value-type="string">
            <text:p>VILLANUEVA</text:p>
          </table:table-cell>
          <table:table-cell table:style-name="ce1" office:value-type="string">
            <text:p>La Guajira</text:p>
          </table:table-cell>
          <table:table-cell table:formula="of:=LOWER([.B1088])" office:value-type="string" office:string-value="villanueva">
            <text:p>villanueva</text:p>
          </table:table-cell>
          <table:table-cell table:formula="of:=PROPER([.D1088])" office:value-type="string" office:string-value="Villanueva">
            <text:p>Villanueva</text:p>
          </table:table-cell>
          <table:table-cell table:formula="of:=LEN([.A1088])" office:value-type="float" office:value="5">
            <text:p>5</text:p>
          </table:table-cell>
          <table:table-cell table:formula="of:=IF([.F1088]=5;[.A1088];CONCATENATE(&quot;0&quot;;[.A1088]))" office:value-type="float" office:value="44874">
            <text:p>44874</text:p>
          </table:table-cell>
          <table:table-cell office:value-type="float" office:value="44874">
            <text:p>44874</text:p>
          </table:table-cell>
          <table:table-cell office:value-type="string">
            <text:p>Villanueva</text:p>
          </table:table-cell>
          <table:table-cell table:formula="of:=(CONCATENATE(&quot;insert into `Ciudad`(`Nombre`,`Codigo`) values('&quot;;[.I1088];&quot;','&quot;;[.H1088];&quot;');&quot;))" office:value-type="string" office:string-value="insert into `Ciudad`(`Nombre`,`Codigo`) values('Villanueva','44874');">
            <text:p>insert into `Ciudad`(`Nombre`,`Codigo`) values('Villanueva','44874');</text:p>
          </table:table-cell>
          <table:table-cell table:formula="of:=CONCATENATE(&quot;new Ciudad{Codigo=&quot;&quot;&quot;;[.H1088];&quot;&quot;&quot;,Nombre=&quot;&quot;&quot;;[.I1088];&quot;&quot;&quot;},&quot;)" office:value-type="string" office:string-value="new Ciudad{Codigo=&quot;44874&quot;,Nombre=&quot;Villanueva&quot;},">
            <text:p>new Ciudad{Codigo="44874",Nombre="Villanueva"},</text:p>
          </table:table-cell>
          <table:table-cell table:formula="of:=LEN([.B1088])" office:value-type="float" office:value="10">
            <text:p>10</text:p>
          </table:table-cell>
        </table:table-row>
        <table:table-row table:style-name="ro2">
          <table:table-cell table:style-name="ce1" office:value-type="float" office:value="68872">
            <text:p>68872</text:p>
          </table:table-cell>
          <table:table-cell table:style-name="ce2" office:value-type="string">
            <text:p>VILLANUEVA</text:p>
          </table:table-cell>
          <table:table-cell table:style-name="ce1" office:value-type="string">
            <text:p>Santander</text:p>
          </table:table-cell>
          <table:table-cell table:formula="of:=LOWER([.B1089])" office:value-type="string" office:string-value="villanueva">
            <text:p>villanueva</text:p>
          </table:table-cell>
          <table:table-cell table:formula="of:=PROPER([.D1089])" office:value-type="string" office:string-value="Villanueva">
            <text:p>Villanueva</text:p>
          </table:table-cell>
          <table:table-cell table:formula="of:=LEN([.A1089])" office:value-type="float" office:value="5">
            <text:p>5</text:p>
          </table:table-cell>
          <table:table-cell table:formula="of:=IF([.F1089]=5;[.A1089];CONCATENATE(&quot;0&quot;;[.A1089]))" office:value-type="float" office:value="68872">
            <text:p>68872</text:p>
          </table:table-cell>
          <table:table-cell office:value-type="float" office:value="68872">
            <text:p>68872</text:p>
          </table:table-cell>
          <table:table-cell office:value-type="string">
            <text:p>Villanueva</text:p>
          </table:table-cell>
          <table:table-cell table:formula="of:=(CONCATENATE(&quot;insert into `Ciudad`(`Nombre`,`Codigo`) values('&quot;;[.I1089];&quot;','&quot;;[.H1089];&quot;');&quot;))" office:value-type="string" office:string-value="insert into `Ciudad`(`Nombre`,`Codigo`) values('Villanueva','68872');">
            <text:p>insert into `Ciudad`(`Nombre`,`Codigo`) values('Villanueva','68872');</text:p>
          </table:table-cell>
          <table:table-cell table:formula="of:=CONCATENATE(&quot;new Ciudad{Codigo=&quot;&quot;&quot;;[.H1089];&quot;&quot;&quot;,Nombre=&quot;&quot;&quot;;[.I1089];&quot;&quot;&quot;},&quot;)" office:value-type="string" office:string-value="new Ciudad{Codigo=&quot;68872&quot;,Nombre=&quot;Villanueva&quot;},">
            <text:p>new Ciudad{Codigo="68872",Nombre="Villanueva"},</text:p>
          </table:table-cell>
          <table:table-cell table:formula="of:=LEN([.B1089])" office:value-type="float" office:value="10">
            <text:p>10</text:p>
          </table:table-cell>
        </table:table-row>
        <table:table-row table:style-name="ro2">
          <table:table-cell table:style-name="ce1" office:value-type="float" office:value="85440">
            <text:p>85440</text:p>
          </table:table-cell>
          <table:table-cell table:style-name="ce2" office:value-type="string">
            <text:p>VILLANUEVA</text:p>
          </table:table-cell>
          <table:table-cell table:style-name="ce1" office:value-type="string">
            <text:p>Casanare</text:p>
          </table:table-cell>
          <table:table-cell table:formula="of:=LOWER([.B1090])" office:value-type="string" office:string-value="villanueva">
            <text:p>villanueva</text:p>
          </table:table-cell>
          <table:table-cell table:formula="of:=PROPER([.D1090])" office:value-type="string" office:string-value="Villanueva">
            <text:p>Villanueva</text:p>
          </table:table-cell>
          <table:table-cell table:formula="of:=LEN([.A1090])" office:value-type="float" office:value="5">
            <text:p>5</text:p>
          </table:table-cell>
          <table:table-cell table:formula="of:=IF([.F1090]=5;[.A1090];CONCATENATE(&quot;0&quot;;[.A1090]))" office:value-type="float" office:value="85440">
            <text:p>85440</text:p>
          </table:table-cell>
          <table:table-cell office:value-type="float" office:value="85440">
            <text:p>85440</text:p>
          </table:table-cell>
          <table:table-cell office:value-type="string">
            <text:p>Villanueva</text:p>
          </table:table-cell>
          <table:table-cell table:formula="of:=(CONCATENATE(&quot;insert into `Ciudad`(`Nombre`,`Codigo`) values('&quot;;[.I1090];&quot;','&quot;;[.H1090];&quot;');&quot;))" office:value-type="string" office:string-value="insert into `Ciudad`(`Nombre`,`Codigo`) values('Villanueva','85440');">
            <text:p>insert into `Ciudad`(`Nombre`,`Codigo`) values('Villanueva','85440');</text:p>
          </table:table-cell>
          <table:table-cell table:formula="of:=CONCATENATE(&quot;new Ciudad{Codigo=&quot;&quot;&quot;;[.H1090];&quot;&quot;&quot;,Nombre=&quot;&quot;&quot;;[.I1090];&quot;&quot;&quot;},&quot;)" office:value-type="string" office:string-value="new Ciudad{Codigo=&quot;85440&quot;,Nombre=&quot;Villanueva&quot;},">
            <text:p>new Ciudad{Codigo="85440",Nombre="Villanueva"},</text:p>
          </table:table-cell>
          <table:table-cell table:formula="of:=LEN([.B1090])" office:value-type="float" office:value="10">
            <text:p>10</text:p>
          </table:table-cell>
        </table:table-row>
        <table:table-row table:style-name="ro2">
          <table:table-cell table:style-name="ce1" office:value-type="float" office:value="25873">
            <text:p>25873</text:p>
          </table:table-cell>
          <table:table-cell table:style-name="ce2" office:value-type="string">
            <text:p>VILLAPINZÓN</text:p>
          </table:table-cell>
          <table:table-cell table:style-name="ce1" office:value-type="string">
            <text:p>Cundinamarca</text:p>
          </table:table-cell>
          <table:table-cell table:formula="of:=LOWER([.B1091])" office:value-type="string" office:string-value="villapinzón">
            <text:p>villapinzón</text:p>
          </table:table-cell>
          <table:table-cell table:formula="of:=PROPER([.D1091])" office:value-type="string" office:string-value="Villapinzón">
            <text:p>Villapinzón</text:p>
          </table:table-cell>
          <table:table-cell table:formula="of:=LEN([.A1091])" office:value-type="float" office:value="5">
            <text:p>5</text:p>
          </table:table-cell>
          <table:table-cell table:formula="of:=IF([.F1091]=5;[.A1091];CONCATENATE(&quot;0&quot;;[.A1091]))" office:value-type="float" office:value="25873">
            <text:p>25873</text:p>
          </table:table-cell>
          <table:table-cell office:value-type="float" office:value="25873">
            <text:p>25873</text:p>
          </table:table-cell>
          <table:table-cell office:value-type="string">
            <text:p>Villapinzón</text:p>
          </table:table-cell>
          <table:table-cell table:formula="of:=(CONCATENATE(&quot;insert into `Ciudad`(`Nombre`,`Codigo`) values('&quot;;[.I1091];&quot;','&quot;;[.H1091];&quot;');&quot;))" office:value-type="string" office:string-value="insert into `Ciudad`(`Nombre`,`Codigo`) values('Villapinzón','25873');">
            <text:p>insert into `Ciudad`(`Nombre`,`Codigo`) values('Villapinzón','25873');</text:p>
          </table:table-cell>
          <table:table-cell table:formula="of:=CONCATENATE(&quot;new Ciudad{Codigo=&quot;&quot;&quot;;[.H1091];&quot;&quot;&quot;,Nombre=&quot;&quot;&quot;;[.I1091];&quot;&quot;&quot;},&quot;)" office:value-type="string" office:string-value="new Ciudad{Codigo=&quot;25873&quot;,Nombre=&quot;Villapinzón&quot;},">
            <text:p>new Ciudad{Codigo="25873",Nombre="Villapinzón"},</text:p>
          </table:table-cell>
          <table:table-cell table:formula="of:=LEN([.B1091])" office:value-type="float" office:value="11">
            <text:p>11</text:p>
          </table:table-cell>
        </table:table-row>
        <table:table-row table:style-name="ro2">
          <table:table-cell table:style-name="ce1" office:value-type="float" office:value="73873">
            <text:p>73873</text:p>
          </table:table-cell>
          <table:table-cell table:style-name="ce2" office:value-type="string">
            <text:p>VILLARRICA</text:p>
          </table:table-cell>
          <table:table-cell table:style-name="ce1" office:value-type="string">
            <text:p>Tolima</text:p>
          </table:table-cell>
          <table:table-cell table:formula="of:=LOWER([.B1092])" office:value-type="string" office:string-value="villarrica">
            <text:p>villarrica</text:p>
          </table:table-cell>
          <table:table-cell table:formula="of:=PROPER([.D1092])" office:value-type="string" office:string-value="Villarrica">
            <text:p>Villarrica</text:p>
          </table:table-cell>
          <table:table-cell table:formula="of:=LEN([.A1092])" office:value-type="float" office:value="5">
            <text:p>5</text:p>
          </table:table-cell>
          <table:table-cell table:formula="of:=IF([.F1092]=5;[.A1092];CONCATENATE(&quot;0&quot;;[.A1092]))" office:value-type="float" office:value="73873">
            <text:p>73873</text:p>
          </table:table-cell>
          <table:table-cell office:value-type="float" office:value="73873">
            <text:p>73873</text:p>
          </table:table-cell>
          <table:table-cell office:value-type="string">
            <text:p>Villarrica</text:p>
          </table:table-cell>
          <table:table-cell table:formula="of:=(CONCATENATE(&quot;insert into `Ciudad`(`Nombre`,`Codigo`) values('&quot;;[.I1092];&quot;','&quot;;[.H1092];&quot;');&quot;))" office:value-type="string" office:string-value="insert into `Ciudad`(`Nombre`,`Codigo`) values('Villarrica','73873');">
            <text:p>insert into `Ciudad`(`Nombre`,`Codigo`) values('Villarrica','73873');</text:p>
          </table:table-cell>
          <table:table-cell table:formula="of:=CONCATENATE(&quot;new Ciudad{Codigo=&quot;&quot;&quot;;[.H1092];&quot;&quot;&quot;,Nombre=&quot;&quot;&quot;;[.I1092];&quot;&quot;&quot;},&quot;)" office:value-type="string" office:string-value="new Ciudad{Codigo=&quot;73873&quot;,Nombre=&quot;Villarrica&quot;},">
            <text:p>new Ciudad{Codigo="73873",Nombre="Villarrica"},</text:p>
          </table:table-cell>
          <table:table-cell table:formula="of:=LEN([.B1092])" office:value-type="float" office:value="10">
            <text:p>10</text:p>
          </table:table-cell>
        </table:table-row>
        <table:table-row table:style-name="ro2">
          <table:table-cell table:style-name="ce1" office:value-type="float" office:value="50001">
            <text:p>50001</text:p>
          </table:table-cell>
          <table:table-cell table:style-name="ce2" office:value-type="string">
            <text:p>VILLAVICENCIO</text:p>
          </table:table-cell>
          <table:table-cell table:style-name="ce1" office:value-type="string">
            <text:p>Meta</text:p>
          </table:table-cell>
          <table:table-cell table:formula="of:=LOWER([.B1093])" office:value-type="string" office:string-value="villavicencio">
            <text:p>villavicencio</text:p>
          </table:table-cell>
          <table:table-cell table:formula="of:=PROPER([.D1093])" office:value-type="string" office:string-value="Villavicencio">
            <text:p>Villavicencio</text:p>
          </table:table-cell>
          <table:table-cell table:formula="of:=LEN([.A1093])" office:value-type="float" office:value="5">
            <text:p>5</text:p>
          </table:table-cell>
          <table:table-cell table:formula="of:=IF([.F1093]=5;[.A1093];CONCATENATE(&quot;0&quot;;[.A1093]))" office:value-type="float" office:value="50001">
            <text:p>50001</text:p>
          </table:table-cell>
          <table:table-cell office:value-type="float" office:value="50001">
            <text:p>50001</text:p>
          </table:table-cell>
          <table:table-cell office:value-type="string">
            <text:p>Villavicencio</text:p>
          </table:table-cell>
          <table:table-cell table:formula="of:=(CONCATENATE(&quot;insert into `Ciudad`(`Nombre`,`Codigo`) values('&quot;;[.I1093];&quot;','&quot;;[.H1093];&quot;');&quot;))" office:value-type="string" office:string-value="insert into `Ciudad`(`Nombre`,`Codigo`) values('Villavicencio','50001');">
            <text:p>insert into `Ciudad`(`Nombre`,`Codigo`) values('Villavicencio','50001');</text:p>
          </table:table-cell>
          <table:table-cell table:formula="of:=CONCATENATE(&quot;new Ciudad{Codigo=&quot;&quot;&quot;;[.H1093];&quot;&quot;&quot;,Nombre=&quot;&quot;&quot;;[.I1093];&quot;&quot;&quot;},&quot;)" office:value-type="string" office:string-value="new Ciudad{Codigo=&quot;50001&quot;,Nombre=&quot;Villavicencio&quot;},">
            <text:p>new Ciudad{Codigo="50001",Nombre="Villavicencio"},</text:p>
          </table:table-cell>
          <table:table-cell table:formula="of:=LEN([.B1093])" office:value-type="float" office:value="13">
            <text:p>13</text:p>
          </table:table-cell>
        </table:table-row>
        <table:table-row table:style-name="ro2">
          <table:table-cell table:style-name="ce1" office:value-type="float" office:value="41872">
            <text:p>41872</text:p>
          </table:table-cell>
          <table:table-cell table:style-name="ce2" office:value-type="string">
            <text:p>VILLAVIEJA</text:p>
          </table:table-cell>
          <table:table-cell table:style-name="ce1" office:value-type="string">
            <text:p>Huila</text:p>
          </table:table-cell>
          <table:table-cell table:formula="of:=LOWER([.B1094])" office:value-type="string" office:string-value="villavieja">
            <text:p>villavieja</text:p>
          </table:table-cell>
          <table:table-cell table:formula="of:=PROPER([.D1094])" office:value-type="string" office:string-value="Villavieja">
            <text:p>Villavieja</text:p>
          </table:table-cell>
          <table:table-cell table:formula="of:=LEN([.A1094])" office:value-type="float" office:value="5">
            <text:p>5</text:p>
          </table:table-cell>
          <table:table-cell table:formula="of:=IF([.F1094]=5;[.A1094];CONCATENATE(&quot;0&quot;;[.A1094]))" office:value-type="float" office:value="41872">
            <text:p>41872</text:p>
          </table:table-cell>
          <table:table-cell office:value-type="float" office:value="41872">
            <text:p>41872</text:p>
          </table:table-cell>
          <table:table-cell office:value-type="string">
            <text:p>Villavieja</text:p>
          </table:table-cell>
          <table:table-cell table:formula="of:=(CONCATENATE(&quot;insert into `Ciudad`(`Nombre`,`Codigo`) values('&quot;;[.I1094];&quot;','&quot;;[.H1094];&quot;');&quot;))" office:value-type="string" office:string-value="insert into `Ciudad`(`Nombre`,`Codigo`) values('Villavieja','41872');">
            <text:p>insert into `Ciudad`(`Nombre`,`Codigo`) values('Villavieja','41872');</text:p>
          </table:table-cell>
          <table:table-cell table:formula="of:=CONCATENATE(&quot;new Ciudad{Codigo=&quot;&quot;&quot;;[.H1094];&quot;&quot;&quot;,Nombre=&quot;&quot;&quot;;[.I1094];&quot;&quot;&quot;},&quot;)" office:value-type="string" office:string-value="new Ciudad{Codigo=&quot;41872&quot;,Nombre=&quot;Villavieja&quot;},">
            <text:p>new Ciudad{Codigo="41872",Nombre="Villavieja"},</text:p>
          </table:table-cell>
          <table:table-cell table:formula="of:=LEN([.B1094])" office:value-type="float" office:value="10">
            <text:p>10</text:p>
          </table:table-cell>
        </table:table-row>
        <table:table-row table:style-name="ro2">
          <table:table-cell table:style-name="ce1" office:value-type="float" office:value="25875">
            <text:p>25875</text:p>
          </table:table-cell>
          <table:table-cell table:style-name="ce2" office:value-type="string">
            <text:p>VILLETA</text:p>
          </table:table-cell>
          <table:table-cell table:style-name="ce1" office:value-type="string">
            <text:p>Cundinamarca</text:p>
          </table:table-cell>
          <table:table-cell table:formula="of:=LOWER([.B1095])" office:value-type="string" office:string-value="villeta">
            <text:p>villeta</text:p>
          </table:table-cell>
          <table:table-cell table:formula="of:=PROPER([.D1095])" office:value-type="string" office:string-value="Villeta">
            <text:p>Villeta</text:p>
          </table:table-cell>
          <table:table-cell table:formula="of:=LEN([.A1095])" office:value-type="float" office:value="5">
            <text:p>5</text:p>
          </table:table-cell>
          <table:table-cell table:formula="of:=IF([.F1095]=5;[.A1095];CONCATENATE(&quot;0&quot;;[.A1095]))" office:value-type="float" office:value="25875">
            <text:p>25875</text:p>
          </table:table-cell>
          <table:table-cell office:value-type="float" office:value="25875">
            <text:p>25875</text:p>
          </table:table-cell>
          <table:table-cell office:value-type="string">
            <text:p>Villeta</text:p>
          </table:table-cell>
          <table:table-cell table:formula="of:=(CONCATENATE(&quot;insert into `Ciudad`(`Nombre`,`Codigo`) values('&quot;;[.I1095];&quot;','&quot;;[.H1095];&quot;');&quot;))" office:value-type="string" office:string-value="insert into `Ciudad`(`Nombre`,`Codigo`) values('Villeta','25875');">
            <text:p>insert into `Ciudad`(`Nombre`,`Codigo`) values('Villeta','25875');</text:p>
          </table:table-cell>
          <table:table-cell table:formula="of:=CONCATENATE(&quot;new Ciudad{Codigo=&quot;&quot;&quot;;[.H1095];&quot;&quot;&quot;,Nombre=&quot;&quot;&quot;;[.I1095];&quot;&quot;&quot;},&quot;)" office:value-type="string" office:string-value="new Ciudad{Codigo=&quot;25875&quot;,Nombre=&quot;Villeta&quot;},">
            <text:p>new Ciudad{Codigo="25875",Nombre="Villeta"},</text:p>
          </table:table-cell>
          <table:table-cell table:formula="of:=LEN([.B1095])" office:value-type="float" office:value="7">
            <text:p>7</text:p>
          </table:table-cell>
        </table:table-row>
        <table:table-row table:style-name="ro2">
          <table:table-cell table:style-name="ce1" office:value-type="float" office:value="25878">
            <text:p>25878</text:p>
          </table:table-cell>
          <table:table-cell table:style-name="ce2" office:value-type="string">
            <text:p>VIOTÁ</text:p>
          </table:table-cell>
          <table:table-cell table:style-name="ce1" office:value-type="string">
            <text:p>Cundinamarca</text:p>
          </table:table-cell>
          <table:table-cell table:formula="of:=LOWER([.B1096])" office:value-type="string" office:string-value="viotá">
            <text:p>viotá</text:p>
          </table:table-cell>
          <table:table-cell table:formula="of:=PROPER([.D1096])" office:value-type="string" office:string-value="Viotá">
            <text:p>Viotá</text:p>
          </table:table-cell>
          <table:table-cell table:formula="of:=LEN([.A1096])" office:value-type="float" office:value="5">
            <text:p>5</text:p>
          </table:table-cell>
          <table:table-cell table:formula="of:=IF([.F1096]=5;[.A1096];CONCATENATE(&quot;0&quot;;[.A1096]))" office:value-type="float" office:value="25878">
            <text:p>25878</text:p>
          </table:table-cell>
          <table:table-cell office:value-type="float" office:value="25878">
            <text:p>25878</text:p>
          </table:table-cell>
          <table:table-cell office:value-type="string">
            <text:p>Viotá</text:p>
          </table:table-cell>
          <table:table-cell table:formula="of:=(CONCATENATE(&quot;insert into `Ciudad`(`Nombre`,`Codigo`) values('&quot;;[.I1096];&quot;','&quot;;[.H1096];&quot;');&quot;))" office:value-type="string" office:string-value="insert into `Ciudad`(`Nombre`,`Codigo`) values('Viotá','25878');">
            <text:p>insert into `Ciudad`(`Nombre`,`Codigo`) values('Viotá','25878');</text:p>
          </table:table-cell>
          <table:table-cell table:formula="of:=CONCATENATE(&quot;new Ciudad{Codigo=&quot;&quot;&quot;;[.H1096];&quot;&quot;&quot;,Nombre=&quot;&quot;&quot;;[.I1096];&quot;&quot;&quot;},&quot;)" office:value-type="string" office:string-value="new Ciudad{Codigo=&quot;25878&quot;,Nombre=&quot;Viotá&quot;},">
            <text:p>new Ciudad{Codigo="25878",Nombre="Viotá"},</text:p>
          </table:table-cell>
          <table:table-cell table:formula="of:=LEN([.B1096])" office:value-type="float" office:value="5">
            <text:p>5</text:p>
          </table:table-cell>
        </table:table-row>
        <table:table-row table:style-name="ro2">
          <table:table-cell table:style-name="ce1" office:value-type="float" office:value="15879">
            <text:p>15879</text:p>
          </table:table-cell>
          <table:table-cell table:style-name="ce2" office:value-type="string">
            <text:p>VIRACACHÁ</text:p>
          </table:table-cell>
          <table:table-cell table:style-name="ce1" office:value-type="string">
            <text:p>Boyacá</text:p>
          </table:table-cell>
          <table:table-cell table:formula="of:=LOWER([.B1097])" office:value-type="string" office:string-value="viracachá">
            <text:p>viracachá</text:p>
          </table:table-cell>
          <table:table-cell table:formula="of:=PROPER([.D1097])" office:value-type="string" office:string-value="Viracachá">
            <text:p>Viracachá</text:p>
          </table:table-cell>
          <table:table-cell table:formula="of:=LEN([.A1097])" office:value-type="float" office:value="5">
            <text:p>5</text:p>
          </table:table-cell>
          <table:table-cell table:formula="of:=IF([.F1097]=5;[.A1097];CONCATENATE(&quot;0&quot;;[.A1097]))" office:value-type="float" office:value="15879">
            <text:p>15879</text:p>
          </table:table-cell>
          <table:table-cell office:value-type="float" office:value="15879">
            <text:p>15879</text:p>
          </table:table-cell>
          <table:table-cell office:value-type="string">
            <text:p>Viracachá</text:p>
          </table:table-cell>
          <table:table-cell table:formula="of:=(CONCATENATE(&quot;insert into `Ciudad`(`Nombre`,`Codigo`) values('&quot;;[.I1097];&quot;','&quot;;[.H1097];&quot;');&quot;))" office:value-type="string" office:string-value="insert into `Ciudad`(`Nombre`,`Codigo`) values('Viracachá','15879');">
            <text:p>insert into `Ciudad`(`Nombre`,`Codigo`) values('Viracachá','15879');</text:p>
          </table:table-cell>
          <table:table-cell table:formula="of:=CONCATENATE(&quot;new Ciudad{Codigo=&quot;&quot;&quot;;[.H1097];&quot;&quot;&quot;,Nombre=&quot;&quot;&quot;;[.I1097];&quot;&quot;&quot;},&quot;)" office:value-type="string" office:string-value="new Ciudad{Codigo=&quot;15879&quot;,Nombre=&quot;Viracachá&quot;},">
            <text:p>new Ciudad{Codigo="15879",Nombre="Viracachá"},</text:p>
          </table:table-cell>
          <table:table-cell table:formula="of:=LEN([.B1097])" office:value-type="float" office:value="9">
            <text:p>9</text:p>
          </table:table-cell>
        </table:table-row>
        <table:table-row table:style-name="ro2">
          <table:table-cell table:style-name="ce1" office:value-type="float" office:value="50711">
            <text:p>50711</text:p>
          </table:table-cell>
          <table:table-cell table:style-name="ce2" office:value-type="string">
            <text:p>VISTAHERMOSA</text:p>
          </table:table-cell>
          <table:table-cell table:style-name="ce1" office:value-type="string">
            <text:p>Meta</text:p>
          </table:table-cell>
          <table:table-cell table:formula="of:=LOWER([.B1098])" office:value-type="string" office:string-value="vistahermosa">
            <text:p>vistahermosa</text:p>
          </table:table-cell>
          <table:table-cell table:formula="of:=PROPER([.D1098])" office:value-type="string" office:string-value="Vistahermosa">
            <text:p>Vistahermosa</text:p>
          </table:table-cell>
          <table:table-cell table:formula="of:=LEN([.A1098])" office:value-type="float" office:value="5">
            <text:p>5</text:p>
          </table:table-cell>
          <table:table-cell table:formula="of:=IF([.F1098]=5;[.A1098];CONCATENATE(&quot;0&quot;;[.A1098]))" office:value-type="float" office:value="50711">
            <text:p>50711</text:p>
          </table:table-cell>
          <table:table-cell office:value-type="float" office:value="50711">
            <text:p>50711</text:p>
          </table:table-cell>
          <table:table-cell office:value-type="string">
            <text:p>Vistahermosa</text:p>
          </table:table-cell>
          <table:table-cell table:formula="of:=(CONCATENATE(&quot;insert into `Ciudad`(`Nombre`,`Codigo`) values('&quot;;[.I1098];&quot;','&quot;;[.H1098];&quot;');&quot;))" office:value-type="string" office:string-value="insert into `Ciudad`(`Nombre`,`Codigo`) values('Vistahermosa','50711');">
            <text:p>insert into `Ciudad`(`Nombre`,`Codigo`) values('Vistahermosa','50711');</text:p>
          </table:table-cell>
          <table:table-cell table:formula="of:=CONCATENATE(&quot;new Ciudad{Codigo=&quot;&quot;&quot;;[.H1098];&quot;&quot;&quot;,Nombre=&quot;&quot;&quot;;[.I1098];&quot;&quot;&quot;},&quot;)" office:value-type="string" office:string-value="new Ciudad{Codigo=&quot;50711&quot;,Nombre=&quot;Vistahermosa&quot;},">
            <text:p>new Ciudad{Codigo="50711",Nombre="Vistahermosa"},</text:p>
          </table:table-cell>
          <table:table-cell table:formula="of:=LEN([.B1098])" office:value-type="float" office:value="12">
            <text:p>12</text:p>
          </table:table-cell>
        </table:table-row>
        <table:table-row table:style-name="ro2">
          <table:table-cell table:style-name="ce1" office:value-type="float" office:value="17877">
            <text:p>17877</text:p>
          </table:table-cell>
          <table:table-cell table:style-name="ce2" office:value-type="string">
            <text:p>VITERBO</text:p>
          </table:table-cell>
          <table:table-cell table:style-name="ce1" office:value-type="string">
            <text:p>Caldas</text:p>
          </table:table-cell>
          <table:table-cell table:formula="of:=LOWER([.B1099])" office:value-type="string" office:string-value="viterbo">
            <text:p>viterbo</text:p>
          </table:table-cell>
          <table:table-cell table:formula="of:=PROPER([.D1099])" office:value-type="string" office:string-value="Viterbo">
            <text:p>Viterbo</text:p>
          </table:table-cell>
          <table:table-cell table:formula="of:=LEN([.A1099])" office:value-type="float" office:value="5">
            <text:p>5</text:p>
          </table:table-cell>
          <table:table-cell table:formula="of:=IF([.F1099]=5;[.A1099];CONCATENATE(&quot;0&quot;;[.A1099]))" office:value-type="float" office:value="17877">
            <text:p>17877</text:p>
          </table:table-cell>
          <table:table-cell office:value-type="float" office:value="17877">
            <text:p>17877</text:p>
          </table:table-cell>
          <table:table-cell office:value-type="string">
            <text:p>Viterbo</text:p>
          </table:table-cell>
          <table:table-cell table:formula="of:=(CONCATENATE(&quot;insert into `Ciudad`(`Nombre`,`Codigo`) values('&quot;;[.I1099];&quot;','&quot;;[.H1099];&quot;');&quot;))" office:value-type="string" office:string-value="insert into `Ciudad`(`Nombre`,`Codigo`) values('Viterbo','17877');">
            <text:p>insert into `Ciudad`(`Nombre`,`Codigo`) values('Viterbo','17877');</text:p>
          </table:table-cell>
          <table:table-cell table:formula="of:=CONCATENATE(&quot;new Ciudad{Codigo=&quot;&quot;&quot;;[.H1099];&quot;&quot;&quot;,Nombre=&quot;&quot;&quot;;[.I1099];&quot;&quot;&quot;},&quot;)" office:value-type="string" office:string-value="new Ciudad{Codigo=&quot;17877&quot;,Nombre=&quot;Viterbo&quot;},">
            <text:p>new Ciudad{Codigo="17877",Nombre="Viterbo"},</text:p>
          </table:table-cell>
          <table:table-cell table:formula="of:=LEN([.B1099])" office:value-type="float" office:value="7">
            <text:p>7</text:p>
          </table:table-cell>
        </table:table-row>
        <table:table-row table:style-name="ro2">
          <table:table-cell table:style-name="ce1" office:value-type="float" office:value="25885">
            <text:p>25885</text:p>
          </table:table-cell>
          <table:table-cell table:style-name="ce2" office:value-type="string">
            <text:p>YACOPÍ</text:p>
          </table:table-cell>
          <table:table-cell table:style-name="ce1" office:value-type="string">
            <text:p>Cundinamarca</text:p>
          </table:table-cell>
          <table:table-cell table:formula="of:=LOWER([.B1100])" office:value-type="string" office:string-value="yacopí">
            <text:p>yacopí</text:p>
          </table:table-cell>
          <table:table-cell table:formula="of:=PROPER([.D1100])" office:value-type="string" office:string-value="Yacopí">
            <text:p>Yacopí</text:p>
          </table:table-cell>
          <table:table-cell table:formula="of:=LEN([.A1100])" office:value-type="float" office:value="5">
            <text:p>5</text:p>
          </table:table-cell>
          <table:table-cell table:formula="of:=IF([.F1100]=5;[.A1100];CONCATENATE(&quot;0&quot;;[.A1100]))" office:value-type="float" office:value="25885">
            <text:p>25885</text:p>
          </table:table-cell>
          <table:table-cell office:value-type="float" office:value="25885">
            <text:p>25885</text:p>
          </table:table-cell>
          <table:table-cell office:value-type="string">
            <text:p>Yacopí</text:p>
          </table:table-cell>
          <table:table-cell table:formula="of:=(CONCATENATE(&quot;insert into `Ciudad`(`Nombre`,`Codigo`) values('&quot;;[.I1100];&quot;','&quot;;[.H1100];&quot;');&quot;))" office:value-type="string" office:string-value="insert into `Ciudad`(`Nombre`,`Codigo`) values('Yacopí','25885');">
            <text:p>insert into `Ciudad`(`Nombre`,`Codigo`) values('Yacopí','25885');</text:p>
          </table:table-cell>
          <table:table-cell table:formula="of:=CONCATENATE(&quot;new Ciudad{Codigo=&quot;&quot;&quot;;[.H1100];&quot;&quot;&quot;,Nombre=&quot;&quot;&quot;;[.I1100];&quot;&quot;&quot;},&quot;)" office:value-type="string" office:string-value="new Ciudad{Codigo=&quot;25885&quot;,Nombre=&quot;Yacopí&quot;},">
            <text:p>new Ciudad{Codigo="25885",Nombre="Yacopí"},</text:p>
          </table:table-cell>
          <table:table-cell table:formula="of:=LEN([.B1100])" office:value-type="float" office:value="6">
            <text:p>6</text:p>
          </table:table-cell>
        </table:table-row>
        <table:table-row table:style-name="ro2">
          <table:table-cell table:style-name="ce1" office:value-type="float" office:value="52885">
            <text:p>52885</text:p>
          </table:table-cell>
          <table:table-cell table:style-name="ce2" office:value-type="string">
            <text:p>YACUANQUER</text:p>
          </table:table-cell>
          <table:table-cell table:style-name="ce1" office:value-type="string">
            <text:p>Nariño</text:p>
          </table:table-cell>
          <table:table-cell table:formula="of:=LOWER([.B1101])" office:value-type="string" office:string-value="yacuanquer">
            <text:p>yacuanquer</text:p>
          </table:table-cell>
          <table:table-cell table:formula="of:=PROPER([.D1101])" office:value-type="string" office:string-value="Yacuanquer">
            <text:p>Yacuanquer</text:p>
          </table:table-cell>
          <table:table-cell table:formula="of:=LEN([.A1101])" office:value-type="float" office:value="5">
            <text:p>5</text:p>
          </table:table-cell>
          <table:table-cell table:formula="of:=IF([.F1101]=5;[.A1101];CONCATENATE(&quot;0&quot;;[.A1101]))" office:value-type="float" office:value="52885">
            <text:p>52885</text:p>
          </table:table-cell>
          <table:table-cell office:value-type="float" office:value="52885">
            <text:p>52885</text:p>
          </table:table-cell>
          <table:table-cell office:value-type="string">
            <text:p>Yacuanquer</text:p>
          </table:table-cell>
          <table:table-cell table:formula="of:=(CONCATENATE(&quot;insert into `Ciudad`(`Nombre`,`Codigo`) values('&quot;;[.I1101];&quot;','&quot;;[.H1101];&quot;');&quot;))" office:value-type="string" office:string-value="insert into `Ciudad`(`Nombre`,`Codigo`) values('Yacuanquer','52885');">
            <text:p>insert into `Ciudad`(`Nombre`,`Codigo`) values('Yacuanquer','52885');</text:p>
          </table:table-cell>
          <table:table-cell table:formula="of:=CONCATENATE(&quot;new Ciudad{Codigo=&quot;&quot;&quot;;[.H1101];&quot;&quot;&quot;,Nombre=&quot;&quot;&quot;;[.I1101];&quot;&quot;&quot;},&quot;)" office:value-type="string" office:string-value="new Ciudad{Codigo=&quot;52885&quot;,Nombre=&quot;Yacuanquer&quot;},">
            <text:p>new Ciudad{Codigo="52885",Nombre="Yacuanquer"},</text:p>
          </table:table-cell>
          <table:table-cell table:formula="of:=LEN([.B1101])" office:value-type="float" office:value="10">
            <text:p>10</text:p>
          </table:table-cell>
        </table:table-row>
        <table:table-row table:style-name="ro2">
          <table:table-cell table:style-name="ce1" office:value-type="float" office:value="41885">
            <text:p>41885</text:p>
          </table:table-cell>
          <table:table-cell table:style-name="ce2" office:value-type="string">
            <text:p>YAGUARÁ</text:p>
          </table:table-cell>
          <table:table-cell table:style-name="ce1" office:value-type="string">
            <text:p>Huila</text:p>
          </table:table-cell>
          <table:table-cell table:formula="of:=LOWER([.B1102])" office:value-type="string" office:string-value="yaguará">
            <text:p>yaguará</text:p>
          </table:table-cell>
          <table:table-cell table:formula="of:=PROPER([.D1102])" office:value-type="string" office:string-value="Yaguará">
            <text:p>Yaguará</text:p>
          </table:table-cell>
          <table:table-cell table:formula="of:=LEN([.A1102])" office:value-type="float" office:value="5">
            <text:p>5</text:p>
          </table:table-cell>
          <table:table-cell table:formula="of:=IF([.F1102]=5;[.A1102];CONCATENATE(&quot;0&quot;;[.A1102]))" office:value-type="float" office:value="41885">
            <text:p>41885</text:p>
          </table:table-cell>
          <table:table-cell office:value-type="float" office:value="41885">
            <text:p>41885</text:p>
          </table:table-cell>
          <table:table-cell office:value-type="string">
            <text:p>Yaguará</text:p>
          </table:table-cell>
          <table:table-cell table:formula="of:=(CONCATENATE(&quot;insert into `Ciudad`(`Nombre`,`Codigo`) values('&quot;;[.I1102];&quot;','&quot;;[.H1102];&quot;');&quot;))" office:value-type="string" office:string-value="insert into `Ciudad`(`Nombre`,`Codigo`) values('Yaguará','41885');">
            <text:p>insert into `Ciudad`(`Nombre`,`Codigo`) values('Yaguará','41885');</text:p>
          </table:table-cell>
          <table:table-cell table:formula="of:=CONCATENATE(&quot;new Ciudad{Codigo=&quot;&quot;&quot;;[.H1102];&quot;&quot;&quot;,Nombre=&quot;&quot;&quot;;[.I1102];&quot;&quot;&quot;},&quot;)" office:value-type="string" office:string-value="new Ciudad{Codigo=&quot;41885&quot;,Nombre=&quot;Yaguará&quot;},">
            <text:p>new Ciudad{Codigo="41885",Nombre="Yaguará"},</text:p>
          </table:table-cell>
          <table:table-cell table:formula="of:=LEN([.B1102])" office:value-type="float" office:value="7">
            <text:p>7</text:p>
          </table:table-cell>
        </table:table-row>
        <table:table-row table:style-name="ro2">
          <table:table-cell table:style-name="ce1" office:value-type="float" office:value="5885">
            <text:p>5885</text:p>
          </table:table-cell>
          <table:table-cell table:style-name="ce2" office:value-type="string">
            <text:p>YALÍ</text:p>
          </table:table-cell>
          <table:table-cell table:style-name="ce1" office:value-type="string">
            <text:p>Antioquia</text:p>
          </table:table-cell>
          <table:table-cell table:formula="of:=LOWER([.B1103])" office:value-type="string" office:string-value="yalí">
            <text:p>yalí</text:p>
          </table:table-cell>
          <table:table-cell table:formula="of:=PROPER([.D1103])" office:value-type="string" office:string-value="Yalí">
            <text:p>Yalí</text:p>
          </table:table-cell>
          <table:table-cell table:formula="of:=LEN([.A1103])" office:value-type="float" office:value="4">
            <text:p>4</text:p>
          </table:table-cell>
          <table:table-cell table:formula="of:=IF([.F1103]=5;[.A1103];CONCATENATE(&quot;0&quot;;[.A1103]))" office:value-type="string" office:string-value="05885">
            <text:p>05885</text:p>
          </table:table-cell>
          <table:table-cell office:value-type="string">
            <text:p>05885</text:p>
          </table:table-cell>
          <table:table-cell office:value-type="string">
            <text:p>Yalí</text:p>
          </table:table-cell>
          <table:table-cell table:formula="of:=(CONCATENATE(&quot;insert into `Ciudad`(`Nombre`,`Codigo`) values('&quot;;[.I1103];&quot;','&quot;;[.H1103];&quot;');&quot;))" office:value-type="string" office:string-value="insert into `Ciudad`(`Nombre`,`Codigo`) values('Yalí','05885');">
            <text:p>insert into `Ciudad`(`Nombre`,`Codigo`) values('Yalí','05885');</text:p>
          </table:table-cell>
          <table:table-cell table:formula="of:=CONCATENATE(&quot;new Ciudad{Codigo=&quot;&quot;&quot;;[.H1103];&quot;&quot;&quot;,Nombre=&quot;&quot;&quot;;[.I1103];&quot;&quot;&quot;},&quot;)" office:value-type="string" office:string-value="new Ciudad{Codigo=&quot;05885&quot;,Nombre=&quot;Yalí&quot;},">
            <text:p>new Ciudad{Codigo="05885",Nombre="Yalí"},</text:p>
          </table:table-cell>
          <table:table-cell table:formula="of:=LEN([.B1103])" office:value-type="float" office:value="4">
            <text:p>4</text:p>
          </table:table-cell>
        </table:table-row>
        <table:table-row table:style-name="ro2">
          <table:table-cell table:style-name="ce1" office:value-type="float" office:value="5887">
            <text:p>5887</text:p>
          </table:table-cell>
          <table:table-cell table:style-name="ce2" office:value-type="string">
            <text:p>YARUMAL</text:p>
          </table:table-cell>
          <table:table-cell table:style-name="ce1" office:value-type="string">
            <text:p>Antioquia</text:p>
          </table:table-cell>
          <table:table-cell table:formula="of:=LOWER([.B1104])" office:value-type="string" office:string-value="yarumal">
            <text:p>yarumal</text:p>
          </table:table-cell>
          <table:table-cell table:formula="of:=PROPER([.D1104])" office:value-type="string" office:string-value="Yarumal">
            <text:p>Yarumal</text:p>
          </table:table-cell>
          <table:table-cell table:formula="of:=LEN([.A1104])" office:value-type="float" office:value="4">
            <text:p>4</text:p>
          </table:table-cell>
          <table:table-cell table:formula="of:=IF([.F1104]=5;[.A1104];CONCATENATE(&quot;0&quot;;[.A1104]))" office:value-type="string" office:string-value="05887">
            <text:p>05887</text:p>
          </table:table-cell>
          <table:table-cell office:value-type="string">
            <text:p>05887</text:p>
          </table:table-cell>
          <table:table-cell office:value-type="string">
            <text:p>Yarumal</text:p>
          </table:table-cell>
          <table:table-cell table:formula="of:=(CONCATENATE(&quot;insert into `Ciudad`(`Nombre`,`Codigo`) values('&quot;;[.I1104];&quot;','&quot;;[.H1104];&quot;');&quot;))" office:value-type="string" office:string-value="insert into `Ciudad`(`Nombre`,`Codigo`) values('Yarumal','05887');">
            <text:p>insert into `Ciudad`(`Nombre`,`Codigo`) values('Yarumal','05887');</text:p>
          </table:table-cell>
          <table:table-cell table:formula="of:=CONCATENATE(&quot;new Ciudad{Codigo=&quot;&quot;&quot;;[.H1104];&quot;&quot;&quot;,Nombre=&quot;&quot;&quot;;[.I1104];&quot;&quot;&quot;},&quot;)" office:value-type="string" office:string-value="new Ciudad{Codigo=&quot;05887&quot;,Nombre=&quot;Yarumal&quot;},">
            <text:p>new Ciudad{Codigo="05887",Nombre="Yarumal"},</text:p>
          </table:table-cell>
          <table:table-cell table:formula="of:=LEN([.B1104])" office:value-type="float" office:value="7">
            <text:p>7</text:p>
          </table:table-cell>
        </table:table-row>
        <table:table-row table:style-name="ro2">
          <table:table-cell table:style-name="ce1" office:value-type="float" office:value="97889">
            <text:p>97889</text:p>
          </table:table-cell>
          <table:table-cell table:style-name="ce2" office:value-type="string">
            <text:p>YAVARATÉ</text:p>
          </table:table-cell>
          <table:table-cell table:style-name="ce1" office:value-type="string">
            <text:p>Vaupés</text:p>
          </table:table-cell>
          <table:table-cell table:formula="of:=LOWER([.B1105])" office:value-type="string" office:string-value="yavaraté">
            <text:p>yavaraté</text:p>
          </table:table-cell>
          <table:table-cell table:formula="of:=PROPER([.D1105])" office:value-type="string" office:string-value="Yavaraté">
            <text:p>Yavaraté</text:p>
          </table:table-cell>
          <table:table-cell table:formula="of:=LEN([.A1105])" office:value-type="float" office:value="5">
            <text:p>5</text:p>
          </table:table-cell>
          <table:table-cell table:formula="of:=IF([.F1105]=5;[.A1105];CONCATENATE(&quot;0&quot;;[.A1105]))" office:value-type="float" office:value="97889">
            <text:p>97889</text:p>
          </table:table-cell>
          <table:table-cell office:value-type="float" office:value="97889">
            <text:p>97889</text:p>
          </table:table-cell>
          <table:table-cell office:value-type="string">
            <text:p>Yavaraté</text:p>
          </table:table-cell>
          <table:table-cell table:formula="of:=(CONCATENATE(&quot;insert into `Ciudad`(`Nombre`,`Codigo`) values('&quot;;[.I1105];&quot;','&quot;;[.H1105];&quot;');&quot;))" office:value-type="string" office:string-value="insert into `Ciudad`(`Nombre`,`Codigo`) values('Yavaraté','97889');">
            <text:p>insert into `Ciudad`(`Nombre`,`Codigo`) values('Yavaraté','97889');</text:p>
          </table:table-cell>
          <table:table-cell table:formula="of:=CONCATENATE(&quot;new Ciudad{Codigo=&quot;&quot;&quot;;[.H1105];&quot;&quot;&quot;,Nombre=&quot;&quot;&quot;;[.I1105];&quot;&quot;&quot;},&quot;)" office:value-type="string" office:string-value="new Ciudad{Codigo=&quot;97889&quot;,Nombre=&quot;Yavaraté&quot;},">
            <text:p>new Ciudad{Codigo="97889",Nombre="Yavaraté"},</text:p>
          </table:table-cell>
          <table:table-cell table:formula="of:=LEN([.B1105])" office:value-type="float" office:value="8">
            <text:p>8</text:p>
          </table:table-cell>
        </table:table-row>
        <table:table-row table:style-name="ro2">
          <table:table-cell table:style-name="ce1" office:value-type="float" office:value="5890">
            <text:p>5890</text:p>
          </table:table-cell>
          <table:table-cell table:style-name="ce2" office:value-type="string">
            <text:p>YOLOMBÓ</text:p>
          </table:table-cell>
          <table:table-cell table:style-name="ce1" office:value-type="string">
            <text:p>Antioquia</text:p>
          </table:table-cell>
          <table:table-cell table:formula="of:=LOWER([.B1106])" office:value-type="string" office:string-value="yolombó">
            <text:p>yolombó</text:p>
          </table:table-cell>
          <table:table-cell table:formula="of:=PROPER([.D1106])" office:value-type="string" office:string-value="Yolombó">
            <text:p>Yolombó</text:p>
          </table:table-cell>
          <table:table-cell table:formula="of:=LEN([.A1106])" office:value-type="float" office:value="4">
            <text:p>4</text:p>
          </table:table-cell>
          <table:table-cell table:formula="of:=IF([.F1106]=5;[.A1106];CONCATENATE(&quot;0&quot;;[.A1106]))" office:value-type="string" office:string-value="05890">
            <text:p>05890</text:p>
          </table:table-cell>
          <table:table-cell office:value-type="string">
            <text:p>05890</text:p>
          </table:table-cell>
          <table:table-cell office:value-type="string">
            <text:p>Yolombó</text:p>
          </table:table-cell>
          <table:table-cell table:formula="of:=(CONCATENATE(&quot;insert into `Ciudad`(`Nombre`,`Codigo`) values('&quot;;[.I1106];&quot;','&quot;;[.H1106];&quot;');&quot;))" office:value-type="string" office:string-value="insert into `Ciudad`(`Nombre`,`Codigo`) values('Yolombó','05890');">
            <text:p>insert into `Ciudad`(`Nombre`,`Codigo`) values('Yolombó','05890');</text:p>
          </table:table-cell>
          <table:table-cell table:formula="of:=CONCATENATE(&quot;new Ciudad{Codigo=&quot;&quot;&quot;;[.H1106];&quot;&quot;&quot;,Nombre=&quot;&quot;&quot;;[.I1106];&quot;&quot;&quot;},&quot;)" office:value-type="string" office:string-value="new Ciudad{Codigo=&quot;05890&quot;,Nombre=&quot;Yolombó&quot;},">
            <text:p>new Ciudad{Codigo="05890",Nombre="Yolombó"},</text:p>
          </table:table-cell>
          <table:table-cell table:formula="of:=LEN([.B1106])" office:value-type="float" office:value="7">
            <text:p>7</text:p>
          </table:table-cell>
        </table:table-row>
        <table:table-row table:style-name="ro2">
          <table:table-cell table:style-name="ce1" office:value-type="float" office:value="5893">
            <text:p>5893</text:p>
          </table:table-cell>
          <table:table-cell table:style-name="ce2" office:value-type="string">
            <text:p>YONDÓ</text:p>
          </table:table-cell>
          <table:table-cell table:style-name="ce1" office:value-type="string">
            <text:p>Antioquia</text:p>
          </table:table-cell>
          <table:table-cell table:formula="of:=LOWER([.B1107])" office:value-type="string" office:string-value="yondó">
            <text:p>yondó</text:p>
          </table:table-cell>
          <table:table-cell table:formula="of:=PROPER([.D1107])" office:value-type="string" office:string-value="Yondó">
            <text:p>Yondó</text:p>
          </table:table-cell>
          <table:table-cell table:formula="of:=LEN([.A1107])" office:value-type="float" office:value="4">
            <text:p>4</text:p>
          </table:table-cell>
          <table:table-cell table:formula="of:=IF([.F1107]=5;[.A1107];CONCATENATE(&quot;0&quot;;[.A1107]))" office:value-type="string" office:string-value="05893">
            <text:p>05893</text:p>
          </table:table-cell>
          <table:table-cell office:value-type="string">
            <text:p>05893</text:p>
          </table:table-cell>
          <table:table-cell office:value-type="string">
            <text:p>Yondó</text:p>
          </table:table-cell>
          <table:table-cell table:formula="of:=(CONCATENATE(&quot;insert into `Ciudad`(`Nombre`,`Codigo`) values('&quot;;[.I1107];&quot;','&quot;;[.H1107];&quot;');&quot;))" office:value-type="string" office:string-value="insert into `Ciudad`(`Nombre`,`Codigo`) values('Yondó','05893');">
            <text:p>insert into `Ciudad`(`Nombre`,`Codigo`) values('Yondó','05893');</text:p>
          </table:table-cell>
          <table:table-cell table:formula="of:=CONCATENATE(&quot;new Ciudad{Codigo=&quot;&quot;&quot;;[.H1107];&quot;&quot;&quot;,Nombre=&quot;&quot;&quot;;[.I1107];&quot;&quot;&quot;},&quot;)" office:value-type="string" office:string-value="new Ciudad{Codigo=&quot;05893&quot;,Nombre=&quot;Yondó&quot;},">
            <text:p>new Ciudad{Codigo="05893",Nombre="Yondó"},</text:p>
          </table:table-cell>
          <table:table-cell table:formula="of:=LEN([.B1107])" office:value-type="float" office:value="5">
            <text:p>5</text:p>
          </table:table-cell>
        </table:table-row>
        <table:table-row table:style-name="ro2">
          <table:table-cell table:style-name="ce1" office:value-type="float" office:value="85001">
            <text:p>85001</text:p>
          </table:table-cell>
          <table:table-cell table:style-name="ce2" office:value-type="string">
            <text:p>YOPAL</text:p>
          </table:table-cell>
          <table:table-cell table:style-name="ce1" office:value-type="string">
            <text:p>Casanare</text:p>
          </table:table-cell>
          <table:table-cell table:formula="of:=LOWER([.B1108])" office:value-type="string" office:string-value="yopal">
            <text:p>yopal</text:p>
          </table:table-cell>
          <table:table-cell table:formula="of:=PROPER([.D1108])" office:value-type="string" office:string-value="Yopal">
            <text:p>Yopal</text:p>
          </table:table-cell>
          <table:table-cell table:formula="of:=LEN([.A1108])" office:value-type="float" office:value="5">
            <text:p>5</text:p>
          </table:table-cell>
          <table:table-cell table:formula="of:=IF([.F1108]=5;[.A1108];CONCATENATE(&quot;0&quot;;[.A1108]))" office:value-type="float" office:value="85001">
            <text:p>85001</text:p>
          </table:table-cell>
          <table:table-cell office:value-type="float" office:value="85001">
            <text:p>85001</text:p>
          </table:table-cell>
          <table:table-cell office:value-type="string">
            <text:p>Yopal</text:p>
          </table:table-cell>
          <table:table-cell table:formula="of:=(CONCATENATE(&quot;insert into `Ciudad`(`Nombre`,`Codigo`) values('&quot;;[.I1108];&quot;','&quot;;[.H1108];&quot;');&quot;))" office:value-type="string" office:string-value="insert into `Ciudad`(`Nombre`,`Codigo`) values('Yopal','85001');">
            <text:p>insert into `Ciudad`(`Nombre`,`Codigo`) values('Yopal','85001');</text:p>
          </table:table-cell>
          <table:table-cell table:formula="of:=CONCATENATE(&quot;new Ciudad{Codigo=&quot;&quot;&quot;;[.H1108];&quot;&quot;&quot;,Nombre=&quot;&quot;&quot;;[.I1108];&quot;&quot;&quot;},&quot;)" office:value-type="string" office:string-value="new Ciudad{Codigo=&quot;85001&quot;,Nombre=&quot;Yopal&quot;},">
            <text:p>new Ciudad{Codigo="85001",Nombre="Yopal"},</text:p>
          </table:table-cell>
          <table:table-cell table:formula="of:=LEN([.B1108])" office:value-type="float" office:value="5">
            <text:p>5</text:p>
          </table:table-cell>
        </table:table-row>
        <table:table-row table:style-name="ro2">
          <table:table-cell table:style-name="ce1" office:value-type="float" office:value="76890">
            <text:p>76890</text:p>
          </table:table-cell>
          <table:table-cell table:style-name="ce2" office:value-type="string">
            <text:p>YOTOCO</text:p>
          </table:table-cell>
          <table:table-cell table:style-name="ce1" office:value-type="string">
            <text:p>Valle del Cauca</text:p>
          </table:table-cell>
          <table:table-cell table:formula="of:=LOWER([.B1109])" office:value-type="string" office:string-value="yotoco">
            <text:p>yotoco</text:p>
          </table:table-cell>
          <table:table-cell table:formula="of:=PROPER([.D1109])" office:value-type="string" office:string-value="Yotoco">
            <text:p>Yotoco</text:p>
          </table:table-cell>
          <table:table-cell table:formula="of:=LEN([.A1109])" office:value-type="float" office:value="5">
            <text:p>5</text:p>
          </table:table-cell>
          <table:table-cell table:formula="of:=IF([.F1109]=5;[.A1109];CONCATENATE(&quot;0&quot;;[.A1109]))" office:value-type="float" office:value="76890">
            <text:p>76890</text:p>
          </table:table-cell>
          <table:table-cell office:value-type="float" office:value="76890">
            <text:p>76890</text:p>
          </table:table-cell>
          <table:table-cell office:value-type="string">
            <text:p>Yotoco</text:p>
          </table:table-cell>
          <table:table-cell table:formula="of:=(CONCATENATE(&quot;insert into `Ciudad`(`Nombre`,`Codigo`) values('&quot;;[.I1109];&quot;','&quot;;[.H1109];&quot;');&quot;))" office:value-type="string" office:string-value="insert into `Ciudad`(`Nombre`,`Codigo`) values('Yotoco','76890');">
            <text:p>insert into `Ciudad`(`Nombre`,`Codigo`) values('Yotoco','76890');</text:p>
          </table:table-cell>
          <table:table-cell table:formula="of:=CONCATENATE(&quot;new Ciudad{Codigo=&quot;&quot;&quot;;[.H1109];&quot;&quot;&quot;,Nombre=&quot;&quot;&quot;;[.I1109];&quot;&quot;&quot;},&quot;)" office:value-type="string" office:string-value="new Ciudad{Codigo=&quot;76890&quot;,Nombre=&quot;Yotoco&quot;},">
            <text:p>new Ciudad{Codigo="76890",Nombre="Yotoco"},</text:p>
          </table:table-cell>
          <table:table-cell table:formula="of:=LEN([.B1109])" office:value-type="float" office:value="6">
            <text:p>6</text:p>
          </table:table-cell>
        </table:table-row>
        <table:table-row table:style-name="ro2">
          <table:table-cell table:style-name="ce1" office:value-type="float" office:value="76892">
            <text:p>76892</text:p>
          </table:table-cell>
          <table:table-cell table:style-name="ce2" office:value-type="string">
            <text:p>YUMBO</text:p>
          </table:table-cell>
          <table:table-cell table:style-name="ce1" office:value-type="string">
            <text:p>Valle del Cauca</text:p>
          </table:table-cell>
          <table:table-cell table:formula="of:=LOWER([.B1110])" office:value-type="string" office:string-value="yumbo">
            <text:p>yumbo</text:p>
          </table:table-cell>
          <table:table-cell table:formula="of:=PROPER([.D1110])" office:value-type="string" office:string-value="Yumbo">
            <text:p>Yumbo</text:p>
          </table:table-cell>
          <table:table-cell table:formula="of:=LEN([.A1110])" office:value-type="float" office:value="5">
            <text:p>5</text:p>
          </table:table-cell>
          <table:table-cell table:formula="of:=IF([.F1110]=5;[.A1110];CONCATENATE(&quot;0&quot;;[.A1110]))" office:value-type="float" office:value="76892">
            <text:p>76892</text:p>
          </table:table-cell>
          <table:table-cell office:value-type="float" office:value="76892">
            <text:p>76892</text:p>
          </table:table-cell>
          <table:table-cell office:value-type="string">
            <text:p>Yumbo</text:p>
          </table:table-cell>
          <table:table-cell table:formula="of:=(CONCATENATE(&quot;insert into `Ciudad`(`Nombre`,`Codigo`) values('&quot;;[.I1110];&quot;','&quot;;[.H1110];&quot;');&quot;))" office:value-type="string" office:string-value="insert into `Ciudad`(`Nombre`,`Codigo`) values('Yumbo','76892');">
            <text:p>insert into `Ciudad`(`Nombre`,`Codigo`) values('Yumbo','76892');</text:p>
          </table:table-cell>
          <table:table-cell table:formula="of:=CONCATENATE(&quot;new Ciudad{Codigo=&quot;&quot;&quot;;[.H1110];&quot;&quot;&quot;,Nombre=&quot;&quot;&quot;;[.I1110];&quot;&quot;&quot;},&quot;)" office:value-type="string" office:string-value="new Ciudad{Codigo=&quot;76892&quot;,Nombre=&quot;Yumbo&quot;},">
            <text:p>new Ciudad{Codigo="76892",Nombre="Yumbo"},</text:p>
          </table:table-cell>
          <table:table-cell table:formula="of:=LEN([.B1110])" office:value-type="float" office:value="5">
            <text:p>5</text:p>
          </table:table-cell>
        </table:table-row>
        <table:table-row table:style-name="ro2">
          <table:table-cell table:style-name="ce1" office:value-type="float" office:value="13894">
            <text:p>13894</text:p>
          </table:table-cell>
          <table:table-cell table:style-name="ce2" office:value-type="string">
            <text:p>ZAMBRANO</text:p>
          </table:table-cell>
          <table:table-cell table:style-name="ce1" office:value-type="string">
            <text:p>Bolívar</text:p>
          </table:table-cell>
          <table:table-cell table:formula="of:=LOWER([.B1111])" office:value-type="string" office:string-value="zambrano">
            <text:p>zambrano</text:p>
          </table:table-cell>
          <table:table-cell table:formula="of:=PROPER([.D1111])" office:value-type="string" office:string-value="Zambrano">
            <text:p>Zambrano</text:p>
          </table:table-cell>
          <table:table-cell table:formula="of:=LEN([.A1111])" office:value-type="float" office:value="5">
            <text:p>5</text:p>
          </table:table-cell>
          <table:table-cell table:formula="of:=IF([.F1111]=5;[.A1111];CONCATENATE(&quot;0&quot;;[.A1111]))" office:value-type="float" office:value="13894">
            <text:p>13894</text:p>
          </table:table-cell>
          <table:table-cell office:value-type="float" office:value="13894">
            <text:p>13894</text:p>
          </table:table-cell>
          <table:table-cell office:value-type="string">
            <text:p>Zambrano</text:p>
          </table:table-cell>
          <table:table-cell table:formula="of:=(CONCATENATE(&quot;insert into `Ciudad`(`Nombre`,`Codigo`) values('&quot;;[.I1111];&quot;','&quot;;[.H1111];&quot;');&quot;))" office:value-type="string" office:string-value="insert into `Ciudad`(`Nombre`,`Codigo`) values('Zambrano','13894');">
            <text:p>insert into `Ciudad`(`Nombre`,`Codigo`) values('Zambrano','13894');</text:p>
          </table:table-cell>
          <table:table-cell table:formula="of:=CONCATENATE(&quot;new Ciudad{Codigo=&quot;&quot;&quot;;[.H1111];&quot;&quot;&quot;,Nombre=&quot;&quot;&quot;;[.I1111];&quot;&quot;&quot;},&quot;)" office:value-type="string" office:string-value="new Ciudad{Codigo=&quot;13894&quot;,Nombre=&quot;Zambrano&quot;},">
            <text:p>new Ciudad{Codigo="13894",Nombre="Zambrano"},</text:p>
          </table:table-cell>
          <table:table-cell table:formula="of:=LEN([.B1111])" office:value-type="float" office:value="8">
            <text:p>8</text:p>
          </table:table-cell>
        </table:table-row>
        <table:table-row table:style-name="ro2">
          <table:table-cell table:style-name="ce1" office:value-type="float" office:value="68895">
            <text:p>68895</text:p>
          </table:table-cell>
          <table:table-cell table:style-name="ce2" office:value-type="string">
            <text:p>ZAPATOCA</text:p>
          </table:table-cell>
          <table:table-cell table:style-name="ce1" office:value-type="string">
            <text:p>Santander</text:p>
          </table:table-cell>
          <table:table-cell table:formula="of:=LOWER([.B1112])" office:value-type="string" office:string-value="zapatoca">
            <text:p>zapatoca</text:p>
          </table:table-cell>
          <table:table-cell table:formula="of:=PROPER([.D1112])" office:value-type="string" office:string-value="Zapatoca">
            <text:p>Zapatoca</text:p>
          </table:table-cell>
          <table:table-cell table:formula="of:=LEN([.A1112])" office:value-type="float" office:value="5">
            <text:p>5</text:p>
          </table:table-cell>
          <table:table-cell table:formula="of:=IF([.F1112]=5;[.A1112];CONCATENATE(&quot;0&quot;;[.A1112]))" office:value-type="float" office:value="68895">
            <text:p>68895</text:p>
          </table:table-cell>
          <table:table-cell office:value-type="float" office:value="68895">
            <text:p>68895</text:p>
          </table:table-cell>
          <table:table-cell office:value-type="string">
            <text:p>Zapatoca</text:p>
          </table:table-cell>
          <table:table-cell table:formula="of:=(CONCATENATE(&quot;insert into `Ciudad`(`Nombre`,`Codigo`) values('&quot;;[.I1112];&quot;','&quot;;[.H1112];&quot;');&quot;))" office:value-type="string" office:string-value="insert into `Ciudad`(`Nombre`,`Codigo`) values('Zapatoca','68895');">
            <text:p>insert into `Ciudad`(`Nombre`,`Codigo`) values('Zapatoca','68895');</text:p>
          </table:table-cell>
          <table:table-cell table:formula="of:=CONCATENATE(&quot;new Ciudad{Codigo=&quot;&quot;&quot;;[.H1112];&quot;&quot;&quot;,Nombre=&quot;&quot;&quot;;[.I1112];&quot;&quot;&quot;},&quot;)" office:value-type="string" office:string-value="new Ciudad{Codigo=&quot;68895&quot;,Nombre=&quot;Zapatoca&quot;},">
            <text:p>new Ciudad{Codigo="68895",Nombre="Zapatoca"},</text:p>
          </table:table-cell>
          <table:table-cell table:formula="of:=LEN([.B1112])" office:value-type="float" office:value="8">
            <text:p>8</text:p>
          </table:table-cell>
        </table:table-row>
        <table:table-row table:style-name="ro2">
          <table:table-cell table:style-name="ce1" office:value-type="float" office:value="47960">
            <text:p>47960</text:p>
          </table:table-cell>
          <table:table-cell table:style-name="ce2" office:value-type="string">
            <text:p>ZAPAYÁN</text:p>
          </table:table-cell>
          <table:table-cell table:style-name="ce1" office:value-type="string">
            <text:p>Magdalena</text:p>
          </table:table-cell>
          <table:table-cell table:formula="of:=LOWER([.B1113])" office:value-type="string" office:string-value="zapayán">
            <text:p>zapayán</text:p>
          </table:table-cell>
          <table:table-cell table:formula="of:=PROPER([.D1113])" office:value-type="string" office:string-value="Zapayán">
            <text:p>Zapayán</text:p>
          </table:table-cell>
          <table:table-cell table:formula="of:=LEN([.A1113])" office:value-type="float" office:value="5">
            <text:p>5</text:p>
          </table:table-cell>
          <table:table-cell table:formula="of:=IF([.F1113]=5;[.A1113];CONCATENATE(&quot;0&quot;;[.A1113]))" office:value-type="float" office:value="47960">
            <text:p>47960</text:p>
          </table:table-cell>
          <table:table-cell office:value-type="float" office:value="47960">
            <text:p>47960</text:p>
          </table:table-cell>
          <table:table-cell office:value-type="string">
            <text:p>Zapayán</text:p>
          </table:table-cell>
          <table:table-cell table:formula="of:=(CONCATENATE(&quot;insert into `Ciudad`(`Nombre`,`Codigo`) values('&quot;;[.I1113];&quot;','&quot;;[.H1113];&quot;');&quot;))" office:value-type="string" office:string-value="insert into `Ciudad`(`Nombre`,`Codigo`) values('Zapayán','47960');">
            <text:p>insert into `Ciudad`(`Nombre`,`Codigo`) values('Zapayán','47960');</text:p>
          </table:table-cell>
          <table:table-cell table:formula="of:=CONCATENATE(&quot;new Ciudad{Codigo=&quot;&quot;&quot;;[.H1113];&quot;&quot;&quot;,Nombre=&quot;&quot;&quot;;[.I1113];&quot;&quot;&quot;},&quot;)" office:value-type="string" office:string-value="new Ciudad{Codigo=&quot;47960&quot;,Nombre=&quot;Zapayán&quot;},">
            <text:p>new Ciudad{Codigo="47960",Nombre="Zapayán"},</text:p>
          </table:table-cell>
          <table:table-cell table:formula="of:=LEN([.B1113])" office:value-type="float" office:value="7">
            <text:p>7</text:p>
          </table:table-cell>
        </table:table-row>
        <table:table-row table:style-name="ro2">
          <table:table-cell table:style-name="ce1" office:value-type="float" office:value="5895">
            <text:p>5895</text:p>
          </table:table-cell>
          <table:table-cell table:style-name="ce2" office:value-type="string">
            <text:p>ZARAGOZA</text:p>
          </table:table-cell>
          <table:table-cell table:style-name="ce1" office:value-type="string">
            <text:p>Antioquia</text:p>
          </table:table-cell>
          <table:table-cell table:formula="of:=LOWER([.B1114])" office:value-type="string" office:string-value="zaragoza">
            <text:p>zaragoza</text:p>
          </table:table-cell>
          <table:table-cell table:formula="of:=PROPER([.D1114])" office:value-type="string" office:string-value="Zaragoza">
            <text:p>Zaragoza</text:p>
          </table:table-cell>
          <table:table-cell table:formula="of:=LEN([.A1114])" office:value-type="float" office:value="4">
            <text:p>4</text:p>
          </table:table-cell>
          <table:table-cell table:formula="of:=IF([.F1114]=5;[.A1114];CONCATENATE(&quot;0&quot;;[.A1114]))" office:value-type="string" office:string-value="05895">
            <text:p>05895</text:p>
          </table:table-cell>
          <table:table-cell office:value-type="string">
            <text:p>05895</text:p>
          </table:table-cell>
          <table:table-cell office:value-type="string">
            <text:p>Zaragoza</text:p>
          </table:table-cell>
          <table:table-cell table:formula="of:=(CONCATENATE(&quot;insert into `Ciudad`(`Nombre`,`Codigo`) values('&quot;;[.I1114];&quot;','&quot;;[.H1114];&quot;');&quot;))" office:value-type="string" office:string-value="insert into `Ciudad`(`Nombre`,`Codigo`) values('Zaragoza','05895');">
            <text:p>insert into `Ciudad`(`Nombre`,`Codigo`) values('Zaragoza','05895');</text:p>
          </table:table-cell>
          <table:table-cell table:formula="of:=CONCATENATE(&quot;new Ciudad{Codigo=&quot;&quot;&quot;;[.H1114];&quot;&quot;&quot;,Nombre=&quot;&quot;&quot;;[.I1114];&quot;&quot;&quot;},&quot;)" office:value-type="string" office:string-value="new Ciudad{Codigo=&quot;05895&quot;,Nombre=&quot;Zaragoza&quot;},">
            <text:p>new Ciudad{Codigo="05895",Nombre="Zaragoza"},</text:p>
          </table:table-cell>
          <table:table-cell table:formula="of:=LEN([.B1114])" office:value-type="float" office:value="8">
            <text:p>8</text:p>
          </table:table-cell>
        </table:table-row>
        <table:table-row table:style-name="ro2">
          <table:table-cell table:style-name="ce1" office:value-type="float" office:value="76895">
            <text:p>76895</text:p>
          </table:table-cell>
          <table:table-cell table:style-name="ce2" office:value-type="string">
            <text:p>ZARZAL</text:p>
          </table:table-cell>
          <table:table-cell table:style-name="ce1" office:value-type="string">
            <text:p>Valle del Cauca</text:p>
          </table:table-cell>
          <table:table-cell table:formula="of:=LOWER([.B1115])" office:value-type="string" office:string-value="zarzal">
            <text:p>zarzal</text:p>
          </table:table-cell>
          <table:table-cell table:formula="of:=PROPER([.D1115])" office:value-type="string" office:string-value="Zarzal">
            <text:p>Zarzal</text:p>
          </table:table-cell>
          <table:table-cell table:formula="of:=LEN([.A1115])" office:value-type="float" office:value="5">
            <text:p>5</text:p>
          </table:table-cell>
          <table:table-cell table:formula="of:=IF([.F1115]=5;[.A1115];CONCATENATE(&quot;0&quot;;[.A1115]))" office:value-type="float" office:value="76895">
            <text:p>76895</text:p>
          </table:table-cell>
          <table:table-cell office:value-type="float" office:value="76895">
            <text:p>76895</text:p>
          </table:table-cell>
          <table:table-cell office:value-type="string">
            <text:p>Zarzal</text:p>
          </table:table-cell>
          <table:table-cell table:formula="of:=(CONCATENATE(&quot;insert into `Ciudad`(`Nombre`,`Codigo`) values('&quot;;[.I1115];&quot;','&quot;;[.H1115];&quot;');&quot;))" office:value-type="string" office:string-value="insert into `Ciudad`(`Nombre`,`Codigo`) values('Zarzal','76895');">
            <text:p>insert into `Ciudad`(`Nombre`,`Codigo`) values('Zarzal','76895');</text:p>
          </table:table-cell>
          <table:table-cell table:formula="of:=CONCATENATE(&quot;new Ciudad{Codigo=&quot;&quot;&quot;;[.H1115];&quot;&quot;&quot;,Nombre=&quot;&quot;&quot;;[.I1115];&quot;&quot;&quot;},&quot;)" office:value-type="string" office:string-value="new Ciudad{Codigo=&quot;76895&quot;,Nombre=&quot;Zarzal&quot;},">
            <text:p>new Ciudad{Codigo="76895",Nombre="Zarzal"},</text:p>
          </table:table-cell>
          <table:table-cell table:formula="of:=LEN([.B1115])" office:value-type="float" office:value="6">
            <text:p>6</text:p>
          </table:table-cell>
        </table:table-row>
        <table:table-row table:style-name="ro2">
          <table:table-cell table:style-name="ce1" office:value-type="float" office:value="15897">
            <text:p>15897</text:p>
          </table:table-cell>
          <table:table-cell table:style-name="ce2" office:value-type="string">
            <text:p>ZETAQUIRA</text:p>
          </table:table-cell>
          <table:table-cell table:style-name="ce1" office:value-type="string">
            <text:p>Boyacá</text:p>
          </table:table-cell>
          <table:table-cell table:formula="of:=LOWER([.B1116])" office:value-type="string" office:string-value="zetaquira">
            <text:p>zetaquira</text:p>
          </table:table-cell>
          <table:table-cell table:formula="of:=PROPER([.D1116])" office:value-type="string" office:string-value="Zetaquira">
            <text:p>Zetaquira</text:p>
          </table:table-cell>
          <table:table-cell table:formula="of:=LEN([.A1116])" office:value-type="float" office:value="5">
            <text:p>5</text:p>
          </table:table-cell>
          <table:table-cell table:formula="of:=IF([.F1116]=5;[.A1116];CONCATENATE(&quot;0&quot;;[.A1116]))" office:value-type="float" office:value="15897">
            <text:p>15897</text:p>
          </table:table-cell>
          <table:table-cell office:value-type="float" office:value="15897">
            <text:p>15897</text:p>
          </table:table-cell>
          <table:table-cell office:value-type="string">
            <text:p>Zetaquira</text:p>
          </table:table-cell>
          <table:table-cell table:formula="of:=(CONCATENATE(&quot;insert into `Ciudad`(`Nombre`,`Codigo`) values('&quot;;[.I1116];&quot;','&quot;;[.H1116];&quot;');&quot;))" office:value-type="string" office:string-value="insert into `Ciudad`(`Nombre`,`Codigo`) values('Zetaquira','15897');">
            <text:p>insert into `Ciudad`(`Nombre`,`Codigo`) values('Zetaquira','15897');</text:p>
          </table:table-cell>
          <table:table-cell table:formula="of:=CONCATENATE(&quot;new Ciudad{Codigo=&quot;&quot;&quot;;[.H1116];&quot;&quot;&quot;,Nombre=&quot;&quot;&quot;;[.I1116];&quot;&quot;&quot;},&quot;)" office:value-type="string" office:string-value="new Ciudad{Codigo=&quot;15897&quot;,Nombre=&quot;Zetaquira&quot;},">
            <text:p>new Ciudad{Codigo="15897",Nombre="Zetaquira"},</text:p>
          </table:table-cell>
          <table:table-cell table:formula="of:=LEN([.B1116])" office:value-type="float" office:value="9">
            <text:p>9</text:p>
          </table:table-cell>
        </table:table-row>
        <table:table-row table:style-name="ro2">
          <table:table-cell table:style-name="ce1" office:value-type="float" office:value="25898">
            <text:p>25898</text:p>
          </table:table-cell>
          <table:table-cell table:style-name="ce2" office:value-type="string">
            <text:p>ZIPACÓN</text:p>
          </table:table-cell>
          <table:table-cell table:style-name="ce1" office:value-type="string">
            <text:p>Cundinamarca</text:p>
          </table:table-cell>
          <table:table-cell table:formula="of:=LOWER([.B1117])" office:value-type="string" office:string-value="zipacón">
            <text:p>zipacón</text:p>
          </table:table-cell>
          <table:table-cell table:formula="of:=PROPER([.D1117])" office:value-type="string" office:string-value="Zipacón">
            <text:p>Zipacón</text:p>
          </table:table-cell>
          <table:table-cell table:formula="of:=LEN([.A1117])" office:value-type="float" office:value="5">
            <text:p>5</text:p>
          </table:table-cell>
          <table:table-cell table:formula="of:=IF([.F1117]=5;[.A1117];CONCATENATE(&quot;0&quot;;[.A1117]))" office:value-type="float" office:value="25898">
            <text:p>25898</text:p>
          </table:table-cell>
          <table:table-cell office:value-type="float" office:value="25898">
            <text:p>25898</text:p>
          </table:table-cell>
          <table:table-cell office:value-type="string">
            <text:p>Zipacón</text:p>
          </table:table-cell>
          <table:table-cell table:formula="of:=(CONCATENATE(&quot;insert into `Ciudad`(`Nombre`,`Codigo`) values('&quot;;[.I1117];&quot;','&quot;;[.H1117];&quot;');&quot;))" office:value-type="string" office:string-value="insert into `Ciudad`(`Nombre`,`Codigo`) values('Zipacón','25898');">
            <text:p>insert into `Ciudad`(`Nombre`,`Codigo`) values('Zipacón','25898');</text:p>
          </table:table-cell>
          <table:table-cell table:formula="of:=CONCATENATE(&quot;new Ciudad{Codigo=&quot;&quot;&quot;;[.H1117];&quot;&quot;&quot;,Nombre=&quot;&quot;&quot;;[.I1117];&quot;&quot;&quot;},&quot;)" office:value-type="string" office:string-value="new Ciudad{Codigo=&quot;25898&quot;,Nombre=&quot;Zipacón&quot;},">
            <text:p>new Ciudad{Codigo="25898",Nombre="Zipacón"},</text:p>
          </table:table-cell>
          <table:table-cell table:formula="of:=LEN([.B1117])" office:value-type="float" office:value="7">
            <text:p>7</text:p>
          </table:table-cell>
        </table:table-row>
        <table:table-row table:style-name="ro2">
          <table:table-cell table:style-name="ce1" office:value-type="float" office:value="25899">
            <text:p>25899</text:p>
          </table:table-cell>
          <table:table-cell table:style-name="ce2" office:value-type="string">
            <text:p>ZIPAQUIRÁ</text:p>
          </table:table-cell>
          <table:table-cell table:style-name="ce1" office:value-type="string">
            <text:p>Cundinamarca</text:p>
          </table:table-cell>
          <table:table-cell table:formula="of:=LOWER([.B1118])" office:value-type="string" office:string-value="zipaquirá">
            <text:p>zipaquirá</text:p>
          </table:table-cell>
          <table:table-cell table:formula="of:=PROPER([.D1118])" office:value-type="string" office:string-value="Zipaquirá">
            <text:p>Zipaquirá</text:p>
          </table:table-cell>
          <table:table-cell table:formula="of:=LEN([.A1118])" office:value-type="float" office:value="5">
            <text:p>5</text:p>
          </table:table-cell>
          <table:table-cell table:formula="of:=IF([.F1118]=5;[.A1118];CONCATENATE(&quot;0&quot;;[.A1118]))" office:value-type="float" office:value="25899">
            <text:p>25899</text:p>
          </table:table-cell>
          <table:table-cell office:value-type="float" office:value="25899">
            <text:p>25899</text:p>
          </table:table-cell>
          <table:table-cell office:value-type="string">
            <text:p>Zipaquirá</text:p>
          </table:table-cell>
          <table:table-cell table:formula="of:=(CONCATENATE(&quot;insert into `Ciudad`(`Nombre`,`Codigo`) values('&quot;;[.I1118];&quot;','&quot;;[.H1118];&quot;');&quot;))" office:value-type="string" office:string-value="insert into `Ciudad`(`Nombre`,`Codigo`) values('Zipaquirá','25899');">
            <text:p>insert into `Ciudad`(`Nombre`,`Codigo`) values('Zipaquirá','25899');</text:p>
          </table:table-cell>
          <table:table-cell table:formula="of:=CONCATENATE(&quot;new Ciudad{Codigo=&quot;&quot;&quot;;[.H1118];&quot;&quot;&quot;,Nombre=&quot;&quot;&quot;;[.I1118];&quot;&quot;&quot;},&quot;)" office:value-type="string" office:string-value="new Ciudad{Codigo=&quot;25899&quot;,Nombre=&quot;Zipaquirá&quot;},">
            <text:p>new Ciudad{Codigo="25899",Nombre="Zipaquirá"},</text:p>
          </table:table-cell>
          <table:table-cell table:formula="of:=LEN([.B1118])" office:value-type="float" office:value="9">
            <text:p>9</text:p>
          </table:table-cell>
        </table:table-row>
        <table:table-row table:style-name="ro2">
          <table:table-cell table:style-name="ce1" office:value-type="float" office:value="47980">
            <text:p>47980</text:p>
          </table:table-cell>
          <table:table-cell table:style-name="ce2" office:value-type="string">
            <text:p>ZONA BANANERA</text:p>
          </table:table-cell>
          <table:table-cell table:style-name="ce1" office:value-type="string">
            <text:p>Magdalena</text:p>
          </table:table-cell>
          <table:table-cell table:formula="of:=LOWER([.B1119])" office:value-type="string" office:string-value="zona bananera">
            <text:p>zona bananera</text:p>
          </table:table-cell>
          <table:table-cell table:formula="of:=PROPER([.D1119])" office:value-type="string" office:string-value="Zona Bananera">
            <text:p>Zona Bananera</text:p>
          </table:table-cell>
          <table:table-cell table:formula="of:=LEN([.A1119])" office:value-type="float" office:value="5">
            <text:p>5</text:p>
          </table:table-cell>
          <table:table-cell table:formula="of:=IF([.F1119]=5;[.A1119];CONCATENATE(&quot;0&quot;;[.A1119]))" office:value-type="float" office:value="47980">
            <text:p>47980</text:p>
          </table:table-cell>
          <table:table-cell office:value-type="float" office:value="47980">
            <text:p>47980</text:p>
          </table:table-cell>
          <table:table-cell office:value-type="string">
            <text:p>Zona Bananera</text:p>
          </table:table-cell>
          <table:table-cell table:formula="of:=(CONCATENATE(&quot;insert into `Ciudad`(`Nombre`,`Codigo`) values('&quot;;[.I1119];&quot;','&quot;;[.H1119];&quot;');&quot;))" office:value-type="string" office:string-value="insert into `Ciudad`(`Nombre`,`Codigo`) values('Zona Bananera','47980');">
            <text:p>insert into `Ciudad`(`Nombre`,`Codigo`) values('Zona Bananera','47980');</text:p>
          </table:table-cell>
          <table:table-cell table:formula="of:=CONCATENATE(&quot;new Ciudad{Codigo=&quot;&quot;&quot;;[.H1119];&quot;&quot;&quot;,Nombre=&quot;&quot;&quot;;[.I1119];&quot;&quot;&quot;},&quot;)" office:value-type="string" office:string-value="new Ciudad{Codigo=&quot;47980&quot;,Nombre=&quot;Zona Bananera&quot;},">
            <text:p>new Ciudad{Codigo="47980",Nombre="Zona Bananera"},</text:p>
          </table:table-cell>
          <table:table-cell table:formula="of:=LEN([.B1119])" office:value-type="float" office:value="13">
            <text:p>1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MAX([.L1:.L1119])" office:value-type="float" office:value="27">
            <text:p>27</text:p>
          </table:table-cell>
        </table:table-row>
        <table:table-row table:style-name="ro1">
          <table:table-cell table:number-columns-repeated="11"/>
          <table:table-cell table:formula="of:=MIN([.L1:.L1119])" office:value-type="float" office:value="3">
            <text:p>3</text:p>
          </table:table-cell>
        </table:table-row>
        <table:table-row table:style-name="ro1" table:number-rows-repeated="10474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3">
            <text:p>3</text:p>
          </table:table-cell>
          <table:table-cell office:value-type="float" office:value="446">
            <text:p>44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7">
            <text:p>104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2">
            <text:p>37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5">
            <text:p>42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2">
            <text:p>43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6">
            <text:p>43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9">
            <text:p>43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5">
            <text:p>54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5">
            <text:p>57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03">
            <text:p>60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14">
            <text:p>614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4">
            <text:p>644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45">
            <text:p>64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72">
            <text:p>67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02">
            <text:p>70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43">
            <text:p>743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54">
            <text:p>954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55">
            <text:p>95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60">
            <text:p>960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78">
            <text:p>978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82">
            <text:p>98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95">
            <text:p>99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6">
            <text:p>100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15">
            <text:p>101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2">
            <text:p>1022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6">
            <text:p>102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27">
            <text:p>1027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41">
            <text:p>104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3">
            <text:p>110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">
            <text:p>20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3">
            <text:p>23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1">
            <text:p>36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2">
            <text:p>36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1">
            <text:p>39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5">
            <text:p>40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3">
            <text:p>43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7">
            <text:p>43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2">
            <text:p>44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1">
            <text:p>51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1">
            <text:p>53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5">
            <text:p>53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7">
            <text:p>54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9">
            <text:p>56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6">
            <text:p>57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9">
            <text:p>57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9">
            <text:p>60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1">
            <text:p>61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2">
            <text:p>61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6">
            <text:p>61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3">
            <text:p>62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6">
            <text:p>62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3">
            <text:p>63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1">
            <text:p>64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8">
            <text:p>64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9">
            <text:p>64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3">
            <text:p>66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8">
            <text:p>66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69">
            <text:p>66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0">
            <text:p>67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1">
            <text:p>67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8">
            <text:p>67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79">
            <text:p>67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86">
            <text:p>68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0">
            <text:p>69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1">
            <text:p>69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2">
            <text:p>69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7">
            <text:p>69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05">
            <text:p>70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85">
            <text:p>78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31">
            <text:p>93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37">
            <text:p>93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2">
            <text:p>94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43">
            <text:p>94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3">
            <text:p>96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5">
            <text:p>96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6">
            <text:p>96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7">
            <text:p>96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0">
            <text:p>97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7">
            <text:p>97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0">
            <text:p>990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1">
            <text:p>99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3">
            <text:p>99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4">
            <text:p>99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7">
            <text:p>99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98">
            <text:p>99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18">
            <text:p>101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32">
            <text:p>103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34">
            <text:p>103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39">
            <text:p>103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43">
            <text:p>104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45">
            <text:p>1045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1">
            <text:p>105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3">
            <text:p>105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6">
            <text:p>105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66">
            <text:p>106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73">
            <text:p>1073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74">
            <text:p>1074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77">
            <text:p>107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96">
            <text:p>1096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7">
            <text:p>110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8">
            <text:p>110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10">
            <text:p>111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4">
            <text:p>18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0">
            <text:p>23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4">
            <text:p>27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4">
            <text:p>33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7">
            <text:p>35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0">
            <text:p>37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7">
            <text:p>37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8">
            <text:p>37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3">
            <text:p>40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4">
            <text:p>4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9">
            <text:p>40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0">
            <text:p>41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0">
            <text:p>42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1">
            <text:p>42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3">
            <text:p>42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9">
            <text:p>42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4">
            <text:p>43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1">
            <text:p>44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4">
            <text:p>44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9">
            <text:p>44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1">
            <text:p>45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2">
            <text:p>45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5">
            <text:p>45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8">
            <text:p>45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3">
            <text:p>48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4">
            <text:p>48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4">
            <text:p>51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16">
            <text:p>51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1">
            <text:p>52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3">
            <text:p>53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7">
            <text:p>53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9">
            <text:p>53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2">
            <text:p>54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4">
            <text:p>55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2">
            <text:p>56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6">
            <text:p>56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1">
            <text:p>58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2">
            <text:p>58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5">
            <text:p>59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1">
            <text:p>60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4">
            <text:p>6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5">
            <text:p>60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6">
            <text:p>60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7">
            <text:p>60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9">
            <text:p>61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8">
            <text:p>62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4">
            <text:p>63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5">
            <text:p>63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6">
            <text:p>63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38">
            <text:p>63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46">
            <text:p>64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54">
            <text:p>65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66">
            <text:p>66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76">
            <text:p>67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5">
            <text:p>74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50">
            <text:p>75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65">
            <text:p>76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0">
            <text:p>78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4">
            <text:p>78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86">
            <text:p>78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4">
            <text:p>79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5">
            <text:p>79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4">
            <text:p>80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5">
            <text:p>80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06">
            <text:p>80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29">
            <text:p>92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3">
            <text:p>93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36">
            <text:p>93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1">
            <text:p>94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5">
            <text:p>94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7">
            <text:p>94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49">
            <text:p>94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1">
            <text:p>95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6">
            <text:p>95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8">
            <text:p>95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59">
            <text:p>95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61">
            <text:p>96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62">
            <text:p>96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68">
            <text:p>96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69">
            <text:p>96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1">
            <text:p>97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81">
            <text:p>98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85">
            <text:p>985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88">
            <text:p>98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89">
            <text:p>98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3">
            <text:p>100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8">
            <text:p>100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9">
            <text:p>100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19">
            <text:p>101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0">
            <text:p>102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3">
            <text:p>102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8">
            <text:p>102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31">
            <text:p>1031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33">
            <text:p>1033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42">
            <text:p>104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44">
            <text:p>1044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46">
            <text:p>104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48">
            <text:p>1048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52">
            <text:p>105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">
            <text:p>1100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9">
            <text:p>1109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15">
            <text:p>111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">
            <text:p>6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4">
            <text:p>8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8">
            <text:p>10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9">
            <text:p>14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">
            <text:p>16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9">
            <text:p>17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3">
            <text:p>19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8">
            <text:p>20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4">
            <text:p>21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6">
            <text:p>21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">
            <text:p>22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">
            <text:p>23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">
            <text:p>24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">
            <text:p>24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">
            <text:p>25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">
            <text:p>25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">
            <text:p>25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">
            <text:p>25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">
            <text:p>26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">
            <text:p>26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">
            <text:p>26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">
            <text:p>26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">
            <text:p>27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8">
            <text:p>27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2">
            <text:p>28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5">
            <text:p>28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">
            <text:p>28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">
            <text:p>28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4">
            <text:p>31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38">
            <text:p>33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4">
            <text:p>34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8">
            <text:p>34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9">
            <text:p>34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1">
            <text:p>35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2">
            <text:p>35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5">
            <text:p>36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8">
            <text:p>36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1">
            <text:p>37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3">
            <text:p>37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4">
            <text:p>37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6">
            <text:p>37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9">
            <text:p>37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0">
            <text:p>38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1">
            <text:p>38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8">
            <text:p>38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9">
            <text:p>38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0">
            <text:p>39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7">
            <text:p>40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1">
            <text:p>41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5">
            <text:p>41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6">
            <text:p>41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9">
            <text:p>41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8">
            <text:p>43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0">
            <text:p>44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5">
            <text:p>44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7">
            <text:p>44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8">
            <text:p>44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4">
            <text:p>46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7">
            <text:p>46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0">
            <text:p>48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6">
            <text:p>48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4">
            <text:p>49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0">
            <text:p>50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1">
            <text:p>5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9">
            <text:p>50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5">
            <text:p>51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18">
            <text:p>51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7">
            <text:p>52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8">
            <text:p>52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9">
            <text:p>52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2">
            <text:p>53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6">
            <text:p>53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0">
            <text:p>54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1">
            <text:p>54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3">
            <text:p>54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4">
            <text:p>54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6">
            <text:p>55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">
            <text:p>56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8">
            <text:p>56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2">
            <text:p>57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7">
            <text:p>57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0">
            <text:p>59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1">
            <text:p>59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2">
            <text:p>59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3">
            <text:p>59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9">
            <text:p>59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0">
            <text:p>60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3">
            <text:p>61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5">
            <text:p>61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17">
            <text:p>61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2">
            <text:p>62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2">
            <text:p>63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7">
            <text:p>63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3">
            <text:p>64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1">
            <text:p>65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5">
            <text:p>67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0">
            <text:p>68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4">
            <text:p>68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4">
            <text:p>69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1">
            <text:p>7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14">
            <text:p>71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9">
            <text:p>74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3">
            <text:p>75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4">
            <text:p>75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7">
            <text:p>75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8">
            <text:p>75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9">
            <text:p>75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2">
            <text:p>76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9">
            <text:p>76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3">
            <text:p>77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96">
            <text:p>79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97">
            <text:p>79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1">
            <text:p>8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2">
            <text:p>80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3">
            <text:p>80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8">
            <text:p>80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38">
            <text:p>83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88">
            <text:p>88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11">
            <text:p>91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19">
            <text:p>91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22">
            <text:p>92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25">
            <text:p>9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27">
            <text:p>92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44">
            <text:p>94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48">
            <text:p>94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73">
            <text:p>97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83">
            <text:p>98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86">
            <text:p>98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99">
            <text:p>99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1">
            <text:p>100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11">
            <text:p>101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16">
            <text:p>101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5">
            <text:p>10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37">
            <text:p>1037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38">
            <text:p>103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50">
            <text:p>1050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54">
            <text:p>105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65">
            <text:p>106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68">
            <text:p>106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69">
            <text:p>106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71">
            <text:p>1071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95">
            <text:p>109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99">
            <text:p>109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02">
            <text:p>1102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04">
            <text:p>110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06">
            <text:p>110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13">
            <text:p>111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17">
            <text:p>111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2">
            <text:p>13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6">
            <text:p>17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3">
            <text:p>18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9">
            <text:p>1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1">
            <text:p>19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7">
            <text:p>20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">
            <text:p>25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">
            <text:p>26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">
            <text:p>26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">
            <text:p>27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9">
            <text:p>2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0">
            <text:p>29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2">
            <text:p>30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1">
            <text:p>31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6">
            <text:p>31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7">
            <text:p>31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9">
            <text:p>31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0">
            <text:p>32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2">
            <text:p>32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5">
            <text:p>3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9">
            <text:p>32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0">
            <text:p>33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1">
            <text:p>33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2">
            <text:p>33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7">
            <text:p>33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2">
            <text:p>34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47">
            <text:p>34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6">
            <text:p>35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8">
            <text:p>35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2">
            <text:p>38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86">
            <text:p>38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4">
            <text:p>39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8">
            <text:p>40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2">
            <text:p>41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4">
            <text:p>41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1">
            <text:p>43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5">
            <text:p>43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0">
            <text:p>45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65">
            <text:p>46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2">
            <text:p>48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8">
            <text:p>48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9">
            <text:p>4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5">
            <text:p>49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6">
            <text:p>49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7">
            <text:p>49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8">
            <text:p>49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17">
            <text:p>51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8">
            <text:p>53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1">
            <text:p>56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4">
            <text:p>57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8">
            <text:p>58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4">
            <text:p>59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7">
            <text:p>59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8">
            <text:p>59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2">
            <text:p>60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18">
            <text:p>61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5">
            <text:p>62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47">
            <text:p>64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60">
            <text:p>66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64">
            <text:p>66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5">
            <text:p>68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8">
            <text:p>68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3">
            <text:p>69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95">
            <text:p>69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0">
            <text:p>70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4">
            <text:p>74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7">
            <text:p>74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1">
            <text:p>75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0">
            <text:p>76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1">
            <text:p>76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3">
            <text:p>76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4">
            <text:p>76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6">
            <text:p>76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7">
            <text:p>76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4">
            <text:p>77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5">
            <text:p>77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6">
            <text:p>77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7">
            <text:p>77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78">
            <text:p>77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3">
            <text:p>79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9">
            <text:p>79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43">
            <text:p>84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58">
            <text:p>85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59">
            <text:p>85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13">
            <text:p>91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14">
            <text:p>91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0">
            <text:p>92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6">
            <text:p>92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30">
            <text:p>93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32">
            <text:p>93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34">
            <text:p>93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35">
            <text:p>93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46">
            <text:p>94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2">
            <text:p>95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87">
            <text:p>98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96">
            <text:p>996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4">
            <text:p>100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5">
            <text:p>100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10">
            <text:p>101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13">
            <text:p>101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14">
            <text:p>1014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9">
            <text:p>1029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30">
            <text:p>103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35">
            <text:p>103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40">
            <text:p>1040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55">
            <text:p>105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57">
            <text:p>105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58">
            <text:p>105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75">
            <text:p>107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5">
            <text:p>110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11">
            <text:p>1111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12">
            <text:p>111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14">
            <text:p>111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5">
            <text:p>10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7">
            <text:p>17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3">
            <text:p>20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4">
            <text:p>22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">
            <text:p>22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">
            <text:p>26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">
            <text:p>27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">
            <text:p>28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4">
            <text:p>29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1">
            <text:p>30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9">
            <text:p>30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3">
            <text:p>31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5">
            <text:p>31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1">
            <text:p>32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46">
            <text:p>34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3">
            <text:p>38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5">
            <text:p>39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7">
            <text:p>39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8">
            <text:p>39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9">
            <text:p>39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2">
            <text:p>40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3">
            <text:p>41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2">
            <text:p>42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7">
            <text:p>42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8">
            <text:p>42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3">
            <text:p>45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2">
            <text:p>46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9">
            <text:p>46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3">
            <text:p>47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92">
            <text:p>49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8">
            <text:p>50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0">
            <text:p>51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2">
            <text:p>52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6">
            <text:p>54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49">
            <text:p>54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1">
            <text:p>55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3">
            <text:p>55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5">
            <text:p>55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3">
            <text:p>58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9">
            <text:p>5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8">
            <text:p>60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9">
            <text:p>63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2">
            <text:p>65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53">
            <text:p>65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62">
            <text:p>66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8">
            <text:p>69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0">
            <text:p>77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1">
            <text:p>77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2">
            <text:p>77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79">
            <text:p>77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7">
            <text:p>80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30">
            <text:p>83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6">
            <text:p>86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1">
            <text:p>87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2">
            <text:p>87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4">
            <text:p>87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5">
            <text:p>87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76">
            <text:p>87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1">
            <text:p>88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7">
            <text:p>88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89">
            <text:p>88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09">
            <text:p>909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8">
            <text:p>91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1">
            <text:p>92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4">
            <text:p>92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28">
            <text:p>92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38">
            <text:p>93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0">
            <text:p>950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7">
            <text:p>95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5">
            <text:p>97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6">
            <text:p>97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84">
            <text:p>984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2">
            <text:p>99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7">
            <text:p>100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2">
            <text:p>101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17">
            <text:p>101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36">
            <text:p>103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67">
            <text:p>106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72">
            <text:p>1072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7">
            <text:p>1097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6">
            <text:p>1116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8">
            <text:p>111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6">
            <text:p>12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4">
            <text:p>15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7">
            <text:p>15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2">
            <text:p>16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1">
            <text:p>21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">
            <text:p>23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">
            <text:p>23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6">
            <text:p>24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">
            <text:p>24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">
            <text:p>25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8">
            <text:p>30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3">
            <text:p>32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6">
            <text:p>32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6">
            <text:p>33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9">
            <text:p>33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1">
            <text:p>34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3">
            <text:p>34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6">
            <text:p>36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7">
            <text:p>36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2">
            <text:p>39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8">
            <text:p>41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1">
            <text:p>46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3">
            <text:p>46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2">
            <text:p>47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7">
            <text:p>47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5">
            <text:p>48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87">
            <text:p>48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3">
            <text:p>49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5">
            <text:p>5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6">
            <text:p>52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0">
            <text:p>53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8">
            <text:p>54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0">
            <text:p>55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7">
            <text:p>56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0">
            <text:p>57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1">
            <text:p>57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8">
            <text:p>57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4">
            <text:p>58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7">
            <text:p>58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1">
            <text:p>66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74">
            <text:p>67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68">
            <text:p>76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2">
            <text:p>78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1">
            <text:p>81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2">
            <text:p>81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3">
            <text:p>81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5">
            <text:p>81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8">
            <text:p>81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24">
            <text:p>82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25">
            <text:p>8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3">
            <text:p>83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2">
            <text:p>86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3">
            <text:p>86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4">
            <text:p>86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7">
            <text:p>86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8">
            <text:p>86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0">
            <text:p>87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79">
            <text:p>87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80">
            <text:p>88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1">
            <text:p>90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02">
            <text:p>90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0">
            <text:p>94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4">
            <text:p>96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21">
            <text:p>102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62">
            <text:p>106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63">
            <text:p>1063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64">
            <text:p>106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78">
            <text:p>107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2">
            <text:p>108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4">
            <text:p>108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6">
            <text:p>108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7">
            <text:p>1087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8">
            <text:p>1088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89">
            <text:p>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90">
            <text:p>1090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92">
            <text:p>1092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94">
            <text:p>109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1">
            <text:p>11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1">
            <text:p>12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2">
            <text:p>20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1">
            <text:p>26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1">
            <text:p>28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2">
            <text:p>29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9">
            <text:p>29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5">
            <text:p>38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01">
            <text:p>40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4">
            <text:p>45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9">
            <text:p>45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6">
            <text:p>46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1">
            <text:p>47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8">
            <text:p>47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2">
            <text:p>50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3">
            <text:p>50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4">
            <text:p>50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5">
            <text:p>50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3">
            <text:p>51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7">
            <text:p>55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64">
            <text:p>56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5">
            <text:p>58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86">
            <text:p>58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1">
            <text:p>62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59">
            <text:p>65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7">
            <text:p>66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77">
            <text:p>67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6">
            <text:p>70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7">
            <text:p>70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1">
            <text:p>71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2">
            <text:p>71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17">
            <text:p>71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1">
            <text:p>73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4">
            <text:p>73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35">
            <text:p>73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89">
            <text:p>78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0">
            <text:p>79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1">
            <text:p>79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09">
            <text:p>80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0">
            <text:p>81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6">
            <text:p>81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3">
            <text:p>82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1">
            <text:p>831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39">
            <text:p>83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42">
            <text:p>84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6">
            <text:p>856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7">
            <text:p>85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84">
            <text:p>88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7">
            <text:p>89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8">
            <text:p>89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0">
            <text:p>90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08">
            <text:p>908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17">
            <text:p>91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23">
            <text:p>92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53">
            <text:p>95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4">
            <text:p>97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80">
            <text:p>980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83">
            <text:p>1083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1">
            <text:p>109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3">
            <text:p>123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8">
            <text:p>12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9">
            <text:p>20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5">
            <text:p>24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84">
            <text:p>28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0">
            <text:p>31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7">
            <text:p>32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6">
            <text:p>42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60">
            <text:p>46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0">
            <text:p>47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4">
            <text:p>47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1">
            <text:p>48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0">
            <text:p>49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3">
            <text:p>523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4">
            <text:p>52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3">
            <text:p>563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6">
            <text:p>69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8">
            <text:p>70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9">
            <text:p>70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6">
            <text:p>71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0">
            <text:p>73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33">
            <text:p>733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46">
            <text:p>74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83">
            <text:p>783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88">
            <text:p>78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98">
            <text:p>79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20">
            <text:p>82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21">
            <text:p>82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27">
            <text:p>82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28">
            <text:p>828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34">
            <text:p>83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41">
            <text:p>84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96">
            <text:p>89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70">
            <text:p>1070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85">
            <text:p>108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8">
            <text:p>1098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0">
            <text:p>35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9">
            <text:p>35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2">
            <text:p>55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0">
            <text:p>62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0">
            <text:p>63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19">
            <text:p>71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6">
            <text:p>72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7">
            <text:p>727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29">
            <text:p>72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32">
            <text:p>73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36">
            <text:p>73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37">
            <text:p>737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1">
            <text:p>78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5">
            <text:p>83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6">
            <text:p>83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37">
            <text:p>837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82">
            <text:p>88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90">
            <text:p>890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91">
            <text:p>89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92">
            <text:p>89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07">
            <text:p>907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16">
            <text:p>91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93">
            <text:p>1093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19">
            <text:p>111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2">
            <text:p>222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27">
            <text:p>227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6">
            <text:p>456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7">
            <text:p>507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5">
            <text:p>56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3">
            <text:p>673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15">
            <text:p>71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20">
            <text:p>720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42">
            <text:p>742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32">
            <text:p>832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94">
            <text:p>894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79">
            <text:p>97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79">
            <text:p>107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24">
            <text:p>42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3">
            <text:p>57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3">
            <text:p>71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2">
            <text:p>722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3">
            <text:p>72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9">
            <text:p>81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4">
            <text:p>17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5">
            <text:p>65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4">
            <text:p>72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5">
            <text:p>7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8">
            <text:p>738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9">
            <text:p>73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7">
            <text:p>787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6">
            <text:p>84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5">
            <text:p>91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76">
            <text:p>1076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3">
            <text:p>173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5">
            <text:p>17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2">
            <text:p>182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8">
            <text:p>18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5">
            <text:p>35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7">
            <text:p>687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8">
            <text:p>72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0">
            <text:p>85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3">
            <text:p>853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59">
            <text:p>1059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60">
            <text:p>1060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61">
            <text:p>106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81">
            <text:p>10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8">
            <text:p>328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6">
            <text:p>47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6">
            <text:p>65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54">
            <text:p>85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60">
            <text:p>860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65">
            <text:p>86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69">
            <text:p>869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78">
            <text:p>878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4">
            <text:p>9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6">
            <text:p>90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49">
            <text:p>104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5">
            <text:p>29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6">
            <text:p>39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7">
            <text:p>417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75">
            <text:p>47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5">
            <text:p>84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7">
            <text:p>847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9">
            <text:p>84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51">
            <text:p>85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55">
            <text:p>85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73">
            <text:p>873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03">
            <text:p>903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8">
            <text:p>178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6">
            <text:p>29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7">
            <text:p>297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8">
            <text:p>298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2">
            <text:p>792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4">
            <text:p>81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2">
            <text:p>852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61">
            <text:p>86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77">
            <text:p>877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10">
            <text:p>910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0">
            <text:p>840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8">
            <text:p>848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95">
            <text:p>89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05">
            <text:p>90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44">
            <text:p>844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5">
            <text:p>88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86">
            <text:p>88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93">
            <text:p>893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12">
            <text:p>912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93">
            <text:p>293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2">
            <text:p>312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22">
            <text:p>822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17">
            <text:p>817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83">
            <text:p>883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80">
            <text:p>1080</text:p>
          </table:table-cell>
          <table:table-cell table:number-columns-repeated="9"/>
        </table:table-row>
        <table:table-row table:style-name="ro1" table:number-rows-repeated="10474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1:Sheet2.B11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3">03/09/2012</text:date>, <text:time>09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 laguado</meta:initial-creator>
    <meta:creation-date>2012-09-03T08:44:30</meta:creation-date>
    <dc:date>2012-09-03T09:57:26</dc:date>
    <dc:creator>angel laguado</dc:creator>
    <meta:editing-duration>PT00H14M11S</meta:editing-duration>
    <meta:editing-cycles>2</meta:editing-cycles>
    <meta:generator>OpenOffice.org/3.2$Linux OpenOffice.org_project/320m19$Build-9505</meta:generator>
    <meta:document-statistic meta:table-count="3" meta:cell-count="15668" meta:object-count="0"/>
  </office:meta>
</office:document-meta>
</file>